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752in"/>
    </style:style>
    <style:style style:name="co2" style:family="table-column">
      <style:table-column-properties fo:break-before="auto" style:column-width="7.0626in"/>
    </style:style>
    <style:style style:name="co3" style:family="table-column">
      <style:table-column-properties fo:break-before="auto" style:column-width="8.5209in"/>
    </style:style>
    <style:style style:name="co4" style:family="table-column">
      <style:table-column-properties fo:break-before="auto" style:column-width="8.0937in"/>
    </style:style>
    <style:style style:name="co5" style:family="table-column">
      <style:table-column-properties fo:break-before="auto" style:column-width="1.4165in"/>
    </style:style>
    <style:style style:name="ro1" style:family="table-row">
      <style:table-row-properties style:row-height="0.2071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1.8862in" fo:break-before="auto" style:use-optimal-row-height="true"/>
    </style:style>
    <style:style style:name="ro5" style:family="table-row">
      <style:table-row-properties style:row-height="2.4457in" fo:break-before="auto" style:use-optimal-row-height="true"/>
    </style:style>
    <style:style style:name="ro6" style:family="table-row">
      <style:table-row-properties style:row-height="2.0728in" fo:break-before="auto" style:use-optimal-row-height="true"/>
    </style:style>
    <style:style style:name="ro7" style:family="table-row">
      <style:table-row-properties style:row-height="1.5134in" fo:break-before="auto" style:use-optimal-row-height="true"/>
    </style:style>
    <style:style style:name="ro8" style:family="table-row">
      <style:table-row-properties style:row-height="1.6992in" fo:break-before="auto" style:use-optimal-row-height="true"/>
    </style:style>
    <style:style style:name="ro9" style:family="table-row">
      <style:table-row-properties style:row-height="1.1398in" fo:break-before="auto" style:use-optimal-row-height="true"/>
    </style:style>
    <style:style style:name="ro10" style:family="table-row">
      <style:table-row-properties style:row-height="2.2591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0.7665in" fo:break-before="auto" style:use-optimal-row-height="true"/>
    </style:style>
    <style:style style:name="ro14" style:family="table-row">
      <style:table-row-properties style:row-height="2.8189in" fo:break-before="auto" style:use-optimal-row-height="true"/>
    </style:style>
    <style:style style:name="ro15" style:family="table-row">
      <style:table-row-properties style:row-height="7.1098in" fo:break-before="auto" style:use-optimal-row-height="true"/>
    </style:style>
    <style:style style:name="ro16" style:family="table-row">
      <style:table-row-properties style:row-height="3.1925in" fo:break-before="auto" style:use-optimal-row-height="true"/>
    </style:style>
    <style:style style:name="ro17" style:family="table-row">
      <style:table-row-properties style:row-height="3.0055in" fo:break-before="auto" style:use-optimal-row-height="true"/>
    </style:style>
    <style:style style:name="ro18" style:family="table-row">
      <style:table-row-properties style:row-height="3.5654in" fo:break-before="auto" style:use-optimal-row-height="true"/>
    </style:style>
    <style:style style:name="ro19" style:family="table-row">
      <style:table-row-properties style:row-height="3.3783in" fo:break-before="auto" style:use-optimal-row-height="true"/>
    </style:style>
    <style:style style:name="ro20" style:family="table-row">
      <style:table-row-properties style:row-height="4.1252in" fo:break-before="auto" style:use-optimal-row-height="true"/>
    </style:style>
    <style:style style:name="ro21" style:family="table-row">
      <style:table-row-properties style:row-height="5.2445in" fo:break-before="auto" style:use-optimal-row-height="true"/>
    </style:style>
    <style:style style:name="ro22" style:family="table-row">
      <style:table-row-properties style:row-height="6.7366in" fo:break-before="auto" style:use-optimal-row-height="true"/>
    </style:style>
    <style:style style:name="ro23" style:family="table-row">
      <style:table-row-properties style:row-height="2.6327in" fo:break-before="auto" style:use-optimal-row-height="true"/>
    </style:style>
    <style:style style:name="ro24" style:family="table-row">
      <style:table-row-properties style:row-height="8.0429in" fo:break-before="auto" style:use-optimal-row-height="true"/>
    </style:style>
    <style:style style:name="ro25" style:family="table-row">
      <style:table-row-properties style:row-height="8.4161in" fo:break-before="auto" style:use-optimal-row-height="true"/>
    </style:style>
    <style:style style:name="ro26" style:family="table-row">
      <style:table-row-properties style:row-height="15.4953in" fo:break-before="auto" style:use-optimal-row-height="true"/>
    </style:style>
    <style:style style:name="ro27" style:family="table-row">
      <style:table-row-properties style:row-height="6.9236in" fo:break-before="auto" style:use-optimal-row-height="true"/>
    </style:style>
    <style:style style:name="ro28" style:family="table-row">
      <style:table-row-properties style:row-height="3.9382in" fo:break-before="auto" style:use-optimal-row-height="true"/>
    </style:style>
    <style:style style:name="ro29" style:family="table-row">
      <style:table-row-properties style:row-height="4.311in" fo:break-before="auto" style:use-optimal-row-height="true"/>
    </style:style>
    <style:style style:name="ro30" style:family="table-row">
      <style:table-row-properties style:row-height="4.498in" fo:break-before="auto" style:use-optimal-row-height="true"/>
    </style:style>
    <style:style style:name="ro31" style:family="table-row">
      <style:table-row-properties style:row-height="5.0575in" fo:break-before="auto" style:use-optimal-row-height="true"/>
    </style:style>
    <style:style style:name="ro32" style:family="table-row">
      <style:table-row-properties style:row-height="5.9902in" fo:break-before="auto" style:use-optimal-row-height="true"/>
    </style:style>
    <style:style style:name="ro33" style:family="table-row">
      <style:table-row-properties style:row-height="5.6173in" fo:break-before="auto" style:use-optimal-row-height="true"/>
    </style:style>
    <style:style style:name="ro34" style:family="table-row">
      <style:table-row-properties style:row-height="5.4307in" fo:break-before="auto" style:use-optimal-row-height="true"/>
    </style:style>
    <style:style style:name="ro35" style:family="table-row">
      <style:table-row-properties style:row-height="4.8709in" fo:break-before="auto" style:use-optimal-row-height="true"/>
    </style:style>
    <style:style style:name="ro36" style:family="table-row">
      <style:table-row-properties style:row-height="3.7516in" fo:break-before="auto" style:use-optimal-row-height="true"/>
    </style:style>
    <style:style style:name="ro37" style:family="table-row">
      <style:table-row-properties style:row-height="4.6846in" fo:break-before="auto" style:use-optimal-row-height="true"/>
    </style:style>
    <style:style style:name="ro38" style:family="table-row">
      <style:table-row-properties style:row-height="0.1953in" fo:break-before="auto" style:use-optimal-row-height="true"/>
    </style:style>
    <style:style style:name="ro39" style:family="table-row">
      <style:table-row-properties style:row-height="0.2083in" fo:break-before="auto" style:use-optimal-row-height="false"/>
    </style:style>
    <style:style style:name="ta1" style:family="table" style:master-page-name="PageStyle_5f_Localisation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2"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text-outline="false" style:text-line-through-style="none"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6"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8" style:family="table-cell" style:parent-style-name="Default">
      <style:map style:condition="is-true-formula(AND([.A$1]&lt;&gt;&quot;&quot;;[.$A1]&lt;&gt;&quot;&quot;;[.A1]=&quot;&quot;))" style:apply-style-name="ConditionalStyle_5f_4" style:base-cell-address="Localisations.A1"/>
    </style:style>
  </office:automatic-styles>
  <office:body>
    <office:spreadsheet>
      <table:calculation-settings table:case-sensitive="false" table:automatic-find-labels="false" table:use-regular-expressions="false">
        <table:iteration table:maximum-difference="0.0001"/>
      </table:calculation-settings>
      <table:table table:name="Localis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locale_key</text:p>
          </table:table-cell>
          <table:table-cell table:style-name="ce5" office:value-type="string">
            <text:p>english</text:p>
          </table:table-cell>
          <table:table-cell table:style-name="ce5" office:value-type="string">
            <text:p>russian</text:p>
          </table:table-cell>
          <table:table-cell table:style-name="ce5" office:value-type="string">
            <text:p>german</text:p>
          </table:table-cell>
          <table:table-cell table:style-name="ce2" office:value-type="string">
            <text:p>braz_por</text:p>
          </table:table-cell>
          <table:table-cell table:style-name="ce2" office:value-type="string">
            <text:p>french</text:p>
          </table:table-cell>
          <table:table-cell table:style-name="ce2" office:value-type="string">
            <text:p>polish</text:p>
          </table:table-cell>
          <table:table-cell table:style-name="ce2" office:value-type="string">
            <text:p>spanish</text:p>
          </table:table-cell>
          <table:table-cell table:style-name="ce8" table:number-columns-repeated="18"/>
          <table:table-cell table:number-columns-repeated="998"/>
        </table:table-row>
        <table:table-row table:style-name="ro2">
          <table:table-cell table:style-name="ce2" office:value-type="string">
            <text:p>accept_altair_stone_project.option.desc</text:p>
          </table:table-cell>
          <table:table-cell table:style-name="ce2" office:value-type="string">
            <text:p>Commence examination.</text:p>
          </table:table-cell>
          <table:table-cell table:style-name="ce2" office:value-type="string">
            <text:p>Начать исследование.</text:p>
          </table:table-cell>
          <table:table-cell table:style-name="ce2" office:value-type="string">
            <text:p>Aufnahmeprüfung.</text:p>
          </table:table-cell>
          <table:table-cell table:style-name="ce2" office:value-type="string">
            <text:p>Iniciar o exame.</text:p>
          </table:table-cell>
          <table:table-cell table:style-name="ce2" office:value-type="string">
            <text:p>Commencer l'examen.</text:p>
          </table:table-cell>
          <table:table-cell table:style-name="ce2" office:value-type="string">
            <text:p>Rozpocznij badanie.</text:p>
          </table:table-cell>
          <table:table-cell table:style-name="ce6"/>
          <table:table-cell table:style-name="ce8" table:number-columns-repeated="18"/>
          <table:table-cell table:number-columns-repeated="998"/>
        </table:table-row>
        <table:table-row table:style-name="ro1">
          <table:table-cell table:style-name="ce2" office:value-type="string">
            <text:p><text:a xlink:href="">accept_altair_stone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3">
          <table:table-cell table:style-name="ce2" office:value-type="string">
            <text:p>accept_aurantiacum_x_project.option.desc</text:p>
          </table:table-cell>
          <table:table-cell table:style-name="ce2" office:value-type="string">
            <text:p>Yes, begin studying at once.</text:p>
          </table:table-cell>
          <table:table-cell table:style-name="ce2" office:value-type="string">
            <text:p>Да, начните изучение сейчас же.</text:p>
          </table:table-cell>
          <table:table-cell table:style-name="ce2" office:value-type="string">
            <text:p>Ja, fang sofort an zu lernen.</text:p>
          </table:table-cell>
          <table:table-cell table:style-name="ce2" office:value-type="string">
            <text:p>Sim, comece a estudar de uma só vez.</text:p>
          </table:table-cell>
          <table:table-cell table:style-name="ce2" office:value-type="string">
            <text:p>Oui, commencez à étudier à la fois.</text:p>
          </table:table-cell>
          <table:table-cell table:style-name="ce2" office:value-type="string">
            <text:p>Tak, rozpocznij naukę od razu.</text:p>
          </table:table-cell>
          <table:table-cell table:style-name="ce2" office:value-type="string">
            <text:p>Sí, comienza a estudiar de una vez.</text:p>
          </table:table-cell>
          <table:table-cell table:style-name="ce8" table:number-columns-repeated="18"/>
          <table:table-cell table:number-columns-repeated="998"/>
        </table:table-row>
        <table:table-row table:style-name="ro1">
          <table:table-cell table:style-name="ce2" office:value-type="string">
            <text:p><text:a xlink:href="">accept_aurantiacum_x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1">
          <table:table-cell table:style-name="ce2" office:value-type="string">
            <text:p>accept_elder_compounds_project.option.desc</text:p>
          </table:table-cell>
          <table:table-cell table:style-name="ce2" office:value-type="string">
            <text:p>Proceed.</text:p>
          </table:table-cell>
          <table:table-cell table:style-name="ce2" office:value-type="string">
            <text:p>Приступайте.</text:p>
          </table:table-cell>
          <table:table-cell table:style-name="ce2" office:value-type="string">
            <text:p>Vorgehen.</text:p>
          </table:table-cell>
          <table:table-cell table:style-name="ce2" office:value-type="string">
            <text:p>Prosseguir.</text:p>
          </table:table-cell>
          <table:table-cell table:style-name="ce2" office:value-type="string">
            <text:p>Procéder.</text:p>
          </table:table-cell>
          <table:table-cell table:style-name="ce2" office:value-type="string">
            <text:p>Kontynuować.</text:p>
          </table:table-cell>
          <table:table-cell table:style-name="ce2" office:value-type="string">
            <text:p>Proceder.</text:p>
          </table:table-cell>
          <table:table-cell table:style-name="ce8" table:number-columns-repeated="18"/>
          <table:table-cell table:number-columns-repeated="998"/>
        </table:table-row>
        <table:table-row table:style-name="ro1">
          <table:table-cell table:style-name="ce2" office:value-type="string">
            <text:p><text:a xlink:href="">accept_elder_compounds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1">
          <table:table-cell table:style-name="ce2" office:value-type="string">
            <text:p>accept_euratite_project.option.desc</text:p>
          </table:table-cell>
          <table:table-cell table:style-name="ce2" office:value-type="string">
            <text:p>Make it so.</text:p>
          </table:table-cell>
          <table:table-cell table:style-name="ce2" office:value-type="string">
            <text:p>Сделайте это.</text:p>
          </table:table-cell>
          <table:table-cell table:style-name="ce2" office:value-type="string">
            <text:p>Mach es so.</text:p>
          </table:table-cell>
          <table:table-cell table:style-name="ce2" office:value-type="string">
            <text:p>Faça isso.</text:p>
          </table:table-cell>
          <table:table-cell table:style-name="ce2" office:value-type="string">
            <text:p>Faire en sorte.</text:p>
          </table:table-cell>
          <table:table-cell table:style-name="ce2" office:value-type="string">
            <text:p>Zrób to tak.</text:p>
          </table:table-cell>
          <table:table-cell table:style-name="ce2" office:value-type="string">
            <text:p>Hazlo así.</text:p>
          </table:table-cell>
          <table:table-cell table:style-name="ce8" table:number-columns-repeated="18"/>
          <table:table-cell table:number-columns-repeated="998"/>
        </table:table-row>
        <table:table-row table:style-name="ro1">
          <table:table-cell table:style-name="ce2" office:value-type="string">
            <text:p><text:a xlink:href="">accept_euratite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3">
          <table:table-cell table:style-name="ce2" office:value-type="string">
            <text:p>accept_ever_blossom_project.option.desc</text:p>
          </table:table-cell>
          <table:table-cell table:style-name="ce2" office:value-type="string">
            <text:p>Secure and study them at once!</text:p>
          </table:table-cell>
          <table:table-cell table:style-name="ce2" office:value-type="string">
            <text:p>Обезопасить и изучить их сейчас же!</text:p>
          </table:table-cell>
          <table:table-cell table:style-name="ce2" office:value-type="string">
            <text:p>Sichern und studieren Sie sie sofort!</text:p>
          </table:table-cell>
          <table:table-cell table:style-name="ce2" office:value-type="string">
            <text:p>Prenda e estude-os imediatamente!</text:p>
          </table:table-cell>
          <table:table-cell table:style-name="ce2" office:value-type="string">
            <text:p>Sécurisez-les et étudiez-les à la fois!</text:p>
          </table:table-cell>
          <table:table-cell table:style-name="ce2" office:value-type="string">
            <text:p>Zabezpiecz i ucz się ich od razu!</text:p>
          </table:table-cell>
          <table:table-cell table:style-name="ce2" office:value-type="string">
            <text:p>¡Asegúrelos y estudielos de una vez!</text:p>
          </table:table-cell>
          <table:table-cell table:style-name="ce8" table:number-columns-repeated="18"/>
          <table:table-cell table:number-columns-repeated="998"/>
        </table:table-row>
        <table:table-row table:style-name="ro1">
          <table:table-cell table:style-name="ce2" office:value-type="string">
            <text:p><text:a xlink:href="">accept_ever_blossom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1">
          <table:table-cell table:style-name="ce2" office:value-type="string">
            <text:p>accept_gigalife_project.option.desc</text:p>
          </table:table-cell>
          <table:table-cell table:style-name="ce2" office:value-type="string">
            <text:p>Proceed.</text:p>
          </table:table-cell>
          <table:table-cell table:style-name="ce2" office:value-type="string">
            <text:p>Приступайте.</text:p>
          </table:table-cell>
          <table:table-cell table:style-name="ce2" office:value-type="string">
            <text:p>Vorgehen.</text:p>
          </table:table-cell>
          <table:table-cell table:style-name="ce2" office:value-type="string">
            <text:p>Prosseguir.</text:p>
          </table:table-cell>
          <table:table-cell table:style-name="ce2" office:value-type="string">
            <text:p>Procéder.</text:p>
          </table:table-cell>
          <table:table-cell table:style-name="ce2" office:value-type="string">
            <text:p>Kontynuować.</text:p>
          </table:table-cell>
          <table:table-cell table:style-name="ce2" office:value-type="string">
            <text:p>Proceder.</text:p>
          </table:table-cell>
          <table:table-cell table:style-name="ce8" table:number-columns-repeated="18"/>
          <table:table-cell table:number-columns-repeated="998"/>
        </table:table-row>
        <table:table-row table:style-name="ro1">
          <table:table-cell table:style-name="ce2" office:value-type="string">
            <text:p><text:a xlink:href="">accept_gigalife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3">
          <table:table-cell table:style-name="ce2" office:value-type="string">
            <text:p>accept_precursor_data_cache_project.option.desc</text:p>
          </table:table-cell>
          <table:table-cell table:style-name="ce2" office:value-type="string">
            <text:p>Let us learn all we can.</text:p>
          </table:table-cell>
          <table:table-cell table:style-name="ce2" office:value-type="string">
            <text:p>Давайте узнаем всё, что можем.</text:p>
          </table:table-cell>
          <table:table-cell table:style-name="ce2" office:value-type="string">
            <text:p>Lasst uns alles lernen, was wir können.</text:p>
          </table:table-cell>
          <table:table-cell table:style-name="ce2" office:value-type="string">
            <text:p>Vamos aprender tudo o que pudermos.</text:p>
          </table:table-cell>
          <table:table-cell table:style-name="ce2" office:value-type="string">
            <text:p>Laissez-nous apprendre tout ce que nous pouvons.</text:p>
          </table:table-cell>
          <table:table-cell table:style-name="ce2" office:value-type="string">
            <text:p>Uczmy się wszystkiego, co możemy.</text:p>
          </table:table-cell>
          <table:table-cell table:style-name="ce2" office:value-type="string">
            <text:p>Aprendamos todo lo que podamos</text:p>
          </table:table-cell>
          <table:table-cell table:style-name="ce8" table:number-columns-repeated="18"/>
          <table:table-cell table:number-columns-repeated="998"/>
        </table:table-row>
        <table:table-row table:style-name="ro1">
          <table:table-cell table:style-name="ce2" office:value-type="string">
            <text:p><text:a xlink:href="">accept_precursor_data_cache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2">
          <table:table-cell table:style-name="ce2" office:value-type="string">
            <text:p>accept_precursor_nanites_project.option.desc</text:p>
          </table:table-cell>
          <table:table-cell table:style-name="ce2" office:value-type="string">
            <text:p>Get that vault open.</text:p>
          </table:table-cell>
          <table:table-cell table:style-name="ce2" office:value-type="string">
            <text:p>Откройте это хранилище.</text:p>
          </table:table-cell>
          <table:table-cell table:style-name="ce2" office:value-type="string">
            <text:p>Bring diesen Tresor offen.</text:p>
          </table:table-cell>
          <table:table-cell table:style-name="ce2" office:value-type="string">
            <text:p>Coloque esse cofre aberto.</text:p>
          </table:table-cell>
          <table:table-cell table:style-name="ce2" office:value-type="string">
            <text:p>Obtenez ce coffre-fort ouvert.</text:p>
          </table:table-cell>
          <table:table-cell table:style-name="ce2" office:value-type="string">
            <text:p>Otwórz to skarbiec.</text:p>
          </table:table-cell>
          <table:table-cell table:style-name="ce2" office:value-type="string">
            <text:p>Abre esa bóveda.</text:p>
          </table:table-cell>
          <table:table-cell table:style-name="ce8" table:number-columns-repeated="18"/>
          <table:table-cell table:number-columns-repeated="998"/>
        </table:table-row>
        <table:table-row table:style-name="ro1">
          <table:table-cell table:style-name="ce2" office:value-type="string">
            <text:p><text:a xlink:href="">accept_precursor_nanites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2">
          <table:table-cell table:style-name="ce2" office:value-type="string">
            <text:p>accept_thybidium_project.option.desc</text:p>
          </table:table-cell>
          <table:table-cell table:style-name="ce2" office:value-type="string">
            <text:p>Carry out the study.</text:p>
          </table:table-cell>
          <table:table-cell table:style-name="ce2" office:value-type="string">
            <text:p>Проведите исследования.</text:p>
          </table:table-cell>
          <table:table-cell table:style-name="ce2" office:value-type="string">
            <text:p>Führen Sie die Studie durch.</text:p>
          </table:table-cell>
          <table:table-cell table:style-name="ce2" office:value-type="string">
            <text:p>Realize o estudo.</text:p>
          </table:table-cell>
          <table:table-cell table:style-name="ce2" office:value-type="string">
            <text:p>Effectuez l'étude.</text:p>
          </table:table-cell>
          <table:table-cell table:style-name="ce2" office:value-type="string">
            <text:p>Przeprowadzić badanie.</text:p>
          </table:table-cell>
          <table:table-cell table:style-name="ce2" office:value-type="string">
            <text:p>Realiza el estudio.</text:p>
          </table:table-cell>
          <table:table-cell table:style-name="ce8" table:number-columns-repeated="18"/>
          <table:table-cell table:number-columns-repeated="998"/>
        </table:table-row>
        <table:table-row table:style-name="ro1">
          <table:table-cell table:style-name="ce2" office:value-type="string">
            <text:p><text:a xlink:href="">accept_thybidium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2">
          <table:table-cell table:style-name="ce2" office:value-type="string">
            <text:p>add_1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0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1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2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3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4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5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6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7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8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9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6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3">
          <table:table-cell table:style-name="ce2" office:value-type="string">
            <text:p>aldar_discovered_country</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8" table:number-columns-repeated="18"/>
          <table:table-cell table:number-columns-repeated="998"/>
        </table:table-row>
        <table:table-row table:style-name="ro2">
          <table:table-cell table:style-name="ce2" office:value-type="string">
            <text:p>aldar_discovered_ship</text:p>
          </table:table-cell>
          <table:table-cell table:style-name="ce2" office:value-type="string">
            <text:p>$aldar_discovered_country$</text:p>
          </table:table-cell>
          <table:table-cell table:style-name="ce2" office:value-type="string">
            <text:p>$aldar_discovered_country$</text:p>
          </table:table-cell>
          <table:table-cell table:style-name="ce2" office:value-type="string">
            <text:p>$aldar_discovered_country$</text:p>
          </table:table-cell>
          <table:table-cell table:style-name="ce2" office:value-type="string">
            <text:p>$aldar_discovered_country$</text:p>
          </table:table-cell>
          <table:table-cell table:style-name="ce2" office:value-type="string">
            <text:p>$aldar_discovered_country$</text:p>
          </table:table-cell>
          <table:table-cell table:style-name="ce2" office:value-type="string">
            <text:p>$aldar_discovered_country$</text:p>
          </table:table-cell>
          <table:table-cell table:style-name="ce2" office:value-type="string">
            <text:p>$aldar_discovered_country$</text:p>
          </table:table-cell>
          <table:table-cell table:style-name="ce8" table:number-columns-repeated="18"/>
          <table:table-cell table:number-columns-repeated="998"/>
        </table:table-row>
        <table:table-row table:style-name="ro2">
          <table:table-cell table:style-name="ce2" office:value-type="string">
            <text:p>altair_stone_project</text:p>
          </table:table-cell>
          <table:table-cell table:style-name="ce2" office:value-type="string">
            <text:p>Examine the Altair Stones</text:p>
          </table:table-cell>
          <table:table-cell table:style-name="ce2" office:value-type="string">
            <text:p>Изучить Камни Альтаира</text:p>
          </table:table-cell>
          <table:table-cell table:style-name="ce2" office:value-type="string">
            <text:p>Untersuche die Altair-Steine</text:p>
          </table:table-cell>
          <table:table-cell table:style-name="ce2" office:value-type="string">
            <text:p>Examine as pedras de Altair</text:p>
          </table:table-cell>
          <table:table-cell table:style-name="ce2" office:value-type="string">
            <text:p>Examiner les pierres d'Altair</text:p>
          </table:table-cell>
          <table:table-cell table:style-name="ce2" office:value-type="string">
            <text:p>Zbadaj kamienie Altaira</text:p>
          </table:table-cell>
          <table:table-cell table:style-name="ce2" office:value-type="string">
            <text:p>Examine las Piedras Altair</text:p>
          </table:table-cell>
          <table:table-cell table:style-name="ce8" table:number-columns-repeated="18"/>
          <table:table-cell table:number-columns-repeated="998"/>
        </table:table-row>
        <table:table-row table:style-name="ro4">
          <table:table-cell table:style-name="ce2" office:value-type="string">
            <text:p>altair_stone_project_DESC</text:p>
          </table:table-cell>
          <table:table-cell table:style-name="ce2" office:value-type="string">
            <text:p>Understanding the Altair Stones on [From.GetName] will require further study and examination to glean the source of its anti-gravitic properties.</text:p>
          </table:table-cell>
          <table:table-cell table:style-name="ce2" office:value-type="string">
            <text:p>Понимание Камней Альтаира на [From.GetName] потребует дальнейшего изучения и осмотра, чтобы найти источник его антигравитационных свойств.</text:p>
          </table:table-cell>
          <table:table-cell table:style-name="ce2" office:value-type="string">
            <text:p>Um die Altair-Steine ​​auf [From.GetName] verstehen zu können, bedarf es weiterer Studien und Untersuchungen, um die Quelle ihrer anti-gravitativen Eigenschaften zu ermitteln.</text:p>
          </table:table-cell>
          <table:table-cell table:style-name="ce2" office:value-type="string">
            <text:p>Noções básicas sobre as pedras Altair em [From.GetName] exigirá mais estudos e exames para obter a fonte de suas propriedades anti-gravíticas.</text:p>
          </table:table-cell>
          <table:table-cell table:style-name="ce2" office:value-type="string">
            <text:p>Comprendre les pierres Altair sur [From.GetName] nécessitera une étude plus approfondie et un examen pour glaner la source de ses propriétés anti-gravitiques.</text:p>
          </table:table-cell>
          <table:table-cell table:style-name="ce2" office:value-type="string">
            <text:p>Zrozumienie kamieni Altaira na [Od.GetName] będzie wymagało dalszych badań i zbadania w celu zebrania źródła jego właściwości antygrawitacyjnych.</text:p>
          </table:table-cell>
          <table:table-cell table:style-name="ce2" office:value-type="string">
            <text:p>Entender las piedras de Altair en [From.GetName] requerirá más estudio y examen para recoger la fuente de sus propiedades antigravitáticas.</text:p>
          </table:table-cell>
          <table:table-cell table:style-name="ce8" table:number-columns-repeated="18"/>
          <table:table-cell table:number-columns-repeated="998"/>
        </table:table-row>
        <table:table-row table:style-name="ro2">
          <table:table-cell table:style-name="ce2" office:value-type="string">
            <text:p>aurantiacum_x_project</text:p>
          </table:table-cell>
          <table:table-cell table:style-name="ce2" office:value-type="string">
            <text:p>Harness Aurantiacum-X</text:p>
          </table:table-cell>
          <table:table-cell table:style-name="ce2" office:value-type="string">
            <text:p>Использовать Аурантикум-X</text:p>
          </table:table-cell>
          <table:table-cell table:style-name="ce2" office:value-type="string">
            <text:p>Harness Aurantiacum-X</text:p>
          </table:table-cell>
          <table:table-cell table:style-name="ce2" office:value-type="string">
            <text:p>Arnês Aurantiacum-X</text:p>
          </table:table-cell>
          <table:table-cell table:style-name="ce2" office:value-type="string">
            <text:p>Harnais Aurantiacum-X</text:p>
          </table:table-cell>
          <table:table-cell table:style-name="ce2" office:value-type="string">
            <text:p>Uprząż Aurantiacum-X</text:p>
          </table:table-cell>
          <table:table-cell table:style-name="ce2" office:value-type="string">
            <text:p>Arnés Aurantiacum-X</text:p>
          </table:table-cell>
          <table:table-cell table:style-name="ce8" table:number-columns-repeated="18"/>
          <table:table-cell table:number-columns-repeated="998"/>
        </table:table-row>
        <table:table-row table:style-name="ro5">
          <table:table-cell table:style-name="ce2" office:value-type="string">
            <text:p>aurantiacum_x_project_DESC</text:p>
          </table:table-cell>
          <table:table-cell table:style-name="ce2" office:value-type="string">
            <text:p>Defying our current models of phase states, the Aurantiacum-X on [From.GetName] is a singular curiosity to our scientists. They want to study it further to see if they can harness the strange substance.</text:p>
          </table:table-cell>
          <table:table-cell table:style-name="ce2" office:value-type="string">
            <text:p>Игнорирующий наши современные модели фазовых состояний, Аурантикум-X на [From.GetName] является объектом для любопытства для наших ученых. Они хотят изучать его дальше, чтобы узнать, могут ли они использовать это странное вещество.</text:p>
          </table:table-cell>
          <table:table-cell table:style-name="ce2" office:value-type="string">
            <text:p>Unser Aurantiacum-X auf [From.GetName] trotzt unseren aktuellen Modellen von Phasenzuständen und ist eine einzigartige Kuriosität für unsere Wissenschaftler. Sie wollen es weiter untersuchen, um zu sehen, ob sie sich die seltsame Substanz zunutze machen können.</text:p>
          </table:table-cell>
          <table:table-cell table:style-name="ce2" office:value-type="string">
            <text:p>Desafiando nossos modelos atuais de estados de fase, o Aurantiacum-X em [From.GetName] é uma curiosidade singular para nossos cientistas. Eles querem estudá-lo ainda mais para ver se eles podem aproveitar a estranha substância.</text:p>
          </table:table-cell>
          <table:table-cell table:style-name="ce2" office:value-type="string">
            <text:p>Défiant nos modèles actuels d'états de phase, l'Aurantiacum-X sur [From.GetName] est une curiosité singulière pour nos scientifiques. Ils veulent l'étudier plus avant pour voir s'ils peuvent exploiter la substance étrange.</text:p>
          </table:table-cell>
          <table:table-cell table:style-name="ce2" office:value-type="string">
            <text:p>Defantując nasze obecne modele stanów fazowych, Aurantiacum-X na [From.GetName] jest wyjątkową ciekawością dla naszych naukowców. Chcą się uczyć dalej, aby sprawdzić, czy potrafią wykorzystać tę dziwną substancję.</text:p>
          </table:table-cell>
          <table:table-cell table:style-name="ce2" office:value-type="string">
            <text:p>Desafiando nuestros modelos actuales de estados de fase, el Aurantiacum-X en [From.GetName] es una curiosidad singular para nuestros científicos. Quieren estudiarlo más a fondo para ver si pueden aprovechar la extraña sustancia.</text:p>
          </table:table-cell>
          <table:table-cell table:style-name="ce8" table:number-columns-repeated="18"/>
          <table:table-cell table:number-columns-repeated="998"/>
        </table:table-row>
        <table:table-row table:style-name="ro1">
          <table:table-cell table:style-name="ce2" office:value-type="string">
            <text:p>back</text:p>
          </table:table-cell>
          <table:table-cell table:style-name="ce2" office:value-type="string">
            <text:p>Back</text:p>
          </table:table-cell>
          <table:table-cell table:style-name="ce2" office:value-type="string">
            <text:p>Назад</text:p>
          </table:table-cell>
          <table:table-cell table:style-name="ce2" office:value-type="string">
            <text:p>Zurück</text:p>
          </table:table-cell>
          <table:table-cell table:style-name="ce2" office:value-type="string">
            <text:p>Costas</text:p>
          </table:table-cell>
          <table:table-cell table:style-name="ce2" office:value-type="string">
            <text:p>Arrière</text:p>
          </table:table-cell>
          <table:table-cell table:style-name="ce2" office:value-type="string">
            <text:p>Plecy</text:p>
          </table:table-cell>
          <table:table-cell table:style-name="ce2" office:value-type="string">
            <text:p>Espalda</text:p>
          </table:table-cell>
          <table:table-cell table:style-name="ce8" table:number-columns-repeated="18"/>
          <table:table-cell table:number-columns-repeated="998"/>
        </table:table-row>
        <table:table-row table:style-name="ro2">
          <table:table-cell table:style-name="ce2" office:value-type="string">
            <text:p>building_archaeological_compound</text:p>
          </table:table-cell>
          <table:table-cell table:style-name="ce2" office:value-type="string">
            <text:p>Archaeological Compound</text:p>
          </table:table-cell>
          <table:table-cell table:style-name="ce2" office:value-type="string">
            <text:p>Археологический комплекс</text:p>
          </table:table-cell>
          <table:table-cell table:style-name="ce2" office:value-type="string">
            <text:p>Archäologische Ausgrabungsstätte</text:p>
          </table:table-cell>
          <table:table-cell table:style-name="ce2" office:value-type="string">
            <text:p>Composto Arqueológico</text:p>
          </table:table-cell>
          <table:table-cell table:style-name="ce2" office:value-type="string">
            <text:p>Composé archéologique</text:p>
          </table:table-cell>
          <table:table-cell table:style-name="ce2" office:value-type="string">
            <text:p>Związek Archeologiczny</text:p>
          </table:table-cell>
          <table:table-cell table:style-name="ce2" office:value-type="string">
            <text:p>Compuesto arqueológico</text:p>
          </table:table-cell>
          <table:table-cell table:style-name="ce8" table:number-columns-repeated="18"/>
          <table:table-cell table:number-columns-repeated="998"/>
        </table:table-row>
        <table:table-row table:style-name="ro4">
          <table:table-cell table:style-name="ce2" office:value-type="string">
            <text:p>building_archaeological_compound_desc</text:p>
          </table:table-cell>
          <table:table-cell table:style-name="ce2" office:value-type="string">
            <text:p>Archaeological Compounds perform deep studies into the extinct Xeno Remains found, producing substantial Society research.</text:p>
          </table:table-cell>
          <table:table-cell table:style-name="ce2" office:value-type="string">
            <text:p>Археологические комплексы проводят исследования найденных реликвий вымершей инопланетной цивилизации, производя существенное количество очков исследования общества.</text:p>
          </table:table-cell>
          <table:table-cell table:style-name="ce2" office:value-type="string">
            <text:p>Archäologische Verbindungen führen tiefgründige Studien zu den ausgestorbenen Xeno Remains durch, die eine substantielle Gesellschaftsforschung hervorbringen.</text:p>
          </table:table-cell>
          <table:table-cell table:style-name="ce2" office:value-type="string">
            <text:p>Compostos Arqueológicos realizam estudos profundos sobre os restos Xeno extintos encontrados, produzindo pesquisas substanciais na sociedade.</text:p>
          </table:table-cell>
          <table:table-cell table:style-name="ce2" office:value-type="string">
            <text:p>Les composés archéologiques effectuent des études approfondies sur les restes de Xeno disparus, ce qui produit des recherches substantielles sur la société.</text:p>
          </table:table-cell>
          <table:table-cell table:style-name="ce2" office:value-type="string">
            <text:p>Związki Archeologiczne przeprowadzają głębokie badania wymarłych Xeno Remains, tworząc znaczące badania Społeczeństwa.</text:p>
          </table:table-cell>
          <table:table-cell table:style-name="ce2" office:value-type="string">
            <text:p>Los compuestos arqueológicos realizan profundos estudios sobre los extintos restos de xeno encontrados, produciendo sustanciales investigaciones de la sociedad.</text:p>
          </table:table-cell>
          <table:table-cell table:style-name="ce8" table:number-columns-repeated="18"/>
          <table:table-cell table:number-columns-repeated="998"/>
        </table:table-row>
        <table:table-row table:style-name="ro2">
          <table:table-cell table:style-name="ce2" office:value-type="string">
            <text:p>building_aurantiacum_x_stabilizer</text:p>
          </table:table-cell>
          <table:table-cell table:style-name="ce2" office:value-type="string">
            <text:p>Aurantiacum-X Stabilizer</text:p>
          </table:table-cell>
          <table:table-cell table:style-name="ce2" office:value-type="string">
            <text:p>Стабилизатор аурантикума-X</text:p>
          </table:table-cell>
          <table:table-cell table:style-name="ce2" office:value-type="string">
            <text:p>Aurantiacum-X-Stabilisator</text:p>
          </table:table-cell>
          <table:table-cell table:style-name="ce2" office:value-type="string">
            <text:p>Estabilizador Aurantiacum-X</text:p>
          </table:table-cell>
          <table:table-cell table:style-name="ce2" office:value-type="string">
            <text:p>Stabilisateur Aurantiacum-X</text:p>
          </table:table-cell>
          <table:table-cell table:style-name="ce2" office:value-type="string">
            <text:p>Stabilizator Aurantiacum-X</text:p>
          </table:table-cell>
          <table:table-cell table:style-name="ce2" office:value-type="string">
            <text:p>Estabilizador Aurantiacum-X</text:p>
          </table:table-cell>
          <table:table-cell table:style-name="ce8" table:number-columns-repeated="18"/>
          <table:table-cell table:number-columns-repeated="998"/>
        </table:table-row>
        <table:table-row table:style-name="ro5">
          <table:table-cell table:style-name="ce2" office:value-type="string">
            <text:p>building_aurantiacum_x_stabilizer_desc</text:p>
          </table:table-cell>
          <table:table-cell table:style-name="ce2" office:value-type="string">
            <text:p>The Aurantiacum-X Stabilizer allows for deep study into the nature of Aurantiacum-X and its otherworldly origins, providing immense amounts of Physics research.</text:p>
          </table:table-cell>
          <table:table-cell table:style-name="ce2" office:value-type="string">
            <text:p>Стабилизаторы аурантикума-X позволяют глубоко изучить природу аурантикума-X и её потустороннее происхождение, обеспечивая огромный прирост физических исследований.</text:p>
          </table:table-cell>
          <table:table-cell table:style-name="ce2" office:value-type="string">
            <text:p>Der Aurantiacum-X-Stabilisator ermöglicht ein gründliches Studium der Natur von Aurantiacum-X und seiner jenseitigen Ursprünge und liefert immense Mengen an physikalischer Forschung.</text:p>
          </table:table-cell>
          <table:table-cell table:style-name="ce2" office:value-type="string">
            <text:p>O Estabilizador Aurantiacum-X permite um profundo estudo sobre a natureza do Aurantiacum-X e suas origens sobrenaturais, fornecendo imensa quantidade de pesquisas em física.</text:p>
          </table:table-cell>
          <table:table-cell table:style-name="ce2" office:value-type="string">
            <text:p>Le stabilisateur Aurantiacum-X permet une étude approfondie de la nature d'Aurantiacum-X et de ses origines d'un autre monde, fournissant d'immenses quantités de recherches en physique.</text:p>
          </table:table-cell>
          <table:table-cell table:style-name="ce2" office:value-type="string">
            <text:p>Stabilizator Aurantiacum-X pozwala na głębokie badanie natury Aurantiacum-X i jego nieziemskiego pochodzenia, dostarczając ogromnych ilości badań fizycznych.</text:p>
          </table:table-cell>
          <table:table-cell table:style-name="ce2" office:value-type="string">
            <text:p>El estabilizador Aurantiacum-X permite un estudio profundo de la naturaleza de Aurantiacum-X y sus orígenes de otro mundo, proporcionando inmensas cantidades de investigación en Física.</text:p>
          </table:table-cell>
          <table:table-cell table:style-name="ce8" table:number-columns-repeated="18"/>
          <table:table-cell table:number-columns-repeated="998"/>
        </table:table-row>
        <table:table-row table:style-name="ro2">
          <table:table-cell table:style-name="ce2" office:value-type="string">
            <text:p>building_bandersnatchi_compound</text:p>
          </table:table-cell>
          <table:table-cell table:style-name="ce2" office:value-type="string">
            <text:p>Bandersnatchi Compound</text:p>
          </table:table-cell>
          <table:table-cell table:style-name="ce2" office:value-type="string">
            <text:p>Комплекс содержания брандашмыгов</text:p>
          </table:table-cell>
          <table:table-cell table:style-name="ce2" office:value-type="string">
            <text:p>Bandersnatchi Gehege</text:p>
          </table:table-cell>
          <table:table-cell table:style-name="ce2" office:value-type="string">
            <text:p>Composto de Bandersnatchi</text:p>
          </table:table-cell>
          <table:table-cell table:style-name="ce2" office:value-type="string">
            <text:p>Bandersnatchi Compound</text:p>
          </table:table-cell>
          <table:table-cell table:style-name="ce2" office:value-type="string">
            <text:p>Związek Bandersnatchi</text:p>
          </table:table-cell>
          <table:table-cell table:style-name="ce2" office:value-type="string">
            <text:p>Compuesto Bandersnatchi</text:p>
          </table:table-cell>
          <table:table-cell table:style-name="ce8" table:number-columns-repeated="18"/>
          <table:table-cell table:number-columns-repeated="998"/>
        </table:table-row>
        <table:table-row table:style-name="ro6">
          <table:table-cell table:style-name="ce2" office:value-type="string">
            <text:p>building_bandersnatchi_compound_desc</text:p>
          </table:table-cell>
          <table:table-cell table:style-name="ce2" office:value-type="string">
            <text:p>Bandersnatchi Compounds make the most of the Bandersnatchi's intelligence and docile nature, providing ample opportunity for Research and relaxation.</text:p>
          </table:table-cell>
          <table:table-cell table:style-name="ce2" office:value-type="string">
            <text:p>Комплексы содержания брандашмыгов максимально используют интеллект и послушный характер этих животных, предоставляя широкие возможности для исследований и расслабления.</text:p>
          </table:table-cell>
          <table:table-cell table:style-name="ce2" office:value-type="string">
            <text:p>BanderSnatchi Compounds nutzen die Intelligenz und die gelehrige Natur des BanderSnatchi und bieten reichlich Gelegenheit für Forschung und Entspannung.</text:p>
          </table:table-cell>
          <table:table-cell table:style-name="ce2" office:value-type="string">
            <text:p>Os compostos de Bandersnatchi aproveitam ao máximo a inteligência e a natureza dócil de Bandersnatchi, oferecendo ampla oportunidade para pesquisa e relaxamento.</text:p>
          </table:table-cell>
          <table:table-cell table:style-name="ce2" office:value-type="string">
            <text:p>Les Bandersnatchi Compounds tirent le meilleur parti de l'intelligence et de la nature docile des Bandersnatchi, offrant de nombreuses opportunités de recherche et de relaxation.</text:p>
          </table:table-cell>
          <table:table-cell table:style-name="ce2" office:value-type="string">
            <text:p>Związki Bandersnatchi w pełni wykorzystują inteligencję i potulny charakter Bandersnatchi, zapewniając szerokie możliwości Badania i relaksu.</text:p>
          </table:table-cell>
          <table:table-cell table:style-name="ce2" office:value-type="string">
            <text:p>Los compuestos Bandersnatchi aprovechan al máximo la inteligencia y la naturaleza dócil del Bandersnatchi, brindando amplias oportunidades para la investigación y la relajación.</text:p>
          </table:table-cell>
          <table:table-cell table:style-name="ce8" table:number-columns-repeated="18"/>
          <table:table-cell table:number-columns-repeated="998"/>
        </table:table-row>
        <table:table-row table:style-name="ro2">
          <table:table-cell table:style-name="ce2" office:value-type="string">
            <text:p>building_bandersnatchi_hypodrome</text:p>
          </table:table-cell>
          <table:table-cell table:style-name="ce2" office:value-type="string">
            <text:p>Bandersnatchi Hypodrome</text:p>
          </table:table-cell>
          <table:table-cell table:style-name="ce2" office:value-type="string">
            <text:p>Ипподром брандашмыгов</text:p>
          </table:table-cell>
          <table:table-cell table:style-name="ce2" office:value-type="string">
            <text:p>Bandersnatchi Hypodrom</text:p>
          </table:table-cell>
          <table:table-cell table:style-name="ce2" office:value-type="string">
            <text:p>Hipódromo de Bandersnatch</text:p>
          </table:table-cell>
          <table:table-cell table:style-name="ce2" office:value-type="string">
            <text:p>Hippodrome de Bandersnatch</text:p>
          </table:table-cell>
          <table:table-cell table:style-name="ce2" office:value-type="string">
            <text:p>Bandersnatch Hippodrome</text:p>
          </table:table-cell>
          <table:table-cell table:style-name="ce2" office:value-type="string">
            <text:p>Hipódromo Bandersnatch</text:p>
          </table:table-cell>
          <table:table-cell table:style-name="ce8" table:number-columns-repeated="18"/>
          <table:table-cell table:number-columns-repeated="998"/>
        </table:table-row>
        <table:table-row table:style-name="ro4">
          <table:table-cell table:style-name="ce2" office:value-type="string">
            <text:p>building_bandersnatchi_hypodrome_desc</text:p>
          </table:table-cell>
          <table:table-cell table:style-name="ce2" office:value-type="string">
            <text:p>Bandersnatchi Hypodromes put the Bandersnatchi to work, providing grueling entertainment and tasty treats for Pops.</text:p>
          </table:table-cell>
          <table:table-cell table:style-name="ce2" office:value-type="string">
            <text:p>На ипподромах брандашмыгов этих животных заставляют изнурительно работать, обеспечивая развлечения и вкусные угощения для публики.</text:p>
          </table:table-cell>
          <table:table-cell table:style-name="ce2" office:value-type="string">
            <text:p>Bandersnatchi Hypodromes bringen die Bandersnatchi zum Laufen und sorgen für knallharte Unterhaltung und leckere Leckereien für Pops.</text:p>
          </table:table-cell>
          <table:table-cell table:style-name="ce2" office:value-type="string">
            <text:p>Os Hipodromos de Bandersnatchi colocam os Bandersnatchi em funcionamento, proporcionando entretenimento cansativo e guloseimas saborosas para Pops.</text:p>
          </table:table-cell>
          <table:table-cell table:style-name="ce2" office:value-type="string">
            <text:p>Bandersnatchi Hypodromes a mis le Bandersnatchi au travail, offrant un divertissement exténuant et de délicieuses friandises pour les Pops.</text:p>
          </table:table-cell>
          <table:table-cell table:style-name="ce2" office:value-type="string">
            <text:p>Bandersnatchi Hypodromes umieścił Bandersnatchi do pracy, dostarczając wyczerpującej rozrywki i smacznych przekąsek dla Popsów.</text:p>
          </table:table-cell>
          <table:table-cell table:style-name="ce2" office:value-type="string">
            <text:p>Los Hypodromes de Bandersnatchi ponen a trabajar al Bandersnatchi, proporcionando entretenimientos agotadoras y sabrosas delicias para Pops.</text:p>
          </table:table-cell>
          <table:table-cell table:style-name="ce8" table:number-columns-repeated="18"/>
          <table:table-cell table:number-columns-repeated="998"/>
        </table:table-row>
        <table:table-row table:style-name="ro2">
          <table:table-cell table:style-name="ce2" office:value-type="string">
            <text:p>building_blooming_ore_refinery</text:p>
          </table:table-cell>
          <table:table-cell table:style-name="ce2" office:value-type="string">
            <text:p>Blooming Ore Refinery</text:p>
          </table:table-cell>
          <table:table-cell table:style-name="ce2" office:value-type="string">
            <text:p>Обработчик цветущей руды</text:p>
          </table:table-cell>
          <table:table-cell table:style-name="ce2" office:value-type="string">
            <text:p>Blooming Ore Raffinerie</text:p>
          </table:table-cell>
          <table:table-cell table:style-name="ce2" office:value-type="string">
            <text:p>Refinaria de Minério</text:p>
          </table:table-cell>
          <table:table-cell table:style-name="ce2" office:value-type="string">
            <text:p>Raffinerie de minerai en floraison</text:p>
          </table:table-cell>
          <table:table-cell table:style-name="ce2" office:value-type="string">
            <text:p>Kwitnąca rafineria rudy</text:p>
          </table:table-cell>
          <table:table-cell table:style-name="ce2" office:value-type="string">
            <text:p>Refinería de mineral floreciente</text:p>
          </table:table-cell>
          <table:table-cell table:style-name="ce8" table:number-columns-repeated="18"/>
          <table:table-cell table:number-columns-repeated="998"/>
        </table:table-row>
        <table:table-row table:style-name="ro4">
          <table:table-cell table:style-name="ce2" office:value-type="string">
            <text:p>building_blooming_ore_refinery_desc</text:p>
          </table:table-cell>
          <table:table-cell table:style-name="ce2" office:value-type="string">
            <text:p>Blooming Ore Refineries carefully construct peerless quality circuitry, increasing our expertise of Engineering and Robotics.</text:p>
          </table:table-cell>
          <table:table-cell table:style-name="ce2" office:value-type="string">
            <text:p>Обработчики цветущей руды позволяют создавать микросхемы несравненного качества, расширяя наш опыт в области инженерии и робототехники.</text:p>
          </table:table-cell>
          <table:table-cell table:style-name="ce2" office:value-type="string">
            <text:p>Blooming Ore Raffinerien bauen sorgfältig hochwertige Schaltungen auf und erweitern damit unser Know-how in den Bereichen Engineering und Robotik.</text:p>
          </table:table-cell>
          <table:table-cell table:style-name="ce2" office:value-type="string">
            <text:p>As Blooming Ore Refineries constroem cuidadosamente circuitos inigualáveis ​​de qualidade, aumentando nossa expertise em Engenharia e Robótica.</text:p>
          </table:table-cell>
          <table:table-cell table:style-name="ce2" office:value-type="string">
            <text:p>Blooming Ore Refineries construit soigneusement des circuits de qualité sans égal, augmentant notre expertise en ingénierie et en robotique.</text:p>
          </table:table-cell>
          <table:table-cell table:style-name="ce2" office:value-type="string">
            <text:p>Rozkwitające Rudy Rafineryjne starannie budują niezrównane obwody jakości, zwiększając naszą wiedzę z zakresu Inżynierii i Robotyki.</text:p>
          </table:table-cell>
          <table:table-cell table:style-name="ce2" office:value-type="string">
            <text:p>Blooming Ore Refineries construye cuidadosamente circuitos de calidad incomparables, aumentando nuestra experiencia en Ingeniería y Robótica.</text:p>
          </table:table-cell>
          <table:table-cell table:style-name="ce8" table:number-columns-repeated="18"/>
          <table:table-cell table:number-columns-repeated="998"/>
        </table:table-row>
        <table:table-row table:style-name="ro1">
          <table:table-cell table:style-name="ce2" office:value-type="string">
            <text:p>building_chromium_foundry</text:p>
          </table:table-cell>
          <table:table-cell table:style-name="ce2" office:value-type="string">
            <text:p>Chromium Foundry</text:p>
          </table:table-cell>
          <table:table-cell table:style-name="ce2" office:value-type="string">
            <text:p>Литейный завод хрома</text:p>
          </table:table-cell>
          <table:table-cell table:style-name="ce2" office:value-type="string">
            <text:p>Chrom Gießerei</text:p>
          </table:table-cell>
          <table:table-cell table:style-name="ce2" office:value-type="string">
            <text:p>Fundição de Cromo</text:p>
          </table:table-cell>
          <table:table-cell table:style-name="ce2" office:value-type="string">
            <text:p>Fonderie de chrome</text:p>
          </table:table-cell>
          <table:table-cell table:style-name="ce2" office:value-type="string">
            <text:p>Odlewnia Chromu</text:p>
          </table:table-cell>
          <table:table-cell table:style-name="ce2" office:value-type="string">
            <text:p>Fundición de cromo</text:p>
          </table:table-cell>
          <table:table-cell table:style-name="ce8" table:number-columns-repeated="18"/>
          <table:table-cell table:number-columns-repeated="998"/>
        </table:table-row>
        <table:table-row table:style-name="ro7">
          <table:table-cell table:style-name="ce2" office:value-type="string">
            <text:p>building_chromium_foundry_desc</text:p>
          </table:table-cell>
          <table:table-cell table:style-name="ce2" office:value-type="string">
            <text:p>Chromium Foundries work Chromium into usable forms so they can be readily used in ship construction.</text:p>
          </table:table-cell>
          <table:table-cell table:style-name="ce2" office:value-type="string">
            <text:p>Эти литейные заводы перерабатывают хром в пригодные для использования формы, которые можно легко использовать при строительстве судов.</text:p>
          </table:table-cell>
          <table:table-cell table:style-name="ce2" office:value-type="string">
            <text:p>Chrom-Gießereien verarbeiten Chrom in brauchbare Formen, so dass sie leicht im Schiffsbau eingesetzt werden können.</text:p>
          </table:table-cell>
          <table:table-cell table:style-name="ce2" office:value-type="string">
            <text:p>As fundições de cromo trabalham com o crómio em formas utilizáveis ​​para que possam ser facilmente utilizadas na construção de navios.</text:p>
          </table:table-cell>
          <table:table-cell table:style-name="ce2" office:value-type="string">
            <text:p>Les fonderies de chrome travaillent le chrome dans des formes utilisables afin qu'elles puissent être facilement utilisées dans la construction navale.</text:p>
          </table:table-cell>
          <table:table-cell table:style-name="ce2" office:value-type="string">
            <text:p>Odlewnie Chromu Chromują w formy użytkowe, dzięki czemu można je łatwo wykorzystać w budowie statków.</text:p>
          </table:table-cell>
          <table:table-cell table:style-name="ce2" office:value-type="string">
            <text:p>Las fundiciones de cromo utilizan el cromo en formas utilizables para que puedan usarse fácilmente en la construcción de barcos.</text:p>
          </table:table-cell>
          <table:table-cell table:style-name="ce8" table:number-columns-repeated="18"/>
          <table:table-cell table:number-columns-repeated="998"/>
        </table:table-row>
        <table:table-row table:style-name="ro1">
          <table:table-cell table:style-name="ce2" office:value-type="string">
            <text:p>building_dark_matter_engineering_lab</text:p>
          </table:table-cell>
          <table:table-cell table:style-name="ce2" office:value-type="string">
            <text:p>DM Simulator</text:p>
          </table:table-cell>
          <table:table-cell table:style-name="ce2" office:value-type="string">
            <text:p>Симулятор</text:p>
          </table:table-cell>
          <table:table-cell table:style-name="ce2" office:value-type="string">
            <text:p>DM Simulator</text:p>
          </table:table-cell>
          <table:table-cell table:style-name="ce2" office:value-type="string">
            <text:p>Simulador de DM</text:p>
          </table:table-cell>
          <table:table-cell table:style-name="ce2" office:value-type="string">
            <text:p>DM Simulator</text:p>
          </table:table-cell>
          <table:table-cell table:style-name="ce2" office:value-type="string">
            <text:p>Symulator DM</text:p>
          </table:table-cell>
          <table:table-cell table:style-name="ce2" office:value-type="string">
            <text:p>Simulador DM</text:p>
          </table:table-cell>
          <table:table-cell table:style-name="ce8" table:number-columns-repeated="18"/>
          <table:table-cell table:number-columns-repeated="998"/>
        </table:table-row>
        <table:table-row table:style-name="ro2">
          <table:table-cell table:style-name="ce2" office:value-type="string">
            <text:p>building_dark_matter_engineering_lab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8" table:number-columns-repeated="18"/>
          <table:table-cell table:number-columns-repeated="998"/>
        </table:table-row>
        <table:table-row table:style-name="ro1">
          <table:table-cell table:style-name="ce2" office:value-type="string">
            <text:p>building_dark_matter_farm</text:p>
          </table:table-cell>
          <table:table-cell table:style-name="ce2" office:value-type="string">
            <text:p>DM Agrifabricator</text:p>
          </table:table-cell>
          <table:table-cell table:style-name="ce2" office:value-type="string">
            <text:p>Агрофабрикатор на тёмной материи</text:p>
          </table:table-cell>
          <table:table-cell table:style-name="ce2" office:value-type="string">
            <text:p>DM Agrifabrikator</text:p>
          </table:table-cell>
          <table:table-cell table:style-name="ce2" office:value-type="string">
            <text:p>Agrifabricador DM</text:p>
          </table:table-cell>
          <table:table-cell table:style-name="ce2" office:value-type="string">
            <text:p>Agrifabricateur DM</text:p>
          </table:table-cell>
          <table:table-cell table:style-name="ce2" office:value-type="string">
            <text:p>DM Agrifabricator</text:p>
          </table:table-cell>
          <table:table-cell table:style-name="ce2" office:value-type="string">
            <text:p>Agrifabricador DM</text:p>
          </table:table-cell>
          <table:table-cell table:style-name="ce8" table:number-columns-repeated="18"/>
          <table:table-cell table:number-columns-repeated="998"/>
        </table:table-row>
        <table:table-row table:style-name="ro2">
          <table:table-cell table:style-name="ce2" office:value-type="string">
            <text:p>building_dark_matter_farm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8" table:number-columns-repeated="18"/>
          <table:table-cell table:number-columns-repeated="998"/>
        </table:table-row>
        <table:table-row table:style-name="ro2">
          <table:table-cell table:style-name="ce2" office:value-type="string">
            <text:p>building_dark_matter_mineral_processor</text:p>
          </table:table-cell>
          <table:table-cell table:style-name="ce2" office:value-type="string">
            <text:p>DM Mineral Processor</text:p>
          </table:table-cell>
          <table:table-cell table:style-name="ce2" office:value-type="string">
            <text:p>Добытчик минералов на тёмной материи</text:p>
          </table:table-cell>
          <table:table-cell table:style-name="ce2" office:value-type="string">
            <text:p>DM Mineralprozessor</text:p>
          </table:table-cell>
          <table:table-cell table:style-name="ce2" office:value-type="string">
            <text:p>Processador Mineral DM</text:p>
          </table:table-cell>
          <table:table-cell table:number-columns-repeated="2" table:style-name="ce2" office:value-type="string">
            <text:p>DM Mineral Processor</text:p>
          </table:table-cell>
          <table:table-cell table:style-name="ce2" office:value-type="string">
            <text:p>Procesador de minerales DM</text:p>
          </table:table-cell>
          <table:table-cell table:style-name="ce8" table:number-columns-repeated="18"/>
          <table:table-cell table:number-columns-repeated="998"/>
        </table:table-row>
        <table:table-row table:style-name="ro2">
          <table:table-cell table:style-name="ce2" office:value-type="string">
            <text:p>building_dark_matter_mineral_processor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8" table:number-columns-repeated="18"/>
          <table:table-cell table:number-columns-repeated="998"/>
        </table:table-row>
        <table:table-row table:style-name="ro3">
          <table:table-cell table:style-name="ce2" office:value-type="string">
            <text:p>building_dark_matter_physics_lab</text:p>
          </table:table-cell>
          <table:table-cell table:style-name="ce2" office:value-type="string">
            <text:p>DM Exotic Particle Accelerator</text:p>
          </table:table-cell>
          <table:table-cell table:style-name="ce2" office:value-type="string">
            <text:p>Ускоритель экзотических частиц</text:p>
          </table:table-cell>
          <table:table-cell table:style-name="ce2" office:value-type="string">
            <text:p>DM Exotischer Teilchenbeschleuniger</text:p>
          </table:table-cell>
          <table:table-cell table:style-name="ce2" office:value-type="string">
            <text:p>Acelerador de Partículas Exotic DM</text:p>
          </table:table-cell>
          <table:table-cell table:style-name="ce2" office:value-type="string">
            <text:p>Accélérateur de particules exotiques DM</text:p>
          </table:table-cell>
          <table:table-cell table:style-name="ce2" office:value-type="string">
            <text:p>DM Exotic Particle Accelerator</text:p>
          </table:table-cell>
          <table:table-cell table:style-name="ce2" office:value-type="string">
            <text:p>Acelerador de partículas exótico DM</text:p>
          </table:table-cell>
          <table:table-cell table:style-name="ce8" table:number-columns-repeated="18"/>
          <table:table-cell table:number-columns-repeated="998"/>
        </table:table-row>
        <table:table-row table:style-name="ro2">
          <table:table-cell table:style-name="ce2" office:value-type="string">
            <text:p>building_dark_matter_physics_lab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8" table:number-columns-repeated="18"/>
          <table:table-cell table:number-columns-repeated="998"/>
        </table:table-row>
        <table:table-row table:style-name="ro2">
          <table:table-cell table:style-name="ce2" office:value-type="string">
            <text:p>building_dark_matter_reactor</text:p>
          </table:table-cell>
          <table:table-cell table:style-name="ce2" office:value-type="string">
            <text:p>DM Energy Multiplexer</text:p>
          </table:table-cell>
          <table:table-cell table:style-name="ce2" office:value-type="string">
            <text:p>Энергетический мультиплексор на тёмной материи</text:p>
          </table:table-cell>
          <table:table-cell table:style-name="ce2" office:value-type="string">
            <text:p>DM Energiemultiplexer</text:p>
          </table:table-cell>
          <table:table-cell table:style-name="ce2" office:value-type="string">
            <text:p>Multiplexador de energia DM</text:p>
          </table:table-cell>
          <table:table-cell table:style-name="ce2" office:value-type="string">
            <text:p>Multiplexeur d'énergie DM</text:p>
          </table:table-cell>
          <table:table-cell table:style-name="ce2" office:value-type="string">
            <text:p>Multiplekser energii DM</text:p>
          </table:table-cell>
          <table:table-cell table:style-name="ce2" office:value-type="string">
            <text:p>DM Energy Multiplexer</text:p>
          </table:table-cell>
          <table:table-cell table:style-name="ce8" table:number-columns-repeated="18"/>
          <table:table-cell table:number-columns-repeated="998"/>
        </table:table-row>
        <table:table-row table:style-name="ro2">
          <table:table-cell table:style-name="ce2" office:value-type="string">
            <text:p>building_dark_matter_reactor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8" table:number-columns-repeated="18"/>
          <table:table-cell table:number-columns-repeated="998"/>
        </table:table-row>
        <table:table-row table:style-name="ro2">
          <table:table-cell table:style-name="ce2" office:value-type="string">
            <text:p>building_dark_matter_society_lab</text:p>
          </table:table-cell>
          <table:table-cell table:style-name="ce2" office:value-type="string">
            <text:p>DM Biogenic Chamber</text:p>
          </table:table-cell>
          <table:table-cell table:style-name="ce2" office:value-type="string">
            <text:p>Биогенная камера </text:p>
          </table:table-cell>
          <table:table-cell table:style-name="ce2" office:value-type="string">
            <text:p>DM Biogene Kammer</text:p>
          </table:table-cell>
          <table:table-cell table:style-name="ce2" office:value-type="string">
            <text:p>Câmara Biogênica DM</text:p>
          </table:table-cell>
          <table:table-cell table:style-name="ce2" office:value-type="string">
            <text:p>Chambre biogénique DM</text:p>
          </table:table-cell>
          <table:table-cell table:style-name="ce2" office:value-type="string">
            <text:p>DM Biogenic Chamber</text:p>
          </table:table-cell>
          <table:table-cell table:style-name="ce2" office:value-type="string">
            <text:p>DM Cámara biogénica</text:p>
          </table:table-cell>
          <table:table-cell table:style-name="ce8" table:number-columns-repeated="18"/>
          <table:table-cell table:number-columns-repeated="998"/>
        </table:table-row>
        <table:table-row table:style-name="ro2">
          <table:table-cell table:style-name="ce2" office:value-type="string">
            <text:p>building_dark_matter_society_lab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8" table:number-columns-repeated="18"/>
          <table:table-cell table:number-columns-repeated="998"/>
        </table:table-row>
        <table:table-row table:style-name="ro2">
          <table:table-cell table:style-name="ce2" office:value-type="string">
            <text:p>building_elder_compounds_extractor</text:p>
          </table:table-cell>
          <table:table-cell table:style-name="ce2" office:value-type="string">
            <text:p>Elder Compounds Extractor</text:p>
          </table:table-cell>
          <table:table-cell table:style-name="ce2" office:value-type="string">
            <text:p>Экстрактор компонентов предтеч</text:p>
          </table:table-cell>
          <table:table-cell table:style-name="ce2" office:value-type="string">
            <text:p>Elder Compounds Extractor</text:p>
          </table:table-cell>
          <table:table-cell table:style-name="ce2" office:value-type="string">
            <text:p>Extrator de Compostos Elder</text:p>
          </table:table-cell>
          <table:table-cell table:style-name="ce2" office:value-type="string">
            <text:p>Elder Compounds Extracteur</text:p>
          </table:table-cell>
          <table:table-cell table:style-name="ce2" office:value-type="string">
            <text:p>Elder Extractor</text:p>
          </table:table-cell>
          <table:table-cell table:style-name="ce2" office:value-type="string">
            <text:p>Elder Compounds Extractor</text:p>
          </table:table-cell>
          <table:table-cell table:style-name="ce8" table:number-columns-repeated="18"/>
          <table:table-cell table:number-columns-repeated="998"/>
        </table:table-row>
        <table:table-row table:style-name="ro6">
          <table:table-cell table:style-name="ce2" office:value-type="string">
            <text:p>building_elder_compounds_extractor_desc</text:p>
          </table:table-cell>
          <table:table-cell table:style-name="ce2" office:value-type="string">
            <text:p>This specialized Extractor scours the planetary region for the fabled Elder Compounds - which, incidentally, provides a great deal of Minerals in the process.</text:p>
          </table:table-cell>
          <table:table-cell table:style-name="ce2" office:value-type="string">
            <text:p>Этот специализированный экстрактор обследует регион в поисках легендарных компонентов предтеч, и заодно обеспечивает много полезных ископаемых в процессе добычи.</text:p>
          </table:table-cell>
          <table:table-cell table:style-name="ce2" office:value-type="string">
            <text:p>Dieser spezialisierte Extraktor durchkämmt die Planetenregion für die legendären Elder Compounds - was übrigens eine große Menge an Mineralien liefert.</text:p>
          </table:table-cell>
          <table:table-cell table:style-name="ce2" office:value-type="string">
            <text:p>Este extrator especializado vasculha a região planetária para os fabulosos Elder Compounds - que, aliás, fornecem uma grande quantidade de minerais no processo.</text:p>
          </table:table-cell>
          <table:table-cell table:style-name="ce2" office:value-type="string">
            <text:p>Cet extracteur spécialisé parcourt la région planétaire à la recherche des légendaires composés des Aînés - qui, accessoirement, fournissent beaucoup de minéraux dans le processus.</text:p>
          </table:table-cell>
          <table:table-cell table:style-name="ce2" office:value-type="string">
            <text:p>Ten specjalistyczny ekstraktor przeszukuje region planetarny pod kątem legendarnych Starych Związków - które, nawiasem mówiąc, dostarczają wielu Minerałów w tym procesie.</text:p>
          </table:table-cell>
          <table:table-cell table:style-name="ce2" office:value-type="string">
            <text:p>Este extractor especializado recorre la región planetaria en busca de los legendarios compuestos antiguos, que, por cierto, proporcionan una gran cantidad de minerales en el proceso.</text:p>
          </table:table-cell>
          <table:table-cell table:style-name="ce8" table:number-columns-repeated="18"/>
          <table:table-cell table:number-columns-repeated="998"/>
        </table:table-row>
        <table:table-row table:style-name="ro1">
          <table:table-cell table:style-name="ce2" office:value-type="string">
            <text:p>building_engos_purifier</text:p>
          </table:table-cell>
          <table:table-cell table:style-name="ce2" office:value-type="string">
            <text:p>Engos Purifier</text:p>
          </table:table-cell>
          <table:table-cell table:style-name="ce2" office:value-type="string">
            <text:p>Энгосский очиститель</text:p>
          </table:table-cell>
          <table:table-cell table:style-name="ce2" office:value-type="string">
            <text:p>Engos Raffinerie</text:p>
          </table:table-cell>
          <table:table-cell table:style-name="ce2" office:value-type="string">
            <text:p>Purificador Engos</text:p>
          </table:table-cell>
          <table:table-cell table:style-name="ce2" office:value-type="string">
            <text:p>Engos Purificateur</text:p>
          </table:table-cell>
          <table:table-cell table:style-name="ce2" office:value-type="string">
            <text:p>Oczyszczacz Engos</text:p>
          </table:table-cell>
          <table:table-cell table:style-name="ce2" office:value-type="string">
            <text:p>Purificador de Engos</text:p>
          </table:table-cell>
          <table:table-cell table:style-name="ce8" table:number-columns-repeated="18"/>
          <table:table-cell table:number-columns-repeated="998"/>
        </table:table-row>
        <table:table-row table:style-name="ro7">
          <table:table-cell table:style-name="ce2" office:value-type="string">
            <text:p>building_engos_purifier_desc</text:p>
          </table:table-cell>
          <table:table-cell table:style-name="ce2" office:value-type="string">
            <text:p>Engos Purifiers condense the gaseous secretions into their purest state, producing a great deal of Energy Credits.</text:p>
          </table:table-cell>
          <table:table-cell table:style-name="ce2" office:value-type="string">
            <text:p>Энгосские очистители концентрируют газообразные выделения в их чистом состоянии, производя много энергии.</text:p>
          </table:table-cell>
          <table:table-cell table:style-name="ce2" office:value-type="string">
            <text:p>Engos Purifiers kondensieren die gasförmigen Sekrete in ihren reinsten Zustand und produzieren eine Menge Energie-Credits.</text:p>
          </table:table-cell>
          <table:table-cell table:style-name="ce2" office:value-type="string">
            <text:p>Os Purificadores Engos condensam as secreções gasosas em seu estado mais puro, produzindo uma grande quantidade de créditos energéticos.</text:p>
          </table:table-cell>
          <table:table-cell table:style-name="ce2" office:value-type="string">
            <text:p>Engos Purificateurs condensent les sécrétions gazeuses dans leur état le plus pur, produisant une grande quantité de crédits énergétiques.</text:p>
          </table:table-cell>
          <table:table-cell table:style-name="ce2" office:value-type="string">
            <text:p>Oczyszczacze gazów skraplają gazowe wydzieliny w ich najczystszym stanie, wytwarzając dużo energii.</text:p>
          </table:table-cell>
          <table:table-cell table:style-name="ce2" office:value-type="string">
            <text:p>Los purificadores de Engos condensan las secreciones gaseosas en su estado más puro, produciendo una gran cantidad de créditos de energía.</text:p>
          </table:table-cell>
          <table:table-cell table:style-name="ce8" table:number-columns-repeated="18"/>
          <table:table-cell table:number-columns-repeated="998"/>
        </table:table-row>
        <table:table-row table:style-name="ro1">
          <table:table-cell table:style-name="ce2" office:value-type="string">
            <text:p>building_euratite_transmuter</text:p>
          </table:table-cell>
          <table:table-cell table:style-name="ce2" office:value-type="string">
            <text:p>Euratite Transmuter</text:p>
          </table:table-cell>
          <table:table-cell table:style-name="ce2" office:value-type="string">
            <text:p>Трансмутатор евратита</text:p>
          </table:table-cell>
          <table:table-cell table:style-name="ce2" office:value-type="string">
            <text:p>Euratit Transmuter</text:p>
          </table:table-cell>
          <table:table-cell table:style-name="ce2" office:value-type="string">
            <text:p>Euratite Transmuter</text:p>
          </table:table-cell>
          <table:table-cell table:style-name="ce2" office:value-type="string">
            <text:p>Euratite Transmuter</text:p>
          </table:table-cell>
          <table:table-cell table:style-name="ce2" office:value-type="string">
            <text:p>Eurotyta Transmuter</text:p>
          </table:table-cell>
          <table:table-cell table:style-name="ce2" office:value-type="string">
            <text:p>Transmuter Euratite</text:p>
          </table:table-cell>
          <table:table-cell table:style-name="ce8" table:number-columns-repeated="18"/>
          <table:table-cell table:number-columns-repeated="998"/>
        </table:table-row>
        <table:table-row table:style-name="ro6">
          <table:table-cell table:style-name="ce2" office:value-type="string">
            <text:p>building_euratite_transmuter_desc</text:p>
          </table:table-cell>
          <table:table-cell table:style-name="ce2" office:value-type="string">
            <text:p>The product of a great deal of careful study, the Transmuter converts Euratite into a 'safe' form, allowing it to fuel both Research and Energy production.</text:p>
          </table:table-cell>
          <table:table-cell table:style-name="ce2" office:value-type="string">
            <text:p>Продукт тщательного изучения, этот трансмутатор превращает евратит в его «безопасную» форму, позволяя ему подпитывать как наши исследования, так и производство энергии.</text:p>
          </table:table-cell>
          <table:table-cell table:style-name="ce2" office:value-type="string">
            <text:p>Als Ergebnis einer sorgfältigen Studie verwandelt der Transmuter Euratit in eine "sichere" Form, die es sowohl der Forschung als auch der Energieerzeugung ermöglicht.</text:p>
          </table:table-cell>
          <table:table-cell table:style-name="ce2" office:value-type="string">
            <text:p>O produto de uma grande quantidade de estudo cuidadoso, o Transmutador converte Euratite em uma forma "segura", permitindo-lhe alimentar tanto a produção de pesquisa e energia.</text:p>
          </table:table-cell>
          <table:table-cell table:style-name="ce2" office:value-type="string">
            <text:p>Fruit d'une étude minutieuse, le Transmuter convertit Euratite en une forme «sûre», lui permettant d'alimenter à la fois la recherche et la production d'énergie.</text:p>
          </table:table-cell>
          <table:table-cell table:style-name="ce2" office:value-type="string">
            <text:p>Produkt Transmuter, będący produktem wielu uważnych badań, przekształca Euratyt w "bezpieczną" formę, umożliwiając jej napędzanie zarówno produkcji, jak i energii.</text:p>
          </table:table-cell>
          <table:table-cell table:style-name="ce2" office:value-type="string">
            <text:p>Producto de una gran cantidad de estudio cuidadoso, el Transmuter convierte a Euratite en una forma 'segura', lo que le permite alimentar tanto la producción de Investigación como la de Energía.</text:p>
          </table:table-cell>
          <table:table-cell table:style-name="ce8" table:number-columns-repeated="18"/>
          <table:table-cell table:number-columns-repeated="998"/>
        </table:table-row>
        <table:table-row table:style-name="ro1">
          <table:table-cell table:style-name="ce2" office:value-type="string">
            <text:p>building_gigalife_preserve</text:p>
          </table:table-cell>
          <table:table-cell table:style-name="ce2" office:value-type="string">
            <text:p>Gigalife Preserve</text:p>
          </table:table-cell>
          <table:table-cell table:style-name="ce2" office:value-type="string">
            <text:p>Заповедник гига-сущности</text:p>
          </table:table-cell>
          <table:table-cell table:style-name="ce2" office:value-type="string">
            <text:p>Gigaorganismen Reservat</text:p>
          </table:table-cell>
          <table:table-cell table:style-name="ce2" office:value-type="string">
            <text:p>Preservar Gigalife</text:p>
          </table:table-cell>
          <table:table-cell table:style-name="ce2" office:value-type="string">
            <text:p>Gigalife Preserve</text:p>
          </table:table-cell>
          <table:table-cell table:style-name="ce2" office:value-type="string">
            <text:p>Gigalife Preserve</text:p>
          </table:table-cell>
          <table:table-cell table:style-name="ce2" office:value-type="string">
            <text:p>Gigalife Preserve</text:p>
          </table:table-cell>
          <table:table-cell table:style-name="ce8" table:number-columns-repeated="18"/>
          <table:table-cell table:number-columns-repeated="998"/>
        </table:table-row>
        <table:table-row table:style-name="ro8">
          <table:table-cell table:style-name="ce2" office:value-type="string">
            <text:p>building_gigalife_preserve_desc</text:p>
          </table:table-cell>
          <table:table-cell table:style-name="ce2" office:value-type="string">
            <text:p>Preserving the unique Gigalife-form and its 'ecosystem' yields uncanny insight into an astonishing array of biological Research.</text:p>
          </table:table-cell>
          <table:table-cell table:style-name="ce2" office:value-type="string">
            <text:p>Сохранение такой уникальной формы жизни как гига-сущность и её «экосистемы» даст нам невероятный массив данных по биологическим исследованиям.</text:p>
          </table:table-cell>
          <table:table-cell table:style-name="ce2" office:value-type="string">
            <text:p>Die Erhaltung der einzigartigen Gigalife-Form und ihres "Ökosystems" liefert unheimliche Einblicke in eine erstaunliche Vielfalt biologischer Forschung.</text:p>
          </table:table-cell>
          <table:table-cell table:style-name="ce2" office:value-type="string">
            <text:p>Preservar a forma única de Gigalife e seu "ecossistema" produz uma visão surpreendente de uma surpreendente variedade de pesquisas biológicas.</text:p>
          </table:table-cell>
          <table:table-cell table:style-name="ce2" office:value-type="string">
            <text:p>La préservation de la forme unique de Gigalife et de son «écosystème» donne un aperçu troublant d'un éventail étonnant de recherches biologiques.</text:p>
          </table:table-cell>
          <table:table-cell table:style-name="ce2" office:value-type="string">
            <text:p>Zachowanie unikalnej formy Gigalife i jej "ekosystemu" daje niesamowity wgląd w zadziwiającą gamę badań biologicznych.</text:p>
          </table:table-cell>
          <table:table-cell table:style-name="ce2" office:value-type="string">
            <text:p>Preservar la forma única de Gigalife y su 'ecosistema' produce una comprensión misteriosa de una asombrosa variedad de investigaciones biológicas.</text:p>
          </table:table-cell>
          <table:table-cell table:style-name="ce8" table:number-columns-repeated="18"/>
          <table:table-cell table:number-columns-repeated="998"/>
        </table:table-row>
        <table:table-row table:style-name="ro2">
          <table:table-cell table:style-name="ce2" office:value-type="string">
            <text:p>building_gravitronic_engine</text:p>
          </table:table-cell>
          <table:table-cell table:style-name="ce2" office:value-type="string">
            <text:p>Gravitronic Engine</text:p>
          </table:table-cell>
          <table:table-cell table:style-name="ce2" office:value-type="string">
            <text:p>Гравитонный двигатель</text:p>
          </table:table-cell>
          <table:table-cell table:style-name="ce2" office:value-type="string">
            <text:p>Gravitronische Maschine</text:p>
          </table:table-cell>
          <table:table-cell table:style-name="ce2" office:value-type="string">
            <text:p>Motor Gravitronico</text:p>
          </table:table-cell>
          <table:table-cell table:style-name="ce2" office:value-type="string">
            <text:p>Moteur gravitronique</text:p>
          </table:table-cell>
          <table:table-cell table:style-name="ce2" office:value-type="string">
            <text:p>Gravitronic Engine</text:p>
          </table:table-cell>
          <table:table-cell table:style-name="ce2" office:value-type="string">
            <text:p>Motor Gravitronic</text:p>
          </table:table-cell>
          <table:table-cell table:style-name="ce8" table:number-columns-repeated="18"/>
          <table:table-cell table:number-columns-repeated="998"/>
        </table:table-row>
        <table:table-row table:style-name="ro6">
          <table:table-cell table:style-name="ce2" office:value-type="string">
            <text:p>building_gravitronic_engine_desc</text:p>
          </table:table-cell>
          <table:table-cell table:style-name="ce2" office:value-type="string">
            <text:p>Built using the unique properties of the Altair Stone, this Engine has revolutionized our understanding of gravitronic processes and galvanized that entire field of science.</text:p>
          </table:table-cell>
          <table:table-cell table:style-name="ce2" office:value-type="string">
            <text:p>Этот двигатель, созданный с использованием уникальных свойств камня Альтаир, революционизировал наше понимание гравитонных процессов и оживил всю эту область науки.</text:p>
          </table:table-cell>
          <table:table-cell table:style-name="ce2" office:value-type="string">
            <text:p>Der Motor wurde mit den einzigartigen Eigenschaften des Altair-Steins gebaut und hat unser Verständnis von gravitronischen Prozessen revolutioniert und das ganze Gebiet der Wissenschaft verzinkt.</text:p>
          </table:table-cell>
          <table:table-cell table:style-name="ce2" office:value-type="string">
            <text:p>Construído usando as propriedades únicas da Pedra Altair, este motor revolucionou nossa compreensão dos processos gravitronicos e galvanizou todo o campo da ciência.</text:p>
          </table:table-cell>
          <table:table-cell table:style-name="ce2" office:value-type="string">
            <text:p>Construit en utilisant les propriétés uniques de la pierre d'Altair, ce moteur a révolutionné notre compréhension des processus gravitronic et galvanisé ce champ entier de la science.</text:p>
          </table:table-cell>
          <table:table-cell table:style-name="ce2" office:value-type="string">
            <text:p>Zbudowany przy użyciu unikalnych właściwości Kamienia Altaira, ten Silnik zrewolucjonizował nasze rozumienie procesów grawitronicznych i ocynkował całą dziedzinę nauki.</text:p>
          </table:table-cell>
          <table:table-cell table:style-name="ce2" office:value-type="string">
            <text:p>Construido con las propiedades únicas de Altair Stone, este motor ha revolucionado nuestra comprensión de los procesos gravitrónicos y ha galvanizado todo ese campo de la ciencia.</text:p>
          </table:table-cell>
          <table:table-cell table:style-name="ce8" table:number-columns-repeated="18"/>
          <table:table-cell table:number-columns-repeated="998"/>
        </table:table-row>
        <table:table-row table:style-name="ro2">
          <table:table-cell table:style-name="ce2" office:value-type="string">
            <text:p>building_helium_3_power_hub</text:p>
          </table:table-cell>
          <table:table-cell table:style-name="ce2" office:value-type="string">
            <text:p>Helium-3 Power Hub</text:p>
          </table:table-cell>
          <table:table-cell table:style-name="ce2" office:value-type="string">
            <text:p>Силовой концентратор на гелии-3</text:p>
          </table:table-cell>
          <table:table-cell table:style-name="ce2" office:value-type="string">
            <text:p>Helium-3 Energie-Hub</text:p>
          </table:table-cell>
          <table:table-cell table:style-name="ce2" office:value-type="string">
            <text:p>Hub de Energia Hélio-3</text:p>
          </table:table-cell>
          <table:table-cell table:style-name="ce2" office:value-type="string">
            <text:p>Concentrateur d'énergie Helium-3</text:p>
          </table:table-cell>
          <table:table-cell table:number-columns-repeated="2" table:style-name="ce2" office:value-type="string">
            <text:p>Helium-3 Power Hub</text:p>
          </table:table-cell>
          <table:table-cell table:style-name="ce8" table:number-columns-repeated="18"/>
          <table:table-cell table:number-columns-repeated="998"/>
        </table:table-row>
        <table:table-row table:style-name="ro6">
          <table:table-cell table:style-name="ce2" office:value-type="string">
            <text:p>building_helium_3_power_hub_desc</text:p>
          </table:table-cell>
          <table:table-cell table:style-name="ce2" office:value-type="string">
            <text:p>The Helium-3 Power Hub improves net Energy production well beyond conventional materials, streamlining an entire planet's generative processes.</text:p>
          </table:table-cell>
          <table:table-cell table:style-name="ce2" office:value-type="string">
            <text:p>Используя значительно превосходящие обычные материалы, силовой концентратор на гелии-3 улучшает системное производство энергии, оптимизируя производственные процессы на всей планете.</text:p>
          </table:table-cell>
          <table:table-cell table:style-name="ce2" office:value-type="string">
            <text:p>Der Helium-3 Power Hub verbessert die Nettoenergieproduktion weit über herkömmliche Materialien hinaus und rationalisiert die generativen Prozesse eines ganzen Planeten.</text:p>
          </table:table-cell>
          <table:table-cell table:style-name="ce2" office:value-type="string">
            <text:p>O Power Hub Hélio-3 melhora a produção de energia líquida muito além dos materiais convencionais, agilizando os processos generativos de um planeta inteiro.</text:p>
          </table:table-cell>
          <table:table-cell table:style-name="ce2" office:value-type="string">
            <text:p>Le Hub énergétique Helium-3 améliore la production nette d'énergie bien au-delà des matériaux conventionnels, en rationalisant les processus générateurs d'une planète entière.</text:p>
          </table:table-cell>
          <table:table-cell table:style-name="ce2" office:value-type="string">
            <text:p>Hub Helium-3 poprawia produkcję energii netto znacznie przewyższając konwencjonalne materiały, usprawniając generatywne procesy całej planety.</text:p>
          </table:table-cell>
          <table:table-cell table:style-name="ce2" office:value-type="string">
            <text:p>Helium-3 Power Hub mejora la producción neta de energía mucho más allá de los materiales convencionales, agilizando los procesos generativos de todo un planeta.</text:p>
          </table:table-cell>
          <table:table-cell table:style-name="ce8" table:number-columns-repeated="18"/>
          <table:table-cell table:number-columns-repeated="998"/>
        </table:table-row>
        <table:table-row table:style-name="ro1">
          <table:table-cell table:style-name="ce2" office:value-type="string">
            <text:p>building_hivaron_bioreactor</text:p>
          </table:table-cell>
          <table:table-cell table:style-name="ce2" office:value-type="string">
            <text:p>Hivaron Bioreactor</text:p>
          </table:table-cell>
          <table:table-cell table:style-name="ce2" office:value-type="string">
            <text:p>Хайваронский биореактор</text:p>
          </table:table-cell>
          <table:table-cell table:style-name="ce2" office:value-type="string">
            <text:p>Hivaron Bioreaktor</text:p>
          </table:table-cell>
          <table:table-cell table:style-name="ce2" office:value-type="string">
            <text:p>Biorreator Hivaron</text:p>
          </table:table-cell>
          <table:table-cell table:style-name="ce2" office:value-type="string">
            <text:p>Bioréacteur Hivaron</text:p>
          </table:table-cell>
          <table:table-cell table:style-name="ce2" office:value-type="string">
            <text:p>Hivaron Bioreactor</text:p>
          </table:table-cell>
          <table:table-cell table:style-name="ce2" office:value-type="string">
            <text:p>Hivaron Bioreactor</text:p>
          </table:table-cell>
          <table:table-cell table:style-name="ce8" table:number-columns-repeated="18"/>
          <table:table-cell table:number-columns-repeated="998"/>
        </table:table-row>
        <table:table-row table:style-name="ro6">
          <table:table-cell table:style-name="ce2" office:value-type="string">
            <text:p>building_hivaron_bioreactor_desc</text:p>
          </table:table-cell>
          <table:table-cell table:style-name="ce2" office:value-type="string">
            <text:p>Hivaron Bioreactors make the most of the Hivaron Stone's fuel-related properties, producing a substantial amount of Energy Credits.</text:p>
          </table:table-cell>
          <table:table-cell table:style-name="ce2" office:value-type="string">
            <text:p>Хайваронские биореакторы максимально используют свойства хайваронского камня, связанные с топливом, производя значительное количество энергии.</text:p>
          </table:table-cell>
          <table:table-cell table:style-name="ce2" office:value-type="string">
            <text:p>Hivaron Bioreactors nutzen die Brennstoffeigenschaften des Hivaron Stones und produzieren eine beträchtliche Menge an Energiegutschriften.</text:p>
          </table:table-cell>
          <table:table-cell table:style-name="ce2" office:value-type="string">
            <text:p>Os biorreatores Hivaron aproveitam ao máximo as propriedades relacionadas ao combustível da Hivaron Stone, produzindo uma quantidade substancial de créditos de energia.</text:p>
          </table:table-cell>
          <table:table-cell table:style-name="ce2" office:value-type="string">
            <text:p>Les bioréacteurs Hivaron tirent le meilleur parti des propriétés liées au combustible de la pierre Hivaron, produisant une quantité substantielle de crédits énergétiques.</text:p>
          </table:table-cell>
          <table:table-cell table:style-name="ce2" office:value-type="string">
            <text:p>Bioreaktory Hivaron wykorzystują w pełni właściwości związane z paliwem Hivaron Stone, produkując znaczną ilość kredytów energetycznych.</text:p>
          </table:table-cell>
          <table:table-cell table:style-name="ce2" office:value-type="string">
            <text:p>Hivaron Bioreactors aprovecha al máximo las propiedades relacionadas con el combustible de Hivaron Stone, produciendo una cantidad sustancial de créditos de energía.</text:p>
          </table:table-cell>
          <table:table-cell table:style-name="ce8" table:number-columns-repeated="18"/>
          <table:table-cell table:number-columns-repeated="998"/>
        </table:table-row>
        <table:table-row table:style-name="ro2">
          <table:table-cell table:style-name="ce2" office:value-type="string">
            <text:p>building_hivaron_dispensary</text:p>
          </table:table-cell>
          <table:table-cell table:style-name="ce2" office:value-type="string">
            <text:p>Hivaron Dispensary</text:p>
          </table:table-cell>
          <table:table-cell table:style-name="ce2" office:value-type="string">
            <text:p>Хайваронский диспансер</text:p>
          </table:table-cell>
          <table:table-cell table:style-name="ce2" office:value-type="string">
            <text:p>Hivaron Dispensary</text:p>
          </table:table-cell>
          <table:table-cell table:style-name="ce2" office:value-type="string">
            <text:p>Dispensário Hivaron</text:p>
          </table:table-cell>
          <table:table-cell table:style-name="ce2" office:value-type="string">
            <text:p>Dispensaire de Hivaron</text:p>
          </table:table-cell>
          <table:table-cell table:style-name="ce2" office:value-type="string">
            <text:p>Hivaron Dispensary</text:p>
          </table:table-cell>
          <table:table-cell table:style-name="ce2" office:value-type="string">
            <text:p>Dispensario Hivaron</text:p>
          </table:table-cell>
          <table:table-cell table:style-name="ce8" table:number-columns-repeated="18"/>
          <table:table-cell table:number-columns-repeated="998"/>
        </table:table-row>
        <table:table-row table:style-name="ro7">
          <table:table-cell table:style-name="ce2" office:value-type="string">
            <text:p>building_hivaron_dispensary_desc</text:p>
          </table:table-cell>
          <table:table-cell table:style-name="ce2" office:value-type="string">
            <text:p>Hivaron Dispensaries increase slave performance appreciably, and provide food for Pops to boot.</text:p>
          </table:table-cell>
          <table:table-cell table:style-name="ce2" office:value-type="string">
            <text:p>Хайваронские диспенсеры значительно повышают эффективность работы рабов и обеспечивают пищу для поселений.</text:p>
          </table:table-cell>
          <table:table-cell table:style-name="ce2" office:value-type="string">
            <text:p>Hivaron Dispensaries erhöhen die Leistung des Sklaven erheblich und versorgen Pops mit Essen.</text:p>
          </table:table-cell>
          <table:table-cell table:style-name="ce2" office:value-type="string">
            <text:p>Os Dispensários Hivaron aumentam consideravelmente o desempenho do escravo e fornecem comida para o Pops inicializar.</text:p>
          </table:table-cell>
          <table:table-cell table:style-name="ce2" office:value-type="string">
            <text:p>Les Dispensaires Hivaron augmentent considérablement la performance de l'esclave et fournissent de la nourriture aux Pops pour démarrer.</text:p>
          </table:table-cell>
          <table:table-cell table:style-name="ce2" office:value-type="string">
            <text:p>Hivaron Dispensary zwiększa znacznie wydajność niewolników i zapewnia jedzenie dla Popsów.</text:p>
          </table:table-cell>
          <table:table-cell table:style-name="ce2" office:value-type="string">
            <text:p>Los dispensarios de Hivaron aumentan el rendimiento de los esclavos de forma apreciable y proporcionan alimento para los Pops.</text:p>
          </table:table-cell>
          <table:table-cell table:style-name="ce8" table:number-columns-repeated="18"/>
          <table:table-cell table:number-columns-repeated="998"/>
        </table:table-row>
        <table:table-row table:style-name="ro1">
          <table:table-cell table:style-name="ce2" office:value-type="string">
            <text:p>building_hivaron_farm</text:p>
          </table:table-cell>
          <table:table-cell table:style-name="ce2" office:value-type="string">
            <text:p>Hivaron Farm</text:p>
          </table:table-cell>
          <table:table-cell table:style-name="ce2" office:value-type="string">
            <text:p>Хайваронская ферма</text:p>
          </table:table-cell>
          <table:table-cell table:style-name="ce2" office:value-type="string">
            <text:p>Hivaron Bauernhof</text:p>
          </table:table-cell>
          <table:table-cell table:style-name="ce2" office:value-type="string">
            <text:p>Fazenda Hivaron</text:p>
          </table:table-cell>
          <table:table-cell table:style-name="ce2" office:value-type="string">
            <text:p>Ferme Hivaron</text:p>
          </table:table-cell>
          <table:table-cell table:style-name="ce2" office:value-type="string">
            <text:p>Hivaron Farm</text:p>
          </table:table-cell>
          <table:table-cell table:style-name="ce2" office:value-type="string">
            <text:p>Hivaron Farm</text:p>
          </table:table-cell>
          <table:table-cell table:style-name="ce8" table:number-columns-repeated="18"/>
          <table:table-cell table:number-columns-repeated="998"/>
        </table:table-row>
        <table:table-row table:style-name="ro8">
          <table:table-cell table:style-name="ce2" office:value-type="string">
            <text:p>building_hivaron_farm_desc</text:p>
          </table:table-cell>
          <table:table-cell table:style-name="ce2" office:value-type="string">
            <text:p>Hivaron Farms employ the stimulant properties of Hivaron to maximize Food production in an ethical manner.</text:p>
          </table:table-cell>
          <table:table-cell table:style-name="ce2" office:value-type="string">
            <text:p>Хайваронские фермы используют стимулирующие свойства хайваронского камня для максимизации производства продуктов питания этичным образом.</text:p>
          </table:table-cell>
          <table:table-cell table:style-name="ce2" office:value-type="string">
            <text:p>Hivaron Farms nutzt die stimulierenden Eigenschaften von Hivaron, um die Nahrungsmittelproduktion auf ethische Weise zu maximieren.</text:p>
          </table:table-cell>
          <table:table-cell table:style-name="ce2" office:value-type="string">
            <text:p>A Hivaron Farms emprega as propriedades estimulantes do Hivaron para maximizar a produção de alimentos de maneira ética.</text:p>
          </table:table-cell>
          <table:table-cell table:style-name="ce2" office:value-type="string">
            <text:p>Hivaron Farms utilise les propriétés stimulantes de Hivaron pour maximiser la production alimentaire de manière éthique.</text:p>
          </table:table-cell>
          <table:table-cell table:style-name="ce2" office:value-type="string">
            <text:p>Hivaron Farms wykorzystuje właściwości pobudzające Hivaron, aby zmaksymalizować produkcję żywności w sposób etyczny.</text:p>
          </table:table-cell>
          <table:table-cell table:style-name="ce2" office:value-type="string">
            <text:p>Hivaron Farms emplea las propiedades estimulantes de Hivaron para maximizar la producción de alimentos de una manera ética.</text:p>
          </table:table-cell>
          <table:table-cell table:style-name="ce8" table:number-columns-repeated="18"/>
          <table:table-cell table:number-columns-repeated="998"/>
        </table:table-row>
        <table:table-row table:style-name="ro1">
          <table:table-cell table:style-name="ce2" office:value-type="string">
            <text:p>building_iron_wood_mill</text:p>
          </table:table-cell>
          <table:table-cell table:style-name="ce2" office:value-type="string">
            <text:p>Ironwood Mill</text:p>
          </table:table-cell>
          <table:table-cell table:style-name="ce2" office:value-type="string">
            <text:p>Мельница древостали</text:p>
          </table:table-cell>
          <table:table-cell table:style-name="ce2" office:value-type="string">
            <text:p>Eisenholz Sägewerk</text:p>
          </table:table-cell>
          <table:table-cell table:style-name="ce2" office:value-type="string">
            <text:p>Moinho de Ferro</text:p>
          </table:table-cell>
          <table:table-cell table:style-name="ce2" office:value-type="string">
            <text:p>Moulin d'Ironwood</text:p>
          </table:table-cell>
          <table:table-cell table:number-columns-repeated="2" table:style-name="ce2" office:value-type="string">
            <text:p>Ironwood Mill</text:p>
          </table:table-cell>
          <table:table-cell table:style-name="ce8" table:number-columns-repeated="18"/>
          <table:table-cell table:number-columns-repeated="998"/>
        </table:table-row>
        <table:table-row table:style-name="ro9">
          <table:table-cell table:style-name="ce2" office:value-type="string">
            <text:p>building_iron_wood_mill_desc</text:p>
          </table:table-cell>
          <table:table-cell table:style-name="ce2" office:value-type="string">
            <text:p>Ironwood Mills produce Mineral-like building materials of a cheap yet durable nature.</text:p>
          </table:table-cell>
          <table:table-cell table:style-name="ce2" office:value-type="string">
            <text:p>Мельницы древостали производят дешевые, но долговечные строительные материалы, похожие на минеральные.</text:p>
          </table:table-cell>
          <table:table-cell table:style-name="ce2" office:value-type="string">
            <text:p>Ironwood Mills produziert Mineral-ähnliche Baumaterialien von billiger und doch dauerhafter Natur.</text:p>
          </table:table-cell>
          <table:table-cell table:style-name="ce2" office:value-type="string">
            <text:p>A Ironwood Mills produz materiais de construção semelhantes a minerais de natureza barata mas durável.</text:p>
          </table:table-cell>
          <table:table-cell table:style-name="ce2" office:value-type="string">
            <text:p>Ironwood Mills produit des matériaux de construction de type minéral, à la fois bon marché et durable.</text:p>
          </table:table-cell>
          <table:table-cell table:style-name="ce2" office:value-type="string">
            <text:p>Ironwood Mills produkują mineralne materiały budowlane o taniej, ale trwałej przyrodzie.</text:p>
          </table:table-cell>
          <table:table-cell table:style-name="ce2" office:value-type="string">
            <text:p>Ironwood Mills produce materiales de construcción similares a minerales de naturaleza barata pero duradera.</text:p>
          </table:table-cell>
          <table:table-cell table:style-name="ce8" table:number-columns-repeated="18"/>
          <table:table-cell table:number-columns-repeated="998"/>
        </table:table-row>
        <table:table-row table:style-name="ro1">
          <table:table-cell table:style-name="ce2" office:value-type="string">
            <text:p>building_lifetap</text:p>
          </table:table-cell>
          <table:table-cell table:style-name="ce2" office:value-type="string">
            <text:p>Life Tap</text:p>
          </table:table-cell>
          <table:table-cell table:style-name="ce2" office:value-type="string">
            <text:p>Жизнеотвод</text:p>
          </table:table-cell>
          <table:table-cell table:style-name="ce2" office:value-type="string">
            <text:p>Leben Tippen</text:p>
          </table:table-cell>
          <table:table-cell table:number-columns-repeated="4" table:style-name="ce2" office:value-type="string">
            <text:p>Life Tap</text:p>
          </table:table-cell>
          <table:table-cell table:style-name="ce8" table:number-columns-repeated="18"/>
          <table:table-cell table:number-columns-repeated="998"/>
        </table:table-row>
        <table:table-row table:style-name="ro5">
          <table:table-cell table:style-name="ce2" office:value-type="string">
            <text:p>building_lifetap_desc</text:p>
          </table:table-cell>
          <table:table-cell table:style-name="ce2" office:value-type="string">
            <text:p>The large-scale harvesting of Ever-Blossom terminates here in the Life Tap, which spreads its regenerative, life-enhancing effects into systems across the planet. No one need live without its incredible benefits.</text:p>
          </table:table-cell>
          <table:table-cell table:style-name="ce2" office:value-type="string">
            <text:p>Крупномасштабная сборка вечноцвета прекращается здесь, в жизнеотводе, который распространяет его восстановительные, способствующие жизни эффекты по всей планете. Никому не захочет жить без его невероятных преимуществ.</text:p>
          </table:table-cell>
          <table:table-cell table:style-name="ce2" office:value-type="string">
            <text:p>Die groß angelegte Ernte von Ever-Blossom endet hier im Life Tap, der seine regenerativen, lebenserweiternden Effekte in Systeme auf der ganzen Welt verbreitet. Niemand muss ohne seine unglaublichen Vorteile leben.</text:p>
          </table:table-cell>
          <table:table-cell table:style-name="ce2" office:value-type="string">
            <text:p>A colheita em grande escala de Ever-Blossom termina aqui no Life Tap, que espalha seus efeitos regeneradores e de melhoria de vida em sistemas em todo o planeta. Ninguém precisa viver sem seus incríveis benefícios.</text:p>
          </table:table-cell>
          <table:table-cell table:style-name="ce2" office:value-type="string">
            <text:p>La récolte à grande échelle d'Ever-Blossom se termine ici dans le Life Tap, qui étend ses effets régénérateurs et améliorant la vie dans des systèmes à travers la planète. Personne n'a besoin de vivre sans ses incroyables avantages.</text:p>
          </table:table-cell>
          <table:table-cell table:style-name="ce2" office:value-type="string">
            <text:p>Zbiór Ever-Blossom na dużą skalę kończy się tutaj w Life Tap, który rozprzestrzenia swoje regenerujące, poprawiające życie efekty w systemach na całym świecie. Nikt nie potrzebuje żyć bez niesamowitych korzyści.</text:p>
          </table:table-cell>
          <table:table-cell table:style-name="ce2" office:value-type="string">
            <text:p>La recolección a gran escala de Ever-Blossom termina aquí en Life Tap, que extiende sus efectos regeneradores y que mejoran la vida a sistemas en todo el planeta. Nadie necesita vivir sin sus increíbles beneficios.</text:p>
          </table:table-cell>
          <table:table-cell table:style-name="ce8" table:number-columns-repeated="18"/>
          <table:table-cell table:number-columns-repeated="998"/>
        </table:table-row>
        <table:table-row table:style-name="ro1">
          <table:table-cell table:style-name="ce2" office:value-type="string">
            <text:p>building_lifetap_gestalt</text:p>
          </table:table-cell>
          <table:table-cell table:style-name="ce2" office:value-type="string">
            <text:p>Life Tap</text:p>
          </table:table-cell>
          <table:table-cell table:style-name="ce2" office:value-type="string">
            <text:p>Жизнеотвод</text:p>
          </table:table-cell>
          <table:table-cell table:style-name="ce2" office:value-type="string">
            <text:p>Leben Tippen</text:p>
          </table:table-cell>
          <table:table-cell table:number-columns-repeated="4" table:style-name="ce2" office:value-type="string">
            <text:p>Life Tap</text:p>
          </table:table-cell>
          <table:table-cell table:style-name="ce8" table:number-columns-repeated="18"/>
          <table:table-cell table:number-columns-repeated="998"/>
        </table:table-row>
        <table:table-row table:style-name="ro6">
          <table:table-cell table:style-name="ce2" office:value-type="string">
            <text:p>building_lifetap_gestalt_desc</text:p>
          </table:table-cell>
          <table:table-cell table:style-name="ce2" office:value-type="string">
            <text:p>The Life Tap fuels ground-breaking efforts into bio-energy production using the Ever-Blossom, creating a nexus of Research and Energy Credits for this planet.</text:p>
          </table:table-cell>
          <table:table-cell table:style-name="ce2" office:value-type="string">
            <text:p>Жизнеотвод подпитывает наши новаторские усилия в производстве биоэнергии с использованием вечноцвета, создавая связь между исследованиями и энергетикой на этой планете.</text:p>
          </table:table-cell>
          <table:table-cell table:style-name="ce2" office:value-type="string">
            <text:p>Der Life Tap fördert bahnbrechende Bemühungen in der Bioenergieproduktion mit Hilfe der Ever-Blossom, wodurch ein Nexus von Forschungs- und Energie-Credits für diesen Planeten geschaffen wird.</text:p>
          </table:table-cell>
          <table:table-cell table:style-name="ce2" office:value-type="string">
            <text:p>O Life Tap impulsiona esforços pioneiros na produção de bioenergia usando o Ever-Blossom, criando um nexo de Pesquisa e Créditos de Energia para este planeta.</text:p>
          </table:table-cell>
          <table:table-cell table:style-name="ce2" office:value-type="string">
            <text:p>Le Life Tap alimente les efforts révolutionnaires dans la production de bioénergie en utilisant le Ever-Blossom, créant un lien de recherche et de crédits énergétiques pour cette planète.</text:p>
          </table:table-cell>
          <table:table-cell table:style-name="ce2" office:value-type="string">
            <text:p>Life Tap stanowi przełom w działaniach na rzecz produkcji bioenergii przy użyciu Ever-Blossom, tworząc ogniwo badań i kredytów energetycznych dla tej planety.</text:p>
          </table:table-cell>
          <table:table-cell table:style-name="ce2" office:value-type="string">
            <text:p>El Life Tap impulsa los esfuerzos pioneros en la producción de bioenergía utilizando Ever-Blossom, creando un nexo de Créditos de investigación y energía para este planeta.</text:p>
          </table:table-cell>
          <table:table-cell table:style-name="ce8" table:number-columns-repeated="18"/>
          <table:table-cell table:number-columns-repeated="998"/>
        </table:table-row>
        <table:table-row table:style-name="ro2">
          <table:table-cell table:style-name="ce2" office:value-type="string">
            <text:p>building_lithium_processor</text:p>
          </table:table-cell>
          <table:table-cell table:style-name="ce2" office:value-type="string">
            <text:p>Lithium Processor</text:p>
          </table:table-cell>
          <table:table-cell table:style-name="ce2" office:value-type="string">
            <text:p>Литиевый экстрактор</text:p>
          </table:table-cell>
          <table:table-cell table:style-name="ce2" office:value-type="string">
            <text:p>Lithium Prozessor</text:p>
          </table:table-cell>
          <table:table-cell table:style-name="ce2" office:value-type="string">
            <text:p>Processador de lítio</text:p>
          </table:table-cell>
          <table:table-cell table:style-name="ce2" office:value-type="string">
            <text:p>Processeur de lithium</text:p>
          </table:table-cell>
          <table:table-cell table:style-name="ce2" office:value-type="string">
            <text:p>Procesor litowy</text:p>
          </table:table-cell>
          <table:table-cell table:style-name="ce2" office:value-type="string">
            <text:p>Procesador de litio</text:p>
          </table:table-cell>
          <table:table-cell table:style-name="ce8" table:number-columns-repeated="18"/>
          <table:table-cell table:number-columns-repeated="998"/>
        </table:table-row>
        <table:table-row table:style-name="ro8">
          <table:table-cell table:style-name="ce2" office:value-type="string">
            <text:p>building_lithium_processor_desc</text:p>
          </table:table-cell>
          <table:table-cell table:style-name="ce2" office:value-type="string">
            <text:p>Lithium Processors extract and process Lithium with exacting efficacy, leaving no iota of its deposit unused.</text:p>
          </table:table-cell>
          <table:table-cell table:style-name="ce2" office:value-type="string">
            <text:p>Литиевые экстракторы добывают и обрабатывают литий с высокой эффективностью, не оставляя ни капли ресурса неиспользованным.</text:p>
          </table:table-cell>
          <table:table-cell table:style-name="ce2" office:value-type="string">
            <text:p>Lithium-Prozessoren extrahieren und verarbeiten Lithium mit hoher Wirksamkeit und lassen dabei kein Iota von seiner Lagerstätte ungenutzt.</text:p>
          </table:table-cell>
          <table:table-cell table:style-name="ce2" office:value-type="string">
            <text:p>Os processadores de lítio extraem e processam o lítio com eficácia rigorosa, não deixando nenhum iota de seu depósito inutilizado.</text:p>
          </table:table-cell>
          <table:table-cell table:style-name="ce2" office:value-type="string">
            <text:p>Les processeurs au lithium extraient et traitent le lithium avec une efficacité rigoureuse, ne laissant aucun iota de son dépôt inutilisé.</text:p>
          </table:table-cell>
          <table:table-cell table:style-name="ce2" office:value-type="string">
            <text:p>Procesory litowe wytrącają i przetwarzają Lit z wymagającą skutecznością, nie pozostawiając żadnego jota nierozpuszczonego złoża.</text:p>
          </table:table-cell>
          <table:table-cell table:style-name="ce2" office:value-type="string">
            <text:p>Los procesadores de litio extraen y procesan litio con una eficacia exacta, sin dejar un ápice de su depósito sin usar.</text:p>
          </table:table-cell>
          <table:table-cell table:style-name="ce8" table:number-columns-repeated="18"/>
          <table:table-cell table:number-columns-repeated="998"/>
        </table:table-row>
        <table:table-row table:style-name="ro3">
          <table:table-cell table:style-name="ce2" office:value-type="string">
            <text:p>building_nanite_treatment_facility</text:p>
          </table:table-cell>
          <table:table-cell table:style-name="ce2" office:value-type="string">
            <text:p>Nanite Treatment Facility</text:p>
          </table:table-cell>
          <table:table-cell table:style-name="ce2" office:value-type="string">
            <text:p>Нанитный лечебный комплекс</text:p>
          </table:table-cell>
          <table:table-cell table:style-name="ce2" office:value-type="string">
            <text:p>Naniten Therapieeinrichtung</text:p>
          </table:table-cell>
          <table:table-cell table:style-name="ce2" office:value-type="string">
            <text:p>Instalação de Tratamento Nanite</text:p>
          </table:table-cell>
          <table:table-cell table:style-name="ce2" office:value-type="string">
            <text:p>Installation de traitement de nanites</text:p>
          </table:table-cell>
          <table:table-cell table:style-name="ce2" office:value-type="string">
            <text:p>Ośrodek leczenia nanity</text:p>
          </table:table-cell>
          <table:table-cell table:style-name="ce2" office:value-type="string">
            <text:p>Instalación de tratamiento de Nanite</text:p>
          </table:table-cell>
          <table:table-cell table:style-name="ce8" table:number-columns-repeated="18"/>
          <table:table-cell table:number-columns-repeated="998"/>
        </table:table-row>
        <table:table-row table:style-name="ro6">
          <table:table-cell table:style-name="ce2" office:value-type="string">
            <text:p>building_nanite_treatment_facility_desc</text:p>
          </table:table-cell>
          <table:table-cell table:style-name="ce2" office:value-type="string">
            <text:p>Through gentle handling and reprogramming, this Facility repurposes the Precursor Nanites to aid us in all manner of genetic applications.</text:p>
          </table:table-cell>
          <table:table-cell table:style-name="ce2" office:value-type="string">
            <text:p>Благодаря мягкому обращению и перепрограммированию этот комплекс так обрабатывает наниты предтеч, чтобы они могли помочь нам во всех видах генетической терапии.</text:p>
          </table:table-cell>
          <table:table-cell table:style-name="ce2" office:value-type="string">
            <text:p>Durch behutsame Handhabung und Reprogrammierung werden in dieser Einrichtung die Precursor-Naniten für alle genetischen Anwendungen wiederverwendet.</text:p>
          </table:table-cell>
          <table:table-cell table:style-name="ce2" office:value-type="string">
            <text:p>Por meio do manuseio e reprogramação suaves, esta Instalação reorienta os Precursores Nanites para nos ajudar em todos os tipos de aplicações genéticas.</text:p>
          </table:table-cell>
          <table:table-cell table:style-name="ce2" office:value-type="string">
            <text:p>Grâce à une manipulation et une reprogrammation douces, cette installation réutilise les nanites précurseurs pour nous aider dans toutes sortes d'applications génétiques.</text:p>
          </table:table-cell>
          <table:table-cell table:style-name="ce2" office:value-type="string">
            <text:p>Dzięki łagodnemu obchodzeniu się i przeprogramowaniu, ta Kompozycja przywraca prekursorowe nanity, aby pomóc nam we wszystkich zastosowaniach genetycznych.</text:p>
          </table:table-cell>
          <table:table-cell table:style-name="ce2" office:value-type="string">
            <text:p>A través de una manipulación y reprogramación suaves, esta instalación reutiliza los nanos precursores para ayudarnos en todo tipo de aplicaciones genéticas.</text:p>
          </table:table-cell>
          <table:table-cell table:style-name="ce8" table:number-columns-repeated="18"/>
          <table:table-cell table:number-columns-repeated="998"/>
        </table:table-row>
        <table:table-row table:style-name="ro2">
          <table:table-cell table:style-name="ce2" office:value-type="string">
            <text:p>building_pitharan_harvester</text:p>
          </table:table-cell>
          <table:table-cell table:style-name="ce2" office:value-type="string">
            <text:p>Pitharan Harvester</text:p>
          </table:table-cell>
          <table:table-cell table:style-name="ce2" office:value-type="string">
            <text:p>Пиратанский сборщик</text:p>
          </table:table-cell>
          <table:table-cell table:style-name="ce2" office:value-type="string">
            <text:p>Pitharan Sammelanlage</text:p>
          </table:table-cell>
          <table:table-cell table:style-name="ce2" office:value-type="string">
            <text:p>Colheitadeira de Pitharan</text:p>
          </table:table-cell>
          <table:table-cell table:style-name="ce2" office:value-type="string">
            <text:p>Pitharan Harvester</text:p>
          </table:table-cell>
          <table:table-cell table:style-name="ce2" office:value-type="string">
            <text:p>Pitharan Harvester</text:p>
          </table:table-cell>
          <table:table-cell table:style-name="ce2" office:value-type="string">
            <text:p>Pitharan Harvester</text:p>
          </table:table-cell>
          <table:table-cell table:style-name="ce8" table:number-columns-repeated="18"/>
          <table:table-cell table:number-columns-repeated="998"/>
        </table:table-row>
        <table:table-row table:style-name="ro7">
          <table:table-cell table:style-name="ce2" office:value-type="string">
            <text:p>building_pitharan_harvester_desc</text:p>
          </table:table-cell>
          <table:table-cell table:style-name="ce2" office:value-type="string">
            <text:p>Pitharan Harvesters mine the Minerals clustered around Pitharan deposits, as well as process the Pitharan for use.</text:p>
          </table:table-cell>
          <table:table-cell table:style-name="ce2" office:value-type="string">
            <text:p>Питаранские сборщики добывают минералы, сгруппированные вокруг месторождений питарана, а также обрабатывают сам питаран для использования.</text:p>
          </table:table-cell>
          <table:table-cell table:style-name="ce2" office:value-type="string">
            <text:p>Pitharanische Harvester minen die Minerale, die sich um pitharische Lagerstätten gruppieren, und verarbeiten die Pitharaner zur Verwendung.</text:p>
          </table:table-cell>
          <table:table-cell table:style-name="ce2" office:value-type="string">
            <text:p>As colheitadeiras de Pitharan mineram os Minerais agrupados em torno dos depósitos de Pitharan, bem como processam os Pitharan para uso.</text:p>
          </table:table-cell>
          <table:table-cell table:style-name="ce2" office:value-type="string">
            <text:p>Les pêcheurs de Pitharan exploitent les minerais regroupés autour des gisements de Pitharan et traitent le Pitharan pour l'utiliser.</text:p>
          </table:table-cell>
          <table:table-cell table:style-name="ce2" office:value-type="string">
            <text:p>Pitharan Harvesters kopalnią Minerały skupione wokół osadów Pitharan, a także przetwarzają Pitharan do użytku.</text:p>
          </table:table-cell>
          <table:table-cell table:style-name="ce2" office:value-type="string">
            <text:p>Pitharan Harvesters extrae los Minerales agrupados alrededor de los depósitos de Pitharan, y procesa el Pitharan para su uso.</text:p>
          </table:table-cell>
          <table:table-cell table:style-name="ce8" table:number-columns-repeated="18"/>
          <table:table-cell table:number-columns-repeated="998"/>
        </table:table-row>
        <table:table-row table:style-name="ro2">
          <table:table-cell table:style-name="ce2" office:value-type="string">
            <text:p>building_precious_metal_foundry</text:p>
          </table:table-cell>
          <table:table-cell table:style-name="ce2" office:value-type="string">
            <text:p>Precious Metal Foundry</text:p>
          </table:table-cell>
          <table:table-cell table:style-name="ce2" office:value-type="string">
            <text:p>Литейный завод драгметаллов</text:p>
          </table:table-cell>
          <table:table-cell table:style-name="ce2" office:value-type="string">
            <text:p>Edelmetall Gießerei</text:p>
          </table:table-cell>
          <table:table-cell table:style-name="ce2" office:value-type="string">
            <text:p>Fundição de metais preciosos</text:p>
          </table:table-cell>
          <table:table-cell table:style-name="ce2" office:value-type="string">
            <text:p>Fonderie de métaux précieux</text:p>
          </table:table-cell>
          <table:table-cell table:style-name="ce2" office:value-type="string">
            <text:p>Odlewnia metali szlachetnych</text:p>
          </table:table-cell>
          <table:table-cell table:style-name="ce2" office:value-type="string">
            <text:p>Fundición de metales preciosos</text:p>
          </table:table-cell>
          <table:table-cell table:style-name="ce8" table:number-columns-repeated="18"/>
          <table:table-cell table:number-columns-repeated="998"/>
        </table:table-row>
        <table:table-row table:style-name="ro7">
          <table:table-cell table:style-name="ce2" office:value-type="string">
            <text:p>building_precious_metal_foundry_desc</text:p>
          </table:table-cell>
          <table:table-cell table:style-name="ce2" office:value-type="string">
            <text:p>Precious Metal Foundries produce high-value goods and refined resources from the rare metals used.</text:p>
          </table:table-cell>
          <table:table-cell table:style-name="ce2" office:value-type="string">
            <text:p>Эти литейные заводы производят ценные товары и очищенные ресурсы из обрабатываемых редких металлов.</text:p>
          </table:table-cell>
          <table:table-cell table:style-name="ce2" office:value-type="string">
            <text:p>Edelmetallgießereien produzieren aus den verwendeten seltenen Metallen hochwertige Güter und raffinierte Ressourcen.</text:p>
          </table:table-cell>
          <table:table-cell table:style-name="ce2" office:value-type="string">
            <text:p>Fundições de metais preciosos produzem bens de alto valor e recursos refinados a partir dos metais raros utilizados.</text:p>
          </table:table-cell>
          <table:table-cell table:style-name="ce2" office:value-type="string">
            <text:p>Les fonderies de métaux précieux produisent des biens de grande valeur et des ressources raffinées à partir des métaux rares utilisés.</text:p>
          </table:table-cell>
          <table:table-cell table:style-name="ce2" office:value-type="string">
            <text:p>Odlewnie metali szlachetnych produkują wysokiej jakości towary i rafinowane surowce z rzadkich metali.</text:p>
          </table:table-cell>
          <table:table-cell table:style-name="ce2" office:value-type="string">
            <text:p>Fundiciones de metales preciosos producen bienes de alto valor y recursos refinados de los metales raros utilizados.</text:p>
          </table:table-cell>
          <table:table-cell table:style-name="ce8" table:number-columns-repeated="18"/>
          <table:table-cell table:number-columns-repeated="998"/>
        </table:table-row>
        <table:table-row table:style-name="ro2">
          <table:table-cell table:style-name="ce2" office:value-type="string">
            <text:p>building_precursor_data_link</text:p>
          </table:table-cell>
          <table:table-cell table:style-name="ce2" office:value-type="string">
            <text:p>Precursor Data Link</text:p>
          </table:table-cell>
          <table:table-cell table:style-name="ce2" office:value-type="string">
            <text:p>Реле передачи данных предтеч</text:p>
          </table:table-cell>
          <table:table-cell table:style-name="ce2" office:value-type="string">
            <text:p>Vorläufer Datenlink</text:p>
          </table:table-cell>
          <table:table-cell table:style-name="ce2" office:value-type="string">
            <text:p>Link de dados do precursor</text:p>
          </table:table-cell>
          <table:table-cell table:style-name="ce2" office:value-type="string">
            <text:p>Lien de données précurseur</text:p>
          </table:table-cell>
          <table:table-cell table:style-name="ce2" office:value-type="string">
            <text:p>Łącze danych prekursora</text:p>
          </table:table-cell>
          <table:table-cell table:style-name="ce2" office:value-type="string">
            <text:p>Enlace de datos del precursor</text:p>
          </table:table-cell>
          <table:table-cell table:style-name="ce8" table:number-columns-repeated="18"/>
          <table:table-cell table:number-columns-repeated="998"/>
        </table:table-row>
        <table:table-row table:style-name="ro5">
          <table:table-cell table:style-name="ce2" office:value-type="string">
            <text:p>building_precursor_data_link_desc</text:p>
          </table:table-cell>
          <table:table-cell table:style-name="ce2" office:value-type="string">
            <text:p>Establishing contact with the Precursor Data Core, this Link feeds ancient knowledge to our entire populace, providing a priceless window into the past - and informing the future.</text:p>
          </table:table-cell>
          <table:table-cell table:style-name="ce2" office:value-type="string">
            <text:p>Установив контакт с хранилищем данных предтеч, это реле передаёт древние знания всему нашему населению, предоставляя бесценное окно в прошлое - и информируя о будущем.</text:p>
          </table:table-cell>
          <table:table-cell table:style-name="ce2" office:value-type="string">
            <text:p>Durch den Kontakt mit dem Precursor Data Core versorgt dieser Link unser gesamtes Publikum mit altem Wissen und bietet so ein unbezahlbares Fenster in die Vergangenheit - und informiert die Zukunft.</text:p>
          </table:table-cell>
          <table:table-cell table:style-name="ce2" office:value-type="string">
            <text:p>Estabelecendo contato com o Precursor Data Core, este Link alimenta o conhecimento antigo para toda a nossa população, fornecendo uma janela inestimável para o passado - e informando o futuro.</text:p>
          </table:table-cell>
          <table:table-cell table:style-name="ce2" office:value-type="string">
            <text:p>En établissant un contact avec le noyau de données sur les précurseurs, ce lien transmet des connaissances anciennes à l'ensemble de notre population, offrant une fenêtre inestimable sur le passé - et informant l'avenir.</text:p>
          </table:table-cell>
          <table:table-cell table:style-name="ce2" office:value-type="string">
            <text:p>Nawiązując kontakt z rdzeniem danych prekursorów, ten link przekazuje starożytną wiedzę całemu społeczeństwu, zapewniając bezcenne okno na przeszłość - i informując o przyszłości.</text:p>
          </table:table-cell>
          <table:table-cell table:style-name="ce2" office:value-type="string">
            <text:p>Al establecer contacto con el Núcleo de datos del precursor, este enlace alimenta el conocimiento antiguo a toda nuestra población, proporcionando una ventana invaluable al pasado e informando el futuro.</text:p>
          </table:table-cell>
          <table:table-cell table:style-name="ce8" table:number-columns-repeated="18"/>
          <table:table-cell table:number-columns-repeated="998"/>
        </table:table-row>
        <table:table-row table:style-name="ro2">
          <table:table-cell table:style-name="ce2" office:value-type="string">
            <text:p>building_sactajenian_distillery</text:p>
          </table:table-cell>
          <table:table-cell table:style-name="ce2" office:value-type="string">
            <text:p>Sactajenian Distillery</text:p>
          </table:table-cell>
          <table:table-cell table:style-name="ce2" office:value-type="string">
            <text:p>Дистилятор сактаджена</text:p>
          </table:table-cell>
          <table:table-cell table:style-name="ce2" office:value-type="string">
            <text:p>Saktajenian Brennerei</text:p>
          </table:table-cell>
          <table:table-cell table:style-name="ce2" office:value-type="string">
            <text:p>Destilaria Sactajeniana</text:p>
          </table:table-cell>
          <table:table-cell table:style-name="ce2" office:value-type="string">
            <text:p>Distillerie Sactajenian</text:p>
          </table:table-cell>
          <table:table-cell table:style-name="ce2" office:value-type="string">
            <text:p>Sactajenian Distillery</text:p>
          </table:table-cell>
          <table:table-cell table:style-name="ce2" office:value-type="string">
            <text:p>Destilería Sactajenian</text:p>
          </table:table-cell>
          <table:table-cell table:style-name="ce8" table:number-columns-repeated="18"/>
          <table:table-cell table:number-columns-repeated="998"/>
        </table:table-row>
        <table:table-row table:style-name="ro6">
          <table:table-cell table:style-name="ce2" office:value-type="string">
            <text:p>building_sactajenian_distillery_desc</text:p>
          </table:table-cell>
          <table:table-cell table:style-name="ce2" office:value-type="string">
            <text:p>Sactajenian Distilleries convert Sactajenian into its potent, Psionic-enhancing drug form, earning significant Energy Credits from the proceeds.</text:p>
          </table:table-cell>
          <table:table-cell table:style-name="ce2" office:value-type="string">
            <text:p>Дистиляторы сактаджена превращают сактаджен в его мощный, улучшающий псионическую форму препарат, получая значительные энергетические кредиты от выручки.</text:p>
          </table:table-cell>
          <table:table-cell table:style-name="ce2" office:value-type="string">
            <text:p>Die sactajenischen Destillerien wandeln Saktajenian in seine potente, psionisch steigernde Droge um und verdienen mit dem Erlös erhebliche Energie-Credits.</text:p>
          </table:table-cell>
          <table:table-cell table:style-name="ce2" office:value-type="string">
            <text:p>As Destilarias Sactajenianas convertem o Sactajeniano em sua potente forma de droga para melhorar a Psiônica, ganhando significativos créditos de energia a partir dos lucros.</text:p>
          </table:table-cell>
          <table:table-cell table:style-name="ce2" office:value-type="string">
            <text:p>Les Distilleries Sactajenian convertissent Sactajenian dans sa forme de drogue puissante, Psionic-amélioration, en gagnant des Crédits Energétiques significatifs de la recette.</text:p>
          </table:table-cell>
          <table:table-cell table:style-name="ce2" office:value-type="string">
            <text:p>Destylarnie Saktajenian zamieniają Sactajenian w jego potężną, psioniczną postać narkotykową, zdobywając znaczące Energy Credits z wpływów.</text:p>
          </table:table-cell>
          <table:table-cell table:style-name="ce2" office:value-type="string">
            <text:p>Las destilerías de Sactajenian convierten a Sactajenian en su potente forma de fármaco potenciador de los piones, obteniendo importantes créditos de energía con los ingresos.</text:p>
          </table:table-cell>
          <table:table-cell table:style-name="ce8" table:number-columns-repeated="18"/>
          <table:table-cell table:number-columns-repeated="998"/>
        </table:table-row>
        <table:table-row table:style-name="ro2">
          <table:table-cell table:style-name="ce2" office:value-type="string">
            <text:p>building_satramene_concentrator</text:p>
          </table:table-cell>
          <table:table-cell table:style-name="ce2" office:value-type="string">
            <text:p>Satramene Concentrator</text:p>
          </table:table-cell>
          <table:table-cell table:style-name="ce2" office:value-type="string">
            <text:p>Сатраменовый концентратор</text:p>
          </table:table-cell>
          <table:table-cell table:style-name="ce2" office:value-type="string">
            <text:p>Satramen Kondensator</text:p>
          </table:table-cell>
          <table:table-cell table:style-name="ce2" office:value-type="string">
            <text:p>Concentrador Satramene</text:p>
          </table:table-cell>
          <table:table-cell table:style-name="ce2" office:value-type="string">
            <text:p>Concentrateur de Satramène</text:p>
          </table:table-cell>
          <table:table-cell table:style-name="ce2" office:value-type="string">
            <text:p>Satramene Concentrator</text:p>
          </table:table-cell>
          <table:table-cell table:style-name="ce2" office:value-type="string">
            <text:p>Concentrador de Satramene</text:p>
          </table:table-cell>
          <table:table-cell table:style-name="ce8" table:number-columns-repeated="18"/>
          <table:table-cell table:number-columns-repeated="998"/>
        </table:table-row>
        <table:table-row table:style-name="ro10">
          <table:table-cell table:style-name="ce2" office:value-type="string">
            <text:p>building_satramene_concentrator_desc</text:p>
          </table:table-cell>
          <table:table-cell table:style-name="ce2" office:value-type="string">
            <text:p>Satramene Concentrators engineer potent mind-control drugs, which are used in totally ethical ways to produce Society research.</text:p>
          </table:table-cell>
          <table:table-cell table:style-name="ce2" office:value-type="string">
            <text:p>Сатраменовые концентраторы создают сильнодействующие препараты для контроля над разумом., которые этично используются только для производства очков исследований общества.</text:p>
          </table:table-cell>
          <table:table-cell table:style-name="ce2" office:value-type="string">
            <text:p>Satramene Concentrators entwickeln hochwirksame Psychopharmaka, die auf völlig ethische Art und Weise für die Forschung in der Gesellschaft eingesetzt werden.</text:p>
          </table:table-cell>
          <table:table-cell table:style-name="ce2" office:value-type="string">
            <text:p>Os Concentradores Satramene desenvolvem potentes drogas para controle da mente, que são usadas de maneiras totalmente éticas para produzir pesquisas na sociedade.</text:p>
          </table:table-cell>
          <table:table-cell table:style-name="ce2" office:value-type="string">
            <text:p>Les concentrateurs de Satramene conçoivent des drogues puissantes de contrôle de l'esprit, qui sont employées dans des manières totalement éthiques pour produire la recherche de société.</text:p>
          </table:table-cell>
          <table:table-cell table:style-name="ce2" office:value-type="string">
            <text:p>Satramene Concentrators opracowują silne środki kontroli umysłu, które są wykorzystywane w całkowicie etyczny sposób do tworzenia badań Społeczeństwa.</text:p>
          </table:table-cell>
          <table:table-cell table:style-name="ce2" office:value-type="string">
            <text:p>Los Concentradores de Satramene crean potentes drogas para controlar la mente, que se usan de manera totalmente ética para producir investigaciones de la Sociedad.</text:p>
          </table:table-cell>
          <table:table-cell table:style-name="ce8" table:number-columns-repeated="18"/>
          <table:table-cell table:number-columns-repeated="998"/>
        </table:table-row>
        <table:table-row table:style-name="ro1">
          <table:table-cell table:style-name="ce2" office:value-type="string">
            <text:p>building_spice_emporium</text:p>
          </table:table-cell>
          <table:table-cell table:style-name="ce2" office:value-type="string">
            <text:p>Spice Emporium</text:p>
          </table:table-cell>
          <table:table-cell table:style-name="ce2" office:value-type="string">
            <text:p>Рынок специй</text:p>
          </table:table-cell>
          <table:table-cell table:style-name="ce2" office:value-type="string">
            <text:p>Gewürzemporium</text:p>
          </table:table-cell>
          <table:table-cell table:number-columns-repeated="4" table:style-name="ce2" office:value-type="string">
            <text:p>Spice Emporium</text:p>
          </table:table-cell>
          <table:table-cell table:style-name="ce8" table:number-columns-repeated="18"/>
          <table:table-cell table:number-columns-repeated="998"/>
        </table:table-row>
        <table:table-row table:style-name="ro9">
          <table:table-cell table:style-name="ce2" office:value-type="string">
            <text:p>building_spice_emporium_desc</text:p>
          </table:table-cell>
          <table:table-cell table:style-name="ce2" office:value-type="string">
            <text:p>Spice Emporiums trade in the Exotic Spices procured to sizable profits.</text:p>
          </table:table-cell>
          <table:table-cell table:style-name="ce2" office:value-type="string">
            <text:p>Эти рынки торгуют экзотическими специями и приносят значительную прибыль.</text:p>
          </table:table-cell>
          <table:table-cell table:style-name="ce2" office:value-type="string">
            <text:p>Spice Emporiums handeln mit exotischen Gewürzen, die zu beträchtlichen Gewinnen beschafft werden.</text:p>
          </table:table-cell>
          <table:table-cell table:style-name="ce2" office:value-type="string">
            <text:p>Spice Emporiums comércio nas especiarias exóticas obtidas a grandes lucros.</text:p>
          </table:table-cell>
          <table:table-cell table:style-name="ce2" office:value-type="string">
            <text:p>Spice Emporiums commerce dans les épices exotiques procuré des bénéfices importants.</text:p>
          </table:table-cell>
          <table:table-cell table:style-name="ce2" office:value-type="string">
            <text:p>Spice Emporiums handel egzotycznymi przyprawami zyskał spore zyski.</text:p>
          </table:table-cell>
          <table:table-cell table:style-name="ce2" office:value-type="string">
            <text:p>Spice Emporiums comercia con Exotic Spices y obtiene grandes beneficios.</text:p>
          </table:table-cell>
          <table:table-cell table:style-name="ce8" table:number-columns-repeated="18"/>
          <table:table-cell table:number-columns-repeated="998"/>
        </table:table-row>
        <table:table-row table:style-name="ro1">
          <table:table-cell table:style-name="ce2" office:value-type="string">
            <text:p>building_terraformer</text:p>
          </table:table-cell>
          <table:table-cell table:style-name="ce2" office:value-type="string">
            <text:p>Terraformer Engine</text:p>
          </table:table-cell>
          <table:table-cell table:style-name="ce2" office:value-type="string">
            <text:p>Терраформер</text:p>
          </table:table-cell>
          <table:table-cell table:style-name="ce2" office:value-type="string">
            <text:p>Terraformer</text:p>
          </table:table-cell>
          <table:table-cell table:style-name="ce2" office:value-type="string">
            <text:p>Motor Terraformer</text:p>
          </table:table-cell>
          <table:table-cell table:style-name="ce2" office:value-type="string">
            <text:p>Moteur Terraformer</text:p>
          </table:table-cell>
          <table:table-cell table:style-name="ce2" office:value-type="string">
            <text:p>Silnik Terraformer</text:p>
          </table:table-cell>
          <table:table-cell table:style-name="ce2" office:value-type="string">
            <text:p>Terraformer Engine</text:p>
          </table:table-cell>
          <table:table-cell table:style-name="ce8" table:number-columns-repeated="18"/>
          <table:table-cell table:number-columns-repeated="998"/>
        </table:table-row>
        <table:table-row table:style-name="ro2">
          <table:table-cell table:style-name="ce2" office:value-type="string">
            <text:p>building_terraformer_baseline</text:p>
          </table:table-cell>
          <table:table-cell table:style-name="ce2" office:value-type="string">
            <text:p>$building_terraformer$ (Baseline)</text:p>
          </table:table-cell>
          <table:table-cell table:style-name="ce2" office:value-type="string">
            <text:p>$building_terraformer$ (Обычное состояние)</text:p>
          </table:table-cell>
          <table:table-cell table:style-name="ce2" office:value-type="string">
            <text:p>$building_terraformer$ (Aktiv)</text:p>
          </table:table-cell>
          <table:table-cell table:style-name="ce2" office:value-type="string">
            <text:p>$building_terraformer$ (Baseline)</text:p>
          </table:table-cell>
          <table:table-cell table:style-name="ce2" office:value-type="string">
            <text:p>$building_terraformer$ (Baseline)</text:p>
          </table:table-cell>
          <table:table-cell table:style-name="ce2" office:value-type="string">
            <text:p>$building_terraformer$ (Baseline)</text:p>
          </table:table-cell>
          <table:table-cell table:style-name="ce2" office:value-type="string">
            <text:p>$building_terraformer$ (Baseline)</text:p>
          </table:table-cell>
          <table:table-cell table:style-name="ce8" table:number-columns-repeated="18"/>
          <table:table-cell table:number-columns-repeated="998"/>
        </table:table-row>
        <table:table-row table:style-name="ro11">
          <table:table-cell table:style-name="ce2" office:value-type="string">
            <text:p>building_terraformer_baseline_desc</text:p>
          </table:table-cell>
          <table:table-cell table:style-name="ce2" office:value-type="string">
            <text:p>$building_terraformer_desc$\n\nThe $building_terraformer$ status is §Gbaseline§!.</text:p>
          </table:table-cell>
          <table:table-cell table:style-name="ce2" office:value-type="string">
            <text:p>$building_terraformer_desc$\n\nСтатус терраформера - §Gобычное состояние§!.</text:p>
          </table:table-cell>
          <table:table-cell table:style-name="ce2" office:value-type="string">
            <text:p>$building_terraformer_desc$\n\nDer $building_terraformer$ ist §GAktiv§!.</text:p>
          </table:table-cell>
          <table:table-cell table:style-name="ce2" office:value-type="string">
            <text:p>$building_terraformer_desc$\n\nThe $building_terraformer$ status is §Gbaseline§!.</text:p>
          </table:table-cell>
          <table:table-cell table:style-name="ce2" office:value-type="string">
            <text:p>$building_terraformer_desc$\n\nThe $building_terraformer$ status is §Gbaseline§!.</text:p>
          </table:table-cell>
          <table:table-cell table:style-name="ce2" office:value-type="string">
            <text:p>$building_terraformer_desc$\n\nThe $building_terraformer$ status is §Gbaseline§!.</text:p>
          </table:table-cell>
          <table:table-cell table:style-name="ce2" office:value-type="string">
            <text:p>$building_terraformer_desc$\n\nThe $building_terraformer$ status is §Gbaseline§!.</text:p>
          </table:table-cell>
          <table:table-cell table:style-name="ce8" table:number-columns-repeated="18"/>
          <table:table-cell table:number-columns-repeated="998"/>
        </table:table-row>
        <table:table-row table:style-name="ro4">
          <table:table-cell table:style-name="ce2" office:value-type="string">
            <text:p>building_terraformer_desc</text:p>
          </table:table-cell>
          <table:table-cell table:style-name="ce2" office:value-type="string">
            <text:p>This building provides ongoing terraforming efforts, micro-adapting the planet's environmental systems to better suit habitation.</text:p>
          </table:table-cell>
          <table:table-cell table:style-name="ce2" office:value-type="string">
            <text:p>Это здание обеспечивает постоянные работы по терраформированию, микроадаптируя экологические системы планеты ради лучшей приспособленности.</text:p>
          </table:table-cell>
          <table:table-cell table:style-name="ce2" office:value-type="string">
            <text:p>Dieses Gebäude bietet fortwährende Terraforming-Bemühungen an und passt die Umweltsysteme des Planeten an die Wohnbedingungen an.</text:p>
          </table:table-cell>
          <table:table-cell table:style-name="ce2" office:value-type="string">
            <text:p>Este edifício fornece esforços contínuos de terraformação, micro-adaptando os sistemas ambientais do planeta para melhor se adequarem à habitação.</text:p>
          </table:table-cell>
          <table:table-cell table:style-name="ce2" office:value-type="string">
            <text:p>Ce bâtiment fournit des efforts continus de terraformation, en adaptant micro-systèmes environnementaux de la planète pour mieux adapter à l'habitation.</text:p>
          </table:table-cell>
          <table:table-cell table:style-name="ce2" office:value-type="string">
            <text:p>Budynek ten zapewnia ciągłe działania terraformacyjne, mikro-adaptację systemów środowiskowych planety, aby lepiej odpowiadały mieszkaniu.</text:p>
          </table:table-cell>
          <table:table-cell table:style-name="ce2" office:value-type="string">
            <text:p>Este edificio proporciona esfuerzos constantes de terraformación, microadaptación de los sistemas ambientales del planeta para adaptarse mejor a la habitación.</text:p>
          </table:table-cell>
          <table:table-cell table:style-name="ce8" table:number-columns-repeated="18"/>
          <table:table-cell table:number-columns-repeated="998"/>
        </table:table-row>
        <table:table-row table:style-name="ro2">
          <table:table-cell table:style-name="ce2" office:value-type="string">
            <text:p>building_terraformer_inactive</text:p>
          </table:table-cell>
          <table:table-cell table:style-name="ce2" office:value-type="string">
            <text:p>$building_terraformer$ (Inactive)</text:p>
          </table:table-cell>
          <table:table-cell table:style-name="ce2" office:value-type="string">
            <text:p>$building_terraformer$ (Неактивный)</text:p>
          </table:table-cell>
          <table:table-cell table:style-name="ce2" office:value-type="string">
            <text:p>$building_terraformer$ (Inaktiv)</text:p>
          </table:table-cell>
          <table:table-cell table:style-name="ce2" office:value-type="string">
            <text:p>$building_terraformer$ (Inactive)</text:p>
          </table:table-cell>
          <table:table-cell table:style-name="ce2" office:value-type="string">
            <text:p>$building_terraformer$ (Inactive)</text:p>
          </table:table-cell>
          <table:table-cell table:style-name="ce2" office:value-type="string">
            <text:p>$building_terraformer$ (Inactive)</text:p>
          </table:table-cell>
          <table:table-cell table:style-name="ce2" office:value-type="string">
            <text:p>$building_terraformer$ (Inactive)</text:p>
          </table:table-cell>
          <table:table-cell table:style-name="ce8" table:number-columns-repeated="18"/>
          <table:table-cell table:number-columns-repeated="998"/>
        </table:table-row>
        <table:table-row table:style-name="ro12">
          <table:table-cell table:style-name="ce2" office:value-type="string">
            <text:p>building_terraformer_inactive_desc</text:p>
          </table:table-cell>
          <table:table-cell table:style-name="ce2" office:value-type="string">
            <text:p>$building_terraformer_desc$\n\nThe $building_terraformer$ status is §Rinactive§!.\n\n$terraformer_deactivation_warning$</text:p>
          </table:table-cell>
          <table:table-cell table:style-name="ce2" office:value-type="string">
            <text:p>$building_terraformer_desc$\n\nСтатус терраформера - §Rнеактивный§!.\n\n$terraformer_deactivation_warning$</text:p>
          </table:table-cell>
          <table:table-cell table:style-name="ce2" office:value-type="string">
            <text:p>$building_terraformer_desc$\n\nDer $building_terraformer$ ist §Rinaktive§!.\n\n$terraformer_deactivation_warning$</text:p>
          </table:table-cell>
          <table:table-cell table:style-name="ce2" office:value-type="string">
            <text:p>$building_terraformer_desc$\n\nThe $building_terraformer$ status is §Rinactive§!.\n\n$terraformer_deactivation_warning$</text:p>
          </table:table-cell>
          <table:table-cell table:style-name="ce2" office:value-type="string">
            <text:p>$building_terraformer_desc$\n\nThe $building_terraformer$ status is §Rinactive§!.\n\n$terraformer_deactivation_warning$</text:p>
          </table:table-cell>
          <table:table-cell table:style-name="ce2" office:value-type="string">
            <text:p>$building_terraformer_desc$\n\nThe $building_terraformer$ status is §Rinactive§!.\n\n$terraformer_deactivation_warning$</text:p>
          </table:table-cell>
          <table:table-cell table:style-name="ce2" office:value-type="string">
            <text:p>$building_terraformer_desc$\n\nThe $building_terraformer$ status is §Rinactive§!.\n\n$terraformer_deactivation_warning$</text:p>
          </table:table-cell>
          <table:table-cell table:style-name="ce8" table:number-columns-repeated="18"/>
          <table:table-cell table:number-columns-repeated="998"/>
        </table:table-row>
        <table:table-row table:style-name="ro2">
          <table:table-cell table:style-name="ce2" office:value-type="string">
            <text:p>building_terraformer_increased</text:p>
          </table:table-cell>
          <table:table-cell table:style-name="ce2" office:value-type="string">
            <text:p>$building_terraformer$ (Increased)</text:p>
          </table:table-cell>
          <table:table-cell table:style-name="ce2" office:value-type="string">
            <text:p>$building_terraformer$ (Ускоренный)</text:p>
          </table:table-cell>
          <table:table-cell table:style-name="ce2" office:value-type="string">
            <text:p>$building_terraformer$ (Erhöhte Leistung)</text:p>
          </table:table-cell>
          <table:table-cell table:style-name="ce2" office:value-type="string">
            <text:p>$building_terraformer$ (Increased)</text:p>
          </table:table-cell>
          <table:table-cell table:style-name="ce2" office:value-type="string">
            <text:p>$building_terraformer$ (Increased)</text:p>
          </table:table-cell>
          <table:table-cell table:style-name="ce2" office:value-type="string">
            <text:p>$building_terraformer$ (Increased)</text:p>
          </table:table-cell>
          <table:table-cell table:style-name="ce2" office:value-type="string">
            <text:p>$building_terraformer$ (Increased)</text:p>
          </table:table-cell>
          <table:table-cell table:style-name="ce8" table:number-columns-repeated="18"/>
          <table:table-cell table:number-columns-repeated="998"/>
        </table:table-row>
        <table:table-row table:style-name="ro11">
          <table:table-cell table:style-name="ce2" office:value-type="string">
            <text:p>building_terraformer_increased_desc</text:p>
          </table:table-cell>
          <table:table-cell table:style-name="ce2" office:value-type="string">
            <text:p>$building_terraformer_desc$\n\nThe $building_terraformer$ status is §Yincreased§!.</text:p>
          </table:table-cell>
          <table:table-cell table:style-name="ce2" office:value-type="string">
            <text:p>$building_terraformer_desc$\n\nСтатус терраформера - §Yускоренный§!.</text:p>
          </table:table-cell>
          <table:table-cell table:style-name="ce2" office:value-type="string">
            <text:p>$building_terraformer_desc$\n\nDer $building_terraformer$ ist §GAktiv§ und arbeitet mit §YErhöhter Leistung§!.</text:p>
          </table:table-cell>
          <table:table-cell table:style-name="ce2" office:value-type="string">
            <text:p>$building_terraformer_desc$\n\nThe $building_terraformer$ status is §Yincreased§!.</text:p>
          </table:table-cell>
          <table:table-cell table:style-name="ce2" office:value-type="string">
            <text:p>$building_terraformer_desc$\n\nThe $building_terraformer$ status is §Yincreased§!.</text:p>
          </table:table-cell>
          <table:table-cell table:style-name="ce2" office:value-type="string">
            <text:p>$building_terraformer_desc$\n\nThe $building_terraformer$ status is §Yincreased§!.</text:p>
          </table:table-cell>
          <table:table-cell table:style-name="ce2" office:value-type="string">
            <text:p>$building_terraformer_desc$\n\nThe $building_terraformer$ status is §Yincreased§!.</text:p>
          </table:table-cell>
          <table:table-cell table:style-name="ce8" table:number-columns-repeated="18"/>
          <table:table-cell table:number-columns-repeated="998"/>
        </table:table-row>
        <table:table-row table:style-name="ro2">
          <table:table-cell table:style-name="ce2" office:value-type="string">
            <text:p>building_terraformer_maximal</text:p>
          </table:table-cell>
          <table:table-cell table:style-name="ce2" office:value-type="string">
            <text:p>$building_terraformer$ (Maximal)</text:p>
          </table:table-cell>
          <table:table-cell table:style-name="ce2" office:value-type="string">
            <text:p>$building_terraformer$ (Максимальный)</text:p>
          </table:table-cell>
          <table:table-cell table:style-name="ce2" office:value-type="string">
            <text:p>$building_terraformer$ (Maximale Leistung)</text:p>
          </table:table-cell>
          <table:table-cell table:style-name="ce2" office:value-type="string">
            <text:p>$building_terraformer$ (Maximal)</text:p>
          </table:table-cell>
          <table:table-cell table:style-name="ce2" office:value-type="string">
            <text:p>$building_terraformer$ (Maximal)</text:p>
          </table:table-cell>
          <table:table-cell table:style-name="ce2" office:value-type="string">
            <text:p>$building_terraformer$ (Maximal)</text:p>
          </table:table-cell>
          <table:table-cell table:style-name="ce2" office:value-type="string">
            <text:p>$building_terraformer$ (Maximal)</text:p>
          </table:table-cell>
          <table:table-cell table:style-name="ce8" table:number-columns-repeated="18"/>
          <table:table-cell table:number-columns-repeated="998"/>
        </table:table-row>
        <table:table-row table:style-name="ro11">
          <table:table-cell table:style-name="ce2" office:value-type="string">
            <text:p>building_terraformer_maximal_desc</text:p>
          </table:table-cell>
          <table:table-cell table:style-name="ce2" office:value-type="string">
            <text:p>$building_terraformer_desc$\n\nThe $building_terraformer$ status is §Bmaximal§!.</text:p>
          </table:table-cell>
          <table:table-cell table:style-name="ce2" office:value-type="string">
            <text:p>$building_terraformer_desc$\n\nСтатус терраформера - §Bмаксимальная скорость§!.</text:p>
          </table:table-cell>
          <table:table-cell table:style-name="ce2" office:value-type="string">
            <text:p>$building_terraformer_desc$\n\nDer $building_terraformer$ ist §GAktiv§ und arbeitet mit §BMaximaler Leistung§!.</text:p>
          </table:table-cell>
          <table:table-cell table:style-name="ce2" office:value-type="string">
            <text:p>$building_terraformer_desc$\n\nThe $building_terraformer$ status is §Bmaximal§!.</text:p>
          </table:table-cell>
          <table:table-cell table:style-name="ce2" office:value-type="string">
            <text:p>$building_terraformer_desc$\n\nThe $building_terraformer$ status is §Bmaximal§!.</text:p>
          </table:table-cell>
          <table:table-cell table:style-name="ce2" office:value-type="string">
            <text:p>$building_terraformer_desc$\n\nThe $building_terraformer$ status is §Bmaximal§!.</text:p>
          </table:table-cell>
          <table:table-cell table:style-name="ce2" office:value-type="string">
            <text:p>$building_terraformer_desc$\n\nThe $building_terraformer$ status is §Bmaximal§!.</text:p>
          </table:table-cell>
          <table:table-cell table:style-name="ce8" table:number-columns-repeated="18"/>
          <table:table-cell table:number-columns-repeated="998"/>
        </table:table-row>
        <table:table-row table:style-name="ro3">
          <table:table-cell table:style-name="ce2" office:value-type="string">
            <text:p>building_terraforming_bacteria_germinator</text:p>
          </table:table-cell>
          <table:table-cell table:style-name="ce2" office:value-type="string">
            <text:p>Terraforming Bacteria Germinator</text:p>
          </table:table-cell>
          <table:table-cell table:style-name="ce2" office:value-type="string">
            <text:p>Инкубатор терраформирующих бактерий</text:p>
          </table:table-cell>
          <table:table-cell table:style-name="ce2" office:value-type="string">
            <text:p>Terraforming Bakterien Germinator</text:p>
          </table:table-cell>
          <table:table-cell table:style-name="ce2" office:value-type="string">
            <text:p>Germinador de Bactérias Terraforming</text:p>
          </table:table-cell>
          <table:table-cell table:style-name="ce2" office:value-type="string">
            <text:p>Générateur de bactéries de terraformation</text:p>
          </table:table-cell>
          <table:table-cell table:style-name="ce2" office:value-type="string">
            <text:p>Terraforming Bacteria Germinator</text:p>
          </table:table-cell>
          <table:table-cell table:style-name="ce2" office:value-type="string">
            <text:p>Terraformación Bacterias Germinator</text:p>
          </table:table-cell>
          <table:table-cell table:style-name="ce8" table:number-columns-repeated="18"/>
          <table:table-cell table:number-columns-repeated="998"/>
        </table:table-row>
        <table:table-row table:style-name="ro6">
          <table:table-cell table:style-name="ce2" office:value-type="string">
            <text:p>building_terraforming_bacteria_germinator_desc</text:p>
          </table:table-cell>
          <table:table-cell table:style-name="ce2" office:value-type="string">
            <text:p>Terraforming Bacteria Germinators dramatically ease the Terraforming process, and provide a wealth of data on XNA-based lifeforms.</text:p>
          </table:table-cell>
          <table:table-cell table:style-name="ce2" office:value-type="string">
            <text:p>Инкубаторы терраформирующих бактерий серьезно облегчают процесс терраформирования и предоставляют множество данных о формах жизни, основанных на КсНК.</text:p>
          </table:table-cell>
          <table:table-cell table:style-name="ce2" office:value-type="string">
            <text:p>Terraforming Bacteria Germinators erleichtern den Terraforming-Prozess erheblich und liefern eine Fülle von Daten zu XNA-basierten Lebensformen.</text:p>
          </table:table-cell>
          <table:table-cell table:style-name="ce2" office:value-type="string">
            <text:p>Bacteria Terraforming Os germinadores facilitam dramaticamente o processo de Terraforming e fornecem uma riqueza de dados em formas de vida baseadas em XNA.</text:p>
          </table:table-cell>
          <table:table-cell table:style-name="ce2" office:value-type="string">
            <text:p>Les Germinateurs de Bactéries Terraforming facilitent considérablement le processus de Terraforming et fournissent une mine de données sur les formes de vie basées sur XNA.</text:p>
          </table:table-cell>
          <table:table-cell table:style-name="ce2" office:value-type="string">
            <text:p>Terraforming Bacteria Germinators radykalnie ułatwiają proces Terraforming i zapewniają bogactwo danych na temat form życia opartych na XNA.</text:p>
          </table:table-cell>
          <table:table-cell table:style-name="ce2" office:value-type="string">
            <text:p>Terraforming Bacteria Germinators facilita enormemente el proceso de Terraforming y proporciona una gran cantidad de datos sobre formas de vida basadas en XNA.</text:p>
          </table:table-cell>
          <table:table-cell table:style-name="ce8" table:number-columns-repeated="18"/>
          <table:table-cell table:number-columns-repeated="998"/>
        </table:table-row>
        <table:table-row table:style-name="ro2">
          <table:table-cell table:style-name="ce2" office:value-type="string">
            <text:p>building_thybidium_refinery</text:p>
          </table:table-cell>
          <table:table-cell table:style-name="ce2" office:value-type="string">
            <text:p>Thybidium Refinery</text:p>
          </table:table-cell>
          <table:table-cell table:style-name="ce2" office:value-type="string">
            <text:p>Очиститель тайбидиума</text:p>
          </table:table-cell>
          <table:table-cell table:style-name="ce2" office:value-type="string">
            <text:p>Tybidium Raffinerie</text:p>
          </table:table-cell>
          <table:table-cell table:style-name="ce2" office:value-type="string">
            <text:p>Refinaria Thybidium</text:p>
          </table:table-cell>
          <table:table-cell table:style-name="ce2" office:value-type="string">
            <text:p>Raffinerie de Thybidium</text:p>
          </table:table-cell>
          <table:table-cell table:style-name="ce2" office:value-type="string">
            <text:p>Rafineria Thybidium</text:p>
          </table:table-cell>
          <table:table-cell table:style-name="ce2" office:value-type="string">
            <text:p>Refinería de Thybidium</text:p>
          </table:table-cell>
          <table:table-cell table:style-name="ce8" table:number-columns-repeated="18"/>
          <table:table-cell table:number-columns-repeated="998"/>
        </table:table-row>
        <table:table-row table:style-name="ro6">
          <table:table-cell table:style-name="ce2" office:value-type="string">
            <text:p>building_thybidium_refinery_desc</text:p>
          </table:table-cell>
          <table:table-cell table:style-name="ce2" office:value-type="string">
            <text:p>This refinery has transformed our reactor production with Thybidium, leading to a significant increase in energy efficiency across our technologies.</text:p>
          </table:table-cell>
          <table:table-cell table:style-name="ce2" office:value-type="string">
            <text:p>Этот очистительный завод улучшает наши реакторы тайбидиумом, что приводит к значительному повышению энергоэффективности во всех наших технологиях.</text:p>
          </table:table-cell>
          <table:table-cell table:style-name="ce2" office:value-type="string">
            <text:p>Diese Raffinerie hat unsere Reaktorproduktion mit Thybidium verändert, was zu einer signifikanten Steigerung der Energieeffizienz unserer Technologien geführt hat.</text:p>
          </table:table-cell>
          <table:table-cell table:style-name="ce2" office:value-type="string">
            <text:p>Esta refinaria transformou nossa produção de reator com Thybidium, levando a um aumento significativo na eficiência de energia em nossas tecnologias.</text:p>
          </table:table-cell>
          <table:table-cell table:style-name="ce2" office:value-type="string">
            <text:p>Cette raffinerie a transformé notre production de réacteurs en Thybidium, entraînant une augmentation significative de l'efficacité énergétique de nos technologies.</text:p>
          </table:table-cell>
          <table:table-cell table:style-name="ce2" office:value-type="string">
            <text:p>Ta rafineria przekształciła produkcję reaktorów w Thybidium, co doprowadziło do znacznego wzrostu efektywności energetycznej w naszych technologiach.</text:p>
          </table:table-cell>
          <table:table-cell table:style-name="ce2" office:value-type="string">
            <text:p>Esta refinería ha transformado la producción de nuestro reactor con Thybidium, lo que ha provocado un aumento significativo de la eficiencia energética en todas nuestras tecnologías.</text:p>
          </table:table-cell>
          <table:table-cell table:style-name="ce8" table:number-columns-repeated="18"/>
          <table:table-cell table:number-columns-repeated="998"/>
        </table:table-row>
        <table:table-row table:style-name="ro2">
          <table:table-cell table:style-name="ce2" office:value-type="string">
            <text:p>building_ventium_weapons_facility</text:p>
          </table:table-cell>
          <table:table-cell table:style-name="ce2" office:value-type="string">
            <text:p>Ventium Weapons Facility</text:p>
          </table:table-cell>
          <table:table-cell table:style-name="ce2" office:value-type="string">
            <text:p>Вентиумный орудийный завод</text:p>
          </table:table-cell>
          <table:table-cell table:style-name="ce2" office:value-type="string">
            <text:p>Ventium Waffenfazilität</text:p>
          </table:table-cell>
          <table:table-cell table:style-name="ce2" office:value-type="string">
            <text:p>Instalação de Armas de Ventilação</text:p>
          </table:table-cell>
          <table:table-cell table:style-name="ce2" office:value-type="string">
            <text:p>Ventium Weapons Facility</text:p>
          </table:table-cell>
          <table:table-cell table:style-name="ce2" office:value-type="string">
            <text:p>Obiekt broni tlenowej</text:p>
          </table:table-cell>
          <table:table-cell table:style-name="ce2" office:value-type="string">
            <text:p>Instalación de armas Ventium</text:p>
          </table:table-cell>
          <table:table-cell table:style-name="ce8" table:number-columns-repeated="18"/>
          <table:table-cell table:number-columns-repeated="998"/>
        </table:table-row>
        <table:table-row table:style-name="ro12">
          <table:table-cell table:style-name="ce2" office:value-type="string">
            <text:p>building_ventium_weapons_facility_desc</text:p>
          </table:table-cell>
          <table:table-cell table:style-name="ce2" office:value-type="string">
            <text:p>Ventium Weapons Facilities convert the dangerous Ventium Ore into potent Energy Weapons.</text:p>
          </table:table-cell>
          <table:table-cell table:style-name="ce2" office:value-type="string">
            <text:p>Вентиумные орудийные заводы превращают опасную вентиумную руду в мощное энергооружие.</text:p>
          </table:table-cell>
          <table:table-cell table:style-name="ce2" office:value-type="string">
            <text:p>Ventium-Waffenanlagen verwandeln das gefährliche Ventium-Erz in mächtige Energiewaffen.</text:p>
          </table:table-cell>
          <table:table-cell table:style-name="ce2" office:value-type="string">
            <text:p>As Instalações de Armas de Ventilação convertem o perigoso Minério de Ventério em potentes Armas de Energia.</text:p>
          </table:table-cell>
          <table:table-cell table:style-name="ce2" office:value-type="string">
            <text:p>Les installations d'armes Ventium convertissent le dangereux minerai Ventium en de puissantes armes à énergie.</text:p>
          </table:table-cell>
          <table:table-cell table:style-name="ce2" office:value-type="string">
            <text:p>Obiekty Broni Powietrznej zamieniają niebezpieczną rudę rudy w potężną broń energetyczną.</text:p>
          </table:table-cell>
          <table:table-cell table:style-name="ce2" office:value-type="string">
            <text:p>Las instalaciones de armas de Ventium convierten el peligroso mineral Ventium en potentes armas de energía.</text:p>
          </table:table-cell>
          <table:table-cell table:style-name="ce8" table:number-columns-repeated="18"/>
          <table:table-cell table:number-columns-repeated="998"/>
        </table:table-row>
        <table:table-row table:style-name="ro3">
          <table:table-cell table:style-name="ce2" office:value-type="string">
            <text:p>building_zinorine_computer</text:p>
          </table:table-cell>
          <table:table-cell table:style-name="ce2" office:value-type="string">
            <text:p>Zinorine Computer Assembler</text:p>
          </table:table-cell>
          <table:table-cell table:style-name="ce2" office:value-type="string">
            <text:p>Зинориновый ассемблер компьютеров</text:p>
          </table:table-cell>
          <table:table-cell table:style-name="ce2" office:value-type="string">
            <text:p>Zinorine Computerassembler</text:p>
          </table:table-cell>
          <table:table-cell table:style-name="ce2" office:value-type="string">
            <text:p>Montador do computador da zinorina</text:p>
          </table:table-cell>
          <table:table-cell table:style-name="ce2" office:value-type="string">
            <text:p>Zinorine Computer Assembler</text:p>
          </table:table-cell>
          <table:table-cell table:style-name="ce2" office:value-type="string">
            <text:p>Zinorine Computer Asembler</text:p>
          </table:table-cell>
          <table:table-cell table:style-name="ce2" office:value-type="string">
            <text:p>Ensamblador de Computadora Zinorine</text:p>
          </table:table-cell>
          <table:table-cell table:style-name="ce8" table:number-columns-repeated="18"/>
          <table:table-cell table:number-columns-repeated="998"/>
        </table:table-row>
        <table:table-row table:style-name="ro7">
          <table:table-cell table:style-name="ce2" office:value-type="string">
            <text:p>building_zinorine_computer_desc</text:p>
          </table:table-cell>
          <table:table-cell table:style-name="ce2" office:value-type="string">
            <text:p>Zinorine Computer Assemblers utilize the Zinorine to create specialized molecular computers.</text:p>
          </table:table-cell>
          <table:table-cell table:style-name="ce2" office:value-type="string">
            <text:p>Зинориновые ассемблеры компьютеров используют зинорин для создания специализированных молекулярных компьютеров.</text:p>
          </table:table-cell>
          <table:table-cell table:style-name="ce2" office:value-type="string">
            <text:p>Zinorine Computer Assembler verwenden die Zinorine, um spezialisierte molekulare Computer zu erstellen.</text:p>
          </table:table-cell>
          <table:table-cell table:style-name="ce2" office:value-type="string">
            <text:p>Os montadores de computadores da Zinorine utilizam o Zinorine para criar computadores moleculares especializados.</text:p>
          </table:table-cell>
          <table:table-cell table:style-name="ce2" office:value-type="string">
            <text:p>Zinorine Computer Assemblers utilise le Zinorine pour créer des ordinateurs moléculaires spécialisés.</text:p>
          </table:table-cell>
          <table:table-cell table:style-name="ce2" office:value-type="string">
            <text:p>Zinorine Computer Asemblers wykorzystują Zinorine do tworzenia wyspecjalizowanych komputerów molekularnych.</text:p>
          </table:table-cell>
          <table:table-cell table:style-name="ce2" office:value-type="string">
            <text:p>Los Ensambladores de Computadora Zinorine utilizan Zinorine para crear computadoras moleculares especializadas.</text:p>
          </table:table-cell>
          <table:table-cell table:style-name="ce8" table:number-columns-repeated="18"/>
          <table:table-cell table:number-columns-repeated="998"/>
        </table:table-row>
        <table:table-row table:style-name="ro7">
          <table:table-cell table:style-name="ce2" office:value-type="string">
            <text:p>cancel_deep_core_mining_level_increase_project.desc</text:p>
          </table:table-cell>
          <table:table-cell table:style-name="ce2" office:value-type="string">
            <text:p>Cancel $deep_core_mining$ development project on [root.GetName]. The planetary $deep_core_mining$ project will remain at the same level.</text:p>
          </table:table-cell>
          <table:table-cell table:style-name="ce2" office:value-type="string">
            <text:p>Отменить разработку проекта $deep_core_mining$ на [root.GetName]. Планетарный проект $deep_core_mining$ останется на том же уровне.</text:p>
          </table:table-cell>
          <table:table-cell table:style-name="ce2" office:value-type="string">
            <text:p>Cancel $deep_core_mining$ development project on [root.GetName]. The planetary $deep_core_mining$ project will remain at the same level.</text:p>
          </table:table-cell>
          <table:table-cell table:style-name="ce2" office:value-type="string">
            <text:p>Cancel $deep_core_mining$ development project on [root.GetName]. The planetary $deep_core_mining$ project will remain at the same level.</text:p>
          </table:table-cell>
          <table:table-cell table:style-name="ce2" office:value-type="string">
            <text:p>Cancel $deep_core_mining$ development project on [root.GetName]. The planetary $deep_core_mining$ project will remain at the same level.</text:p>
          </table:table-cell>
          <table:table-cell table:style-name="ce2" office:value-type="string">
            <text:p>Cancel $deep_core_mining$ development project on [root.GetName]. The planetary $deep_core_mining$ project will remain at the same level.</text:p>
          </table:table-cell>
          <table:table-cell table:style-name="ce2" office:value-type="string">
            <text:p>Cancel $deep_core_mining$ development project on [root.GetName]. The planetary $deep_core_mining$ project will remain at the same level.</text:p>
          </table:table-cell>
          <table:table-cell table:style-name="ce8" table:number-columns-repeated="18"/>
          <table:table-cell table:number-columns-repeated="998"/>
        </table:table-row>
        <table:table-row table:style-name="ro1">
          <table:table-cell table:style-name="ce2" office:value-type="string">
            <text:p><text:a xlink:href="">cancel_deep_core_mining_level_increase_project.name</text:a></text:p>
          </table:table-cell>
          <table:table-cell table:style-name="ce2" office:value-type="string">
            <text:p>Cancel</text:p>
          </table:table-cell>
          <table:table-cell table:style-name="ce2" office:value-type="string">
            <text:p>Отменить</text:p>
          </table:table-cell>
          <table:table-cell table:style-name="ce2" office:value-type="string">
            <text:p>Stornieren</text:p>
          </table:table-cell>
          <table:table-cell table:style-name="ce2" office:value-type="string">
            <text:p>Cancelar</text:p>
          </table:table-cell>
          <table:table-cell table:style-name="ce2" office:value-type="string">
            <text:p>Annuler</text:p>
          </table:table-cell>
          <table:table-cell table:style-name="ce2" office:value-type="string">
            <text:p>Anuluj</text:p>
          </table:table-cell>
          <table:table-cell table:style-name="ce2" office:value-type="string">
            <text:p>Cancelar</text:p>
          </table:table-cell>
          <table:table-cell table:style-name="ce8" table:number-columns-repeated="18"/>
          <table:table-cell table:number-columns-repeated="998"/>
        </table:table-row>
        <table:table-row table:style-name="ro7">
          <table:table-cell table:style-name="ce2" office:value-type="string">
            <text:p>cancel_geothermal_tap_level_increase_project.desc</text:p>
          </table:table-cell>
          <table:table-cell table:style-name="ce2" office:value-type="string">
            <text:p>Cancel $geothermal_tap$ development project on [root.GetName]. The planetary $geothermal_tap$ project will remain at the same level.</text:p>
          </table:table-cell>
          <table:table-cell table:style-name="ce2" office:value-type="string">
            <text:p>Отменить разработку проекта $geothermal_tap$ на [root.GetName]. Планетарный проект $geothermal_tap$ останется на том же уровне.</text:p>
          </table:table-cell>
          <table:table-cell table:style-name="ce2" office:value-type="string">
            <text:p>Cancel $geothermal_tap$ development project on [root.GetName]. The planetary $geothermal_tap$ project will remain at the same level.</text:p>
          </table:table-cell>
          <table:table-cell table:style-name="ce2" office:value-type="string">
            <text:p>Cancel $geothermal_tap$ development project on [root.GetName]. The planetary $geothermal_tap$ project will remain at the same level.</text:p>
          </table:table-cell>
          <table:table-cell table:style-name="ce2" office:value-type="string">
            <text:p>Cancel $geothermal_tap$ development project on [root.GetName]. The planetary $geothermal_tap$ project will remain at the same level.</text:p>
          </table:table-cell>
          <table:table-cell table:style-name="ce2" office:value-type="string">
            <text:p>Cancel $geothermal_tap$ development project on [root.GetName]. The planetary $geothermal_tap$ project will remain at the same level.</text:p>
          </table:table-cell>
          <table:table-cell table:style-name="ce2" office:value-type="string">
            <text:p>Cancel $geothermal_tap$ development project on [root.GetName]. The planetary $geothermal_tap$ project will remain at the same level.</text:p>
          </table:table-cell>
          <table:table-cell table:style-name="ce8" table:number-columns-repeated="18"/>
          <table:table-cell table:number-columns-repeated="998"/>
        </table:table-row>
        <table:table-row table:style-name="ro1">
          <table:table-cell table:style-name="ce2" office:value-type="string">
            <text:p><text:a xlink:href="">cancel_geothermal_tap_level_increase_project.name</text:a></text:p>
          </table:table-cell>
          <table:table-cell table:style-name="ce2" office:value-type="string">
            <text:p>Cancel</text:p>
          </table:table-cell>
          <table:table-cell table:style-name="ce2" office:value-type="string">
            <text:p>Отменить</text:p>
          </table:table-cell>
          <table:table-cell table:style-name="ce2" office:value-type="string">
            <text:p>Stornieren</text:p>
          </table:table-cell>
          <table:table-cell table:style-name="ce2" office:value-type="string">
            <text:p>Cancelar</text:p>
          </table:table-cell>
          <table:table-cell table:style-name="ce2" office:value-type="string">
            <text:p>Annuler</text:p>
          </table:table-cell>
          <table:table-cell table:style-name="ce2" office:value-type="string">
            <text:p>Anuluj</text:p>
          </table:table-cell>
          <table:table-cell table:style-name="ce2" office:value-type="string">
            <text:p>Cancelar</text:p>
          </table:table-cell>
          <table:table-cell table:style-name="ce8" table:number-columns-repeated="18"/>
          <table:table-cell table:number-columns-repeated="998"/>
        </table:table-row>
        <table:table-row table:style-name="ro10">
          <table:table-cell table:style-name="ce2" office:value-type="string">
            <text:p>catastrophic_outcome_summary</text:p>
          </table:table-cell>
          <table:table-cell table:style-name="ce2" office:value-type="string">
            <text:p>§YSummary§!:\nPops Killed: §R[root.pops_killed]§!\nBuildings Destroyed: §R[root.buildings_destroyed]§!\nCatastrophe Blockers Spawned: §R[root.catastrophe_blockers_spawned]§!</text:p>
          </table:table-cell>
          <table:table-cell table:style-name="ce2" office:value-type="string">
            <text:p>§YИтог§!:\nПоселений уничтожено: §R[root.pops_killed]§!\nПостроек разрушено: §R[root.buildings_destroyed]§!\nКлеток-блокираторов катастрофы появилось: §R[root.catastrophe_blockers_spawned]§!</text:p>
          </table:table-cell>
          <table:table-cell table:style-name="ce2" office:value-type="string">
            <text:p>§Jummary§ !:\nPops Getötet: §R [root.pops_killed] §!\nZerstörte Gebäude: §R [root.buildings_destroyed] §!\nEntstehende Katastrophenblocker: §R [root.catastrophe_blockers_spawned] §!</text:p>
          </table:table-cell>
          <table:table-cell table:style-name="ce2" office:value-type="string">
            <text:p>§Sumário§ !:\nPops Matados: §R [root.pops_killed] §!\nEdifícios Destruídos: §R [root.buildings_destroyed] §!\nBloqueadores de catástrofe gerados: §R [root.catastrophe_blockers_spawned] §!</text:p>
          </table:table-cell>
          <table:table-cell table:style-name="ce2" office:value-type="string">
            <text:p>§Summary§ !:\nPops tués: §R [root.pops_killed] §!\nBâtiments détruits: §R [root.buildings_destroyed] §!\nLes bloqueurs de catastrophe ont engendré: §R [root.catastrophe_blockers_spawned] §!</text:p>
          </table:table-cell>
          <table:table-cell table:style-name="ce2" office:value-type="string">
            <text:p>§Podsumuj§ !:\nPops Killed: §R [root.pops_killed] §!\nZniszczone budynki: §R [root.buildings_destroyed] §!\nKatastrofowie Blokujący: 1.R [root.catastrophe_blockers_spawned] §!</text:p>
          </table:table-cell>
          <table:table-cell table:style-name="ce2" office:value-type="string">
            <text:p>§Resumen§ !:\nPops Killed: §R [root.pops_killed] §!\nEdificios destruidos: §R [root.buildings_destroyed] §!\nBloqueadores de catástrofes generados: §R [root.catastrophe_blockers_spawned] §!</text:p>
          </table:table-cell>
          <table:table-cell table:style-name="ce8" table:number-columns-repeated="18"/>
          <table:table-cell table:number-columns-repeated="998"/>
        </table:table-row>
        <table:table-row table:style-name="ro13">
          <table:table-cell table:style-name="ce2" office:value-type="string">
            <text:p>cavorite_discovered_country</text:p>
          </table:table-cell>
          <table:table-cell table:style-name="ce2" office:value-type="string">
            <text:p>\n£sr_cavorite §H$sr_cavorite$§!\n$sr_cavorite_desc$\n\n</text:p>
          </table:table-cell>
          <table:table-cell table:style-name="ce2" office:value-type="string">
            <text:p>\n£sr_cavorite §H$sr_cavorite$§!\n$sr_cavorite_desc$\n\n</text:p>
          </table:table-cell>
          <table:table-cell table:style-name="ce2" office:value-type="string">
            <text:p>\n£sr_cavorite §H$sr_cavorite$§!\n$sr_cavorite_desc$\n\n</text:p>
          </table:table-cell>
          <table:table-cell table:style-name="ce2" office:value-type="string">
            <text:p>\n£sr_cavorite §H$sr_cavorite$§!\n$sr_cavorite_desc$\n\n</text:p>
          </table:table-cell>
          <table:table-cell table:style-name="ce2" office:value-type="string">
            <text:p>\n£sr_cavorite §H$sr_cavorite$§!\n$sr_cavorite_desc$\n\n</text:p>
          </table:table-cell>
          <table:table-cell table:style-name="ce2" office:value-type="string">
            <text:p>\n£sr_cavorite §H$sr_cavorite$§!\n$sr_cavorite_desc$\n\n</text:p>
          </table:table-cell>
          <table:table-cell table:style-name="ce2" office:value-type="string">
            <text:p>\n£sr_cavorite §H$sr_cavorite$§!\n$sr_cavorite_desc$\n\n</text:p>
          </table:table-cell>
          <table:table-cell table:style-name="ce8" table:number-columns-repeated="18"/>
          <table:table-cell table:number-columns-repeated="998"/>
        </table:table-row>
        <table:table-row table:style-name="ro2">
          <table:table-cell table:style-name="ce2" office:value-type="string">
            <text:p>cavorite_discovered_ship</text:p>
          </table:table-cell>
          <table:table-cell table:style-name="ce2" office:value-type="string">
            <text:p>$cavorite_discovered_country$</text:p>
          </table:table-cell>
          <table:table-cell table:style-name="ce2" office:value-type="string">
            <text:p>$cavorite_discovered_country$</text:p>
          </table:table-cell>
          <table:table-cell table:style-name="ce2" office:value-type="string">
            <text:p>$cavorite_discovered_country$</text:p>
          </table:table-cell>
          <table:table-cell table:style-name="ce2" office:value-type="string">
            <text:p>$cavorite_discovered_country$</text:p>
          </table:table-cell>
          <table:table-cell table:style-name="ce2" office:value-type="string">
            <text:p>$cavorite_discovered_country$</text:p>
          </table:table-cell>
          <table:table-cell table:style-name="ce2" office:value-type="string">
            <text:p>$cavorite_discovered_country$</text:p>
          </table:table-cell>
          <table:table-cell table:style-name="ce2" office:value-type="string">
            <text:p>$cavorite_discovered_country$</text:p>
          </table:table-cell>
          <table:table-cell table:style-name="ce8" table:number-columns-repeated="18"/>
          <table:table-cell table:number-columns-repeated="998"/>
        </table:table-row>
        <table:table-row table:style-name="ro8">
          <table:table-cell table:style-name="ce2" office:value-type="string">
            <text:p>cgm_asteroidal_planet_found.desc</text:p>
          </table:table-cell>
          <table:table-cell table:style-name="ce2" office:value-type="string">
            <text:p>The science ship orbiting [root.GetName] reports that this large asteroid could potentially support a viable colony.</text:p>
          </table:table-cell>
          <table:table-cell table:style-name="ce2" office:value-type="string">
            <text:p>Научные измерения [from.GetName] показывают, что этот большой астероид является достаточно прочным и богатым, чтобы потенциально заслуживать колонизации.</text:p>
          </table:table-cell>
          <table:table-cell table:style-name="ce2" office:value-type="string">
            <text:p>Das Wissenschaftsschiff, das [root.GetName] umkreist, berichtet, dass dieser große Asteroid möglicherweise eine lebensfähige Kolonie unterstützen könnte.</text:p>
          </table:table-cell>
          <table:table-cell table:style-name="ce2" office:value-type="string">
            <text:p>A nave da nave em órbita [root.GetName] relata que este grande asteróide poderia potencialmente suportar uma colônia viável.</text:p>
          </table:table-cell>
          <table:table-cell table:style-name="ce2" office:value-type="string">
            <text:p>Le vaisseau scientifique en orbite [root.GetName] rapporte que ce gros astéroïde pourrait potentiellement soutenir une colonie viable.</text:p>
          </table:table-cell>
          <table:table-cell table:style-name="ce2" office:value-type="string">
            <text:p>Statek naukowy krążący wokół [root.GetName] donosi, że ta duża asteroida może potencjalnie wspierać kolonię.</text:p>
          </table:table-cell>
          <table:table-cell table:style-name="ce2" office:value-type="string">
            <text:p>La nave científica que orbita [root.GetName] informa que este asteroide grande podría potencialmente apoyar una colonia viable.</text:p>
          </table:table-cell>
          <table:table-cell table:style-name="ce8" table:number-columns-repeated="18"/>
          <table:table-cell table:number-columns-repeated="998"/>
        </table:table-row>
        <table:table-row table:style-name="ro13">
          <table:table-cell table:style-name="ce2" office:value-type="string">
            <text:p><text:a xlink:href="">cgm_asteroidal_planet_found.name</text:a></text:p>
          </table:table-cell>
          <table:table-cell table:style-name="ce2" office:value-type="string">
            <text:p>Asteroidal Colonization Candidate Found</text:p>
          </table:table-cell>
          <table:table-cell table:style-name="ce2" office:value-type="string">
            <text:p>Найден астероид - кандидат на колонизацию</text:p>
          </table:table-cell>
          <table:table-cell table:style-name="ce2" office:value-type="string">
            <text:p>Asteroid Colonization Kandidat gefunden</text:p>
          </table:table-cell>
          <table:table-cell table:style-name="ce2" office:value-type="string">
            <text:p>Candidato de Colonização Asteroidal Encontrado</text:p>
          </table:table-cell>
          <table:table-cell table:style-name="ce2" office:value-type="string">
            <text:p>Candidat à la colonisation astéroïdale trouvé</text:p>
          </table:table-cell>
          <table:table-cell table:style-name="ce2" office:value-type="string">
            <text:p>Znaleziono kandydatkę do kolonizacji asteroidów</text:p>
          </table:table-cell>
          <table:table-cell table:style-name="ce2" office:value-type="string">
            <text:p>Candidato de colonización asteroidal encontrado</text:p>
          </table:table-cell>
          <table:table-cell table:style-name="ce8" table:number-columns-repeated="18"/>
          <table:table-cell table:number-columns-repeated="998"/>
        </table:table-row>
        <table:table-row table:style-name="ro14">
          <table:table-cell table:style-name="ce2" office:value-type="string">
            <text:p>cgm_astrocartography_mechanic</text:p>
          </table:table-cell>
          <table:table-cell table:style-name="ce2" office:value-type="string">
            <text:p>With the §HCGM Astrocartography Mechanic§! Enabled most strategic resources are invisible until the player unlocks the technology Astrocartography I, II and III. The resources are divided into tiers, which reflect their relative power.</text:p>
          </table:table-cell>
          <table:table-cell table:style-name="ce2" office:value-type="string">
            <text:p>Из-за §Hмеханики астрокартографии CGM§! большинство стратегических ресурсов невидимы, пока игрок не разблокирует технологию Астрокартографии I, II и III. Ресурсы разделены на уровни, которые отражают их относительную силу.</text:p>
          </table:table-cell>
          <table:table-cell table:style-name="ce2" office:value-type="string">
            <text:p>Mit der Astrocartography Mechanic §HCGM§! Aktiviert sind die meisten strategischen Ressourcen, bis der Spieler die Technologie Astrocartography I, II und III freigeschaltet hat. Die Ressourcen sind in Ebenen unterteilt, die ihre relative Macht widerspiegeln.</text:p>
          </table:table-cell>
          <table:table-cell table:style-name="ce2" office:value-type="string">
            <text:p>Com o Mecanismo de Astrocartografia §HCGM! Permitido que os recursos mais estratégicos sejam invisíveis até que o jogador desbloqueie a tecnologia Astrocartografia I, II e III. Os recursos são divididos em camadas, que refletem seu poder relativo.</text:p>
          </table:table-cell>
          <table:table-cell table:style-name="ce2" office:value-type="string">
            <text:p>Avec le Mécanicien d'astrocartographie §HCGM§! Activé les ressources les plus stratégiques sont invisibles jusqu'à ce que le joueur déverrouille la technologie Astrocartography I, II et III. Les ressources sont divisées en niveaux, qui reflètent leur puissance relative.</text:p>
          </table:table-cell>
          <table:table-cell table:style-name="ce2" office:value-type="string">
            <text:p>Z Mechaniką Astrokartografii §HCGM§! Włączone większość strategicznych zasobów jest niewidoczna, dopóki gracz nie odblokuje technologii Astrokartografii I, II i III. Zasoby są podzielone na poziomy, które odzwierciedlają ich względną moc.</text:p>
          </table:table-cell>
          <table:table-cell table:style-name="ce2" office:value-type="string">
            <text:p>Con el §HCGM Astrocartography Mechanic§! Habilitado la mayoría de los recursos estratégicos son invisibles hasta que el jugador desbloquea la tecnología Astrocartografía I, II y III. Los recursos se dividen en niveles, que reflejan su poder relativo.</text:p>
          </table:table-cell>
          <table:table-cell table:style-name="ce8" table:number-columns-repeated="18"/>
          <table:table-cell table:number-columns-repeated="998"/>
        </table:table-row>
        <table:table-row table:style-name="ro1">
          <table:table-cell table:style-name="ce2" office:value-type="string">
            <text:p>cgm_blockers</text:p>
          </table:table-cell>
          <table:table-cell table:style-name="ce2" office:value-type="string">
            <text:p>§GCGM§! + Vanilla</text:p>
          </table:table-cell>
          <table:table-cell table:style-name="ce2" office:value-type="string">
            <text:p>§GCGM§! + Базовые</text:p>
          </table:table-cell>
          <table:table-cell table:style-name="ce2" office:value-type="string">
            <text:p>§GCGM§! + Vanille</text:p>
          </table:table-cell>
          <table:table-cell table:style-name="ce2" office:value-type="string">
            <text:p>§GCGM§! + Baunilha</text:p>
          </table:table-cell>
          <table:table-cell table:style-name="ce2" office:value-type="string">
            <text:p>§GCGM§! + Vanille</text:p>
          </table:table-cell>
          <table:table-cell table:style-name="ce2" office:value-type="string">
            <text:p>§GCGM§! + Wanilia</text:p>
          </table:table-cell>
          <table:table-cell table:style-name="ce2" office:value-type="string">
            <text:p>§GCGM§! + Vainilla</text:p>
          </table:table-cell>
          <table:table-cell table:style-name="ce8" table:number-columns-repeated="18"/>
          <table:table-cell table:number-columns-repeated="998"/>
        </table:table-row>
        <table:table-row table:style-name="ro13">
          <table:table-cell table:style-name="ce2" office:value-type="string">
            <text:p>cgm_colonizable_asteroidal_category</text:p>
          </table:table-cell>
          <table:table-cell table:style-name="ce2" office:value-type="string">
            <text:p>Asteroid Colonization Candidate Found</text:p>
          </table:table-cell>
          <table:table-cell table:style-name="ce2" office:value-type="string">
            <text:p>Найден астероид - кандидат на колонизацию</text:p>
          </table:table-cell>
          <table:table-cell table:style-name="ce2" office:value-type="string">
            <text:p>Asteroid Colonization Kandidat gefunden</text:p>
          </table:table-cell>
          <table:table-cell table:style-name="ce2" office:value-type="string">
            <text:p>Candidato de Colonização de Asteróides Encontrado</text:p>
          </table:table-cell>
          <table:table-cell table:style-name="ce2" office:value-type="string">
            <text:p>Candidat à la colonisation d'astéroïdes trouvé</text:p>
          </table:table-cell>
          <table:table-cell table:style-name="ce2" office:value-type="string">
            <text:p>Znaleziono kandydatkę do kolonizacji asteroid</text:p>
          </table:table-cell>
          <table:table-cell table:style-name="ce2" office:value-type="string">
            <text:p>Candidato de colonización de asteroides encontrado</text:p>
          </table:table-cell>
          <table:table-cell table:style-name="ce8" table:number-columns-repeated="18"/>
          <table:table-cell table:number-columns-repeated="998"/>
        </table:table-row>
        <table:table-row table:style-name="ro2">
          <table:table-cell table:style-name="ce2" office:value-type="string">
            <text:p>cgm_colonizable_asteroidal_category_ai</text:p>
          </table:table-cell>
          <table:table-cell table:style-name="ce2" office:value-type="string">
            <text:p>$cgm_colonizable_asteroidal_category$</text:p>
          </table:table-cell>
          <table:table-cell table:style-name="ce2" office:value-type="string">
            <text:p>$cgm_colonizable_asteroidal_category$</text:p>
          </table:table-cell>
          <table:table-cell table:style-name="ce2" office:value-type="string">
            <text:p>$cgm_colonizable_asteroidal_category$</text:p>
          </table:table-cell>
          <table:table-cell table:style-name="ce2" office:value-type="string">
            <text:p>$cgm_colonizable_asteroidal_category$</text:p>
          </table:table-cell>
          <table:table-cell table:style-name="ce2" office:value-type="string">
            <text:p>$cgm_colonizable_asteroidal_category$</text:p>
          </table:table-cell>
          <table:table-cell table:style-name="ce2" office:value-type="string">
            <text:p>$cgm_colonizable_asteroidal_category$</text:p>
          </table:table-cell>
          <table:table-cell table:style-name="ce6"/>
          <table:table-cell table:style-name="ce8" table:number-columns-repeated="18"/>
          <table:table-cell table:number-columns-repeated="998"/>
        </table:table-row>
        <table:table-row table:style-name="ro15">
          <table:table-cell table:style-name="ce2" office:value-type="string">
            <text:p>cgm_crystal_asteroidal_planet_found.desc</text:p>
          </table:table-cell>
          <table:table-cell table:style-name="ce2" office:value-type="string">
            <text:p>The scientific measurements of [from.GetName] reveal that what appeared to be a large ice asteroid at first is in fact something different altogether. This asteroid is composed of large quantities of exotic crystal that originated elsewhere, with its quantum signature indicating it either originated in or passed through some sort of sub-spatial dimension. Remarkably the space inside the asteroid appears to be impossibly larger than its external dimensions. This science ship [root.GetName] reports that this asteroid has significant exploitation potential and colonization is recommended.</text:p>
          </table:table-cell>
          <table:table-cell table:style-name="ce2" office:value-type="string">
            <text:p>Научные измерения [from.GetName] показывают, что то, что вначале представляло собой большой ледяной астероид, на самом деле является чем-то совсем другим. Этот астероид состоит из больших количеств экзотического кристалла, возникшего в другом месте, с его квантовой сигнатурой, указывающей на то, что он либо возник, либо прошел через какое-то субпространственное измерение. Примечательно, что пространство внутри астероида оказывается невероятно большим, чем его внешние размеры. Этот научный корабль [root.GetName] сообщает, что этот астероид обладает значительным эксплуатационным потенциалом, и рекомендуется колонизация.</text:p>
          </table:table-cell>
          <table:table-cell table:style-name="ce2" office:value-type="string">
            <text:p>Die wissenschaftlichen Messungen von [from.GetName] zeigen, dass das, was zunächst ein großer Eisasteroid zu sein schien, tatsächlich etwas völlig anderes ist. Dieser Asteroid besteht aus großen Mengen exotischen Kristalls, der anderswo entstanden ist, mit seiner Quanten-Signatur, die anzeigt, dass er entweder in einer sub-räumlichen Dimension entstanden ist oder diese durchquert hat. Bemerkenswerterweise scheint der Raum innerhalb des Asteroiden unmöglich größer zu sein als seine äußeren Dimensionen. Dieses Wissenschaftsschiff [root.GetName] berichtet, dass dieser Asteroid ein signifikantes Nutzungspotential hat und eine Kolonisierung empfohlen wird.</text:p>
          </table:table-cell>
          <table:table-cell table:style-name="ce2" office:value-type="string">
            <text:p>As medições científicas de [from.GetName] revelam que o que parecia ser um grande asteróide de gelo a princípio é de fato algo completamente diferente. Este asteróide é composto de grandes quantidades de cristal exótico originado em outros lugares, com sua assinatura quântica indicando que ele originou ou passou por algum tipo de dimensão subespacial. Notavelmente, o espaço dentro do asteroide parece ser impossivelmente maior que suas dimensões externas. Esta nave de ciência [root.GetName] relata que este asteróide tem potencial de exploração significativo e a colonização é recomendada.</text:p>
          </table:table-cell>
          <table:table-cell table:style-name="ce2" office:value-type="string">
            <text:p>Les mesures scientifiques de [from.GetName] révèlent que ce qui semblait être un grand astéroïde de glace au début est en fait quelque chose de complètement différent. Cet astéroïde est composé de grandes quantités de cristaux exotiques provenant d'ailleurs, avec sa signature quantique indiquant qu'il est originaire ou passé à travers une sorte de dimension sous-spatiale. Remarquablement l'espace à l'intérieur de l'astéroïde semble être incroyablement plus grand que ses dimensions externes. Ce navire scientifique [root.GetName] signale que cet astéroïde a un potentiel d'exploitation important et la colonisation est recommandée.</text:p>
          </table:table-cell>
          <table:table-cell table:style-name="ce2" office:value-type="string">
            <text:p>Naukowe pomiary [od.GetName] pokazują, że to, co na początku wyglądało na dużą asteroidę lodową, jest w rzeczywistości czymś zupełnie innym. Ta asteroida składa się z dużej ilości egzotycznego kryształu, która pochodzi z innych źródeł, a jej sygnatura kwantowa wskazuje, że pochodzi ona z jakiegoś podprzestrzennego wymiaru. Co niezwykłe, przestrzeń wewnątrz asteroidu wydaje się niemożliwie większa niż jej zewnętrzne wymiary. Ten statek naukowy [root.GetName] donosi, że ta asteroida ma znaczny potencjał eksploatacyjny i zaleca się kolonizację.</text:p>
          </table:table-cell>
          <table:table-cell table:style-name="ce2" office:value-type="string">
            <text:p>Las mediciones científicas de [de. GetName] revelan que lo que parecía ser un gran asteroide de hielo al principio es, de hecho, algo completamente diferente. Este asteroide se compone de grandes cantidades de cristal exótico que se originó en otros lugares, con su firma cuántica que indica que se originó o pasó a través de algún tipo de dimensión subespacial. Sorprendentemente, el espacio dentro del asteroide parece ser imposiblemente más grande que sus dimensiones externas. Esta nave científica [root.GetName] informa que este asteroide tiene un potencial de explotación significativo y se recomienda la colonización.</text:p>
          </table:table-cell>
          <table:table-cell table:style-name="ce8" table:number-columns-repeated="18"/>
          <table:table-cell table:number-columns-repeated="998"/>
        </table:table-row>
        <table:table-row table:style-name="ro4">
          <table:table-cell table:style-name="ce2" office:value-type="string">
            <text:p>cgm_deep_core_mining_catastrophic_outcome.desc</text:p>
          </table:table-cell>
          <table:table-cell table:style-name="ce2" office:value-type="string">
            <text:p>The project to establish a higher tier $deep_core_mining$ on [root.GetName] resulted in a catastrophic eruption.\n\n$catastrophic_outcome_summary$</text:p>
          </table:table-cell>
          <table:table-cell table:style-name="ce2" office:value-type="string">
            <text:p>Проект по улучшению до более высокого уровня $deep_core_mining$ на [root.GetName] привел к катастрофическому извержению.</text:p>
          </table:table-cell>
          <table:table-cell table:style-name="ce2" office:value-type="string">
            <text:p>The project to establish a higher tier $deep_core_mining$ on [root.GetName] resulted in a catastrophic eruption.\n\n$catastrophic_outcome_summary$</text:p>
          </table:table-cell>
          <table:table-cell table:style-name="ce2" office:value-type="string">
            <text:p>The project to establish a higher tier $deep_core_mining$ on [root.GetName] resulted in a catastrophic eruption.\n\n$catastrophic_outcome_summary$</text:p>
          </table:table-cell>
          <table:table-cell table:style-name="ce2" office:value-type="string">
            <text:p>The project to establish a higher tier $deep_core_mining$ on [root.GetName] resulted in a catastrophic eruption.\n\n$catastrophic_outcome_summary$</text:p>
          </table:table-cell>
          <table:table-cell table:style-name="ce2" office:value-type="string">
            <text:p>The project to establish a higher tier $deep_core_mining$ on [root.GetName] resulted in a catastrophic eruption.\n\n$catastrophic_outcome_summary$</text:p>
          </table:table-cell>
          <table:table-cell table:style-name="ce2" office:value-type="string">
            <text:p>The project to establish a higher tier $deep_core_mining$ on [root.GetName] resulted in a catastrophic eruption.\n\n$catastrophic_outcome_summary$</text:p>
          </table:table-cell>
          <table:table-cell table:style-name="ce8" table:number-columns-repeated="18"/>
          <table:table-cell table:number-columns-repeated="998"/>
        </table:table-row>
        <table:table-row table:style-name="ro1">
          <table:table-cell table:style-name="ce2" office:value-type="string">
            <text:p>cgm_deep_core_mining_catastrophic_outcome.title</text:p>
          </table:table-cell>
          <table:table-cell table:style-name="ce2" office:value-type="string">
            <text:p>Catastrophe!</text:p>
          </table:table-cell>
          <table:table-cell table:style-name="ce2" office:value-type="string">
            <text:p>Катастрофа!</text:p>
          </table:table-cell>
          <table:table-cell table:style-name="ce2" office:value-type="string">
            <text:p>Katastrophe!</text:p>
          </table:table-cell>
          <table:table-cell table:style-name="ce2" office:value-type="string">
            <text:p>Catástrofe!</text:p>
          </table:table-cell>
          <table:table-cell table:style-name="ce2" office:value-type="string">
            <text:p>Catastrophe!</text:p>
          </table:table-cell>
          <table:table-cell table:style-name="ce2" office:value-type="string">
            <text:p>Katastrofa!</text:p>
          </table:table-cell>
          <table:table-cell table:style-name="ce2" office:value-type="string">
            <text:p>¡Catástrofe!</text:p>
          </table:table-cell>
          <table:table-cell table:style-name="ce8" table:number-columns-repeated="18"/>
          <table:table-cell table:number-columns-repeated="998"/>
        </table:table-row>
        <table:table-row table:style-name="ro2">
          <table:table-cell table:style-name="ce2" office:value-type="string">
            <text:p>cgm_deep_core_mining_stage_0</text:p>
          </table:table-cell>
          <table:table-cell table:style-name="ce2" office:value-type="string">
            <text:p>$deep_core_mining$ (initial)</text:p>
          </table:table-cell>
          <table:table-cell table:style-name="ce2" office:value-type="string">
            <text:p>$deep_core_mining$ (Начальное)</text:p>
          </table:table-cell>
          <table:table-cell table:number-columns-repeated="5" table:style-name="ce2" office:value-type="string">
            <text:p>$deep_core_mining$ (initial)</text:p>
          </table:table-cell>
          <table:table-cell table:style-name="ce8" table:number-columns-repeated="18"/>
          <table:table-cell table:number-columns-repeated="998"/>
        </table:table-row>
        <table:table-row table:style-name="ro10">
          <table:table-cell table:style-name="ce2" office:value-type="string">
            <text:p>cgm_deep_core_mining_stage_0_desc</text:p>
          </table:table-cell>
          <table:table-cell table:style-name="ce2" office:value-type="string">
            <text:p>An initial $deep_core_mine$ has been established on this planet. At this stage the $deep_core_mine$ is being established. It therefore produces no minerals, but the chance of a catastrophe is quite low.</text:p>
          </table:table-cell>
          <table:table-cell table:style-name="ce2" office:value-type="string">
            <text:p>На этой планете был запущен проект $deep_core_mine$. На этом этапе создается $deep_core_mine$. Поэтому он не производит никаких полезных ископаемых, но вероятность катастрофы довольно низкая.</text:p>
          </table:table-cell>
          <table:table-cell table:number-columns-repeated="5" table:style-name="ce2" office:value-type="string">
            <text:p>An initial $deep_core_mine$ has been established on this planet. At this stage the $deep_core_mine$ is being established. It therefore produces no minerals, but the chance of a catastrophe is quite low.</text:p>
          </table:table-cell>
          <table:table-cell table:style-name="ce8" table:number-columns-repeated="18"/>
          <table:table-cell table:number-columns-repeated="998"/>
        </table:table-row>
        <table:table-row table:style-name="ro2">
          <table:table-cell table:style-name="ce2" office:value-type="string">
            <text:p>cgm_deep_core_mining_stage_1</text:p>
          </table:table-cell>
          <table:table-cell table:number-columns-repeated="7" table:style-name="ce2" office:value-type="string">
            <text:p>$deep_core_mining$ I</text:p>
          </table:table-cell>
          <table:table-cell table:style-name="ce8" table:number-columns-repeated="18"/>
          <table:table-cell table:number-columns-repeated="998"/>
        </table:table-row>
        <table:table-row table:style-name="ro16">
          <table:table-cell table:style-name="ce2" office:value-type="string">
            <text:p>cgm_deep_core_mining_stage_1_desc</text:p>
          </table:table-cell>
          <table:table-cell table:style-name="ce2"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2" office:value-type="string">
            <text:p>§GСтадия 1§! - $deep_core_mine$. В глубокой мантии планеты созданы горные сети, и инфраструктура для обработки мантийного вещества производит значительное количество полезных ископаемых. Вероятность катастрофы на этом этапе низкая.</text:p>
          </table:table-cell>
          <table:table-cell table:style-name="ce2"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2"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2"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2"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2"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8" table:number-columns-repeated="18"/>
          <table:table-cell table:number-columns-repeated="998"/>
        </table:table-row>
        <table:table-row table:style-name="ro2">
          <table:table-cell table:style-name="ce2" office:value-type="string">
            <text:p>cgm_deep_core_mining_stage_2</text:p>
          </table:table-cell>
          <table:table-cell table:number-columns-repeated="7" table:style-name="ce2" office:value-type="string">
            <text:p>$deep_core_mining$ II</text:p>
          </table:table-cell>
          <table:table-cell table:style-name="ce8" table:number-columns-repeated="18"/>
          <table:table-cell table:number-columns-repeated="998"/>
        </table:table-row>
        <table:table-row table:style-name="ro6">
          <table:table-cell table:style-name="ce2" office:value-type="string">
            <text:p>cgm_deep_core_mining_stage_2_desc</text:p>
          </table:table-cell>
          <table:table-cell table:style-name="ce2" office:value-type="string">
            <text:p>A §Hstage 2§! $deep_core_mine$ has been established on this planet. The outer layers of the core are being systematically strip mined of minerals. The chance of a catastrophe during this stage is low.</text:p>
          </table:table-cell>
          <table:table-cell table:style-name="ce2" office:value-type="string">
            <text:p>§GСтадия 2§! - $deep_core_mine$. Из наружных слоёв ядра систематически добывают минералы. Шанс катастрофы на этом этапе выше.</text:p>
          </table:table-cell>
          <table:table-cell table:style-name="ce2" office:value-type="string">
            <text:p>A §Hstage 2§! $deep_core_mine$ has been established on this planet. The outer layers of the core are being systematically strip mined of minerals. The chance of a catastrophe during this stage is low.</text:p>
          </table:table-cell>
          <table:table-cell table:style-name="ce2" office:value-type="string">
            <text:p>A §Hstage 2§! $deep_core_mine$ has been established on this planet. The outer layers of the core are being systematically strip mined of minerals. The chance of a catastrophe during this stage is low.</text:p>
          </table:table-cell>
          <table:table-cell table:style-name="ce2" office:value-type="string">
            <text:p>A §Hstage 2§! $deep_core_mine$ has been established on this planet. The outer layers of the core are being systematically strip mined of minerals. The chance of a catastrophe during this stage is low.</text:p>
          </table:table-cell>
          <table:table-cell table:style-name="ce2" office:value-type="string">
            <text:p>A §Hstage 2§! $deep_core_mine$ has been established on this planet. The outer layers of the core are being systematically strip mined of minerals. The chance of a catastrophe during this stage is low.</text:p>
          </table:table-cell>
          <table:table-cell table:style-name="ce2" office:value-type="string">
            <text:p>A §Hstage 2§! $deep_core_mine$ has been established on this planet. The outer layers of the core are being systematically strip mined of minerals. The chance of a catastrophe during this stage is low.</text:p>
          </table:table-cell>
          <table:table-cell table:style-name="ce8" table:number-columns-repeated="18"/>
          <table:table-cell table:number-columns-repeated="998"/>
        </table:table-row>
        <table:table-row table:style-name="ro2">
          <table:table-cell table:style-name="ce2" office:value-type="string">
            <text:p>cgm_deep_core_mining_stage_3</text:p>
          </table:table-cell>
          <table:table-cell table:number-columns-repeated="7" table:style-name="ce2" office:value-type="string">
            <text:p>$deep_core_mining$ III</text:p>
          </table:table-cell>
          <table:table-cell table:style-name="ce8" table:number-columns-repeated="18"/>
          <table:table-cell table:number-columns-repeated="998"/>
        </table:table-row>
        <table:table-row table:style-name="ro17">
          <table:table-cell table:style-name="ce2" office:value-type="string">
            <text:p>cgm_deep_core_mining_stage_3_desc</text:p>
          </table:table-cell>
          <table:table-cell table:style-name="ce2"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2" office:value-type="string">
            <text:p>§GСтадия 3§! - $deep_core_mine$. Горная операция теперь напрямую касается ядра планеты. Усовершенствованная система просеивает полезные минералы ядра, сохраняя при этом основную часть своей массы. Вероятность катастрофы на этом этапе самая высокая.</text:p>
          </table:table-cell>
          <table:table-cell table:style-name="ce2"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2"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2"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2"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2"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8" table:number-columns-repeated="18"/>
          <table:table-cell table:number-columns-repeated="998"/>
        </table:table-row>
        <table:table-row table:style-name="ro11">
          <table:table-cell table:style-name="ce2" office:value-type="string">
            <text:p>cgm_deep_core_mining_successful.desc</text:p>
          </table:table-cell>
          <table:table-cell table:style-name="ce2" office:value-type="string">
            <text:p>$deep_core_mining$ stage successfully established on planet [root.GetName]!</text:p>
          </table:table-cell>
          <table:table-cell table:style-name="ce2" office:value-type="string">
            <text:p>$deep_core_mining$ - стадия успешна!</text:p>
          </table:table-cell>
          <table:table-cell table:style-name="ce2" office:value-type="string">
            <text:p>$deep_core_mining$ stage successfully established on planet [root.GetName]!</text:p>
          </table:table-cell>
          <table:table-cell table:style-name="ce2" office:value-type="string">
            <text:p>$deep_core_mining$ stage successfully established on planet [root.GetName]!</text:p>
          </table:table-cell>
          <table:table-cell table:style-name="ce2" office:value-type="string">
            <text:p>$deep_core_mining$ stage successfully established on planet [root.GetName]!</text:p>
          </table:table-cell>
          <table:table-cell table:style-name="ce2" office:value-type="string">
            <text:p>$deep_core_mining$ stage successfully established on planet [root.GetName]!</text:p>
          </table:table-cell>
          <table:table-cell table:style-name="ce2" office:value-type="string">
            <text:p>$deep_core_mining$ stage successfully established on planet [root.GetName]!</text:p>
          </table:table-cell>
          <table:table-cell table:style-name="ce8" table:number-columns-repeated="18"/>
          <table:table-cell table:number-columns-repeated="998"/>
        </table:table-row>
        <table:table-row table:style-name="ro2">
          <table:table-cell table:style-name="ce2" office:value-type="string">
            <text:p>cgm_deep_core_mining_successful.title</text:p>
          </table:table-cell>
          <table:table-cell table:style-name="ce2" office:value-type="string">
            <text:p>$deep_core_mining$ Project Developed</text:p>
          </table:table-cell>
          <table:table-cell table:style-name="ce2" office:value-type="string">
            <text:p>$deep_core_mining$ - проект разработан</text:p>
          </table:table-cell>
          <table:table-cell table:number-columns-repeated="5" table:style-name="ce2" office:value-type="string">
            <text:p>$deep_core_mining$ Project Developed</text:p>
          </table:table-cell>
          <table:table-cell table:style-name="ce8" table:number-columns-repeated="18"/>
          <table:table-cell table:number-columns-repeated="998"/>
        </table:table-row>
        <table:table-row table:style-name="ro1">
          <table:table-cell table:style-name="ce2" office:value-type="string">
            <text:p>cgm_default</text:p>
          </table:table-cell>
          <table:table-cell table:style-name="ce2" office:value-type="string">
            <text:p>§HDefault§!</text:p>
          </table:table-cell>
          <table:table-cell table:style-name="ce2" office:value-type="string">
            <text:p>§HБазовый§!</text:p>
          </table:table-cell>
          <table:table-cell table:style-name="ce2" office:value-type="string">
            <text:p>§HDefault§!</text:p>
          </table:table-cell>
          <table:table-cell table:style-name="ce2" office:value-type="string">
            <text:p>§HDefault§!</text:p>
          </table:table-cell>
          <table:table-cell table:style-name="ce2" office:value-type="string">
            <text:p>§Défaut§!</text:p>
          </table:table-cell>
          <table:table-cell table:style-name="ce2" office:value-type="string">
            <text:p>§Uruchomienia§!</text:p>
          </table:table-cell>
          <table:table-cell table:style-name="ce2" office:value-type="string">
            <text:p>§HDefault§!</text:p>
          </table:table-cell>
          <table:table-cell table:style-name="ce8" table:number-columns-repeated="18"/>
          <table:table-cell table:number-columns-repeated="998"/>
        </table:table-row>
        <table:table-row table:style-name="ro1">
          <table:table-cell table:style-name="ce2" office:value-type="string">
            <text:p>cgm_disable</text:p>
          </table:table-cell>
          <table:table-cell table:style-name="ce2" office:value-type="string">
            <text:p>§RDisable§!</text:p>
          </table:table-cell>
          <table:table-cell table:style-name="ce2" office:value-type="string">
            <text:p>§RВыключить§!</text:p>
          </table:table-cell>
          <table:table-cell table:style-name="ce2" office:value-type="string">
            <text:p>§RDisable§!</text:p>
          </table:table-cell>
          <table:table-cell table:style-name="ce2" office:value-type="string">
            <text:p>§RDisable§!</text:p>
          </table:table-cell>
          <table:table-cell table:style-name="ce2" office:value-type="string">
            <text:p>§RDisable§!</text:p>
          </table:table-cell>
          <table:table-cell table:style-name="ce2" office:value-type="string">
            <text:p>§Rozwój§!</text:p>
          </table:table-cell>
          <table:table-cell table:style-name="ce2" office:value-type="string">
            <text:p>§RDisable§!</text:p>
          </table:table-cell>
          <table:table-cell table:style-name="ce8" table:number-columns-repeated="18"/>
          <table:table-cell table:number-columns-repeated="998"/>
        </table:table-row>
        <table:table-row table:style-name="ro1">
          <table:table-cell table:style-name="ce2" office:value-type="string">
            <text:p>cgm_disabled</text:p>
          </table:table-cell>
          <table:table-cell table:style-name="ce2" office:value-type="string">
            <text:p>§WDisabled§!</text:p>
          </table:table-cell>
          <table:table-cell table:style-name="ce2" office:value-type="string">
            <text:p>§Wфункция выключена§!</text:p>
          </table:table-cell>
          <table:table-cell table:style-name="ce2" office:value-type="string">
            <text:p>§WDisabled§!</text:p>
          </table:table-cell>
          <table:table-cell table:style-name="ce2" office:value-type="string">
            <text:p>§WDisabled§!</text:p>
          </table:table-cell>
          <table:table-cell table:style-name="ce2" office:value-type="string">
            <text:p>§WDisabled§!</text:p>
          </table:table-cell>
          <table:table-cell table:style-name="ce2" office:value-type="string">
            <text:p>§WDisabled§!</text:p>
          </table:table-cell>
          <table:table-cell table:style-name="ce2" office:value-type="string">
            <text:p>§WDisponible§!</text:p>
          </table:table-cell>
          <table:table-cell table:style-name="ce8" table:number-columns-repeated="18"/>
          <table:table-cell table:number-columns-repeated="998"/>
        </table:table-row>
        <table:table-row table:style-name="ro18">
          <table:table-cell table:style-name="ce2" office:value-type="string">
            <text:p>cgm_dynamic_options</text:p>
          </table:table-cell>
          <table:table-cell table:style-name="ce2" office:value-type="string">
            <text:p>§BDynamic Settings:§!\n§YColonization Automation:§! [root.GetCGMColonizationAutomation]\n§YDiscovery Chance:§!\n §WPresapients:§! [root.GetCGMPresapientChance]\n §WTerraforming Candidates:§! [root.GetCGMTerraformingCandidateChance]\n §WColonizable Asteroids:§! [root.GetCGMColonizableAsteroids]</text:p>
          </table:table-cell>
          <table:table-cell table:style-name="ce2" office:value-type="string">
            <text:p>§BДинамические настройки:§!\n§YАвтоматизация колонизации:§! [root.GetCGMColonizationAutomation]\n§YШанс открытия:§!\n §WПредразумные:§! [root.GetCGMPresapientChance]\n §WКандидаты на терраформирование:§! [root.GetCGMTerraformingCandidateChance]\n§WКолонизируемые астероиды:§! [root.GetCGMColonizableAsteroids]</text:p>
          </table:table-cell>
          <table:table-cell table:style-name="ce2" office:value-type="string">
            <text:p>§BDynamische Einstellungen: §!\n§YColonization Automation: §! [root.GetCGMColonizationAutomation]\n§Discovery Chance: §!\n §WPresistente: §! [root.GetCGMPresapientChance]\n §WTerraforming Kandidaten: §! [root.GetCGMTerraformingCandidateChance]\n §Würfelungsfähige Asteroiden: §! [root.GetCGMColonizableAsteroids]</text:p>
          </table:table-cell>
          <table:table-cell table:style-name="ce2" office:value-type="string">
            <text:p>§Configurações Dinâmicas: §!\n§YColonização Automação: §! [root.GetCGMColonizationAutomation]\n§YDiscovery Chance: §!\n §WPresapients: §! [root.GetCGMPresapientChance]\n § Candidatos de terraplanagem: §! [root.GetCGMTerraformingCandidateChance]\n §Asteróides colonizáveis: §! [root.GetCGMColonizableAsteroids]</text:p>
          </table:table-cell>
          <table:table-cell table:style-name="ce2" office:value-type="string">
            <text:p>§BDynamic Settings: §!\n§ Automatisation de la colonisation: §! [root.GetCGMColonizationAutomation]\n§YDiscovery Chance: §!\n §WPresapients: §! [root.GetCGMPresapientChance]\n §Les candidats à la formation: §! [root.GetCGMTerraformingCandidateChance]\n §AtéroïdesColonizable: §! [root.GetCGMColonizableAsteroids]</text:p>
          </table:table-cell>
          <table:table-cell table:style-name="ce2" office:value-type="string">
            <text:p>§ Ustawienia dynamiczne: §!\n§ Automatyzacja kolonizacji: §! [root.GetCGMColonizationAutomation]\n§Dyskurs szansa: §!\n §Wresres: §! [root.GetCGMPresapientChance]\n §WTerformowanie kandydatów: §! [root.GetCGMTerraformingCandidateChance]\n §Wolne asteroidy: §! [root.GetCGMColonizableAsteroids]</text:p>
          </table:table-cell>
          <table:table-cell table:style-name="ce2" office:value-type="string">
            <text:p>§BConfiguraciones dinámicas: §!\n§ Automatización de colonización: §! [root.GetCGMColonizationAutomation]\n§Y Chance de descubrimiento: §!\n §WPresapients: §! [root.GetCGMPresapientChance]\n § Candidatos de la Terreformación: §! [root.GetCGMTerraformingCandidateChance]\n §Asteroides CColonizables: §! [root.GetCGMColonizableAsteroids]</text:p>
          </table:table-cell>
          <table:table-cell table:style-name="ce8" table:number-columns-repeated="18"/>
          <table:table-cell table:number-columns-repeated="998"/>
        </table:table-row>
        <table:table-row table:style-name="ro1">
          <table:table-cell table:style-name="ce2" office:value-type="string">
            <text:p>cgm_enable</text:p>
          </table:table-cell>
          <table:table-cell table:style-name="ce2" office:value-type="string">
            <text:p>§GEnable§!</text:p>
          </table:table-cell>
          <table:table-cell table:style-name="ce2" office:value-type="string">
            <text:p>§GВключить§!</text:p>
          </table:table-cell>
          <table:table-cell table:style-name="ce2" office:value-type="string">
            <text:p>§GEnutzbar§!</text:p>
          </table:table-cell>
          <table:table-cell table:style-name="ce2" office:value-type="string">
            <text:p>§Gravável§!</text:p>
          </table:table-cell>
          <table:table-cell table:style-name="ce2" office:value-type="string">
            <text:p>§GEnable§!</text:p>
          </table:table-cell>
          <table:table-cell table:style-name="ce2" office:value-type="string">
            <text:p>§Zezwalaj§!</text:p>
          </table:table-cell>
          <table:table-cell table:style-name="ce2" office:value-type="string">
            <text:p>§GEnable§!</text:p>
          </table:table-cell>
          <table:table-cell table:style-name="ce8" table:number-columns-repeated="18"/>
          <table:table-cell table:number-columns-repeated="998"/>
        </table:table-row>
        <table:table-row table:style-name="ro1">
          <table:table-cell table:style-name="ce2" office:value-type="string">
            <text:p>cgm_enabled</text:p>
          </table:table-cell>
          <table:table-cell table:style-name="ce2" office:value-type="string">
            <text:p>§GEnabled§!</text:p>
          </table:table-cell>
          <table:table-cell table:style-name="ce2" office:value-type="string">
            <text:p>§Gвключена§!</text:p>
          </table:table-cell>
          <table:table-cell table:style-name="ce2" office:value-type="string">
            <text:p>§GEaktiviert§!</text:p>
          </table:table-cell>
          <table:table-cell table:style-name="ce2" office:value-type="string">
            <text:p>§Gravado§!</text:p>
          </table:table-cell>
          <table:table-cell table:style-name="ce2" office:value-type="string">
            <text:p>§GEnabled§!</text:p>
          </table:table-cell>
          <table:table-cell table:style-name="ce2" office:value-type="string">
            <text:p>§ Włączona§!</text:p>
          </table:table-cell>
          <table:table-cell table:style-name="ce2" office:value-type="string">
            <text:p>§Ganable§!</text:p>
          </table:table-cell>
          <table:table-cell table:style-name="ce8" table:number-columns-repeated="18"/>
          <table:table-cell table:number-columns-repeated="998"/>
        </table:table-row>
        <table:table-row table:style-name="ro14">
          <table:table-cell table:style-name="ce2" office:value-type="string">
            <text:p>cgm_freeze_warning</text:p>
          </table:table-cell>
          <table:table-cell table:style-name="ce2" office:value-type="string">
            <text:p>§RPlease Note§!: Applying the Planets Enhanced spawn engine can take up to a minute to process - depending on the size of the galaxy and settings chosen. This will look like the game is frozen but it is not.</text:p>
          </table:table-cell>
          <table:table-cell table:style-name="ce2" office:value-type="string">
            <text:p>§RПримечание§!: Применение механизма создания может занять пару минут для работы - в зависимости от размера галактики и выбранных настроек. Это будет выглядеть как будто игра зависла, но это не так.</text:p>
          </table:table-cell>
          <table:table-cell table:style-name="ce2" office:value-type="string">
            <text:p>§RBitte beachten§ !: Anwenden der Planeten Die erweiterte Spawn-Engine kann bis zu einer Minute dauern, abhängig von der Größe der Galaxie und den gewählten Einstellungen. Das sieht so aus, als wäre das Spiel eingefroren, ist es aber nicht.</text:p>
          </table:table-cell>
          <table:table-cell table:style-name="ce2" office:value-type="string">
            <text:p>§RPlease Note§ !: Aplicando os Planetas O mecanismo de desova aprimorado pode levar até um minuto para ser processado - dependendo do tamanho da galáxia e das configurações escolhidas. Isso parecerá que o jogo está congelado, mas não está.</text:p>
          </table:table-cell>
          <table:table-cell table:style-name="ce2" office:value-type="string">
            <text:p>§RVeuillez noter!: Appliquer les planètes Le moteur de spawn amélioré peut prendre jusqu'à une minute à traiter - en fonction de la taille de la galaxie et des paramètres choisis. Cela ressemblera au jeu est gelé mais ce n'est pas le cas.</text:p>
          </table:table-cell>
          <table:table-cell table:style-name="ce2" office:value-type="string">
            <text:p>§Proszę pamiętać, że !: Stosowanie planety Ulepszony silnik odrodzenia może potrwać do minuty - w zależności od rozmiaru galaktyki i wybranych ustawień. Wygląda na to, że gra jest zamrożona, ale tak nie jest.</text:p>
          </table:table-cell>
          <table:table-cell table:style-name="ce2" office:value-type="string">
            <text:p>§¡Por favor, tenga en cuenta!: Aplicación de los planetas El motor de generación mejorado puede tardar hasta un minuto en procesarse, dependiendo del tamaño de la galaxia y de la configuración elegida. Esto parecerá que el juego está congelado pero no lo es.</text:p>
          </table:table-cell>
          <table:table-cell table:style-name="ce8" table:number-columns-repeated="18"/>
          <table:table-cell table:number-columns-repeated="998"/>
        </table:table-row>
        <table:table-row table:style-name="ro9">
          <table:table-cell table:style-name="ce2" office:value-type="string">
            <text:p>cgm_game_start_settings</text:p>
          </table:table-cell>
          <table:table-cell table:style-name="ce2" office:value-type="string">
            <text:p>§BGame Start Settings:§!\n§YGamestart Auto-Explore:§! [root.GetCGMAutoExplore]</text:p>
          </table:table-cell>
          <table:table-cell table:style-name="ce2" office:value-type="string">
            <text:p>§BСтарт игры:§!\n§YАвтоисследование на старте:§! [root.GetCGMAutoExplore]</text:p>
          </table:table-cell>
          <table:table-cell table:style-name="ce2" office:value-type="string">
            <text:p>§BGame Start Einstellungen: §!\n§YGamestart Auto-Explore: §! [root.GetCGMAutoEplore]</text:p>
          </table:table-cell>
          <table:table-cell table:style-name="ce2" office:value-type="string">
            <text:p>§Configurações de início do jogo: §!\n§YGamestart Auto-Explore: §! [root.GetCGMAutoExplore]</text:p>
          </table:table-cell>
          <table:table-cell table:style-name="ce2" office:value-type="string">
            <text:p>§BBame Paramètres de démarrage: §!\n§YGamestart Auto-Explore: §! [root.GetCGMAutoExplore]</text:p>
          </table:table-cell>
          <table:table-cell table:style-name="ce2" office:value-type="string">
            <text:p>§B Ustawienia uruchamiania gry: §!\n§YGamestart Auto-Explore: §! [root.GetCGMAutoExplore]</text:p>
          </table:table-cell>
          <table:table-cell table:style-name="ce2" office:value-type="string">
            <text:p>§Bajar ajustes de inicio: §!\n§YGamestart Auto-Explore: §! [root.GetCGMAutoExplore]</text:p>
          </table:table-cell>
          <table:table-cell table:style-name="ce8" table:number-columns-repeated="18"/>
          <table:table-cell table:number-columns-repeated="998"/>
        </table:table-row>
        <table:table-row table:style-name="ro4">
          <table:table-cell table:style-name="ce2" office:value-type="string">
            <text:p>cgm_geothermal_tap_catastrophic_outcome.desc</text:p>
          </table:table-cell>
          <table:table-cell table:style-name="ce2" office:value-type="string">
            <text:p>The project to establish a higher tier $geothermal_tap$ on [root.GetName] resulted in a catastrophic eruption.\n\n$catastrophic_outcome_summary$</text:p>
          </table:table-cell>
          <table:table-cell table:style-name="ce2" office:value-type="string">
            <text:p>Проект по улучшению до более высокого уровня $geothermal_tap$ на [root.GetName] привел к катастрофическому извержению.</text:p>
          </table:table-cell>
          <table:table-cell table:style-name="ce2" office:value-type="string">
            <text:p>The project to establish a higher tier $geothermal_tap$ on [root.GetName] resulted in a catastrophic eruption.\n\n$catastrophic_outcome_summary$</text:p>
          </table:table-cell>
          <table:table-cell table:style-name="ce2" office:value-type="string">
            <text:p>The project to establish a higher tier $geothermal_tap$ on [root.GetName] resulted in a catastrophic eruption.\n\n$catastrophic_outcome_summary$</text:p>
          </table:table-cell>
          <table:table-cell table:style-name="ce2" office:value-type="string">
            <text:p>The project to establish a higher tier $geothermal_tap$ on [root.GetName] resulted in a catastrophic eruption.\n\n$catastrophic_outcome_summary$</text:p>
          </table:table-cell>
          <table:table-cell table:style-name="ce2" office:value-type="string">
            <text:p>The project to establish a higher tier $geothermal_tap$ on [root.GetName] resulted in a catastrophic eruption.\n\n$catastrophic_outcome_summary$</text:p>
          </table:table-cell>
          <table:table-cell table:style-name="ce2" office:value-type="string">
            <text:p>The project to establish a higher tier $geothermal_tap$ on [root.GetName] resulted in a catastrophic eruption.\n\n$catastrophic_outcome_summary$</text:p>
          </table:table-cell>
          <table:table-cell table:style-name="ce8" table:number-columns-repeated="18"/>
          <table:table-cell table:number-columns-repeated="998"/>
        </table:table-row>
        <table:table-row table:style-name="ro1">
          <table:table-cell table:style-name="ce2" office:value-type="string">
            <text:p>cgm_geothermal_tap_catastrophic_outcome.title</text:p>
          </table:table-cell>
          <table:table-cell table:style-name="ce2" office:value-type="string">
            <text:p>Catastrophe!</text:p>
          </table:table-cell>
          <table:table-cell table:style-name="ce2" office:value-type="string">
            <text:p>Катастрофа!</text:p>
          </table:table-cell>
          <table:table-cell table:style-name="ce2" office:value-type="string">
            <text:p>Katastrophe!</text:p>
          </table:table-cell>
          <table:table-cell table:style-name="ce2" office:value-type="string">
            <text:p>Catástrofe!</text:p>
          </table:table-cell>
          <table:table-cell table:style-name="ce2" office:value-type="string">
            <text:p>Catastrophe!</text:p>
          </table:table-cell>
          <table:table-cell table:style-name="ce2" office:value-type="string">
            <text:p>Katastrofa!</text:p>
          </table:table-cell>
          <table:table-cell table:style-name="ce2" office:value-type="string">
            <text:p>¡Catástrofe!</text:p>
          </table:table-cell>
          <table:table-cell table:style-name="ce8" table:number-columns-repeated="18"/>
          <table:table-cell table:number-columns-repeated="998"/>
        </table:table-row>
        <table:table-row table:style-name="ro2">
          <table:table-cell table:style-name="ce2" office:value-type="string">
            <text:p>cgm_geothermal_tap_stage_0</text:p>
          </table:table-cell>
          <table:table-cell table:style-name="ce2" office:value-type="string">
            <text:p>$geothermal_tap$ (Initial)</text:p>
          </table:table-cell>
          <table:table-cell table:style-name="ce2" office:value-type="string">
            <text:p>$geothermal_tap$ (Начальный)</text:p>
          </table:table-cell>
          <table:table-cell table:number-columns-repeated="5" table:style-name="ce2" office:value-type="string">
            <text:p>$geothermal_tap$ (Initial)</text:p>
          </table:table-cell>
          <table:table-cell table:style-name="ce8" table:number-columns-repeated="18"/>
          <table:table-cell table:number-columns-repeated="998"/>
        </table:table-row>
        <table:table-row table:style-name="ro10">
          <table:table-cell table:style-name="ce2" office:value-type="string">
            <text:p>cgm_geothermal_tap_stage_0_desc</text:p>
          </table:table-cell>
          <table:table-cell table:style-name="ce2" office:value-type="string">
            <text:p>An initial $geothermal_tap$ has been established on this planet. At this stage the $geothermal_tap$ is being established. It therefore produces no energy, but the chance of a catastrophe is quite low.</text:p>
          </table:table-cell>
          <table:table-cell table:style-name="ce2" office:value-type="string">
            <text:p>На этой планете был запущен проект $geothermal_tap$. На этом этапе создается $geothermal_tap$. Поэтому он не производит никакой энергии, но вероятность катастрофы довольно низкая.</text:p>
          </table:table-cell>
          <table:table-cell table:number-columns-repeated="5" table:style-name="ce2" office:value-type="string">
            <text:p>An initial $geothermal_tap$ has been established on this planet. At this stage the $geothermal_tap$ is being established. It therefore produces no energy, but the chance of a catastrophe is quite low.</text:p>
          </table:table-cell>
          <table:table-cell table:style-name="ce8" table:number-columns-repeated="18"/>
          <table:table-cell table:number-columns-repeated="998"/>
        </table:table-row>
        <table:table-row table:style-name="ro1">
          <table:table-cell table:style-name="ce2" office:value-type="string">
            <text:p>cgm_geothermal_tap_stage_1</text:p>
          </table:table-cell>
          <table:table-cell table:number-columns-repeated="7" table:style-name="ce2" office:value-type="string">
            <text:p>$geothermal_tap$ I</text:p>
          </table:table-cell>
          <table:table-cell table:style-name="ce8" table:number-columns-repeated="18"/>
          <table:table-cell table:number-columns-repeated="998"/>
        </table:table-row>
        <table:table-row table:style-name="ro19">
          <table:table-cell table:style-name="ce2" office:value-type="string">
            <text:p>cgm_geothermal_tap_stage_1_desc</text:p>
          </table:table-cell>
          <table:table-cell table:style-name="ce2"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2" office:value-type="string">
            <text:p>§GСтадия 1§! - $geothermal_tap$. Большие шахты были просверлены глубоко в мантии планеты, пробивая ядро, и огромные генераторы, необходимые для преобразования тепла планеты в энергию, производят значительное количество энергии. Шанс катастрофы на этом этапе низкий.</text:p>
          </table:table-cell>
          <table:table-cell table:style-name="ce2"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2"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2"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2"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2"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8" table:number-columns-repeated="18"/>
          <table:table-cell table:number-columns-repeated="998"/>
        </table:table-row>
        <table:table-row table:style-name="ro1">
          <table:table-cell table:style-name="ce2" office:value-type="string">
            <text:p>cgm_geothermal_tap_stage_2</text:p>
          </table:table-cell>
          <table:table-cell table:number-columns-repeated="7" table:style-name="ce2" office:value-type="string">
            <text:p>$geothermal_tap$ II</text:p>
          </table:table-cell>
          <table:table-cell table:style-name="ce8" table:number-columns-repeated="18"/>
          <table:table-cell table:number-columns-repeated="998"/>
        </table:table-row>
        <table:table-row table:style-name="ro5">
          <table:table-cell table:style-name="ce2" office:value-type="string">
            <text:p>cgm_geothermal_tap_stage_2_desc</text:p>
          </table:table-cell>
          <table:table-cell table:style-name="ce2"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2" office:value-type="string">
            <text:p>§GСтадия 2§! - $geothermal_tap$. Инфраструктура крана значительно расширена, и преобразование энергии было перемещено непосредственно в ядро. Шанс катастрофы на этом этапе выше.</text:p>
          </table:table-cell>
          <table:table-cell table:style-name="ce2"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2"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2"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2"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2"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8" table:number-columns-repeated="18"/>
          <table:table-cell table:number-columns-repeated="998"/>
        </table:table-row>
        <table:table-row table:style-name="ro1">
          <table:table-cell table:style-name="ce2" office:value-type="string">
            <text:p>cgm_geothermal_tap_stage_3</text:p>
          </table:table-cell>
          <table:table-cell table:number-columns-repeated="7" table:style-name="ce2" office:value-type="string">
            <text:p>$geothermal_tap$ III</text:p>
          </table:table-cell>
          <table:table-cell table:style-name="ce8" table:number-columns-repeated="18"/>
          <table:table-cell table:number-columns-repeated="998"/>
        </table:table-row>
        <table:table-row table:style-name="ro10">
          <table:table-cell table:style-name="ce2" office:value-type="string">
            <text:p>cgm_geothermal_tap_stage_3_desc</text:p>
          </table:table-cell>
          <table:table-cell table:style-name="ce2"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2" office:value-type="string">
            <text:p>§GСтадия 3§! - $geothermal_tap$. Кран полностью проник в планетарный сердечник, превращая его тепло в огромное количество энергии. Вероятность катастрофы на этом этапе самая высокая.</text:p>
          </table:table-cell>
          <table:table-cell table:style-name="ce2"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2"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2"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2"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2"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8" table:number-columns-repeated="18"/>
          <table:table-cell table:number-columns-repeated="998"/>
        </table:table-row>
        <table:table-row table:style-name="ro11">
          <table:table-cell table:style-name="ce2" office:value-type="string">
            <text:p>cgm_geothermal_tap_successful.desc</text:p>
          </table:table-cell>
          <table:table-cell table:style-name="ce2" office:value-type="string">
            <text:p>$geothermal_tap$ stage successfully established on planet [root.GetName]!</text:p>
          </table:table-cell>
          <table:table-cell table:style-name="ce2" office:value-type="string">
            <text:p>$geothermal_tap$ - стадия успешна!</text:p>
          </table:table-cell>
          <table:table-cell table:style-name="ce2" office:value-type="string">
            <text:p>$geothermal_tap$ stage successfully established on planet [root.GetName]!</text:p>
          </table:table-cell>
          <table:table-cell table:style-name="ce2" office:value-type="string">
            <text:p>$geothermal_tap$ stage successfully established on planet [root.GetName]!</text:p>
          </table:table-cell>
          <table:table-cell table:style-name="ce2" office:value-type="string">
            <text:p>$geothermal_tap$ stage successfully established on planet [root.GetName]!</text:p>
          </table:table-cell>
          <table:table-cell table:style-name="ce2" office:value-type="string">
            <text:p>$geothermal_tap$ stage successfully established on planet [root.GetName]!</text:p>
          </table:table-cell>
          <table:table-cell table:style-name="ce2" office:value-type="string">
            <text:p>$geothermal_tap$ stage successfully established on planet [root.GetName]!</text:p>
          </table:table-cell>
          <table:table-cell table:style-name="ce8" table:number-columns-repeated="18"/>
          <table:table-cell table:number-columns-repeated="998"/>
        </table:table-row>
        <table:table-row table:style-name="ro2">
          <table:table-cell table:style-name="ce2" office:value-type="string">
            <text:p>cgm_geothermal_tap_successful.title</text:p>
          </table:table-cell>
          <table:table-cell table:style-name="ce2" office:value-type="string">
            <text:p>$geothermal_tap$ Project Developed</text:p>
          </table:table-cell>
          <table:table-cell table:style-name="ce2" office:value-type="string">
            <text:p>$geothermal_tap$ - проект разработан</text:p>
          </table:table-cell>
          <table:table-cell table:number-columns-repeated="5" table:style-name="ce2" office:value-type="string">
            <text:p>$geothermal_tap$ Project Developed</text:p>
          </table:table-cell>
          <table:table-cell table:style-name="ce8" table:number-columns-repeated="18"/>
          <table:table-cell table:number-columns-repeated="998"/>
        </table:table-row>
        <table:table-row table:style-name="ro1">
          <table:table-cell table:style-name="ce2" office:value-type="string">
            <text:p>cgm_harvest_1_tile</text:p>
          </table:table-cell>
          <table:table-cell table:number-columns-repeated="7" table:style-name="ce2" office:value-type="string">
            <text:p>$soil_harvesting$</text:p>
          </table:table-cell>
          <table:table-cell table:style-name="ce8" table:number-columns-repeated="18"/>
          <table:table-cell table:number-columns-repeated="998"/>
        </table:table-row>
        <table:table-row table:style-name="ro8">
          <table:table-cell table:style-name="ce2" office:value-type="string">
            <text:p>cgm_harvest_1_tile_desc</text:p>
          </table:table-cell>
          <table:table-cell table:style-name="ce2" office:value-type="string">
            <text:p>This planet is systematically harvested for all useful resources. This process depletes and irradiates the environment.</text:p>
          </table:table-cell>
          <table:table-cell table:style-name="ce2" office:value-type="string">
            <text:p>На этой планете систематически собираются все полезные ресурсы. Этот процесс истощает и облучает окружающую среду.</text:p>
          </table:table-cell>
          <table:table-cell table:style-name="ce2" office:value-type="string">
            <text:p>Dieser Planet wird systematisch für alle nützlichen Ressourcen geerntet. Dieser Prozess erschöpft und bestrahlt die Umwelt.</text:p>
          </table:table-cell>
          <table:table-cell table:style-name="ce2" office:value-type="string">
            <text:p>Este planeta é sistematicamente colhido para todos os recursos úteis. Este processo esgota e irradia o ambiente.</text:p>
          </table:table-cell>
          <table:table-cell table:style-name="ce2" office:value-type="string">
            <text:p>Cette planète est systématiquement récoltée pour toutes les ressources utiles. Ce processus épuise et irradie l'environnement.</text:p>
          </table:table-cell>
          <table:table-cell table:style-name="ce2" office:value-type="string">
            <text:p>Ta planeta jest systematycznie zbierana dla wszystkich użytecznych zasobów. Ten proces wyczerpuje i naświetla środowisko.</text:p>
          </table:table-cell>
          <table:table-cell table:style-name="ce2" office:value-type="string">
            <text:p>Este planeta se cosecha sistemáticamente para todos los recursos útiles. Este proceso agota e irradia el medio ambiente.</text:p>
          </table:table-cell>
          <table:table-cell table:style-name="ce8" table:number-columns-repeated="18"/>
          <table:table-cell table:number-columns-repeated="998"/>
        </table:table-row>
        <table:table-row table:style-name="ro2">
          <table:table-cell table:style-name="ce2" office:value-type="string">
            <text:p>cgm_harvest_10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0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2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2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3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3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4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4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5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5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6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6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7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7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8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8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9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9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0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0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2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2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3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3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4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4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3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3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4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4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5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5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6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6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7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7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8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8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9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9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2" office:value-type="string">
            <text:p>$cgm_harvest_1_tile_desc$</text:p>
          </table:table-cell>
          <table:table-cell table:style-name="ce8" table:number-columns-repeated="18"/>
          <table:table-cell table:number-columns-repeated="998"/>
        </table:table-row>
        <table:table-row table:style-name="ro1">
          <table:table-cell table:style-name="ce2" office:value-type="string">
            <text:p>cgm_high</text:p>
          </table:table-cell>
          <table:table-cell table:style-name="ce2" office:value-type="string">
            <text:p>§BHigh§!</text:p>
          </table:table-cell>
          <table:table-cell table:style-name="ce2" office:value-type="string">
            <text:p>§BБольшие§!</text:p>
          </table:table-cell>
          <table:table-cell table:style-name="ce2" office:value-type="string">
            <text:p>§BHigh§!</text:p>
          </table:table-cell>
          <table:table-cell table:style-name="ce2" office:value-type="string">
            <text:p>§Baixo§!</text:p>
          </table:table-cell>
          <table:table-cell table:style-name="ce2" office:value-type="string">
            <text:p>§BHigh§!</text:p>
          </table:table-cell>
          <table:table-cell table:style-name="ce2" office:value-type="string">
            <text:p>§BHigh§!</text:p>
          </table:table-cell>
          <table:table-cell table:style-name="ce2" office:value-type="string">
            <text:p>§Bajo§!</text:p>
          </table:table-cell>
          <table:table-cell table:style-name="ce8" table:number-columns-repeated="18"/>
          <table:table-cell table:number-columns-repeated="998"/>
        </table:table-row>
        <table:table-row table:style-name="ro4">
          <table:table-cell table:style-name="ce2" office:value-type="string">
            <text:p>cgm_ice_asteroidal_planet_found.desc</text:p>
          </table:table-cell>
          <table:table-cell table:style-name="ce2" office:value-type="string">
            <text:p>The scientific measurements of [from.GetName] reveal that this large ice asteroid contains large quantities of primordial ice and might merit colonization.</text:p>
          </table:table-cell>
          <table:table-cell table:style-name="ce2" office:value-type="string">
            <text:p>Научные измерения [from.GetName] показывают, что этот большой ледяной астероид содержит большое количество первородного льда и может заслуживать колонизации.</text:p>
          </table:table-cell>
          <table:table-cell table:style-name="ce2" office:value-type="string">
            <text:p>Die wissenschaftlichen Messungen von [from.GetName] zeigen, dass dieser große Eisasteroid große Mengen an ursprünglichem Eis enthält und eine Besiedelung verdienen könnte.</text:p>
          </table:table-cell>
          <table:table-cell table:style-name="ce2" office:value-type="string">
            <text:p>As medições científicas de [from.GetName] revelam que este grande asteróide de gelo contém grandes quantidades de gelo primordial e pode merecer colonização.</text:p>
          </table:table-cell>
          <table:table-cell table:style-name="ce2" office:value-type="string">
            <text:p>Les mesures scientifiques de [from.GetName] révèlent que ce grand astéroïde de glace contient de grandes quantités de glace primordiale et pourrait mériter la colonisation.</text:p>
          </table:table-cell>
          <table:table-cell table:style-name="ce2" office:value-type="string">
            <text:p>Naukowe pomiary [od.GetName] ujawniają, że ta duża lodowa asteroida zawiera duże ilości pierwotnego lodu i może zasługiwać na kolonizację.</text:p>
          </table:table-cell>
          <table:table-cell table:style-name="ce2" office:value-type="string">
            <text:p>Las mediciones científicas de [from.GetName] revelan que este gran asteroide de hielo contiene grandes cantidades de hielo primordial y podría merecer la colonización.</text:p>
          </table:table-cell>
          <table:table-cell table:style-name="ce8" table:number-columns-repeated="18"/>
          <table:table-cell table:number-columns-repeated="998"/>
        </table:table-row>
        <table:table-row table:style-name="ro1">
          <table:table-cell table:style-name="ce2" office:value-type="string">
            <text:p>cgm_large</text:p>
          </table:table-cell>
          <table:table-cell table:style-name="ce2" office:value-type="string">
            <text:p>§BLarge§!</text:p>
          </table:table-cell>
          <table:table-cell table:style-name="ce2" office:value-type="string">
            <text:p>§BБольшие§!</text:p>
          </table:table-cell>
          <table:table-cell table:style-name="ce2" office:value-type="string">
            <text:p>§BLarge§!</text:p>
          </table:table-cell>
          <table:table-cell table:style-name="ce2" office:value-type="string">
            <text:p>§Bemge§!</text:p>
          </table:table-cell>
          <table:table-cell table:style-name="ce2" office:value-type="string">
            <text:p>§BLarge§!</text:p>
          </table:table-cell>
          <table:table-cell table:style-name="ce2" office:value-type="string">
            <text:p>§Każda§!</text:p>
          </table:table-cell>
          <table:table-cell table:style-name="ce2" office:value-type="string">
            <text:p>§BLarge§!</text:p>
          </table:table-cell>
          <table:table-cell table:style-name="ce8" table:number-columns-repeated="18"/>
          <table:table-cell table:number-columns-repeated="998"/>
        </table:table-row>
        <table:table-row table:style-name="ro1">
          <table:table-cell table:style-name="ce2" office:value-type="string">
            <text:p>cgm_low</text:p>
          </table:table-cell>
          <table:table-cell table:style-name="ce2" office:value-type="string">
            <text:p>§PLow§!</text:p>
          </table:table-cell>
          <table:table-cell table:style-name="ce2" office:value-type="string">
            <text:p>§PМалые§!</text:p>
          </table:table-cell>
          <table:table-cell table:style-name="ce2" office:value-type="string">
            <text:p>§Pflug§!</text:p>
          </table:table-cell>
          <table:table-cell table:style-name="ce2" office:value-type="string">
            <text:p>§Arado§!</text:p>
          </table:table-cell>
          <table:table-cell table:style-name="ce2" office:value-type="string">
            <text:p>§Charrue§!</text:p>
          </table:table-cell>
          <table:table-cell table:style-name="ce2" office:value-type="string">
            <text:p>§Pług§!</text:p>
          </table:table-cell>
          <table:table-cell table:style-name="ce2" office:value-type="string">
            <text:p>§Arado§!</text:p>
          </table:table-cell>
          <table:table-cell table:style-name="ce8" table:number-columns-repeated="18"/>
          <table:table-cell table:number-columns-repeated="998"/>
        </table:table-row>
        <table:table-row table:style-name="ro1">
          <table:table-cell table:style-name="ce2" office:value-type="string">
            <text:p>cgm_new_worlds</text:p>
          </table:table-cell>
          <table:table-cell table:number-columns-repeated="2" table:style-name="ce2" office:value-type="string">
            <text:p>New Worlds</text:p>
          </table:table-cell>
          <table:table-cell table:style-name="ce2" office:value-type="string">
            <text:p>Neue Welten</text:p>
          </table:table-cell>
          <table:table-cell table:style-name="ce2" office:value-type="string">
            <text:p>Novos mundos</text:p>
          </table:table-cell>
          <table:table-cell table:style-name="ce2" office:value-type="string">
            <text:p>Nouveaux Mondes</text:p>
          </table:table-cell>
          <table:table-cell table:style-name="ce2" office:value-type="string">
            <text:p>Nowe światy</text:p>
          </table:table-cell>
          <table:table-cell table:style-name="ce2" office:value-type="string">
            <text:p>Nuevos mundos</text:p>
          </table:table-cell>
          <table:table-cell table:style-name="ce8" table:number-columns-repeated="18"/>
          <table:table-cell table:number-columns-repeated="998"/>
        </table:table-row>
        <table:table-row table:style-name="ro2">
          <table:table-cell table:style-name="ce2" office:value-type="string">
            <text:p>cgm_new_worlds_disabled_planetary_diversity_enabled</text:p>
          </table:table-cell>
          <table:table-cell table:style-name="ce2" office:value-type="string">
            <text:p>$planetary_diversity$ Only</text:p>
          </table:table-cell>
          <table:table-cell table:style-name="ce2" office:value-type="string">
            <text:p>Только $planetary_diversity$</text:p>
          </table:table-cell>
          <table:table-cell table:number-columns-repeated="5" table:style-name="ce2" office:value-type="string">
            <text:p>$planetary_diversity$ Only</text:p>
          </table:table-cell>
          <table:table-cell table:style-name="ce8" table:number-columns-repeated="18"/>
          <table:table-cell table:number-columns-repeated="998"/>
        </table:table-row>
        <table:table-row table:style-name="ro13">
          <table:table-cell table:style-name="ce2" office:value-type="string">
            <text:p>cgm_new_worlds_enabled_planetary_diversity_enabled</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8" table:number-columns-repeated="18"/>
          <table:table-cell table:number-columns-repeated="998"/>
        </table:table-row>
        <table:table-row table:style-name="ro3">
          <table:table-cell table:style-name="ce2" office:value-type="string">
            <text:p>cgm_non_planetary_project_planet</text:p>
          </table:table-cell>
          <table:table-cell table:style-name="ce2" office:value-type="string">
            <text:p>Planet must not have a §YPlanetary Project§!.</text:p>
          </table:table-cell>
          <table:table-cell table:style-name="ce2" office:value-type="string">
            <text:p>На планете не должен выполняться §YПланетарный проект§!.</text:p>
          </table:table-cell>
          <table:table-cell table:style-name="ce2" office:value-type="string">
            <text:p>Der Planet darf kein §YPlanetäres Projekt§! Haben.</text:p>
          </table:table-cell>
          <table:table-cell table:style-name="ce2" office:value-type="string">
            <text:p>O Planeta não deve ter um Projeto Orçamentário.</text:p>
          </table:table-cell>
          <table:table-cell table:style-name="ce2" office:value-type="string">
            <text:p>La planète ne doit pas avoir de projet §Planétaire§!</text:p>
          </table:table-cell>
          <table:table-cell table:style-name="ce2" office:value-type="string">
            <text:p>Planeta nie może mieć projektu §Planetary§ !.</text:p>
          </table:table-cell>
          <table:table-cell table:style-name="ce2" office:value-type="string">
            <text:p>¡Planet no debe tener un §Planetary Project§ !.</text:p>
          </table:table-cell>
          <table:table-cell table:style-name="ce8" table:number-columns-repeated="18"/>
          <table:table-cell table:number-columns-repeated="998"/>
        </table:table-row>
        <table:table-row table:style-name="ro1">
          <table:table-cell table:style-name="ce2" office:value-type="string">
            <text:p>cgm_null</text:p>
          </table:table-cell>
          <table:table-cell table:style-name="ce6" table:number-columns-repeated="7"/>
          <table:table-cell table:style-name="ce8" table:number-columns-repeated="18"/>
          <table:table-cell table:number-columns-repeated="998"/>
        </table:table-row>
        <table:table-row table:style-name="ro20">
          <table:table-cell table:style-name="ce2" office:value-type="string">
            <text:p>cgm_optional_features_settings</text:p>
          </table:table-cell>
          <table:table-cell table:style-name="ce2" office:value-type="string">
            <text:p>§BMod Features:§!\n§YAstrocartography:§! [root.GetCGMAstrocartography]\n§YAsteroid Colonization:§! [root.GetCGMAsteroidColonization]\n§YUninhabitable Planet Terraforming:§! [root.GetCGMUninhabitableTerraforming]\n§YTerraforming After-Effects:§! [root.GetCGMTerraformingAfterEffects]\n§YPlanetary Projects:§! [root.GetCGMPlanetaryProjects]</text:p>
          </table:table-cell>
          <table:table-cell table:style-name="ce2" office:value-type="string">
            <text:p>§BДополнительные функции:§!\n§YАстрокартография:§! [root.GetCGMAstrocartography]\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2" office:value-type="string">
            <text:p>§BMod Features: §!\n§Yastrokartographie: §! [root.GetCGMAStrokartographie]\n§Asteroid Kolonisation: §! [root.GetCGMAsteroidColonization]\n§YUnbewohnbare Planet Terraforming: §! [root.GetCGMUninhabitableTerraforming]\n§YTerraforming After-Effects: §! [root.GetCGMTerraformingAfterEffects]\n§YPlanetarische Projekte: §! [root.GetCGMPlanetaryProjects]</text:p>
          </table:table-cell>
          <table:table-cell table:style-name="ce2" office:value-type="string">
            <text:p>§BMod Características: §!\n§Astrocartografia: §! [root.GetCGMAstrocartography]\nColonização YAsteroid: §! [root.GetCGMAsteroidColonization]\n§YUn terra habitável Planetforming: §! [root.GetCGMUninhabitableTerraforming]\n§Terminando After-Effects: §! [root.GetCGMTerraformingAfterEffects]\nProjetos Orçamentistas: §! [root.GetCGMPlanetaryProjects]</text:p>
          </table:table-cell>
          <table:table-cell table:style-name="ce2" office:value-type="string">
            <text:p>§Bodalités: §!\n§YAstrocartographie: §! [root.GetCGMAstrocartography]\n§ Colonisation de YAsteroid: §! [root.GetCGMAsteroidColonization]\n§Y Planification inhabitable Terraforming: §! [root.GetCGMUninhabitableTerraforming]\n§ After-Effects de terraformation: §! [root.GetCGMTerraformingAfterEffects]\n§Projets planétaires: §! [root.GetCGMPlanetaryProjects]</text:p>
          </table:table-cell>
          <table:table-cell table:style-name="ce2" office:value-type="string">
            <text:p>§ Funkcje BMod: §!\n§YAstrokartografia: §! [root.GetCGMAstrocartography]\n§ Kolonizacja asteroidów: §! [root.GetCGMAsteroidColonization]\n§Używalna planeta Terraforming: §! [root.GetCGMUninhabitableTerraforming]\n§Terowformowanie efektów specjalnych: §! [root.GetCGMTerraformingAfterEffects]\n§ Projekty finansowe: §! [root.GetCGMPlanetaryProjects]</text:p>
          </table:table-cell>
          <table:table-cell table:style-name="ce2" office:value-type="string">
            <text:p>§Bod características: §!\n§Yastrocartografía: §! [root.GetCGMAstrocartography]\n§ Colonización con esteroides: §! [root.GetCGMAsteroidColonization]\n§YUn planeta inhabitable Terraformación: §! [root.GetCGMUninhabitableTerraforming]\n§ After Effects de YTerraforming: §! [root.GetCGMTerraformingAfterEffects]\n§YPlanetary Projects: §! [root.GetCGMPlanetaryProjects]</text:p>
          </table:table-cell>
          <table:table-cell table:style-name="ce8" table:number-columns-repeated="18"/>
          <table:table-cell table:number-columns-repeated="998"/>
        </table:table-row>
        <table:table-row table:style-name="ro4">
          <table:table-cell table:style-name="ce2" office:value-type="string">
            <text:p>cgm_pe_done.desc</text:p>
          </table:table-cell>
          <table:table-cell table:style-name="ce2" office:value-type="string">
            <text:p>[root.GetCGMWelcomeMessage]\n$cgm_spawn_engine_settings$\n\n$cgm_game_start_settings$\n\n$cgm_optional_features_settings$\n\n$cgm_dynamic_options$\n\n$cgm_freeze_warning$</text:p>
          </table:table-cell>
          <table:table-cell table:style-name="ce2" office:value-type="string">
            <text:p>§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2" office:value-type="string">
            <text:p>[root.GetCGMWelcomeMessage]\n$cgm_spawn_engine_settings$\n\n$cgm_game_start_settings$\n\n$cgm_optional_features_settings$\n\n$cgm_dynamic_options$\n\n$cgm_freeze_warning$</text:p>
          </table:table-cell>
          <table:table-cell table:style-name="ce2" office:value-type="string">
            <text:p>[root.GetCGMWelcomeMessage]\n$cgm_spawn_engine_settings$\n\n$cgm_game_start_settings$\n\n$cgm_optional_features_settings$\n\n$cgm_dynamic_options$\n\n$cgm_freeze_warning$</text:p>
          </table:table-cell>
          <table:table-cell table:style-name="ce2" office:value-type="string">
            <text:p>[root.GetCGMWelcomeMessage]\n$cgm_spawn_engine_settings$\n\n$cgm_game_start_settings$\n\n$cgm_optional_features_settings$\n\n$cgm_dynamic_options$\n\n$cgm_freeze_warning$</text:p>
          </table:table-cell>
          <table:table-cell table:style-name="ce2" office:value-type="string">
            <text:p>[root.GetCGMWelcomeMessage]\n$cgm_spawn_engine_settings$\n\n$cgm_game_start_settings$\n\n$cgm_optional_features_settings$\n\n$cgm_dynamic_options$\n\n$cgm_freeze_warning$</text:p>
          </table:table-cell>
          <table:table-cell table:style-name="ce2" office:value-type="string">
            <text:p>[root.GetCGMWelcomeMessage]\n$cgm_spawn_engine_settings$\n\n$cgm_game_start_settings$\n\n$cgm_optional_features_settings$\n\n$cgm_dynamic_options$\n\n$cgm_freeze_warning$</text:p>
          </table:table-cell>
          <table:table-cell table:style-name="ce8" table:number-columns-repeated="18"/>
          <table:table-cell table:number-columns-repeated="998"/>
        </table:table-row>
        <table:table-row table:style-name="ro1">
          <table:table-cell table:style-name="ce2" office:value-type="string">
            <text:p><text:a xlink:href="">cgm_pe_done.name</text:a></text:p>
          </table:table-cell>
          <table:table-cell table:style-name="ce2" office:value-type="string">
            <text:p>Finish</text:p>
          </table:table-cell>
          <table:table-cell table:style-name="ce2" office:value-type="string">
            <text:p>Завершить</text:p>
          </table:table-cell>
          <table:table-cell table:style-name="ce2" office:value-type="string">
            <text:p>Fertig</text:p>
          </table:table-cell>
          <table:table-cell table:style-name="ce2" office:value-type="string">
            <text:p>Terminar</text:p>
          </table:table-cell>
          <table:table-cell table:style-name="ce2" office:value-type="string">
            <text:p>terminer</text:p>
          </table:table-cell>
          <table:table-cell table:style-name="ce2" office:value-type="string">
            <text:p>koniec</text:p>
          </table:table-cell>
          <table:table-cell table:style-name="ce2" office:value-type="string">
            <text:p>Terminar</text:p>
          </table:table-cell>
          <table:table-cell table:style-name="ce8" table:number-columns-repeated="18"/>
          <table:table-cell table:number-columns-repeated="998"/>
        </table:table-row>
        <table:table-row table:style-name="ro3">
          <table:table-cell table:style-name="ce2" office:value-type="string">
            <text:p>cgm_pe_optional_features_menu</text:p>
          </table:table-cell>
          <table:table-cell table:number-columns-repeated="2" table:style-name="ce2" office:value-type="string">
            <text:p>Core Game Mechanics: Planets Enhanced</text:p>
          </table:table-cell>
          <table:table-cell table:style-name="ce2" office:value-type="string">
            <text:p>Kernspielmechanik: Planeten verbessert</text:p>
          </table:table-cell>
          <table:table-cell table:style-name="ce2" office:value-type="string">
            <text:p>Mecânica do Jogo: Planetas Melhorados</text:p>
          </table:table-cell>
          <table:table-cell table:style-name="ce2" office:value-type="string">
            <text:p>Mécanique de jeu de base: planètes améliorées</text:p>
          </table:table-cell>
          <table:table-cell table:style-name="ce2" office:value-type="string">
            <text:p>Core Game Mechanics: Zwiększona Planety</text:p>
          </table:table-cell>
          <table:table-cell table:style-name="ce2" office:value-type="string">
            <text:p>Core Game Mechanics: planetas mejorados</text:p>
          </table:table-cell>
          <table:table-cell table:style-name="ce8" table:number-columns-repeated="18"/>
          <table:table-cell table:number-columns-repeated="998"/>
        </table:table-row>
        <table:table-row table:style-name="ro3">
          <table:table-cell table:style-name="ce2" office:value-type="string">
            <text:p>cgm_pe_optional_features_menu_text</text:p>
          </table:table-cell>
          <table:table-cell table:style-name="ce2" office:value-type="string">
            <text:p>Optional Features Menu</text:p>
          </table:table-cell>
          <table:table-cell table:style-name="ce2" office:value-type="string">
            <text:p>Меню дополнительных функций</text:p>
          </table:table-cell>
          <table:table-cell table:style-name="ce2" office:value-type="string">
            <text:p>Optionales Funktionsmenü</text:p>
          </table:table-cell>
          <table:table-cell table:style-name="ce2" office:value-type="string">
            <text:p>Menu de recursos opcionais</text:p>
          </table:table-cell>
          <table:table-cell table:style-name="ce2" office:value-type="string">
            <text:p>Menu des fonctionnalités optionnelles</text:p>
          </table:table-cell>
          <table:table-cell table:style-name="ce2" office:value-type="string">
            <text:p>Opcjonalne menu funkcji</text:p>
          </table:table-cell>
          <table:table-cell table:style-name="ce2" office:value-type="string">
            <text:p>Menú de funciones opcionales</text:p>
          </table:table-cell>
          <table:table-cell table:style-name="ce8" table:number-columns-repeated="18"/>
          <table:table-cell table:number-columns-repeated="998"/>
        </table:table-row>
        <table:table-row table:style-name="ro8">
          <table:table-cell table:style-name="ce2" office:value-type="string">
            <text:p>cgm_pe_optional_features_menu.desc</text:p>
          </table:table-cell>
          <table:table-cell table:style-name="ce2" office:value-type="string">
            <text:p>In this menu you can configure the optional features of $planets_enhanced$.\n[root.GetCGMWelcomeMessage]\n$cgm_optional_features_settings$\n$cgm_dynamic_options$</text:p>
          </table:table-cell>
          <table:table-cell table:style-name="ce2" office:value-type="string">
            <text:p>В этом меню вы можете настроить дополнительные функции Core Game Mechanics: Planets Enhanced.\n§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2" office:value-type="string">
            <text:p>In this menu you can configure the optional features of $planets_enhanced$.\n[root.GetCGMWelcomeMessage]\n$cgm_optional_features_settings$\n$cgm_dynamic_options$</text:p>
          </table:table-cell>
          <table:table-cell table:style-name="ce2" office:value-type="string">
            <text:p>In this menu you can configure the optional features of $planets_enhanced$.\n[root.GetCGMWelcomeMessage]\n$cgm_optional_features_settings$\n$cgm_dynamic_options$</text:p>
          </table:table-cell>
          <table:table-cell table:style-name="ce2" office:value-type="string">
            <text:p>In this menu you can configure the optional features of $planets_enhanced$.\n[root.GetCGMWelcomeMessage]\n$cgm_optional_features_settings$\n$cgm_dynamic_options$</text:p>
          </table:table-cell>
          <table:table-cell table:style-name="ce2" office:value-type="string">
            <text:p>In this menu you can configure the optional features of $planets_enhanced$.\n[root.GetCGMWelcomeMessage]\n$cgm_optional_features_settings$\n$cgm_dynamic_options$</text:p>
          </table:table-cell>
          <table:table-cell table:style-name="ce2" office:value-type="string">
            <text:p>In this menu you can configure the optional features of $planets_enhanced$.\n[root.GetCGMWelcomeMessage]\n$cgm_optional_features_settings$\n$cgm_dynamic_options$</text:p>
          </table:table-cell>
          <table:table-cell table:style-name="ce8" table:number-columns-repeated="18"/>
          <table:table-cell table:number-columns-repeated="998"/>
        </table:table-row>
        <table:table-row table:style-name="ro1">
          <table:table-cell table:style-name="ce2" office:value-type="string">
            <text:p>cgm_pe_optional_features_menu.title</text:p>
          </table:table-cell>
          <table:table-cell table:number-columns-repeated="7" table:style-name="ce2" office:value-type="string">
            <text:p>$planets_enhanced$</text:p>
          </table:table-cell>
          <table:table-cell table:style-name="ce8" table:number-columns-repeated="18"/>
          <table:table-cell table:number-columns-repeated="998"/>
        </table:table-row>
        <table:table-row table:style-name="ro2">
          <table:table-cell table:style-name="ce2" office:value-type="string">
            <text:p>cgm_pe_prescripted_planets_and_species_adjustment_enabled.desc</text:p>
          </table:table-cell>
          <table:table-cell table:style-name="ce2" office:value-type="string">
            <text:p>not impemented</text:p>
          </table:table-cell>
          <table:table-cell table:style-name="ce2" office:value-type="string">
            <text:p>не реализована</text:p>
          </table:table-cell>
          <table:table-cell table:style-name="ce2" office:value-type="string">
            <text:p>nicht implementiert</text:p>
          </table:table-cell>
          <table:table-cell table:style-name="ce2" office:value-type="string">
            <text:p>não implementado</text:p>
          </table:table-cell>
          <table:table-cell table:style-name="ce2" office:value-type="string">
            <text:p>pas mis en œuvre</text:p>
          </table:table-cell>
          <table:table-cell table:style-name="ce2" office:value-type="string">
            <text:p>nie zaimplementowano</text:p>
          </table:table-cell>
          <table:table-cell table:style-name="ce2" office:value-type="string">
            <text:p>no se ha implementado</text:p>
          </table:table-cell>
          <table:table-cell table:style-name="ce8" table:number-columns-repeated="18"/>
          <table:table-cell table:number-columns-repeated="998"/>
        </table:table-row>
        <table:table-row table:style-name="ro1">
          <table:table-cell table:style-name="ce2" office:value-type="string">
            <text:p>cgm_pe_text</text:p>
          </table:table-cell>
          <table:table-cell table:number-columns-repeated="7" table:style-name="ce2" office:value-type="string">
            <text:p>$planets_enhanced$</text:p>
          </table:table-cell>
          <table:table-cell table:style-name="ce8" table:number-columns-repeated="18"/>
          <table:table-cell table:number-columns-repeated="998"/>
        </table:table-row>
        <table:table-row table:style-name="ro6">
          <table:table-cell table:style-name="ce2" office:value-type="string">
            <text:p>cgm_pe.advanced_configuration.desc</text:p>
          </table:table-cell>
          <table:table-cell table:style-name="ce2" office:value-type="string">
            <text:p>Pick this option to manually configure strategic resources, deposits, tile-blockers and planet re-sizing.</text:p>
          </table:table-cell>
          <table:table-cell table:style-name="ce2" office:value-type="string">
            <text:p>Выберите этот параметр, чтобы вручную настраивать стратегические ресурсы, депозиты, блокировщики плиток и размер планет.</text:p>
          </table:table-cell>
          <table:table-cell table:style-name="ce2" office:value-type="string">
            <text:p>Wählen Sie diese Option, um strategische Ressourcen, Einzahlungen, Kachelblocker und Planetengrößenanpassung manuell zu konfigurieren.</text:p>
          </table:table-cell>
          <table:table-cell table:style-name="ce2" office:value-type="string">
            <text:p>Escolha esta opção para configurar manualmente recursos estratégicos, depósitos, bloqueadores de blocos e redimensionamento do planeta.</text:p>
          </table:table-cell>
          <table:table-cell table:style-name="ce2" office:value-type="string">
            <text:p>Sélectionnez cette option pour configurer manuellement les ressources stratégiques, les dépôts, les bloqueurs de mosaïques et le redimensionnement de la planète.</text:p>
          </table:table-cell>
          <table:table-cell table:style-name="ce2" office:value-type="string">
            <text:p>Wybierz tę opcję, aby ręcznie skonfigurować strategiczne zasoby, depozyty, blokadę płytek i zmianę rozmiaru planety.</text:p>
          </table:table-cell>
          <table:table-cell table:style-name="ce2" office:value-type="string">
            <text:p>Elija esta opción para configurar manualmente recursos estratégicos, depósitos, bloqueadores de baldosas y redimensionamiento del planeta.</text:p>
          </table:table-cell>
          <table:table-cell table:style-name="ce8" table:number-columns-repeated="18"/>
          <table:table-cell table:number-columns-repeated="998"/>
        </table:table-row>
        <table:table-row table:style-name="ro2">
          <table:table-cell table:style-name="ce2" office:value-type="string">
            <text:p><text:a xlink:href="">cgm_pe.advanced_configuration.name</text:a></text:p>
          </table:table-cell>
          <table:table-cell table:style-name="ce2" office:value-type="string">
            <text:p>Advanced Configuration</text:p>
          </table:table-cell>
          <table:table-cell table:style-name="ce2" office:value-type="string">
            <text:p>Расширенная настройка</text:p>
          </table:table-cell>
          <table:table-cell table:style-name="ce2" office:value-type="string">
            <text:p>Erweiterte Konfiguration</text:p>
          </table:table-cell>
          <table:table-cell table:style-name="ce2" office:value-type="string">
            <text:p>Configuração avançada</text:p>
          </table:table-cell>
          <table:table-cell table:style-name="ce2" office:value-type="string">
            <text:p>Configuration avancée</text:p>
          </table:table-cell>
          <table:table-cell table:style-name="ce2" office:value-type="string">
            <text:p>Zaawansowana konfiguracja</text:p>
          </table:table-cell>
          <table:table-cell table:style-name="ce2" office:value-type="string">
            <text:p>Configuracion avanzada</text:p>
          </table:table-cell>
          <table:table-cell table:style-name="ce8" table:number-columns-repeated="18"/>
          <table:table-cell table:number-columns-repeated="998"/>
        </table:table-row>
        <table:table-row table:style-name="ro3">
          <table:table-cell table:style-name="ce2" office:value-type="string">
            <text:p>cgm_pe.asteroid_colonization_disabled.desc</text:p>
          </table:table-cell>
          <table:table-cell table:style-name="ce2" office:value-type="string">
            <text:p>CGM Asteroid Colonization is disabled.</text:p>
          </table:table-cell>
          <table:table-cell table:style-name="ce2" office:value-type="string">
            <text:p>CGM Колонизация астероидов §Wотключена§!</text:p>
          </table:table-cell>
          <table:table-cell table:style-name="ce2" office:value-type="string">
            <text:p>CGM Asteroid Colonization ist deaktiviert.</text:p>
          </table:table-cell>
          <table:table-cell table:style-name="ce2" office:value-type="string">
            <text:p>A Colonização de Asteróides CGM está desativada.</text:p>
          </table:table-cell>
          <table:table-cell table:style-name="ce2" office:value-type="string">
            <text:p>La colonisation des astéroïdes CGM est désactivée.</text:p>
          </table:table-cell>
          <table:table-cell table:style-name="ce2" office:value-type="string">
            <text:p>Kolonizacja asteroidów CGM jest wyłączona.</text:p>
          </table:table-cell>
          <table:table-cell table:style-name="ce2" office:value-type="string">
            <text:p>La colonización de asteroides CGM está desactivada.</text:p>
          </table:table-cell>
          <table:table-cell table:style-name="ce8" table:number-columns-repeated="18"/>
          <table:table-cell table:number-columns-repeated="998"/>
        </table:table-row>
        <table:table-row table:style-name="ro3">
          <table:table-cell table:style-name="ce2" office:value-type="string">
            <text:p><text:a xlink:href="">cgm_pe.asteroid_colonization_disabled.name</text:a></text:p>
          </table:table-cell>
          <table:table-cell table:style-name="ce2" office:value-type="string">
            <text:p>Asteroid Colonization Disabled</text:p>
          </table:table-cell>
          <table:table-cell table:style-name="ce2" office:value-type="string">
            <text:p>Колонизация астероидов §Wотключена§!</text:p>
          </table:table-cell>
          <table:table-cell table:style-name="ce2" office:value-type="string">
            <text:p>Asteroidenkolonisierung deaktiviert</text:p>
          </table:table-cell>
          <table:table-cell table:style-name="ce2" office:value-type="string">
            <text:p>Colonização de asteróides desativada</text:p>
          </table:table-cell>
          <table:table-cell table:style-name="ce2" office:value-type="string">
            <text:p>Colonisation d'astéroïdes désactivée</text:p>
          </table:table-cell>
          <table:table-cell table:style-name="ce2" office:value-type="string">
            <text:p>Kolonizacja planetoid wyłączona</text:p>
          </table:table-cell>
          <table:table-cell table:style-name="ce2" office:value-type="string">
            <text:p>Colonización de asteroides inhabilitada</text:p>
          </table:table-cell>
          <table:table-cell table:style-name="ce8" table:number-columns-repeated="18"/>
          <table:table-cell table:number-columns-repeated="998"/>
        </table:table-row>
        <table:table-row table:style-name="ro3">
          <table:table-cell table:style-name="ce2" office:value-type="string">
            <text:p>cgm_pe.asteroid_colonization_enabled.desc</text:p>
          </table:table-cell>
          <table:table-cell table:style-name="ce2" office:value-type="string">
            <text:p>CGM Asteroid Colonization is enabled.</text:p>
          </table:table-cell>
          <table:table-cell table:style-name="ce2" office:value-type="string">
            <text:p>CGM Колонизация астероидов §Gвключена§!</text:p>
          </table:table-cell>
          <table:table-cell table:style-name="ce2" office:value-type="string">
            <text:p>CGM Asteroid Colonization ist aktiviert.</text:p>
          </table:table-cell>
          <table:table-cell table:style-name="ce2" office:value-type="string">
            <text:p>A colonização por asteróide CGM está ativada.</text:p>
          </table:table-cell>
          <table:table-cell table:style-name="ce2" office:value-type="string">
            <text:p>La colonisation des astéroïdes CGM est activée.</text:p>
          </table:table-cell>
          <table:table-cell table:style-name="ce2" office:value-type="string">
            <text:p>CGM Asteroid Colonization jest włączona.</text:p>
          </table:table-cell>
          <table:table-cell table:style-name="ce2" office:value-type="string">
            <text:p>La colonización de asteroides CGM está habilitada.</text:p>
          </table:table-cell>
          <table:table-cell table:style-name="ce8" table:number-columns-repeated="18"/>
          <table:table-cell table:number-columns-repeated="998"/>
        </table:table-row>
        <table:table-row table:style-name="ro3">
          <table:table-cell table:style-name="ce2" office:value-type="string">
            <text:p><text:a xlink:href="">cgm_pe.asteroid_colonization_enabled.name</text:a></text:p>
          </table:table-cell>
          <table:table-cell table:style-name="ce2" office:value-type="string">
            <text:p>Asteroid Colonization Enabled</text:p>
          </table:table-cell>
          <table:table-cell table:style-name="ce2" office:value-type="string">
            <text:p>Колонизация астероидов §Gвключена§!</text:p>
          </table:table-cell>
          <table:table-cell table:style-name="ce2" office:value-type="string">
            <text:p>Asteroidenkolonisierung aktiviert</text:p>
          </table:table-cell>
          <table:table-cell table:style-name="ce2" office:value-type="string">
            <text:p>Colonização de asteróides ativada</text:p>
          </table:table-cell>
          <table:table-cell table:style-name="ce2" office:value-type="string">
            <text:p>Colonisation d'astéroïdes activée</text:p>
          </table:table-cell>
          <table:table-cell table:style-name="ce2" office:value-type="string">
            <text:p>Kolonizacja asteroidów jest włączona</text:p>
          </table:table-cell>
          <table:table-cell table:style-name="ce2" office:value-type="string">
            <text:p>Colonización de asteroides habilitada</text:p>
          </table:table-cell>
          <table:table-cell table:style-name="ce8" table:number-columns-repeated="18"/>
          <table:table-cell table:number-columns-repeated="998"/>
        </table:table-row>
        <table:table-row table:style-name="ro12">
          <table:table-cell table:style-name="ce2" office:value-type="string">
            <text:p>cgm_pe.asteroid_colonization_status.desc</text:p>
          </table:table-cell>
          <table:table-cell table:style-name="ce2" office:value-type="string">
            <text:p>This option allows you to enable/disable this mod's Asteroid Colonization Mechanic</text:p>
          </table:table-cell>
          <table:table-cell table:style-name="ce2" office:value-type="string">
            <text:p>Эта опция позволяет вам включить/отключить механику колонизации астероидов</text:p>
          </table:table-cell>
          <table:table-cell table:style-name="ce2" office:value-type="string">
            <text:p>Mit dieser Option können Sie den Asteroid Colonization Mechanic aktivieren oder deaktivieren</text:p>
          </table:table-cell>
          <table:table-cell table:style-name="ce2" office:value-type="string">
            <text:p>Esta opção permite que você habilite / desabilite o Mecanismo de Colonização de Asteróides deste mod.</text:p>
          </table:table-cell>
          <table:table-cell table:style-name="ce2" office:value-type="string">
            <text:p>Cette option vous permet d'activer / désactiver le mécanisme de colonisation des astéroïdes de ce mod</text:p>
          </table:table-cell>
          <table:table-cell table:style-name="ce2" office:value-type="string">
            <text:p>Ta opcja pozwala włączyć / wyłączyć mechanizm modulacji kolonizacji Asteroid</text:p>
          </table:table-cell>
          <table:table-cell table:style-name="ce2" office:value-type="string">
            <text:p>Esta opción te permite habilitar / deshabilitar el Mecanismo de colonización de asteroides de este mod.</text:p>
          </table:table-cell>
          <table:table-cell table:style-name="ce8" table:number-columns-repeated="18"/>
          <table:table-cell table:number-columns-repeated="998"/>
        </table:table-row>
        <table:table-row table:style-name="ro2">
          <table:table-cell table:style-name="ce2" office:value-type="string">
            <text:p><text:a xlink:href="">cgm_pe.asteroid_colonization_status.name</text:a></text:p>
          </table:table-cell>
          <table:table-cell table:style-name="ce2" office:value-type="string">
            <text:p>$configure$ Asteroid Colonization</text:p>
          </table:table-cell>
          <table:table-cell table:style-name="ce2" office:value-type="string">
            <text:p>Настройка колонизации астероидов</text:p>
          </table:table-cell>
          <table:table-cell table:number-columns-repeated="5" table:style-name="ce2" office:value-type="string">
            <text:p>$configure$ Asteroid Colonization</text:p>
          </table:table-cell>
          <table:table-cell table:style-name="ce8" table:number-columns-repeated="18"/>
          <table:table-cell table:number-columns-repeated="998"/>
        </table:table-row>
        <table:table-row table:style-name="ro7">
          <table:table-cell table:style-name="ce2" office:value-type="string">
            <text:p>cgm_pe.astrocartography_disabled.desc</text:p>
          </table:table-cell>
          <table:table-cell table:style-name="ce2" office:value-type="string">
            <text:p>This option disables the CGM Astrocartography Mechanic. Strategic Resources function like they do in vanilla.</text:p>
          </table:table-cell>
          <table:table-cell table:style-name="ce2" office:value-type="string">
            <text:p>Эта опция выключает механику астрокартографии CGM.\n\n$cgm_astrocartography_mechanic$</text:p>
          </table:table-cell>
          <table:table-cell table:style-name="ce2" office:value-type="string">
            <text:p>Diese Option deaktiviert den CGM Astrocartography Mechanic. Strategische Ressourcen funktionieren wie in Vanille.</text:p>
          </table:table-cell>
          <table:table-cell table:style-name="ce2" office:value-type="string">
            <text:p>Esta opção desabilita o CGM Astrocartography Mechanic. Recursos estratégicos funcionam como fazem na baunilha.</text:p>
          </table:table-cell>
          <table:table-cell table:style-name="ce2" office:value-type="string">
            <text:p>Cette option désactive le Mécanisme d'astrocartographie CGM. Les ressources stratégiques fonctionnent comme dans la vanille.</text:p>
          </table:table-cell>
          <table:table-cell table:style-name="ce2" office:value-type="string">
            <text:p>Ta opcja wyłącza mechanizm Astrocartography CGM. Zasoby strategiczne działają tak, jak w wanilii.</text:p>
          </table:table-cell>
          <table:table-cell table:style-name="ce2" office:value-type="string">
            <text:p>Esta opción desactiva el Mecanismo de Astrocartografía CGM. Los recursos estratégicos funcionan como lo hacen en vainilla.</text:p>
          </table:table-cell>
          <table:table-cell table:style-name="ce8" table:number-columns-repeated="18"/>
          <table:table-cell table:number-columns-repeated="998"/>
        </table:table-row>
        <table:table-row table:style-name="ro2">
          <table:table-cell table:style-name="ce2" office:value-type="string">
            <text:p><text:a xlink:href="">cgm_pe.astrocartography_disabled.name</text:a></text:p>
          </table:table-cell>
          <table:table-cell table:style-name="ce2" office:value-type="string">
            <text:p>Astrocartography Disabled</text:p>
          </table:table-cell>
          <table:table-cell table:style-name="ce2" office:value-type="string">
            <text:p>Астрокартография §Wотключена§!</text:p>
          </table:table-cell>
          <table:table-cell table:style-name="ce2" office:value-type="string">
            <text:p>Astrokartographie deaktiviert</text:p>
          </table:table-cell>
          <table:table-cell table:style-name="ce2" office:value-type="string">
            <text:p>Astrocartografia Desativada</text:p>
          </table:table-cell>
          <table:table-cell table:style-name="ce2" office:value-type="string">
            <text:p>Astrocartographie désactivée</text:p>
          </table:table-cell>
          <table:table-cell table:style-name="ce2" office:value-type="string">
            <text:p>Astrokartografia wyłączona</text:p>
          </table:table-cell>
          <table:table-cell table:style-name="ce2" office:value-type="string">
            <text:p>Astrocartografía inhabilitada</text:p>
          </table:table-cell>
          <table:table-cell table:style-name="ce8" table:number-columns-repeated="18"/>
          <table:table-cell table:number-columns-repeated="998"/>
        </table:table-row>
        <table:table-row table:style-name="ro9">
          <table:table-cell table:style-name="ce2" office:value-type="string">
            <text:p>cgm_pe.astrocartography_enabled.desc</text:p>
          </table:table-cell>
          <table:table-cell table:style-name="ce2" office:value-type="string">
            <text:p>This option enabled the CGM Astrocartography Mechanic.\n\n$cgm_astrocartography_mechanic$</text:p>
          </table:table-cell>
          <table:table-cell table:style-name="ce2" office:value-type="string">
            <text:p>Эта опция включает механику астрокартографии CGM.\n\n$cgm_astrocartography_mechanic$</text:p>
          </table:table-cell>
          <table:table-cell table:style-name="ce2" office:value-type="string">
            <text:p>This option enabled the CGM Astrocartography Mechanic.\n\n$cgm_astrocartography_mechanic$</text:p>
          </table:table-cell>
          <table:table-cell table:style-name="ce2" office:value-type="string">
            <text:p>This option enabled the CGM Astrocartography Mechanic.\n\n$cgm_astrocartography_mechanic$</text:p>
          </table:table-cell>
          <table:table-cell table:style-name="ce2" office:value-type="string">
            <text:p>This option enabled the CGM Astrocartography Mechanic.\n\n$cgm_astrocartography_mechanic$</text:p>
          </table:table-cell>
          <table:table-cell table:style-name="ce2" office:value-type="string">
            <text:p>This option enabled the CGM Astrocartography Mechanic.\n\n$cgm_astrocartography_mechanic$</text:p>
          </table:table-cell>
          <table:table-cell table:style-name="ce2" office:value-type="string">
            <text:p>This option enabled the CGM Astrocartography Mechanic.\n\n$cgm_astrocartography_mechanic$</text:p>
          </table:table-cell>
          <table:table-cell table:style-name="ce8" table:number-columns-repeated="18"/>
          <table:table-cell table:number-columns-repeated="998"/>
        </table:table-row>
        <table:table-row table:style-name="ro2">
          <table:table-cell table:style-name="ce2" office:value-type="string">
            <text:p><text:a xlink:href="">cgm_pe.astrocartography_enabled.name</text:a></text:p>
          </table:table-cell>
          <table:table-cell table:style-name="ce2" office:value-type="string">
            <text:p>Astrocartography Enabled</text:p>
          </table:table-cell>
          <table:table-cell table:style-name="ce2" office:value-type="string">
            <text:p>Астрокартография §Gвключена§!</text:p>
          </table:table-cell>
          <table:table-cell table:style-name="ce2" office:value-type="string">
            <text:p>Astrokartographie aktiviert</text:p>
          </table:table-cell>
          <table:table-cell table:style-name="ce2" office:value-type="string">
            <text:p>Astrocartografia Habilitada</text:p>
          </table:table-cell>
          <table:table-cell table:style-name="ce2" office:value-type="string">
            <text:p>Astrocartographie activée</text:p>
          </table:table-cell>
          <table:table-cell table:style-name="ce2" office:value-type="string">
            <text:p>Astrokartografia włączona</text:p>
          </table:table-cell>
          <table:table-cell table:style-name="ce2" office:value-type="string">
            <text:p>Astrocartografía habilitada</text:p>
          </table:table-cell>
          <table:table-cell table:style-name="ce8" table:number-columns-repeated="18"/>
          <table:table-cell table:number-columns-repeated="998"/>
        </table:table-row>
        <table:table-row table:style-name="ro9">
          <table:table-cell table:style-name="ce2" office:value-type="string">
            <text:p>cgm_pe.astrocartography_status.desc</text:p>
          </table:table-cell>
          <table:table-cell table:style-name="ce2" office:value-type="string">
            <text:p>This option allows you to enable/disable the CGM Astrocartography Mechanic</text:p>
          </table:table-cell>
          <table:table-cell table:style-name="ce2" office:value-type="string">
            <text:p>Этот параметр позволяет включить/отключить механику астрокартографии CGM</text:p>
          </table:table-cell>
          <table:table-cell table:style-name="ce2" office:value-type="string">
            <text:p>Mit dieser Option können Sie den CGM Astrocartography Mechanic aktivieren / deaktivieren</text:p>
          </table:table-cell>
          <table:table-cell table:style-name="ce2" office:value-type="string">
            <text:p>Esta opção permite ativar / desativar o Mecanismo de Astrocartografia CGM</text:p>
          </table:table-cell>
          <table:table-cell table:style-name="ce2" office:value-type="string">
            <text:p>Cette option vous permet d'activer / désactiver le Mécanisme d'astrocartographie CGM</text:p>
          </table:table-cell>
          <table:table-cell table:style-name="ce2" office:value-type="string">
            <text:p>Ta opcja pozwala włączyć / wyłączyć mechanizm Astrocartography CGM</text:p>
          </table:table-cell>
          <table:table-cell table:style-name="ce2" office:value-type="string">
            <text:p>Esta opción le permite habilitar / deshabilitar el Mecanismo de Astrocartografía CGM</text:p>
          </table:table-cell>
          <table:table-cell table:style-name="ce8" table:number-columns-repeated="18"/>
          <table:table-cell table:number-columns-repeated="998"/>
        </table:table-row>
        <table:table-row table:style-name="ro2">
          <table:table-cell table:style-name="ce2" office:value-type="string">
            <text:p><text:a xlink:href="">cgm_pe.astrocartography_status.name</text:a></text:p>
          </table:table-cell>
          <table:table-cell table:style-name="ce2" office:value-type="string">
            <text:p>$configure$ Astrocartography</text:p>
          </table:table-cell>
          <table:table-cell table:style-name="ce2" office:value-type="string">
            <text:p>$configure$ астрокартографию</text:p>
          </table:table-cell>
          <table:table-cell table:style-name="ce2" office:value-type="string">
            <text:p>$configure$ Astrocartography</text:p>
          </table:table-cell>
          <table:table-cell table:style-name="ce2" office:value-type="string">
            <text:p>$configure$ Astrocartography</text:p>
          </table:table-cell>
          <table:table-cell table:style-name="ce2" office:value-type="string">
            <text:p>$configure$ Astrocartography</text:p>
          </table:table-cell>
          <table:table-cell table:style-name="ce2" office:value-type="string">
            <text:p>$configure$ Astrocartography</text:p>
          </table:table-cell>
          <table:table-cell table:style-name="ce2" office:value-type="string">
            <text:p>$configure$ Astrocartography</text:p>
          </table:table-cell>
          <table:table-cell table:style-name="ce8" table:number-columns-repeated="18"/>
          <table:table-cell table:number-columns-repeated="998"/>
        </table:table-row>
        <table:table-row table:style-name="ro4">
          <table:table-cell table:style-name="ce2" office:value-type="string">
            <text:p>cgm_pe.cgm_new_worlds_disabled_planetary_diversity_enabled.desc</text:p>
          </table:table-cell>
          <table:table-cell table:style-name="ce2" office:value-type="string">
            <text:p>$cgm_new_worlds$ planets are $cgm_disabled$ and $planetary_diversity$ planets are $cgm_enabled$. Planet spawn uses the Planetary Diversity spawn scripts.</text:p>
          </table:table-cell>
          <table:table-cell table:style-name="ce2" office:value-type="string">
            <text:p>$cgm_new_worlds$ - планеты §Rвыключены§!. $planetary_diversity$ - планеты §Gвключены§!. При создании планет будут использоваться скрипты из Planetary Diversity.</text:p>
          </table:table-cell>
          <table:table-cell table:style-name="ce2" office:value-type="string">
            <text:p>$cgm_new_worlds$ planets are $cgm_disabled$ and $planetary_diversity$ planets are $cgm_enabled$. Planet spawn uses the Planetary Diversity spawn scripts.</text:p>
          </table:table-cell>
          <table:table-cell table:style-name="ce2" office:value-type="string">
            <text:p>$cgm_new_worlds$ planets are $cgm_disabled$ and $planetary_diversity$ planets are $cgm_enabled$. Planet spawn uses the Planetary Diversity spawn scripts.</text:p>
          </table:table-cell>
          <table:table-cell table:style-name="ce2" office:value-type="string">
            <text:p>$cgm_new_worlds$ planets are $cgm_disabled$ and $planetary_diversity$ planets are $cgm_enabled$. Planet spawn uses the Planetary Diversity spawn scripts.</text:p>
          </table:table-cell>
          <table:table-cell table:style-name="ce2" office:value-type="string">
            <text:p>$cgm_new_worlds$ planets are $cgm_disabled$ and $planetary_diversity$ planets are $cgm_enabled$. Planet spawn uses the Planetary Diversity spawn scripts.</text:p>
          </table:table-cell>
          <table:table-cell table:style-name="ce2" office:value-type="string">
            <text:p>$cgm_new_worlds$ planets are $cgm_disabled$ and $planetary_diversity$ planets are $cgm_enabled$. Planet spawn uses the Planetary Diversity spawn scripts.</text:p>
          </table:table-cell>
          <table:table-cell table:style-name="ce8" table:number-columns-repeated="18"/>
          <table:table-cell table:number-columns-repeated="998"/>
        </table:table-row>
        <table:table-row table:style-name="ro2">
          <table:table-cell table:style-name="ce2" office:value-type="string">
            <text:p><text:a xlink:href="">cgm_pe.cgm_new_worlds_disabled_planetary_diversity_enabled.name</text:a></text:p>
          </table:table-cell>
          <table:table-cell table:style-name="ce2" office:value-type="string">
            <text:p>$planetary_diversity$ Only</text:p>
          </table:table-cell>
          <table:table-cell table:style-name="ce2" office:value-type="string">
            <text:p>Только $planetary_diversity$</text:p>
          </table:table-cell>
          <table:table-cell table:number-columns-repeated="5" table:style-name="ce2" office:value-type="string">
            <text:p>$planetary_diversity$ Only</text:p>
          </table:table-cell>
          <table:table-cell table:style-name="ce8" table:number-columns-repeated="18"/>
          <table:table-cell table:number-columns-repeated="998"/>
        </table:table-row>
        <table:table-row table:style-name="ro9">
          <table:table-cell table:style-name="ce2" office:value-type="string">
            <text:p>cgm_pe.cgm_new_worlds_disabled.desc</text:p>
          </table:table-cell>
          <table:table-cell table:style-name="ce2" office:value-type="string">
            <text:p>This option will $cgm_disable$ the CGM: $cgm_new_worlds$ planets and prevent them from spawning.</text:p>
          </table:table-cell>
          <table:table-cell table:style-name="ce2" office:value-type="string">
            <text:p>§WОтключить§! планеты из CGM: $cgm_new_worlds$.</text:p>
          </table:table-cell>
          <table:table-cell table:style-name="ce2" office:value-type="string">
            <text:p>This option will $cgm_disable$ the CGM: $cgm_new_worlds$ planets and prevent them from spawning.</text:p>
          </table:table-cell>
          <table:table-cell table:style-name="ce2" office:value-type="string">
            <text:p>This option will $cgm_disable$ the CGM: $cgm_new_worlds$ planets and prevent them from spawning.</text:p>
          </table:table-cell>
          <table:table-cell table:style-name="ce2" office:value-type="string">
            <text:p>This option will $cgm_disable$ the CGM: $cgm_new_worlds$ planets and prevent them from spawning.</text:p>
          </table:table-cell>
          <table:table-cell table:style-name="ce2" office:value-type="string">
            <text:p>This option will $cgm_disable$ the CGM: $cgm_new_worlds$ planets and prevent them from spawning.</text:p>
          </table:table-cell>
          <table:table-cell table:style-name="ce2" office:value-type="string">
            <text:p>This option will $cgm_disable$ the CGM: $cgm_new_worlds$ planets and prevent them from spawning.</text:p>
          </table:table-cell>
          <table:table-cell table:style-name="ce8" table:number-columns-repeated="18"/>
          <table:table-cell table:number-columns-repeated="998"/>
        </table:table-row>
        <table:table-row table:style-name="ro2">
          <table:table-cell table:style-name="ce2" office:value-type="string">
            <text:p><text:a xlink:href="">cgm_pe.cgm_new_worlds_disabled.name</text:a></text:p>
          </table:table-cell>
          <table:table-cell table:style-name="ce2" office:value-type="string">
            <text:p>$cgm_disable$ $cgm_new_worlds$</text:p>
          </table:table-cell>
          <table:table-cell table:style-name="ce2" office:value-type="string">
            <text:p>§WОтключить§! $cgm_new_worlds$</text:p>
          </table:table-cell>
          <table:table-cell table:style-name="ce2" office:value-type="string">
            <text:p>$cgm_disable$ $cgm_new_worlds$</text:p>
          </table:table-cell>
          <table:table-cell table:style-name="ce2" office:value-type="string">
            <text:p>$cgm_disable$ $cgm_new_worlds$</text:p>
          </table:table-cell>
          <table:table-cell table:style-name="ce2" office:value-type="string">
            <text:p>$cgm_disable$ $cgm_new_worlds$</text:p>
          </table:table-cell>
          <table:table-cell table:style-name="ce2" office:value-type="string">
            <text:p>$cgm_disable$ $cgm_new_worlds$</text:p>
          </table:table-cell>
          <table:table-cell table:style-name="ce2" office:value-type="string">
            <text:p>$cgm_disable$ $cgm_new_worlds$</text:p>
          </table:table-cell>
          <table:table-cell table:style-name="ce8" table:number-columns-repeated="18"/>
          <table:table-cell table:number-columns-repeated="998"/>
        </table:table-row>
        <table:table-row table:style-name="ro4">
          <table:table-cell table:style-name="ce2" office:value-type="string">
            <text:p>cgm_pe.cgm_new_worlds_enabled_planetary_diversity_enabled.desc</text:p>
          </table:table-cell>
          <table:table-cell table:style-name="ce2" office:value-type="string">
            <text:p>This option enables the spawn of both §G$cgm_new_worlds$§! planets and $planetary_diversity$ planets. The spawn of all planets is performed by the CGM planet engine to ensure balance.</text:p>
          </table:table-cell>
          <table:table-cell table:style-name="ce2" office:value-type="string">
            <text:p>Эта опция включает создание планет и из $cgm_new_worlds$, и из $planetary_diversity$. При создании планет будут использоваться скрипты из CGM ради баланса.</text:p>
          </table:table-cell>
          <table:table-cell table:style-name="ce2" office:value-type="string">
            <text:p>This option enables the spawn of both §G$cgm_new_worlds$§! planets and $planetary_diversity$ planets. The spawn of all planets is performed by the CGM planet engine to ensure balance.</text:p>
          </table:table-cell>
          <table:table-cell table:style-name="ce2" office:value-type="string">
            <text:p>This option enables the spawn of both §G$cgm_new_worlds$§! planets and $planetary_diversity$ planets. The spawn of all planets is performed by the CGM planet engine to ensure balance.</text:p>
          </table:table-cell>
          <table:table-cell table:style-name="ce2" office:value-type="string">
            <text:p>This option enables the spawn of both §G$cgm_new_worlds$§! planets and $planetary_diversity$ planets. The spawn of all planets is performed by the CGM planet engine to ensure balance.</text:p>
          </table:table-cell>
          <table:table-cell table:style-name="ce2" office:value-type="string">
            <text:p>This option enables the spawn of both §G$cgm_new_worlds$§! planets and $planetary_diversity$ planets. The spawn of all planets is performed by the CGM planet engine to ensure balance.</text:p>
          </table:table-cell>
          <table:table-cell table:style-name="ce2" office:value-type="string">
            <text:p>This option enables the spawn of both §G$cgm_new_worlds$§! planets and $planetary_diversity$ planets. The spawn of all planets is performed by the CGM planet engine to ensure balance.</text:p>
          </table:table-cell>
          <table:table-cell table:style-name="ce8" table:number-columns-repeated="18"/>
          <table:table-cell table:number-columns-repeated="998"/>
        </table:table-row>
        <table:table-row table:style-name="ro13">
          <table:table-cell table:style-name="ce2" office:value-type="string">
            <text:p><text:a xlink:href="">cgm_pe.cgm_new_worlds_enabled_planetary_diversity_enabled.name</text:a></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2" office:value-type="string">
            <text:p>§G$cgm_new_worlds$ + $planetary_diversity$</text:p>
          </table:table-cell>
          <table:table-cell table:style-name="ce8" table:number-columns-repeated="18"/>
          <table:table-cell table:number-columns-repeated="998"/>
        </table:table-row>
        <table:table-row table:style-name="ro13">
          <table:table-cell table:style-name="ce2" office:value-type="string">
            <text:p>cgm_pe.cgm_new_worlds_enabled.desc</text:p>
          </table:table-cell>
          <table:table-cell table:style-name="ce2" office:value-type="string">
            <text:p>This option enables the spawn of $cgm_new_worlds$ planets.</text:p>
          </table:table-cell>
          <table:table-cell table:style-name="ce2" office:value-type="string">
            <text:p>§GВключить§! создание планет из $cgm_new_worlds$.</text:p>
          </table:table-cell>
          <table:table-cell table:style-name="ce2" office:value-type="string">
            <text:p>This option enables the spawn of $cgm_new_worlds$ planets.</text:p>
          </table:table-cell>
          <table:table-cell table:style-name="ce2" office:value-type="string">
            <text:p>This option enables the spawn of $cgm_new_worlds$ planets.</text:p>
          </table:table-cell>
          <table:table-cell table:style-name="ce2" office:value-type="string">
            <text:p>This option enables the spawn of $cgm_new_worlds$ planets.</text:p>
          </table:table-cell>
          <table:table-cell table:style-name="ce2" office:value-type="string">
            <text:p>This option enables the spawn of $cgm_new_worlds$ planets.</text:p>
          </table:table-cell>
          <table:table-cell table:style-name="ce2" office:value-type="string">
            <text:p>This option enables the spawn of $cgm_new_worlds$ planets.</text:p>
          </table:table-cell>
          <table:table-cell table:style-name="ce8" table:number-columns-repeated="18"/>
          <table:table-cell table:number-columns-repeated="998"/>
        </table:table-row>
        <table:table-row table:style-name="ro2">
          <table:table-cell table:style-name="ce2" office:value-type="string">
            <text:p><text:a xlink:href="">cgm_pe.cgm_new_worlds_enabled.name</text:a></text:p>
          </table:table-cell>
          <table:table-cell table:style-name="ce2" office:value-type="string">
            <text:p>$cgm_enable$ $cgm_new_worlds$</text:p>
          </table:table-cell>
          <table:table-cell table:style-name="ce2" office:value-type="string">
            <text:p>§GВключить§! $cgm_new_worlds$</text:p>
          </table:table-cell>
          <table:table-cell table:style-name="ce2" office:value-type="string">
            <text:p>$cgm_enable$ $cgm_new_worlds$</text:p>
          </table:table-cell>
          <table:table-cell table:style-name="ce2" office:value-type="string">
            <text:p>$cgm_enable$ $cgm_new_worlds$</text:p>
          </table:table-cell>
          <table:table-cell table:style-name="ce2" office:value-type="string">
            <text:p>$cgm_enable$ $cgm_new_worlds$</text:p>
          </table:table-cell>
          <table:table-cell table:style-name="ce2" office:value-type="string">
            <text:p>$cgm_enable$ $cgm_new_worlds$</text:p>
          </table:table-cell>
          <table:table-cell table:style-name="ce2" office:value-type="string">
            <text:p>$cgm_enable$ $cgm_new_worlds$</text:p>
          </table:table-cell>
          <table:table-cell table:style-name="ce8" table:number-columns-repeated="18"/>
          <table:table-cell table:number-columns-repeated="998"/>
        </table:table-row>
        <table:table-row table:style-name="ro3">
          <table:table-cell table:style-name="ce2" office:value-type="string">
            <text:p><text:a xlink:href="">cgm_pe.cgm_pe_prescripted_planets_and_species_adjustment_disabled.name</text:a></text:p>
          </table:table-cell>
          <table:table-cell table:style-name="ce2" office:value-type="string">
            <text:p>$cgm_disable$ Prescripted Readjustment</text:p>
          </table:table-cell>
          <table:table-cell table:style-name="ce2" office:value-type="string">
            <text:p>§WОтключить§! заскриптованную приспособленность</text:p>
          </table:table-cell>
          <table:table-cell table:style-name="ce2" office:value-type="string">
            <text:p>$cgm_disable$ Prescripted Readjustment</text:p>
          </table:table-cell>
          <table:table-cell table:style-name="ce2" office:value-type="string">
            <text:p>$cgm_disable$ Prescripted Readjustment</text:p>
          </table:table-cell>
          <table:table-cell table:style-name="ce2" office:value-type="string">
            <text:p>$cgm_disable$ Prescripted Readjustment</text:p>
          </table:table-cell>
          <table:table-cell table:style-name="ce2" office:value-type="string">
            <text:p>$cgm_disable$ Prescripted Readjustment</text:p>
          </table:table-cell>
          <table:table-cell table:style-name="ce2" office:value-type="string">
            <text:p>$cgm_disable$ Prescripted Readjustment</text:p>
          </table:table-cell>
          <table:table-cell table:style-name="ce8" table:number-columns-repeated="18"/>
          <table:table-cell table:number-columns-repeated="998"/>
        </table:table-row>
        <table:table-row table:style-name="ro2">
          <table:table-cell table:style-name="ce2" office:value-type="string">
            <text:p>cgm_pe.cgm_pe_prescripted_planets_and_species_adjustment_enabled.desc</text:p>
          </table:table-cell>
          <table:table-cell table:style-name="ce2" office:value-type="string">
            <text:p>not impemented</text:p>
          </table:table-cell>
          <table:table-cell table:style-name="ce2" office:value-type="string">
            <text:p>не реализована</text:p>
          </table:table-cell>
          <table:table-cell table:style-name="ce2" office:value-type="string">
            <text:p>nicht implementiert</text:p>
          </table:table-cell>
          <table:table-cell table:style-name="ce2" office:value-type="string">
            <text:p>não implementado</text:p>
          </table:table-cell>
          <table:table-cell table:style-name="ce2" office:value-type="string">
            <text:p>pas mis en œuvre</text:p>
          </table:table-cell>
          <table:table-cell table:style-name="ce2" office:value-type="string">
            <text:p>nie zaimplementowano</text:p>
          </table:table-cell>
          <table:table-cell table:style-name="ce2" office:value-type="string">
            <text:p>no se ha implementado</text:p>
          </table:table-cell>
          <table:table-cell table:style-name="ce8" table:number-columns-repeated="18"/>
          <table:table-cell table:number-columns-repeated="998"/>
        </table:table-row>
        <table:table-row table:style-name="ro3">
          <table:table-cell table:style-name="ce2" office:value-type="string">
            <text:p><text:a xlink:href="">cgm_pe.cgm_pe_prescripted_planets_and_species_adjustment_enabled.name</text:a></text:p>
          </table:table-cell>
          <table:table-cell table:style-name="ce2" office:value-type="string">
            <text:p>$cgm_enable$ Prescripted Readjustment</text:p>
          </table:table-cell>
          <table:table-cell table:style-name="ce2" office:value-type="string">
            <text:p>§GВключить§! заскриптованную приспособленность</text:p>
          </table:table-cell>
          <table:table-cell table:style-name="ce2" office:value-type="string">
            <text:p>$cgm_enable$ Prescripted Readjustment</text:p>
          </table:table-cell>
          <table:table-cell table:style-name="ce2" office:value-type="string">
            <text:p>$cgm_enable$ Prescripted Readjustment</text:p>
          </table:table-cell>
          <table:table-cell table:style-name="ce2" office:value-type="string">
            <text:p>$cgm_enable$ Prescripted Readjustment</text:p>
          </table:table-cell>
          <table:table-cell table:style-name="ce2" office:value-type="string">
            <text:p>$cgm_enable$ Prescripted Readjustment</text:p>
          </table:table-cell>
          <table:table-cell table:style-name="ce2" office:value-type="string">
            <text:p>$cgm_enable$ Prescripted Readjustment</text:p>
          </table:table-cell>
          <table:table-cell table:style-name="ce8" table:number-columns-repeated="18"/>
          <table:table-cell table:number-columns-repeated="998"/>
        </table:table-row>
        <table:table-row table:style-name="ro9">
          <table:table-cell table:style-name="ce2" office:value-type="string">
            <text:p>cgm_pe.cgm_resources_enabled.desc</text:p>
          </table:table-cell>
          <table:table-cell table:style-name="ce2" office:value-type="string">
            <text:p>This option $cgm_enable$ the $cgm_resources$ alongside the Vanilla $strategic_resources$.</text:p>
          </table:table-cell>
          <table:table-cell table:style-name="ce2" office:value-type="string">
            <text:p>§GВключить§! $cgm_resources$ вместе с базовыми стратегическими ресурсами.</text:p>
          </table:table-cell>
          <table:table-cell table:style-name="ce2" office:value-type="string">
            <text:p>This option $cgm_enable$ the $cgm_resources$ alongside the Vanilla $strategic_resources$.</text:p>
          </table:table-cell>
          <table:table-cell table:style-name="ce2" office:value-type="string">
            <text:p>This option $cgm_enable$ the $cgm_resources$ alongside the Vanilla $strategic_resources$.</text:p>
          </table:table-cell>
          <table:table-cell table:style-name="ce2" office:value-type="string">
            <text:p>This option $cgm_enable$ the $cgm_resources$ alongside the Vanilla $strategic_resources$.</text:p>
          </table:table-cell>
          <table:table-cell table:style-name="ce2" office:value-type="string">
            <text:p>This option $cgm_enable$ the $cgm_resources$ alongside the Vanilla $strategic_resources$.</text:p>
          </table:table-cell>
          <table:table-cell table:style-name="ce2" office:value-type="string">
            <text:p>This option $cgm_enable$ the $cgm_resources$ alongside the Vanilla $strategic_resources$.</text:p>
          </table:table-cell>
          <table:table-cell table:style-name="ce8" table:number-columns-repeated="18"/>
          <table:table-cell table:number-columns-repeated="998"/>
        </table:table-row>
        <table:table-row table:style-name="ro2">
          <table:table-cell table:style-name="ce2" office:value-type="string">
            <text:p><text:a xlink:href="">cgm_pe.cgm_resources_enabled.name</text:a></text:p>
          </table:table-cell>
          <table:table-cell table:style-name="ce2" office:value-type="string">
            <text:p>$cgm_enable$ $cgm_resources$</text:p>
          </table:table-cell>
          <table:table-cell table:style-name="ce2" office:value-type="string">
            <text:p>§GВключить§! $cgm_resources$</text:p>
          </table:table-cell>
          <table:table-cell table:style-name="ce2" office:value-type="string">
            <text:p>$cgm_enable$ $cgm_resources$</text:p>
          </table:table-cell>
          <table:table-cell table:style-name="ce2" office:value-type="string">
            <text:p>$cgm_enable$ $cgm_resources$</text:p>
          </table:table-cell>
          <table:table-cell table:style-name="ce2" office:value-type="string">
            <text:p>$cgm_enable$ $cgm_resources$</text:p>
          </table:table-cell>
          <table:table-cell table:style-name="ce2" office:value-type="string">
            <text:p>$cgm_enable$ $cgm_resources$</text:p>
          </table:table-cell>
          <table:table-cell table:style-name="ce2" office:value-type="string">
            <text:p>$cgm_enable$ $cgm_resources$</text:p>
          </table:table-cell>
          <table:table-cell table:style-name="ce8" table:number-columns-repeated="18"/>
          <table:table-cell table:number-columns-repeated="998"/>
        </table:table-row>
        <table:table-row table:style-name="ro3">
          <table:table-cell table:style-name="ce2" office:value-type="string">
            <text:p>cgm_pe.cgm_tile_blockers_enabled.desc</text:p>
          </table:table-cell>
          <table:table-cell table:style-name="ce2" office:value-type="string">
            <text:p>This option enables the spawn of CGM $tile_blockers$.</text:p>
          </table:table-cell>
          <table:table-cell table:style-name="ce2" office:value-type="string">
            <text:p>Этот параметр позволяет создавать CGM $tile_blockers$.</text:p>
          </table:table-cell>
          <table:table-cell table:number-columns-repeated="5" table:style-name="ce2" office:value-type="string">
            <text:p>This option enables the spawn of CGM $tile_blockers$.</text:p>
          </table:table-cell>
          <table:table-cell table:style-name="ce8" table:number-columns-repeated="18"/>
          <table:table-cell table:number-columns-repeated="998"/>
        </table:table-row>
        <table:table-row table:style-name="ro2">
          <table:table-cell table:style-name="ce2" office:value-type="string">
            <text:p><text:a xlink:href="">cgm_pe.cgm_tile_blockers_enabled.name</text:a></text:p>
          </table:table-cell>
          <table:table-cell table:style-name="ce2" office:value-type="string">
            <text:p>$cgm_enable$ CGM $tile_blockers$</text:p>
          </table:table-cell>
          <table:table-cell table:style-name="ce2" office:value-type="string">
            <text:p>§GВключить§! CGM $tile_blockers$</text:p>
          </table:table-cell>
          <table:table-cell table:style-name="ce2" office:value-type="string">
            <text:p>$cgm_enable$ CGM $tile_blockers$</text:p>
          </table:table-cell>
          <table:table-cell table:style-name="ce2" office:value-type="string">
            <text:p>$cgm_enable$ CGM $tile_blockers$</text:p>
          </table:table-cell>
          <table:table-cell table:style-name="ce2" office:value-type="string">
            <text:p>$cgm_enable$ CGM $tile_blockers$</text:p>
          </table:table-cell>
          <table:table-cell table:style-name="ce2" office:value-type="string">
            <text:p>$cgm_enable$ CGM $tile_blockers$</text:p>
          </table:table-cell>
          <table:table-cell table:style-name="ce2" office:value-type="string">
            <text:p>$cgm_enable$ CGM $tile_blockers$</text:p>
          </table:table-cell>
          <table:table-cell table:style-name="ce8" table:number-columns-repeated="18"/>
          <table:table-cell table:number-columns-repeated="998"/>
        </table:table-row>
        <table:table-row table:style-name="ro13">
          <table:table-cell table:style-name="ce2" office:value-type="string">
            <text:p>cgm_pe.colonization_automation_disabled.desc</text:p>
          </table:table-cell>
          <table:table-cell table:style-name="ce2" office:value-type="string">
            <text:p>This option enables the CGM $colonization_automation$.</text:p>
          </table:table-cell>
          <table:table-cell table:style-name="ce2" office:value-type="string">
            <text:p>Этот параметр позволяет использовать CGM $colonization_automation$.</text:p>
          </table:table-cell>
          <table:table-cell table:number-columns-repeated="5" table:style-name="ce2" office:value-type="string">
            <text:p>This option enables the CGM $colonization_automation$.</text:p>
          </table:table-cell>
          <table:table-cell table:style-name="ce8" table:number-columns-repeated="18"/>
          <table:table-cell table:number-columns-repeated="998"/>
        </table:table-row>
        <table:table-row table:style-name="ro3">
          <table:table-cell table:style-name="ce2" office:value-type="string">
            <text:p><text:a xlink:href="">cgm_pe.colonization_automation_disabled.name</text:a></text:p>
          </table:table-cell>
          <table:table-cell table:style-name="ce2" office:value-type="string">
            <text:p>$colonization_automation$ $cgm_disabled$</text:p>
          </table:table-cell>
          <table:table-cell table:style-name="ce2" office:value-type="string">
            <text:p>$colonization_automation$ §Wотключена§!</text:p>
          </table:table-cell>
          <table:table-cell table:style-name="ce2" office:value-type="string">
            <text:p>$colonization_automation$ $cgm_disabled$</text:p>
          </table:table-cell>
          <table:table-cell table:style-name="ce2" office:value-type="string">
            <text:p>$colonization_automation$ $cgm_disabled$</text:p>
          </table:table-cell>
          <table:table-cell table:style-name="ce2" office:value-type="string">
            <text:p>$colonization_automation$ $cgm_disabled$</text:p>
          </table:table-cell>
          <table:table-cell table:style-name="ce2" office:value-type="string">
            <text:p>$colonization_automation$ $cgm_disabled$</text:p>
          </table:table-cell>
          <table:table-cell table:style-name="ce2" office:value-type="string">
            <text:p>$colonization_automation$ $cgm_disabled$</text:p>
          </table:table-cell>
          <table:table-cell table:style-name="ce8" table:number-columns-repeated="18"/>
          <table:table-cell table:number-columns-repeated="998"/>
        </table:table-row>
        <table:table-row table:style-name="ro21">
          <table:table-cell table:style-name="ce2" office:value-type="string">
            <text:p>cgm_pe.colonization_automation_enabled.desc</text:p>
          </table:table-cell>
          <table:table-cell table:style-name="ce2"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2" office:value-type="string">
            <text:p>Эта опция включает CGM $colonization_automation$ - сложный скрипт, который определяет лучшую цель для колонизации, перемещает свободный колониальный корабль на эту планету и начинает процесс колонизации. Это предназначено для улучшения ИИ и «обучения» его пониманию ценности планет, используя этот мод и другие моды, которые хранят API для CGM.\n\nДля включения автоматизации для вашей империи вы должны активировать ее из указов после включения его в этом меню. Он по умолчанию отключен для не-ИИ империй.</text:p>
          </table:table-cell>
          <table:table-cell table:style-name="ce2"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2"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2"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2"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2"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8" table:number-columns-repeated="18"/>
          <table:table-cell table:number-columns-repeated="998"/>
        </table:table-row>
        <table:table-row table:style-name="ro3">
          <table:table-cell table:style-name="ce2" office:value-type="string">
            <text:p><text:a xlink:href="">cgm_pe.colonization_automation_enabled.name</text:a></text:p>
          </table:table-cell>
          <table:table-cell table:style-name="ce2" office:value-type="string">
            <text:p>$colonization_automation$ $cgm_enabled$</text:p>
          </table:table-cell>
          <table:table-cell table:style-name="ce2" office:value-type="string">
            <text:p>$colonization_automation$ §Gвключена§!</text:p>
          </table:table-cell>
          <table:table-cell table:style-name="ce2" office:value-type="string">
            <text:p>$colonization_automation$ $cgm_enabled$</text:p>
          </table:table-cell>
          <table:table-cell table:style-name="ce2" office:value-type="string">
            <text:p>$colonization_automation$ $cgm_enabled$</text:p>
          </table:table-cell>
          <table:table-cell table:style-name="ce2" office:value-type="string">
            <text:p>$colonization_automation$ $cgm_enabled$</text:p>
          </table:table-cell>
          <table:table-cell table:style-name="ce2" office:value-type="string">
            <text:p>$colonization_automation$ $cgm_enabled$</text:p>
          </table:table-cell>
          <table:table-cell table:style-name="ce2" office:value-type="string">
            <text:p>$colonization_automation$ $cgm_enabled$</text:p>
          </table:table-cell>
          <table:table-cell table:style-name="ce8" table:number-columns-repeated="18"/>
          <table:table-cell table:number-columns-repeated="998"/>
        </table:table-row>
        <table:table-row table:style-name="ro9">
          <table:table-cell table:style-name="ce2" office:value-type="string">
            <text:p>cgm_pe.colonization_automation_status.desc</text:p>
          </table:table-cell>
          <table:table-cell table:style-name="ce2" office:value-type="string">
            <text:p>This option allows you to enable/disabled the CGM $colonization_automation$ routines.</text:p>
          </table:table-cell>
          <table:table-cell table:style-name="ce2" office:value-type="string">
            <text:p>Эта опция позволяет включать/отключать подпрограммы CGM для автоматической колонизации.</text:p>
          </table:table-cell>
          <table:table-cell table:number-columns-repeated="5" table:style-name="ce2" office:value-type="string">
            <text:p>This option allows you to enable/disabled the CGM $colonization_automation$ routines.</text:p>
          </table:table-cell>
          <table:table-cell table:style-name="ce8" table:number-columns-repeated="18"/>
          <table:table-cell table:number-columns-repeated="998"/>
        </table:table-row>
        <table:table-row table:style-name="ro3">
          <table:table-cell table:style-name="ce2" office:value-type="string">
            <text:p><text:a xlink:href="">cgm_pe.colonization_automation_status.name</text:a></text:p>
          </table:table-cell>
          <table:table-cell table:style-name="ce2" office:value-type="string">
            <text:p>$colonization_automation$ $configuration$</text:p>
          </table:table-cell>
          <table:table-cell table:style-name="ce2" office:value-type="string">
            <text:p>Настроить автоколонизацию</text:p>
          </table:table-cell>
          <table:table-cell table:number-columns-repeated="5" table:style-name="ce2" office:value-type="string">
            <text:p>$colonization_automation$ $configuration$</text:p>
          </table:table-cell>
          <table:table-cell table:style-name="ce8" table:number-columns-repeated="18"/>
          <table:table-cell table:number-columns-repeated="998"/>
        </table:table-row>
        <table:table-row table:style-name="ro22">
          <table:table-cell table:style-name="ce2" office:value-type="string">
            <text:p>cgm_pe.configure_additional_features.desc</text:p>
          </table:table-cell>
          <table:table-cell table:style-name="ce2" office:value-type="string">
            <text:p>This option allows you to configure the additional features of this mod.\n\n\n\n§GCurrent Settings§!:\n\n§BSpawn Engine:§!\n§YStrategic Resources:§! [root.GetCGMResources]\n§YDeposits:§! [root.GetCGMDeposits]\n§YBlockers:§! [root.GetCGMBlockers]\n§YPlanet Size:§! [root.GetCGMPlanetSize]\n§YHomeworld Size:§! [root.GetCGMCapitalSize]\n\n§BMod Features:§!\n§YAsteroid Colonization:§! [root.GetCGMAsteroidColonization]\n§YUninhabitable Planet Terraforming:§! [root.GetCGMUninhabitableTerraforming]\n§YPlanetary Projects:§! [root.GetCGMPlanetaryProjects]</text:p>
          </table:table-cell>
          <table:table-cell table:style-name="ce2" office:value-type="string">
            <text:p>Этот параметр позволяет вам настроить дополнительные функции этого мода.\n\n\n\n§GТекущи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2" office:value-type="string">
            <text:p>Mit dieser Option können Sie die zusätzlichen Funktionen dieses Mods konfigurieren.\n\n\n\n§GCurrent Settings§ !:\n\n§BSpawn Engine: §!\n§ Strategische Ressourcen: §! [root.GetCGMResources]\n§YDaten: §! [root.GetCGMDeposits]\n§YBlockers: §! [root.GetCGMBlockers]\n§YPlanet Größe: §! [root.GetCGMPlanetSize]\n§YHomeworld Größe: §! [root.GetCGMCapitalSize]\n\n§BMod Features: §!\n§Asteroid Kolonisation: §! [root.GetCGMAsteroidColonization]\n§YUnbewohnbare Planet Terraforming: §! [root.GetCGMUninhabitableTerraforming]\n§YPlanetarische Projekte: §! [root.GetCGMPlanetaryProjects]</text:p>
          </table:table-cell>
          <table:table-cell table:style-name="ce2" office:value-type="string">
            <text:p>Esta opção permite que você configure os recursos adicionais deste mod.\n\n\n\n§Configurações atuais§ !:\n\n§Botão Binário: §!\n§ Recursos Estratégicos: §! [root.GetCGMResources]\n§YDeposits: §! [root.GetCGMDeposits]\n§YBlockers: §! [root.GetCGMBlockers]\nTamanho do YYlan: §! [root.GetCGMPlanetSize]\n§Maio do Mundo: §! [root.GetCGMCapitalSize]\n\n§BMod Características: §!\nColonização YAsteroid: §! [root.GetCGMAsteroidColonization]\n§YUn terra habitável Planetforming: §! [root.GetCGMUninhabitableTerraforming]\nProjetos Orçamentistas: §! [root.GetCGMPlanetaryProjects]</text:p>
          </table:table-cell>
          <table:table-cell table:style-name="ce2" office:value-type="string">
            <text:p>Cette option vous permet de configurer les fonctionnalités supplémentaires de ce mod.\n\n\n\n§Configuration actuelle§ !:\n\n§BSawn Moteur: §!\n§ Ressources stratégiques: §! [root.GetCGMResources]\n§Ypostes: §! [root.GetCGMDeposits]\n§YBlockers: §! [root.GetCGMBlockers]\n§YPlanet Taille: §! [root.GetCGMPlanetSize]\n§YHomeworld Taille: §! [root.GetCGMCapitalSize]\n\n§Bodalités: §!\n§ Colonisation de YAsteroid: §! [root.GetCGMAsteroidColonization]\n§Y Planification inhabitable Terraforming: §! [root.GetCGMUninhabitableTerraforming]\n§Projets planétaires: §! [root.GetCGMPlanetaryProjects]</text:p>
          </table:table-cell>
          <table:table-cell table:style-name="ce2" office:value-type="string">
            <text:p>Ta opcja pozwala skonfigurować dodatkowe funkcje tego mod.\n\n\n\n§G Aktualne ustawienia§ !:\n\n§BSpawn Engine: §!\n§Strategiczne zasoby: §! [root.GetCGMResources]\n§Depozyty: §! [root.GetCGMDeposits]\n§YBlockers: §! [root.GetCGMBlockers]\n§ Rozmiar planety: §! [root.GetCGlanlanSize]\n§Ymiejętność świata: §! [root.GetCGMCapitalSize]\n\n§ Funkcje BMod: §!\n§ Kolonizacja asteroidów: §! [root.GetCGMAsteroidColonization]\n§Używalna planeta Terraforming: §! [root.GetCGMUninhabitableTerraforming]\n§ Projekty finansowe: §! [root.GetCGMPlanetaryProjects]</text:p>
          </table:table-cell>
          <table:table-cell table:style-name="ce2" office:value-type="string">
            <text:p>Esta opción te permite configurar las características adicionales de este mod.\n\n\n\n§GConfiguraciones actuales§ !:\n\n§Buscador de motor: §!\n§Recursos Estratégicos: §! [root.GetCGMResources]\n§Y Depósitos: §! [root.GetCGMDeposits]\n§YBlockers: §! [root.GetCGMBlockers]\n§YPlanet Size: §! [root.GetCGMPlanetSize]\n§YHomeworld Size: §! [root.GetCGMCapitalSize]\n\n§Bod características: §!\n§ Colonización con esteroides: §! [root.GetCGMAsteroidColonization]\n§YUn planeta inhabitable Terraformación: §! [root.GetCGMUninhabitableTerraforming]\n§YPlanetary Projects: §! [root.GetCGMPlanetaryProjects]</text:p>
          </table:table-cell>
          <table:table-cell table:style-name="ce8" table:number-columns-repeated="18"/>
          <table:table-cell table:number-columns-repeated="998"/>
        </table:table-row>
        <table:table-row table:style-name="ro2">
          <table:table-cell table:style-name="ce2" office:value-type="string">
            <text:p><text:a xlink:href="">cgm_pe.configure_additional_features.name</text:a></text:p>
          </table:table-cell>
          <table:table-cell table:style-name="ce2" office:value-type="string">
            <text:p>Additional Features $configuration$</text:p>
          </table:table-cell>
          <table:table-cell table:style-name="ce2" office:value-type="string">
            <text:p>Настройка дополнительных функций</text:p>
          </table:table-cell>
          <table:table-cell table:number-columns-repeated="5" table:style-name="ce2" office:value-type="string">
            <text:p>Additional Features $configuration$</text:p>
          </table:table-cell>
          <table:table-cell table:style-name="ce8" table:number-columns-repeated="18"/>
          <table:table-cell table:number-columns-repeated="998"/>
        </table:table-row>
        <table:table-row table:style-name="ro13">
          <table:table-cell table:style-name="ce2" office:value-type="string">
            <text:p>cgm_pe.configure_capital_planet_size.desc</text:p>
          </table:table-cell>
          <table:table-cell table:style-name="ce2" office:value-type="string">
            <text:p>This option allows you to configure the average size of homeworlds.</text:p>
          </table:table-cell>
          <table:table-cell table:style-name="ce2" office:value-type="string">
            <text:p>Этот параметр позволяет вам настроить средний размер родных миров.</text:p>
          </table:table-cell>
          <table:table-cell table:style-name="ce2" office:value-type="string">
            <text:p>Mit dieser Option können Sie die durchschnittliche Größe von Heimatwelten konfigurieren.</text:p>
          </table:table-cell>
          <table:table-cell table:style-name="ce2" office:value-type="string">
            <text:p>Esta opção permite configurar o tamanho médio dos mundos de origem.</text:p>
          </table:table-cell>
          <table:table-cell table:style-name="ce2" office:value-type="string">
            <text:p>Cette option vous permet de configurer la taille moyenne des homeworlds.</text:p>
          </table:table-cell>
          <table:table-cell table:style-name="ce2" office:value-type="string">
            <text:p>Ta opcja pozwala skonfigurować średni rozmiar homeworlds.</text:p>
          </table:table-cell>
          <table:table-cell table:style-name="ce2" office:value-type="string">
            <text:p>Esta opción te permite configurar el tamaño promedio de los mundos natales.</text:p>
          </table:table-cell>
          <table:table-cell table:style-name="ce8" table:number-columns-repeated="18"/>
          <table:table-cell table:number-columns-repeated="998"/>
        </table:table-row>
        <table:table-row table:style-name="ro3">
          <table:table-cell table:style-name="ce2" office:value-type="string">
            <text:p><text:a xlink:href="">cgm_pe.configure_capital_planet_size.name</text:a></text:p>
          </table:table-cell>
          <table:table-cell table:style-name="ce2" office:value-type="string">
            <text:p>Homeworld Planet Resize $configuration$</text:p>
          </table:table-cell>
          <table:table-cell table:style-name="ce2" office:value-type="string">
            <text:p>Настроить размер столицы</text:p>
          </table:table-cell>
          <table:table-cell table:style-name="ce2" office:value-type="string">
            <text:p>Homeworld Planet Resize $configuration$</text:p>
          </table:table-cell>
          <table:table-cell table:style-name="ce2" office:value-type="string">
            <text:p>Homeworld Planet Resize $configuration$</text:p>
          </table:table-cell>
          <table:table-cell table:style-name="ce2" office:value-type="string">
            <text:p>Homeworld Planet Resize $configuration$</text:p>
          </table:table-cell>
          <table:table-cell table:style-name="ce2" office:value-type="string">
            <text:p>Homeworld Planet Resize $configuration$</text:p>
          </table:table-cell>
          <table:table-cell table:style-name="ce2" office:value-type="string">
            <text:p>Homeworld Planet Resize $configuration$</text:p>
          </table:table-cell>
          <table:table-cell table:style-name="ce8" table:number-columns-repeated="18"/>
          <table:table-cell table:number-columns-repeated="998"/>
        </table:table-row>
        <table:table-row table:style-name="ro9">
          <table:table-cell table:style-name="ce2" office:value-type="string">
            <text:p>cgm_pe.configure_deposits_num.desc</text:p>
          </table:table-cell>
          <table:table-cell table:style-name="ce2" office:value-type="string">
            <text:p>This option allows you to configure the amount and size of regular vanilla deposits.</text:p>
          </table:table-cell>
          <table:table-cell table:style-name="ce2" office:value-type="string">
            <text:p>Этот параметр позволяет вам настроить количество и размер обычных месторождений.</text:p>
          </table:table-cell>
          <table:table-cell table:style-name="ce2" office:value-type="string">
            <text:p>Mit dieser Option können Sie die Menge und Größe der regulären Vanille-Einlagen konfigurieren.</text:p>
          </table:table-cell>
          <table:table-cell table:style-name="ce2" office:value-type="string">
            <text:p>Esta opção permite configurar a quantidade e o tamanho dos depósitos regulares de baunilha.</text:p>
          </table:table-cell>
          <table:table-cell table:style-name="ce2" office:value-type="string">
            <text:p>Cette option vous permet de configurer la quantité et la taille des dépôts réguliers de vanille.</text:p>
          </table:table-cell>
          <table:table-cell table:style-name="ce2" office:value-type="string">
            <text:p>Ta opcja pozwala skonfigurować ilość i rozmiar zwykłych depozytów waniliowych.</text:p>
          </table:table-cell>
          <table:table-cell table:style-name="ce2" office:value-type="string">
            <text:p>Esta opción le permite configurar la cantidad y el tamaño de los depósitos normales de vainilla.</text:p>
          </table:table-cell>
          <table:table-cell table:style-name="ce8" table:number-columns-repeated="18"/>
          <table:table-cell table:number-columns-repeated="998"/>
        </table:table-row>
        <table:table-row table:style-name="ro2">
          <table:table-cell table:style-name="ce2" office:value-type="string">
            <text:p><text:a xlink:href="">cgm_pe.configure_deposits_num.name</text:a></text:p>
          </table:table-cell>
          <table:table-cell table:style-name="ce2" office:value-type="string">
            <text:p>$deposits$ Amount $configuration$</text:p>
          </table:table-cell>
          <table:table-cell table:style-name="ce2" office:value-type="string">
            <text:p>Настройка количества месторождений</text:p>
          </table:table-cell>
          <table:table-cell table:number-columns-repeated="5" table:style-name="ce2" office:value-type="string">
            <text:p>$deposits$ Amount $configuration$</text:p>
          </table:table-cell>
          <table:table-cell table:style-name="ce8" table:number-columns-repeated="18"/>
          <table:table-cell table:number-columns-repeated="998"/>
        </table:table-row>
        <table:table-row table:style-name="ro7">
          <table:table-cell table:style-name="ce2" office:value-type="string">
            <text:p>cgm_pe.configure_deposits_size.desc</text:p>
          </table:table-cell>
          <table:table-cell table:style-name="ce2" office:value-type="string">
            <text:p>This option allows you to configure the size of regular deposits (energy, minerals, food, society, physics, engineering).</text:p>
          </table:table-cell>
          <table:table-cell table:style-name="ce2" office:value-type="string">
            <text:p>Этот параметр позволяет вам настроить размер обычных месторождений (энергия, минералы, пища, общество, физика, техника).</text:p>
          </table:table-cell>
          <table:table-cell table:style-name="ce2" office:value-type="string">
            <text:p>Mit dieser Option können Sie die Größe der regelmäßigen Lagerstätten konfigurieren (Energie, Mineralien, Nahrung, Gesellschaft, Physik, Ingenieurwesen).</text:p>
          </table:table-cell>
          <table:table-cell table:style-name="ce2" office:value-type="string">
            <text:p>Esta opção permite configurar o tamanho dos depósitos regulares (energia, minerais, alimentos, sociedade, física, engenharia).</text:p>
          </table:table-cell>
          <table:table-cell table:style-name="ce2" office:value-type="string">
            <text:p>Cette option vous permet de configurer la taille des dépôts réguliers (énergie, minéraux, alimentation, société, physique, ingénierie).</text:p>
          </table:table-cell>
          <table:table-cell table:style-name="ce2" office:value-type="string">
            <text:p>Ta opcja pozwala skonfigurować rozmiar regularnych depozytów (energia, minerały, żywność, społeczeństwo, fizyka, inżynieria).</text:p>
          </table:table-cell>
          <table:table-cell table:style-name="ce2" office:value-type="string">
            <text:p>Esta opción le permite configurar el tamaño de los depósitos regulares (energía, minerales, alimentos, sociedad, física, ingeniería).</text:p>
          </table:table-cell>
          <table:table-cell table:style-name="ce8" table:number-columns-repeated="18"/>
          <table:table-cell table:number-columns-repeated="998"/>
        </table:table-row>
        <table:table-row table:style-name="ro2">
          <table:table-cell table:style-name="ce2" office:value-type="string">
            <text:p><text:a xlink:href="">cgm_pe.configure_deposits_size.name</text:a></text:p>
          </table:table-cell>
          <table:table-cell table:style-name="ce2" office:value-type="string">
            <text:p>Deposit Size $configuration$</text:p>
          </table:table-cell>
          <table:table-cell table:style-name="ce2" office:value-type="string">
            <text:p>Настройка размера месторождений</text:p>
          </table:table-cell>
          <table:table-cell table:number-columns-repeated="5" table:style-name="ce2" office:value-type="string">
            <text:p>Deposit Size $configuration$</text:p>
          </table:table-cell>
          <table:table-cell table:style-name="ce8" table:number-columns-repeated="18"/>
          <table:table-cell table:number-columns-repeated="998"/>
        </table:table-row>
        <table:table-row table:style-name="ro7">
          <table:table-cell table:style-name="ce2" office:value-type="string">
            <text:p>cgm_pe.configure_deposits.desc</text:p>
          </table:table-cell>
          <table:table-cell table:style-name="ce2" office:value-type="string">
            <text:p>This option allows you to configure the average amount of regular deposit tiles that will be spawned on colonizable planets.</text:p>
          </table:table-cell>
          <table:table-cell table:style-name="ce2" office:value-type="string">
            <text:p>Настройте среднее количество клеток с месторождениями. Обратите внимание: этот параметр влияет только на месторождения базовой игры и не изменяет контент из других модов или стратегических ресурсов.</text:p>
          </table:table-cell>
          <table:table-cell table:style-name="ce2" office:value-type="string">
            <text:p>Mit dieser Option können Sie die durchschnittliche Anzahl regulärer Ablagesteine ​​konfigurieren, die auf kolonisierbaren Planeten erzeugt werden.</text:p>
          </table:table-cell>
          <table:table-cell table:style-name="ce2" office:value-type="string">
            <text:p>Essa opção permite que você configure a quantidade média de peças de depósito regulares que serão geradas em planetas colonizáveis.</text:p>
          </table:table-cell>
          <table:table-cell table:style-name="ce2" office:value-type="string">
            <text:p>Cette option vous permet de configurer la quantité moyenne de tuiles de dépôt régulières qui apparaîtront sur les planètes colonisables.</text:p>
          </table:table-cell>
          <table:table-cell table:style-name="ce2" office:value-type="string">
            <text:p>Ta opcja umożliwia skonfigurowanie średniej liczby regularnych płytek depozytowych, które zostaną zainicjowane na kolonizowanych planetach.</text:p>
          </table:table-cell>
          <table:table-cell table:style-name="ce2" office:value-type="string">
            <text:p>Esta opción le permite configurar la cantidad promedio de fichas de depósitos regulares que se generarán en planetas colonizables.</text:p>
          </table:table-cell>
          <table:table-cell table:style-name="ce8" table:number-columns-repeated="18"/>
          <table:table-cell table:number-columns-repeated="998"/>
        </table:table-row>
        <table:table-row table:style-name="ro2">
          <table:table-cell table:style-name="ce2" office:value-type="string">
            <text:p><text:a xlink:href="">cgm_pe.configure_deposits.name</text:a></text:p>
          </table:table-cell>
          <table:table-cell table:style-name="ce2" office:value-type="string">
            <text:p>$deposits$ $configuration$</text:p>
          </table:table-cell>
          <table:table-cell table:style-name="ce2" office:value-type="string">
            <text:p>Настроить количество клеток, где будут $deposits$</text:p>
          </table:table-cell>
          <table:table-cell table:number-columns-repeated="5" table:style-name="ce2" office:value-type="string">
            <text:p>$deposits$ $configuration$</text:p>
          </table:table-cell>
          <table:table-cell table:style-name="ce8" table:number-columns-repeated="18"/>
          <table:table-cell table:number-columns-repeated="998"/>
        </table:table-row>
        <table:table-row table:style-name="ro2">
          <table:table-cell table:style-name="ce2" office:value-type="string">
            <text:p><text:a xlink:href="">cgm_pe.configure_dynamic_settings.name</text:a></text:p>
          </table:table-cell>
          <table:table-cell table:style-name="ce2" office:value-type="string">
            <text:p>Dynamic Settings $configuration$</text:p>
          </table:table-cell>
          <table:table-cell table:style-name="ce2" office:value-type="string">
            <text:p>Настройка динамических функций</text:p>
          </table:table-cell>
          <table:table-cell table:number-columns-repeated="5" table:style-name="ce2" office:value-type="string">
            <text:p>Dynamic Settings $configuration$</text:p>
          </table:table-cell>
          <table:table-cell table:style-name="ce8" table:number-columns-repeated="18"/>
          <table:table-cell table:number-columns-repeated="998"/>
        </table:table-row>
        <table:table-row table:style-name="ro12">
          <table:table-cell table:style-name="ce2" office:value-type="string">
            <text:p>cgm_pe.configure_habitable_planet_size.desc</text:p>
          </table:table-cell>
          <table:table-cell table:style-name="ce2" office:value-type="string">
            <text:p>This option allows you to configure if and how habitable planets and homeworlds will be resized.</text:p>
          </table:table-cell>
          <table:table-cell table:style-name="ce2" office:value-type="string">
            <text:p>Эта опция позволяет вам настроить, будут ли и как изменятся в размере колонизируемые планеты и столицы.</text:p>
          </table:table-cell>
          <table:table-cell table:style-name="ce2" office:value-type="string">
            <text:p>Mit dieser Option können Sie konfigurieren, ob und wie bewohnbare Planeten und Heimatwelten in der Größe geändert werden.</text:p>
          </table:table-cell>
          <table:table-cell table:style-name="ce2" office:value-type="string">
            <text:p>Esta opção permite configurar se e como os planetas e os mundos familiares habitáveis ​​serão redimensionados.</text:p>
          </table:table-cell>
          <table:table-cell table:style-name="ce2" office:value-type="string">
            <text:p>Cette option vous permet de configurer si et comment les planètes habitables et homeworlds seront redimensionnées.</text:p>
          </table:table-cell>
          <table:table-cell table:style-name="ce2" office:value-type="string">
            <text:p>Ta opcja pozwala ci skonfigurować, czy i jak zostaną zmienione rozmiary nadających się do zamieszkania planet i planet.</text:p>
          </table:table-cell>
          <table:table-cell table:style-name="ce2" office:value-type="string">
            <text:p>Esta opción te permite configurar si y cómo se cambiarán el tamaño de los planetas y los mundos natales.</text:p>
          </table:table-cell>
          <table:table-cell table:style-name="ce8" table:number-columns-repeated="18"/>
          <table:table-cell table:number-columns-repeated="998"/>
        </table:table-row>
        <table:table-row table:style-name="ro2">
          <table:table-cell table:style-name="ce2" office:value-type="string">
            <text:p><text:a xlink:href="">cgm_pe.configure_habitable_planet_size.name</text:a></text:p>
          </table:table-cell>
          <table:table-cell table:style-name="ce2" office:value-type="string">
            <text:p>Planet Resize $configuration$</text:p>
          </table:table-cell>
          <table:table-cell table:style-name="ce2" office:value-type="string">
            <text:p>Настроить изменение размера планет</text:p>
          </table:table-cell>
          <table:table-cell table:number-columns-repeated="5" table:style-name="ce2" office:value-type="string">
            <text:p>Planet Resize $configuration$</text:p>
          </table:table-cell>
          <table:table-cell table:style-name="ce8" table:number-columns-repeated="18"/>
          <table:table-cell table:number-columns-repeated="998"/>
        </table:table-row>
        <table:table-row table:style-name="ro12">
          <table:table-cell table:style-name="ce2" office:value-type="string">
            <text:p>cgm_pe.configure_planet_size.desc</text:p>
          </table:table-cell>
          <table:table-cell table:style-name="ce2" office:value-type="string">
            <text:p>This option allows you to configure the average size of regular habitable planets (does not touch megastructures).</text:p>
          </table:table-cell>
          <table:table-cell table:style-name="ce2" office:value-type="string">
            <text:p>Настройте средний размер пригодной для обитания планеты. Если включено, планеты будут изменяться в соответствии с желаемыми настройками - никакие поселения или здания не будут уничтожены в процессе.</text:p>
          </table:table-cell>
          <table:table-cell table:style-name="ce2" office:value-type="string">
            <text:p>Mit dieser Option können Sie die durchschnittliche Größe von normalen bewohnbaren Planeten konfigurieren (berührt keine Megastrukturen).</text:p>
          </table:table-cell>
          <table:table-cell table:style-name="ce2" office:value-type="string">
            <text:p>Esta opção permite configurar o tamanho médio de planetas regulares habitáveis ​​(não toca em megaestruturas).</text:p>
          </table:table-cell>
          <table:table-cell table:style-name="ce2" office:value-type="string">
            <text:p>Cette option vous permet de configurer la taille moyenne des planètes habitables régulières (ne touche pas aux mégastructures).</text:p>
          </table:table-cell>
          <table:table-cell table:style-name="ce2" office:value-type="string">
            <text:p>Ta opcja pozwala skonfigurować średnią wielkość regularnych planet zamieszkałych (nie dotyka megastruktur).</text:p>
          </table:table-cell>
          <table:table-cell table:style-name="ce2" office:value-type="string">
            <text:p>Esta opción le permite configurar el tamaño promedio de los planetas habitables regulares (no toca las megaestructuras).</text:p>
          </table:table-cell>
          <table:table-cell table:style-name="ce8" table:number-columns-repeated="18"/>
          <table:table-cell table:number-columns-repeated="998"/>
        </table:table-row>
        <table:table-row table:style-name="ro3">
          <table:table-cell table:style-name="ce2" office:value-type="string">
            <text:p><text:a xlink:href="">cgm_pe.configure_planet_size.name</text:a></text:p>
          </table:table-cell>
          <table:table-cell table:style-name="ce2" office:value-type="string">
            <text:p>Habitable Planet Resize $configuration$</text:p>
          </table:table-cell>
          <table:table-cell table:style-name="ce2" office:value-type="string">
            <text:p>Настроить размер планет</text:p>
          </table:table-cell>
          <table:table-cell table:number-columns-repeated="5" table:style-name="ce2" office:value-type="string">
            <text:p>Habitable Planet Resize $configuration$</text:p>
          </table:table-cell>
          <table:table-cell table:style-name="ce8" table:number-columns-repeated="18"/>
          <table:table-cell table:number-columns-repeated="998"/>
        </table:table-row>
        <table:table-row table:style-name="ro6">
          <table:table-cell table:style-name="ce2" office:value-type="string">
            <text:p>cgm_pe.configure_planets.desc</text:p>
          </table:table-cell>
          <table:table-cell table:style-name="ce2" office:value-type="string">
            <text:p>This option allows you to configure the spawn of CGM: $new_worlds$ planets and to determine whether or not the prescripted species readjustment feature is enabled upon spawn.</text:p>
          </table:table-cell>
          <table:table-cell table:style-name="ce2" office:value-type="string">
            <text:p>Эта опция позволяет вам настроить создание планет из CGM:$new_worlds$ и определить, будет ли включена ли функция корректировки предписанных видов после появления.</text:p>
          </table:table-cell>
          <table:table-cell table:style-name="ce2" office:value-type="string">
            <text:p>This option allows you to configure the spawn of CGM: $new_worlds$ planets and to determine whether or not the prescripted species readjustment feature is enabled upon spawn.</text:p>
          </table:table-cell>
          <table:table-cell table:style-name="ce2" office:value-type="string">
            <text:p>This option allows you to configure the spawn of CGM: $new_worlds$ planets and to determine whether or not the prescripted species readjustment feature is enabled upon spawn.</text:p>
          </table:table-cell>
          <table:table-cell table:style-name="ce2" office:value-type="string">
            <text:p>This option allows you to configure the spawn of CGM: $new_worlds$ planets and to determine whether or not the prescripted species readjustment feature is enabled upon spawn.</text:p>
          </table:table-cell>
          <table:table-cell table:style-name="ce2" office:value-type="string">
            <text:p>This option allows you to configure the spawn of CGM: $new_worlds$ planets and to determine whether or not the prescripted species readjustment feature is enabled upon spawn.</text:p>
          </table:table-cell>
          <table:table-cell table:style-name="ce2" office:value-type="string">
            <text:p>This option allows you to configure the spawn of CGM: $new_worlds$ planets and to determine whether or not the prescripted species readjustment feature is enabled upon spawn.</text:p>
          </table:table-cell>
          <table:table-cell table:style-name="ce8" table:number-columns-repeated="18"/>
          <table:table-cell table:number-columns-repeated="998"/>
        </table:table-row>
        <table:table-row table:style-name="ro1">
          <table:table-cell table:style-name="ce2" office:value-type="string">
            <text:p><text:a xlink:href="">cgm_pe.configure_planets.name</text:a></text:p>
          </table:table-cell>
          <table:table-cell table:style-name="ce2" office:value-type="string">
            <text:p>$configure$ Planets</text:p>
          </table:table-cell>
          <table:table-cell table:style-name="ce2" office:value-type="string">
            <text:p>Настроить планеты</text:p>
          </table:table-cell>
          <table:table-cell table:number-columns-repeated="5" table:style-name="ce2" office:value-type="string">
            <text:p>$configure$ Planets</text:p>
          </table:table-cell>
          <table:table-cell table:style-name="ce8" table:number-columns-repeated="18"/>
          <table:table-cell table:number-columns-repeated="998"/>
        </table:table-row>
        <table:table-row table:style-name="ro12">
          <table:table-cell table:style-name="ce2" office:value-type="string">
            <text:p>cgm_pe.configure_resources.desc</text:p>
          </table:table-cell>
          <table:table-cell table:style-name="ce2" office:value-type="string">
            <text:p>This option allows you to configure the average amount of vanilla and CGM strategic resources that will be spawned.</text:p>
          </table:table-cell>
          <table:table-cell table:style-name="ce2" office:value-type="string">
            <text:p>Настройте количество стратегических ресурсов CGM, которые будут созданы, если таковые имеются.</text:p>
          </table:table-cell>
          <table:table-cell table:style-name="ce2" office:value-type="string">
            <text:p>Mit dieser Option können Sie die durchschnittliche Anzahl der strategischen Ressourcen von Vanilla und CGM konfigurieren, die generiert werden.</text:p>
          </table:table-cell>
          <table:table-cell table:style-name="ce2" office:value-type="string">
            <text:p>Esta opção permite que você configure a quantidade média de recursos estratégicos de baunilha e CGM que serão gerados.</text:p>
          </table:table-cell>
          <table:table-cell table:style-name="ce2" office:value-type="string">
            <text:p>Cette option vous permet de configurer le montant moyen des ressources stratégiques de vanilla et de CGM qui seront générées.</text:p>
          </table:table-cell>
          <table:table-cell table:style-name="ce2" office:value-type="string">
            <text:p>Ta opcja pozwala skonfigurować średnią ilość zasobów strategicznych wanilii i CGM, które zostaną utworzone.</text:p>
          </table:table-cell>
          <table:table-cell table:style-name="ce2" office:value-type="string">
            <text:p>Esta opción le permite configurar la cantidad promedio de recursos estratégicos de vanilla y CGM que se generarán.</text:p>
          </table:table-cell>
          <table:table-cell table:style-name="ce8" table:number-columns-repeated="18"/>
          <table:table-cell table:number-columns-repeated="998"/>
        </table:table-row>
        <table:table-row table:style-name="ro2">
          <table:table-cell table:style-name="ce2" office:value-type="string">
            <text:p><text:a xlink:href="">cgm_pe.configure_resources.name</text:a></text:p>
          </table:table-cell>
          <table:table-cell table:style-name="ce2" office:value-type="string">
            <text:p>$strategic_resources$ $configuration$</text:p>
          </table:table-cell>
          <table:table-cell table:style-name="ce2" office:value-type="string">
            <text:p>Настроить $strategic_resources$</text:p>
          </table:table-cell>
          <table:table-cell table:number-columns-repeated="5" table:style-name="ce2" office:value-type="string">
            <text:p>$strategic_resources$ $configuration$</text:p>
          </table:table-cell>
          <table:table-cell table:style-name="ce8" table:number-columns-repeated="18"/>
          <table:table-cell table:number-columns-repeated="998"/>
        </table:table-row>
        <table:table-row table:style-name="ro12">
          <table:table-cell table:style-name="ce2" office:value-type="string">
            <text:p>cgm_pe.configure_tile_blockers.desc</text:p>
          </table:table-cell>
          <table:table-cell table:style-name="ce2" office:value-type="string">
            <text:p>This option allows you to configure the amount of vanilla and CGM tile-blockers that will be spawned.</text:p>
          </table:table-cell>
          <table:table-cell table:style-name="ce2" office:value-type="string">
            <text:p>Настройте создание клеток-блокираторов на планетах.</text:p>
          </table:table-cell>
          <table:table-cell table:style-name="ce2" office:value-type="string">
            <text:p>Mit dieser Option können Sie die Anzahl der erzeugten Vanilla- und CGM-Tile-Blocker konfigurieren.</text:p>
          </table:table-cell>
          <table:table-cell table:style-name="ce2" office:value-type="string">
            <text:p>Essa opção permite que você configure a quantidade de bloqueadores de blocos de baunilha e CGM que serão gerados.</text:p>
          </table:table-cell>
          <table:table-cell table:style-name="ce2" office:value-type="string">
            <text:p>Cette option vous permet de configurer la quantité de bloqueurs de tuiles CGM et vanilla qui seront engendrés.</text:p>
          </table:table-cell>
          <table:table-cell table:style-name="ce2" office:value-type="string">
            <text:p>Ta opcja pozwala skonfigurować ilość blokujących kafelki wanilii i CGM, które zostaną utworzone.</text:p>
          </table:table-cell>
          <table:table-cell table:style-name="ce2" office:value-type="string">
            <text:p>Esta opción te permite configurar la cantidad de bloqueadores de mosaicos CGM y vainilla que se generarán.</text:p>
          </table:table-cell>
          <table:table-cell table:style-name="ce8" table:number-columns-repeated="18"/>
          <table:table-cell table:number-columns-repeated="998"/>
        </table:table-row>
        <table:table-row table:style-name="ro2">
          <table:table-cell table:style-name="ce2" office:value-type="string">
            <text:p><text:a xlink:href="">cgm_pe.configure_tile_blockers.name</text:a></text:p>
          </table:table-cell>
          <table:table-cell table:style-name="ce2" office:value-type="string">
            <text:p>$tile_blockers$ $configuration$</text:p>
          </table:table-cell>
          <table:table-cell table:style-name="ce2" office:value-type="string">
            <text:p>Настроить клетки-блокираторы</text:p>
          </table:table-cell>
          <table:table-cell table:number-columns-repeated="5" table:style-name="ce2" office:value-type="string">
            <text:p>$tile_blockers$ $configuration$</text:p>
          </table:table-cell>
          <table:table-cell table:style-name="ce8" table:number-columns-repeated="18"/>
          <table:table-cell table:number-columns-repeated="998"/>
        </table:table-row>
        <table:table-row table:style-name="ro2">
          <table:table-cell table:style-name="ce2" office:value-type="string">
            <text:p>cgm_pe.deep_core_mining.desc</text:p>
          </table:table-cell>
          <table:table-cell table:style-name="ce2" office:value-type="string">
            <text:p>$deep_core_mining_desc$</text:p>
          </table:table-cell>
          <table:table-cell table:style-name="ce2" office:value-type="string">
            <text:p>$deep_core_mining_desc$</text:p>
          </table:table-cell>
          <table:table-cell table:style-name="ce2" office:value-type="string">
            <text:p>$deep_core_mining_desc$</text:p>
          </table:table-cell>
          <table:table-cell table:style-name="ce2" office:value-type="string">
            <text:p>$deep_core_mining_desc$</text:p>
          </table:table-cell>
          <table:table-cell table:style-name="ce2" office:value-type="string">
            <text:p>$deep_core_mining_desc$</text:p>
          </table:table-cell>
          <table:table-cell table:style-name="ce2" office:value-type="string">
            <text:p>$deep_core_mining_desc$</text:p>
          </table:table-cell>
          <table:table-cell table:style-name="ce2" office:value-type="string">
            <text:p>$deep_core_mining_desc$</text:p>
          </table:table-cell>
          <table:table-cell table:style-name="ce8" table:number-columns-repeated="18"/>
          <table:table-cell table:number-columns-repeated="998"/>
        </table:table-row>
        <table:table-row table:style-name="ro1">
          <table:table-cell table:style-name="ce2" office:value-type="string">
            <text:p><text:a xlink:href="">cgm_pe.deep_core_mining.name</text:a></text:p>
          </table:table-cell>
          <table:table-cell table:number-columns-repeated="7" table:style-name="ce2" office:value-type="string">
            <text:p>$deep_core_mining$</text:p>
          </table:table-cell>
          <table:table-cell table:style-name="ce8" table:number-columns-repeated="18"/>
          <table:table-cell table:number-columns-repeated="998"/>
        </table:table-row>
        <table:table-row table:style-name="ro12">
          <table:table-cell table:style-name="ce2" office:value-type="string">
            <text:p>cgm_pe.default_colonizable_asteroids.desc</text:p>
          </table:table-cell>
          <table:table-cell table:style-name="ce2" office:value-type="string">
            <text:p>The number of colonizable asteroids equals §W9%§! of the total number of colonizable planets.</text:p>
          </table:table-cell>
          <table:table-cell table:style-name="ce2" office:value-type="string">
            <text:p>§W50%§! &gt; астероидов с 4+ клетками будут пригодным для заселения.</text:p>
          </table:table-cell>
          <table:table-cell table:style-name="ce2" office:value-type="string">
            <text:p>Die Anzahl der kolonisierbaren Asteroiden entspricht §W9% §! der Gesamtzahl der kolonisierbaren Planeten.</text:p>
          </table:table-cell>
          <table:table-cell table:style-name="ce2" office:value-type="string">
            <text:p>O número de asteroides colonizáveis ​​é igual a §W9% §! do número total de planetas colonizáveis.</text:p>
          </table:table-cell>
          <table:table-cell table:style-name="ce2" office:value-type="string">
            <text:p>Le nombre d'astéroïdes colonisables est égal à §W9% §! du nombre total de planètes colonisables.</text:p>
          </table:table-cell>
          <table:table-cell table:style-name="ce2" office:value-type="string">
            <text:p>Liczba koloidalnych asteroid wynosi: §9% §! całkowitej liczby kolonizowanych planet.</text:p>
          </table:table-cell>
          <table:table-cell table:style-name="ce2" office:value-type="string">
            <text:p>§W50% §! de&gt; tamaño 4 Los asteroides serán colonizables.</text:p>
          </table:table-cell>
          <table:table-cell table:style-name="ce8" table:number-columns-repeated="18"/>
          <table:table-cell table:number-columns-repeated="998"/>
        </table:table-row>
        <table:table-row table:style-name="ro3">
          <table:table-cell table:style-name="ce2" office:value-type="string">
            <text:p><text:a xlink:href="">cgm_pe.default_colonizable_asteroids.name</text:a></text:p>
          </table:table-cell>
          <table:table-cell table:style-name="ce2" office:value-type="string">
            <text:p>$cgm_default$ $colonizable_asteroids$</text:p>
          </table:table-cell>
          <table:table-cell table:style-name="ce2" office:value-type="string">
            <text:p>§HОбычные§! $colonizable_asteroids$</text:p>
          </table:table-cell>
          <table:table-cell table:style-name="ce2" office:value-type="string">
            <text:p>$cgm_default$ $colonizable_asteroids$</text:p>
          </table:table-cell>
          <table:table-cell table:style-name="ce2" office:value-type="string">
            <text:p>$cgm_default$ $colonizable_asteroids$</text:p>
          </table:table-cell>
          <table:table-cell table:style-name="ce2" office:value-type="string">
            <text:p>$cgm_default$ $colonizable_asteroids$</text:p>
          </table:table-cell>
          <table:table-cell table:style-name="ce2" office:value-type="string">
            <text:p>$cgm_default$ $colonizable_asteroids$</text:p>
          </table:table-cell>
          <table:table-cell table:style-name="ce2" office:value-type="string">
            <text:p>$cgm_default$ $colonizable_asteroids$</text:p>
          </table:table-cell>
          <table:table-cell table:style-name="ce8" table:number-columns-repeated="18"/>
          <table:table-cell table:number-columns-repeated="998"/>
        </table:table-row>
        <table:table-row table:style-name="ro4">
          <table:table-cell table:style-name="ce2" office:value-type="string">
            <text:p>cgm_pe.default_configuration.desc</text:p>
          </table:table-cell>
          <table:table-cell table:style-name="ce2" office:value-type="string">
            <text:p>§GDefault Settings§!:\n$cgm_spawn_engine_settings$\n\n$cgm_game_start_settings$\n\n$cgm_optional_features_settings$\n\n$cgm_dynamic_options$\n\n$cgm_freeze_warning$</text:p>
          </table:table-cell>
          <table:table-cell table:style-name="ce2" office:value-type="string">
            <text:p>§GБазовы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2" office:value-type="string">
            <text:p>§GDefault Settings§!:\n$cgm_spawn_engine_settings$\n\n$cgm_game_start_settings$\n\n$cgm_optional_features_settings$\n\n$cgm_dynamic_options$\n\n$cgm_freeze_warning$</text:p>
          </table:table-cell>
          <table:table-cell table:style-name="ce2" office:value-type="string">
            <text:p>§GDefault Settings§!:\n$cgm_spawn_engine_settings$\n\n$cgm_game_start_settings$\n\n$cgm_optional_features_settings$\n\n$cgm_dynamic_options$\n\n$cgm_freeze_warning$</text:p>
          </table:table-cell>
          <table:table-cell table:style-name="ce2" office:value-type="string">
            <text:p>§GDefault Settings§!:\n$cgm_spawn_engine_settings$\n\n$cgm_game_start_settings$\n\n$cgm_optional_features_settings$\n\n$cgm_dynamic_options$\n\n$cgm_freeze_warning$</text:p>
          </table:table-cell>
          <table:table-cell table:style-name="ce2" office:value-type="string">
            <text:p>§GDefault Settings§!:\n$cgm_spawn_engine_settings$\n\n$cgm_game_start_settings$\n\n$cgm_optional_features_settings$\n\n$cgm_dynamic_options$\n\n$cgm_freeze_warning$</text:p>
          </table:table-cell>
          <table:table-cell table:style-name="ce2" office:value-type="string">
            <text:p>§GDefault Settings§!:\n$cgm_spawn_engine_settings$\n\n$cgm_game_start_settings$\n\n$cgm_optional_features_settings$\n\n$cgm_dynamic_options$\n\n$cgm_freeze_warning$</text:p>
          </table:table-cell>
          <table:table-cell table:style-name="ce8" table:number-columns-repeated="18"/>
          <table:table-cell table:number-columns-repeated="998"/>
        </table:table-row>
        <table:table-row table:style-name="ro2">
          <table:table-cell table:style-name="ce2" office:value-type="string">
            <text:p><text:a xlink:href="">cgm_pe.default_configuration.name</text:a></text:p>
          </table:table-cell>
          <table:table-cell table:style-name="ce2" office:value-type="string">
            <text:p>$cgm_default$ Configuration</text:p>
          </table:table-cell>
          <table:table-cell table:style-name="ce2" office:value-type="string">
            <text:p>§HОбычные§! настройки</text:p>
          </table:table-cell>
          <table:table-cell table:style-name="ce2" office:value-type="string">
            <text:p>$cgm_default$ Configuration</text:p>
          </table:table-cell>
          <table:table-cell table:style-name="ce2" office:value-type="string">
            <text:p>$cgm_default$ Configuration</text:p>
          </table:table-cell>
          <table:table-cell table:style-name="ce2" office:value-type="string">
            <text:p>$cgm_default$ Configuration</text:p>
          </table:table-cell>
          <table:table-cell table:style-name="ce2" office:value-type="string">
            <text:p>$cgm_default$ Configuration</text:p>
          </table:table-cell>
          <table:table-cell table:style-name="ce2" office:value-type="string">
            <text:p>$cgm_default$ Configuration</text:p>
          </table:table-cell>
          <table:table-cell table:style-name="ce8" table:number-columns-repeated="18"/>
          <table:table-cell table:number-columns-repeated="998"/>
        </table:table-row>
        <table:table-row table:style-name="ro17">
          <table:table-cell table:style-name="ce2" office:value-type="string">
            <text:p>cgm_pe.default_deposits.desc</text:p>
          </table:table-cell>
          <table:table-cell table:style-name="ce2" office:value-type="string">
            <text:p>§H~50%§! of habitable planet tiles will have regular resource deposits on them. This option is a reduced amount of planetary deposits compared to vanilla. Please note: this option is recommended if you are using CGM: Buildings!</text:p>
          </table:table-cell>
          <table:table-cell table:style-name="ce2" office:value-type="string">
            <text:p>На ~50% клеткок пригодных для жизни планет будут присутствовать ресурсы. Этот вариант представляет собой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2" office:value-type="string">
            <text:p>§H ~ 50% §! von bewohnbaren Planetenplättchen werden regelmäßige Ressourcenablagerungen auf ihnen haben. Diese Option ist eine reduzierte Menge an planetaren Ablagerungen im Vergleich zu Vanille. Bitte beachten Sie: Diese Option wird empfohlen, wenn Sie CGM: Gebäude verwenden!</text:p>
          </table:table-cell>
          <table:table-cell table:style-name="ce2" office:value-type="string">
            <text:p>§H ~ 50% §! de telhas planetárias habitáveis ​​terão depósitos de recursos regulares nelas. Esta opção é uma quantidade reduzida de depósitos planetários em comparação com a baunilha. Por favor, note: esta opção é recomendada se você estiver usando CGM: Edifícios!</text:p>
          </table:table-cell>
          <table:table-cell table:style-name="ce2" office:value-type="string">
            <text:p>§H ~ 50% §! des tuiles planètes habitables auront des dépôts de ressources réguliers sur eux. Cette option est une quantité réduite de dépôts planétaires par rapport à la vanille. Attention: cette option est recommandée si vous utilisez CGM: Buildings!</text:p>
          </table:table-cell>
          <table:table-cell table:style-name="ce2" office:value-type="string">
            <text:p>§H ~ 50% §! płytek planety nadającej się do zamieszkania będzie miała regularne depozyty zasobów na nich. Ta opcja to zmniejszona ilość depozytów planetarnych w porównaniu do wanilii. Uwaga: ta opcja jest zalecana, jeśli korzystasz z CGM: Budynki!</text:p>
          </table:table-cell>
          <table:table-cell table:style-name="ce2" office:value-type="string">
            <text:p>§H ~ 50% §! de las fichas de planeta habitables tendrán depósitos regulares de recursos en ellas. Esta opción es una cantidad reducida de depósitos planetarios en comparación con la vainilla. Tenga en cuenta: esta opción se recomienda si está utilizando CGM: Edificios.</text:p>
          </table:table-cell>
          <table:table-cell table:style-name="ce8" table:number-columns-repeated="18"/>
          <table:table-cell table:number-columns-repeated="998"/>
        </table:table-row>
        <table:table-row table:style-name="ro2">
          <table:table-cell table:style-name="ce2" office:value-type="string">
            <text:p><text:a xlink:href="">cgm_pe.default_deposits.name</text:a></text:p>
          </table:table-cell>
          <table:table-cell table:style-name="ce2" office:value-type="string">
            <text:p>$cgm_default$ $deposits$</text:p>
          </table:table-cell>
          <table:table-cell table:style-name="ce2" office:value-type="string">
            <text:p>§HОбычные§! $deposits$</text:p>
          </table:table-cell>
          <table:table-cell table:style-name="ce2" office:value-type="string">
            <text:p>$cgm_default$ $deposits$</text:p>
          </table:table-cell>
          <table:table-cell table:style-name="ce2" office:value-type="string">
            <text:p>$cgm_default$ $deposits$</text:p>
          </table:table-cell>
          <table:table-cell table:style-name="ce2" office:value-type="string">
            <text:p>$cgm_default$ $deposits$</text:p>
          </table:table-cell>
          <table:table-cell table:style-name="ce2" office:value-type="string">
            <text:p>$cgm_default$ $deposits$</text:p>
          </table:table-cell>
          <table:table-cell table:style-name="ce2" office:value-type="string">
            <text:p>$cgm_default$ $deposits$</text:p>
          </table:table-cell>
          <table:table-cell table:style-name="ce8" table:number-columns-repeated="18"/>
          <table:table-cell table:number-columns-repeated="998"/>
        </table:table-row>
        <table:table-row table:style-name="ro19">
          <table:table-cell table:style-name="ce2" office:value-type="string">
            <text:p>cgm_pe.default_resources.desc</text:p>
          </table:table-cell>
          <table:table-cell table:style-name="ce2" office:value-type="string">
            <text:p>This option sets the strategic resource spawn to default setting. §H~50%§! of habitable planets will have at least one strategic resource, and a few will have 3+ strategic resource tiles. Additionally, §G~10%§! of systems will have at least 1 orbital strategic resource.</text:p>
          </table:table-cell>
          <table:table-cell table:style-name="ce2" office:value-type="string">
            <text:p>Этот параметр устанавливает количество стратегических ресурсов на обычный уровень. ~60% пригодных для жизни планет будут иметь по крайней мере один стратегический ресурс, и мало где будет 3+ клеток стратегических ресурсов. Кроме того, ~10% систем будут иметь по крайней мере 1 орбитальный стратегический ресурс.</text:p>
          </table:table-cell>
          <table:table-cell table:style-name="ce2" office:value-type="string">
            <text:p>Diese Option legt den strategischen Ressourcen-Spawn auf die Standardeinstellung fest. §H ~ 50% §! von bewohnbaren Planeten wird mindestens eine strategische Ressource haben, und einige werden 3+ strategische Ressourcenplättchen haben. Zusätzlich §G ~ 10% §! von Systemen wird mindestens 1 orbitale strategische Ressource haben.</text:p>
          </table:table-cell>
          <table:table-cell table:style-name="ce2" office:value-type="string">
            <text:p>Essa opção define o recurso estratégico de geração para a configuração padrão. §H ~ 50% §! de planetas habitáveis ​​terá pelo menos um recurso estratégico, e alguns terão mais de 3 telhas de recursos estratégicos. Além disso, §G ~ 10% §! de sistemas terá pelo menos um recurso estratégico orbital.</text:p>
          </table:table-cell>
          <table:table-cell table:style-name="ce2" office:value-type="string">
            <text:p>Cette option définit la ressource stratégique spawn sur le paramètre par défaut. §H ~ 50% §! des planètes habitables auront au moins une ressource stratégique, et quelques-unes auront plus de 3 tuiles de ressources stratégiques. De plus, §G ~ 10% §! des systèmes aura au moins 1 ressource stratégique orbitale.</text:p>
          </table:table-cell>
          <table:table-cell table:style-name="ce2" office:value-type="string">
            <text:p>Ta opcja ustawia strategiczne odrodzenie zasobów na ustawienie domyślne. §H ~ 50% §! Planety zamieszkałe będą miały co najmniej jeden zasób strategiczny, a kilka będzie miało 3+ strategiczne żetony zasobów. Dodatkowo §G ~ 10% §! systemów będzie miał co najmniej 1 strategiczny zasób orbity.</text:p>
          </table:table-cell>
          <table:table-cell table:style-name="ce2" office:value-type="string">
            <text:p>Esta opción establece el spawn de recursos estratégicos a la configuración predeterminada. §H ~ 50% §! de planetas habitables tendrán al menos un recurso estratégico, y unos pocos tendrán más de 3 fichas de recursos estratégicos. ¡Además, §G ~ 10% §! de sistemas tendrá al menos 1 recurso estratégico orbital.</text:p>
          </table:table-cell>
          <table:table-cell table:style-name="ce8" table:number-columns-repeated="18"/>
          <table:table-cell table:number-columns-repeated="998"/>
        </table:table-row>
        <table:table-row table:style-name="ro3">
          <table:table-cell table:style-name="ce2" office:value-type="string">
            <text:p><text:a xlink:href="">cgm_pe.default_resources.name</text:a></text:p>
          </table:table-cell>
          <table:table-cell table:style-name="ce2" office:value-type="string">
            <text:p>$cgm_default$ $strategic_resources$</text:p>
          </table:table-cell>
          <table:table-cell table:style-name="ce2" office:value-type="string">
            <text:p>§HОбычные§! $strategic_resources$</text:p>
          </table:table-cell>
          <table:table-cell table:style-name="ce2" office:value-type="string">
            <text:p>$cgm_default$ $strategic_resources$</text:p>
          </table:table-cell>
          <table:table-cell table:style-name="ce2" office:value-type="string">
            <text:p>$cgm_default$ $strategic_resources$</text:p>
          </table:table-cell>
          <table:table-cell table:style-name="ce2" office:value-type="string">
            <text:p>$cgm_default$ $strategic_resources$</text:p>
          </table:table-cell>
          <table:table-cell table:style-name="ce2" office:value-type="string">
            <text:p>$cgm_default$ $strategic_resources$</text:p>
          </table:table-cell>
          <table:table-cell table:style-name="ce2" office:value-type="string">
            <text:p>$cgm_default$ $strategic_resources$</text:p>
          </table:table-cell>
          <table:table-cell table:style-name="ce8" table:number-columns-repeated="18"/>
          <table:table-cell table:number-columns-repeated="998"/>
        </table:table-row>
        <table:table-row table:style-name="ro4">
          <table:table-cell table:style-name="ce2" office:value-type="string">
            <text:p>cgm_pe.default_tile_blockers.desc</text:p>
          </table:table-cell>
          <table:table-cell table:style-name="ce2" office:value-type="string">
            <text:p>§H~50%§! of habitable planet tiles will have tile-blockers on them. This option reduces the amount of planetary tile-blockers compared to vanilla.</text:p>
          </table:table-cell>
          <table:table-cell table:style-name="ce2" office:value-type="string">
            <text:p>На ~50% клеткок пригодных для жизни планет будут присутствовать заблокированные клетки. Этот вариант уменьшает количество планетарных плит-блокировщиков по сравнению с базовой версией.</text:p>
          </table:table-cell>
          <table:table-cell table:style-name="ce2" office:value-type="string">
            <text:p>§H ~ 50% §! von bewohnbaren Planetenplättchen werden Kachelblocker auf ihnen haben. Diese Option reduziert die Menge an planetaren Fliesenblockern im Vergleich zu Vanille.</text:p>
          </table:table-cell>
          <table:table-cell table:style-name="ce2" office:value-type="string">
            <text:p>§H ~ 50% §! de telhas do planeta habitável terá bloqueadores de azulejos sobre eles. Esta opção reduz a quantidade de bloqueadores de blocos planetários em comparação com a baunilha.</text:p>
          </table:table-cell>
          <table:table-cell table:style-name="ce2" office:value-type="string">
            <text:p>§H ~ 50% §! des tuiles Planètes habitables auront des tuiles-bloqueurs sur eux. Cette option réduit la quantité de bloqueurs de carreaux planétaires par rapport à la vanille.</text:p>
          </table:table-cell>
          <table:table-cell table:style-name="ce2" office:value-type="string">
            <text:p>§H ~ 50% §! Płytki z planety nadającej się do zamieszkania będą miały na nich blokujące płytki. Ta opcja zmniejsza liczbę planetarnych blokerów płytek w porównaniu do wanilii.</text:p>
          </table:table-cell>
          <table:table-cell table:style-name="ce2" office:value-type="string">
            <text:p>§H ~ 50% §! de las fichas de planeta habitables tendrán bloqueadores de baldosas. Esta opción reduce la cantidad de bloqueadores de baldosas planetarios en comparación con la vainilla.</text:p>
          </table:table-cell>
          <table:table-cell table:style-name="ce8" table:number-columns-repeated="18"/>
          <table:table-cell table:number-columns-repeated="998"/>
        </table:table-row>
        <table:table-row table:style-name="ro2">
          <table:table-cell table:style-name="ce2" office:value-type="string">
            <text:p><text:a xlink:href="">cgm_pe.default_tile_blockers.name</text:a></text:p>
          </table:table-cell>
          <table:table-cell table:style-name="ce2" office:value-type="string">
            <text:p>$cgm_default$ $tile_blockers$</text:p>
          </table:table-cell>
          <table:table-cell table:style-name="ce2" office:value-type="string">
            <text:p>§HОбычные§! $tile_blockers$</text:p>
          </table:table-cell>
          <table:table-cell table:style-name="ce2" office:value-type="string">
            <text:p>$cgm_default$ $tile_blockers$</text:p>
          </table:table-cell>
          <table:table-cell table:style-name="ce2" office:value-type="string">
            <text:p>$cgm_default$ $tile_blockers$</text:p>
          </table:table-cell>
          <table:table-cell table:style-name="ce2" office:value-type="string">
            <text:p>$cgm_default$ $tile_blockers$</text:p>
          </table:table-cell>
          <table:table-cell table:style-name="ce2" office:value-type="string">
            <text:p>$cgm_default$ $tile_blockers$</text:p>
          </table:table-cell>
          <table:table-cell table:style-name="ce2" office:value-type="string">
            <text:p>$cgm_default$ $tile_blockers$</text:p>
          </table:table-cell>
          <table:table-cell table:style-name="ce8" table:number-columns-repeated="18"/>
          <table:table-cell table:number-columns-repeated="998"/>
        </table:table-row>
        <table:table-row table:style-name="ro13">
          <table:table-cell table:style-name="ce2" office:value-type="string">
            <text:p>cgm_pe.game_start_auto_exploration_disabled.desc</text:p>
          </table:table-cell>
          <table:table-cell table:style-name="ce2" office:value-type="string">
            <text:p>Auto-Exploration is set to vanilla.</text:p>
          </table:table-cell>
          <table:table-cell table:style-name="ce2" office:value-type="string">
            <text:p>Автоисследование из базовой игры.</text:p>
          </table:table-cell>
          <table:table-cell table:style-name="ce2" office:value-type="string">
            <text:p>Auto-Exploration ist auf "Vanille" eingestellt.</text:p>
          </table:table-cell>
          <table:table-cell table:style-name="ce2" office:value-type="string">
            <text:p>A exploração automática está definida para baunilha.</text:p>
          </table:table-cell>
          <table:table-cell table:style-name="ce2" office:value-type="string">
            <text:p>L'exploration automatique est définie sur vanille.</text:p>
          </table:table-cell>
          <table:table-cell table:style-name="ce2" office:value-type="string">
            <text:p>Auto-Exploration jest ustawiony na wanilię.</text:p>
          </table:table-cell>
          <table:table-cell table:style-name="ce2" office:value-type="string">
            <text:p>Auto-Exploration está configurado en vainilla.</text:p>
          </table:table-cell>
          <table:table-cell table:style-name="ce8" table:number-columns-repeated="18"/>
          <table:table-cell table:number-columns-repeated="998"/>
        </table:table-row>
        <table:table-row table:style-name="ro3">
          <table:table-cell table:style-name="ce2" office:value-type="string">
            <text:p><text:a xlink:href="">cgm_pe.game_start_auto_exploration_disabled.name</text:a></text:p>
          </table:table-cell>
          <table:table-cell table:style-name="ce2" office:value-type="string">
            <text:p>Game Start Auto-Exploration Disabled</text:p>
          </table:table-cell>
          <table:table-cell table:style-name="ce2" office:value-type="string">
            <text:p>Автоисследование на старте §Wотключено§!.</text:p>
          </table:table-cell>
          <table:table-cell table:style-name="ce2" office:value-type="string">
            <text:p>Spielstart Auto-Exploration deaktiviert</text:p>
          </table:table-cell>
          <table:table-cell table:style-name="ce2" office:value-type="string">
            <text:p>Game Start Auto-Exploration Disabled</text:p>
          </table:table-cell>
          <table:table-cell table:style-name="ce2" office:value-type="string">
            <text:p>Démarrage automatique de l'exploration de jeu</text:p>
          </table:table-cell>
          <table:table-cell table:style-name="ce2" office:value-type="string">
            <text:p>Gra Uruchom Auto-Exploration Disabled</text:p>
          </table:table-cell>
          <table:table-cell table:style-name="ce2" office:value-type="string">
            <text:p>Game Start Auto-Exploration Disabled</text:p>
          </table:table-cell>
          <table:table-cell table:style-name="ce8" table:number-columns-repeated="18"/>
          <table:table-cell table:number-columns-repeated="998"/>
        </table:table-row>
        <table:table-row table:style-name="ro12">
          <table:table-cell table:style-name="ce2" office:value-type="string">
            <text:p>cgm_pe.game_start_auto_exploration_enabled.desc</text:p>
          </table:table-cell>
          <table:table-cell table:style-name="ce2" office:value-type="string">
            <text:p>The auto-exploration feature will be unlocked on game start for all non-ai empires.</text:p>
          </table:table-cell>
          <table:table-cell table:style-name="ce2" office:value-type="string">
            <text:p>Функция автоматического поиска будет разблокирована при старте игры для всех не-ИИ империй.</text:p>
          </table:table-cell>
          <table:table-cell table:style-name="ce2" office:value-type="string">
            <text:p>Die automatische Erkundungsfunktion wird beim Spielstart für alle Nicht-Reiche freigeschaltet.</text:p>
          </table:table-cell>
          <table:table-cell table:style-name="ce2" office:value-type="string">
            <text:p>O recurso de exploração automática será desbloqueado no início do jogo para todos os impérios não-ai.</text:p>
          </table:table-cell>
          <table:table-cell table:style-name="ce2" office:value-type="string">
            <text:p>La fonction d'exploration automatique sera débloquée au début du jeu pour tous les empires non-ai.</text:p>
          </table:table-cell>
          <table:table-cell table:style-name="ce2" office:value-type="string">
            <text:p>Funkcja automatycznej eksploracji zostanie odblokowana podczas startu gry dla wszystkich imperiów non-ai.</text:p>
          </table:table-cell>
          <table:table-cell table:style-name="ce2" office:value-type="string">
            <text:p>La función de exploración automática se desbloqueará al inicio del juego para todos los imperios que no sean ai.</text:p>
          </table:table-cell>
          <table:table-cell table:style-name="ce8" table:number-columns-repeated="18"/>
          <table:table-cell table:number-columns-repeated="998"/>
        </table:table-row>
        <table:table-row table:style-name="ro13">
          <table:table-cell table:style-name="ce2" office:value-type="string">
            <text:p><text:a xlink:href="">cgm_pe.game_start_auto_exploration_enabled.name</text:a></text:p>
          </table:table-cell>
          <table:table-cell table:style-name="ce2" office:value-type="string">
            <text:p>Game Start Auto-Exploration Enabled</text:p>
          </table:table-cell>
          <table:table-cell table:style-name="ce2" office:value-type="string">
            <text:p>Автоисследование на старте §Gвключено§!.</text:p>
          </table:table-cell>
          <table:table-cell table:style-name="ce2" office:value-type="string">
            <text:p>Spiel Start Auto-Exploration aktiviert</text:p>
          </table:table-cell>
          <table:table-cell table:style-name="ce2" office:value-type="string">
            <text:p>Jogo Iniciar Exploração Automática Habilitada</text:p>
          </table:table-cell>
          <table:table-cell table:style-name="ce2" office:value-type="string">
            <text:p>Démarrage automatique de l'exploration de jeu activé</text:p>
          </table:table-cell>
          <table:table-cell table:style-name="ce2" office:value-type="string">
            <text:p>Gra Uruchom Auto-Exploration Enabled</text:p>
          </table:table-cell>
          <table:table-cell table:style-name="ce2" office:value-type="string">
            <text:p>Game Start Auto-Exploration habilitado</text:p>
          </table:table-cell>
          <table:table-cell table:style-name="ce8" table:number-columns-repeated="18"/>
          <table:table-cell table:number-columns-repeated="998"/>
        </table:table-row>
        <table:table-row table:style-name="ro9">
          <table:table-cell table:style-name="ce2" office:value-type="string">
            <text:p>cgm_pe.game_start_auto_exploration_status.desc</text:p>
          </table:table-cell>
          <table:table-cell table:style-name="ce2" office:value-type="string">
            <text:p>This option allows you to enable/disable auto-exploration on game start</text:p>
          </table:table-cell>
          <table:table-cell table:style-name="ce2" office:value-type="string">
            <text:p>Эта опция позволяет включать/отключать автоматическое исследование при старте игры</text:p>
          </table:table-cell>
          <table:table-cell table:style-name="ce2" office:value-type="string">
            <text:p>Mit dieser Option können Sie die automatische Suche beim Spielstart aktivieren / deaktivieren</text:p>
          </table:table-cell>
          <table:table-cell table:style-name="ce2" office:value-type="string">
            <text:p>Esta opção permite ativar / desativar a exploração automática no início do jogo</text:p>
          </table:table-cell>
          <table:table-cell table:style-name="ce2" office:value-type="string">
            <text:p>Cette option vous permet d'activer / désactiver l'exploration automatique au démarrage du jeu</text:p>
          </table:table-cell>
          <table:table-cell table:style-name="ce2" office:value-type="string">
            <text:p>Ta opcja pozwala włączyć / wyłączyć automatyczne eksplorowanie podczas uruchamiania gry</text:p>
          </table:table-cell>
          <table:table-cell table:style-name="ce2" office:value-type="string">
            <text:p>Esta opción te permite habilitar / deshabilitar la exploración automática al inicio del juego</text:p>
          </table:table-cell>
          <table:table-cell table:style-name="ce8" table:number-columns-repeated="18"/>
          <table:table-cell table:number-columns-repeated="998"/>
        </table:table-row>
        <table:table-row table:style-name="ro2">
          <table:table-cell table:style-name="ce2" office:value-type="string">
            <text:p><text:a xlink:href="">cgm_pe.game_start_auto_exploration_status.name</text:a></text:p>
          </table:table-cell>
          <table:table-cell table:style-name="ce2" office:value-type="string">
            <text:p>$configure$ Auto-Exploration</text:p>
          </table:table-cell>
          <table:table-cell table:style-name="ce2" office:value-type="string">
            <text:p>$configure$ астоисследование</text:p>
          </table:table-cell>
          <table:table-cell table:number-columns-repeated="5" table:style-name="ce2" office:value-type="string">
            <text:p>$configure$ Auto-Exploration</text:p>
          </table:table-cell>
          <table:table-cell table:style-name="ce8" table:number-columns-repeated="18"/>
          <table:table-cell table:number-columns-repeated="998"/>
        </table:table-row>
        <table:table-row table:style-name="ro2">
          <table:table-cell table:style-name="ce2" office:value-type="string">
            <text:p>cgm_pe.geothermal_tap.desc</text:p>
          </table:table-cell>
          <table:table-cell table:style-name="ce2" office:value-type="string">
            <text:p>$geothermal_tap_desc$</text:p>
          </table:table-cell>
          <table:table-cell table:style-name="ce2" office:value-type="string">
            <text:p>$geothermal_tap_desc$</text:p>
          </table:table-cell>
          <table:table-cell table:style-name="ce2" office:value-type="string">
            <text:p>$geothermal_tap_desc$</text:p>
          </table:table-cell>
          <table:table-cell table:style-name="ce2" office:value-type="string">
            <text:p>$geothermal_tap_desc$</text:p>
          </table:table-cell>
          <table:table-cell table:style-name="ce2" office:value-type="string">
            <text:p>$geothermal_tap_desc$</text:p>
          </table:table-cell>
          <table:table-cell table:style-name="ce2" office:value-type="string">
            <text:p>$geothermal_tap_desc$</text:p>
          </table:table-cell>
          <table:table-cell table:style-name="ce2" office:value-type="string">
            <text:p>$geothermal_tap_desc$</text:p>
          </table:table-cell>
          <table:table-cell table:style-name="ce8" table:number-columns-repeated="18"/>
          <table:table-cell table:number-columns-repeated="998"/>
        </table:table-row>
        <table:table-row table:style-name="ro1">
          <table:table-cell table:style-name="ce2" office:value-type="string">
            <text:p><text:a xlink:href="">cgm_pe.geothermal_tap.name</text:a></text:p>
          </table:table-cell>
          <table:table-cell table:number-columns-repeated="7" table:style-name="ce2" office:value-type="string">
            <text:p>$geothermal_tap$</text:p>
          </table:table-cell>
          <table:table-cell table:style-name="ce8" table:number-columns-repeated="18"/>
          <table:table-cell table:number-columns-repeated="998"/>
        </table:table-row>
        <table:table-row table:style-name="ro2">
          <table:table-cell table:style-name="ce2" office:value-type="string">
            <text:p>cgm_pe.harvest.desc</text:p>
          </table:table-cell>
          <table:table-cell table:style-name="ce2" office:value-type="string">
            <text:p>$soil_harvesting_desc$</text:p>
          </table:table-cell>
          <table:table-cell table:style-name="ce2" office:value-type="string">
            <text:p>$soil_harvesting_desc$</text:p>
          </table:table-cell>
          <table:table-cell table:style-name="ce2" office:value-type="string">
            <text:p>$soil_harvesting_desc$</text:p>
          </table:table-cell>
          <table:table-cell table:style-name="ce2" office:value-type="string">
            <text:p>$soil_harvesting_desc$</text:p>
          </table:table-cell>
          <table:table-cell table:style-name="ce2" office:value-type="string">
            <text:p>$soil_harvesting_desc$</text:p>
          </table:table-cell>
          <table:table-cell table:style-name="ce2" office:value-type="string">
            <text:p>$soil_harvesting_desc$</text:p>
          </table:table-cell>
          <table:table-cell table:style-name="ce2" office:value-type="string">
            <text:p>$soil_harvesting_desc$</text:p>
          </table:table-cell>
          <table:table-cell table:style-name="ce8" table:number-columns-repeated="18"/>
          <table:table-cell table:number-columns-repeated="998"/>
        </table:table-row>
        <table:table-row table:style-name="ro1">
          <table:table-cell table:style-name="ce2" office:value-type="string">
            <text:p><text:a xlink:href="">cgm_pe.harvest.name</text:a></text:p>
          </table:table-cell>
          <table:table-cell table:number-columns-repeated="7" table:style-name="ce2" office:value-type="string">
            <text:p>$soil_harvesting$</text:p>
          </table:table-cell>
          <table:table-cell table:style-name="ce8" table:number-columns-repeated="18"/>
          <table:table-cell table:number-columns-repeated="998"/>
        </table:table-row>
        <table:table-row table:style-name="ro12">
          <table:table-cell table:style-name="ce2" office:value-type="string">
            <text:p>cgm_pe.high_colonizable_asteroids.desc</text:p>
          </table:table-cell>
          <table:table-cell table:style-name="ce2" office:value-type="string">
            <text:p>The number of colonizable asteroids equals §W12%§! of the total number of colonizable planets.</text:p>
          </table:table-cell>
          <table:table-cell table:style-name="ce2" office:value-type="string">
            <text:p>§H65%§! &gt; астероидов с 4+ клетками будут пригодным для заселения.</text:p>
          </table:table-cell>
          <table:table-cell table:style-name="ce2" office:value-type="string">
            <text:p>Die Anzahl der kolonisierbaren Asteroiden entspricht §W12% §! der Gesamtzahl der kolonisierbaren Planeten.</text:p>
          </table:table-cell>
          <table:table-cell table:style-name="ce2" office:value-type="string">
            <text:p>O número de asteroides colonizáveis ​​é igual a §W12% §! do número total de planetas colonizáveis.</text:p>
          </table:table-cell>
          <table:table-cell table:style-name="ce2" office:value-type="string">
            <text:p>Le nombre d'astéroïdes colonisables est égal à §W12% §! du nombre total de planètes colonisables.</text:p>
          </table:table-cell>
          <table:table-cell table:style-name="ce2" office:value-type="string">
            <text:p>Liczba asteroid zdolnych do kolonizacji równa się §W12% §! całkowitej liczby kolonizowanych planet.</text:p>
          </table:table-cell>
          <table:table-cell table:style-name="ce2" office:value-type="string">
            <text:p>§H65% §! de&gt; tamaño 4 Los asteroides serán colonizables.</text:p>
          </table:table-cell>
          <table:table-cell table:style-name="ce8" table:number-columns-repeated="18"/>
          <table:table-cell table:number-columns-repeated="998"/>
        </table:table-row>
        <table:table-row table:style-name="ro3">
          <table:table-cell table:style-name="ce2" office:value-type="string">
            <text:p><text:a xlink:href="">cgm_pe.high_colonizable_asteroids.name</text:a></text:p>
          </table:table-cell>
          <table:table-cell table:style-name="ce2" office:value-type="string">
            <text:p>$cgm_high$ $colonizable_asteroids$</text:p>
          </table:table-cell>
          <table:table-cell table:style-name="ce2" office:value-type="string">
            <text:p>$cgm_high$ $colonizable_asteroids$</text:p>
          </table:table-cell>
          <table:table-cell table:style-name="ce2" office:value-type="string">
            <text:p>$cgm_high$ $colonizable_asteroids$</text:p>
          </table:table-cell>
          <table:table-cell table:style-name="ce2" office:value-type="string">
            <text:p>$cgm_high$ $colonizable_asteroids$</text:p>
          </table:table-cell>
          <table:table-cell table:style-name="ce2" office:value-type="string">
            <text:p>$cgm_high$ $colonizable_asteroids$</text:p>
          </table:table-cell>
          <table:table-cell table:style-name="ce2" office:value-type="string">
            <text:p>$cgm_high$ $colonizable_asteroids$</text:p>
          </table:table-cell>
          <table:table-cell table:style-name="ce2" office:value-type="string">
            <text:p>$cgm_high$ $colonizable_asteroids$</text:p>
          </table:table-cell>
          <table:table-cell table:style-name="ce8" table:number-columns-repeated="18"/>
          <table:table-cell table:number-columns-repeated="998"/>
        </table:table-row>
        <table:table-row table:style-name="ro7">
          <table:table-cell table:style-name="ce2" office:value-type="string">
            <text:p>cgm_pe.high_deposits_size.desc</text:p>
          </table:table-cell>
          <table:table-cell table:style-name="ce2" office:value-type="string">
            <text:p>Regular (vanilla) planetary deposits will be significantly larger - tending to be between 2-3 resource points high.</text:p>
          </table:table-cell>
          <table:table-cell table:style-name="ce2" office:value-type="string">
            <text:p>Обычные месторождения ресурсов будут немного больше - их будет по 2-3 на клетке.</text:p>
          </table:table-cell>
          <table:table-cell table:style-name="ce2" office:value-type="string">
            <text:p>Normale (Vanille-) Planetenlagerstätten werden deutlich größer sein - sie werden zwischen 2-3 Ressourcenpunkten liegen.</text:p>
          </table:table-cell>
          <table:table-cell table:style-name="ce2" office:value-type="string">
            <text:p>Depósitos planetários regulares (baunilha) serão significativamente maiores - tendendo a estar entre 2-3 pontos de recursos de altura.</text:p>
          </table:table-cell>
          <table:table-cell table:style-name="ce2" office:value-type="string">
            <text:p>Les dépôts planétaires réguliers (vanille) seront significativement plus importants - ayant tendance à être entre 2 et 3 points de ressources.</text:p>
          </table:table-cell>
          <table:table-cell table:style-name="ce2" office:value-type="string">
            <text:p>Zwykłe (waniliowe) złoża planetarne będą znacznie większe - zwykle mieszczą się między 2-3 punktami wysokiego poziomu.</text:p>
          </table:table-cell>
          <table:table-cell table:style-name="ce2" office:value-type="string">
            <text:p>Los depósitos planetarios regulares (vainilla) serán significativamente más grandes, tendiendo a estar entre 2-3 puntos de recursos altos.</text:p>
          </table:table-cell>
          <table:table-cell table:style-name="ce8" table:number-columns-repeated="18"/>
          <table:table-cell table:number-columns-repeated="998"/>
        </table:table-row>
        <table:table-row table:style-name="ro2">
          <table:table-cell table:style-name="ce2" office:value-type="string">
            <text:p><text:a xlink:href="">cgm_pe.high_deposits_size.name</text:a></text:p>
          </table:table-cell>
          <table:table-cell table:style-name="ce2" office:value-type="string">
            <text:p>$cgm_large$ $deposits$</text:p>
          </table:table-cell>
          <table:table-cell table:style-name="ce2" office:value-type="string">
            <text:p>$cgm_large$ $deposits$</text:p>
          </table:table-cell>
          <table:table-cell table:style-name="ce2" office:value-type="string">
            <text:p>$cgm_large$ $deposits$</text:p>
          </table:table-cell>
          <table:table-cell table:style-name="ce2" office:value-type="string">
            <text:p>$cgm_large$ $deposits$</text:p>
          </table:table-cell>
          <table:table-cell table:style-name="ce2" office:value-type="string">
            <text:p>$cgm_large$ $deposits$</text:p>
          </table:table-cell>
          <table:table-cell table:style-name="ce2" office:value-type="string">
            <text:p>$cgm_large$ $deposits$</text:p>
          </table:table-cell>
          <table:table-cell table:style-name="ce2" office:value-type="string">
            <text:p>$cgm_large$ $deposits$</text:p>
          </table:table-cell>
          <table:table-cell table:style-name="ce8" table:number-columns-repeated="18"/>
          <table:table-cell table:number-columns-repeated="998"/>
        </table:table-row>
        <table:table-row table:style-name="ro23">
          <table:table-cell table:style-name="ce2" office:value-type="string">
            <text:p>cgm_pe.high_deposits.desc</text:p>
          </table:table-cell>
          <table:table-cell table:style-name="ce2" office:value-type="string">
            <text:p>§G~65%§! of habitable planet tiles will have regular resource deposits on them. This option is close to the vanilla deposit ratio. Please note: this option is not recommended if you are using CGM: Buildings!</text:p>
          </table:table-cell>
          <table:table-cell table:style-name="ce2" office:value-type="string">
            <text:p>На ~65% клеткок пригодных для жизни планет будут присутствовать ресурсы. Этот вариант близок к базовой версии. Обратите внимание: этот вариант не рекомендуется, если вы используете CGM: Buildings!</text:p>
          </table:table-cell>
          <table:table-cell table:style-name="ce2" office:value-type="string">
            <text:p>§G ~ 65% §! von bewohnbaren Planetenplättchen werden regelmäßige Ressourcenablagerungen auf ihnen haben. Diese Option ist nahe am Vanilla-Deposit-Verhältnis. Bitte beachten Sie: Diese Option wird nicht empfohlen, wenn Sie CGM: Gebäude verwenden!</text:p>
          </table:table-cell>
          <table:table-cell table:style-name="ce2" office:value-type="string">
            <text:p>§G ~ 65% §! de telhas planetárias habitáveis ​​terão depósitos de recursos regulares nelas. Esta opção está próxima da taxa de depósito de baunilha. Por favor, note: esta opção não é recomendada se você estiver usando CGM: Edifícios!</text:p>
          </table:table-cell>
          <table:table-cell table:style-name="ce2" office:value-type="string">
            <text:p>§G ~ 65% §! des tuiles planètes habitables auront des dépôts de ressources réguliers sur eux. Cette option est proche du taux de dépôt de vanille. Veuillez noter: cette option n'est pas recommandée si vous utilisez CGM: Buildings!</text:p>
          </table:table-cell>
          <table:table-cell table:style-name="ce2" office:value-type="string">
            <text:p>§G ~ 65% §! płytek planety nadającej się do zamieszkania będzie miała regularne depozyty zasobów na nich. Ta opcja jest zbliżona do wskaźnika depozytów waniliowych. Uwaga: ta opcja nie jest zalecana, jeśli korzystasz z CGM: budynki!</text:p>
          </table:table-cell>
          <table:table-cell table:style-name="ce2" office:value-type="string">
            <text:p>§G ~ 65% §! de las fichas de planeta habitables tendrán depósitos regulares de recursos en ellas. Esta opción está cerca de la relación de depósito de vainilla. Tenga en cuenta: esta opción no se recomienda si está utilizando CGM: Edificios.</text:p>
          </table:table-cell>
          <table:table-cell table:style-name="ce8" table:number-columns-repeated="18"/>
          <table:table-cell table:number-columns-repeated="998"/>
        </table:table-row>
        <table:table-row table:style-name="ro2">
          <table:table-cell table:style-name="ce2" office:value-type="string">
            <text:p><text:a xlink:href="">cgm_pe.high_deposits.name</text:a></text:p>
          </table:table-cell>
          <table:table-cell table:style-name="ce2" office:value-type="string">
            <text:p>$cgm_high$ $deposits$</text:p>
          </table:table-cell>
          <table:table-cell table:style-name="ce2" office:value-type="string">
            <text:p>$cgm_high$ $deposits$</text:p>
          </table:table-cell>
          <table:table-cell table:style-name="ce2" office:value-type="string">
            <text:p>$cgm_high$ $deposits$</text:p>
          </table:table-cell>
          <table:table-cell table:style-name="ce2" office:value-type="string">
            <text:p>$cgm_high$ $deposits$</text:p>
          </table:table-cell>
          <table:table-cell table:style-name="ce2" office:value-type="string">
            <text:p>$cgm_high$ $deposits$</text:p>
          </table:table-cell>
          <table:table-cell table:style-name="ce2" office:value-type="string">
            <text:p>$cgm_high$ $deposits$</text:p>
          </table:table-cell>
          <table:table-cell table:style-name="ce2" office:value-type="string">
            <text:p>$cgm_high$ $deposits$</text:p>
          </table:table-cell>
          <table:table-cell table:style-name="ce8" table:number-columns-repeated="18"/>
          <table:table-cell table:number-columns-repeated="998"/>
        </table:table-row>
        <table:table-row table:style-name="ro16">
          <table:table-cell table:style-name="ce2" office:value-type="string">
            <text:p>cgm_pe.high_resources.desc</text:p>
          </table:table-cell>
          <table:table-cell table:style-name="ce2" office:value-type="string">
            <text:p>This option sets the strategic resource spawn to a high setting. §G~65%§! of habitable planets will have at least one strategic resource, and some will have 3+ strategic resource tiles. Additionally, §G~15%§! of systems will have at least 1 orbital strategic resource.</text:p>
          </table:table-cell>
          <table:table-cell table:style-name="ce2" office:value-type="string">
            <text:p>Этот параметр устанавливает количество стратегических ресурсов на высокий уровень. ~65% пригодных для жизни планет будут иметь по крайней мере один стратегический ресурс, и у некоторых будет 3+ клеток стратегических ресурсов. Кроме того, ~15% систем будут иметь по крайней мере 1 орбитальный стратегический ресурс.</text:p>
          </table:table-cell>
          <table:table-cell table:style-name="ce2" office:value-type="string">
            <text:p>Diese Option setzt den strategischen Ressourcen-Spawn auf eine hohe Einstellung. §G ~ 65% §! von bewohnbaren Planeten wird mindestens eine strategische Ressource haben, und einige werden 3+ strategische Ressourcenplättchen haben. Zusätzlich §G ~ 15% §! von Systemen wird mindestens 1 orbitale strategische Ressource haben.</text:p>
          </table:table-cell>
          <table:table-cell table:style-name="ce2" office:value-type="string">
            <text:p>Essa opção define o recurso estratégico como desova em uma configuração alta. §G ~ 65% §! de planetas habitáveis ​​terá pelo menos um recurso estratégico, e alguns terão mais de 3 telhas de recursos estratégicos. Além disso, §G ~ 15% §! de sistemas terá pelo menos um recurso estratégico orbital.</text:p>
          </table:table-cell>
          <table:table-cell table:style-name="ce2" office:value-type="string">
            <text:p>Cette option définit la ressource stratégique sur un paramètre élevé. §G ~ 65% §! des planètes habitables auront au moins une ressource stratégique, et certaines auront plus de 3 tuiles de ressources stratégiques. De plus, §G ~ 15% §! des systèmes aura au moins 1 ressource stratégique orbitale.</text:p>
          </table:table-cell>
          <table:table-cell table:style-name="ce2" office:value-type="string">
            <text:p>Ta opcja ustawia strategiczne źródło odrodzenia na wysokie ustawienie. §G ~ 65% §! Planety zamieszkałe będą miały co najmniej jeden zasób strategiczny, a niektóre będą miały 3 + strategiczne żetony zasobów. Dodatkowo §G ~ 15% §! systemów będzie miał co najmniej 1 strategiczny zasób orbity.</text:p>
          </table:table-cell>
          <table:table-cell table:style-name="ce2" office:value-type="string">
            <text:p>Esta opción establece el spawn de recursos estratégicos en una configuración alta. §G ~ 65% §! de planetas habitables tendrá al menos un recurso estratégico, y algunos tendrán más de 3 fichas de recursos estratégicos. ¡Además, §G ~ 15% §! de sistemas tendrá al menos 1 recurso estratégico orbital.</text:p>
          </table:table-cell>
          <table:table-cell table:style-name="ce8" table:number-columns-repeated="18"/>
          <table:table-cell table:number-columns-repeated="998"/>
        </table:table-row>
        <table:table-row table:style-name="ro3">
          <table:table-cell table:style-name="ce2" office:value-type="string">
            <text:p><text:a xlink:href="">cgm_pe.high_resources.name</text:a></text:p>
          </table:table-cell>
          <table:table-cell table:style-name="ce2" office:value-type="string">
            <text:p>$cgm_high$ $strategic_resources$</text:p>
          </table:table-cell>
          <table:table-cell table:style-name="ce2" office:value-type="string">
            <text:p>$cgm_high$ $strategic_resources$</text:p>
          </table:table-cell>
          <table:table-cell table:style-name="ce2" office:value-type="string">
            <text:p>$cgm_high$ $strategic_resources$</text:p>
          </table:table-cell>
          <table:table-cell table:style-name="ce2" office:value-type="string">
            <text:p>$cgm_high$ $strategic_resources$</text:p>
          </table:table-cell>
          <table:table-cell table:style-name="ce2" office:value-type="string">
            <text:p>$cgm_high$ $strategic_resources$</text:p>
          </table:table-cell>
          <table:table-cell table:style-name="ce2" office:value-type="string">
            <text:p>$cgm_high$ $strategic_resources$</text:p>
          </table:table-cell>
          <table:table-cell table:style-name="ce2" office:value-type="string">
            <text:p>$cgm_high$ $strategic_resources$</text:p>
          </table:table-cell>
          <table:table-cell table:style-name="ce8" table:number-columns-repeated="18"/>
          <table:table-cell table:number-columns-repeated="998"/>
        </table:table-row>
        <table:table-row table:style-name="ro4">
          <table:table-cell table:style-name="ce2" office:value-type="string">
            <text:p>cgm_pe.high_tile_blockers.desc</text:p>
          </table:table-cell>
          <table:table-cell table:style-name="ce2" office:value-type="string">
            <text:p>§G~65%§! of habitable planet tiles will have tile-blockers on them. This option is close to the vanilla amount of planetary tile-blockers.</text:p>
          </table:table-cell>
          <table:table-cell table:style-name="ce2" office:value-type="string">
            <text:p>На ~65% клеткок пригодных для жизни планет будут присутствовать заблокированные клетки. Этот вариант близок к базовой версии.</text:p>
          </table:table-cell>
          <table:table-cell table:style-name="ce2" office:value-type="string">
            <text:p>§G ~ 65% §! von bewohnbaren Planetenplättchen werden Kachelblocker auf ihnen haben. Diese Option ist nah an der Menge planetarer Fliesenblocker.</text:p>
          </table:table-cell>
          <table:table-cell table:style-name="ce2" office:value-type="string">
            <text:p>§G ~ 65% §! de telhas do planeta habitável terá bloqueadores de azulejos sobre eles. Esta opção está próxima da quantidade de baunilha de bloqueadores de blocos planetários.</text:p>
          </table:table-cell>
          <table:table-cell table:style-name="ce2" office:value-type="string">
            <text:p>§G ~ 65% §! des tuiles Planètes habitables auront des tuiles-bloqueurs sur eux. Cette option est proche de la quantité de bloqueurs planétaires de tuiles.</text:p>
          </table:table-cell>
          <table:table-cell table:style-name="ce2" office:value-type="string">
            <text:p>§G ~ 65% §! Płytki z planety nadającej się do zamieszkania będą miały na nich blokujące płytki. Ta opcja jest zbliżona do wanilii planetarnych blokerów płytek.</text:p>
          </table:table-cell>
          <table:table-cell table:style-name="ce2" office:value-type="string">
            <text:p>§G ~ 65% §! de las fichas de planeta habitables tendrán bloqueadores de baldosas. Esta opción está cerca de la cantidad vana de bloqueadores de baldosas planetarios.</text:p>
          </table:table-cell>
          <table:table-cell table:style-name="ce8" table:number-columns-repeated="18"/>
          <table:table-cell table:number-columns-repeated="998"/>
        </table:table-row>
        <table:table-row table:style-name="ro2">
          <table:table-cell table:style-name="ce2" office:value-type="string">
            <text:p><text:a xlink:href="">cgm_pe.high_tile_blockers.name</text:a></text:p>
          </table:table-cell>
          <table:table-cell table:style-name="ce2" office:value-type="string">
            <text:p>$cgm_high$ $tile_blockers$</text:p>
          </table:table-cell>
          <table:table-cell table:style-name="ce2" office:value-type="string">
            <text:p>$cgm_high$ $tile_blockers$</text:p>
          </table:table-cell>
          <table:table-cell table:style-name="ce2" office:value-type="string">
            <text:p>$cgm_high$ $tile_blockers$</text:p>
          </table:table-cell>
          <table:table-cell table:style-name="ce2" office:value-type="string">
            <text:p>$cgm_high$ $tile_blockers$</text:p>
          </table:table-cell>
          <table:table-cell table:style-name="ce2" office:value-type="string">
            <text:p>$cgm_high$ $tile_blockers$</text:p>
          </table:table-cell>
          <table:table-cell table:style-name="ce2" office:value-type="string">
            <text:p>$cgm_high$ $tile_blockers$</text:p>
          </table:table-cell>
          <table:table-cell table:style-name="ce2" office:value-type="string">
            <text:p>$cgm_high$ $tile_blockers$</text:p>
          </table:table-cell>
          <table:table-cell table:style-name="ce8" table:number-columns-repeated="18"/>
          <table:table-cell table:number-columns-repeated="998"/>
        </table:table-row>
        <table:table-row table:style-name="ro3">
          <table:table-cell table:style-name="ce2" office:value-type="string">
            <text:p>cgm_pe.large_capital_planet_size.desc</text:p>
          </table:table-cell>
          <table:table-cell table:style-name="ce2" office:value-type="string">
            <text:p>Homeworlds will be between 19-22 tiles large.</text:p>
          </table:table-cell>
          <table:table-cell table:style-name="ce2" office:value-type="string">
            <text:p>Столицы будут иметь размер в 19-22 клеток.</text:p>
          </table:table-cell>
          <table:table-cell table:style-name="ce2" office:value-type="string">
            <text:p>Heimatwelten werden zwischen 19-22 große Kacheln haben.</text:p>
          </table:table-cell>
          <table:table-cell table:style-name="ce2" office:value-type="string">
            <text:p>Homeworlds será entre 19-22 telhas grandes.</text:p>
          </table:table-cell>
          <table:table-cell table:style-name="ce2" office:value-type="string">
            <text:p>Homeworlds aura entre 19-22 tuiles de grande taille.</text:p>
          </table:table-cell>
          <table:table-cell table:style-name="ce2" office:value-type="string">
            <text:p>Homeworlds będą miały wielkość od 19 do 22 płytek.</text:p>
          </table:table-cell>
          <table:table-cell table:style-name="ce2" office:value-type="string">
            <text:p>Los Homeworld estarán entre 19-22 fichas grandes.</text:p>
          </table:table-cell>
          <table:table-cell table:style-name="ce8" table:number-columns-repeated="18"/>
          <table:table-cell table:number-columns-repeated="998"/>
        </table:table-row>
        <table:table-row table:style-name="ro2">
          <table:table-cell table:style-name="ce2" office:value-type="string">
            <text:p><text:a xlink:href="">cgm_pe.large_capital_planet_size.name</text:a></text:p>
          </table:table-cell>
          <table:table-cell table:style-name="ce2" office:value-type="string">
            <text:p>Large Homeworlds</text:p>
          </table:table-cell>
          <table:table-cell table:style-name="ce2" office:value-type="string">
            <text:p>Большие столицы</text:p>
          </table:table-cell>
          <table:table-cell table:style-name="ce2" office:value-type="string">
            <text:p>Große Heimatwelten</text:p>
          </table:table-cell>
          <table:table-cell table:style-name="ce2" office:value-type="string">
            <text:p>Grandes mundos de natal</text:p>
          </table:table-cell>
          <table:table-cell table:style-name="ce2" office:value-type="string">
            <text:p>Grands mondes de la maison</text:p>
          </table:table-cell>
          <table:table-cell table:style-name="ce2" office:value-type="string">
            <text:p>Duże Homeworlds</text:p>
          </table:table-cell>
          <table:table-cell table:style-name="ce2" office:value-type="string">
            <text:p>Grandes mundos caseros</text:p>
          </table:table-cell>
          <table:table-cell table:style-name="ce8" table:number-columns-repeated="18"/>
          <table:table-cell table:number-columns-repeated="998"/>
        </table:table-row>
        <table:table-row table:style-name="ro6">
          <table:table-cell table:style-name="ce2" office:value-type="string">
            <text:p>cgm_pe.large_planet_size.desc</text:p>
          </table:table-cell>
          <table:table-cell table:style-name="ce2" office:value-type="string">
            <text:p>Habitable Planets will be resized to §G~20%§! larger, on average (some will be smaller, some larger). Please note: this does not affect megastructures.</text:p>
          </table:table-cell>
          <table:table-cell table:style-name="ce2" office:value-type="string">
            <text:p>Пригодные для жизни планеты планеты будут в среднем на 15% больше (некоторые будут меньше, а некоторые больше). Обратите внимание: это не влияет на мегаструктуры.</text:p>
          </table:table-cell>
          <table:table-cell table:style-name="ce2" office:value-type="string">
            <text:p>Bewohnbare Planeten werden auf §G ~ 20% § angepasst! größer, im Durchschnitt (einige werden kleiner, einige größer). Bitte beachten Sie: Dies wirkt sich nicht auf Megastrukturen aus.</text:p>
          </table:table-cell>
          <table:table-cell table:style-name="ce2" office:value-type="string">
            <text:p>Os Planetas Habitáveis ​​serão redimensionados para §G ~ 20% §! maior, em média (alguns serão menores, alguns maiores). Por favor note: isto não afeta as megaestruturas.</text:p>
          </table:table-cell>
          <table:table-cell table:style-name="ce2" office:value-type="string">
            <text:p>Les planètes habitables seront redimensionnées à §G ~ 20% §! plus gros, en moyenne (certains seront plus petits, d'autres plus gros). Veuillez noter: ceci n'affecte pas les mégastructures.</text:p>
          </table:table-cell>
          <table:table-cell table:style-name="ce2" office:value-type="string">
            <text:p>Planety mieszkalne zostaną zmienione na §G ~ 20% §! większy, średnio (niektóre będą mniejsze, większe). Uwaga: nie ma to wpływu na megastruktury.</text:p>
          </table:table-cell>
          <table:table-cell table:style-name="ce2" office:value-type="string">
            <text:p>¡Los Planetas Habitables se redimensionarán a §G ~ 20% §! más grande, en promedio (algunos serán más pequeños, algunos más grandes). Tenga en cuenta que esto no afecta a las megaestructuras.</text:p>
          </table:table-cell>
          <table:table-cell table:style-name="ce8" table:number-columns-repeated="18"/>
          <table:table-cell table:number-columns-repeated="998"/>
        </table:table-row>
        <table:table-row table:style-name="ro2">
          <table:table-cell table:style-name="ce2" office:value-type="string">
            <text:p><text:a xlink:href="">cgm_pe.large_planet_size.name</text:a></text:p>
          </table:table-cell>
          <table:table-cell table:style-name="ce2" office:value-type="string">
            <text:p>Larger Planets</text:p>
          </table:table-cell>
          <table:table-cell table:style-name="ce2" office:value-type="string">
            <text:p>Большие планеты</text:p>
          </table:table-cell>
          <table:table-cell table:style-name="ce2" office:value-type="string">
            <text:p>Größere Planeten</text:p>
          </table:table-cell>
          <table:table-cell table:style-name="ce2" office:value-type="string">
            <text:p>Planetas Maiores</text:p>
          </table:table-cell>
          <table:table-cell table:style-name="ce2" office:value-type="string">
            <text:p>Planètes plus grandes</text:p>
          </table:table-cell>
          <table:table-cell table:style-name="ce2" office:value-type="string">
            <text:p>Większe planety</text:p>
          </table:table-cell>
          <table:table-cell table:style-name="ce2" office:value-type="string">
            <text:p>Planetas más grandes</text:p>
          </table:table-cell>
          <table:table-cell table:style-name="ce8" table:number-columns-repeated="18"/>
          <table:table-cell table:number-columns-repeated="998"/>
        </table:table-row>
        <table:table-row table:style-name="ro12">
          <table:table-cell table:style-name="ce2" office:value-type="string">
            <text:p>cgm_pe.low_colonizable_asteroids.desc</text:p>
          </table:table-cell>
          <table:table-cell table:style-name="ce2" office:value-type="string">
            <text:p>The number of colonizable asteroids equals §W6%§! of the total number of colonizable planets.</text:p>
          </table:table-cell>
          <table:table-cell table:style-name="ce2" office:value-type="string">
            <text:p>§P35%§! &gt; астероидов с 4+ клетками будут пригодным для заселения.</text:p>
          </table:table-cell>
          <table:table-cell table:style-name="ce2" office:value-type="string">
            <text:p>Die Anzahl der kolonisierbaren Asteroiden entspricht §W6% §! der Gesamtzahl der kolonisierbaren Planeten.</text:p>
          </table:table-cell>
          <table:table-cell table:style-name="ce2" office:value-type="string">
            <text:p>O número de asteroides colonizáveis ​​é igual a §W6% §! do número total de planetas colonizáveis.</text:p>
          </table:table-cell>
          <table:table-cell table:style-name="ce2" office:value-type="string">
            <text:p>Le nombre d'astéroïdes colonisables est égal à §W6% §! du nombre total de planètes colonisables.</text:p>
          </table:table-cell>
          <table:table-cell table:style-name="ce2" office:value-type="string">
            <text:p>Liczba kolonizowanych asteroid wynosi: §6% §! całkowitej liczby kolonizowanych planet.</text:p>
          </table:table-cell>
          <table:table-cell table:style-name="ce2" office:value-type="string">
            <text:p>§P35% §! de&gt; tamaño 4 Los asteroides serán colonizables.</text:p>
          </table:table-cell>
          <table:table-cell table:style-name="ce8" table:number-columns-repeated="18"/>
          <table:table-cell table:number-columns-repeated="998"/>
        </table:table-row>
        <table:table-row table:style-name="ro3">
          <table:table-cell table:style-name="ce2" office:value-type="string">
            <text:p><text:a xlink:href="">cgm_pe.low_colonizable_asteroids.name</text:a></text:p>
          </table:table-cell>
          <table:table-cell table:style-name="ce2" office:value-type="string">
            <text:p>$cgm_low$ $colonizable_asteroids$</text:p>
          </table:table-cell>
          <table:table-cell table:style-name="ce2" office:value-type="string">
            <text:p>$cgm_low$ $colonizable_asteroids$</text:p>
          </table:table-cell>
          <table:table-cell table:style-name="ce2" office:value-type="string">
            <text:p>$cgm_low$ $colonizable_asteroids$</text:p>
          </table:table-cell>
          <table:table-cell table:style-name="ce2" office:value-type="string">
            <text:p>$cgm_low$ $colonizable_asteroids$</text:p>
          </table:table-cell>
          <table:table-cell table:style-name="ce2" office:value-type="string">
            <text:p>$cgm_low$ $colonizable_asteroids$</text:p>
          </table:table-cell>
          <table:table-cell table:style-name="ce2" office:value-type="string">
            <text:p>$cgm_low$ $colonizable_asteroids$</text:p>
          </table:table-cell>
          <table:table-cell table:style-name="ce2" office:value-type="string">
            <text:p>$cgm_low$ $colonizable_asteroids$</text:p>
          </table:table-cell>
          <table:table-cell table:style-name="ce8" table:number-columns-repeated="18"/>
          <table:table-cell table:number-columns-repeated="998"/>
        </table:table-row>
        <table:table-row table:style-name="ro4">
          <table:table-cell table:style-name="ce2" office:value-type="string">
            <text:p>cgm_pe.low_deposits_size.desc</text:p>
          </table:table-cell>
          <table:table-cell table:style-name="ce2" office:value-type="string">
            <text:p>Regular (vanilla) planetary deposits will be smaller - tending to be 1 resource point high, occasionally being 2 and rarely larger.</text:p>
          </table:table-cell>
          <table:table-cell table:style-name="ce2" office:value-type="string">
            <text:p>Обычные месторождения ресурсов будут меньше - ресурсов будет по 1 штуке, иногда 2 и редко больше.</text:p>
          </table:table-cell>
          <table:table-cell table:style-name="ce2" office:value-type="string">
            <text:p>Normale (Vanille) planetare Ablagerungen werden kleiner sein - Tendenz 1 Punkt hoch zu sein, gelegentlich 2 und selten größer.</text:p>
          </table:table-cell>
          <table:table-cell table:style-name="ce2" office:value-type="string">
            <text:p>Depósitos planetários regulares (baunilha) serão menores - tendendo a ser 1 ponto de recurso alto, sendo ocasionalmente 2 e raramente maiores.</text:p>
          </table:table-cell>
          <table:table-cell table:style-name="ce2" office:value-type="string">
            <text:p>Les dépôts planétaires réguliers (vanille) seront plus petits - ils auront tendance à être 1 point de ressource élevé, parfois 2 et rarement plus grands.</text:p>
          </table:table-cell>
          <table:table-cell table:style-name="ce2" office:value-type="string">
            <text:p>Zwykłe złogi planetarne (waniliowe) będą mniejsze - zazwyczaj osiągają 1 punkt zasobowy, czasami wynoszą 2 i rzadko są większe.</text:p>
          </table:table-cell>
          <table:table-cell table:style-name="ce2" office:value-type="string">
            <text:p>Los depósitos planetarios regulares (vainilla) serán más pequeños, tendiendo a ser 1 punto de recurso alto, de vez en cuando son 2 y raramente más grandes.</text:p>
          </table:table-cell>
          <table:table-cell table:style-name="ce8" table:number-columns-repeated="18"/>
          <table:table-cell table:number-columns-repeated="998"/>
        </table:table-row>
        <table:table-row table:style-name="ro2">
          <table:table-cell table:style-name="ce2" office:value-type="string">
            <text:p><text:a xlink:href="">cgm_pe.low_deposits_size.name</text:a></text:p>
          </table:table-cell>
          <table:table-cell table:style-name="ce2" office:value-type="string">
            <text:p>$cgm_small$ $deposits$</text:p>
          </table:table-cell>
          <table:table-cell table:style-name="ce2" office:value-type="string">
            <text:p>$cgm_small$ $deposits$</text:p>
          </table:table-cell>
          <table:table-cell table:style-name="ce2" office:value-type="string">
            <text:p>$cgm_small$ $deposits$</text:p>
          </table:table-cell>
          <table:table-cell table:style-name="ce2" office:value-type="string">
            <text:p>$cgm_small$ $deposits$</text:p>
          </table:table-cell>
          <table:table-cell table:style-name="ce2" office:value-type="string">
            <text:p>$cgm_small$ $deposits$</text:p>
          </table:table-cell>
          <table:table-cell table:style-name="ce2" office:value-type="string">
            <text:p>$cgm_small$ $deposits$</text:p>
          </table:table-cell>
          <table:table-cell table:style-name="ce2" office:value-type="string">
            <text:p>$cgm_small$ $deposits$</text:p>
          </table:table-cell>
          <table:table-cell table:style-name="ce8" table:number-columns-repeated="18"/>
          <table:table-cell table:number-columns-repeated="998"/>
        </table:table-row>
        <table:table-row table:style-name="ro17">
          <table:table-cell table:style-name="ce2" office:value-type="string">
            <text:p>cgm_pe.low_deposits.desc</text:p>
          </table:table-cell>
          <table:table-cell table:style-name="ce2" office:value-type="string">
            <text:p>§R~35%§! of habitable planet tiles will have regular resource deposits on them. This option is an even greater reduced amount of planetary deposits compared to vanilla. Please note: this option is recommended if you are using CGM: Buildings!</text:p>
          </table:table-cell>
          <table:table-cell table:style-name="ce2" office:value-type="string">
            <text:p>На ~35% клеткок пригодных для жизни планет будут присутствовать ресурсы. Этот вариант представляет собой ещё более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2" office:value-type="string">
            <text:p>§R ~ 35% §! von bewohnbaren Planetenplättchen werden regelmäßige Ressourcenablagerungen auf ihnen haben. Diese Option ist eine noch größere Menge an planetaren Ablagerungen im Vergleich zu Vanille. Bitte beachten Sie: Diese Option wird empfohlen, wenn Sie CGM: Gebäude verwenden!</text:p>
          </table:table-cell>
          <table:table-cell table:style-name="ce2" office:value-type="string">
            <text:p>§R ~ 35% §! de telhas planetárias habitáveis ​​terão depósitos de recursos regulares nelas. Esta opção é uma quantidade ainda maior de depósitos planetários em comparação com a baunilha. Por favor, note: esta opção é recomendada se você estiver usando CGM: Edifícios!</text:p>
          </table:table-cell>
          <table:table-cell table:style-name="ce2" office:value-type="string">
            <text:p>§R ~ 35% §! des tuiles planètes habitables auront des dépôts de ressources réguliers sur eux. Cette option est une quantité encore plus réduite de dépôts planétaires par rapport à la vanille. Attention: cette option est recommandée si vous utilisez CGM: Buildings!</text:p>
          </table:table-cell>
          <table:table-cell table:style-name="ce2" office:value-type="string">
            <text:p>§R ~ 35% §! płytek planety nadającej się do zamieszkania będzie miała regularne depozyty zasobów na nich. Ta opcja to jeszcze większa ilość złogów planetarnych w porównaniu do wanilii. Uwaga: ta opcja jest zalecana, jeśli korzystasz z CGM: Budynki!</text:p>
          </table:table-cell>
          <table:table-cell table:style-name="ce2" office:value-type="string">
            <text:p>§R ~ 35% §! de las fichas de planeta habitables tendrán depósitos regulares de recursos en ellas. Esta opción es una cantidad aún más reducida de depósitos planetarios en comparación con la vainilla. Tenga en cuenta: esta opción se recomienda si está utilizando CGM: Edificios.</text:p>
          </table:table-cell>
          <table:table-cell table:style-name="ce8" table:number-columns-repeated="18"/>
          <table:table-cell table:number-columns-repeated="998"/>
        </table:table-row>
        <table:table-row table:style-name="ro2">
          <table:table-cell table:style-name="ce2" office:value-type="string">
            <text:p><text:a xlink:href="">cgm_pe.low_deposits.name</text:a></text:p>
          </table:table-cell>
          <table:table-cell table:style-name="ce2" office:value-type="string">
            <text:p>$cgm_low$ $deposits$</text:p>
          </table:table-cell>
          <table:table-cell table:style-name="ce2" office:value-type="string">
            <text:p>$cgm_low$ $deposits$</text:p>
          </table:table-cell>
          <table:table-cell table:style-name="ce2" office:value-type="string">
            <text:p>$cgm_low$ $deposits$</text:p>
          </table:table-cell>
          <table:table-cell table:style-name="ce2" office:value-type="string">
            <text:p>$cgm_low$ $deposits$</text:p>
          </table:table-cell>
          <table:table-cell table:style-name="ce2" office:value-type="string">
            <text:p>$cgm_low$ $deposits$</text:p>
          </table:table-cell>
          <table:table-cell table:style-name="ce2" office:value-type="string">
            <text:p>$cgm_low$ $deposits$</text:p>
          </table:table-cell>
          <table:table-cell table:style-name="ce2" office:value-type="string">
            <text:p>$cgm_low$ $deposits$</text:p>
          </table:table-cell>
          <table:table-cell table:style-name="ce8" table:number-columns-repeated="18"/>
          <table:table-cell table:number-columns-repeated="998"/>
        </table:table-row>
        <table:table-row table:style-name="ro19">
          <table:table-cell table:style-name="ce2" office:value-type="string">
            <text:p>cgm_pe.low_resources.desc</text:p>
          </table:table-cell>
          <table:table-cell table:style-name="ce2" office:value-type="string">
            <text:p>This option sets the strategic resource spawn to low setting. §R~35%§! of habitable planets will have at least one strategic resource, and only rarely will have 3+ strategic resource tiles. Additionally, §R~5%§! of systems will have at least 1 orbital strategic resource.</text:p>
          </table:table-cell>
          <table:table-cell table:style-name="ce2" office:value-type="string">
            <text:p>Этот параметр устанавливает количество стратегических ресурсов на низкий уровень. ~35% пригодных для жизни планет будут иметь по крайней мере один стратегический ресурс, и очень мало где будет 3+ клеток стратегических ресурсов. Кроме того, ~5% систем будут иметь по крайней мере 1 орбитальный стратегический ресурс.</text:p>
          </table:table-cell>
          <table:table-cell table:style-name="ce2" office:value-type="string">
            <text:p>Diese Option setzt den strategischen Ressourcen-Spawn auf niedrig. §R ~ 35% §! von bewohnbaren Planeten wird mindestens eine strategische Ressource haben und nur selten 3 strategische Ressourcenplättchen haben. Zusätzlich §R ~ 5% §! von Systemen wird mindestens 1 orbitale strategische Ressource haben.</text:p>
          </table:table-cell>
          <table:table-cell table:style-name="ce2" office:value-type="string">
            <text:p>Essa opção define o recurso estratégico de desova para configuração baixa. §R ~ 35% §! de planetas habitáveis ​​terá pelo menos um recurso estratégico, e só raramente terá mais de 3 telhas de recursos estratégicos. Além disso, §R ~ 5% §! de sistemas terá pelo menos um recurso estratégico orbital.</text:p>
          </table:table-cell>
          <table:table-cell table:style-name="ce2" office:value-type="string">
            <text:p>Cette option définit la ressource stratégique spawn sur un niveau bas. §R ~ 35% §! des planètes habitables auront au moins une ressource stratégique et auront rarement 3+ tuiles de ressources stratégiques. De plus, §R ~ 5% §! des systèmes aura au moins 1 ressource stratégique orbitale.</text:p>
          </table:table-cell>
          <table:table-cell table:style-name="ce2" office:value-type="string">
            <text:p>Ta opcja ustawia strategiczne odradzanie zasobów do niskiego ustawienia. §R ~ 35% §! Planeta zamieszkałych planet będzie posiadała co najmniej jeden zasób strategiczny i rzadko będzie dysponować 3+ strategicznymi płytkami zasobów. Dodatkowo §R ~ 5% §! systemów będzie miał co najmniej 1 strategiczny zasób orbity.</text:p>
          </table:table-cell>
          <table:table-cell table:style-name="ce2" office:value-type="string">
            <text:p>Esta opción establece el engendro de recursos estratégicos en configuración baja. §R ~ 35% §! de planetas habitables tendrá al menos un recurso estratégico, y solo en raras ocasiones tendrá más de 3 fichas estratégicas de recursos. ¡Además, §R ~ 5% §! de sistemas tendrá al menos 1 recurso estratégico orbital.</text:p>
          </table:table-cell>
          <table:table-cell table:style-name="ce8" table:number-columns-repeated="18"/>
          <table:table-cell table:number-columns-repeated="998"/>
        </table:table-row>
        <table:table-row table:style-name="ro3">
          <table:table-cell table:style-name="ce2" office:value-type="string">
            <text:p><text:a xlink:href="">cgm_pe.low_resources.name</text:a></text:p>
          </table:table-cell>
          <table:table-cell table:style-name="ce2" office:value-type="string">
            <text:p>$cgm_low$ $strategic_resources$</text:p>
          </table:table-cell>
          <table:table-cell table:style-name="ce2" office:value-type="string">
            <text:p>$cgm_low$ $strategic_resources$</text:p>
          </table:table-cell>
          <table:table-cell table:style-name="ce2" office:value-type="string">
            <text:p>$cgm_low$ $strategic_resources$</text:p>
          </table:table-cell>
          <table:table-cell table:style-name="ce2" office:value-type="string">
            <text:p>$cgm_low$ $strategic_resources$</text:p>
          </table:table-cell>
          <table:table-cell table:style-name="ce2" office:value-type="string">
            <text:p>$cgm_low$ $strategic_resources$</text:p>
          </table:table-cell>
          <table:table-cell table:style-name="ce2" office:value-type="string">
            <text:p>$cgm_low$ $strategic_resources$</text:p>
          </table:table-cell>
          <table:table-cell table:style-name="ce2" office:value-type="string">
            <text:p>$cgm_low$ $strategic_resources$</text:p>
          </table:table-cell>
          <table:table-cell table:style-name="ce8" table:number-columns-repeated="18"/>
          <table:table-cell table:number-columns-repeated="998"/>
        </table:table-row>
        <table:table-row table:style-name="ro6">
          <table:table-cell table:style-name="ce2" office:value-type="string">
            <text:p>cgm_pe.low_tile_blockers.desc</text:p>
          </table:table-cell>
          <table:table-cell table:style-name="ce2" office:value-type="string">
            <text:p>§R~35%§! of habitable planet tiles will have tile-blockers on them. This option strongly reduces the amount of planetary tile-blockers compared to vanilla.</text:p>
          </table:table-cell>
          <table:table-cell table:style-name="ce2" office:value-type="string">
            <text:p>На ~35% клеткок пригодных для жизни планет будут присутствовать заблокированные клетки. Этот вариант сильно уменьшает количество планетарных плит-блокировщиков по сравнению с базовой версией.</text:p>
          </table:table-cell>
          <table:table-cell table:style-name="ce2" office:value-type="string">
            <text:p>§R ~ 35% §! von bewohnbaren Planetenplättchen werden Kachelblocker auf ihnen haben. Diese Option reduziert die Menge an planetaren Fliesenblockern im Vergleich zu Vanille stark.</text:p>
          </table:table-cell>
          <table:table-cell table:style-name="ce2" office:value-type="string">
            <text:p>§R ~ 35% §! de telhas do planeta habitável terá bloqueadores de azulejos sobre eles. Esta opção reduz fortemente a quantidade de bloqueadores de blocos planetários em comparação com a baunilha.</text:p>
          </table:table-cell>
          <table:table-cell table:style-name="ce2" office:value-type="string">
            <text:p>§R ~ 35% §! des tuiles Planètes habitables auront des tuiles-bloqueurs sur eux. Cette option réduit fortement la quantité de bloqueurs de carreaux planétaires par rapport à la vanille.</text:p>
          </table:table-cell>
          <table:table-cell table:style-name="ce2" office:value-type="string">
            <text:p>§R ~ 35% §! Płytki z planety nadającej się do zamieszkania będą miały na nich blokujące płytki. Ta opcja znacznie zmniejsza liczbę planetarnych blokerów płytek w porównaniu do wanilii.</text:p>
          </table:table-cell>
          <table:table-cell table:style-name="ce2" office:value-type="string">
            <text:p>§R ~ 35% §! de las fichas de planeta habitables tendrán bloqueadores de baldosas. Esta opción reduce fuertemente la cantidad de bloqueadores de baldosas planetarios en comparación con la vainilla.</text:p>
          </table:table-cell>
          <table:table-cell table:style-name="ce8" table:number-columns-repeated="18"/>
          <table:table-cell table:number-columns-repeated="998"/>
        </table:table-row>
        <table:table-row table:style-name="ro2">
          <table:table-cell table:style-name="ce2" office:value-type="string">
            <text:p><text:a xlink:href="">cgm_pe.low_tile_blockers.name</text:a></text:p>
          </table:table-cell>
          <table:table-cell table:style-name="ce2" office:value-type="string">
            <text:p>$cgm_low$ $tile_blockers$</text:p>
          </table:table-cell>
          <table:table-cell table:style-name="ce2" office:value-type="string">
            <text:p>$cgm_low$ $tile_blockers$</text:p>
          </table:table-cell>
          <table:table-cell table:style-name="ce2" office:value-type="string">
            <text:p>$cgm_low$ $tile_blockers$</text:p>
          </table:table-cell>
          <table:table-cell table:style-name="ce2" office:value-type="string">
            <text:p>$cgm_low$ $tile_blockers$</text:p>
          </table:table-cell>
          <table:table-cell table:style-name="ce2" office:value-type="string">
            <text:p>$cgm_low$ $tile_blockers$</text:p>
          </table:table-cell>
          <table:table-cell table:style-name="ce2" office:value-type="string">
            <text:p>$cgm_low$ $tile_blockers$</text:p>
          </table:table-cell>
          <table:table-cell table:style-name="ce2" office:value-type="string">
            <text:p>$cgm_low$ $tile_blockers$</text:p>
          </table:table-cell>
          <table:table-cell table:style-name="ce8" table:number-columns-repeated="18"/>
          <table:table-cell table:number-columns-repeated="998"/>
        </table:table-row>
        <table:table-row table:style-name="ro4">
          <table:table-cell table:style-name="ce2" office:value-type="string">
            <text:p>cgm_pe.main_menu.desc</text:p>
          </table:table-cell>
          <table:table-cell table:style-name="ce2" office:value-type="string">
            <text:p>[root.GetCGMWelcomeMessage]\n\n$cgm_spawn_engine_settings$\n\n$cgm_game_start_settings$\n\n$cgm_optional_features_settings$\n\n$cgm_dynamic_options$\n\n$cgm_freeze_warning$</text:p>
          </table:table-cell>
          <table:table-cell table:style-name="ce2" office:value-type="string">
            <text:p>[root.GetCGMWelcomeMessage]\n\n$cgm_spawn_engine_settings$\n\n$cgm_game_start_settings$\n\n$cgm_optional_features_settings$\n\n$cgm_dynamic_options$\n\n$cgm_freeze_warning$</text:p>
          </table:table-cell>
          <table:table-cell table:style-name="ce2" office:value-type="string">
            <text:p>[root.GetCGMWelcomeMessage]\n\n$cgm_spawn_engine_settings$\n\n$cgm_game_start_settings$\n\n$cgm_optional_features_settings$\n\n$cgm_dynamic_options$\n\n$cgm_freeze_warning$</text:p>
          </table:table-cell>
          <table:table-cell table:style-name="ce2" office:value-type="string">
            <text:p>[root.GetCGMWelcomeMessage]\n\n$cgm_spawn_engine_settings$\n\n$cgm_game_start_settings$\n\n$cgm_optional_features_settings$\n\n$cgm_dynamic_options$\n\n$cgm_freeze_warning$</text:p>
          </table:table-cell>
          <table:table-cell table:style-name="ce2" office:value-type="string">
            <text:p>[root.GetCGMWelcomeMessage]\n\n$cgm_spawn_engine_settings$\n\n$cgm_game_start_settings$\n\n$cgm_optional_features_settings$\n\n$cgm_dynamic_options$\n\n$cgm_freeze_warning$</text:p>
          </table:table-cell>
          <table:table-cell table:style-name="ce2" office:value-type="string">
            <text:p>[root.GetCGMWelcomeMessage]\n\n$cgm_spawn_engine_settings$\n\n$cgm_game_start_settings$\n\n$cgm_optional_features_settings$\n\n$cgm_dynamic_options$\n\n$cgm_freeze_warning$</text:p>
          </table:table-cell>
          <table:table-cell table:style-name="ce2" office:value-type="string">
            <text:p>[root.GetCGMWelcomeMessage]\n\n$cgm_spawn_engine_settings$\n\n$cgm_game_start_settings$\n\n$cgm_optional_features_settings$\n\n$cgm_dynamic_options$\n\n$cgm_freeze_warning$</text:p>
          </table:table-cell>
          <table:table-cell table:style-name="ce8" table:number-columns-repeated="18"/>
          <table:table-cell table:number-columns-repeated="998"/>
        </table:table-row>
        <table:table-row table:style-name="ro1">
          <table:table-cell table:style-name="ce2" office:value-type="string">
            <text:p>cgm_pe.main_menu.title</text:p>
          </table:table-cell>
          <table:table-cell table:style-name="ce2" office:value-type="string">
            <text:p>Start Menu</text:p>
          </table:table-cell>
          <table:table-cell table:style-name="ce2" office:value-type="string">
            <text:p>Начальное меню</text:p>
          </table:table-cell>
          <table:table-cell table:style-name="ce2" office:value-type="string">
            <text:p>Startmenü</text:p>
          </table:table-cell>
          <table:table-cell table:style-name="ce2" office:value-type="string">
            <text:p>Menu Iniciar</text:p>
          </table:table-cell>
          <table:table-cell table:style-name="ce2" office:value-type="string">
            <text:p>Le menu Démarrer</text:p>
          </table:table-cell>
          <table:table-cell table:style-name="ce2" office:value-type="string">
            <text:p>Menu Start</text:p>
          </table:table-cell>
          <table:table-cell table:style-name="ce2" office:value-type="string">
            <text:p>Menu de inicio</text:p>
          </table:table-cell>
          <table:table-cell table:style-name="ce8" table:number-columns-repeated="18"/>
          <table:table-cell table:number-columns-repeated="998"/>
        </table:table-row>
        <table:table-row table:style-name="ro3">
          <table:table-cell table:style-name="ce2" office:value-type="string">
            <text:p>cgm_pe.no_capital_planet_resize.desc</text:p>
          </table:table-cell>
          <table:table-cell table:style-name="ce2" office:value-type="string">
            <text:p>Homeworlds will not be resized.</text:p>
          </table:table-cell>
          <table:table-cell table:style-name="ce2" office:value-type="string">
            <text:p>Столицы не будут изменяться.</text:p>
          </table:table-cell>
          <table:table-cell table:style-name="ce2" office:value-type="string">
            <text:p>Heimwelten werden nicht verkleinert.</text:p>
          </table:table-cell>
          <table:table-cell table:style-name="ce2" office:value-type="string">
            <text:p>Homeworlds não serão redimensionados.</text:p>
          </table:table-cell>
          <table:table-cell table:style-name="ce2" office:value-type="string">
            <text:p>Homeworlds ne sera pas redimensionné.</text:p>
          </table:table-cell>
          <table:table-cell table:style-name="ce2" office:value-type="string">
            <text:p>Homeworlds nie zostaną przeskalowane.</text:p>
          </table:table-cell>
          <table:table-cell table:style-name="ce2" office:value-type="string">
            <text:p>Los mundos no serán redimensionados.</text:p>
          </table:table-cell>
          <table:table-cell table:style-name="ce8" table:number-columns-repeated="18"/>
          <table:table-cell table:number-columns-repeated="998"/>
        </table:table-row>
        <table:table-row table:style-name="ro2">
          <table:table-cell table:style-name="ce2" office:value-type="string">
            <text:p><text:a xlink:href="">cgm_pe.no_capital_planet_resize.name</text:a></text:p>
          </table:table-cell>
          <table:table-cell table:style-name="ce2" office:value-type="string">
            <text:p>No Homeworld Resize</text:p>
          </table:table-cell>
          <table:table-cell table:style-name="ce2" office:value-type="string">
            <text:p>Не изменять столицы</text:p>
          </table:table-cell>
          <table:table-cell table:style-name="ce2" office:value-type="string">
            <text:p>Keine Homeworld-Größenänderung</text:p>
          </table:table-cell>
          <table:table-cell table:style-name="ce2" office:value-type="string">
            <text:p>Nenhum Resize do Homeworld</text:p>
          </table:table-cell>
          <table:table-cell table:style-name="ce2" office:value-type="string">
            <text:p>No Homeworld Redimensionner</text:p>
          </table:table-cell>
          <table:table-cell table:style-name="ce2" office:value-type="string">
            <text:p>No Resize Homeworld</text:p>
          </table:table-cell>
          <table:table-cell table:style-name="ce2" office:value-type="string">
            <text:p>Sin tamaño de mundo natal</text:p>
          </table:table-cell>
          <table:table-cell table:style-name="ce8" table:number-columns-repeated="18"/>
          <table:table-cell table:number-columns-repeated="998"/>
        </table:table-row>
        <table:table-row table:style-name="ro11">
          <table:table-cell table:style-name="ce2" office:value-type="string">
            <text:p>cgm_pe.no_deposits_rebalance.desc</text:p>
          </table:table-cell>
          <table:table-cell table:style-name="ce2" office:value-type="string">
            <text:p>The number of tiles with regular (vanilla) deposits will not be changed.</text:p>
          </table:table-cell>
          <table:table-cell table:style-name="ce2" office:value-type="string">
            <text:p>Количество обычных месторождений не будет изменен.</text:p>
          </table:table-cell>
          <table:table-cell table:style-name="ce2" office:value-type="string">
            <text:p>Die Anzahl der Fliesen mit regulären (Vanille) Einlagen wird nicht verändert.</text:p>
          </table:table-cell>
          <table:table-cell table:style-name="ce2" office:value-type="string">
            <text:p>O número de blocos com depósitos regulares (baunilha) não será alterado.</text:p>
          </table:table-cell>
          <table:table-cell table:style-name="ce2" office:value-type="string">
            <text:p>Le nombre de tuiles avec des dépôts réguliers (vanille) ne sera pas modifié.</text:p>
          </table:table-cell>
          <table:table-cell table:style-name="ce2" office:value-type="string">
            <text:p>Liczba płytek z regularnymi depozytami (waniliowymi) nie ulegnie zmianie.</text:p>
          </table:table-cell>
          <table:table-cell table:style-name="ce2" office:value-type="string">
            <text:p>El número de fichas con depósitos regulares (de vainilla) no cambiará.</text:p>
          </table:table-cell>
          <table:table-cell table:style-name="ce8" table:number-columns-repeated="18"/>
          <table:table-cell table:number-columns-repeated="998"/>
        </table:table-row>
        <table:table-row table:style-name="ro1">
          <table:table-cell table:style-name="ce2" office:value-type="string">
            <text:p><text:a xlink:href="">cgm_pe.no_deposits_rebalance.name</text:a></text:p>
          </table:table-cell>
          <table:table-cell table:style-name="ce2" office:value-type="string">
            <text:p>$fuction_disabled$</text:p>
          </table:table-cell>
          <table:table-cell table:style-name="ce2" office:value-type="string">
            <text:p>$fuction_disabled$</text:p>
          </table:table-cell>
          <table:table-cell table:style-name="ce2" office:value-type="string">
            <text:p>$fuction_disabled$</text:p>
          </table:table-cell>
          <table:table-cell table:style-name="ce2" office:value-type="string">
            <text:p>$fuction_disabled$</text:p>
          </table:table-cell>
          <table:table-cell table:style-name="ce2" office:value-type="string">
            <text:p>$fuction_disabled$</text:p>
          </table:table-cell>
          <table:table-cell table:style-name="ce2" office:value-type="string">
            <text:p>$fuction_disabled$</text:p>
          </table:table-cell>
          <table:table-cell table:style-name="ce2" office:value-type="string">
            <text:p>$fuction_disabled$</text:p>
          </table:table-cell>
          <table:table-cell table:style-name="ce8" table:number-columns-repeated="18"/>
          <table:table-cell table:number-columns-repeated="998"/>
        </table:table-row>
        <table:table-row table:style-name="ro13">
          <table:table-cell table:style-name="ce2" office:value-type="string">
            <text:p>cgm_pe.no_deposits_size_rebalance.desc</text:p>
          </table:table-cell>
          <table:table-cell table:style-name="ce2" office:value-type="string">
            <text:p>The size of regular (vanilla) deposits will not be changed.</text:p>
          </table:table-cell>
          <table:table-cell table:style-name="ce2" office:value-type="string">
            <text:p>Размер обычных месторождений не будет изменено.</text:p>
          </table:table-cell>
          <table:table-cell table:style-name="ce2" office:value-type="string">
            <text:p>Die Größe der regulären (Vanille) Einlagen wird nicht geändert.</text:p>
          </table:table-cell>
          <table:table-cell table:style-name="ce2" office:value-type="string">
            <text:p>O tamanho dos depósitos regulares (baunilha) não será alterado.</text:p>
          </table:table-cell>
          <table:table-cell table:style-name="ce2" office:value-type="string">
            <text:p>La taille des dépôts réguliers (vanille) ne sera pas modifiée.</text:p>
          </table:table-cell>
          <table:table-cell table:style-name="ce2" office:value-type="string">
            <text:p>Wielkość zwykłych depozytów (waniliowych) nie ulegnie zmianie.</text:p>
          </table:table-cell>
          <table:table-cell table:style-name="ce2" office:value-type="string">
            <text:p>El tamaño de los depósitos regulares (de vainilla) no cambiará.</text:p>
          </table:table-cell>
          <table:table-cell table:style-name="ce8" table:number-columns-repeated="18"/>
          <table:table-cell table:number-columns-repeated="998"/>
        </table:table-row>
        <table:table-row table:style-name="ro1">
          <table:table-cell table:style-name="ce2" office:value-type="string">
            <text:p><text:a xlink:href="">cgm_pe.no_deposits_size_rebalance.name</text:a></text:p>
          </table:table-cell>
          <table:table-cell table:style-name="ce2" office:value-type="string">
            <text:p>$fuction_disabled$</text:p>
          </table:table-cell>
          <table:table-cell table:style-name="ce2" office:value-type="string">
            <text:p>$fuction_disabled$</text:p>
          </table:table-cell>
          <table:table-cell table:style-name="ce2" office:value-type="string">
            <text:p>$fuction_disabled$</text:p>
          </table:table-cell>
          <table:table-cell table:style-name="ce2" office:value-type="string">
            <text:p>$fuction_disabled$</text:p>
          </table:table-cell>
          <table:table-cell table:style-name="ce2" office:value-type="string">
            <text:p>$fuction_disabled$</text:p>
          </table:table-cell>
          <table:table-cell table:style-name="ce2" office:value-type="string">
            <text:p>$fuction_disabled$</text:p>
          </table:table-cell>
          <table:table-cell table:style-name="ce2" office:value-type="string">
            <text:p>$fuction_disabled$</text:p>
          </table:table-cell>
          <table:table-cell table:style-name="ce8" table:number-columns-repeated="18"/>
          <table:table-cell table:number-columns-repeated="998"/>
        </table:table-row>
        <table:table-row table:style-name="ro13">
          <table:table-cell table:style-name="ce2" office:value-type="string">
            <text:p>cgm_pe.no_planet_resize.desc</text:p>
          </table:table-cell>
          <table:table-cell table:style-name="ce2" office:value-type="string">
            <text:p>Habitable planets will not be resized.</text:p>
          </table:table-cell>
          <table:table-cell table:style-name="ce2" office:value-type="string">
            <text:p>Этот параметр отключает изменение размера обитаемых планет.</text:p>
          </table:table-cell>
          <table:table-cell table:style-name="ce2" office:value-type="string">
            <text:p>Bewohnbare Planeten werden nicht verkleinert.</text:p>
          </table:table-cell>
          <table:table-cell table:style-name="ce2" office:value-type="string">
            <text:p>Planetas habitáveis ​​não serão redimensionados.</text:p>
          </table:table-cell>
          <table:table-cell table:style-name="ce2" office:value-type="string">
            <text:p>Les planètes habitables ne seront pas redimensionnées.</text:p>
          </table:table-cell>
          <table:table-cell table:style-name="ce2" office:value-type="string">
            <text:p>Plany mieszkalne nie zostaną przeskalowane.</text:p>
          </table:table-cell>
          <table:table-cell table:style-name="ce2" office:value-type="string">
            <text:p>Los planetas habitables no serán redimensionados.</text:p>
          </table:table-cell>
          <table:table-cell table:style-name="ce8" table:number-columns-repeated="18"/>
          <table:table-cell table:number-columns-repeated="998"/>
        </table:table-row>
        <table:table-row table:style-name="ro3">
          <table:table-cell table:style-name="ce2" office:value-type="string">
            <text:p><text:a xlink:href="">cgm_pe.no_planet_resize.name</text:a></text:p>
          </table:table-cell>
          <table:table-cell table:style-name="ce2" office:value-type="string">
            <text:p>No Habitable Planet Resize</text:p>
          </table:table-cell>
          <table:table-cell table:style-name="ce2" office:value-type="string">
            <text:p>Не изменять размеры планет</text:p>
          </table:table-cell>
          <table:table-cell table:style-name="ce2" office:value-type="string">
            <text:p>Kein bewohnbarer Planet Resize</text:p>
          </table:table-cell>
          <table:table-cell table:style-name="ce2" office:value-type="string">
            <text:p>Nenhum planeta Habitable Resize</text:p>
          </table:table-cell>
          <table:table-cell table:style-name="ce2" office:value-type="string">
            <text:p>Pas de planète habitable Redimensionner</text:p>
          </table:table-cell>
          <table:table-cell table:style-name="ce2" office:value-type="string">
            <text:p>Brak zmiany rozmiaru planety</text:p>
          </table:table-cell>
          <table:table-cell table:style-name="ce2" office:value-type="string">
            <text:p>Sin cambio de tamaño de un planeta habitable</text:p>
          </table:table-cell>
          <table:table-cell table:style-name="ce8" table:number-columns-repeated="18"/>
          <table:table-cell table:number-columns-repeated="998"/>
        </table:table-row>
        <table:table-row table:style-name="ro24">
          <table:table-cell table:style-name="ce2" office:value-type="string">
            <text:p>cgm_pe.planet_projects_menu.desc</text:p>
          </table:table-cell>
          <table:table-cell table:style-name="ce2"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2" office:value-type="string">
            <text:p>$planetary_projects_desc$ Хотя проекты дают отличные преимущества, они также представляют опасность.\n\n$geothermal_tap$ Создает уникальную клетку-блокиратор с отличным бонусом к энергии смежных строений и сильным модификатором планеты. Может быть увеличена до уровня III. Каждый уровень может привести к катастрофическому результату.\n\n$deep_core_mining$ Создает уникальную клетку-блокиратор с отличным бонусом к минералам смежных строений и сильным модификатором планеты. Может быть увеличена до уровня III. Каждый уровень может привести к катастрофическому результату.\n\n$soil_harvesting$ Создает уникальные клетки-блокираторы, которые «собирают» клетки. Каждые 5-10 лет есть вероятность, что эти плитки будут истощены.\n\n$tectonic_engineering$: Увеличивает размер планеты. Каждый раз, когда делается бросок (5-10 лет), есть вероятность катастрофического результата.</text:p>
          </table:table-cell>
          <table:table-cell table:style-name="ce2"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2"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2"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2"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2"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8" table:number-columns-repeated="18"/>
          <table:table-cell table:number-columns-repeated="998"/>
        </table:table-row>
        <table:table-row table:style-name="ro1">
          <table:table-cell table:style-name="ce2" office:value-type="string">
            <text:p>cgm_pe.planet_projects_menu.title</text:p>
          </table:table-cell>
          <table:table-cell table:number-columns-repeated="7" table:style-name="ce2" office:value-type="string">
            <text:p>$planetary_projects$</text:p>
          </table:table-cell>
          <table:table-cell table:style-name="ce8" table:number-columns-repeated="18"/>
          <table:table-cell table:number-columns-repeated="998"/>
        </table:table-row>
        <table:table-row table:style-name="ro3">
          <table:table-cell table:style-name="ce2" office:value-type="string">
            <text:p>cgm_pe.planetary_projects_mechanics_disabled.desc</text:p>
          </table:table-cell>
          <table:table-cell table:style-name="ce2" office:value-type="string">
            <text:p>CGM Planetary Projects are disabled.</text:p>
          </table:table-cell>
          <table:table-cell table:style-name="ce2" office:value-type="string">
            <text:p>CGM Планетарные проекты §Wотключены§!</text:p>
          </table:table-cell>
          <table:table-cell table:style-name="ce2" office:value-type="string">
            <text:p>CGM Planetary Projects sind deaktiviert.</text:p>
          </table:table-cell>
          <table:table-cell table:style-name="ce2" office:value-type="string">
            <text:p>Os projetos planetários do CGM estão desativados.</text:p>
          </table:table-cell>
          <table:table-cell table:style-name="ce2" office:value-type="string">
            <text:p>Les projets planétaires de CGM sont désactivés.</text:p>
          </table:table-cell>
          <table:table-cell table:style-name="ce2" office:value-type="string">
            <text:p>Projekty planetarne CGM są wyłączone.</text:p>
          </table:table-cell>
          <table:table-cell table:style-name="ce2" office:value-type="string">
            <text:p>Los proyectos planetarios de CGM están deshabilitados.</text:p>
          </table:table-cell>
          <table:table-cell table:style-name="ce8" table:number-columns-repeated="18"/>
          <table:table-cell table:number-columns-repeated="998"/>
        </table:table-row>
        <table:table-row table:style-name="ro3">
          <table:table-cell table:style-name="ce2" office:value-type="string">
            <text:p><text:a xlink:href="">cgm_pe.planetary_projects_mechanics_disabled.name</text:a></text:p>
          </table:table-cell>
          <table:table-cell table:style-name="ce2" office:value-type="string">
            <text:p>Planetary Projects Disabled</text:p>
          </table:table-cell>
          <table:table-cell table:style-name="ce2" office:value-type="string">
            <text:p>Планетарные проекты §Wотключены§!</text:p>
          </table:table-cell>
          <table:table-cell table:style-name="ce2" office:value-type="string">
            <text:p>Planetenprojekte deaktiviert</text:p>
          </table:table-cell>
          <table:table-cell table:style-name="ce2" office:value-type="string">
            <text:p>Projetos Planetários Desabilitados</text:p>
          </table:table-cell>
          <table:table-cell table:style-name="ce2" office:value-type="string">
            <text:p>Projets planétaires désactivés</text:p>
          </table:table-cell>
          <table:table-cell table:style-name="ce2" office:value-type="string">
            <text:p>Projekty planetarne wyłączone</text:p>
          </table:table-cell>
          <table:table-cell table:style-name="ce2" office:value-type="string">
            <text:p>Proyectos planetarios deshabilitados</text:p>
          </table:table-cell>
          <table:table-cell table:style-name="ce8" table:number-columns-repeated="18"/>
          <table:table-cell table:number-columns-repeated="998"/>
        </table:table-row>
        <table:table-row table:style-name="ro3">
          <table:table-cell table:style-name="ce2" office:value-type="string">
            <text:p>cgm_pe.planetary_projects_mechanics_enabled.desc</text:p>
          </table:table-cell>
          <table:table-cell table:style-name="ce2" office:value-type="string">
            <text:p>CGM Planetary Projects are enabled.</text:p>
          </table:table-cell>
          <table:table-cell table:style-name="ce2" office:value-type="string">
            <text:p>CGM Планетарные проекты §Gвключены§!</text:p>
          </table:table-cell>
          <table:table-cell table:style-name="ce2" office:value-type="string">
            <text:p>CGM Planetary Projects sind aktiviert.</text:p>
          </table:table-cell>
          <table:table-cell table:style-name="ce2" office:value-type="string">
            <text:p>Projetos Planetários CGM estão habilitados.</text:p>
          </table:table-cell>
          <table:table-cell table:style-name="ce2" office:value-type="string">
            <text:p>Les projets planétaires CGM sont activés.</text:p>
          </table:table-cell>
          <table:table-cell table:style-name="ce2" office:value-type="string">
            <text:p>Projekty planetarne CGM są włączone.</text:p>
          </table:table-cell>
          <table:table-cell table:style-name="ce2" office:value-type="string">
            <text:p>Los proyectos planetarios de CGM están habilitados.</text:p>
          </table:table-cell>
          <table:table-cell table:style-name="ce8" table:number-columns-repeated="18"/>
          <table:table-cell table:number-columns-repeated="998"/>
        </table:table-row>
        <table:table-row table:style-name="ro3">
          <table:table-cell table:style-name="ce2" office:value-type="string">
            <text:p><text:a xlink:href="">cgm_pe.planetary_projects_mechanics_enabled.name</text:a></text:p>
          </table:table-cell>
          <table:table-cell table:style-name="ce2" office:value-type="string">
            <text:p>Planetary Projects Enabled</text:p>
          </table:table-cell>
          <table:table-cell table:style-name="ce2" office:value-type="string">
            <text:p>Планетарные проекты §Gвключены§!</text:p>
          </table:table-cell>
          <table:table-cell table:style-name="ce2" office:value-type="string">
            <text:p>Planetare Projekte aktiviert</text:p>
          </table:table-cell>
          <table:table-cell table:style-name="ce2" office:value-type="string">
            <text:p>Projetos Planetários Ativados</text:p>
          </table:table-cell>
          <table:table-cell table:style-name="ce2" office:value-type="string">
            <text:p>Projets planétaires activés</text:p>
          </table:table-cell>
          <table:table-cell table:style-name="ce2" office:value-type="string">
            <text:p>Projekty planetarne włączone</text:p>
          </table:table-cell>
          <table:table-cell table:style-name="ce2" office:value-type="string">
            <text:p>Proyectos planetarios habilitados</text:p>
          </table:table-cell>
          <table:table-cell table:style-name="ce8" table:number-columns-repeated="18"/>
          <table:table-cell table:number-columns-repeated="998"/>
        </table:table-row>
        <table:table-row table:style-name="ro12">
          <table:table-cell table:style-name="ce2" office:value-type="string">
            <text:p>cgm_pe.planetary_projects_mechanics_status.desc</text:p>
          </table:table-cell>
          <table:table-cell table:style-name="ce2" office:value-type="string">
            <text:p>This option allows you to enable/disable this mod's Planetary Projects Mechanic</text:p>
          </table:table-cell>
          <table:table-cell table:style-name="ce2" office:value-type="string">
            <text:p>Эта опция позволяет вам включить/отключить механику планетарных проектов этого мода</text:p>
          </table:table-cell>
          <table:table-cell table:style-name="ce2" office:value-type="string">
            <text:p>Mit dieser Option können Sie den Planetaren Projektmechaniker dieses Mods aktivieren / deaktivieren</text:p>
          </table:table-cell>
          <table:table-cell table:style-name="ce2" office:value-type="string">
            <text:p>Esta opção permite que você habilite / desabilite o Mecânico de Projetos Planetários deste mod.</text:p>
          </table:table-cell>
          <table:table-cell table:style-name="ce2" office:value-type="string">
            <text:p>Cette option vous permet d'activer / désactiver le Planetary Projects Mechanic de ce mod</text:p>
          </table:table-cell>
          <table:table-cell table:style-name="ce2" office:value-type="string">
            <text:p>Ta opcja umożliwia włączenie / wyłączenie mechaniki projektów planetarnych tego mod</text:p>
          </table:table-cell>
          <table:table-cell table:style-name="ce2" office:value-type="string">
            <text:p>Esta opción te permite habilitar / deshabilitar el Mecánico de Proyectos Planetarios de este mod.</text:p>
          </table:table-cell>
          <table:table-cell table:style-name="ce8" table:number-columns-repeated="18"/>
          <table:table-cell table:number-columns-repeated="998"/>
        </table:table-row>
        <table:table-row table:style-name="ro2">
          <table:table-cell table:style-name="ce2" office:value-type="string">
            <text:p><text:a xlink:href="">cgm_pe.planetary_projects_mechanics_status.name</text:a></text:p>
          </table:table-cell>
          <table:table-cell table:style-name="ce2" office:value-type="string">
            <text:p>$configure$ Planetary Projects</text:p>
          </table:table-cell>
          <table:table-cell table:style-name="ce2" office:value-type="string">
            <text:p>$configure$ Планетарные Проекты</text:p>
          </table:table-cell>
          <table:table-cell table:number-columns-repeated="5" table:style-name="ce2" office:value-type="string">
            <text:p>$configure$ Planetary Projects</text:p>
          </table:table-cell>
          <table:table-cell table:style-name="ce8" table:number-columns-repeated="18"/>
          <table:table-cell table:number-columns-repeated="998"/>
        </table:table-row>
        <table:table-row table:style-name="ro11">
          <table:table-cell table:style-name="ce2" office:value-type="string">
            <text:p>cgm_pe.presapient_discovery_common.desc</text:p>
          </table:table-cell>
          <table:table-cell table:style-name="ce2" office:value-type="string">
            <text:p>Presapient Discovery Chance is increased to §G250%§!.</text:p>
          </table:table-cell>
          <table:table-cell table:style-name="ce2" office:value-type="string">
            <text:p>Шанс на открытие предразумных рас увеличен до §G250%§!.</text:p>
          </table:table-cell>
          <table:table-cell table:style-name="ce2" office:value-type="string">
            <text:p>Die voraussichtliche Entdeckungschance wird auf §G250% § erhöht!</text:p>
          </table:table-cell>
          <table:table-cell table:style-name="ce2" office:value-type="string">
            <text:p>A Chance de Descoberta de Presapiente é aumentada para §G250% § !.</text:p>
          </table:table-cell>
          <table:table-cell table:style-name="ce2" office:value-type="string">
            <text:p>La probabilité de découverte présaptive est augmentée à §G250% § !.</text:p>
          </table:table-cell>
          <table:table-cell table:style-name="ce2" office:value-type="string">
            <text:p>Presapient Discovery Szansa wzrasta do §250% § !.</text:p>
          </table:table-cell>
          <table:table-cell table:style-name="ce6"/>
          <table:table-cell table:style-name="ce8" table:number-columns-repeated="18"/>
          <table:table-cell table:number-columns-repeated="998"/>
        </table:table-row>
        <table:table-row table:style-name="ro3">
          <table:table-cell table:style-name="ce2" office:value-type="string">
            <text:p><text:a xlink:href="">cgm_pe.presapient_discovery_common.name</text:a></text:p>
          </table:table-cell>
          <table:table-cell table:style-name="ce2" office:value-type="string">
            <text:p>$cgm_high$ $presapient_discovery_chance$</text:p>
          </table:table-cell>
          <table:table-cell table:style-name="ce2" office:value-type="string">
            <text:p>§BБольшой§! $presapient_discovery_chance$</text:p>
          </table:table-cell>
          <table:table-cell table:style-name="ce2" office:value-type="string">
            <text:p>$cgm_high$ $presapient_discovery_chance$</text:p>
          </table:table-cell>
          <table:table-cell table:style-name="ce2" office:value-type="string">
            <text:p>$cgm_high$ $presapient_discovery_chance$</text:p>
          </table:table-cell>
          <table:table-cell table:style-name="ce2" office:value-type="string">
            <text:p>$cgm_high$ $presapient_discovery_chance$</text:p>
          </table:table-cell>
          <table:table-cell table:style-name="ce2" office:value-type="string">
            <text:p>$cgm_high$ $presapient_discovery_chance$</text:p>
          </table:table-cell>
          <table:table-cell table:style-name="ce2" office:value-type="string">
            <text:p>$cgm_high$ $presapient_discovery_chance$</text:p>
          </table:table-cell>
          <table:table-cell table:style-name="ce8" table:number-columns-repeated="18"/>
          <table:table-cell table:number-columns-repeated="998"/>
        </table:table-row>
        <table:table-row table:style-name="ro11">
          <table:table-cell table:style-name="ce2" office:value-type="string">
            <text:p>cgm_pe.presapient_discovery_default.desc</text:p>
          </table:table-cell>
          <table:table-cell table:style-name="ce2" office:value-type="string">
            <text:p>Presapient Discovery Chance is increased to §G150%§!.</text:p>
          </table:table-cell>
          <table:table-cell table:style-name="ce2" office:value-type="string">
            <text:p>Шанс на открытие предразумных рас увеличен до §G150%§!.</text:p>
          </table:table-cell>
          <table:table-cell table:style-name="ce2" office:value-type="string">
            <text:p>Die voraussichtliche Entdeckungschance wird auf §G150% § erhöht!</text:p>
          </table:table-cell>
          <table:table-cell table:style-name="ce2" office:value-type="string">
            <text:p>O Chance de Descoberta de Presapiente é aumentado para §G150% § !.</text:p>
          </table:table-cell>
          <table:table-cell table:style-name="ce2" office:value-type="string">
            <text:p>La probabilité de découverte présaptive est augmentée à §G150% § !.</text:p>
          </table:table-cell>
          <table:table-cell table:style-name="ce2" office:value-type="string">
            <text:p>Presapient Discovery Szansa wzrasta do §150% § !.</text:p>
          </table:table-cell>
          <table:table-cell table:style-name="ce6"/>
          <table:table-cell table:style-name="ce8" table:number-columns-repeated="18"/>
          <table:table-cell table:number-columns-repeated="998"/>
        </table:table-row>
        <table:table-row table:style-name="ro3">
          <table:table-cell table:style-name="ce2" office:value-type="string">
            <text:p><text:a xlink:href="">cgm_pe.presapient_discovery_default.name</text:a></text:p>
          </table:table-cell>
          <table:table-cell table:style-name="ce2" office:value-type="string">
            <text:p>$cgm_default$ $presapient_discovery_chance$</text:p>
          </table:table-cell>
          <table:table-cell table:style-name="ce2" office:value-type="string">
            <text:p>§HОбычный§! $presapient_discovery_chance$</text:p>
          </table:table-cell>
          <table:table-cell table:style-name="ce2" office:value-type="string">
            <text:p>$cgm_default$ $presapient_discovery_chance$</text:p>
          </table:table-cell>
          <table:table-cell table:style-name="ce2" office:value-type="string">
            <text:p>$cgm_default$ $presapient_discovery_chance$</text:p>
          </table:table-cell>
          <table:table-cell table:style-name="ce2" office:value-type="string">
            <text:p>$cgm_default$ $presapient_discovery_chance$</text:p>
          </table:table-cell>
          <table:table-cell table:style-name="ce2" office:value-type="string">
            <text:p>$cgm_default$ $presapient_discovery_chance$</text:p>
          </table:table-cell>
          <table:table-cell table:style-name="ce2" office:value-type="string">
            <text:p>$cgm_default$ $presapient_discovery_chance$</text:p>
          </table:table-cell>
          <table:table-cell table:style-name="ce8" table:number-columns-repeated="18"/>
          <table:table-cell table:number-columns-repeated="998"/>
        </table:table-row>
        <table:table-row table:style-name="ro7">
          <table:table-cell table:style-name="ce2" office:value-type="string">
            <text:p>cgm_pe.presapient_discovery_status.desc</text:p>
          </table:table-cell>
          <table:table-cell table:style-name="ce2" office:value-type="string">
            <text:p>This option allows you to increase or decrease the chance of presapients being discovered when you survey planets.</text:p>
          </table:table-cell>
          <table:table-cell table:style-name="ce2" office:value-type="string">
            <text:p>Этот параметр позволяет увеличить или уменьшить вероятность обнаружения предразумных рас при обследовании планет.</text:p>
          </table:table-cell>
          <table:table-cell table:style-name="ce2" office:value-type="string">
            <text:p>Mit dieser Option können Sie die Wahrscheinlichkeit erhöhen, dass Voreigner entdeckt werden, wenn Sie Planeten vermessen.</text:p>
          </table:table-cell>
          <table:table-cell table:style-name="ce2" office:value-type="string">
            <text:p>Esta opção permite que você aumente ou diminua a chance dos presapientes serem descobertos quando você pesquisar planetas.</text:p>
          </table:table-cell>
          <table:table-cell table:style-name="ce2" office:value-type="string">
            <text:p>Cette option vous permet d'augmenter ou de diminuer le risque de découverte de présapi- tés lorsque vous plantez des planètes.</text:p>
          </table:table-cell>
          <table:table-cell table:style-name="ce2" office:value-type="string">
            <text:p>Ta opcja pozwala zwiększyć lub zmniejszyć prawdopodobieństwo wykrycia presaportu podczas badania planet.</text:p>
          </table:table-cell>
          <table:table-cell table:style-name="ce2" office:value-type="string">
            <text:p>Esta opción le permite aumentar o disminuir la posibilidad de que se descubran presapiezas cuando inspecciona planetas.</text:p>
          </table:table-cell>
          <table:table-cell table:style-name="ce8" table:number-columns-repeated="18"/>
          <table:table-cell table:number-columns-repeated="998"/>
        </table:table-row>
        <table:table-row table:style-name="ro3">
          <table:table-cell table:style-name="ce2" office:value-type="string">
            <text:p><text:a xlink:href="">cgm_pe.presapient_discovery_status.name</text:a></text:p>
          </table:table-cell>
          <table:table-cell table:style-name="ce2" office:value-type="string">
            <text:p>$configure$ $presapient_discovery_chance$</text:p>
          </table:table-cell>
          <table:table-cell table:style-name="ce2" office:value-type="string">
            <text:p>$configure$ $presapient_discovery_chance$</text:p>
          </table:table-cell>
          <table:table-cell table:style-name="ce2" office:value-type="string">
            <text:p>$configure$ $presapient_discovery_chance$</text:p>
          </table:table-cell>
          <table:table-cell table:style-name="ce2" office:value-type="string">
            <text:p>$configure$ $presapient_discovery_chance$</text:p>
          </table:table-cell>
          <table:table-cell table:style-name="ce2" office:value-type="string">
            <text:p>$configure$ $presapient_discovery_chance$</text:p>
          </table:table-cell>
          <table:table-cell table:style-name="ce2" office:value-type="string">
            <text:p>$configure$ $presapient_discovery_chance$</text:p>
          </table:table-cell>
          <table:table-cell table:style-name="ce2" office:value-type="string">
            <text:p>$configure$ $presapient_discovery_chance$</text:p>
          </table:table-cell>
          <table:table-cell table:style-name="ce8" table:number-columns-repeated="18"/>
          <table:table-cell table:number-columns-repeated="998"/>
        </table:table-row>
        <table:table-row table:style-name="ro11">
          <table:table-cell table:style-name="ce2" office:value-type="string">
            <text:p>cgm_pe.presapient_discovery_vanilla.desc</text:p>
          </table:table-cell>
          <table:table-cell table:style-name="ce2" office:value-type="string">
            <text:p>Presapient Discovery Chance is unchanged from vanilla</text:p>
          </table:table-cell>
          <table:table-cell table:style-name="ce2" office:value-type="string">
            <text:p>Шанс на открытие предразумных рас не будет изменён</text:p>
          </table:table-cell>
          <table:table-cell table:style-name="ce2" office:value-type="string">
            <text:p>Presapient Discovery Chance ist unverändert gegenüber Vanille</text:p>
          </table:table-cell>
          <table:table-cell table:style-name="ce2" office:value-type="string">
            <text:p>Possibilidade de Descoberta Presapiente é inalterada de baunilha</text:p>
          </table:table-cell>
          <table:table-cell table:style-name="ce2" office:value-type="string">
            <text:p>Chance de découverte présaptive inchangée par rapport à la vanille</text:p>
          </table:table-cell>
          <table:table-cell table:style-name="ce2" office:value-type="string">
            <text:p>Presapient Discovery Szansa pozostaje niezmieniona od wanilii</text:p>
          </table:table-cell>
          <table:table-cell table:style-name="ce6"/>
          <table:table-cell table:style-name="ce8" table:number-columns-repeated="18"/>
          <table:table-cell table:number-columns-repeated="998"/>
        </table:table-row>
        <table:table-row table:style-name="ro3">
          <table:table-cell table:style-name="ce2" office:value-type="string">
            <text:p><text:a xlink:href="">cgm_pe.presapient_discovery_vanilla.name</text:a></text:p>
          </table:table-cell>
          <table:table-cell table:style-name="ce2" office:value-type="string">
            <text:p>$cgm_vanilla_only$ $presapient_discovery_chance$</text:p>
          </table:table-cell>
          <table:table-cell table:style-name="ce2" office:value-type="string">
            <text:p>Базовый $presapient_discovery_chance$</text:p>
          </table:table-cell>
          <table:table-cell table:style-name="ce2" office:value-type="string">
            <text:p>$cgm_vanilla_only$ $presapient_discovery_chance$</text:p>
          </table:table-cell>
          <table:table-cell table:style-name="ce2" office:value-type="string">
            <text:p>$cgm_vanilla_only$ $presapient_discovery_chance$</text:p>
          </table:table-cell>
          <table:table-cell table:style-name="ce2" office:value-type="string">
            <text:p>$cgm_vanilla_only$ $presapient_discovery_chance$</text:p>
          </table:table-cell>
          <table:table-cell table:style-name="ce2" office:value-type="string">
            <text:p>$cgm_vanilla_only$ $presapient_discovery_chance$</text:p>
          </table:table-cell>
          <table:table-cell table:style-name="ce2" office:value-type="string">
            <text:p>$cgm_vanilla_only$ $presapient_discovery_chance$</text:p>
          </table:table-cell>
          <table:table-cell table:style-name="ce8" table:number-columns-repeated="18"/>
          <table:table-cell table:number-columns-repeated="998"/>
        </table:table-row>
        <table:table-row table:style-name="ro11">
          <table:table-cell table:style-name="ce2" office:value-type="string">
            <text:p>cgm_pe.presapient_discovery_very_common.desc</text:p>
          </table:table-cell>
          <table:table-cell table:style-name="ce2" office:value-type="string">
            <text:p>Presapient Discovery Chance is increased to §G500%§!.</text:p>
          </table:table-cell>
          <table:table-cell table:style-name="ce2" office:value-type="string">
            <text:p>Шанс на открытие предразумных рас увеличен до §G500%§!.</text:p>
          </table:table-cell>
          <table:table-cell table:style-name="ce2" office:value-type="string">
            <text:p>Die voraussichtliche Entdeckungschance wird auf §G500% § erhöht!</text:p>
          </table:table-cell>
          <table:table-cell table:style-name="ce2" office:value-type="string">
            <text:p>A chance de descoberta de preempção é aumentada para §G500% § !.</text:p>
          </table:table-cell>
          <table:table-cell table:style-name="ce2" office:value-type="string">
            <text:p>La probabilité de découverte présaptive est augmentée à §G500% § !.</text:p>
          </table:table-cell>
          <table:table-cell table:style-name="ce2" office:value-type="string">
            <text:p>Presapient Discovery Szansa wzrasta do §G500% § !.</text:p>
          </table:table-cell>
          <table:table-cell table:style-name="ce6"/>
          <table:table-cell table:style-name="ce8" table:number-columns-repeated="18"/>
          <table:table-cell table:number-columns-repeated="998"/>
        </table:table-row>
        <table:table-row table:style-name="ro3">
          <table:table-cell table:style-name="ce2" office:value-type="string">
            <text:p><text:a xlink:href="">cgm_pe.presapient_discovery_very_common.name</text:a></text:p>
          </table:table-cell>
          <table:table-cell table:style-name="ce2" office:value-type="string">
            <text:p>$cgm_very_high$ $presapient_discovery_chance$</text:p>
          </table:table-cell>
          <table:table-cell table:style-name="ce2" office:value-type="string">
            <text:p>§BОчень большой§! $presapient_discovery_chance$</text:p>
          </table:table-cell>
          <table:table-cell table:style-name="ce2" office:value-type="string">
            <text:p>$cgm_very_high$ $presapient_discovery_chance$</text:p>
          </table:table-cell>
          <table:table-cell table:style-name="ce2" office:value-type="string">
            <text:p>$cgm_very_high$ $presapient_discovery_chance$</text:p>
          </table:table-cell>
          <table:table-cell table:style-name="ce2" office:value-type="string">
            <text:p>$cgm_very_high$ $presapient_discovery_chance$</text:p>
          </table:table-cell>
          <table:table-cell table:style-name="ce2" office:value-type="string">
            <text:p>$cgm_very_high$ $presapient_discovery_chance$</text:p>
          </table:table-cell>
          <table:table-cell table:style-name="ce2" office:value-type="string">
            <text:p>$cgm_very_high$ $presapient_discovery_chance$</text:p>
          </table:table-cell>
          <table:table-cell table:style-name="ce8" table:number-columns-repeated="18"/>
          <table:table-cell table:number-columns-repeated="998"/>
        </table:table-row>
        <table:table-row table:style-name="ro11">
          <table:table-cell table:style-name="ce2" office:value-type="string">
            <text:p>cgm_pe.presapient_discovery_very_rare.desc</text:p>
          </table:table-cell>
          <table:table-cell table:style-name="ce2" office:value-type="string">
            <text:p>Presapient Discovery Chance is reduced by §R50%§!.</text:p>
          </table:table-cell>
          <table:table-cell table:style-name="ce2" office:value-type="string">
            <text:p>Шанс на открытие предразумных рас уменьшен до §R50%§!.</text:p>
          </table:table-cell>
          <table:table-cell table:style-name="ce2" office:value-type="string">
            <text:p>Die voraussichtliche Entdeckungschance wird um §R50% § reduziert!</text:p>
          </table:table-cell>
          <table:table-cell table:style-name="ce2" office:value-type="string">
            <text:p>O Chance de Descoberta de Presapiente é reduzido em §R50% § !.</text:p>
          </table:table-cell>
          <table:table-cell table:style-name="ce2" office:value-type="string">
            <text:p>La probabilité de découverte présaptive est réduite de §R50% § !.</text:p>
          </table:table-cell>
          <table:table-cell table:style-name="ce2" office:value-type="string">
            <text:p>Presapient Discovery Szansa zmniejsza się o §R50% § !.</text:p>
          </table:table-cell>
          <table:table-cell table:style-name="ce6"/>
          <table:table-cell table:style-name="ce8" table:number-columns-repeated="18"/>
          <table:table-cell table:number-columns-repeated="998"/>
        </table:table-row>
        <table:table-row table:style-name="ro3">
          <table:table-cell table:style-name="ce2" office:value-type="string">
            <text:p><text:a xlink:href="">cgm_pe.presapient_discovery_very_rare.name</text:a></text:p>
          </table:table-cell>
          <table:table-cell table:style-name="ce2" office:value-type="string">
            <text:p>$cgm_very_low$ $presapient_discovery_chance$</text:p>
          </table:table-cell>
          <table:table-cell table:style-name="ce2" office:value-type="string">
            <text:p>§RОчень малый§! $presapient_discovery_chance$</text:p>
          </table:table-cell>
          <table:table-cell table:style-name="ce2" office:value-type="string">
            <text:p>$cgm_very_low$ $presapient_discovery_chance$</text:p>
          </table:table-cell>
          <table:table-cell table:style-name="ce2" office:value-type="string">
            <text:p>$cgm_very_low$ $presapient_discovery_chance$</text:p>
          </table:table-cell>
          <table:table-cell table:style-name="ce2" office:value-type="string">
            <text:p>$cgm_very_low$ $presapient_discovery_chance$</text:p>
          </table:table-cell>
          <table:table-cell table:style-name="ce2" office:value-type="string">
            <text:p>$cgm_very_low$ $presapient_discovery_chance$</text:p>
          </table:table-cell>
          <table:table-cell table:style-name="ce2" office:value-type="string">
            <text:p>$cgm_very_low$ $presapient_discovery_chance$</text:p>
          </table:table-cell>
          <table:table-cell table:style-name="ce8" table:number-columns-repeated="18"/>
          <table:table-cell table:number-columns-repeated="998"/>
        </table:table-row>
        <table:table-row table:style-name="ro6">
          <table:table-cell table:style-name="ce2" office:value-type="string">
            <text:p>cgm_pe.resources_disabled.desc</text:p>
          </table:table-cell>
          <table:table-cell table:style-name="ce2"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2" office:value-type="string">
            <text:p>Этот параметр отключает создание стратегических ресурсов CGM. Это включает в себя как уникальные ресурсы, орбитальные ресурсы и планетные ресурсы, включенные в этот мод, так и все связанные с ними здания и технологии.</text:p>
          </table:table-cell>
          <table:table-cell table:style-name="ce2"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2"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2"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2"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2"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8" table:number-columns-repeated="18"/>
          <table:table-cell table:number-columns-repeated="998"/>
        </table:table-row>
        <table:table-row table:style-name="ro13">
          <table:table-cell table:style-name="ce2" office:value-type="string">
            <text:p><text:a xlink:href="">cgm_pe.resources_disabled.name</text:a></text:p>
          </table:table-cell>
          <table:table-cell table:style-name="ce2" office:value-type="string">
            <text:p>$cgm_disable$ $cgm_resources$ (Vanilla Resources only)</text:p>
          </table:table-cell>
          <table:table-cell table:style-name="ce2" office:value-type="string">
            <text:p>§WОтключить§! ресурсы CGM</text:p>
          </table:table-cell>
          <table:table-cell table:style-name="ce2" office:value-type="string">
            <text:p>$cgm_disable$ $cgm_resources$ (Vanilla Resources only)</text:p>
          </table:table-cell>
          <table:table-cell table:style-name="ce2" office:value-type="string">
            <text:p>$cgm_disable$ $cgm_resources$ (Vanilla Resources only)</text:p>
          </table:table-cell>
          <table:table-cell table:style-name="ce2" office:value-type="string">
            <text:p>$cgm_disable$ $cgm_resources$ (Vanilla Resources only)</text:p>
          </table:table-cell>
          <table:table-cell table:style-name="ce2" office:value-type="string">
            <text:p>$cgm_disable$ $cgm_resources$ (Vanilla Resources only)</text:p>
          </table:table-cell>
          <table:table-cell table:style-name="ce2" office:value-type="string">
            <text:p>$cgm_disable$ $cgm_resources$ (Vanilla Resources only)</text:p>
          </table:table-cell>
          <table:table-cell table:style-name="ce8" table:number-columns-repeated="18"/>
          <table:table-cell table:number-columns-repeated="998"/>
        </table:table-row>
        <table:table-row table:style-name="ro13">
          <table:table-cell table:style-name="ce2" office:value-type="string">
            <text:p>cgm_pe.small_capital_planet_size.desc</text:p>
          </table:table-cell>
          <table:table-cell table:style-name="ce2" office:value-type="string">
            <text:p>Homeworlds will be between 12-15 tiles large.</text:p>
          </table:table-cell>
          <table:table-cell table:style-name="ce2" office:value-type="string">
            <text:p>Столицы будут иметь размер в 12-15 клеток.</text:p>
          </table:table-cell>
          <table:table-cell table:style-name="ce2" office:value-type="string">
            <text:p>Heimatwelten werden zwischen 12-15 Fliesen groß sein.</text:p>
          </table:table-cell>
          <table:table-cell table:style-name="ce2" office:value-type="string">
            <text:p>Homeworlds será entre 12-15 telhas grandes.</text:p>
          </table:table-cell>
          <table:table-cell table:style-name="ce2" office:value-type="string">
            <text:p>Homeworlds aura entre 12 et 15 tuiles de grande taille.</text:p>
          </table:table-cell>
          <table:table-cell table:style-name="ce2" office:value-type="string">
            <text:p>Homeworlds będą między 12-15 dużych płytek.</text:p>
          </table:table-cell>
          <table:table-cell table:style-name="ce2" office:value-type="string">
            <text:p>Los Homeworld tendrán entre 12 y 15 fichas de gran tamaño.</text:p>
          </table:table-cell>
          <table:table-cell table:style-name="ce8" table:number-columns-repeated="18"/>
          <table:table-cell table:number-columns-repeated="998"/>
        </table:table-row>
        <table:table-row table:style-name="ro2">
          <table:table-cell table:style-name="ce2" office:value-type="string">
            <text:p><text:a xlink:href="">cgm_pe.small_capital_planet_size.name</text:a></text:p>
          </table:table-cell>
          <table:table-cell table:style-name="ce2" office:value-type="string">
            <text:p>Small Homeworlds</text:p>
          </table:table-cell>
          <table:table-cell table:style-name="ce2" office:value-type="string">
            <text:p>Маленькие столицы</text:p>
          </table:table-cell>
          <table:table-cell table:style-name="ce2" office:value-type="string">
            <text:p>Kleine Heimatwelten</text:p>
          </table:table-cell>
          <table:table-cell table:style-name="ce2" office:value-type="string">
            <text:p>Pequenos Homeworlds</text:p>
          </table:table-cell>
          <table:table-cell table:style-name="ce2" office:value-type="string">
            <text:p>Petits mondes de la maison</text:p>
          </table:table-cell>
          <table:table-cell table:style-name="ce2" office:value-type="string">
            <text:p>Małe Homeworlds</text:p>
          </table:table-cell>
          <table:table-cell table:style-name="ce2" office:value-type="string">
            <text:p>Pequeños mundos caseros</text:p>
          </table:table-cell>
          <table:table-cell table:style-name="ce8" table:number-columns-repeated="18"/>
          <table:table-cell table:number-columns-repeated="998"/>
        </table:table-row>
        <table:table-row table:style-name="ro10">
          <table:table-cell table:style-name="ce2" office:value-type="string">
            <text:p>cgm_pe.small_planet_size.desc</text:p>
          </table:table-cell>
          <table:table-cell table:style-name="ce2" office:value-type="string">
            <text:p>Habitable Planets will be resized to §R~20%§! smaller, on average (some will be smaller, some larger). Please note: this does not affect megastructures.</text:p>
          </table:table-cell>
          <table:table-cell table:style-name="ce2" office:value-type="string">
            <text:p>Пригодные для жизни планеты планеты будут в среднем на 20% меньше (некоторые будут меньше, а некоторые больше). Обратите внимание: это не влияет на мегаструктуры.</text:p>
          </table:table-cell>
          <table:table-cell table:style-name="ce2" office:value-type="string">
            <text:p>Bewohnbare Planeten werden auf §R ~ 20% § angepasst! kleiner, im Durchschnitt (einige werden kleiner, einige größer). Bitte beachten Sie: Dies wirkt sich nicht auf Megastrukturen aus.</text:p>
          </table:table-cell>
          <table:table-cell table:style-name="ce2" office:value-type="string">
            <text:p>Planetas Habitáveis ​​serão redimensionados para §R ~ 20% §! menor, em média (alguns serão menores, alguns maiores). Por favor note: isto não afeta as megaestruturas.</text:p>
          </table:table-cell>
          <table:table-cell table:style-name="ce2" office:value-type="string">
            <text:p>Les planètes habitables seront redimensionnées à §R ~ 20% §! plus petit, en moyenne (certains seront plus petits, d'autres plus gros). Veuillez noter: ceci n'affecte pas les mégastructures.</text:p>
          </table:table-cell>
          <table:table-cell table:style-name="ce2" office:value-type="string">
            <text:p>Planety mieszkalne zostaną zmienione na §R ~ 20% §! mniejszy, średnio (niektóre będą mniejsze, większe). Uwaga: nie ma to wpływu na megastruktury.</text:p>
          </table:table-cell>
          <table:table-cell table:style-name="ce2" office:value-type="string">
            <text:p>Los planetas habitables se redimensionarán a §R ~ 20% §! más pequeño, en promedio (algunos serán más pequeños, algunos más grandes). Tenga en cuenta que esto no afecta a las megaestructuras.</text:p>
          </table:table-cell>
          <table:table-cell table:style-name="ce8" table:number-columns-repeated="18"/>
          <table:table-cell table:number-columns-repeated="998"/>
        </table:table-row>
        <table:table-row table:style-name="ro2">
          <table:table-cell table:style-name="ce2" office:value-type="string">
            <text:p><text:a xlink:href="">cgm_pe.small_planet_size.name</text:a></text:p>
          </table:table-cell>
          <table:table-cell table:style-name="ce2" office:value-type="string">
            <text:p>Smaller Planets</text:p>
          </table:table-cell>
          <table:table-cell table:style-name="ce2" office:value-type="string">
            <text:p>Маленькие планеты</text:p>
          </table:table-cell>
          <table:table-cell table:style-name="ce2" office:value-type="string">
            <text:p>Kleinere Planeten</text:p>
          </table:table-cell>
          <table:table-cell table:style-name="ce2" office:value-type="string">
            <text:p>Planetas Menores</text:p>
          </table:table-cell>
          <table:table-cell table:style-name="ce2" office:value-type="string">
            <text:p>Planètes plus petites</text:p>
          </table:table-cell>
          <table:table-cell table:style-name="ce2" office:value-type="string">
            <text:p>Mniejsze planety</text:p>
          </table:table-cell>
          <table:table-cell table:style-name="ce2" office:value-type="string">
            <text:p>Planetas más pequeños</text:p>
          </table:table-cell>
          <table:table-cell table:style-name="ce8" table:number-columns-repeated="18"/>
          <table:table-cell table:number-columns-repeated="998"/>
        </table:table-row>
        <table:table-row table:style-name="ro2">
          <table:table-cell table:style-name="ce2" office:value-type="string">
            <text:p>cgm_pe.tectonic_engineering.desc</text:p>
          </table:table-cell>
          <table:table-cell table:style-name="ce2" office:value-type="string">
            <text:p>$tectonic_engineering_desc$</text:p>
          </table:table-cell>
          <table:table-cell table:style-name="ce2" office:value-type="string">
            <text:p>$tectonic_engineering_desc$</text:p>
          </table:table-cell>
          <table:table-cell table:style-name="ce2" office:value-type="string">
            <text:p>$tectonic_engineering_desc$</text:p>
          </table:table-cell>
          <table:table-cell table:style-name="ce2" office:value-type="string">
            <text:p>$tectonic_engineering_desc$</text:p>
          </table:table-cell>
          <table:table-cell table:style-name="ce2" office:value-type="string">
            <text:p>$tectonic_engineering_desc$</text:p>
          </table:table-cell>
          <table:table-cell table:style-name="ce2" office:value-type="string">
            <text:p>$tectonic_engineering_desc$</text:p>
          </table:table-cell>
          <table:table-cell table:style-name="ce2" office:value-type="string">
            <text:p>$tectonic_engineering_desc$</text:p>
          </table:table-cell>
          <table:table-cell table:style-name="ce8" table:number-columns-repeated="18"/>
          <table:table-cell table:number-columns-repeated="998"/>
        </table:table-row>
        <table:table-row table:style-name="ro2">
          <table:table-cell table:style-name="ce2" office:value-type="string">
            <text:p><text:a xlink:href="">cgm_pe.tectonic_engineering.name</text:a></text:p>
          </table:table-cell>
          <table:table-cell table:number-columns-repeated="7" table:style-name="ce2" office:value-type="string">
            <text:p>$tectonic_engineering$</text:p>
          </table:table-cell>
          <table:table-cell table:style-name="ce8" table:number-columns-repeated="18"/>
          <table:table-cell table:number-columns-repeated="998"/>
        </table:table-row>
        <table:table-row table:style-name="ro3">
          <table:table-cell table:style-name="ce2" office:value-type="string">
            <text:p>cgm_pe.terraforming_after_effects_disabled.desc</text:p>
          </table:table-cell>
          <table:table-cell table:style-name="ce2" office:value-type="string">
            <text:p>Terraforming after-effects are $cgm_disabled$.</text:p>
          </table:table-cell>
          <table:table-cell table:style-name="ce2" office:value-type="string">
            <text:p>Последствия терраформирования §Wотключены§!</text:p>
          </table:table-cell>
          <table:table-cell table:style-name="ce2" office:value-type="string">
            <text:p>Terraforming after-effects are $cgm_disabled$.</text:p>
          </table:table-cell>
          <table:table-cell table:style-name="ce2" office:value-type="string">
            <text:p>Terraforming after-effects are $cgm_disabled$.</text:p>
          </table:table-cell>
          <table:table-cell table:style-name="ce2" office:value-type="string">
            <text:p>Terraforming after-effects are $cgm_disabled$.</text:p>
          </table:table-cell>
          <table:table-cell table:style-name="ce2" office:value-type="string">
            <text:p>Terraforming after-effects are $cgm_disabled$.</text:p>
          </table:table-cell>
          <table:table-cell table:style-name="ce2" office:value-type="string">
            <text:p>Terraforming after-effects are $cgm_disabled$.</text:p>
          </table:table-cell>
          <table:table-cell table:style-name="ce8" table:number-columns-repeated="18"/>
          <table:table-cell table:number-columns-repeated="998"/>
        </table:table-row>
        <table:table-row table:style-name="ro3">
          <table:table-cell table:style-name="ce2" office:value-type="string">
            <text:p><text:a xlink:href="">cgm_pe.terraforming_after_effects_disabled.name</text:a></text:p>
          </table:table-cell>
          <table:table-cell table:style-name="ce2" office:value-type="string">
            <text:p>Terraforming After-Effects $cgm_disabled$</text:p>
          </table:table-cell>
          <table:table-cell table:style-name="ce2" office:value-type="string">
            <text:p>Последствия терраформирования §Wотключены§!</text:p>
          </table:table-cell>
          <table:table-cell table:style-name="ce2" office:value-type="string">
            <text:p>Terraforming After-Effects $cgm_disabled$</text:p>
          </table:table-cell>
          <table:table-cell table:style-name="ce2" office:value-type="string">
            <text:p>Terraforming After-Effects $cgm_disabled$</text:p>
          </table:table-cell>
          <table:table-cell table:style-name="ce2" office:value-type="string">
            <text:p>Terraforming After-Effects $cgm_disabled$</text:p>
          </table:table-cell>
          <table:table-cell table:style-name="ce2" office:value-type="string">
            <text:p>Terraforming After-Effects $cgm_disabled$</text:p>
          </table:table-cell>
          <table:table-cell table:style-name="ce2" office:value-type="string">
            <text:p>Terraforming After-Effects $cgm_disabled$</text:p>
          </table:table-cell>
          <table:table-cell table:style-name="ce8" table:number-columns-repeated="18"/>
          <table:table-cell table:number-columns-repeated="998"/>
        </table:table-row>
        <table:table-row table:style-name="ro25">
          <table:table-cell table:style-name="ce2" office:value-type="string">
            <text:p>cgm_pe.terraforming_after_effects_enabled.desc</text:p>
          </table:table-cell>
          <table:table-cell table:style-name="ce2"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2" office:value-type="string">
            <text:p>Эта опция включает эффекты псоле терраформирования: \n\n1. При окончании терраформирования он удаляет из планет следующие отрицательные модификаторы: $atmospheric_hallucinogen$, $atmospheric_aphrodisiac$, $bleak_planet$, $wild_storms$, $hazardous_weather$, $dangerous_wildlife$, $irradiated_planet$. It also removes the $abandoned_terraforming$ и завершает цепочку событий - если активна.\n\n2. Если у империи, владеющей планетой, есть технология Тектонической инженерии, у планеты есть хорошие шансы увеличить размер. Это определяется случайным броском, который выполняется один раз - с хорошим шансом для планеты увеличиться на 1-3 клетки в размере, и меньшим шансом, что ничто не произойдет, или, иногда, проект терраформирования приведет к катастрофе.</text:p>
          </table:table-cell>
          <table:table-cell table:style-name="ce2"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2"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2"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2"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2"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8" table:number-columns-repeated="18"/>
          <table:table-cell table:number-columns-repeated="998"/>
        </table:table-row>
        <table:table-row table:style-name="ro3">
          <table:table-cell table:style-name="ce2" office:value-type="string">
            <text:p><text:a xlink:href="">cgm_pe.terraforming_after_effects_enabled.name</text:a></text:p>
          </table:table-cell>
          <table:table-cell table:style-name="ce2" office:value-type="string">
            <text:p>Terraforming After-Effects $cgm_enabled$</text:p>
          </table:table-cell>
          <table:table-cell table:style-name="ce2" office:value-type="string">
            <text:p>Последствия терраформирования §Gвключены§!</text:p>
          </table:table-cell>
          <table:table-cell table:style-name="ce2" office:value-type="string">
            <text:p>Terraforming After-Effects $cgm_enabled$</text:p>
          </table:table-cell>
          <table:table-cell table:style-name="ce2" office:value-type="string">
            <text:p>Terraforming After-Effects $cgm_enabled$</text:p>
          </table:table-cell>
          <table:table-cell table:style-name="ce2" office:value-type="string">
            <text:p>Terraforming After-Effects $cgm_enabled$</text:p>
          </table:table-cell>
          <table:table-cell table:style-name="ce2" office:value-type="string">
            <text:p>Terraforming After-Effects $cgm_enabled$</text:p>
          </table:table-cell>
          <table:table-cell table:style-name="ce2" office:value-type="string">
            <text:p>Terraforming After-Effects $cgm_enabled$</text:p>
          </table:table-cell>
          <table:table-cell table:style-name="ce8" table:number-columns-repeated="18"/>
          <table:table-cell table:number-columns-repeated="998"/>
        </table:table-row>
        <table:table-row table:style-name="ro11">
          <table:table-cell table:style-name="ce2" office:value-type="string">
            <text:p>cgm_pe.terraforming_after_effects_status.desc</text:p>
          </table:table-cell>
          <table:table-cell table:style-name="ce2" office:value-type="string">
            <text:p>This option allows you to enable/disable terraforming after-effects.</text:p>
          </table:table-cell>
          <table:table-cell table:style-name="ce2" office:value-type="string">
            <text:p>Эта опция позволяет включать/отключать эффекты после терраформирования.</text:p>
          </table:table-cell>
          <table:table-cell table:style-name="ce2" office:value-type="string">
            <text:p>Mit dieser Option können Sie Terraforming-Nachwirkungen aktivieren / deaktivieren.</text:p>
          </table:table-cell>
          <table:table-cell table:style-name="ce2" office:value-type="string">
            <text:p>Esta opção permite ativar / desativar efeitos posteriores de terraformação.</text:p>
          </table:table-cell>
          <table:table-cell table:style-name="ce2" office:value-type="string">
            <text:p>Cette option vous permet d'activer / désactiver les effets secondaires de terraformation.</text:p>
          </table:table-cell>
          <table:table-cell table:style-name="ce2" office:value-type="string">
            <text:p>Ta opcja umożliwia włączanie / wyłączanie efektów następczych terraformowania.</text:p>
          </table:table-cell>
          <table:table-cell table:style-name="ce2" office:value-type="string">
            <text:p>Esta opción te permite habilitar / deshabilitar los efectos posteriores a la terraformación.</text:p>
          </table:table-cell>
          <table:table-cell table:style-name="ce8" table:number-columns-repeated="18"/>
          <table:table-cell table:number-columns-repeated="998"/>
        </table:table-row>
        <table:table-row table:style-name="ro3">
          <table:table-cell table:style-name="ce2" office:value-type="string">
            <text:p><text:a xlink:href="">cgm_pe.terraforming_after_effects_status.name</text:a></text:p>
          </table:table-cell>
          <table:table-cell table:style-name="ce2" office:value-type="string">
            <text:p>$configure$ Terraforming After-Effects</text:p>
          </table:table-cell>
          <table:table-cell table:style-name="ce2" office:value-type="string">
            <text:p>$configure$ последствия терраформирования</text:p>
          </table:table-cell>
          <table:table-cell table:style-name="ce2" office:value-type="string">
            <text:p>$configure$ Terraforming After-Effects</text:p>
          </table:table-cell>
          <table:table-cell table:style-name="ce2" office:value-type="string">
            <text:p>$configure$ Terraforming After-Effects</text:p>
          </table:table-cell>
          <table:table-cell table:style-name="ce2" office:value-type="string">
            <text:p>$configure$ Terraforming After-Effects</text:p>
          </table:table-cell>
          <table:table-cell table:style-name="ce2" office:value-type="string">
            <text:p>$configure$ Terraforming After-Effects</text:p>
          </table:table-cell>
          <table:table-cell table:style-name="ce2" office:value-type="string">
            <text:p>$configure$ Terraforming After-Effects</text:p>
          </table:table-cell>
          <table:table-cell table:style-name="ce8" table:number-columns-repeated="18"/>
          <table:table-cell table:number-columns-repeated="998"/>
        </table:table-row>
        <table:table-row table:style-name="ro9">
          <table:table-cell table:style-name="ce2" office:value-type="string">
            <text:p>cgm_pe.terraforming_candidate_discovery_common.desc</text:p>
          </table:table-cell>
          <table:table-cell table:style-name="ce2" office:value-type="string">
            <text:p>Terraforming Candidate Discovery Chance is increased to §G400%§!.</text:p>
          </table:table-cell>
          <table:table-cell table:style-name="ce2" office:value-type="string">
            <text:p>Шанс на открытие кандидата на терраформирование увеличен до §G400%§!.</text:p>
          </table:table-cell>
          <table:table-cell table:style-name="ce2" office:value-type="string">
            <text:p>Terraforming Candidate Discovery Chance wird auf §G400% § erhöht!</text:p>
          </table:table-cell>
          <table:table-cell table:style-name="ce2" office:value-type="string">
            <text:p>A Chance de Descoberta de Candidato Terraforming é aumentada para §G400% § !.</text:p>
          </table:table-cell>
          <table:table-cell table:style-name="ce2" office:value-type="string">
            <text:p>La probabilité de découverte du candidat à la terraformation est augmentée à §400% §!</text:p>
          </table:table-cell>
          <table:table-cell table:style-name="ce2" office:value-type="string">
            <text:p>Terraforming Candidate Discovery Szansa wzrasta do §G400% § !.</text:p>
          </table:table-cell>
          <table:table-cell table:style-name="ce2" office:value-type="string">
            <text:p>agregar loc</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common.name</text:a></text:p>
          </table:table-cell>
          <table:table-cell table:style-name="ce2" office:value-type="string">
            <text:p>$cgm_high$ $terraforming_candidate_discovery_chance$</text:p>
          </table:table-cell>
          <table:table-cell table:style-name="ce2" office:value-type="string">
            <text:p>§BБольшой§! $terraforming_candidate_discovery_chance$</text:p>
          </table:table-cell>
          <table:table-cell table:style-name="ce2" office:value-type="string">
            <text:p>$cgm_high$ $terraforming_candidate_discovery_chance$</text:p>
          </table:table-cell>
          <table:table-cell table:style-name="ce2" office:value-type="string">
            <text:p>$cgm_high$ $terraforming_candidate_discovery_chance$</text:p>
          </table:table-cell>
          <table:table-cell table:style-name="ce2" office:value-type="string">
            <text:p>$cgm_high$ $terraforming_candidate_discovery_chance$</text:p>
          </table:table-cell>
          <table:table-cell table:style-name="ce2" office:value-type="string">
            <text:p>$cgm_high$ $terraforming_candidate_discovery_chance$</text:p>
          </table:table-cell>
          <table:table-cell table:style-name="ce2" office:value-type="string">
            <text:p>$cgm_high$ $terraforming_candidate_discovery_chance$</text:p>
          </table:table-cell>
          <table:table-cell table:style-name="ce8" table:number-columns-repeated="18"/>
          <table:table-cell table:number-columns-repeated="998"/>
        </table:table-row>
        <table:table-row table:style-name="ro9">
          <table:table-cell table:style-name="ce2" office:value-type="string">
            <text:p>cgm_pe.terraforming_candidate_discovery_default.desc</text:p>
          </table:table-cell>
          <table:table-cell table:style-name="ce2" office:value-type="string">
            <text:p>Terraforming Candidate Discovery Chance is increased to §G200%§!.</text:p>
          </table:table-cell>
          <table:table-cell table:style-name="ce2" office:value-type="string">
            <text:p>Шанс на открытие кандидата на терраформирование увеличен до §G200%§!.</text:p>
          </table:table-cell>
          <table:table-cell table:style-name="ce2" office:value-type="string">
            <text:p>Terraforming Candidate Discovery Chance wird auf §G200% § erhöht!</text:p>
          </table:table-cell>
          <table:table-cell table:style-name="ce2" office:value-type="string">
            <text:p>O Chance de Descoberta de Candidato Terraforming é aumentado para §G200% § !.</text:p>
          </table:table-cell>
          <table:table-cell table:style-name="ce2" office:value-type="string">
            <text:p>La probabilité de découverte de candidats à la terraformation est augmentée à §G200% § !.</text:p>
          </table:table-cell>
          <table:table-cell table:style-name="ce2" office:value-type="string">
            <text:p>Terraforming Candidate Discovery Szansa zostaje zwiększona do §G200% § !.</text:p>
          </table:table-cell>
          <table:table-cell table:style-name="ce2" office:value-type="string">
            <text:p>agregar loc</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default.name</text:a></text:p>
          </table:table-cell>
          <table:table-cell table:style-name="ce2" office:value-type="string">
            <text:p>$cgm_default$ $terraforming_candidate_discovery_chance$</text:p>
          </table:table-cell>
          <table:table-cell table:style-name="ce2" office:value-type="string">
            <text:p>§HОбычный§! $terraforming_candidate_discovery_chance$</text:p>
          </table:table-cell>
          <table:table-cell table:style-name="ce2" office:value-type="string">
            <text:p>$cgm_default$ $terraforming_candidate_discovery_chance$</text:p>
          </table:table-cell>
          <table:table-cell table:style-name="ce2" office:value-type="string">
            <text:p>$cgm_default$ $terraforming_candidate_discovery_chance$</text:p>
          </table:table-cell>
          <table:table-cell table:style-name="ce2" office:value-type="string">
            <text:p>$cgm_default$ $terraforming_candidate_discovery_chance$</text:p>
          </table:table-cell>
          <table:table-cell table:style-name="ce2" office:value-type="string">
            <text:p>$cgm_default$ $terraforming_candidate_discovery_chance$</text:p>
          </table:table-cell>
          <table:table-cell table:style-name="ce2" office:value-type="string">
            <text:p>$cgm_default$ $terraforming_candidate_discovery_chance$</text:p>
          </table:table-cell>
          <table:table-cell table:style-name="ce8" table:number-columns-repeated="18"/>
          <table:table-cell table:number-columns-repeated="998"/>
        </table:table-row>
        <table:table-row table:style-name="ro8">
          <table:table-cell table:style-name="ce2" office:value-type="string">
            <text:p>cgm_pe.terraforming_candidate_discovery_status.desc</text:p>
          </table:table-cell>
          <table:table-cell table:style-name="ce2" office:value-type="string">
            <text:p>This option allows you to increase or decrease the chance of terraforming candidates being discovered when you survey planets.</text:p>
          </table:table-cell>
          <table:table-cell table:style-name="ce2" office:value-type="string">
            <text:p>Этот параметр позволяет увеличить или уменьшить вероятность обнаружения кандидатов на терраформирование при обследовании планет.</text:p>
          </table:table-cell>
          <table:table-cell table:style-name="ce2" office:value-type="string">
            <text:p>Mit dieser Option können Sie die Wahrscheinlichkeit erhöhen, dass Terraforming-Kandidaten entdeckt werden, wenn Sie Planeten vermessen.</text:p>
          </table:table-cell>
          <table:table-cell table:style-name="ce2" office:value-type="string">
            <text:p>Esta opção permite aumentar ou diminuir a chance de os candidatos ao terraformação serem descobertos quando você pesquisar planetas.</text:p>
          </table:table-cell>
          <table:table-cell table:style-name="ce2" office:value-type="string">
            <text:p>Cette option vous permet d'augmenter ou de diminuer les chances de terraformation des candidats à la découverte lorsque vous plantez des planètes.</text:p>
          </table:table-cell>
          <table:table-cell table:style-name="ce2" office:value-type="string">
            <text:p>Ta opcja pozwala zwiększyć lub zmniejszyć szansę wykrycia terraformujących kandydatów podczas badania planet.</text:p>
          </table:table-cell>
          <table:table-cell table:style-name="ce2" office:value-type="string">
            <text:p>Esta opción le permite aumentar o disminuir la posibilidad de que se descubran candidatos de terraformación cuando se topografían planetas.</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status.name</text:a></text:p>
          </table:table-cell>
          <table:table-cell table:style-name="ce2" office:value-type="string">
            <text:p>$configure$ $terraforming_candidate_discovery_chance$</text:p>
          </table:table-cell>
          <table:table-cell table:style-name="ce2" office:value-type="string">
            <text:p>$configure$ $terraforming_candidate_discovery_chance$</text:p>
          </table:table-cell>
          <table:table-cell table:style-name="ce2" office:value-type="string">
            <text:p>$configure$ $terraforming_candidate_discovery_chance$</text:p>
          </table:table-cell>
          <table:table-cell table:style-name="ce2" office:value-type="string">
            <text:p>$configure$ $terraforming_candidate_discovery_chance$</text:p>
          </table:table-cell>
          <table:table-cell table:style-name="ce2" office:value-type="string">
            <text:p>$configure$ $terraforming_candidate_discovery_chance$</text:p>
          </table:table-cell>
          <table:table-cell table:style-name="ce2" office:value-type="string">
            <text:p>$configure$ $terraforming_candidate_discovery_chance$</text:p>
          </table:table-cell>
          <table:table-cell table:style-name="ce2" office:value-type="string">
            <text:p>$configure$ $terraforming_candidate_discovery_chance$</text:p>
          </table:table-cell>
          <table:table-cell table:style-name="ce8" table:number-columns-repeated="18"/>
          <table:table-cell table:number-columns-repeated="998"/>
        </table:table-row>
        <table:table-row table:style-name="ro13">
          <table:table-cell table:style-name="ce2" office:value-type="string">
            <text:p>cgm_pe.terraforming_candidate_discovery_vanilla.desc</text:p>
          </table:table-cell>
          <table:table-cell table:style-name="ce2" office:value-type="string">
            <text:p>Terraforming Candidate Discovery Chance is unchanged.</text:p>
          </table:table-cell>
          <table:table-cell table:style-name="ce2" office:value-type="string">
            <text:p>Шанс на открытие кандидата на терраформирование увеличен не будет изменён.</text:p>
          </table:table-cell>
          <table:table-cell table:style-name="ce2" office:value-type="string">
            <text:p>Terraforming Candidate Discovery Chance ist unverändert.</text:p>
          </table:table-cell>
          <table:table-cell table:style-name="ce2" office:value-type="string">
            <text:p>Descoberta de Candidato Terraforming Chance é inalterada.</text:p>
          </table:table-cell>
          <table:table-cell table:style-name="ce2" office:value-type="string">
            <text:p>Terraforming Discovery Discovery Chance est inchangé.</text:p>
          </table:table-cell>
          <table:table-cell table:style-name="ce2" office:value-type="string">
            <text:p>Terraforming Candidate Discovery Chance pozostaje niezmieniona.</text:p>
          </table:table-cell>
          <table:table-cell table:style-name="ce2" office:value-type="string">
            <text:p>agregar loc</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vanilla.name</text:a></text:p>
          </table:table-cell>
          <table:table-cell table:style-name="ce2" office:value-type="string">
            <text:p>$cgm_vanilla_only$ $terraforming_candidate_discovery_chance$</text:p>
          </table:table-cell>
          <table:table-cell table:style-name="ce2" office:value-type="string">
            <text:p>Базовый $terraforming_candidate_discovery_chance$</text:p>
          </table:table-cell>
          <table:table-cell table:style-name="ce2" office:value-type="string">
            <text:p>$cgm_vanilla_only$ $terraforming_candidate_discovery_chance$</text:p>
          </table:table-cell>
          <table:table-cell table:style-name="ce2" office:value-type="string">
            <text:p>$cgm_vanilla_only$ $terraforming_candidate_discovery_chance$</text:p>
          </table:table-cell>
          <table:table-cell table:style-name="ce2" office:value-type="string">
            <text:p>$cgm_vanilla_only$ $terraforming_candidate_discovery_chance$</text:p>
          </table:table-cell>
          <table:table-cell table:style-name="ce2" office:value-type="string">
            <text:p>$cgm_vanilla_only$ $terraforming_candidate_discovery_chance$</text:p>
          </table:table-cell>
          <table:table-cell table:style-name="ce2" office:value-type="string">
            <text:p>$cgm_vanilla_only$ $terraforming_candidate_discovery_chance$</text:p>
          </table:table-cell>
          <table:table-cell table:style-name="ce8" table:number-columns-repeated="18"/>
          <table:table-cell table:number-columns-repeated="998"/>
        </table:table-row>
        <table:table-row table:style-name="ro9">
          <table:table-cell table:style-name="ce2" office:value-type="string">
            <text:p>cgm_pe.terraforming_candidate_discovery_very_common.desc</text:p>
          </table:table-cell>
          <table:table-cell table:style-name="ce2" office:value-type="string">
            <text:p>Terraforming Candidate Discovery Chance is increased to §G800%§!.</text:p>
          </table:table-cell>
          <table:table-cell table:style-name="ce2" office:value-type="string">
            <text:p>Шанс на открытие кандидата на терраформирование увеличен до §G800%§!.</text:p>
          </table:table-cell>
          <table:table-cell table:style-name="ce2" office:value-type="string">
            <text:p>Terraforming Candidate Discovery Chance wird auf §G800% § erhöht!</text:p>
          </table:table-cell>
          <table:table-cell table:style-name="ce2" office:value-type="string">
            <text:p>O Chance de Descoberta de Candidato Terraforming é aumentado para §G800% § !.</text:p>
          </table:table-cell>
          <table:table-cell table:style-name="ce2" office:value-type="string">
            <text:p>La probabilité de découverte de candidats à la terraformation est augmentée à §G800% § !.</text:p>
          </table:table-cell>
          <table:table-cell table:style-name="ce2" office:value-type="string">
            <text:p>Terraforming Candidate Discovery Chance zwiększa się do §G800% § !.</text:p>
          </table:table-cell>
          <table:table-cell table:style-name="ce2" office:value-type="string">
            <text:p>agregar loc</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very_common.name</text:a></text:p>
          </table:table-cell>
          <table:table-cell table:style-name="ce2" office:value-type="string">
            <text:p>$cgm_very_high$ $terraforming_candidate_discovery_chance$</text:p>
          </table:table-cell>
          <table:table-cell table:style-name="ce2" office:value-type="string">
            <text:p>§BОчень большой§! $terraforming_candidate_discovery_chance$</text:p>
          </table:table-cell>
          <table:table-cell table:style-name="ce2" office:value-type="string">
            <text:p>$cgm_very_high$ $terraforming_candidate_discovery_chance$</text:p>
          </table:table-cell>
          <table:table-cell table:style-name="ce2" office:value-type="string">
            <text:p>$cgm_very_high$ $terraforming_candidate_discovery_chance$</text:p>
          </table:table-cell>
          <table:table-cell table:style-name="ce2" office:value-type="string">
            <text:p>$cgm_very_high$ $terraforming_candidate_discovery_chance$</text:p>
          </table:table-cell>
          <table:table-cell table:style-name="ce2" office:value-type="string">
            <text:p>$cgm_very_high$ $terraforming_candidate_discovery_chance$</text:p>
          </table:table-cell>
          <table:table-cell table:style-name="ce2" office:value-type="string">
            <text:p>$cgm_very_high$ $terraforming_candidate_discovery_chance$</text:p>
          </table:table-cell>
          <table:table-cell table:style-name="ce8" table:number-columns-repeated="18"/>
          <table:table-cell table:number-columns-repeated="998"/>
        </table:table-row>
        <table:table-row table:style-name="ro9">
          <table:table-cell table:style-name="ce2" office:value-type="string">
            <text:p>cgm_pe.terraforming_candidate_discovery_very_rare.desc</text:p>
          </table:table-cell>
          <table:table-cell table:style-name="ce2" office:value-type="string">
            <text:p>Terraforming Candidate Discovery Chance is reduced by §R50%§!.</text:p>
          </table:table-cell>
          <table:table-cell table:style-name="ce2" office:value-type="string">
            <text:p>Шанс на открытие кандидата на терраформирование уменьшен до §R50%§!.</text:p>
          </table:table-cell>
          <table:table-cell table:style-name="ce2" office:value-type="string">
            <text:p>Terraforming Candidate Discovery Chance wird um §R50% § reduziert !.</text:p>
          </table:table-cell>
          <table:table-cell table:style-name="ce2" office:value-type="string">
            <text:p>O Chance de Descoberta de Candidato Terraforming é reduzido em §R50% § !.</text:p>
          </table:table-cell>
          <table:table-cell table:style-name="ce2" office:value-type="string">
            <text:p>La probabilité de découverte de candidats à la terraformation est réduite de §R50% § !.</text:p>
          </table:table-cell>
          <table:table-cell table:style-name="ce2" office:value-type="string">
            <text:p>Terraforming Candidate Discovery Szansa zostaje zmniejszona o §50%!</text:p>
          </table:table-cell>
          <table:table-cell table:style-name="ce2" office:value-type="string">
            <text:p>agregar loc</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very_rare.name</text:a></text:p>
          </table:table-cell>
          <table:table-cell table:style-name="ce2" office:value-type="string">
            <text:p>$cgm_very_low$ $terraforming_candidate_discovery_chance$</text:p>
          </table:table-cell>
          <table:table-cell table:style-name="ce2" office:value-type="string">
            <text:p>§RОчень малый§! $terraforming_candidate_discovery_chance$</text:p>
          </table:table-cell>
          <table:table-cell table:style-name="ce2" office:value-type="string">
            <text:p>$cgm_very_low$ $terraforming_candidate_discovery_chance$</text:p>
          </table:table-cell>
          <table:table-cell table:style-name="ce2" office:value-type="string">
            <text:p>$cgm_very_low$ $terraforming_candidate_discovery_chance$</text:p>
          </table:table-cell>
          <table:table-cell table:style-name="ce2" office:value-type="string">
            <text:p>$cgm_very_low$ $terraforming_candidate_discovery_chance$</text:p>
          </table:table-cell>
          <table:table-cell table:style-name="ce2" office:value-type="string">
            <text:p>$cgm_very_low$ $terraforming_candidate_discovery_chance$</text:p>
          </table:table-cell>
          <table:table-cell table:style-name="ce2" office:value-type="string">
            <text:p>$cgm_very_low$ $terraforming_candidate_discovery_chance$</text:p>
          </table:table-cell>
          <table:table-cell table:style-name="ce8" table:number-columns-repeated="18"/>
          <table:table-cell table:number-columns-repeated="998"/>
        </table:table-row>
        <table:table-row table:style-name="ro5">
          <table:table-cell table:style-name="ce2" office:value-type="string">
            <text:p>cgm_pe.tile_blockers_disabled.desc</text:p>
          </table:table-cell>
          <table:table-cell table:style-name="ce2" office:value-type="string">
            <text:p>This option disables the spawn of the CGM Tile Blockers. Please note: this does not apply to the tile-blockers related to unique resources, planetary specialization or terraforming.</text:p>
          </table:table-cell>
          <table:table-cell table:style-name="ce2" office:value-type="string">
            <text:p>Этот параметр отключает создание заблокированных клеток CGM. Обратите внимание: это не относится к клеткам, связанным с уникальными ресурсами, специализацией в области планет или терраформированием.</text:p>
          </table:table-cell>
          <table:table-cell table:style-name="ce2" office:value-type="string">
            <text:p>Diese Option deaktiviert den Spawn der CGM-Tile-Blocker. Bitte beachten Sie: Dies gilt nicht für die Tile-Blocker in Bezug auf einzigartige Ressourcen, planetare Spezialisierung oder Terraforming.</text:p>
          </table:table-cell>
          <table:table-cell table:style-name="ce2" office:value-type="string">
            <text:p>Essa opção desativa o spawn dos bloqueadores de mosaico CGM. Observe: isso não se aplica aos bloqueadores de blocos relacionados a recursos exclusivos, especialização planetária ou terraformação.</text:p>
          </table:table-cell>
          <table:table-cell table:style-name="ce2" office:value-type="string">
            <text:p>Cette option désactive l'apparition des bloqueurs de mosaïques CGM. Veuillez noter: ceci ne s'applique pas aux bloqueurs de tuiles liés à des ressources uniques, à la spécialisation planétaire ou à la terraformation.</text:p>
          </table:table-cell>
          <table:table-cell table:style-name="ce2" office:value-type="string">
            <text:p>Ta opcja wyłącza odrodzenie Blokerów płytek CGM. Uwaga: nie dotyczy to płytek blokujących związanych z unikalnymi zasobami, specjalizacją planetarną lub terraformowaniem.</text:p>
          </table:table-cell>
          <table:table-cell table:style-name="ce2" office:value-type="string">
            <text:p>Esta opción desactiva el engendro de los bloqueadores de mosaico de CGM. Tenga en cuenta que esto no se aplica a los bloqueadores de azulejos relacionados con recursos únicos, especialización planetaria o terraformación.</text:p>
          </table:table-cell>
          <table:table-cell table:style-name="ce8" table:number-columns-repeated="18"/>
          <table:table-cell table:number-columns-repeated="998"/>
        </table:table-row>
        <table:table-row table:style-name="ro2">
          <table:table-cell table:style-name="ce2" office:value-type="string">
            <text:p><text:a xlink:href="">cgm_pe.tile_blockers_disabled.name</text:a></text:p>
          </table:table-cell>
          <table:table-cell table:style-name="ce2" office:value-type="string">
            <text:p>$cgm_disable$ CGM $tile_blockers$</text:p>
          </table:table-cell>
          <table:table-cell table:style-name="ce2" office:value-type="string">
            <text:p>§WОтключить§! блокирующие клетки CGM</text:p>
          </table:table-cell>
          <table:table-cell table:style-name="ce2" office:value-type="string">
            <text:p>$cgm_disable$ CGM $tile_blockers$</text:p>
          </table:table-cell>
          <table:table-cell table:style-name="ce2" office:value-type="string">
            <text:p>$cgm_disable$ CGM $tile_blockers$</text:p>
          </table:table-cell>
          <table:table-cell table:style-name="ce2" office:value-type="string">
            <text:p>$cgm_disable$ CGM $tile_blockers$</text:p>
          </table:table-cell>
          <table:table-cell table:style-name="ce2" office:value-type="string">
            <text:p>$cgm_disable$ CGM $tile_blockers$</text:p>
          </table:table-cell>
          <table:table-cell table:style-name="ce2" office:value-type="string">
            <text:p>$cgm_disable$ CGM $tile_blockers$</text:p>
          </table:table-cell>
          <table:table-cell table:style-name="ce8" table:number-columns-repeated="18"/>
          <table:table-cell table:number-columns-repeated="998"/>
        </table:table-row>
        <table:table-row table:style-name="ro13">
          <table:table-cell table:style-name="ce2" office:value-type="string">
            <text:p>cgm_pe.uninhabitable_terraforming_mechanics_disabled.desc</text:p>
          </table:table-cell>
          <table:table-cell table:style-name="ce2" office:value-type="string">
            <text:p>CGM Uninhabitable Planet Terraforming is disabled.</text:p>
          </table:table-cell>
          <table:table-cell table:style-name="ce2" office:value-type="string">
            <text:p>CGM Терраформирование непригодных планет §Wотключено§!</text:p>
          </table:table-cell>
          <table:table-cell table:style-name="ce2" office:value-type="string">
            <text:p>CGM Uninhabitable Planet Terraforming ist deaktiviert.</text:p>
          </table:table-cell>
          <table:table-cell table:style-name="ce2" office:value-type="string">
            <text:p>O CGM Uninhabitable Planet Terraforming está desativado.</text:p>
          </table:table-cell>
          <table:table-cell table:style-name="ce2" office:value-type="string">
            <text:p>CGM Uninhabitable Planet Terraforming est désactivé.</text:p>
          </table:table-cell>
          <table:table-cell table:style-name="ce2" office:value-type="string">
            <text:p>CGM Uninhabitable Planet Terraforming jest wyłączony.</text:p>
          </table:table-cell>
          <table:table-cell table:style-name="ce2" office:value-type="string">
            <text:p>CGM Inhabitable Planet Terraforming está deshabilitado.</text:p>
          </table:table-cell>
          <table:table-cell table:style-name="ce8" table:number-columns-repeated="18"/>
          <table:table-cell table:number-columns-repeated="998"/>
        </table:table-row>
        <table:table-row table:style-name="ro3">
          <table:table-cell table:style-name="ce2" office:value-type="string">
            <text:p><text:a xlink:href="">cgm_pe.uninhabitable_terraforming_mechanics_disabled.name</text:a></text:p>
          </table:table-cell>
          <table:table-cell table:style-name="ce2" office:value-type="string">
            <text:p>Uninhabitable Planet Terraforming Disabled</text:p>
          </table:table-cell>
          <table:table-cell table:style-name="ce2" office:value-type="string">
            <text:p>Терраформирование непригодных планет §Wотключено§!</text:p>
          </table:table-cell>
          <table:table-cell table:style-name="ce2" office:value-type="string">
            <text:p>Unbewohnbarer Planet Terraforming Behinderte</text:p>
          </table:table-cell>
          <table:table-cell table:style-name="ce2" office:value-type="string">
            <text:p>Terraplanagem inabitável do planeta desabilitada</text:p>
          </table:table-cell>
          <table:table-cell table:style-name="ce2" office:value-type="string">
            <text:p>Planète inhabitable Terraforming désactivé</text:p>
          </table:table-cell>
          <table:table-cell table:style-name="ce2" office:value-type="string">
            <text:p>Niezaludnialna planeta Terraforming wyłączona</text:p>
          </table:table-cell>
          <table:table-cell table:style-name="ce2" office:value-type="string">
            <text:p>Inhabitable Planet Terraforming Disabled</text:p>
          </table:table-cell>
          <table:table-cell table:style-name="ce8" table:number-columns-repeated="18"/>
          <table:table-cell table:number-columns-repeated="998"/>
        </table:table-row>
        <table:table-row table:style-name="ro13">
          <table:table-cell table:style-name="ce2" office:value-type="string">
            <text:p>cgm_pe.uninhabitable_terraforming_mechanics_enabled.desc</text:p>
          </table:table-cell>
          <table:table-cell table:style-name="ce2" office:value-type="string">
            <text:p>CGM Uninhabitable Planet Terraforming is enabled.</text:p>
          </table:table-cell>
          <table:table-cell table:style-name="ce2" office:value-type="string">
            <text:p>CGM Терраформирование непригодных планет §Gвключено§!</text:p>
          </table:table-cell>
          <table:table-cell table:style-name="ce2" office:value-type="string">
            <text:p>CGM Uninhabitable Planet Terraforming ist aktiviert.</text:p>
          </table:table-cell>
          <table:table-cell table:style-name="ce2" office:value-type="string">
            <text:p>O CGM Uninhabitable Planet Terraforming está ativado.</text:p>
          </table:table-cell>
          <table:table-cell table:style-name="ce2" office:value-type="string">
            <text:p>Planète inhabitable de CGM La Terraforming est activée.</text:p>
          </table:table-cell>
          <table:table-cell table:style-name="ce2" office:value-type="string">
            <text:p>CGM Uninhabitable Planet Terraforming jest włączony.</text:p>
          </table:table-cell>
          <table:table-cell table:style-name="ce2" office:value-type="string">
            <text:p>CGM Inhabitable Planet Terraforming está habilitado.</text:p>
          </table:table-cell>
          <table:table-cell table:style-name="ce8" table:number-columns-repeated="18"/>
          <table:table-cell table:number-columns-repeated="998"/>
        </table:table-row>
        <table:table-row table:style-name="ro13">
          <table:table-cell table:style-name="ce2" office:value-type="string">
            <text:p><text:a xlink:href="">cgm_pe.uninhabitable_terraforming_mechanics_enabled.name</text:a></text:p>
          </table:table-cell>
          <table:table-cell table:style-name="ce2" office:value-type="string">
            <text:p>Uninhabitable Planet Terraforming Enabled</text:p>
          </table:table-cell>
          <table:table-cell table:style-name="ce2" office:value-type="string">
            <text:p>Терраформирование непригодных планет §Gвключено§!</text:p>
          </table:table-cell>
          <table:table-cell table:style-name="ce2" office:value-type="string">
            <text:p>Unbewohnbare Planet Terraforming aktiviert</text:p>
          </table:table-cell>
          <table:table-cell table:style-name="ce2" office:value-type="string">
            <text:p>Planetável inabitável Terraforming habilitado</text:p>
          </table:table-cell>
          <table:table-cell table:style-name="ce2" office:value-type="string">
            <text:p>Planet Terrainging inhabitable activé</text:p>
          </table:table-cell>
          <table:table-cell table:style-name="ce2" office:value-type="string">
            <text:p>Niezaludnialna planeta Terraforming włączona</text:p>
          </table:table-cell>
          <table:table-cell table:style-name="ce2" office:value-type="string">
            <text:p>El planeta inhabitable Terraformado habilitado</text:p>
          </table:table-cell>
          <table:table-cell table:style-name="ce8" table:number-columns-repeated="18"/>
          <table:table-cell table:number-columns-repeated="998"/>
        </table:table-row>
        <table:table-row table:style-name="ro7">
          <table:table-cell table:style-name="ce2" office:value-type="string">
            <text:p>cgm_pe.uninhabitable_terraforming_mechanics_status.desc</text:p>
          </table:table-cell>
          <table:table-cell table:style-name="ce2" office:value-type="string">
            <text:p>This option allows you to enable/disable this mod's Uninhabitable Planet Terraforming Mechanic</text:p>
          </table:table-cell>
          <table:table-cell table:style-name="ce2" office:value-type="string">
            <text:p>Эта опция позволяет вам включить/отключить механику терраформирования непригодных планет этого мода</text:p>
          </table:table-cell>
          <table:table-cell table:style-name="ce2" office:value-type="string">
            <text:p>Mit dieser Option können Sie den unbewohnbaren Planeten-Terraforming-Mechaniker dieses Mods aktivieren / deaktivieren</text:p>
          </table:table-cell>
          <table:table-cell table:style-name="ce2" office:value-type="string">
            <text:p>Esta opção permite que você habilite / desabilite o Mecanismo de Terraforming Planetável Uninhabitable deste mod.</text:p>
          </table:table-cell>
          <table:table-cell table:style-name="ce2" office:value-type="string">
            <text:p>Cette option vous permet d'activer / désactiver le Mécanisme de Terraforming Planet Uninhabitable de ce mod</text:p>
          </table:table-cell>
          <table:table-cell table:style-name="ce2" office:value-type="string">
            <text:p>Ta opcja umożliwia włączanie / wyłączanie tego modowego Uninhabitable Planet Terraforming Mechanic</text:p>
          </table:table-cell>
          <table:table-cell table:style-name="ce2" office:value-type="string">
            <text:p>Esta opción te permite habilitar / deshabilitar el Mecánico de Terraformado Planeta Inhabitable de este mod.</text:p>
          </table:table-cell>
          <table:table-cell table:style-name="ce8" table:number-columns-repeated="18"/>
          <table:table-cell table:number-columns-repeated="998"/>
        </table:table-row>
        <table:table-row table:style-name="ro3">
          <table:table-cell table:style-name="ce2" office:value-type="string">
            <text:p><text:a xlink:href="">cgm_pe.uninhabitable_terraforming_mechanics_status.name</text:a></text:p>
          </table:table-cell>
          <table:table-cell table:style-name="ce2" office:value-type="string">
            <text:p>$configure$ Uninhabitable Planet Terraforming</text:p>
          </table:table-cell>
          <table:table-cell table:style-name="ce2" office:value-type="string">
            <text:p>Настроить терраформирование непригодных планет</text:p>
          </table:table-cell>
          <table:table-cell table:style-name="ce2" office:value-type="string">
            <text:p>$configure$ Uninhabitable Planet Terraforming</text:p>
          </table:table-cell>
          <table:table-cell table:style-name="ce2" office:value-type="string">
            <text:p>$configure$ Uninhabitable Planet Terraforming</text:p>
          </table:table-cell>
          <table:table-cell table:style-name="ce2" office:value-type="string">
            <text:p>$configure$ Uninhabitable Planet Terraforming</text:p>
          </table:table-cell>
          <table:table-cell table:style-name="ce2" office:value-type="string">
            <text:p>$configure$ Uninhabitable Planet Terraforming</text:p>
          </table:table-cell>
          <table:table-cell table:style-name="ce2" office:value-type="string">
            <text:p>$configure$ Uninhabitable Planet Terraforming</text:p>
          </table:table-cell>
          <table:table-cell table:style-name="ce8" table:number-columns-repeated="18"/>
          <table:table-cell table:number-columns-repeated="998"/>
        </table:table-row>
        <table:table-row table:style-name="ro12">
          <table:table-cell table:style-name="ce2" office:value-type="string">
            <text:p>cgm_pe.very_high_colonizable_asteroids.desc</text:p>
          </table:table-cell>
          <table:table-cell table:style-name="ce2" office:value-type="string">
            <text:p>The number of colonizable asteroids equals §W15%§! of the total number of colonizable planets.</text:p>
          </table:table-cell>
          <table:table-cell table:style-name="ce2" office:value-type="string">
            <text:p>§B80%§! &gt; астероидов с 4+ клетками будут пригодным для заселения.</text:p>
          </table:table-cell>
          <table:table-cell table:style-name="ce2" office:value-type="string">
            <text:p>Die Anzahl der kolonisierbaren Asteroiden entspricht §W15% §! der Gesamtzahl der kolonisierbaren Planeten.</text:p>
          </table:table-cell>
          <table:table-cell table:style-name="ce2" office:value-type="string">
            <text:p>O número de asteroides colonizáveis ​​é igual a §W15% §! do número total de planetas colonizáveis.</text:p>
          </table:table-cell>
          <table:table-cell table:style-name="ce2" office:value-type="string">
            <text:p>Le nombre d'astéroïdes colonisables est égal à §W15% §! du nombre total de planètes colonisables.</text:p>
          </table:table-cell>
          <table:table-cell table:style-name="ce2" office:value-type="string">
            <text:p>Liczba asteroid zdolnych do kolonizacji jest równa §W15% §! całkowitej liczby kolonizowanych planet.</text:p>
          </table:table-cell>
          <table:table-cell table:style-name="ce2" office:value-type="string">
            <text:p>§B80% §! de&gt; tamaño 4 Los asteroides serán colonizables.</text:p>
          </table:table-cell>
          <table:table-cell table:style-name="ce8" table:number-columns-repeated="18"/>
          <table:table-cell table:number-columns-repeated="998"/>
        </table:table-row>
        <table:table-row table:style-name="ro3">
          <table:table-cell table:style-name="ce2" office:value-type="string">
            <text:p><text:a xlink:href="">cgm_pe.very_high_colonizable_asteroids.name</text:a></text:p>
          </table:table-cell>
          <table:table-cell table:style-name="ce2" office:value-type="string">
            <text:p>$cgm_very_high$ $colonizable_asteroids$</text:p>
          </table:table-cell>
          <table:table-cell table:style-name="ce2" office:value-type="string">
            <text:p>$cgm_very_high$ $colonizable_asteroids$</text:p>
          </table:table-cell>
          <table:table-cell table:style-name="ce2" office:value-type="string">
            <text:p>$cgm_very_high$ $colonizable_asteroids$</text:p>
          </table:table-cell>
          <table:table-cell table:style-name="ce2" office:value-type="string">
            <text:p>$cgm_very_high$ $colonizable_asteroids$</text:p>
          </table:table-cell>
          <table:table-cell table:style-name="ce2" office:value-type="string">
            <text:p>$cgm_very_high$ $colonizable_asteroids$</text:p>
          </table:table-cell>
          <table:table-cell table:style-name="ce2" office:value-type="string">
            <text:p>$cgm_very_high$ $colonizable_asteroids$</text:p>
          </table:table-cell>
          <table:table-cell table:style-name="ce2" office:value-type="string">
            <text:p>$cgm_very_high$ $colonizable_asteroids$</text:p>
          </table:table-cell>
          <table:table-cell table:style-name="ce8" table:number-columns-repeated="18"/>
          <table:table-cell table:number-columns-repeated="998"/>
        </table:table-row>
        <table:table-row table:style-name="ro7">
          <table:table-cell table:style-name="ce2" office:value-type="string">
            <text:p>cgm_pe.very_high_deposits_size.desc</text:p>
          </table:table-cell>
          <table:table-cell table:style-name="ce2" office:value-type="string">
            <text:p>Regular (vanilla) planetary deposits will be much larger - tending to be between 3-4 resource points high.</text:p>
          </table:table-cell>
          <table:table-cell table:style-name="ce2" office:value-type="string">
            <text:p>Обычные месторождения ресурсов будут намного больше - их будет по 3-4 на клетке.</text:p>
          </table:table-cell>
          <table:table-cell table:style-name="ce2" office:value-type="string">
            <text:p>Normale (Vanille) planetare Ablagerungen werden viel größer sein - sie werden zwischen 3-4 Ressourcenpunkten liegen.</text:p>
          </table:table-cell>
          <table:table-cell table:style-name="ce2" office:value-type="string">
            <text:p>Depósitos planetários regulares (baunilha) serão muito maiores - tendendo a ter entre 3-4 pontos de recursos de altura.</text:p>
          </table:table-cell>
          <table:table-cell table:style-name="ce2" office:value-type="string">
            <text:p>Les dépôts planétaires réguliers (vanille) seront beaucoup plus importants - ayant tendance à être entre 3 et 4 points de ressources.</text:p>
          </table:table-cell>
          <table:table-cell table:style-name="ce2" office:value-type="string">
            <text:p>Regularne (waniliowe) złoża planetarne będą znacznie większe - zwykle mieszczą się między 3-4 punktami wysokiego poziomu zasobów.</text:p>
          </table:table-cell>
          <table:table-cell table:style-name="ce2" office:value-type="string">
            <text:p>Los depósitos planetarios regulares (vainilla) serán mucho más grandes, tendiendo a estar entre 3-4 puntos de recursos altos.</text:p>
          </table:table-cell>
          <table:table-cell table:style-name="ce8" table:number-columns-repeated="18"/>
          <table:table-cell table:number-columns-repeated="998"/>
        </table:table-row>
        <table:table-row table:style-name="ro2">
          <table:table-cell table:style-name="ce2" office:value-type="string">
            <text:p><text:a xlink:href="">cgm_pe.very_high_deposits_size.name</text:a></text:p>
          </table:table-cell>
          <table:table-cell table:style-name="ce2" office:value-type="string">
            <text:p>$cgm_very_large$ $deposits$</text:p>
          </table:table-cell>
          <table:table-cell table:style-name="ce2" office:value-type="string">
            <text:p>$cgm_very_large$ $deposits$</text:p>
          </table:table-cell>
          <table:table-cell table:style-name="ce2" office:value-type="string">
            <text:p>$cgm_very_large$ $deposits$</text:p>
          </table:table-cell>
          <table:table-cell table:style-name="ce2" office:value-type="string">
            <text:p>$cgm_very_large$ $deposits$</text:p>
          </table:table-cell>
          <table:table-cell table:style-name="ce2" office:value-type="string">
            <text:p>$cgm_very_large$ $deposits$</text:p>
          </table:table-cell>
          <table:table-cell table:style-name="ce2" office:value-type="string">
            <text:p>$cgm_very_large$ $deposits$</text:p>
          </table:table-cell>
          <table:table-cell table:style-name="ce2" office:value-type="string">
            <text:p>$cgm_very_large$ $deposits$</text:p>
          </table:table-cell>
          <table:table-cell table:style-name="ce8" table:number-columns-repeated="18"/>
          <table:table-cell table:number-columns-repeated="998"/>
        </table:table-row>
        <table:table-row table:style-name="ro17">
          <table:table-cell table:style-name="ce2" office:value-type="string">
            <text:p>cgm_pe.very_high_deposits.desc</text:p>
          </table:table-cell>
          <table:table-cell table:style-name="ce2" office:value-type="string">
            <text:p>§B~80%§! of habitable planet tiles will have regular resource deposits on them. This option is an increased amount of planetary deposits compared to vanilla. Please note: this option is not recommended if you are using CGM: Buildings!</text:p>
          </table:table-cell>
          <table:table-cell table:style-name="ce2" office:value-type="string">
            <text:p>На ~80% клеткок пригодных для жизни планет будут присутствовать ресурсы. Этот вариант представляет собой увеличенное количество планетарных месторождений по сравнению с базовой версией. Обратите внимание: этот вариант не рекомендуется, если вы используете CGM: Buildings!</text:p>
          </table:table-cell>
          <table:table-cell table:style-name="ce2" office:value-type="string">
            <text:p>§B ~ 80% §! von bewohnbaren Planetenplättchen werden regelmäßige Ressourcenablagerungen auf ihnen haben. Diese Option ist eine erhöhte Menge an planetaren Ablagerungen im Vergleich zu Vanille. Bitte beachten Sie: Diese Option wird nicht empfohlen, wenn Sie CGM: Gebäude verwenden!</text:p>
          </table:table-cell>
          <table:table-cell table:style-name="ce2" office:value-type="string">
            <text:p>§B ~ 80% §! de telhas planetárias habitáveis ​​terão depósitos de recursos regulares nelas. Esta opção é uma quantidade aumentada de depósitos planetários em comparação com a baunilha. Por favor, note: esta opção não é recomendada se você estiver usando CGM: Edifícios!</text:p>
          </table:table-cell>
          <table:table-cell table:style-name="ce2" office:value-type="string">
            <text:p>§B ~ 80% §! des tuiles planètes habitables auront des dépôts de ressources réguliers sur eux. Cette option est une quantité accrue de dépôts planétaires par rapport à la vanille. Veuillez noter: cette option n'est pas recommandée si vous utilisez CGM: Buildings!</text:p>
          </table:table-cell>
          <table:table-cell table:style-name="ce2" office:value-type="string">
            <text:p>§B ~ 80% §! płytek planety nadającej się do zamieszkania będzie miała regularne depozyty zasobów na nich. Ta opcja oznacza zwiększoną ilość depozytów planetarnych w porównaniu do wanilii. Uwaga: ta opcja nie jest zalecana, jeśli korzystasz z CGM: budynki!</text:p>
          </table:table-cell>
          <table:table-cell table:style-name="ce2" office:value-type="string">
            <text:p>§B ~ 80% §! de las fichas de planeta habitables tendrán depósitos regulares de recursos en ellas. Esta opción es una mayor cantidad de depósitos planetarios en comparación con la vainilla. Tenga en cuenta: esta opción no se recomienda si está utilizando CGM: Edificios.</text:p>
          </table:table-cell>
          <table:table-cell table:style-name="ce8" table:number-columns-repeated="18"/>
          <table:table-cell table:number-columns-repeated="998"/>
        </table:table-row>
        <table:table-row table:style-name="ro2">
          <table:table-cell table:style-name="ce2" office:value-type="string">
            <text:p><text:a xlink:href="">cgm_pe.very_high_deposits.name</text:a></text:p>
          </table:table-cell>
          <table:table-cell table:style-name="ce2" office:value-type="string">
            <text:p>$cgm_very_high$ $deposits$</text:p>
          </table:table-cell>
          <table:table-cell table:style-name="ce2" office:value-type="string">
            <text:p>$cgm_very_high$ $deposits$</text:p>
          </table:table-cell>
          <table:table-cell table:style-name="ce2" office:value-type="string">
            <text:p>$cgm_very_high$ $deposits$</text:p>
          </table:table-cell>
          <table:table-cell table:style-name="ce2" office:value-type="string">
            <text:p>$cgm_very_high$ $deposits$</text:p>
          </table:table-cell>
          <table:table-cell table:style-name="ce2" office:value-type="string">
            <text:p>$cgm_very_high$ $deposits$</text:p>
          </table:table-cell>
          <table:table-cell table:style-name="ce2" office:value-type="string">
            <text:p>$cgm_very_high$ $deposits$</text:p>
          </table:table-cell>
          <table:table-cell table:style-name="ce2" office:value-type="string">
            <text:p>$cgm_very_high$ $deposits$</text:p>
          </table:table-cell>
          <table:table-cell table:style-name="ce8" table:number-columns-repeated="18"/>
          <table:table-cell table:number-columns-repeated="998"/>
        </table:table-row>
        <table:table-row table:style-name="ro19">
          <table:table-cell table:style-name="ce2" office:value-type="string">
            <text:p>cgm_pe.very_high_resources.desc</text:p>
          </table:table-cell>
          <table:table-cell table:style-name="ce2" office:value-type="string">
            <text:p>This option sets the strategic resource spawn to a very high setting. §B~80%§! of habitable planets will have at least one strategic resource, and many will have 3+ strategic resource tiles. Additionally, §B~20%§! of systems will have at least 1 orbital strategic resource.</text:p>
          </table:table-cell>
          <table:table-cell table:style-name="ce2" office:value-type="string">
            <text:p>Этот параметр устанавливает количество стратегических ресурсов на очень высокий уровень. ~80% пригодных для жизни планет будут иметь по крайней мере один стратегический ресурс, и у многих будет 3+ клеток стратегических ресурсов. Кроме того, ~20% систем будут иметь по крайней мере 1 орбитальный стратегический ресурс.</text:p>
          </table:table-cell>
          <table:table-cell table:style-name="ce2" office:value-type="string">
            <text:p>Diese Option setzt den strategischen Ressourcen-Spawn auf eine sehr hohe Einstellung. §B ~ 80% §! von bewohnbaren Planeten wird mindestens eine strategische Ressource haben, und viele werden 3+ strategische Ressourcenplättchen haben. Zusätzlich, §B ~ 20% §! von Systemen wird mindestens 1 orbitale strategische Ressource haben.</text:p>
          </table:table-cell>
          <table:table-cell table:style-name="ce2" office:value-type="string">
            <text:p>Essa opção configura o recurso estratégico gerado para uma configuração muito alta. §B ~ 80% §! de planetas habitáveis ​​terá pelo menos um recurso estratégico, e muitos terão 3 + telhas de recursos estratégicos. Além disso, §B ~ 20% §! de sistemas terá pelo menos um recurso estratégico orbital.</text:p>
          </table:table-cell>
          <table:table-cell table:style-name="ce2" office:value-type="string">
            <text:p>Cette option définit la ressource stratégique sur un paramètre très élevé. §B ~ 80% §! des planètes habitables auront au moins une ressource stratégique, et beaucoup auront plus de 3 tuiles de ressources stratégiques. De plus, §B ~ 20% §! des systèmes aura au moins 1 ressource stratégique orbitale.</text:p>
          </table:table-cell>
          <table:table-cell table:style-name="ce2" office:value-type="string">
            <text:p>Ta opcja ustawia strategiczne źródło odrodzenia do bardzo wysokiego ustawienia. §B ~ 80% §! Planety zamieszkałe będą miały co najmniej jeden zasób strategiczny, a wiele z nich będzie miało 3 + strategiczne żetony zasobów. Dodatkowo §B ~ 20% §! systemów będzie miał co najmniej 1 strategiczny zasób orbity.</text:p>
          </table:table-cell>
          <table:table-cell table:style-name="ce2" office:value-type="string">
            <text:p>Esta opción establece el engendramiento de recursos estratégicos en una configuración muy alta. §B ~ 80% §! de planetas habitables tendrán al menos un recurso estratégico, y muchos tendrán más de 3 fichas de recursos estratégicos. ¡Además, §B ~ 20% §! de sistemas tendrá al menos 1 recurso estratégico orbital.</text:p>
          </table:table-cell>
          <table:table-cell table:style-name="ce8" table:number-columns-repeated="18"/>
          <table:table-cell table:number-columns-repeated="998"/>
        </table:table-row>
        <table:table-row table:style-name="ro3">
          <table:table-cell table:style-name="ce2" office:value-type="string">
            <text:p><text:a xlink:href="">cgm_pe.very_high_resources.name</text:a></text:p>
          </table:table-cell>
          <table:table-cell table:style-name="ce2" office:value-type="string">
            <text:p>$cgm_very_high$ $strategic_resources$</text:p>
          </table:table-cell>
          <table:table-cell table:style-name="ce2" office:value-type="string">
            <text:p>$cgm_very_high$ $strategic_resources$</text:p>
          </table:table-cell>
          <table:table-cell table:style-name="ce2" office:value-type="string">
            <text:p>$cgm_very_high$ $strategic_resources$</text:p>
          </table:table-cell>
          <table:table-cell table:style-name="ce2" office:value-type="string">
            <text:p>$cgm_very_high$ $strategic_resources$</text:p>
          </table:table-cell>
          <table:table-cell table:style-name="ce2" office:value-type="string">
            <text:p>$cgm_very_high$ $strategic_resources$</text:p>
          </table:table-cell>
          <table:table-cell table:style-name="ce2" office:value-type="string">
            <text:p>$cgm_very_high$ $strategic_resources$</text:p>
          </table:table-cell>
          <table:table-cell table:style-name="ce2" office:value-type="string">
            <text:p>$cgm_very_high$ $strategic_resources$</text:p>
          </table:table-cell>
          <table:table-cell table:style-name="ce8" table:number-columns-repeated="18"/>
          <table:table-cell table:number-columns-repeated="998"/>
        </table:table-row>
        <table:table-row table:style-name="ro6">
          <table:table-cell table:style-name="ce2" office:value-type="string">
            <text:p>cgm_pe.very_high_tile_blockers.desc</text:p>
          </table:table-cell>
          <table:table-cell table:style-name="ce2" office:value-type="string">
            <text:p>§B~80%§! of habitable planet tiles will have tile-blockers on them. This option increases the amount of planetary tile-blockers compared to vanilla.</text:p>
          </table:table-cell>
          <table:table-cell table:style-name="ce2" office:value-type="string">
            <text:p>На ~80% клеткок пригодных для жизни планет будут присутствовать заблокированные клетки. Этот вариант увеличивает количество планетарных плит-блокировщиков по сравнению с базовой версией.</text:p>
          </table:table-cell>
          <table:table-cell table:style-name="ce2" office:value-type="string">
            <text:p>§B ~ 80% §! von bewohnbaren Planetenplättchen werden Kachelblocker auf ihnen haben. Diese Option erhöht die Menge an planetaren Fliesenblockern im Vergleich zu Vanille.</text:p>
          </table:table-cell>
          <table:table-cell table:style-name="ce2" office:value-type="string">
            <text:p>§B ~ 80% §! de telhas do planeta habitável terá bloqueadores de azulejos sobre eles. Esta opção aumenta a quantidade de bloqueadores de blocos planetários em comparação com a baunilha.</text:p>
          </table:table-cell>
          <table:table-cell table:style-name="ce2" office:value-type="string">
            <text:p>§B ~ 80% §! des tuiles Planètes habitables auront des tuiles-bloqueurs sur eux. Cette option augmente la quantité de bloqueurs de carreaux planétaires par rapport à la vanille.</text:p>
          </table:table-cell>
          <table:table-cell table:style-name="ce2" office:value-type="string">
            <text:p>§B ~ 80% §! Płytki z planety nadającej się do zamieszkania będą miały na nich blokujące płytki. Ta opcja zwiększa ilość planetarnych blokerów płytek w porównaniu do wanilii.</text:p>
          </table:table-cell>
          <table:table-cell table:style-name="ce2" office:value-type="string">
            <text:p>§B ~ 80% §! de las fichas de planeta habitables tendrán bloqueadores de baldosas. Esta opción aumenta la cantidad de bloqueadores de baldosas planetarios en comparación con la vainilla.</text:p>
          </table:table-cell>
          <table:table-cell table:style-name="ce8" table:number-columns-repeated="18"/>
          <table:table-cell table:number-columns-repeated="998"/>
        </table:table-row>
        <table:table-row table:style-name="ro2">
          <table:table-cell table:style-name="ce2" office:value-type="string">
            <text:p><text:a xlink:href="">cgm_pe.very_high_tile_blockers.name</text:a></text:p>
          </table:table-cell>
          <table:table-cell table:style-name="ce2" office:value-type="string">
            <text:p>$cgm_very_high$ $tile_blockers$</text:p>
          </table:table-cell>
          <table:table-cell table:style-name="ce2" office:value-type="string">
            <text:p>$cgm_very_high$ $tile_blockers$</text:p>
          </table:table-cell>
          <table:table-cell table:style-name="ce2" office:value-type="string">
            <text:p>$cgm_very_high$ $tile_blockers$</text:p>
          </table:table-cell>
          <table:table-cell table:style-name="ce2" office:value-type="string">
            <text:p>$cgm_very_high$ $tile_blockers$</text:p>
          </table:table-cell>
          <table:table-cell table:style-name="ce2" office:value-type="string">
            <text:p>$cgm_very_high$ $tile_blockers$</text:p>
          </table:table-cell>
          <table:table-cell table:style-name="ce2" office:value-type="string">
            <text:p>$cgm_very_high$ $tile_blockers$</text:p>
          </table:table-cell>
          <table:table-cell table:style-name="ce2" office:value-type="string">
            <text:p>$cgm_very_high$ $tile_blockers$</text:p>
          </table:table-cell>
          <table:table-cell table:style-name="ce8" table:number-columns-repeated="18"/>
          <table:table-cell table:number-columns-repeated="998"/>
        </table:table-row>
        <table:table-row table:style-name="ro13">
          <table:table-cell table:style-name="ce2" office:value-type="string">
            <text:p>cgm_pe.very_large_capital_planet_size.desc</text:p>
          </table:table-cell>
          <table:table-cell table:style-name="ce2" office:value-type="string">
            <text:p>Homeworlds will be between 23-25 tiles large.</text:p>
          </table:table-cell>
          <table:table-cell table:style-name="ce2" office:value-type="string">
            <text:p>Столицы будут иметь размер в 23-25 клеток.</text:p>
          </table:table-cell>
          <table:table-cell table:style-name="ce2" office:value-type="string">
            <text:p>Heimatwelten werden zwischen 23-25 ​​Fliesen groß sein.</text:p>
          </table:table-cell>
          <table:table-cell table:style-name="ce2" office:value-type="string">
            <text:p>Homeworlds será entre 23-25 ​​telhas grandes.</text:p>
          </table:table-cell>
          <table:table-cell table:style-name="ce2" office:value-type="string">
            <text:p>Homeworlds aura entre 23-25 ​​carreaux de grande taille.</text:p>
          </table:table-cell>
          <table:table-cell table:style-name="ce2" office:value-type="string">
            <text:p>Homeworlds będą między 23-25 ​​dużych płytek.</text:p>
          </table:table-cell>
          <table:table-cell table:style-name="ce2" office:value-type="string">
            <text:p>Los Homeworld estarán entre 23-25 ​​fichas de gran tamaño.</text:p>
          </table:table-cell>
          <table:table-cell table:style-name="ce8" table:number-columns-repeated="18"/>
          <table:table-cell table:number-columns-repeated="998"/>
        </table:table-row>
        <table:table-row table:style-name="ro2">
          <table:table-cell table:style-name="ce2" office:value-type="string">
            <text:p><text:a xlink:href="">cgm_pe.very_large_capital_planet_size.name</text:a></text:p>
          </table:table-cell>
          <table:table-cell table:style-name="ce2" office:value-type="string">
            <text:p>Huge Homeworlds</text:p>
          </table:table-cell>
          <table:table-cell table:style-name="ce2" office:value-type="string">
            <text:p>Огромные столицы</text:p>
          </table:table-cell>
          <table:table-cell table:style-name="ce2" office:value-type="string">
            <text:p>Große Heimatwelten</text:p>
          </table:table-cell>
          <table:table-cell table:style-name="ce2" office:value-type="string">
            <text:p>Homeworlds enormes</text:p>
          </table:table-cell>
          <table:table-cell table:style-name="ce2" office:value-type="string">
            <text:p>Huge Homeworlds</text:p>
          </table:table-cell>
          <table:table-cell table:style-name="ce2" office:value-type="string">
            <text:p>Ogromne Homeworlds</text:p>
          </table:table-cell>
          <table:table-cell table:style-name="ce2" office:value-type="string">
            <text:p>Enormes mundos</text:p>
          </table:table-cell>
          <table:table-cell table:style-name="ce8" table:number-columns-repeated="18"/>
          <table:table-cell table:number-columns-repeated="998"/>
        </table:table-row>
        <table:table-row table:style-name="ro6">
          <table:table-cell table:style-name="ce2" office:value-type="string">
            <text:p>cgm_pe.very_large_planet_size.desc</text:p>
          </table:table-cell>
          <table:table-cell table:style-name="ce2" office:value-type="string">
            <text:p>Habitable Planets will be resized to §B~40%§! larger, on average (some will be smaller, some larger). Please note: this does not affect megastructures.</text:p>
          </table:table-cell>
          <table:table-cell table:style-name="ce2" office:value-type="string">
            <text:p>Пригодные для жизни планеты планеты будут в среднем на 40% больше (некоторые будут меньше, а некоторые больше). Обратите внимание: это не влияет на мегаструктуры.</text:p>
          </table:table-cell>
          <table:table-cell table:style-name="ce2" office:value-type="string">
            <text:p>Bewohnbare Planeten werden auf §B ~ 40% § verkleinert! größer, im Durchschnitt (einige werden kleiner, einige größer). Bitte beachten Sie: Dies wirkt sich nicht auf Megastrukturen aus.</text:p>
          </table:table-cell>
          <table:table-cell table:style-name="ce2" office:value-type="string">
            <text:p>Planetas Habitáveis ​​serão redimensionados para §B ~ 40% §! maior, em média (alguns serão menores, alguns maiores). Por favor note: isto não afeta as megaestruturas.</text:p>
          </table:table-cell>
          <table:table-cell table:style-name="ce2" office:value-type="string">
            <text:p>Les planètes habitables seront redimensionnées à §B ~ 40% §! plus gros, en moyenne (certains seront plus petits, d'autres plus gros). Veuillez noter: ceci n'affecte pas les mégastructures.</text:p>
          </table:table-cell>
          <table:table-cell table:style-name="ce2" office:value-type="string">
            <text:p>Planety mieszkalne zostaną zmienione na §B ~ 40% §! większy, średnio (niektóre będą mniejsze, większe). Uwaga: nie ma to wpływu na megastruktury.</text:p>
          </table:table-cell>
          <table:table-cell table:style-name="ce2" office:value-type="string">
            <text:p>¡Los planetas habitables se redimensionarán a §B ~ 40% §! más grande, en promedio (algunos serán más pequeños, algunos más grandes). Tenga en cuenta que esto no afecta a las megaestructuras.</text:p>
          </table:table-cell>
          <table:table-cell table:style-name="ce8" table:number-columns-repeated="18"/>
          <table:table-cell table:number-columns-repeated="998"/>
        </table:table-row>
        <table:table-row table:style-name="ro1">
          <table:table-cell table:style-name="ce2" office:value-type="string">
            <text:p><text:a xlink:href="">cgm_pe.very_large_planet_size.name</text:a></text:p>
          </table:table-cell>
          <table:table-cell table:style-name="ce2" office:value-type="string">
            <text:p>Huge Planets</text:p>
          </table:table-cell>
          <table:table-cell table:style-name="ce2" office:value-type="string">
            <text:p>Огромные планеты</text:p>
          </table:table-cell>
          <table:table-cell table:style-name="ce2" office:value-type="string">
            <text:p>Riesige Planeten</text:p>
          </table:table-cell>
          <table:table-cell table:style-name="ce2" office:value-type="string">
            <text:p>Planetas Enormes</text:p>
          </table:table-cell>
          <table:table-cell table:style-name="ce2" office:value-type="string">
            <text:p>Énormes planètes</text:p>
          </table:table-cell>
          <table:table-cell table:style-name="ce2" office:value-type="string">
            <text:p>Ogromne planety</text:p>
          </table:table-cell>
          <table:table-cell table:style-name="ce2" office:value-type="string">
            <text:p>Enormes planetas</text:p>
          </table:table-cell>
          <table:table-cell table:style-name="ce8" table:number-columns-repeated="18"/>
          <table:table-cell table:number-columns-repeated="998"/>
        </table:table-row>
        <table:table-row table:style-name="ro12">
          <table:table-cell table:style-name="ce2" office:value-type="string">
            <text:p>cgm_pe.very_low_colonizable_asteroids.desc</text:p>
          </table:table-cell>
          <table:table-cell table:style-name="ce2" office:value-type="string">
            <text:p>The number of colonizable asteroids equals §W3%§! of the total number of colonizable planets.</text:p>
          </table:table-cell>
          <table:table-cell table:style-name="ce2" office:value-type="string">
            <text:p>§R20%§! &gt; астероидов с 4+ клетками будут пригодным для заселения.</text:p>
          </table:table-cell>
          <table:table-cell table:style-name="ce2" office:value-type="string">
            <text:p>Die Anzahl der kolonisierbaren Asteroiden entspricht §W3% §! der Gesamtzahl der kolonisierbaren Planeten.</text:p>
          </table:table-cell>
          <table:table-cell table:style-name="ce2" office:value-type="string">
            <text:p>O número de asteroides colonizáveis ​​é igual a §W3% §! do número total de planetas colonizáveis.</text:p>
          </table:table-cell>
          <table:table-cell table:style-name="ce2" office:value-type="string">
            <text:p>Le nombre d'astéroïdes colonisables est égal à §W3% §! du nombre total de planètes colonisables.</text:p>
          </table:table-cell>
          <table:table-cell table:style-name="ce2" office:value-type="string">
            <text:p>Liczba asteroid zdolnych do kolonizacji jest równa §W3% §! całkowitej liczby kolonizowanych planet.</text:p>
          </table:table-cell>
          <table:table-cell table:style-name="ce2" office:value-type="string">
            <text:p>§R20% §! de&gt; tamaño 4 Los asteroides serán colonizables.</text:p>
          </table:table-cell>
          <table:table-cell table:style-name="ce8" table:number-columns-repeated="18"/>
          <table:table-cell table:number-columns-repeated="998"/>
        </table:table-row>
        <table:table-row table:style-name="ro3">
          <table:table-cell table:style-name="ce2" office:value-type="string">
            <text:p><text:a xlink:href="">cgm_pe.very_low_colonizable_asteroids.name</text:a></text:p>
          </table:table-cell>
          <table:table-cell table:style-name="ce2" office:value-type="string">
            <text:p>$cgm_very_low$ $colonizable_asteroids$</text:p>
          </table:table-cell>
          <table:table-cell table:style-name="ce2" office:value-type="string">
            <text:p>§RОчень малые§! $colonizable_asteroids$</text:p>
          </table:table-cell>
          <table:table-cell table:style-name="ce2" office:value-type="string">
            <text:p>$cgm_very_low$ $colonizable_asteroids$</text:p>
          </table:table-cell>
          <table:table-cell table:style-name="ce2" office:value-type="string">
            <text:p>$cgm_very_low$ $colonizable_asteroids$</text:p>
          </table:table-cell>
          <table:table-cell table:style-name="ce2" office:value-type="string">
            <text:p>$cgm_very_low$ $colonizable_asteroids$</text:p>
          </table:table-cell>
          <table:table-cell table:style-name="ce2" office:value-type="string">
            <text:p>$cgm_very_low$ $colonizable_asteroids$</text:p>
          </table:table-cell>
          <table:table-cell table:style-name="ce2" office:value-type="string">
            <text:p>$cgm_very_low$ $colonizable_asteroids$</text:p>
          </table:table-cell>
          <table:table-cell table:style-name="ce8" table:number-columns-repeated="18"/>
          <table:table-cell table:number-columns-repeated="998"/>
        </table:table-row>
        <table:table-row table:style-name="ro8">
          <table:table-cell table:style-name="ce2" office:value-type="string">
            <text:p>cgm_pe.very_low_deposits_size.desc</text:p>
          </table:table-cell>
          <table:table-cell table:style-name="ce2" office:value-type="string">
            <text:p>Regular (vanilla) planetary deposits will be smaller - usually 1 resource point high, rarely 2 points and very rarely higher.</text:p>
          </table:table-cell>
          <table:table-cell table:style-name="ce2" office:value-type="string">
            <text:p>Обычные месторождения ресурсов будут намного меньше - ресурсов будет по 1 штуке, редко 2 и очень редко больше.</text:p>
          </table:table-cell>
          <table:table-cell table:style-name="ce2" office:value-type="string">
            <text:p>Normale (Vanille-) Planetenlagerstätten werden kleiner sein - normalerweise 1 Ressourcenpunkt hoch, selten 2 Punkte und sehr selten höher.</text:p>
          </table:table-cell>
          <table:table-cell table:style-name="ce2" office:value-type="string">
            <text:p>Depósitos planetários regulares (baunilha) serão menores - geralmente 1 ponto de recurso alto, raramente 2 pontos e muito raramente maior.</text:p>
          </table:table-cell>
          <table:table-cell table:style-name="ce2" office:value-type="string">
            <text:p>Les dépôts planétaires réguliers (vanille) seront plus petits - habituellement 1 point de ressource élevé, rarement 2 points et très rarement plus élevé.</text:p>
          </table:table-cell>
          <table:table-cell table:style-name="ce2" office:value-type="string">
            <text:p>Regularne (waniliowe) złoża planetarne będą mniejsze - zwykle 1 punkt zasobowy wysoki, rzadko 2 punkty i bardzo rzadko wyższy.</text:p>
          </table:table-cell>
          <table:table-cell table:style-name="ce2" office:value-type="string">
            <text:p>Los depósitos planetarios regulares (vainilla) serán más pequeños, usualmente 1 punto de recurso alto, raramente 2 puntos y muy raramente más alto.</text:p>
          </table:table-cell>
          <table:table-cell table:style-name="ce8" table:number-columns-repeated="18"/>
          <table:table-cell table:number-columns-repeated="998"/>
        </table:table-row>
        <table:table-row table:style-name="ro2">
          <table:table-cell table:style-name="ce2" office:value-type="string">
            <text:p><text:a xlink:href="">cgm_pe.very_low_deposits_size.name</text:a></text:p>
          </table:table-cell>
          <table:table-cell table:style-name="ce2" office:value-type="string">
            <text:p>$cgm_very_small$ $deposits$</text:p>
          </table:table-cell>
          <table:table-cell table:style-name="ce2" office:value-type="string">
            <text:p>$cgm_very_small$ $deposits$</text:p>
          </table:table-cell>
          <table:table-cell table:style-name="ce2" office:value-type="string">
            <text:p>$cgm_very_small$ $deposits$</text:p>
          </table:table-cell>
          <table:table-cell table:style-name="ce2" office:value-type="string">
            <text:p>$cgm_very_small$ $deposits$</text:p>
          </table:table-cell>
          <table:table-cell table:style-name="ce2" office:value-type="string">
            <text:p>$cgm_very_small$ $deposits$</text:p>
          </table:table-cell>
          <table:table-cell table:style-name="ce2" office:value-type="string">
            <text:p>$cgm_very_small$ $deposits$</text:p>
          </table:table-cell>
          <table:table-cell table:style-name="ce2" office:value-type="string">
            <text:p>$cgm_very_small$ $deposits$</text:p>
          </table:table-cell>
          <table:table-cell table:style-name="ce8" table:number-columns-repeated="18"/>
          <table:table-cell table:number-columns-repeated="998"/>
        </table:table-row>
        <table:table-row table:style-name="ro17">
          <table:table-cell table:style-name="ce2" office:value-type="string">
            <text:p>cgm_pe.very_low_deposits.desc</text:p>
          </table:table-cell>
          <table:table-cell table:style-name="ce2" office:value-type="string">
            <text:p>§R~20%§! of habitable planet tiles will have regular resource deposits on them. This option is the most reduced amount of planetary deposits compared to vanilla. Please note: this option is recommended if you are using CGM: Buildings!</text:p>
          </table:table-cell>
          <table:table-cell table:style-name="ce2" office:value-type="string">
            <text:p>На ~20% клеткок пригодных для жизни планет будут присутствовать ресурсы. Этот вариант представляет собой максимально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2" office:value-type="string">
            <text:p>§R ~ 20% §! von bewohnbaren Planetenplättchen werden regelmäßige Ressourcenablagerungen auf ihnen haben. Diese Option ist die niedrigste Menge an planetaren Ablagerungen im Vergleich zu Vanille. Bitte beachten Sie: Diese Option wird empfohlen, wenn Sie CGM: Gebäude verwenden!</text:p>
          </table:table-cell>
          <table:table-cell table:style-name="ce2" office:value-type="string">
            <text:p>§R ~ 20% §! de telhas planetárias habitáveis ​​terão depósitos de recursos regulares nelas. Esta opção é a quantidade mais reduzida de depósitos planetários em comparação com a baunilha. Por favor, note: esta opção é recomendada se você estiver usando CGM: Edifícios!</text:p>
          </table:table-cell>
          <table:table-cell table:style-name="ce2" office:value-type="string">
            <text:p>§R ~ 20% §! des tuiles planètes habitables auront des dépôts de ressources réguliers sur eux. Cette option est la quantité la plus réduite de dépôts planétaires par rapport à la vanille. Attention: cette option est recommandée si vous utilisez CGM: Buildings!</text:p>
          </table:table-cell>
          <table:table-cell table:style-name="ce2" office:value-type="string">
            <text:p>§R ~ 20% §! płytek planety nadającej się do zamieszkania będzie miała regularne depozyty zasobów na nich. Ta opcja jest najbardziej zredukowaną ilością depozytów planetarnych w porównaniu do wanilii. Uwaga: ta opcja jest zalecana, jeśli korzystasz z CGM: Budynki!</text:p>
          </table:table-cell>
          <table:table-cell table:style-name="ce2" office:value-type="string">
            <text:p>§R ~ 20% §! de las fichas de planeta habitables tendrán depósitos regulares de recursos en ellas. Esta opción es la cantidad más reducida de depósitos planetarios en comparación con la vainilla. Tenga en cuenta: esta opción se recomienda si está utilizando CGM: Edificios.</text:p>
          </table:table-cell>
          <table:table-cell table:style-name="ce8" table:number-columns-repeated="18"/>
          <table:table-cell table:number-columns-repeated="998"/>
        </table:table-row>
        <table:table-row table:style-name="ro2">
          <table:table-cell table:style-name="ce2" office:value-type="string">
            <text:p><text:a xlink:href="">cgm_pe.very_low_deposits.name</text:a></text:p>
          </table:table-cell>
          <table:table-cell table:style-name="ce2" office:value-type="string">
            <text:p>$cgm_very_low$ $deposits$</text:p>
          </table:table-cell>
          <table:table-cell table:style-name="ce2" office:value-type="string">
            <text:p>$cgm_very_low$ $deposits$</text:p>
          </table:table-cell>
          <table:table-cell table:style-name="ce2" office:value-type="string">
            <text:p>$cgm_very_low$ $deposits$</text:p>
          </table:table-cell>
          <table:table-cell table:style-name="ce2" office:value-type="string">
            <text:p>$cgm_very_low$ $deposits$</text:p>
          </table:table-cell>
          <table:table-cell table:style-name="ce2" office:value-type="string">
            <text:p>$cgm_very_low$ $deposits$</text:p>
          </table:table-cell>
          <table:table-cell table:style-name="ce2" office:value-type="string">
            <text:p>$cgm_very_low$ $deposits$</text:p>
          </table:table-cell>
          <table:table-cell table:style-name="ce2" office:value-type="string">
            <text:p>$cgm_very_low$ $deposits$</text:p>
          </table:table-cell>
          <table:table-cell table:style-name="ce8" table:number-columns-repeated="18"/>
          <table:table-cell table:number-columns-repeated="998"/>
        </table:table-row>
        <table:table-row table:style-name="ro17">
          <table:table-cell table:style-name="ce2" office:value-type="string">
            <text:p>cgm_pe.very_low_resources.desc</text:p>
          </table:table-cell>
          <table:table-cell table:style-name="ce2"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2" office:value-type="string">
            <text:p>Этот параметр устанавливает количество стратегических ресурсов на очень низкий уровень. ~20% пригодных для жизни планет будут иметь по крайней мере один стратегический ресурс, и очень редко где будет 3+ клеток стратегических ресурсов. Кроме того, ~2.5% систем будут иметь по крайней мере 1 орбитальный стратегический ресурс.</text:p>
          </table:table-cell>
          <table:table-cell table:style-name="ce2"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2"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2"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2"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2"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8" table:number-columns-repeated="18"/>
          <table:table-cell table:number-columns-repeated="998"/>
        </table:table-row>
        <table:table-row table:style-name="ro3">
          <table:table-cell table:style-name="ce2" office:value-type="string">
            <text:p><text:a xlink:href="">cgm_pe.very_low_resources.name</text:a></text:p>
          </table:table-cell>
          <table:table-cell table:style-name="ce2" office:value-type="string">
            <text:p>$cgm_very_low$ $strategic_resources$</text:p>
          </table:table-cell>
          <table:table-cell table:style-name="ce2" office:value-type="string">
            <text:p>$cgm_very_low$ $strategic_resources$</text:p>
          </table:table-cell>
          <table:table-cell table:style-name="ce2" office:value-type="string">
            <text:p>$cgm_very_low$ $strategic_resources$</text:p>
          </table:table-cell>
          <table:table-cell table:style-name="ce2" office:value-type="string">
            <text:p>$cgm_very_low$ $strategic_resources$</text:p>
          </table:table-cell>
          <table:table-cell table:style-name="ce2" office:value-type="string">
            <text:p>$cgm_very_low$ $strategic_resources$</text:p>
          </table:table-cell>
          <table:table-cell table:style-name="ce2" office:value-type="string">
            <text:p>$cgm_very_low$ $strategic_resources$</text:p>
          </table:table-cell>
          <table:table-cell table:style-name="ce2" office:value-type="string">
            <text:p>$cgm_very_low$ $strategic_resources$</text:p>
          </table:table-cell>
          <table:table-cell table:style-name="ce8" table:number-columns-repeated="18"/>
          <table:table-cell table:number-columns-repeated="998"/>
        </table:table-row>
        <table:table-row table:style-name="ro10">
          <table:table-cell table:style-name="ce2" office:value-type="string">
            <text:p>cgm_pe.very_low_tile_blockers.desc</text:p>
          </table:table-cell>
          <table:table-cell table:style-name="ce2" office:value-type="string">
            <text:p>§R~20%§! of habitable planet tiles will have tile-blockers on them. This option drastically reduces the amount of planetary tile-blockers compared to vanilla.</text:p>
          </table:table-cell>
          <table:table-cell table:style-name="ce2" office:value-type="string">
            <text:p>На ~20% клеткок пригодных для жизни планет будут присутствовать заблокированные клетки. Этот вариант очень сильно уменьшает количество планетарных плит-блокировщиков по сравнению с базовой версией.</text:p>
          </table:table-cell>
          <table:table-cell table:style-name="ce2" office:value-type="string">
            <text:p>§R ~ 20% §! von bewohnbaren Planetenplättchen werden Kachelblocker auf ihnen haben. Diese Option reduziert die Menge an planetaren Fliesenblockern im Vergleich zu Vanille drastisch.</text:p>
          </table:table-cell>
          <table:table-cell table:style-name="ce2" office:value-type="string">
            <text:p>§R ~ 20% §! de telhas do planeta habitável terá bloqueadores de azulejos sobre eles. Esta opção reduz drasticamente a quantidade de bloqueadores de blocos planetários em comparação com a baunilha.</text:p>
          </table:table-cell>
          <table:table-cell table:style-name="ce2" office:value-type="string">
            <text:p>§R ~ 20% §! des tuiles Planètes habitables auront des tuiles-bloqueurs sur eux. Cette option réduit considérablement la quantité de bloqueurs de carreaux planétaires par rapport à la vanille.</text:p>
          </table:table-cell>
          <table:table-cell table:style-name="ce2" office:value-type="string">
            <text:p>§R ~ 20% §! Płytki z planety nadającej się do zamieszkania będą miały na nich blokujące płytki. Ta opcja drastycznie zmniejsza ilość planetarnych blokerów płytek w porównaniu do wanilii.</text:p>
          </table:table-cell>
          <table:table-cell table:style-name="ce2" office:value-type="string">
            <text:p>§R ~ 20% §! de las fichas de planeta habitables tendrán bloqueadores de baldosas. Esta opción reduce drásticamente la cantidad de bloqueadores de baldosas planetarios en comparación con la vainilla.</text:p>
          </table:table-cell>
          <table:table-cell table:style-name="ce8" table:number-columns-repeated="18"/>
          <table:table-cell table:number-columns-repeated="998"/>
        </table:table-row>
        <table:table-row table:style-name="ro2">
          <table:table-cell table:style-name="ce2" office:value-type="string">
            <text:p><text:a xlink:href="">cgm_pe.very_low_tile_blockers.name</text:a></text:p>
          </table:table-cell>
          <table:table-cell table:style-name="ce2" office:value-type="string">
            <text:p>$cgm_very_low$ $tile_blockers$</text:p>
          </table:table-cell>
          <table:table-cell table:style-name="ce2" office:value-type="string">
            <text:p>§RОчень мало§! $tile_blockers$</text:p>
          </table:table-cell>
          <table:table-cell table:style-name="ce2" office:value-type="string">
            <text:p>$cgm_very_low$ $tile_blockers$</text:p>
          </table:table-cell>
          <table:table-cell table:style-name="ce2" office:value-type="string">
            <text:p>$cgm_very_low$ $tile_blockers$</text:p>
          </table:table-cell>
          <table:table-cell table:style-name="ce2" office:value-type="string">
            <text:p>$cgm_very_low$ $tile_blockers$</text:p>
          </table:table-cell>
          <table:table-cell table:style-name="ce2" office:value-type="string">
            <text:p>$cgm_very_low$ $tile_blockers$</text:p>
          </table:table-cell>
          <table:table-cell table:style-name="ce2" office:value-type="string">
            <text:p>$cgm_very_low$ $tile_blockers$</text:p>
          </table:table-cell>
          <table:table-cell table:style-name="ce8" table:number-columns-repeated="18"/>
          <table:table-cell table:number-columns-repeated="998"/>
        </table:table-row>
        <table:table-row table:style-name="ro13">
          <table:table-cell table:style-name="ce2" office:value-type="string">
            <text:p>cgm_pe.very_small_capital_planet_size.desc</text:p>
          </table:table-cell>
          <table:table-cell table:style-name="ce2" office:value-type="string">
            <text:p>Homeworlds will be between 8-11 tiles large.</text:p>
          </table:table-cell>
          <table:table-cell table:style-name="ce2" office:value-type="string">
            <text:p>Столицы будут иметь размер в 8-11 клеток.</text:p>
          </table:table-cell>
          <table:table-cell table:style-name="ce2" office:value-type="string">
            <text:p>Heimatwelten werden zwischen 8-11 Fliesen groß sein.</text:p>
          </table:table-cell>
          <table:table-cell table:style-name="ce2" office:value-type="string">
            <text:p>Os mundos de natal terão entre 8 e 11 telhas.</text:p>
          </table:table-cell>
          <table:table-cell table:style-name="ce2" office:value-type="string">
            <text:p>Homeworlds aura entre 8 et 11 tuiles de grande taille.</text:p>
          </table:table-cell>
          <table:table-cell table:style-name="ce2" office:value-type="string">
            <text:p>Homeworlds będą między dużymi rozmiarami 8-11.</text:p>
          </table:table-cell>
          <table:table-cell table:style-name="ce2" office:value-type="string">
            <text:p>Los Homeworld estarán entre 8-11 fichas de gran tamaño.</text:p>
          </table:table-cell>
          <table:table-cell table:style-name="ce8" table:number-columns-repeated="18"/>
          <table:table-cell table:number-columns-repeated="998"/>
        </table:table-row>
        <table:table-row table:style-name="ro2">
          <table:table-cell table:style-name="ce2" office:value-type="string">
            <text:p><text:a xlink:href="">cgm_pe.very_small_capital_planet_size.name</text:a></text:p>
          </table:table-cell>
          <table:table-cell table:style-name="ce2" office:value-type="string">
            <text:p>Tiny Homeworlds</text:p>
          </table:table-cell>
          <table:table-cell table:style-name="ce2" office:value-type="string">
            <text:p>Крохотные столицы</text:p>
          </table:table-cell>
          <table:table-cell table:style-name="ce2" office:value-type="string">
            <text:p>Kleine Heimwelten</text:p>
          </table:table-cell>
          <table:table-cell table:style-name="ce2" office:value-type="string">
            <text:p>Pequenos Homeworlds</text:p>
          </table:table-cell>
          <table:table-cell table:style-name="ce2" office:value-type="string">
            <text:p>Minuscules Homeworlds</text:p>
          </table:table-cell>
          <table:table-cell table:style-name="ce2" office:value-type="string">
            <text:p>Małe homeworlds</text:p>
          </table:table-cell>
          <table:table-cell table:style-name="ce2" office:value-type="string">
            <text:p>Pequeños mundos</text:p>
          </table:table-cell>
          <table:table-cell table:style-name="ce8" table:number-columns-repeated="18"/>
          <table:table-cell table:number-columns-repeated="998"/>
        </table:table-row>
        <table:table-row table:style-name="ro10">
          <table:table-cell table:style-name="ce2" office:value-type="string">
            <text:p>cgm_pe.very_small_planet_size.desc</text:p>
          </table:table-cell>
          <table:table-cell table:style-name="ce2" office:value-type="string">
            <text:p>Habitable Planets will be resized to §R~40%§! smaller, on average (some will be smaller, some larger). Please note: this does not affect megastructures.</text:p>
          </table:table-cell>
          <table:table-cell table:style-name="ce2" office:value-type="string">
            <text:p>Пригодные для жизни планеты планеты будут в среднем на 30% меньше (некоторые будут меньше, а некоторые больше). Обратите внимание: это не влияет на мегаструктуры.</text:p>
          </table:table-cell>
          <table:table-cell table:style-name="ce2" office:value-type="string">
            <text:p>Bewohnbare Planeten werden auf §R ~ 40% § angepasst! kleiner, im Durchschnitt (einige werden kleiner, einige größer). Bitte beachten Sie: Dies wirkt sich nicht auf Megastrukturen aus.</text:p>
          </table:table-cell>
          <table:table-cell table:style-name="ce2" office:value-type="string">
            <text:p>Planetas Habitáveis ​​serão redimensionados para §R ~ 40% §! menor, em média (alguns serão menores, alguns maiores). Por favor note: isto não afeta as megaestruturas.</text:p>
          </table:table-cell>
          <table:table-cell table:style-name="ce2" office:value-type="string">
            <text:p>Les planètes habitables seront redimensionnées à §R ~ 40% §! plus petit, en moyenne (certains seront plus petits, d'autres plus gros). Veuillez noter: ceci n'affecte pas les mégastructures.</text:p>
          </table:table-cell>
          <table:table-cell table:style-name="ce2" office:value-type="string">
            <text:p>Planety mieszkalne zostaną zmienione na §R ~ 40% §! mniejszy, średnio (niektóre będą mniejsze, większe). Uwaga: nie ma to wpływu na megastruktury.</text:p>
          </table:table-cell>
          <table:table-cell table:style-name="ce2" office:value-type="string">
            <text:p>¡Los Planetas Habitables serán redimensionados a §R ~ 40% §! más pequeño, en promedio (algunos serán más pequeños, algunos más grandes). Tenga en cuenta que esto no afecta a las megaestructuras.</text:p>
          </table:table-cell>
          <table:table-cell table:style-name="ce8" table:number-columns-repeated="18"/>
          <table:table-cell table:number-columns-repeated="998"/>
        </table:table-row>
        <table:table-row table:style-name="ro1">
          <table:table-cell table:style-name="ce2" office:value-type="string">
            <text:p><text:a xlink:href="">cgm_pe.very_small_planet_size.name</text:a></text:p>
          </table:table-cell>
          <table:table-cell table:style-name="ce2" office:value-type="string">
            <text:p>Tiny Planets</text:p>
          </table:table-cell>
          <table:table-cell table:style-name="ce2" office:value-type="string">
            <text:p>Крохотные планеты</text:p>
          </table:table-cell>
          <table:table-cell table:style-name="ce2" office:value-type="string">
            <text:p>Winzige Planeten</text:p>
          </table:table-cell>
          <table:table-cell table:style-name="ce2" office:value-type="string">
            <text:p>Planetas minúsculos</text:p>
          </table:table-cell>
          <table:table-cell table:style-name="ce2" office:value-type="string">
            <text:p>Planètes minuscules</text:p>
          </table:table-cell>
          <table:table-cell table:style-name="ce2" office:value-type="string">
            <text:p>Małe planety</text:p>
          </table:table-cell>
          <table:table-cell table:style-name="ce2" office:value-type="string">
            <text:p>Pequeños planetas</text:p>
          </table:table-cell>
          <table:table-cell table:style-name="ce8" table:number-columns-repeated="18"/>
          <table:table-cell table:number-columns-repeated="998"/>
        </table:table-row>
        <table:table-row table:style-name="ro3">
          <table:table-cell table:style-name="ce2" office:value-type="string">
            <text:p>cgm_research_option_added</text:p>
          </table:table-cell>
          <table:table-cell table:style-name="ce2" office:value-type="string">
            <text:p>New §GResearch Option(s)§! added.</text:p>
          </table:table-cell>
          <table:table-cell table:style-name="ce2" office:value-type="string">
            <text:p>Новые §Gварианты исследований§! добавлены.</text:p>
          </table:table-cell>
          <table:table-cell table:style-name="ce2" office:value-type="string">
            <text:p>Neue §Forschungsoption (en) §! hinzugefügt.</text:p>
          </table:table-cell>
          <table:table-cell table:style-name="ce2" office:value-type="string">
            <text:p>Novo §GPesquisar Opção (s) §! adicionado.</text:p>
          </table:table-cell>
          <table:table-cell table:style-name="ce2" office:value-type="string">
            <text:p>Nouvelle § Option (s) de recherche §! ajoutée.</text:p>
          </table:table-cell>
          <table:table-cell table:style-name="ce2" office:value-type="string">
            <text:p>Nowe §Gresearch Opcja (s) §! dodany.</text:p>
          </table:table-cell>
          <table:table-cell table:style-name="ce2" office:value-type="string">
            <text:p>Nueva §Opción (es) de Investigación § adicional.</text:p>
          </table:table-cell>
          <table:table-cell table:style-name="ce8" table:number-columns-repeated="18"/>
          <table:table-cell table:number-columns-repeated="998"/>
        </table:table-row>
        <table:table-row table:style-name="ro7">
          <table:table-cell table:style-name="ce2" office:value-type="string">
            <text:p>cgm_resource_discovery_message</text:p>
          </table:table-cell>
          <table:table-cell table:style-name="ce2" office:value-type="string">
            <text:p>The science ship [root.GetName] orbiting [from.GetName] reports the discovery of a Strategic Resources.</text:p>
          </table:table-cell>
          <table:table-cell table:style-name="ce2" office:value-type="string">
            <text:p>Научное судно [root.GetName], вращающееся вокруг [from.GetName], сообщает об обнаружении стратегических ресурсов.</text:p>
          </table:table-cell>
          <table:table-cell table:style-name="ce2" office:value-type="string">
            <text:p>Das Wissenschaftsschiff [root.GetName] im Orbit [von.GetName] meldet die Entdeckung einer strategischen Ressource.</text:p>
          </table:table-cell>
          <table:table-cell table:style-name="ce2" office:value-type="string">
            <text:p>A nave de ciência [root.GetName] em órbita [from.GetName] reporta a descoberta de um recurso estratégico.</text:p>
          </table:table-cell>
          <table:table-cell table:style-name="ce2" office:value-type="string">
            <text:p>Le vaisseau scientifique [root.GetName] en orbite [from.GetName] signale la découverte d'une ressource stratégique.</text:p>
          </table:table-cell>
          <table:table-cell table:style-name="ce2" office:value-type="string">
            <text:p>Statek naukowy [root.GetName] orbitujący [od .GetName] zgłasza odkrycie zasobów strategicznych.</text:p>
          </table:table-cell>
          <table:table-cell table:style-name="ce2" office:value-type="string">
            <text:p>El barco de ciencias [root.GetName] que orbita [from.GetName] informa el descubrimiento de un Recursos Estratégicos.</text:p>
          </table:table-cell>
          <table:table-cell table:style-name="ce8" table:number-columns-repeated="18"/>
          <table:table-cell table:number-columns-repeated="998"/>
        </table:table-row>
        <table:table-row table:style-name="ro26">
          <table:table-cell table:style-name="ce2" office:value-type="string">
            <text:p>cgm_resource_discovery_tech_increased.desc</text:p>
          </table:table-cell>
          <table:table-cell table:style-name="ce2"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2" office:value-type="string">
            <text:p>Недавние достижения в Астрокартографии показывают, что ранее обследованные системы содержали значительные суммы новых стратегических ресурсов.\n\nНайденные ресурсы:\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Исследовательские возможности§! были обновлены.</text:p>
          </table:table-cell>
          <table:table-cell table:style-name="ce2"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2"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2"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2"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2"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8" table:number-columns-repeated="18"/>
          <table:table-cell table:number-columns-repeated="998"/>
        </table:table-row>
        <table:table-row table:style-name="ro3">
          <table:table-cell table:style-name="ce2" office:value-type="string">
            <text:p><text:a xlink:href="">cgm_resource_discovery_tech_increased.name</text:a></text:p>
          </table:table-cell>
          <table:table-cell table:style-name="ce2" office:value-type="string">
            <text:p>Strategic Resources Discovered</text:p>
          </table:table-cell>
          <table:table-cell table:style-name="ce2" office:value-type="string">
            <text:p>Найдены стратегические ресурсы</text:p>
          </table:table-cell>
          <table:table-cell table:style-name="ce2" office:value-type="string">
            <text:p>Strategische Ressourcen entdeckt</text:p>
          </table:table-cell>
          <table:table-cell table:style-name="ce2" office:value-type="string">
            <text:p>Recursos Estratégicos Descobertos</text:p>
          </table:table-cell>
          <table:table-cell table:style-name="ce2" office:value-type="string">
            <text:p>Ressources stratégiques découvertes</text:p>
          </table:table-cell>
          <table:table-cell table:style-name="ce2" office:value-type="string">
            <text:p>Wykryto zasoby strategiczne</text:p>
          </table:table-cell>
          <table:table-cell table:style-name="ce2" office:value-type="string">
            <text:p>Recursos estratégicos descubiertos</text:p>
          </table:table-cell>
          <table:table-cell table:style-name="ce8" table:number-columns-repeated="18"/>
          <table:table-cell table:number-columns-repeated="998"/>
        </table:table-row>
        <table:table-row table:style-name="ro13">
          <table:table-cell table:style-name="ce2" office:value-type="string">
            <text:p>cgm_resource_discovery.aldar</text:p>
          </table:table-cell>
          <table:table-cell table:style-name="ce2" office:value-type="string">
            <text:p>$cgm_resource_discovery_message$ $sr_aldar$§!. $sr_aldar_desc$</text:p>
          </table:table-cell>
          <table:table-cell table:style-name="ce2" office:value-type="string">
            <text:p>$cgm_resource_discovery_message$ $sr_aldar$§!. $sr_aldar_desc$</text:p>
          </table:table-cell>
          <table:table-cell table:style-name="ce2" office:value-type="string">
            <text:p>$cgm_resource_discovery_message$ $sr_aldar$§!. $sr_aldar_desc$</text:p>
          </table:table-cell>
          <table:table-cell table:style-name="ce2" office:value-type="string">
            <text:p>$cgm_resource_discovery_message$ $sr_aldar$§!. $sr_aldar_desc$</text:p>
          </table:table-cell>
          <table:table-cell table:style-name="ce2" office:value-type="string">
            <text:p>$cgm_resource_discovery_message$ $sr_aldar$§!. $sr_aldar_desc$</text:p>
          </table:table-cell>
          <table:table-cell table:style-name="ce2" office:value-type="string">
            <text:p>$cgm_resource_discovery_message$ $sr_aldar$§!. $sr_aldar_desc$</text:p>
          </table:table-cell>
          <table:table-cell table:style-name="ce2" office:value-type="string">
            <text:p>$cgm_resource_discovery_message$ $sr_aldar$§!. $sr_aldar_desc$</text:p>
          </table:table-cell>
          <table:table-cell table:style-name="ce8" table:number-columns-repeated="18"/>
          <table:table-cell table:number-columns-repeated="998"/>
        </table:table-row>
        <table:table-row table:style-name="ro2">
          <table:table-cell table:style-name="ce2" office:value-type="string">
            <text:p>cgm_resource_discovery.aldar.tooltip</text:p>
          </table:table-cell>
          <table:table-cell table:style-name="ce2" office:value-type="string">
            <text:p>§Y$sr_aldar$§!. $sr_aldar_desc$</text:p>
          </table:table-cell>
          <table:table-cell table:style-name="ce2" office:value-type="string">
            <text:p>§Y$sr_aldar$§!\n§E$sr_aldar_desc$§!</text:p>
          </table:table-cell>
          <table:table-cell table:style-name="ce2" office:value-type="string">
            <text:p>§Y$sr_aldar$§!. $sr_aldar_desc$</text:p>
          </table:table-cell>
          <table:table-cell table:style-name="ce2" office:value-type="string">
            <text:p>§Y$sr_aldar$§!. $sr_aldar_desc$</text:p>
          </table:table-cell>
          <table:table-cell table:style-name="ce2" office:value-type="string">
            <text:p>§Y$sr_aldar$§!. $sr_aldar_desc$</text:p>
          </table:table-cell>
          <table:table-cell table:style-name="ce2" office:value-type="string">
            <text:p>§Y$sr_aldar$§!. $sr_aldar_desc$</text:p>
          </table:table-cell>
          <table:table-cell table:style-name="ce2" office:value-type="string">
            <text:p>§Y$sr_aldar$§!. $sr_aldar_desc$</text:p>
          </table:table-cell>
          <table:table-cell table:style-name="ce8" table:number-columns-repeated="18"/>
          <table:table-cell table:number-columns-repeated="998"/>
        </table:table-row>
        <table:table-row table:style-name="ro13">
          <table:table-cell table:style-name="ce2" office:value-type="string">
            <text:p>cgm_resource_discovery.cavorite</text:p>
          </table:table-cell>
          <table:table-cell table:style-name="ce2" office:value-type="string">
            <text:p>$cgm_resource_discovery_message$sr_cavorite§!. $sr_scritch_desc$</text:p>
          </table:table-cell>
          <table:table-cell table:style-name="ce2" office:value-type="string">
            <text:p>$cgm_resource_discovery_message$sr_cavorite§!. $sr_scritch_desc$</text:p>
          </table:table-cell>
          <table:table-cell table:style-name="ce2" office:value-type="string">
            <text:p>$cgm_resource_discovery_message$sr_cavorite§!. $sr_scritch_desc$</text:p>
          </table:table-cell>
          <table:table-cell table:style-name="ce2" office:value-type="string">
            <text:p>$cgm_resource_discovery_message$sr_cavorite§!. $sr_scritch_desc$</text:p>
          </table:table-cell>
          <table:table-cell table:style-name="ce2" office:value-type="string">
            <text:p>$cgm_resource_discovery_message$sr_cavorite§!. $sr_scritch_desc$</text:p>
          </table:table-cell>
          <table:table-cell table:style-name="ce2" office:value-type="string">
            <text:p>$cgm_resource_discovery_message$sr_cavorite§!. $sr_scritch_desc$</text:p>
          </table:table-cell>
          <table:table-cell table:style-name="ce2" office:value-type="string">
            <text:p>$cgm_resource_discovery_message$sr_cavorite§!. $sr_scritch_desc$</text:p>
          </table:table-cell>
          <table:table-cell table:style-name="ce8" table:number-columns-repeated="18"/>
          <table:table-cell table:number-columns-repeated="998"/>
        </table:table-row>
        <table:table-row table:style-name="ro2">
          <table:table-cell table:style-name="ce2" office:value-type="string">
            <text:p>cgm_resource_discovery.cavorite.tooltip</text:p>
          </table:table-cell>
          <table:table-cell table:style-name="ce2" office:value-type="string">
            <text:p>§Y$sr_cavorite$§!. $sr_cavorite_desc$</text:p>
          </table:table-cell>
          <table:table-cell table:style-name="ce2" office:value-type="string">
            <text:p>§Y$sr_cavorite$§!. $sr_cavorite_desc$</text:p>
          </table:table-cell>
          <table:table-cell table:style-name="ce2" office:value-type="string">
            <text:p>§Y$sr_cavorite$§!. $sr_cavorite_desc$</text:p>
          </table:table-cell>
          <table:table-cell table:style-name="ce2" office:value-type="string">
            <text:p>§Y$sr_cavorite$§!. $sr_cavorite_desc$</text:p>
          </table:table-cell>
          <table:table-cell table:style-name="ce2" office:value-type="string">
            <text:p>§Y$sr_cavorite$§!. $sr_cavorite_desc$</text:p>
          </table:table-cell>
          <table:table-cell table:style-name="ce2" office:value-type="string">
            <text:p>§Y$sr_cavorite$§!. $sr_cavorite_desc$</text:p>
          </table:table-cell>
          <table:table-cell table:style-name="ce2" office:value-type="string">
            <text:p>§Y$sr_cavorite$§!. $sr_cavorite_desc$</text:p>
          </table:table-cell>
          <table:table-cell table:style-name="ce8" table:number-columns-repeated="18"/>
          <table:table-cell table:number-columns-repeated="998"/>
        </table:table-row>
        <table:table-row table:style-name="ro13">
          <table:table-cell table:style-name="ce2" office:value-type="string">
            <text:p>cgm_resource_discovery.cryodine</text:p>
          </table:table-cell>
          <table:table-cell table:style-name="ce2" office:value-type="string">
            <text:p>$cgm_resource_discovery_message$sr_cryodine§!. $sr_scritch_desc$</text:p>
          </table:table-cell>
          <table:table-cell table:style-name="ce2" office:value-type="string">
            <text:p>$cgm_resource_discovery_message$sr_cryodine§!. $sr_scritch_desc$</text:p>
          </table:table-cell>
          <table:table-cell table:style-name="ce2" office:value-type="string">
            <text:p>$cgm_resource_discovery_message$sr_cryodine§!. $sr_scritch_desc$</text:p>
          </table:table-cell>
          <table:table-cell table:style-name="ce2" office:value-type="string">
            <text:p>$cgm_resource_discovery_message$sr_cryodine§!. $sr_scritch_desc$</text:p>
          </table:table-cell>
          <table:table-cell table:style-name="ce2" office:value-type="string">
            <text:p>$cgm_resource_discovery_message$sr_cryodine§!. $sr_scritch_desc$</text:p>
          </table:table-cell>
          <table:table-cell table:style-name="ce2" office:value-type="string">
            <text:p>$cgm_resource_discovery_message$sr_cryodine§!. $sr_scritch_desc$</text:p>
          </table:table-cell>
          <table:table-cell table:style-name="ce2" office:value-type="string">
            <text:p>$cgm_resource_discovery_message$sr_cryodine§!. $sr_scritch_desc$</text:p>
          </table:table-cell>
          <table:table-cell table:style-name="ce8" table:number-columns-repeated="18"/>
          <table:table-cell table:number-columns-repeated="998"/>
        </table:table-row>
        <table:table-row table:style-name="ro2">
          <table:table-cell table:style-name="ce2" office:value-type="string">
            <text:p>cgm_resource_discovery.cryodine.tooltip</text:p>
          </table:table-cell>
          <table:table-cell table:style-name="ce2" office:value-type="string">
            <text:p>§Y$sr_cryodine$§!. $sr_cryodine_desc$</text:p>
          </table:table-cell>
          <table:table-cell table:style-name="ce2" office:value-type="string">
            <text:p>§Y$sr_cryodine$§!. $sr_cryodine_desc$</text:p>
          </table:table-cell>
          <table:table-cell table:style-name="ce2" office:value-type="string">
            <text:p>§Y$sr_cryodine$§!. $sr_cryodine_desc$</text:p>
          </table:table-cell>
          <table:table-cell table:style-name="ce2" office:value-type="string">
            <text:p>§Y$sr_cryodine$§!. $sr_cryodine_desc$</text:p>
          </table:table-cell>
          <table:table-cell table:style-name="ce2" office:value-type="string">
            <text:p>§Y$sr_cryodine$§!. $sr_cryodine_desc$</text:p>
          </table:table-cell>
          <table:table-cell table:style-name="ce2" office:value-type="string">
            <text:p>§Y$sr_cryodine$§!. $sr_cryodine_desc$</text:p>
          </table:table-cell>
          <table:table-cell table:style-name="ce2" office:value-type="string">
            <text:p>§Y$sr_cryodine$§!. $sr_cryodine_desc$</text:p>
          </table:table-cell>
          <table:table-cell table:style-name="ce8" table:number-columns-repeated="18"/>
          <table:table-cell table:number-columns-repeated="998"/>
        </table:table-row>
        <table:table-row table:style-name="ro11">
          <table:table-cell table:style-name="ce2" office:value-type="string">
            <text:p>cgm_resource_discovery.dark_matter</text:p>
          </table:table-cell>
          <table:table-cell table:style-name="ce2" office:value-type="string">
            <text:p>$cgm_resource_discovery_message$ $sr_dark_matter$§!. $sr_dark_matter_desc$</text:p>
          </table:table-cell>
          <table:table-cell table:style-name="ce2" office:value-type="string">
            <text:p>$cgm_resource_discovery_message$ $sr_dark_matter$§!. $sr_dark_matter_desc$</text:p>
          </table:table-cell>
          <table:table-cell table:style-name="ce2" office:value-type="string">
            <text:p>$cgm_resource_discovery_message$ $sr_dark_matter$§!. $sr_dark_matter_desc$</text:p>
          </table:table-cell>
          <table:table-cell table:style-name="ce2" office:value-type="string">
            <text:p>$cgm_resource_discovery_message$ $sr_dark_matter$§!. $sr_dark_matter_desc$</text:p>
          </table:table-cell>
          <table:table-cell table:style-name="ce2" office:value-type="string">
            <text:p>$cgm_resource_discovery_message$ $sr_dark_matter$§!. $sr_dark_matter_desc$</text:p>
          </table:table-cell>
          <table:table-cell table:style-name="ce2" office:value-type="string">
            <text:p>$cgm_resource_discovery_message$ $sr_dark_matter$§!. $sr_dark_matter_desc$</text:p>
          </table:table-cell>
          <table:table-cell table:style-name="ce2" office:value-type="string">
            <text:p>$cgm_resource_discovery_message$ $sr_dark_matter$§!. $sr_dark_matter_desc$</text:p>
          </table:table-cell>
          <table:table-cell table:style-name="ce8" table:number-columns-repeated="18"/>
          <table:table-cell table:number-columns-repeated="998"/>
        </table:table-row>
        <table:table-row table:style-name="ro13">
          <table:table-cell table:style-name="ce2" office:value-type="string">
            <text:p>cgm_resource_discovery.dark_matter.tooltip</text:p>
          </table:table-cell>
          <table:table-cell table:style-name="ce2" office:value-type="string">
            <text:p>§Y$sr_dark_matter$§!. $sr_dark_matter_desc$</text:p>
          </table:table-cell>
          <table:table-cell table:style-name="ce2" office:value-type="string">
            <text:p>§Y$sr_dark_matter$§!\n§E$sr_dark_matter_desc$§!</text:p>
          </table:table-cell>
          <table:table-cell table:style-name="ce2" office:value-type="string">
            <text:p>§Y$sr_dark_matter$§!. $sr_dark_matter_desc$</text:p>
          </table:table-cell>
          <table:table-cell table:style-name="ce2" office:value-type="string">
            <text:p>§Y$sr_dark_matter$§!. $sr_dark_matter_desc$</text:p>
          </table:table-cell>
          <table:table-cell table:style-name="ce2" office:value-type="string">
            <text:p>§Y$sr_dark_matter$§!. $sr_dark_matter_desc$</text:p>
          </table:table-cell>
          <table:table-cell table:style-name="ce2" office:value-type="string">
            <text:p>§Y$sr_dark_matter$§!. $sr_dark_matter_desc$</text:p>
          </table:table-cell>
          <table:table-cell table:style-name="ce2" office:value-type="string">
            <text:p>§Y$sr_dark_matter$§!. $sr_dark_matter_desc$</text:p>
          </table:table-cell>
          <table:table-cell table:style-name="ce8" table:number-columns-repeated="18"/>
          <table:table-cell table:number-columns-repeated="998"/>
        </table:table-row>
        <table:table-row table:style-name="ro23">
          <table:table-cell table:style-name="ce2" office:value-type="string">
            <text:p>cgm_resource_discovery.desc</text:p>
          </table:table-cell>
          <table:table-cell table:style-name="ce2" office:value-type="string">
            <text:p>Our science vessel orbiting [root.GetName] discovered significant amounts of a new Strategic Resource:\n\n[root.GetCGMResourceMessageShip][root.GetCGMAstrocartographyResearchOption]</text:p>
          </table:table-cell>
          <table:table-cell table:style-name="ce2" office:value-type="string">
            <text:p>Наше научное судно на орбите [root.GetName], обнаружило значительные количества нового стратегического ресурса:\n\n [root.GetCGMResourceMessageShip] [root.GetCGMAstrocartographyResearchOption]</text:p>
          </table:table-cell>
          <table:table-cell table:style-name="ce2" office:value-type="string">
            <text:p>Unser Forschungsschiff umkreiste [root.GetName] entdeckte signifikante Mengen einer neuen strategischen Ressource:\n\n[root.GetCGMResourceMessageShip] [root.GetCGMAstrocartographyResearchOption]</text:p>
          </table:table-cell>
          <table:table-cell table:style-name="ce2" office:value-type="string">
            <text:p>Nossa nave de ciência orbitando [root.GetName] descobriu quantidades significativas de um novo Recurso Estratégico:\n\n[root.GetCGMResourceMessageShip] [root.GetCGMAstrocartographyResearchOption]</text:p>
          </table:table-cell>
          <table:table-cell table:style-name="ce2" office:value-type="string">
            <text:p>Notre vaisseau scientifique en orbite [root.GetName] a découvert des quantités significatives d'une nouvelle ressource stratégique:\n\n[root.GetCGMResourceMessageShip] [root.GetCGMAstrocartographyResearchOption]</text:p>
          </table:table-cell>
          <table:table-cell table:style-name="ce2" office:value-type="string">
            <text:p>Nasz statek naukowy orbitujący wokół [root.GetName] odkrył znaczne ilości nowego zasobu strategicznego:\n\n[root.GetCGMResourceMessageShip] [root.GetCGMAstrocartographyResearchOption]</text:p>
          </table:table-cell>
          <table:table-cell table:style-name="ce2" office:value-type="string">
            <text:p>Nuestro barco de ciencia en órbita [root.GetName] descubrió cantidades significativas de un nuevo recurso estratégico:\n\n[root.GetCGMResourceMessageShip] [root.GetCGMAstrocartographyResearchOption]</text:p>
          </table:table-cell>
          <table:table-cell table:style-name="ce8" table:number-columns-repeated="18"/>
          <table:table-cell table:number-columns-repeated="998"/>
        </table:table-row>
        <table:table-row table:style-name="ro13">
          <table:table-cell table:style-name="ce2" office:value-type="string">
            <text:p>cgm_resource_discovery.engos</text:p>
          </table:table-cell>
          <table:table-cell table:style-name="ce2" office:value-type="string">
            <text:p>$cgm_resource_discovery_message$ $sr_engos$§!. $sr_engos_desc$</text:p>
          </table:table-cell>
          <table:table-cell table:style-name="ce2" office:value-type="string">
            <text:p>$cgm_resource_discovery_message$ $sr_engos$§!. $sr_engos_desc$</text:p>
          </table:table-cell>
          <table:table-cell table:style-name="ce2" office:value-type="string">
            <text:p>$cgm_resource_discovery_message$ $sr_engos$§!. $sr_engos_desc$</text:p>
          </table:table-cell>
          <table:table-cell table:style-name="ce2" office:value-type="string">
            <text:p>$cgm_resource_discovery_message$ $sr_engos$§!. $sr_engos_desc$</text:p>
          </table:table-cell>
          <table:table-cell table:style-name="ce2" office:value-type="string">
            <text:p>$cgm_resource_discovery_message$ $sr_engos$§!. $sr_engos_desc$</text:p>
          </table:table-cell>
          <table:table-cell table:style-name="ce2" office:value-type="string">
            <text:p>$cgm_resource_discovery_message$ $sr_engos$§!. $sr_engos_desc$</text:p>
          </table:table-cell>
          <table:table-cell table:style-name="ce2" office:value-type="string">
            <text:p>$cgm_resource_discovery_message$ $sr_engos$§!. $sr_engos_desc$</text:p>
          </table:table-cell>
          <table:table-cell table:style-name="ce8" table:number-columns-repeated="18"/>
          <table:table-cell table:number-columns-repeated="998"/>
        </table:table-row>
        <table:table-row table:style-name="ro2">
          <table:table-cell table:style-name="ce2" office:value-type="string">
            <text:p>cgm_resource_discovery.engos.tooltip</text:p>
          </table:table-cell>
          <table:table-cell table:style-name="ce2" office:value-type="string">
            <text:p>§Y$sr_engos$§!. $sr_engos_desc$</text:p>
          </table:table-cell>
          <table:table-cell table:style-name="ce2" office:value-type="string">
            <text:p>§Y$sr_engos$§!\n§E$sr_engos_desc$§!</text:p>
          </table:table-cell>
          <table:table-cell table:style-name="ce2" office:value-type="string">
            <text:p>§Y$sr_engos$§!. $sr_engos_desc$</text:p>
          </table:table-cell>
          <table:table-cell table:style-name="ce2" office:value-type="string">
            <text:p>§Y$sr_engos$§!. $sr_engos_desc$</text:p>
          </table:table-cell>
          <table:table-cell table:style-name="ce2" office:value-type="string">
            <text:p>§Y$sr_engos$§!. $sr_engos_desc$</text:p>
          </table:table-cell>
          <table:table-cell table:style-name="ce2" office:value-type="string">
            <text:p>§Y$sr_engos$§!. $sr_engos_desc$</text:p>
          </table:table-cell>
          <table:table-cell table:style-name="ce2" office:value-type="string">
            <text:p>§Y$sr_engos$§!. $sr_engos_desc$</text:p>
          </table:table-cell>
          <table:table-cell table:style-name="ce8" table:number-columns-repeated="18"/>
          <table:table-cell table:number-columns-repeated="998"/>
        </table:table-row>
        <table:table-row table:style-name="ro11">
          <table:table-cell table:style-name="ce2" office:value-type="string">
            <text:p>cgm_resource_discovery.garanthium</text:p>
          </table:table-cell>
          <table:table-cell table:style-name="ce2" office:value-type="string">
            <text:p>$cgm_resource_discovery_message$ $sr_garanthium$§!. $sr_garanthium_desc$</text:p>
          </table:table-cell>
          <table:table-cell table:style-name="ce2" office:value-type="string">
            <text:p>$cgm_resource_discovery_message$ $sr_garanthium$§!. $sr_garanthium_desc$</text:p>
          </table:table-cell>
          <table:table-cell table:style-name="ce2" office:value-type="string">
            <text:p>$cgm_resource_discovery_message$ $sr_garanthium$§!. $sr_garanthium_desc$</text:p>
          </table:table-cell>
          <table:table-cell table:style-name="ce2" office:value-type="string">
            <text:p>$cgm_resource_discovery_message$ $sr_garanthium$§!. $sr_garanthium_desc$</text:p>
          </table:table-cell>
          <table:table-cell table:style-name="ce2" office:value-type="string">
            <text:p>$cgm_resource_discovery_message$ $sr_garanthium$§!. $sr_garanthium_desc$</text:p>
          </table:table-cell>
          <table:table-cell table:style-name="ce2" office:value-type="string">
            <text:p>$cgm_resource_discovery_message$ $sr_garanthium$§!. $sr_garanthium_desc$</text:p>
          </table:table-cell>
          <table:table-cell table:style-name="ce2" office:value-type="string">
            <text:p>$cgm_resource_discovery_message$ $sr_garanthium$§!. $sr_garanthium_desc$</text:p>
          </table:table-cell>
          <table:table-cell table:style-name="ce8" table:number-columns-repeated="18"/>
          <table:table-cell table:number-columns-repeated="998"/>
        </table:table-row>
        <table:table-row table:style-name="ro2">
          <table:table-cell table:style-name="ce2" office:value-type="string">
            <text:p>cgm_resource_discovery.garanthium.tooltip</text:p>
          </table:table-cell>
          <table:table-cell table:style-name="ce2" office:value-type="string">
            <text:p>§Y$sr_garanthium$§!. $sr_garanthium$§!</text:p>
          </table:table-cell>
          <table:table-cell table:style-name="ce2" office:value-type="string">
            <text:p>§Y$sr_garanthium$§!\n§E$sr_garanthium_desc$§!</text:p>
          </table:table-cell>
          <table:table-cell table:style-name="ce2" office:value-type="string">
            <text:p>§Y$sr_garanthium$§!. $sr_garanthium$§!</text:p>
          </table:table-cell>
          <table:table-cell table:style-name="ce2" office:value-type="string">
            <text:p>§Y$sr_garanthium$§!. $sr_garanthium$§!</text:p>
          </table:table-cell>
          <table:table-cell table:style-name="ce2" office:value-type="string">
            <text:p>§Y$sr_garanthium$§!. $sr_garanthium$§!</text:p>
          </table:table-cell>
          <table:table-cell table:style-name="ce2" office:value-type="string">
            <text:p>§Y$sr_garanthium$§!. $sr_garanthium$§!</text:p>
          </table:table-cell>
          <table:table-cell table:style-name="ce2" office:value-type="string">
            <text:p>§Y$sr_garanthium$§!. $sr_garanthium$§!</text:p>
          </table:table-cell>
          <table:table-cell table:style-name="ce8" table:number-columns-repeated="18"/>
          <table:table-cell table:number-columns-repeated="998"/>
        </table:table-row>
        <table:table-row table:style-name="ro9">
          <table:table-cell table:style-name="ce2" office:value-type="string">
            <text:p>cgm_resource_discovery.has_tech</text:p>
          </table:table-cell>
          <table:table-cell table:style-name="ce2" office:value-type="string">
            <text:p>\nWe have the technology - if we control this system, we can extract this resource.</text:p>
          </table:table-cell>
          <table:table-cell table:style-name="ce2" office:value-type="string">
            <text:p>\nУ нас есть технология - если мы будем управлять этой системой, мы можем извлечь этот ресурс.</text:p>
          </table:table-cell>
          <table:table-cell table:style-name="ce2" office:value-type="string">
            <text:p>Wir haben die Technologie - wenn wir dieses System kontrollieren, können wir diese Ressource extrahieren.</text:p>
          </table:table-cell>
          <table:table-cell table:style-name="ce2" office:value-type="string">
            <text:p>Nós temos a tecnologia - se nós controlarmos este sistema, podemos extrair este recurso.</text:p>
          </table:table-cell>
          <table:table-cell table:style-name="ce2" office:value-type="string">
            <text:p>Nous avons la technologie - si nous contrôlons ce système, nous pouvons extraire cette ressource.</text:p>
          </table:table-cell>
          <table:table-cell table:style-name="ce2" office:value-type="string">
            <text:p>Mamy technologię - jeśli kontrolujemy ten system, możemy wyodrębnić ten zasób.</text:p>
          </table:table-cell>
          <table:table-cell table:style-name="ce2" office:value-type="string">
            <text:p>Tenemos la tecnología: si controlamos este sistema, podemos extraer este recurso.</text:p>
          </table:table-cell>
          <table:table-cell table:style-name="ce8" table:number-columns-repeated="18"/>
          <table:table-cell table:number-columns-repeated="998"/>
        </table:table-row>
        <table:table-row table:style-name="ro13">
          <table:table-cell table:style-name="ce2" office:value-type="string">
            <text:p>cgm_resource_discovery.helium_3</text:p>
          </table:table-cell>
          <table:table-cell table:style-name="ce2" office:value-type="string">
            <text:p>$cgm_resource_discovery_message$sr_helium_3§!. $sr_scritch_desc$</text:p>
          </table:table-cell>
          <table:table-cell table:style-name="ce2" office:value-type="string">
            <text:p>$cgm_resource_discovery_message$sr_helium_3§!. $sr_scritch_desc$</text:p>
          </table:table-cell>
          <table:table-cell table:style-name="ce2" office:value-type="string">
            <text:p>$cgm_resource_discovery_message$sr_helium_3§!. $sr_scritch_desc$</text:p>
          </table:table-cell>
          <table:table-cell table:style-name="ce2" office:value-type="string">
            <text:p>$cgm_resource_discovery_message$sr_helium_3§!. $sr_scritch_desc$</text:p>
          </table:table-cell>
          <table:table-cell table:style-name="ce2" office:value-type="string">
            <text:p>$cgm_resource_discovery_message$sr_helium_3§!. $sr_scritch_desc$</text:p>
          </table:table-cell>
          <table:table-cell table:style-name="ce2" office:value-type="string">
            <text:p>$cgm_resource_discovery_message$sr_helium_3§!. $sr_scritch_desc$</text:p>
          </table:table-cell>
          <table:table-cell table:style-name="ce2" office:value-type="string">
            <text:p>$cgm_resource_discovery_message$sr_helium_3§!. $sr_scritch_desc$</text:p>
          </table:table-cell>
          <table:table-cell table:style-name="ce8" table:number-columns-repeated="18"/>
          <table:table-cell table:number-columns-repeated="998"/>
        </table:table-row>
        <table:table-row table:style-name="ro2">
          <table:table-cell table:style-name="ce2" office:value-type="string">
            <text:p>cgm_resource_discovery.helium_3.tooltip</text:p>
          </table:table-cell>
          <table:table-cell table:style-name="ce2" office:value-type="string">
            <text:p>§Y$sr_helium_3$§!. $sr_helium_3_desc$</text:p>
          </table:table-cell>
          <table:table-cell table:style-name="ce2" office:value-type="string">
            <text:p>§Y$sr_helium_3$§!. $sr_helium_3_desc$</text:p>
          </table:table-cell>
          <table:table-cell table:style-name="ce2" office:value-type="string">
            <text:p>§Y$sr_helium_3$§!. $sr_helium_3_desc$</text:p>
          </table:table-cell>
          <table:table-cell table:style-name="ce2" office:value-type="string">
            <text:p>§Y$sr_helium_3$§!. $sr_helium_3_desc$</text:p>
          </table:table-cell>
          <table:table-cell table:style-name="ce2" office:value-type="string">
            <text:p>§Y$sr_helium_3$§!. $sr_helium_3_desc$</text:p>
          </table:table-cell>
          <table:table-cell table:style-name="ce2" office:value-type="string">
            <text:p>§Y$sr_helium_3$§!. $sr_helium_3_desc$</text:p>
          </table:table-cell>
          <table:table-cell table:style-name="ce2" office:value-type="string">
            <text:p>§Y$sr_helium_3$§!. $sr_helium_3_desc$</text:p>
          </table:table-cell>
          <table:table-cell table:style-name="ce8" table:number-columns-repeated="18"/>
          <table:table-cell table:number-columns-repeated="998"/>
        </table:table-row>
        <table:table-row table:style-name="ro13">
          <table:table-cell table:style-name="ce2" office:value-type="string">
            <text:p>cgm_resource_discovery.hyper_diamond</text:p>
          </table:table-cell>
          <table:table-cell table:style-name="ce2" office:value-type="string">
            <text:p>$cgm_resource_discovery_message$sr_hyper_diamond§!. $sr_scritch_desc$</text:p>
          </table:table-cell>
          <table:table-cell table:style-name="ce2" office:value-type="string">
            <text:p>$cgm_resource_discovery_message$sr_hyper_diamond§!. $sr_scritch_desc$</text:p>
          </table:table-cell>
          <table:table-cell table:style-name="ce2" office:value-type="string">
            <text:p>$cgm_resource_discovery_message$sr_hyper_diamond§!. $sr_scritch_desc$</text:p>
          </table:table-cell>
          <table:table-cell table:style-name="ce2" office:value-type="string">
            <text:p>$cgm_resource_discovery_message$sr_hyper_diamond§!. $sr_scritch_desc$</text:p>
          </table:table-cell>
          <table:table-cell table:style-name="ce2" office:value-type="string">
            <text:p>$cgm_resource_discovery_message$sr_hyper_diamond§!. $sr_scritch_desc$</text:p>
          </table:table-cell>
          <table:table-cell table:style-name="ce2" office:value-type="string">
            <text:p>$cgm_resource_discovery_message$sr_hyper_diamond§!. $sr_scritch_desc$</text:p>
          </table:table-cell>
          <table:table-cell table:style-name="ce2" office:value-type="string">
            <text:p>$cgm_resource_discovery_message$sr_hyper_diamond§!. $sr_scritch_desc$</text:p>
          </table:table-cell>
          <table:table-cell table:style-name="ce8" table:number-columns-repeated="18"/>
          <table:table-cell table:number-columns-repeated="998"/>
        </table:table-row>
        <table:table-row table:style-name="ro13">
          <table:table-cell table:style-name="ce2" office:value-type="string">
            <text:p>cgm_resource_discovery.hyper_diamond.tooltip</text:p>
          </table:table-cell>
          <table:table-cell table:style-name="ce2" office:value-type="string">
            <text:p>§Y$sr_hyper_diamond$§!. $sr_hyper_diamond_desc$</text:p>
          </table:table-cell>
          <table:table-cell table:style-name="ce2" office:value-type="string">
            <text:p>§Y$sr_hyper_diamond$§!. $sr_hyper_diamond_desc$</text:p>
          </table:table-cell>
          <table:table-cell table:style-name="ce2" office:value-type="string">
            <text:p>§Y$sr_hyper_diamond$§!. $sr_hyper_diamond_desc$</text:p>
          </table:table-cell>
          <table:table-cell table:style-name="ce2" office:value-type="string">
            <text:p>§Y$sr_hyper_diamond$§!. $sr_hyper_diamond_desc$</text:p>
          </table:table-cell>
          <table:table-cell table:style-name="ce2" office:value-type="string">
            <text:p>§Y$sr_hyper_diamond$§!. $sr_hyper_diamond_desc$</text:p>
          </table:table-cell>
          <table:table-cell table:style-name="ce2" office:value-type="string">
            <text:p>§Y$sr_hyper_diamond$§!. $sr_hyper_diamond_desc$</text:p>
          </table:table-cell>
          <table:table-cell table:style-name="ce2" office:value-type="string">
            <text:p>§Y$sr_hyper_diamond$§!. $sr_hyper_diamond_desc$</text:p>
          </table:table-cell>
          <table:table-cell table:style-name="ce8" table:number-columns-repeated="18"/>
          <table:table-cell table:number-columns-repeated="998"/>
        </table:table-row>
        <table:table-row table:style-name="ro13">
          <table:table-cell table:style-name="ce2" office:value-type="string">
            <text:p>cgm_resource_discovery.hyperfuels</text:p>
          </table:table-cell>
          <table:table-cell table:style-name="ce2" office:value-type="string">
            <text:p>$cgm_resource_discovery_message$sr_hyperfuels§!. $sr_scritch_desc$</text:p>
          </table:table-cell>
          <table:table-cell table:style-name="ce2" office:value-type="string">
            <text:p>$cgm_resource_discovery_message$sr_hyperfuels§!. $sr_scritch_desc$</text:p>
          </table:table-cell>
          <table:table-cell table:style-name="ce2" office:value-type="string">
            <text:p>$cgm_resource_discovery_message$sr_hyperfuels§!. $sr_scritch_desc$</text:p>
          </table:table-cell>
          <table:table-cell table:style-name="ce2" office:value-type="string">
            <text:p>$cgm_resource_discovery_message$sr_hyperfuels§!. $sr_scritch_desc$</text:p>
          </table:table-cell>
          <table:table-cell table:style-name="ce2" office:value-type="string">
            <text:p>$cgm_resource_discovery_message$sr_hyperfuels§!. $sr_scritch_desc$</text:p>
          </table:table-cell>
          <table:table-cell table:style-name="ce2" office:value-type="string">
            <text:p>$cgm_resource_discovery_message$sr_hyperfuels§!. $sr_scritch_desc$</text:p>
          </table:table-cell>
          <table:table-cell table:style-name="ce2" office:value-type="string">
            <text:p>$cgm_resource_discovery_message$sr_hyperfuels§!. $sr_scritch_desc$</text:p>
          </table:table-cell>
          <table:table-cell table:style-name="ce8" table:number-columns-repeated="18"/>
          <table:table-cell table:number-columns-repeated="998"/>
        </table:table-row>
        <table:table-row table:style-name="ro3">
          <table:table-cell table:style-name="ce2" office:value-type="string">
            <text:p>cgm_resource_discovery.hyperfuels.tooltip</text:p>
          </table:table-cell>
          <table:table-cell table:style-name="ce2" office:value-type="string">
            <text:p>§Y$sr_hyperfuels$§!. $sr_hyperfuels_desc$</text:p>
          </table:table-cell>
          <table:table-cell table:style-name="ce2" office:value-type="string">
            <text:p>§Y$sr_hyperfuels$§!. $sr_hyperfuels_desc$</text:p>
          </table:table-cell>
          <table:table-cell table:style-name="ce2" office:value-type="string">
            <text:p>§Y$sr_hyperfuels$§!. $sr_hyperfuels_desc$</text:p>
          </table:table-cell>
          <table:table-cell table:style-name="ce2" office:value-type="string">
            <text:p>§Y$sr_hyperfuels$§!. $sr_hyperfuels_desc$</text:p>
          </table:table-cell>
          <table:table-cell table:style-name="ce2" office:value-type="string">
            <text:p>§Y$sr_hyperfuels$§!. $sr_hyperfuels_desc$</text:p>
          </table:table-cell>
          <table:table-cell table:style-name="ce2" office:value-type="string">
            <text:p>§Y$sr_hyperfuels$§!. $sr_hyperfuels_desc$</text:p>
          </table:table-cell>
          <table:table-cell table:style-name="ce2" office:value-type="string">
            <text:p>§Y$sr_hyperfuels$§!. $sr_hyperfuels_desc$</text:p>
          </table:table-cell>
          <table:table-cell table:style-name="ce8" table:number-columns-repeated="18"/>
          <table:table-cell table:number-columns-repeated="998"/>
        </table:table-row>
        <table:table-row table:style-name="ro13">
          <table:table-cell table:style-name="ce2" office:value-type="string">
            <text:p>cgm_resource_discovery.illum</text:p>
          </table:table-cell>
          <table:table-cell table:style-name="ce2" office:value-type="string">
            <text:p>$cgm_resource_discovery_message$sr_illum§!. $sr_scritch_desc$</text:p>
          </table:table-cell>
          <table:table-cell table:style-name="ce2" office:value-type="string">
            <text:p>$cgm_resource_discovery_message$sr_illum§!. $sr_scritch_desc$</text:p>
          </table:table-cell>
          <table:table-cell table:style-name="ce2" office:value-type="string">
            <text:p>$cgm_resource_discovery_message$sr_illum§!. $sr_scritch_desc$</text:p>
          </table:table-cell>
          <table:table-cell table:style-name="ce2" office:value-type="string">
            <text:p>$cgm_resource_discovery_message$sr_illum§!. $sr_scritch_desc$</text:p>
          </table:table-cell>
          <table:table-cell table:style-name="ce2" office:value-type="string">
            <text:p>$cgm_resource_discovery_message$sr_illum§!. $sr_scritch_desc$</text:p>
          </table:table-cell>
          <table:table-cell table:style-name="ce2" office:value-type="string">
            <text:p>$cgm_resource_discovery_message$sr_illum§!. $sr_scritch_desc$</text:p>
          </table:table-cell>
          <table:table-cell table:style-name="ce2" office:value-type="string">
            <text:p>$cgm_resource_discovery_message$sr_illum§!. $sr_scritch_desc$</text:p>
          </table:table-cell>
          <table:table-cell table:style-name="ce8" table:number-columns-repeated="18"/>
          <table:table-cell table:number-columns-repeated="998"/>
        </table:table-row>
        <table:table-row table:style-name="ro2">
          <table:table-cell table:style-name="ce2" office:value-type="string">
            <text:p>cgm_resource_discovery.illum.tooltip</text:p>
          </table:table-cell>
          <table:table-cell table:style-name="ce2" office:value-type="string">
            <text:p>§Y$sr_illum$§!. $sr_illum_desc$</text:p>
          </table:table-cell>
          <table:table-cell table:style-name="ce2" office:value-type="string">
            <text:p>§Y$sr_illum$§!. $sr_illum_desc$</text:p>
          </table:table-cell>
          <table:table-cell table:style-name="ce2" office:value-type="string">
            <text:p>§Y$sr_illum$§!. $sr_illum_desc$</text:p>
          </table:table-cell>
          <table:table-cell table:style-name="ce2" office:value-type="string">
            <text:p>§Y$sr_illum$§!. $sr_illum_desc$</text:p>
          </table:table-cell>
          <table:table-cell table:style-name="ce2" office:value-type="string">
            <text:p>§Y$sr_illum$§!. $sr_illum_desc$</text:p>
          </table:table-cell>
          <table:table-cell table:style-name="ce2" office:value-type="string">
            <text:p>§Y$sr_illum$§!. $sr_illum_desc$</text:p>
          </table:table-cell>
          <table:table-cell table:style-name="ce2" office:value-type="string">
            <text:p>§Y$sr_illum$§!. $sr_illum_desc$</text:p>
          </table:table-cell>
          <table:table-cell table:style-name="ce8" table:number-columns-repeated="18"/>
          <table:table-cell table:number-columns-repeated="998"/>
        </table:table-row>
        <table:table-row table:style-name="ro11">
          <table:table-cell table:style-name="ce2" office:value-type="string">
            <text:p>cgm_resource_discovery.living_metal</text:p>
          </table:table-cell>
          <table:table-cell table:style-name="ce2" office:value-type="string">
            <text:p>$cgm_resource_discovery_message$ $sr_living_metal$§!. $sr_living_metal_desc$</text:p>
          </table:table-cell>
          <table:table-cell table:style-name="ce2" office:value-type="string">
            <text:p>$cgm_resource_discovery_message$ $sr_living_metal$§!. $sr_living_metal_desc$</text:p>
          </table:table-cell>
          <table:table-cell table:style-name="ce2" office:value-type="string">
            <text:p>$cgm_resource_discovery_message$ $sr_living_metal$§!. $sr_living_metal_desc$</text:p>
          </table:table-cell>
          <table:table-cell table:style-name="ce2" office:value-type="string">
            <text:p>$cgm_resource_discovery_message$ $sr_living_metal$§!. $sr_living_metal_desc$</text:p>
          </table:table-cell>
          <table:table-cell table:style-name="ce2" office:value-type="string">
            <text:p>$cgm_resource_discovery_message$ $sr_living_metal$§!. $sr_living_metal_desc$</text:p>
          </table:table-cell>
          <table:table-cell table:style-name="ce2" office:value-type="string">
            <text:p>$cgm_resource_discovery_message$ $sr_living_metal$§!. $sr_living_metal_desc$</text:p>
          </table:table-cell>
          <table:table-cell table:style-name="ce2" office:value-type="string">
            <text:p>$cgm_resource_discovery_message$ $sr_living_metal$§!. $sr_living_metal_desc$</text:p>
          </table:table-cell>
          <table:table-cell table:style-name="ce8" table:number-columns-repeated="18"/>
          <table:table-cell table:number-columns-repeated="998"/>
        </table:table-row>
        <table:table-row table:style-name="ro13">
          <table:table-cell table:style-name="ce2" office:value-type="string">
            <text:p>cgm_resource_discovery.living_metal.tooltip</text:p>
          </table:table-cell>
          <table:table-cell table:style-name="ce2" office:value-type="string">
            <text:p>§Y$sr_living_metal$§!. $sr_living_metal_desc$</text:p>
          </table:table-cell>
          <table:table-cell table:style-name="ce2" office:value-type="string">
            <text:p>§Y$sr_living_metal$§!\n§E$sr_living_metal_desc$§!</text:p>
          </table:table-cell>
          <table:table-cell table:style-name="ce2" office:value-type="string">
            <text:p>§Y$sr_living_metal$§!. $sr_living_metal_desc$</text:p>
          </table:table-cell>
          <table:table-cell table:style-name="ce2" office:value-type="string">
            <text:p>§Y$sr_living_metal$§!. $sr_living_metal_desc$</text:p>
          </table:table-cell>
          <table:table-cell table:style-name="ce2" office:value-type="string">
            <text:p>§Y$sr_living_metal$§!. $sr_living_metal_desc$</text:p>
          </table:table-cell>
          <table:table-cell table:style-name="ce2" office:value-type="string">
            <text:p>§Y$sr_living_metal$§!. $sr_living_metal_desc$</text:p>
          </table:table-cell>
          <table:table-cell table:style-name="ce2" office:value-type="string">
            <text:p>§Y$sr_living_metal$§!. $sr_living_metal_desc$</text:p>
          </table:table-cell>
          <table:table-cell table:style-name="ce8" table:number-columns-repeated="18"/>
          <table:table-cell table:number-columns-repeated="998"/>
        </table:table-row>
        <table:table-row table:style-name="ro13">
          <table:table-cell table:style-name="ce2" office:value-type="string">
            <text:p>cgm_resource_discovery.lythuric</text:p>
          </table:table-cell>
          <table:table-cell table:style-name="ce2" office:value-type="string">
            <text:p>$cgm_resource_discovery_message$ $sr_lythuric$§!. $sr_lythuric_desc$</text:p>
          </table:table-cell>
          <table:table-cell table:style-name="ce2" office:value-type="string">
            <text:p>$cgm_resource_discovery_message$ $sr_lythuric$§!. $sr_lythuric_desc$</text:p>
          </table:table-cell>
          <table:table-cell table:style-name="ce2" office:value-type="string">
            <text:p>$cgm_resource_discovery_message$ $sr_lythuric$§!. $sr_lythuric_desc$</text:p>
          </table:table-cell>
          <table:table-cell table:style-name="ce2" office:value-type="string">
            <text:p>$cgm_resource_discovery_message$ $sr_lythuric$§!. $sr_lythuric_desc$</text:p>
          </table:table-cell>
          <table:table-cell table:style-name="ce2" office:value-type="string">
            <text:p>$cgm_resource_discovery_message$ $sr_lythuric$§!. $sr_lythuric_desc$</text:p>
          </table:table-cell>
          <table:table-cell table:style-name="ce2" office:value-type="string">
            <text:p>$cgm_resource_discovery_message$ $sr_lythuric$§!. $sr_lythuric_desc$</text:p>
          </table:table-cell>
          <table:table-cell table:style-name="ce2" office:value-type="string">
            <text:p>$cgm_resource_discovery_message$ $sr_lythuric$§!. $sr_lythuric_desc$</text:p>
          </table:table-cell>
          <table:table-cell table:style-name="ce8" table:number-columns-repeated="18"/>
          <table:table-cell table:number-columns-repeated="998"/>
        </table:table-row>
        <table:table-row table:style-name="ro2">
          <table:table-cell table:style-name="ce2" office:value-type="string">
            <text:p>cgm_resource_discovery.lythuric.tooltip</text:p>
          </table:table-cell>
          <table:table-cell table:style-name="ce2" office:value-type="string">
            <text:p>§Y$sr_lythuric$§!. $sr_lythuric_desc$</text:p>
          </table:table-cell>
          <table:table-cell table:style-name="ce2" office:value-type="string">
            <text:p>§Y$sr_lythuric$§!\n§E$sr_lythuric_desc$§!</text:p>
          </table:table-cell>
          <table:table-cell table:style-name="ce2" office:value-type="string">
            <text:p>§Y$sr_lythuric$§!. $sr_lythuric_desc$</text:p>
          </table:table-cell>
          <table:table-cell table:style-name="ce2" office:value-type="string">
            <text:p>§Y$sr_lythuric$§!. $sr_lythuric_desc$</text:p>
          </table:table-cell>
          <table:table-cell table:style-name="ce2" office:value-type="string">
            <text:p>§Y$sr_lythuric$§!. $sr_lythuric_desc$</text:p>
          </table:table-cell>
          <table:table-cell table:style-name="ce2" office:value-type="string">
            <text:p>§Y$sr_lythuric$§!. $sr_lythuric_desc$</text:p>
          </table:table-cell>
          <table:table-cell table:style-name="ce2" office:value-type="string">
            <text:p>§Y$sr_lythuric$§!. $sr_lythuric_desc$</text:p>
          </table:table-cell>
          <table:table-cell table:style-name="ce8" table:number-columns-repeated="18"/>
          <table:table-cell table:number-columns-repeated="998"/>
        </table:table-row>
        <table:table-row table:style-name="ro13">
          <table:table-cell table:style-name="ce2" office:value-type="string">
            <text:p>cgm_resource_discovery.meta_organics</text:p>
          </table:table-cell>
          <table:table-cell table:style-name="ce2" office:value-type="string">
            <text:p>$cgm_resource_discovery_message$sr_meta_organics§!. $sr_scritch_desc$</text:p>
          </table:table-cell>
          <table:table-cell table:style-name="ce2" office:value-type="string">
            <text:p>$cgm_resource_discovery_message$sr_meta_organics§!. $sr_scritch_desc$</text:p>
          </table:table-cell>
          <table:table-cell table:style-name="ce2" office:value-type="string">
            <text:p>$cgm_resource_discovery_message$sr_meta_organics§!. $sr_scritch_desc$</text:p>
          </table:table-cell>
          <table:table-cell table:style-name="ce2" office:value-type="string">
            <text:p>$cgm_resource_discovery_message$sr_meta_organics§!. $sr_scritch_desc$</text:p>
          </table:table-cell>
          <table:table-cell table:style-name="ce2" office:value-type="string">
            <text:p>$cgm_resource_discovery_message$sr_meta_organics§!. $sr_scritch_desc$</text:p>
          </table:table-cell>
          <table:table-cell table:style-name="ce2" office:value-type="string">
            <text:p>$cgm_resource_discovery_message$sr_meta_organics§!. $sr_scritch_desc$</text:p>
          </table:table-cell>
          <table:table-cell table:style-name="ce2" office:value-type="string">
            <text:p>$cgm_resource_discovery_message$sr_meta_organics§!. $sr_scritch_desc$</text:p>
          </table:table-cell>
          <table:table-cell table:style-name="ce8" table:number-columns-repeated="18"/>
          <table:table-cell table:number-columns-repeated="998"/>
        </table:table-row>
        <table:table-row table:style-name="ro13">
          <table:table-cell table:style-name="ce2" office:value-type="string">
            <text:p>cgm_resource_discovery.meta_organics.tooltip</text:p>
          </table:table-cell>
          <table:table-cell table:style-name="ce2" office:value-type="string">
            <text:p>§Y$sr_meta_organics$§!. $sr_meta_organics_desc$</text:p>
          </table:table-cell>
          <table:table-cell table:style-name="ce2" office:value-type="string">
            <text:p>§Y$sr_meta_organics$§!. $sr_meta_organics_desc$</text:p>
          </table:table-cell>
          <table:table-cell table:style-name="ce2" office:value-type="string">
            <text:p>§Y$sr_meta_organics$§!. $sr_meta_organics_desc$</text:p>
          </table:table-cell>
          <table:table-cell table:style-name="ce2" office:value-type="string">
            <text:p>§Y$sr_meta_organics$§!. $sr_meta_organics_desc$</text:p>
          </table:table-cell>
          <table:table-cell table:style-name="ce2" office:value-type="string">
            <text:p>§Y$sr_meta_organics$§!. $sr_meta_organics_desc$</text:p>
          </table:table-cell>
          <table:table-cell table:style-name="ce2" office:value-type="string">
            <text:p>§Y$sr_meta_organics$§!. $sr_meta_organics_desc$</text:p>
          </table:table-cell>
          <table:table-cell table:style-name="ce2" office:value-type="string">
            <text:p>§Y$sr_meta_organics$§!. $sr_meta_organics_desc$</text:p>
          </table:table-cell>
          <table:table-cell table:style-name="ce8" table:number-columns-repeated="18"/>
          <table:table-cell table:number-columns-repeated="998"/>
        </table:table-row>
        <table:table-row table:style-name="ro13">
          <table:table-cell table:style-name="ce2" office:value-type="string">
            <text:p><text:a xlink:href="">cgm_resource_discovery.name</text:a></text:p>
          </table:table-cell>
          <table:table-cell table:style-name="ce2" office:value-type="string">
            <text:p>§Y[From.GetName]§!: Strategic Resource Discovered</text:p>
          </table:table-cell>
          <table:table-cell table:style-name="ce2" office:value-type="string">
            <text:p>§Y[From.GetName]§!: найден стратегический ресурс</text:p>
          </table:table-cell>
          <table:table-cell table:style-name="ce2" office:value-type="string">
            <text:p>§Y [From.GetName] § !: Strategische Ressource entdeckt</text:p>
          </table:table-cell>
          <table:table-cell table:style-name="ce2" office:value-type="string">
            <text:p>§Y [From.GetName] § !: Recurso Estratégico Descoberto</text:p>
          </table:table-cell>
          <table:table-cell table:style-name="ce2" office:value-type="string">
            <text:p>§Y [From.GetName] §!: Ressources stratégiques découvertes</text:p>
          </table:table-cell>
          <table:table-cell table:style-name="ce2" office:value-type="string">
            <text:p>§Y [From.GetName] § !: Wykryto zasoby strategiczne</text:p>
          </table:table-cell>
          <table:table-cell table:style-name="ce2" office:value-type="string">
            <text:p>§Y [From.GetName] § !: Recurso Estratégico Descubierto</text:p>
          </table:table-cell>
          <table:table-cell table:style-name="ce8" table:number-columns-repeated="18"/>
          <table:table-cell table:number-columns-repeated="998"/>
        </table:table-row>
        <table:table-row table:style-name="ro13">
          <table:table-cell table:style-name="ce2" office:value-type="string">
            <text:p>cgm_resource_discovery.neodymium</text:p>
          </table:table-cell>
          <table:table-cell table:style-name="ce2" office:value-type="string">
            <text:p>$cgm_resource_discovery_message$sr_neodymium§!. $sr_scritch_desc$</text:p>
          </table:table-cell>
          <table:table-cell table:style-name="ce2" office:value-type="string">
            <text:p>$cgm_resource_discovery_message$sr_neodymium§!. $sr_scritch_desc$</text:p>
          </table:table-cell>
          <table:table-cell table:style-name="ce2" office:value-type="string">
            <text:p>$cgm_resource_discovery_message$sr_neodymium§!. $sr_scritch_desc$</text:p>
          </table:table-cell>
          <table:table-cell table:style-name="ce2" office:value-type="string">
            <text:p>$cgm_resource_discovery_message$sr_neodymium§!. $sr_scritch_desc$</text:p>
          </table:table-cell>
          <table:table-cell table:style-name="ce2" office:value-type="string">
            <text:p>$cgm_resource_discovery_message$sr_neodymium§!. $sr_scritch_desc$</text:p>
          </table:table-cell>
          <table:table-cell table:style-name="ce2" office:value-type="string">
            <text:p>$cgm_resource_discovery_message$sr_neodymium§!. $sr_scritch_desc$</text:p>
          </table:table-cell>
          <table:table-cell table:style-name="ce2" office:value-type="string">
            <text:p>$cgm_resource_discovery_message$sr_neodymium§!. $sr_scritch_desc$</text:p>
          </table:table-cell>
          <table:table-cell table:style-name="ce8" table:number-columns-repeated="18"/>
          <table:table-cell table:number-columns-repeated="998"/>
        </table:table-row>
        <table:table-row table:style-name="ro13">
          <table:table-cell table:style-name="ce2" office:value-type="string">
            <text:p>cgm_resource_discovery.neodymium.tooltip</text:p>
          </table:table-cell>
          <table:table-cell table:style-name="ce2" office:value-type="string">
            <text:p>§Y$sr_neodymium$§!. $sr_neodymium_desc$</text:p>
          </table:table-cell>
          <table:table-cell table:style-name="ce2" office:value-type="string">
            <text:p>§Y$sr_neodymium$§!. $sr_neodymium_desc$</text:p>
          </table:table-cell>
          <table:table-cell table:style-name="ce2" office:value-type="string">
            <text:p>§Y$sr_neodymium$§!. $sr_neodymium_desc$</text:p>
          </table:table-cell>
          <table:table-cell table:style-name="ce2" office:value-type="string">
            <text:p>§Y$sr_neodymium$§!. $sr_neodymium_desc$</text:p>
          </table:table-cell>
          <table:table-cell table:style-name="ce2" office:value-type="string">
            <text:p>§Y$sr_neodymium$§!. $sr_neodymium_desc$</text:p>
          </table:table-cell>
          <table:table-cell table:style-name="ce2" office:value-type="string">
            <text:p>§Y$sr_neodymium$§!. $sr_neodymium_desc$</text:p>
          </table:table-cell>
          <table:table-cell table:style-name="ce2" office:value-type="string">
            <text:p>§Y$sr_neodymium$§!. $sr_neodymium_desc$</text:p>
          </table:table-cell>
          <table:table-cell table:style-name="ce8" table:number-columns-repeated="18"/>
          <table:table-cell table:number-columns-repeated="998"/>
        </table:table-row>
        <table:table-row table:style-name="ro13">
          <table:table-cell table:style-name="ce2" office:value-type="string">
            <text:p>cgm_resource_discovery.neorite</text:p>
          </table:table-cell>
          <table:table-cell table:style-name="ce2" office:value-type="string">
            <text:p>$cgm_resource_discovery_message$sr_neorite§!. $sr_scritch_desc$</text:p>
          </table:table-cell>
          <table:table-cell table:style-name="ce2" office:value-type="string">
            <text:p>$cgm_resource_discovery_message$sr_neorite§!. $sr_scritch_desc$</text:p>
          </table:table-cell>
          <table:table-cell table:style-name="ce2" office:value-type="string">
            <text:p>$cgm_resource_discovery_message$sr_neorite§!. $sr_scritch_desc$</text:p>
          </table:table-cell>
          <table:table-cell table:style-name="ce2" office:value-type="string">
            <text:p>$cgm_resource_discovery_message$sr_neorite§!. $sr_scritch_desc$</text:p>
          </table:table-cell>
          <table:table-cell table:style-name="ce2" office:value-type="string">
            <text:p>$cgm_resource_discovery_message$sr_neorite§!. $sr_scritch_desc$</text:p>
          </table:table-cell>
          <table:table-cell table:style-name="ce2" office:value-type="string">
            <text:p>$cgm_resource_discovery_message$sr_neorite§!. $sr_scritch_desc$</text:p>
          </table:table-cell>
          <table:table-cell table:style-name="ce2" office:value-type="string">
            <text:p>$cgm_resource_discovery_message$sr_neorite§!. $sr_scritch_desc$</text:p>
          </table:table-cell>
          <table:table-cell table:style-name="ce8" table:number-columns-repeated="18"/>
          <table:table-cell table:number-columns-repeated="998"/>
        </table:table-row>
        <table:table-row table:style-name="ro2">
          <table:table-cell table:style-name="ce2" office:value-type="string">
            <text:p>cgm_resource_discovery.neorite.tooltip</text:p>
          </table:table-cell>
          <table:table-cell table:style-name="ce2" office:value-type="string">
            <text:p>§Y$sr_neorite$§!. $sr_neorite_desc$</text:p>
          </table:table-cell>
          <table:table-cell table:style-name="ce2" office:value-type="string">
            <text:p>§Y$sr_neorite$§!. $sr_neorite_desc$</text:p>
          </table:table-cell>
          <table:table-cell table:style-name="ce2" office:value-type="string">
            <text:p>§Y$sr_neorite$§!. $sr_neorite_desc$</text:p>
          </table:table-cell>
          <table:table-cell table:style-name="ce2" office:value-type="string">
            <text:p>§Y$sr_neorite$§!. $sr_neorite_desc$</text:p>
          </table:table-cell>
          <table:table-cell table:style-name="ce2" office:value-type="string">
            <text:p>§Y$sr_neorite$§!. $sr_neorite_desc$</text:p>
          </table:table-cell>
          <table:table-cell table:style-name="ce2" office:value-type="string">
            <text:p>§Y$sr_neorite$§!. $sr_neorite_desc$</text:p>
          </table:table-cell>
          <table:table-cell table:style-name="ce2" office:value-type="string">
            <text:p>§Y$sr_neorite$§!. $sr_neorite_desc$</text:p>
          </table:table-cell>
          <table:table-cell table:style-name="ce8" table:number-columns-repeated="18"/>
          <table:table-cell table:number-columns-repeated="998"/>
        </table:table-row>
        <table:table-row table:style-name="ro11">
          <table:table-cell table:style-name="ce2" office:value-type="string">
            <text:p>cgm_resource_discovery.neutronium</text:p>
          </table:table-cell>
          <table:table-cell table:style-name="ce2" office:value-type="string">
            <text:p>$cgm_resource_discovery_message$ $sr_neutronium$§!. $sr_neutronium_desc$</text:p>
          </table:table-cell>
          <table:table-cell table:style-name="ce2" office:value-type="string">
            <text:p>$cgm_resource_discovery_message$ $sr_neutronium$§!. $sr_neutronium_desc$</text:p>
          </table:table-cell>
          <table:table-cell table:style-name="ce2" office:value-type="string">
            <text:p>$cgm_resource_discovery_message$ $sr_neutronium$§!. $sr_neutronium_desc$</text:p>
          </table:table-cell>
          <table:table-cell table:style-name="ce2" office:value-type="string">
            <text:p>$cgm_resource_discovery_message$ $sr_neutronium$§!. $sr_neutronium_desc$</text:p>
          </table:table-cell>
          <table:table-cell table:style-name="ce2" office:value-type="string">
            <text:p>$cgm_resource_discovery_message$ $sr_neutronium$§!. $sr_neutronium_desc$</text:p>
          </table:table-cell>
          <table:table-cell table:style-name="ce2" office:value-type="string">
            <text:p>$cgm_resource_discovery_message$ $sr_neutronium$§!. $sr_neutronium_desc$</text:p>
          </table:table-cell>
          <table:table-cell table:style-name="ce2" office:value-type="string">
            <text:p>$cgm_resource_discovery_message$ $sr_neutronium$§!. $sr_neutronium_desc$</text:p>
          </table:table-cell>
          <table:table-cell table:style-name="ce8" table:number-columns-repeated="18"/>
          <table:table-cell table:number-columns-repeated="998"/>
        </table:table-row>
        <table:table-row table:style-name="ro13">
          <table:table-cell table:style-name="ce2" office:value-type="string">
            <text:p>cgm_resource_discovery.neutronium.tooltip</text:p>
          </table:table-cell>
          <table:table-cell table:style-name="ce2" office:value-type="string">
            <text:p>§Y$sr_neutronium$§!. $sr_neutronium_desc$</text:p>
          </table:table-cell>
          <table:table-cell table:style-name="ce2" office:value-type="string">
            <text:p>§Y$sr_neutronium$§!\n§E$sr_neutronium_desc$§!</text:p>
          </table:table-cell>
          <table:table-cell table:style-name="ce2" office:value-type="string">
            <text:p>§Y$sr_neutronium$§!. $sr_neutronium_desc$</text:p>
          </table:table-cell>
          <table:table-cell table:style-name="ce2" office:value-type="string">
            <text:p>§Y$sr_neutronium$§!. $sr_neutronium_desc$</text:p>
          </table:table-cell>
          <table:table-cell table:style-name="ce2" office:value-type="string">
            <text:p>§Y$sr_neutronium$§!. $sr_neutronium_desc$</text:p>
          </table:table-cell>
          <table:table-cell table:style-name="ce2" office:value-type="string">
            <text:p>§Y$sr_neutronium$§!. $sr_neutronium_desc$</text:p>
          </table:table-cell>
          <table:table-cell table:style-name="ce2" office:value-type="string">
            <text:p>§Y$sr_neutronium$§!. $sr_neutronium_desc$</text:p>
          </table:table-cell>
          <table:table-cell table:style-name="ce8" table:number-columns-repeated="18"/>
          <table:table-cell table:number-columns-repeated="998"/>
        </table:table-row>
        <table:table-row table:style-name="ro14">
          <table:table-cell table:style-name="ce2" office:value-type="string">
            <text:p>cgm_resource_discovery.no_tech</text:p>
          </table:table-cell>
          <table:table-cell table:style-name="ce2" office:value-type="string">
            <text:p>\nWhile we do not yet possess the means to extract this resource but the small sample our probes have taken was sufficient to add the required technology as a research option.\n\n§GResearch Option Added§!</text:p>
          </table:table-cell>
          <table:table-cell table:style-name="ce2" office:value-type="string">
            <text:p>\nМы еще не обладаем средствами для извлечения этого ресурса, но мы должны серьезно рассмотреть возможность установления контроля над системой для будущей эксплуатации.</text:p>
          </table:table-cell>
          <table:table-cell table:style-name="ce2" office:value-type="string">
            <text:p>Wir haben zwar noch nicht die Mittel, um diese Ressource zu extrahieren, aber die kleine Probe, die unsere Sonden genommen haben, war ausreichend, um die erforderliche Technologie als Forschungsoption hinzuzufügen.\n\n§Forschungsoption hinzugefügt§!</text:p>
          </table:table-cell>
          <table:table-cell table:style-name="ce2" office:value-type="string">
            <text:p>Embora ainda não possuamos os meios para extrair esse recurso, a pequena amostra que nossas sondas usaram foi suficiente para adicionar a tecnologia necessária como opção de pesquisa.\n\n§GResearch Option Added§!</text:p>
          </table:table-cell>
          <table:table-cell table:style-name="ce2" office:value-type="string">
            <text:p>Bien que nous ne possédions pas encore les moyens d'extraire cette ressource, le petit échantillon que nos sondes ont pris était suffisant pour ajouter la technologie requise comme option de recherche.\n\n§GResearch Option Added§!</text:p>
          </table:table-cell>
          <table:table-cell table:style-name="ce2" office:value-type="string">
            <text:p>Chociaż nie dysponujemy jeszcze środkami do wydobycia tego zasobu, ale niewielka próbka, którą pobrały nasze sondy, była wystarczająca, aby dodać wymaganą technologię jako opcję badawczą.\n\n§ Dodano opcję badania naukowego!</text:p>
          </table:table-cell>
          <table:table-cell table:style-name="ce2" office:value-type="string">
            <text:p>Si bien aún no poseemos los medios para extraer este recurso, pero la pequeña muestra que nuestras sondas han tomado fue suficiente para agregar la tecnología requerida como una opción de investigación.\n\n§Se agregó la opción de búsqueda§</text:p>
          </table:table-cell>
          <table:table-cell table:style-name="ce8" table:number-columns-repeated="18"/>
          <table:table-cell table:number-columns-repeated="998"/>
        </table:table-row>
        <table:table-row table:style-name="ro13">
          <table:table-cell table:style-name="ce2" office:value-type="string">
            <text:p>cgm_resource_discovery.orillium</text:p>
          </table:table-cell>
          <table:table-cell table:style-name="ce2" office:value-type="string">
            <text:p>$cgm_resource_discovery_message$ $sr_orillium$§!. $sr_orillium_desc$</text:p>
          </table:table-cell>
          <table:table-cell table:style-name="ce2" office:value-type="string">
            <text:p>$cgm_resource_discovery_message$ $sr_orillium$§!. $sr_orillium_desc$</text:p>
          </table:table-cell>
          <table:table-cell table:style-name="ce2" office:value-type="string">
            <text:p>$cgm_resource_discovery_message$ $sr_orillium$§!. $sr_orillium_desc$</text:p>
          </table:table-cell>
          <table:table-cell table:style-name="ce2" office:value-type="string">
            <text:p>$cgm_resource_discovery_message$ $sr_orillium$§!. $sr_orillium_desc$</text:p>
          </table:table-cell>
          <table:table-cell table:style-name="ce2" office:value-type="string">
            <text:p>$cgm_resource_discovery_message$ $sr_orillium$§!. $sr_orillium_desc$</text:p>
          </table:table-cell>
          <table:table-cell table:style-name="ce2" office:value-type="string">
            <text:p>$cgm_resource_discovery_message$ $sr_orillium$§!. $sr_orillium_desc$</text:p>
          </table:table-cell>
          <table:table-cell table:style-name="ce2" office:value-type="string">
            <text:p>$cgm_resource_discovery_message$ $sr_orillium$§!. $sr_orillium_desc$</text:p>
          </table:table-cell>
          <table:table-cell table:style-name="ce8" table:number-columns-repeated="18"/>
          <table:table-cell table:number-columns-repeated="998"/>
        </table:table-row>
        <table:table-row table:style-name="ro2">
          <table:table-cell table:style-name="ce2" office:value-type="string">
            <text:p>cgm_resource_discovery.orillium.tooltip</text:p>
          </table:table-cell>
          <table:table-cell table:style-name="ce2" office:value-type="string">
            <text:p>§Y$sr_orillium$§!. $sr_orillium_desc$</text:p>
          </table:table-cell>
          <table:table-cell table:style-name="ce2" office:value-type="string">
            <text:p>§Y$sr_orillium$§!\n§E$sr_orillium_desc$§!</text:p>
          </table:table-cell>
          <table:table-cell table:style-name="ce2" office:value-type="string">
            <text:p>§Y$sr_orillium$§!. $sr_orillium_desc$</text:p>
          </table:table-cell>
          <table:table-cell table:style-name="ce2" office:value-type="string">
            <text:p>§Y$sr_orillium$§!. $sr_orillium_desc$</text:p>
          </table:table-cell>
          <table:table-cell table:style-name="ce2" office:value-type="string">
            <text:p>§Y$sr_orillium$§!. $sr_orillium_desc$</text:p>
          </table:table-cell>
          <table:table-cell table:style-name="ce2" office:value-type="string">
            <text:p>§Y$sr_orillium$§!. $sr_orillium_desc$</text:p>
          </table:table-cell>
          <table:table-cell table:style-name="ce2" office:value-type="string">
            <text:p>§Y$sr_orillium$§!. $sr_orillium_desc$</text:p>
          </table:table-cell>
          <table:table-cell table:style-name="ce8" table:number-columns-repeated="18"/>
          <table:table-cell table:number-columns-repeated="998"/>
        </table:table-row>
        <table:table-row table:style-name="ro13">
          <table:table-cell table:style-name="ce2" office:value-type="string">
            <text:p>cgm_resource_discovery.pitharan</text:p>
          </table:table-cell>
          <table:table-cell table:style-name="ce2" office:value-type="string">
            <text:p>$cgm_resource_discovery_message$ $sr_pitharan$§!. $sr_pitharan_desc$</text:p>
          </table:table-cell>
          <table:table-cell table:style-name="ce2" office:value-type="string">
            <text:p>$cgm_resource_discovery_message$ $sr_pitharan$§!. $sr_pitharan_desc$</text:p>
          </table:table-cell>
          <table:table-cell table:style-name="ce2" office:value-type="string">
            <text:p>$cgm_resource_discovery_message$ $sr_pitharan$§!. $sr_pitharan_desc$</text:p>
          </table:table-cell>
          <table:table-cell table:style-name="ce2" office:value-type="string">
            <text:p>$cgm_resource_discovery_message$ $sr_pitharan$§!. $sr_pitharan_desc$</text:p>
          </table:table-cell>
          <table:table-cell table:style-name="ce2" office:value-type="string">
            <text:p>$cgm_resource_discovery_message$ $sr_pitharan$§!. $sr_pitharan_desc$</text:p>
          </table:table-cell>
          <table:table-cell table:style-name="ce2" office:value-type="string">
            <text:p>$cgm_resource_discovery_message$ $sr_pitharan$§!. $sr_pitharan_desc$</text:p>
          </table:table-cell>
          <table:table-cell table:style-name="ce2" office:value-type="string">
            <text:p>$cgm_resource_discovery_message$ $sr_pitharan$§!. $sr_pitharan_desc$</text:p>
          </table:table-cell>
          <table:table-cell table:style-name="ce8" table:number-columns-repeated="18"/>
          <table:table-cell table:number-columns-repeated="998"/>
        </table:table-row>
        <table:table-row table:style-name="ro2">
          <table:table-cell table:style-name="ce2" office:value-type="string">
            <text:p>cgm_resource_discovery.pitharan.tooltip</text:p>
          </table:table-cell>
          <table:table-cell table:style-name="ce2" office:value-type="string">
            <text:p>§Y$sr_pitharan$§!. $sr_pitharan_desc$</text:p>
          </table:table-cell>
          <table:table-cell table:style-name="ce2" office:value-type="string">
            <text:p>§Y$sr_pitharan$§!\n§E$sr_pitharan_desc$§!</text:p>
          </table:table-cell>
          <table:table-cell table:style-name="ce2" office:value-type="string">
            <text:p>§Y$sr_pitharan$§!. $sr_pitharan_desc$</text:p>
          </table:table-cell>
          <table:table-cell table:style-name="ce2" office:value-type="string">
            <text:p>§Y$sr_pitharan$§!. $sr_pitharan_desc$</text:p>
          </table:table-cell>
          <table:table-cell table:style-name="ce2" office:value-type="string">
            <text:p>§Y$sr_pitharan$§!. $sr_pitharan_desc$</text:p>
          </table:table-cell>
          <table:table-cell table:style-name="ce2" office:value-type="string">
            <text:p>§Y$sr_pitharan$§!. $sr_pitharan_desc$</text:p>
          </table:table-cell>
          <table:table-cell table:style-name="ce2" office:value-type="string">
            <text:p>§Y$sr_pitharan$§!. $sr_pitharan_desc$</text:p>
          </table:table-cell>
          <table:table-cell table:style-name="ce8" table:number-columns-repeated="18"/>
          <table:table-cell table:number-columns-repeated="998"/>
        </table:table-row>
        <table:table-row table:style-name="ro13">
          <table:table-cell table:style-name="ce2" office:value-type="string">
            <text:p>cgm_resource_discovery.pyronium</text:p>
          </table:table-cell>
          <table:table-cell table:style-name="ce2" office:value-type="string">
            <text:p>$cgm_resource_discovery_message$sr_pyronium§!. $sr_scritch_desc$</text:p>
          </table:table-cell>
          <table:table-cell table:style-name="ce2" office:value-type="string">
            <text:p>$cgm_resource_discovery_message$sr_pyronium§!. $sr_scritch_desc$</text:p>
          </table:table-cell>
          <table:table-cell table:style-name="ce2" office:value-type="string">
            <text:p>$cgm_resource_discovery_message$sr_pyronium§!. $sr_scritch_desc$</text:p>
          </table:table-cell>
          <table:table-cell table:style-name="ce2" office:value-type="string">
            <text:p>$cgm_resource_discovery_message$sr_pyronium§!. $sr_scritch_desc$</text:p>
          </table:table-cell>
          <table:table-cell table:style-name="ce2" office:value-type="string">
            <text:p>$cgm_resource_discovery_message$sr_pyronium§!. $sr_scritch_desc$</text:p>
          </table:table-cell>
          <table:table-cell table:style-name="ce2" office:value-type="string">
            <text:p>$cgm_resource_discovery_message$sr_pyronium§!. $sr_scritch_desc$</text:p>
          </table:table-cell>
          <table:table-cell table:style-name="ce2" office:value-type="string">
            <text:p>$cgm_resource_discovery_message$sr_pyronium§!. $sr_scritch_desc$</text:p>
          </table:table-cell>
          <table:table-cell table:style-name="ce8" table:number-columns-repeated="18"/>
          <table:table-cell table:number-columns-repeated="998"/>
        </table:table-row>
        <table:table-row table:style-name="ro2">
          <table:table-cell table:style-name="ce2" office:value-type="string">
            <text:p>cgm_resource_discovery.pyronium.tooltip</text:p>
          </table:table-cell>
          <table:table-cell table:style-name="ce2" office:value-type="string">
            <text:p>§Y$sr_pyronium$§!. $sr_pyronium_desc$</text:p>
          </table:table-cell>
          <table:table-cell table:style-name="ce2" office:value-type="string">
            <text:p>§Y$sr_pyronium$§!. $sr_pyronium_desc$</text:p>
          </table:table-cell>
          <table:table-cell table:style-name="ce2" office:value-type="string">
            <text:p>§Y$sr_pyronium$§!. $sr_pyronium_desc$</text:p>
          </table:table-cell>
          <table:table-cell table:style-name="ce2" office:value-type="string">
            <text:p>§Y$sr_pyronium$§!. $sr_pyronium_desc$</text:p>
          </table:table-cell>
          <table:table-cell table:style-name="ce2" office:value-type="string">
            <text:p>§Y$sr_pyronium$§!. $sr_pyronium_desc$</text:p>
          </table:table-cell>
          <table:table-cell table:style-name="ce2" office:value-type="string">
            <text:p>§Y$sr_pyronium$§!. $sr_pyronium_desc$</text:p>
          </table:table-cell>
          <table:table-cell table:style-name="ce2" office:value-type="string">
            <text:p>§Y$sr_pyronium$§!. $sr_pyronium_desc$</text:p>
          </table:table-cell>
          <table:table-cell table:style-name="ce8" table:number-columns-repeated="18"/>
          <table:table-cell table:number-columns-repeated="998"/>
        </table:table-row>
        <table:table-row table:style-name="ro11">
          <table:table-cell table:style-name="ce2" office:value-type="string">
            <text:p>cgm_resource_discovery.satramene</text:p>
          </table:table-cell>
          <table:table-cell table:style-name="ce2" office:value-type="string">
            <text:p>$cgm_resource_discovery_message$ $sr_satramene$§!. $sr_satramene_desc$</text:p>
          </table:table-cell>
          <table:table-cell table:style-name="ce2" office:value-type="string">
            <text:p>$cgm_resource_discovery_message$ $sr_satramene$§!. $sr_satramene_desc$</text:p>
          </table:table-cell>
          <table:table-cell table:style-name="ce2" office:value-type="string">
            <text:p>$cgm_resource_discovery_message$ $sr_satramene$§!. $sr_satramene_desc$</text:p>
          </table:table-cell>
          <table:table-cell table:style-name="ce2" office:value-type="string">
            <text:p>$cgm_resource_discovery_message$ $sr_satramene$§!. $sr_satramene_desc$</text:p>
          </table:table-cell>
          <table:table-cell table:style-name="ce2" office:value-type="string">
            <text:p>$cgm_resource_discovery_message$ $sr_satramene$§!. $sr_satramene_desc$</text:p>
          </table:table-cell>
          <table:table-cell table:style-name="ce2" office:value-type="string">
            <text:p>$cgm_resource_discovery_message$ $sr_satramene$§!. $sr_satramene_desc$</text:p>
          </table:table-cell>
          <table:table-cell table:style-name="ce2" office:value-type="string">
            <text:p>$cgm_resource_discovery_message$ $sr_satramene$§!. $sr_satramene_desc$</text:p>
          </table:table-cell>
          <table:table-cell table:style-name="ce8" table:number-columns-repeated="18"/>
          <table:table-cell table:number-columns-repeated="998"/>
        </table:table-row>
        <table:table-row table:style-name="ro3">
          <table:table-cell table:style-name="ce2" office:value-type="string">
            <text:p>cgm_resource_discovery.satramene.tooltip</text:p>
          </table:table-cell>
          <table:table-cell table:style-name="ce2" office:value-type="string">
            <text:p>§Y$sr_satramene$§!. $sr_satramene_desc$</text:p>
          </table:table-cell>
          <table:table-cell table:style-name="ce2" office:value-type="string">
            <text:p>§Y$sr_satramene$§!\n§E$sr_satramene_desc$§!</text:p>
          </table:table-cell>
          <table:table-cell table:style-name="ce2" office:value-type="string">
            <text:p>§Y$sr_satramene$§!. $sr_satramene_desc$</text:p>
          </table:table-cell>
          <table:table-cell table:style-name="ce2" office:value-type="string">
            <text:p>§Y$sr_satramene$§!. $sr_satramene_desc$</text:p>
          </table:table-cell>
          <table:table-cell table:style-name="ce2" office:value-type="string">
            <text:p>§Y$sr_satramene$§!. $sr_satramene_desc$</text:p>
          </table:table-cell>
          <table:table-cell table:style-name="ce2" office:value-type="string">
            <text:p>§Y$sr_satramene$§!. $sr_satramene_desc$</text:p>
          </table:table-cell>
          <table:table-cell table:style-name="ce2" office:value-type="string">
            <text:p>§Y$sr_satramene$§!. $sr_satramene_desc$</text:p>
          </table:table-cell>
          <table:table-cell table:style-name="ce8" table:number-columns-repeated="18"/>
          <table:table-cell table:number-columns-repeated="998"/>
        </table:table-row>
        <table:table-row table:style-name="ro13">
          <table:table-cell table:style-name="ce2" office:value-type="string">
            <text:p>cgm_resource_discovery.scritch</text:p>
          </table:table-cell>
          <table:table-cell table:style-name="ce2" office:value-type="string">
            <text:p>$cgm_resource_discovery_message$sr_scritch§!. $sr_scritch_desc$</text:p>
          </table:table-cell>
          <table:table-cell table:style-name="ce2" office:value-type="string">
            <text:p>$cgm_resource_discovery_message$sr_scritch§!. $sr_scritch_desc$</text:p>
          </table:table-cell>
          <table:table-cell table:style-name="ce2" office:value-type="string">
            <text:p>$cgm_resource_discovery_message$sr_scritch§!. $sr_scritch_desc$</text:p>
          </table:table-cell>
          <table:table-cell table:style-name="ce2" office:value-type="string">
            <text:p>$cgm_resource_discovery_message$sr_scritch§!. $sr_scritch_desc$</text:p>
          </table:table-cell>
          <table:table-cell table:style-name="ce2" office:value-type="string">
            <text:p>$cgm_resource_discovery_message$sr_scritch§!. $sr_scritch_desc$</text:p>
          </table:table-cell>
          <table:table-cell table:style-name="ce2" office:value-type="string">
            <text:p>$cgm_resource_discovery_message$sr_scritch§!. $sr_scritch_desc$</text:p>
          </table:table-cell>
          <table:table-cell table:style-name="ce2" office:value-type="string">
            <text:p>$cgm_resource_discovery_message$sr_scritch§!. $sr_scritch_desc$</text:p>
          </table:table-cell>
          <table:table-cell table:style-name="ce8" table:number-columns-repeated="18"/>
          <table:table-cell table:number-columns-repeated="998"/>
        </table:table-row>
        <table:table-row table:style-name="ro2">
          <table:table-cell table:style-name="ce2" office:value-type="string">
            <text:p>cgm_resource_discovery.scritch.tooltip</text:p>
          </table:table-cell>
          <table:table-cell table:style-name="ce2" office:value-type="string">
            <text:p>§Y$sr_scritch$§!. $sr_scritch_desc$</text:p>
          </table:table-cell>
          <table:table-cell table:style-name="ce2" office:value-type="string">
            <text:p>§Y$sr_scritch$§!. $sr_scritch_desc$</text:p>
          </table:table-cell>
          <table:table-cell table:style-name="ce2" office:value-type="string">
            <text:p>§Y$sr_scritch$§!. $sr_scritch_desc$</text:p>
          </table:table-cell>
          <table:table-cell table:style-name="ce2" office:value-type="string">
            <text:p>§Y$sr_scritch$§!. $sr_scritch_desc$</text:p>
          </table:table-cell>
          <table:table-cell table:style-name="ce2" office:value-type="string">
            <text:p>§Y$sr_scritch$§!. $sr_scritch_desc$</text:p>
          </table:table-cell>
          <table:table-cell table:style-name="ce2" office:value-type="string">
            <text:p>§Y$sr_scritch$§!. $sr_scritch_desc$</text:p>
          </table:table-cell>
          <table:table-cell table:style-name="ce2" office:value-type="string">
            <text:p>§Y$sr_scritch$§!. $sr_scritch_desc$</text:p>
          </table:table-cell>
          <table:table-cell table:style-name="ce8" table:number-columns-repeated="18"/>
          <table:table-cell table:number-columns-repeated="998"/>
        </table:table-row>
        <table:table-row table:style-name="ro13">
          <table:table-cell table:style-name="ce2" office:value-type="string">
            <text:p>cgm_resource_discovery.selenemite</text:p>
          </table:table-cell>
          <table:table-cell table:style-name="ce2" office:value-type="string">
            <text:p>$cgm_resource_discovery_message$sr_selenemite§!. $sr_scritch_desc$</text:p>
          </table:table-cell>
          <table:table-cell table:style-name="ce2" office:value-type="string">
            <text:p>$cgm_resource_discovery_message$sr_selenemite§!. $sr_scritch_desc$</text:p>
          </table:table-cell>
          <table:table-cell table:style-name="ce2" office:value-type="string">
            <text:p>$cgm_resource_discovery_message$sr_selenemite§!. $sr_scritch_desc$</text:p>
          </table:table-cell>
          <table:table-cell table:style-name="ce2" office:value-type="string">
            <text:p>$cgm_resource_discovery_message$sr_selenemite§!. $sr_scritch_desc$</text:p>
          </table:table-cell>
          <table:table-cell table:style-name="ce2" office:value-type="string">
            <text:p>$cgm_resource_discovery_message$sr_selenemite§!. $sr_scritch_desc$</text:p>
          </table:table-cell>
          <table:table-cell table:style-name="ce2" office:value-type="string">
            <text:p>$cgm_resource_discovery_message$sr_selenemite§!. $sr_scritch_desc$</text:p>
          </table:table-cell>
          <table:table-cell table:style-name="ce2" office:value-type="string">
            <text:p>$cgm_resource_discovery_message$sr_selenemite§!. $sr_scritch_desc$</text:p>
          </table:table-cell>
          <table:table-cell table:style-name="ce8" table:number-columns-repeated="18"/>
          <table:table-cell table:number-columns-repeated="998"/>
        </table:table-row>
        <table:table-row table:style-name="ro13">
          <table:table-cell table:style-name="ce2" office:value-type="string">
            <text:p>cgm_resource_discovery.selenemite.tooltip</text:p>
          </table:table-cell>
          <table:table-cell table:style-name="ce2" office:value-type="string">
            <text:p>§Y$sr_selenemite$§!. $sr_selenemite_desc$</text:p>
          </table:table-cell>
          <table:table-cell table:style-name="ce2" office:value-type="string">
            <text:p>§Y$sr_selenemite$§!. $sr_selenemite_desc$</text:p>
          </table:table-cell>
          <table:table-cell table:style-name="ce2" office:value-type="string">
            <text:p>§Y$sr_selenemite$§!. $sr_selenemite_desc$</text:p>
          </table:table-cell>
          <table:table-cell table:style-name="ce2" office:value-type="string">
            <text:p>§Y$sr_selenemite$§!. $sr_selenemite_desc$</text:p>
          </table:table-cell>
          <table:table-cell table:style-name="ce2" office:value-type="string">
            <text:p>§Y$sr_selenemite$§!. $sr_selenemite_desc$</text:p>
          </table:table-cell>
          <table:table-cell table:style-name="ce2" office:value-type="string">
            <text:p>§Y$sr_selenemite$§!. $sr_selenemite_desc$</text:p>
          </table:table-cell>
          <table:table-cell table:style-name="ce2" office:value-type="string">
            <text:p>§Y$sr_selenemite$§!. $sr_selenemite_desc$</text:p>
          </table:table-cell>
          <table:table-cell table:style-name="ce8" table:number-columns-repeated="18"/>
          <table:table-cell table:number-columns-repeated="998"/>
        </table:table-row>
        <table:table-row table:style-name="ro13">
          <table:table-cell table:style-name="ce2" office:value-type="string">
            <text:p>cgm_resource_discovery.sorium_3</text:p>
          </table:table-cell>
          <table:table-cell table:style-name="ce2" office:value-type="string">
            <text:p>$cgm_resource_discovery_message$sr_sorium_3§!. $sr_scritch_desc$</text:p>
          </table:table-cell>
          <table:table-cell table:style-name="ce2" office:value-type="string">
            <text:p>$cgm_resource_discovery_message$sr_sorium_3§!. $sr_scritch_desc$</text:p>
          </table:table-cell>
          <table:table-cell table:style-name="ce2" office:value-type="string">
            <text:p>$cgm_resource_discovery_message$sr_sorium_3§!. $sr_scritch_desc$</text:p>
          </table:table-cell>
          <table:table-cell table:style-name="ce2" office:value-type="string">
            <text:p>$cgm_resource_discovery_message$sr_sorium_3§!. $sr_scritch_desc$</text:p>
          </table:table-cell>
          <table:table-cell table:style-name="ce2" office:value-type="string">
            <text:p>$cgm_resource_discovery_message$sr_sorium_3§!. $sr_scritch_desc$</text:p>
          </table:table-cell>
          <table:table-cell table:style-name="ce2" office:value-type="string">
            <text:p>$cgm_resource_discovery_message$sr_sorium_3§!. $sr_scritch_desc$</text:p>
          </table:table-cell>
          <table:table-cell table:style-name="ce2" office:value-type="string">
            <text:p>$cgm_resource_discovery_message$sr_sorium_3§!. $sr_scritch_desc$</text:p>
          </table:table-cell>
          <table:table-cell table:style-name="ce8" table:number-columns-repeated="18"/>
          <table:table-cell table:number-columns-repeated="998"/>
        </table:table-row>
        <table:table-row table:style-name="ro2">
          <table:table-cell table:style-name="ce2" office:value-type="string">
            <text:p>cgm_resource_discovery.sorium_3.tooltip</text:p>
          </table:table-cell>
          <table:table-cell table:style-name="ce2" office:value-type="string">
            <text:p>§Y$sr_sorium_3$§!. $sr_sorium_3_desc$</text:p>
          </table:table-cell>
          <table:table-cell table:style-name="ce2" office:value-type="string">
            <text:p>§Y$sr_sorium_3$§!. $sr_sorium_3_desc$</text:p>
          </table:table-cell>
          <table:table-cell table:style-name="ce2" office:value-type="string">
            <text:p>§Y$sr_sorium_3$§!. $sr_sorium_3_desc$</text:p>
          </table:table-cell>
          <table:table-cell table:style-name="ce2" office:value-type="string">
            <text:p>§Y$sr_sorium_3$§!. $sr_sorium_3_desc$</text:p>
          </table:table-cell>
          <table:table-cell table:style-name="ce2" office:value-type="string">
            <text:p>§Y$sr_sorium_3$§!. $sr_sorium_3_desc$</text:p>
          </table:table-cell>
          <table:table-cell table:style-name="ce2" office:value-type="string">
            <text:p>§Y$sr_sorium_3$§!. $sr_sorium_3_desc$</text:p>
          </table:table-cell>
          <table:table-cell table:style-name="ce2" office:value-type="string">
            <text:p>§Y$sr_sorium_3$§!. $sr_sorium_3_desc$</text:p>
          </table:table-cell>
          <table:table-cell table:style-name="ce8" table:number-columns-repeated="18"/>
          <table:table-cell table:number-columns-repeated="998"/>
        </table:table-row>
        <table:table-row table:style-name="ro13">
          <table:table-cell table:style-name="ce2" office:value-type="string">
            <text:p>cgm_resource_discovery.teldar</text:p>
          </table:table-cell>
          <table:table-cell table:style-name="ce2" office:value-type="string">
            <text:p>$cgm_resource_discovery_message$ $sr_teldar$§!. $sr_teldar_desc$</text:p>
          </table:table-cell>
          <table:table-cell table:style-name="ce2" office:value-type="string">
            <text:p>$cgm_resource_discovery_message$ $sr_teldar$§!. $sr_teldar_desc$</text:p>
          </table:table-cell>
          <table:table-cell table:style-name="ce2" office:value-type="string">
            <text:p>$cgm_resource_discovery_message$ $sr_teldar$§!. $sr_teldar_desc$</text:p>
          </table:table-cell>
          <table:table-cell table:style-name="ce2" office:value-type="string">
            <text:p>$cgm_resource_discovery_message$ $sr_teldar$§!. $sr_teldar_desc$</text:p>
          </table:table-cell>
          <table:table-cell table:style-name="ce2" office:value-type="string">
            <text:p>$cgm_resource_discovery_message$ $sr_teldar$§!. $sr_teldar_desc$</text:p>
          </table:table-cell>
          <table:table-cell table:style-name="ce2" office:value-type="string">
            <text:p>$cgm_resource_discovery_message$ $sr_teldar$§!. $sr_teldar_desc$</text:p>
          </table:table-cell>
          <table:table-cell table:style-name="ce2" office:value-type="string">
            <text:p>$cgm_resource_discovery_message$ $sr_teldar$§!. $sr_teldar_desc$</text:p>
          </table:table-cell>
          <table:table-cell table:style-name="ce8" table:number-columns-repeated="18"/>
          <table:table-cell table:number-columns-repeated="998"/>
        </table:table-row>
        <table:table-row table:style-name="ro2">
          <table:table-cell table:style-name="ce2" office:value-type="string">
            <text:p>cgm_resource_discovery.teldar.tooltip</text:p>
          </table:table-cell>
          <table:table-cell table:style-name="ce2" office:value-type="string">
            <text:p>§Y$sr_teldar$§!. $sr_teldar_desc$</text:p>
          </table:table-cell>
          <table:table-cell table:style-name="ce2" office:value-type="string">
            <text:p>§Y$sr_teldar$§!\n§E$sr_teldar_desc$§!</text:p>
          </table:table-cell>
          <table:table-cell table:style-name="ce2" office:value-type="string">
            <text:p>§Y$sr_teldar$§!. $sr_teldar_desc$</text:p>
          </table:table-cell>
          <table:table-cell table:style-name="ce2" office:value-type="string">
            <text:p>§Y$sr_teldar$§!. $sr_teldar_desc$</text:p>
          </table:table-cell>
          <table:table-cell table:style-name="ce2" office:value-type="string">
            <text:p>§Y$sr_teldar$§!. $sr_teldar_desc$</text:p>
          </table:table-cell>
          <table:table-cell table:style-name="ce2" office:value-type="string">
            <text:p>§Y$sr_teldar$§!. $sr_teldar_desc$</text:p>
          </table:table-cell>
          <table:table-cell table:style-name="ce2" office:value-type="string">
            <text:p>§Y$sr_teldar$§!. $sr_teldar_desc$</text:p>
          </table:table-cell>
          <table:table-cell table:style-name="ce8" table:number-columns-repeated="18"/>
          <table:table-cell table:number-columns-repeated="998"/>
        </table:table-row>
        <table:table-row table:style-name="ro9">
          <table:table-cell table:style-name="ce2" office:value-type="string">
            <text:p>cgm_resource_discovery.terraform_gases</text:p>
          </table:table-cell>
          <table:table-cell table:style-name="ce2" office:value-type="string">
            <text:p>$cgm_resource_discovery_message$ $sr_terraform_gases$§!. $sr_living_metal_desc$</text:p>
          </table:table-cell>
          <table:table-cell table:style-name="ce2" office:value-type="string">
            <text:p>$cgm_resource_discovery_message$ $sr_terraform_gases$§!. $sr_living_metal_desc$</text:p>
          </table:table-cell>
          <table:table-cell table:style-name="ce2" office:value-type="string">
            <text:p>$cgm_resource_discovery_message$ $sr_terraform_gases$§!. $sr_living_metal_desc$</text:p>
          </table:table-cell>
          <table:table-cell table:style-name="ce2" office:value-type="string">
            <text:p>$cgm_resource_discovery_message$ $sr_terraform_gases$§!. $sr_living_metal_desc$</text:p>
          </table:table-cell>
          <table:table-cell table:style-name="ce2" office:value-type="string">
            <text:p>$cgm_resource_discovery_message$ $sr_terraform_gases$§!. $sr_living_metal_desc$</text:p>
          </table:table-cell>
          <table:table-cell table:style-name="ce2" office:value-type="string">
            <text:p>$cgm_resource_discovery_message$ $sr_terraform_gases$§!. $sr_living_metal_desc$</text:p>
          </table:table-cell>
          <table:table-cell table:style-name="ce2" office:value-type="string">
            <text:p>$cgm_resource_discovery_message$ $sr_terraform_gases$§!. $sr_living_metal_desc$</text:p>
          </table:table-cell>
          <table:table-cell table:style-name="ce8" table:number-columns-repeated="18"/>
          <table:table-cell table:number-columns-repeated="998"/>
        </table:table-row>
        <table:table-row table:style-name="ro13">
          <table:table-cell table:style-name="ce2" office:value-type="string">
            <text:p>cgm_resource_discovery.terraform_gases.tooltip</text:p>
          </table:table-cell>
          <table:table-cell table:style-name="ce2" office:value-type="string">
            <text:p>§Y$sr_terraform_gases$§!. $sr_terraform_gases_desc$</text:p>
          </table:table-cell>
          <table:table-cell table:style-name="ce2" office:value-type="string">
            <text:p>§Y$sr_terraform_gases$§!\n§E$sr_terraform_gases_desc$§!</text:p>
          </table:table-cell>
          <table:table-cell table:style-name="ce2" office:value-type="string">
            <text:p>§Y$sr_terraform_gases$§!. $sr_terraform_gases_desc$</text:p>
          </table:table-cell>
          <table:table-cell table:style-name="ce2" office:value-type="string">
            <text:p>§Y$sr_terraform_gases$§!. $sr_terraform_gases_desc$</text:p>
          </table:table-cell>
          <table:table-cell table:style-name="ce2" office:value-type="string">
            <text:p>§Y$sr_terraform_gases$§!. $sr_terraform_gases_desc$</text:p>
          </table:table-cell>
          <table:table-cell table:style-name="ce2" office:value-type="string">
            <text:p>§Y$sr_terraform_gases$§!. $sr_terraform_gases_desc$</text:p>
          </table:table-cell>
          <table:table-cell table:style-name="ce2" office:value-type="string">
            <text:p>§Y$sr_terraform_gases$§!. $sr_terraform_gases_desc$</text:p>
          </table:table-cell>
          <table:table-cell table:style-name="ce8" table:number-columns-repeated="18"/>
          <table:table-cell table:number-columns-repeated="998"/>
        </table:table-row>
        <table:table-row table:style-name="ro9">
          <table:table-cell table:style-name="ce2" office:value-type="string">
            <text:p>cgm_resource_discovery.terraform_liquids</text:p>
          </table:table-cell>
          <table:table-cell table:style-name="ce2" office:value-type="string">
            <text:p>$cgm_resource_discovery_message$ $sr_terraform_liquids$§!. $sr_living_metal_desc$</text:p>
          </table:table-cell>
          <table:table-cell table:style-name="ce2" office:value-type="string">
            <text:p>$cgm_resource_discovery_message$ $sr_terraform_liquids$§!. $sr_living_metal_desc$</text:p>
          </table:table-cell>
          <table:table-cell table:style-name="ce2" office:value-type="string">
            <text:p>$cgm_resource_discovery_message$ $sr_terraform_liquids$§!. $sr_living_metal_desc$</text:p>
          </table:table-cell>
          <table:table-cell table:style-name="ce2" office:value-type="string">
            <text:p>$cgm_resource_discovery_message$ $sr_terraform_liquids$§!. $sr_living_metal_desc$</text:p>
          </table:table-cell>
          <table:table-cell table:style-name="ce2" office:value-type="string">
            <text:p>$cgm_resource_discovery_message$ $sr_terraform_liquids$§!. $sr_living_metal_desc$</text:p>
          </table:table-cell>
          <table:table-cell table:style-name="ce2" office:value-type="string">
            <text:p>$cgm_resource_discovery_message$ $sr_terraform_liquids$§!. $sr_living_metal_desc$</text:p>
          </table:table-cell>
          <table:table-cell table:style-name="ce2" office:value-type="string">
            <text:p>$cgm_resource_discovery_message$ $sr_terraform_liquids$§!. $sr_living_metal_desc$</text:p>
          </table:table-cell>
          <table:table-cell table:style-name="ce8" table:number-columns-repeated="18"/>
          <table:table-cell table:number-columns-repeated="998"/>
        </table:table-row>
        <table:table-row table:style-name="ro13">
          <table:table-cell table:style-name="ce2" office:value-type="string">
            <text:p>cgm_resource_discovery.terraform_liquids.tooltip</text:p>
          </table:table-cell>
          <table:table-cell table:style-name="ce2" office:value-type="string">
            <text:p>§Y$sr_terraform_liquids$§!. $sr_terraform_liquids_desc$</text:p>
          </table:table-cell>
          <table:table-cell table:style-name="ce2" office:value-type="string">
            <text:p>§Y$sr_terraform_liquids$§!\n§E$sr_terraform_liquids_desc$§!</text:p>
          </table:table-cell>
          <table:table-cell table:style-name="ce2" office:value-type="string">
            <text:p>§Y$sr_terraform_liquids$§!. $sr_terraform_liquids_desc$</text:p>
          </table:table-cell>
          <table:table-cell table:style-name="ce2" office:value-type="string">
            <text:p>§Y$sr_terraform_liquids$§!. $sr_terraform_liquids_desc$</text:p>
          </table:table-cell>
          <table:table-cell table:style-name="ce2" office:value-type="string">
            <text:p>§Y$sr_terraform_liquids$§!. $sr_terraform_liquids_desc$</text:p>
          </table:table-cell>
          <table:table-cell table:style-name="ce2" office:value-type="string">
            <text:p>§Y$sr_terraform_liquids$§!. $sr_terraform_liquids_desc$</text:p>
          </table:table-cell>
          <table:table-cell table:style-name="ce2" office:value-type="string">
            <text:p>§Y$sr_terraform_liquids$§!. $sr_terraform_liquids_desc$</text:p>
          </table:table-cell>
          <table:table-cell table:style-name="ce8" table:number-columns-repeated="18"/>
          <table:table-cell table:number-columns-repeated="998"/>
        </table:table-row>
        <table:table-row table:style-name="ro13">
          <table:table-cell table:style-name="ce2" office:value-type="string">
            <text:p>cgm_resource_discovery.thullium</text:p>
          </table:table-cell>
          <table:table-cell table:style-name="ce2" office:value-type="string">
            <text:p>$cgm_resource_discovery_message$sr_thullium§!. $sr_scritch_desc$</text:p>
          </table:table-cell>
          <table:table-cell table:style-name="ce2" office:value-type="string">
            <text:p>$cgm_resource_discovery_message$sr_thullium§!. $sr_scritch_desc$</text:p>
          </table:table-cell>
          <table:table-cell table:style-name="ce2" office:value-type="string">
            <text:p>$cgm_resource_discovery_message$sr_thullium§!. $sr_scritch_desc$</text:p>
          </table:table-cell>
          <table:table-cell table:style-name="ce2" office:value-type="string">
            <text:p>$cgm_resource_discovery_message$sr_thullium§!. $sr_scritch_desc$</text:p>
          </table:table-cell>
          <table:table-cell table:style-name="ce2" office:value-type="string">
            <text:p>$cgm_resource_discovery_message$sr_thullium§!. $sr_scritch_desc$</text:p>
          </table:table-cell>
          <table:table-cell table:style-name="ce2" office:value-type="string">
            <text:p>$cgm_resource_discovery_message$sr_thullium§!. $sr_scritch_desc$</text:p>
          </table:table-cell>
          <table:table-cell table:style-name="ce2" office:value-type="string">
            <text:p>$cgm_resource_discovery_message$sr_thullium§!. $sr_scritch_desc$</text:p>
          </table:table-cell>
          <table:table-cell table:style-name="ce8" table:number-columns-repeated="18"/>
          <table:table-cell table:number-columns-repeated="998"/>
        </table:table-row>
        <table:table-row table:style-name="ro2">
          <table:table-cell table:style-name="ce2" office:value-type="string">
            <text:p>cgm_resource_discovery.thullium.tooltip</text:p>
          </table:table-cell>
          <table:table-cell table:style-name="ce2" office:value-type="string">
            <text:p>§Y$sr_thullium$§!. $sr_thullium_desc$</text:p>
          </table:table-cell>
          <table:table-cell table:style-name="ce2" office:value-type="string">
            <text:p>§Y$sr_thullium$§!. $sr_thullium_desc$</text:p>
          </table:table-cell>
          <table:table-cell table:style-name="ce2" office:value-type="string">
            <text:p>§Y$sr_thullium$§!. $sr_thullium_desc$</text:p>
          </table:table-cell>
          <table:table-cell table:style-name="ce2" office:value-type="string">
            <text:p>§Y$sr_thullium$§!. $sr_thullium_desc$</text:p>
          </table:table-cell>
          <table:table-cell table:style-name="ce2" office:value-type="string">
            <text:p>§Y$sr_thullium$§!. $sr_thullium_desc$</text:p>
          </table:table-cell>
          <table:table-cell table:style-name="ce2" office:value-type="string">
            <text:p>§Y$sr_thullium$§!. $sr_thullium_desc$</text:p>
          </table:table-cell>
          <table:table-cell table:style-name="ce2" office:value-type="string">
            <text:p>§Y$sr_thullium$§!. $sr_thullium_desc$</text:p>
          </table:table-cell>
          <table:table-cell table:style-name="ce8" table:number-columns-repeated="18"/>
          <table:table-cell table:number-columns-repeated="998"/>
        </table:table-row>
        <table:table-row table:style-name="ro13">
          <table:table-cell table:style-name="ce2" office:value-type="string">
            <text:p>cgm_resource_discovery.xerodine</text:p>
          </table:table-cell>
          <table:table-cell table:style-name="ce2" office:value-type="string">
            <text:p>$cgm_resource_discovery_message$sr_xerodine§!. $sr_scritch_desc$</text:p>
          </table:table-cell>
          <table:table-cell table:style-name="ce2" office:value-type="string">
            <text:p>$cgm_resource_discovery_message$sr_xerodine§!. $sr_scritch_desc$</text:p>
          </table:table-cell>
          <table:table-cell table:style-name="ce2" office:value-type="string">
            <text:p>$cgm_resource_discovery_message$sr_xerodine§!. $sr_scritch_desc$</text:p>
          </table:table-cell>
          <table:table-cell table:style-name="ce2" office:value-type="string">
            <text:p>$cgm_resource_discovery_message$sr_xerodine§!. $sr_scritch_desc$</text:p>
          </table:table-cell>
          <table:table-cell table:style-name="ce2" office:value-type="string">
            <text:p>$cgm_resource_discovery_message$sr_xerodine§!. $sr_scritch_desc$</text:p>
          </table:table-cell>
          <table:table-cell table:style-name="ce2" office:value-type="string">
            <text:p>$cgm_resource_discovery_message$sr_xerodine§!. $sr_scritch_desc$</text:p>
          </table:table-cell>
          <table:table-cell table:style-name="ce2" office:value-type="string">
            <text:p>$cgm_resource_discovery_message$sr_xerodine§!. $sr_scritch_desc$</text:p>
          </table:table-cell>
          <table:table-cell table:style-name="ce8" table:number-columns-repeated="18"/>
          <table:table-cell table:number-columns-repeated="998"/>
        </table:table-row>
        <table:table-row table:style-name="ro2">
          <table:table-cell table:style-name="ce2" office:value-type="string">
            <text:p>cgm_resource_discovery.xerodine.tooltip</text:p>
          </table:table-cell>
          <table:table-cell table:style-name="ce2" office:value-type="string">
            <text:p>§Y$sr_xerodine$§!. $sr_xerodine_desc$</text:p>
          </table:table-cell>
          <table:table-cell table:style-name="ce2" office:value-type="string">
            <text:p>§Y$sr_xerodine$§!. $sr_xerodine_desc$</text:p>
          </table:table-cell>
          <table:table-cell table:style-name="ce2" office:value-type="string">
            <text:p>§Y$sr_xerodine$§!. $sr_xerodine_desc$</text:p>
          </table:table-cell>
          <table:table-cell table:style-name="ce2" office:value-type="string">
            <text:p>§Y$sr_xerodine$§!. $sr_xerodine_desc$</text:p>
          </table:table-cell>
          <table:table-cell table:style-name="ce2" office:value-type="string">
            <text:p>§Y$sr_xerodine$§!. $sr_xerodine_desc$</text:p>
          </table:table-cell>
          <table:table-cell table:style-name="ce2" office:value-type="string">
            <text:p>§Y$sr_xerodine$§!. $sr_xerodine_desc$</text:p>
          </table:table-cell>
          <table:table-cell table:style-name="ce2" office:value-type="string">
            <text:p>§Y$sr_xerodine$§!. $sr_xerodine_desc$</text:p>
          </table:table-cell>
          <table:table-cell table:style-name="ce8" table:number-columns-repeated="18"/>
          <table:table-cell table:number-columns-repeated="998"/>
        </table:table-row>
        <table:table-row table:style-name="ro13">
          <table:table-cell table:style-name="ce2" office:value-type="string">
            <text:p>cgm_resource_discovery.yurantic</text:p>
          </table:table-cell>
          <table:table-cell table:style-name="ce2" office:value-type="string">
            <text:p>$cgm_resource_discovery_message$ $sr_yuranic$§!. $sr_yuranic_desc$</text:p>
          </table:table-cell>
          <table:table-cell table:style-name="ce2" office:value-type="string">
            <text:p>$cgm_resource_discovery_message$ $sr_yuranic$§!. $sr_yuranic_desc$</text:p>
          </table:table-cell>
          <table:table-cell table:style-name="ce2" office:value-type="string">
            <text:p>$cgm_resource_discovery_message$ $sr_yuranic$§!. $sr_yuranic_desc$</text:p>
          </table:table-cell>
          <table:table-cell table:style-name="ce2" office:value-type="string">
            <text:p>$cgm_resource_discovery_message$ $sr_yuranic$§!. $sr_yuranic_desc$</text:p>
          </table:table-cell>
          <table:table-cell table:style-name="ce2" office:value-type="string">
            <text:p>$cgm_resource_discovery_message$ $sr_yuranic$§!. $sr_yuranic_desc$</text:p>
          </table:table-cell>
          <table:table-cell table:style-name="ce2" office:value-type="string">
            <text:p>$cgm_resource_discovery_message$ $sr_yuranic$§!. $sr_yuranic_desc$</text:p>
          </table:table-cell>
          <table:table-cell table:style-name="ce2" office:value-type="string">
            <text:p>$cgm_resource_discovery_message$ $sr_yuranic$§!. $sr_yuranic_desc$</text:p>
          </table:table-cell>
          <table:table-cell table:style-name="ce8" table:number-columns-repeated="18"/>
          <table:table-cell table:number-columns-repeated="998"/>
        </table:table-row>
        <table:table-row table:style-name="ro2">
          <table:table-cell table:style-name="ce2" office:value-type="string">
            <text:p>cgm_resource_discovery.yurantic.tooltip</text:p>
          </table:table-cell>
          <table:table-cell table:style-name="ce2" office:value-type="string">
            <text:p>§Y$sr_yuranic$§!. $sr_yuranic_desc$</text:p>
          </table:table-cell>
          <table:table-cell table:style-name="ce2" office:value-type="string">
            <text:p>§Y$sr_yurantic$§!\n§E$sr_yurantic_desc$§!</text:p>
          </table:table-cell>
          <table:table-cell table:style-name="ce2" office:value-type="string">
            <text:p>§Y$sr_yuranic$§!. $sr_yuranic_desc$</text:p>
          </table:table-cell>
          <table:table-cell table:style-name="ce2" office:value-type="string">
            <text:p>§Y$sr_yuranic$§!. $sr_yuranic_desc$</text:p>
          </table:table-cell>
          <table:table-cell table:style-name="ce2" office:value-type="string">
            <text:p>§Y$sr_yuranic$§!. $sr_yuranic_desc$</text:p>
          </table:table-cell>
          <table:table-cell table:style-name="ce2" office:value-type="string">
            <text:p>§Y$sr_yuranic$§!. $sr_yuranic_desc$</text:p>
          </table:table-cell>
          <table:table-cell table:style-name="ce2" office:value-type="string">
            <text:p>§Y$sr_yuranic$§!. $sr_yuranic_desc$</text:p>
          </table:table-cell>
          <table:table-cell table:style-name="ce8" table:number-columns-repeated="18"/>
          <table:table-cell table:number-columns-repeated="998"/>
        </table:table-row>
        <table:table-row table:style-name="ro13">
          <table:table-cell table:style-name="ce2" office:value-type="string">
            <text:p>cgm_resource_discovery.zro</text:p>
          </table:table-cell>
          <table:table-cell table:style-name="ce2" office:value-type="string">
            <text:p>$cgm_resource_discovery_message$ $sr_zro$§!. $sr_zro_desc$</text:p>
          </table:table-cell>
          <table:table-cell table:style-name="ce2" office:value-type="string">
            <text:p>$cgm_resource_discovery_message$ $sr_zro$§!. $sr_zro_desc$</text:p>
          </table:table-cell>
          <table:table-cell table:style-name="ce2" office:value-type="string">
            <text:p>$cgm_resource_discovery_message$ $sr_zro$§!. $sr_zro_desc$</text:p>
          </table:table-cell>
          <table:table-cell table:style-name="ce2" office:value-type="string">
            <text:p>$cgm_resource_discovery_message$ $sr_zro$§!. $sr_zro_desc$</text:p>
          </table:table-cell>
          <table:table-cell table:style-name="ce2" office:value-type="string">
            <text:p>$cgm_resource_discovery_message$ $sr_zro$§!. $sr_zro_desc$</text:p>
          </table:table-cell>
          <table:table-cell table:style-name="ce2" office:value-type="string">
            <text:p>$cgm_resource_discovery_message$ $sr_zro$§!. $sr_zro_desc$</text:p>
          </table:table-cell>
          <table:table-cell table:style-name="ce2" office:value-type="string">
            <text:p>$cgm_resource_discovery_message$ $sr_zro$§!. $sr_zro_desc$</text:p>
          </table:table-cell>
          <table:table-cell table:style-name="ce8" table:number-columns-repeated="18"/>
          <table:table-cell table:number-columns-repeated="998"/>
        </table:table-row>
        <table:table-row table:style-name="ro2">
          <table:table-cell table:style-name="ce2" office:value-type="string">
            <text:p>cgm_resource_discovery.zro.tooltip</text:p>
          </table:table-cell>
          <table:table-cell table:style-name="ce2" office:value-type="string">
            <text:p>§Y$sr_zro$§!. $sr_zro_desc$</text:p>
          </table:table-cell>
          <table:table-cell table:style-name="ce2" office:value-type="string">
            <text:p>§Y$sr_zro$§!\n§E$sr_zro_desc$§!</text:p>
          </table:table-cell>
          <table:table-cell table:style-name="ce2" office:value-type="string">
            <text:p>§Y$sr_zro$§!. $sr_zro_desc$</text:p>
          </table:table-cell>
          <table:table-cell table:style-name="ce2" office:value-type="string">
            <text:p>§Y$sr_zro$§!. $sr_zro_desc$</text:p>
          </table:table-cell>
          <table:table-cell table:style-name="ce2" office:value-type="string">
            <text:p>§Y$sr_zro$§!. $sr_zro_desc$</text:p>
          </table:table-cell>
          <table:table-cell table:style-name="ce2" office:value-type="string">
            <text:p>§Y$sr_zro$§!. $sr_zro_desc$</text:p>
          </table:table-cell>
          <table:table-cell table:style-name="ce2" office:value-type="string">
            <text:p>§Y$sr_zro$§!. $sr_zro_desc$</text:p>
          </table:table-cell>
          <table:table-cell table:style-name="ce8" table:number-columns-repeated="18"/>
          <table:table-cell table:number-columns-repeated="998"/>
        </table:table-row>
        <table:table-row table:style-name="ro1">
          <table:table-cell table:style-name="ce2" office:value-type="string">
            <text:p>cgm_resources</text:p>
          </table:table-cell>
          <table:table-cell table:style-name="ce2" office:value-type="string">
            <text:p>CGM Resources</text:p>
          </table:table-cell>
          <table:table-cell table:style-name="ce2" office:value-type="string">
            <text:p>Ресурсы CGM</text:p>
          </table:table-cell>
          <table:table-cell table:style-name="ce2" office:value-type="string">
            <text:p>CGM-Ressourcen</text:p>
          </table:table-cell>
          <table:table-cell table:style-name="ce2" office:value-type="string">
            <text:p>Recursos CGM</text:p>
          </table:table-cell>
          <table:table-cell table:style-name="ce2" office:value-type="string">
            <text:p>Ressources CGM</text:p>
          </table:table-cell>
          <table:table-cell table:style-name="ce2" office:value-type="string">
            <text:p>Zasoby CGM</text:p>
          </table:table-cell>
          <table:table-cell table:style-name="ce2" office:value-type="string">
            <text:p>Recursos de CGM</text:p>
          </table:table-cell>
          <table:table-cell table:style-name="ce8" table:number-columns-repeated="18"/>
          <table:table-cell table:number-columns-repeated="998"/>
        </table:table-row>
        <table:table-row table:style-name="ro1">
          <table:table-cell table:style-name="ce2" office:value-type="string">
            <text:p>cgm_small</text:p>
          </table:table-cell>
          <table:table-cell table:style-name="ce2" office:value-type="string">
            <text:p>§PSmall§!</text:p>
          </table:table-cell>
          <table:table-cell table:style-name="ce2" office:value-type="string">
            <text:p>§PМалые§!</text:p>
          </table:table-cell>
          <table:table-cell table:style-name="ce2" office:value-type="string">
            <text:p>§PSmall§!</text:p>
          </table:table-cell>
          <table:table-cell table:style-name="ce2" office:value-type="string">
            <text:p>§Pequena!</text:p>
          </table:table-cell>
          <table:table-cell table:style-name="ce2" office:value-type="string">
            <text:p>§PSmall§!</text:p>
          </table:table-cell>
          <table:table-cell table:style-name="ce2" office:value-type="string">
            <text:p>§PSmałe§!</text:p>
          </table:table-cell>
          <table:table-cell table:style-name="ce2" office:value-type="string">
            <text:p>§PSmall§!</text:p>
          </table:table-cell>
          <table:table-cell table:style-name="ce8" table:number-columns-repeated="18"/>
          <table:table-cell table:number-columns-repeated="998"/>
        </table:table-row>
        <table:table-row table:style-name="ro9">
          <table:table-cell table:style-name="ce2" office:value-type="string">
            <text:p>cgm_soil_harvest_all_free_food_tiles_exhausted.desc</text:p>
          </table:table-cell>
          <table:table-cell table:style-name="ce2" office:value-type="string">
            <text:p>All free food tiles on [root.GetName] have been exhausted. The $soil_harvesting$ project has been brought to an end.</text:p>
          </table:table-cell>
          <table:table-cell table:style-name="ce2" office:value-type="string">
            <text:p>Все свободные клетки пищи на [root.GetName] были исчерпаны. Проект $ground_harvesting$ был завершен.</text:p>
          </table:table-cell>
          <table:table-cell table:style-name="ce2" office:value-type="string">
            <text:p>All free food tiles on [root.GetName] have been exhausted. The $soil_harvesting$ project has been brought to an end.</text:p>
          </table:table-cell>
          <table:table-cell table:style-name="ce2" office:value-type="string">
            <text:p>All free food tiles on [root.GetName] have been exhausted. The $soil_harvesting$ project has been brought to an end.</text:p>
          </table:table-cell>
          <table:table-cell table:style-name="ce2" office:value-type="string">
            <text:p>All free food tiles on [root.GetName] have been exhausted. The $soil_harvesting$ project has been brought to an end.</text:p>
          </table:table-cell>
          <table:table-cell table:style-name="ce2" office:value-type="string">
            <text:p>All free food tiles on [root.GetName] have been exhausted. The $soil_harvesting$ project has been brought to an end.</text:p>
          </table:table-cell>
          <table:table-cell table:style-name="ce2" office:value-type="string">
            <text:p>All free food tiles on [root.GetName] have been exhausted. The $soil_harvesting$ project has been brought to an end.</text:p>
          </table:table-cell>
          <table:table-cell table:style-name="ce8" table:number-columns-repeated="18"/>
          <table:table-cell table:number-columns-repeated="998"/>
        </table:table-row>
        <table:table-row table:style-name="ro2">
          <table:table-cell table:style-name="ce2" office:value-type="string">
            <text:p>cgm_soil_harvest_all_free_food_tiles_exhausted.title</text:p>
          </table:table-cell>
          <table:table-cell table:style-name="ce2" office:value-type="string">
            <text:p>Food Tiles Exhausted</text:p>
          </table:table-cell>
          <table:table-cell table:style-name="ce2" office:value-type="string">
            <text:p>Клетки пищи истощены</text:p>
          </table:table-cell>
          <table:table-cell table:style-name="ce2" office:value-type="string">
            <text:p>Lebensmittel Fliesen Erschöpft</text:p>
          </table:table-cell>
          <table:table-cell table:style-name="ce2" office:value-type="string">
            <text:p>Telhas de Comida Esgotadas</text:p>
          </table:table-cell>
          <table:table-cell table:style-name="ce2" office:value-type="string">
            <text:p>Carreaux de nourriture épuisés</text:p>
          </table:table-cell>
          <table:table-cell table:style-name="ce2" office:value-type="string">
            <text:p>Płytki żywności wyczerpane</text:p>
          </table:table-cell>
          <table:table-cell table:style-name="ce2" office:value-type="string">
            <text:p>Azulejos de comida agotado</text:p>
          </table:table-cell>
          <table:table-cell table:style-name="ce8" table:number-columns-repeated="18"/>
          <table:table-cell table:number-columns-repeated="998"/>
        </table:table-row>
        <table:table-row table:style-name="ro27">
          <table:table-cell table:style-name="ce2" office:value-type="string">
            <text:p>cgm_spawn_engine_settings</text:p>
          </table:table-cell>
          <table:table-cell table:style-name="ce2" office:value-type="string">
            <text:p>§BSpawn Engine:§!\n§YPlanets:§!\n §WPlanet Spawn§!: [root.GetCGMPlanets]\n §WReadjustment:§! [root.GetCGMPrescriptedReadjustment]\n§YStrategic Resources:§!\n Type: [root.GetCGMResourcesStatus]\n §WAmount§!: [root.GetCGMResources]\n§YHabitable Planet Deposits:§!\n §WSize§!: [root.GetCGMDepositSize]\n §WAmount§!: [root.GetCGMDeposits]\n§YTile Blockers:§!\n Type: [root.GetCGMblockerStatus]\n §WAmount§!: [root.GetCGMBlockers]\n§YPlanet Resize:§!\n §WHabitable:§! [root.GetCGMPlanetSize]\n §WHomeworlds:§! [root.GetCGMCapitalSize]</text:p>
          </table:table-cell>
          <table:table-cell table:style-name="ce2" office:value-type="string">
            <text:p>§BСоздание:§!\n§YПланеты:§!\n §WПоявление планет§!: [root.GetCGMPlanets]\n §WПриспособленность:§! [root.GetCGMPrescriptedReadjustment]\n§YСтратегические ресурсы:§!\n Тип: [root.GetCGMResourcesStatus]\n §WКоличество§!: [root.GetCGMResources]\n§YМесторождения на колонизируемых планетах:§!\n §WРазмер§!: [root.GetCGMDepositSize]\n §WКоличество§!: [root.GetCGMDeposits]\n§YКлетки-блокираторы:§!\n Тип: [root.GetCGMblockerStatus]\n §WКоличество§!: [root.GetCGMBlockers]\n§YРазмер планет:§!\n §WКолонизируемые:§! [root.GetCGMPlanetSize]\n §WСтолицы:§! [root.GetCGMCapitalSize]</text:p>
          </table:table-cell>
          <table:table-cell table:style-name="ce2" office:value-type="string">
            <text:p>§BSpawn Engine: §!\n§YPlanets: §!\n §WPlanet Spawn§ !: [root.GetCGMPlanets]\n §Weiteinstellung: §! [root.GetCGMPrescriptedRejustment]\n§ Strategische Ressourcen: §!\n Typ: [root.GetCGMResourcesStatus]\n §WAmount§ !: [root.GetCGMResources]\n§YHabitable Planet Einlagen: §!\n §WSize§ !: [root.GetCGMDepositSize]\n §WAmount§ !: [root.GetCGMDeposits]\n§YTile Blocker: §!\n Typ: [root.GetCGMblockerStatus]\n §WAmount§ !: [root.GetCGMBlockers]\n§YPlanet Größe ändern: §!\n §WHabitable: §! [root.GetCGMPlanetSize]\n §WHomeworlds: §! [root.GetCGMCapitalSize]</text:p>
          </table:table-cell>
          <table:table-cell table:style-name="ce2" office:value-type="string">
            <text:p>§Botão Binário: §!\n§YPlanets: §!\n §WPlanet Spawn§ !: [root.GetCGMPlanets]\n §MRegulação: §! [root.GetCGMPrescriptedReadjustment]\n§ Recursos Estratégicos: §!\n Tipo: [root.GetCGMResourcesStatus]\n §Montagem§ !: [root.GetCGMResources]\n§ Depósitos do Planeta Honesto: §!\n §WSize§ !: [root.GetCGMDepositSize]\n §Montagem§ !: [root.GetCGMDeposits]\nBloqueadores do YYLE: §!\n Tipo: [root.GetCGMblockerStatus]\n §Montagem§ !: [root.GetCGMBlockers]\nRedimensionamento do YPlanet: §!\n §Habitável: §! [root.GetCGMPlanetSize]\n §Mundos do mundo: §! [root.GetCGMCapitalSize]</text:p>
          </table:table-cell>
          <table:table-cell table:style-name="ce2" office:value-type="string">
            <text:p>§BSawn Moteur: §!\n§YPlanets: §!\n §WPlanet Spawn§ !: [root.GetCGMPlanets]\n §WRéglementation: §! [root.GetCGMPrescriptedReadjustment]\n§ Ressources stratégiques: §!\n Type: [root.GetCGMResourcesStatus]\n §WAmount§ !: [root.GetCGMResources]\n§ Dépôts de la planète HABITABLES: §!\n §WSize§ !: [root.GetCGMDepositSize]\n §WAmount§ !: [root.GetCGMDeposits]\n§YTile Blockers: §!\n Type: [root.GetCGMblockerStatus]\n §WAmount§ !: [root.GetCGMBlockers]\n§YPlanet Redimensionner: §!\n §Habitable: §! [root.GetCGMPlanetSize]\n §Whomeworlds: §! [root.GetCGMCapitalSize]</text:p>
          </table:table-cell>
          <table:table-cell table:style-name="ce2" office:value-type="string">
            <text:p>§BSpawn Engine: §!\n§Planety: §!\n §WPlanet Spawn§ !: [root.GetCGMPlanets]\n §WReadjustment: §! [root.GetCGMPrescriptedReadjustment]\n§Strategiczne zasoby: §!\n Wpisz: [root.GetCGMResourcesStatus]\n §Włącz§ !: [root.GetCGMResources]\n§ Żyjące planety Depozyty: §!\n §WSize§ !: [root.GetCGMDepositSize]\n §Zainstaluj§ !: [root.GetCGMDeposits]\n§YTile Blockers: §!\n Wpisz: [root.GetCGMblockerStatus]\n §Włącz§ !: [root.GetCGMBlockers]\n§ Zmiana rozmiaru planety: §!\n §W mieszkaniu: §! [root.GetCGlanlanSize]\n §Womorskie światy: §! [root.GetCGMCapitalSize]</text:p>
          </table:table-cell>
          <table:table-cell table:style-name="ce2" office:value-type="string">
            <text:p>§Buscador de motor: §!\n§YPlanets: §!\n §WPlanet Spawn§ !: [root.GetCGMPlanets]\n §WReajuste: §! [root.GetCGMPrescriptedReadjustment]\n§Recursos Estratégicos: §!\n Tipo: [root.GetCGMResourcesStatus]\n §WAmount§ !: [root.GetCGMResources]\n§ Depósitos de Planet Habiliable: §!\n §WSize§ !: [root.GetCGMDepositSize]\n §WAmount§ !: [root.GetCGMDeposits]\n§YTile Blockers: §!\n Tipo: [root.GetCGMblockerStatus]\n §WAmount§ !: [root.GetCGMBlockers]\n§YPlanet Cambiar tamaño: §!\n §WHabitable: §! [root.GetCGMPlanetSize]\n §WHomeworlds: §! [root.GetCGMCapitalSize]</text:p>
          </table:table-cell>
          <table:table-cell table:style-name="ce8" table:number-columns-repeated="18"/>
          <table:table-cell table:number-columns-repeated="998"/>
        </table:table-row>
        <table:table-row table:style-name="ro2">
          <table:table-cell table:style-name="ce2" office:value-type="string">
            <text:p>cgm_tectonic_engineering</text:p>
          </table:table-cell>
          <table:table-cell table:number-columns-repeated="7" table:style-name="ce2" office:value-type="string">
            <text:p>$tectonic_engineering$</text:p>
          </table:table-cell>
          <table:table-cell table:style-name="ce8" table:number-columns-repeated="18"/>
          <table:table-cell table:number-columns-repeated="998"/>
        </table:table-row>
        <table:table-row table:style-name="ro6">
          <table:table-cell table:style-name="ce2" office:value-type="string">
            <text:p>cgm_tectonic_engineering_catastrophic_outcome.desc</text:p>
          </table:table-cell>
          <table:table-cell table:style-name="ce2" office:value-type="string">
            <text:p>The project to establish a higher tier $tectonic_engineering$ on [root.GetName] resulted in a catastrophic tectonic fracture!\n\n$catastrophic_outcome_summary$</text:p>
          </table:table-cell>
          <table:table-cell table:style-name="ce2" office:value-type="string">
            <text:p>Проект по улучшению до более высокого уровня $tectonic_engineering$ на [root.GetName] привел к катастрофическому тектоническому разлому!</text:p>
          </table:table-cell>
          <table:table-cell table:style-name="ce2" office:value-type="string">
            <text:p>The project to establish a higher tier $tectonic_engineering$ on [root.GetName] resulted in a catastrophic tectonic fracture!\n\n$catastrophic_outcome_summary$</text:p>
          </table:table-cell>
          <table:table-cell table:style-name="ce2" office:value-type="string">
            <text:p>The project to establish a higher tier $tectonic_engineering$ on [root.GetName] resulted in a catastrophic tectonic fracture!\n\n$catastrophic_outcome_summary$</text:p>
          </table:table-cell>
          <table:table-cell table:style-name="ce2" office:value-type="string">
            <text:p>The project to establish a higher tier $tectonic_engineering$ on [root.GetName] resulted in a catastrophic tectonic fracture!\n\n$catastrophic_outcome_summary$</text:p>
          </table:table-cell>
          <table:table-cell table:style-name="ce2" office:value-type="string">
            <text:p>The project to establish a higher tier $tectonic_engineering$ on [root.GetName] resulted in a catastrophic tectonic fracture!\n\n$catastrophic_outcome_summary$</text:p>
          </table:table-cell>
          <table:table-cell table:style-name="ce2" office:value-type="string">
            <text:p>The project to establish a higher tier $tectonic_engineering$ on [root.GetName] resulted in a catastrophic tectonic fracture!\n\n$catastrophic_outcome_summary$</text:p>
          </table:table-cell>
          <table:table-cell table:style-name="ce8" table:number-columns-repeated="18"/>
          <table:table-cell table:number-columns-repeated="998"/>
        </table:table-row>
        <table:table-row table:style-name="ro1">
          <table:table-cell table:style-name="ce2" office:value-type="string">
            <text:p>cgm_tectonic_engineering_catastrophic_outcome.title</text:p>
          </table:table-cell>
          <table:table-cell table:style-name="ce2" office:value-type="string">
            <text:p>Catastrophe!</text:p>
          </table:table-cell>
          <table:table-cell table:style-name="ce2" office:value-type="string">
            <text:p>Катастрофа!</text:p>
          </table:table-cell>
          <table:table-cell table:style-name="ce2" office:value-type="string">
            <text:p>Katastrophe!</text:p>
          </table:table-cell>
          <table:table-cell table:style-name="ce2" office:value-type="string">
            <text:p>Catástrofe!</text:p>
          </table:table-cell>
          <table:table-cell table:style-name="ce2" office:value-type="string">
            <text:p>Catastrophe!</text:p>
          </table:table-cell>
          <table:table-cell table:style-name="ce2" office:value-type="string">
            <text:p>Katastrofa!</text:p>
          </table:table-cell>
          <table:table-cell table:style-name="ce2" office:value-type="string">
            <text:p>¡Catástrofe!</text:p>
          </table:table-cell>
          <table:table-cell table:style-name="ce8" table:number-columns-repeated="18"/>
          <table:table-cell table:number-columns-repeated="998"/>
        </table:table-row>
        <table:table-row table:style-name="ro6">
          <table:table-cell table:style-name="ce2" office:value-type="string">
            <text:p>cgm_tectonic_engineering_desc</text:p>
          </table:table-cell>
          <table:table-cell table:style-name="ce2" office:value-type="string">
            <text:p>This planet is undergoing a massive scale $tectonic_engineering$ project. Mantle material is harvested, liqufied and funneled to construct artifical continental structures.</text:p>
          </table:table-cell>
          <table:table-cell table:style-name="ce2" office:value-type="string">
            <text:p>Эта планета претерпевает масштабный проект - $tectonic_engineering$. Мантийный материал собирают, промывают и направляют для строительства искусственных континентальных сооружений.</text:p>
          </table:table-cell>
          <table:table-cell table:style-name="ce2" office:value-type="string">
            <text:p>This planet is undergoing a massive scale $tectonic_engineering$ project. Mantle material is harvested, liqufied and funneled to construct artifical continental structures.</text:p>
          </table:table-cell>
          <table:table-cell table:style-name="ce2" office:value-type="string">
            <text:p>This planet is undergoing a massive scale $tectonic_engineering$ project. Mantle material is harvested, liqufied and funneled to construct artifical continental structures.</text:p>
          </table:table-cell>
          <table:table-cell table:style-name="ce2" office:value-type="string">
            <text:p>This planet is undergoing a massive scale $tectonic_engineering$ project. Mantle material is harvested, liqufied and funneled to construct artifical continental structures.</text:p>
          </table:table-cell>
          <table:table-cell table:style-name="ce2" office:value-type="string">
            <text:p>This planet is undergoing a massive scale $tectonic_engineering$ project. Mantle material is harvested, liqufied and funneled to construct artifical continental structures.</text:p>
          </table:table-cell>
          <table:table-cell table:style-name="ce2" office:value-type="string">
            <text:p>This planet is undergoing a massive scale $tectonic_engineering$ project. Mantle material is harvested, liqufied and funneled to construct artifical continental structures.</text:p>
          </table:table-cell>
          <table:table-cell table:style-name="ce8" table:number-columns-repeated="18"/>
          <table:table-cell table:number-columns-repeated="998"/>
        </table:table-row>
        <table:table-row table:style-name="ro11">
          <table:table-cell table:style-name="ce2" office:value-type="string">
            <text:p>cgm_tectonic_engineering_planet_size_increased.desc</text:p>
          </table:table-cell>
          <table:table-cell table:style-name="ce2" office:value-type="string">
            <text:p>Our $tectonic_engineering$ project on [root.GetName] was successful!</text:p>
          </table:table-cell>
          <table:table-cell table:style-name="ce2" office:value-type="string">
            <text:p>Наш проект $tectonic_engineering$ на [root.GetName] был успешен!</text:p>
          </table:table-cell>
          <table:table-cell table:style-name="ce2" office:value-type="string">
            <text:p>Our $tectonic_engineering$ project on [root.GetName] was successful!</text:p>
          </table:table-cell>
          <table:table-cell table:style-name="ce2" office:value-type="string">
            <text:p>Our $tectonic_engineering$ project on [root.GetName] was successful!</text:p>
          </table:table-cell>
          <table:table-cell table:style-name="ce2" office:value-type="string">
            <text:p>Our $tectonic_engineering$ project on [root.GetName] was successful!</text:p>
          </table:table-cell>
          <table:table-cell table:style-name="ce2" office:value-type="string">
            <text:p>Our $tectonic_engineering$ project on [root.GetName] was successful!</text:p>
          </table:table-cell>
          <table:table-cell table:style-name="ce2" office:value-type="string">
            <text:p>Our $tectonic_engineering$ project on [root.GetName] was successful!</text:p>
          </table:table-cell>
          <table:table-cell table:style-name="ce8" table:number-columns-repeated="18"/>
          <table:table-cell table:number-columns-repeated="998"/>
        </table:table-row>
        <table:table-row table:style-name="ro2">
          <table:table-cell table:style-name="ce2" office:value-type="string">
            <text:p>cgm_tectonic_engineering_planet_size_increased.title</text:p>
          </table:table-cell>
          <table:table-cell table:style-name="ce2" office:value-type="string">
            <text:p>$tectonic_engineering$ Project Successful</text:p>
          </table:table-cell>
          <table:table-cell table:style-name="ce2" office:value-type="string">
            <text:p>$tectonic_engineering$ успешна</text:p>
          </table:table-cell>
          <table:table-cell table:number-columns-repeated="5" table:style-name="ce2" office:value-type="string">
            <text:p>$tectonic_engineering$ Project Successful</text:p>
          </table:table-cell>
          <table:table-cell table:style-name="ce8" table:number-columns-repeated="18"/>
          <table:table-cell table:number-columns-repeated="998"/>
        </table:table-row>
        <table:table-row table:style-name="ro28">
          <table:table-cell table:style-name="ce2" office:value-type="string">
            <text:p>cgm_terraforming_catastrophe.desc</text:p>
          </table:table-cell>
          <table:table-cell table:style-name="ce2"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2" office:value-type="string">
            <text:p>Катастрофа произошла на [root.GetName]!\n\nПланетарные инженеры не учли определенные атрибуты планетарного рельефа [root.GetName], вызвав катастрофическую ошибку в наших усилиях по терраформированию. Вся жизнь погибла от инцидента, и некоторые из ландшафтов планеты были окончательно повреждены в процессе.\n\n$catastrophic_outcome_summary$</text:p>
          </table:table-cell>
          <table:table-cell table:style-name="ce2"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2"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2"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2"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2"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8" table:number-columns-repeated="18"/>
          <table:table-cell table:number-columns-repeated="998"/>
        </table:table-row>
        <table:table-row table:style-name="ro2">
          <table:table-cell table:style-name="ce2" office:value-type="string">
            <text:p>cgm_terraforming_catastrophe.title</text:p>
          </table:table-cell>
          <table:table-cell table:style-name="ce2" office:value-type="string">
            <text:p>Terraforming Catastrophe</text:p>
          </table:table-cell>
          <table:table-cell table:style-name="ce2" office:value-type="string">
            <text:p>Катастрофа при терраформировании</text:p>
          </table:table-cell>
          <table:table-cell table:style-name="ce2" office:value-type="string">
            <text:p>Terraformende Katastrophe</text:p>
          </table:table-cell>
          <table:table-cell table:style-name="ce2" office:value-type="string">
            <text:p>Catástrofe Terraforming</text:p>
          </table:table-cell>
          <table:table-cell table:style-name="ce2" office:value-type="string">
            <text:p>Catastrophe de la terraformation</text:p>
          </table:table-cell>
          <table:table-cell table:style-name="ce2" office:value-type="string">
            <text:p>Katastrofa terraformacyjna</text:p>
          </table:table-cell>
          <table:table-cell table:style-name="ce2" office:value-type="string">
            <text:p>Catástrofe de terraformación</text:p>
          </table:table-cell>
          <table:table-cell table:style-name="ce8" table:number-columns-repeated="18"/>
          <table:table-cell table:number-columns-repeated="998"/>
        </table:table-row>
        <table:table-row table:style-name="ro28">
          <table:table-cell table:style-name="ce2" office:value-type="string">
            <text:p>cgm_terraforming_successful.desc</text:p>
          </table:table-cell>
          <table:table-cell table:style-name="ce2"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2" office:value-type="string">
            <text:p>Наш проект по терраформированию [root.GetName] был успешен. Постройка $building_terraformer$ была удалена.</text:p>
          </table:table-cell>
          <table:table-cell table:style-name="ce2"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2"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2"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2"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2"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8" table:number-columns-repeated="18"/>
          <table:table-cell table:number-columns-repeated="998"/>
        </table:table-row>
        <table:table-row table:style-name="ro3">
          <table:table-cell table:style-name="ce2" office:value-type="string">
            <text:p>cgm_terraforming_successful.title</text:p>
          </table:table-cell>
          <table:table-cell table:style-name="ce2" office:value-type="string">
            <text:p>Terraforming Operations Concluded</text:p>
          </table:table-cell>
          <table:table-cell table:style-name="ce2" office:value-type="string">
            <text:p>Терраформирование безжизненной планеты успешно</text:p>
          </table:table-cell>
          <table:table-cell table:style-name="ce2" office:value-type="string">
            <text:p>Terraforming-Operationen abgeschlossen</text:p>
          </table:table-cell>
          <table:table-cell table:style-name="ce2" office:value-type="string">
            <text:p>Operações de Terraforming concluídas</text:p>
          </table:table-cell>
          <table:table-cell table:style-name="ce2" office:value-type="string">
            <text:p>Opérations de Terraforming terminées</text:p>
          </table:table-cell>
          <table:table-cell table:style-name="ce2" office:value-type="string">
            <text:p>Podjęto działania terraformingowe</text:p>
          </table:table-cell>
          <table:table-cell table:style-name="ce2" office:value-type="string">
            <text:p>Operaciones de terraformación concluidas</text:p>
          </table:table-cell>
          <table:table-cell table:style-name="ce8" table:number-columns-repeated="18"/>
          <table:table-cell table:number-columns-repeated="998"/>
        </table:table-row>
        <table:table-row table:style-name="ro1">
          <table:table-cell table:style-name="ce2" office:value-type="string">
            <text:p>cgm_vanilla_only</text:p>
          </table:table-cell>
          <table:table-cell table:style-name="ce2" office:value-type="string">
            <text:p>Vanilla</text:p>
          </table:table-cell>
          <table:table-cell table:style-name="ce2" office:value-type="string">
            <text:p>Базовое</text:p>
          </table:table-cell>
          <table:table-cell table:style-name="ce2" office:value-type="string">
            <text:p>Vanille</text:p>
          </table:table-cell>
          <table:table-cell table:style-name="ce2" office:value-type="string">
            <text:p>Baunilha</text:p>
          </table:table-cell>
          <table:table-cell table:style-name="ce2" office:value-type="string">
            <text:p>Vanille</text:p>
          </table:table-cell>
          <table:table-cell table:style-name="ce2" office:value-type="string">
            <text:p>Wanilia</text:p>
          </table:table-cell>
          <table:table-cell table:style-name="ce2" office:value-type="string">
            <text:p>Vainilla</text:p>
          </table:table-cell>
          <table:table-cell table:style-name="ce8" table:number-columns-repeated="18"/>
          <table:table-cell table:number-columns-repeated="998"/>
        </table:table-row>
        <table:table-row table:style-name="ro1">
          <table:table-cell table:style-name="ce2" office:value-type="string">
            <text:p>cgm_very_high</text:p>
          </table:table-cell>
          <table:table-cell table:style-name="ce2" office:value-type="string">
            <text:p>§BVery High§!</text:p>
          </table:table-cell>
          <table:table-cell table:style-name="ce2" office:value-type="string">
            <text:p>§BОчень большие§!</text:p>
          </table:table-cell>
          <table:table-cell table:style-name="ce2" office:value-type="string">
            <text:p>§Sehr hoch§!</text:p>
          </table:table-cell>
          <table:table-cell table:style-name="ce2" office:value-type="string">
            <text:p>§Muito alto§!</text:p>
          </table:table-cell>
          <table:table-cell table:style-name="ce2" office:value-type="string">
            <text:p>§Très haut§!</text:p>
          </table:table-cell>
          <table:table-cell table:style-name="ce2" office:value-type="string">
            <text:p>§Bardzo wysoko§!</text:p>
          </table:table-cell>
          <table:table-cell table:style-name="ce2" office:value-type="string">
            <text:p>§Muy alto§!</text:p>
          </table:table-cell>
          <table:table-cell table:style-name="ce8" table:number-columns-repeated="18"/>
          <table:table-cell table:number-columns-repeated="998"/>
        </table:table-row>
        <table:table-row table:style-name="ro1">
          <table:table-cell table:style-name="ce2" office:value-type="string">
            <text:p>cgm_very_large</text:p>
          </table:table-cell>
          <table:table-cell table:style-name="ce2" office:value-type="string">
            <text:p>§BVery Large§!</text:p>
          </table:table-cell>
          <table:table-cell table:style-name="ce2" office:value-type="string">
            <text:p>§BОчень большие§!</text:p>
          </table:table-cell>
          <table:table-cell table:style-name="ce2" office:value-type="string">
            <text:p>§Sehr groß§!</text:p>
          </table:table-cell>
          <table:table-cell table:style-name="ce2" office:value-type="string">
            <text:p>§Muito grande§!</text:p>
          </table:table-cell>
          <table:table-cell table:style-name="ce2" office:value-type="string">
            <text:p>§Très grand§!</text:p>
          </table:table-cell>
          <table:table-cell table:style-name="ce2" office:value-type="string">
            <text:p>§Bardzo duży§!</text:p>
          </table:table-cell>
          <table:table-cell table:style-name="ce2" office:value-type="string">
            <text:p>§Muy grande§!</text:p>
          </table:table-cell>
          <table:table-cell table:style-name="ce8" table:number-columns-repeated="18"/>
          <table:table-cell table:number-columns-repeated="998"/>
        </table:table-row>
        <table:table-row table:style-name="ro2">
          <table:table-cell table:style-name="ce2" office:value-type="string">
            <text:p>cgm_very_low</text:p>
          </table:table-cell>
          <table:table-cell table:style-name="ce2" office:value-type="string">
            <text:p>§RVery Low§!</text:p>
          </table:table-cell>
          <table:table-cell table:style-name="ce2" office:value-type="string">
            <text:p>§RОчень малые§!</text:p>
          </table:table-cell>
          <table:table-cell table:style-name="ce2" office:value-type="string">
            <text:p>§Sehr niedrig§!</text:p>
          </table:table-cell>
          <table:table-cell table:style-name="ce2" office:value-type="string">
            <text:p>§Muito baixo§!</text:p>
          </table:table-cell>
          <table:table-cell table:style-name="ce2" office:value-type="string">
            <text:p>§Très lent§!</text:p>
          </table:table-cell>
          <table:table-cell table:style-name="ce2" office:value-type="string">
            <text:p>§ Bardzo niski poziom!</text:p>
          </table:table-cell>
          <table:table-cell table:style-name="ce2" office:value-type="string">
            <text:p>§Muy bajo§!</text:p>
          </table:table-cell>
          <table:table-cell table:style-name="ce8" table:number-columns-repeated="18"/>
          <table:table-cell table:number-columns-repeated="998"/>
        </table:table-row>
        <table:table-row table:style-name="ro1">
          <table:table-cell table:style-name="ce2" office:value-type="string">
            <text:p>cgm_very_small</text:p>
          </table:table-cell>
          <table:table-cell table:style-name="ce2" office:value-type="string">
            <text:p>§RVery Small§!</text:p>
          </table:table-cell>
          <table:table-cell table:style-name="ce2" office:value-type="string">
            <text:p>§RОчень малые§!</text:p>
          </table:table-cell>
          <table:table-cell table:style-name="ce2" office:value-type="string">
            <text:p>§Sehr klein§!</text:p>
          </table:table-cell>
          <table:table-cell table:style-name="ce2" office:value-type="string">
            <text:p>§Muito pequeno§!</text:p>
          </table:table-cell>
          <table:table-cell table:style-name="ce2" office:value-type="string">
            <text:p>§Très petit§!</text:p>
          </table:table-cell>
          <table:table-cell table:style-name="ce2" office:value-type="string">
            <text:p>§Bardzo mały§!</text:p>
          </table:table-cell>
          <table:table-cell table:style-name="ce2" office:value-type="string">
            <text:p>§Muy pequeña§!</text:p>
          </table:table-cell>
          <table:table-cell table:style-name="ce8" table:number-columns-repeated="18"/>
          <table:table-cell table:number-columns-repeated="998"/>
        </table:table-row>
        <table:table-row table:style-name="ro1">
          <table:table-cell table:style-name="ce2" office:value-type="string">
            <text:p>close</text:p>
          </table:table-cell>
          <table:table-cell table:style-name="ce2" office:value-type="string">
            <text:p>Close</text:p>
          </table:table-cell>
          <table:table-cell table:style-name="ce2" office:value-type="string">
            <text:p>Закрыть</text:p>
          </table:table-cell>
          <table:table-cell table:style-name="ce2" office:value-type="string">
            <text:p>Schließen</text:p>
          </table:table-cell>
          <table:table-cell table:style-name="ce2" office:value-type="string">
            <text:p>Fechar</text:p>
          </table:table-cell>
          <table:table-cell table:style-name="ce2" office:value-type="string">
            <text:p>Fermer</text:p>
          </table:table-cell>
          <table:table-cell table:style-name="ce2" office:value-type="string">
            <text:p>Blisko</text:p>
          </table:table-cell>
          <table:table-cell table:style-name="ce2" office:value-type="string">
            <text:p>Cerca</text:p>
          </table:table-cell>
          <table:table-cell table:style-name="ce8" table:number-columns-repeated="18"/>
          <table:table-cell table:number-columns-repeated="998"/>
        </table:table-row>
        <table:table-row table:style-name="ro13">
          <table:table-cell table:style-name="ce2" office:value-type="string">
            <text:p>colonizable_asteroidal_category</text:p>
          </table:table-cell>
          <table:table-cell table:style-name="ce2" office:value-type="string">
            <text:p>Potential Asteroidal Colonization Candidate</text:p>
          </table:table-cell>
          <table:table-cell table:style-name="ce2" office:value-type="string">
            <text:p>Найден астероид - кандидат на колонизацию</text:p>
          </table:table-cell>
          <table:table-cell table:style-name="ce2" office:value-type="string">
            <text:p>Potenzieller Asteroid Colonization Kandidat</text:p>
          </table:table-cell>
          <table:table-cell table:style-name="ce2" office:value-type="string">
            <text:p>Candidato a Colonização Asteroidal Potencial</text:p>
          </table:table-cell>
          <table:table-cell table:style-name="ce2" office:value-type="string">
            <text:p>Candidat potentiel à la colonisation astéroïdale</text:p>
          </table:table-cell>
          <table:table-cell table:style-name="ce2" office:value-type="string">
            <text:p>Potencjalny kandydat na kolonizację asteroidów</text:p>
          </table:table-cell>
          <table:table-cell table:style-name="ce2" office:value-type="string">
            <text:p>Posible Candidato Asteroidal de Colonización</text:p>
          </table:table-cell>
          <table:table-cell table:style-name="ce8" table:number-columns-repeated="18"/>
          <table:table-cell table:number-columns-repeated="998"/>
        </table:table-row>
        <table:table-row table:style-name="ro4">
          <table:table-cell table:style-name="ce2" office:value-type="string">
            <text:p>colonizable_asteroidal_category_desc</text:p>
          </table:table-cell>
          <table:table-cell table:style-name="ce2" office:value-type="string">
            <text:p>The science ship [root.GetName] orbiting [from.GetName] reports that this large asteroid could potentially support a viable colony.</text:p>
          </table:table-cell>
          <table:table-cell table:style-name="ce2" office:value-type="string">
            <text:p>Научный корабль на орбите [from.GetName], сообщает, что этот большой астероид может потенциально поддерживать жизнеспособную колонию.</text:p>
          </table:table-cell>
          <table:table-cell table:style-name="ce2" office:value-type="string">
            <text:p>Das Wissenschaftsschiff [root.GetName], das umkreist [from.GetName], berichtet, dass dieser große Asteroid möglicherweise eine lebensfähige Kolonie unterstützen könnte.</text:p>
          </table:table-cell>
          <table:table-cell table:style-name="ce2" office:value-type="string">
            <text:p>A nave de ciência [root.GetName] orbitando [from.GetName] relata que este grande asteróide poderia potencialmente suportar uma colônia viável.</text:p>
          </table:table-cell>
          <table:table-cell table:style-name="ce2" office:value-type="string">
            <text:p>Le vaisseau scientifique [root.GetName] en orbite [from.GetName] signale que ce gros astéroïde pourrait potentiellement soutenir une colonie viable.</text:p>
          </table:table-cell>
          <table:table-cell table:style-name="ce2" office:value-type="string">
            <text:p>Statek naukowy [root.GetName] orbitujący [od .GetName] zgłasza, że ​​ta duża asteroida może potencjalnie wspierać kolonię.</text:p>
          </table:table-cell>
          <table:table-cell table:style-name="ce2" office:value-type="string">
            <text:p>El barco científico [root.GetName] que orbita [from.GetName] informa que este asteroide grande podría potencialmente apoyar una colonia viable.</text:p>
          </table:table-cell>
          <table:table-cell table:style-name="ce8" table:number-columns-repeated="18"/>
          <table:table-cell table:number-columns-repeated="998"/>
        </table:table-row>
        <table:table-row table:style-name="ro3">
          <table:table-cell table:style-name="ce2" office:value-type="string">
            <text:p>colonizable_asteroids</text:p>
          </table:table-cell>
          <table:table-cell table:style-name="ce2" office:value-type="string">
            <text:p>Colonizable Asteroids</text:p>
          </table:table-cell>
          <table:table-cell table:style-name="ce2" office:value-type="string">
            <text:p>колонизируемые астероиды</text:p>
          </table:table-cell>
          <table:table-cell table:style-name="ce2" office:value-type="string">
            <text:p>Kolonisierbare Asteroiden</text:p>
          </table:table-cell>
          <table:table-cell table:style-name="ce2" office:value-type="string">
            <text:p>Asteroides colonizáveis</text:p>
          </table:table-cell>
          <table:table-cell table:style-name="ce2" office:value-type="string">
            <text:p>Astéroïdes colonisables</text:p>
          </table:table-cell>
          <table:table-cell table:style-name="ce2" office:value-type="string">
            <text:p>Asteroidy podlegające kolonizacji</text:p>
          </table:table-cell>
          <table:table-cell table:style-name="ce2" office:value-type="string">
            <text:p>Asteroides colonizables</text:p>
          </table:table-cell>
          <table:table-cell table:style-name="ce8" table:number-columns-repeated="18"/>
          <table:table-cell table:number-columns-repeated="998"/>
        </table:table-row>
        <table:table-row table:style-name="ro2">
          <table:table-cell table:style-name="ce2" office:value-type="string">
            <text:p>colonization_automation</text:p>
          </table:table-cell>
          <table:table-cell table:style-name="ce2" office:value-type="string">
            <text:p>Colonization Automation</text:p>
          </table:table-cell>
          <table:table-cell table:style-name="ce2" office:value-type="string">
            <text:p>Автоматизация колонизации</text:p>
          </table:table-cell>
          <table:table-cell table:style-name="ce2" office:value-type="string">
            <text:p>Kolonisationsautomatisierung</text:p>
          </table:table-cell>
          <table:table-cell table:style-name="ce2" office:value-type="string">
            <text:p>Automação da colonização</text:p>
          </table:table-cell>
          <table:table-cell table:style-name="ce2" office:value-type="string">
            <text:p>Automatisation de la colonisation</text:p>
          </table:table-cell>
          <table:table-cell table:style-name="ce2" office:value-type="string">
            <text:p>Automatyzacja kolonizacji</text:p>
          </table:table-cell>
          <table:table-cell table:style-name="ce2" office:value-type="string">
            <text:p>Automatización de Colonización</text:p>
          </table:table-cell>
          <table:table-cell table:style-name="ce8" table:number-columns-repeated="18"/>
          <table:table-cell table:number-columns-repeated="998"/>
        </table:table-row>
        <table:table-row table:style-name="ro1">
          <table:table-cell table:style-name="ce2" office:value-type="string">
            <text:p>configuration</text:p>
          </table:table-cell>
          <table:table-cell table:style-name="ce2" office:value-type="string">
            <text:p>Configuration</text:p>
          </table:table-cell>
          <table:table-cell table:style-name="ce2" office:value-type="string">
            <text:p>Настройки</text:p>
          </table:table-cell>
          <table:table-cell table:style-name="ce2" office:value-type="string">
            <text:p>Aufbau</text:p>
          </table:table-cell>
          <table:table-cell table:style-name="ce2" office:value-type="string">
            <text:p>Configuração</text:p>
          </table:table-cell>
          <table:table-cell table:style-name="ce2" office:value-type="string">
            <text:p>Configuration</text:p>
          </table:table-cell>
          <table:table-cell table:style-name="ce2" office:value-type="string">
            <text:p>Konfiguracja</text:p>
          </table:table-cell>
          <table:table-cell table:style-name="ce2" office:value-type="string">
            <text:p>Configuración</text:p>
          </table:table-cell>
          <table:table-cell table:style-name="ce8" table:number-columns-repeated="18"/>
          <table:table-cell table:number-columns-repeated="998"/>
        </table:table-row>
        <table:table-row table:style-name="ro1">
          <table:table-cell table:style-name="ce2" office:value-type="string">
            <text:p>configure</text:p>
          </table:table-cell>
          <table:table-cell table:style-name="ce2" office:value-type="string">
            <text:p>Configure</text:p>
          </table:table-cell>
          <table:table-cell table:style-name="ce2" office:value-type="string">
            <text:p>Настроить</text:p>
          </table:table-cell>
          <table:table-cell table:style-name="ce2" office:value-type="string">
            <text:p>Konfigurieren</text:p>
          </table:table-cell>
          <table:table-cell table:style-name="ce2" office:value-type="string">
            <text:p>Configurar</text:p>
          </table:table-cell>
          <table:table-cell table:style-name="ce2" office:value-type="string">
            <text:p>Configurer</text:p>
          </table:table-cell>
          <table:table-cell table:style-name="ce2" office:value-type="string">
            <text:p>Skonfiguruj</text:p>
          </table:table-cell>
          <table:table-cell table:style-name="ce2" office:value-type="string">
            <text:p>Configurar</text:p>
          </table:table-cell>
          <table:table-cell table:style-name="ce8" table:number-columns-repeated="18"/>
          <table:table-cell table:number-columns-repeated="998"/>
        </table:table-row>
        <table:table-row table:style-name="ro13">
          <table:table-cell table:style-name="ce2" office:value-type="string">
            <text:p>continue_deep_core_mining_level_increase_project.desc</text:p>
          </table:table-cell>
          <table:table-cell table:style-name="ce2" office:value-type="string">
            <text:p>Resume $deep_core_mining$ development project on [root.GetName]</text:p>
          </table:table-cell>
          <table:table-cell table:style-name="ce2" office:value-type="string">
            <text:p>Продолжить разработку проекта $deep_core_mining$ на [root.GetName].</text:p>
          </table:table-cell>
          <table:table-cell table:number-columns-repeated="5" table:style-name="ce2" office:value-type="string">
            <text:p>Resume $deep_core_mining$ development project on [root.GetName]</text:p>
          </table:table-cell>
          <table:table-cell table:style-name="ce8" table:number-columns-repeated="18"/>
          <table:table-cell table:number-columns-repeated="998"/>
        </table:table-row>
        <table:table-row table:style-name="ro1">
          <table:table-cell table:style-name="ce2" office:value-type="string">
            <text:p><text:a xlink:href="">continue_deep_core_mining_level_increase_project.name</text:a></text:p>
          </table:table-cell>
          <table:table-cell table:style-name="ce2" office:value-type="string">
            <text:p>Resume</text:p>
          </table:table-cell>
          <table:table-cell table:style-name="ce2" office:value-type="string">
            <text:p>Продолжить</text:p>
          </table:table-cell>
          <table:table-cell table:style-name="ce2" office:value-type="string">
            <text:p>Fortsetzen</text:p>
          </table:table-cell>
          <table:table-cell table:style-name="ce2" office:value-type="string">
            <text:p>Currículo</text:p>
          </table:table-cell>
          <table:table-cell table:style-name="ce2" office:value-type="string">
            <text:p>CV</text:p>
          </table:table-cell>
          <table:table-cell table:style-name="ce2" office:value-type="string">
            <text:p>Wznawianie</text:p>
          </table:table-cell>
          <table:table-cell table:style-name="ce2" office:value-type="string">
            <text:p>Currículum</text:p>
          </table:table-cell>
          <table:table-cell table:style-name="ce8" table:number-columns-repeated="18"/>
          <table:table-cell table:number-columns-repeated="998"/>
        </table:table-row>
        <table:table-row table:style-name="ro13">
          <table:table-cell table:style-name="ce2" office:value-type="string">
            <text:p>continue_geothermal_tap_level_increase_project.desc</text:p>
          </table:table-cell>
          <table:table-cell table:style-name="ce2" office:value-type="string">
            <text:p>Resume $geothermal_tap$ development project on [root.GetName]</text:p>
          </table:table-cell>
          <table:table-cell table:style-name="ce2" office:value-type="string">
            <text:p>Продолжить разработку проекта $geothermal_tap$ на [root.GetName].</text:p>
          </table:table-cell>
          <table:table-cell table:number-columns-repeated="5" table:style-name="ce2" office:value-type="string">
            <text:p>Resume $geothermal_tap$ development project on [root.GetName]</text:p>
          </table:table-cell>
          <table:table-cell table:style-name="ce8" table:number-columns-repeated="18"/>
          <table:table-cell table:number-columns-repeated="998"/>
        </table:table-row>
        <table:table-row table:style-name="ro1">
          <table:table-cell table:style-name="ce2" office:value-type="string">
            <text:p><text:a xlink:href="">continue_geothermal_tap_level_increase_project.name</text:a></text:p>
          </table:table-cell>
          <table:table-cell table:style-name="ce2" office:value-type="string">
            <text:p>Resume</text:p>
          </table:table-cell>
          <table:table-cell table:style-name="ce2" office:value-type="string">
            <text:p>Продолжить</text:p>
          </table:table-cell>
          <table:table-cell table:style-name="ce2" office:value-type="string">
            <text:p>Fortsetzen</text:p>
          </table:table-cell>
          <table:table-cell table:style-name="ce2" office:value-type="string">
            <text:p>Currículo</text:p>
          </table:table-cell>
          <table:table-cell table:style-name="ce2" office:value-type="string">
            <text:p>CV</text:p>
          </table:table-cell>
          <table:table-cell table:style-name="ce2" office:value-type="string">
            <text:p>Wznawianie</text:p>
          </table:table-cell>
          <table:table-cell table:style-name="ce2" office:value-type="string">
            <text:p>Currículum</text:p>
          </table:table-cell>
          <table:table-cell table:style-name="ce8" table:number-columns-repeated="18"/>
          <table:table-cell table:number-columns-repeated="998"/>
        </table:table-row>
        <table:table-row table:style-name="ro11">
          <table:table-cell table:style-name="ce2" office:value-type="string">
            <text:p>continue_tectonic_engineering_project.desc</text:p>
          </table:table-cell>
          <table:table-cell table:style-name="ce2" office:value-type="string">
            <text:p>Continue the project and further increase the size of [root.GetName].\n\n$projects_warning$</text:p>
          </table:table-cell>
          <table:table-cell table:style-name="ce2" office:value-type="string">
            <text:p>Продолжайте проектировать и далее увеличивать размер планеты.\n\n$exploitation_warning$</text:p>
          </table:table-cell>
          <table:table-cell table:number-columns-repeated="5" table:style-name="ce2" office:value-type="string">
            <text:p>Continue the project and further increase the size of [root.GetName].\n\n$projects_warning$</text:p>
          </table:table-cell>
          <table:table-cell table:style-name="ce8" table:number-columns-repeated="18"/>
          <table:table-cell table:number-columns-repeated="998"/>
        </table:table-row>
        <table:table-row table:style-name="ro3">
          <table:table-cell table:style-name="ce2" office:value-type="string">
            <text:p><text:a xlink:href="">continue_tectonic_engineering_project.name</text:a></text:p>
          </table:table-cell>
          <table:table-cell table:style-name="ce2" office:value-type="string">
            <text:p>Increase $tectonic_engineering$ Level</text:p>
          </table:table-cell>
          <table:table-cell table:style-name="ce2" office:value-type="string">
            <text:p>Увеличить уровень $tectonic_engineering$</text:p>
          </table:table-cell>
          <table:table-cell table:number-columns-repeated="5" table:style-name="ce2" office:value-type="string">
            <text:p>Increase $tectonic_engineering$ Level</text:p>
          </table:table-cell>
          <table:table-cell table:style-name="ce8" table:number-columns-repeated="18"/>
          <table:table-cell table:number-columns-repeated="998"/>
        </table:table-row>
        <table:table-row table:style-name="ro2">
          <table:table-cell table:style-name="ce2" office:value-type="string">
            <text:p>country_resource_sr_cavorite_add</text:p>
          </table:table-cell>
          <table:table-cell table:number-columns-repeated="7" table:style-name="ce2" office:value-type="string">
            <text:p>$sr_cavorite$ $income$</text:p>
          </table:table-cell>
          <table:table-cell table:style-name="ce8" table:number-columns-repeated="18"/>
          <table:table-cell table:number-columns-repeated="998"/>
        </table:table-row>
        <table:table-row table:style-name="ro2">
          <table:table-cell table:style-name="ce2" office:value-type="string">
            <text:p>country_resource_sr_cryodine_add</text:p>
          </table:table-cell>
          <table:table-cell table:number-columns-repeated="7" table:style-name="ce2" office:value-type="string">
            <text:p>$sr_cryodine$ $income$</text:p>
          </table:table-cell>
          <table:table-cell table:style-name="ce8" table:number-columns-repeated="18"/>
          <table:table-cell table:number-columns-repeated="998"/>
        </table:table-row>
        <table:table-row table:style-name="ro2">
          <table:table-cell table:style-name="ce2" office:value-type="string">
            <text:p>country_resource_sr_dark_matter_add</text:p>
          </table:table-cell>
          <table:table-cell table:number-columns-repeated="7" table:style-name="ce2" office:value-type="string">
            <text:p>$sr_dark_matter$ $income$</text:p>
          </table:table-cell>
          <table:table-cell table:style-name="ce8" table:number-columns-repeated="18"/>
          <table:table-cell table:number-columns-repeated="998"/>
        </table:table-row>
        <table:table-row table:style-name="ro2">
          <table:table-cell table:style-name="ce2" office:value-type="string">
            <text:p>country_resource_sr_garanthium_add</text:p>
          </table:table-cell>
          <table:table-cell table:number-columns-repeated="7" table:style-name="ce2" office:value-type="string">
            <text:p>$sr_garanthium$ $income$</text:p>
          </table:table-cell>
          <table:table-cell table:style-name="ce8" table:number-columns-repeated="18"/>
          <table:table-cell table:number-columns-repeated="998"/>
        </table:table-row>
        <table:table-row table:style-name="ro2">
          <table:table-cell table:style-name="ce2" office:value-type="string">
            <text:p>country_resource_sr_helium_3_add</text:p>
          </table:table-cell>
          <table:table-cell table:number-columns-repeated="7" table:style-name="ce2" office:value-type="string">
            <text:p>$sr_helium_3$ $income$</text:p>
          </table:table-cell>
          <table:table-cell table:style-name="ce8" table:number-columns-repeated="18"/>
          <table:table-cell table:number-columns-repeated="998"/>
        </table:table-row>
        <table:table-row table:style-name="ro2">
          <table:table-cell table:style-name="ce2" office:value-type="string">
            <text:p>country_resource_sr_hyper_diamond_add</text:p>
          </table:table-cell>
          <table:table-cell table:number-columns-repeated="7" table:style-name="ce2" office:value-type="string">
            <text:p>$sr_hyper_diamond$ $income$</text:p>
          </table:table-cell>
          <table:table-cell table:style-name="ce8" table:number-columns-repeated="18"/>
          <table:table-cell table:number-columns-repeated="998"/>
        </table:table-row>
        <table:table-row table:style-name="ro2">
          <table:table-cell table:style-name="ce2" office:value-type="string">
            <text:p>country_resource_sr_hyperfuels_add</text:p>
          </table:table-cell>
          <table:table-cell table:number-columns-repeated="7" table:style-name="ce2" office:value-type="string">
            <text:p>$sr_hyperfuels$ $income$</text:p>
          </table:table-cell>
          <table:table-cell table:style-name="ce8" table:number-columns-repeated="18"/>
          <table:table-cell table:number-columns-repeated="998"/>
        </table:table-row>
        <table:table-row table:style-name="ro1">
          <table:table-cell table:style-name="ce2" office:value-type="string">
            <text:p>country_resource_sr_illum_add</text:p>
          </table:table-cell>
          <table:table-cell table:number-columns-repeated="7" table:style-name="ce2" office:value-type="string">
            <text:p>$sr_illum$ $income$</text:p>
          </table:table-cell>
          <table:table-cell table:style-name="ce8" table:number-columns-repeated="18"/>
          <table:table-cell table:number-columns-repeated="998"/>
        </table:table-row>
        <table:table-row table:style-name="ro2">
          <table:table-cell table:style-name="ce2" office:value-type="string">
            <text:p>country_resource_sr_living_metal_add</text:p>
          </table:table-cell>
          <table:table-cell table:number-columns-repeated="7" table:style-name="ce2" office:value-type="string">
            <text:p>$sr_living_metal$ $income$</text:p>
          </table:table-cell>
          <table:table-cell table:style-name="ce8" table:number-columns-repeated="18"/>
          <table:table-cell table:number-columns-repeated="998"/>
        </table:table-row>
        <table:table-row table:style-name="ro2">
          <table:table-cell table:style-name="ce2" office:value-type="string">
            <text:p>country_resource_sr_lythuric_add</text:p>
          </table:table-cell>
          <table:table-cell table:number-columns-repeated="7" table:style-name="ce2" office:value-type="string">
            <text:p>$sr_lythuric$ $income$</text:p>
          </table:table-cell>
          <table:table-cell table:style-name="ce8" table:number-columns-repeated="18"/>
          <table:table-cell table:number-columns-repeated="998"/>
        </table:table-row>
        <table:table-row table:style-name="ro2">
          <table:table-cell table:style-name="ce2" office:value-type="string">
            <text:p>country_resource_sr_meta_organics_add</text:p>
          </table:table-cell>
          <table:table-cell table:number-columns-repeated="7" table:style-name="ce2" office:value-type="string">
            <text:p>$sr_meta_organics$ $income$</text:p>
          </table:table-cell>
          <table:table-cell table:style-name="ce8" table:number-columns-repeated="18"/>
          <table:table-cell table:number-columns-repeated="998"/>
        </table:table-row>
        <table:table-row table:style-name="ro2">
          <table:table-cell table:style-name="ce2" office:value-type="string">
            <text:p>country_resource_sr_neodymium_add</text:p>
          </table:table-cell>
          <table:table-cell table:number-columns-repeated="7" table:style-name="ce2" office:value-type="string">
            <text:p>$sr_neodymium$ $income$</text:p>
          </table:table-cell>
          <table:table-cell table:style-name="ce8" table:number-columns-repeated="18"/>
          <table:table-cell table:number-columns-repeated="998"/>
        </table:table-row>
        <table:table-row table:style-name="ro2">
          <table:table-cell table:style-name="ce2" office:value-type="string">
            <text:p>country_resource_sr_neorite_add</text:p>
          </table:table-cell>
          <table:table-cell table:number-columns-repeated="7" table:style-name="ce2" office:value-type="string">
            <text:p>$sr_neorite$ $income$</text:p>
          </table:table-cell>
          <table:table-cell table:style-name="ce8" table:number-columns-repeated="18"/>
          <table:table-cell table:number-columns-repeated="998"/>
        </table:table-row>
        <table:table-row table:style-name="ro2">
          <table:table-cell table:style-name="ce2" office:value-type="string">
            <text:p>country_resource_sr_neutronium_add</text:p>
          </table:table-cell>
          <table:table-cell table:number-columns-repeated="7" table:style-name="ce2" office:value-type="string">
            <text:p>$sr_neutronium$ $income$</text:p>
          </table:table-cell>
          <table:table-cell table:style-name="ce8" table:number-columns-repeated="18"/>
          <table:table-cell table:number-columns-repeated="998"/>
        </table:table-row>
        <table:table-row table:style-name="ro2">
          <table:table-cell table:style-name="ce2" office:value-type="string">
            <text:p>country_resource_sr_orillium_add</text:p>
          </table:table-cell>
          <table:table-cell table:number-columns-repeated="7" table:style-name="ce2" office:value-type="string">
            <text:p>$sr_orillium$ $income$</text:p>
          </table:table-cell>
          <table:table-cell table:style-name="ce8" table:number-columns-repeated="18"/>
          <table:table-cell table:number-columns-repeated="998"/>
        </table:table-row>
        <table:table-row table:style-name="ro2">
          <table:table-cell table:style-name="ce2" office:value-type="string">
            <text:p>country_resource_sr_pyronium_add</text:p>
          </table:table-cell>
          <table:table-cell table:number-columns-repeated="7" table:style-name="ce2" office:value-type="string">
            <text:p>$sr_pyronium$ $income$</text:p>
          </table:table-cell>
          <table:table-cell table:style-name="ce8" table:number-columns-repeated="18"/>
          <table:table-cell table:number-columns-repeated="998"/>
        </table:table-row>
        <table:table-row table:style-name="ro2">
          <table:table-cell table:style-name="ce2" office:value-type="string">
            <text:p>country_resource_sr_scritch_add</text:p>
          </table:table-cell>
          <table:table-cell table:number-columns-repeated="7" table:style-name="ce2" office:value-type="string">
            <text:p>$sr_scritch$ $income$</text:p>
          </table:table-cell>
          <table:table-cell table:style-name="ce8" table:number-columns-repeated="18"/>
          <table:table-cell table:number-columns-repeated="998"/>
        </table:table-row>
        <table:table-row table:style-name="ro2">
          <table:table-cell table:style-name="ce2" office:value-type="string">
            <text:p>country_resource_sr_selenemite_add</text:p>
          </table:table-cell>
          <table:table-cell table:number-columns-repeated="7" table:style-name="ce2" office:value-type="string">
            <text:p>$sr_selenemite$ $income$</text:p>
          </table:table-cell>
          <table:table-cell table:style-name="ce8" table:number-columns-repeated="18"/>
          <table:table-cell table:number-columns-repeated="998"/>
        </table:table-row>
        <table:table-row table:style-name="ro2">
          <table:table-cell table:style-name="ce2" office:value-type="string">
            <text:p>country_resource_sr_sorium_3_add</text:p>
          </table:table-cell>
          <table:table-cell table:number-columns-repeated="7" table:style-name="ce2" office:value-type="string">
            <text:p>$sr_sorium_3$ $income$</text:p>
          </table:table-cell>
          <table:table-cell table:style-name="ce8" table:number-columns-repeated="18"/>
          <table:table-cell table:number-columns-repeated="998"/>
        </table:table-row>
        <table:table-row table:style-name="ro1">
          <table:table-cell table:style-name="ce2" office:value-type="string">
            <text:p>country_resource_sr_teldar_add</text:p>
          </table:table-cell>
          <table:table-cell table:number-columns-repeated="7" table:style-name="ce2" office:value-type="string">
            <text:p>$sr_teldar$ $income$</text:p>
          </table:table-cell>
          <table:table-cell table:style-name="ce8" table:number-columns-repeated="18"/>
          <table:table-cell table:number-columns-repeated="998"/>
        </table:table-row>
        <table:table-row table:style-name="ro2">
          <table:table-cell table:style-name="ce2" office:value-type="string">
            <text:p>country_resource_sr_terraform_gases_add</text:p>
          </table:table-cell>
          <table:table-cell table:number-columns-repeated="7" table:style-name="ce2" office:value-type="string">
            <text:p>$sr_terraform_gases$ $income$</text:p>
          </table:table-cell>
          <table:table-cell table:style-name="ce8" table:number-columns-repeated="18"/>
          <table:table-cell table:number-columns-repeated="998"/>
        </table:table-row>
        <table:table-row table:style-name="ro2">
          <table:table-cell table:style-name="ce2" office:value-type="string">
            <text:p>country_resource_sr_terraform_liquids_add</text:p>
          </table:table-cell>
          <table:table-cell table:number-columns-repeated="7" table:style-name="ce2" office:value-type="string">
            <text:p>$sr_terraform_liquids$ $income$</text:p>
          </table:table-cell>
          <table:table-cell table:style-name="ce8" table:number-columns-repeated="18"/>
          <table:table-cell table:number-columns-repeated="998"/>
        </table:table-row>
        <table:table-row table:style-name="ro2">
          <table:table-cell table:style-name="ce2" office:value-type="string">
            <text:p>country_resource_sr_terraforming_agents_add</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country_resource_sr_thullium_add</text:p>
          </table:table-cell>
          <table:table-cell table:number-columns-repeated="7" table:style-name="ce2" office:value-type="string">
            <text:p>$sr_thullium$ $income$</text:p>
          </table:table-cell>
          <table:table-cell table:style-name="ce8" table:number-columns-repeated="18"/>
          <table:table-cell table:number-columns-repeated="998"/>
        </table:table-row>
        <table:table-row table:style-name="ro2">
          <table:table-cell table:style-name="ce2" office:value-type="string">
            <text:p>country_resource_sr_xerodine_add</text:p>
          </table:table-cell>
          <table:table-cell table:number-columns-repeated="7" table:style-name="ce2" office:value-type="string">
            <text:p>$sr_xerodine$ $income$</text:p>
          </table:table-cell>
          <table:table-cell table:style-name="ce8" table:number-columns-repeated="18"/>
          <table:table-cell table:number-columns-repeated="998"/>
        </table:table-row>
        <table:table-row table:style-name="ro2">
          <table:table-cell table:style-name="ce2" office:value-type="string">
            <text:p>country_resource_sr_yuranic_add</text:p>
          </table:table-cell>
          <table:table-cell table:number-columns-repeated="7" table:style-name="ce2" office:value-type="string">
            <text:p>$sr_yuranic$ $income$</text:p>
          </table:table-cell>
          <table:table-cell table:style-name="ce8" table:number-columns-repeated="18"/>
          <table:table-cell table:number-columns-repeated="998"/>
        </table:table-row>
        <table:table-row table:style-name="ro1">
          <table:table-cell table:style-name="ce2" office:value-type="string">
            <text:p>country_resource_sr_zro_add</text:p>
          </table:table-cell>
          <table:table-cell table:number-columns-repeated="7" table:style-name="ce2" office:value-type="string">
            <text:p>$sr_zro$ $income$</text:p>
          </table:table-cell>
          <table:table-cell table:style-name="ce8" table:number-columns-repeated="18"/>
          <table:table-cell table:number-columns-repeated="998"/>
        </table:table-row>
        <table:table-row table:style-name="ro13">
          <table:table-cell table:style-name="ce2" office:value-type="string">
            <text:p>cryodine_discovered_country</text:p>
          </table:table-cell>
          <table:table-cell table:number-columns-repeated="7" table:style-name="ce2" office:value-type="string">
            <text:p>\n£sr_cryodine §H$sr_cryodine$§!\n$sr_cryodine_desc$\n\n</text:p>
          </table:table-cell>
          <table:table-cell table:style-name="ce8" table:number-columns-repeated="18"/>
          <table:table-cell table:number-columns-repeated="998"/>
        </table:table-row>
        <table:table-row table:style-name="ro2">
          <table:table-cell table:style-name="ce2" office:value-type="string">
            <text:p>cryodine_discovered_ship</text:p>
          </table:table-cell>
          <table:table-cell table:number-columns-repeated="7" table:style-name="ce2" office:value-type="string">
            <text:p>$cryodine_discovered_country$</text:p>
          </table:table-cell>
          <table:table-cell table:style-name="ce8" table:number-columns-repeated="18"/>
          <table:table-cell table:number-columns-repeated="998"/>
        </table:table-row>
        <table:table-row table:style-name="ro2">
          <table:table-cell table:style-name="ce2" office:value-type="string">
            <text:p>d_altair_stone</text:p>
          </table:table-cell>
          <table:table-cell table:number-columns-repeated="7" table:style-name="ce2" office:value-type="string">
            <text:p>$sr_altair_stone$ $discovered$\n</text:p>
          </table:table-cell>
          <table:table-cell table:style-name="ce8" table:number-columns-repeated="18"/>
          <table:table-cell table:number-columns-repeated="998"/>
        </table:table-row>
        <table:table-row table:style-name="ro3">
          <table:table-cell table:style-name="ce2" office:value-type="string">
            <text:p>d_archeological_remains</text:p>
          </table:table-cell>
          <table:table-cell table:number-columns-repeated="7" table:style-name="ce2" office:value-type="string">
            <text:p>$sr_archeological_remains$ $discovered$\n</text:p>
          </table:table-cell>
          <table:table-cell table:style-name="ce8" table:number-columns-repeated="18"/>
          <table:table-cell table:number-columns-repeated="998"/>
        </table:table-row>
        <table:table-row table:style-name="ro2">
          <table:table-cell table:style-name="ce2" office:value-type="string">
            <text:p>d_aurantiacum_x</text:p>
          </table:table-cell>
          <table:table-cell table:number-columns-repeated="7" table:style-name="ce2" office:value-type="string">
            <text:p>$sr_aurantiacum_x$ $discovered$\n</text:p>
          </table:table-cell>
          <table:table-cell table:style-name="ce8" table:number-columns-repeated="18"/>
          <table:table-cell table:number-columns-repeated="998"/>
        </table:table-row>
        <table:table-row table:style-name="ro2">
          <table:table-cell table:style-name="ce2" office:value-type="string">
            <text:p>d_bandersnatchi</text:p>
          </table:table-cell>
          <table:table-cell table:number-columns-repeated="7" table:style-name="ce2" office:value-type="string">
            <text:p>$sr_bandersnatchi$ $discovered$\n</text:p>
          </table:table-cell>
          <table:table-cell table:style-name="ce8" table:number-columns-repeated="18"/>
          <table:table-cell table:number-columns-repeated="998"/>
        </table:table-row>
        <table:table-row table:style-name="ro2">
          <table:table-cell table:style-name="ce2" office:value-type="string">
            <text:p>d_blooming_ore</text:p>
          </table:table-cell>
          <table:table-cell table:number-columns-repeated="7" table:style-name="ce2" office:value-type="string">
            <text:p>$sr_blooming_ore$ $discovered$\n</text:p>
          </table:table-cell>
          <table:table-cell table:style-name="ce8" table:number-columns-repeated="18"/>
          <table:table-cell table:number-columns-repeated="998"/>
        </table:table-row>
        <table:table-row table:style-name="ro2">
          <table:table-cell table:style-name="ce2" office:value-type="string">
            <text:p>d_cavorite</text:p>
          </table:table-cell>
          <table:table-cell table:number-columns-repeated="7" table:style-name="ce2" office:value-type="string">
            <text:p>$sr_cavorite$ $discovered$\n</text:p>
          </table:table-cell>
          <table:table-cell table:style-name="ce8" table:number-columns-repeated="18"/>
          <table:table-cell table:number-columns-repeated="998"/>
        </table:table-row>
        <table:table-row table:style-name="ro2">
          <table:table-cell table:style-name="ce2" office:value-type="string">
            <text:p>d_chromium</text:p>
          </table:table-cell>
          <table:table-cell table:number-columns-repeated="7" table:style-name="ce2" office:value-type="string">
            <text:p>$sr_chromium$ $discovered$\n</text:p>
          </table:table-cell>
          <table:table-cell table:style-name="ce8" table:number-columns-repeated="18"/>
          <table:table-cell table:number-columns-repeated="998"/>
        </table:table-row>
        <table:table-row table:style-name="ro2">
          <table:table-cell table:style-name="ce2" office:value-type="string">
            <text:p>d_cryodine</text:p>
          </table:table-cell>
          <table:table-cell table:number-columns-repeated="7" table:style-name="ce2" office:value-type="string">
            <text:p>$sr_cryodine$ $discovered$\n</text:p>
          </table:table-cell>
          <table:table-cell table:style-name="ce8" table:number-columns-repeated="18"/>
          <table:table-cell table:number-columns-repeated="998"/>
        </table:table-row>
        <table:table-row table:style-name="ro2">
          <table:table-cell table:style-name="ce2" office:value-type="string">
            <text:p>d_elder_compounds</text:p>
          </table:table-cell>
          <table:table-cell table:number-columns-repeated="7" table:style-name="ce2" office:value-type="string">
            <text:p>$sr_elder_compounds$ $discovered$\n</text:p>
          </table:table-cell>
          <table:table-cell table:style-name="ce8" table:number-columns-repeated="18"/>
          <table:table-cell table:number-columns-repeated="998"/>
        </table:table-row>
        <table:table-row table:style-name="ro2">
          <table:table-cell table:style-name="ce2" office:value-type="string">
            <text:p>d_engos_vapor</text:p>
          </table:table-cell>
          <table:table-cell table:number-columns-repeated="7" table:style-name="ce2" office:value-type="string">
            <text:p>$sr_engos_vapor$ $discovered$\n</text:p>
          </table:table-cell>
          <table:table-cell table:style-name="ce8" table:number-columns-repeated="18"/>
          <table:table-cell table:number-columns-repeated="998"/>
        </table:table-row>
        <table:table-row table:style-name="ro2">
          <table:table-cell table:style-name="ce2" office:value-type="string">
            <text:p>d_euratite</text:p>
          </table:table-cell>
          <table:table-cell table:number-columns-repeated="7" table:style-name="ce2" office:value-type="string">
            <text:p>$sr_euratite$ $discovered$\n</text:p>
          </table:table-cell>
          <table:table-cell table:style-name="ce8" table:number-columns-repeated="18"/>
          <table:table-cell table:number-columns-repeated="998"/>
        </table:table-row>
        <table:table-row table:style-name="ro2">
          <table:table-cell table:style-name="ce2" office:value-type="string">
            <text:p>d_ever_blossom</text:p>
          </table:table-cell>
          <table:table-cell table:number-columns-repeated="7" table:style-name="ce2" office:value-type="string">
            <text:p>$sr_ever_blossom$ $discovered$\n</text:p>
          </table:table-cell>
          <table:table-cell table:style-name="ce8" table:number-columns-repeated="18"/>
          <table:table-cell table:number-columns-repeated="998"/>
        </table:table-row>
        <table:table-row table:style-name="ro2">
          <table:table-cell table:style-name="ce2" office:value-type="string">
            <text:p>d_exotic_spices</text:p>
          </table:table-cell>
          <table:table-cell table:number-columns-repeated="7" table:style-name="ce2" office:value-type="string">
            <text:p>$sr_exotic_spices$ $discovered$\n</text:p>
          </table:table-cell>
          <table:table-cell table:style-name="ce8" table:number-columns-repeated="18"/>
          <table:table-cell table:number-columns-repeated="998"/>
        </table:table-row>
        <table:table-row table:style-name="ro2">
          <table:table-cell table:style-name="ce2" office:value-type="string">
            <text:p>d_gigalife</text:p>
          </table:table-cell>
          <table:table-cell table:number-columns-repeated="7" table:style-name="ce2" office:value-type="string">
            <text:p>$sr_gigalife$ $discovered$\n</text:p>
          </table:table-cell>
          <table:table-cell table:style-name="ce8" table:number-columns-repeated="18"/>
          <table:table-cell table:number-columns-repeated="998"/>
        </table:table-row>
        <table:table-row table:style-name="ro2">
          <table:table-cell table:style-name="ce2" office:value-type="string">
            <text:p>d_helium_3</text:p>
          </table:table-cell>
          <table:table-cell table:number-columns-repeated="7" table:style-name="ce2" office:value-type="string">
            <text:p>$sr_helium_3$ $discovered$\n</text:p>
          </table:table-cell>
          <table:table-cell table:style-name="ce8" table:number-columns-repeated="18"/>
          <table:table-cell table:number-columns-repeated="998"/>
        </table:table-row>
        <table:table-row table:style-name="ro2">
          <table:table-cell table:style-name="ce2" office:value-type="string">
            <text:p>d_hivaron</text:p>
          </table:table-cell>
          <table:table-cell table:number-columns-repeated="7" table:style-name="ce2" office:value-type="string">
            <text:p>$sr_hivaron$ $discovered$\n</text:p>
          </table:table-cell>
          <table:table-cell table:style-name="ce8" table:number-columns-repeated="18"/>
          <table:table-cell table:number-columns-repeated="998"/>
        </table:table-row>
        <table:table-row table:style-name="ro2">
          <table:table-cell table:style-name="ce2" office:value-type="string">
            <text:p>d_hyper_diamond</text:p>
          </table:table-cell>
          <table:table-cell table:number-columns-repeated="7" table:style-name="ce2" office:value-type="string">
            <text:p>$sr_hyper_diamond$ $discovered$\n</text:p>
          </table:table-cell>
          <table:table-cell table:style-name="ce8" table:number-columns-repeated="18"/>
          <table:table-cell table:number-columns-repeated="998"/>
        </table:table-row>
        <table:table-row table:style-name="ro2">
          <table:table-cell table:style-name="ce2" office:value-type="string">
            <text:p>d_hyperfuels</text:p>
          </table:table-cell>
          <table:table-cell table:number-columns-repeated="7" table:style-name="ce2" office:value-type="string">
            <text:p>$sr_hyperfuels$ $discovered$\n</text:p>
          </table:table-cell>
          <table:table-cell table:style-name="ce8" table:number-columns-repeated="18"/>
          <table:table-cell table:number-columns-repeated="998"/>
        </table:table-row>
        <table:table-row table:style-name="ro2">
          <table:table-cell table:style-name="ce2" office:value-type="string">
            <text:p>d_illum</text:p>
          </table:table-cell>
          <table:table-cell table:number-columns-repeated="7" table:style-name="ce2" office:value-type="string">
            <text:p>$sr_illum$ $discovered$\n</text:p>
          </table:table-cell>
          <table:table-cell table:style-name="ce8" table:number-columns-repeated="18"/>
          <table:table-cell table:number-columns-repeated="998"/>
        </table:table-row>
        <table:table-row table:style-name="ro2">
          <table:table-cell table:style-name="ce2" office:value-type="string">
            <text:p>d_iron_wood</text:p>
          </table:table-cell>
          <table:table-cell table:number-columns-repeated="7" table:style-name="ce2" office:value-type="string">
            <text:p>$sr_iron_wood$ $discovered$\n</text:p>
          </table:table-cell>
          <table:table-cell table:style-name="ce8" table:number-columns-repeated="18"/>
          <table:table-cell table:number-columns-repeated="998"/>
        </table:table-row>
        <table:table-row table:style-name="ro2">
          <table:table-cell table:style-name="ce2" office:value-type="string">
            <text:p>d_lithium</text:p>
          </table:table-cell>
          <table:table-cell table:number-columns-repeated="7" table:style-name="ce2" office:value-type="string">
            <text:p>$sr_lithium$ $discovered$\n</text:p>
          </table:table-cell>
          <table:table-cell table:style-name="ce8" table:number-columns-repeated="18"/>
          <table:table-cell table:number-columns-repeated="998"/>
        </table:table-row>
        <table:table-row table:style-name="ro2">
          <table:table-cell table:style-name="ce2" office:value-type="string">
            <text:p>d_meta_organics</text:p>
          </table:table-cell>
          <table:table-cell table:number-columns-repeated="7" table:style-name="ce2" office:value-type="string">
            <text:p>$sr_meta_organics$ $discovered$\n</text:p>
          </table:table-cell>
          <table:table-cell table:style-name="ce8" table:number-columns-repeated="18"/>
          <table:table-cell table:number-columns-repeated="998"/>
        </table:table-row>
        <table:table-row table:style-name="ro2">
          <table:table-cell table:style-name="ce2" office:value-type="string">
            <text:p>d_neodymium</text:p>
          </table:table-cell>
          <table:table-cell table:number-columns-repeated="7" table:style-name="ce2" office:value-type="string">
            <text:p>$sr_neodymium$ $discovered$\n</text:p>
          </table:table-cell>
          <table:table-cell table:style-name="ce8" table:number-columns-repeated="18"/>
          <table:table-cell table:number-columns-repeated="998"/>
        </table:table-row>
        <table:table-row table:style-name="ro2">
          <table:table-cell table:style-name="ce2" office:value-type="string">
            <text:p>d_neorite</text:p>
          </table:table-cell>
          <table:table-cell table:number-columns-repeated="7" table:style-name="ce2" office:value-type="string">
            <text:p>$sr_neorite$ $discovered$\n</text:p>
          </table:table-cell>
          <table:table-cell table:style-name="ce8" table:number-columns-repeated="18"/>
          <table:table-cell table:number-columns-repeated="998"/>
        </table:table-row>
        <table:table-row table:style-name="ro2">
          <table:table-cell table:style-name="ce2" office:value-type="string">
            <text:p>d_pitharan_dust</text:p>
          </table:table-cell>
          <table:table-cell table:number-columns-repeated="7" table:style-name="ce2" office:value-type="string">
            <text:p>$sr_pitharan_dust$ $discovered$\n</text:p>
          </table:table-cell>
          <table:table-cell table:style-name="ce8" table:number-columns-repeated="18"/>
          <table:table-cell table:number-columns-repeated="998"/>
        </table:table-row>
        <table:table-row table:style-name="ro2">
          <table:table-cell table:style-name="ce2" office:value-type="string">
            <text:p>d_precious_metals</text:p>
          </table:table-cell>
          <table:table-cell table:number-columns-repeated="7" table:style-name="ce2" office:value-type="string">
            <text:p>$sr_precious_metals$ $discovered$\n</text:p>
          </table:table-cell>
          <table:table-cell table:style-name="ce8" table:number-columns-repeated="18"/>
          <table:table-cell table:number-columns-repeated="998"/>
        </table:table-row>
        <table:table-row table:style-name="ro3">
          <table:table-cell table:style-name="ce2" office:value-type="string">
            <text:p>d_precursor_data_cache</text:p>
          </table:table-cell>
          <table:table-cell table:number-columns-repeated="7" table:style-name="ce2" office:value-type="string">
            <text:p>$sr_precursor_data_cache$ $discovered$\n</text:p>
          </table:table-cell>
          <table:table-cell table:style-name="ce8" table:number-columns-repeated="18"/>
          <table:table-cell table:number-columns-repeated="998"/>
        </table:table-row>
        <table:table-row table:style-name="ro2">
          <table:table-cell table:style-name="ce2" office:value-type="string">
            <text:p>d_precursor_nanites</text:p>
          </table:table-cell>
          <table:table-cell table:number-columns-repeated="7" table:style-name="ce2" office:value-type="string">
            <text:p>$sr_precursor_nanites$ $discovered$\n</text:p>
          </table:table-cell>
          <table:table-cell table:style-name="ce8" table:number-columns-repeated="18"/>
          <table:table-cell table:number-columns-repeated="998"/>
        </table:table-row>
        <table:table-row table:style-name="ro2">
          <table:table-cell table:style-name="ce2" office:value-type="string">
            <text:p>d_pyronium</text:p>
          </table:table-cell>
          <table:table-cell table:number-columns-repeated="7" table:style-name="ce2" office:value-type="string">
            <text:p>$sr_pyronium$ $discovered$\n</text:p>
          </table:table-cell>
          <table:table-cell table:style-name="ce8" table:number-columns-repeated="18"/>
          <table:table-cell table:number-columns-repeated="998"/>
        </table:table-row>
        <table:table-row table:style-name="ro2">
          <table:table-cell table:style-name="ce2" office:value-type="string">
            <text:p>d_sactajenian</text:p>
          </table:table-cell>
          <table:table-cell table:number-columns-repeated="7" table:style-name="ce2" office:value-type="string">
            <text:p>$sr_sactajenian$ $discovered$\n</text:p>
          </table:table-cell>
          <table:table-cell table:style-name="ce8" table:number-columns-repeated="18"/>
          <table:table-cell table:number-columns-repeated="998"/>
        </table:table-row>
        <table:table-row table:style-name="ro2">
          <table:table-cell table:style-name="ce2" office:value-type="string">
            <text:p>d_satramene_gas</text:p>
          </table:table-cell>
          <table:table-cell table:number-columns-repeated="7" table:style-name="ce2" office:value-type="string">
            <text:p>$sr_satramene_gas$ $discovered$\n</text:p>
          </table:table-cell>
          <table:table-cell table:style-name="ce8" table:number-columns-repeated="18"/>
          <table:table-cell table:number-columns-repeated="998"/>
        </table:table-row>
        <table:table-row table:style-name="ro2">
          <table:table-cell table:style-name="ce2" office:value-type="string">
            <text:p>d_scritch</text:p>
          </table:table-cell>
          <table:table-cell table:number-columns-repeated="7" table:style-name="ce2" office:value-type="string">
            <text:p>$sr_scritch$ $discovered$\n</text:p>
          </table:table-cell>
          <table:table-cell table:style-name="ce8" table:number-columns-repeated="18"/>
          <table:table-cell table:number-columns-repeated="998"/>
        </table:table-row>
        <table:table-row table:style-name="ro2">
          <table:table-cell table:style-name="ce2" office:value-type="string">
            <text:p>d_selenemite</text:p>
          </table:table-cell>
          <table:table-cell table:number-columns-repeated="7" table:style-name="ce2" office:value-type="string">
            <text:p>$sr_selenemite$ $discovered$\n</text:p>
          </table:table-cell>
          <table:table-cell table:style-name="ce8" table:number-columns-repeated="18"/>
          <table:table-cell table:number-columns-repeated="998"/>
        </table:table-row>
        <table:table-row table:style-name="ro2">
          <table:table-cell table:style-name="ce2" office:value-type="string">
            <text:p>d_sorium_3</text:p>
          </table:table-cell>
          <table:table-cell table:number-columns-repeated="7" table:style-name="ce2" office:value-type="string">
            <text:p>$sr_sorium_3$ $discovered$\n</text:p>
          </table:table-cell>
          <table:table-cell table:style-name="ce8" table:number-columns-repeated="18"/>
          <table:table-cell table:number-columns-repeated="998"/>
        </table:table-row>
        <table:table-row table:style-name="ro3">
          <table:table-cell table:style-name="ce2" office:value-type="string">
            <text:p>d_terraforming_bacteria</text:p>
          </table:table-cell>
          <table:table-cell table:number-columns-repeated="7" table:style-name="ce2" office:value-type="string">
            <text:p>$sr_terraforming_bacteria$ $discovered$\n</text:p>
          </table:table-cell>
          <table:table-cell table:style-name="ce8" table:number-columns-repeated="18"/>
          <table:table-cell table:number-columns-repeated="998"/>
        </table:table-row>
        <table:table-row table:style-name="ro2">
          <table:table-cell table:style-name="ce2" office:value-type="string">
            <text:p>d_thullium</text:p>
          </table:table-cell>
          <table:table-cell table:number-columns-repeated="7" table:style-name="ce2" office:value-type="string">
            <text:p>$sr_thullium$ $discovered$\n</text:p>
          </table:table-cell>
          <table:table-cell table:style-name="ce8" table:number-columns-repeated="18"/>
          <table:table-cell table:number-columns-repeated="998"/>
        </table:table-row>
        <table:table-row table:style-name="ro2">
          <table:table-cell table:style-name="ce2" office:value-type="string">
            <text:p>d_thybidium</text:p>
          </table:table-cell>
          <table:table-cell table:number-columns-repeated="7" table:style-name="ce2" office:value-type="string">
            <text:p>$sr_thybidium$ $discovered$\n</text:p>
          </table:table-cell>
          <table:table-cell table:style-name="ce8" table:number-columns-repeated="18"/>
          <table:table-cell table:number-columns-repeated="998"/>
        </table:table-row>
        <table:table-row table:style-name="ro2">
          <table:table-cell table:style-name="ce2" office:value-type="string">
            <text:p>d_ventium</text:p>
          </table:table-cell>
          <table:table-cell table:number-columns-repeated="7" table:style-name="ce2" office:value-type="string">
            <text:p>$sr_ventium$ $discovered$\n</text:p>
          </table:table-cell>
          <table:table-cell table:style-name="ce8" table:number-columns-repeated="18"/>
          <table:table-cell table:number-columns-repeated="998"/>
        </table:table-row>
        <table:table-row table:style-name="ro2">
          <table:table-cell table:style-name="ce2" office:value-type="string">
            <text:p>d_xerodine</text:p>
          </table:table-cell>
          <table:table-cell table:number-columns-repeated="7" table:style-name="ce2" office:value-type="string">
            <text:p>$sr_xerodine$ $discovered$\n</text:p>
          </table:table-cell>
          <table:table-cell table:style-name="ce8" table:number-columns-repeated="18"/>
          <table:table-cell table:number-columns-repeated="998"/>
        </table:table-row>
        <table:table-row table:style-name="ro2">
          <table:table-cell table:style-name="ce2" office:value-type="string">
            <text:p>d_zinorine</text:p>
          </table:table-cell>
          <table:table-cell table:number-columns-repeated="7" table:style-name="ce2" office:value-type="string">
            <text:p>$sr_zinorine$ $discovered$\n</text:p>
          </table:table-cell>
          <table:table-cell table:style-name="ce8" table:number-columns-repeated="18"/>
          <table:table-cell table:number-columns-repeated="998"/>
        </table:table-row>
        <table:table-row table:style-name="ro13">
          <table:table-cell table:style-name="ce2" office:value-type="string">
            <text:p>dark_matter_building_desc</text:p>
          </table:table-cell>
          <table:table-cell table:style-name="ce2" office:value-type="string">
            <text:p>This facility is powered using $sr_dark_matter_fuel_rods$.</text:p>
          </table:table-cell>
          <table:table-cell table:style-name="ce2" office:value-type="string">
            <text:p>Этот объект работает на $sr_dark_matter_fuel_rods$.</text:p>
          </table:table-cell>
          <table:table-cell table:number-columns-repeated="5" table:style-name="ce2" office:value-type="string">
            <text:p>This facility is powered using $sr_dark_matter_fuel_rods$.</text:p>
          </table:table-cell>
          <table:table-cell table:style-name="ce8" table:number-columns-repeated="18"/>
          <table:table-cell table:number-columns-repeated="998"/>
        </table:table-row>
        <table:table-row table:style-name="ro13">
          <table:table-cell table:style-name="ce2" office:value-type="string">
            <text:p>dark_matter_discovered_country</text:p>
          </table:table-cell>
          <table:table-cell table:number-columns-repeated="7" table:style-name="ce2" office:value-type="string">
            <text:p>\n£sr_dark_matter §H$sr_dark_matter$§!\n$sr_dark_matter_desc$\n\n</text:p>
          </table:table-cell>
          <table:table-cell table:style-name="ce8" table:number-columns-repeated="18"/>
          <table:table-cell table:number-columns-repeated="998"/>
        </table:table-row>
        <table:table-row table:style-name="ro2">
          <table:table-cell table:style-name="ce2" office:value-type="string">
            <text:p>dark_matter_discovered_ship</text:p>
          </table:table-cell>
          <table:table-cell table:number-columns-repeated="7" table:style-name="ce2" office:value-type="string">
            <text:p>$dark_matter_discovered_country$</text:p>
          </table:table-cell>
          <table:table-cell table:style-name="ce8" table:number-columns-repeated="18"/>
          <table:table-cell table:number-columns-repeated="998"/>
        </table:table-row>
        <table:table-row table:style-name="ro1">
          <table:table-cell table:style-name="ce2" office:value-type="string">
            <text:p>deep_core_mine</text:p>
          </table:table-cell>
          <table:table-cell table:style-name="ce2" office:value-type="string">
            <text:p>Deep-Core Mine</text:p>
          </table:table-cell>
          <table:table-cell table:style-name="ce2" office:value-type="string">
            <text:p>Глубокая шахта</text:p>
          </table:table-cell>
          <table:table-cell table:style-name="ce2" office:value-type="string">
            <text:p>Deep-Core-Mine</text:p>
          </table:table-cell>
          <table:table-cell table:style-name="ce2" office:value-type="string">
            <text:p>Mina Deep-Core</text:p>
          </table:table-cell>
          <table:table-cell table:style-name="ce2" office:value-type="string">
            <text:p>Mine profonde</text:p>
          </table:table-cell>
          <table:table-cell table:style-name="ce2" office:value-type="string">
            <text:p>Deep-Core Mine</text:p>
          </table:table-cell>
          <table:table-cell table:style-name="ce2" office:value-type="string">
            <text:p>Mina Deep-Core</text:p>
          </table:table-cell>
          <table:table-cell table:style-name="ce8" table:number-columns-repeated="18"/>
          <table:table-cell table:number-columns-repeated="998"/>
        </table:table-row>
        <table:table-row table:style-name="ro2">
          <table:table-cell table:style-name="ce2" office:value-type="string">
            <text:p>deep_core_mining</text:p>
          </table:table-cell>
          <table:table-cell table:style-name="ce2" office:value-type="string">
            <text:p>Deep Core Mining</text:p>
          </table:table-cell>
          <table:table-cell table:style-name="ce2" office:value-type="string">
            <text:p>Глубокое бурение</text:p>
          </table:table-cell>
          <table:table-cell table:style-name="ce2" office:value-type="string">
            <text:p>Tiefes Kern-Mining</text:p>
          </table:table-cell>
          <table:table-cell table:style-name="ce2" office:value-type="string">
            <text:p>Mineração Profunda</text:p>
          </table:table-cell>
          <table:table-cell table:style-name="ce2" office:value-type="string">
            <text:p>Exploitation minière profonde</text:p>
          </table:table-cell>
          <table:table-cell table:number-columns-repeated="2" table:style-name="ce2" office:value-type="string">
            <text:p>Deep Core Mining</text:p>
          </table:table-cell>
          <table:table-cell table:style-name="ce8" table:number-columns-repeated="18"/>
          <table:table-cell table:number-columns-repeated="998"/>
        </table:table-row>
        <table:table-row table:style-name="ro2">
          <table:table-cell table:style-name="ce2" office:value-type="string">
            <text:p>deep_core_mining_at_maximal_level</text:p>
          </table:table-cell>
          <table:table-cell table:style-name="ce2" office:value-type="string">
            <text:p>$deep_core_mining$ at maximal level!</text:p>
          </table:table-cell>
          <table:table-cell table:style-name="ce2" office:value-type="string">
            <text:p>$deep_core_mining$ - максимальный уровень!</text:p>
          </table:table-cell>
          <table:table-cell table:number-columns-repeated="5" table:style-name="ce2" office:value-type="string">
            <text:p>$deep_core_mining$ at maximal level!</text:p>
          </table:table-cell>
          <table:table-cell table:style-name="ce8" table:number-columns-repeated="18"/>
          <table:table-cell table:number-columns-repeated="998"/>
        </table:table-row>
        <table:table-row table:style-name="ro7">
          <table:table-cell table:style-name="ce2" office:value-type="string">
            <text:p>deep_core_mining_desc</text:p>
          </table:table-cell>
          <table:table-cell table:style-name="ce2" office:value-type="string">
            <text:p>$deep_core_mining$ is a $planetary_projects$ project. $planetary_projects_desc$\n\n$tech_deep_core_mining_desc$</text:p>
          </table:table-cell>
          <table:table-cell table:style-name="ce2" office:value-type="string">
            <text:p>$deep_core_mining$ это проект типа $planetary_projects$. $planetary_projects_desc$\n\n$tech_deep_core_mining_desc$</text:p>
          </table:table-cell>
          <table:table-cell table:number-columns-repeated="5" table:style-name="ce2" office:value-type="string">
            <text:p>$deep_core_mining$ is a $planetary_projects$ project. $planetary_projects_desc$\n\n$tech_deep_core_mining_desc$</text:p>
          </table:table-cell>
          <table:table-cell table:style-name="ce8" table:number-columns-repeated="18"/>
          <table:table-cell table:number-columns-repeated="998"/>
        </table:table-row>
        <table:table-row table:style-name="ro13">
          <table:table-cell table:style-name="ce2" office:value-type="string">
            <text:p>deep_core_mining_potential_too_low</text:p>
          </table:table-cell>
          <table:table-cell table:style-name="ce2" office:value-type="string">
            <text:p>Deep Core Mining Potential Too Low</text:p>
          </table:table-cell>
          <table:table-cell table:style-name="ce2" office:value-type="string">
            <text:p>Потенциал глубокой добычи слишком низкий</text:p>
          </table:table-cell>
          <table:table-cell table:style-name="ce2" office:value-type="string">
            <text:p>Tiefes Kern-Bergbau-Potenzial zu niedrig</text:p>
          </table:table-cell>
          <table:table-cell table:style-name="ce2" office:value-type="string">
            <text:p>Potencial de mineração de núcleo profundo muito baixo</text:p>
          </table:table-cell>
          <table:table-cell table:style-name="ce2" office:value-type="string">
            <text:p>Potentiel minier de noyau profond trop bas</text:p>
          </table:table-cell>
          <table:table-cell table:style-name="ce2" office:value-type="string">
            <text:p>Potencjał górnictwa głębinowego jest za niski</text:p>
          </table:table-cell>
          <table:table-cell table:style-name="ce6"/>
          <table:table-cell table:style-name="ce8" table:number-columns-repeated="18"/>
          <table:table-cell table:number-columns-repeated="998"/>
        </table:table-row>
        <table:table-row table:style-name="ro1">
          <table:table-cell table:style-name="ce2" office:value-type="string">
            <text:p>depleted_world</text:p>
          </table:table-cell>
          <table:table-cell table:style-name="ce2" office:value-type="string">
            <text:p>Depleted World</text:p>
          </table:table-cell>
          <table:table-cell table:style-name="ce2" office:value-type="string">
            <text:p>Истощенный мир</text:p>
          </table:table-cell>
          <table:table-cell table:style-name="ce2" office:value-type="string">
            <text:p>Leere Welt</text:p>
          </table:table-cell>
          <table:table-cell table:style-name="ce2" office:value-type="string">
            <text:p>Mundo exaurido</text:p>
          </table:table-cell>
          <table:table-cell table:style-name="ce2" office:value-type="string">
            <text:p>Monde épuisé</text:p>
          </table:table-cell>
          <table:table-cell table:style-name="ce2" office:value-type="string">
            <text:p>Zubożały świat</text:p>
          </table:table-cell>
          <table:table-cell table:style-name="ce2" office:value-type="string">
            <text:p>Mundo agotado</text:p>
          </table:table-cell>
          <table:table-cell table:style-name="ce8" table:number-columns-repeated="18"/>
          <table:table-cell table:number-columns-repeated="998"/>
        </table:table-row>
        <table:table-row table:style-name="ro4">
          <table:table-cell table:style-name="ce2" office:value-type="string">
            <text:p>depleted_world_desc</text:p>
          </table:table-cell>
          <table:table-cell table:style-name="ce2" office:value-type="string">
            <text:p>This planet has been stripped of resources and complex organic substances. Its surface is completely barren and highly irradiated. It is rapidly transforming into a $pc_toxic$ planet.</text:p>
          </table:table-cell>
          <table:table-cell table:style-name="ce2" office:value-type="string">
            <text:p>Эта планета была лишена ресурсов и сложных органических веществ. Его поверхность полностью бесплодна и сильно облучена. Он быстро превращается в $pc_toxic$ planet.</text:p>
          </table:table-cell>
          <table:table-cell table:number-columns-repeated="5" table:style-name="ce2" office:value-type="string">
            <text:p>This planet has been stripped of resources and complex organic substances. Its surface is completely barren and highly irradiated. It is rapidly transforming into a $pc_toxic$ planet.</text:p>
          </table:table-cell>
          <table:table-cell table:style-name="ce8" table:number-columns-repeated="18"/>
          <table:table-cell table:number-columns-repeated="998"/>
        </table:table-row>
        <table:table-row table:style-name="ro1">
          <table:table-cell table:style-name="ce2" office:value-type="string">
            <text:p>deposits</text:p>
          </table:table-cell>
          <table:table-cell table:style-name="ce2" office:value-type="string">
            <text:p>Deposits</text:p>
          </table:table-cell>
          <table:table-cell table:style-name="ce2" office:value-type="string">
            <text:p>месторождения</text:p>
          </table:table-cell>
          <table:table-cell table:style-name="ce2" office:value-type="string">
            <text:p>Einlagen</text:p>
          </table:table-cell>
          <table:table-cell table:style-name="ce2" office:value-type="string">
            <text:p>Depósitos</text:p>
          </table:table-cell>
          <table:table-cell table:style-name="ce2" office:value-type="string">
            <text:p>Dépôts</text:p>
          </table:table-cell>
          <table:table-cell table:style-name="ce2" office:value-type="string">
            <text:p>Depozyty</text:p>
          </table:table-cell>
          <table:table-cell table:style-name="ce2" office:value-type="string">
            <text:p>Depósitos</text:p>
          </table:table-cell>
          <table:table-cell table:style-name="ce8" table:number-columns-repeated="18"/>
          <table:table-cell table:number-columns-repeated="998"/>
        </table:table-row>
        <table:table-row table:style-name="ro1">
          <table:table-cell table:style-name="ce2" office:value-type="string">
            <text:p>discovered</text:p>
          </table:table-cell>
          <table:table-cell table:style-name="ce2" office:value-type="string">
            <text:p>Discovered</text:p>
          </table:table-cell>
          <table:table-cell table:style-name="ce2" office:value-type="string">
            <text:p>открыт</text:p>
          </table:table-cell>
          <table:table-cell table:style-name="ce2" office:value-type="string">
            <text:p>Entdeckt</text:p>
          </table:table-cell>
          <table:table-cell table:style-name="ce2" office:value-type="string">
            <text:p>Descoberto</text:p>
          </table:table-cell>
          <table:table-cell table:style-name="ce2" office:value-type="string">
            <text:p>Découvert</text:p>
          </table:table-cell>
          <table:table-cell table:style-name="ce2" office:value-type="string">
            <text:p>Odkryty</text:p>
          </table:table-cell>
          <table:table-cell table:style-name="ce2" office:value-type="string">
            <text:p>Descubierto</text:p>
          </table:table-cell>
          <table:table-cell table:style-name="ce8" table:number-columns-repeated="18"/>
          <table:table-cell table:number-columns-repeated="998"/>
        </table:table-row>
        <table:table-row table:style-name="ro3">
          <table:table-cell table:style-name="ce2" office:value-type="string">
            <text:p>edict_cgm_pe_disable_colonization_automation_edict</text:p>
          </table:table-cell>
          <table:table-cell table:style-name="ce2" office:value-type="string">
            <text:p>$cgm_disable$ $colonization_automation$</text:p>
          </table:table-cell>
          <table:table-cell table:style-name="ce2" office:value-type="string">
            <text:p>§WОтключить§! $colonization_automation$</text:p>
          </table:table-cell>
          <table:table-cell table:number-columns-repeated="5" table:style-name="ce2" office:value-type="string">
            <text:p>$cgm_disable$ $colonization_automation$</text:p>
          </table:table-cell>
          <table:table-cell table:style-name="ce8" table:number-columns-repeated="18"/>
          <table:table-cell table:number-columns-repeated="998"/>
        </table:table-row>
        <table:table-row table:style-name="ro11">
          <table:table-cell table:style-name="ce2" office:value-type="string">
            <text:p>edict_cgm_pe_disable_colonization_automation_edict_desc</text:p>
          </table:table-cell>
          <table:table-cell table:style-name="ce2" office:value-type="string">
            <text:p>This edict disables the CGM colonization automation routines for this empire.</text:p>
          </table:table-cell>
          <table:table-cell table:style-name="ce2" office:value-type="string">
            <text:p>Этот указ отключает процедуры автоматизации колонизации CGM для этой империи.</text:p>
          </table:table-cell>
          <table:table-cell table:style-name="ce2" office:value-type="string">
            <text:p>Dieses Edikt deaktiviert die CGM-Kolonisierungsautomatisierungsroutinen für dieses Imperium.</text:p>
          </table:table-cell>
          <table:table-cell table:style-name="ce2" office:value-type="string">
            <text:p>Este edital desativa as rotinas de automação de colonização CGM para este império.</text:p>
          </table:table-cell>
          <table:table-cell table:style-name="ce2" office:value-type="string">
            <text:p>Cet édit désactive les routines d'automatisation de la colonisation CGM pour cet empire.</text:p>
          </table:table-cell>
          <table:table-cell table:style-name="ce2" office:value-type="string">
            <text:p>Ten edykt wyłącza procedury automatyzacji kolonizacji CGM dla tego imperium.</text:p>
          </table:table-cell>
          <table:table-cell table:style-name="ce2" office:value-type="string">
            <text:p>Este edicto desactiva las rutinas de automatización de colonización de CGM para este imperio.</text:p>
          </table:table-cell>
          <table:table-cell table:style-name="ce8" table:number-columns-repeated="18"/>
          <table:table-cell table:number-columns-repeated="998"/>
        </table:table-row>
        <table:table-row table:style-name="ro3">
          <table:table-cell table:style-name="ce2" office:value-type="string">
            <text:p>edict_cgm_pe_enable_colonization_automation_edict</text:p>
          </table:table-cell>
          <table:table-cell table:style-name="ce2" office:value-type="string">
            <text:p>$cgm_enable$ $colonization_automation$</text:p>
          </table:table-cell>
          <table:table-cell table:style-name="ce2" office:value-type="string">
            <text:p>§GВключить§! $colonization_automation$</text:p>
          </table:table-cell>
          <table:table-cell table:number-columns-repeated="5" table:style-name="ce2" office:value-type="string">
            <text:p>$cgm_enable$ $colonization_automation$</text:p>
          </table:table-cell>
          <table:table-cell table:style-name="ce8" table:number-columns-repeated="18"/>
          <table:table-cell table:number-columns-repeated="998"/>
        </table:table-row>
        <table:table-row table:style-name="ro11">
          <table:table-cell table:style-name="ce2" office:value-type="string">
            <text:p>edict_cgm_pe_enable_colonization_automation_edict_desc</text:p>
          </table:table-cell>
          <table:table-cell table:style-name="ce2" office:value-type="string">
            <text:p>This edict enables the CGM colonization automation routines for this empire.</text:p>
          </table:table-cell>
          <table:table-cell table:style-name="ce2" office:value-type="string">
            <text:p>Этот указ включает процедуры автоматизации колонизации CGM для этой империи.</text:p>
          </table:table-cell>
          <table:table-cell table:style-name="ce2" office:value-type="string">
            <text:p>Dieses Edikt ermöglicht die CGM-Kolonisierungsautomatisierungsroutinen für dieses Imperium.</text:p>
          </table:table-cell>
          <table:table-cell table:style-name="ce2" office:value-type="string">
            <text:p>Este decreto permite as rotinas de automação de colonização CGM para este império.</text:p>
          </table:table-cell>
          <table:table-cell table:style-name="ce2" office:value-type="string">
            <text:p>Cet édit active les routines d'automatisation de la colonisation CGM pour cet empire.</text:p>
          </table:table-cell>
          <table:table-cell table:style-name="ce2" office:value-type="string">
            <text:p>Ten edykt włącza procedury automatyzacji kolonizacji CGM dla tego imperium.</text:p>
          </table:table-cell>
          <table:table-cell table:style-name="ce2" office:value-type="string">
            <text:p>Este edicto habilita las rutinas de automatización de colonización de CGM para este imperio.</text:p>
          </table:table-cell>
          <table:table-cell table:style-name="ce8" table:number-columns-repeated="18"/>
          <table:table-cell table:number-columns-repeated="998"/>
        </table:table-row>
        <table:table-row table:style-name="ro1">
          <table:table-cell table:style-name="ce2" office:value-type="string">
            <text:p>edict_cgm_pe_menu_edict</text:p>
          </table:table-cell>
          <table:table-cell table:style-name="ce2" office:value-type="string">
            <text:p>£cgm_logo</text:p>
          </table:table-cell>
          <table:table-cell table:style-name="ce2" office:value-type="string">
            <text:p>£cgm_logo Planets Enhanced</text:p>
          </table:table-cell>
          <table:table-cell table:number-columns-repeated="5" table:style-name="ce2" office:value-type="string">
            <text:p>£cgm_logo</text:p>
          </table:table-cell>
          <table:table-cell table:style-name="ce8" table:number-columns-repeated="18"/>
          <table:table-cell table:number-columns-repeated="998"/>
        </table:table-row>
        <table:table-row table:style-name="ro11">
          <table:table-cell table:style-name="ce2" office:value-type="string">
            <text:p>edict_cgm_pe_menu_edict_desc</text:p>
          </table:table-cell>
          <table:table-cell table:style-name="ce2" office:value-type="string">
            <text:p>Click this edict to open the $planets_enhanced$ Optional Features Menu</text:p>
          </table:table-cell>
          <table:table-cell table:style-name="ce2" office:value-type="string">
            <text:p>Активируйте этот указ для доступа к меню дополнительных настроек $planets_enhanced$</text:p>
          </table:table-cell>
          <table:table-cell table:number-columns-repeated="5" table:style-name="ce2" office:value-type="string">
            <text:p>Click this edict to open the $planets_enhanced$ Optional Features Menu</text:p>
          </table:table-cell>
          <table:table-cell table:style-name="ce8" table:number-columns-repeated="18"/>
          <table:table-cell table:number-columns-repeated="998"/>
        </table:table-row>
        <table:table-row table:style-name="ro2">
          <table:table-cell table:style-name="ce2" office:value-type="string">
            <text:p>edict_open_cgm_projects_menu</text:p>
          </table:table-cell>
          <table:table-cell table:style-name="ce2" office:value-type="string">
            <text:p>Planetary Projects Menu</text:p>
          </table:table-cell>
          <table:table-cell table:style-name="ce2" office:value-type="string">
            <text:p>Меню планетарных проектов</text:p>
          </table:table-cell>
          <table:table-cell table:style-name="ce2" office:value-type="string">
            <text:p>Planeten Projekte Menü</text:p>
          </table:table-cell>
          <table:table-cell table:style-name="ce2" office:value-type="string">
            <text:p>Menu de Projetos Planetários</text:p>
          </table:table-cell>
          <table:table-cell table:style-name="ce2" office:value-type="string">
            <text:p>Menu des projets planétaires</text:p>
          </table:table-cell>
          <table:table-cell table:style-name="ce2" office:value-type="string">
            <text:p>Menu projektów planetarnych</text:p>
          </table:table-cell>
          <table:table-cell table:style-name="ce2" office:value-type="string">
            <text:p>Menú de proyectos planetarios</text:p>
          </table:table-cell>
          <table:table-cell table:style-name="ce8" table:number-columns-repeated="18"/>
          <table:table-cell table:number-columns-repeated="998"/>
        </table:table-row>
        <table:table-row table:style-name="ro13">
          <table:table-cell table:style-name="ce2" office:value-type="string">
            <text:p>edict_open_cgm_projects_menu_desc</text:p>
          </table:table-cell>
          <table:table-cell table:style-name="ce2" office:value-type="string">
            <text:p>Activating this edict launches the Planetary Projects Menu</text:p>
          </table:table-cell>
          <table:table-cell table:style-name="ce2" office:value-type="string">
            <text:p>Активация этого указа открывает меню планетарных проектов</text:p>
          </table:table-cell>
          <table:table-cell table:style-name="ce2" office:value-type="string">
            <text:p>Durch Aktivieren dieses Edikts wird das Planetary Projects Menu gestartet</text:p>
          </table:table-cell>
          <table:table-cell table:style-name="ce2" office:value-type="string">
            <text:p>Ativar este edital inicia o menu de projetos planetários</text:p>
          </table:table-cell>
          <table:table-cell table:style-name="ce2" office:value-type="string">
            <text:p>L'activation de cet édit lance le menu des projets planétaires</text:p>
          </table:table-cell>
          <table:table-cell table:style-name="ce2" office:value-type="string">
            <text:p>Aktywacja tego edyktu uruchamia menu projektów planetarnych</text:p>
          </table:table-cell>
          <table:table-cell table:style-name="ce2" office:value-type="string">
            <text:p>La activación de este edicto inicia el menú de proyectos planetarios</text:p>
          </table:table-cell>
          <table:table-cell table:style-name="ce8" table:number-columns-repeated="18"/>
          <table:table-cell table:number-columns-repeated="998"/>
        </table:table-row>
        <table:table-row table:style-name="ro2">
          <table:table-cell table:style-name="ce2" office:value-type="string">
            <text:p>elder_compounds_project</text:p>
          </table:table-cell>
          <table:table-cell table:style-name="ce2" office:value-type="string">
            <text:p>Test Elder Compounds</text:p>
          </table:table-cell>
          <table:table-cell table:style-name="ce2" office:value-type="string">
            <text:p>Тестировать компоненты предтеч</text:p>
          </table:table-cell>
          <table:table-cell table:style-name="ce2" office:value-type="string">
            <text:p>Test-Elder-Verbindungen</text:p>
          </table:table-cell>
          <table:table-cell table:style-name="ce2" office:value-type="string">
            <text:p>Test Elder Compounds</text:p>
          </table:table-cell>
          <table:table-cell table:style-name="ce2" office:value-type="string">
            <text:p>Test des composés des aînés</text:p>
          </table:table-cell>
          <table:table-cell table:style-name="ce2" office:value-type="string">
            <text:p>Testuj Starsze Związki</text:p>
          </table:table-cell>
          <table:table-cell table:style-name="ce2" office:value-type="string">
            <text:p>Prueba de compuestos mayores</text:p>
          </table:table-cell>
          <table:table-cell table:style-name="ce8" table:number-columns-repeated="18"/>
          <table:table-cell table:number-columns-repeated="998"/>
        </table:table-row>
        <table:table-row table:style-name="ro10">
          <table:table-cell table:style-name="ce2" office:value-type="string">
            <text:p>elder_compounds_project_DESC</text:p>
          </table:table-cell>
          <table:table-cell table:style-name="ce2" office:value-type="string">
            <text:p>The Elder Compounds we discovered on [From.GetName] have already proven highly durable, and may yet provide other potent uses. We must test them to learn more.</text:p>
          </table:table-cell>
          <table:table-cell table:style-name="ce2" office:value-type="string">
            <text:p>Компоненты предтеч, обнаруженные нами на [From.GetName], уже зарекомендовали себя очень долговечными и могут иметь другие применения. Мы должны проверить их, чтобы узнать больше.</text:p>
          </table:table-cell>
          <table:table-cell table:style-name="ce2" office:value-type="string">
            <text:p>Die Elder Compounds, die wir auf [From.GetName] entdeckt haben, haben sich bereits als sehr haltbar erwiesen und könnten noch andere starke Anwendungen bieten. Wir müssen sie testen, um mehr zu lernen.</text:p>
          </table:table-cell>
          <table:table-cell table:style-name="ce2" office:value-type="string">
            <text:p>Os Elder Compounds que descobrimos em [From.GetName] já provaram ser altamente duráveis ​​e ainda podem fornecer outros usos potentes. Nós devemos testá-los para aprender mais.</text:p>
          </table:table-cell>
          <table:table-cell table:style-name="ce2" office:value-type="string">
            <text:p>Les Elder Compounds que nous avons découverts sur [From.GetName] se sont déjà révélés très durables, et peuvent encore fournir d'autres utilisations puissantes. Nous devons les tester pour en savoir plus.</text:p>
          </table:table-cell>
          <table:table-cell table:style-name="ce2" office:value-type="string">
            <text:p>The Elder Compounds, które odkryliśmy na [From.GetName], już okazały się bardzo trwałe i mogą jeszcze dostarczyć innych potężnych zastosowań. Musimy przetestować je, aby dowiedzieć się więcej.</text:p>
          </table:table-cell>
          <table:table-cell table:style-name="ce2" office:value-type="string">
            <text:p>Los compuestos antiguos que descubrimos en [From.GetName] ya han demostrado ser muy duraderos y aún pueden proporcionar otros usos potentes. Debemos probarlos para aprender más.</text:p>
          </table:table-cell>
          <table:table-cell table:style-name="ce8" table:number-columns-repeated="18"/>
          <table:table-cell table:number-columns-repeated="998"/>
        </table:table-row>
        <table:table-row table:style-name="ro3">
          <table:table-cell table:style-name="ce2" office:value-type="string">
            <text:p>enables_asteroid_colonization</text:p>
          </table:table-cell>
          <table:table-cell table:style-name="ce2" office:value-type="string">
            <text:p>Enables Uninhabitable Planet Terraformating</text:p>
          </table:table-cell>
          <table:table-cell table:style-name="ce2" office:value-type="string">
            <text:p>Включить колонизацию $pc_asteroidal_planetoid$</text:p>
          </table:table-cell>
          <table:table-cell table:style-name="ce2" office:value-type="string">
            <text:p>Ermöglicht unbewohnbares Planet Terraforming</text:p>
          </table:table-cell>
          <table:table-cell table:style-name="ce2" office:value-type="string">
            <text:p>Permite Planet Terra inatingível</text:p>
          </table:table-cell>
          <table:table-cell table:style-name="ce2" office:value-type="string">
            <text:p>Active la planète inhabitable Terraformating</text:p>
          </table:table-cell>
          <table:table-cell table:style-name="ce2" office:value-type="string">
            <text:p>Umożliwia Terraformating Unhibibable Planet</text:p>
          </table:table-cell>
          <table:table-cell table:style-name="ce2" office:value-type="string">
            <text:p>Permite Terraformating planeta inhabitable</text:p>
          </table:table-cell>
          <table:table-cell table:style-name="ce8" table:number-columns-repeated="18"/>
          <table:table-cell table:number-columns-repeated="998"/>
        </table:table-row>
        <table:table-row table:style-name="ro13">
          <table:table-cell table:style-name="ce2" office:value-type="string">
            <text:p>enables_asteroid_colonization_desc</text:p>
          </table:table-cell>
          <table:table-cell table:style-name="ce2" office:value-type="string">
            <text:p>Enables the terraformation of uninhabitable regular planets.</text:p>
          </table:table-cell>
          <table:table-cell table:style-name="ce2" office:value-type="string">
            <text:p>Позволяет колонизировать $pc_asteroid_planetoid$</text:p>
          </table:table-cell>
          <table:table-cell table:style-name="ce2" office:value-type="string">
            <text:p>Ermöglicht die Terraformierung von unbewohnbaren regulären Planeten.</text:p>
          </table:table-cell>
          <table:table-cell table:style-name="ce2" office:value-type="string">
            <text:p>Permite a terraformação de planetas regulares inabitáveis.</text:p>
          </table:table-cell>
          <table:table-cell table:style-name="ce2" office:value-type="string">
            <text:p>Permet la terraformation des planètes régulières inhabitables.</text:p>
          </table:table-cell>
          <table:table-cell table:style-name="ce2" office:value-type="string">
            <text:p>Umożliwia terraformację niezamieszkalnych, regularnych planet.</text:p>
          </table:table-cell>
          <table:table-cell table:style-name="ce2" office:value-type="string">
            <text:p>Permite la terraformación de planetas regulares inhabitables.</text:p>
          </table:table-cell>
          <table:table-cell table:style-name="ce8" table:number-columns-repeated="18"/>
          <table:table-cell table:number-columns-repeated="998"/>
        </table:table-row>
        <table:table-row table:style-name="ro3">
          <table:table-cell table:style-name="ce2" office:value-type="string">
            <text:p>enables_deep_core_mining</text:p>
          </table:table-cell>
          <table:table-cell table:style-name="ce2" office:value-type="string">
            <text:p>§HUnlocks Projects:§! $deep_core_mining$</text:p>
          </table:table-cell>
          <table:table-cell table:style-name="ce2" office:value-type="string">
            <text:p>§HПланетарный проект:§! $deep_core_mining$</text:p>
          </table:table-cell>
          <table:table-cell table:number-columns-repeated="5" table:style-name="ce2" office:value-type="string">
            <text:p>§HUnlocks Projects:§! $deep_core_mining$</text:p>
          </table:table-cell>
          <table:table-cell table:style-name="ce8" table:number-columns-repeated="18"/>
          <table:table-cell table:number-columns-repeated="998"/>
        </table:table-row>
        <table:table-row table:style-name="ro9">
          <table:table-cell table:style-name="ce2" office:value-type="string">
            <text:p>enables_deep_core_mining_desc</text:p>
          </table:table-cell>
          <table:table-cell table:style-name="ce2" office:value-type="string">
            <text:p>Unlocks the §HPlanetary Projects:§! $deep_core_mining$.\n\n$deep_core_mining_desc$</text:p>
          </table:table-cell>
          <table:table-cell table:style-name="ce2" office:value-type="string">
            <text:p>Разблокирует §HПланетарный проект:§! $deep_core_mining$.\n\n$deep_core_mining_desc$</text:p>
          </table:table-cell>
          <table:table-cell table:number-columns-repeated="5" table:style-name="ce2" office:value-type="string">
            <text:p>Unlocks the §HPlanetary Projects:§! $deep_core_mining$.\n\n$deep_core_mining_desc$</text:p>
          </table:table-cell>
          <table:table-cell table:style-name="ce8" table:number-columns-repeated="18"/>
          <table:table-cell table:number-columns-repeated="998"/>
        </table:table-row>
        <table:table-row table:style-name="ro3">
          <table:table-cell table:style-name="ce2" office:value-type="string">
            <text:p>enables_geothermal_tap</text:p>
          </table:table-cell>
          <table:table-cell table:style-name="ce2" office:value-type="string">
            <text:p>§HUnlocks Projects:§! $geothermal_tap$</text:p>
          </table:table-cell>
          <table:table-cell table:style-name="ce2" office:value-type="string">
            <text:p>§HПланетарный проект:§! $geothermal_tap$</text:p>
          </table:table-cell>
          <table:table-cell table:number-columns-repeated="5" table:style-name="ce2" office:value-type="string">
            <text:p>§HUnlocks Projects:§! $geothermal_tap$</text:p>
          </table:table-cell>
          <table:table-cell table:style-name="ce8" table:number-columns-repeated="18"/>
          <table:table-cell table:number-columns-repeated="998"/>
        </table:table-row>
        <table:table-row table:style-name="ro9">
          <table:table-cell table:style-name="ce2" office:value-type="string">
            <text:p>enables_geothermal_tap_desc</text:p>
          </table:table-cell>
          <table:table-cell table:style-name="ce2" office:value-type="string">
            <text:p>Unlocks the §HPlanetary Projects:§! $geothermal_tap$.\n\n$geothermal_tap_desc$</text:p>
          </table:table-cell>
          <table:table-cell table:style-name="ce2" office:value-type="string">
            <text:p>Разблокирует §HПланетарный проект:§! $geothermal_tap$.\n\n$geothermal_tap_desc$</text:p>
          </table:table-cell>
          <table:table-cell table:number-columns-repeated="5" table:style-name="ce2" office:value-type="string">
            <text:p>Unlocks the §HPlanetary Projects:§! $geothermal_tap$.\n\n$geothermal_tap_desc$</text:p>
          </table:table-cell>
          <table:table-cell table:style-name="ce8" table:number-columns-repeated="18"/>
          <table:table-cell table:number-columns-repeated="998"/>
        </table:table-row>
        <table:table-row table:style-name="ro3">
          <table:table-cell table:style-name="ce2" office:value-type="string">
            <text:p>enables_soil_harvesting_projects</text:p>
          </table:table-cell>
          <table:table-cell table:style-name="ce2" office:value-type="string">
            <text:p>§HUnlocks Projects:§! $soil_harvesting$</text:p>
          </table:table-cell>
          <table:table-cell table:style-name="ce2" office:value-type="string">
            <text:p>§HПланетарный проект§! $soil_harvesting$</text:p>
          </table:table-cell>
          <table:table-cell table:number-columns-repeated="5" table:style-name="ce2" office:value-type="string">
            <text:p>§HUnlocks Projects:§! $soil_harvesting$</text:p>
          </table:table-cell>
          <table:table-cell table:style-name="ce8" table:number-columns-repeated="18"/>
          <table:table-cell table:number-columns-repeated="998"/>
        </table:table-row>
        <table:table-row table:style-name="ro9">
          <table:table-cell table:style-name="ce2" office:value-type="string">
            <text:p>enables_soil_harvesting_projects_desc</text:p>
          </table:table-cell>
          <table:table-cell table:style-name="ce2" office:value-type="string">
            <text:p>Unlocks the §HPlanetary Projects:§! $soil_harvesting$.\n\n$soil_harvesting_desc$</text:p>
          </table:table-cell>
          <table:table-cell table:style-name="ce2" office:value-type="string">
            <text:p>Разблокирует §HПланетарный проект§! $soil_harvesting$.\n\n$soil_harvesting_desc$</text:p>
          </table:table-cell>
          <table:table-cell table:number-columns-repeated="5" table:style-name="ce2" office:value-type="string">
            <text:p>Unlocks the §HPlanetary Projects:§! $soil_harvesting$.\n\n$soil_harvesting_desc$</text:p>
          </table:table-cell>
          <table:table-cell table:style-name="ce8" table:number-columns-repeated="18"/>
          <table:table-cell table:number-columns-repeated="998"/>
        </table:table-row>
        <table:table-row table:style-name="ro3">
          <table:table-cell table:style-name="ce2" office:value-type="string">
            <text:p>enables_tectonic_engineering_projects</text:p>
          </table:table-cell>
          <table:table-cell table:style-name="ce2" office:value-type="string">
            <text:p>§HUnlocks Projects:§! Tectonic Engineering</text:p>
          </table:table-cell>
          <table:table-cell table:style-name="ce2" office:value-type="string">
            <text:p>§HПланетарный проект§! $tectonic_engineering$</text:p>
          </table:table-cell>
          <table:table-cell table:style-name="ce2" office:value-type="string">
            <text:p>§Hlocks Projekte: §! Tektonik</text:p>
          </table:table-cell>
          <table:table-cell table:style-name="ce2" office:value-type="string">
            <text:p>Projetos HUnlocks: §! Engenharia Tectônica</text:p>
          </table:table-cell>
          <table:table-cell table:style-name="ce2" office:value-type="string">
            <text:p>§HUnlocks Projects: §! Ingénierie tectonique</text:p>
          </table:table-cell>
          <table:table-cell table:style-name="ce2" office:value-type="string">
            <text:p>§HUnlocks Projekty: §! Inżynieria tektoniczna</text:p>
          </table:table-cell>
          <table:table-cell table:style-name="ce2" office:value-type="string">
            <text:p>§HUnlocks Projects: §! Ingeniería Tectónica</text:p>
          </table:table-cell>
          <table:table-cell table:style-name="ce8" table:number-columns-repeated="18"/>
          <table:table-cell table:number-columns-repeated="998"/>
        </table:table-row>
        <table:table-row table:style-name="ro9">
          <table:table-cell table:style-name="ce2" office:value-type="string">
            <text:p>enables_tectonic_engineering_projects_desc</text:p>
          </table:table-cell>
          <table:table-cell table:style-name="ce2" office:value-type="string">
            <text:p>Unlocks the §HPlanetary Projects:§! $tectonic_engineering$.\n\n$tectonic_engineering_desc$</text:p>
          </table:table-cell>
          <table:table-cell table:style-name="ce2" office:value-type="string">
            <text:p>Разблокирует §HПланетарный проект§! $tectonic_engineering$.\n\n$tectonic_engineering_desc$</text:p>
          </table:table-cell>
          <table:table-cell table:number-columns-repeated="5" table:style-name="ce2" office:value-type="string">
            <text:p>Unlocks the §HPlanetary Projects:§! $tectonic_engineering$.\n\n$tectonic_engineering_desc$</text:p>
          </table:table-cell>
          <table:table-cell table:style-name="ce8" table:number-columns-repeated="18"/>
          <table:table-cell table:number-columns-repeated="998"/>
        </table:table-row>
        <table:table-row table:style-name="ro8">
          <table:table-cell table:style-name="ce2" office:value-type="string">
            <text:p>enables_uninhabitable_terraformation</text:p>
          </table:table-cell>
          <table:table-cell table:style-name="ce2" office:value-type="string">
            <text:p>Improved zero-G stabilization and habitability systems will enable colonization of the harsh and sterile environments of asteroids.</text:p>
          </table:table-cell>
          <table:table-cell table:style-name="ce2" office:value-type="string">
            <text:p>Включить терраформирование непригодных для жизни планет</text:p>
          </table:table-cell>
          <table:table-cell table:style-name="ce2" office:value-type="string">
            <text:p>Verbesserte Zero-G-Stabilisierungs- und Bewohnbarkeitssysteme werden die Kolonisierung der harten und sterilen Umgebungen von Asteroiden ermöglichen.</text:p>
          </table:table-cell>
          <table:table-cell table:style-name="ce2" office:value-type="string">
            <text:p>A melhoria dos sistemas de estabilização e habitabilidade zero-G permitirá a colonização dos ambientes severos e estéreis dos asteróides.</text:p>
          </table:table-cell>
          <table:table-cell table:style-name="ce2" office:value-type="string">
            <text:p>Des systèmes améliorés de stabilisation et d'habitabilité zéro-G permettront la colonisation des environnements difficiles et stériles des astéroïdes.</text:p>
          </table:table-cell>
          <table:table-cell table:style-name="ce2" office:value-type="string">
            <text:p>Ulepszone systemy stabilizacji zerowej i stabilności biologicznej umożliwią kolonizację surowych i sterylnych środowisk asteroid.</text:p>
          </table:table-cell>
          <table:table-cell table:style-name="ce2" office:value-type="string">
            <text:p>Los sistemas mejorados de estabilización cero-G y de habitabilidad permitirán la colonización de los ambientes ásperos y estériles de los asteroides.</text:p>
          </table:table-cell>
          <table:table-cell table:style-name="ce8" table:number-columns-repeated="18"/>
          <table:table-cell table:number-columns-repeated="998"/>
        </table:table-row>
        <table:table-row table:style-name="ro2">
          <table:table-cell table:style-name="ce2" office:value-type="string">
            <text:p>enables_uninhabitable_terraformation_desc</text:p>
          </table:table-cell>
          <table:table-cell table:style-name="ce2" office:value-type="string">
            <text:p>Asteroid Colonization</text:p>
          </table:table-cell>
          <table:table-cell table:style-name="ce2" office:value-type="string">
            <text:p>Позволяет терраформировать обычно непригодные для жизни планеты.</text:p>
          </table:table-cell>
          <table:table-cell table:style-name="ce2" office:value-type="string">
            <text:p>Asteroidenkolonisation</text:p>
          </table:table-cell>
          <table:table-cell table:style-name="ce2" office:value-type="string">
            <text:p>Colonização de asteróides</text:p>
          </table:table-cell>
          <table:table-cell table:style-name="ce2" office:value-type="string">
            <text:p>Colonisation des astéroïdes</text:p>
          </table:table-cell>
          <table:table-cell table:style-name="ce2" office:value-type="string">
            <text:p>Kolonizacja asteroidów</text:p>
          </table:table-cell>
          <table:table-cell table:style-name="ce2" office:value-type="string">
            <text:p>Colonización de asteroides</text:p>
          </table:table-cell>
          <table:table-cell table:style-name="ce8" table:number-columns-repeated="18"/>
          <table:table-cell table:number-columns-repeated="998"/>
        </table:table-row>
        <table:table-row table:style-name="ro4">
          <table:table-cell table:style-name="ce2" office:value-type="string">
            <text:p>end_tectonic_engineering_project.desc</text:p>
          </table:table-cell>
          <table:table-cell table:style-name="ce2" office:value-type="string">
            <text:p>Cancel $tectonic_engineering$ development project on [root.GetName]. The planetary $tectonic_engineering$ project will remain at the same level.</text:p>
          </table:table-cell>
          <table:table-cell table:style-name="ce2" office:value-type="string">
            <text:p>Отменить разработку проекта $tectonic_engineering$ на [root.GetName]. Планетарный проект $tectonic_engineering$ останется на том же уровне.</text:p>
          </table:table-cell>
          <table:table-cell table:number-columns-repeated="5" table:style-name="ce2" office:value-type="string">
            <text:p>Cancel $tectonic_engineering$ development project on [root.GetName]. The planetary $tectonic_engineering$ project will remain at the same level.</text:p>
          </table:table-cell>
          <table:table-cell table:style-name="ce8" table:number-columns-repeated="18"/>
          <table:table-cell table:number-columns-repeated="998"/>
        </table:table-row>
        <table:table-row table:style-name="ro1">
          <table:table-cell table:style-name="ce2" office:value-type="string">
            <text:p><text:a xlink:href="">end_tectonic_engineering_project.name</text:a></text:p>
          </table:table-cell>
          <table:table-cell table:style-name="ce2" office:value-type="string">
            <text:p>Cancel</text:p>
          </table:table-cell>
          <table:table-cell table:style-name="ce2" office:value-type="string">
            <text:p>Отменить</text:p>
          </table:table-cell>
          <table:table-cell table:style-name="ce2" office:value-type="string">
            <text:p>Stornieren</text:p>
          </table:table-cell>
          <table:table-cell table:style-name="ce2" office:value-type="string">
            <text:p>Cancelar</text:p>
          </table:table-cell>
          <table:table-cell table:style-name="ce2" office:value-type="string">
            <text:p>Annuler</text:p>
          </table:table-cell>
          <table:table-cell table:style-name="ce2" office:value-type="string">
            <text:p>Anuluj</text:p>
          </table:table-cell>
          <table:table-cell table:style-name="ce2" office:value-type="string">
            <text:p>Cancelar</text:p>
          </table:table-cell>
          <table:table-cell table:style-name="ce8" table:number-columns-repeated="18"/>
          <table:table-cell table:number-columns-repeated="998"/>
        </table:table-row>
        <table:table-row table:style-name="ro1">
          <table:table-cell table:style-name="ce2" office:value-type="string">
            <text:p>euratite_project</text:p>
          </table:table-cell>
          <table:table-cell table:style-name="ce2" office:value-type="string">
            <text:p>Anchor the Euratite</text:p>
          </table:table-cell>
          <table:table-cell table:style-name="ce2" office:value-type="string">
            <text:p>Стабилизация евратита</text:p>
          </table:table-cell>
          <table:table-cell table:style-name="ce2" office:value-type="string">
            <text:p>Verankere den Euratiten</text:p>
          </table:table-cell>
          <table:table-cell table:style-name="ce2" office:value-type="string">
            <text:p>Ancorar a Euratite</text:p>
          </table:table-cell>
          <table:table-cell table:style-name="ce2" office:value-type="string">
            <text:p>Ancrer l'Euratite</text:p>
          </table:table-cell>
          <table:table-cell table:style-name="ce2" office:value-type="string">
            <text:p>Zakotwicz Euratyt</text:p>
          </table:table-cell>
          <table:table-cell table:style-name="ce2" office:value-type="string">
            <text:p>Ancla el Euratite</text:p>
          </table:table-cell>
          <table:table-cell table:style-name="ce8" table:number-columns-repeated="18"/>
          <table:table-cell table:number-columns-repeated="998"/>
        </table:table-row>
        <table:table-row table:style-name="ro23">
          <table:table-cell table:style-name="ce2" office:value-type="string">
            <text:p>euratite_project_DESC</text:p>
          </table:table-cell>
          <table:table-cell table:style-name="ce2" office:value-type="string">
            <text:p>Given its sub-spatial origins, we must fully anchor the Euratite on [From.GetName] in our own dimension before it will be stabilized enough to utilize.</text:p>
          </table:table-cell>
          <table:table-cell table:style-name="ce2" office:value-type="string">
            <text:p>Учитывая его суб-пространственное происхождение, мы должны полностью привязать евратит к [From.GetName] в нашем собственном измерении, прежде чем он будет стабилизирован настолько, чтобы использовать его.</text:p>
          </table:table-cell>
          <table:table-cell table:style-name="ce2" office:value-type="string">
            <text:p>Angesichts seiner subräumlichen Ursprünge müssen wir den Euratit auf [From.GetName] in unserer eigenen Dimension vollständig verankern, bevor er ausreichend stabilisiert ist, um ihn zu nutzen.</text:p>
          </table:table-cell>
          <table:table-cell table:style-name="ce2" office:value-type="string">
            <text:p>Dadas as suas origens subespaciais, devemos ancorar totalmente a Euratite em [From.GetName] em nossa própria dimensão antes que ela seja estabilizada o suficiente para ser utilizada.</text:p>
          </table:table-cell>
          <table:table-cell table:style-name="ce2" office:value-type="string">
            <text:p>Compte tenu de ses origines sub-spatiales, nous devons ancrer pleinement l'Euratite sur [From.GetName] dans notre propre dimension avant qu'elle ne soit suffisamment stabilisée pour être utilisée.</text:p>
          </table:table-cell>
          <table:table-cell table:style-name="ce2" office:value-type="string">
            <text:p>Biorąc pod uwagę jego sub-przestrzenne pochodzenie, musimy w pełni zakotwiczyć Eurostat na [Od.GetName] w naszym własnym wymiarze, zanim zostanie on wystarczająco ustabilizowany, aby mógł zostać wykorzystany.</text:p>
          </table:table-cell>
          <table:table-cell table:style-name="ce2" office:value-type="string">
            <text:p>Dado su origen subespacial, debemos anclar completamente el Euratite en [From.GetName] en nuestra propia dimensión antes de que se estabilice lo suficiente como para utilizarlo.</text:p>
          </table:table-cell>
          <table:table-cell table:style-name="ce8" table:number-columns-repeated="18"/>
          <table:table-cell table:number-columns-repeated="998"/>
        </table:table-row>
        <table:table-row table:style-name="ro2">
          <table:table-cell table:style-name="ce2" office:value-type="string">
            <text:p>ever_blossom_project</text:p>
          </table:table-cell>
          <table:table-cell table:style-name="ce2" office:value-type="string">
            <text:p>Experiment with Ever-Blossoms</text:p>
          </table:table-cell>
          <table:table-cell table:style-name="ce2" office:value-type="string">
            <text:p>Эксперименты с Вечноцветом</text:p>
          </table:table-cell>
          <table:table-cell table:style-name="ce2" office:value-type="string">
            <text:p>Experimentiere mit Immer-Blüten</text:p>
          </table:table-cell>
          <table:table-cell table:style-name="ce2" office:value-type="string">
            <text:p>Experimente com Ever-Blossoms</text:p>
          </table:table-cell>
          <table:table-cell table:style-name="ce2" office:value-type="string">
            <text:p>Expérimentez avec Ever-Blossoms</text:p>
          </table:table-cell>
          <table:table-cell table:style-name="ce2" office:value-type="string">
            <text:p>Eksperymentuj z Ever-Blossoms</text:p>
          </table:table-cell>
          <table:table-cell table:style-name="ce2" office:value-type="string">
            <text:p>Experimenta con Ever-Blossoms</text:p>
          </table:table-cell>
          <table:table-cell table:style-name="ce8" table:number-columns-repeated="18"/>
          <table:table-cell table:number-columns-repeated="998"/>
        </table:table-row>
        <table:table-row table:style-name="ro4">
          <table:table-cell table:style-name="ce2" office:value-type="string">
            <text:p>ever_blossom_project_DESC</text:p>
          </table:table-cell>
          <table:table-cell table:style-name="ce2" office:value-type="string">
            <text:p>Unlocking the full extent of the Ever-Blossom from [From.GetName] will be time-intensive, but the potential rewards are wondrous.</text:p>
          </table:table-cell>
          <table:table-cell table:style-name="ce2" office:value-type="string">
            <text:p>Для открытия всей полноты свойств Вечноцвета с [From.GetName] потребуется очень много времени, но потенциальные награды поразительны.</text:p>
          </table:table-cell>
          <table:table-cell table:style-name="ce2" office:value-type="string">
            <text:p>Das gesamte Ausmaß der Ever-Blossom aus [From.GetName] freizuschalten wird zeitintensiv sein, aber die potenziellen Belohnungen sind wunderbar.</text:p>
          </table:table-cell>
          <table:table-cell table:style-name="ce2" office:value-type="string">
            <text:p>Desbloquear toda a extensão do Ever-Blossom de [From.GetName] será demorado, mas as recompensas potenciais são maravilhosas.</text:p>
          </table:table-cell>
          <table:table-cell table:style-name="ce2" office:value-type="string">
            <text:p>Déverrouiller toute l'étendue de Ever-Blossom depuis [From.GetName] prendra beaucoup de temps, mais les récompenses potentielles sont merveilleuses.</text:p>
          </table:table-cell>
          <table:table-cell table:style-name="ce2" office:value-type="string">
            <text:p>Odblokowanie pełnego zasięgu Ever-Blossom z [From.GetName] będzie czasochłonne, ale potencjalne nagrody są cudowne.</text:p>
          </table:table-cell>
          <table:table-cell table:style-name="ce2" office:value-type="string">
            <text:p>Desbloquear la extensión completa de Ever-Blossom desde [From.GetName] llevará mucho tiempo, pero las recompensas potenciales son maravillosas.</text:p>
          </table:table-cell>
          <table:table-cell table:style-name="ce8" table:number-columns-repeated="18"/>
          <table:table-cell table:number-columns-repeated="998"/>
        </table:table-row>
        <table:table-row table:style-name="ro2">
          <table:table-cell table:style-name="ce2" office:value-type="string">
            <text:p>fuction_disabled</text:p>
          </table:table-cell>
          <table:table-cell table:style-name="ce2" office:value-type="string">
            <text:p>$cgm_disabled$ Function</text:p>
          </table:table-cell>
          <table:table-cell table:style-name="ce2" office:value-type="string">
            <text:p>Функция §Wотключена§!</text:p>
          </table:table-cell>
          <table:table-cell table:number-columns-repeated="5" table:style-name="ce2" office:value-type="string">
            <text:p>$cgm_disabled$ Function</text:p>
          </table:table-cell>
          <table:table-cell table:style-name="ce8" table:number-columns-repeated="18"/>
          <table:table-cell table:number-columns-repeated="998"/>
        </table:table-row>
        <table:table-row table:style-name="ro9">
          <table:table-cell table:style-name="ce2" office:value-type="string">
            <text:p>further_increase_deep_core_mining_level.desc</text:p>
          </table:table-cell>
          <table:table-cell table:style-name="ce2" office:value-type="string">
            <text:p>Continue the project and further increase the level of the deep core mine on [root.GetName].\n\n$projects_warning$</text:p>
          </table:table-cell>
          <table:table-cell table:style-name="ce2" office:value-type="string">
            <text:p>Продолжайте проектировать и далее увеличивать уровень глубокой шахты на этой планете.\n\n$exploitation_warning$</text:p>
          </table:table-cell>
          <table:table-cell table:number-columns-repeated="5" table:style-name="ce2" office:value-type="string">
            <text:p>Continue the project and further increase the level of the deep core mine on [root.GetName].\n\n$projects_warning$</text:p>
          </table:table-cell>
          <table:table-cell table:style-name="ce8" table:number-columns-repeated="18"/>
          <table:table-cell table:number-columns-repeated="998"/>
        </table:table-row>
        <table:table-row table:style-name="ro3">
          <table:table-cell table:style-name="ce2" office:value-type="string">
            <text:p><text:a xlink:href="">further_increase_deep_core_mining_level.name</text:a></text:p>
          </table:table-cell>
          <table:table-cell table:style-name="ce2" office:value-type="string">
            <text:p>Increase $deep_core_mining$ Level</text:p>
          </table:table-cell>
          <table:table-cell table:style-name="ce2" office:value-type="string">
            <text:p>Увеличить уровень $deep_core_mining$</text:p>
          </table:table-cell>
          <table:table-cell table:number-columns-repeated="5" table:style-name="ce2" office:value-type="string">
            <text:p>Increase $deep_core_mining$ Level</text:p>
          </table:table-cell>
          <table:table-cell table:style-name="ce8" table:number-columns-repeated="18"/>
          <table:table-cell table:number-columns-repeated="998"/>
        </table:table-row>
        <table:table-row table:style-name="ro9">
          <table:table-cell table:style-name="ce2" office:value-type="string">
            <text:p>further_increase_geothermal_tap_level.desc</text:p>
          </table:table-cell>
          <table:table-cell table:style-name="ce2" office:value-type="string">
            <text:p>Continue the project and further increase the level of the $geothermal_tap$ on [root.GetName].\n\n$projects_warning$</text:p>
          </table:table-cell>
          <table:table-cell table:style-name="ce2" office:value-type="string">
            <text:p>Продолжайте проектировать и далее увеличивать уровень глубокой шахты на этой планете.\n\n$exploitation_warning$</text:p>
          </table:table-cell>
          <table:table-cell table:number-columns-repeated="5" table:style-name="ce2" office:value-type="string">
            <text:p>Continue the project and further increase the level of the $geothermal_tap$ on [root.GetName].\n\n$projects_warning$</text:p>
          </table:table-cell>
          <table:table-cell table:style-name="ce8" table:number-columns-repeated="18"/>
          <table:table-cell table:number-columns-repeated="998"/>
        </table:table-row>
        <table:table-row table:style-name="ro3">
          <table:table-cell table:style-name="ce2" office:value-type="string">
            <text:p><text:a xlink:href="">further_increase_geothermal_tap_level.name</text:a></text:p>
          </table:table-cell>
          <table:table-cell table:style-name="ce2" office:value-type="string">
            <text:p>Increase $geothermal_tap$ Level</text:p>
          </table:table-cell>
          <table:table-cell table:style-name="ce2" office:value-type="string">
            <text:p>Увеличить уровень $geothermal_tap$</text:p>
          </table:table-cell>
          <table:table-cell table:number-columns-repeated="5" table:style-name="ce2" office:value-type="string">
            <text:p>Increase $geothermal_tap$ Level</text:p>
          </table:table-cell>
          <table:table-cell table:style-name="ce8" table:number-columns-repeated="18"/>
          <table:table-cell table:number-columns-repeated="998"/>
        </table:table-row>
        <table:table-row table:style-name="ro13">
          <table:table-cell table:style-name="ce2" office:value-type="string">
            <text:p>garanthium_discovered_country</text:p>
          </table:table-cell>
          <table:table-cell table:number-columns-repeated="7" table:style-name="ce2" office:value-type="string">
            <text:p>\n£sr_garanthium §H$sr_garanthium$§!\n$sr_garanthium_desc$\n\n</text:p>
          </table:table-cell>
          <table:table-cell table:style-name="ce8" table:number-columns-repeated="18"/>
          <table:table-cell table:number-columns-repeated="998"/>
        </table:table-row>
        <table:table-row table:style-name="ro2">
          <table:table-cell table:style-name="ce2" office:value-type="string">
            <text:p>garanthium_discovered_ship</text:p>
          </table:table-cell>
          <table:table-cell table:number-columns-repeated="7" table:style-name="ce2" office:value-type="string">
            <text:p>$garanthium_discovered_country$</text:p>
          </table:table-cell>
          <table:table-cell table:style-name="ce8" table:number-columns-repeated="18"/>
          <table:table-cell table:number-columns-repeated="998"/>
        </table:table-row>
        <table:table-row table:style-name="ro2">
          <table:table-cell table:style-name="ce2" office:value-type="string">
            <text:p>geothermal_depletion</text:p>
          </table:table-cell>
          <table:table-cell table:style-name="ce2" office:value-type="string">
            <text:p>Geothermal Depletion</text:p>
          </table:table-cell>
          <table:table-cell table:style-name="ce2" office:value-type="string">
            <text:p>Геотермальное истощение</text:p>
          </table:table-cell>
          <table:table-cell table:style-name="ce2" office:value-type="string">
            <text:p>Geothermische Verarmung</text:p>
          </table:table-cell>
          <table:table-cell table:style-name="ce2" office:value-type="string">
            <text:p>Depleção geotérmica</text:p>
          </table:table-cell>
          <table:table-cell table:style-name="ce2" office:value-type="string">
            <text:p>Épuisement géothermique</text:p>
          </table:table-cell>
          <table:table-cell table:style-name="ce2" office:value-type="string">
            <text:p>Zużyta energia geotermalna</text:p>
          </table:table-cell>
          <table:table-cell table:style-name="ce2" office:value-type="string">
            <text:p>Depleción geotérmica</text:p>
          </table:table-cell>
          <table:table-cell table:style-name="ce8" table:number-columns-repeated="18"/>
          <table:table-cell table:number-columns-repeated="998"/>
        </table:table-row>
        <table:table-row table:style-name="ro23">
          <table:table-cell table:style-name="ce2" office:value-type="string">
            <text:p>geothermal_depletion_desc</text:p>
          </table:table-cell>
          <table:table-cell table:style-name="ce2" office:value-type="string">
            <text:p>This planet's core has been sapped of heat to such an extent that it is no longer magnetically active. The planet's transformation to $pc_geomorteus$ planet will take a prolonged period of time but is nonetheless inevitable at this stage.</text:p>
          </table:table-cell>
          <table:table-cell table:style-name="ce2" office:value-type="string">
            <text:p>Ядро этой планеты было поглощено теплом до такой степени, что оно больше не является магнитно-активным. Преобразование планеты в $pc_geomorteus$ займет длительный период времени, но это неизбежно на этом этапе.</text:p>
          </table:table-cell>
          <table:table-cell table:number-columns-repeated="5" table:style-name="ce2" office:value-type="string">
            <text:p>This planet's core has been sapped of heat to such an extent that it is no longer magnetically active. The planet's transformation to $pc_geomorteus$ planet will take a prolonged period of time but is nonetheless inevitable at this stage.</text:p>
          </table:table-cell>
          <table:table-cell table:style-name="ce8" table:number-columns-repeated="18"/>
          <table:table-cell table:number-columns-repeated="998"/>
        </table:table-row>
        <table:table-row table:style-name="ro2">
          <table:table-cell table:style-name="ce2" office:value-type="string">
            <text:p>geothermal_tap</text:p>
          </table:table-cell>
          <table:table-cell table:style-name="ce2" office:value-type="string">
            <text:p>Geothermal Tap</text:p>
          </table:table-cell>
          <table:table-cell table:style-name="ce2" office:value-type="string">
            <text:p>Геотермальный экстрактор</text:p>
          </table:table-cell>
          <table:table-cell table:style-name="ce2" office:value-type="string">
            <text:p>Geothermischer Wasserhahn</text:p>
          </table:table-cell>
          <table:table-cell table:style-name="ce2" office:value-type="string">
            <text:p>Torneira geotérmica</text:p>
          </table:table-cell>
          <table:table-cell table:style-name="ce2" office:value-type="string">
            <text:p>Robinet géothermique</text:p>
          </table:table-cell>
          <table:table-cell table:style-name="ce2" office:value-type="string">
            <text:p>Kran geotermalny</text:p>
          </table:table-cell>
          <table:table-cell table:style-name="ce2" office:value-type="string">
            <text:p>Grifo geotérmico</text:p>
          </table:table-cell>
          <table:table-cell table:style-name="ce8" table:number-columns-repeated="18"/>
          <table:table-cell table:number-columns-repeated="998"/>
        </table:table-row>
        <table:table-row table:style-name="ro2">
          <table:table-cell table:style-name="ce2" office:value-type="string">
            <text:p>geothermal_tap_at_maximal_level</text:p>
          </table:table-cell>
          <table:table-cell table:style-name="ce2" office:value-type="string">
            <text:p>$geothermal_tap$ at maximal level!</text:p>
          </table:table-cell>
          <table:table-cell table:style-name="ce2" office:value-type="string">
            <text:p>$geothermal_tap$ - максимальный уровень!</text:p>
          </table:table-cell>
          <table:table-cell table:number-columns-repeated="5" table:style-name="ce2" office:value-type="string">
            <text:p>$geothermal_tap$ at maximal level!</text:p>
          </table:table-cell>
          <table:table-cell table:style-name="ce8" table:number-columns-repeated="18"/>
          <table:table-cell table:number-columns-repeated="998"/>
        </table:table-row>
        <table:table-row table:style-name="ro12">
          <table:table-cell table:style-name="ce2" office:value-type="string">
            <text:p>geothermal_tap_desc</text:p>
          </table:table-cell>
          <table:table-cell table:style-name="ce2" office:value-type="string">
            <text:p>$geothermal_tap$ is a $planetary_projects$ project. $planetary_projects_desc$\n\n$tech_geothermal_tap_desc$</text:p>
          </table:table-cell>
          <table:table-cell table:style-name="ce2" office:value-type="string">
            <text:p>$geothermal_tap$ это проект типа $planetary_projects$. $planetary_projects_desc$\n\n$tech_geothermal_tap_desc$</text:p>
          </table:table-cell>
          <table:table-cell table:number-columns-repeated="5" table:style-name="ce2" office:value-type="string">
            <text:p>$geothermal_tap$ is a $planetary_projects$ project. $planetary_projects_desc$\n\n$tech_geothermal_tap_desc$</text:p>
          </table:table-cell>
          <table:table-cell table:style-name="ce8" table:number-columns-repeated="18"/>
          <table:table-cell table:number-columns-repeated="998"/>
        </table:table-row>
        <table:table-row table:style-name="ro1">
          <table:table-cell table:style-name="ce2" office:value-type="string">
            <text:p>gigalife_project</text:p>
          </table:table-cell>
          <table:table-cell table:style-name="ce2" office:value-type="string">
            <text:p>Study the Gigalife</text:p>
          </table:table-cell>
          <table:table-cell table:style-name="ce2" office:value-type="string">
            <text:p>Изучить Гига-сущность</text:p>
          </table:table-cell>
          <table:table-cell table:style-name="ce2" office:value-type="string">
            <text:p>Studiere das Gigalife</text:p>
          </table:table-cell>
          <table:table-cell table:style-name="ce2" office:value-type="string">
            <text:p>Estude o Gigalife</text:p>
          </table:table-cell>
          <table:table-cell table:style-name="ce2" office:value-type="string">
            <text:p>Étudiez le Gigalife</text:p>
          </table:table-cell>
          <table:table-cell table:style-name="ce2" office:value-type="string">
            <text:p>Ucz się Gigalife</text:p>
          </table:table-cell>
          <table:table-cell table:style-name="ce2" office:value-type="string">
            <text:p>Estudia el Gigalife</text:p>
          </table:table-cell>
          <table:table-cell table:style-name="ce8" table:number-columns-repeated="18"/>
          <table:table-cell table:number-columns-repeated="998"/>
        </table:table-row>
        <table:table-row table:style-name="ro4">
          <table:table-cell table:style-name="ce2" office:value-type="string">
            <text:p>gigalife_project_DESC</text:p>
          </table:table-cell>
          <table:table-cell table:style-name="ce2" office:value-type="string">
            <text:p>The singular marvel that is the Gigalife on [From.GetName] has inspired our scientists. They want to study it from limb to limb, as it were.</text:p>
          </table:table-cell>
          <table:table-cell table:style-name="ce2" office:value-type="string">
            <text:p>Особенное чудо, которым является Гига-сущность на [From.GetName], вдохновило наших ученых. Они хотят изучить его от начала до конца.</text:p>
          </table:table-cell>
          <table:table-cell table:style-name="ce2" office:value-type="string">
            <text:p>Das einzigartige Wunder, das das Gigalife auf [From.GetName] ist, hat unsere Wissenschaftler inspiriert. Sie wollen es sozusagen von Glied zu Glied studieren.</text:p>
          </table:table-cell>
          <table:table-cell table:style-name="ce2" office:value-type="string">
            <text:p>A maravilha singular que é o Gigalife em [From.GetName] inspirou nossos cientistas. Eles querem estudá-lo de membro em membro, por assim dizer.</text:p>
          </table:table-cell>
          <table:table-cell table:style-name="ce2" office:value-type="string">
            <text:p>La merveille singulière qu'est le Gigalife sur [From.GetName] a inspiré nos scientifiques. Ils veulent l'étudier d'un membre à l'autre, pour ainsi dire.</text:p>
          </table:table-cell>
          <table:table-cell table:style-name="ce2" office:value-type="string">
            <text:p>Niesamowity cud, jakim jest Gigalife na [From.GetName] zainspirował naszych naukowców. Chcą studiować go od kończyn po kończyny.</text:p>
          </table:table-cell>
          <table:table-cell table:style-name="ce2" office:value-type="string">
            <text:p>La singular maravilla que es Gigalife en [From.GetName] ha inspirado a nuestros científicos. Quieren estudiarlo de una extremidad a otra, por así decirlo.</text:p>
          </table:table-cell>
          <table:table-cell table:style-name="ce8" table:number-columns-repeated="18"/>
          <table:table-cell table:number-columns-repeated="998"/>
        </table:table-row>
        <table:table-row table:style-name="ro1">
          <table:table-cell table:style-name="ce2" office:value-type="string">
            <text:p>hollowed_core</text:p>
          </table:table-cell>
          <table:table-cell table:style-name="ce2" office:value-type="string">
            <text:p>Hollowed Core</text:p>
          </table:table-cell>
          <table:table-cell table:style-name="ce2" office:value-type="string">
            <text:p>Полый сердечник</text:p>
          </table:table-cell>
          <table:table-cell table:style-name="ce2" office:value-type="string">
            <text:p>Hohlkern</text:p>
          </table:table-cell>
          <table:table-cell table:style-name="ce2" office:value-type="string">
            <text:p>Núcleo vazio</text:p>
          </table:table-cell>
          <table:table-cell table:style-name="ce2" office:value-type="string">
            <text:p>Noyau creux</text:p>
          </table:table-cell>
          <table:table-cell table:style-name="ce2" office:value-type="string">
            <text:p>Pusty rdzeń</text:p>
          </table:table-cell>
          <table:table-cell table:style-name="ce2" office:value-type="string">
            <text:p>Núcleo hueco</text:p>
          </table:table-cell>
          <table:table-cell table:style-name="ce8" table:number-columns-repeated="18"/>
          <table:table-cell table:number-columns-repeated="998"/>
        </table:table-row>
        <table:table-row table:style-name="ro18">
          <table:table-cell table:style-name="ce2" office:value-type="string">
            <text:p>hollowed_core_desc</text:p>
          </table:table-cell>
          <table:table-cell table:style-name="ce2" office:value-type="string">
            <text:p>The planet's core have been thoroughly mined and the planet's mass has been reduced. The planet's core is now semi-hollow, with only a small amount of active core matter remining. The planet's gravity field is rapidly destabilizing and within a few decades time the planet is expected to shatter.</text:p>
          </table:table-cell>
          <table:table-cell table:style-name="ce2" office:value-type="string">
            <text:p>Ядро планеты было тщательно добыто, а масса планеты уменьшена. Ядро планеты теперь полупустое, с небольшим количеством оставшийся активной материи ядра. Гравитационное поле планеты быстро дестабилизируется, и в течение нескольких десятилетий планета, как ожидается, разрушится.</text:p>
          </table:table-cell>
          <table:table-cell table:style-name="ce2" office:value-type="string">
            <text:p>Der Kern des Planeten wurde gründlich abgebaut und die Masse des Planeten reduziert. Der Kern des Planeten ist jetzt halb-hohle, mit nur wenig aktiver Kernmaterie. Das Gravitationsfeld des Planeten ist schnell destabilisierend und innerhalb weniger Jahrzehnte wird erwartet, dass der Planet zerbricht.</text:p>
          </table:table-cell>
          <table:table-cell table:style-name="ce2" office:value-type="string">
            <text:p>O núcleo do planeta foi totalmente minado e a massa do planeta foi reduzida. O núcleo do planeta é agora semi-oco, com apenas uma pequena quantidade de núcleo ativo reminiscente. O campo gravitacional do planeta está desestabilizando rapidamente e dentro de algumas décadas o planeta deverá se romper.</text:p>
          </table:table-cell>
          <table:table-cell table:style-name="ce2" office:value-type="string">
            <text:p>Le noyau de la planète a été miné à fond et la masse de la planète a été réduite. Le noyau de la planète est maintenant semi-creux, avec seulement une petite quantité de matière active rémanente. Le champ de gravité de la planète est rapidement déstabilisant et dans quelques décennies, la planète devrait se briser.</text:p>
          </table:table-cell>
          <table:table-cell table:style-name="ce2" office:value-type="string">
            <text:p>Rdzeń planety został gruntownie wydobywany, a masa planety zmniejszona. Rdzeń planety jest teraz częściowo wydrążony, z niewielką ilością aktywnej materii rdzenia. Pole grawitacyjne planety szybko ulega destabilizacji iw ciągu kilku dziesięcioleci planeta ma się rozbić.</text:p>
          </table:table-cell>
          <table:table-cell table:style-name="ce2" office:value-type="string">
            <text:p>El núcleo del planeta ha sido minero y la masa del planeta se ha reducido. El núcleo del planeta ahora es semihueco, con solo una pequeña cantidad de materia central activa recordando. El campo de gravedad del planeta se está desestabilizando rápidamente y en unas pocas décadas se espera que el planeta se rompa.</text:p>
          </table:table-cell>
          <table:table-cell table:style-name="ce8" table:number-columns-repeated="18"/>
          <table:table-cell table:number-columns-repeated="998"/>
        </table:table-row>
        <table:table-row table:style-name="ro11">
          <table:table-cell table:style-name="ce2" office:value-type="string">
            <text:p>hyper_diamond_discovered_country</text:p>
          </table:table-cell>
          <table:table-cell table:number-columns-repeated="7" table:style-name="ce2" office:value-type="string">
            <text:p>\n£sr_hyper_diamond §H$sr_hyper_diamond$§!\n$sr_hyper_diamond_desc$\n\n</text:p>
          </table:table-cell>
          <table:table-cell table:style-name="ce8" table:number-columns-repeated="18"/>
          <table:table-cell table:number-columns-repeated="998"/>
        </table:table-row>
        <table:table-row table:style-name="ro2">
          <table:table-cell table:style-name="ce2" office:value-type="string">
            <text:p>hyper_diamond_discovered_ship</text:p>
          </table:table-cell>
          <table:table-cell table:number-columns-repeated="7" table:style-name="ce2" office:value-type="string">
            <text:p>$hyper_diamond_discovered_country$</text:p>
          </table:table-cell>
          <table:table-cell table:style-name="ce8" table:number-columns-repeated="18"/>
          <table:table-cell table:number-columns-repeated="998"/>
        </table:table-row>
        <table:table-row table:style-name="ro13">
          <table:table-cell table:style-name="ce2" office:value-type="string">
            <text:p>hyperfuels_discovered_country</text:p>
          </table:table-cell>
          <table:table-cell table:number-columns-repeated="7" table:style-name="ce2" office:value-type="string">
            <text:p>\n£sr_hyperfuels §H$sr_hyperfuels$§!\n$sr_hyperfuels_desc$\n\n</text:p>
          </table:table-cell>
          <table:table-cell table:style-name="ce8" table:number-columns-repeated="18"/>
          <table:table-cell table:number-columns-repeated="998"/>
        </table:table-row>
        <table:table-row table:style-name="ro2">
          <table:table-cell table:style-name="ce2" office:value-type="string">
            <text:p>hyperfuels_discovered_ship</text:p>
          </table:table-cell>
          <table:table-cell table:number-columns-repeated="7" table:style-name="ce2" office:value-type="string">
            <text:p>$hyperfuels_discovered_country$</text:p>
          </table:table-cell>
          <table:table-cell table:style-name="ce8" table:number-columns-repeated="18"/>
          <table:table-cell table:number-columns-repeated="998"/>
        </table:table-row>
        <table:table-row table:style-name="ro3">
          <table:table-cell table:style-name="ce2" office:value-type="string">
            <text:p>illum_discovered_country</text:p>
          </table:table-cell>
          <table:table-cell table:number-columns-repeated="7" table:style-name="ce2" office:value-type="string">
            <text:p>\n£sr_illum §H$sr_illum$§!\n$sr_illum_desc$\n\n</text:p>
          </table:table-cell>
          <table:table-cell table:style-name="ce8" table:number-columns-repeated="18"/>
          <table:table-cell table:number-columns-repeated="998"/>
        </table:table-row>
        <table:table-row table:style-name="ro2">
          <table:table-cell table:style-name="ce2" office:value-type="string">
            <text:p>illum_discovered_ship</text:p>
          </table:table-cell>
          <table:table-cell table:number-columns-repeated="7" table:style-name="ce2" office:value-type="string">
            <text:p>$illum_discovered_country$</text:p>
          </table:table-cell>
          <table:table-cell table:style-name="ce8" table:number-columns-repeated="18"/>
          <table:table-cell table:number-columns-repeated="998"/>
        </table:table-row>
        <table:table-row table:style-name="ro2">
          <table:table-cell table:style-name="ce2" office:value-type="string">
            <text:p>ILLUM_SPECTRAL_EMITTERS</text:p>
          </table:table-cell>
          <table:table-cell table:style-name="ce2" office:value-type="string">
            <text:p>$illum_spectral_emitters$ Aura</text:p>
          </table:table-cell>
          <table:table-cell table:style-name="ce2" office:value-type="string">
            <text:p>Аура - $illum_spectral_emitters$</text:p>
          </table:table-cell>
          <table:table-cell table:number-columns-repeated="5" table:style-name="ce2" office:value-type="string">
            <text:p>$illum_spectral_emitters$ Aura</text:p>
          </table:table-cell>
          <table:table-cell table:style-name="ce8" table:number-columns-repeated="18"/>
          <table:table-cell table:number-columns-repeated="998"/>
        </table:table-row>
        <table:table-row table:style-name="ro2">
          <table:table-cell table:style-name="ce2" office:value-type="string">
            <text:p>illum_spectral_emitters</text:p>
          </table:table-cell>
          <table:table-cell table:style-name="ce2" office:value-type="string">
            <text:p>Illum Spectral Emitters</text:p>
          </table:table-cell>
          <table:table-cell table:style-name="ce2" office:value-type="string">
            <text:p>Иллумные спектральные эмиттеры</text:p>
          </table:table-cell>
          <table:table-cell table:style-name="ce2" office:value-type="string">
            <text:p>Illum Spektrale Emitter</text:p>
          </table:table-cell>
          <table:table-cell table:style-name="ce2" office:value-type="string">
            <text:p>Emissores espectrais Illum</text:p>
          </table:table-cell>
          <table:table-cell table:style-name="ce2" office:value-type="string">
            <text:p>Emetteurs spectraux Illum</text:p>
          </table:table-cell>
          <table:table-cell table:style-name="ce2" office:value-type="string">
            <text:p>Illum Spectral Emitters</text:p>
          </table:table-cell>
          <table:table-cell table:style-name="ce2" office:value-type="string">
            <text:p>Emisores Espectrales Illum</text:p>
          </table:table-cell>
          <table:table-cell table:style-name="ce8" table:number-columns-repeated="18"/>
          <table:table-cell table:number-columns-repeated="998"/>
        </table:table-row>
        <table:table-row table:style-name="ro2">
          <table:table-cell table:style-name="ce2" office:value-type="string">
            <text:p>improves_deep_core_mining</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2" office:value-type="string">
            <text:p>§HProjekte Verbesserung§!</text:p>
          </table:table-cell>
          <table:table-cell table:style-name="ce2" office:value-type="string">
            <text:p>§ Melhoria de projetos</text:p>
          </table:table-cell>
          <table:table-cell table:style-name="ce2" office:value-type="string">
            <text:p>§Projects Amélioration§!</text:p>
          </table:table-cell>
          <table:table-cell table:style-name="ce2" office:value-type="string">
            <text:p>§Ulepszenia projektów §!</text:p>
          </table:table-cell>
          <table:table-cell table:style-name="ce2" office:value-type="string">
            <text:p>§HProyectos de Mejora§!</text:p>
          </table:table-cell>
          <table:table-cell table:style-name="ce8" table:number-columns-repeated="18"/>
          <table:table-cell table:number-columns-repeated="998"/>
        </table:table-row>
        <table:table-row table:style-name="ro9">
          <table:table-cell table:style-name="ce2" office:value-type="string">
            <text:p>improves_deep_core_mining_desc</text:p>
          </table:table-cell>
          <table:table-cell table:style-name="ce2" office:value-type="string">
            <text:p>Reduced the chance of a catastrophic outcome when establishing a §H$deep_core_mining$§! by §G50%§! .</text:p>
          </table:table-cell>
          <table:table-cell table:style-name="ce2" office:value-type="string">
            <text:p>Снижение вероятности катастрофического результата при использовании §H$deep_core_mining$§! на §G50%§! .</text:p>
          </table:table-cell>
          <table:table-cell table:number-columns-repeated="5" table:style-name="ce2" office:value-type="string">
            <text:p>Reduced the chance of a catastrophic outcome when establishing a §H$deep_core_mining$§! by §G50%§! .</text:p>
          </table:table-cell>
          <table:table-cell table:style-name="ce8" table:number-columns-repeated="18"/>
          <table:table-cell table:number-columns-repeated="998"/>
        </table:table-row>
        <table:table-row table:style-name="ro2">
          <table:table-cell table:style-name="ce2" office:value-type="string">
            <text:p>improves_geothermal_tap</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2" office:value-type="string">
            <text:p>§HProjekte Verbesserung§!</text:p>
          </table:table-cell>
          <table:table-cell table:style-name="ce2" office:value-type="string">
            <text:p>§ Melhoria de projetos</text:p>
          </table:table-cell>
          <table:table-cell table:style-name="ce2" office:value-type="string">
            <text:p>§Projects Amélioration§!</text:p>
          </table:table-cell>
          <table:table-cell table:style-name="ce2" office:value-type="string">
            <text:p>§Ulepszenia projektów §!</text:p>
          </table:table-cell>
          <table:table-cell table:style-name="ce2" office:value-type="string">
            <text:p>§HProyectos de Mejora§!</text:p>
          </table:table-cell>
          <table:table-cell table:style-name="ce8" table:number-columns-repeated="18"/>
          <table:table-cell table:number-columns-repeated="998"/>
        </table:table-row>
        <table:table-row table:style-name="ro9">
          <table:table-cell table:style-name="ce2" office:value-type="string">
            <text:p>improves_geothermal_tap_desc</text:p>
          </table:table-cell>
          <table:table-cell table:style-name="ce2" office:value-type="string">
            <text:p>Reduced the chance of a catastrophic outcome when establishing a §H$geothermal_tap$§! by §G50%§! .</text:p>
          </table:table-cell>
          <table:table-cell table:style-name="ce2" office:value-type="string">
            <text:p>Снижение вероятности катастрофического результата при использовании §H$geothermal_tap$t§! на §G50%§! .</text:p>
          </table:table-cell>
          <table:table-cell table:number-columns-repeated="5" table:style-name="ce2" office:value-type="string">
            <text:p>Reduced the chance of a catastrophic outcome when establishing a §H$geothermal_tap$§! by §G50%§! .</text:p>
          </table:table-cell>
          <table:table-cell table:style-name="ce8" table:number-columns-repeated="18"/>
          <table:table-cell table:number-columns-repeated="998"/>
        </table:table-row>
        <table:table-row table:style-name="ro2">
          <table:table-cell table:style-name="ce2" office:value-type="string">
            <text:p>improves_soil_harvesting_projects</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2" office:value-type="string">
            <text:p>§HProjekte Verbesserung§!</text:p>
          </table:table-cell>
          <table:table-cell table:style-name="ce2" office:value-type="string">
            <text:p>§ Melhoria de projetos</text:p>
          </table:table-cell>
          <table:table-cell table:style-name="ce2" office:value-type="string">
            <text:p>§Projects Amélioration§!</text:p>
          </table:table-cell>
          <table:table-cell table:style-name="ce2" office:value-type="string">
            <text:p>§Ulepszenia projektów §!</text:p>
          </table:table-cell>
          <table:table-cell table:style-name="ce2" office:value-type="string">
            <text:p>§HProyectos de Mejora§!</text:p>
          </table:table-cell>
          <table:table-cell table:style-name="ce8" table:number-columns-repeated="18"/>
          <table:table-cell table:number-columns-repeated="998"/>
        </table:table-row>
        <table:table-row table:style-name="ro11">
          <table:table-cell table:style-name="ce2" office:value-type="string">
            <text:p>improves_soil_harvesting_projects_desc</text:p>
          </table:table-cell>
          <table:table-cell table:style-name="ce2" office:value-type="string">
            <text:p>Reduced the chance of depleted tiles to spawn when §H$soil_harvesting$§! by §G50%§! .</text:p>
          </table:table-cell>
          <table:table-cell table:style-name="ce2" office:value-type="string">
            <text:p>Уменьшение шанса появления истощённых клеток после §H$soil_harvesting$§! на §G50%§! .</text:p>
          </table:table-cell>
          <table:table-cell table:number-columns-repeated="5" table:style-name="ce2" office:value-type="string">
            <text:p>Reduced the chance of depleted tiles to spawn when §H$soil_harvesting$§! by §G50%§! .</text:p>
          </table:table-cell>
          <table:table-cell table:style-name="ce8" table:number-columns-repeated="18"/>
          <table:table-cell table:number-columns-repeated="998"/>
        </table:table-row>
        <table:table-row table:style-name="ro2">
          <table:table-cell table:style-name="ce2" office:value-type="string">
            <text:p>improves_tectonic_engineering_projects</text:p>
          </table:table-cell>
          <table:table-cell table:style-name="ce2" office:value-type="string">
            <text:p>§HProjects Improvement§!</text:p>
          </table:table-cell>
          <table:table-cell table:style-name="ce2" office:value-type="string">
            <text:p>§HУлучшениепланетарного проекта§!</text:p>
          </table:table-cell>
          <table:table-cell table:style-name="ce2" office:value-type="string">
            <text:p>§HProjekte Verbesserung§!</text:p>
          </table:table-cell>
          <table:table-cell table:style-name="ce2" office:value-type="string">
            <text:p>§ Melhoria de projetos</text:p>
          </table:table-cell>
          <table:table-cell table:style-name="ce2" office:value-type="string">
            <text:p>§Projects Amélioration§!</text:p>
          </table:table-cell>
          <table:table-cell table:style-name="ce2" office:value-type="string">
            <text:p>§Ulepszenia projektów §!</text:p>
          </table:table-cell>
          <table:table-cell table:style-name="ce2" office:value-type="string">
            <text:p>§HProyectos de Mejora§!</text:p>
          </table:table-cell>
          <table:table-cell table:style-name="ce8" table:number-columns-repeated="18"/>
          <table:table-cell table:number-columns-repeated="998"/>
        </table:table-row>
        <table:table-row table:style-name="ro8">
          <table:table-cell table:style-name="ce2" office:value-type="string">
            <text:p>improves_tectonic_engineering_projects_desc</text:p>
          </table:table-cell>
          <table:table-cell table:style-name="ce2" office:value-type="string">
            <text:p>Reduced the chance of a catastrophic outcome when increasing planet size using §HTectonic Engineering§! by §G50%§! .</text:p>
          </table:table-cell>
          <table:table-cell table:style-name="ce2" office:value-type="string">
            <text:p>Снижение вероятности катастрофического исхода при увеличении размера планеты с помощью §HТектонической инженерии§! на §G50%§! .</text:p>
          </table:table-cell>
          <table:table-cell table:style-name="ce2" office:value-type="string">
            <text:p>Reduzierte die Wahrscheinlichkeit eines katastrophalen Ergebnisses bei der Vergrößerung der Planetengröße mit Hilfe von §HTectonic Engineering§! nach §G50% §! .</text:p>
          </table:table-cell>
          <table:table-cell table:style-name="ce2" office:value-type="string">
            <text:p>Reduziu a chance de um resultado catastrófico ao aumentar o tamanho do planeta usando §HTectonic Engineering§! por §G50% §! .</text:p>
          </table:table-cell>
          <table:table-cell table:style-name="ce2" office:value-type="string">
            <text:p>Réduit les chances d'un résultat catastrophique en augmentant la taille de la planète en utilisant §HTectonic Engineering§! par §50% §! .</text:p>
          </table:table-cell>
          <table:table-cell table:style-name="ce2" office:value-type="string">
            <text:p>Zmniejszono szansę na katastrofalny wynik przy zwiększaniu wielkości planety za pomocą §HTektonic Engineering§! §50% §! .</text:p>
          </table:table-cell>
          <table:table-cell table:style-name="ce2" office:value-type="string">
            <text:p>¡Se reducen las posibilidades de un resultado catastrófico al aumentar el tamaño del planeta con §H. Ingeniería electrónica§! por §G50% §! .</text:p>
          </table:table-cell>
          <table:table-cell table:style-name="ce8" table:number-columns-repeated="18"/>
          <table:table-cell table:number-columns-repeated="998"/>
        </table:table-row>
        <table:table-row table:style-name="ro1">
          <table:table-cell table:style-name="ce2" office:value-type="string">
            <text:p>income</text:p>
          </table:table-cell>
          <table:table-cell table:style-name="ce2" office:value-type="string">
            <text:p>Monthly Income</text:p>
          </table:table-cell>
          <table:table-cell table:style-name="ce2" office:value-type="string">
            <text:p>Ежемесячный доход</text:p>
          </table:table-cell>
          <table:table-cell table:style-name="ce2" office:value-type="string">
            <text:p>Monatliches Einkommen</text:p>
          </table:table-cell>
          <table:table-cell table:style-name="ce2" office:value-type="string">
            <text:p>Renda Mensal</text:p>
          </table:table-cell>
          <table:table-cell table:style-name="ce2" office:value-type="string">
            <text:p>Revenu mensuel</text:p>
          </table:table-cell>
          <table:table-cell table:style-name="ce2" office:value-type="string">
            <text:p>Miesięczny przychód</text:p>
          </table:table-cell>
          <table:table-cell table:style-name="ce2" office:value-type="string">
            <text:p>Ingreso mensual</text:p>
          </table:table-cell>
          <table:table-cell table:style-name="ce8" table:number-columns-repeated="18"/>
          <table:table-cell table:number-columns-repeated="998"/>
        </table:table-row>
        <table:table-row table:style-name="ro3">
          <table:table-cell table:style-name="ce2" office:value-type="string">
            <text:p>insufficent_sr_dark_matter_fuel_rods</text:p>
          </table:table-cell>
          <table:table-cell table:style-name="ce2" office:value-type="string">
            <text:p>Insufficent §R$sr_dark_matter_fuel_rods$§!</text:p>
          </table:table-cell>
          <table:table-cell table:style-name="ce2" office:value-type="string">
            <text:p>Недостаточно §R$sr_dark_matter_fuel_rods$§!</text:p>
          </table:table-cell>
          <table:table-cell table:number-columns-repeated="5" table:style-name="ce2" office:value-type="string">
            <text:p>Insufficent §R$sr_dark_matter_fuel_rods$§!</text:p>
          </table:table-cell>
          <table:table-cell table:style-name="ce8" table:number-columns-repeated="18"/>
          <table:table-cell table:number-columns-repeated="998"/>
        </table:table-row>
        <table:table-row table:style-name="ro13">
          <table:table-cell table:style-name="ce2" office:value-type="string">
            <text:p>living_metal_discovered_country</text:p>
          </table:table-cell>
          <table:table-cell table:number-columns-repeated="7" table:style-name="ce2" office:value-type="string">
            <text:p>\n£sr_living_metal §H$sr_living_metal$§!\n$sr_living_metal_desc$\n\n</text:p>
          </table:table-cell>
          <table:table-cell table:style-name="ce8" table:number-columns-repeated="18"/>
          <table:table-cell table:number-columns-repeated="998"/>
        </table:table-row>
        <table:table-row table:style-name="ro2">
          <table:table-cell table:style-name="ce2" office:value-type="string">
            <text:p>living_metal_discovered_ship</text:p>
          </table:table-cell>
          <table:table-cell table:number-columns-repeated="7" table:style-name="ce2" office:value-type="string">
            <text:p>$living_metal_discovered_country$</text:p>
          </table:table-cell>
          <table:table-cell table:style-name="ce8" table:number-columns-repeated="18"/>
          <table:table-cell table:number-columns-repeated="998"/>
        </table:table-row>
        <table:table-row table:style-name="ro1">
          <table:table-cell table:style-name="ce2" office:value-type="string">
            <text:p>locale_key</text:p>
          </table:table-cell>
          <table:table-cell table:style-name="ce2" office:value-type="string">
            <text:p>english</text:p>
          </table:table-cell>
          <table:table-cell table:style-name="ce2" office:value-type="string">
            <text:p>russian</text:p>
          </table:table-cell>
          <table:table-cell table:style-name="ce2" office:value-type="string">
            <text:p>german</text:p>
          </table:table-cell>
          <table:table-cell table:style-name="ce2" office:value-type="string">
            <text:p>Inglês</text:p>
          </table:table-cell>
          <table:table-cell table:style-name="ce2" office:value-type="string">
            <text:p>Anglais</text:p>
          </table:table-cell>
          <table:table-cell table:style-name="ce2" office:value-type="string">
            <text:p>język angielski</text:p>
          </table:table-cell>
          <table:table-cell table:style-name="ce2" office:value-type="string">
            <text:p>Inglés</text:p>
          </table:table-cell>
          <table:table-cell table:style-name="ce8" table:number-columns-repeated="18"/>
          <table:table-cell table:number-columns-repeated="998"/>
        </table:table-row>
        <table:table-row table:style-name="ro13">
          <table:table-cell table:style-name="ce2" office:value-type="string">
            <text:p>lythuric_discovered_country</text:p>
          </table:table-cell>
          <table:table-cell table:number-columns-repeated="7" table:style-name="ce2" office:value-type="string">
            <text:p>\n£sr_lythuric §H$sr_lythuric$§!\n$sr_lythuric_desc$\n\n</text:p>
          </table:table-cell>
          <table:table-cell table:style-name="ce8" table:number-columns-repeated="18"/>
          <table:table-cell table:number-columns-repeated="998"/>
        </table:table-row>
        <table:table-row table:style-name="ro2">
          <table:table-cell table:style-name="ce2" office:value-type="string">
            <text:p>lythuric_discovered_ship</text:p>
          </table:table-cell>
          <table:table-cell table:number-columns-repeated="7" table:style-name="ce2" office:value-type="string">
            <text:p>$lythuric_discovered_country$</text:p>
          </table:table-cell>
          <table:table-cell table:style-name="ce8" table:number-columns-repeated="18"/>
          <table:table-cell table:number-columns-repeated="998"/>
        </table:table-row>
        <table:table-row table:style-name="ro1">
          <table:table-cell table:style-name="ce2" office:value-type="string">
            <text:p>n_a</text:p>
          </table:table-cell>
          <table:table-cell table:number-columns-repeated="2" table:style-name="ce2" office:value-type="string">
            <text:p>§WN/A§!</text:p>
          </table:table-cell>
          <table:table-cell table:number-columns-repeated="5" table:style-name="ce2" office:value-type="string">
            <text:p>§WN / A§!</text:p>
          </table:table-cell>
          <table:table-cell table:style-name="ce8" table:number-columns-repeated="18"/>
          <table:table-cell table:number-columns-repeated="998"/>
        </table:table-row>
        <table:table-row table:style-name="ro13">
          <table:table-cell table:style-name="ce2" office:value-type="string">
            <text:p>neodymium_discovered_country</text:p>
          </table:table-cell>
          <table:table-cell table:number-columns-repeated="7" table:style-name="ce2" office:value-type="string">
            <text:p>\n£sr_neodymium §H$sr_neodymium$§!\n$sr_neodymium_desc$\n\n</text:p>
          </table:table-cell>
          <table:table-cell table:style-name="ce8" table:number-columns-repeated="18"/>
          <table:table-cell table:number-columns-repeated="998"/>
        </table:table-row>
        <table:table-row table:style-name="ro2">
          <table:table-cell table:style-name="ce2" office:value-type="string">
            <text:p>neodymium_discovered_ship</text:p>
          </table:table-cell>
          <table:table-cell table:number-columns-repeated="7" table:style-name="ce2" office:value-type="string">
            <text:p>$neodymium_discovered_country$</text:p>
          </table:table-cell>
          <table:table-cell table:style-name="ce8" table:number-columns-repeated="18"/>
          <table:table-cell table:number-columns-repeated="998"/>
        </table:table-row>
        <table:table-row table:style-name="ro13">
          <table:table-cell table:style-name="ce2" office:value-type="string">
            <text:p>neorite_discovered_country</text:p>
          </table:table-cell>
          <table:table-cell table:number-columns-repeated="7" table:style-name="ce2" office:value-type="string">
            <text:p>\n£sr_neorite §H$sr_neorite$§!\n$sr_neorite_desc$\n\n</text:p>
          </table:table-cell>
          <table:table-cell table:style-name="ce8" table:number-columns-repeated="18"/>
          <table:table-cell table:number-columns-repeated="998"/>
        </table:table-row>
        <table:table-row table:style-name="ro2">
          <table:table-cell table:style-name="ce2" office:value-type="string">
            <text:p>neorite_discovered_ship</text:p>
          </table:table-cell>
          <table:table-cell table:number-columns-repeated="7" table:style-name="ce2" office:value-type="string">
            <text:p>$neorite_discovered_country$</text:p>
          </table:table-cell>
          <table:table-cell table:style-name="ce8" table:number-columns-repeated="18"/>
          <table:table-cell table:number-columns-repeated="998"/>
        </table:table-row>
        <table:table-row table:style-name="ro13">
          <table:table-cell table:style-name="ce2" office:value-type="string">
            <text:p>neutronium_discovered_country</text:p>
          </table:table-cell>
          <table:table-cell table:number-columns-repeated="7" table:style-name="ce2" office:value-type="string">
            <text:p>\n£sr_neutronium §H$sr_neutronium$§!\n$sr_neutronium_desc$\n\n</text:p>
          </table:table-cell>
          <table:table-cell table:style-name="ce8" table:number-columns-repeated="18"/>
          <table:table-cell table:number-columns-repeated="998"/>
        </table:table-row>
        <table:table-row table:style-name="ro2">
          <table:table-cell table:style-name="ce2" office:value-type="string">
            <text:p>neutronium_discovered_ship</text:p>
          </table:table-cell>
          <table:table-cell table:number-columns-repeated="7" table:style-name="ce2" office:value-type="string">
            <text:p>$neutronium_discovered_country$</text:p>
          </table:table-cell>
          <table:table-cell table:style-name="ce8" table:number-columns-repeated="18"/>
          <table:table-cell table:number-columns-repeated="998"/>
        </table:table-row>
        <table:table-row table:style-name="ro13">
          <table:table-cell table:style-name="ce2" office:value-type="string">
            <text:p>orillium_discovered_country</text:p>
          </table:table-cell>
          <table:table-cell table:number-columns-repeated="7" table:style-name="ce2" office:value-type="string">
            <text:p>\n£sr_orillium §H$sr_orillium$§!\n$sr_orillium_desc$\n\n</text:p>
          </table:table-cell>
          <table:table-cell table:style-name="ce8" table:number-columns-repeated="18"/>
          <table:table-cell table:number-columns-repeated="998"/>
        </table:table-row>
        <table:table-row table:style-name="ro2">
          <table:table-cell table:style-name="ce2" office:value-type="string">
            <text:p>orillium_discovered_ship</text:p>
          </table:table-cell>
          <table:table-cell table:number-columns-repeated="7" table:style-name="ce2" office:value-type="string">
            <text:p>$orillium_discovered_country$</text:p>
          </table:table-cell>
          <table:table-cell table:style-name="ce8" table:number-columns-repeated="18"/>
          <table:table-cell table:number-columns-repeated="998"/>
        </table:table-row>
        <table:table-row table:style-name="ro2">
          <table:table-cell table:style-name="ce2" office:value-type="string">
            <text:p>pc_asteroidal_carbometallic_rock_mined</text:p>
          </table:table-cell>
          <table:table-cell table:style-name="ce2" office:value-type="string">
            <text:p>Carbometallic Rock Mined</text:p>
          </table:table-cell>
          <table:table-cell table:style-name="ce2" office:value-type="string">
            <text:p>Добытая карбометаллическая порода</text:p>
          </table:table-cell>
          <table:table-cell table:style-name="ce2" office:value-type="string">
            <text:p>Kohlenstoffmetallischer Felsen abgebaut</text:p>
          </table:table-cell>
          <table:table-cell table:style-name="ce2" office:value-type="string">
            <text:p>Carbon Metallic Rock Mined</text:p>
          </table:table-cell>
          <table:table-cell table:style-name="ce2" office:value-type="string">
            <text:p>Roche métallifère minérale</text:p>
          </table:table-cell>
          <table:table-cell table:style-name="ce2" office:value-type="string">
            <text:p>Carbon Metallic Rock Mined</text:p>
          </table:table-cell>
          <table:table-cell table:style-name="ce2" office:value-type="string">
            <text:p>Roca Metálica de Carbono Minada</text:p>
          </table:table-cell>
          <table:table-cell table:style-name="ce8" table:number-columns-repeated="18"/>
          <table:table-cell table:number-columns-repeated="998"/>
        </table:table-row>
        <table:table-row table:style-name="ro4">
          <table:table-cell table:style-name="ce2" office:value-type="string">
            <text:p>pc_asteroidal_carbometallic_rock_mined_desc</text:p>
          </table:table-cell>
          <table:table-cell table:style-name="ce2" office:value-type="string">
            <text:p>This modifier reflects the extensive asteroid mining operation taking place on this planet. The income it generates is spread across an extended period.</text:p>
          </table:table-cell>
          <table:table-cell table:style-name="ce2" office:value-type="string">
            <text:p>Этот модификатор отражает обширную операцию по добыче на астероиде. Получаемый им доход распространяется в течение длительного периода.</text:p>
          </table:table-cell>
          <table:table-cell table:style-name="ce2" office:value-type="string">
            <text:p>Dieser Modifikator spiegelt den extensiven Asteroidenbergbau wider, der auf diesem Planeten stattfindet. Die daraus erzielten Erträge verteilen sich über einen längeren Zeitraum.</text:p>
          </table:table-cell>
          <table:table-cell table:style-name="ce2" office:value-type="string">
            <text:p>Este modificador reflete a extensa operação de mineração de asteróides que está ocorrendo neste planeta. A receita gerada é distribuída por um período prolongado.</text:p>
          </table:table-cell>
          <table:table-cell table:style-name="ce2" office:value-type="string">
            <text:p>Ce modificateur reflète la vaste opération minière d'astéroïdes qui a lieu sur cette planète. Le revenu qu'il génère est réparti sur une période prolongée.</text:p>
          </table:table-cell>
          <table:table-cell table:style-name="ce2" office:value-type="string">
            <text:p>Ten modyfikator odzwierciedla rozległą operację wydobywania asteroidów na tej planecie. Dochody, które generuje, są rozłożone na dłuższy okres.</text:p>
          </table:table-cell>
          <table:table-cell table:style-name="ce2" office:value-type="string">
            <text:p>Este modificador refleja la extensa operación minera de asteroides que tiene lugar en este planeta. El ingreso que genera se extiende a lo largo de un período prolongado.</text:p>
          </table:table-cell>
          <table:table-cell table:style-name="ce8" table:number-columns-repeated="18"/>
          <table:table-cell table:number-columns-repeated="998"/>
        </table:table-row>
        <table:table-row table:style-name="ro2">
          <table:table-cell table:style-name="ce2" office:value-type="string">
            <text:p>pc_asteroidal_energy_rich_rock_mined</text:p>
          </table:table-cell>
          <table:table-cell table:style-name="ce2" office:value-type="string">
            <text:p>Energy Rich Rock Mined</text:p>
          </table:table-cell>
          <table:table-cell table:style-name="ce2" office:value-type="string">
            <text:p>Энергообогащёная порода</text:p>
          </table:table-cell>
          <table:table-cell table:style-name="ce2" office:value-type="string">
            <text:p>Energiereicher Felsen abgebaut</text:p>
          </table:table-cell>
          <table:table-cell table:style-name="ce2" office:value-type="string">
            <text:p>Energia Rich Rock Mined</text:p>
          </table:table-cell>
          <table:table-cell table:style-name="ce2" office:value-type="string">
            <text:p>L'énergie Rich Rock Mined</text:p>
          </table:table-cell>
          <table:table-cell table:style-name="ce2" office:value-type="string">
            <text:p>Bogata w energię skała skalna</text:p>
          </table:table-cell>
          <table:table-cell table:style-name="ce2" office:value-type="string">
            <text:p>Energía rica roca minera</text:p>
          </table:table-cell>
          <table:table-cell table:style-name="ce8" table:number-columns-repeated="18"/>
          <table:table-cell table:number-columns-repeated="998"/>
        </table:table-row>
        <table:table-row table:style-name="ro3">
          <table:table-cell table:style-name="ce2" office:value-type="string">
            <text:p>pc_asteroidal_energy_rich_rock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13">
          <table:table-cell table:style-name="ce2" office:value-type="string">
            <text:p>pc_asteroidal_energy_ultra_rich_rock_mined</text:p>
          </table:table-cell>
          <table:table-cell table:style-name="ce2" office:value-type="string">
            <text:p>Energy Ultra-Rich Rock Mined</text:p>
          </table:table-cell>
          <table:table-cell table:style-name="ce2" office:value-type="string">
            <text:p>Энергообогащёная порода</text:p>
          </table:table-cell>
          <table:table-cell table:style-name="ce2" office:value-type="string">
            <text:p>Energie Ultra-Rich Rock Mining</text:p>
          </table:table-cell>
          <table:table-cell table:style-name="ce2" office:value-type="string">
            <text:p>Energia Extremamente Rica em Rochas Mineradas</text:p>
          </table:table-cell>
          <table:table-cell table:style-name="ce2" office:value-type="string">
            <text:p>L'énergie minière ultra-riche</text:p>
          </table:table-cell>
          <table:table-cell table:style-name="ce2" office:value-type="string">
            <text:p>Energia Ultra-Rich Rock Mined</text:p>
          </table:table-cell>
          <table:table-cell table:style-name="ce2" office:value-type="string">
            <text:p>Energía Ultra-Rich Rock Mined</text:p>
          </table:table-cell>
          <table:table-cell table:style-name="ce8" table:number-columns-repeated="18"/>
          <table:table-cell table:number-columns-repeated="998"/>
        </table:table-row>
        <table:table-row table:style-name="ro3">
          <table:table-cell table:style-name="ce2" office:value-type="string">
            <text:p>pc_asteroidal_energy_ultra_rich_rock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2">
          <table:table-cell table:style-name="ce2" office:value-type="string">
            <text:p>pc_asteroidal_mineral_rich_rock_mined</text:p>
          </table:table-cell>
          <table:table-cell table:style-name="ce2" office:value-type="string">
            <text:p>Mineral Rich Rock Mined</text:p>
          </table:table-cell>
          <table:table-cell table:style-name="ce2" office:value-type="string">
            <text:p>Минеральная порода</text:p>
          </table:table-cell>
          <table:table-cell table:style-name="ce2" office:value-type="string">
            <text:p>Mineral Rich Rock abgebaut</text:p>
          </table:table-cell>
          <table:table-cell table:style-name="ce2" office:value-type="string">
            <text:p>Mineral Rich Rock Minado</text:p>
          </table:table-cell>
          <table:table-cell table:style-name="ce2" office:value-type="string">
            <text:p>Minéraux Rich Rock Mined</text:p>
          </table:table-cell>
          <table:table-cell table:style-name="ce2" office:value-type="string">
            <text:p>Mineral Rich Rock Mined</text:p>
          </table:table-cell>
          <table:table-cell table:style-name="ce2" office:value-type="string">
            <text:p>Mineral Rich Rock Minado</text:p>
          </table:table-cell>
          <table:table-cell table:style-name="ce8" table:number-columns-repeated="18"/>
          <table:table-cell table:number-columns-repeated="998"/>
        </table:table-row>
        <table:table-row table:style-name="ro3">
          <table:table-cell table:style-name="ce2" office:value-type="string">
            <text:p>pc_asteroidal_mineral_rich_rock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2">
          <table:table-cell table:style-name="ce2" office:value-type="string">
            <text:p>pc_asteroidal_mineral_ultra_rich_rock_mined</text:p>
          </table:table-cell>
          <table:table-cell table:style-name="ce2" office:value-type="string">
            <text:p>Mineral Ultra-Rich Rock Mined</text:p>
          </table:table-cell>
          <table:table-cell table:style-name="ce2" office:value-type="string">
            <text:p>Минеральная порода</text:p>
          </table:table-cell>
          <table:table-cell table:style-name="ce2" office:value-type="string">
            <text:p>Mineral Ultra-Rich Rock Mining</text:p>
          </table:table-cell>
          <table:table-cell table:style-name="ce2" office:value-type="string">
            <text:p>Mineral Ultra-Rich Rock Mined</text:p>
          </table:table-cell>
          <table:table-cell table:style-name="ce2" office:value-type="string">
            <text:p>Roche minérale ultra-riche</text:p>
          </table:table-cell>
          <table:table-cell table:style-name="ce2" office:value-type="string">
            <text:p>Mineral Ultra-Rich Rock Mined</text:p>
          </table:table-cell>
          <table:table-cell table:style-name="ce2" office:value-type="string">
            <text:p>Mineral ultra rico roca minera</text:p>
          </table:table-cell>
          <table:table-cell table:style-name="ce8" table:number-columns-repeated="18"/>
          <table:table-cell table:number-columns-repeated="998"/>
        </table:table-row>
        <table:table-row table:style-name="ro3">
          <table:table-cell table:style-name="ce2" office:value-type="string">
            <text:p>pc_asteroidal_mineral_ultra_rich_rock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2">
          <table:table-cell table:style-name="ce2" office:value-type="string">
            <text:p>pc_asteroidal_planetoid</text:p>
          </table:table-cell>
          <table:table-cell table:style-name="ce2" office:value-type="string">
            <text:p>Carbometallic Asteroidal</text:p>
          </table:table-cell>
          <table:table-cell table:style-name="ce2" office:value-type="string">
            <text:p>Карбонометаллический астероид</text:p>
          </table:table-cell>
          <table:table-cell table:style-name="ce2" office:value-type="string">
            <text:p>Carbometallischer Asteroidal</text:p>
          </table:table-cell>
          <table:table-cell table:style-name="ce2" office:value-type="string">
            <text:p>Carbometálico Asteroidal</text:p>
          </table:table-cell>
          <table:table-cell table:style-name="ce2" office:value-type="string">
            <text:p>Asteroïde carbométallique</text:p>
          </table:table-cell>
          <table:table-cell table:style-name="ce2" office:value-type="string">
            <text:p>Carbometallic Asteroidal</text:p>
          </table:table-cell>
          <table:table-cell table:style-name="ce2" office:value-type="string">
            <text:p>Asteroidal carbometálico</text:p>
          </table:table-cell>
          <table:table-cell table:style-name="ce8" table:number-columns-repeated="18"/>
          <table:table-cell table:number-columns-repeated="998"/>
        </table:table-row>
        <table:table-row table:style-name="ro5">
          <table:table-cell table:style-name="ce2" office:value-type="string">
            <text:p>pc_asteroidal_planetoid_desc</text:p>
          </table:table-cell>
          <table:table-cell table:style-name="ce2" office:value-type="string">
            <text:p>This very large asteroid is composed of mineral rich carbonized rock. Its relatively high mass rotation make it a candidate for colonization. Such an effort though will require sigifnicant resources.</text:p>
          </table:table-cell>
          <table:table-cell table:style-name="ce2" office:value-type="string">
            <text:p>Этот очень большой астероид состоит из минерализованной карбонизированной породы. Его относительно высокая масса делает его кандидатом на колонизацию. Однако такие усилия потребуют соответствующих ресурсов.</text:p>
          </table:table-cell>
          <table:table-cell table:style-name="ce2" office:value-type="string">
            <text:p>Dieser sehr große Asteroid besteht aus mineralreichem karbonisiertem Gestein. Seine relativ hohe Massenrotation macht es zu einem Kandidaten für die Kolonisierung. Eine solche Bemühung erfordert jedoch bedeutende Ressourcen.</text:p>
          </table:table-cell>
          <table:table-cell table:style-name="ce2" office:value-type="string">
            <text:p>Este asteróide muito grande é composto por rochas carbonizadas ricas em minerais. Sua rotação de massa relativamente alta o torna candidato à colonização. Tal esforço, entretanto, exigirá recursos sigificantes.</text:p>
          </table:table-cell>
          <table:table-cell table:style-name="ce2" office:value-type="string">
            <text:p>Ce très gros astéroïde est composé de roche carbonisée riche en minéraux. Sa rotation de masse relativement élevée en fait un candidat à la colonisation. Un tel effort exigera cependant des ressources sigifnicantes.</text:p>
          </table:table-cell>
          <table:table-cell table:style-name="ce2" office:value-type="string">
            <text:p>Ta bardzo duża asteroida składa się z bogatej w minerały karbonizowanej skały. Jego względnie wysoka rotacja masy czyni go kandydatem do kolonizacji. Taki wysiłek wymagać będzie jednak znacznych zasobów.</text:p>
          </table:table-cell>
          <table:table-cell table:style-name="ce2" office:value-type="string">
            <text:p>Este gran asteroide está compuesto de rocas mineralizadas ricas en carbono. Su rotación de masa relativamente alta lo hace un candidato para la colonización. Sin embargo, tal esfuerzo requerirá recursos sig nificantes.</text:p>
          </table:table-cell>
          <table:table-cell table:style-name="ce8" table:number-columns-repeated="18"/>
          <table:table-cell table:number-columns-repeated="998"/>
        </table:table-row>
        <table:table-row table:style-name="ro2">
          <table:table-cell table:style-name="ce2" office:value-type="string">
            <text:p>pc_asteroidal_planetoid_habitability</text:p>
          </table:table-cell>
          <table:table-cell table:style-name="ce2" office:value-type="string">
            <text:p>Voidhome Habitability</text:p>
          </table:table-cell>
          <table:table-cell table:style-name="ce2" office:value-type="string">
            <text:p>Адаптация - вакуумная среда</text:p>
          </table:table-cell>
          <table:table-cell table:style-name="ce2" office:value-type="string">
            <text:p>Voidhome Habitabilität</text:p>
          </table:table-cell>
          <table:table-cell table:style-name="ce2" office:value-type="string">
            <text:p>Habitabilidade do Voidhome</text:p>
          </table:table-cell>
          <table:table-cell table:style-name="ce2" office:value-type="string">
            <text:p>Habitabilité Voidhome</text:p>
          </table:table-cell>
          <table:table-cell table:style-name="ce2" office:value-type="string">
            <text:p>Voidhome Habitability</text:p>
          </table:table-cell>
          <table:table-cell table:style-name="ce2" office:value-type="string">
            <text:p>Habitabilidad de Voidhome</text:p>
          </table:table-cell>
          <table:table-cell table:style-name="ce8" table:number-columns-repeated="18"/>
          <table:table-cell table:number-columns-repeated="998"/>
        </table:table-row>
        <table:table-row table:style-name="ro1">
          <table:table-cell table:style-name="ce2" office:value-type="string">
            <text:p>pc_asteroidal_planetoid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2" office:value-type="string">
            <text:p>Voidhome-Innenraum</text:p>
          </table:table-cell>
          <table:table-cell table:style-name="ce2" office:value-type="string">
            <text:p>Voidhome Interior</text:p>
          </table:table-cell>
          <table:table-cell table:style-name="ce2" office:value-type="string">
            <text:p>Voidhome Intérieur</text:p>
          </table:table-cell>
          <table:table-cell table:style-name="ce2" office:value-type="string">
            <text:p>Wnętrze Voidhome</text:p>
          </table:table-cell>
          <table:table-cell table:style-name="ce2" office:value-type="string">
            <text:p>Voidhome Interior</text:p>
          </table:table-cell>
          <table:table-cell table:style-name="ce8" table:number-columns-repeated="18"/>
          <table:table-cell table:number-columns-repeated="998"/>
        </table:table-row>
        <table:table-row table:style-name="ro7">
          <table:table-cell table:style-name="ce2" office:value-type="string">
            <text:p>pc_asteroidal_planetoid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text:p>
          </table:table-cell>
          <table:table-cell table:style-name="ce2" office:value-type="string">
            <text:p>Gebohrte Katakomben und natürliche Höhlen bilden die Grundlage für die Infrastruktur in diesem kargen, felsigen Haus in der Leere.</text:p>
          </table:table-cell>
          <table:table-cell table:style-name="ce2" office:value-type="string">
            <text:p>Catacumbas perfuradas e cavernas naturais formam a base para a infraestrutura dentro deste lar árido e rochoso no vazio.</text:p>
          </table:table-cell>
          <table:table-cell table:style-name="ce2" office:value-type="string">
            <text:p>Les catacombes forées et les cavernes naturelles forment la base de l'infrastructure dans cette maison stérile et rocheuse dans le vide.</text:p>
          </table:table-cell>
          <table:table-cell table:style-name="ce2" office:value-type="string">
            <text:p>Wiercone katakumby i naturalne jaskinie stanowią fundament infrastruktury w tym jałowym, skalistym domu w pustce.</text:p>
          </table:table-cell>
          <table:table-cell table:style-name="ce2" office:value-type="string">
            <text:p>Las catacumbas perforadas y las cavernas naturales forman la base de la infraestructura dentro de este hogar árido y rocoso en el vacío.</text:p>
          </table:table-cell>
          <table:table-cell table:style-name="ce8" table:number-columns-repeated="18"/>
          <table:table-cell table:number-columns-repeated="998"/>
        </table:table-row>
        <table:table-row table:style-name="ro2">
          <table:table-cell table:style-name="ce2" office:value-type="string">
            <text:p>pc_barren_cold_terraforming</text:p>
          </table:table-cell>
          <table:table-cell table:style-name="ce2" office:value-type="string">
            <text:p>$pc_barren_cold$ (Terraforming)</text:p>
          </table:table-cell>
          <table:table-cell table:style-name="ce2" office:value-type="string">
            <text:p>$pc_barren_cold$ (Терраформирование)</text:p>
          </table:table-cell>
          <table:table-cell table:number-columns-repeated="5" table:style-name="ce2" office:value-type="string">
            <text:p>$pc_barren_cold$ (Terraforming)</text:p>
          </table:table-cell>
          <table:table-cell table:style-name="ce8" table:number-columns-repeated="18"/>
          <table:table-cell table:number-columns-repeated="998"/>
        </table:table-row>
        <table:table-row table:style-name="ro2">
          <table:table-cell table:style-name="ce2" office:value-type="string">
            <text:p>pc_barren_cold_terraforming_desc</text:p>
          </table:table-cell>
          <table:table-cell table:number-columns-repeated="7" table:style-name="ce2" office:value-type="string">
            <text:p>$pc_barren_cold_desc$</text:p>
          </table:table-cell>
          <table:table-cell table:style-name="ce8" table:number-columns-repeated="18"/>
          <table:table-cell table:number-columns-repeated="998"/>
        </table:table-row>
        <table:table-row table:style-name="ro3">
          <table:table-cell table:style-name="ce2" office:value-type="string">
            <text:p>pc_barren_cold_terraforming_habitability</text:p>
          </table:table-cell>
          <table:table-cell table:style-name="ce2" office:value-type="string">
            <text:p>$pc_barren_cold_terraforming$ Habitability</text:p>
          </table:table-cell>
          <table:table-cell table:style-name="ce2" office:value-type="string">
            <text:p>Адаптация - $pc_barren_cold_terraforming$</text:p>
          </table:table-cell>
          <table:table-cell table:number-columns-repeated="5" table:style-name="ce2" office:value-type="string">
            <text:p>$pc_barren_cold_terraforming$ Habitability</text:p>
          </table:table-cell>
          <table:table-cell table:style-name="ce8" table:number-columns-repeated="18"/>
          <table:table-cell table:number-columns-repeated="998"/>
        </table:table-row>
        <table:table-row table:style-name="ro1">
          <table:table-cell table:style-name="ce2" office:value-type="string">
            <text:p>pc_barren_cold_terraforming_tile</text:p>
          </table:table-cell>
          <table:table-cell table:style-name="ce2" office:value-type="string">
            <text:p>Barren Terrain</text:p>
          </table:table-cell>
          <table:table-cell table:style-name="ce2" office:value-type="string">
            <text:p>Холодная бесплодная местность</text:p>
          </table:table-cell>
          <table:table-cell table:style-name="ce2" office:value-type="string">
            <text:p>Unfruchtbares Gelände</text:p>
          </table:table-cell>
          <table:table-cell table:style-name="ce2" office:value-type="string">
            <text:p>Terreno Estéril</text:p>
          </table:table-cell>
          <table:table-cell table:style-name="ce2" office:value-type="string">
            <text:p>Terrain aride</text:p>
          </table:table-cell>
          <table:table-cell table:style-name="ce2" office:value-type="string">
            <text:p>Barren Terrain</text:p>
          </table:table-cell>
          <table:table-cell table:style-name="ce2" office:value-type="string">
            <text:p>Terreno árido</text:p>
          </table:table-cell>
          <table:table-cell table:style-name="ce8" table:number-columns-repeated="18"/>
          <table:table-cell table:number-columns-repeated="998"/>
        </table:table-row>
        <table:table-row table:style-name="ro13">
          <table:table-cell table:style-name="ce2" office:value-type="string">
            <text:p>pc_barren_cold_terraforming_tile_desc</text:p>
          </table:table-cell>
          <table:table-cell table:style-name="ce2" office:value-type="string">
            <text:p>Cold and lifeless, crater-filled landscape.</text:p>
          </table:table-cell>
          <table:table-cell table:style-name="ce2" office:value-type="string">
            <text:p>Холодный и безжизненный, заполненный кратерами пейзаж.</text:p>
          </table:table-cell>
          <table:table-cell table:style-name="ce2" office:value-type="string">
            <text:p>Kalte und leblose, kraterreiche Landschaft.</text:p>
          </table:table-cell>
          <table:table-cell table:style-name="ce2" office:value-type="string">
            <text:p>Paisagem fria e sem vida, repleta de crateras.</text:p>
          </table:table-cell>
          <table:table-cell table:style-name="ce2" office:value-type="string">
            <text:p>Paysage froid et sans vie, rempli de cratères.</text:p>
          </table:table-cell>
          <table:table-cell table:style-name="ce2" office:value-type="string">
            <text:p>Zimny ​​i martwy krajobraz wypełniony kraterami.</text:p>
          </table:table-cell>
          <table:table-cell table:style-name="ce2" office:value-type="string">
            <text:p>Paisaje frío y sin vida, lleno de cráteres.</text:p>
          </table:table-cell>
          <table:table-cell table:style-name="ce8" table:number-columns-repeated="18"/>
          <table:table-cell table:number-columns-repeated="998"/>
        </table:table-row>
        <table:table-row table:style-name="ro2">
          <table:table-cell table:style-name="ce2" office:value-type="string">
            <text:p>pc_barren_terraforming</text:p>
          </table:table-cell>
          <table:table-cell table:style-name="ce2" office:value-type="string">
            <text:p>$pc_barren$ (Terraforming)</text:p>
          </table:table-cell>
          <table:table-cell table:style-name="ce2" office:value-type="string">
            <text:p>$pc_barren$ (Терраформирование)</text:p>
          </table:table-cell>
          <table:table-cell table:number-columns-repeated="5" table:style-name="ce2" office:value-type="string">
            <text:p>$pc_barren$ (Terraforming)</text:p>
          </table:table-cell>
          <table:table-cell table:style-name="ce8" table:number-columns-repeated="18"/>
          <table:table-cell table:number-columns-repeated="998"/>
        </table:table-row>
        <table:table-row table:style-name="ro1">
          <table:table-cell table:style-name="ce2" office:value-type="string">
            <text:p>pc_barren_terraforming_desc</text:p>
          </table:table-cell>
          <table:table-cell table:number-columns-repeated="7" table:style-name="ce2" office:value-type="string">
            <text:p>$pc_barren_desc$</text:p>
          </table:table-cell>
          <table:table-cell table:style-name="ce8" table:number-columns-repeated="18"/>
          <table:table-cell table:number-columns-repeated="998"/>
        </table:table-row>
        <table:table-row table:style-name="ro2">
          <table:table-cell table:style-name="ce2" office:value-type="string">
            <text:p>pc_barren_terraforming_habitability</text:p>
          </table:table-cell>
          <table:table-cell table:style-name="ce2" office:value-type="string">
            <text:p>$pc_barren_terraforming$ Habitability</text:p>
          </table:table-cell>
          <table:table-cell table:style-name="ce2" office:value-type="string">
            <text:p>Адаптация - $pc_barren_terraforming$</text:p>
          </table:table-cell>
          <table:table-cell table:number-columns-repeated="5" table:style-name="ce2" office:value-type="string">
            <text:p>$pc_barren_terraforming$ Habitability</text:p>
          </table:table-cell>
          <table:table-cell table:style-name="ce8" table:number-columns-repeated="18"/>
          <table:table-cell table:number-columns-repeated="998"/>
        </table:table-row>
        <table:table-row table:style-name="ro1">
          <table:table-cell table:style-name="ce2" office:value-type="string">
            <text:p>pc_barren_terraforming_tile</text:p>
          </table:table-cell>
          <table:table-cell table:style-name="ce2" office:value-type="string">
            <text:p>Desolate Terrain</text:p>
          </table:table-cell>
          <table:table-cell table:style-name="ce2" office:value-type="string">
            <text:p>Бесплодная местность</text:p>
          </table:table-cell>
          <table:table-cell table:style-name="ce2" office:value-type="string">
            <text:p>Trostloses Gelände</text:p>
          </table:table-cell>
          <table:table-cell table:style-name="ce2" office:value-type="string">
            <text:p>Terreno Desolado</text:p>
          </table:table-cell>
          <table:table-cell table:style-name="ce2" office:value-type="string">
            <text:p>Désoler le terrain</text:p>
          </table:table-cell>
          <table:table-cell table:style-name="ce2" office:value-type="string">
            <text:p>Opuszczony teren</text:p>
          </table:table-cell>
          <table:table-cell table:style-name="ce2" office:value-type="string">
            <text:p>Terreno desolado</text:p>
          </table:table-cell>
          <table:table-cell table:style-name="ce8" table:number-columns-repeated="18"/>
          <table:table-cell table:number-columns-repeated="998"/>
        </table:table-row>
        <table:table-row table:style-name="ro2">
          <table:table-cell table:style-name="ce2" office:value-type="string">
            <text:p>pc_barren_terraforming_tile_desc</text:p>
          </table:table-cell>
          <table:table-cell table:style-name="ce2" office:value-type="string">
            <text:p>Rocky barren landscape.</text:p>
          </table:table-cell>
          <table:table-cell table:style-name="ce2" office:value-type="string">
            <text:p>Скалистый бесплодный пейзаж.</text:p>
          </table:table-cell>
          <table:table-cell table:style-name="ce2" office:value-type="string">
            <text:p>Felsige unfruchtbare Landschaft.</text:p>
          </table:table-cell>
          <table:table-cell table:style-name="ce2" office:value-type="string">
            <text:p>Paisagem estéril rochosa.</text:p>
          </table:table-cell>
          <table:table-cell table:style-name="ce2" office:value-type="string">
            <text:p>Paysage rocheux aride.</text:p>
          </table:table-cell>
          <table:table-cell table:style-name="ce2" office:value-type="string">
            <text:p>Skalisty, jałowy krajobraz.</text:p>
          </table:table-cell>
          <table:table-cell table:style-name="ce2" office:value-type="string">
            <text:p>Paisaje rocoso estéril.</text:p>
          </table:table-cell>
          <table:table-cell table:style-name="ce8" table:number-columns-repeated="18"/>
          <table:table-cell table:number-columns-repeated="998"/>
        </table:table-row>
        <table:table-row table:style-name="ro2">
          <table:table-cell table:style-name="ce2" office:value-type="string">
            <text:p>pc_crystal_asteroidal_planetoid</text:p>
          </table:table-cell>
          <table:table-cell table:style-name="ce2" office:value-type="string">
            <text:p>Subspace Crystal Asteroidal</text:p>
          </table:table-cell>
          <table:table-cell table:style-name="ce2" office:value-type="string">
            <text:p>Подпространственный кристаллический астероид</text:p>
          </table:table-cell>
          <table:table-cell table:style-name="ce2" office:value-type="string">
            <text:p>Unterraum Crystal Asteroidal</text:p>
          </table:table-cell>
          <table:table-cell table:number-columns-repeated="2" table:style-name="ce2" office:value-type="string">
            <text:p>Cristal Subspace Asteroidal</text:p>
          </table:table-cell>
          <table:table-cell table:style-name="ce2" office:value-type="string">
            <text:p>Subspace Crystal Asteroidal</text:p>
          </table:table-cell>
          <table:table-cell table:style-name="ce2" office:value-type="string">
            <text:p>Asteroidal de cristal subespacial</text:p>
          </table:table-cell>
          <table:table-cell table:style-name="ce8" table:number-columns-repeated="18"/>
          <table:table-cell table:number-columns-repeated="998"/>
        </table:table-row>
        <table:table-row table:style-name="ro19">
          <table:table-cell table:style-name="ce2" office:value-type="string">
            <text:p>pc_crystal_asteroidal_planetoid_desc</text:p>
          </table:table-cell>
          <table:table-cell table:style-name="ce2" office:value-type="string">
            <text:p>This large asteroid originated in a different dimension. The crystal formations that compose it have a unique energy signature. Remarkably, the internal space that naturally formed inside this asteroid appears to be larger than its external dimensions.</text:p>
          </table:table-cell>
          <table:table-cell table:style-name="ce2" office:value-type="string">
            <text:p>Этот большой астероид возник в другом измерении. Кристаллические образования, из которых он состоит, имеют уникальную энергетическую сигнатуру. Примечательно, что внутреннее пространство, которое образовалось внутри этого астероида, кажется большим, чем его внешние размеры.</text:p>
          </table:table-cell>
          <table:table-cell table:style-name="ce2" office:value-type="string">
            <text:p>Dieser große Asteroid entstand in einer anderen Dimension. Die Kristallformationen, die ihn bilden, haben eine einzigartige Energiesignatur. Bemerkenswerterweise scheint der innere Raum, der sich auf natürliche Weise in diesem Asteroiden gebildet hat, größer zu sein als seine äußeren Dimensionen.</text:p>
          </table:table-cell>
          <table:table-cell table:style-name="ce2" office:value-type="string">
            <text:p>Este grande asteróide se originou em uma dimensão diferente. As formações cristalinas que o compõem possuem uma assinatura única de energia. Notavelmente, o espaço interno que naturalmente se formou dentro deste asteroide parece ser maior que suas dimensões externas.</text:p>
          </table:table-cell>
          <table:table-cell table:style-name="ce2" office:value-type="string">
            <text:p>Ce gros astéroïde trouve son origine dans une dimension différente. Les formations cristallines qui le composent ont une signature énergétique unique. Remarquablement, l'espace interne qui s'est formé naturellement à l'intérieur de cet astéroïde semble être plus grand que ses dimensions externes.</text:p>
          </table:table-cell>
          <table:table-cell table:style-name="ce2" office:value-type="string">
            <text:p>Ta duża asteroida pochodziła z innego wymiaru. Formacje kryształów, które go tworzą, mają niepowtarzalny charakter energetyczny. Co ciekawe, wewnętrzna przestrzeń, która naturalnie tworzy się w tej asteroidzie, wydaje się większa niż jej zewnętrzne wymiary.</text:p>
          </table:table-cell>
          <table:table-cell table:style-name="ce2" office:value-type="string">
            <text:p>Este gran asteroide se originó en una dimensión diferente. Las formaciones de cristal que lo componen tienen una firma energética única. Sorprendentemente, el espacio interno que se formó naturalmente dentro de este asteroide parece ser más grande que sus dimensiones externas.</text:p>
          </table:table-cell>
          <table:table-cell table:style-name="ce8" table:number-columns-repeated="18"/>
          <table:table-cell table:number-columns-repeated="998"/>
        </table:table-row>
        <table:table-row table:style-name="ro3">
          <table:table-cell table:style-name="ce2" office:value-type="string">
            <text:p>pc_crystal_asteroidal_planetoid_habitability</text:p>
          </table:table-cell>
          <table:table-cell table:style-name="ce2" office:value-type="string">
            <text:p>Subpsace Voidhome Habitability</text:p>
          </table:table-cell>
          <table:table-cell table:style-name="ce2" office:value-type="string">
            <text:p>Адаптация - подпространственная вакуумная среда</text:p>
          </table:table-cell>
          <table:table-cell table:style-name="ce2" office:value-type="string">
            <text:p>Subpace Voidhome Habitabilität</text:p>
          </table:table-cell>
          <table:table-cell table:style-name="ce2" office:value-type="string">
            <text:p>Habitabilidade Voidhome Subpsace</text:p>
          </table:table-cell>
          <table:table-cell table:style-name="ce2" office:value-type="string">
            <text:p>Subpsace Voidhome Habitabilité</text:p>
          </table:table-cell>
          <table:table-cell table:style-name="ce2" office:value-type="string">
            <text:p>Subpassage Voidhome Habitability</text:p>
          </table:table-cell>
          <table:table-cell table:style-name="ce2" office:value-type="string">
            <text:p>Subpsace Voidhome Habitabilidad</text:p>
          </table:table-cell>
          <table:table-cell table:style-name="ce8" table:number-columns-repeated="18"/>
          <table:table-cell table:number-columns-repeated="998"/>
        </table:table-row>
        <table:table-row table:style-name="ro2">
          <table:table-cell table:style-name="ce2" office:value-type="string">
            <text:p>pc_crystal_asteroidal_planetoid_tile</text:p>
          </table:table-cell>
          <table:table-cell table:style-name="ce2" office:value-type="string">
            <text:p>Subpsace Voidhome Interior</text:p>
          </table:table-cell>
          <table:table-cell table:style-name="ce2" office:value-type="string">
            <text:p>Интерьер подпространственной вакуумной среды</text:p>
          </table:table-cell>
          <table:table-cell table:style-name="ce2" office:value-type="string">
            <text:p>Subpace Voidhome Interior</text:p>
          </table:table-cell>
          <table:table-cell table:style-name="ce2" office:value-type="string">
            <text:p>Interior do voidhome da subpsácia</text:p>
          </table:table-cell>
          <table:table-cell table:style-name="ce2" office:value-type="string">
            <text:p>Subpsace Voidhome Intérieur</text:p>
          </table:table-cell>
          <table:table-cell table:style-name="ce2" office:value-type="string">
            <text:p>Subprzestrzeń Wnętrze Voidhome</text:p>
          </table:table-cell>
          <table:table-cell table:style-name="ce2" office:value-type="string">
            <text:p>Subpsace Voidhome Interior</text:p>
          </table:table-cell>
          <table:table-cell table:style-name="ce8" table:number-columns-repeated="18"/>
          <table:table-cell table:number-columns-repeated="998"/>
        </table:table-row>
        <table:table-row table:style-name="ro8">
          <table:table-cell table:style-name="ce2" office:value-type="string">
            <text:p>pc_crystal_asteroidal_planetoid_tile_desc</text:p>
          </table:table-cell>
          <table:table-cell table:style-name="ce2" office:value-type="string">
            <text:p>A massive natural cavern provides an unexpected large area where infrastructure can be created within this physics-defying anomalous body.</text:p>
          </table:table-cell>
          <table:table-cell table:style-name="ce2" office:value-type="string">
            <text:p>Массивная естественная пещера обеспечивает неожиданную большую площадь, где инфраструктура может быть создана в этом аномальном противоречащем физике космическом теле.</text:p>
          </table:table-cell>
          <table:table-cell table:style-name="ce2" office:value-type="string">
            <text:p>Eine massive natürliche Kaverne bietet ein unerwartet großes Gebiet, in dem Infrastruktur innerhalb dieses physisch widerstehenden anomalen Körpers geschaffen werden kann.</text:p>
          </table:table-cell>
          <table:table-cell table:style-name="ce2" office:value-type="string">
            <text:p>Uma enorme caverna natural fornece uma grande área inesperada onde a infra-estrutura pode ser criada dentro desse corpo anômalo desafiando a física.</text:p>
          </table:table-cell>
          <table:table-cell table:style-name="ce2" office:value-type="string">
            <text:p>Une caverne naturelle massive fournit une vaste zone inattendue où l'infrastructure peut être créée dans ce corps anormal défiant la physique.</text:p>
          </table:table-cell>
          <table:table-cell table:style-name="ce2" office:value-type="string">
            <text:p>Ogromna jaskinia zapewnia nieoczekiwany duży obszar, w którym można stworzyć infrastrukturę w tym anomalnym ciele, które nie jest fizyką.</text:p>
          </table:table-cell>
          <table:table-cell table:style-name="ce2" office:value-type="string">
            <text:p>Una enorme caverna natural proporciona un área grande e inesperada donde se puede crear infraestructura dentro de este cuerpo anómalo que desafía a la física.</text:p>
          </table:table-cell>
          <table:table-cell table:style-name="ce8" table:number-columns-repeated="18"/>
          <table:table-cell table:number-columns-repeated="998"/>
        </table:table-row>
        <table:table-row table:style-name="ro13">
          <table:table-cell table:style-name="ce2" office:value-type="string">
            <text:p>pc_crystal_asteroidal_subspace_crystal_formation_mined</text:p>
          </table:table-cell>
          <table:table-cell table:style-name="ce2" office:value-type="string">
            <text:p>Subspace Crystal Formation Mined</text:p>
          </table:table-cell>
          <table:table-cell table:style-name="ce2" office:value-type="string">
            <text:p>Добытая подпространственная кристаллическая формация</text:p>
          </table:table-cell>
          <table:table-cell table:style-name="ce2" office:value-type="string">
            <text:p>Unterraum Kristallformation abgebaut</text:p>
          </table:table-cell>
          <table:table-cell table:style-name="ce2" office:value-type="string">
            <text:p>Formação de Cristal Subspace Minada</text:p>
          </table:table-cell>
          <table:table-cell table:style-name="ce2" office:value-type="string">
            <text:p>Formation de cristal subspatiale minée</text:p>
          </table:table-cell>
          <table:table-cell table:style-name="ce2" office:value-type="string">
            <text:p>Subspace Crystal Formation Mined</text:p>
          </table:table-cell>
          <table:table-cell table:style-name="ce2" office:value-type="string">
            <text:p>Formación de cristales subespaciales minados</text:p>
          </table:table-cell>
          <table:table-cell table:style-name="ce8" table:number-columns-repeated="18"/>
          <table:table-cell table:number-columns-repeated="998"/>
        </table:table-row>
        <table:table-row table:style-name="ro3">
          <table:table-cell table:style-name="ce2" office:value-type="string">
            <text:p>pc_crystal_asteroidal_subspace_crystal_formation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1">
          <table:table-cell table:style-name="ce2" office:value-type="string">
            <text:p>pc_dwarf_planet_asteroid</text:p>
          </table:table-cell>
          <table:table-cell table:style-name="ce2" office:value-type="string">
            <text:p>Dwarf Planetoid</text:p>
          </table:table-cell>
          <table:table-cell table:style-name="ce2" office:value-type="string">
            <text:p>Карликовый планетоид</text:p>
          </table:table-cell>
          <table:table-cell table:style-name="ce2" office:value-type="string">
            <text:p>Zwergplanetoid</text:p>
          </table:table-cell>
          <table:table-cell table:style-name="ce2" office:value-type="string">
            <text:p>Planetoide anão</text:p>
          </table:table-cell>
          <table:table-cell table:style-name="ce2" office:value-type="string">
            <text:p>Planétoïde naine</text:p>
          </table:table-cell>
          <table:table-cell table:style-name="ce2" office:value-type="string">
            <text:p>Dwarf Planetoid</text:p>
          </table:table-cell>
          <table:table-cell table:style-name="ce2" office:value-type="string">
            <text:p>Planetoide enano</text:p>
          </table:table-cell>
          <table:table-cell table:style-name="ce8" table:number-columns-repeated="18"/>
          <table:table-cell table:number-columns-repeated="998"/>
        </table:table-row>
        <table:table-row table:style-name="ro29">
          <table:table-cell table:style-name="ce2" office:value-type="string">
            <text:p>pc_dwarf_planet_asteroid_desc</text:p>
          </table:table-cell>
          <table:table-cell table:style-name="ce2"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2" office:value-type="string">
            <text:p>Планетоид - это крошечный мир, который обычно не соответствует критериям для планеты, в том числе луны, астероиды и маленькие объекты, подобные планете. Карликовые планетоиды могут состоять из камня или льда, многие из них даже не сферические по форме и имеют эксцентричные орбиты, загроможденные различными ещё более мелкими объектами.</text:p>
          </table:table-cell>
          <table:table-cell table:style-name="ce2" office:value-type="string">
            <text:p>Ein Planetoid ist eine kleine Welt, die im Allgemeinen nicht die Kriterien für einen Planeten erfüllt. Dazu gehören Monde, Asteroiden und kleine planetenähnliche Objekte. Zwergplanetoiden können aus Stein oder Eis bestehen, viele sind nicht einmal kugelförmig und haben exzentrische Umlaufbahnen, die mit verschiedenen noch kleineren Objekten übersät sind.</text:p>
          </table:table-cell>
          <table:table-cell table:style-name="ce2" office:value-type="string">
            <text:p>Um planetoide é um mundo minúsculo que geralmente não atende aos critérios de um planeta, isso inclui luas, asteróides e pequenos objetos semelhantes a planetas. Os planetoides anões podem ser compostos de rocha ou gelo, muitos não são nem esféricos e têm órbitas excêntricas cheias de vários objetos ainda menores.</text:p>
          </table:table-cell>
          <table:table-cell table:style-name="ce2" office:value-type="string">
            <text:p>Un planétoïde est un petit monde qui ne répond généralement pas aux critères d'une planète, ce qui inclut les lunes, les astéroïdes et les petits objets ressemblant à des planètes. Les planétoïdes nains peuvent être composés de roche ou de glace, beaucoup ne sont même pas sphériques et ont des orbites excentriques encombrées de divers objets encore plus petits.</text:p>
          </table:table-cell>
          <table:table-cell table:style-name="ce2" office:value-type="string">
            <text:p>Planetoid to maleńki świat, który generalnie nie spełnia kryteriów dla planety, w tym księżyce, asteroidy i małe obiekty podobne do planet. Planetoidy karłowate mogą składać się z kamienia lub lodu, wiele z nich nie jest nawet sferycznych, a orbity ekscentryczne są zaśmiecone różnymi, nawet mniejszymi obiektami.</text:p>
          </table:table-cell>
          <table:table-cell table:style-name="ce2" office:value-type="string">
            <text:p>Un planetoide es un mundo pequeño que generalmente no cumple los criterios para un planeta, esto incluye lunas, asteroides y pequeños objetos similares a los planetas. Los planetoides enanos pueden estar compuestos de roca o hielo, muchos ni siquiera son esféricos y tienen órbitas excéntricas atestadas de varios objetos incluso más pequeños.</text:p>
          </table:table-cell>
          <table:table-cell table:style-name="ce8" table:number-columns-repeated="18"/>
          <table:table-cell table:number-columns-repeated="998"/>
        </table:table-row>
        <table:table-row table:style-name="ro2">
          <table:table-cell table:style-name="ce2" office:value-type="string">
            <text:p>pc_dwarf_planet_asteroid_terraforming</text:p>
          </table:table-cell>
          <table:table-cell table:style-name="ce2" office:value-type="string">
            <text:p>Dwarf Planetoid (Terraforming)</text:p>
          </table:table-cell>
          <table:table-cell table:style-name="ce2" office:value-type="string">
            <text:p>Карликовый планетоид (Терраформирование)</text:p>
          </table:table-cell>
          <table:table-cell table:style-name="ce2" office:value-type="string">
            <text:p>Zwergplanetoid (Terraforming)</text:p>
          </table:table-cell>
          <table:table-cell table:style-name="ce2" office:value-type="string">
            <text:p>Planetoide Anão (Terraforming)</text:p>
          </table:table-cell>
          <table:table-cell table:style-name="ce2" office:value-type="string">
            <text:p>Planétoïde naine (Terraforming)</text:p>
          </table:table-cell>
          <table:table-cell table:style-name="ce2" office:value-type="string">
            <text:p>Dwarf Planetoid (Terraforming)</text:p>
          </table:table-cell>
          <table:table-cell table:style-name="ce2" office:value-type="string">
            <text:p>Planetoide enano (Terraformación)</text:p>
          </table:table-cell>
          <table:table-cell table:style-name="ce8" table:number-columns-repeated="18"/>
          <table:table-cell table:number-columns-repeated="998"/>
        </table:table-row>
        <table:table-row table:style-name="ro2">
          <table:table-cell table:style-name="ce2" office:value-type="string">
            <text:p>pc_dwarf_planet_asteroid_terraforming_desc</text:p>
          </table:table-cell>
          <table:table-cell table:number-columns-repeated="7" table:style-name="ce2" office:value-type="string">
            <text:p>$pc_dwarf_planet_asteroid_desc$</text:p>
          </table:table-cell>
          <table:table-cell table:style-name="ce8" table:number-columns-repeated="18"/>
          <table:table-cell table:number-columns-repeated="998"/>
        </table:table-row>
        <table:table-row table:style-name="ro2">
          <table:table-cell table:style-name="ce2" office:value-type="string">
            <text:p>pc_dwarf_planet_asteroid_terraforming_habitability</text:p>
          </table:table-cell>
          <table:table-cell table:style-name="ce2" office:value-type="string">
            <text:p>Dwarf Planetoid Habitability</text:p>
          </table:table-cell>
          <table:table-cell table:style-name="ce2" office:value-type="string">
            <text:p>Адаптация - Карликовый планетоид</text:p>
          </table:table-cell>
          <table:table-cell table:style-name="ce2" office:value-type="string">
            <text:p>Zwergplanetoiden Habitabilität</text:p>
          </table:table-cell>
          <table:table-cell table:style-name="ce2" office:value-type="string">
            <text:p>Habitabilidade Planetoide Anã</text:p>
          </table:table-cell>
          <table:table-cell table:style-name="ce2" office:value-type="string">
            <text:p>Habitabilité planétoïde naine</text:p>
          </table:table-cell>
          <table:table-cell table:style-name="ce2" office:value-type="string">
            <text:p>Dwulitrowe siedlisko planetoid</text:p>
          </table:table-cell>
          <table:table-cell table:style-name="ce2" office:value-type="string">
            <text:p>Habitabilidad planetoide enana</text:p>
          </table:table-cell>
          <table:table-cell table:style-name="ce8" table:number-columns-repeated="18"/>
          <table:table-cell table:number-columns-repeated="998"/>
        </table:table-row>
        <table:table-row table:style-name="ro1">
          <table:table-cell table:style-name="ce2" office:value-type="string">
            <text:p>pc_dwarf_planet_asteroid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2" office:value-type="string">
            <text:p>Unfruchtbares Gelände</text:p>
          </table:table-cell>
          <table:table-cell table:style-name="ce2" office:value-type="string">
            <text:p>Terreno Estéril</text:p>
          </table:table-cell>
          <table:table-cell table:style-name="ce2" office:value-type="string">
            <text:p>Terrain aride</text:p>
          </table:table-cell>
          <table:table-cell table:style-name="ce2" office:value-type="string">
            <text:p>Barren Terrain</text:p>
          </table:table-cell>
          <table:table-cell table:style-name="ce2" office:value-type="string">
            <text:p>Terreno árido</text:p>
          </table:table-cell>
          <table:table-cell table:style-name="ce8" table:number-columns-repeated="18"/>
          <table:table-cell table:number-columns-repeated="998"/>
        </table:table-row>
        <table:table-row table:style-name="ro13">
          <table:table-cell table:style-name="ce2" office:value-type="string">
            <text:p>pc_dwarf_planet_asteroid_terraforming_tile_desc</text:p>
          </table:table-cell>
          <table:table-cell table:style-name="ce2" office:value-type="string">
            <text:p>Cold and lifeless, crater-filled landscape.</text:p>
          </table:table-cell>
          <table:table-cell table:style-name="ce2" office:value-type="string">
            <text:p>Холодный и безжизненный, заполненный кратерами пейзаж.</text:p>
          </table:table-cell>
          <table:table-cell table:style-name="ce2" office:value-type="string">
            <text:p>Kalte und leblose, kraterreiche Landschaft.</text:p>
          </table:table-cell>
          <table:table-cell table:style-name="ce2" office:value-type="string">
            <text:p>Paisagem fria e sem vida, repleta de crateras.</text:p>
          </table:table-cell>
          <table:table-cell table:style-name="ce2" office:value-type="string">
            <text:p>Paysage froid et sans vie, rempli de cratères.</text:p>
          </table:table-cell>
          <table:table-cell table:style-name="ce2" office:value-type="string">
            <text:p>Zimny ​​i martwy krajobraz wypełniony kraterami.</text:p>
          </table:table-cell>
          <table:table-cell table:style-name="ce2" office:value-type="string">
            <text:p>Paisaje frío y sin vida, lleno de cráteres.</text:p>
          </table:table-cell>
          <table:table-cell table:style-name="ce8" table:number-columns-repeated="18"/>
          <table:table-cell table:number-columns-repeated="998"/>
        </table:table-row>
        <table:table-row table:style-name="ro1">
          <table:table-cell table:style-name="ce2" office:value-type="string">
            <text:p>pc_dwarf_planetoid</text:p>
          </table:table-cell>
          <table:table-cell table:style-name="ce2" office:value-type="string">
            <text:p>Dwarf Planetoid</text:p>
          </table:table-cell>
          <table:table-cell table:style-name="ce2" office:value-type="string">
            <text:p>Карликовый планетоид</text:p>
          </table:table-cell>
          <table:table-cell table:style-name="ce2" office:value-type="string">
            <text:p>Zwergplanetoid</text:p>
          </table:table-cell>
          <table:table-cell table:style-name="ce2" office:value-type="string">
            <text:p>Planetoide anão</text:p>
          </table:table-cell>
          <table:table-cell table:style-name="ce2" office:value-type="string">
            <text:p>Planétoïde naine</text:p>
          </table:table-cell>
          <table:table-cell table:style-name="ce2" office:value-type="string">
            <text:p>Dwarf Planetoid</text:p>
          </table:table-cell>
          <table:table-cell table:style-name="ce2" office:value-type="string">
            <text:p>Planetoide enano</text:p>
          </table:table-cell>
          <table:table-cell table:style-name="ce8" table:number-columns-repeated="18"/>
          <table:table-cell table:number-columns-repeated="998"/>
        </table:table-row>
        <table:table-row table:style-name="ro17">
          <table:table-cell table:style-name="ce2" office:value-type="string">
            <text:p>pc_dwarf_planetoid_desc</text:p>
          </table:table-cell>
          <table:table-cell table:style-name="ce2" office:value-type="string">
            <text:p>Whether it's classified as a very small Planetoid, or an especially large Asteroid, this rock is dense and stable enough to support a colony within its interior - but it requires extensive development to render it habitable.</text:p>
          </table:table-cell>
          <table:table-cell table:style-name="ce2" office:value-type="string">
            <text:p>Независимо от того, классифицируется ли он как очень маленький планетоид или особенно крупный астероид, этот камень достаточно плотный и достаточно стабильный, чтобы поддерживать колонию на себе, но требует обширного развития, чтобы сделать его пригодным для жилья.</text:p>
          </table:table-cell>
          <table:table-cell table:style-name="ce2" office:value-type="string">
            <text:p>Ob es sich um einen sehr kleinen Planetoid oder einen besonders großen Asteroiden handelt, dieser Fels ist dicht und stabil genug, um eine Kolonie in seinem Inneren zu tragen - aber es bedarf einer umfangreichen Entwicklung, um ihn bewohnbar zu machen.</text:p>
          </table:table-cell>
          <table:table-cell table:style-name="ce2" office:value-type="string">
            <text:p>Quer seja classificado como um Planetoide muito pequeno ou um Asteróide especialmente grande, essa rocha é densa e estável o suficiente para suportar uma colônia dentro de seu interior - mas requer desenvolvimento extensivo para torná-la habitável.</text:p>
          </table:table-cell>
          <table:table-cell table:style-name="ce2" office:value-type="string">
            <text:p>Qu'il soit classé comme un très petit planétoïde, ou un astéroïde particulièrement grand, cette roche est assez dense et stable pour soutenir une colonie à l'intérieur - mais elle nécessite un développement important pour la rendre habitable.</text:p>
          </table:table-cell>
          <table:table-cell table:style-name="ce2" office:value-type="string">
            <text:p>Niezależnie od tego, czy jest on sklasyfikowany jako bardzo mały Planetoid, czy też szczególnie duży Asteroid, skała ta jest gęsta i stabilna na tyle, by wesprzeć kolonię w jej wnętrzu - ale wymaga rozległego rozwoju, aby uczynić ją nadającą się do zamieszkania.</text:p>
          </table:table-cell>
          <table:table-cell table:style-name="ce2" office:value-type="string">
            <text:p>Ya sea que esté clasificado como un Planetoide muy pequeño o un Asteroide especialmente grande, esta roca es densa y lo suficientemente estable como para albergar una colonia dentro de su interior, pero requiere un desarrollo extensivo para hacerlo habitable.</text:p>
          </table:table-cell>
          <table:table-cell table:style-name="ce8" table:number-columns-repeated="18"/>
          <table:table-cell table:number-columns-repeated="998"/>
        </table:table-row>
        <table:table-row table:style-name="ro2">
          <table:table-cell table:style-name="ce2" office:value-type="string">
            <text:p>pc_dwarf_planetoid_habitability</text:p>
          </table:table-cell>
          <table:table-cell table:style-name="ce2" office:value-type="string">
            <text:p>Voidhome Habitability</text:p>
          </table:table-cell>
          <table:table-cell table:style-name="ce2" office:value-type="string">
            <text:p>Адаптация - вакуумная среда</text:p>
          </table:table-cell>
          <table:table-cell table:style-name="ce2" office:value-type="string">
            <text:p>Voidhome Habitabilität</text:p>
          </table:table-cell>
          <table:table-cell table:style-name="ce2" office:value-type="string">
            <text:p>Habitabilidade do Voidhome</text:p>
          </table:table-cell>
          <table:table-cell table:style-name="ce2" office:value-type="string">
            <text:p>Habitabilité Voidhome</text:p>
          </table:table-cell>
          <table:table-cell table:style-name="ce2" office:value-type="string">
            <text:p>Voidhome Habitability</text:p>
          </table:table-cell>
          <table:table-cell table:style-name="ce2" office:value-type="string">
            <text:p>Habitabilidad de Voidhome</text:p>
          </table:table-cell>
          <table:table-cell table:style-name="ce8" table:number-columns-repeated="18"/>
          <table:table-cell table:number-columns-repeated="998"/>
        </table:table-row>
        <table:table-row table:style-name="ro1">
          <table:table-cell table:style-name="ce2" office:value-type="string">
            <text:p>pc_dwarf_planetoid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2" office:value-type="string">
            <text:p>Voidhome-Innenraum</text:p>
          </table:table-cell>
          <table:table-cell table:style-name="ce2" office:value-type="string">
            <text:p>Voidhome Interior</text:p>
          </table:table-cell>
          <table:table-cell table:style-name="ce2" office:value-type="string">
            <text:p>Voidhome Intérieur</text:p>
          </table:table-cell>
          <table:table-cell table:style-name="ce2" office:value-type="string">
            <text:p>Wnętrze Voidhome</text:p>
          </table:table-cell>
          <table:table-cell table:style-name="ce2" office:value-type="string">
            <text:p>Voidhome Interior</text:p>
          </table:table-cell>
          <table:table-cell table:style-name="ce8" table:number-columns-repeated="18"/>
          <table:table-cell table:number-columns-repeated="998"/>
        </table:table-row>
        <table:table-row table:style-name="ro7">
          <table:table-cell table:style-name="ce2" office:value-type="string">
            <text:p>pc_dwarf_planetoid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2" office:value-type="string">
            <text:p>Gebohrte Katakomben und natürliche Höhlen bilden die Grundlage für die Infrastruktur in diesem kargen, felsigen Haus in der Leere.</text:p>
          </table:table-cell>
          <table:table-cell table:style-name="ce2" office:value-type="string">
            <text:p>Catacumbas perfuradas e cavernas naturais formam a base para a infraestrutura dentro deste lar árido e rochoso no vazio.</text:p>
          </table:table-cell>
          <table:table-cell table:style-name="ce2" office:value-type="string">
            <text:p>Les catacombes forées et les cavernes naturelles forment la base de l'infrastructure dans cette maison stérile et rocheuse dans le vide.</text:p>
          </table:table-cell>
          <table:table-cell table:style-name="ce2" office:value-type="string">
            <text:p>Wiercone katakumby i naturalne jaskinie stanowią fundament infrastruktury w tym jałowym, skalistym domu w pustce.</text:p>
          </table:table-cell>
          <table:table-cell table:style-name="ce2" office:value-type="string">
            <text:p>Las catacumbas perforadas y las cavernas naturales forman la base de la infraestructura dentro de este hogar árido y rocoso en el vacío.</text:p>
          </table:table-cell>
          <table:table-cell table:style-name="ce8" table:number-columns-repeated="18"/>
          <table:table-cell table:number-columns-repeated="998"/>
        </table:table-row>
        <table:table-row table:style-name="ro2">
          <table:table-cell table:style-name="ce2" office:value-type="string">
            <text:p>pc_frozen_terraforming</text:p>
          </table:table-cell>
          <table:table-cell table:style-name="ce2" office:value-type="string">
            <text:p>$pc_frozen$ (Terraforming)</text:p>
          </table:table-cell>
          <table:table-cell table:style-name="ce2" office:value-type="string">
            <text:p>$pc_frozen$ (Терраформирование)</text:p>
          </table:table-cell>
          <table:table-cell table:number-columns-repeated="5" table:style-name="ce2" office:value-type="string">
            <text:p>$pc_frozen$ (Terraforming)</text:p>
          </table:table-cell>
          <table:table-cell table:style-name="ce8" table:number-columns-repeated="18"/>
          <table:table-cell table:number-columns-repeated="998"/>
        </table:table-row>
        <table:table-row table:style-name="ro1">
          <table:table-cell table:style-name="ce2" office:value-type="string">
            <text:p>pc_frozen_terraforming_desc</text:p>
          </table:table-cell>
          <table:table-cell table:number-columns-repeated="7" table:style-name="ce2" office:value-type="string">
            <text:p>$pc_frozen_desc$</text:p>
          </table:table-cell>
          <table:table-cell table:style-name="ce8" table:number-columns-repeated="18"/>
          <table:table-cell table:number-columns-repeated="998"/>
        </table:table-row>
        <table:table-row table:style-name="ro2">
          <table:table-cell table:style-name="ce2" office:value-type="string">
            <text:p>pc_frozen_terraforming_habitability</text:p>
          </table:table-cell>
          <table:table-cell table:style-name="ce2" office:value-type="string">
            <text:p>$pc_frozen_terraforming$ Habitability</text:p>
          </table:table-cell>
          <table:table-cell table:style-name="ce2" office:value-type="string">
            <text:p>Адаптация - $pc_frozen_terraforming$</text:p>
          </table:table-cell>
          <table:table-cell table:number-columns-repeated="5" table:style-name="ce2" office:value-type="string">
            <text:p>$pc_frozen_terraforming$ Habitability</text:p>
          </table:table-cell>
          <table:table-cell table:style-name="ce8" table:number-columns-repeated="18"/>
          <table:table-cell table:number-columns-repeated="998"/>
        </table:table-row>
        <table:table-row table:style-name="ro1">
          <table:table-cell table:style-name="ce2" office:value-type="string">
            <text:p>pc_frozen_terraforming_tile</text:p>
          </table:table-cell>
          <table:table-cell table:style-name="ce2" office:value-type="string">
            <text:p>Frozen Terrain</text:p>
          </table:table-cell>
          <table:table-cell table:style-name="ce2" office:value-type="string">
            <text:p>Заснеженная местность</text:p>
          </table:table-cell>
          <table:table-cell table:style-name="ce2" office:value-type="string">
            <text:p>Gefrorenes Gelände</text:p>
          </table:table-cell>
          <table:table-cell table:style-name="ce2" office:value-type="string">
            <text:p>Terreno Congelado</text:p>
          </table:table-cell>
          <table:table-cell table:style-name="ce2" office:value-type="string">
            <text:p>Terrain gelé</text:p>
          </table:table-cell>
          <table:table-cell table:style-name="ce2" office:value-type="string">
            <text:p>Frozen Terrain</text:p>
          </table:table-cell>
          <table:table-cell table:style-name="ce2" office:value-type="string">
            <text:p>Terreno congelado</text:p>
          </table:table-cell>
          <table:table-cell table:style-name="ce8" table:number-columns-repeated="18"/>
          <table:table-cell table:number-columns-repeated="998"/>
        </table:table-row>
        <table:table-row table:style-name="ro13">
          <table:table-cell table:style-name="ce2" office:value-type="string">
            <text:p>pc_frozen_terraforming_tile_desc</text:p>
          </table:table-cell>
          <table:table-cell table:style-name="ce2" office:value-type="string">
            <text:p>Rocky landscape covered in a thick layer of ice.</text:p>
          </table:table-cell>
          <table:table-cell table:style-name="ce2" office:value-type="string">
            <text:p>Скалистый пейзаж, покрытый толстым слоем льда.</text:p>
          </table:table-cell>
          <table:table-cell table:style-name="ce2" office:value-type="string">
            <text:p>Felsige Landschaft in einer dicken Eisschicht bedeckt.</text:p>
          </table:table-cell>
          <table:table-cell table:style-name="ce2" office:value-type="string">
            <text:p>Paisagem rochosa coberta de uma espessa camada de gelo.</text:p>
          </table:table-cell>
          <table:table-cell table:style-name="ce2" office:value-type="string">
            <text:p>Paysage rocheux couvert d'une épaisse couche de glace.</text:p>
          </table:table-cell>
          <table:table-cell table:style-name="ce2" office:value-type="string">
            <text:p>Skalisty krajobraz pokryty grubą warstwą lodu.</text:p>
          </table:table-cell>
          <table:table-cell table:style-name="ce2" office:value-type="string">
            <text:p>Paisaje rocoso cubierto de una gruesa capa de hielo.</text:p>
          </table:table-cell>
          <table:table-cell table:style-name="ce8" table:number-columns-repeated="18"/>
          <table:table-cell table:number-columns-repeated="998"/>
        </table:table-row>
        <table:table-row table:style-name="ro1">
          <table:table-cell table:style-name="ce2" office:value-type="string">
            <text:p>pc_gas_giant_hot</text:p>
          </table:table-cell>
          <table:table-cell table:style-name="ce2" office:value-type="string">
            <text:p>Ultra Giant</text:p>
          </table:table-cell>
          <table:table-cell table:style-name="ce2" office:value-type="string">
            <text:p>Ультра гигант</text:p>
          </table:table-cell>
          <table:table-cell table:style-name="ce2" office:value-type="string">
            <text:p>Ultra-Riese</text:p>
          </table:table-cell>
          <table:table-cell table:style-name="ce2" office:value-type="string">
            <text:p>Ultra Gigante</text:p>
          </table:table-cell>
          <table:table-cell table:style-name="ce2" office:value-type="string">
            <text:p>Ultra géant</text:p>
          </table:table-cell>
          <table:table-cell table:style-name="ce2" office:value-type="string">
            <text:p>Ultra Giant</text:p>
          </table:table-cell>
          <table:table-cell table:style-name="ce2" office:value-type="string">
            <text:p>Ultra Gigante</text:p>
          </table:table-cell>
          <table:table-cell table:style-name="ce8" table:number-columns-repeated="18"/>
          <table:table-cell table:number-columns-repeated="998"/>
        </table:table-row>
        <table:table-row table:style-name="ro30">
          <table:table-cell table:style-name="ce2" office:value-type="string">
            <text:p>pc_gas_giant_hot_desc</text:p>
          </table:table-cell>
          <table:table-cell table:style-name="ce2"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2" office:value-type="string">
            <text:p>Большая газовая планета с атмосферой, в основном состоящей из водорода и гелия. Планета находится в непосредственной близости от родительской звезды и поэтому имеет очень высокую температуру поверхности и короткий орбитальный период. Атмосфера экстремальная и экзотическая из-за коротких периодов и длительных дней, с интенсивными ветрами и сверх вращающимися экваториальными струями.</text:p>
          </table:table-cell>
          <table:table-cell table:style-name="ce2" office:value-type="string">
            <text:p>Ein großer gasförmiger Planet mit einer Atmosphäre, die hauptsächlich aus Wasserstoff und Helium besteht. Der Planet befindet sich in unmittelbarer Nähe zum Stammstern und hat somit eine sehr hohe Oberflächentemperatur und eine kurze Umlaufzeit. Die Atmosphäre ist extrem und exotisch aufgrund der kurzen Zeit und langen Tage, mit intensiven Winden und super-rotierenden äquatorialen Jet-Streams.</text:p>
          </table:table-cell>
          <table:table-cell table:style-name="ce2" office:value-type="string">
            <text:p>Um grande planeta gasoso com uma atmosfera composta principalmente de hidrogênio e hélio. O planeta está muito próximo da estrela-mãe e, portanto, tem uma temperatura superficial muito alta e um curto período orbital. A atmosfera é extrema e exótica devido ao curto período e longos dias, com ventos intensos e fluxos de jato equatoriais super-rotativos.</text:p>
          </table:table-cell>
          <table:table-cell table:style-name="ce2" office:value-type="string">
            <text:p>Une grande planète gazeuse avec une atmosphère principalement composée d'hydrogène et d'hélium. La planète est à proximité de l'étoile parentale et a donc une température de surface très élevée et une courte période orbitale. L'atmosphère est extrême et exotique en raison de la courte période et des longues journées, avec des vents intenses et des courants-jets équatoriaux super-rotatifs.</text:p>
          </table:table-cell>
          <table:table-cell table:style-name="ce2" office:value-type="string">
            <text:p>Duża gazowa planeta o atmosferze składającej się głównie z wodoru i helu. Planeta znajduje się blisko gwiazdy macierzystej, a zatem ma bardzo wysoką temperaturę powierzchni i krótki okres orbity. Atmosfera jest ekstremalna i egzotyczna z powodu krótkiego okresu i długich dni, z silnymi wiatrami i super-wirującymi strumieniami równikowych strumieni.</text:p>
          </table:table-cell>
          <table:table-cell table:style-name="ce2" office:value-type="string">
            <text:p>Un gran planeta gaseoso con una atmósfera compuesta principalmente de hidrógeno y helio. El planeta está muy cerca de la estrella madre y tiene una temperatura superficial muy alta y un período orbital corto. La atmósfera es extrema y exótica debido al corto período y los días largos, con vientos intensos y corrientes de chorro ecuatoriales super-giratorias.</text:p>
          </table:table-cell>
          <table:table-cell table:style-name="ce8" table:number-columns-repeated="18"/>
          <table:table-cell table:number-columns-repeated="998"/>
        </table:table-row>
        <table:table-row table:style-name="ro1">
          <table:table-cell table:style-name="ce2" office:value-type="string">
            <text:p>pc_geocrystalline</text:p>
          </table:table-cell>
          <table:table-cell table:style-name="ce2" office:value-type="string">
            <text:p>Cambrian World</text:p>
          </table:table-cell>
          <table:table-cell table:style-name="ce2" office:value-type="string">
            <text:p>Кембрийский мир</text:p>
          </table:table-cell>
          <table:table-cell table:style-name="ce2" office:value-type="string">
            <text:p>Kambrium Welt</text:p>
          </table:table-cell>
          <table:table-cell table:style-name="ce2" office:value-type="string">
            <text:p>Mundo Cambriano</text:p>
          </table:table-cell>
          <table:table-cell table:style-name="ce2" office:value-type="string">
            <text:p>Monde Cambrien</text:p>
          </table:table-cell>
          <table:table-cell table:style-name="ce2" office:value-type="string">
            <text:p>Świat kambryjski</text:p>
          </table:table-cell>
          <table:table-cell table:style-name="ce2" office:value-type="string">
            <text:p>Mundo Cámbrico</text:p>
          </table:table-cell>
          <table:table-cell table:style-name="ce8" table:number-columns-repeated="18"/>
          <table:table-cell table:number-columns-repeated="998"/>
        </table:table-row>
        <table:table-row table:style-name="ro31">
          <table:table-cell table:style-name="ce2" office:value-type="string">
            <text:p>pc_geocrystalline_desc</text:p>
          </table:table-cell>
          <table:table-cell table:style-name="ce2"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text:p>
          </table:table-cell>
          <table:table-cell table:style-name="ce2" office:value-type="string">
            <text:p>После того, как ядро «первородной» планеты охлаждается, вулканическая активность уменьшается, а условия жизни улучшаются. Кислород и азот присутствуют в некоторой изобилии в атмосфере, приводя к возникновению все более сложных организмов, таких как примитивная растительность, водоросли, и животные, такие как губки и медузы. По мере того как планета продолжает остывать, она может, наконец, перейти на заключительный этап её эволюции.</text:p>
          </table:table-cell>
          <table:table-cell table:style-name="ce2" office:value-type="string">
            <text:p>Nachdem der Kern eines Primordialplaneten ausreichend abgekühlt ist, werden die vulkanischen Aktivitäten gemindert und die Lebensbedingungen verbessert. Sauerstoff und Stickstoff sind in der Atmosphäre reichlich vorhanden, was zu immer komplexeren Organismen wie primitiver Vegetation wie Algen und zu Schwämmen und Quallen ähnlichen Tieren führt. Wenn der Planet weiter abkühlt, kann er schließlich in die Endphase seiner Evolution übergehen.</text:p>
          </table:table-cell>
          <table:table-cell table:style-name="ce2" office:value-type="string">
            <text:p>Depois que o núcleo de um planeta Primordial é suficientemente frio, a atividade vulcânica diminui e as condições para a vida melhoram. O oxigênio e o nitrogênio estão presentes em alguma abundância na atmosfera, dando origem a organismos cada vez mais complexos, como vegetação primitiva, como algas, e animais, como esponjas e águas-vivas. Enquanto o planeta continua esfriando, ele pode finalmente transitar para o estágio final de sua evolução.</text:p>
          </table:table-cell>
          <table:table-cell table:style-name="ce2" office:value-type="string">
            <text:p>Après que le noyau d'une planète Primordiale soit suffisamment frais, l'activité volcanique diminue et les conditions de vie s'améliorent. L'oxygène et l'azote sont présents en abondance dans l'atmosphère, donnant lieu à des organismes de plus en plus complexes tels que la végétation primitive comme les algues, et les animaux apparentés aux éponges et aux méduses. Alors que la planète continue de se refroidir, elle peut enfin passer à l'étape finale de son évolution.</text:p>
          </table:table-cell>
          <table:table-cell table:style-name="ce2" office:value-type="string">
            <text:p>Gdy rdzeń planety Primordial jest wystarczająco chłodny, zmniejsza się aktywność wulkaniczna i poprawia się warunki życia. Tlen i azot występują w atmosferze w nadmiarze, co powoduje powstawanie coraz bardziej złożonych organizmów, takich jak prymitywna roślinność, np. Glony, zwierzę podobne do gąbek i meduz. Gdy planeta ostygnie, może w końcu przejść do ostatniego etapu jej ewolucji.</text:p>
          </table:table-cell>
          <table:table-cell table:style-name="ce2" office:value-type="string">
            <text:p>Después de que el núcleo de un planeta primordial sea lo suficientemente frío, la actividad volcánica disminuye y las condiciones para la vida mejoran. El oxígeno y el nitrógeno están presentes en abundancia en la atmósfera, dando lugar a organismos cada vez más complejos, como la vegetación primitiva, como las algas, y animales similares a las esponjas y las medusas. A medida que el planeta continúa enfriándose, finalmente puede pasar a la etapa final de su evolución.</text:p>
          </table:table-cell>
          <table:table-cell table:style-name="ce8" table:number-columns-repeated="18"/>
          <table:table-cell table:number-columns-repeated="998"/>
        </table:table-row>
        <table:table-row table:style-name="ro2">
          <table:table-cell table:style-name="ce2" office:value-type="string">
            <text:p>pc_geocrystalline_habitability</text:p>
          </table:table-cell>
          <table:table-cell table:style-name="ce2" office:value-type="string">
            <text:p>Cambrian Habitability</text:p>
          </table:table-cell>
          <table:table-cell table:style-name="ce2" office:value-type="string">
            <text:p>Адаптация - Кембрийский мир</text:p>
          </table:table-cell>
          <table:table-cell table:style-name="ce2" office:value-type="string">
            <text:p>Kambrium Habitabilität</text:p>
          </table:table-cell>
          <table:table-cell table:style-name="ce2" office:value-type="string">
            <text:p>Habitabilidade Cambriana</text:p>
          </table:table-cell>
          <table:table-cell table:style-name="ce2" office:value-type="string">
            <text:p>Habitabilité cambrienne</text:p>
          </table:table-cell>
          <table:table-cell table:style-name="ce2" office:value-type="string">
            <text:p>Mieszkalnictwo w Kambrze</text:p>
          </table:table-cell>
          <table:table-cell table:style-name="ce2" office:value-type="string">
            <text:p>Habitabilidad cámbrica</text:p>
          </table:table-cell>
          <table:table-cell table:style-name="ce8" table:number-columns-repeated="18"/>
          <table:table-cell table:number-columns-repeated="998"/>
        </table:table-row>
        <table:table-row table:style-name="ro1">
          <table:table-cell table:style-name="ce2" office:value-type="string">
            <text:p>pc_geocrystalline_tile</text:p>
          </table:table-cell>
          <table:table-cell table:style-name="ce2" office:value-type="string">
            <text:p>Rocky Terrain</text:p>
          </table:table-cell>
          <table:table-cell table:style-name="ce2" office:value-type="string">
            <text:p>Скалистый ландшафт</text:p>
          </table:table-cell>
          <table:table-cell table:style-name="ce2" office:value-type="string">
            <text:p>Felsiges Gelände</text:p>
          </table:table-cell>
          <table:table-cell table:style-name="ce2" office:value-type="string">
            <text:p>Terreno Rochoso</text:p>
          </table:table-cell>
          <table:table-cell table:style-name="ce2" office:value-type="string">
            <text:p>Terrain rocheux</text:p>
          </table:table-cell>
          <table:table-cell table:style-name="ce2" office:value-type="string">
            <text:p>Skalisty teren</text:p>
          </table:table-cell>
          <table:table-cell table:style-name="ce2" office:value-type="string">
            <text:p>Terreno rocoso</text:p>
          </table:table-cell>
          <table:table-cell table:style-name="ce8" table:number-columns-repeated="18"/>
          <table:table-cell table:number-columns-repeated="998"/>
        </table:table-row>
        <table:table-row table:style-name="ro13">
          <table:table-cell table:style-name="ce2" office:value-type="string">
            <text:p>pc_geocrystalline_tile_desc</text:p>
          </table:table-cell>
          <table:table-cell table:style-name="ce2" office:value-type="string">
            <text:p>Dry and rocky terrain with sparse vegetation.</text:p>
          </table:table-cell>
          <table:table-cell table:style-name="ce2" office:value-type="string">
            <text:p>Сухая и скалистая местность с редкой растительностью.</text:p>
          </table:table-cell>
          <table:table-cell table:style-name="ce2" office:value-type="string">
            <text:p>Trockenes und felsiges Gelände mit spärlicher Vegetation.</text:p>
          </table:table-cell>
          <table:table-cell table:style-name="ce2" office:value-type="string">
            <text:p>Terreno seco e rochoso com vegetação esparsa.</text:p>
          </table:table-cell>
          <table:table-cell table:style-name="ce2" office:value-type="string">
            <text:p>Terrain sec et rocheux avec une végétation clairsemée.</text:p>
          </table:table-cell>
          <table:table-cell table:style-name="ce2" office:value-type="string">
            <text:p>Suchy i skalisty teren z rzadką roślinnością.</text:p>
          </table:table-cell>
          <table:table-cell table:style-name="ce2" office:value-type="string">
            <text:p>Terreno seco y rocoso con escasa vegetación.</text:p>
          </table:table-cell>
          <table:table-cell table:style-name="ce8" table:number-columns-repeated="18"/>
          <table:table-cell table:number-columns-repeated="998"/>
        </table:table-row>
        <table:table-row table:style-name="ro1">
          <table:table-cell table:style-name="ce2" office:value-type="string">
            <text:p>pc_geometallic</text:p>
          </table:table-cell>
          <table:table-cell table:style-name="ce2" office:value-type="string">
            <text:p>Primordial World</text:p>
          </table:table-cell>
          <table:table-cell table:style-name="ce2" office:value-type="string">
            <text:p>Первородная планета</text:p>
          </table:table-cell>
          <table:table-cell table:style-name="ce2" office:value-type="string">
            <text:p>Ursprüngliche Welt</text:p>
          </table:table-cell>
          <table:table-cell table:style-name="ce2" office:value-type="string">
            <text:p>Mundo Primordial</text:p>
          </table:table-cell>
          <table:table-cell table:style-name="ce2" office:value-type="string">
            <text:p>Monde primordial</text:p>
          </table:table-cell>
          <table:table-cell table:style-name="ce2" office:value-type="string">
            <text:p>Pierwotny świat</text:p>
          </table:table-cell>
          <table:table-cell table:style-name="ce2" office:value-type="string">
            <text:p>Mundo primordial</text:p>
          </table:table-cell>
          <table:table-cell table:style-name="ce8" table:number-columns-repeated="18"/>
          <table:table-cell table:number-columns-repeated="998"/>
        </table:table-row>
        <table:table-row table:style-name="ro32">
          <table:table-cell table:style-name="ce2" office:value-type="string">
            <text:p>pc_geometallic_desc</text:p>
          </table:table-cell>
          <table:table-cell table:style-name="ce2"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2" office:value-type="string">
            <text:p>По мере того, как расплавленный мир остывает, кора и сердцевина застывают, и планета может стать «первородной», если условия правильные. Эти бесплодные миры являются свидетелями значительной геологической активности, пар, вытесненный из вулканических извержений, конденсируется в воду и образует первые мелкие моря, в которых бактерии могут развиваться и в конечном итоге процветать. По мере того, как сердцевина «первородной» планеты остывает, вулканическая активность уменьшается, и в конечном итоге планета переходит в более обитаемый класс.</text:p>
          </table:table-cell>
          <table:table-cell table:style-name="ce2" office:value-type="string">
            <text:p>Wenn eine geschmolzene Welt abkühlt, erstarren die Kruste und der Kern und der Planet kann primordial werden, wenn die Bedingungen stimmen. Diese kargen Welten sind Zeuge vieler geologischer Aktivitäten. Aus Vulkanausbrüchen ausgestoßener Dampf kondensiert zu Wasser und bildet das erste flache Meer, in dem sich Bakterien entwickeln und schließlich gedeihen können. Wenn sich der Kern eines Primordialplaneten abkühlt, verringert sich die vulkanische Aktivität und der Planet geht schließlich in eine bewohnbarere Klasse über.</text:p>
          </table:table-cell>
          <table:table-cell table:style-name="ce2" office:value-type="string">
            <text:p>À medida que o mundo Molteno esfria, a crosta e o núcleo se solidificam e o planeta pode se tornar Primordial se as condições estiverem corretas. Esses mundos estéreis são testemunhas de muita atividade geológica, o vapor expelido das erupções vulcânicas se condensa em água e forma os primeiros mares rasos, nos quais as bactérias podem se desenvolver e finalmente prosperar. À medida que o núcleo de um planeta Primordial esfria, a atividade vulcânica diminui e o planeta finalmente transita para uma classe mais habitável.</text:p>
          </table:table-cell>
          <table:table-cell table:style-name="ce2" office:value-type="string">
            <text:p>Quand un monde en fusion se refroidit, la croûte et le noyau se solidifient et la planète peut devenir primordiale si les conditions sont bonnes. Ces mondes stériles sont témoins de beaucoup d'activité géologique, la vapeur expulsée des éruptions volcaniques se condense dans l'eau et forme les premières mers peu profondes, dans lesquelles les bactéries peuvent se développer et finalement prospérer. Au fur et à mesure que le noyau d'une planète Primordiale se refroidit, l'activité volcanique diminue et la planète finit par passer à une classe plus habitable.</text:p>
          </table:table-cell>
          <table:table-cell table:style-name="ce2" office:value-type="string">
            <text:p>Gdy stopiony świat ochładza się, skorupa i jądro zestalają się, a planeta może stać się Pierwotna, jeśli warunki będą odpowiednie. Te jałowe światy są świadkami dużej aktywności geologicznej, a pary wydobywające się z erupcji wulkanu skraplają się w wodzie i tworzą pierwsze płytkie morza, w których mogą rozwijać się bakterie i ostatecznie rozkwitać. Gdy rdzeń Pierwotnej planety ochładza się, aktywność wulkaniczna zmniejsza się, a planeta w końcu przechodzi w bardziej nadającą się do zamieszkania klasę.</text:p>
          </table:table-cell>
          <table:table-cell table:style-name="ce2" office:value-type="string">
            <text:p>Cuando un mundo fundido se enfría, la corteza y el núcleo se solidifican y el planeta puede volverse primordial si las condiciones son las adecuadas. Estos mundos estériles son testigos de mucha actividad geológica, el vapor expulsado de las erupciones volcánicas se condensa en el agua y forma los primeros mares poco profundos, en los que las bacterias pueden desarrollarse y finalmente prosperar. A medida que el núcleo de un planeta primordial se enfría, la actividad volcánica disminuye y, finalmente, el planeta pasa a una clase más habitable.</text:p>
          </table:table-cell>
          <table:table-cell table:style-name="ce8" table:number-columns-repeated="18"/>
          <table:table-cell table:number-columns-repeated="998"/>
        </table:table-row>
        <table:table-row table:style-name="ro2">
          <table:table-cell table:style-name="ce2" office:value-type="string">
            <text:p>pc_geometallic_terraforming</text:p>
          </table:table-cell>
          <table:table-cell table:style-name="ce2" office:value-type="string">
            <text:p>Primordial World (Terraforming)</text:p>
          </table:table-cell>
          <table:table-cell table:style-name="ce2" office:value-type="string">
            <text:p>$pc_geometallic$ (Терраформирование)</text:p>
          </table:table-cell>
          <table:table-cell table:style-name="ce2" office:value-type="string">
            <text:p>Urwelt (Terraforming)</text:p>
          </table:table-cell>
          <table:table-cell table:style-name="ce2" office:value-type="string">
            <text:p>Mundo Primordial (Terraforming)</text:p>
          </table:table-cell>
          <table:table-cell table:style-name="ce2" office:value-type="string">
            <text:p>Monde primordial (Terraforming)</text:p>
          </table:table-cell>
          <table:table-cell table:style-name="ce2" office:value-type="string">
            <text:p>Primordial World (Terraforming)</text:p>
          </table:table-cell>
          <table:table-cell table:style-name="ce2" office:value-type="string">
            <text:p>Mundo primordial (Terraformación)</text:p>
          </table:table-cell>
          <table:table-cell table:style-name="ce8" table:number-columns-repeated="18"/>
          <table:table-cell table:number-columns-repeated="998"/>
        </table:table-row>
        <table:table-row table:style-name="ro2">
          <table:table-cell table:style-name="ce2" office:value-type="string">
            <text:p>pc_geometallic_terraforming_desc</text:p>
          </table:table-cell>
          <table:table-cell table:number-columns-repeated="7" table:style-name="ce2" office:value-type="string">
            <text:p>$pc_geometallic_desc$</text:p>
          </table:table-cell>
          <table:table-cell table:style-name="ce8" table:number-columns-repeated="18"/>
          <table:table-cell table:number-columns-repeated="998"/>
        </table:table-row>
        <table:table-row table:style-name="ro2">
          <table:table-cell table:style-name="ce2" office:value-type="string">
            <text:p>pc_geometallic_terraforming_habitability</text:p>
          </table:table-cell>
          <table:table-cell table:style-name="ce2" office:value-type="string">
            <text:p>Primordial Habitability</text:p>
          </table:table-cell>
          <table:table-cell table:style-name="ce2" office:value-type="string">
            <text:p>Адаптация - Первородная планета</text:p>
          </table:table-cell>
          <table:table-cell table:style-name="ce2" office:value-type="string">
            <text:p>Urgewohnheit</text:p>
          </table:table-cell>
          <table:table-cell table:style-name="ce2" office:value-type="string">
            <text:p>Habitabilidade Primordial</text:p>
          </table:table-cell>
          <table:table-cell table:style-name="ce2" office:value-type="string">
            <text:p>Habitabilité primordiale</text:p>
          </table:table-cell>
          <table:table-cell table:style-name="ce2" office:value-type="string">
            <text:p>Pierwotna przynależność</text:p>
          </table:table-cell>
          <table:table-cell table:style-name="ce2" office:value-type="string">
            <text:p>Habitabilidad primordial</text:p>
          </table:table-cell>
          <table:table-cell table:style-name="ce8" table:number-columns-repeated="18"/>
          <table:table-cell table:number-columns-repeated="998"/>
        </table:table-row>
        <table:table-row table:style-name="ro1">
          <table:table-cell table:style-name="ce2" office:value-type="string">
            <text:p>pc_geometallic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2" office:value-type="string">
            <text:p>Unfruchtbares Gelände</text:p>
          </table:table-cell>
          <table:table-cell table:style-name="ce2" office:value-type="string">
            <text:p>Terreno Estéril</text:p>
          </table:table-cell>
          <table:table-cell table:style-name="ce2" office:value-type="string">
            <text:p>Terrain aride</text:p>
          </table:table-cell>
          <table:table-cell table:style-name="ce2" office:value-type="string">
            <text:p>Barren Terrain</text:p>
          </table:table-cell>
          <table:table-cell table:style-name="ce2" office:value-type="string">
            <text:p>Terreno árido</text:p>
          </table:table-cell>
          <table:table-cell table:style-name="ce8" table:number-columns-repeated="18"/>
          <table:table-cell table:number-columns-repeated="998"/>
        </table:table-row>
        <table:table-row table:style-name="ro2">
          <table:table-cell table:style-name="ce2" office:value-type="string">
            <text:p>pc_geometallic_terraforming_tile_desc</text:p>
          </table:table-cell>
          <table:table-cell table:style-name="ce2" office:value-type="string">
            <text:p>Rocky and lifeless terrain.</text:p>
          </table:table-cell>
          <table:table-cell table:style-name="ce2" office:value-type="string">
            <text:p>Скалистый и безжизненный ландшафт.</text:p>
          </table:table-cell>
          <table:table-cell table:style-name="ce2" office:value-type="string">
            <text:p>Felsiges und lebloses Gelände.</text:p>
          </table:table-cell>
          <table:table-cell table:style-name="ce2" office:value-type="string">
            <text:p>Terreno rochoso e sem vida.</text:p>
          </table:table-cell>
          <table:table-cell table:style-name="ce2" office:value-type="string">
            <text:p>Terrain rocheux et sans vie.</text:p>
          </table:table-cell>
          <table:table-cell table:style-name="ce2" office:value-type="string">
            <text:p>Skalisty i martwy teren.</text:p>
          </table:table-cell>
          <table:table-cell table:style-name="ce2" office:value-type="string">
            <text:p>Terreno rocoso y sin vida.</text:p>
          </table:table-cell>
          <table:table-cell table:style-name="ce8" table:number-columns-repeated="18"/>
          <table:table-cell table:number-columns-repeated="998"/>
        </table:table-row>
        <table:table-row table:style-name="ro2">
          <table:table-cell table:style-name="ce2" office:value-type="string">
            <text:p>pc_geomorteus</text:p>
          </table:table-cell>
          <table:table-cell table:style-name="ce2" office:value-type="string">
            <text:p>Radiated World</text:p>
          </table:table-cell>
          <table:table-cell table:style-name="ce2" office:value-type="string">
            <text:p>Облучённый мир</text:p>
          </table:table-cell>
          <table:table-cell table:style-name="ce2" office:value-type="string">
            <text:p>Gestrahlte Welt</text:p>
          </table:table-cell>
          <table:table-cell table:style-name="ce2" office:value-type="string">
            <text:p>Mundo irradiado</text:p>
          </table:table-cell>
          <table:table-cell table:style-name="ce2" office:value-type="string">
            <text:p>Monde rayonné</text:p>
          </table:table-cell>
          <table:table-cell table:style-name="ce2" office:value-type="string">
            <text:p>Promieniowany świat</text:p>
          </table:table-cell>
          <table:table-cell table:style-name="ce2" office:value-type="string">
            <text:p>Mundo irradiado</text:p>
          </table:table-cell>
          <table:table-cell table:style-name="ce8" table:number-columns-repeated="18"/>
          <table:table-cell table:number-columns-repeated="998"/>
        </table:table-row>
        <table:table-row table:style-name="ro33">
          <table:table-cell table:style-name="ce2" office:value-type="string">
            <text:p>pc_geomorteus_desc</text:p>
          </table:table-cell>
          <table:table-cell table:style-name="ce2"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2" office:value-type="string">
            <text:p>Маленькие скалистые миры, расположенные в горячей зоне звездной системы. Не подходящие для жизни гуманоидов, эти планеты имеют очень неустойчивые облучённые поверхности. Тонкие атмосферы состоят в основном из гелия и натрия. В суровом дневном свете температура может приближаться к 450ºC, а ночью, из-за того, что тут нет никакой атмосферы, чтобы сохранить эту жару, она может стать столь же холодной: -200ºC. В облучённых мирах никогда не наблюдалось никаких форм жизни.</text:p>
          </table:table-cell>
          <table:table-cell table:style-name="ce2" office:value-type="string">
            <text:p>Kleine, felsige Welten, die sich in der heißen Zone eines Sternsystems befinden. Ungeeignet für das humanoide Leben, haben diese Planeten sehr instabile bestrahlte Oberflächen. Die dünnen Atmosphären bestehen hauptsächlich aus Helium und Natrium. Im rauen Tageslicht erreichen die Temperaturen bis zu 450 ° C, da es wenig Atmosphäre gibt, um diese Wärme zu speichern, nachts kann es sogar bis zu -200 ° C kalt werden. Auf den Strahlenwelten wurden niemals irgendwelche Lebensformen beobachtet.</text:p>
          </table:table-cell>
          <table:table-cell table:style-name="ce2" office:value-type="string">
            <text:p>Mundos pequenos e rochosos localizados dentro da zona quente de um sistema estelar. Inadequado para a vida humanóide, esses planetas têm superfícies irradiadas altamente instáveis. As atmosferas finas são compostas principalmente de hélio e sódio. Na dura luz do dia, as temperaturas podem chegar a 450º Celsius, pois há pouca atmosfera para reter esse calor, podendo chegar a até -200º Celsius à noite. Nenhuma forma de vida jamais foi observada em mundos irradiados.</text:p>
          </table:table-cell>
          <table:table-cell table:style-name="ce2" office:value-type="string">
            <text:p>Petits mondes rocheux situés dans la zone chaude d'un système d'étoiles. Ne convenant pas à la vie humanoïde, ces planètes ont des surfaces rayonnées très instables. Les atmosphères minces sont composées principalement d'hélium et de sodium. À la lumière du jour, les températures peuvent approcher 450º Celsius, car il y a peu d'atmosphère pour retenir cette chaleur, il peut faire aussi froid que -200º Celsius la nuit. Aucune forme de vie n'a jamais été observée sur les mondes rayonnés.</text:p>
          </table:table-cell>
          <table:table-cell table:style-name="ce2" office:value-type="string">
            <text:p>Małe, skaliste światy znajdujące się w strefie gorącej systemu gwiezdnego. Nie nadające się do humanoidalnego życia, planety te mają bardzo niestabilne powierzchnie promieniujące. Cienka atmosfera składa się głównie z helu i sodu. W ostrym słońcu temperatura może zbliżyć się do 450 stopni Celsjusza, ponieważ atmosfera, w której zatrzymuje się ciepło, jest niewielka, w nocy może dochodzić do nawet 200 stopni Celsjusza. Żadne formy życia nigdy nie były obserwowane na światach promieniowanych.</text:p>
          </table:table-cell>
          <table:table-cell table:style-name="ce2" office:value-type="string">
            <text:p>Pequeños mundos rocosos ubicados dentro de la zona caliente de un sistema estelar. Inadecuadas para la vida humanoide, estos planetas tienen superficies radiadas altamente inestables. Las atmósferas delgadas están compuestas principalmente de helio y sodio. En la duradera luz del día, las temperaturas pueden acercarse a 450º Celsius, debido a que hay poca atmósfera para retener ese calor, se puede enfriar a -200º Celsius por la noche. Nunca se han observado formas de vida en mundos Radiados.</text:p>
          </table:table-cell>
          <table:table-cell table:style-name="ce8" table:number-columns-repeated="18"/>
          <table:table-cell table:number-columns-repeated="998"/>
        </table:table-row>
        <table:table-row table:style-name="ro2">
          <table:table-cell table:style-name="ce2" office:value-type="string">
            <text:p>pc_geomorteus_terraforming</text:p>
          </table:table-cell>
          <table:table-cell table:style-name="ce2" office:value-type="string">
            <text:p>Radiated World (Terraforming)</text:p>
          </table:table-cell>
          <table:table-cell table:style-name="ce2" office:value-type="string">
            <text:p>$pc_geomorteus$ (Терраформирование)</text:p>
          </table:table-cell>
          <table:table-cell table:style-name="ce2" office:value-type="string">
            <text:p>Gestrahlte Welt (Terraforming)</text:p>
          </table:table-cell>
          <table:table-cell table:style-name="ce2" office:value-type="string">
            <text:p>Mundo Irradiado (Terraforming)</text:p>
          </table:table-cell>
          <table:table-cell table:style-name="ce2" office:value-type="string">
            <text:p>Monde rayonné (Terraforming)</text:p>
          </table:table-cell>
          <table:table-cell table:style-name="ce2" office:value-type="string">
            <text:p>Świat promieniujący (Terraforming)</text:p>
          </table:table-cell>
          <table:table-cell table:style-name="ce2" office:value-type="string">
            <text:p>Mundo Radiado (Terraformación)</text:p>
          </table:table-cell>
          <table:table-cell table:style-name="ce8" table:number-columns-repeated="18"/>
          <table:table-cell table:number-columns-repeated="998"/>
        </table:table-row>
        <table:table-row table:style-name="ro2">
          <table:table-cell table:style-name="ce2" office:value-type="string">
            <text:p>pc_geomorteus_terraforming_desc</text:p>
          </table:table-cell>
          <table:table-cell table:number-columns-repeated="7" table:style-name="ce2" office:value-type="string">
            <text:p>$pc_geomorteus_desc$</text:p>
          </table:table-cell>
          <table:table-cell table:style-name="ce8" table:number-columns-repeated="18"/>
          <table:table-cell table:number-columns-repeated="998"/>
        </table:table-row>
        <table:table-row table:style-name="ro2">
          <table:table-cell table:style-name="ce2" office:value-type="string">
            <text:p>pc_geomorteus_terraforming_habitability</text:p>
          </table:table-cell>
          <table:table-cell table:style-name="ce2" office:value-type="string">
            <text:p>Radiated Habitability</text:p>
          </table:table-cell>
          <table:table-cell table:style-name="ce2" office:value-type="string">
            <text:p>Адаптация - Облучённый мир</text:p>
          </table:table-cell>
          <table:table-cell table:style-name="ce2" office:value-type="string">
            <text:p>Gestrahlte Habitabilität</text:p>
          </table:table-cell>
          <table:table-cell table:style-name="ce2" office:value-type="string">
            <text:p>Habitabilidade Irradiada</text:p>
          </table:table-cell>
          <table:table-cell table:style-name="ce2" office:value-type="string">
            <text:p>Habitabilité rayonnée</text:p>
          </table:table-cell>
          <table:table-cell table:style-name="ce2" office:value-type="string">
            <text:p>Radiated Habitability</text:p>
          </table:table-cell>
          <table:table-cell table:style-name="ce2" office:value-type="string">
            <text:p>Habitabilidad Radiada</text:p>
          </table:table-cell>
          <table:table-cell table:style-name="ce8" table:number-columns-repeated="18"/>
          <table:table-cell table:number-columns-repeated="998"/>
        </table:table-row>
        <table:table-row table:style-name="ro2">
          <table:table-cell table:style-name="ce2" office:value-type="string">
            <text:p>pc_geomorteus_terraforming_tile</text:p>
          </table:table-cell>
          <table:table-cell table:style-name="ce2" office:value-type="string">
            <text:p>Radiated Terrain</text:p>
          </table:table-cell>
          <table:table-cell table:style-name="ce2" office:value-type="string">
            <text:p>Облучённая местность</text:p>
          </table:table-cell>
          <table:table-cell table:style-name="ce2" office:value-type="string">
            <text:p>Gestrahltes Gelände</text:p>
          </table:table-cell>
          <table:table-cell table:style-name="ce2" office:value-type="string">
            <text:p>Terreno irradiado</text:p>
          </table:table-cell>
          <table:table-cell table:style-name="ce2" office:value-type="string">
            <text:p>Terrain rayonné</text:p>
          </table:table-cell>
          <table:table-cell table:style-name="ce2" office:value-type="string">
            <text:p>Promieniowany teren</text:p>
          </table:table-cell>
          <table:table-cell table:style-name="ce2" office:value-type="string">
            <text:p>Terreno irradiado</text:p>
          </table:table-cell>
          <table:table-cell table:style-name="ce8" table:number-columns-repeated="18"/>
          <table:table-cell table:number-columns-repeated="998"/>
        </table:table-row>
        <table:table-row table:style-name="ro11">
          <table:table-cell table:style-name="ce2" office:value-type="string">
            <text:p>pc_geomorteus_terraforming_tile_desc</text:p>
          </table:table-cell>
          <table:table-cell table:style-name="ce2" office:value-type="string">
            <text:p>Rocky and barren terrain, scorched due to close proximity to the parent star.</text:p>
          </table:table-cell>
          <table:table-cell table:style-name="ce2" office:value-type="string">
            <text:p>Скалистая и бесплодная местность, выжженная из-за непосредственной близости к родной звезде.</text:p>
          </table:table-cell>
          <table:table-cell table:style-name="ce2" office:value-type="string">
            <text:p>Felsiges und unfruchtbares Gelände, wegen der Nähe zum Mutterstern versengt.</text:p>
          </table:table-cell>
          <table:table-cell table:style-name="ce2" office:value-type="string">
            <text:p>Terreno rochoso e estéril, queimado devido à proximidade com a estrela-mãe.</text:p>
          </table:table-cell>
          <table:table-cell table:style-name="ce2" office:value-type="string">
            <text:p>Terrain rocheux et stérile, roussi en raison de la proximité de l'étoile parentale.</text:p>
          </table:table-cell>
          <table:table-cell table:style-name="ce2" office:value-type="string">
            <text:p>Skalisty i jałowy teren, spalony z powodu bliskości gwiazdy macierzystej.</text:p>
          </table:table-cell>
          <table:table-cell table:style-name="ce2" office:value-type="string">
            <text:p>Terreno rocoso y estéril, quemado debido a la proximidad de la estrella madre.</text:p>
          </table:table-cell>
          <table:table-cell table:style-name="ce8" table:number-columns-repeated="18"/>
          <table:table-cell table:number-columns-repeated="998"/>
        </table:table-row>
        <table:table-row table:style-name="ro1">
          <table:table-cell table:style-name="ce2" office:value-type="string">
            <text:p>pc_geoplastic</text:p>
          </table:table-cell>
          <table:table-cell table:style-name="ce2" office:value-type="string">
            <text:p>Molten World</text:p>
          </table:table-cell>
          <table:table-cell table:style-name="ce2" office:value-type="string">
            <text:p>Расплавленный мир</text:p>
          </table:table-cell>
          <table:table-cell table:style-name="ce2" office:value-type="string">
            <text:p>Geschmolzene Welt</text:p>
          </table:table-cell>
          <table:table-cell table:style-name="ce2" office:value-type="string">
            <text:p>Mundo derretido</text:p>
          </table:table-cell>
          <table:table-cell table:style-name="ce2" office:value-type="string">
            <text:p>Monde fondu</text:p>
          </table:table-cell>
          <table:table-cell table:style-name="ce2" office:value-type="string">
            <text:p>Molten World</text:p>
          </table:table-cell>
          <table:table-cell table:style-name="ce2" office:value-type="string">
            <text:p>Mundo fundido</text:p>
          </table:table-cell>
          <table:table-cell table:style-name="ce8" table:number-columns-repeated="18"/>
          <table:table-cell table:number-columns-repeated="998"/>
        </table:table-row>
        <table:table-row table:style-name="ro34">
          <table:table-cell table:style-name="ce2" office:value-type="string">
            <text:p>pc_geoplastic_desc</text:p>
          </table:table-cell>
          <table:table-cell table:style-name="ce2"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2" office:value-type="string">
            <text:p>Эти миры представляют собой самый ранний этап в формировании обитаемой планеты. Ядро и кора полностью расплавлены, что делает планету восприимчивой к солнечным ветрам и излучению, что приводит к чрезвычайно высокой температуре поверхности. Атмосфера очень тонкая и состоит из водорода и гелия. Когда планета охлаждается, ядро и кора начинают затвердевать, и планета может стать «первородной», если условия правильные.</text:p>
          </table:table-cell>
          <table:table-cell table:style-name="ce2" office:value-type="string">
            <text:p>Diese Welten repräsentieren das früheste Stadium der Bildung eines bewohnbaren Planeten. Der Kern und die Kruste sind vollständig geschmolzen und machen den Planeten anfällig für Sonnenwinde und Strahlung und unterliegen extrem hohen Oberflächentemperaturen. Die Atmosphäre ist sehr dünn und besteht aus Wasserstoff und Helium. Wenn der Planet abkühlt, beginnen der Kern und die Kruste zu verhärten und der Planet kann primordial werden, wenn die Bedingungen stimmen.</text:p>
          </table:table-cell>
          <table:table-cell table:style-name="ce2" office:value-type="string">
            <text:p>Esses mundos representam o estágio inicial da formação de um planeta habitável. O núcleo e a crosta estão completamente derretidos, tornando o planeta suscetível a ventos solares e radiação, e sujeito a temperaturas superficiais extremamente altas. A atmosfera é muito fina e composta de hidrogênio e hélio. À medida que o planeta esfria, o núcleo e a crosta começam a endurecer e o planeta pode se tornar Primordial se as condições estiverem corretas.</text:p>
          </table:table-cell>
          <table:table-cell table:style-name="ce2" office:value-type="string">
            <text:p>Ces mondes représentent la première étape de la formation d'une planète habitable. Le noyau et la croûte sont complètement fondus, ce qui rend la planète sensible aux vents et aux radiations solaires et soumise à des températures de surface extrêmement élevées. L'atmosphère est très fine et composée d'hydrogène et d'hélium. Lorsque la planète se refroidit, le noyau et la croûte commencent à durcir et la planète peut devenir primordiale si les conditions sont bonnes.</text:p>
          </table:table-cell>
          <table:table-cell table:style-name="ce2" office:value-type="string">
            <text:p>Światy te stanowią najwcześniejszy etap formowania się nadającej się do zamieszkania planety. Rdzeń i skorupa są całkowicie stopione, przez co planeta jest podatna na działanie wiatrów i promieniowania słonecznego, a także podlega ekstremalnie wysokiej temperaturze powierzchni. Atmosfera jest bardzo cienka i składa się z wodoru i helu. Gdy planeta się ochładza, rdzeń i skorupa zaczynają twardnieć, a planeta może stać się Pierwotna, jeśli warunki są odpowiednie.</text:p>
          </table:table-cell>
          <table:table-cell table:style-name="ce2" office:value-type="string">
            <text:p>Estos mundos representan la etapa más temprana en la formación de un planeta habitable. El núcleo y la corteza están completamente fundidos, lo que hace que el planeta sea susceptible a los vientos y la radiación solar, y sujeto a temperaturas superficiales extremadamente altas. La atmósfera es muy delgada y compuesta de hidrógeno y helio. A medida que el planeta se enfría, el núcleo y la corteza comienzan a endurecerse y el planeta puede volverse Primordial si las condiciones son las adecuadas.</text:p>
          </table:table-cell>
          <table:table-cell table:style-name="ce8" table:number-columns-repeated="18"/>
          <table:table-cell table:number-columns-repeated="998"/>
        </table:table-row>
        <table:table-row table:style-name="ro2">
          <table:table-cell table:style-name="ce2" office:value-type="string">
            <text:p>pc_greenhouse_cold</text:p>
          </table:table-cell>
          <table:table-cell table:style-name="ce2" office:value-type="string">
            <text:p>Cold Reducing World</text:p>
          </table:table-cell>
          <table:table-cell table:style-name="ce2" office:value-type="string">
            <text:p>Холодный редуцированный мир</text:p>
          </table:table-cell>
          <table:table-cell table:style-name="ce2" office:value-type="string">
            <text:p>Kalte reduzierende Welt</text:p>
          </table:table-cell>
          <table:table-cell table:style-name="ce2" office:value-type="string">
            <text:p>Mundo Redutor Frio</text:p>
          </table:table-cell>
          <table:table-cell table:style-name="ce2" office:value-type="string">
            <text:p>Monde réducteur de froid</text:p>
          </table:table-cell>
          <table:table-cell table:style-name="ce2" office:value-type="string">
            <text:p>Zimny ​​świat redukujący</text:p>
          </table:table-cell>
          <table:table-cell table:style-name="ce2" office:value-type="string">
            <text:p>Mundo frio reductor</text:p>
          </table:table-cell>
          <table:table-cell table:style-name="ce8" table:number-columns-repeated="18"/>
          <table:table-cell table:number-columns-repeated="998"/>
        </table:table-row>
        <table:table-row table:style-name="ro23">
          <table:table-cell table:style-name="ce2" office:value-type="string">
            <text:p>pc_greenhouse_cold_desc</text:p>
          </table:table-cell>
          <table:table-cell table:style-name="ce2" office:value-type="string">
            <text:p>A rocky planet with a dense atmosphere. Despite being far from the parent star, the gases in the atmosphere have caused a greenhouse effect, allowing exotic liquids such as methane and ethane to exist on the surface.</text:p>
          </table:table-cell>
          <table:table-cell table:style-name="ce2" office:value-type="string">
            <text:p>Скалистая планета с плотной атмосферой. Несмотря на то, что они находятся далеко от родительской звезды, газы в атмосфере вызвали парниковый эффект, позволяя экзотическим жидкостям, таким как метан и этан, существовать на поверхности.</text:p>
          </table:table-cell>
          <table:table-cell table:style-name="ce2" office:value-type="string">
            <text:p>Ein felsiger Planet mit einer dichten Atmosphäre. Obwohl die Gase in der Atmosphäre weit entfernt vom Hauptstern sind, haben sie einen Treibhauseffekt verursacht, so dass exotische Flüssigkeiten wie Methan und Ethan auf der Oberfläche existieren können.</text:p>
          </table:table-cell>
          <table:table-cell table:style-name="ce2" office:value-type="string">
            <text:p>Um planeta rochoso com uma atmosfera densa. Apesar de estar longe da estrela-mãe, os gases na atmosfera causaram efeito estufa, permitindo a existência de líquidos exóticos, como o metano e o etano, na superfície.</text:p>
          </table:table-cell>
          <table:table-cell table:style-name="ce2" office:value-type="string">
            <text:p>Une planète rocheuse avec une atmosphère dense. En dépit d'être loin de l'étoile mère, les gaz dans l'atmosphère ont provoqué un effet de serre, permettant à des liquides exotiques tels que le méthane et l'éthane d'exister à la surface.</text:p>
          </table:table-cell>
          <table:table-cell table:style-name="ce2" office:value-type="string">
            <text:p>Skalista planeta o gęstej atmosferze. Pomimo tego, że znajdują się daleko od gwiazdy macierzystej, gazy w atmosferze wywoływały efekt cieplarniany, pozwalając na istnienie egzotycznych cieczy, takich jak metan i etan na powierzchni.</text:p>
          </table:table-cell>
          <table:table-cell table:style-name="ce2" office:value-type="string">
            <text:p>Un planeta rocoso con una atmósfera densa. A pesar de estar lejos de la estrella principal, los gases en la atmósfera han causado un efecto invernadero, permitiendo que existan líquidos exóticos como el metano y el etano en la superficie.</text:p>
          </table:table-cell>
          <table:table-cell table:style-name="ce8" table:number-columns-repeated="18"/>
          <table:table-cell table:number-columns-repeated="998"/>
        </table:table-row>
        <table:table-row table:style-name="ro3">
          <table:table-cell table:style-name="ce2" office:value-type="string">
            <text:p>pc_greenhouse_cold_terraforming</text:p>
          </table:table-cell>
          <table:table-cell table:style-name="ce2" office:value-type="string">
            <text:p>Cold Reducing World (Terraforming)</text:p>
          </table:table-cell>
          <table:table-cell table:style-name="ce2" office:value-type="string">
            <text:p>$pc_greenhouse_cold$ (Терраформирование)</text:p>
          </table:table-cell>
          <table:table-cell table:style-name="ce2" office:value-type="string">
            <text:p>Kalt reduzierende Welt (Terraforming)</text:p>
          </table:table-cell>
          <table:table-cell table:style-name="ce2" office:value-type="string">
            <text:p>Mundo Frio Redutor (Terraforming)</text:p>
          </table:table-cell>
          <table:table-cell table:style-name="ce2" office:value-type="string">
            <text:p>Monde réducteur de froid (Terraforming)</text:p>
          </table:table-cell>
          <table:table-cell table:style-name="ce2" office:value-type="string">
            <text:p>Cold Reducing World (Terraforming)</text:p>
          </table:table-cell>
          <table:table-cell table:style-name="ce2" office:value-type="string">
            <text:p>Mundo de reducción de frío (Terraforming)</text:p>
          </table:table-cell>
          <table:table-cell table:style-name="ce8" table:number-columns-repeated="18"/>
          <table:table-cell table:number-columns-repeated="998"/>
        </table:table-row>
        <table:table-row table:style-name="ro2">
          <table:table-cell table:style-name="ce2" office:value-type="string">
            <text:p>pc_greenhouse_cold_terraforming_desc</text:p>
          </table:table-cell>
          <table:table-cell table:number-columns-repeated="7" table:style-name="ce2" office:value-type="string">
            <text:p>$pc_greenhouse_cold_desc$</text:p>
          </table:table-cell>
          <table:table-cell table:style-name="ce8" table:number-columns-repeated="18"/>
          <table:table-cell table:number-columns-repeated="998"/>
        </table:table-row>
        <table:table-row table:style-name="ro3">
          <table:table-cell table:style-name="ce2" office:value-type="string">
            <text:p>pc_greenhouse_cold_terraforming_desc_habitability</text:p>
          </table:table-cell>
          <table:table-cell table:style-name="ce2" office:value-type="string">
            <text:p>Cold Reducing Habitability</text:p>
          </table:table-cell>
          <table:table-cell table:style-name="ce2" office:value-type="string">
            <text:p>Адаптация - Холодный редуцированный мир</text:p>
          </table:table-cell>
          <table:table-cell table:style-name="ce2" office:value-type="string">
            <text:p>Kalt reduzierende Habitabilität</text:p>
          </table:table-cell>
          <table:table-cell table:style-name="ce2" office:value-type="string">
            <text:p>Reduzindo a Habitabilidade Reduzida</text:p>
          </table:table-cell>
          <table:table-cell table:style-name="ce2" office:value-type="string">
            <text:p>Habitabilité réduisant le froid</text:p>
          </table:table-cell>
          <table:table-cell table:style-name="ce2" office:value-type="string">
            <text:p>Zimno redukuje przyzwyczajenia</text:p>
          </table:table-cell>
          <table:table-cell table:style-name="ce2" office:value-type="string">
            <text:p>Habitabilidad reductora de frío</text:p>
          </table:table-cell>
          <table:table-cell table:style-name="ce8" table:number-columns-repeated="18"/>
          <table:table-cell table:number-columns-repeated="998"/>
        </table:table-row>
        <table:table-row table:style-name="ro3">
          <table:table-cell table:style-name="ce2" office:value-type="string">
            <text:p>pc_greenhouse_cold_terraforming_habitability</text:p>
          </table:table-cell>
          <table:table-cell table:style-name="ce2" office:value-type="string">
            <text:p>Cold Reducing Habitability</text:p>
          </table:table-cell>
          <table:table-cell table:style-name="ce2" office:value-type="string">
            <text:p>Адаптация - Холодный редуцированный мир</text:p>
          </table:table-cell>
          <table:table-cell table:style-name="ce2" office:value-type="string">
            <text:p>Kalt reduzierende Habitabilität</text:p>
          </table:table-cell>
          <table:table-cell table:style-name="ce2" office:value-type="string">
            <text:p>Reduzindo a Habitabilidade Reduzida</text:p>
          </table:table-cell>
          <table:table-cell table:style-name="ce2" office:value-type="string">
            <text:p>Habitabilité réduisant le froid</text:p>
          </table:table-cell>
          <table:table-cell table:style-name="ce2" office:value-type="string">
            <text:p>Zimno redukuje przyzwyczajenia</text:p>
          </table:table-cell>
          <table:table-cell table:style-name="ce2" office:value-type="string">
            <text:p>Habitabilidad reductora de frío</text:p>
          </table:table-cell>
          <table:table-cell table:style-name="ce8" table:number-columns-repeated="18"/>
          <table:table-cell table:number-columns-repeated="998"/>
        </table:table-row>
        <table:table-row table:style-name="ro1">
          <table:table-cell table:style-name="ce2" office:value-type="string">
            <text:p>pc_greenhouse_cold_terraforming_tile</text:p>
          </table:table-cell>
          <table:table-cell table:style-name="ce2" office:value-type="string">
            <text:p>Cold Barren Terrain</text:p>
          </table:table-cell>
          <table:table-cell table:style-name="ce2" office:value-type="string">
            <text:p>Холодная бесплодная местность</text:p>
          </table:table-cell>
          <table:table-cell table:style-name="ce2" office:value-type="string">
            <text:p>Kaltes unfruchtbares Gelände</text:p>
          </table:table-cell>
          <table:table-cell table:style-name="ce2" office:value-type="string">
            <text:p>Terreno Estéril Frio</text:p>
          </table:table-cell>
          <table:table-cell table:style-name="ce2" office:value-type="string">
            <text:p>Terrain aride et froid</text:p>
          </table:table-cell>
          <table:table-cell table:style-name="ce2" office:value-type="string">
            <text:p>Cold Barren Terrain</text:p>
          </table:table-cell>
          <table:table-cell table:style-name="ce2" office:value-type="string">
            <text:p>Terreno estéril frío</text:p>
          </table:table-cell>
          <table:table-cell table:style-name="ce8" table:number-columns-repeated="18"/>
          <table:table-cell table:number-columns-repeated="998"/>
        </table:table-row>
        <table:table-row table:style-name="ro11">
          <table:table-cell table:style-name="ce2" office:value-type="string">
            <text:p>pc_greenhouse_cold_terraforming_tile_desc</text:p>
          </table:table-cell>
          <table:table-cell table:style-name="ce2" office:value-type="string">
            <text:p>Very cold hostile terrain, with dunes, rivers, lakes and seas of strange liquids.</text:p>
          </table:table-cell>
          <table:table-cell table:style-name="ce2" office:value-type="string">
            <text:p>Очень холодная враждебная местность, с дюнами, реками, озерами и морями странных жидкостей.</text:p>
          </table:table-cell>
          <table:table-cell table:style-name="ce2" office:value-type="string">
            <text:p>Sehr kaltes feindliches Terrain mit Dünen, Flüssen, Seen und Seen mit seltsamen Flüssigkeiten.</text:p>
          </table:table-cell>
          <table:table-cell table:style-name="ce2" office:value-type="string">
            <text:p>Terreno hostil muito frio, com dunas, rios, lagos e mares de estranhos líquidos.</text:p>
          </table:table-cell>
          <table:table-cell table:style-name="ce2" office:value-type="string">
            <text:p>Terrain hostile très froid, avec des dunes, des rivières, des lacs et des mers de liquides étranges.</text:p>
          </table:table-cell>
          <table:table-cell table:style-name="ce2" office:value-type="string">
            <text:p>Bardzo zimny, nieprzyjazny teren, z wydmami, rzekami, jeziorami i morzami dziwnych cieczy.</text:p>
          </table:table-cell>
          <table:table-cell table:style-name="ce2" office:value-type="string">
            <text:p>Terreno hostil muy frío, con dunas, ríos, lagos y mares de líquidos extraños.</text:p>
          </table:table-cell>
          <table:table-cell table:style-name="ce8" table:number-columns-repeated="18"/>
          <table:table-cell table:number-columns-repeated="998"/>
        </table:table-row>
        <table:table-row table:style-name="ro2">
          <table:table-cell table:style-name="ce2" office:value-type="string">
            <text:p>pc_greenhouse_hot</text:p>
          </table:table-cell>
          <table:table-cell table:style-name="ce2" office:value-type="string">
            <text:p>Hot Reducing World</text:p>
          </table:table-cell>
          <table:table-cell table:style-name="ce2" office:value-type="string">
            <text:p>Горячий редуцированный мир</text:p>
          </table:table-cell>
          <table:table-cell table:style-name="ce2" office:value-type="string">
            <text:p>Heiße reduzierende Welt</text:p>
          </table:table-cell>
          <table:table-cell table:style-name="ce2" office:value-type="string">
            <text:p>Mundo Redutor Quente</text:p>
          </table:table-cell>
          <table:table-cell table:style-name="ce2" office:value-type="string">
            <text:p>Monde réducteur chaud</text:p>
          </table:table-cell>
          <table:table-cell table:style-name="ce2" office:value-type="string">
            <text:p>Hot Reducing World</text:p>
          </table:table-cell>
          <table:table-cell table:style-name="ce2" office:value-type="string">
            <text:p>Mundo de reducción caliente</text:p>
          </table:table-cell>
          <table:table-cell table:style-name="ce8" table:number-columns-repeated="18"/>
          <table:table-cell table:number-columns-repeated="998"/>
        </table:table-row>
        <table:table-row table:style-name="ro6">
          <table:table-cell table:style-name="ce2" office:value-type="string">
            <text:p>pc_greenhouse_hot_desc</text:p>
          </table:table-cell>
          <table:table-cell table:style-name="ce2" office:value-type="string">
            <text:p>A rocky planet with a thick, high pressure atmosphere. The gases in the atmosphere have caused a runaway greenhouse effect, creating very high surface temperatures.</text:p>
          </table:table-cell>
          <table:table-cell table:style-name="ce2" office:value-type="string">
            <text:p>Скалистая планета с толстой атмосферой высокого давления. Газы в атмосфере вызвали беглый парниковый эффект, создавая очень высокие температуры на поверхности.</text:p>
          </table:table-cell>
          <table:table-cell table:style-name="ce2" office:value-type="string">
            <text:p>Ein felsiger Planet mit einer dicken Hochdruckatmosphäre. Die Gase in der Atmosphäre haben einen außer Kontrolle geratenen Treibhauseffekt verursacht und sehr hohe Oberflächentemperaturen verursacht.</text:p>
          </table:table-cell>
          <table:table-cell table:style-name="ce2" office:value-type="string">
            <text:p>Um planeta rochoso com uma atmosfera espessa e de alta pressão. Os gases na atmosfera causaram um efeito estufa descontrolado, criando temperaturas superficiais muito altas.</text:p>
          </table:table-cell>
          <table:table-cell table:style-name="ce2" office:value-type="string">
            <text:p>Une planète rocheuse avec une atmosphère épaisse et à haute pression. Les gaz dans l'atmosphère ont provoqué un effet de serre incontrôlé, créant des températures de surface très élevées.</text:p>
          </table:table-cell>
          <table:table-cell table:style-name="ce2" office:value-type="string">
            <text:p>Skalista planeta o gęstej atmosferze wysokiego ciśnienia. Gazy w atmosferze spowodowały niekontrolowany efekt cieplarniany, powodując bardzo wysokie temperatury powierzchni.</text:p>
          </table:table-cell>
          <table:table-cell table:style-name="ce2" office:value-type="string">
            <text:p>Un planeta rocoso con una atmósfera gruesa y de alta presión. Los gases en la atmósfera han causado un efecto invernadero desbocado, creando temperaturas superficiales muy altas.</text:p>
          </table:table-cell>
          <table:table-cell table:style-name="ce8" table:number-columns-repeated="18"/>
          <table:table-cell table:number-columns-repeated="998"/>
        </table:table-row>
        <table:table-row table:style-name="ro3">
          <table:table-cell table:style-name="ce2" office:value-type="string">
            <text:p>pc_greenhouse_hot_terraforming</text:p>
          </table:table-cell>
          <table:table-cell table:style-name="ce2" office:value-type="string">
            <text:p>Hot Reducing World (Terraforming)</text:p>
          </table:table-cell>
          <table:table-cell table:style-name="ce2" office:value-type="string">
            <text:p>$pc_greenhouse_hot$ (Терраформирование)</text:p>
          </table:table-cell>
          <table:table-cell table:style-name="ce2" office:value-type="string">
            <text:p>Heiße reduzierende Welt (Terraforming)</text:p>
          </table:table-cell>
          <table:table-cell table:style-name="ce2" office:value-type="string">
            <text:p>Mundo Redutor Quente (Terraforming)</text:p>
          </table:table-cell>
          <table:table-cell table:style-name="ce2" office:value-type="string">
            <text:p>Monde réducteur chaud (Terraforming)</text:p>
          </table:table-cell>
          <table:table-cell table:style-name="ce2" office:value-type="string">
            <text:p>Hot Reducing World (Terraforming)</text:p>
          </table:table-cell>
          <table:table-cell table:style-name="ce2" office:value-type="string">
            <text:p>Mundo de reducción caliente (Terraformación)</text:p>
          </table:table-cell>
          <table:table-cell table:style-name="ce8" table:number-columns-repeated="18"/>
          <table:table-cell table:number-columns-repeated="998"/>
        </table:table-row>
        <table:table-row table:style-name="ro2">
          <table:table-cell table:style-name="ce2" office:value-type="string">
            <text:p>pc_greenhouse_hot_terraforming_desc</text:p>
          </table:table-cell>
          <table:table-cell table:number-columns-repeated="7" table:style-name="ce2" office:value-type="string">
            <text:p>$pc_greenhouse_hot_desc$</text:p>
          </table:table-cell>
          <table:table-cell table:style-name="ce8" table:number-columns-repeated="18"/>
          <table:table-cell table:number-columns-repeated="998"/>
        </table:table-row>
        <table:table-row table:style-name="ro2">
          <table:table-cell table:style-name="ce2" office:value-type="string">
            <text:p>pc_greenhouse_hot_terraforming_habitability</text:p>
          </table:table-cell>
          <table:table-cell table:style-name="ce2" office:value-type="string">
            <text:p>Hot Reducing Habitability</text:p>
          </table:table-cell>
          <table:table-cell table:style-name="ce2" office:value-type="string">
            <text:p>Адаптация - Горячий редуцированный мир</text:p>
          </table:table-cell>
          <table:table-cell table:style-name="ce2" office:value-type="string">
            <text:p>Heiß Reduzierende Habitabilität</text:p>
          </table:table-cell>
          <table:table-cell table:style-name="ce2" office:value-type="string">
            <text:p>Reduzindo a Habitabilidade</text:p>
          </table:table-cell>
          <table:table-cell table:style-name="ce2" office:value-type="string">
            <text:p>Hot Réduction de l'habitabilité</text:p>
          </table:table-cell>
          <table:table-cell table:style-name="ce2" office:value-type="string">
            <text:p>Hot Redukujące habitowalność</text:p>
          </table:table-cell>
          <table:table-cell table:style-name="ce2" office:value-type="string">
            <text:p>Habitabilidad Reductora Caliente</text:p>
          </table:table-cell>
          <table:table-cell table:style-name="ce8" table:number-columns-repeated="18"/>
          <table:table-cell table:number-columns-repeated="998"/>
        </table:table-row>
        <table:table-row table:style-name="ro2">
          <table:table-cell table:style-name="ce2" office:value-type="string">
            <text:p>pc_greenhouse_hot_terraforming_tile</text:p>
          </table:table-cell>
          <table:table-cell table:style-name="ce2" office:value-type="string">
            <text:p>Scorched Barren Terrain</text:p>
          </table:table-cell>
          <table:table-cell table:style-name="ce2" office:value-type="string">
            <text:p>Выжженная бесплодная местность</text:p>
          </table:table-cell>
          <table:table-cell table:style-name="ce2" office:value-type="string">
            <text:p>Verbranntes unfruchtbares Gelände</text:p>
          </table:table-cell>
          <table:table-cell table:style-name="ce2" office:value-type="string">
            <text:p>Terreno Estéril Queimado</text:p>
          </table:table-cell>
          <table:table-cell table:style-name="ce2" office:value-type="string">
            <text:p>Terrain aride et roussi</text:p>
          </table:table-cell>
          <table:table-cell table:style-name="ce2" office:value-type="string">
            <text:p>Scorched Barren Terrain</text:p>
          </table:table-cell>
          <table:table-cell table:style-name="ce2" office:value-type="string">
            <text:p>Terreno estéril chamuscado</text:p>
          </table:table-cell>
          <table:table-cell table:style-name="ce8" table:number-columns-repeated="18"/>
          <table:table-cell table:number-columns-repeated="998"/>
        </table:table-row>
        <table:table-row table:style-name="ro9">
          <table:table-cell table:style-name="ce2" office:value-type="string">
            <text:p>pc_greenhouse_hot_terraforming_tile_desc</text:p>
          </table:table-cell>
          <table:table-cell table:style-name="ce2" office:value-type="string">
            <text:p>Dry, hostile and very hot desertscape interspersed with slab-like rocks.</text:p>
          </table:table-cell>
          <table:table-cell table:style-name="ce2" office:value-type="string">
            <text:p>Сухая, враждебная и очень жаркая пустыня, чередующаяся с плитоподобными скалами.</text:p>
          </table:table-cell>
          <table:table-cell table:style-name="ce2" office:value-type="string">
            <text:p>Trockene, feindselige und sehr heiße Wüstenlandschaft mit plattenartigen Felsen.</text:p>
          </table:table-cell>
          <table:table-cell table:style-name="ce2" office:value-type="string">
            <text:p>Desertscape seco, hostil e muito quente intercaladas com pedras de laje.</text:p>
          </table:table-cell>
          <table:table-cell table:style-name="ce2" office:value-type="string">
            <text:p>Desertscape sec, hostile et très chaud entrecoupé de roches ressemblant à des dalles.</text:p>
          </table:table-cell>
          <table:table-cell table:style-name="ce2" office:value-type="string">
            <text:p>Suchy, nieprzyjazny i bardzo gorący pusty krajobraz poprzecinany kamiennymi kamieniami.</text:p>
          </table:table-cell>
          <table:table-cell table:style-name="ce2" office:value-type="string">
            <text:p>Desierto seco, hostil y muy caliente intercalado con rocas en forma de losas.</text:p>
          </table:table-cell>
          <table:table-cell table:style-name="ce8" table:number-columns-repeated="18"/>
          <table:table-cell table:number-columns-repeated="998"/>
        </table:table-row>
        <table:table-row table:style-name="ro2">
          <table:table-cell table:style-name="ce2" office:value-type="string">
            <text:p>pc_ice_asteroidal_frozen_exotic_matter_mined</text:p>
          </table:table-cell>
          <table:table-cell table:style-name="ce2" office:value-type="string">
            <text:p>Frozen Exotic Matter Mined</text:p>
          </table:table-cell>
          <table:table-cell table:style-name="ce2" office:value-type="string">
            <text:p>Добытая замороженная экзотическая материя</text:p>
          </table:table-cell>
          <table:table-cell table:style-name="ce2" office:value-type="string">
            <text:p>Gefrorene exotische Materie abgebaut</text:p>
          </table:table-cell>
          <table:table-cell table:style-name="ce2" office:value-type="string">
            <text:p>Matéria Exótica Congelada Minada</text:p>
          </table:table-cell>
          <table:table-cell table:style-name="ce2" office:value-type="string">
            <text:p>Matière exotique congelée</text:p>
          </table:table-cell>
          <table:table-cell table:style-name="ce2" office:value-type="string">
            <text:p>Frozen Exotic Matter Mined</text:p>
          </table:table-cell>
          <table:table-cell table:style-name="ce2" office:value-type="string">
            <text:p>Materia exótica congelada</text:p>
          </table:table-cell>
          <table:table-cell table:style-name="ce8" table:number-columns-repeated="18"/>
          <table:table-cell table:number-columns-repeated="998"/>
        </table:table-row>
        <table:table-row table:style-name="ro3">
          <table:table-cell table:style-name="ce2" office:value-type="string">
            <text:p>pc_ice_asteroidal_frozen_exotic_matter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2">
          <table:table-cell table:style-name="ce2" office:value-type="string">
            <text:p>pc_ice_asteroidal_planetoid</text:p>
          </table:table-cell>
          <table:table-cell table:style-name="ce2" office:value-type="string">
            <text:p>Primordial-Ice Asteroidal</text:p>
          </table:table-cell>
          <table:table-cell table:style-name="ce2" office:value-type="string">
            <text:p>Астероид с первородным льдом</text:p>
          </table:table-cell>
          <table:table-cell table:style-name="ce2" office:value-type="string">
            <text:p>Primordial-Eis Asteroidal</text:p>
          </table:table-cell>
          <table:table-cell table:style-name="ce2" office:value-type="string">
            <text:p>Primordial-Gelo Asteroidal</text:p>
          </table:table-cell>
          <table:table-cell table:style-name="ce2" office:value-type="string">
            <text:p>Primordial-Ice Asteroidal</text:p>
          </table:table-cell>
          <table:table-cell table:style-name="ce2" office:value-type="string">
            <text:p>Primero-Ice Asteroidal</text:p>
          </table:table-cell>
          <table:table-cell table:style-name="ce2" office:value-type="string">
            <text:p>Asteroidal de hielo primordial</text:p>
          </table:table-cell>
          <table:table-cell table:style-name="ce8" table:number-columns-repeated="18"/>
          <table:table-cell table:number-columns-repeated="998"/>
        </table:table-row>
        <table:table-row table:style-name="ro14">
          <table:table-cell table:style-name="ce2" office:value-type="string">
            <text:p>pc_ice_asteroidal_planetoid_desc</text:p>
          </table:table-cell>
          <table:table-cell table:style-name="ce2" office:value-type="string">
            <text:p>This large asteroid is almost completely composed of pure primordial ice - dating back to the universe's infancy. Exploiting this asteroid to the fullest will require the establishment of a permanent colony.</text:p>
          </table:table-cell>
          <table:table-cell table:style-name="ce2" office:value-type="string">
            <text:p>Этот большой астероид почти полностью состоит из чистого первородного льда, восходящего к младенчеству вселенной. Эксплуатация этого астероида в полной мере потребует создания постоянной колонии.</text:p>
          </table:table-cell>
          <table:table-cell table:style-name="ce2" office:value-type="string">
            <text:p>Dieser große Asteroid besteht fast vollständig aus reinem Ureis - aus der Kindheit des Universums. Um diesen Asteroiden voll auszunutzen, bedarf es einer ständigen Kolonie.</text:p>
          </table:table-cell>
          <table:table-cell table:style-name="ce2" office:value-type="string">
            <text:p>Este grande asteróide é quase completamente composto de gelo primordial puro - que remonta à infância do universo. Explorando este asteróide ao máximo exigirá o estabelecimento de uma colônia permanente.</text:p>
          </table:table-cell>
          <table:table-cell table:style-name="ce2" office:value-type="string">
            <text:p>Ce gros astéroïde est presque entièrement composé de glace primordiale pure - datant de l'enfance de l'univers. L'exploitation maximale de cet astéroïde nécessitera l'établissement d'une colonie permanente.</text:p>
          </table:table-cell>
          <table:table-cell table:style-name="ce2" office:value-type="string">
            <text:p>Ta duża asteroida jest prawie całkowicie zbudowana z czystego pierwotnego lodu - pochodzącego od początków wszechświata. Wykorzystanie tej asteroidu w pełnym zakresie będzie wymagało ustanowienia stałej kolonii.</text:p>
          </table:table-cell>
          <table:table-cell table:style-name="ce2" office:value-type="string">
            <text:p>Este gran asteroide está compuesto casi por completo de hielo primordial puro, que se remonta a la infancia del universo. La explotación de este asteroide al máximo requerirá el establecimiento de una colonia permanente.</text:p>
          </table:table-cell>
          <table:table-cell table:style-name="ce8" table:number-columns-repeated="18"/>
          <table:table-cell table:number-columns-repeated="998"/>
        </table:table-row>
        <table:table-row table:style-name="ro13">
          <table:table-cell table:style-name="ce2" office:value-type="string">
            <text:p>pc_ice_asteroidal_planetoid_habitability</text:p>
          </table:table-cell>
          <table:table-cell table:style-name="ce2" office:value-type="string">
            <text:p>Frozen Voidhome Habitability</text:p>
          </table:table-cell>
          <table:table-cell table:style-name="ce2" office:value-type="string">
            <text:p>Адаптация - Ледяная вакуумная среда</text:p>
          </table:table-cell>
          <table:table-cell table:style-name="ce2" office:value-type="string">
            <text:p>Frozen Voidhome Habitabilität</text:p>
          </table:table-cell>
          <table:table-cell table:style-name="ce2" office:value-type="string">
            <text:p>Habitabilidade congelada do Voidhome</text:p>
          </table:table-cell>
          <table:table-cell table:style-name="ce2" office:value-type="string">
            <text:p>Habitabilité de Voidhome congelé</text:p>
          </table:table-cell>
          <table:table-cell table:style-name="ce2" office:value-type="string">
            <text:p>Osiedlowe miejsce zamieszkania w mrożonej sieci Voidhome</text:p>
          </table:table-cell>
          <table:table-cell table:style-name="ce2" office:value-type="string">
            <text:p>Habitabilidad del hogar vacío</text:p>
          </table:table-cell>
          <table:table-cell table:style-name="ce8" table:number-columns-repeated="18"/>
          <table:table-cell table:number-columns-repeated="998"/>
        </table:table-row>
        <table:table-row table:style-name="ro2">
          <table:table-cell table:style-name="ce2" office:value-type="string">
            <text:p>pc_ice_asteroidal_planetoid_tile</text:p>
          </table:table-cell>
          <table:table-cell table:style-name="ce2" office:value-type="string">
            <text:p>Frozen Voidhome Interior</text:p>
          </table:table-cell>
          <table:table-cell table:style-name="ce2" office:value-type="string">
            <text:p>Интерьер ледяной вакуумной среды</text:p>
          </table:table-cell>
          <table:table-cell table:style-name="ce2" office:value-type="string">
            <text:p>Frozen Voidhome Interior</text:p>
          </table:table-cell>
          <table:table-cell table:style-name="ce2" office:value-type="string">
            <text:p>Interior congelado do Voidhome</text:p>
          </table:table-cell>
          <table:table-cell table:style-name="ce2" office:value-type="string">
            <text:p>Voidhome Frozen Intérieur</text:p>
          </table:table-cell>
          <table:table-cell table:number-columns-repeated="2" table:style-name="ce2" office:value-type="string">
            <text:p>Frozen Voidhome Interior</text:p>
          </table:table-cell>
          <table:table-cell table:style-name="ce8" table:number-columns-repeated="18"/>
          <table:table-cell table:number-columns-repeated="998"/>
        </table:table-row>
        <table:table-row table:style-name="ro7">
          <table:table-cell table:style-name="ce2" office:value-type="string">
            <text:p>pc_ice_asteroidal_planetoid_tile_desc</text:p>
          </table:table-cell>
          <table:table-cell table:style-name="ce2" office:value-type="string">
            <text:p>Drilled catacombs and natural caverns form the foundation for infrastructure within this frozen, icy home in the void.</text:p>
          </table:table-cell>
          <table:table-cell table:style-name="ce2" office:value-type="string">
            <text:p>Выбуреные катакомбы и естественные пещеры образуют основу для инфраструктуры в этом морозном и ледяном доме в пустоте космоса.</text:p>
          </table:table-cell>
          <table:table-cell table:style-name="ce2" office:value-type="string">
            <text:p>Gebohrte Katakomben und natürliche Höhlen bilden die Grundlage für die Infrastruktur in diesem gefrorenen, eisigen Zuhause im Nichts.</text:p>
          </table:table-cell>
          <table:table-cell table:style-name="ce2" office:value-type="string">
            <text:p>Catacumbas perfuradas e cavernas naturais formam a base da infraestrutura dentro dessa casa gelada e congelada no vazio.</text:p>
          </table:table-cell>
          <table:table-cell table:style-name="ce2" office:value-type="string">
            <text:p>Les catacombes forées et les cavernes naturelles constituent la base de l'infrastructure dans cette maison gelée et glacée dans le vide.</text:p>
          </table:table-cell>
          <table:table-cell table:style-name="ce2" office:value-type="string">
            <text:p>Wiercone katakumby i naturalne jaskinie stanowią fundament infrastruktury w tym zamarzniętym, lodowatym domu w pustce.</text:p>
          </table:table-cell>
          <table:table-cell table:style-name="ce2" office:value-type="string">
            <text:p>Las catacumbas perforadas y las cavernas naturales forman la base de la infraestructura en esta casa helada y helada en el vacío.</text:p>
          </table:table-cell>
          <table:table-cell table:style-name="ce8" table:number-columns-repeated="18"/>
          <table:table-cell table:number-columns-repeated="998"/>
        </table:table-row>
        <table:table-row table:style-name="ro2">
          <table:table-cell table:style-name="ce2" office:value-type="string">
            <text:p>pc_ice_asteroidal_primordial_ice_mined</text:p>
          </table:table-cell>
          <table:table-cell table:style-name="ce2" office:value-type="string">
            <text:p>Primordial-Ice Mined</text:p>
          </table:table-cell>
          <table:table-cell table:style-name="ce2" office:value-type="string">
            <text:p>Добытый первородный лёд</text:p>
          </table:table-cell>
          <table:table-cell table:style-name="ce2" office:value-type="string">
            <text:p>Primordial-Eis abgebaut</text:p>
          </table:table-cell>
          <table:table-cell table:number-columns-repeated="3" table:style-name="ce2" office:value-type="string">
            <text:p>Primordial-Ice Mined</text:p>
          </table:table-cell>
          <table:table-cell table:style-name="ce2" office:value-type="string">
            <text:p>Hielo Primordial Minado</text:p>
          </table:table-cell>
          <table:table-cell table:style-name="ce8" table:number-columns-repeated="18"/>
          <table:table-cell table:number-columns-repeated="998"/>
        </table:table-row>
        <table:table-row table:style-name="ro3">
          <table:table-cell table:style-name="ce2" office:value-type="string">
            <text:p>pc_ice_asteroidal_primordial_ice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1">
          <table:table-cell table:style-name="ce2" office:value-type="string">
            <text:p>pc_ice_giant</text:p>
          </table:table-cell>
          <table:table-cell table:style-name="ce2" office:value-type="string">
            <text:p>Ice Giant</text:p>
          </table:table-cell>
          <table:table-cell table:style-name="ce2" office:value-type="string">
            <text:p>Ледяной гигант</text:p>
          </table:table-cell>
          <table:table-cell table:style-name="ce2" office:value-type="string">
            <text:p>Eisriese</text:p>
          </table:table-cell>
          <table:table-cell table:style-name="ce2" office:value-type="string">
            <text:p>Gigante de gelo</text:p>
          </table:table-cell>
          <table:table-cell table:style-name="ce2" office:value-type="string">
            <text:p>Géant de glace</text:p>
          </table:table-cell>
          <table:table-cell table:style-name="ce2" office:value-type="string">
            <text:p>Ice Giant</text:p>
          </table:table-cell>
          <table:table-cell table:style-name="ce2" office:value-type="string">
            <text:p>Gigante de hielo</text:p>
          </table:table-cell>
          <table:table-cell table:style-name="ce8" table:number-columns-repeated="18"/>
          <table:table-cell table:number-columns-repeated="998"/>
        </table:table-row>
        <table:table-row table:style-name="ro18">
          <table:table-cell table:style-name="ce2" office:value-type="string">
            <text:p>pc_ice_giant_desc</text:p>
          </table:table-cell>
          <table:table-cell table:style-name="ce2" office:value-type="string">
            <text:p>These frozen giants are vastly different in composition from their gaseous brethren. The core is mostly rock and ice, surrounded by tenuous layers of water, methane, and ammonia. Additionally, the magnetic field is sharply inclined to the axis of rotation. Class I planets form on the fringe of a star system.</text:p>
          </table:table-cell>
          <table:table-cell table:style-name="ce2" office:value-type="string">
            <text:p>Эти замороженные гиганты сильно отличаются по составу от своих газовых братьев. Ядро в основном представляет собой камень и лед, окруженный малыми слоями воды, метана и аммиака. Кроме того, магнитное поле резко наклонено к оси вращения. Планеты I класса формируются на краю звездной системы.</text:p>
          </table:table-cell>
          <table:table-cell table:style-name="ce2" office:value-type="string">
            <text:p>Diese gefrorenen Riesen unterscheiden sich in ihrer Zusammensetzung erheblich von ihren gasförmigen Brüdern. Der Kern besteht hauptsächlich aus Fels und Eis, umgeben von dünnen Schichten aus Wasser, Methan und Ammoniak. Zusätzlich ist das Magnetfeld stark zur Rotationsachse geneigt. Diese Planeten bilden sich am Rande eines Sternsystems.</text:p>
          </table:table-cell>
          <table:table-cell table:style-name="ce2" office:value-type="string">
            <text:p>Esses gigantes congelados são muito diferentes em composição de seus irmãos gasosos. O núcleo é principalmente rocha e gelo, cercado por camadas tênues de água, metano e amônia. Além disso, o campo magnético está fortemente inclinado para o eixo de rotação. Esses planetas se formam à margem de um sistema estelar.</text:p>
          </table:table-cell>
          <table:table-cell table:style-name="ce2" office:value-type="string">
            <text:p>Ces géants congelés ont une composition très différente de celle de leurs frères gazeux. Le noyau est principalement de la roche et de la glace, entouré de couches ténues d'eau, de méthane et d'ammoniac. De plus, le champ magnétique est fortement incliné par rapport à l'axe de rotation. Ces planètes se forment à la périphérie d'un système stellaire.</text:p>
          </table:table-cell>
          <table:table-cell table:style-name="ce2" office:value-type="string">
            <text:p>Te zamrożone giganty mają bardzo różny skład od swoich gazowych braci. Rdzeń składa się głównie z skał i lodu, otoczonych cienkimi warstwami wody, metanu i amoniaku. Dodatkowo pole magnetyczne jest ostro nachylone do osi obrotu. Te planety tworzą się na obrzeżach układu gwiazd.</text:p>
          </table:table-cell>
          <table:table-cell table:style-name="ce2" office:value-type="string">
            <text:p>Estos gigantes congelados son muy diferentes en composición de sus hermanos gaseosos. El núcleo es principalmente roca y hielo, rodeado de capas tenues de agua, metano y amoníaco. Además, el campo magnético está fuertemente inclinado al eje de rotación. Estos planetas se forman al margen de un sistema estelar.</text:p>
          </table:table-cell>
          <table:table-cell table:style-name="ce8" table:number-columns-repeated="18"/>
          <table:table-cell table:number-columns-repeated="998"/>
        </table:table-row>
        <table:table-row table:style-name="ro2">
          <table:table-cell table:style-name="ce2" office:value-type="string">
            <text:p>pc_irradiated_marginal</text:p>
          </table:table-cell>
          <table:table-cell table:style-name="ce2" office:value-type="string">
            <text:p>Irradiated Marginal World</text:p>
          </table:table-cell>
          <table:table-cell table:style-name="ce2" office:value-type="string">
            <text:p>Облучённый маргинальный мир</text:p>
          </table:table-cell>
          <table:table-cell table:style-name="ce2" office:value-type="string">
            <text:p>Bestrahlte Randwelt</text:p>
          </table:table-cell>
          <table:table-cell table:style-name="ce2" office:value-type="string">
            <text:p>Mundo marginal irradiado</text:p>
          </table:table-cell>
          <table:table-cell table:style-name="ce2" office:value-type="string">
            <text:p>Monde marginal irradié</text:p>
          </table:table-cell>
          <table:table-cell table:style-name="ce2" office:value-type="string">
            <text:p>Napromieniowany świat marginalny</text:p>
          </table:table-cell>
          <table:table-cell table:style-name="ce2" office:value-type="string">
            <text:p>Mundo Marginal Irradiado</text:p>
          </table:table-cell>
          <table:table-cell table:style-name="ce8" table:number-columns-repeated="18"/>
          <table:table-cell table:number-columns-repeated="998"/>
        </table:table-row>
        <table:table-row table:style-name="ro20">
          <table:table-cell table:style-name="ce2" office:value-type="string">
            <text:p>pc_irradiated_marginal_desc</text:p>
          </table:table-cell>
          <table:table-cell table:style-name="ce2"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2" office:value-type="string">
            <text:p>Эти миры, также известные как «Супер-Земли», имеют бесплодные и облученные поверхности, не имеющие сильной магнитосферы, чтобы защитить их от излучения их звезды. Несмотря на суровые условия поверхности, можно обнаружить жидкую воду, которая обеспечивает достаточную защиту от излучения, позволяя некоторым растительным и живым существам находиться под водой.</text:p>
          </table:table-cell>
          <table:table-cell table:style-name="ce2" office:value-type="string">
            <text:p>Diese Randwelten, auch Super-Erden genannt, haben karge und bestrahlte Oberflächen, denen es an einer starken Magnetosphäre mangelt, um sie vor der Strahlung ihres Sterns zu schützen. Trotz rauer Oberflächenbedingungen können flüssige Gewässer gefunden werden, die einen ausreichenden Schutz vor Strahlung bieten, so dass einige Vegetation und Leben unter Wasser existieren können.</text:p>
          </table:table-cell>
          <table:table-cell table:style-name="ce2" office:value-type="string">
            <text:p>Esses mundos marginais, também conhecidos como Super-Terras, têm superfícies estéreis e irradiadas, sem uma magnetosfera forte para protegê-los da radiação de suas estrelas. Apesar das condições adversas da superfície, corpos líquidos de água podem ser encontrados que oferecem proteção suficiente contra a radiação, permitindo que alguma vegetação e vida exista debaixo d'água.</text:p>
          </table:table-cell>
          <table:table-cell table:style-name="ce2" office:value-type="string">
            <text:p>Ces mondes marginaux, également connus sous le nom de Super-Terres, ont des surfaces stériles et irradiées, dépourvues d'une forte magnétosphère pour les protéger du rayonnement de leur étoile. Malgré des conditions de surface difficiles, on peut trouver des masses d'eau liquides qui offrent une protection suffisante contre les radiations, ce qui permet à la végétation et à la vie d'exister sous l'eau.</text:p>
          </table:table-cell>
          <table:table-cell table:style-name="ce2" office:value-type="string">
            <text:p>Te marginalne światy, znane również jako super-ziemie, mają jałowe i napromieniowane powierzchnie, pozbawione silnej magnetosfery, aby chronić je przed promieniowaniem gwiazdy. W trudnych warunkach powierzchniowych można znaleźć ciekłe zbiorniki wodne, które zapewniają wystarczającą ochronę przed promieniowaniem, umożliwiając roślinom i życiu istnienie pod wodą.</text:p>
          </table:table-cell>
          <table:table-cell table:style-name="ce2" office:value-type="string">
            <text:p>Estos mundos marginales, también conocidos como Súper-Tierras, tienen superficies estériles e irradiadas, que carecen de una magnetosfera fuerte para protegerlos de la radiación de su estrella. A pesar de las duras condiciones de la superficie, se pueden encontrar cuerpos de agua líquidos que ofrecen suficiente protección contra la radiación, permitiendo que exista vegetación y vida bajo el agua.</text:p>
          </table:table-cell>
          <table:table-cell table:style-name="ce8" table:number-columns-repeated="18"/>
          <table:table-cell table:number-columns-repeated="998"/>
        </table:table-row>
        <table:table-row table:style-name="ro2">
          <table:table-cell table:style-name="ce2" office:value-type="string">
            <text:p>pc_irradiated_marginal_habitability</text:p>
          </table:table-cell>
          <table:table-cell table:style-name="ce2" office:value-type="string">
            <text:p>Irradiated Marginal Habitability</text:p>
          </table:table-cell>
          <table:table-cell table:style-name="ce2" office:value-type="string">
            <text:p>Адаптация - Облучённый маргинальный мир</text:p>
          </table:table-cell>
          <table:table-cell table:style-name="ce2" office:value-type="string">
            <text:p>Bestrahlte Randwohnbarkeit</text:p>
          </table:table-cell>
          <table:table-cell table:style-name="ce2" office:value-type="string">
            <text:p>Habitabilidade Marginal Irradiada</text:p>
          </table:table-cell>
          <table:table-cell table:style-name="ce2" office:value-type="string">
            <text:p>Habitabilité marginale irradiée</text:p>
          </table:table-cell>
          <table:table-cell table:style-name="ce2" office:value-type="string">
            <text:p>Napromieniowana marginalna siedliska</text:p>
          </table:table-cell>
          <table:table-cell table:style-name="ce2" office:value-type="string">
            <text:p>Habitabilidad marginal irradiada</text:p>
          </table:table-cell>
          <table:table-cell table:style-name="ce8" table:number-columns-repeated="18"/>
          <table:table-cell table:number-columns-repeated="998"/>
        </table:table-row>
        <table:table-row table:style-name="ro2">
          <table:table-cell table:style-name="ce2" office:value-type="string">
            <text:p>pc_irradiated_marginal_tile</text:p>
          </table:table-cell>
          <table:table-cell table:style-name="ce2" office:value-type="string">
            <text:p>Irradiated Terrain</text:p>
          </table:table-cell>
          <table:table-cell table:style-name="ce2" office:value-type="string">
            <text:p>Облученный ландшафт</text:p>
          </table:table-cell>
          <table:table-cell table:style-name="ce2" office:value-type="string">
            <text:p>Bestrahltes Gelände</text:p>
          </table:table-cell>
          <table:table-cell table:style-name="ce2" office:value-type="string">
            <text:p>Terreno Irradiado</text:p>
          </table:table-cell>
          <table:table-cell table:style-name="ce2" office:value-type="string">
            <text:p>Terrain irradié</text:p>
          </table:table-cell>
          <table:table-cell table:style-name="ce2" office:value-type="string">
            <text:p>Napromieniowany teren</text:p>
          </table:table-cell>
          <table:table-cell table:style-name="ce2" office:value-type="string">
            <text:p>Terreno irradiado</text:p>
          </table:table-cell>
          <table:table-cell table:style-name="ce8" table:number-columns-repeated="18"/>
          <table:table-cell table:number-columns-repeated="998"/>
        </table:table-row>
        <table:table-row table:style-name="ro2">
          <table:table-cell table:style-name="ce2" office:value-type="string">
            <text:p>pc_irradiated_marginal_tile_desc</text:p>
          </table:table-cell>
          <table:table-cell table:style-name="ce2" office:value-type="string">
            <text:p>Irradiated and barren terrain.</text:p>
          </table:table-cell>
          <table:table-cell table:style-name="ce2" office:value-type="string">
            <text:p>Облученный и бесплодный ландшафт.</text:p>
          </table:table-cell>
          <table:table-cell table:style-name="ce2" office:value-type="string">
            <text:p>Bestrahltes und unfruchtbares Gelände.</text:p>
          </table:table-cell>
          <table:table-cell table:style-name="ce2" office:value-type="string">
            <text:p>Terreno irradiado e estéril.</text:p>
          </table:table-cell>
          <table:table-cell table:style-name="ce2" office:value-type="string">
            <text:p>Terrain irradié et stérile.</text:p>
          </table:table-cell>
          <table:table-cell table:style-name="ce2" office:value-type="string">
            <text:p>Napromieniowany i jałowy teren.</text:p>
          </table:table-cell>
          <table:table-cell table:style-name="ce2" office:value-type="string">
            <text:p>Terreno irradiado y estéril.</text:p>
          </table:table-cell>
          <table:table-cell table:style-name="ce8" table:number-columns-repeated="18"/>
          <table:table-cell table:number-columns-repeated="998"/>
        </table:table-row>
        <table:table-row table:style-name="ro2">
          <table:table-cell table:style-name="ce2" office:value-type="string">
            <text:p>pc_irradiated_terrestrial</text:p>
          </table:table-cell>
          <table:table-cell table:style-name="ce2" office:value-type="string">
            <text:p>Irradiated Terrestrial World</text:p>
          </table:table-cell>
          <table:table-cell table:style-name="ce2" office:value-type="string">
            <text:p>Облученный земноподобный мир</text:p>
          </table:table-cell>
          <table:table-cell table:style-name="ce2" office:value-type="string">
            <text:p>Bestrahlte terrestrische Welt</text:p>
          </table:table-cell>
          <table:table-cell table:style-name="ce2" office:value-type="string">
            <text:p>Mundo Terrestre Irradiado</text:p>
          </table:table-cell>
          <table:table-cell table:style-name="ce2" office:value-type="string">
            <text:p>Monde Terrestre Irradié</text:p>
          </table:table-cell>
          <table:table-cell table:style-name="ce2" office:value-type="string">
            <text:p>Napromieniowany świat lądowy</text:p>
          </table:table-cell>
          <table:table-cell table:style-name="ce2" office:value-type="string">
            <text:p>Mundo Terrestre Irradiado</text:p>
          </table:table-cell>
          <table:table-cell table:style-name="ce8" table:number-columns-repeated="18"/>
          <table:table-cell table:number-columns-repeated="998"/>
        </table:table-row>
        <table:table-row table:style-name="ro18">
          <table:table-cell table:style-name="ce2" office:value-type="string">
            <text:p>pc_irradiated_terrestrial_desc</text:p>
          </table:table-cell>
          <table:table-cell table:style-name="ce2"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2" office:value-type="string">
            <text:p>Эти земноподобные миры имеют бесплодные и облученные поверхности, лишенные сильной магнитосферы, чтобы защитить ее от излучения звезды. Несмотря на суровые условия поверхности, можно обнаружить океаны воды, которые обеспечивают достаточную защиту от излучения, позволяя существовать хоть какой-то жизни.</text:p>
          </table:table-cell>
          <table:table-cell table:style-name="ce2" office:value-type="string">
            <text:p>Diese irdischen Welten haben karge und bestrahlte Oberflächen, denen eine starke Magnetosphäre fehlt, um sie vor der Strahlung ihres Sterns zu schützen. Trotz harter Oberflächenbedingungen können flüssige Wassermassen gefunden werden, die genügend Schutz vor Strahlung bieten und so etwas Vegetation und Leben ermöglichen.</text:p>
          </table:table-cell>
          <table:table-cell table:style-name="ce2" office:value-type="string">
            <text:p>Esses mundos terrestres têm superfícies estéreis e irradiadas, sem uma magnetosfera forte para protegê-lo da radiação de sua estrela. Apesar das condições adversas da superfície, podem ser encontrados oceanos líquidos de água que oferecem proteção suficiente contra a radiação, permitindo a existência de alguma vegetação e vida.</text:p>
          </table:table-cell>
          <table:table-cell table:style-name="ce2" office:value-type="string">
            <text:p>Ces mondes terrestres ont des surfaces stériles et irradiées, dépourvues d'une forte magnétosphère pour le protéger du rayonnement de leur étoile. Malgré les conditions de surface difficiles, on trouve des océans d'eau liquides qui offrent une protection suffisante contre les radiations, ce qui permet à la végétation et à la vie d'exister.</text:p>
          </table:table-cell>
          <table:table-cell table:style-name="ce2" office:value-type="string">
            <text:p>Te ziemskie światy mają jałowe i napromieniowane powierzchnie, pozbawione silnej magnetosfery, aby chronić je przed promieniowaniem gwiazdy. W trudnych warunkach powierzchniowych można znaleźć ciekłe oceany wody, które zapewniają wystarczającą ochronę przed promieniowaniem, pozwalając na pewną wegetację i życie.</text:p>
          </table:table-cell>
          <table:table-cell table:style-name="ce2" office:value-type="string">
            <text:p>Estos mundos terrestres tienen superficies estériles e irradiadas, que carecen de una magnetosfera fuerte para protegerlo de la radiación de su estrella. A pesar de las duras condiciones de la superficie, se pueden encontrar océanos de agua líquidos que ofrecen suficiente protección contra la radiación, lo que permite que exista algo de vegetación y vida.</text:p>
          </table:table-cell>
          <table:table-cell table:style-name="ce8" table:number-columns-repeated="18"/>
          <table:table-cell table:number-columns-repeated="998"/>
        </table:table-row>
        <table:table-row table:style-name="ro2">
          <table:table-cell table:style-name="ce2" office:value-type="string">
            <text:p>pc_irradiated_terrestrial_habitability</text:p>
          </table:table-cell>
          <table:table-cell table:style-name="ce2" office:value-type="string">
            <text:p>Irradiated Terrestrial Habitability</text:p>
          </table:table-cell>
          <table:table-cell table:style-name="ce2" office:value-type="string">
            <text:p>Адаптация - Облученный земноподобный мир</text:p>
          </table:table-cell>
          <table:table-cell table:style-name="ce2" office:value-type="string">
            <text:p>Bestrahlte terrestrische Habitabilität</text:p>
          </table:table-cell>
          <table:table-cell table:style-name="ce2" office:value-type="string">
            <text:p>Habitabilidade Terrestre Irradiada</text:p>
          </table:table-cell>
          <table:table-cell table:style-name="ce2" office:value-type="string">
            <text:p>Habitabilité terrestre irradiée</text:p>
          </table:table-cell>
          <table:table-cell table:style-name="ce2" office:value-type="string">
            <text:p>Napromieniowane zalesianie ziemskie</text:p>
          </table:table-cell>
          <table:table-cell table:style-name="ce2" office:value-type="string">
            <text:p>Habitabilidad Terrestre Irradiada</text:p>
          </table:table-cell>
          <table:table-cell table:style-name="ce8" table:number-columns-repeated="18"/>
          <table:table-cell table:number-columns-repeated="998"/>
        </table:table-row>
        <table:table-row table:style-name="ro2">
          <table:table-cell table:style-name="ce2" office:value-type="string">
            <text:p>pc_irradiated_terrestrial_tile</text:p>
          </table:table-cell>
          <table:table-cell table:style-name="ce2" office:value-type="string">
            <text:p>Irradiated Terrain</text:p>
          </table:table-cell>
          <table:table-cell table:style-name="ce2" office:value-type="string">
            <text:p>Облученный ландшафт</text:p>
          </table:table-cell>
          <table:table-cell table:style-name="ce2" office:value-type="string">
            <text:p>Bestrahltes Gelände</text:p>
          </table:table-cell>
          <table:table-cell table:style-name="ce2" office:value-type="string">
            <text:p>Terreno Irradiado</text:p>
          </table:table-cell>
          <table:table-cell table:style-name="ce2" office:value-type="string">
            <text:p>Terrain irradié</text:p>
          </table:table-cell>
          <table:table-cell table:style-name="ce2" office:value-type="string">
            <text:p>Napromieniowany teren</text:p>
          </table:table-cell>
          <table:table-cell table:style-name="ce2" office:value-type="string">
            <text:p>Terreno irradiado</text:p>
          </table:table-cell>
          <table:table-cell table:style-name="ce8" table:number-columns-repeated="18"/>
          <table:table-cell table:number-columns-repeated="998"/>
        </table:table-row>
        <table:table-row table:style-name="ro2">
          <table:table-cell table:style-name="ce2" office:value-type="string">
            <text:p>pc_irradiated_terrestrial_tile_desc</text:p>
          </table:table-cell>
          <table:table-cell table:style-name="ce2" office:value-type="string">
            <text:p>Irradiated and barren terrain.</text:p>
          </table:table-cell>
          <table:table-cell table:style-name="ce2" office:value-type="string">
            <text:p>Облученный и бесплодный ландшафт.</text:p>
          </table:table-cell>
          <table:table-cell table:style-name="ce2" office:value-type="string">
            <text:p>Bestrahltes und unfruchtbares Gelände.</text:p>
          </table:table-cell>
          <table:table-cell table:style-name="ce2" office:value-type="string">
            <text:p>Terreno irradiado e estéril.</text:p>
          </table:table-cell>
          <table:table-cell table:style-name="ce2" office:value-type="string">
            <text:p>Terrain irradié et stérile.</text:p>
          </table:table-cell>
          <table:table-cell table:style-name="ce2" office:value-type="string">
            <text:p>Napromieniowany i jałowy teren.</text:p>
          </table:table-cell>
          <table:table-cell table:style-name="ce2" office:value-type="string">
            <text:p>Terreno irradiado y estéril.</text:p>
          </table:table-cell>
          <table:table-cell table:style-name="ce8" table:number-columns-repeated="18"/>
          <table:table-cell table:number-columns-repeated="998"/>
        </table:table-row>
        <table:table-row table:style-name="ro2">
          <table:table-cell table:style-name="ce2" office:value-type="string">
            <text:p>pc_large_asteroid_moon</text:p>
          </table:table-cell>
          <table:table-cell table:style-name="ce2" office:value-type="string">
            <text:p>Large orbiting asteroid</text:p>
          </table:table-cell>
          <table:table-cell table:style-name="ce2" office:value-type="string">
            <text:p>Большой орбитальный астероид</text:p>
          </table:table-cell>
          <table:table-cell table:style-name="ce2" office:value-type="string">
            <text:p>Großer umkreisender Asteroid</text:p>
          </table:table-cell>
          <table:table-cell table:style-name="ce2" office:value-type="string">
            <text:p>Asteroide orbital grande</text:p>
          </table:table-cell>
          <table:table-cell table:style-name="ce2" office:value-type="string">
            <text:p>Grand astéroïde en orbite</text:p>
          </table:table-cell>
          <table:table-cell table:style-name="ce2" office:value-type="string">
            <text:p>Duża orbita planetoidy</text:p>
          </table:table-cell>
          <table:table-cell table:style-name="ce2" office:value-type="string">
            <text:p>Asteroide de gran órbita</text:p>
          </table:table-cell>
          <table:table-cell table:style-name="ce8" table:number-columns-repeated="18"/>
          <table:table-cell table:number-columns-repeated="998"/>
        </table:table-row>
        <table:table-row table:style-name="ro11">
          <table:table-cell table:style-name="ce2" office:value-type="string">
            <text:p>pc_large_asteroid_moon_desc</text:p>
          </table:table-cell>
          <table:table-cell table:style-name="ce2" office:value-type="string">
            <text:p>Possibly an asteroid that was captured by this planet's gravity.\n\n</text:p>
          </table:table-cell>
          <table:table-cell table:style-name="ce2" office:value-type="string">
            <text:p>Возможно, астероид, захваченный гравитацией этой планеты.\n\n</text:p>
          </table:table-cell>
          <table:table-cell table:style-name="ce2" office:value-type="string">
            <text:p>Möglicherweise ein Asteroid, der von der Schwerkraft dieses Planeten gefangen wurde.</text:p>
          </table:table-cell>
          <table:table-cell table:style-name="ce2" office:value-type="string">
            <text:p>Possivelmente um asteróide que foi capturado pela gravidade deste planeta.</text:p>
          </table:table-cell>
          <table:table-cell table:style-name="ce2" office:value-type="string">
            <text:p>Peut-être un astéroïde qui a été capturé par la gravité de cette planète.</text:p>
          </table:table-cell>
          <table:table-cell table:style-name="ce2" office:value-type="string">
            <text:p>Prawdopodobnie asteroid, który został schwytany przez grawitację planety.</text:p>
          </table:table-cell>
          <table:table-cell table:style-name="ce2" office:value-type="string">
            <text:p>Posiblemente un asteroide que fue capturado por la gravedad de este planeta.</text:p>
          </table:table-cell>
          <table:table-cell table:style-name="ce8" table:number-columns-repeated="18"/>
          <table:table-cell table:number-columns-repeated="998"/>
        </table:table-row>
        <table:table-row table:style-name="ro2">
          <table:table-cell table:style-name="ce2" office:value-type="string">
            <text:p>pc_large_asteroid_moon_terraforming</text:p>
          </table:table-cell>
          <table:table-cell table:style-name="ce2" office:value-type="string">
            <text:p>Asteroidal Moon (Terraforming)</text:p>
          </table:table-cell>
          <table:table-cell table:style-name="ce2" office:value-type="string">
            <text:p>Asteroidal Moon (Терраформирование)</text:p>
          </table:table-cell>
          <table:table-cell table:style-name="ce2" office:value-type="string">
            <text:p>Asteroidal Moon (Terraforming)</text:p>
          </table:table-cell>
          <table:table-cell table:style-name="ce2" office:value-type="string">
            <text:p>Lua Asteroidal (Terraforming)</text:p>
          </table:table-cell>
          <table:table-cell table:style-name="ce2" office:value-type="string">
            <text:p>Lune astéroïdale (Terraforming)</text:p>
          </table:table-cell>
          <table:table-cell table:style-name="ce2" office:value-type="string">
            <text:p>Księżyc asteroidalny (Terraforming)</text:p>
          </table:table-cell>
          <table:table-cell table:style-name="ce2" office:value-type="string">
            <text:p>Luna Asteroidal (Terraformación)</text:p>
          </table:table-cell>
          <table:table-cell table:style-name="ce8" table:number-columns-repeated="18"/>
          <table:table-cell table:number-columns-repeated="998"/>
        </table:table-row>
        <table:table-row table:style-name="ro2">
          <table:table-cell table:style-name="ce2" office:value-type="string">
            <text:p>pc_large_asteroid_moon_terraforming_desc</text:p>
          </table:table-cell>
          <table:table-cell table:number-columns-repeated="7" table:style-name="ce2" office:value-type="string">
            <text:p>$pc_large_asteroid_moon_desc$</text:p>
          </table:table-cell>
          <table:table-cell table:style-name="ce8" table:number-columns-repeated="18"/>
          <table:table-cell table:number-columns-repeated="998"/>
        </table:table-row>
        <table:table-row table:style-name="ro2">
          <table:table-cell table:style-name="ce2" office:value-type="string">
            <text:p>pc_large_asteroid_moon_terraforming_habitability</text:p>
          </table:table-cell>
          <table:table-cell table:style-name="ce2" office:value-type="string">
            <text:p>Asteroidal Moon Habitability</text:p>
          </table:table-cell>
          <table:table-cell table:style-name="ce2" office:value-type="string">
            <text:p>Адаптация - Астероидоподобные луны</text:p>
          </table:table-cell>
          <table:table-cell table:style-name="ce2" office:value-type="string">
            <text:p>Asteroidal Moon Habitability</text:p>
          </table:table-cell>
          <table:table-cell table:style-name="ce2" office:value-type="string">
            <text:p>Habitabilidade da Lua Asteroidal</text:p>
          </table:table-cell>
          <table:table-cell table:style-name="ce2" office:value-type="string">
            <text:p>Habitabilité de la lune astéroïdale</text:p>
          </table:table-cell>
          <table:table-cell table:style-name="ce2" office:value-type="string">
            <text:p>Możliwość osiedlania się księżyca asteroidy</text:p>
          </table:table-cell>
          <table:table-cell table:style-name="ce2" office:value-type="string">
            <text:p>Habitabilidad Luna Asteroidal</text:p>
          </table:table-cell>
          <table:table-cell table:style-name="ce8" table:number-columns-repeated="18"/>
          <table:table-cell table:number-columns-repeated="998"/>
        </table:table-row>
        <table:table-row table:style-name="ro1">
          <table:table-cell table:style-name="ce2" office:value-type="string">
            <text:p>pc_large_asteroid_moon_terraforming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2" office:value-type="string">
            <text:p>Voidhome-Innenraum</text:p>
          </table:table-cell>
          <table:table-cell table:style-name="ce2" office:value-type="string">
            <text:p>Voidhome Interior</text:p>
          </table:table-cell>
          <table:table-cell table:style-name="ce2" office:value-type="string">
            <text:p>Voidhome Intérieur</text:p>
          </table:table-cell>
          <table:table-cell table:style-name="ce2" office:value-type="string">
            <text:p>Wnętrze Voidhome</text:p>
          </table:table-cell>
          <table:table-cell table:style-name="ce2" office:value-type="string">
            <text:p>Voidhome Interior</text:p>
          </table:table-cell>
          <table:table-cell table:style-name="ce8" table:number-columns-repeated="18"/>
          <table:table-cell table:number-columns-repeated="998"/>
        </table:table-row>
        <table:table-row table:style-name="ro7">
          <table:table-cell table:style-name="ce2" office:value-type="string">
            <text:p>pc_large_asteroid_moon_terraforming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2" office:value-type="string">
            <text:p>Gebohrte Katakomben und natürliche Höhlen bilden die Grundlage für die Infrastruktur in diesem kargen, felsigen Haus in der Leere.</text:p>
          </table:table-cell>
          <table:table-cell table:style-name="ce2" office:value-type="string">
            <text:p>Catacumbas perfuradas e cavernas naturais formam a base para a infraestrutura dentro deste lar árido e rochoso no vazio.</text:p>
          </table:table-cell>
          <table:table-cell table:style-name="ce2" office:value-type="string">
            <text:p>Les catacombes forées et les cavernes naturelles forment la base de l'infrastructure dans cette maison stérile et rocheuse dans le vide.</text:p>
          </table:table-cell>
          <table:table-cell table:style-name="ce2" office:value-type="string">
            <text:p>Wiercone katakumby i naturalne jaskinie stanowią fundament infrastruktury w tym jałowym, skalistym domu w pustce.</text:p>
          </table:table-cell>
          <table:table-cell table:style-name="ce2" office:value-type="string">
            <text:p>Las catacumbas perforadas y las cavernas naturales forman la base de la infraestructura dentro de este hogar árido y rocoso en el vacío.</text:p>
          </table:table-cell>
          <table:table-cell table:style-name="ce8" table:number-columns-repeated="18"/>
          <table:table-cell table:number-columns-repeated="998"/>
        </table:table-row>
        <table:table-row table:style-name="ro1">
          <table:table-cell table:style-name="ce2" office:value-type="string">
            <text:p>pc_lush</text:p>
          </table:table-cell>
          <table:table-cell table:style-name="ce2" office:value-type="string">
            <text:p>Lush World</text:p>
          </table:table-cell>
          <table:table-cell table:style-name="ce2" office:value-type="string">
            <text:p>Пышный мир</text:p>
          </table:table-cell>
          <table:table-cell table:style-name="ce2" office:value-type="string">
            <text:p>Üppige Welt</text:p>
          </table:table-cell>
          <table:table-cell table:style-name="ce2" office:value-type="string">
            <text:p>Mundo exuberante</text:p>
          </table:table-cell>
          <table:table-cell table:style-name="ce2" office:value-type="string">
            <text:p>Monde luxuriant</text:p>
          </table:table-cell>
          <table:table-cell table:style-name="ce2" office:value-type="string">
            <text:p>Lush World</text:p>
          </table:table-cell>
          <table:table-cell table:style-name="ce2" office:value-type="string">
            <text:p>Exuberante mundo</text:p>
          </table:table-cell>
          <table:table-cell table:style-name="ce8" table:number-columns-repeated="18"/>
          <table:table-cell table:number-columns-repeated="998"/>
        </table:table-row>
        <table:table-row table:style-name="ro27">
          <table:table-cell table:style-name="ce2" office:value-type="string">
            <text:p>pc_lush_desc</text:p>
          </table:table-cell>
          <table:table-cell table:style-name="ce2" office:value-type="string">
            <text:p>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and seasonal variation is minimal. This planet type can be considered perfect for any species that evolved in temperate worlds.</text:p>
          </table:table-cell>
          <table:table-cell table:style-name="ce2" office:value-type="string">
            <text:p>В пышных мирах сформирован умеренный климат с азотно-кислородной атмосферой и устойчивой экосистемой. Диапазон изменения климата очень мал, в результате чего пышные ландшафты, которые разделены преимущественно мелководными морями, доминируют над землёй. Холодный и сухой климат встречаются только вблизи полюсов и горных вершин, в то время как пустыни обычно отсутствуют, поскольку уровни осадков одинаковы на каждой широте, а сезонные колебания минимальны. Этот тип планеты можно считать идеальным для любых видов, которые эволюционировали в умеренных мирах.</text:p>
          </table:table-cell>
          <table:table-cell table:style-name="ce2" office:value-type="string">
            <text:p>Diese üppigen Welten haben ein gemäßigtes Klima mit einer Stickstoff-Sauerstoff-Atmosphäre und einem widerstandsfähigen Ökosystem. Die Klimaveränderung ist sehr gering, was dazu führt, dass üppiges Gelände seine Landmassen dominiert, die durch meist flache Meere voneinander getrennt sind. Kaltes und trockenes Klima findet man nur in der Nähe der Pole und Berggipfel, während Wüsten in der Regel nicht existieren, da die Präzedenzwerte in jedem Breitengrad ähnlich sind. Dieser Planetentyp kann als perfekt für jede Spezies angesehen werden, die sich in gemäßigten Welten entwickelt hat.</text:p>
          </table:table-cell>
          <table:table-cell table:style-name="ce2" office:value-type="string">
            <text:p>Esses mundos exuberantes têm um clima temperado com uma atmosfera de nitrogênio-oxigênio e um ecossistema resiliente. A variação climática é muito baixa, resultando em terrenos exuberantes dominando suas massas terrestres, que são separadas por mares quase sempre rasos. Os climas frios e secos são encontrados apenas perto dos pólos e topos das montanhas, enquanto os desertos são normalmente inexistentes, pois os níveis de precepitação são semelhantes em todas as latitudes. Este tipo de planeta pode ser considerado perfeito para qualquer espécie que evoluiu em mundos temperados.</text:p>
          </table:table-cell>
          <table:table-cell table:style-name="ce2" office:value-type="string">
            <text:p>Ces mondes luxuriants ont un climat tempéré avec une atmosphère d'azote et d'oxygène et un écosystème résilient. La variation du climat est très faible, ce qui se traduit par un terrain luxuriant dominant les terres qui sont séparées par des mers essentiellement peu profondes. Les climats froids et secs ne se trouvent que près des pôles et des sommets des montagnes, tandis que les déserts sont généralement inexistants, car les niveaux de précepitation sont similaires dans toutes les latitudes. Ce type de planète peut être considéré comme parfait pour toutes les espèces qui ont évolué dans les mondes tempérés.</text:p>
          </table:table-cell>
          <table:table-cell table:style-name="ce2" office:value-type="string">
            <text:p>Te bujne światy mają umiarkowany klimat z atmosferą azotu i tlenu oraz odporny ekosystem. Zmienność klimatu jest bardzo niska, w wyniku czego bujne tereny dominują w masach lądowych, które są rozdzielone głównie płytkimi morzami. Zimne i suche klimaty występują tylko w pobliżu biegunów i szczytów górskich, podczas gdy pustynie zwykle nie istnieją, ponieważ poziomy precepcji są podobne w każdej szerokości geograficznej. Ten typ planety można uznać za idealny dla każdego gatunku, który wyewoluował w umiarkowanych światach.</text:p>
          </table:table-cell>
          <table:table-cell table:style-name="ce2" office:value-type="string">
            <text:p>Estos mundos exuberantes tienen un clima templado con una atmósfera de nitrógeno-oxígeno y un ecosistema resiliente. La variación del clima es muy baja, lo que resulta en un terreno exuberante que domina sus masas de tierra que están separadas por mares poco profundos. Los climas fríos y secos solo se encuentran cerca de los polos y las cimas de las montañas, mientras que los desiertos generalmente no existen, ya que los niveles de precepción son similares en cada latitud. Este tipo de planeta puede considerarse perfecto para cualquier especie que evolucionó en mundos templados.</text:p>
          </table:table-cell>
          <table:table-cell table:style-name="ce8" table:number-columns-repeated="18"/>
          <table:table-cell table:number-columns-repeated="998"/>
        </table:table-row>
        <table:table-row table:style-name="ro2">
          <table:table-cell table:style-name="ce2" office:value-type="string">
            <text:p>pc_lush_habitability</text:p>
          </table:table-cell>
          <table:table-cell table:style-name="ce2" office:value-type="string">
            <text:p>Lush Habitability</text:p>
          </table:table-cell>
          <table:table-cell table:style-name="ce2" office:value-type="string">
            <text:p>Адаптация - Пышный мир</text:p>
          </table:table-cell>
          <table:table-cell table:style-name="ce2" office:value-type="string">
            <text:p>Üppige Habitabilität</text:p>
          </table:table-cell>
          <table:table-cell table:style-name="ce2" office:value-type="string">
            <text:p>Exuberante Habitabilidade</text:p>
          </table:table-cell>
          <table:table-cell table:style-name="ce2" office:value-type="string">
            <text:p>Habitabilité luxuriante</text:p>
          </table:table-cell>
          <table:table-cell table:style-name="ce2" office:value-type="string">
            <text:p>Lush Habitability</text:p>
          </table:table-cell>
          <table:table-cell table:style-name="ce2" office:value-type="string">
            <text:p>Habitacion exuberante</text:p>
          </table:table-cell>
          <table:table-cell table:style-name="ce8" table:number-columns-repeated="18"/>
          <table:table-cell table:number-columns-repeated="998"/>
        </table:table-row>
        <table:table-row table:style-name="ro1">
          <table:table-cell table:style-name="ce2" office:value-type="string">
            <text:p>pc_lush_tile</text:p>
          </table:table-cell>
          <table:table-cell table:style-name="ce2" office:value-type="string">
            <text:p>Lush Terrain</text:p>
          </table:table-cell>
          <table:table-cell table:style-name="ce2" office:value-type="string">
            <text:p>Пышный ландшафт</text:p>
          </table:table-cell>
          <table:table-cell table:style-name="ce2" office:value-type="string">
            <text:p>Üppiges Gelände</text:p>
          </table:table-cell>
          <table:table-cell table:style-name="ce2" office:value-type="string">
            <text:p>Terreno exuberante</text:p>
          </table:table-cell>
          <table:table-cell table:style-name="ce2" office:value-type="string">
            <text:p>Terrain luxuriant</text:p>
          </table:table-cell>
          <table:table-cell table:style-name="ce2" office:value-type="string">
            <text:p>Bujny teren</text:p>
          </table:table-cell>
          <table:table-cell table:style-name="ce2" office:value-type="string">
            <text:p>Terreno exuberante</text:p>
          </table:table-cell>
          <table:table-cell table:style-name="ce8" table:number-columns-repeated="18"/>
          <table:table-cell table:number-columns-repeated="998"/>
        </table:table-row>
        <table:table-row table:style-name="ro8">
          <table:table-cell table:style-name="ce2" office:value-type="string">
            <text:p>pc_lush_tile_desc</text:p>
          </table:table-cell>
          <table:table-cell table:style-name="ce2" office:value-type="string">
            <text:p>Fertile terrain with lush vegetation, providing perfect living conditions to any forms of life adapted to temperate climates.</text:p>
          </table:table-cell>
          <table:table-cell table:style-name="ce2" office:value-type="string">
            <text:p>Плодородная местность с пышной растительностью, обеспечивающая идеальные условия жизни для любых форм жизни, адаптированных к умеренным климатам.</text:p>
          </table:table-cell>
          <table:table-cell table:style-name="ce2" office:value-type="string">
            <text:p>Fruchtbares Terrain mit üppiger Vegetation, die allen Lebensformen, die an gemäßigtes Klima angepasst sind, perfekte Lebensbedingungen bietet.</text:p>
          </table:table-cell>
          <table:table-cell table:style-name="ce2" office:value-type="string">
            <text:p>Terreno fértil com vegetação exuberante, proporcionando condições de vida perfeitas a qualquer forma de vida adaptada a climas temperados.</text:p>
          </table:table-cell>
          <table:table-cell table:style-name="ce2" office:value-type="string">
            <text:p>Terrain fertile avec une végétation luxuriante, offrant des conditions de vie parfaites à toute forme de vie adaptée aux climats tempérés.</text:p>
          </table:table-cell>
          <table:table-cell table:style-name="ce2" office:value-type="string">
            <text:p>Żyzny teren z bujną roślinnością, zapewniający doskonałe warunki życia dla wszelkich form życia przystosowanych do klimatu umiarkowanego.</text:p>
          </table:table-cell>
          <table:table-cell table:style-name="ce2" office:value-type="string">
            <text:p>Terreno fértil con una exuberante vegetación que brinda condiciones de vida perfectas a cualquier forma de vida adaptada a climas templados.</text:p>
          </table:table-cell>
          <table:table-cell table:style-name="ce8" table:number-columns-repeated="18"/>
          <table:table-cell table:number-columns-repeated="998"/>
        </table:table-row>
        <table:table-row table:style-name="ro2">
          <table:table-cell table:style-name="ce2" office:value-type="string">
            <text:p>pc_marginal</text:p>
          </table:table-cell>
          <table:table-cell table:style-name="ce2" office:value-type="string">
            <text:p>Warm Marginal World</text:p>
          </table:table-cell>
          <table:table-cell table:style-name="ce2" office:value-type="string">
            <text:p>Тёплый маргинальный мир</text:p>
          </table:table-cell>
          <table:table-cell table:style-name="ce2" office:value-type="string">
            <text:p>Warme Randwelt</text:p>
          </table:table-cell>
          <table:table-cell table:style-name="ce2" office:value-type="string">
            <text:p>Mundo Marginal Quente</text:p>
          </table:table-cell>
          <table:table-cell table:style-name="ce2" office:value-type="string">
            <text:p>Monde marginal chaud</text:p>
          </table:table-cell>
          <table:table-cell table:style-name="ce2" office:value-type="string">
            <text:p>Warm Marginal World</text:p>
          </table:table-cell>
          <table:table-cell table:style-name="ce2" office:value-type="string">
            <text:p>Cálido mundo marginal</text:p>
          </table:table-cell>
          <table:table-cell table:style-name="ce8" table:number-columns-repeated="18"/>
          <table:table-cell table:number-columns-repeated="998"/>
        </table:table-row>
        <table:table-row table:style-name="ro2">
          <table:table-cell table:style-name="ce2" office:value-type="string">
            <text:p>pc_marginal_cold</text:p>
          </table:table-cell>
          <table:table-cell table:style-name="ce2" office:value-type="string">
            <text:p>Cold Marginal World</text:p>
          </table:table-cell>
          <table:table-cell table:style-name="ce2" office:value-type="string">
            <text:p>Холодный маргинальный мир</text:p>
          </table:table-cell>
          <table:table-cell table:style-name="ce2" office:value-type="string">
            <text:p>Kalte Grenzwelt</text:p>
          </table:table-cell>
          <table:table-cell table:style-name="ce2" office:value-type="string">
            <text:p>Mundo Marginal Frio</text:p>
          </table:table-cell>
          <table:table-cell table:style-name="ce2" office:value-type="string">
            <text:p>Monde marginal froid</text:p>
          </table:table-cell>
          <table:table-cell table:style-name="ce2" office:value-type="string">
            <text:p>Zimny ​​marginalny świat</text:p>
          </table:table-cell>
          <table:table-cell table:style-name="ce2" office:value-type="string">
            <text:p>Mundo Marginal Frío</text:p>
          </table:table-cell>
          <table:table-cell table:style-name="ce8" table:number-columns-repeated="18"/>
          <table:table-cell table:number-columns-repeated="998"/>
        </table:table-row>
        <table:table-row table:style-name="ro20">
          <table:table-cell table:style-name="ce2" office:value-type="string">
            <text:p>pc_marginal_cold_desc</text:p>
          </table:table-cell>
          <table:table-cell table:style-name="ce2"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водным покрытием. Холодный подкласс имеет тенденцию быть очень холодным и скалистым, с большим количеством замороженной воды, за исключением более низких широт, где можно найти жидкую воду и растительность.</text:p>
          </table:table-cell>
          <table:table-cell table:style-name="ce2" office:value-type="string">
            <text:p>Diese Randwelten, auch Super-Earths genannt, ähneln im Allgemeinen terrestrischen Planeten, jedoch in einem größeren Maßstab und mit kleinerer Wasserfläche. Die Subklasse Kalt ist eher eiskalt und felsig mit großen gefrorenen Gewässern, außer in niedrigeren Breiten, wo flüssiges Wasser und Vegetation zu finden sind.</text:p>
          </table:table-cell>
          <table:table-cell table:style-name="ce2" office:value-type="string">
            <text:p>Esses mundos marginais, também conhecidos como Super-Terras, são geralmente semelhantes aos planetas terrestres, mas em maior escala e com menor cobertura de água. A subclasse Fria tende a ser gélida e rochosa, com grandes massas de água congelada, exceto em latitudes mais baixas, onde a água líquida e a vegetação podem ser encontradas.</text:p>
          </table:table-cell>
          <table:table-cell table:style-name="ce2" office:value-type="string">
            <text:p>Ces mondes marginaux, également connus sous le nom de Super-Terres, sont généralement similaires aux planètes Terrestres, mais à plus grande échelle et avec un plus petit coverege d'eau. La sous-classe froide a tendance à être glaciale et rocheuse, avec de grandes étendues d'eau gelée, sauf dans les basses latitudes où l'eau liquide et la végétation peuvent être trouvés.</text:p>
          </table:table-cell>
          <table:table-cell table:style-name="ce2" office:value-type="string">
            <text:p>Te marginalne światy, znane również jako super-ziemie, są generalnie podobne do planet ziemskich, ale na większą skalę i z mniejszą zatoką wody. Pod-klasa Zimna jest zimna i kamienista, z dużymi zbiornikami zamarzniętej wody, z wyjątkiem niższych szerokości geograficznych, na których można znaleźć ciekłą wodę i roślinność.</text:p>
          </table:table-cell>
          <table:table-cell table:style-name="ce2" office:value-type="string">
            <text:p>Estos mundos marginales, también conocidos como Súper-Tierras, son generalmente similares a los planetas terrestres, pero en una escala más grande y con una cubierta de agua más pequeña. La subclase fría tiende a ser frígida y rocosa, con grandes cuerpos de agua congelada, excepto en latitudes más bajas donde se puede encontrar agua líquida y vegetación.</text:p>
          </table:table-cell>
          <table:table-cell table:style-name="ce8" table:number-columns-repeated="18"/>
          <table:table-cell table:number-columns-repeated="998"/>
        </table:table-row>
        <table:table-row table:style-name="ro2">
          <table:table-cell table:style-name="ce2" office:value-type="string">
            <text:p>pc_marginal_cold_habitability</text:p>
          </table:table-cell>
          <table:table-cell table:style-name="ce2" office:value-type="string">
            <text:p>Cold Marginal Habitability</text:p>
          </table:table-cell>
          <table:table-cell table:style-name="ce2" office:value-type="string">
            <text:p>Адаптация - Холодный маргинальный мир</text:p>
          </table:table-cell>
          <table:table-cell table:style-name="ce2" office:value-type="string">
            <text:p>Kalte marginale Habitabilität</text:p>
          </table:table-cell>
          <table:table-cell table:style-name="ce2" office:value-type="string">
            <text:p>Habitabilidade Marginal Fria</text:p>
          </table:table-cell>
          <table:table-cell table:style-name="ce2" office:value-type="string">
            <text:p>Habitabilité marginale froide</text:p>
          </table:table-cell>
          <table:table-cell table:style-name="ce2" office:value-type="string">
            <text:p>Zimna krańcowa przyzwyczajenia</text:p>
          </table:table-cell>
          <table:table-cell table:style-name="ce2" office:value-type="string">
            <text:p>Habitabilidad marginal fría</text:p>
          </table:table-cell>
          <table:table-cell table:style-name="ce8" table:number-columns-repeated="18"/>
          <table:table-cell table:number-columns-repeated="998"/>
        </table:table-row>
        <table:table-row table:style-name="ro1">
          <table:table-cell table:style-name="ce2" office:value-type="string">
            <text:p>pc_marginal_cold_tile</text:p>
          </table:table-cell>
          <table:table-cell table:style-name="ce2" office:value-type="string">
            <text:p>Cold Terrain</text:p>
          </table:table-cell>
          <table:table-cell table:style-name="ce2" office:value-type="string">
            <text:p>Холодный ландшафт</text:p>
          </table:table-cell>
          <table:table-cell table:style-name="ce2" office:value-type="string">
            <text:p>Kaltes Gelände</text:p>
          </table:table-cell>
          <table:table-cell table:style-name="ce2" office:value-type="string">
            <text:p>Terreno Frio</text:p>
          </table:table-cell>
          <table:table-cell table:style-name="ce2" office:value-type="string">
            <text:p>Terrain froid</text:p>
          </table:table-cell>
          <table:table-cell table:style-name="ce2" office:value-type="string">
            <text:p>Zimny ​​teren</text:p>
          </table:table-cell>
          <table:table-cell table:style-name="ce2" office:value-type="string">
            <text:p>Terreno frío</text:p>
          </table:table-cell>
          <table:table-cell table:style-name="ce8" table:number-columns-repeated="18"/>
          <table:table-cell table:number-columns-repeated="998"/>
        </table:table-row>
        <table:table-row table:style-name="ro3">
          <table:table-cell table:style-name="ce2" office:value-type="string">
            <text:p>pc_marginal_cold_tile_desc</text:p>
          </table:table-cell>
          <table:table-cell table:style-name="ce2" office:value-type="string">
            <text:p>Snow-covered terrain with some vegetation.</text:p>
          </table:table-cell>
          <table:table-cell table:style-name="ce2" office:value-type="string">
            <text:p>Заснеженный ландшафт с некоторой растительностью.</text:p>
          </table:table-cell>
          <table:table-cell table:style-name="ce2" office:value-type="string">
            <text:p>Schneebedecktes Gelände mit etwas Vegetation.</text:p>
          </table:table-cell>
          <table:table-cell table:style-name="ce2" office:value-type="string">
            <text:p>Terreno coberto de neve com alguma vegetação.</text:p>
          </table:table-cell>
          <table:table-cell table:style-name="ce2" office:value-type="string">
            <text:p>Terrain enneigé avec de la végétation.</text:p>
          </table:table-cell>
          <table:table-cell table:style-name="ce2" office:value-type="string">
            <text:p>Pokryty śniegiem teren z roślinnością.</text:p>
          </table:table-cell>
          <table:table-cell table:style-name="ce2" office:value-type="string">
            <text:p>Terreno cubierto de nieve con algo de vegetación.</text:p>
          </table:table-cell>
          <table:table-cell table:style-name="ce8" table:number-columns-repeated="18"/>
          <table:table-cell table:number-columns-repeated="998"/>
        </table:table-row>
        <table:table-row table:style-name="ro28">
          <table:table-cell table:style-name="ce2" office:value-type="string">
            <text:p>pc_marginal_desc</text:p>
          </table:table-cell>
          <table:table-cell table:style-name="ce2"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покрытием водой. Теплый подкласс имеет тенденцию быть скалистым и лесистым, и, хотя они подходят для жизни, дефицитное водоснабжение усложняет естественную эволюцию.</text:p>
          </table:table-cell>
          <table:table-cell table:style-name="ce2" office:value-type="string">
            <text:p>Diese Randwelten, auch Super-Earths genannt, ähneln im Allgemeinen terrestrischen Planeten, jedoch in einem größeren Maßstab und mit kleinerer Wasserfläche. Die Warm-Unterklasse ist meist felsig und bewaldet, und obwohl sie für das Leben geeignet ist, erschwert die knappe Wasserversorgung die natürliche Entwicklung.</text:p>
          </table:table-cell>
          <table:table-cell table:style-name="ce2" office:value-type="string">
            <text:p>Esses mundos marginais, também conhecidos como Super-Terras, são geralmente semelhantes aos planetas terrestres, mas em maior escala e com menor cobertura de água. A subclasse Quente tende a ser rochosa e florestada e, embora seja adequada para a vida, o escasso suprimento de água torna a evolução natural mais difícil.</text:p>
          </table:table-cell>
          <table:table-cell table:style-name="ce2" office:value-type="string">
            <text:p>Ces mondes marginaux, également connus sous le nom de Super-Terres, sont généralement similaires aux planètes Terrestres, mais à plus grande échelle et avec un plus petit coverege d'eau. La sous-classe Warm tend à être rocailleuse et boisée, et même si elles conviennent à la vie, la rareté de l'approvisionnement en eau rend l'évolution naturelle plus difficile.</text:p>
          </table:table-cell>
          <table:table-cell table:style-name="ce2" office:value-type="string">
            <text:p>Te marginalne światy, znane również jako super-ziemie, są generalnie podobne do planet ziemskich, ale na większą skalę i z mniejszą zatoką wody. Ciepła pod-klasa wydaje się być skalista i zalesiona, a chociaż są one odpowiednie do życia, niedostatek zaopatrzenia w wodę sprawia, że ​​naturalna ewolucja jest trudniejsza.</text:p>
          </table:table-cell>
          <table:table-cell table:style-name="ce2" office:value-type="string">
            <text:p>Estos mundos marginales, también conocidos como Súper-Tierras, son generalmente similares a los planetas terrestres, pero en una escala más grande y con una cubierta de agua más pequeña. La subclase Warm tiende a ser rocosa y boscosa, y si bien son aptas para la vida, el escaso suministro de agua hace que la evolución natural sea más difícil.</text:p>
          </table:table-cell>
          <table:table-cell table:style-name="ce8" table:number-columns-repeated="18"/>
          <table:table-cell table:number-columns-repeated="998"/>
        </table:table-row>
        <table:table-row table:style-name="ro3">
          <table:table-cell table:style-name="ce2" office:value-type="string">
            <text:p>pc_marginal_habitability</text:p>
          </table:table-cell>
          <table:table-cell table:style-name="ce2" office:value-type="string">
            <text:p>Warm Marginal Habitability</text:p>
          </table:table-cell>
          <table:table-cell table:style-name="ce2" office:value-type="string">
            <text:p>Адаптация - Тёплый маргинальный мир</text:p>
          </table:table-cell>
          <table:table-cell table:style-name="ce2" office:value-type="string">
            <text:p>Warme Randwohnbarkeit</text:p>
          </table:table-cell>
          <table:table-cell table:style-name="ce2" office:value-type="string">
            <text:p>Habitabilidade Marginal Quente</text:p>
          </table:table-cell>
          <table:table-cell table:style-name="ce2" office:value-type="string">
            <text:p>Habitabilité marginale chaude</text:p>
          </table:table-cell>
          <table:table-cell table:style-name="ce2" office:value-type="string">
            <text:p>Ciepłe, brzeżne miejsce zamieszkania</text:p>
          </table:table-cell>
          <table:table-cell table:style-name="ce2" office:value-type="string">
            <text:p>Cálida habitabilidad marginal</text:p>
          </table:table-cell>
          <table:table-cell table:style-name="ce8" table:number-columns-repeated="18"/>
          <table:table-cell table:number-columns-repeated="998"/>
        </table:table-row>
        <table:table-row table:style-name="ro1">
          <table:table-cell table:style-name="ce2" office:value-type="string">
            <text:p>pc_marginal_tile</text:p>
          </table:table-cell>
          <table:table-cell table:style-name="ce2" office:value-type="string">
            <text:p>Temperate Terrain</text:p>
          </table:table-cell>
          <table:table-cell table:style-name="ce2" office:value-type="string">
            <text:p>Умеренный ландшафт</text:p>
          </table:table-cell>
          <table:table-cell table:style-name="ce2" office:value-type="string">
            <text:p>Temperiertes Gelände</text:p>
          </table:table-cell>
          <table:table-cell table:style-name="ce2" office:value-type="string">
            <text:p>Terreno Temperado</text:p>
          </table:table-cell>
          <table:table-cell table:style-name="ce2" office:value-type="string">
            <text:p>Terrain tempéré</text:p>
          </table:table-cell>
          <table:table-cell table:style-name="ce2" office:value-type="string">
            <text:p>Umiarkowany teren</text:p>
          </table:table-cell>
          <table:table-cell table:style-name="ce2" office:value-type="string">
            <text:p>Terreno templado</text:p>
          </table:table-cell>
          <table:table-cell table:style-name="ce8" table:number-columns-repeated="18"/>
          <table:table-cell table:number-columns-repeated="998"/>
        </table:table-row>
        <table:table-row table:style-name="ro3">
          <table:table-cell table:style-name="ce2" office:value-type="string">
            <text:p>pc_marginal_tile_desc</text:p>
          </table:table-cell>
          <table:table-cell table:style-name="ce2" office:value-type="string">
            <text:p>Diverse forested terrain with a mild climate.</text:p>
          </table:table-cell>
          <table:table-cell table:style-name="ce2" office:value-type="string">
            <text:p>Разнообразная лесистая местность с мягким климатом.</text:p>
          </table:table-cell>
          <table:table-cell table:style-name="ce2" office:value-type="string">
            <text:p>Vielfältiges Waldgebiet mit einem milden Klima.</text:p>
          </table:table-cell>
          <table:table-cell table:style-name="ce2" office:value-type="string">
            <text:p>Terreno florestal diversificado com clima ameno.</text:p>
          </table:table-cell>
          <table:table-cell table:style-name="ce2" office:value-type="string">
            <text:p>Terrain boisé diversifié avec un climat doux.</text:p>
          </table:table-cell>
          <table:table-cell table:style-name="ce2" office:value-type="string">
            <text:p>Zróżnicowany zalesiony teren o łagodnym klimacie.</text:p>
          </table:table-cell>
          <table:table-cell table:style-name="ce2" office:value-type="string">
            <text:p>Terreno boscoso diverso con un clima templado.</text:p>
          </table:table-cell>
          <table:table-cell table:style-name="ce8" table:number-columns-repeated="18"/>
          <table:table-cell table:number-columns-repeated="998"/>
        </table:table-row>
        <table:table-row table:style-name="ro2">
          <table:table-cell table:style-name="ce2" office:value-type="string">
            <text:p>pc_molten_terraforming</text:p>
          </table:table-cell>
          <table:table-cell table:style-name="ce2" office:value-type="string">
            <text:p>$pc_molten$ (Terraforming)</text:p>
          </table:table-cell>
          <table:table-cell table:style-name="ce2" office:value-type="string">
            <text:p>$pc_molten$ (Терраформирование)</text:p>
          </table:table-cell>
          <table:table-cell table:number-columns-repeated="5" table:style-name="ce2" office:value-type="string">
            <text:p>$pc_molten$ (Terraforming)</text:p>
          </table:table-cell>
          <table:table-cell table:style-name="ce8" table:number-columns-repeated="18"/>
          <table:table-cell table:number-columns-repeated="998"/>
        </table:table-row>
        <table:table-row table:style-name="ro1">
          <table:table-cell table:style-name="ce2" office:value-type="string">
            <text:p>pc_molten_terraforming_desc</text:p>
          </table:table-cell>
          <table:table-cell table:number-columns-repeated="7" table:style-name="ce2" office:value-type="string">
            <text:p>$pc_molten_desc$</text:p>
          </table:table-cell>
          <table:table-cell table:style-name="ce8" table:number-columns-repeated="18"/>
          <table:table-cell table:number-columns-repeated="998"/>
        </table:table-row>
        <table:table-row table:style-name="ro2">
          <table:table-cell table:style-name="ce2" office:value-type="string">
            <text:p>pc_molten_terraforming_habitability</text:p>
          </table:table-cell>
          <table:table-cell table:style-name="ce2" office:value-type="string">
            <text:p>$pc_molten_terraforming$ Habitability</text:p>
          </table:table-cell>
          <table:table-cell table:style-name="ce2" office:value-type="string">
            <text:p>Адаптация - $pc_molten_terraforming$</text:p>
          </table:table-cell>
          <table:table-cell table:number-columns-repeated="5" table:style-name="ce2" office:value-type="string">
            <text:p>$pc_molten_terraforming$ Habitability</text:p>
          </table:table-cell>
          <table:table-cell table:style-name="ce8" table:number-columns-repeated="18"/>
          <table:table-cell table:number-columns-repeated="998"/>
        </table:table-row>
        <table:table-row table:style-name="ro1">
          <table:table-cell table:style-name="ce2" office:value-type="string">
            <text:p>pc_molten_terraforming_tile</text:p>
          </table:table-cell>
          <table:table-cell table:style-name="ce2" office:value-type="string">
            <text:p>Volcanic Terrain</text:p>
          </table:table-cell>
          <table:table-cell table:style-name="ce2" office:value-type="string">
            <text:p>Расплавленная местность</text:p>
          </table:table-cell>
          <table:table-cell table:style-name="ce2" office:value-type="string">
            <text:p>Vulkanisches Gelände</text:p>
          </table:table-cell>
          <table:table-cell table:style-name="ce2" office:value-type="string">
            <text:p>Terreno Vulcânico</text:p>
          </table:table-cell>
          <table:table-cell table:style-name="ce2" office:value-type="string">
            <text:p>Terrain volcanique</text:p>
          </table:table-cell>
          <table:table-cell table:style-name="ce2" office:value-type="string">
            <text:p>Teren wulkaniczny</text:p>
          </table:table-cell>
          <table:table-cell table:style-name="ce2" office:value-type="string">
            <text:p>Terreno volcánico</text:p>
          </table:table-cell>
          <table:table-cell table:style-name="ce8" table:number-columns-repeated="18"/>
          <table:table-cell table:number-columns-repeated="998"/>
        </table:table-row>
        <table:table-row table:style-name="ro11">
          <table:table-cell table:style-name="ce2" office:value-type="string">
            <text:p>pc_molten_terraforming_tile_desc</text:p>
          </table:table-cell>
          <table:table-cell table:style-name="ce2" office:value-type="string">
            <text:p>Barren landscape covered in lava flows, ash, and pyroclastic rock.</text:p>
          </table:table-cell>
          <table:table-cell table:style-name="ce2" office:value-type="string">
            <text:p>Бесплодный ландшафт, покрытый лавовыми потоками, золой и пирокластическими камнями.</text:p>
          </table:table-cell>
          <table:table-cell table:style-name="ce2" office:value-type="string">
            <text:p>Unfruchtbare Landschaft mit Lavaströmen, Asche und pyroklastischem Gestein.</text:p>
          </table:table-cell>
          <table:table-cell table:style-name="ce2" office:value-type="string">
            <text:p>Paisagem estéril coberta de fluxos de lava, cinzas e rochas piroclásticas.</text:p>
          </table:table-cell>
          <table:table-cell table:style-name="ce2" office:value-type="string">
            <text:p>Paysage aride couvert de coulées de lave, de cendres et de roches pyroclastiques.</text:p>
          </table:table-cell>
          <table:table-cell table:style-name="ce2" office:value-type="string">
            <text:p>Jałowy krajobraz pokryty lawą, popiołem i piroklastyczną skałą.</text:p>
          </table:table-cell>
          <table:table-cell table:style-name="ce2" office:value-type="string">
            <text:p>Paisaje estéril cubierto de flujos de lava, ceniza y roca piroclástica.</text:p>
          </table:table-cell>
          <table:table-cell table:style-name="ce8" table:number-columns-repeated="18"/>
          <table:table-cell table:number-columns-repeated="998"/>
        </table:table-row>
        <table:table-row table:style-name="ro2">
          <table:table-cell table:style-name="ce2" office:value-type="string">
            <text:p>pc_nuked_tile</text:p>
          </table:table-cell>
          <table:table-cell table:style-name="ce2" office:value-type="string">
            <text:p>Wasteland Terrain</text:p>
          </table:table-cell>
          <table:table-cell table:style-name="ce2" office:value-type="string">
            <text:p>Пустоши</text:p>
          </table:table-cell>
          <table:table-cell table:style-name="ce2" office:value-type="string">
            <text:p>Ödland</text:p>
          </table:table-cell>
          <table:table-cell table:style-name="ce2" office:value-type="string">
            <text:p>Terreno Wasteland</text:p>
          </table:table-cell>
          <table:table-cell table:style-name="ce2" office:value-type="string">
            <text:p>Terres des terres désolées</text:p>
          </table:table-cell>
          <table:table-cell table:style-name="ce2" office:value-type="string">
            <text:p>Teren Wasteland</text:p>
          </table:table-cell>
          <table:table-cell table:style-name="ce2" office:value-type="string">
            <text:p>Terreno baldío</text:p>
          </table:table-cell>
          <table:table-cell table:style-name="ce8" table:number-columns-repeated="18"/>
          <table:table-cell table:number-columns-repeated="998"/>
        </table:table-row>
        <table:table-row table:style-name="ro7">
          <table:table-cell table:style-name="ce2" office:value-type="string">
            <text:p>pc_nuked_tile_desc</text:p>
          </table:table-cell>
          <table:table-cell table:style-name="ce2" office:value-type="string">
            <text:p>Harsh, war-torn terrain. Radiation levels are low enough to support some life.</text:p>
          </table:table-cell>
          <table:table-cell table:style-name="ce2" office:value-type="string">
            <text:p>Суровый, изуродованный войной ландшафт. Уровни радиации достаточно низки, чтобы поддерживать некоторую жизнь.</text:p>
          </table:table-cell>
          <table:table-cell table:style-name="ce2" office:value-type="string">
            <text:p>Harsches, vom Krieg zerrüttetes Terrain. Die Strahlungswerte sind niedrig genug, um etwas Leben zu unterstützen.</text:p>
          </table:table-cell>
          <table:table-cell table:style-name="ce2" office:value-type="string">
            <text:p>Terreno violento e devastado pela guerra. Os níveis de radiação são baixos o suficiente para suportar alguma vida.</text:p>
          </table:table-cell>
          <table:table-cell table:style-name="ce2" office:value-type="string">
            <text:p>Un terrain rude et déchiré par la guerre. Les niveaux de rayonnement sont assez bas pour soutenir une vie.</text:p>
          </table:table-cell>
          <table:table-cell table:style-name="ce2" office:value-type="string">
            <text:p>Ostry, rozdarty wojną teren. Poziomy promieniowania są wystarczająco niskie, aby podtrzymać życie.</text:p>
          </table:table-cell>
          <table:table-cell table:style-name="ce2" office:value-type="string">
            <text:p>Terreno rudo y devastado por la guerra. Los niveles de radiación son lo suficientemente bajos como para mantener algo de vida.</text:p>
          </table:table-cell>
          <table:table-cell table:style-name="ce8" table:number-columns-repeated="18"/>
          <table:table-cell table:number-columns-repeated="998"/>
        </table:table-row>
        <table:table-row table:style-name="ro1">
          <table:table-cell table:style-name="ce2" office:value-type="string">
            <text:p>pc_retinal</text:p>
          </table:table-cell>
          <table:table-cell table:style-name="ce2" office:value-type="string">
            <text:p>Retinal World</text:p>
          </table:table-cell>
          <table:table-cell table:style-name="ce2" office:value-type="string">
            <text:p>Ретинальный мир</text:p>
          </table:table-cell>
          <table:table-cell table:style-name="ce2" office:value-type="string">
            <text:p>Netzhautwelt</text:p>
          </table:table-cell>
          <table:table-cell table:style-name="ce2" office:value-type="string">
            <text:p>Mundo da retina</text:p>
          </table:table-cell>
          <table:table-cell table:style-name="ce2" office:value-type="string">
            <text:p>Monde rétinien</text:p>
          </table:table-cell>
          <table:table-cell table:style-name="ce2" office:value-type="string">
            <text:p>Świat siatkówki</text:p>
          </table:table-cell>
          <table:table-cell table:style-name="ce2" office:value-type="string">
            <text:p>Retina del mundo</text:p>
          </table:table-cell>
          <table:table-cell table:style-name="ce8" table:number-columns-repeated="18"/>
          <table:table-cell table:number-columns-repeated="998"/>
        </table:table-row>
        <table:table-row table:style-name="ro21">
          <table:table-cell table:style-name="ce2" office:value-type="string">
            <text:p>pc_retinal_desc</text:p>
          </table:table-cell>
          <table:table-cell table:style-name="ce2" office:value-type="string">
            <text:p>Retinal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text:p>
          </table:table-cell>
          <table:table-cell table:style-name="ce2" office:value-type="string">
            <text:p>Ретинальные обычно имеют умеренный и влажный климат, демонстрируя густую растительность, которая использует ретинал вместо хлорофилла, возможно, из-за эволюции вокруг звезды с низкой яркостью или газового гиганта. Большинство ретинальных миров приливно захваченные, но повышенная вулканическая активность помогает сохранить стабильные условия из-за парниковых эффектов.</text:p>
          </table:table-cell>
          <table:table-cell table:style-name="ce2" office:value-type="string">
            <text:p>Diese ungewöhnlichen violetten Welten haben normalerweise ein gemäßigtes und feuchtes Klima und zeigen eine dichte Vegetation, die Retinal anstelle von Chlorophyll verwendet, was möglicherweise darauf zurückzuführen ist, dass sie sich um einen Stern mit geringer Leuchtkraft oder als Gasriesenmond entwickelt hat. Die meisten Netzhautwelten sind getilgt, aber eine erhöhte vulkanische Aktivität hilft, die Bedingungen aufgrund von Treibhauseffekten stabil zu halten.</text:p>
          </table:table-cell>
          <table:table-cell table:style-name="ce2" office:value-type="string">
            <text:p>Esses mundos roxos incomuns costumam ter climas temperados e úmidos, exibindo vegetação densa que usa retina em vez de clorofila, possivelmente um resultado de ter evoluído em torno de uma estrela com baixa luminosidade ou como uma lua gigante de gás. A maioria dos mundos da retina são bloqueados por tilt, mas o aumento da atividade vulcânica ajuda a manter as condições estáveis ​​devido aos efeitos da estufa.</text:p>
          </table:table-cell>
          <table:table-cell table:style-name="ce2" office:value-type="string">
            <text:p>Ces mondes pourpres inhabituels ont généralement des climats tempérés et humides, montrant une végétation dense qui utilise la rétine au lieu de la chlorophylle, peut-être le résultat d'avoir évolué autour d'une étoile à faible luminosité ou comme une lune géante gazeuse. La plupart des mondes rétiniens sont fermés par des marées, mais une activité volcanique accrue aide à maintenir les conditions stables en raison des effets de serre.</text:p>
          </table:table-cell>
          <table:table-cell table:style-name="ce2" office:value-type="string">
            <text:p>Te niezwykłe purpurowe światy zwykle mają umiarkowany i wilgotny klimat, ukazując gęstą roślinność, która używa siatkówki zamiast chlorofilu, być może w wyniku ewolucji wokół gwiazdy o niskiej jasności lub księżycowego giganta gazowego. Większość światów siatkówki jest całkowicie zablokowana, ale zwiększona aktywność wulkaniczna pomaga utrzymać warunki stabilne ze względu na efekt cieplarniany.</text:p>
          </table:table-cell>
          <table:table-cell table:style-name="ce2" office:value-type="string">
            <text:p>Estos inusuales mundos púrpuras generalmente tienen climas templados y húmedos, y muestran una vegetación densa que utiliza la retina en lugar de la clorofila, posiblemente como resultado de haber evolucionado alrededor de una estrella con poca luminosidad o como una luna gigante gaseosa. La mayoría de los mundos retinales están bloqueados por mareas, pero el aumento de la actividad volcánica ayuda a mantener las condiciones estables debido a los efectos de invernadero.</text:p>
          </table:table-cell>
          <table:table-cell table:style-name="ce8" table:number-columns-repeated="18"/>
          <table:table-cell table:number-columns-repeated="998"/>
        </table:table-row>
        <table:table-row table:style-name="ro2">
          <table:table-cell table:style-name="ce2" office:value-type="string">
            <text:p>pc_retinal_habitability</text:p>
          </table:table-cell>
          <table:table-cell table:style-name="ce2" office:value-type="string">
            <text:p>Retinal Habitability</text:p>
          </table:table-cell>
          <table:table-cell table:style-name="ce2" office:value-type="string">
            <text:p>Адаптация - Ретинальный мир</text:p>
          </table:table-cell>
          <table:table-cell table:style-name="ce2" office:value-type="string">
            <text:p>Retinale Habitabilität</text:p>
          </table:table-cell>
          <table:table-cell table:style-name="ce2" office:value-type="string">
            <text:p>Habitabilidade Retiniana</text:p>
          </table:table-cell>
          <table:table-cell table:style-name="ce2" office:value-type="string">
            <text:p>Habitabilité rétinienne</text:p>
          </table:table-cell>
          <table:table-cell table:style-name="ce2" office:value-type="string">
            <text:p>Zapłodnienie siatkówki</text:p>
          </table:table-cell>
          <table:table-cell table:style-name="ce2" office:value-type="string">
            <text:p>Habitabilidad retiniana</text:p>
          </table:table-cell>
          <table:table-cell table:style-name="ce8" table:number-columns-repeated="18"/>
          <table:table-cell table:number-columns-repeated="998"/>
        </table:table-row>
        <table:table-row table:style-name="ro1">
          <table:table-cell table:style-name="ce2" office:value-type="string">
            <text:p>pc_retinal_tile</text:p>
          </table:table-cell>
          <table:table-cell table:style-name="ce2" office:value-type="string">
            <text:p>Forested Terrain</text:p>
          </table:table-cell>
          <table:table-cell table:style-name="ce2" office:value-type="string">
            <text:p>Лесной ландшафт</text:p>
          </table:table-cell>
          <table:table-cell table:style-name="ce2" office:value-type="string">
            <text:p>Bewaldetes Gelände</text:p>
          </table:table-cell>
          <table:table-cell table:style-name="ce2" office:value-type="string">
            <text:p>Terreno Coberto</text:p>
          </table:table-cell>
          <table:table-cell table:style-name="ce2" office:value-type="string">
            <text:p>Terrain boisé</text:p>
          </table:table-cell>
          <table:table-cell table:style-name="ce2" office:value-type="string">
            <text:p>Zalesiony teren</text:p>
          </table:table-cell>
          <table:table-cell table:style-name="ce2" office:value-type="string">
            <text:p>Terreno boscoso</text:p>
          </table:table-cell>
          <table:table-cell table:style-name="ce8" table:number-columns-repeated="18"/>
          <table:table-cell table:number-columns-repeated="998"/>
        </table:table-row>
        <table:table-row table:style-name="ro13">
          <table:table-cell table:style-name="ce2" office:value-type="string">
            <text:p>pc_retinal_tile_desc</text:p>
          </table:table-cell>
          <table:table-cell table:style-name="ce2" office:value-type="string">
            <text:p>Diverse forested terrain with a humid but cold climate.</text:p>
          </table:table-cell>
          <table:table-cell table:style-name="ce2" office:value-type="string">
            <text:p>Разнообразная лесистая местность с влажным, но холодным климатом.</text:p>
          </table:table-cell>
          <table:table-cell table:style-name="ce2" office:value-type="string">
            <text:p>Vielfältiges Waldgebiet mit einem feuchten aber kalten Klima.</text:p>
          </table:table-cell>
          <table:table-cell table:style-name="ce2" office:value-type="string">
            <text:p>Terreno florestal diversificado com clima úmido mas frio.</text:p>
          </table:table-cell>
          <table:table-cell table:style-name="ce2" office:value-type="string">
            <text:p>Terrain boisé diversifié avec un climat humide mais froid.</text:p>
          </table:table-cell>
          <table:table-cell table:style-name="ce2" office:value-type="string">
            <text:p>Zróżnicowany zalesiony teren z wilgotnym, ale zimnym klimatem.</text:p>
          </table:table-cell>
          <table:table-cell table:style-name="ce2" office:value-type="string">
            <text:p>Terreno boscoso diverso con un clima húmedo pero frío.</text:p>
          </table:table-cell>
          <table:table-cell table:style-name="ce8" table:number-columns-repeated="18"/>
          <table:table-cell table:number-columns-repeated="998"/>
        </table:table-row>
        <table:table-row table:style-name="ro2">
          <table:table-cell table:style-name="ce2" office:value-type="string">
            <text:p>pc_small_asteroid_moon</text:p>
          </table:table-cell>
          <table:table-cell table:style-name="ce2" office:value-type="string">
            <text:p>Small orbiting asteroid</text:p>
          </table:table-cell>
          <table:table-cell table:style-name="ce2" office:value-type="string">
            <text:p>Малый орбитальный астероид</text:p>
          </table:table-cell>
          <table:table-cell table:style-name="ce2" office:value-type="string">
            <text:p>Kleiner umkreisender Asteroid</text:p>
          </table:table-cell>
          <table:table-cell table:style-name="ce2" office:value-type="string">
            <text:p>Asteróide orbital pequeno</text:p>
          </table:table-cell>
          <table:table-cell table:style-name="ce2" office:value-type="string">
            <text:p>Petit astéroïde en orbite</text:p>
          </table:table-cell>
          <table:table-cell table:style-name="ce2" office:value-type="string">
            <text:p>Mała orbita planetoidy</text:p>
          </table:table-cell>
          <table:table-cell table:style-name="ce2" office:value-type="string">
            <text:p>Asteroide en órbita pequeña</text:p>
          </table:table-cell>
          <table:table-cell table:style-name="ce8" table:number-columns-repeated="18"/>
          <table:table-cell table:number-columns-repeated="998"/>
        </table:table-row>
        <table:table-row table:style-name="ro11">
          <table:table-cell table:style-name="ce2" office:value-type="string">
            <text:p>pc_small_asteroid_moon_desc</text:p>
          </table:table-cell>
          <table:table-cell table:style-name="ce2" office:value-type="string">
            <text:p>Possibly an asteroid that was captured by this planet's gravity.\n\n</text:p>
          </table:table-cell>
          <table:table-cell table:style-name="ce2" office:value-type="string">
            <text:p>Возможно, астероид, захваченный гравитацией этой планеты.\n\n</text:p>
          </table:table-cell>
          <table:table-cell table:style-name="ce2" office:value-type="string">
            <text:p>Möglicherweise ein Asteroid, der von der Schwerkraft dieses Planeten gefangen wurde.</text:p>
          </table:table-cell>
          <table:table-cell table:style-name="ce2" office:value-type="string">
            <text:p>Possivelmente um asteróide que foi capturado pela gravidade deste planeta.</text:p>
          </table:table-cell>
          <table:table-cell table:style-name="ce2" office:value-type="string">
            <text:p>Peut-être un astéroïde qui a été capturé par la gravité de cette planète.</text:p>
          </table:table-cell>
          <table:table-cell table:style-name="ce2" office:value-type="string">
            <text:p>Prawdopodobnie asteroid, który został schwytany przez grawitację planety.</text:p>
          </table:table-cell>
          <table:table-cell table:style-name="ce2" office:value-type="string">
            <text:p>Posiblemente un asteroide que fue capturado por la gravedad de este planeta.</text:p>
          </table:table-cell>
          <table:table-cell table:style-name="ce8" table:number-columns-repeated="18"/>
          <table:table-cell table:number-columns-repeated="998"/>
        </table:table-row>
        <table:table-row table:style-name="ro2">
          <table:table-cell table:style-name="ce2" office:value-type="string">
            <text:p>pc_toxic_terraforming</text:p>
          </table:table-cell>
          <table:table-cell table:style-name="ce2" office:value-type="string">
            <text:p>$pc_toxic$ (Terraforming)</text:p>
          </table:table-cell>
          <table:table-cell table:style-name="ce2" office:value-type="string">
            <text:p>$pc_toxic$ (Терраформирование)</text:p>
          </table:table-cell>
          <table:table-cell table:number-columns-repeated="5" table:style-name="ce2" office:value-type="string">
            <text:p>$pc_toxic$ (Terraforming)</text:p>
          </table:table-cell>
          <table:table-cell table:style-name="ce8" table:number-columns-repeated="18"/>
          <table:table-cell table:number-columns-repeated="998"/>
        </table:table-row>
        <table:table-row table:style-name="ro1">
          <table:table-cell table:style-name="ce2" office:value-type="string">
            <text:p>pc_toxic_terraforming_desc</text:p>
          </table:table-cell>
          <table:table-cell table:number-columns-repeated="7" table:style-name="ce2" office:value-type="string">
            <text:p>$pc_toxic_desc$</text:p>
          </table:table-cell>
          <table:table-cell table:style-name="ce8" table:number-columns-repeated="18"/>
          <table:table-cell table:number-columns-repeated="998"/>
        </table:table-row>
        <table:table-row table:style-name="ro2">
          <table:table-cell table:style-name="ce2" office:value-type="string">
            <text:p>pc_toxic_terraforming_habitability</text:p>
          </table:table-cell>
          <table:table-cell table:style-name="ce2" office:value-type="string">
            <text:p>$pc_toxic_terraforming$ Habitability</text:p>
          </table:table-cell>
          <table:table-cell table:style-name="ce2" office:value-type="string">
            <text:p>Адаптация - $pc_toxic_terraforming$</text:p>
          </table:table-cell>
          <table:table-cell table:number-columns-repeated="5" table:style-name="ce2" office:value-type="string">
            <text:p>$pc_toxic_terraforming$ Habitability</text:p>
          </table:table-cell>
          <table:table-cell table:style-name="ce8" table:number-columns-repeated="18"/>
          <table:table-cell table:number-columns-repeated="998"/>
        </table:table-row>
        <table:table-row table:style-name="ro1">
          <table:table-cell table:style-name="ce2" office:value-type="string">
            <text:p>pc_toxic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2" office:value-type="string">
            <text:p>Unfruchtbares Gelände</text:p>
          </table:table-cell>
          <table:table-cell table:style-name="ce2" office:value-type="string">
            <text:p>Terreno Estéril</text:p>
          </table:table-cell>
          <table:table-cell table:style-name="ce2" office:value-type="string">
            <text:p>Terrain aride</text:p>
          </table:table-cell>
          <table:table-cell table:style-name="ce2" office:value-type="string">
            <text:p>Barren Terrain</text:p>
          </table:table-cell>
          <table:table-cell table:style-name="ce2" office:value-type="string">
            <text:p>Terreno árido</text:p>
          </table:table-cell>
          <table:table-cell table:style-name="ce8" table:number-columns-repeated="18"/>
          <table:table-cell table:number-columns-repeated="998"/>
        </table:table-row>
        <table:table-row table:style-name="ro13">
          <table:table-cell table:style-name="ce2" office:value-type="string">
            <text:p>pc_toxic_terraforming_tile_desc</text:p>
          </table:table-cell>
          <table:table-cell table:style-name="ce2" office:value-type="string">
            <text:p>Hostile and wind-ravaged landscape of rock and toxic liquids.</text:p>
          </table:table-cell>
          <table:table-cell table:style-name="ce2" office:value-type="string">
            <text:p>Враждебный и разрушенный ветром пейзаж камней и токсичных жидкостей.</text:p>
          </table:table-cell>
          <table:table-cell table:style-name="ce2" office:value-type="string">
            <text:p>Feindliche und vom Wind verwüstete Landschaft aus Gestein und giftigen Flüssigkeiten.</text:p>
          </table:table-cell>
          <table:table-cell table:style-name="ce2" office:value-type="string">
            <text:p>Paisagem hostil e devastada pelo vento de rochas e líquidos tóxicos.</text:p>
          </table:table-cell>
          <table:table-cell table:style-name="ce2" office:value-type="string">
            <text:p>Paysage hostile et ravagé par le vent de roches et de liquides toxiques.</text:p>
          </table:table-cell>
          <table:table-cell table:style-name="ce2" office:value-type="string">
            <text:p>Wrogi i zniszczony wiatrem krajobraz skał i toksycznych cieczy.</text:p>
          </table:table-cell>
          <table:table-cell table:style-name="ce2" office:value-type="string">
            <text:p>Paisaje hostil y arrasado por el viento de rocas y líquidos tóxicos.</text:p>
          </table:table-cell>
          <table:table-cell table:style-name="ce8" table:number-columns-repeated="18"/>
          <table:table-cell table:number-columns-repeated="998"/>
        </table:table-row>
        <table:table-row table:style-name="ro2">
          <table:table-cell table:style-name="ce2" office:value-type="string">
            <text:p>planetary_diversity</text:p>
          </table:table-cell>
          <table:table-cell table:number-columns-repeated="2" table:style-name="ce2" office:value-type="string">
            <text:p>§BPlanetary Diversity§!</text:p>
          </table:table-cell>
          <table:table-cell table:style-name="ce2" office:value-type="string">
            <text:p>§BPlanetarische Diversität§!</text:p>
          </table:table-cell>
          <table:table-cell table:style-name="ce2" office:value-type="string">
            <text:p>§B Diversidade de Planeamento§!</text:p>
          </table:table-cell>
          <table:table-cell table:style-name="ce2" office:value-type="string">
            <text:p>§B Diversité planétaire§!</text:p>
          </table:table-cell>
          <table:table-cell table:style-name="ce2" office:value-type="string">
            <text:p>§BPlanetarna różnorodność§!</text:p>
          </table:table-cell>
          <table:table-cell table:style-name="ce2" office:value-type="string">
            <text:p>§BPlanetary Diversity§!</text:p>
          </table:table-cell>
          <table:table-cell table:style-name="ce8" table:number-columns-repeated="18"/>
          <table:table-cell table:number-columns-repeated="998"/>
        </table:table-row>
        <table:table-row table:style-name="ro2">
          <table:table-cell table:style-name="ce2" office:value-type="string">
            <text:p>planetary_projects</text:p>
          </table:table-cell>
          <table:table-cell table:style-name="ce2" office:value-type="string">
            <text:p>Planetary Projects</text:p>
          </table:table-cell>
          <table:table-cell table:style-name="ce2" office:value-type="string">
            <text:p>планетарные проекты</text:p>
          </table:table-cell>
          <table:table-cell table:style-name="ce2" office:value-type="string">
            <text:p>Planetarische Projekte</text:p>
          </table:table-cell>
          <table:table-cell table:style-name="ce2" office:value-type="string">
            <text:p>Projetos Planetários</text:p>
          </table:table-cell>
          <table:table-cell table:style-name="ce2" office:value-type="string">
            <text:p>Projets planétaires</text:p>
          </table:table-cell>
          <table:table-cell table:style-name="ce2" office:value-type="string">
            <text:p>Projekty planetarne</text:p>
          </table:table-cell>
          <table:table-cell table:style-name="ce2" office:value-type="string">
            <text:p>Proyectos Planetarios</text:p>
          </table:table-cell>
          <table:table-cell table:style-name="ce8" table:number-columns-repeated="18"/>
          <table:table-cell table:number-columns-repeated="998"/>
        </table:table-row>
        <table:table-row table:style-name="ro7">
          <table:table-cell table:style-name="ce2" office:value-type="string">
            <text:p>planetary_projects_desc</text:p>
          </table:table-cell>
          <table:table-cell table:style-name="ce2" office:value-type="string">
            <text:p>Planetary Projects are long term projects performed on a planet that permanently change its character.</text:p>
          </table:table-cell>
          <table:table-cell table:style-name="ce2" office:value-type="string">
            <text:p>Долгосрочные проекты, выполняемые на планете, кардинально меняющие ее состояние.</text:p>
          </table:table-cell>
          <table:table-cell table:style-name="ce2" office:value-type="string">
            <text:p>Planetary Projects sind langfristige Projekte, die auf einem Planeten durchgeführt werden und seinen Charakter dauerhaft verändern.</text:p>
          </table:table-cell>
          <table:table-cell table:style-name="ce2" office:value-type="string">
            <text:p>Projetos Planetários são projetos de longo prazo realizados em um planeta que mudam permanentemente seu caráter.</text:p>
          </table:table-cell>
          <table:table-cell table:style-name="ce2" office:value-type="string">
            <text:p>Les projets planétaires sont des projets à long terme réalisés sur une planète qui changent de façon permanente son caractère.</text:p>
          </table:table-cell>
          <table:table-cell table:style-name="ce2" office:value-type="string">
            <text:p>Projekty planetarne to długoterminowe projekty realizowane na planecie, która na stałe zmienia jej charakter.</text:p>
          </table:table-cell>
          <table:table-cell table:style-name="ce2" office:value-type="string">
            <text:p>Los proyectos planetarios son proyectos a largo plazo realizados en un planeta que cambia permanentemente su carácter.</text:p>
          </table:table-cell>
          <table:table-cell table:style-name="ce8" table:number-columns-repeated="18"/>
          <table:table-cell table:number-columns-repeated="998"/>
        </table:table-row>
        <table:table-row table:style-name="ro3">
          <table:table-cell table:style-name="ce2" office:value-type="string">
            <text:p>planets_enhanced</text:p>
          </table:table-cell>
          <table:table-cell table:number-columns-repeated="2" table:style-name="ce2" office:value-type="string">
            <text:p>Core Game Mechanics: Planets Enhanced</text:p>
          </table:table-cell>
          <table:table-cell table:style-name="ce2" office:value-type="string">
            <text:p>Kernspielmechanik: Planeten verbessert</text:p>
          </table:table-cell>
          <table:table-cell table:style-name="ce2" office:value-type="string">
            <text:p>Mecânica do Jogo: Planetas Melhorados</text:p>
          </table:table-cell>
          <table:table-cell table:style-name="ce2" office:value-type="string">
            <text:p>Mécanique de jeu de base: planètes améliorées</text:p>
          </table:table-cell>
          <table:table-cell table:style-name="ce2" office:value-type="string">
            <text:p>Core Game Mechanics: Zwiększona Planety</text:p>
          </table:table-cell>
          <table:table-cell table:style-name="ce2" office:value-type="string">
            <text:p>Core Game Mechanics: planetas mejorados</text:p>
          </table:table-cell>
          <table:table-cell table:style-name="ce8" table:number-columns-repeated="18"/>
          <table:table-cell table:number-columns-repeated="998"/>
        </table:table-row>
        <table:table-row table:style-name="ro35">
          <table:table-cell table:style-name="ce2" office:value-type="string">
            <text:p>planets_enhanced_altair_stone_discovered.8.desc</text:p>
          </table:table-cell>
          <table:table-cell table:style-name="ce2" office:value-type="string">
            <text:p>Originally considered a joke by the surveyors, it was indeed confirmed that [root.GetName] contains literal floating rocks. Named 'Altair Stones', these clusters fill the sky of this region with rock that refuses to fully obey gravity. The source of this property is yet unknown, warranting deeper examination to see how we can best exploit this strange resource.</text:p>
          </table:table-cell>
          <table:table-cell table:style-name="ce2" office:value-type="string">
            <text:p>Изначально считавщийся шуткой геодезистов, было действительно подтверждено, что [root.GetName] содержит буквально «плавучие скалы». Названные «Камнями Альтаира», эти кластеры заполняют небо этого региона камнями, которые отказывается полностью подчиняться гравитации. Источник этого свойства пока неизвестен, что требует более глубокого изучения, для понимания, как мы можем лучше использовать этот странный ресурс.</text:p>
          </table:table-cell>
          <table:table-cell table:style-name="ce2" office:value-type="string">
            <text:p>Ursprünglich von den Vermessungsingenieuren als Scherz betrachtet, wurde in der Tat bestätigt, dass [root.GetName] buchstäblich schwebende Steine ​​enthält. Die so genannten "Altair Stones" füllen den Himmel dieser Region mit Felsen, die sich weigern, der Schwerkraft zu folgen. Die Quelle dieser Eigenschaft ist noch unbekannt, was eine tiefere Untersuchung erfordert, um zu sehen, wie wir diese seltsame Ressource am besten ausnutzen können.</text:p>
          </table:table-cell>
          <table:table-cell table:style-name="ce2" office:value-type="string">
            <text:p>Originalmente considerada uma piada pelos topógrafos, foi de fato confirmado que [root.GetName] contém rochas flutuantes literais. Chamadas de 'Altair Stones', esses aglomerados preenchem o céu desta região com rochas que se recusam a obedecer totalmente à gravidade. A fonte dessa propriedade ainda é desconhecida, justificando um exame mais profundo para ver como podemos explorar melhor esse recurso estranho.</text:p>
          </table:table-cell>
          <table:table-cell table:style-name="ce2" office:value-type="string">
            <text:p>Initialement considéré comme une blague par les arpenteurs, il a en effet été confirmé que [root.GetName] contient littéralement des roches flottantes. Nommés «pierres d'Altaïr», ces amas remplissent le ciel de cette région de roches qui refusent d'obéir pleinement à la gravité. La source de cette propriété est encore inconnue, justifiant un examen plus approfondi pour voir comment nous pouvons mieux exploiter cette ressource étrange.</text:p>
          </table:table-cell>
          <table:table-cell table:style-name="ce2" office:value-type="string">
            <text:p>Pierwotnie uważany za żart przez geodetów, rzeczywiście potwierdzono, że [root.GetName] zawiera dosłowne skały pływające. Te gromady nazwane "Kamieniami Altaira" wypełniają niebo tego regionu skałą, która odmawia pełnego posłuszeństwa grawitacji. Źródło tej własności nie jest jeszcze znane, co uzasadnia głębsze zbadanie, aby zobaczyć, jak najlepiej wykorzystać ten dziwny zasób.</text:p>
          </table:table-cell>
          <table:table-cell table:style-name="ce2" office:value-type="string">
            <text:p>Originalmente considerado como una broma por los topógrafos, se confirmó que [root.GetName] contiene literalmente rocas flotantes. Llamadas 'Piedras Altair', estos grupos llenan el cielo de esta región con rocas que se niegan a obedecer por completo a la gravedad. La fuente de esta propiedad aún se desconoce, lo que justifica un examen más profundo para ver cómo podemos explotar mejor este extraño recurso.</text:p>
          </table:table-cell>
          <table:table-cell table:style-name="ce8" table:number-columns-repeated="18"/>
          <table:table-cell table:number-columns-repeated="998"/>
        </table:table-row>
        <table:table-row table:style-name="ro2">
          <table:table-cell table:style-name="ce2" office:value-type="string">
            <text:p><text:a xlink:href="">planets_enhanced_altair_stone_discovered.8.name</text:a></text:p>
          </table:table-cell>
          <table:table-cell table:style-name="ce2" office:value-type="string">
            <text:p>Unique Discovery: Altair Stone!</text:p>
          </table:table-cell>
          <table:table-cell table:style-name="ce2" office:value-type="string">
            <text:p>Уникальное открытие: Камень Альтаира!</text:p>
          </table:table-cell>
          <table:table-cell table:style-name="ce2" office:value-type="string">
            <text:p>Einzigartige Entdeckung: Altair Stone!</text:p>
          </table:table-cell>
          <table:table-cell table:style-name="ce2" office:value-type="string">
            <text:p>Descoberta única: Altair Stone!</text:p>
          </table:table-cell>
          <table:table-cell table:style-name="ce2" office:value-type="string">
            <text:p>Découverte unique: Altair Stone!</text:p>
          </table:table-cell>
          <table:table-cell table:style-name="ce2" office:value-type="string">
            <text:p>Unikalne odkrycie: Altair Stone!</text:p>
          </table:table-cell>
          <table:table-cell table:style-name="ce2" office:value-type="string">
            <text:p>Descubrimiento único: Altair Stone!</text:p>
          </table:table-cell>
          <table:table-cell table:style-name="ce8" table:number-columns-repeated="18"/>
          <table:table-cell table:number-columns-repeated="998"/>
        </table:table-row>
        <table:table-row table:style-name="ro28">
          <table:table-cell table:style-name="ce2" office:value-type="string">
            <text:p>planets_enhanced_aurantiacum_x_discovered.1.desc</text:p>
          </table:table-cell>
          <table:table-cell table:style-name="ce2" office:value-type="string">
            <text:p>Our scientists have discovered a wholly novel substance on [root.GetName] that defies the laws of physics, changing state in a confounding relationship with changes in temperature. Debate rages on its origins, but its believed we can harness its strange properties with enough study.</text:p>
          </table:table-cell>
          <table:table-cell table:style-name="ce2" office:value-type="string">
            <text:p>Наши ученые обнаружили совершенно новое вещество на [root.GetName], которое бросает вызов законам физики, изменяя состояние с изменениями температуры. Бушуют дебаты о его происхождении, но, по нашему мнению, мы можем использовать его странные свойства после достаточного изучения.</text:p>
          </table:table-cell>
          <table:table-cell table:style-name="ce2" office:value-type="string">
            <text:p>Unsere Wissenschaftler haben eine völlig neue Substanz auf [root.GetName] entdeckt, die sich den Gesetzen der Physik widersetzt und den Zustand in einer verwirrenden Beziehung zu Temperaturänderungen ändert. Die Debatte wütet über ihre Ursprünge, aber sie glaubt, dass wir ihre seltsamen Eigenschaften mit genug Studium nutzen können.</text:p>
          </table:table-cell>
          <table:table-cell table:style-name="ce2" office:value-type="string">
            <text:p>Nossos cientistas descobriram uma substância totalmente nova em [root.GetName] que desafia as leis da física, mudando de estado em uma relação confusa com as mudanças de temperatura. O debate se concentra em suas origens, mas acredita-se que podemos aproveitar suas propriedades estranhas com estudos suficientes.</text:p>
          </table:table-cell>
          <table:table-cell table:style-name="ce2" office:value-type="string">
            <text:p>Nos scientifiques ont découvert une substance entièrement nouvelle sur [root.GetName] qui défie les lois de la physique, changeant d'état dans une relation de confusion avec les changements de température. Le débat fait rage sur ses origines, mais il croit que nous pouvons exploiter ses propriétés étranges avec suffisamment d'études.</text:p>
          </table:table-cell>
          <table:table-cell table:style-name="ce2" office:value-type="string">
            <text:p>Nasi naukowcy odkryli całkowicie nową substancję na [root.GetName], która sprzeciwia się prawom fizyki, zmieniając stan w kłopotliwym związku ze zmianami temperatury. Debata szaleje nad jej początkami, ale wierzy, że dzięki wystarczającym badaniom możemy wykorzystać jej dziwne właściwości.</text:p>
          </table:table-cell>
          <table:table-cell table:style-name="ce2" office:value-type="string">
            <text:p>Nuestros científicos han descubierto una sustancia completamente nueva en [root.GetName] que desafía las leyes de la física, cambiando el estado en una relación de confusión con los cambios de temperatura. El debate rabia en sus orígenes, pero se cree que podemos aprovechar sus extrañas propiedades con suficiente estudio.</text:p>
          </table:table-cell>
          <table:table-cell table:style-name="ce8" table:number-columns-repeated="18"/>
          <table:table-cell table:number-columns-repeated="998"/>
        </table:table-row>
        <table:table-row table:style-name="ro3">
          <table:table-cell table:style-name="ce2" office:value-type="string">
            <text:p><text:a xlink:href="">planets_enhanced_aurantiacum_x_discovered.1.name</text:a></text:p>
          </table:table-cell>
          <table:table-cell table:style-name="ce2" office:value-type="string">
            <text:p>Unique Discovery: Aurantiacum-X!</text:p>
          </table:table-cell>
          <table:table-cell table:style-name="ce2" office:value-type="string">
            <text:p>Уникальное открытие: Аурантикум-X!</text:p>
          </table:table-cell>
          <table:table-cell table:style-name="ce2" office:value-type="string">
            <text:p>Einzigartige Entdeckung: Aurantiacum-X!</text:p>
          </table:table-cell>
          <table:table-cell table:style-name="ce2" office:value-type="string">
            <text:p>Descoberta única: Aurantiacum-X!</text:p>
          </table:table-cell>
          <table:table-cell table:style-name="ce2" office:value-type="string">
            <text:p>Découverte unique: Aurantiacum-X!</text:p>
          </table:table-cell>
          <table:table-cell table:style-name="ce2" office:value-type="string">
            <text:p>Unikalne odkrycie: Aurantiacum-X!</text:p>
          </table:table-cell>
          <table:table-cell table:style-name="ce2" office:value-type="string">
            <text:p>Descubrimiento único: ¡Aurantiacum-X!</text:p>
          </table:table-cell>
          <table:table-cell table:style-name="ce8" table:number-columns-repeated="18"/>
          <table:table-cell table:number-columns-repeated="998"/>
        </table:table-row>
        <table:table-row table:style-name="ro29">
          <table:table-cell table:style-name="ce2" office:value-type="string">
            <text:p>planets_enhanced_elder_compounds_discovered.2.desc</text:p>
          </table:table-cell>
          <table:table-cell table:style-name="ce2" office:value-type="string">
            <text:p>Some of [root.GetName]'s surveyed metal deposits have, in fact, turned out to be a heretofore unknown compound. Further, there is evidence that they were engineered by some ancient Precursor civilization. Preliminary reports show them as highly durable, so our scientists want to begin testing them immediately.</text:p>
          </table:table-cell>
          <table:table-cell table:style-name="ce2" office:value-type="string">
            <text:p>Некоторые из обследованных месторождений металлов [root.GetName], по сути, оказались до сих пор неизвестным соединением. Кроме того, есть свидетельства того, что они были спроектированы какой-то древней цивилизацией предтеч. Предварительные отчеты показывают, что они очень долговечны, поэтому наши ученые хотят начать их немедленно тестировать.</text:p>
          </table:table-cell>
          <table:table-cell table:style-name="ce2" office:value-type="string">
            <text:p>Einige der von [root.GetName] untersuchten Metallablagerungen haben sich in der Tat als eine bisher unbekannte Verbindung herausgestellt. Außerdem gibt es Hinweise darauf, dass sie von einer uralten Vorläufer-Zivilisation entwickelt wurden. Vorläufige Berichte zeigen, dass sie sehr langlebig sind, daher wollen unsere Wissenschaftler sie sofort testen.</text:p>
          </table:table-cell>
          <table:table-cell table:style-name="ce2" office:value-type="string">
            <text:p>Alguns dos depósitos de metal pesquisados ​​[root.GetName], na verdade, acabaram sendo um composto até então desconhecido. Além disso, há evidências de que eles foram projetados por alguma antiga civilização precursora. Relatórios preliminares mostram que eles são altamente duráveis, então nossos cientistas querem começar a testá-los imediatamente.</text:p>
          </table:table-cell>
          <table:table-cell table:style-name="ce2" office:value-type="string">
            <text:p>Certains des dépôts de métaux étudiés par [root.GetName] se sont révélés être un composé jusqu'ici inconnu. En outre, il existe des preuves qu'ils ont été conçus par une ancienne civilisation précurseur. Les rapports préliminaires montrent qu'ils sont très durables, de sorte que nos scientifiques veulent commencer à les tester immédiatement.</text:p>
          </table:table-cell>
          <table:table-cell table:style-name="ce2" office:value-type="string">
            <text:p>Niektóre z badanych złóż metali [root.GetName] okazały się być dotychczas nieznanym związkiem. Co więcej, istnieją dowody na to, że zostały zaprojektowane przez starożytną cywilizację prekursorów. Wstępne raporty pokazują, że są one bardzo trwałe, więc nasi naukowcy chcą natychmiast rozpocząć ich testowanie.</text:p>
          </table:table-cell>
          <table:table-cell table:style-name="ce2" office:value-type="string">
            <text:p>Algunos de los depósitos metálicos estudiados [root.GetName] han resultado, de hecho, un compuesto hasta ahora desconocido. Además, hay evidencia de que fueron diseñados por alguna antigua civilización precursora. Los informes preliminares los muestran como altamente duraderos, por lo que nuestros científicos quieren comenzar a probarlos inmediatamente.</text:p>
          </table:table-cell>
          <table:table-cell table:style-name="ce8" table:number-columns-repeated="18"/>
          <table:table-cell table:number-columns-repeated="998"/>
        </table:table-row>
        <table:table-row table:style-name="ro3">
          <table:table-cell table:style-name="ce2" office:value-type="string">
            <text:p><text:a xlink:href="">planets_enhanced_elder_compounds_discovered.2.name</text:a></text:p>
          </table:table-cell>
          <table:table-cell table:style-name="ce2" office:value-type="string">
            <text:p>Unique Discovery: Elder Compounds!</text:p>
          </table:table-cell>
          <table:table-cell table:style-name="ce2" office:value-type="string">
            <text:p>Уникальное открытие: Компоненты предтеч!</text:p>
          </table:table-cell>
          <table:table-cell table:style-name="ce2" office:value-type="string">
            <text:p>Einzigartige Entdeckung: Ältere Verbindungen!</text:p>
          </table:table-cell>
          <table:table-cell table:style-name="ce2" office:value-type="string">
            <text:p>Descoberta única: Compostos mais antigos!</text:p>
          </table:table-cell>
          <table:table-cell table:style-name="ce2" office:value-type="string">
            <text:p>Découverte unique: Composés d'Elder!</text:p>
          </table:table-cell>
          <table:table-cell table:style-name="ce2" office:value-type="string">
            <text:p>Unikalne odkrycie: Elder Compounds!</text:p>
          </table:table-cell>
          <table:table-cell table:style-name="ce2" office:value-type="string">
            <text:p>Descubrimiento único: ¡Compuestos más antiguos!</text:p>
          </table:table-cell>
          <table:table-cell table:style-name="ce8" table:number-columns-repeated="18"/>
          <table:table-cell table:number-columns-repeated="998"/>
        </table:table-row>
        <table:table-row table:style-name="ro25">
          <table:table-cell table:style-name="ce2" office:value-type="string">
            <text:p>planets_enhanced_euratite_discovered.7.desc</text:p>
          </table:table-cell>
          <table:table-cell table:style-name="ce2" office:value-type="string">
            <text:p>What was initially presumed to be concentrations of signal-interfering minerals proved to be something far more impressive. Sample testing around the planet came up with strange sensor readings and material results in one region of [root.GetName]; after further sensor scans failed to illuminate the phenomenon, an expedition was launched. The resulting discovery was momentous: dubbed Euratite, the ore in these caves has originated from another dimension entirely. \n\nHandling it is highly difficult, given its incomplete transition into our reality, but our scientists are confident they can decipher a process to make full use of the Euratite.</text:p>
          </table:table-cell>
          <table:table-cell table:style-name="ce2" office:value-type="string">
            <text:p>Первоначально предполагалось, что концентрация мешающих сигналу минералов была чем-то более впечатляющим. После осмотра всей планеты, появились странные показания датчика, а материал появился лишь в одном регионе [root.GetName]; после того, как дальнейшее сканирование не дало ничего нового, была начата экспедиция. В результате открытие было значительным: названная евратитом, руда в этих пещерах возникла полностью из другого измерения. Обработка его очень сложна, учитывая ее неполный переход в нашу реальность, но наши ученые уверены, что они смогут расшифровать процесс, чтобы в полной мере использовать евратит.</text:p>
          </table:table-cell>
          <table:table-cell table:style-name="ce2" office:value-type="string">
            <text:p>Was ursprünglich als Konzentrationen von Signal-interferierenden Mineralien angenommen wurde, erwies sich als etwas viel eindrucksvoller. Probentests rund um den Planeten ergaben seltsame Sensorwerte und Materialergebnisse in einer Region von [root.GetName]; Nachdem weitere Sensor-Scans das Phänomen nicht erhellten, wurde eine Expedition gestartet. Die daraus resultierende Entdeckung war von großer Bedeutung: Das Erz in diesen Höhlen stammt aus einer anderen Dimension.\n\nDer Umgang damit ist aufgrund des unvollständigen Übergangs in unsere Realität sehr schwierig, aber unsere Wissenschaftler sind zuversichtlich, dass sie einen Prozess entschlüsseln können, um den Euratit voll auszunutzen.</text:p>
          </table:table-cell>
          <table:table-cell table:style-name="ce2" office:value-type="string">
            <text:p>O que inicialmente foi presumido ser concentrações de minerais que interferem no sinal provou ser algo muito mais impressionante. Testes de amostra em todo o planeta resultaram em leituras estranhas do sensor e resultados de material em uma região de [root.GetName]; Depois que outras varreduras de sensor falharam em iluminar o fenômeno, uma expedição foi lançada. A descoberta resultante foi decisiva: apelidada Euratita, o minério nessas cavernas originou-se inteiramente de outra dimensão.\n\nA sua manipulação é muito difícil, dada a sua transição incompleta para a nossa realidade, mas os nossos cientistas estão confiantes de que podem decifrar um processo para utilizar plenamente a Euratite.</text:p>
          </table:table-cell>
          <table:table-cell table:style-name="ce2" office:value-type="string">
            <text:p>Ce qui était initialement supposé être des concentrations de minéraux interférant avec le signal s'est avéré être quelque chose de beaucoup plus impressionnant. Des tests d'échantillons autour de la planète ont donné lieu à d'étranges lectures de capteurs et à des résultats matériels dans une région de [root.GetName]; après que d'autres balayages de capteurs aient échoué à éclairer le phénomène, une expédition a été lancée. La découverte qui en a résulté a été capitale: surnommée Euratite, le minerai de ces grottes provient entièrement d'une autre dimension.\n\nLe traitement est très difficile, étant donné sa transition incomplète dans notre réalité, mais nos scientifiques sont confiants qu'ils peuvent déchiffrer un processus pour utiliser pleinement l'Euratite.</text:p>
          </table:table-cell>
          <table:table-cell table:style-name="ce2" office:value-type="string">
            <text:p>To, co początkowo uznawano za koncentrację minerałów zakłócających sygnał, okazało się czymś o wiele bardziej imponującym. Badanie próbek na całej planecie ujawniło dziwne odczyty czujników i wyniki materiałowe w jednym regionie [root.GetName]; po tym, jak kolejne skany sensorów nie pokazały tego zjawiska, uruchomiono ekspedycję. Wynikające stąd odkrycie było doniosłe: nazwany Euratytem, ​​ruda w tych jaskiniach pochodzi całkowicie z innego wymiaru.\n\nPostępowanie z nim jest bardzo trudne, zważywszy na jego niepełne przejście do naszej rzeczywistości, ale nasi naukowcy są pewni, że potrafią odcyfrować proces, aby w pełni wykorzystać Eurostat.</text:p>
          </table:table-cell>
          <table:table-cell table:style-name="ce2" office:value-type="string">
            <text:p>Lo que inicialmente se suponía que eran concentraciones de minerales que interferían con la señal resultó ser algo mucho más impresionante. Las pruebas de muestras en todo el planeta generaron extrañas lecturas de sensores y resultados materiales en una región de [root.GetName]; después de que otros escaneos del sensor no pudieron iluminar el fenómeno, se lanzó una expedición. El descubrimiento resultante fue trascendental: apodado Euratite, el mineral en estas cuevas se originó desde otra dimensión completamente.\n\nManejarlo es muy difícil, dada su transición incompleta a nuestra realidad, pero nuestros científicos confían en que pueden descifrar un proceso para hacer un uso completo de Euratite.</text:p>
          </table:table-cell>
          <table:table-cell table:style-name="ce8" table:number-columns-repeated="18"/>
          <table:table-cell table:number-columns-repeated="998"/>
        </table:table-row>
        <table:table-row table:style-name="ro2">
          <table:table-cell table:style-name="ce2" office:value-type="string">
            <text:p><text:a xlink:href="">planets_enhanced_euratite_discovered.7.name</text:a></text:p>
          </table:table-cell>
          <table:table-cell table:style-name="ce2" office:value-type="string">
            <text:p>Unique Discovery: Euratite!</text:p>
          </table:table-cell>
          <table:table-cell table:style-name="ce2" office:value-type="string">
            <text:p>Уникальное открытие: Евратит!</text:p>
          </table:table-cell>
          <table:table-cell table:style-name="ce2" office:value-type="string">
            <text:p>Einzigartige Entdeckung: Euratit!</text:p>
          </table:table-cell>
          <table:table-cell table:style-name="ce2" office:value-type="string">
            <text:p>Descoberta única: Euratite!</text:p>
          </table:table-cell>
          <table:table-cell table:style-name="ce2" office:value-type="string">
            <text:p>Découverte unique: Euratite!</text:p>
          </table:table-cell>
          <table:table-cell table:style-name="ce2" office:value-type="string">
            <text:p>Unikalne odkrycie: Euratite!</text:p>
          </table:table-cell>
          <table:table-cell table:style-name="ce2" office:value-type="string">
            <text:p>Descubrimiento único: Euratite!</text:p>
          </table:table-cell>
          <table:table-cell table:style-name="ce8" table:number-columns-repeated="18"/>
          <table:table-cell table:number-columns-repeated="998"/>
        </table:table-row>
        <table:table-row table:style-name="ro36">
          <table:table-cell table:style-name="ce2" office:value-type="string">
            <text:p>planets_enhanced_ever_blossom_discovered.5.desc</text:p>
          </table:table-cell>
          <table:table-cell table:style-name="ce2" office:value-type="string">
            <text:p>Not long after deeper forays began in this area on [root.GetName], the hint of incredible properties belonging to the Ever-Blossom emerged. Its regenerative properites on organic life are truly peerless in the galaxy, and there is yet much we can still learn from them.</text:p>
          </table:table-cell>
          <table:table-cell table:style-name="ce2" office:value-type="string">
            <text:p>Вскоре после начала более глубоких исследований [root.GetName], появился намек на невероятные свойства, принадлежащие Вечноцвету. Его регенеративные эффекты на органическую жизнь поистине не имеют аналогов в галактике, и до сих пор мы все ещё изучаем их.</text:p>
          </table:table-cell>
          <table:table-cell table:style-name="ce2" office:value-type="string">
            <text:p>Nicht lange nachdem tiefere Streifzüge in diesem Gebiet auf [root.GetName] begannen, tauchte der Hinweis auf unglaubliche Eigenschaften auf, die der Ever-Blossom gehören. Seine regenerativen Eigenschaften im organischen Leben sind in der Galaxie wirklich einzigartig, und es gibt noch viel, was wir noch von ihnen lernen können.</text:p>
          </table:table-cell>
          <table:table-cell table:style-name="ce2" office:value-type="string">
            <text:p>Não muito tempo depois que incursões mais profundas começaram nesta área em [root.GetName], a dica de propriedades incríveis pertencentes ao Ever-Blossom surgiu. Seus properites regenerative na vida orgânica são verdadeiramente inigualáveis ​​na galáxia, e há ainda muito nós podemos ainda aprender deles.</text:p>
          </table:table-cell>
          <table:table-cell table:style-name="ce2" office:value-type="string">
            <text:p>Peu de temps après que des incursions plus profondes ont commencé dans cette zone sur [root.GetName], l'indice de propriétés incroyables appartenant à Ever-Blossom a émergé. Ses propriétés régénératrices sur la vie organique sont vraiment incomparables dans la galaxie, et il y a encore beaucoup de choses que nous pouvons encore apprendre d'elles.</text:p>
          </table:table-cell>
          <table:table-cell table:style-name="ce2" office:value-type="string">
            <text:p>Niedługo po tym, jak w tym miejscu zaczęły się głębsze wypady na [root.GetName], pojawiła się nutka niesamowitych właściwości należących do Ever-Blossom. Jego właściwości regeneracyjne w życiu organicznym są naprawdę niezrównane w galaktyce, a jeszcze wiele możemy się z nich nauczyć.</text:p>
          </table:table-cell>
          <table:table-cell table:style-name="ce2" office:value-type="string">
            <text:p>No mucho después de que comenzaron las incursiones más profundas en esta área en [root.GetName], surgió la sugerencia de propiedades increíbles pertenecientes a Ever-Blossom. Sus propiedades regenerativas en la vida orgánica son verdaderamente incomparables en la galaxia, y todavía hay mucho que todavía podemos aprender de ellas.</text:p>
          </table:table-cell>
          <table:table-cell table:style-name="ce8" table:number-columns-repeated="18"/>
          <table:table-cell table:number-columns-repeated="998"/>
        </table:table-row>
        <table:table-row table:style-name="ro2">
          <table:table-cell table:style-name="ce2" office:value-type="string">
            <text:p><text:a xlink:href="">planets_enhanced_ever_blossom_discovered.5.name</text:a></text:p>
          </table:table-cell>
          <table:table-cell table:style-name="ce2" office:value-type="string">
            <text:p>Unique Discovery: Ever-Blossom!</text:p>
          </table:table-cell>
          <table:table-cell table:style-name="ce2" office:value-type="string">
            <text:p>Уникальное открытие: Вечноцвет!</text:p>
          </table:table-cell>
          <table:table-cell table:style-name="ce2" office:value-type="string">
            <text:p>Einzigartige Entdeckung: Ever-Blossom!</text:p>
          </table:table-cell>
          <table:table-cell table:style-name="ce2" office:value-type="string">
            <text:p>Descoberta única: Ever-Blossom!</text:p>
          </table:table-cell>
          <table:table-cell table:style-name="ce2" office:value-type="string">
            <text:p>Découverte unique: Ever-Blossom!</text:p>
          </table:table-cell>
          <table:table-cell table:style-name="ce2" office:value-type="string">
            <text:p>Unikalne odkrycie: Ever-Blossom!</text:p>
          </table:table-cell>
          <table:table-cell table:style-name="ce2" office:value-type="string">
            <text:p>Descubrimiento único: Ever-Blossom!</text:p>
          </table:table-cell>
          <table:table-cell table:style-name="ce8" table:number-columns-repeated="18"/>
          <table:table-cell table:number-columns-repeated="998"/>
        </table:table-row>
        <table:table-row table:style-name="ro18">
          <table:table-cell table:style-name="ce2" office:value-type="string">
            <text:p>planets_enhanced_gigalife_discovered.4.desc</text:p>
          </table:table-cell>
          <table:table-cell table:style-name="ce2" office:value-type="string">
            <text:p>[root.GetName] contains a galactic marvel - an entire regional ecosystem on its surface behaves like a singular organism. Whatever its origin, the complex interplay of its consituent organisms resembles that of sapient life forms. There is much we can learn in its study.</text:p>
          </table:table-cell>
          <table:table-cell table:style-name="ce2" office:value-type="string">
            <text:p>[root.GetName] содержит галактическое чудо - вся региональная экосистема на своей поверхности ведет себя как особый организм. Каково бы ни было его происхождение, сложное взаимодействие составляющих его организмов похоже на сложную форму жизни. В его изучении мы можем многое узнать.</text:p>
          </table:table-cell>
          <table:table-cell table:style-name="ce2" office:value-type="string">
            <text:p>[root.GetName] enthält ein galaktisches Wunder - ein ganzes regionales Ökosystem auf seiner Oberfläche verhält sich wie ein einzelner Organismus. Wie auch immer seine Entstehung aussehen mag, das komplexe Zusammenspiel seiner Bestandteile ähnelt dem von Lebewesen. Es gibt vieles, was wir in seiner Studie lernen können.</text:p>
          </table:table-cell>
          <table:table-cell table:style-name="ce2" office:value-type="string">
            <text:p>[root.GetName] contém uma maravilha galáctica - todo um ecossistema regional em sua superfície se comporta como um organismo singular. Seja qual for a sua origem, a interação complexa de seus organismos constituintes se assemelha ao das formas de vida inteligentes. Há muito que podemos aprender em seu estudo.</text:p>
          </table:table-cell>
          <table:table-cell table:style-name="ce2" office:value-type="string">
            <text:p>[root.GetName] contient une merveille galactique - tout un écosystème régional à sa surface se comporte comme un organisme singulier. Quelle que soit son origine, l'interaction complexe de ses organismes constitutifs ressemble à celle des formes de vie sapient. Nous pouvons apprendre beaucoup de choses dans son étude.</text:p>
          </table:table-cell>
          <table:table-cell table:style-name="ce2" office:value-type="string">
            <text:p>[root.GetName] zawiera cud galaktyczny - cały regionalny ekosystem na jego powierzchni zachowuje się jak pojedynczy organizm. Niezależnie od jego pochodzenia, skomplikowana gra jego konsystentnych organizmów przypomina formę rozumnych form życia. W swoim badaniu możemy się wiele nauczyć.</text:p>
          </table:table-cell>
          <table:table-cell table:style-name="ce2" office:value-type="string">
            <text:p>[root.GetName] contiene una maravilla galáctica: todo un ecosistema regional en su superficie se comporta como un organismo singular. Cualquiera que sea su origen, la interacción compleja de sus organismos constituyentes se asemeja a la de las formas de vida sapientes. Hay mucho que podemos aprender en su estudio.</text:p>
          </table:table-cell>
          <table:table-cell table:style-name="ce8" table:number-columns-repeated="18"/>
          <table:table-cell table:number-columns-repeated="998"/>
        </table:table-row>
        <table:table-row table:style-name="ro2">
          <table:table-cell table:style-name="ce2" office:value-type="string">
            <text:p><text:a xlink:href="">planets_enhanced_gigalife_discovered.4.name</text:a></text:p>
          </table:table-cell>
          <table:table-cell table:style-name="ce2" office:value-type="string">
            <text:p>Unique Discovery: Gigalife!</text:p>
          </table:table-cell>
          <table:table-cell table:style-name="ce2" office:value-type="string">
            <text:p>Уникальное открытие: Гига-сущность!</text:p>
          </table:table-cell>
          <table:table-cell table:style-name="ce2" office:value-type="string">
            <text:p>Einzigartige Entdeckung: Gigalife!</text:p>
          </table:table-cell>
          <table:table-cell table:style-name="ce2" office:value-type="string">
            <text:p>Descoberta única: Gigalife!</text:p>
          </table:table-cell>
          <table:table-cell table:style-name="ce2" office:value-type="string">
            <text:p>Découverte unique: Gigalife!</text:p>
          </table:table-cell>
          <table:table-cell table:style-name="ce2" office:value-type="string">
            <text:p>Unikalne odkrycie: Gigalife!</text:p>
          </table:table-cell>
          <table:table-cell table:style-name="ce2" office:value-type="string">
            <text:p>Descubrimiento único: ¡Gigalife!</text:p>
          </table:table-cell>
          <table:table-cell table:style-name="ce8" table:number-columns-repeated="18"/>
          <table:table-cell table:number-columns-repeated="998"/>
        </table:table-row>
        <table:table-row table:style-name="ro19">
          <table:table-cell table:style-name="ce2" office:value-type="string">
            <text:p>planets_enhanced_precursor_data_cache_discovered.3.desc</text:p>
          </table:table-cell>
          <table:table-cell table:style-name="ce2" office:value-type="string">
            <text:p>Examination of the Precursor tower on [root.GetName] has revealed still functioning systems leading down to the planet's core. Analysis indicates an incredible amount of intact infrastructure supporting an immense data core down there. Untold riches in information await us.</text:p>
          </table:table-cell>
          <table:table-cell table:style-name="ce2" office:value-type="string">
            <text:p>Изучение башни предтеч на [root.GetName] выявило все еще функционирующие системы, ведущие к ядру планеты. Анализ показывает невероятное количество нетронутой инфраструктуры, поддерживающей огромное ядро данных. Неизвестные информационные богатства ждут нас.</text:p>
          </table:table-cell>
          <table:table-cell table:style-name="ce2" office:value-type="string">
            <text:p>Die Untersuchung des Precursorturms auf [root.GetName] hat noch funktionierende Systeme gezeigt, die zum Kern des Planeten führen. Die Analyse zeigt eine unglaubliche Menge an intakter Infrastruktur, die einen riesigen Datenkern unterstützt. Unzählige Informationsschätze erwarten uns.</text:p>
          </table:table-cell>
          <table:table-cell table:style-name="ce2" office:value-type="string">
            <text:p>O exame da torre Precursor em [root.GetName] revelou sistemas ainda em funcionamento que levam ao núcleo do planeta. A análise indica uma incrível quantidade de infraestrutura intacta suportando um imenso núcleo de dados lá embaixo. Inúmeras riquezas em informação nos aguardam.</text:p>
          </table:table-cell>
          <table:table-cell table:style-name="ce2" office:value-type="string">
            <text:p>L'examen de la tour précurseur sur [root.GetName] a révélé des systèmes encore fonctionnels menant au noyau de la planète. L'analyse indique une quantité incroyable d'infrastructures intactes supportant un immense noyau de données là-bas. Des richesses incalculables dans l'information nous attendent.</text:p>
          </table:table-cell>
          <table:table-cell table:style-name="ce2" office:value-type="string">
            <text:p>Badanie wieży Precursor w [root.GetName] ujawniło wciąż działające systemy prowadzące do jądra planety. Analiza wskazuje na niesamowitą ilość nienaruszonej infrastruktury wspierającej ogromny rdzeń danych. Na nas czekają niewyobrażalne bogactwa informacji.</text:p>
          </table:table-cell>
          <table:table-cell table:style-name="ce2" office:value-type="string">
            <text:p>El examen de la torre Precursora en [root.GetName] ha revelado sistemas que siguen funcionando y que conducen al núcleo del planeta. El análisis indica una increíble cantidad de infraestructura intacta que admite un inmenso núcleo de datos allá abajo. Las riquezas no contadas en la información nos esperan.</text:p>
          </table:table-cell>
          <table:table-cell table:style-name="ce8" table:number-columns-repeated="18"/>
          <table:table-cell table:number-columns-repeated="998"/>
        </table:table-row>
        <table:table-row table:style-name="ro3">
          <table:table-cell table:style-name="ce2" office:value-type="string">
            <text:p><text:a xlink:href="">planets_enhanced_precursor_data_cache_discovered.3.name</text:a></text:p>
          </table:table-cell>
          <table:table-cell table:style-name="ce2" office:value-type="string">
            <text:p>Unique Discovery: Precursor Data Cache!</text:p>
          </table:table-cell>
          <table:table-cell table:style-name="ce2" office:value-type="string">
            <text:p>Уникальное открытие: Хранилище данных предтеч!</text:p>
          </table:table-cell>
          <table:table-cell table:style-name="ce2" office:value-type="string">
            <text:p>Eindeutige Entdeckung: Vorläufer-Daten-Cache!</text:p>
          </table:table-cell>
          <table:table-cell table:style-name="ce2" office:value-type="string">
            <text:p>Descoberta única: Precursor Data Cache!</text:p>
          </table:table-cell>
          <table:table-cell table:style-name="ce2" office:value-type="string">
            <text:p>Découverte unique: cache de données précurseur!</text:p>
          </table:table-cell>
          <table:table-cell table:style-name="ce2" office:value-type="string">
            <text:p>Unikalne odkrycie: pamięć podręczna danych wstępnych!</text:p>
          </table:table-cell>
          <table:table-cell table:style-name="ce2" office:value-type="string">
            <text:p>Descubrimiento único: ¡Caché de datos del precursor!</text:p>
          </table:table-cell>
          <table:table-cell table:style-name="ce8" table:number-columns-repeated="18"/>
          <table:table-cell table:number-columns-repeated="998"/>
        </table:table-row>
        <table:table-row table:style-name="ro29">
          <table:table-cell table:style-name="ce2" office:value-type="string">
            <text:p>planets_enhanced_precursor_nanites_discovered.9.desc</text:p>
          </table:table-cell>
          <table:table-cell table:style-name="ce2" office:value-type="string">
            <text:p>Planetary forays discovered an ancient Precursor vault on [root.GetName]. Scans assure us that some ancient nanite technology exists within, but we must crack it open to gain access to them. Despite the vault's age, its security systems are still partially intact, requiring a careful approach to open it safely.</text:p>
          </table:table-cell>
          <table:table-cell table:style-name="ce2" office:value-type="string">
            <text:p>Планетарные исследования обнаружили древнее хранилище предтеч на [root.GetName]. Сканирование уверяет нас, что некоторые древние нанитные технологии всё ещё находятся внутри, но мы должны взломать и открыть хранилище, чтобы получить доступ к ним. Несмотря на его возраст, системы безопасности все ещё остаются неповрежденными, что требует тщательного подхода к открытию, ради нашей безопасности.</text:p>
          </table:table-cell>
          <table:table-cell table:style-name="ce2" office:value-type="string">
            <text:p>Planetare Streifzüge haben einen uralten Vorläufer-Tresor auf [root.GetName] entdeckt. Scans versichern uns, dass eine uralte Nanitentechnologie darin existiert, aber wir müssen sie offen knacken, um Zugang zu ihnen zu erhalten. Trotz des Alters des Gewölbes sind seine Sicherheitssysteme teilweise noch intakt und erfordern eine sorgfältige Annäherung, um es sicher zu öffnen.</text:p>
          </table:table-cell>
          <table:table-cell table:style-name="ce2" office:value-type="string">
            <text:p>Incursões planetárias descobriram um antigo cofre de precursores em [root.GetName]. As verificações nos garantem que existe alguma antiga tecnologia de nanite dentro, mas devemos torná-la aberta para obter acesso a elas. Apesar da idade do cofre, seus sistemas de segurança ainda estão parcialmente intactos, exigindo uma abordagem cuidadosa para abri-lo com segurança.</text:p>
          </table:table-cell>
          <table:table-cell table:style-name="ce2" office:value-type="string">
            <text:p>Les incursions planétaires ont découvert un ancien coffre-fort précurseur sur [root.GetName]. Les scans nous assurent qu'il existe une technologie nanite ancienne, mais nous devons la percer pour y avoir accès. Malgré l'âge de la voûte, ses systèmes de sécurité sont encore partiellement intacts, nécessitant une approche prudente pour l'ouvrir en toute sécurité.</text:p>
          </table:table-cell>
          <table:table-cell table:style-name="ce2" office:value-type="string">
            <text:p>Wypływy planetarne odkryły starożytną kryptę Precursora na [root.GetName]. Skany zapewniają nas, że istnieje jakaś starożytna technologia nanotechnologiczna, ale musimy ją otworzyć, aby uzyskać do nich dostęp. Pomimo wieku krypty jego systemy bezpieczeństwa są nadal częściowo nienaruszone, co wymaga ostrożnego podejścia, aby bezpiecznie je otworzyć.</text:p>
          </table:table-cell>
          <table:table-cell table:style-name="ce2" office:value-type="string">
            <text:p>Las incursiones planetarias descubrieron una antigua bóveda precursora en [root.GetName]. Los escaneos nos aseguran que existe una antigua tecnología de nanite dentro, pero debemos abrirla para obtener acceso a ellos. A pesar de la edad de la bóveda, sus sistemas de seguridad aún están parcialmente intactos, lo que requiere un enfoque cuidadoso para abrirlo de manera segura.</text:p>
          </table:table-cell>
          <table:table-cell table:style-name="ce8" table:number-columns-repeated="18"/>
          <table:table-cell table:number-columns-repeated="998"/>
        </table:table-row>
        <table:table-row table:style-name="ro3">
          <table:table-cell table:style-name="ce2" office:value-type="string">
            <text:p><text:a xlink:href="">planets_enhanced_precursor_nanites_discovered.9.name</text:a></text:p>
          </table:table-cell>
          <table:table-cell table:style-name="ce2" office:value-type="string">
            <text:p>Unique Discovery: Precursor Nanites!</text:p>
          </table:table-cell>
          <table:table-cell table:style-name="ce2" office:value-type="string">
            <text:p>Уникальное открытие: Наниты предтеч!</text:p>
          </table:table-cell>
          <table:table-cell table:style-name="ce2" office:value-type="string">
            <text:p>Einzigartige Entdeckung: Vorläufer Nanites!</text:p>
          </table:table-cell>
          <table:table-cell table:style-name="ce2" office:value-type="string">
            <text:p>Descoberta única: Precursor Nanites!</text:p>
          </table:table-cell>
          <table:table-cell table:style-name="ce2" office:value-type="string">
            <text:p>Découverte unique: Nanites précurseurs!</text:p>
          </table:table-cell>
          <table:table-cell table:style-name="ce2" office:value-type="string">
            <text:p>Unikalne odkrycie: prekursorowe nanity!</text:p>
          </table:table-cell>
          <table:table-cell table:style-name="ce2" office:value-type="string">
            <text:p>Descubrimiento único: ¡Nanites precursores!</text:p>
          </table:table-cell>
          <table:table-cell table:style-name="ce8" table:number-columns-repeated="18"/>
          <table:table-cell table:number-columns-repeated="998"/>
        </table:table-row>
        <table:table-row table:style-name="ro28">
          <table:table-cell table:style-name="ce2" office:value-type="string">
            <text:p>planets_enhanced_thybidium_discovered.6.desc</text:p>
          </table:table-cell>
          <table:table-cell table:style-name="ce2" office:value-type="string">
            <text:p>Initial surveys failed to fully identify the deposits of Thybidium present on [root.GetName], buried as they were beneath heavy gaseous concentrations. Examinations since show them to have peculiar properties with energy and heat exchange that warrant a more intensive investigation of their capabilities.</text:p>
          </table:table-cell>
          <table:table-cell table:style-name="ce2" office:value-type="string">
            <text:p>Первоначальные исследования не смогли полностью идентифицировать месторождения тайбидиума, присутствующие на [root.GetName], замурованные под тяжелыми газообразными смесями. Осмотр показал, что они обладают особыми свойствами, связанными с энергией и теплообменом, что требует более интенсивного изучения их возможностей.</text:p>
          </table:table-cell>
          <table:table-cell table:style-name="ce2" office:value-type="string">
            <text:p>Erste Untersuchungen konnten die Thybidiumablagerungen auf [root.GetName], die unter schweren Gaskonzentrationen verborgen waren, nicht vollständig identifizieren. Untersuchungen zeigen seither, dass sie besondere Eigenschaften mit Energie- und Wärmeaustausch haben, die eine intensivere Untersuchung ihrer Fähigkeiten erfordern.</text:p>
          </table:table-cell>
          <table:table-cell table:style-name="ce2" office:value-type="string">
            <text:p>Pesquisas iniciais falharam em identificar completamente os depósitos de Thybidium presentes em [root.GetName], enterrados como estavam sob pesadas concentrações gasosas. Exames desde então mostram que eles têm propriedades peculiares com energia e troca de calor que justificam uma investigação mais intensiva de suas capacidades.</text:p>
          </table:table-cell>
          <table:table-cell table:style-name="ce2" office:value-type="string">
            <text:p>Les relevés initiaux n'ont pas permis d'identifier complètement les dépôts de Thybidium présents sur [root.GetName], enfouis car ils se trouvaient sous de fortes concentrations gazeuses. Les examens montrent qu'ils ont des propriétés particulières d'échange d'énergie et de chaleur qui justifient une étude plus approfondie de leurs capacités.</text:p>
          </table:table-cell>
          <table:table-cell table:style-name="ce2" office:value-type="string">
            <text:p>Początkowe badania nie pozwoliły w pełni zidentyfikować złóż Thybidium obecnych w [root.GetName], pochowanych, ponieważ znajdowały się poniżej ciężkich stężeń gazów. Z badań wynika, że ​​mają one szczególne właściwości z wymianą energii i ciepła, co uzasadnia bardziej intensywne badanie ich możliwości.</text:p>
          </table:table-cell>
          <table:table-cell table:style-name="ce2" office:value-type="string">
            <text:p>Las encuestas iniciales no identificaron por completo los depósitos de Thybidium presentes en [root.GetName], enterrados como estaban debajo de concentraciones gaseosas pesadas. Los exámenes muestran que tienen propiedades peculiares con intercambio de energía y calor que justifican una investigación más exhaustiva de sus capacidades.</text:p>
          </table:table-cell>
          <table:table-cell table:style-name="ce8" table:number-columns-repeated="18"/>
          <table:table-cell table:number-columns-repeated="998"/>
        </table:table-row>
        <table:table-row table:style-name="ro2">
          <table:table-cell table:style-name="ce2" office:value-type="string">
            <text:p><text:a xlink:href="">planets_enhanced_thybidium_discovered.6.name</text:a></text:p>
          </table:table-cell>
          <table:table-cell table:style-name="ce2" office:value-type="string">
            <text:p>Unique Discovery: Thybidium!</text:p>
          </table:table-cell>
          <table:table-cell table:style-name="ce2" office:value-type="string">
            <text:p>Уникальное открытие: Тайбидиум!</text:p>
          </table:table-cell>
          <table:table-cell table:style-name="ce2" office:value-type="string">
            <text:p>Einzigartige Entdeckung: Thybidium!</text:p>
          </table:table-cell>
          <table:table-cell table:style-name="ce2" office:value-type="string">
            <text:p>Descoberta única: Thybidium!</text:p>
          </table:table-cell>
          <table:table-cell table:style-name="ce2" office:value-type="string">
            <text:p>Découverte unique: Thybidium!</text:p>
          </table:table-cell>
          <table:table-cell table:style-name="ce2" office:value-type="string">
            <text:p>Unikalne odkrycie: Thybidium!</text:p>
          </table:table-cell>
          <table:table-cell table:style-name="ce2" office:value-type="string">
            <text:p>Descubrimiento único: ¡Thybidium!</text:p>
          </table:table-cell>
          <table:table-cell table:style-name="ce8" table:number-columns-repeated="18"/>
          <table:table-cell table:number-columns-repeated="998"/>
        </table:table-row>
        <table:table-row table:style-name="ro3">
          <table:table-cell table:style-name="ce2" office:value-type="string">
            <text:p>precursor_data_cache_project</text:p>
          </table:table-cell>
          <table:table-cell table:style-name="ce2" office:value-type="string">
            <text:p>Analyze Precursor Data Cache</text:p>
          </table:table-cell>
          <table:table-cell table:style-name="ce2" office:value-type="string">
            <text:p>Проанализировать хранилище данных предтеч</text:p>
          </table:table-cell>
          <table:table-cell table:style-name="ce2" office:value-type="string">
            <text:p>Analyze Precursor Data Cache</text:p>
          </table:table-cell>
          <table:table-cell table:style-name="ce2" office:value-type="string">
            <text:p>Analisar o cache de dados de precursor</text:p>
          </table:table-cell>
          <table:table-cell table:style-name="ce2" office:value-type="string">
            <text:p>Analyser le cache de données précurseur</text:p>
          </table:table-cell>
          <table:table-cell table:style-name="ce2" office:value-type="string">
            <text:p>Analizuj pamięć podręczną danych wstępnych</text:p>
          </table:table-cell>
          <table:table-cell table:style-name="ce2" office:value-type="string">
            <text:p>Analizar la memoria caché de datos del precursor</text:p>
          </table:table-cell>
          <table:table-cell table:style-name="ce8" table:number-columns-repeated="18"/>
          <table:table-cell table:number-columns-repeated="998"/>
        </table:table-row>
        <table:table-row table:style-name="ro5">
          <table:table-cell table:style-name="ce2" office:value-type="string">
            <text:p>precursor_data_cache_project_DESC</text:p>
          </table:table-cell>
          <table:table-cell table:style-name="ce2" office:value-type="string">
            <text:p>The Precursor Data Cache on [From.GetName] holds a priceless trove of information. Our scientists can access, decode and analyze the cache, given enough time.</text:p>
          </table:table-cell>
          <table:table-cell table:style-name="ce2" office:value-type="string">
            <text:p>Хранилище данных предтеч на [From.GetName] содержит бесценную информацию. Наши ученые могут получить доступ, декодировать и проанализировать её, если дать им достаточно времени.</text:p>
          </table:table-cell>
          <table:table-cell table:style-name="ce2" office:value-type="string">
            <text:p>Der Precursor Data Cache auf [From.GetName] enthält einen unbezahlbaren Informationsfundus. Unsere Wissenschaftler können bei genügend Zeit auf den Cache zugreifen, diesen entschlüsseln und analysieren.</text:p>
          </table:table-cell>
          <table:table-cell table:style-name="ce2" office:value-type="string">
            <text:p>O Precursor Data Cache em [From.GetName] contém um tesouro inestimável de informações. Nossos cientistas podem acessar, decodificar e analisar o cache, com tempo suficiente.</text:p>
          </table:table-cell>
          <table:table-cell table:style-name="ce2" office:value-type="string">
            <text:p>Le cache de précurseur de données sur [From.GetName] contient une mine d'informations inestimable. Nos scientifiques peuvent accéder, décoder et analyser le cache, avec suffisamment de temps.</text:p>
          </table:table-cell>
          <table:table-cell table:style-name="ce2" office:value-type="string">
            <text:p>Precursor Data Cache w [From.GetName] zawiera bezcenną skarbnicę informacji. Nasi naukowcy mogą uzyskać dostęp, dekodować i analizować pamięć podręczną, mając wystarczająco dużo czasu.</text:p>
          </table:table-cell>
          <table:table-cell table:style-name="ce2" office:value-type="string">
            <text:p>La memoria caché de datos del precursor en [From.GetName] contiene un valioso tesoro de información. Nuestros científicos pueden acceder, decodificar y analizar el caché, con tiempo suficiente.</text:p>
          </table:table-cell>
          <table:table-cell table:style-name="ce8" table:number-columns-repeated="18"/>
          <table:table-cell table:number-columns-repeated="998"/>
        </table:table-row>
        <table:table-row table:style-name="ro2">
          <table:table-cell table:style-name="ce2" office:value-type="string">
            <text:p>precursor_nanites_project</text:p>
          </table:table-cell>
          <table:table-cell table:style-name="ce2" office:value-type="string">
            <text:p>Exhume Precursor Nanites</text:p>
          </table:table-cell>
          <table:table-cell table:style-name="ce2" office:value-type="string">
            <text:p>Выкопать наниты предтеч</text:p>
          </table:table-cell>
          <table:table-cell table:style-name="ce2" office:value-type="string">
            <text:p>Exhume Precursor Naniten</text:p>
          </table:table-cell>
          <table:table-cell table:style-name="ce2" office:value-type="string">
            <text:p>Exumar Precursor Nanites</text:p>
          </table:table-cell>
          <table:table-cell table:style-name="ce2" office:value-type="string">
            <text:p>Exhume Précurseur Nanites</text:p>
          </table:table-cell>
          <table:table-cell table:style-name="ce2" office:value-type="string">
            <text:p>Exsume Precursor Nanites</text:p>
          </table:table-cell>
          <table:table-cell table:style-name="ce2" office:value-type="string">
            <text:p>Exhume Precursor Nanites</text:p>
          </table:table-cell>
          <table:table-cell table:style-name="ce8" table:number-columns-repeated="18"/>
          <table:table-cell table:number-columns-repeated="998"/>
        </table:table-row>
        <table:table-row table:style-name="ro10">
          <table:table-cell table:style-name="ce2" office:value-type="string">
            <text:p>precursor_nanites_project_DESC</text:p>
          </table:table-cell>
          <table:table-cell table:style-name="ce2" office:value-type="string">
            <text:p>Disarming the security systems of the Precursor Vault on [From.GetName] requires dedicated study, but will unlock the way to their cache of ancient Nanites.</text:p>
          </table:table-cell>
          <table:table-cell table:style-name="ce2" office:value-type="string">
            <text:p>Для взлома систем безопасности хранилища предтеч на [From.GetName] потребуется специальное исследование, но оно откроет путь к их хранилищу древних нанитов.</text:p>
          </table:table-cell>
          <table:table-cell table:style-name="ce2" office:value-type="string">
            <text:p>Die Deaktivierung der Sicherheitssysteme des Precursor Vault auf [From.GetName] erfordert spezielle Studien, wird aber den Weg zu ihrem Cache der alten Nanites frei machen.</text:p>
          </table:table-cell>
          <table:table-cell table:style-name="ce2" office:value-type="string">
            <text:p>Desarmar os sistemas de segurança do Precursor Vault em [From.GetName] requer estudo dedicado, mas abrirá o caminho para o cache de antigos Nanites.</text:p>
          </table:table-cell>
          <table:table-cell table:style-name="ce2" office:value-type="string">
            <text:p>Désarmer les systèmes de sécurité du coffre des précurseurs sur [From.GetName] nécessite une étude spécifique, mais ouvrira la voie à leur cache des anciens Nanites.</text:p>
          </table:table-cell>
          <table:table-cell table:style-name="ce2" office:value-type="string">
            <text:p>Rozbrojenie systemów bezpieczeństwa Precursor Vault na [From.GetName] wymaga dedykowanych badań, ale odblokuje drogę do ich pamięci podręcznej starożytnych nanitów.</text:p>
          </table:table-cell>
          <table:table-cell table:style-name="ce2" office:value-type="string">
            <text:p>Desarmar los sistemas de seguridad de Precursor Vault en [From.GetName] requiere un estudio dedicado, pero desbloqueará el camino hacia su caché de antiguos Nanites.</text:p>
          </table:table-cell>
          <table:table-cell table:style-name="ce8" table:number-columns-repeated="18"/>
          <table:table-cell table:number-columns-repeated="998"/>
        </table:table-row>
        <table:table-row table:style-name="ro1">
          <table:table-cell table:style-name="ce2" office:value-type="string">
            <text:p>preference</text:p>
          </table:table-cell>
          <table:table-cell table:style-name="ce2" office:value-type="string">
            <text:p>Preference</text:p>
          </table:table-cell>
          <table:table-cell table:style-name="ce2" office:value-type="string">
            <text:p>Адаптация</text:p>
          </table:table-cell>
          <table:table-cell table:style-name="ce2" office:value-type="string">
            <text:p>Präferenz</text:p>
          </table:table-cell>
          <table:table-cell table:style-name="ce2" office:value-type="string">
            <text:p>Preferência</text:p>
          </table:table-cell>
          <table:table-cell table:style-name="ce2" office:value-type="string">
            <text:p>Préférence</text:p>
          </table:table-cell>
          <table:table-cell table:style-name="ce2" office:value-type="string">
            <text:p>Pierwszeństwo</text:p>
          </table:table-cell>
          <table:table-cell table:style-name="ce2" office:value-type="string">
            <text:p>Preferencia</text:p>
          </table:table-cell>
          <table:table-cell table:style-name="ce8" table:number-columns-repeated="18"/>
          <table:table-cell table:number-columns-repeated="998"/>
        </table:table-row>
        <table:table-row table:style-name="ro3">
          <table:table-cell table:style-name="ce2" office:value-type="string">
            <text:p>presapient_discovery_chance</text:p>
          </table:table-cell>
          <table:table-cell table:style-name="ce2" office:value-type="string">
            <text:p>Pre-Sapient Discovery Chance</text:p>
          </table:table-cell>
          <table:table-cell table:style-name="ce2" office:value-type="string">
            <text:p>шанс открытия предразумных рас</text:p>
          </table:table-cell>
          <table:table-cell table:style-name="ce2" office:value-type="string">
            <text:p>Präventive Entdeckungschance</text:p>
          </table:table-cell>
          <table:table-cell table:style-name="ce2" office:value-type="string">
            <text:p>Possibilidade de Descoberta Pré-Sapiente</text:p>
          </table:table-cell>
          <table:table-cell table:style-name="ce2" office:value-type="string">
            <text:p>Chance de découverte pré-Sapient</text:p>
          </table:table-cell>
          <table:table-cell table:style-name="ce2" office:value-type="string">
            <text:p>Pre-Sapient Discovery Chance</text:p>
          </table:table-cell>
          <table:table-cell table:style-name="ce2" office:value-type="string">
            <text:p>Probabilidad de descubrimiento pre-Sapient</text:p>
          </table:table-cell>
          <table:table-cell table:style-name="ce8" table:number-columns-repeated="18"/>
          <table:table-cell table:number-columns-repeated="998"/>
        </table:table-row>
        <table:table-row table:style-name="ro10">
          <table:table-cell table:style-name="ce2" office:value-type="string">
            <text:p>projects_warning</text:p>
          </table:table-cell>
          <table:table-cell table:style-name="ce2" office:value-type="string">
            <text:p>Please note: continuing an projects project or increasing its level gives excellent benefits but it also increases the likelihood of a catastrophic outcome.</text:p>
          </table:table-cell>
          <table:table-cell table:style-name="ce2" office:value-type="string">
            <text:p>Обратите внимание: продолжение планетарного проекта или повышение его уровня дает отличные преимущества, но также увеличивает вероятность катастрофического результата.</text:p>
          </table:table-cell>
          <table:table-cell table:style-name="ce2" office:value-type="string">
            <text:p>Bitte beachten Sie, dass die Fortsetzung eines Projektprojekts oder die Erhöhung seines Levels hervorragende Vorteile bietet, aber auch die Wahrscheinlichkeit eines katastrophalen Ergebnisses erhöht.</text:p>
          </table:table-cell>
          <table:table-cell table:style-name="ce2" office:value-type="string">
            <text:p>Observe: continuar um projeto ou aumentar seu nível oferece excelentes benefícios, mas também aumenta a probabilidade de um resultado catastrófico.</text:p>
          </table:table-cell>
          <table:table-cell table:style-name="ce2" office:value-type="string">
            <text:p>S'il vous plaît noter: la poursuite d'un projet de projets ou l'augmentation de son niveau donne d'excellents avantages, mais il augmente également la probabilité d'un résultat catastrophique.</text:p>
          </table:table-cell>
          <table:table-cell table:style-name="ce2" office:value-type="string">
            <text:p>Uwaga: kontynuacja projektu lub zwiększenie jego poziomu daje doskonałe korzyści, ale zwiększa również prawdopodobieństwo katastrofalnego wyniku.</text:p>
          </table:table-cell>
          <table:table-cell table:style-name="ce2" office:value-type="string">
            <text:p>Tenga en cuenta que continuar un proyecto de proyecto o aumentar su nivel brinda excelentes beneficios, pero también aumenta la probabilidad de un resultado catastrófico.</text:p>
          </table:table-cell>
          <table:table-cell table:style-name="ce8" table:number-columns-repeated="18"/>
          <table:table-cell table:number-columns-repeated="998"/>
        </table:table-row>
        <table:table-row table:style-name="ro13">
          <table:table-cell table:style-name="ce2" office:value-type="string">
            <text:p>pyronium_discovered_country</text:p>
          </table:table-cell>
          <table:table-cell table:number-columns-repeated="7" table:style-name="ce2" office:value-type="string">
            <text:p>\n£sr_pyronium §H$sr_pyronium$§!\n$sr_pyronium_desc$\n\n</text:p>
          </table:table-cell>
          <table:table-cell table:style-name="ce8" table:number-columns-repeated="18"/>
          <table:table-cell table:number-columns-repeated="998"/>
        </table:table-row>
        <table:table-row table:style-name="ro2">
          <table:table-cell table:style-name="ce2" office:value-type="string">
            <text:p>pyronium_discovered_ship</text:p>
          </table:table-cell>
          <table:table-cell table:number-columns-repeated="7" table:style-name="ce2" office:value-type="string">
            <text:p>$pyronium_discovered_country$</text:p>
          </table:table-cell>
          <table:table-cell table:style-name="ce8" table:number-columns-repeated="18"/>
          <table:table-cell table:number-columns-repeated="998"/>
        </table:table-row>
        <table:table-row table:style-name="ro3">
          <table:table-cell table:style-name="ce2" office:value-type="string">
            <text:p>requires_1_sr_terraforming_agents</text:p>
          </table:table-cell>
          <table:table-cell table:style-name="ce2" office:value-type="string">
            <text:p>Requires 1 $sr_terraforming_agents$</text:p>
          </table:table-cell>
          <table:table-cell table:style-name="ce2" office:value-type="string">
            <text:p>Требуется 1 $sr_terraforming_agents$</text:p>
          </table:table-cell>
          <table:table-cell table:number-columns-repeated="5" table:style-name="ce2" office:value-type="string">
            <text:p>Requires 1 $sr_terraforming_agents$</text:p>
          </table:table-cell>
          <table:table-cell table:style-name="ce8" table:number-columns-repeated="18"/>
          <table:table-cell table:number-columns-repeated="998"/>
        </table:table-row>
        <table:table-row table:style-name="ro2">
          <table:table-cell table:style-name="ce2" office:value-type="string">
            <text:p>requires_2_empty_food_tiles</text:p>
          </table:table-cell>
          <table:table-cell table:style-name="ce2" office:value-type="string">
            <text:p>Requires §Y2 Empty $food$ Tiles§!</text:p>
          </table:table-cell>
          <table:table-cell table:style-name="ce2" office:value-type="string">
            <text:p>Требуется 3 пустых клетки с $food$ пищей</text:p>
          </table:table-cell>
          <table:table-cell table:number-columns-repeated="5" table:style-name="ce2" office:value-type="string">
            <text:p>Requires §Y2 Empty $food$ Tiles§!</text:p>
          </table:table-cell>
          <table:table-cell table:style-name="ce8" table:number-columns-repeated="18"/>
          <table:table-cell table:number-columns-repeated="998"/>
        </table:table-row>
        <table:table-row table:style-name="ro3">
          <table:table-cell table:style-name="ce2" office:value-type="string">
            <text:p>requires_2_sr_terraforming_agents</text:p>
          </table:table-cell>
          <table:table-cell table:style-name="ce2" office:value-type="string">
            <text:p>Requires 2 $sr_terraforming_agents$</text:p>
          </table:table-cell>
          <table:table-cell table:style-name="ce2" office:value-type="string">
            <text:p>Требуется 2 $sr_terraforming_agents$</text:p>
          </table:table-cell>
          <table:table-cell table:number-columns-repeated="5" table:style-name="ce2" office:value-type="string">
            <text:p>Requires 2 $sr_terraforming_agents$</text:p>
          </table:table-cell>
          <table:table-cell table:style-name="ce8" table:number-columns-repeated="18"/>
          <table:table-cell table:number-columns-repeated="998"/>
        </table:table-row>
        <table:table-row table:style-name="ro2">
          <table:table-cell table:style-name="ce2" office:value-type="string">
            <text:p>requires_250_energy</text:p>
          </table:table-cell>
          <table:table-cell table:style-name="ce2" office:value-type="string">
            <text:p>Requires §Y250 $energy$§! £energy</text:p>
          </table:table-cell>
          <table:table-cell table:style-name="ce2" office:value-type="string">
            <text:p>Требуется 250 £energy $energy$</text:p>
          </table:table-cell>
          <table:table-cell table:number-columns-repeated="5" table:style-name="ce2" office:value-type="string">
            <text:p>Requires §Y250 $energy$§! £energy</text:p>
          </table:table-cell>
          <table:table-cell table:style-name="ce8" table:number-columns-repeated="18"/>
          <table:table-cell table:number-columns-repeated="998"/>
        </table:table-row>
        <table:table-row table:style-name="ro2">
          <table:table-cell table:style-name="ce2" office:value-type="string">
            <text:p>requires_3_empty_tiles</text:p>
          </table:table-cell>
          <table:table-cell table:style-name="ce2" office:value-type="string">
            <text:p>Requires §Y3 Empty Tiles§!</text:p>
          </table:table-cell>
          <table:table-cell table:style-name="ce2" office:value-type="string">
            <text:p>Требуется 3 пустых клетки</text:p>
          </table:table-cell>
          <table:table-cell table:style-name="ce2" office:value-type="string">
            <text:p>Benötigt §Y3 Leere Fliesen§!</text:p>
          </table:table-cell>
          <table:table-cell table:style-name="ce2" office:value-type="string">
            <text:p>Requer §Y3 Ladrilhos Vazios§!</text:p>
          </table:table-cell>
          <table:table-cell table:style-name="ce2" office:value-type="string">
            <text:p>Nécessite §3 Tuiles vides§!</text:p>
          </table:table-cell>
          <table:table-cell table:style-name="ce2" office:value-type="string">
            <text:p>Wymaga §Y3 Empty Tiles§!</text:p>
          </table:table-cell>
          <table:table-cell table:style-name="ce2" office:value-type="string">
            <text:p>Requiere §Y3 Empty Tiles§!</text:p>
          </table:table-cell>
          <table:table-cell table:style-name="ce8" table:number-columns-repeated="18"/>
          <table:table-cell table:number-columns-repeated="998"/>
        </table:table-row>
        <table:table-row table:style-name="ro3">
          <table:table-cell table:style-name="ce2" office:value-type="string">
            <text:p>requires_3_sr_terraforming_agents</text:p>
          </table:table-cell>
          <table:table-cell table:style-name="ce2" office:value-type="string">
            <text:p>Requires 3 $sr_terraforming_agents$</text:p>
          </table:table-cell>
          <table:table-cell table:style-name="ce2" office:value-type="string">
            <text:p>Требуется 3 $sr_terraforming_agents$</text:p>
          </table:table-cell>
          <table:table-cell table:number-columns-repeated="5" table:style-name="ce2" office:value-type="string">
            <text:p>Requires 3 $sr_terraforming_agents$</text:p>
          </table:table-cell>
          <table:table-cell table:style-name="ce8" table:number-columns-repeated="18"/>
          <table:table-cell table:number-columns-repeated="998"/>
        </table:table-row>
        <table:table-row table:style-name="ro3">
          <table:table-cell table:style-name="ce2" office:value-type="string">
            <text:p>requires_50_influence</text:p>
          </table:table-cell>
          <table:table-cell table:style-name="ce2" office:value-type="string">
            <text:p>Requires §Y50 $influence$§! £influence</text:p>
          </table:table-cell>
          <table:table-cell table:style-name="ce2" office:value-type="string">
            <text:p>Требуется 50 £influence $influence$</text:p>
          </table:table-cell>
          <table:table-cell table:number-columns-repeated="5" table:style-name="ce2" office:value-type="string">
            <text:p>Requires §Y50 $influence$§! £influence</text:p>
          </table:table-cell>
          <table:table-cell table:style-name="ce8" table:number-columns-repeated="18"/>
          <table:table-cell table:number-columns-repeated="998"/>
        </table:table-row>
        <table:table-row table:style-name="ro2">
          <table:table-cell table:style-name="ce2" office:value-type="string">
            <text:p>requires_500_energy</text:p>
          </table:table-cell>
          <table:table-cell table:style-name="ce2" office:value-type="string">
            <text:p>Requires §Y500 $energy$§! £energy</text:p>
          </table:table-cell>
          <table:table-cell table:style-name="ce2" office:value-type="string">
            <text:p>Требуется 500 £energy $energy$</text:p>
          </table:table-cell>
          <table:table-cell table:number-columns-repeated="5" table:style-name="ce2" office:value-type="string">
            <text:p>Requires §Y500 $energy$§! £energy</text:p>
          </table:table-cell>
          <table:table-cell table:style-name="ce8" table:number-columns-repeated="18"/>
          <table:table-cell table:number-columns-repeated="998"/>
        </table:table-row>
        <table:table-row table:style-name="ro2">
          <table:table-cell table:style-name="ce2" office:value-type="string">
            <text:p>requires_750_energy</text:p>
          </table:table-cell>
          <table:table-cell table:style-name="ce2" office:value-type="string">
            <text:p>Requires §Y750 $energy$§! £energy</text:p>
          </table:table-cell>
          <table:table-cell table:style-name="ce2" office:value-type="string">
            <text:p>Требуется 750 £energy $energy$</text:p>
          </table:table-cell>
          <table:table-cell table:number-columns-repeated="5" table:style-name="ce2" office:value-type="string">
            <text:p>Requires §Y750 $energy$§! £energy</text:p>
          </table:table-cell>
          <table:table-cell table:style-name="ce8" table:number-columns-repeated="18"/>
          <table:table-cell table:number-columns-repeated="998"/>
        </table:table-row>
        <table:table-row table:style-name="ro3">
          <table:table-cell table:style-name="ce2" office:value-type="string">
            <text:p>requires_750_minerals</text:p>
          </table:table-cell>
          <table:table-cell table:style-name="ce2" office:value-type="string">
            <text:p>Requires §Y750 $minerals$§! £minerals</text:p>
          </table:table-cell>
          <table:table-cell table:style-name="ce2" office:value-type="string">
            <text:p>Требуется 750 £minerals $minerals$</text:p>
          </table:table-cell>
          <table:table-cell table:number-columns-repeated="5" table:style-name="ce2" office:value-type="string">
            <text:p>Requires §Y750 $minerals$§! £minerals</text:p>
          </table:table-cell>
          <table:table-cell table:style-name="ce8" table:number-columns-repeated="18"/>
          <table:table-cell table:number-columns-repeated="998"/>
        </table:table-row>
        <table:table-row table:style-name="ro13">
          <table:table-cell table:style-name="ce2" office:value-type="string">
            <text:p>requires_advanced_deep_core_mining_tech</text:p>
          </table:table-cell>
          <table:table-cell table:style-name="ce2" office:value-type="string">
            <text:p>Requires §Y$tech_advanced_deep_core_mining$§! technology</text:p>
          </table:table-cell>
          <table:table-cell table:style-name="ce2" office:value-type="string">
            <text:p>Требуется технология §Y$tech_advanced_deep_core_mining$§!</text:p>
          </table:table-cell>
          <table:table-cell table:number-columns-repeated="5" table:style-name="ce2" office:value-type="string">
            <text:p>Requires §Y$tech_advanced_deep_core_mining$§! technology</text:p>
          </table:table-cell>
          <table:table-cell table:style-name="ce8" table:number-columns-repeated="18"/>
          <table:table-cell table:number-columns-repeated="998"/>
        </table:table-row>
        <table:table-row table:style-name="ro13">
          <table:table-cell table:style-name="ce2" office:value-type="string">
            <text:p>requires_advanced_geothermal_tap_tech</text:p>
          </table:table-cell>
          <table:table-cell table:style-name="ce2" office:value-type="string">
            <text:p>Requires §Y$tech_advanced_geothermal_tap$§! technology</text:p>
          </table:table-cell>
          <table:table-cell table:style-name="ce2" office:value-type="string">
            <text:p>Требуется технология §Y$tech_advanced_geothermal_tap$§!</text:p>
          </table:table-cell>
          <table:table-cell table:number-columns-repeated="5" table:style-name="ce2" office:value-type="string">
            <text:p>Requires §Y$tech_advanced_geothermal_tap$§! technology</text:p>
          </table:table-cell>
          <table:table-cell table:style-name="ce8" table:number-columns-repeated="18"/>
          <table:table-cell table:number-columns-repeated="998"/>
        </table:table-row>
        <table:table-row table:style-name="ro13">
          <table:table-cell table:style-name="ce2" office:value-type="string">
            <text:p>requires_advanced_terraforming_technology</text:p>
          </table:table-cell>
          <table:table-cell table:style-name="ce2" office:value-type="string">
            <text:p>Requires §Y$tech_advanced_terraforming$§! technology.</text:p>
          </table:table-cell>
          <table:table-cell table:style-name="ce2" office:value-type="string">
            <text:p>Требуется технология §Y$tech_advanced_terraforming$§!</text:p>
          </table:table-cell>
          <table:table-cell table:number-columns-repeated="5" table:style-name="ce2" office:value-type="string">
            <text:p>Requires §Y$tech_advanced_terraforming$§! technology.</text:p>
          </table:table-cell>
          <table:table-cell table:style-name="ce8" table:number-columns-repeated="18"/>
          <table:table-cell table:number-columns-repeated="998"/>
        </table:table-row>
        <table:table-row table:style-name="ro3">
          <table:table-cell table:style-name="ce2" office:value-type="string">
            <text:p>requires_altair_stone</text:p>
          </table:table-cell>
          <table:table-cell table:style-name="ce2" office:value-type="string">
            <text:p>§RRequires §Y$sr_altair_stone$§! on tile.§!</text:p>
          </table:table-cell>
          <table:table-cell table:style-name="ce2" office:value-type="string">
            <text:p>§RТребуется §Y$sr_altair_stone$§! на клетке.§!</text:p>
          </table:table-cell>
          <table:table-cell table:number-columns-repeated="5" table:style-name="ce2" office:value-type="string">
            <text:p>§RRequires §Y$sr_altair_stone$§! on tile.§!</text:p>
          </table:table-cell>
          <table:table-cell table:style-name="ce8" table:number-columns-repeated="18"/>
          <table:table-cell table:number-columns-repeated="998"/>
        </table:table-row>
        <table:table-row table:style-name="ro3">
          <table:table-cell table:style-name="ce2" office:value-type="string">
            <text:p>requires_archeological_remains</text:p>
          </table:table-cell>
          <table:table-cell table:style-name="ce2" office:value-type="string">
            <text:p>§RRequires §Y$sr_archeological_remains$§! on tile.§!</text:p>
          </table:table-cell>
          <table:table-cell table:style-name="ce2" office:value-type="string">
            <text:p>§RТребуются §Y$sr_archeological_remains$§! на клетке.§!</text:p>
          </table:table-cell>
          <table:table-cell table:number-columns-repeated="5" table:style-name="ce2" office:value-type="string">
            <text:p>§RRequires §Y$sr_archeological_remains$§! on tile.§!</text:p>
          </table:table-cell>
          <table:table-cell table:style-name="ce8" table:number-columns-repeated="18"/>
          <table:table-cell table:number-columns-repeated="998"/>
        </table:table-row>
        <table:table-row table:style-name="ro3">
          <table:table-cell table:style-name="ce2" office:value-type="string">
            <text:p>requires_aurantiacum_x</text:p>
          </table:table-cell>
          <table:table-cell table:style-name="ce2" office:value-type="string">
            <text:p>§RRequires §Y$sr_aurantiacum_x$§! on tile.§!</text:p>
          </table:table-cell>
          <table:table-cell table:style-name="ce2" office:value-type="string">
            <text:p>§RТребуется §Y$sr_aurantiacum_x$§! на клетке.§!</text:p>
          </table:table-cell>
          <table:table-cell table:number-columns-repeated="5" table:style-name="ce2" office:value-type="string">
            <text:p>§RRequires §Y$sr_aurantiacum_x$§! on tile.§!</text:p>
          </table:table-cell>
          <table:table-cell table:style-name="ce8" table:number-columns-repeated="18"/>
          <table:table-cell table:number-columns-repeated="998"/>
        </table:table-row>
        <table:table-row table:style-name="ro3">
          <table:table-cell table:style-name="ce2" office:value-type="string">
            <text:p>requires_bandersnatchi</text:p>
          </table:table-cell>
          <table:table-cell table:style-name="ce2" office:value-type="string">
            <text:p>§RRequires §Y$sr_bandersnatchi$§! on tile.§!</text:p>
          </table:table-cell>
          <table:table-cell table:style-name="ce2" office:value-type="string">
            <text:p>§RТребуются §Y$sr_bandersnatchi$§! на клетке.§!</text:p>
          </table:table-cell>
          <table:table-cell table:number-columns-repeated="5" table:style-name="ce2" office:value-type="string">
            <text:p>§RRequires §Y$sr_bandersnatchi$§! on tile.§!</text:p>
          </table:table-cell>
          <table:table-cell table:style-name="ce8" table:number-columns-repeated="18"/>
          <table:table-cell table:number-columns-repeated="998"/>
        </table:table-row>
        <table:table-row table:style-name="ro3">
          <table:table-cell table:style-name="ce2" office:value-type="string">
            <text:p>requires_blooming_ore</text:p>
          </table:table-cell>
          <table:table-cell table:style-name="ce2" office:value-type="string">
            <text:p>§RRequires §Y$sr_blooming_ore$§! on tile.§!</text:p>
          </table:table-cell>
          <table:table-cell table:style-name="ce2" office:value-type="string">
            <text:p>§RТребуется §Y$sr_blooming_ore$§! на клетке.§!</text:p>
          </table:table-cell>
          <table:table-cell table:number-columns-repeated="5" table:style-name="ce2" office:value-type="string">
            <text:p>§RRequires §Y$sr_blooming_ore$§! on tile.§!</text:p>
          </table:table-cell>
          <table:table-cell table:style-name="ce8" table:number-columns-repeated="18"/>
          <table:table-cell table:number-columns-repeated="998"/>
        </table:table-row>
        <table:table-row table:style-name="ro11">
          <table:table-cell table:style-name="ce2" office:value-type="string">
            <text:p>requires_cgm_uninhabitable_terraforming_mechanics_enabled</text:p>
          </table:table-cell>
          <table:table-cell table:style-name="ce2" office:value-type="string">
            <text:p>Requires that CGM Uninhabitable Planet Terraforming Mechanics §GEnabled§!</text:p>
          </table:table-cell>
          <table:table-cell table:style-name="ce2" office:value-type="string">
            <text:p>Требуется, чтобы механика CGM терраформирования неколонизируемых планет была §GВключена§!</text:p>
          </table:table-cell>
          <table:table-cell table:style-name="ce2" office:value-type="string">
            <text:p>Benötigt CGM Unbewohnbare Planeten Terraforming Mechanics §GEnachbarte§!</text:p>
          </table:table-cell>
          <table:table-cell table:style-name="ce2" office:value-type="string">
            <text:p>Requer que CGM Terra Inabitável Planet Mecânica Terraformed §</text:p>
          </table:table-cell>
          <table:table-cell table:style-name="ce2" office:value-type="string">
            <text:p>Requiert que la Mécanique Terraforming de la Planète inhabitable CGM §GEnabled§!</text:p>
          </table:table-cell>
          <table:table-cell table:style-name="ce2" office:value-type="string">
            <text:p>Wymaga, aby CGM Uninhabitable Planet Terraforming Mechanics §Zostawił§!</text:p>
          </table:table-cell>
          <table:table-cell table:style-name="ce2" office:value-type="string">
            <text:p>Requiere que CGM Unhahabitable Planet Terraforming Mechanics §GEnabledo§!</text:p>
          </table:table-cell>
          <table:table-cell table:style-name="ce8" table:number-columns-repeated="18"/>
          <table:table-cell table:number-columns-repeated="998"/>
        </table:table-row>
        <table:table-row table:style-name="ro3">
          <table:table-cell table:style-name="ce2" office:value-type="string">
            <text:p>requires_chromium</text:p>
          </table:table-cell>
          <table:table-cell table:style-name="ce2" office:value-type="string">
            <text:p>§RRequires §Y$sr_chromium$§! on tile.§!</text:p>
          </table:table-cell>
          <table:table-cell table:style-name="ce2" office:value-type="string">
            <text:p>§RТребуется §Y$sr_chromium$§! на клетке.§!</text:p>
          </table:table-cell>
          <table:table-cell table:number-columns-repeated="5" table:style-name="ce2" office:value-type="string">
            <text:p>§RRequires §Y$sr_chromium$§! on tile.§!</text:p>
          </table:table-cell>
          <table:table-cell table:style-name="ce8" table:number-columns-repeated="18"/>
          <table:table-cell table:number-columns-repeated="998"/>
        </table:table-row>
        <table:table-row table:style-name="ro3">
          <table:table-cell table:style-name="ce2" office:value-type="string">
            <text:p>requires_elder_compounds</text:p>
          </table:table-cell>
          <table:table-cell table:style-name="ce2" office:value-type="string">
            <text:p>§RRequires §Y$sr_elder_compounds$§! on tile.§!</text:p>
          </table:table-cell>
          <table:table-cell table:style-name="ce2" office:value-type="string">
            <text:p>§RТребуются §Y$sr_elder_compounds$§! на клетке.§!</text:p>
          </table:table-cell>
          <table:table-cell table:number-columns-repeated="5" table:style-name="ce2" office:value-type="string">
            <text:p>§RRequires §Y$sr_elder_compounds$§! on tile.§!</text:p>
          </table:table-cell>
          <table:table-cell table:style-name="ce8" table:number-columns-repeated="18"/>
          <table:table-cell table:number-columns-repeated="998"/>
        </table:table-row>
        <table:table-row table:style-name="ro3">
          <table:table-cell table:style-name="ce2" office:value-type="string">
            <text:p>requires_engos_vapor</text:p>
          </table:table-cell>
          <table:table-cell table:style-name="ce2" office:value-type="string">
            <text:p>§RRequires §Y$sr_engos_vapor$§! on tile.§!</text:p>
          </table:table-cell>
          <table:table-cell table:style-name="ce2" office:value-type="string">
            <text:p>§RТребуются §Y$sr_engos_vapor$§! на клетке.§!</text:p>
          </table:table-cell>
          <table:table-cell table:number-columns-repeated="5" table:style-name="ce2" office:value-type="string">
            <text:p>§RRequires §Y$sr_engos_vapor$§! on tile.§!</text:p>
          </table:table-cell>
          <table:table-cell table:style-name="ce8" table:number-columns-repeated="18"/>
          <table:table-cell table:number-columns-repeated="998"/>
        </table:table-row>
        <table:table-row table:style-name="ro3">
          <table:table-cell table:style-name="ce2" office:value-type="string">
            <text:p>requires_euratite</text:p>
          </table:table-cell>
          <table:table-cell table:style-name="ce2" office:value-type="string">
            <text:p>§RRequires §Y$sr_euratite$§! on tile.§!</text:p>
          </table:table-cell>
          <table:table-cell table:style-name="ce2" office:value-type="string">
            <text:p>§RТребуется §Y$sr_euratite$§! на клетке.§!</text:p>
          </table:table-cell>
          <table:table-cell table:number-columns-repeated="5" table:style-name="ce2" office:value-type="string">
            <text:p>§RRequires §Y$sr_euratite$§! on tile.§!</text:p>
          </table:table-cell>
          <table:table-cell table:style-name="ce8" table:number-columns-repeated="18"/>
          <table:table-cell table:number-columns-repeated="998"/>
        </table:table-row>
        <table:table-row table:style-name="ro3">
          <table:table-cell table:style-name="ce2" office:value-type="string">
            <text:p>requires_ever_blossom</text:p>
          </table:table-cell>
          <table:table-cell table:style-name="ce2" office:value-type="string">
            <text:p>§RRequires §Y$sr_ever_blossom$§! on tile.§!</text:p>
          </table:table-cell>
          <table:table-cell table:style-name="ce2" office:value-type="string">
            <text:p>§RТребуется §Y$sr_ever_blossom$§! на клетке.§!</text:p>
          </table:table-cell>
          <table:table-cell table:number-columns-repeated="5" table:style-name="ce2" office:value-type="string">
            <text:p>§RRequires §Y$sr_ever_blossom$§! on tile.§!</text:p>
          </table:table-cell>
          <table:table-cell table:style-name="ce8" table:number-columns-repeated="18"/>
          <table:table-cell table:number-columns-repeated="998"/>
        </table:table-row>
        <table:table-row table:style-name="ro3">
          <table:table-cell table:style-name="ce2" office:value-type="string">
            <text:p>requires_exotic_spices</text:p>
          </table:table-cell>
          <table:table-cell table:style-name="ce2" office:value-type="string">
            <text:p>§RRequires §Y$sr_exotic_spices$§! on tile.§!</text:p>
          </table:table-cell>
          <table:table-cell table:style-name="ce2" office:value-type="string">
            <text:p>§RТребуются §Y$sr_exotic_spices$§! на клетке.§!</text:p>
          </table:table-cell>
          <table:table-cell table:number-columns-repeated="5" table:style-name="ce2" office:value-type="string">
            <text:p>§RRequires §Y$sr_exotic_spices$§! on tile.§!</text:p>
          </table:table-cell>
          <table:table-cell table:style-name="ce8" table:number-columns-repeated="18"/>
          <table:table-cell table:number-columns-repeated="998"/>
        </table:table-row>
        <table:table-row table:style-name="ro3">
          <table:table-cell table:style-name="ce2" office:value-type="string">
            <text:p>requires_gigalife</text:p>
          </table:table-cell>
          <table:table-cell table:style-name="ce2" office:value-type="string">
            <text:p>§RRequires §Y$sr_gigalife$§! on tile.§!</text:p>
          </table:table-cell>
          <table:table-cell table:style-name="ce2" office:value-type="string">
            <text:p>§RТребуется §Y$sr_gigalife$§! на клетке.§!</text:p>
          </table:table-cell>
          <table:table-cell table:number-columns-repeated="5" table:style-name="ce2" office:value-type="string">
            <text:p>§RRequires §Y$sr_gigalife$§! on tile.§!</text:p>
          </table:table-cell>
          <table:table-cell table:style-name="ce8" table:number-columns-repeated="18"/>
          <table:table-cell table:number-columns-repeated="998"/>
        </table:table-row>
        <table:table-row table:style-name="ro3">
          <table:table-cell table:style-name="ce2" office:value-type="string">
            <text:p>requires_hivaron</text:p>
          </table:table-cell>
          <table:table-cell table:style-name="ce2" office:value-type="string">
            <text:p>§RRequires §Y$sr_hivaron$§! on tile.§!</text:p>
          </table:table-cell>
          <table:table-cell table:style-name="ce2" office:value-type="string">
            <text:p>§RТребуется §Y$sr_hivaron$§! на клетке.§!</text:p>
          </table:table-cell>
          <table:table-cell table:number-columns-repeated="5" table:style-name="ce2" office:value-type="string">
            <text:p>§RRequires §Y$sr_hivaron$§! on tile.§!</text:p>
          </table:table-cell>
          <table:table-cell table:style-name="ce8" table:number-columns-repeated="18"/>
          <table:table-cell table:number-columns-repeated="998"/>
        </table:table-row>
        <table:table-row table:style-name="ro3">
          <table:table-cell table:style-name="ce2" office:value-type="string">
            <text:p>requires_iron_wood</text:p>
          </table:table-cell>
          <table:table-cell table:style-name="ce2" office:value-type="string">
            <text:p>§RRequires §Y$sr_iron_wood$§! on tile.§!</text:p>
          </table:table-cell>
          <table:table-cell table:style-name="ce2" office:value-type="string">
            <text:p>§RТребуется §Y$sr_iron_wood$§! на клетке.§!</text:p>
          </table:table-cell>
          <table:table-cell table:number-columns-repeated="5" table:style-name="ce2" office:value-type="string">
            <text:p>§RRequires §Y$sr_iron_wood$§! on tile.§!</text:p>
          </table:table-cell>
          <table:table-cell table:style-name="ce8" table:number-columns-repeated="18"/>
          <table:table-cell table:number-columns-repeated="998"/>
        </table:table-row>
        <table:table-row table:style-name="ro3">
          <table:table-cell table:style-name="ce2" office:value-type="string">
            <text:p>requires_lithium</text:p>
          </table:table-cell>
          <table:table-cell table:style-name="ce2" office:value-type="string">
            <text:p>§RRequires §Y$sr_lithium$§! on tile.§!</text:p>
          </table:table-cell>
          <table:table-cell table:style-name="ce2" office:value-type="string">
            <text:p>§RТребуется §Y$sr_lithium$§! на клетке.§!</text:p>
          </table:table-cell>
          <table:table-cell table:number-columns-repeated="5" table:style-name="ce2" office:value-type="string">
            <text:p>§RRequires §Y$sr_lithium$§! on tile.§!</text:p>
          </table:table-cell>
          <table:table-cell table:style-name="ce8" table:number-columns-repeated="18"/>
          <table:table-cell table:number-columns-repeated="998"/>
        </table:table-row>
        <table:table-row table:style-name="ro2">
          <table:table-cell table:style-name="ce2" office:value-type="string">
            <text:p>requires_non_artificial_planet</text:p>
          </table:table-cell>
          <table:table-cell table:style-name="ce2" office:value-type="string">
            <text:p>Requires a §HPlanet§!</text:p>
          </table:table-cell>
          <table:table-cell table:style-name="ce2" office:value-type="string">
            <text:p>Требуется планета</text:p>
          </table:table-cell>
          <table:table-cell table:style-name="ce2" office:value-type="string">
            <text:p>Benötigt ein §HPlanet§!</text:p>
          </table:table-cell>
          <table:table-cell table:style-name="ce2" office:value-type="string">
            <text:p>Requer um §HPlanet§!</text:p>
          </table:table-cell>
          <table:table-cell table:style-name="ce2" office:value-type="string">
            <text:p>Nécessite un §HPlanet§!</text:p>
          </table:table-cell>
          <table:table-cell table:style-name="ce2" office:value-type="string">
            <text:p>Wymaga §HPlanet§!</text:p>
          </table:table-cell>
          <table:table-cell table:style-name="ce2" office:value-type="string">
            <text:p>Requiere un §HPlanet§!</text:p>
          </table:table-cell>
          <table:table-cell table:style-name="ce8" table:number-columns-repeated="18"/>
          <table:table-cell table:number-columns-repeated="998"/>
        </table:table-row>
        <table:table-row table:style-name="ro5">
          <table:table-cell table:style-name="ce2" office:value-type="string">
            <text:p>requires_non_artificial_planet_desc</text:p>
          </table:table-cell>
          <table:table-cell table:style-name="ce2" office:value-type="string">
            <text:p>Planetary Projects are not available on megastructures.\n\nNOTE: megastructure unique specializations and projects might be added at a later point to CGM.</text:p>
          </table:table-cell>
          <table:table-cell table:style-name="ce2" office:value-type="string">
            <text:p>Планетарные проекты недоступны для мегаструктур.\n\nNOTE: Уникальные специализации и проекты для мегаструктур могут быть добавлены позднее в CGM.</text:p>
          </table:table-cell>
          <table:table-cell table:style-name="ce2" office:value-type="string">
            <text:p>Planetare Projekte sind nicht auf Megastrukturen verfügbar.\n\nHINWEIS: Megastrukturspezifische Spezialisierungen und Projekte können zu einem späteren Zeitpunkt zu CGM hinzugefügt werden.</text:p>
          </table:table-cell>
          <table:table-cell table:style-name="ce2" office:value-type="string">
            <text:p>Projetos Planetários não estão disponíveis em megaestruturas.\n\nNOTA: especializações e projetos exclusivos de megastructure podem ser adicionados posteriormente ao CGM.</text:p>
          </table:table-cell>
          <table:table-cell table:style-name="ce2" office:value-type="string">
            <text:p>Les projets planétaires ne sont pas disponibles sur les mégastructures.\n\nREMARQUE: des spécialisations et des projets uniques de mégastructure pourraient être ajoutés ultérieurement à CGM.</text:p>
          </table:table-cell>
          <table:table-cell table:style-name="ce2" office:value-type="string">
            <text:p>Projekty planetarne nie są dostępne na megastrukturach.\n\nUWAGA: unikatowe specjalizacje i projekty mogą zostać dodane później do CGM.</text:p>
          </table:table-cell>
          <table:table-cell table:style-name="ce2" office:value-type="string">
            <text:p>Los proyectos planetarios no están disponibles en megaestructuras.\n\nNOTA: las especializaciones y proyectos únicos de megaestructura pueden agregarse posteriormente a CGM.</text:p>
          </table:table-cell>
          <table:table-cell table:style-name="ce8" table:number-columns-repeated="18"/>
          <table:table-cell table:number-columns-repeated="998"/>
        </table:table-row>
        <table:table-row table:style-name="ro11">
          <table:table-cell table:style-name="ce2" office:value-type="string">
            <text:p>requires_non_deep_core_mining</text:p>
          </table:table-cell>
          <table:table-cell table:style-name="ce2" office:value-type="string">
            <text:p>Cannot exploit planet that has or had §Y$deep_core_mining$§! project</text:p>
          </table:table-cell>
          <table:table-cell table:style-name="ce2" office:value-type="string">
            <text:p>Нельзя использовать планету, которая имеет или имела проект $deep_core_mining$</text:p>
          </table:table-cell>
          <table:table-cell table:number-columns-repeated="5" table:style-name="ce2" office:value-type="string">
            <text:p>Cannot exploit planet that has or had §Y$deep_core_mining$§! project</text:p>
          </table:table-cell>
          <table:table-cell table:style-name="ce8" table:number-columns-repeated="18"/>
          <table:table-cell table:number-columns-repeated="998"/>
        </table:table-row>
        <table:table-row table:style-name="ro11">
          <table:table-cell table:style-name="ce2" office:value-type="string">
            <text:p>requires_non_geothermal_tap</text:p>
          </table:table-cell>
          <table:table-cell table:style-name="ce2" office:value-type="string">
            <text:p>Cannot exploit planet that has or had §Y$geothermal_tap$§! project</text:p>
          </table:table-cell>
          <table:table-cell table:style-name="ce2" office:value-type="string">
            <text:p>Нельзя использовать планету, которая имеет или имела проект $geothermal_tap$</text:p>
          </table:table-cell>
          <table:table-cell table:number-columns-repeated="5" table:style-name="ce2" office:value-type="string">
            <text:p>Cannot exploit planet that has or had §Y$geothermal_tap$§! project</text:p>
          </table:table-cell>
          <table:table-cell table:style-name="ce8" table:number-columns-repeated="18"/>
          <table:table-cell table:number-columns-repeated="998"/>
        </table:table-row>
        <table:table-row table:style-name="ro11">
          <table:table-cell table:style-name="ce2" office:value-type="string">
            <text:p>requires_non_harvest</text:p>
          </table:table-cell>
          <table:table-cell table:style-name="ce2" office:value-type="string">
            <text:p>Cannot exploit planet that has or had §Y$soil_harvesting$§! project</text:p>
          </table:table-cell>
          <table:table-cell table:style-name="ce2" office:value-type="string">
            <text:p>Нельзя использовать планету, которая имеет или имела проект $soil_harvesting$</text:p>
          </table:table-cell>
          <table:table-cell table:number-columns-repeated="5" table:style-name="ce2" office:value-type="string">
            <text:p>Cannot exploit planet that has or had §Y$soil_harvesting$§! project</text:p>
          </table:table-cell>
          <table:table-cell table:style-name="ce8" table:number-columns-repeated="18"/>
          <table:table-cell table:number-columns-repeated="998"/>
        </table:table-row>
        <table:table-row table:style-name="ro3">
          <table:table-cell table:style-name="ce2" office:value-type="string">
            <text:p>requires_non_irradiated</text:p>
          </table:table-cell>
          <table:table-cell table:style-name="ce2" office:value-type="string">
            <text:p>Planet must not have §R$irradiated_planet$§! Planet Modifier</text:p>
          </table:table-cell>
          <table:table-cell table:style-name="ce2" office:value-type="string">
            <text:p>Не должно быть планетарного модификатора $irradiated_planet$</text:p>
          </table:table-cell>
          <table:table-cell table:number-columns-repeated="5" table:style-name="ce2" office:value-type="string">
            <text:p>Planet must not have §R$irradiated_planet$§! Planet Modifier</text:p>
          </table:table-cell>
          <table:table-cell table:style-name="ce8" table:number-columns-repeated="18"/>
          <table:table-cell table:number-columns-repeated="998"/>
        </table:table-row>
        <table:table-row table:style-name="ro2">
          <table:table-cell table:style-name="ce2" office:value-type="string">
            <text:p>requires_non_machine_world</text:p>
          </table:table-cell>
          <table:table-cell table:style-name="ce2" office:value-type="string">
            <text:p>$requires_non_artificial_planet$</text:p>
          </table:table-cell>
          <table:table-cell table:style-name="ce2" office:value-type="string">
            <text:p>Требуется планета</text:p>
          </table:table-cell>
          <table:table-cell table:number-columns-repeated="5" table:style-name="ce2" office:value-type="string">
            <text:p>$requires_non_artificial_planet$</text:p>
          </table:table-cell>
          <table:table-cell table:style-name="ce8" table:number-columns-repeated="18"/>
          <table:table-cell table:number-columns-repeated="998"/>
        </table:table-row>
        <table:table-row table:style-name="ro3">
          <table:table-cell table:style-name="ce2" office:value-type="string">
            <text:p>requires_non_machine_world_desc</text:p>
          </table:table-cell>
          <table:table-cell table:style-name="ce2" office:value-type="string">
            <text:p>Planetary Projects cannot be performed on $pc_machine$.</text:p>
          </table:table-cell>
          <table:table-cell table:style-name="ce2" office:value-type="string">
            <text:p>Планетарные проекты не могут быть выполнены на $pc_machine$.</text:p>
          </table:table-cell>
          <table:table-cell table:number-columns-repeated="5" table:style-name="ce2" office:value-type="string">
            <text:p>Planetary Projects cannot be performed on $pc_machine$.</text:p>
          </table:table-cell>
          <table:table-cell table:style-name="ce8" table:number-columns-repeated="18"/>
          <table:table-cell table:number-columns-repeated="998"/>
        </table:table-row>
        <table:table-row table:style-name="ro3">
          <table:table-cell table:style-name="ce2" office:value-type="string">
            <text:p>requires_non_minerals_poor</text:p>
          </table:table-cell>
          <table:table-cell table:style-name="ce2" office:value-type="string">
            <text:p>Planet must not have §R$mineral_poor$§! Planet Modifier</text:p>
          </table:table-cell>
          <table:table-cell table:style-name="ce2" office:value-type="string">
            <text:p>Не должно быть планетарного модификатора $mineral_poor$</text:p>
          </table:table-cell>
          <table:table-cell table:number-columns-repeated="5" table:style-name="ce2" office:value-type="string">
            <text:p>Planet must not have §R$mineral_poor$§! Planet Modifier</text:p>
          </table:table-cell>
          <table:table-cell table:style-name="ce8" table:number-columns-repeated="18"/>
          <table:table-cell table:number-columns-repeated="998"/>
        </table:table-row>
        <table:table-row table:style-name="ro11">
          <table:table-cell table:style-name="ce2" office:value-type="string">
            <text:p>requires_non_tectonic_engineering</text:p>
          </table:table-cell>
          <table:table-cell table:style-name="ce2" office:value-type="string">
            <text:p>Cannot exploit planet that has or had §Y$tectonic_engineering$§! project</text:p>
          </table:table-cell>
          <table:table-cell table:style-name="ce2" office:value-type="string">
            <text:p>Нельзя использовать планету, которая имеет или имела проект $tectonic_engineering$</text:p>
          </table:table-cell>
          <table:table-cell table:number-columns-repeated="5" table:style-name="ce2" office:value-type="string">
            <text:p>Cannot exploit planet that has or had §Y$tectonic_engineering$§! project</text:p>
          </table:table-cell>
          <table:table-cell table:style-name="ce8" table:number-columns-repeated="18"/>
          <table:table-cell table:number-columns-repeated="998"/>
        </table:table-row>
        <table:table-row table:style-name="ro13">
          <table:table-cell table:style-name="ce2" office:value-type="string">
            <text:p>requires_non_tectonic_engineering_active</text:p>
          </table:table-cell>
          <table:table-cell table:style-name="ce2" office:value-type="string">
            <text:p>Cannot exploit planet with active §Y$tectonic_engineering$§! project</text:p>
          </table:table-cell>
          <table:table-cell table:style-name="ce2" office:value-type="string">
            <text:p>Нельзя использовать планету с активным проектом $tectonic_engineering$</text:p>
          </table:table-cell>
          <table:table-cell table:number-columns-repeated="5" table:style-name="ce2" office:value-type="string">
            <text:p>Cannot exploit planet with active §Y$tectonic_engineering$§! project</text:p>
          </table:table-cell>
          <table:table-cell table:style-name="ce8" table:number-columns-repeated="18"/>
          <table:table-cell table:number-columns-repeated="998"/>
        </table:table-row>
        <table:table-row table:style-name="ro3">
          <table:table-cell table:style-name="ce2" office:value-type="string">
            <text:p>requires_non_unstable_tectonics</text:p>
          </table:table-cell>
          <table:table-cell table:style-name="ce2" office:value-type="string">
            <text:p>Planet must not have §R$unstable_tectonics$§! Planet Modifier</text:p>
          </table:table-cell>
          <table:table-cell table:style-name="ce2" office:value-type="string">
            <text:p>Не должно быть планетарного модификатора $unstable_tectonics$</text:p>
          </table:table-cell>
          <table:table-cell table:number-columns-repeated="5" table:style-name="ce2" office:value-type="string">
            <text:p>Planet must not have §R$unstable_tectonics$§! Planet Modifier</text:p>
          </table:table-cell>
          <table:table-cell table:style-name="ce8" table:number-columns-repeated="18"/>
          <table:table-cell table:number-columns-repeated="998"/>
        </table:table-row>
        <table:table-row table:style-name="ro13">
          <table:table-cell table:style-name="ce2" office:value-type="string">
            <text:p>requires_non_weak_magnetic_field</text:p>
          </table:table-cell>
          <table:table-cell table:style-name="ce2" office:value-type="string">
            <text:p>Planet must not have §R$weak_magnetic_field$§! Planet Modifier</text:p>
          </table:table-cell>
          <table:table-cell table:style-name="ce2" office:value-type="string">
            <text:p>Не должно быть планетарного модификатора $weak_magnetic_field$</text:p>
          </table:table-cell>
          <table:table-cell table:number-columns-repeated="5" table:style-name="ce2" office:value-type="string">
            <text:p>Planet must not have §R$weak_magnetic_field$§! Planet Modifier</text:p>
          </table:table-cell>
          <table:table-cell table:style-name="ce8" table:number-columns-repeated="18"/>
          <table:table-cell table:number-columns-repeated="998"/>
        </table:table-row>
        <table:table-row table:style-name="ro3">
          <table:table-cell table:style-name="ce2" office:value-type="string">
            <text:p>requires_pitharan_dust</text:p>
          </table:table-cell>
          <table:table-cell table:style-name="ce2" office:value-type="string">
            <text:p>§RRequires §Y$sr_pitharan_dust$§! on tile.§!</text:p>
          </table:table-cell>
          <table:table-cell table:style-name="ce2" office:value-type="string">
            <text:p>§RТребуется §Y$sr_pitharan_dust$§! на клетке.§!</text:p>
          </table:table-cell>
          <table:table-cell table:number-columns-repeated="5" table:style-name="ce2" office:value-type="string">
            <text:p>§RRequires §Y$sr_pitharan_dust$§! on tile.§!</text:p>
          </table:table-cell>
          <table:table-cell table:style-name="ce8" table:number-columns-repeated="18"/>
          <table:table-cell table:number-columns-repeated="998"/>
        </table:table-row>
        <table:table-row table:style-name="ro13">
          <table:table-cell table:style-name="ce2" office:value-type="string">
            <text:p>requires_planetary_specialization_technologies</text:p>
          </table:table-cell>
          <table:table-cell table:style-name="ce2" office:value-type="string">
            <text:p>Requires §HPlanetary Projects§! technologies</text:p>
          </table:table-cell>
          <table:table-cell table:style-name="ce2" office:value-type="string">
            <text:p>Требует технологии планетарных проектов</text:p>
          </table:table-cell>
          <table:table-cell table:style-name="ce2" office:value-type="string">
            <text:p>Benötigt §HPlanetarische Projekte§! Technologien</text:p>
          </table:table-cell>
          <table:table-cell table:style-name="ce2" office:value-type="string">
            <text:p>Requer §ProjetosPlanetários§! tecnologias</text:p>
          </table:table-cell>
          <table:table-cell table:style-name="ce2" office:value-type="string">
            <text:p>Requiert §Projets planétaires§! les technologies</text:p>
          </table:table-cell>
          <table:table-cell table:style-name="ce2" office:value-type="string">
            <text:p>Wymaga §HPlanetary Projects§! technologie</text:p>
          </table:table-cell>
          <table:table-cell table:style-name="ce2" office:value-type="string">
            <text:p>Requiere §HPlanetary Projects§! tecnologías</text:p>
          </table:table-cell>
          <table:table-cell table:style-name="ce8" table:number-columns-repeated="18"/>
          <table:table-cell table:number-columns-repeated="998"/>
        </table:table-row>
        <table:table-row table:style-name="ro6">
          <table:table-cell table:style-name="ce2" office:value-type="string">
            <text:p>requires_planetary_specialization_technologies_desc</text:p>
          </table:table-cell>
          <table:table-cell table:style-name="ce2" office:value-type="string">
            <text:p>Requires either one of the following technologies: $tech_deep_core_mining$, $tech_geothermal_tap$, $tech_soil_harvesting$ or $tech_tectonic_engineering$</text:p>
          </table:table-cell>
          <table:table-cell table:style-name="ce2" office:value-type="string">
            <text:p>Требуется одна из следующих технологий: $tech_deep_core_mining$, $tech_geothermal_tap$, $tech_soil_harvesting$ или $tech_tectonic_engineering$</text:p>
          </table:table-cell>
          <table:table-cell table:number-columns-repeated="5" table:style-name="ce2" office:value-type="string">
            <text:p>Requires either one of the following technologies: $tech_deep_core_mining$, $tech_geothermal_tap$, $tech_soil_harvesting$ or $tech_tectonic_engineering$</text:p>
          </table:table-cell>
          <table:table-cell table:style-name="ce8" table:number-columns-repeated="18"/>
          <table:table-cell table:number-columns-repeated="998"/>
        </table:table-row>
        <table:table-row table:style-name="ro3">
          <table:table-cell table:style-name="ce2" office:value-type="string">
            <text:p>requires_precious_metals</text:p>
          </table:table-cell>
          <table:table-cell table:style-name="ce2" office:value-type="string">
            <text:p>§RRequires §Y$sr_precious_metals$§! on tile.§!</text:p>
          </table:table-cell>
          <table:table-cell table:style-name="ce2" office:value-type="string">
            <text:p>§RТребуются §Y$sr_precious_metals$§! на клетке.§!</text:p>
          </table:table-cell>
          <table:table-cell table:number-columns-repeated="5" table:style-name="ce2" office:value-type="string">
            <text:p>§RRequires §Y$sr_precious_metals$§! on tile.§!</text:p>
          </table:table-cell>
          <table:table-cell table:style-name="ce8" table:number-columns-repeated="18"/>
          <table:table-cell table:number-columns-repeated="998"/>
        </table:table-row>
        <table:table-row table:style-name="ro3">
          <table:table-cell table:style-name="ce2" office:value-type="string">
            <text:p>requires_precursor_data_cache</text:p>
          </table:table-cell>
          <table:table-cell table:style-name="ce2" office:value-type="string">
            <text:p>§RRequires §Y$sr_precursor_data_cache$§! on tile.§!</text:p>
          </table:table-cell>
          <table:table-cell table:style-name="ce2" office:value-type="string">
            <text:p>§RТребуется §Y$sr_precursor_data_cache$§! на клетке.§!</text:p>
          </table:table-cell>
          <table:table-cell table:number-columns-repeated="5" table:style-name="ce2" office:value-type="string">
            <text:p>§RRequires §Y$sr_precursor_data_cache$§! on tile.§!</text:p>
          </table:table-cell>
          <table:table-cell table:style-name="ce8" table:number-columns-repeated="18"/>
          <table:table-cell table:number-columns-repeated="998"/>
        </table:table-row>
        <table:table-row table:style-name="ro3">
          <table:table-cell table:style-name="ce2" office:value-type="string">
            <text:p>requires_precursor_nanites</text:p>
          </table:table-cell>
          <table:table-cell table:style-name="ce2" office:value-type="string">
            <text:p>§RRequires §Y$sr_precursor_nanites$§! on tile.§!</text:p>
          </table:table-cell>
          <table:table-cell table:style-name="ce2" office:value-type="string">
            <text:p>§RТребуются §Y$sr_precursor_nanites$§! на клетке.§!</text:p>
          </table:table-cell>
          <table:table-cell table:number-columns-repeated="5" table:style-name="ce2" office:value-type="string">
            <text:p>§RRequires §Y$sr_precursor_nanites$§! on tile.§!</text:p>
          </table:table-cell>
          <table:table-cell table:style-name="ce8" table:number-columns-repeated="18"/>
          <table:table-cell table:number-columns-repeated="998"/>
        </table:table-row>
        <table:table-row table:style-name="ro3">
          <table:table-cell table:style-name="ce2" office:value-type="string">
            <text:p>requires_sactajenian</text:p>
          </table:table-cell>
          <table:table-cell table:style-name="ce2" office:value-type="string">
            <text:p>§RRequires §Y$sr_sactajenian$§! on tile.§!</text:p>
          </table:table-cell>
          <table:table-cell table:style-name="ce2" office:value-type="string">
            <text:p>§RТребуется §Y$sr_sactajenian$§! на клетке.§!</text:p>
          </table:table-cell>
          <table:table-cell table:number-columns-repeated="5" table:style-name="ce2" office:value-type="string">
            <text:p>§RRequires §Y$sr_sactajenian$§! on tile.§!</text:p>
          </table:table-cell>
          <table:table-cell table:style-name="ce8" table:number-columns-repeated="18"/>
          <table:table-cell table:number-columns-repeated="998"/>
        </table:table-row>
        <table:table-row table:style-name="ro3">
          <table:table-cell table:style-name="ce2" office:value-type="string">
            <text:p>requires_satramene_gas</text:p>
          </table:table-cell>
          <table:table-cell table:style-name="ce2" office:value-type="string">
            <text:p>§RRequires §Y$sr_satramene_gas$§! on tile.§!</text:p>
          </table:table-cell>
          <table:table-cell table:style-name="ce2" office:value-type="string">
            <text:p>§RТребуется §Y$sr_satramene_gas$§! на клетке.§!</text:p>
          </table:table-cell>
          <table:table-cell table:number-columns-repeated="5" table:style-name="ce2" office:value-type="string">
            <text:p>§RRequires §Y$sr_satramene_gas$§! on tile.§!</text:p>
          </table:table-cell>
          <table:table-cell table:style-name="ce8" table:number-columns-repeated="18"/>
          <table:table-cell table:number-columns-repeated="998"/>
        </table:table-row>
        <table:table-row table:style-name="ro3">
          <table:table-cell table:style-name="ce2" office:value-type="string">
            <text:p>requires_smaller_than_25_planet</text:p>
          </table:table-cell>
          <table:table-cell table:style-name="ce2" office:value-type="string">
            <text:p>Planet must be smaller than §Y25§!</text:p>
          </table:table-cell>
          <table:table-cell table:style-name="ce2" office:value-type="string">
            <text:p>Планета должна быть меньше, чем 25 клеток</text:p>
          </table:table-cell>
          <table:table-cell table:style-name="ce2" office:value-type="string">
            <text:p>Planet muss kleiner sein als §Y25§!</text:p>
          </table:table-cell>
          <table:table-cell table:style-name="ce2" office:value-type="string">
            <text:p>O planeta deve ser menor que o §Y25§!</text:p>
          </table:table-cell>
          <table:table-cell table:style-name="ce2" office:value-type="string">
            <text:p>La planète doit être plus petite que §Y25§!</text:p>
          </table:table-cell>
          <table:table-cell table:style-name="ce2" office:value-type="string">
            <text:p>Planeta musi być mniejsza niż §Y25§!</text:p>
          </table:table-cell>
          <table:table-cell table:style-name="ce2" office:value-type="string">
            <text:p>¡El planeta debe ser más pequeño que §Y25§!</text:p>
          </table:table-cell>
          <table:table-cell table:style-name="ce8" table:number-columns-repeated="18"/>
          <table:table-cell table:number-columns-repeated="998"/>
        </table:table-row>
        <table:table-row table:style-name="ro3">
          <table:table-cell table:style-name="ce2" office:value-type="string">
            <text:p>requires_terraforming_bacteria</text:p>
          </table:table-cell>
          <table:table-cell table:style-name="ce2" office:value-type="string">
            <text:p>§RRequires §Y$sr_terraforming_bacteria$§! on tile.§!</text:p>
          </table:table-cell>
          <table:table-cell table:style-name="ce2" office:value-type="string">
            <text:p>§RТребуются §Y$sr_terraforming_bacteria$§! на клетке.§!</text:p>
          </table:table-cell>
          <table:table-cell table:number-columns-repeated="5" table:style-name="ce2" office:value-type="string">
            <text:p>§RRequires §Y$sr_terraforming_bacteria$§! on tile.§!</text:p>
          </table:table-cell>
          <table:table-cell table:style-name="ce8" table:number-columns-repeated="18"/>
          <table:table-cell table:number-columns-repeated="998"/>
        </table:table-row>
        <table:table-row table:style-name="ro11">
          <table:table-cell table:style-name="ce2" office:value-type="string">
            <text:p>requires_terraforming_candidate</text:p>
          </table:table-cell>
          <table:table-cell table:style-name="ce2" office:value-type="string">
            <text:p>Requires §HTerraforming Candidate§! planet modifier.</text:p>
          </table:table-cell>
          <table:table-cell table:style-name="ce2" office:value-type="string">
            <text:p>Требуется планетарный модификатор §HКандидат на терраформирование§!</text:p>
          </table:table-cell>
          <table:table-cell table:style-name="ce2" office:value-type="string">
            <text:p>Benötigt §HTerraforming Candidate§! Planetenmodifikator.</text:p>
          </table:table-cell>
          <table:table-cell table:style-name="ce2" office:value-type="string">
            <text:p>Requer Candidato de Formalização *! modificador do planeta.</text:p>
          </table:table-cell>
          <table:table-cell table:style-name="ce2" office:value-type="string">
            <text:p>Nécessite un candidat à l'enseignement §§! modificateur de planète.</text:p>
          </table:table-cell>
          <table:table-cell table:style-name="ce2" office:value-type="string">
            <text:p>Wymaga §HTerraforming Candidate §! modyfikator planety.</text:p>
          </table:table-cell>
          <table:table-cell table:style-name="ce2" office:value-type="string">
            <text:p>Requiere §HTerraforming Candidate§! modificador del planeta</text:p>
          </table:table-cell>
          <table:table-cell table:style-name="ce8" table:number-columns-repeated="18"/>
          <table:table-cell table:number-columns-repeated="998"/>
        </table:table-row>
        <table:table-row table:style-name="ro3">
          <table:table-cell table:style-name="ce2" office:value-type="string">
            <text:p>requires_thybidium</text:p>
          </table:table-cell>
          <table:table-cell table:style-name="ce2" office:value-type="string">
            <text:p>§RRequires §Y$sr_thybidium$§! on tile.§!</text:p>
          </table:table-cell>
          <table:table-cell table:style-name="ce2" office:value-type="string">
            <text:p>§RТребуется §Y$sr_thybidium$§! на клетке.§!</text:p>
          </table:table-cell>
          <table:table-cell table:number-columns-repeated="5" table:style-name="ce2" office:value-type="string">
            <text:p>§RRequires §Y$sr_thybidium$§! on tile.§!</text:p>
          </table:table-cell>
          <table:table-cell table:style-name="ce8" table:number-columns-repeated="18"/>
          <table:table-cell table:number-columns-repeated="998"/>
        </table:table-row>
        <table:table-row table:style-name="ro3">
          <table:table-cell table:style-name="ce2" office:value-type="string">
            <text:p>requires_ventium</text:p>
          </table:table-cell>
          <table:table-cell table:style-name="ce2" office:value-type="string">
            <text:p>§RRequires §Y$sr_ventium$§! on tile.§!</text:p>
          </table:table-cell>
          <table:table-cell table:style-name="ce2" office:value-type="string">
            <text:p>§RТребуется §Y$sr_ventium$§! на клетке.§!</text:p>
          </table:table-cell>
          <table:table-cell table:number-columns-repeated="5" table:style-name="ce2" office:value-type="string">
            <text:p>§RRequires §Y$sr_ventium$§! on tile.§!</text:p>
          </table:table-cell>
          <table:table-cell table:style-name="ce8" table:number-columns-repeated="18"/>
          <table:table-cell table:number-columns-repeated="998"/>
        </table:table-row>
        <table:table-row table:style-name="ro3">
          <table:table-cell table:style-name="ce2" office:value-type="string">
            <text:p>requires_zinorine</text:p>
          </table:table-cell>
          <table:table-cell table:style-name="ce2" office:value-type="string">
            <text:p>§RRequires §Y$sr_zinorine$§! on tile.§!Ge</text:p>
          </table:table-cell>
          <table:table-cell table:style-name="ce2" office:value-type="string">
            <text:p>§RТребуется §Y$sr_zinorine$§! на клетке.§!</text:p>
          </table:table-cell>
          <table:table-cell table:number-columns-repeated="5" table:style-name="ce2" office:value-type="string">
            <text:p>§RRequires §Y$sr_zinorine$§! on tile.§!Ge</text:p>
          </table:table-cell>
          <table:table-cell table:style-name="ce8" table:number-columns-repeated="18"/>
          <table:table-cell table:number-columns-repeated="998"/>
        </table:table-row>
        <table:table-row table:style-name="ro3">
          <table:table-cell table:style-name="ce2" office:value-type="string">
            <text:p>reveals_tier_1_resources</text:p>
          </table:table-cell>
          <table:table-cell table:style-name="ce2" office:value-type="string">
            <text:p>§BReveals Tier 1 Resources§!</text:p>
          </table:table-cell>
          <table:table-cell table:style-name="ce2" office:value-type="string">
            <text:p>§BОткрыть ресурсы 1 уровня§!</text:p>
          </table:table-cell>
          <table:table-cell table:style-name="ce2" office:value-type="string">
            <text:p>§Beschreibt Tier-1-Ressourcen§!</text:p>
          </table:table-cell>
          <table:table-cell table:style-name="ce2" office:value-type="string">
            <text:p>§ Revelar Recursos de Nível 1§!</text:p>
          </table:table-cell>
          <table:table-cell table:style-name="ce2" office:value-type="string">
            <text:p>§BRevales Ressources de Niveau 1§!</text:p>
          </table:table-cell>
          <table:table-cell table:style-name="ce2" office:value-type="string">
            <text:p>§BRasy Zasoby poziomu 1!</text:p>
          </table:table-cell>
          <table:table-cell table:style-name="ce2" office:value-type="string">
            <text:p>§BReveals Tier 1 Recursos§!</text:p>
          </table:table-cell>
          <table:table-cell table:style-name="ce8" table:number-columns-repeated="18"/>
          <table:table-cell table:number-columns-repeated="998"/>
        </table:table-row>
        <table:table-row table:style-name="ro4">
          <table:table-cell table:style-name="ce2" office:value-type="string">
            <text:p>reveals_tier_1_resources_desc</text:p>
          </table:table-cell>
          <table:table-cell table:style-name="ce2" office:value-type="string">
            <text:p>This technology reveals the §HTier 1 Resources§!. The resources will become visible on the map but will require a specific technology each to be exploited.</text:p>
          </table:table-cell>
          <table:table-cell table:style-name="ce2" office:value-type="string">
            <text:p>Эта технология раскрывает ресурсы §H1 уровня§!. Ресурсы станут видимыми на карте, но потребуются конкретные технологии, чтобы добыть каждый из них.</text:p>
          </table:table-cell>
          <table:table-cell table:style-name="ce2" office:value-type="string">
            <text:p>Diese Technologie offenbart die §HTier 1 Resources§ !. Die Ressourcen werden auf der Karte sichtbar, erfordern jedoch eine bestimmte Technologie, die jeweils ausgenutzt wird.</text:p>
          </table:table-cell>
          <table:table-cell table:style-name="ce2" office:value-type="string">
            <text:p>Esta tecnologia revela o §HTier 1 Resources§ !. Os recursos se tornarão visíveis no mapa, mas exigirão uma tecnologia específica para serem explorados.</text:p>
          </table:table-cell>
          <table:table-cell table:style-name="ce2" office:value-type="string">
            <text:p>Cette technologie révèle le §HTier 1 Ressources§ !. Les ressources deviendront visibles sur la carte mais nécessiteront une technologie spécifique à exploiter.</text:p>
          </table:table-cell>
          <table:table-cell table:style-name="ce2" office:value-type="string">
            <text:p>Ta technologia ujawnia zasób §H Tier 1 § !. Zasoby staną się widoczne na mapie, ale będą wymagały zastosowania konkretnej technologii.</text:p>
          </table:table-cell>
          <table:table-cell table:style-name="ce2" office:value-type="string">
            <text:p>Esta tecnología revela los §HTier 1 Recursos§. Los recursos se harán visibles en el mapa, pero requerirán una tecnología específica para ser explotados.</text:p>
          </table:table-cell>
          <table:table-cell table:style-name="ce8" table:number-columns-repeated="18"/>
          <table:table-cell table:number-columns-repeated="998"/>
        </table:table-row>
        <table:table-row table:style-name="ro3">
          <table:table-cell table:style-name="ce2" office:value-type="string">
            <text:p>reveals_tier_2_resources</text:p>
          </table:table-cell>
          <table:table-cell table:style-name="ce2" office:value-type="string">
            <text:p>§BReveals Tier 2 Resources§!</text:p>
          </table:table-cell>
          <table:table-cell table:style-name="ce2" office:value-type="string">
            <text:p>§BОткрыть ресурсы 2 уровня§!</text:p>
          </table:table-cell>
          <table:table-cell table:style-name="ce2" office:value-type="string">
            <text:p>§Beschreibt Tier-2-Ressourcen§!</text:p>
          </table:table-cell>
          <table:table-cell table:style-name="ce2" office:value-type="string">
            <text:p>§ Revele os recursos da camada 2§!</text:p>
          </table:table-cell>
          <table:table-cell table:style-name="ce2" office:value-type="string">
            <text:p>§BRevales Ressources de Niveau 2§!</text:p>
          </table:table-cell>
          <table:table-cell table:style-name="ce2" office:value-type="string">
            <text:p>§BRasy Zasoby 2 poziomu §!</text:p>
          </table:table-cell>
          <table:table-cell table:style-name="ce2" office:value-type="string">
            <text:p>§Reveals Tier 2 Recursos§!</text:p>
          </table:table-cell>
          <table:table-cell table:style-name="ce8" table:number-columns-repeated="18"/>
          <table:table-cell table:number-columns-repeated="998"/>
        </table:table-row>
        <table:table-row table:style-name="ro4">
          <table:table-cell table:style-name="ce2" office:value-type="string">
            <text:p>reveals_tier_2_resources_desc</text:p>
          </table:table-cell>
          <table:table-cell table:style-name="ce2" office:value-type="string">
            <text:p>This technology reveals the §HTier 2 Resources§!. The resources will become visible on the map but will require a specific technology each to be exploited.</text:p>
          </table:table-cell>
          <table:table-cell table:style-name="ce2" office:value-type="string">
            <text:p>Эта технология раскрывает ресурсы §H2 уровня§!. Ресурсы станут видимыми на карте, но потребуются конкретные технологии, чтобы добыть каждый из них.</text:p>
          </table:table-cell>
          <table:table-cell table:style-name="ce2" office:value-type="string">
            <text:p>Diese Technologie offenbart die §HTier 2 Resources§ !. Die Ressourcen werden auf der Karte sichtbar, erfordern jedoch eine bestimmte Technologie, die jeweils ausgenutzt wird.</text:p>
          </table:table-cell>
          <table:table-cell table:style-name="ce2" office:value-type="string">
            <text:p>Esta tecnologia revela os Recursos do Alto 2. Os recursos se tornarão visíveis no mapa, mas exigirão uma tecnologia específica para serem explorados.</text:p>
          </table:table-cell>
          <table:table-cell table:style-name="ce2" office:value-type="string">
            <text:p>Cette technologie révèle les ressources §HTier 2§. Les ressources deviendront visibles sur la carte mais nécessiteront une technologie spécifique à exploiter.</text:p>
          </table:table-cell>
          <table:table-cell table:style-name="ce2" office:value-type="string">
            <text:p>Ta technologia ujawnia zasób §HTier 2 § !. Zasoby staną się widoczne na mapie, ale będą wymagały zastosowania konkretnej technologii.</text:p>
          </table:table-cell>
          <table:table-cell table:style-name="ce2" office:value-type="string">
            <text:p>Esta tecnología revela los §HTier 2 Recursos§. Los recursos se harán visibles en el mapa, pero requerirán una tecnología específica para ser explotados.</text:p>
          </table:table-cell>
          <table:table-cell table:style-name="ce8" table:number-columns-repeated="18"/>
          <table:table-cell table:number-columns-repeated="998"/>
        </table:table-row>
        <table:table-row table:style-name="ro3">
          <table:table-cell table:style-name="ce2" office:value-type="string">
            <text:p>reveals_tier_3_resources</text:p>
          </table:table-cell>
          <table:table-cell table:style-name="ce2" office:value-type="string">
            <text:p>§BReveals Tier 3 Resources§!</text:p>
          </table:table-cell>
          <table:table-cell table:style-name="ce2" office:value-type="string">
            <text:p>§BОткрыть ресурсы 3 уровня§!</text:p>
          </table:table-cell>
          <table:table-cell table:style-name="ce2" office:value-type="string">
            <text:p>§Beschreibt Tier 3 Resources§!</text:p>
          </table:table-cell>
          <table:table-cell table:style-name="ce2" office:value-type="string">
            <text:p>§ Revele os recursos da Camada 3§!</text:p>
          </table:table-cell>
          <table:table-cell table:style-name="ce2" office:value-type="string">
            <text:p>§BRevales Ressources de Niveau 3§!</text:p>
          </table:table-cell>
          <table:table-cell table:style-name="ce2" office:value-type="string">
            <text:p>§BRasy Zasoby poziomu 3!</text:p>
          </table:table-cell>
          <table:table-cell table:style-name="ce2" office:value-type="string">
            <text:p>§Recursos de nivel 3 de BReveals§!</text:p>
          </table:table-cell>
          <table:table-cell table:style-name="ce8" table:number-columns-repeated="18"/>
          <table:table-cell table:number-columns-repeated="998"/>
        </table:table-row>
        <table:table-row table:style-name="ro4">
          <table:table-cell table:style-name="ce2" office:value-type="string">
            <text:p>reveals_tier_3_resources_desc</text:p>
          </table:table-cell>
          <table:table-cell table:style-name="ce2" office:value-type="string">
            <text:p>This technology reveals the §HTier 2 Resources§!. The resources will become visible on the map but will require a specific technology each to be exploited.</text:p>
          </table:table-cell>
          <table:table-cell table:style-name="ce2" office:value-type="string">
            <text:p>Эта технология раскрывает ресурсы §H3 уровня§!. Ресурсы станут видимыми на карте, но потребуются конкретные технологии, чтобы добыть каждый из них.</text:p>
          </table:table-cell>
          <table:table-cell table:style-name="ce2" office:value-type="string">
            <text:p>Diese Technologie offenbart die §HTier 2 Resources§ !. Die Ressourcen werden auf der Karte sichtbar, erfordern jedoch eine bestimmte Technologie, die jeweils ausgenutzt wird.</text:p>
          </table:table-cell>
          <table:table-cell table:style-name="ce2" office:value-type="string">
            <text:p>Esta tecnologia revela os Recursos do Alto 2. Os recursos se tornarão visíveis no mapa, mas exigirão uma tecnologia específica para serem explorados.</text:p>
          </table:table-cell>
          <table:table-cell table:style-name="ce2" office:value-type="string">
            <text:p>Cette technologie révèle les ressources §HTier 2§. Les ressources deviendront visibles sur la carte mais nécessiteront une technologie spécifique à exploiter.</text:p>
          </table:table-cell>
          <table:table-cell table:style-name="ce2" office:value-type="string">
            <text:p>Ta technologia ujawnia zasób §HTier 2 § !. Zasoby staną się widoczne na mapie, ale będą wymagały zastosowania konkretnej technologii.</text:p>
          </table:table-cell>
          <table:table-cell table:style-name="ce2" office:value-type="string">
            <text:p>Esta tecnología revela los §HTier 2 Recursos§. Los recursos se harán visibles en el mapa, pero requerirán una tecnología específica para ser explotados.</text:p>
          </table:table-cell>
          <table:table-cell table:style-name="ce8" table:number-columns-repeated="18"/>
          <table:table-cell table:number-columns-repeated="998"/>
        </table:table-row>
        <table:table-row table:style-name="ro3">
          <table:table-cell table:style-name="ce2" office:value-type="string">
            <text:p>scritch_discovered_country</text:p>
          </table:table-cell>
          <table:table-cell table:number-columns-repeated="7" table:style-name="ce2" office:value-type="string">
            <text:p>\n£sr_scritch §H$sr_scritch$§!\n$sr_scritch_desc$\n\n</text:p>
          </table:table-cell>
          <table:table-cell table:style-name="ce8" table:number-columns-repeated="18"/>
          <table:table-cell table:number-columns-repeated="998"/>
        </table:table-row>
        <table:table-row table:style-name="ro2">
          <table:table-cell table:style-name="ce2" office:value-type="string">
            <text:p>scritch_discovered_ship</text:p>
          </table:table-cell>
          <table:table-cell table:number-columns-repeated="7" table:style-name="ce2" office:value-type="string">
            <text:p>$scritch_discovered_country$</text:p>
          </table:table-cell>
          <table:table-cell table:style-name="ce8" table:number-columns-repeated="18"/>
          <table:table-cell table:number-columns-repeated="998"/>
        </table:table-row>
        <table:table-row table:style-name="ro13">
          <table:table-cell table:style-name="ce2" office:value-type="string">
            <text:p>selenemite_discovered_country</text:p>
          </table:table-cell>
          <table:table-cell table:number-columns-repeated="7" table:style-name="ce2" office:value-type="string">
            <text:p>\n£sr_selenemite §H$sr_selenemite$§!\n$sr_selenemite_desc$\n\n</text:p>
          </table:table-cell>
          <table:table-cell table:style-name="ce8" table:number-columns-repeated="18"/>
          <table:table-cell table:number-columns-repeated="998"/>
        </table:table-row>
        <table:table-row table:style-name="ro2">
          <table:table-cell table:style-name="ce2" office:value-type="string">
            <text:p>selenemite_discovered_ship</text:p>
          </table:table-cell>
          <table:table-cell table:number-columns-repeated="7" table:style-name="ce2" office:value-type="string">
            <text:p>$selenemite_discovered_country$</text:p>
          </table:table-cell>
          <table:table-cell table:style-name="ce8" table:number-columns-repeated="18"/>
          <table:table-cell table:number-columns-repeated="998"/>
        </table:table-row>
        <table:table-row table:style-name="ro3">
          <table:table-cell table:style-name="ce2" office:value-type="string">
            <text:p>sm_sb_building_aldar_enrichment_facility</text:p>
          </table:table-cell>
          <table:table-cell table:style-name="ce2" office:value-type="string">
            <text:p>Aldar Enrichment Facility</text:p>
          </table:table-cell>
          <table:table-cell table:style-name="ce2" office:value-type="string">
            <text:p>Комплекс обогащения алдара</text:p>
          </table:table-cell>
          <table:table-cell table:style-name="ce2" office:value-type="string">
            <text:p>Aldaranreicherungsanlage</text:p>
          </table:table-cell>
          <table:table-cell table:style-name="ce2" office:value-type="string">
            <text:p>Aldar Enrichment Facility</text:p>
          </table:table-cell>
          <table:table-cell table:style-name="ce2" office:value-type="string">
            <text:p>Installation d'enrichissement Aldar</text:p>
          </table:table-cell>
          <table:table-cell table:style-name="ce2" office:value-type="string">
            <text:p>Ośrodek wzbogacania Aldaru</text:p>
          </table:table-cell>
          <table:table-cell table:style-name="ce2" office:value-type="string">
            <text:p>Instalación de enriquecimiento Aldar</text:p>
          </table:table-cell>
          <table:table-cell table:style-name="ce8" table:number-columns-repeated="18"/>
          <table:table-cell table:number-columns-repeated="998"/>
        </table:table-row>
        <table:table-row table:style-name="ro4">
          <table:table-cell table:style-name="ce2" office:value-type="string">
            <text:p>sm_sb_building_aldar_enrichment_facility_desc</text:p>
          </table:table-cell>
          <table:table-cell table:style-name="ce2" office:value-type="string">
            <text:p>Processes Aldar through a series of mixtures to enrich its properties for specialized use in Energy production and Physics experiments.</text:p>
          </table:table-cell>
          <table:table-cell table:style-name="ce2" office:value-type="string">
            <text:p>Обрабатывает алдар через ряд смесей, чтобы обогатить его свойства для специализированного применения я в физических экспериментах и в производстве энергии.</text:p>
          </table:table-cell>
          <table:table-cell table:style-name="ce2" office:value-type="string">
            <text:p>Verarbeitet Aldar durch eine Reihe von Mischungen, um seine Eigenschaften für spezielle Anwendungen in der Energieproduktion und in der Physik anzureichern.</text:p>
          </table:table-cell>
          <table:table-cell table:style-name="ce2" office:value-type="string">
            <text:p>Processos Aldar através de uma série de misturas para enriquecer suas propriedades para uso especializado em produção de energia e experimentos de física.</text:p>
          </table:table-cell>
          <table:table-cell table:style-name="ce2" office:value-type="string">
            <text:p>Processus Aldar à travers une série de mélanges pour enrichir ses propriétés pour une utilisation spécialisée dans les expériences de production d'énergie et de physique.</text:p>
          </table:table-cell>
          <table:table-cell table:style-name="ce2" office:value-type="string">
            <text:p>Przetwarza Aldar za pomocą szeregu mieszanin, aby wzbogacić jego właściwości do specjalistycznego wykorzystania w eksperymentach z wytwarzaniem energii i fizyki.</text:p>
          </table:table-cell>
          <table:table-cell table:style-name="ce2" office:value-type="string">
            <text:p>Procesa Aldar a través de una serie de mezclas para enriquecer sus propiedades para uso especializado en la producción de energía y experimentos de física.</text:p>
          </table:table-cell>
          <table:table-cell table:style-name="ce8" table:number-columns-repeated="18"/>
          <table:table-cell table:number-columns-repeated="998"/>
        </table:table-row>
        <table:table-row table:style-name="ro2">
          <table:table-cell table:style-name="ce2" office:value-type="string">
            <text:p>sm_sb_building_cavorite_amalgamator</text:p>
          </table:table-cell>
          <table:table-cell table:style-name="ce2" office:value-type="string">
            <text:p>Cavorite Amalgamator</text:p>
          </table:table-cell>
          <table:table-cell table:style-name="ce2" office:value-type="string">
            <text:p>Смешиватель каворита</text:p>
          </table:table-cell>
          <table:table-cell table:style-name="ce2" office:value-type="string">
            <text:p>Cavorit-Amalgamator</text:p>
          </table:table-cell>
          <table:table-cell table:style-name="ce2" office:value-type="string">
            <text:p>Amalgamador Cívene</text:p>
          </table:table-cell>
          <table:table-cell table:style-name="ce2" office:value-type="string">
            <text:p>Amalgamateur de Cavorite</text:p>
          </table:table-cell>
          <table:table-cell table:number-columns-repeated="2" table:style-name="ce2" office:value-type="string">
            <text:p>Cavorite Amalgamator</text:p>
          </table:table-cell>
          <table:table-cell table:style-name="ce8" table:number-columns-repeated="18"/>
          <table:table-cell table:number-columns-repeated="998"/>
        </table:table-row>
        <table:table-row table:style-name="ro8">
          <table:table-cell table:style-name="ce2" office:value-type="string">
            <text:p>sm_sb_building_cavorite_amalgamator_desc</text:p>
          </table:table-cell>
          <table:table-cell table:style-name="ce2" office:value-type="string">
            <text:p>Uses Cavorite as a highly effective and reusable amalgamator, creating a significant amount of Minerals and Energy Credits.\n</text:p>
          </table:table-cell>
          <table:table-cell table:style-name="ce2" office:value-type="string">
            <text:p>Использует каворит, как крайне эффективный и многократно используемый смешиватель, создавая значительное количество минералов и энергии.\n</text:p>
          </table:table-cell>
          <table:table-cell table:style-name="ce2" office:value-type="string">
            <text:p>Verwendet Cavorite als hochwirksamen und wiederverwendbaren Amalgamator, wodurch eine erhebliche Menge an Mineralien und Energie-Credits geschaffen wird.</text:p>
          </table:table-cell>
          <table:table-cell table:style-name="ce2" office:value-type="string">
            <text:p>Usa a Cavorite como um amalgamador altamente eficaz e reutilizável, criando uma quantidade significativa de Minerais e Créditos de Energia.</text:p>
          </table:table-cell>
          <table:table-cell table:style-name="ce2" office:value-type="string">
            <text:p>Utilise Cavorite comme un amalgamateur très efficace et réutilisable, créant une quantité importante de minéraux et de crédits énergétiques.</text:p>
          </table:table-cell>
          <table:table-cell table:style-name="ce2" office:value-type="string">
            <text:p>Wykorzystuje Cavorite jako wysoce skuteczny i wielokrotnego użytku amalgamator, tworząc znaczną ilość Minerałów i Kredytów Energetycznych.</text:p>
          </table:table-cell>
          <table:table-cell table:style-name="ce2" office:value-type="string">
            <text:p>Utiliza Cavorite como un amalgamador altamente efectivo y reutilizable, creando una cantidad significativa de Minerales y Créditos Energéticos.</text:p>
          </table:table-cell>
          <table:table-cell table:style-name="ce8" table:number-columns-repeated="18"/>
          <table:table-cell table:number-columns-repeated="998"/>
        </table:table-row>
        <table:table-row table:style-name="ro2">
          <table:table-cell table:style-name="ce2" office:value-type="string">
            <text:p>sm_sb_building_cryodine_purifier</text:p>
          </table:table-cell>
          <table:table-cell table:style-name="ce2" office:value-type="string">
            <text:p>Cryodine Purifier</text:p>
          </table:table-cell>
          <table:table-cell table:style-name="ce2" office:value-type="string">
            <text:p>Криодиновый очиститель</text:p>
          </table:table-cell>
          <table:table-cell table:style-name="ce2" office:value-type="string">
            <text:p>Kryodin Luftreiniger</text:p>
          </table:table-cell>
          <table:table-cell table:style-name="ce2" office:value-type="string">
            <text:p>Purificador de Criodina</text:p>
          </table:table-cell>
          <table:table-cell table:style-name="ce2" office:value-type="string">
            <text:p>Purificateur de Cryodine</text:p>
          </table:table-cell>
          <table:table-cell table:style-name="ce2" office:value-type="string">
            <text:p>Oczyszczacz kriodyny</text:p>
          </table:table-cell>
          <table:table-cell table:style-name="ce2" office:value-type="string">
            <text:p>Purificador de criodina</text:p>
          </table:table-cell>
          <table:table-cell table:style-name="ce8" table:number-columns-repeated="18"/>
          <table:table-cell table:number-columns-repeated="998"/>
        </table:table-row>
        <table:table-row table:style-name="ro8">
          <table:table-cell table:style-name="ce2" office:value-type="string">
            <text:p>sm_sb_building_cryodine_purifier_desc</text:p>
          </table:table-cell>
          <table:table-cell table:style-name="ce2" office:value-type="string">
            <text:p>Purifies Cryodine Ice into a pure form, fueling Engineering research ventures utilizing its thermodynamic properties.\n</text:p>
          </table:table-cell>
          <table:table-cell table:style-name="ce2" office:value-type="string">
            <text:p>Полностью очищает криодиновые кристаллы, поддерживая инженерные исследовательские объекты, использующие его термодинамические свойства.\n</text:p>
          </table:table-cell>
          <table:table-cell table:style-name="ce2" office:value-type="string">
            <text:p>Reinigt Cryodine Ice in eine reine Form und fördert so die Forschungsarbeiten der Ingenieure unter Nutzung seiner thermodynamischen Eigenschaften.</text:p>
          </table:table-cell>
          <table:table-cell table:style-name="ce2" office:value-type="string">
            <text:p>Purifica Cryodine Ice em uma forma pura, alimentando empreendimentos de pesquisa de engenharia utilizando suas propriedades termodinâmicas.</text:p>
          </table:table-cell>
          <table:table-cell table:style-name="ce2" office:value-type="string">
            <text:p>Purifie la glace cryogénique dans une forme pure, alimentant les entreprises de recherche en génie utilisant ses propriétés thermodynamiques.</text:p>
          </table:table-cell>
          <table:table-cell table:style-name="ce2" office:value-type="string">
            <text:p>Oczyszcza lód Cryodine w czystej postaci, podsycając przedsięwzięcia z zakresu badań inżynieryjnych wykorzystujące jego właściwości termodynamiczne.</text:p>
          </table:table-cell>
          <table:table-cell table:style-name="ce2" office:value-type="string">
            <text:p>Purifica el hielo de criodo en una forma pura, alimentando empresas de investigación de ingeniería que utilizan sus propiedades termodinámicas.</text:p>
          </table:table-cell>
          <table:table-cell table:style-name="ce8" table:number-columns-repeated="18"/>
          <table:table-cell table:number-columns-repeated="998"/>
        </table:table-row>
        <table:table-row table:style-name="ro2">
          <table:table-cell table:style-name="ce2" office:value-type="string">
            <text:p>sm_sb_building_dark_energy_accelerator</text:p>
          </table:table-cell>
          <table:table-cell table:style-name="ce2" office:value-type="string">
            <text:p>Dark Energy Accelerator</text:p>
          </table:table-cell>
          <table:table-cell table:style-name="ce2" office:value-type="string">
            <text:p>Ускоритель тёмной энергии</text:p>
          </table:table-cell>
          <table:table-cell table:style-name="ce2" office:value-type="string">
            <text:p>Beschleuniger der dunklen Energie</text:p>
          </table:table-cell>
          <table:table-cell table:style-name="ce2" office:value-type="string">
            <text:p>Acelerador de Energia Negra</text:p>
          </table:table-cell>
          <table:table-cell table:style-name="ce2" office:value-type="string">
            <text:p>Accélérateur d'énergie sombre</text:p>
          </table:table-cell>
          <table:table-cell table:style-name="ce2" office:value-type="string">
            <text:p>Akcelerator Dark Energy</text:p>
          </table:table-cell>
          <table:table-cell table:style-name="ce2" office:value-type="string">
            <text:p>Acelerador de Energía Oscura</text:p>
          </table:table-cell>
          <table:table-cell table:style-name="ce8" table:number-columns-repeated="18"/>
          <table:table-cell table:number-columns-repeated="998"/>
        </table:table-row>
        <table:table-row table:style-name="ro4">
          <table:table-cell table:style-name="ce2" office:value-type="string">
            <text:p>sm_sb_building_dark_energy_accelerator_desc</text:p>
          </table:table-cell>
          <table:table-cell table:style-name="ce2" office:value-type="string">
            <text:p>Manipulates Dark Energy particles for experiments into unusual Physics' properties, deeply expanding knowledge on them.\n</text:p>
          </table:table-cell>
          <table:table-cell table:style-name="ce2" office:value-type="string">
            <text:p>Воздействует на частицы тёмной энергии для экспериментов над её необычными физическими свойствами, увеличивая знаниях о них.\n</text:p>
          </table:table-cell>
          <table:table-cell table:style-name="ce2" office:value-type="string">
            <text:p>Manipuliert Dunkle Energiepartikel für Experimente zu ungewöhnlichen Eigenschaften der Physik, die das Wissen um sie erweitern.</text:p>
          </table:table-cell>
          <table:table-cell table:style-name="ce2" office:value-type="string">
            <text:p>Manipula partículas de energia escura para experiências em propriedades incomuns da física, expandindo profundamente o conhecimento sobre elas.</text:p>
          </table:table-cell>
          <table:table-cell table:style-name="ce2" office:value-type="string">
            <text:p>Manipule des particules d'énergie sombre pour des expériences dans des propriétés physiques inhabituelles, en approfondissant les connaissances sur elles.</text:p>
          </table:table-cell>
          <table:table-cell table:style-name="ce2" office:value-type="string">
            <text:p>Manipuluje cząsteczkami Ciemnej Energii do eksperymentów na niezwykłych właściwościach Fizyki, pogłębiając wiedzę na ich temat.</text:p>
          </table:table-cell>
          <table:table-cell table:style-name="ce2" office:value-type="string">
            <text:p>Manipula partículas de Energía Oscura para experimentos en propiedades físicas inusuales, expandiendo profundamente el conocimiento sobre ellas.</text:p>
          </table:table-cell>
          <table:table-cell table:style-name="ce8" table:number-columns-repeated="18"/>
          <table:table-cell table:number-columns-repeated="998"/>
        </table:table-row>
        <table:table-row table:style-name="ro2">
          <table:table-cell table:style-name="ce2" office:value-type="string">
            <text:p>sm_sb_building_garanthium_smelter</text:p>
          </table:table-cell>
          <table:table-cell table:style-name="ce2" office:value-type="string">
            <text:p>Garanthium Smelter</text:p>
          </table:table-cell>
          <table:table-cell table:style-name="ce2" office:value-type="string">
            <text:p>Плавильня гарантия</text:p>
          </table:table-cell>
          <table:table-cell table:style-name="ce2" office:value-type="string">
            <text:p>Garanthium-Schmelzer</text:p>
          </table:table-cell>
          <table:table-cell table:style-name="ce2" office:value-type="string">
            <text:p>Fornalha de Garanthium</text:p>
          </table:table-cell>
          <table:table-cell table:style-name="ce2" office:value-type="string">
            <text:p>Fonderie de Garanthium</text:p>
          </table:table-cell>
          <table:table-cell table:style-name="ce2" office:value-type="string">
            <text:p>Garanthium Huta</text:p>
          </table:table-cell>
          <table:table-cell table:style-name="ce2" office:value-type="string">
            <text:p>Fundición Garanthium</text:p>
          </table:table-cell>
          <table:table-cell table:style-name="ce8" table:number-columns-repeated="18"/>
          <table:table-cell table:number-columns-repeated="998"/>
        </table:table-row>
        <table:table-row table:style-name="ro12">
          <table:table-cell table:style-name="ce2" office:value-type="string">
            <text:p>sm_sb_building_garanthium_smelter_desc</text:p>
          </table:table-cell>
          <table:table-cell table:style-name="ce2" office:value-type="string">
            <text:p>Smelts Garanthium with other metals to extend its useful properties, yielding a great deal of useful alloys.\n</text:p>
          </table:table-cell>
          <table:table-cell table:style-name="ce2" office:value-type="string">
            <text:p>Сплавливает гарантий с другими металлами для усиления его полезных свойств, получая большое число полезных сплавов.\n</text:p>
          </table:table-cell>
          <table:table-cell table:style-name="ce2" office:value-type="string">
            <text:p>Schmelzt Garanthium mit anderen Metallen, um seine nützlichen Eigenschaften zu erweitern, was eine große Menge nützlicher Legierungen ergibt.</text:p>
          </table:table-cell>
          <table:table-cell table:style-name="ce2" office:value-type="string">
            <text:p>Smelts Garanthium com outros metais para ampliar suas propriedades úteis, produzindo uma grande quantidade de ligas úteis.</text:p>
          </table:table-cell>
          <table:table-cell table:style-name="ce2" office:value-type="string">
            <text:p>Smelts Garanthium avec d'autres métaux pour étendre ses propriétés utiles, ce qui donne beaucoup d'alliages utiles.</text:p>
          </table:table-cell>
          <table:table-cell table:style-name="ce2" office:value-type="string">
            <text:p>Wytapia Garanthium z innymi metalami, aby rozszerzyć jego właściwości użytkowe, dostarczając wiele użytecznych stopów.</text:p>
          </table:table-cell>
          <table:table-cell table:style-name="ce2" office:value-type="string">
            <text:p>Smelts Garanthium con otros metales para extender sus propiedades útiles, produciendo una gran cantidad de aleaciones útiles.</text:p>
          </table:table-cell>
          <table:table-cell table:style-name="ce8" table:number-columns-repeated="18"/>
          <table:table-cell table:number-columns-repeated="998"/>
        </table:table-row>
        <table:table-row table:style-name="ro2">
          <table:table-cell table:style-name="ce2" office:value-type="string">
            <text:p>sm_sb_building_hyperdiamond_lapidary</text:p>
          </table:table-cell>
          <table:table-cell table:style-name="ce2" office:value-type="string">
            <text:p>Hyperdiamond Lapidary</text:p>
          </table:table-cell>
          <table:table-cell table:style-name="ce2" office:value-type="string">
            <text:p>Гравировщик гипер-алмазов</text:p>
          </table:table-cell>
          <table:table-cell table:style-name="ce2" office:value-type="string">
            <text:p>Hyperdiamond Lapidarium</text:p>
          </table:table-cell>
          <table:table-cell table:style-name="ce2" office:value-type="string">
            <text:p>Lapidário Hyperdiamond</text:p>
          </table:table-cell>
          <table:table-cell table:style-name="ce2" office:value-type="string">
            <text:p>Hyperdiamond Lapidaire</text:p>
          </table:table-cell>
          <table:table-cell table:style-name="ce2" office:value-type="string">
            <text:p>Hiperiamond Lapidarium</text:p>
          </table:table-cell>
          <table:table-cell table:style-name="ce2" office:value-type="string">
            <text:p>Hyperdiamond Lapidary</text:p>
          </table:table-cell>
          <table:table-cell table:style-name="ce8" table:number-columns-repeated="18"/>
          <table:table-cell table:number-columns-repeated="998"/>
        </table:table-row>
        <table:table-row table:style-name="ro9">
          <table:table-cell table:style-name="ce2" office:value-type="string">
            <text:p>sm_sb_building_hyperdiamond_lapidary_desc</text:p>
          </table:table-cell>
          <table:table-cell table:style-name="ce2" office:value-type="string">
            <text:p>Cuts Hyperdiamonds into useful and aesthetically pleasing forms for both public and private purposes.\n</text:p>
          </table:table-cell>
          <table:table-cell table:style-name="ce2" office:value-type="string">
            <text:p>Гравирует гипер-алмазы в полезные и эстетически приятные формы, используя их как для публичных, так и приватных нужд.\n</text:p>
          </table:table-cell>
          <table:table-cell table:style-name="ce2" office:value-type="string">
            <text:p>Schneidet Hyperdiamonds zu nützlichen und ästhetisch ansprechenden Formen für öffentliche und private Zwecke.</text:p>
          </table:table-cell>
          <table:table-cell table:style-name="ce2" office:value-type="string">
            <text:p>Corta hiperdiamantes em formas úteis e esteticamente agradáveis ​​para fins públicos e privados.</text:p>
          </table:table-cell>
          <table:table-cell table:style-name="ce2" office:value-type="string">
            <text:p>Coupe Hyperdiamonds en formes utiles et esthétiques pour des buts publics et privés.</text:p>
          </table:table-cell>
          <table:table-cell table:style-name="ce2" office:value-type="string">
            <text:p>Tnie hiperdiamenty w użyteczne i estetyczne formy zarówno do celów publicznych, jak i prywatnych.</text:p>
          </table:table-cell>
          <table:table-cell table:style-name="ce2" office:value-type="string">
            <text:p>Corta Hyperdiamonds en formas útiles y estéticamente agradables para fines públicos y privados.</text:p>
          </table:table-cell>
          <table:table-cell table:style-name="ce8" table:number-columns-repeated="18"/>
          <table:table-cell table:number-columns-repeated="998"/>
        </table:table-row>
        <table:table-row table:style-name="ro1">
          <table:table-cell table:style-name="ce2" office:value-type="string">
            <text:p>sm_sb_building_hyperfuel_reactor</text:p>
          </table:table-cell>
          <table:table-cell table:style-name="ce2" office:value-type="string">
            <text:p>Hyperfuel Reactor</text:p>
          </table:table-cell>
          <table:table-cell table:style-name="ce2" office:value-type="string">
            <text:p>Гипертопливный реактор</text:p>
          </table:table-cell>
          <table:table-cell table:style-name="ce2" office:value-type="string">
            <text:p>Hyperfuel-Reaktor</text:p>
          </table:table-cell>
          <table:table-cell table:style-name="ce2" office:value-type="string">
            <text:p>Reator Hyperfuel</text:p>
          </table:table-cell>
          <table:table-cell table:style-name="ce2" office:value-type="string">
            <text:p>Réacteur Hyperfuel</text:p>
          </table:table-cell>
          <table:table-cell table:style-name="ce2" office:value-type="string">
            <text:p>Hyperfuel Reactor</text:p>
          </table:table-cell>
          <table:table-cell table:style-name="ce2" office:value-type="string">
            <text:p>Reactor de hiperfuel</text:p>
          </table:table-cell>
          <table:table-cell table:style-name="ce8" table:number-columns-repeated="18"/>
          <table:table-cell table:number-columns-repeated="998"/>
        </table:table-row>
        <table:table-row table:style-name="ro12">
          <table:table-cell table:style-name="ce2" office:value-type="string">
            <text:p>sm_sb_building_hyperfuel_reactor_desc</text:p>
          </table:table-cell>
          <table:table-cell table:style-name="ce2" office:value-type="string">
            <text:p>Produces significant quantities of Energy Credits by fully utilizing our Hyperfuel reserves.\n</text:p>
          </table:table-cell>
          <table:table-cell table:style-name="ce2" office:value-type="string">
            <text:p>Производит значительное количество энергии, полностью используя запасы гипертоплива.\n</text:p>
          </table:table-cell>
          <table:table-cell table:style-name="ce2" office:value-type="string">
            <text:p>Erzeugt erhebliche Mengen an Energie-Gutschriften, indem er unsere Hyperfuel-Reserven voll ausnutzt.</text:p>
          </table:table-cell>
          <table:table-cell table:style-name="ce2" office:value-type="string">
            <text:p>Produz quantidades significativas de créditos de energia utilizando totalmente as nossas reservas Hyperfuel.</text:p>
          </table:table-cell>
          <table:table-cell table:style-name="ce2" office:value-type="string">
            <text:p>Produit des quantités importantes de crédits énergétiques en utilisant pleinement nos réserves Hyperfuel.</text:p>
          </table:table-cell>
          <table:table-cell table:style-name="ce2" office:value-type="string">
            <text:p>Produkuje znaczące ilości kredytów energetycznych, wykorzystując w pełni nasze rezerwy Hyperfuel.</text:p>
          </table:table-cell>
          <table:table-cell table:style-name="ce2" office:value-type="string">
            <text:p>Produce cantidades significativas de Créditos de Energía mediante la plena utilización de nuestras reservas de Hyperfuel.</text:p>
          </table:table-cell>
          <table:table-cell table:style-name="ce8" table:number-columns-repeated="18"/>
          <table:table-cell table:number-columns-repeated="998"/>
        </table:table-row>
        <table:table-row table:style-name="ro2">
          <table:table-cell table:style-name="ce2" office:value-type="string">
            <text:p>sm_sb_building_illum_spectral_emitters</text:p>
          </table:table-cell>
          <table:table-cell table:style-name="ce2" office:value-type="string">
            <text:p>Illum Spectral Emitters</text:p>
          </table:table-cell>
          <table:table-cell table:style-name="ce2" office:value-type="string">
            <text:p>Иллумные спектральные эмиттеры</text:p>
          </table:table-cell>
          <table:table-cell table:style-name="ce2" office:value-type="string">
            <text:p>Illum Spektrale Emitter</text:p>
          </table:table-cell>
          <table:table-cell table:style-name="ce2" office:value-type="string">
            <text:p>Emissores espectrais Illum</text:p>
          </table:table-cell>
          <table:table-cell table:style-name="ce2" office:value-type="string">
            <text:p>Emetteurs spectraux Illum</text:p>
          </table:table-cell>
          <table:table-cell table:style-name="ce2" office:value-type="string">
            <text:p>Illum Spectral Emitters</text:p>
          </table:table-cell>
          <table:table-cell table:style-name="ce2" office:value-type="string">
            <text:p>Emisores Espectrales Illum</text:p>
          </table:table-cell>
          <table:table-cell table:style-name="ce8" table:number-columns-repeated="18"/>
          <table:table-cell table:number-columns-repeated="998"/>
        </table:table-row>
        <table:table-row table:style-name="ro8">
          <table:table-cell table:style-name="ce2" office:value-type="string">
            <text:p>sm_sb_building_illum_spectral_emitters_desc</text:p>
          </table:table-cell>
          <table:table-cell table:style-name="ce2" office:value-type="string">
            <text:p>Emits a constant field of spectral echoes and spatial distortions, confusing enemy ship sensors in the system.\n</text:p>
          </table:table-cell>
          <table:table-cell table:style-name="ce2" office:value-type="string">
            <text:p>Испускает постоянное поле спектральных эхо и пространственных искажений, вызывая неполадки в сенсорах враждебных кораблей в системе.\n</text:p>
          </table:table-cell>
          <table:table-cell table:style-name="ce2" office:value-type="string">
            <text:p>Emittiert ein konstantes Feld von spektralen Echos und räumlichen Verzerrungen, wodurch feindliche Schiffssensoren im System verwirrt werden.</text:p>
          </table:table-cell>
          <table:table-cell table:style-name="ce2" office:value-type="string">
            <text:p>Emite um campo constante de ecos espectrais e distorções espaciais, confundindo sensores de navios inimigos no sistema.</text:p>
          </table:table-cell>
          <table:table-cell table:style-name="ce2" office:value-type="string">
            <text:p>Émet un champ constant d'échos spectraux et de distorsions spatiales, confondant les capteurs des vaisseaux ennemis dans le système.</text:p>
          </table:table-cell>
          <table:table-cell table:style-name="ce2" office:value-type="string">
            <text:p>Emituje stałe pole ech widmowych i zniekształceń przestrzennych, myląc czujniki okrętów przeciwnika w systemie.</text:p>
          </table:table-cell>
          <table:table-cell table:style-name="ce2" office:value-type="string">
            <text:p>Emite un campo constante de ecos espectrales y distorsiones espaciales, confundiendo los sensores de naves enemigas en el sistema.</text:p>
          </table:table-cell>
          <table:table-cell table:style-name="ce8" table:number-columns-repeated="18"/>
          <table:table-cell table:number-columns-repeated="998"/>
        </table:table-row>
        <table:table-row table:style-name="ro3">
          <table:table-cell table:style-name="ce2" office:value-type="string">
            <text:p>sm_sb_building_living_research_facility</text:p>
          </table:table-cell>
          <table:table-cell table:style-name="ce2" office:value-type="string">
            <text:p>Living Metal Research Facility</text:p>
          </table:table-cell>
          <table:table-cell table:style-name="ce2" office:value-type="string">
            <text:p>Исследовательский комплекс живого металла</text:p>
          </table:table-cell>
          <table:table-cell table:style-name="ce2" office:value-type="string">
            <text:p>Living Metal Research Facility</text:p>
          </table:table-cell>
          <table:table-cell table:style-name="ce2" office:value-type="string">
            <text:p>Instalação de pesquisa de metal vivo</text:p>
          </table:table-cell>
          <table:table-cell table:style-name="ce2" office:value-type="string">
            <text:p>Installation de recherche sur les métaux vivants</text:p>
          </table:table-cell>
          <table:table-cell table:style-name="ce2" office:value-type="string">
            <text:p>Living Metal Research Facility</text:p>
          </table:table-cell>
          <table:table-cell table:style-name="ce2" office:value-type="string">
            <text:p>Instalación de investigación de metales vivos</text:p>
          </table:table-cell>
          <table:table-cell table:style-name="ce8" table:number-columns-repeated="18"/>
          <table:table-cell table:number-columns-repeated="998"/>
        </table:table-row>
        <table:table-row table:style-name="ro9">
          <table:table-cell table:style-name="ce2" office:value-type="string">
            <text:p>sm_sb_building_living_research_facility_desc</text:p>
          </table:table-cell>
          <table:table-cell table:style-name="ce2" office:value-type="string">
            <text:p>Researches the mysteries of Living Metal to revolutionize our Engineering sciences.\n</text:p>
          </table:table-cell>
          <table:table-cell table:style-name="ce2" office:value-type="string">
            <text:p>Исследует тайны живого металла, чтобы изменить в корне инженерию.\n</text:p>
          </table:table-cell>
          <table:table-cell table:style-name="ce2" office:value-type="string">
            <text:p>Erforscht die Geheimnisse von Living Metal, um unsere Ingenieurwissenschaften zu revolutionieren.</text:p>
          </table:table-cell>
          <table:table-cell table:style-name="ce2" office:value-type="string">
            <text:p>Pesquisa os mistérios do Living Metal para revolucionar nossas ciências de engenharia.</text:p>
          </table:table-cell>
          <table:table-cell table:style-name="ce2" office:value-type="string">
            <text:p>Recherche les mystères de Living Metal pour révolutionner nos sciences de l'ingénieur.</text:p>
          </table:table-cell>
          <table:table-cell table:style-name="ce2" office:value-type="string">
            <text:p>Analizuje tajemnice Living Metalu, aby zrewolucjonizować nasze nauki inżynierskie.</text:p>
          </table:table-cell>
          <table:table-cell table:style-name="ce2" office:value-type="string">
            <text:p>Investiga los misterios de Living Metal para revolucionar nuestras ciencias de Ingeniería.</text:p>
          </table:table-cell>
          <table:table-cell table:style-name="ce8" table:number-columns-repeated="18"/>
          <table:table-cell table:number-columns-repeated="998"/>
        </table:table-row>
        <table:table-row table:style-name="ro1">
          <table:table-cell table:style-name="ce2" office:value-type="string">
            <text:p>sm_sb_building_lythuric_reactor</text:p>
          </table:table-cell>
          <table:table-cell table:style-name="ce2" office:value-type="string">
            <text:p>Lythuric Reactor</text:p>
          </table:table-cell>
          <table:table-cell table:style-name="ce2" office:value-type="string">
            <text:p>Литурический реактор</text:p>
          </table:table-cell>
          <table:table-cell table:style-name="ce2" office:value-type="string">
            <text:p>Lythurischer Reaktor</text:p>
          </table:table-cell>
          <table:table-cell table:style-name="ce2" office:value-type="string">
            <text:p>Reator Lythuric</text:p>
          </table:table-cell>
          <table:table-cell table:number-columns-repeated="2" table:style-name="ce2" office:value-type="string">
            <text:p>Lythuric Reactor</text:p>
          </table:table-cell>
          <table:table-cell table:style-name="ce2" office:value-type="string">
            <text:p>Reactor Lythuric</text:p>
          </table:table-cell>
          <table:table-cell table:style-name="ce8" table:number-columns-repeated="18"/>
          <table:table-cell table:number-columns-repeated="998"/>
        </table:table-row>
        <table:table-row table:style-name="ro6">
          <table:table-cell table:style-name="ce2" office:value-type="string">
            <text:p>sm_sb_building_lythuric_reactor_desc</text:p>
          </table:table-cell>
          <table:table-cell table:style-name="ce2" office:value-type="string">
            <text:p>Harnesses Lythuric Gas' potent energy properties to provide both power and a potent tool for Physics experimentation.\n</text:p>
          </table:table-cell>
          <table:table-cell table:style-name="ce2" office:value-type="string">
            <text:p>Сосредотачивает сильные энергетические свойства литурического газа для выработки энергии и создания мощной техники для физических экспериментов.\n</text:p>
          </table:table-cell>
          <table:table-cell table:style-name="ce2" office:value-type="string">
            <text:p>Erzeugt die potenten Energieeigenschaften von Lythuric Gas, die sowohl Kraft als auch ein potentes Werkzeug für das Experimentieren mit Physik zur Verfügung stellen.</text:p>
          </table:table-cell>
          <table:table-cell table:style-name="ce2" office:value-type="string">
            <text:p>Aproveita as potentes propriedades energéticas do gás líthurico para fornecer potência e uma ferramenta potente para a experimentação física.</text:p>
          </table:table-cell>
          <table:table-cell table:style-name="ce2" office:value-type="string">
            <text:p>Exploite les puissantes propriétés énergétiques de Lythuric Gas pour fournir à la fois de la puissance et un puissant outil pour l'expérimentation en physique.</text:p>
          </table:table-cell>
          <table:table-cell table:style-name="ce2" office:value-type="string">
            <text:p>Uprzęże Lythuric Gas 'Potężne właściwości energetyczne zapewniające zarówno moc, jak i potężne narzędzie do eksperymentów fizycznych.</text:p>
          </table:table-cell>
          <table:table-cell table:style-name="ce2" office:value-type="string">
            <text:p>Aprovecha las potentes propiedades energéticas de Lythuric Gas para proporcionar potencia y una potente herramienta para la experimentación física.</text:p>
          </table:table-cell>
          <table:table-cell table:style-name="ce8" table:number-columns-repeated="18"/>
          <table:table-cell table:number-columns-repeated="998"/>
        </table:table-row>
        <table:table-row table:style-name="ro3">
          <table:table-cell table:style-name="ce2" office:value-type="string">
            <text:p>sm_sb_building_neodymium_integrity_field_generator</text:p>
          </table:table-cell>
          <table:table-cell table:style-name="ce2" office:value-type="string">
            <text:p>Neodymium Integrity Field Generator</text:p>
          </table:table-cell>
          <table:table-cell table:style-name="ce2" office:value-type="string">
            <text:p>Неодимовый генератор полей целостности</text:p>
          </table:table-cell>
          <table:table-cell table:style-name="ce2" office:value-type="string">
            <text:p>Neodym-Integritätsfeldgenerator</text:p>
          </table:table-cell>
          <table:table-cell table:style-name="ce2" office:value-type="string">
            <text:p>Gerador de campo de integridade de neodímio</text:p>
          </table:table-cell>
          <table:table-cell table:style-name="ce2" office:value-type="string">
            <text:p>Générateur de champ d'intégrité au néodyme</text:p>
          </table:table-cell>
          <table:table-cell table:style-name="ce2" office:value-type="string">
            <text:p>Generator pola neutralności neodymowej</text:p>
          </table:table-cell>
          <table:table-cell table:style-name="ce2" office:value-type="string">
            <text:p>Generador de Campo de Integridad de Neodimio</text:p>
          </table:table-cell>
          <table:table-cell table:style-name="ce8" table:number-columns-repeated="18"/>
          <table:table-cell table:number-columns-repeated="998"/>
        </table:table-row>
        <table:table-row table:style-name="ro4">
          <table:table-cell table:style-name="ce2" office:value-type="string">
            <text:p>sm_sb_building_neodymium_integrity_field_generator_desc</text:p>
          </table:table-cell>
          <table:table-cell table:style-name="ce2" office:value-type="string">
            <text:p>Reinforces friendly ships in the system with a Neodymium bulwark integrity field, dramatically improving resistance to damage.\n</text:p>
          </table:table-cell>
          <table:table-cell table:style-name="ce2" office:value-type="string">
            <text:p>Укрепляет дружественные корабли в системе с неодимовым полем целостности неодимового на бастионе, значительно улучшая устойчивость к повреждениям.\n</text:p>
          </table:table-cell>
          <table:table-cell table:style-name="ce2" office:value-type="string">
            <text:p>Verstärkt freundliche Schiffe im System mit einem Neodym-Bollwerk-Integritätsfeld und verbessert die Widerstandsfähigkeit gegen Beschädigung dramatisch.</text:p>
          </table:table-cell>
          <table:table-cell table:style-name="ce2" office:value-type="string">
            <text:p>Reforça os navios amistosos no sistema com um campo de integridade de balaustrada de neodímio, melhorando drasticamente a resistência a danos.</text:p>
          </table:table-cell>
          <table:table-cell table:style-name="ce2" office:value-type="string">
            <text:p>Renforce les vaisseaux amicaux dans le système avec un champ d'intégrité de rempart en néodyme, améliorant considérablement la résistance aux dommages.</text:p>
          </table:table-cell>
          <table:table-cell table:style-name="ce2" office:value-type="string">
            <text:p>Wzmacnia przyjazne statki w systemie dzięki polu integralności burt z neodymu, znacznie zwiększając odporność na uszkodzenia.</text:p>
          </table:table-cell>
          <table:table-cell table:style-name="ce2" office:value-type="string">
            <text:p>Refuerza los barcos amigables en el sistema con un campo de integridad de baluarte de neodimio, mejorando dramáticamente la resistencia al daño.</text:p>
          </table:table-cell>
          <table:table-cell table:style-name="ce8" table:number-columns-repeated="18"/>
          <table:table-cell table:number-columns-repeated="998"/>
        </table:table-row>
        <table:table-row table:style-name="ro3">
          <table:table-cell table:style-name="ce2" office:value-type="string">
            <text:p>sm_sb_building_neorite_targeting_array</text:p>
          </table:table-cell>
          <table:table-cell table:style-name="ce2" office:value-type="string">
            <text:p>Neorite Targeting Array</text:p>
          </table:table-cell>
          <table:table-cell table:style-name="ce2" office:value-type="string">
            <text:p>Неоритовая матрица отслеживания</text:p>
          </table:table-cell>
          <table:table-cell table:style-name="ce2" office:value-type="string">
            <text:p>Neorite-Targeting-Array</text:p>
          </table:table-cell>
          <table:table-cell table:style-name="ce2" office:value-type="string">
            <text:p>Matriz de segmentação de Neorite</text:p>
          </table:table-cell>
          <table:table-cell table:number-columns-repeated="2" table:style-name="ce2" office:value-type="string">
            <text:p>Neorite Targeting Array</text:p>
          </table:table-cell>
          <table:table-cell table:style-name="ce2" office:value-type="string">
            <text:p>Matriz de orientación de Neorite</text:p>
          </table:table-cell>
          <table:table-cell table:style-name="ce8" table:number-columns-repeated="18"/>
          <table:table-cell table:number-columns-repeated="998"/>
        </table:table-row>
        <table:table-row table:style-name="ro4">
          <table:table-cell table:style-name="ce2" office:value-type="string">
            <text:p>sm_sb_building_neorite_targeting_array_desc</text:p>
          </table:table-cell>
          <table:table-cell table:style-name="ce2" office:value-type="string">
            <text:p>Makes use of special Neorite sensors to create an array battery, improving targeting efficacy of every friendly ship in the system.\n</text:p>
          </table:table-cell>
          <table:table-cell table:style-name="ce2" office:value-type="string">
            <text:p>Позволяет использовать специальные неоритовые сенсоры для создания матричной батареи, усиляющей эффективность отслеживания каждого дружественного корабля в системе.\n</text:p>
          </table:table-cell>
          <table:table-cell table:style-name="ce2" office:value-type="string">
            <text:p>Nutzt spezielle Neorite-Sensoren, um eine Array-Batterie zu erstellen, die die Targeting-Effizienz jedes befreundeten Schiffes im System verbessert.</text:p>
          </table:table-cell>
          <table:table-cell table:style-name="ce2" office:value-type="string">
            <text:p>Utiliza sensores especiais Neorite para criar uma bateria de matriz, melhorando a eficácia da segmentação de todos os navios amigáveis ​​do sistema.</text:p>
          </table:table-cell>
          <table:table-cell table:style-name="ce2" office:value-type="string">
            <text:p>Fait usage de capteurs Neorite spéciaux pour créer une batterie de tableau, améliorant ainsi l'efficacité du ciblage de tous les vaisseaux amicaux du système.</text:p>
          </table:table-cell>
          <table:table-cell table:style-name="ce2" office:value-type="string">
            <text:p>Wykorzystuje specjalne czujniki Neorite do tworzenia baterii matrycowej, poprawiając celność każdego przyjaznego statku w systemie.</text:p>
          </table:table-cell>
          <table:table-cell table:style-name="ce2" office:value-type="string">
            <text:p>Hace uso de sensores especiales de Neorite para crear una batería de matriz, mejorando la eficacia de orientación de cada nave amiga en el sistema.</text:p>
          </table:table-cell>
          <table:table-cell table:style-name="ce8" table:number-columns-repeated="18"/>
          <table:table-cell table:number-columns-repeated="998"/>
        </table:table-row>
        <table:table-row table:style-name="ro1">
          <table:table-cell table:style-name="ce2" office:value-type="string">
            <text:p>sm_sb_building_neutronium_forge</text:p>
          </table:table-cell>
          <table:table-cell table:style-name="ce2" office:value-type="string">
            <text:p>Neutronium Forge</text:p>
          </table:table-cell>
          <table:table-cell table:style-name="ce2" office:value-type="string">
            <text:p>Кузница нейтрония</text:p>
          </table:table-cell>
          <table:table-cell table:style-name="ce2" office:value-type="string">
            <text:p>Neutroniumschmiede</text:p>
          </table:table-cell>
          <table:table-cell table:style-name="ce2" office:value-type="string">
            <text:p>Forja de Neutrónio</text:p>
          </table:table-cell>
          <table:table-cell table:number-columns-repeated="2" table:style-name="ce2" office:value-type="string">
            <text:p>Neutronium Forge</text:p>
          </table:table-cell>
          <table:table-cell table:style-name="ce2" office:value-type="string">
            <text:p>Forja de neutrones</text:p>
          </table:table-cell>
          <table:table-cell table:style-name="ce8" table:number-columns-repeated="18"/>
          <table:table-cell table:number-columns-repeated="998"/>
        </table:table-row>
        <table:table-row table:style-name="ro7">
          <table:table-cell table:style-name="ce2" office:value-type="string">
            <text:p>sm_sb_building_neutronium_forge_desc</text:p>
          </table:table-cell>
          <table:table-cell table:style-name="ce2" office:value-type="string">
            <text:p>Forges Neutronium for non-military purposes, creating extremely durable outputs for a number of industrial uses.\n</text:p>
          </table:table-cell>
          <table:table-cell table:style-name="ce2" office:value-type="string">
            <text:p>Использует в ковке нейтрониум для мирных целей, создавая крайне прочную продукцию для числа индустриальных направлений.\n</text:p>
          </table:table-cell>
          <table:table-cell table:style-name="ce2" office:value-type="string">
            <text:p>Schmiedet Neutronium für nichtmilitärische Zwecke, wodurch extrem langlebige Produkte für eine Vielzahl industrieller Anwendungen entstehen.</text:p>
          </table:table-cell>
          <table:table-cell table:style-name="ce2" office:value-type="string">
            <text:p>Forja o Neutronium para fins não militares, criando saídas extremamente duráveis ​​para vários usos industriais.</text:p>
          </table:table-cell>
          <table:table-cell table:style-name="ce2" office:value-type="string">
            <text:p>Forges Neutronium à des fins non militaires, créant des sorties extrêmement durables pour un certain nombre d'utilisations industrielles.</text:p>
          </table:table-cell>
          <table:table-cell table:style-name="ce2" office:value-type="string">
            <text:p>Wytwarza Neutronium do celów niewojskowych, tworząc niezwykle trwałe produkty dla wielu zastosowań przemysłowych.</text:p>
          </table:table-cell>
          <table:table-cell table:style-name="ce2" office:value-type="string">
            <text:p>Forja el neutronio para fines no militares, creando salidas extremadamente duraderas para una serie de usos industriales.</text:p>
          </table:table-cell>
          <table:table-cell table:style-name="ce8" table:number-columns-repeated="18"/>
          <table:table-cell table:number-columns-repeated="998"/>
        </table:table-row>
        <table:table-row table:style-name="ro1">
          <table:table-cell table:style-name="ce2" office:value-type="string">
            <text:p>sm_sb_building_orillium_factory</text:p>
          </table:table-cell>
          <table:table-cell table:style-name="ce2" office:value-type="string">
            <text:p>Orillium Factory</text:p>
          </table:table-cell>
          <table:table-cell table:style-name="ce2" office:value-type="string">
            <text:p>Завод ориллия</text:p>
          </table:table-cell>
          <table:table-cell table:style-name="ce2" office:value-type="string">
            <text:p>Orilliumfabrik</text:p>
          </table:table-cell>
          <table:table-cell table:style-name="ce2" office:value-type="string">
            <text:p>Fábrica Orillium</text:p>
          </table:table-cell>
          <table:table-cell table:style-name="ce2" office:value-type="string">
            <text:p>Usine d'Orillium</text:p>
          </table:table-cell>
          <table:table-cell table:style-name="ce2" office:value-type="string">
            <text:p>Fabryka Orillium</text:p>
          </table:table-cell>
          <table:table-cell table:style-name="ce2" office:value-type="string">
            <text:p>Fábrica de Orillium</text:p>
          </table:table-cell>
          <table:table-cell table:style-name="ce8" table:number-columns-repeated="18"/>
          <table:table-cell table:number-columns-repeated="998"/>
        </table:table-row>
        <table:table-row table:style-name="ro7">
          <table:table-cell table:style-name="ce2" office:value-type="string">
            <text:p>sm_sb_building_orillium_factory_desc</text:p>
          </table:table-cell>
          <table:table-cell table:style-name="ce2" office:value-type="string">
            <text:p>Puts Orillium's properties into producing mining equipment, increasing Minerals output.\n</text:p>
          </table:table-cell>
          <table:table-cell table:style-name="ce2" office:value-type="string">
            <text:p>Использует свойства ориллия для создания рудного оборудования, увеливая выработку минералов.\n</text:p>
          </table:table-cell>
          <table:table-cell table:style-name="ce2" office:value-type="string">
            <text:p>Verleiht Orilliums Eigenschaften in die Produktion von Bergbauausrüstung und erhöht die Produktion von Mineralien.</text:p>
          </table:table-cell>
          <table:table-cell table:style-name="ce2" office:value-type="string">
            <text:p>Coloca as propriedades da Orillium na produção de equipamentos de mineração, aumentando a produção de minerais.</text:p>
          </table:table-cell>
          <table:table-cell table:style-name="ce2" office:value-type="string">
            <text:p>Met les propriétés d'Orillium dans la production de matériel minier, augmentant la production de minéraux.</text:p>
          </table:table-cell>
          <table:table-cell table:style-name="ce2" office:value-type="string">
            <text:p>Wprowadza właściwości Orillium do produkcji urządzeń górniczych, zwiększając produkcję Minerałów.</text:p>
          </table:table-cell>
          <table:table-cell table:style-name="ce2" office:value-type="string">
            <text:p>Pone las propiedades de Orillium en la producción de equipos de minería, aumentando la producción de Minerales.</text:p>
          </table:table-cell>
          <table:table-cell table:style-name="ce8" table:number-columns-repeated="18"/>
          <table:table-cell table:number-columns-repeated="998"/>
        </table:table-row>
        <table:table-row table:style-name="ro3">
          <table:table-cell table:style-name="ce2" office:value-type="string">
            <text:p>sm_sb_building_pyronium_experimental_lab</text:p>
          </table:table-cell>
          <table:table-cell table:style-name="ce2" office:value-type="string">
            <text:p>Pyronium Experimental Lab</text:p>
          </table:table-cell>
          <table:table-cell table:style-name="ce2" office:value-type="string">
            <text:p>Экспериментальная лаборатория пирониевых кристаллов</text:p>
          </table:table-cell>
          <table:table-cell table:style-name="ce2" office:value-type="string">
            <text:p>Pyronium Experimentelles Labor</text:p>
          </table:table-cell>
          <table:table-cell table:style-name="ce2" office:value-type="string">
            <text:p>Laboratório Experimental de Pirônio</text:p>
          </table:table-cell>
          <table:table-cell table:number-columns-repeated="2" table:style-name="ce2" office:value-type="string">
            <text:p>Pyronium Experimental Lab</text:p>
          </table:table-cell>
          <table:table-cell table:style-name="ce2" office:value-type="string">
            <text:p>Laboratorio Experimental de Pyronium</text:p>
          </table:table-cell>
          <table:table-cell table:style-name="ce8" table:number-columns-repeated="18"/>
          <table:table-cell table:number-columns-repeated="998"/>
        </table:table-row>
        <table:table-row table:style-name="ro7">
          <table:table-cell table:style-name="ce2" office:value-type="string">
            <text:p>sm_sb_building_pyronium_experimental_lab_desc</text:p>
          </table:table-cell>
          <table:table-cell table:style-name="ce2" office:value-type="string">
            <text:p>Puts the explosive Pyronium crystals to use in Physics experiments - nothing shall remain unexploded.\n</text:p>
          </table:table-cell>
          <table:table-cell table:style-name="ce2" office:value-type="string">
            <text:p>Позволяет использовать пирониевые кристаллы в физических экспериментах - ничто не останется невзорванным.\n</text:p>
          </table:table-cell>
          <table:table-cell table:style-name="ce2" office:value-type="string">
            <text:p>Setzt die explosiven Pyroniumkristalle in Physikexperimente ein - nichts soll unexplodiert bleiben.</text:p>
          </table:table-cell>
          <table:table-cell table:style-name="ce2" office:value-type="string">
            <text:p>Coloca os explosivos cristais de pirônio para uso em experimentos de física - nada deve permanecer explodido.</text:p>
          </table:table-cell>
          <table:table-cell table:style-name="ce2" office:value-type="string">
            <text:p>Met les explosifs cristaux de pyronium à utiliser dans les expériences de physique - rien ne doit rester non explosé.</text:p>
          </table:table-cell>
          <table:table-cell table:style-name="ce2" office:value-type="string">
            <text:p>Umieszcza wybuchowe kryształy Pyronium do wykorzystania w eksperymentach fizycznych - nic nie pozostanie niewykorzystane.</text:p>
          </table:table-cell>
          <table:table-cell table:style-name="ce2" office:value-type="string">
            <text:p>Pone los explosivos cristales de Pyronium para usar en experimentos de Física: nada debe permanecer sin explotar.</text:p>
          </table:table-cell>
          <table:table-cell table:style-name="ce8" table:number-columns-repeated="18"/>
          <table:table-cell table:number-columns-repeated="998"/>
        </table:table-row>
        <table:table-row table:style-name="ro1">
          <table:table-cell table:style-name="ce2" office:value-type="string">
            <text:p>sm_sb_building_scritch_gravity_forge</text:p>
          </table:table-cell>
          <table:table-cell table:style-name="ce2" office:value-type="string">
            <text:p>Scritch Gravity Forge</text:p>
          </table:table-cell>
          <table:table-cell table:style-name="ce2" office:value-type="string">
            <text:p>Гравитационная кузня скритча</text:p>
          </table:table-cell>
          <table:table-cell table:style-name="ce2" office:value-type="string">
            <text:p>Scritch Schwerkraftschmiede</text:p>
          </table:table-cell>
          <table:table-cell table:number-columns-repeated="4" table:style-name="ce2" office:value-type="string">
            <text:p>Scritch Gravity Forge</text:p>
          </table:table-cell>
          <table:table-cell table:style-name="ce8" table:number-columns-repeated="18"/>
          <table:table-cell table:number-columns-repeated="998"/>
        </table:table-row>
        <table:table-row table:style-name="ro6">
          <table:table-cell table:style-name="ce2" office:value-type="string">
            <text:p>sm_sb_building_scritch_gravity_forge_desc</text:p>
          </table:table-cell>
          <table:table-cell table:style-name="ce2" office:value-type="string">
            <text:p>Enables use of Scritch with highly advanced gravitic funneling and 'metal casting' technologies, creating extemely hard tools and materials.\n</text:p>
          </table:table-cell>
          <table:table-cell table:style-name="ce2" office:value-type="string">
            <text:p>Позволяет использовать скритч с усиленным гравитационным стягиванием и технологиями отливки металлов, для создания крайне крепких орудий и материалов.\n</text:p>
          </table:table-cell>
          <table:table-cell table:style-name="ce2" office:value-type="string">
            <text:p>Ermöglicht den Einsatz von Scritch mit hochentwickelten Gravitationstrichter- und "Metal Casting" -Technologien, die extrem harte Werkzeuge und Materialien erzeugen.</text:p>
          </table:table-cell>
          <table:table-cell table:style-name="ce2" office:value-type="string">
            <text:p>Permite o uso de Scritch com tecnologias de funil gravítico altamente avançadas e “fundição de metal”, criando ferramentas e materiais extremamente duros.</text:p>
          </table:table-cell>
          <table:table-cell table:style-name="ce2" office:value-type="string">
            <text:p>Permet l'utilisation de Scritch avec des technologies très avancées d'entonnoir gravitationnel et de «coulée de métal», créant des outils et des matériaux extrêmement durs.</text:p>
          </table:table-cell>
          <table:table-cell table:style-name="ce2" office:value-type="string">
            <text:p>Umożliwia korzystanie ze Scritcha z zaawansowanymi technologiami lejowania grawitacyjnego i "odlewania metali", tworząc niezwykle twarde narzędzia i materiały.</text:p>
          </table:table-cell>
          <table:table-cell table:style-name="ce2" office:value-type="string">
            <text:p>Permite el uso de Scritch con tecnologías avanzadas de embudo gravítico y "fundición de metal", creando herramientas y materiales extremadamente difíciles.</text:p>
          </table:table-cell>
          <table:table-cell table:style-name="ce8" table:number-columns-repeated="18"/>
          <table:table-cell table:number-columns-repeated="998"/>
        </table:table-row>
        <table:table-row table:style-name="ro2">
          <table:table-cell table:style-name="ce2" office:value-type="string">
            <text:p>sm_sb_building_selenemite_foundry</text:p>
          </table:table-cell>
          <table:table-cell table:style-name="ce2" office:value-type="string">
            <text:p>Selenemite Foundry</text:p>
          </table:table-cell>
          <table:table-cell table:style-name="ce2" office:value-type="string">
            <text:p>Литейная селенемита</text:p>
          </table:table-cell>
          <table:table-cell table:style-name="ce2" office:value-type="string">
            <text:p>Selenemit-Gießerei</text:p>
          </table:table-cell>
          <table:table-cell table:style-name="ce2" office:value-type="string">
            <text:p>Fundição Selenemita</text:p>
          </table:table-cell>
          <table:table-cell table:style-name="ce2" office:value-type="string">
            <text:p>Fonderie de sélénémite</text:p>
          </table:table-cell>
          <table:table-cell table:style-name="ce2" office:value-type="string">
            <text:p>Odlewnia Selenemitów</text:p>
          </table:table-cell>
          <table:table-cell table:style-name="ce2" office:value-type="string">
            <text:p>Fundición de selenemita</text:p>
          </table:table-cell>
          <table:table-cell table:style-name="ce8" table:number-columns-repeated="18"/>
          <table:table-cell table:number-columns-repeated="998"/>
        </table:table-row>
        <table:table-row table:style-name="ro9">
          <table:table-cell table:style-name="ce2" office:value-type="string">
            <text:p>sm_sb_building_selenemite_foundry_desc</text:p>
          </table:table-cell>
          <table:table-cell table:style-name="ce2" office:value-type="string">
            <text:p>Refines Selenemite ore for study in the fields of bioelectricity and laser surgery.</text:p>
          </table:table-cell>
          <table:table-cell table:style-name="ce2" office:value-type="string">
            <text:p>Очищает селенемит для исследований в области биоэлектричества и лазерной хирургии.\n</text:p>
          </table:table-cell>
          <table:table-cell table:style-name="ce2" office:value-type="string">
            <text:p>Verfeinert Selenit-Erz für Studien in den Bereichen Bioelektrizität und Laserchirurgie.</text:p>
          </table:table-cell>
          <table:table-cell table:style-name="ce2" office:value-type="string">
            <text:p>Refina minério de selenemita para estudo nas áreas de bioeletricidade e cirurgia a laser.</text:p>
          </table:table-cell>
          <table:table-cell table:style-name="ce2" office:value-type="string">
            <text:p>Affine le minerai sélénémite pour l'étude dans les domaines de la bioélectricité et de la chirurgie au laser.</text:p>
          </table:table-cell>
          <table:table-cell table:style-name="ce2" office:value-type="string">
            <text:p>Rafinuje rudę Selenemitu do badań w dziedzinie bioelektryczności i chirurgii laserowej.</text:p>
          </table:table-cell>
          <table:table-cell table:style-name="ce2" office:value-type="string">
            <text:p>Refina mineral de Selenemita para su estudio en los campos de bioelectricidad y cirugía láser.</text:p>
          </table:table-cell>
          <table:table-cell table:style-name="ce8" table:number-columns-repeated="18"/>
          <table:table-cell table:number-columns-repeated="998"/>
        </table:table-row>
        <table:table-row table:style-name="ro2">
          <table:table-cell table:style-name="ce2" office:value-type="string">
            <text:p>sm_sb_building_sorium_shield_multiplexer</text:p>
          </table:table-cell>
          <table:table-cell table:style-name="ce2" office:value-type="string">
            <text:p>Sorium Shield Multiplexer</text:p>
          </table:table-cell>
          <table:table-cell table:style-name="ce2" office:value-type="string">
            <text:p>Сориумный мультиплексор щитов</text:p>
          </table:table-cell>
          <table:table-cell table:style-name="ce2" office:value-type="string">
            <text:p>Sorium-Schild-Multiplexer</text:p>
          </table:table-cell>
          <table:table-cell table:style-name="ce2" office:value-type="string">
            <text:p>Multiplexer do escudo do Sorium</text:p>
          </table:table-cell>
          <table:table-cell table:style-name="ce2" office:value-type="string">
            <text:p>Multiplexeur de bouclier de Sorium</text:p>
          </table:table-cell>
          <table:table-cell table:style-name="ce2" office:value-type="string">
            <text:p>Sorium Shield Multiplexer</text:p>
          </table:table-cell>
          <table:table-cell table:style-name="ce2" office:value-type="string">
            <text:p>Multiplexor Sorium Shield</text:p>
          </table:table-cell>
          <table:table-cell table:style-name="ce8" table:number-columns-repeated="18"/>
          <table:table-cell table:number-columns-repeated="998"/>
        </table:table-row>
        <table:table-row table:style-name="ro9">
          <table:table-cell table:style-name="ce2" office:value-type="string">
            <text:p>sm_sb_building_sorium_shield_multiplexer_desc</text:p>
          </table:table-cell>
          <table:table-cell table:style-name="ce2" office:value-type="string">
            <text:p>Enhances the shields of friendly ships nearby using a Sorium-derived multiplexer.\n</text:p>
          </table:table-cell>
          <table:table-cell table:style-name="ce2" office:value-type="string">
            <text:p>Усиливает щиты находящихся рядом дружественных кораблей, использующих Сориумный мультиплексор.\n</text:p>
          </table:table-cell>
          <table:table-cell table:style-name="ce2" office:value-type="string">
            <text:p>Verbessert die Schilde von freundlichen Schiffen in der Nähe mit einem von Sorium abgeleiteten Multiplexer.</text:p>
          </table:table-cell>
          <table:table-cell table:style-name="ce2" office:value-type="string">
            <text:p>Melhora os escudos de navios amigáveis ​​próximos usando um multiplexador derivado de Sorium.</text:p>
          </table:table-cell>
          <table:table-cell table:style-name="ce2" office:value-type="string">
            <text:p>Améliore les boucliers des navires amis à proximité en utilisant un multiplexeur dérivé de Sorium.</text:p>
          </table:table-cell>
          <table:table-cell table:style-name="ce2" office:value-type="string">
            <text:p>Wzmacnia tarcze przyjaznych statków w pobliżu, używając multipleksera pochodzącego z Sorium.</text:p>
          </table:table-cell>
          <table:table-cell table:style-name="ce2" office:value-type="string">
            <text:p>Mejora los escudos de las naves amigas cercanas utilizando un multiplexor derivado de Sorium.</text:p>
          </table:table-cell>
          <table:table-cell table:style-name="ce8" table:number-columns-repeated="18"/>
          <table:table-cell table:number-columns-repeated="998"/>
        </table:table-row>
        <table:table-row table:style-name="ro1">
          <table:table-cell table:style-name="ce2" office:value-type="string">
            <text:p>sm_sb_building_teldar_lapidary</text:p>
          </table:table-cell>
          <table:table-cell table:style-name="ce2" office:value-type="string">
            <text:p>Teldar Lapidary</text:p>
          </table:table-cell>
          <table:table-cell table:style-name="ce2" office:value-type="string">
            <text:p>Гравировка телдара</text:p>
          </table:table-cell>
          <table:table-cell table:style-name="ce2" office:value-type="string">
            <text:p>Teldar Lapidar</text:p>
          </table:table-cell>
          <table:table-cell table:style-name="ce2" office:value-type="string">
            <text:p>Lapidário Teldar</text:p>
          </table:table-cell>
          <table:table-cell table:style-name="ce2" office:value-type="string">
            <text:p>Teldar Lapidaire</text:p>
          </table:table-cell>
          <table:table-cell table:number-columns-repeated="2" table:style-name="ce2" office:value-type="string">
            <text:p>Teldar Lapidary</text:p>
          </table:table-cell>
          <table:table-cell table:style-name="ce8" table:number-columns-repeated="18"/>
          <table:table-cell table:number-columns-repeated="998"/>
        </table:table-row>
        <table:table-row table:style-name="ro12">
          <table:table-cell table:style-name="ce2" office:value-type="string">
            <text:p>sm_sb_building_teldar_lapidary_desc</text:p>
          </table:table-cell>
          <table:table-cell table:style-name="ce2" office:value-type="string">
            <text:p>Cuts Teldar into powerful lenses used in both Mining and Energy generation.\n</text:p>
          </table:table-cell>
          <table:table-cell table:style-name="ce2" office:value-type="string">
            <text:p>Вырезает из телдара мощные линзы, используемые как для добычи минералов, так и в выработке энергии.\n</text:p>
          </table:table-cell>
          <table:table-cell table:style-name="ce2" office:value-type="string">
            <text:p>Schneidet Teldar in leistungsstarke Objektive, die sowohl in der Bergbau- als auch in der Energieerzeugung eingesetzt werden.</text:p>
          </table:table-cell>
          <table:table-cell table:style-name="ce2" office:value-type="string">
            <text:p>Corta a Teldar em lentes poderosas usadas na geração de Mineração e Energia.</text:p>
          </table:table-cell>
          <table:table-cell table:style-name="ce2" office:value-type="string">
            <text:p>Coupe Teldar en lentilles puissantes utilisées à la fois dans la production minière et la production d'énergie.</text:p>
          </table:table-cell>
          <table:table-cell table:style-name="ce2" office:value-type="string">
            <text:p>Przycina Teldara do potężnych soczewek wykorzystywanych w generowaniu górnictwa i energii.</text:p>
          </table:table-cell>
          <table:table-cell table:style-name="ce2" office:value-type="string">
            <text:p>Corta a Teldar en potentes lentes utilizados en la generación de Minería y Energía.</text:p>
          </table:table-cell>
          <table:table-cell table:style-name="ce8" table:number-columns-repeated="18"/>
          <table:table-cell table:number-columns-repeated="998"/>
        </table:table-row>
        <table:table-row table:style-name="ro2">
          <table:table-cell table:style-name="ce2" office:value-type="string">
            <text:p>sm_sb_building_thullium_energy_processor</text:p>
          </table:table-cell>
          <table:table-cell table:style-name="ce2" office:value-type="string">
            <text:p>Thullium Energy Processor</text:p>
          </table:table-cell>
          <table:table-cell table:style-name="ce2" office:value-type="string">
            <text:p>Энергетический процессор на тулиуме</text:p>
          </table:table-cell>
          <table:table-cell table:style-name="ce2" office:value-type="string">
            <text:p>Thulium-Energieprozessor</text:p>
          </table:table-cell>
          <table:table-cell table:style-name="ce2" office:value-type="string">
            <text:p>Processador de energia de túlio</text:p>
          </table:table-cell>
          <table:table-cell table:style-name="ce2" office:value-type="string">
            <text:p>Processeur d'énergie Thulium</text:p>
          </table:table-cell>
          <table:table-cell table:style-name="ce2" office:value-type="string">
            <text:p>Thulium Energy Processor</text:p>
          </table:table-cell>
          <table:table-cell table:style-name="ce2" office:value-type="string">
            <text:p>Procesador de energía de tulio</text:p>
          </table:table-cell>
          <table:table-cell table:style-name="ce8" table:number-columns-repeated="18"/>
          <table:table-cell table:number-columns-repeated="998"/>
        </table:table-row>
        <table:table-row table:style-name="ro7">
          <table:table-cell table:style-name="ce2" office:value-type="string">
            <text:p>sm_sb_building_thullium_energy_processor_desc</text:p>
          </table:table-cell>
          <table:table-cell table:style-name="ce2" office:value-type="string">
            <text:p>Combines Thullium with existing power-harvesting technologies to make the starbase a potent Energy hub.\n</text:p>
          </table:table-cell>
          <table:table-cell table:style-name="ce2" office:value-type="string">
            <text:p>Объединяет тулий с существующими энергодобывающими технологиями, позволяя создать мощный энергетический хаб из звёздной базы.\n</text:p>
          </table:table-cell>
          <table:table-cell table:style-name="ce2" office:value-type="string">
            <text:p>Kombiniert Thullium mit bestehenden Technologien zur Energiegewinnung, um die Sternenbasis zu einem potenten Energiezentrum zu machen.</text:p>
          </table:table-cell>
          <table:table-cell table:style-name="ce2" office:value-type="string">
            <text:p>Combina Thullium com as tecnologias de colheita de energia existentes para tornar a base da estrela um potente centro de energia.</text:p>
          </table:table-cell>
          <table:table-cell table:style-name="ce2" office:value-type="string">
            <text:p>Combine Thullium avec les technologies de récupération d'énergie existantes pour faire de la base stellaire un puissant centre d'énergie.</text:p>
          </table:table-cell>
          <table:table-cell table:style-name="ce2" office:value-type="string">
            <text:p>Łączy Thullium z istniejącymi technologiami pozyskiwania energii, aby baza była silnym hubem energetycznym.</text:p>
          </table:table-cell>
          <table:table-cell table:style-name="ce2" office:value-type="string">
            <text:p>Combina Thullium con las tecnologías de recolección de energía existentes para hacer que la base estelar sea un potente centro de energía.</text:p>
          </table:table-cell>
          <table:table-cell table:style-name="ce8" table:number-columns-repeated="18"/>
          <table:table-cell table:number-columns-repeated="998"/>
        </table:table-row>
        <table:table-row table:style-name="ro2">
          <table:table-cell table:style-name="ce2" office:value-type="string">
            <text:p>sm_sb_building_xerodine_hyperlane_stabilizer</text:p>
          </table:table-cell>
          <table:table-cell table:style-name="ce2" office:value-type="string">
            <text:p>Xerodine Hyperlane Stabilizer</text:p>
          </table:table-cell>
          <table:table-cell table:style-name="ce2" office:value-type="string">
            <text:p>Ксеродиновый стабилизатор гиперкоридоров</text:p>
          </table:table-cell>
          <table:table-cell table:style-name="ce2" office:value-type="string">
            <text:p>Xerodine Hyperlane Stabilisator</text:p>
          </table:table-cell>
          <table:table-cell table:style-name="ce2" office:value-type="string">
            <text:p>Estabilizador de Hyperlane Xerodine</text:p>
          </table:table-cell>
          <table:table-cell table:style-name="ce2" office:value-type="string">
            <text:p>Xerodine Hyperlane Stabilisateur</text:p>
          </table:table-cell>
          <table:table-cell table:number-columns-repeated="2" table:style-name="ce2" office:value-type="string">
            <text:p>Xerodine Hyperlane Stabilizer</text:p>
          </table:table-cell>
          <table:table-cell table:style-name="ce8" table:number-columns-repeated="18"/>
          <table:table-cell table:number-columns-repeated="998"/>
        </table:table-row>
        <table:table-row table:style-name="ro4">
          <table:table-cell table:style-name="ce2" office:value-type="string">
            <text:p>sm_sb_building_xerodine_hyperlane_stabilizer_desc</text:p>
          </table:table-cell>
          <table:table-cell table:style-name="ce2" office:value-type="string">
            <text:p>Assists friendly ships in the system with FTL travel by stabilizing hyperlane entry points using Xerodine, expediting hyperdrive entry.\n</text:p>
          </table:table-cell>
          <table:table-cell table:style-name="ce2" office:value-type="string">
            <text:p>Помогает дружественным кораблям в системе со сверхсветовыми перемещениями путем стабилизации точек входа в гиперкоридор с использованием ксеродина, ускоряя разогрев гипердвигателя.\n</text:p>
          </table:table-cell>
          <table:table-cell table:style-name="ce2" office:value-type="string">
            <text:p>Unterstützt befreundete Schiffe im System mit FTL-Fahrten, indem Hyperlane-Eingangspunkte mit Xerodine stabilisiert und der Hyperdrive-Eintritt beschleunigt wird.</text:p>
          </table:table-cell>
          <table:table-cell table:style-name="ce2" office:value-type="string">
            <text:p>Auxilia navios amigáveis ​​no sistema com viagens FTL, estabilizando os pontos de entrada do hyperlane usando Xerodine, acelerando a entrada do hyperdrive.</text:p>
          </table:table-cell>
          <table:table-cell table:style-name="ce2" office:value-type="string">
            <text:p>Assiste les navires amicaux dans le système avec le voyage FTL en stabilisant les points d'entrée hyperlane en utilisant Xerodine, accélérant l'entrée de l'hyperdrive.</text:p>
          </table:table-cell>
          <table:table-cell table:style-name="ce2" office:value-type="string">
            <text:p>Pomaga przyjaznym statkom w systemie podróżować FTL, stabilizując punkty wejściowe hiperlane za pomocą Xerodine, przyspieszając wejście hipernapędu.</text:p>
          </table:table-cell>
          <table:table-cell table:style-name="ce2" office:value-type="string">
            <text:p>Ayuda a los barcos amigos en el sistema con FTL a viajar mediante la estabilización de puntos de entrada hiperlane con Xerodine, agilizando la entrada de hiperimpulsores.</text:p>
          </table:table-cell>
          <table:table-cell table:style-name="ce8" table:number-columns-repeated="18"/>
          <table:table-cell table:number-columns-repeated="998"/>
        </table:table-row>
        <table:table-row table:style-name="ro2">
          <table:table-cell table:style-name="ce2" office:value-type="string">
            <text:p>sm_sb_building_yurantic_mirror_core</text:p>
          </table:table-cell>
          <table:table-cell table:style-name="ce2" office:value-type="string">
            <text:p>Yurantic Mirror Core</text:p>
          </table:table-cell>
          <table:table-cell table:style-name="ce2" office:value-type="string">
            <text:p>Юрантическое зеркальное ядро</text:p>
          </table:table-cell>
          <table:table-cell table:style-name="ce2" office:value-type="string">
            <text:p>Yurantic Spiegelkern</text:p>
          </table:table-cell>
          <table:table-cell table:style-name="ce2" office:value-type="string">
            <text:p>Núcleo Espelho Yurantic</text:p>
          </table:table-cell>
          <table:table-cell table:number-columns-repeated="3" table:style-name="ce2" office:value-type="string">
            <text:p>Yurantic Mirror Core</text:p>
          </table:table-cell>
          <table:table-cell table:style-name="ce8" table:number-columns-repeated="18"/>
          <table:table-cell table:number-columns-repeated="998"/>
        </table:table-row>
        <table:table-row table:style-name="ro4">
          <table:table-cell table:style-name="ce2" office:value-type="string">
            <text:p>sm_sb_building_yurantic_mirror_core_desc</text:p>
          </table:table-cell>
          <table:table-cell table:style-name="ce2" office:value-type="string">
            <text:p>Duplicates Energy and signal transmission through a specialized Yurantic core, aiding our researchers in Engineering fields.\n</text:p>
          </table:table-cell>
          <table:table-cell table:style-name="ce2" office:value-type="string">
            <text:p>Дублирует энергию и копирует передаваемые сигналы через специальное юрантическое ядро, помогая инженерным исследованиям.\n</text:p>
          </table:table-cell>
          <table:table-cell table:style-name="ce2" office:value-type="string">
            <text:p>Dupliziert Energie- und Signalübertragung durch einen speziellen Yurantic-Kern, der unseren Forschern in den Ingenieurwissenschaften hilft.</text:p>
          </table:table-cell>
          <table:table-cell table:style-name="ce2" office:value-type="string">
            <text:p>Duplicados Energia e transmissão de sinais através de um núcleo especializado da Yurantic, auxiliando nossos pesquisadores nas áreas de Engenharia.</text:p>
          </table:table-cell>
          <table:table-cell table:style-name="ce2" office:value-type="string">
            <text:p>Duplicates Transmission d'énergie et de signaux à travers un noyau spécialisé Yurantic, aidant nos chercheurs dans les domaines de l'ingénierie.</text:p>
          </table:table-cell>
          <table:table-cell table:style-name="ce2" office:value-type="string">
            <text:p>Duplikuje transmisję energii i sygnałów przez wyspecjalizowany rdzeń Yurantic, wspomagając naszych badaczy w dziedzinach inżynierii.</text:p>
          </table:table-cell>
          <table:table-cell table:style-name="ce2" office:value-type="string">
            <text:p>Duplica la transmisión de energía y señales a través de un núcleo especializado de Yurantic, ayudando a nuestros investigadores en los campos de ingeniería.</text:p>
          </table:table-cell>
          <table:table-cell table:style-name="ce8" table:number-columns-repeated="18"/>
          <table:table-cell table:number-columns-repeated="998"/>
        </table:table-row>
        <table:table-row table:style-name="ro1">
          <table:table-cell table:style-name="ce2" office:value-type="string">
            <text:p>sm_sb_building_zro_catalyzer</text:p>
          </table:table-cell>
          <table:table-cell table:style-name="ce2" office:value-type="string">
            <text:p>Zro Catalyzer</text:p>
          </table:table-cell>
          <table:table-cell table:style-name="ce2" office:value-type="string">
            <text:p>Катализатор зро</text:p>
          </table:table-cell>
          <table:table-cell table:style-name="ce2" office:value-type="string">
            <text:p>Zro-Katalysator</text:p>
          </table:table-cell>
          <table:table-cell table:number-columns-repeated="2" table:style-name="ce2" office:value-type="string">
            <text:p>Zro Catalyzer</text:p>
          </table:table-cell>
          <table:table-cell table:style-name="ce2" office:value-type="string">
            <text:p>Katalizator Zro</text:p>
          </table:table-cell>
          <table:table-cell table:style-name="ce2" office:value-type="string">
            <text:p>Zro Catalyzer</text:p>
          </table:table-cell>
          <table:table-cell table:style-name="ce8" table:number-columns-repeated="18"/>
          <table:table-cell table:number-columns-repeated="998"/>
        </table:table-row>
        <table:table-row table:style-name="ro6">
          <table:table-cell table:style-name="ce2" office:value-type="string">
            <text:p>sm_sb_building_zro_catalyzer_desc</text:p>
          </table:table-cell>
          <table:table-cell table:style-name="ce2" office:value-type="string">
            <text:p>Catalyzes Zro's exotic particles beyond individual use, contributing to research into widespread Social manipulation and enhancement.\n</text:p>
          </table:table-cell>
          <table:table-cell table:style-name="ce2" office:value-type="string">
            <text:p>Катализирует экзотические частицы зро для неиндивидуального использования, способствуя исследованиям широко распространённых социальных манипуляций и способов самосовершенствования.\n</text:p>
          </table:table-cell>
          <table:table-cell table:style-name="ce2" office:value-type="string">
            <text:p>Katalysiert Zros exotische Partikel über den individuellen Gebrauch hinaus und trägt damit zur Erforschung der weit verbreiteten sozialen Manipulation und Verbesserung bei.</text:p>
          </table:table-cell>
          <table:table-cell table:style-name="ce2" office:value-type="string">
            <text:p>Catalisa as partículas exóticas de Zro além do uso individual, contribuindo para a pesquisa sobre manipulação e aprimoramento social generalizado.</text:p>
          </table:table-cell>
          <table:table-cell table:style-name="ce2" office:value-type="string">
            <text:p>Catalyse les particules exotiques de Zro au-delà de l'usage individuel, contribuant à la recherche dans la manipulation et l'amélioration sociale répandue.</text:p>
          </table:table-cell>
          <table:table-cell table:style-name="ce2" office:value-type="string">
            <text:p>Katalizuje egzotyczne cząsteczki Zro poza indywidualnym wykorzystaniem, przyczyniając się do badań nad powszechną manipulacją i ulepszeniem społecznym.</text:p>
          </table:table-cell>
          <table:table-cell table:style-name="ce2" office:value-type="string">
            <text:p>Cataliza las partículas exóticas de Zro más allá del uso individual, contribuyendo a la investigación sobre la manipulación y mejora social generalizada.</text:p>
          </table:table-cell>
          <table:table-cell table:style-name="ce8" table:number-columns-repeated="18"/>
          <table:table-cell table:number-columns-repeated="998"/>
        </table:table-row>
        <table:table-row table:style-name="ro1">
          <table:table-cell table:style-name="ce2" office:value-type="string">
            <text:p>soil_harvesting</text:p>
          </table:table-cell>
          <table:table-cell table:style-name="ce2" office:value-type="string">
            <text:p>Soil Harvesting</text:p>
          </table:table-cell>
          <table:table-cell table:style-name="ce2" office:value-type="string">
            <text:p>Сбор почвы</text:p>
          </table:table-cell>
          <table:table-cell table:style-name="ce2" office:value-type="string">
            <text:p>Bodenernte</text:p>
          </table:table-cell>
          <table:table-cell table:style-name="ce2" office:value-type="string">
            <text:p>Colheita do Solo</text:p>
          </table:table-cell>
          <table:table-cell table:style-name="ce2" office:value-type="string">
            <text:p>Récolte de sol</text:p>
          </table:table-cell>
          <table:table-cell table:style-name="ce2" office:value-type="string">
            <text:p>Zbieranie gleby</text:p>
          </table:table-cell>
          <table:table-cell table:style-name="ce2" office:value-type="string">
            <text:p>Cosecha de suelo</text:p>
          </table:table-cell>
          <table:table-cell table:style-name="ce8" table:number-columns-repeated="18"/>
          <table:table-cell table:number-columns-repeated="998"/>
        </table:table-row>
        <table:table-row table:style-name="ro9">
          <table:table-cell table:style-name="ce2" office:value-type="string">
            <text:p>soil_harvesting_desc</text:p>
          </table:table-cell>
          <table:table-cell table:style-name="ce2" office:value-type="string">
            <text:p>$soil_harvesting$ is a $planetary_projects$ project. $planetary_projects_desc$\n\n$tech_soil_harvesting_desc$</text:p>
          </table:table-cell>
          <table:table-cell table:style-name="ce2" office:value-type="string">
            <text:p>$soil_harvesting$ это проект типа $planetary_projects$. $planetary_projects_desc$\n\n$tech_soil_harvesting_desc$</text:p>
          </table:table-cell>
          <table:table-cell table:number-columns-repeated="5" table:style-name="ce2" office:value-type="string">
            <text:p>$soil_harvesting$ is a $planetary_projects$ project. $planetary_projects_desc$\n\n$tech_soil_harvesting_desc$</text:p>
          </table:table-cell>
          <table:table-cell table:style-name="ce8" table:number-columns-repeated="18"/>
          <table:table-cell table:number-columns-repeated="998"/>
        </table:table-row>
        <table:table-row table:style-name="ro13">
          <table:table-cell table:style-name="ce2" office:value-type="string">
            <text:p>sorium_3_discovered_country</text:p>
          </table:table-cell>
          <table:table-cell table:number-columns-repeated="7" table:style-name="ce2" office:value-type="string">
            <text:p>\n£sr_sorium_3 §H$sr_sorium_3$§!\n$sr_sorium_3_desc$\n\n</text:p>
          </table:table-cell>
          <table:table-cell table:style-name="ce8" table:number-columns-repeated="18"/>
          <table:table-cell table:number-columns-repeated="998"/>
        </table:table-row>
        <table:table-row table:style-name="ro2">
          <table:table-cell table:style-name="ce2" office:value-type="string">
            <text:p>sorium_3_discovered_ship</text:p>
          </table:table-cell>
          <table:table-cell table:number-columns-repeated="7" table:style-name="ce2" office:value-type="string">
            <text:p>$sorium_3_discovered_country$</text:p>
          </table:table-cell>
          <table:table-cell table:style-name="ce8" table:number-columns-repeated="18"/>
          <table:table-cell table:number-columns-repeated="998"/>
        </table:table-row>
        <table:table-row table:style-name="ro11">
          <table:table-cell table:style-name="ce2" office:value-type="string">
            <text:p>special_resource_building_build_cost_mult</text:p>
          </table:table-cell>
          <table:table-cell table:style-name="ce2" office:value-type="string">
            <text:p>Special Resource Buildings Build Cost Multiplier</text:p>
          </table:table-cell>
          <table:table-cell table:style-name="ce2" office:value-type="string">
            <text:p>Множитель затрат на постройку зданий для добычи специальных ресурсов</text:p>
          </table:table-cell>
          <table:table-cell table:style-name="ce2" office:value-type="string">
            <text:p>Build-Kosten-Multiplikator für spezielle Ressourcengebäude</text:p>
          </table:table-cell>
          <table:table-cell table:style-name="ce2" office:value-type="string">
            <text:p>Construtor de recursos especiais Criar multiplicador de custos</text:p>
          </table:table-cell>
          <table:table-cell table:style-name="ce2" office:value-type="string">
            <text:p>Les bâtiments à ressources spéciales construisent un multiplicateur de coût</text:p>
          </table:table-cell>
          <table:table-cell table:style-name="ce2" office:value-type="string">
            <text:p>Mnożnik kosztów budowy zasobów specjalnych</text:p>
          </table:table-cell>
          <table:table-cell table:style-name="ce2" office:value-type="string">
            <text:p>Edificios de recursos especiales Build Cost Multiplier</text:p>
          </table:table-cell>
          <table:table-cell table:style-name="ce8" table:number-columns-repeated="18"/>
          <table:table-cell table:number-columns-repeated="998"/>
        </table:table-row>
        <table:table-row table:style-name="ro11">
          <table:table-cell table:style-name="ce2" office:value-type="string">
            <text:p>special_resource_building_construction_speed_mult</text:p>
          </table:table-cell>
          <table:table-cell table:style-name="ce2" office:value-type="string">
            <text:p>Special Resource Buildings Construction Speed Multiplier</text:p>
          </table:table-cell>
          <table:table-cell table:style-name="ce2" office:value-type="string">
            <text:p>Множитель скорости постройки зданий для добычи специальных ресурсов</text:p>
          </table:table-cell>
          <table:table-cell table:style-name="ce2" office:value-type="string">
            <text:p>Bauvorhaben Geschwindigkeitsmultiplikator</text:p>
          </table:table-cell>
          <table:table-cell table:style-name="ce2" office:value-type="string">
            <text:p>Multiplicador de velocidade de construção de edifícios de recursos especiais</text:p>
          </table:table-cell>
          <table:table-cell table:style-name="ce2" office:value-type="string">
            <text:p>Multiplicateur de vitesse de construction de bâtiments de ressources spéciales</text:p>
          </table:table-cell>
          <table:table-cell table:style-name="ce2" office:value-type="string">
            <text:p>Mnożnik prędkości budowy budynków specjalnych</text:p>
          </table:table-cell>
          <table:table-cell table:style-name="ce2" office:value-type="string">
            <text:p>Multiplicador de velocidad de construcción de edificios de recursos especiales</text:p>
          </table:table-cell>
          <table:table-cell table:style-name="ce8" table:number-columns-repeated="18"/>
          <table:table-cell table:number-columns-repeated="998"/>
        </table:table-row>
        <table:table-row table:style-name="ro1">
          <table:table-cell table:style-name="ce2" office:value-type="string">
            <text:p>sr_altair_stone</text:p>
          </table:table-cell>
          <table:table-cell table:style-name="ce2" office:value-type="string">
            <text:p>Altair Stone</text:p>
          </table:table-cell>
          <table:table-cell table:style-name="ce2" office:value-type="string">
            <text:p>Камень Альтаира</text:p>
          </table:table-cell>
          <table:table-cell table:style-name="ce2" office:value-type="string">
            <text:p>Altair Steine</text:p>
          </table:table-cell>
          <table:table-cell table:style-name="ce2" office:value-type="string">
            <text:p>Pedra Altair</text:p>
          </table:table-cell>
          <table:table-cell table:style-name="ce2" office:value-type="string">
            <text:p>Pierre d'Altair</text:p>
          </table:table-cell>
          <table:table-cell table:number-columns-repeated="2" table:style-name="ce2" office:value-type="string">
            <text:p>Altair Stone</text:p>
          </table:table-cell>
          <table:table-cell table:style-name="ce8" table:number-columns-repeated="18"/>
          <table:table-cell table:number-columns-repeated="998"/>
        </table:table-row>
        <table:table-row table:style-name="ro28">
          <table:table-cell table:style-name="ce2" office:value-type="string">
            <text:p>sr_altair_stone_desc</text:p>
          </table:table-cell>
          <table:table-cell table:style-name="ce2" office:value-type="string">
            <text:p>The marvelous Altair Stone literally levitates, defying gravity through innate dark energy radiation. While scientists argue over its origins being from extra-dimensional visitors or a stage 8 precursor civilization, it nevertheless holds deeply exploitable anti-gravitic properties.</text:p>
          </table:table-cell>
          <table:table-cell table:style-name="ce2" office:value-type="string">
            <text:p>Удивительный камень Альтаира буквально левитирует, бросая вызов гравитации, используя врожденное излучение темной энергии. Как утверждают ученые, он был создан некими экстрамерными пришельцами или цивилизацией предтеч восьмого этапа развития. Тем не менее, он обладает доступными для изучения антигравитическими свойствами.</text:p>
          </table:table-cell>
          <table:table-cell table:style-name="ce2" office:value-type="string">
            <text:p>Der wunderbare Altair-Stein schwebt förmlich und widersetzt sich der Gravitation durch die angeborene dunkle Energiestrahlung. Während Wissenschaftler darüber streiten, dass ihre Ursprünge von extradimensionalen Besuchern oder einer Vorläuferkultur der Stufe 8 herrühren, besitzt sie dennoch stark ausnutzbare anti-gravitative Eigenschaften.</text:p>
          </table:table-cell>
          <table:table-cell table:style-name="ce2" office:value-type="string">
            <text:p>A maravilhosa Pedra Altair literalmente levita, desafiando a gravidade através da radiação inata da energia escura. Enquanto os cientistas argumentam que suas origens são de visitantes extra-dimensionais ou de uma civilização precursora do estágio 8, ela ainda possui propriedades anti-gravíticas profundamente exploráveis.</text:p>
          </table:table-cell>
          <table:table-cell table:style-name="ce2" office:value-type="string">
            <text:p>La merveilleuse pierre d'Altair lévite littéralement, défiant la gravité à travers le rayonnement inné de l'énergie sombre. Alors que les scientifiques affirment que ses origines proviennent de visiteurs extra-dimensionnels ou d'une civilisation précurseur de stade 8, elle possède néanmoins des propriétés anti-gravitiques profondément exploitables.</text:p>
          </table:table-cell>
          <table:table-cell table:style-name="ce2" office:value-type="string">
            <text:p>Cudowny Kamień Altair dosłownie lewituje, przeciwstawiając się grawitacji poprzez wrodzone promieniowanie ciemnej energii. Podczas gdy naukowcy twierdzą, że jego pochodzenie pochodzi od gości o nietypowych wymiarach lub z cywilizacji prekursorów z etapu 8, to jednak posiada ona głęboko wyeksploatowane właściwości antygrawitacyjne.</text:p>
          </table:table-cell>
          <table:table-cell table:style-name="ce2" office:value-type="string">
            <text:p>La maravillosa Piedra de Altair literalmente levita, desafiando la gravedad a través de la radiación de energía oscura innata. Mientras que los científicos discuten sobre sus orígenes como visitantes extradimensionales o una civilización precursora en etapa 8, sin embargo, posee propiedades antigravitáticas profundamente explotables.</text:p>
          </table:table-cell>
          <table:table-cell table:style-name="ce8" table:number-columns-repeated="18"/>
          <table:table-cell table:number-columns-repeated="998"/>
        </table:table-row>
        <table:table-row table:style-name="ro2">
          <table:table-cell table:style-name="ce2" office:value-type="string">
            <text:p>sr_archeological_remains</text:p>
          </table:table-cell>
          <table:table-cell table:style-name="ce2" office:value-type="string">
            <text:p>Archaeological Remains</text:p>
          </table:table-cell>
          <table:table-cell table:style-name="ce2" office:value-type="string">
            <text:p>Археологические реликвии</text:p>
          </table:table-cell>
          <table:table-cell table:style-name="ce2" office:value-type="string">
            <text:p>Archäologische Funde</text:p>
          </table:table-cell>
          <table:table-cell table:style-name="ce2" office:value-type="string">
            <text:p>Restos Arqueológicos</text:p>
          </table:table-cell>
          <table:table-cell table:style-name="ce2" office:value-type="string">
            <text:p>Restes archéologiques</text:p>
          </table:table-cell>
          <table:table-cell table:style-name="ce2" office:value-type="string">
            <text:p>Pozostałości archeologiczne</text:p>
          </table:table-cell>
          <table:table-cell table:style-name="ce2" office:value-type="string">
            <text:p>Restos arqueológicos</text:p>
          </table:table-cell>
          <table:table-cell table:style-name="ce8" table:number-columns-repeated="18"/>
          <table:table-cell table:number-columns-repeated="998"/>
        </table:table-row>
        <table:table-row table:style-name="ro9">
          <table:table-cell table:style-name="ce2" office:value-type="string">
            <text:p>sr_archeological_remains_desc</text:p>
          </table:table-cell>
          <table:table-cell table:style-name="ce2" office:value-type="string">
            <text:p>This area contains archaeological remains of an extinct alien civilization.</text:p>
          </table:table-cell>
          <table:table-cell table:style-name="ce2" office:value-type="string">
            <text:p>Эта область содержит археологические реликвии вымершей инопланетной цивилизации.</text:p>
          </table:table-cell>
          <table:table-cell table:style-name="ce2" office:value-type="string">
            <text:p>Dieses Gebiet beherbergt einige archäologische Funde einer ausgestorbenen außerirdischen Zivilisation.</text:p>
          </table:table-cell>
          <table:table-cell table:style-name="ce2" office:value-type="string">
            <text:p>Esta área contém vestígios arqueológicos de uma civilização alienígena extinta.</text:p>
          </table:table-cell>
          <table:table-cell table:style-name="ce2" office:value-type="string">
            <text:p>Cette zone contient des vestiges archéologiques d'une civilisation extraterrestre disparue.</text:p>
          </table:table-cell>
          <table:table-cell table:style-name="ce2" office:value-type="string">
            <text:p>Obszar ten zawiera pozostałości archeologiczne wymarłej cywilizacji obcej.</text:p>
          </table:table-cell>
          <table:table-cell table:style-name="ce2" office:value-type="string">
            <text:p>Esta área contiene restos arqueológicos de una civilización alienígena extinta.</text:p>
          </table:table-cell>
          <table:table-cell table:style-name="ce8" table:number-columns-repeated="18"/>
          <table:table-cell table:number-columns-repeated="998"/>
        </table:table-row>
        <table:table-row table:style-name="ro1">
          <table:table-cell table:style-name="ce2" office:value-type="string">
            <text:p>sr_aurantiacum_x</text:p>
          </table:table-cell>
          <table:table-cell table:style-name="ce2" office:value-type="string">
            <text:p>Aurantiacum-X</text:p>
          </table:table-cell>
          <table:table-cell table:style-name="ce2" office:value-type="string">
            <text:p>Аурантикум-X</text:p>
          </table:table-cell>
          <table:table-cell table:number-columns-repeated="5" table:style-name="ce2" office:value-type="string">
            <text:p>Aurantiacum-X</text:p>
          </table:table-cell>
          <table:table-cell table:style-name="ce8" table:number-columns-repeated="18"/>
          <table:table-cell table:number-columns-repeated="998"/>
        </table:table-row>
        <table:table-row table:style-name="ro34">
          <table:table-cell table:style-name="ce2" office:value-type="string">
            <text:p>sr_aurantiacum_x_desc</text:p>
          </table:table-cell>
          <table:table-cell table:style-name="ce2" office:value-type="string">
            <text:p>This incredible substance defies the laws of physics: at room temperature this orange substance flows like mercury, yet it becomes an incredibly resilient metal solid once heated. Even stranger, when cooled, it becomes a gas, settling into a plasmic state bordering on absolute zero. It has been theorized that this material originated in another universe entirely, and its appearance in our universe has been the source of intense debate and speculation.</text:p>
          </table:table-cell>
          <table:table-cell table:style-name="ce2" office:value-type="string">
            <text:p>Это невероятное вещество противоречит законам физики: при комнатной температуре это оранжевое вещество течет, как ртуть, но оно становится невероятно упругим металлическим твердым веществом при нагревании. Что ещё более странно, при охлаждении оно становится газом, с осадком в виде плазмы с температурой около абсолютного нуля. Было высказано предположение, что этот материал возник в другой вселенной, и его появление в нашей вселенной стало источником активных дебатов и спекуляций.</text:p>
          </table:table-cell>
          <table:table-cell table:style-name="ce2" office:value-type="string">
            <text:p>Diese unglaubliche Substanz widersetzt sich den Gesetzen der Physik: Bei Raumtemperatur fließt diese orange Substanz wie Quecksilber, doch sobald sie erhitzt ist, wird sie zu einem unglaublich widerstandsfähigen Metallkörper. Noch seltsamer wird es, wenn es abgekühlt wird, zu einem Gas, das sich in einen Plasmazustand begibt, der an den absoluten Nullpunkt grenzt. Es wurde die Theorie aufgestellt, dass dieses Material vollständig in einem anderen Universum entstanden ist und dass seine Erscheinung in unserem Universum die Quelle intensiver Debatten und Spekulationen war.</text:p>
          </table:table-cell>
          <table:table-cell table:style-name="ce2" office:value-type="string">
            <text:p>Essa substância incrível desafia as leis da física: à temperatura ambiente, essa substância laranja flui como mercúrio, mas se torna um sólido de metal incrivelmente resiliente, uma vez aquecida. Ainda mais estranho, quando resfriado, torna-se um gás, fixando-se em um estado plasmático que faz fronteira com o zero absoluto. Tem sido teorizado que este material originou-se inteiramente em outro universo, e sua aparência em nosso universo tem sido a fonte de intenso debate e especulação.</text:p>
          </table:table-cell>
          <table:table-cell table:style-name="ce2" office:value-type="string">
            <text:p>Cette substance incroyable défie les lois de la physique: à température ambiante, cette substance orange coule comme du mercure, mais elle devient un solide métallique incroyablement résilient une fois chauffé. Encore plus étrange, lorsqu'il est refroidi, il devient un gaz, se plaçant dans un état plasmique voisin du zéro absolu. Il a été théorisé que cette matière a pris naissance dans un autre univers entièrement, et son apparition dans notre univers a été la source de débats et de spéculations intenses.</text:p>
          </table:table-cell>
          <table:table-cell table:style-name="ce2" office:value-type="string">
            <text:p>Ta niewiarygodna substancja wymyka się prawom fizyki: w temperaturze pokojowej ta pomarańczowa substancja płynie jak rtęć, a po podgrzaniu staje się niesamowicie sprężystą metalową bryłą. Nawet bardziej nieznajomy, po schłodzeniu, staje się gazem, osiągając stan plazmy graniczący z absolutnym zerem. Teoretyzowano, że materiał ten powstał całkowicie w innym wszechświecie, a jego pojawienie się w naszym wszechświecie było źródłem intensywnej debaty i spekulacji.</text:p>
          </table:table-cell>
          <table:table-cell table:style-name="ce2" office:value-type="string">
            <text:p>Esta sustancia increíble desafía las leyes de la física: a temperatura ambiente, esta sustancia naranja fluye como el mercurio, pero se convierte en un sólido metálico increíblemente resistente una vez calentado. Aún más extraño, cuando se enfría, se convierte en un gas, estableciéndose en un estado plasmático que linda con el cero absoluto. Se ha teorizado que este material se originó en otro universo por completo, y su aparición en nuestro universo ha sido fuente de intenso debate y especulación.</text:p>
          </table:table-cell>
          <table:table-cell table:style-name="ce8" table:number-columns-repeated="18"/>
          <table:table-cell table:number-columns-repeated="998"/>
        </table:table-row>
        <table:table-row table:style-name="ro1">
          <table:table-cell table:style-name="ce2" office:value-type="string">
            <text:p>sr_bandersnatchi</text:p>
          </table:table-cell>
          <table:table-cell table:style-name="ce2" office:value-type="string">
            <text:p>Bandersnatchi</text:p>
          </table:table-cell>
          <table:table-cell table:style-name="ce2" office:value-type="string">
            <text:p>Брандашмыги</text:p>
          </table:table-cell>
          <table:table-cell table:number-columns-repeated="5" table:style-name="ce2" office:value-type="string">
            <text:p>Bandersnatchi</text:p>
          </table:table-cell>
          <table:table-cell table:style-name="ce8" table:number-columns-repeated="18"/>
          <table:table-cell table:number-columns-repeated="998"/>
        </table:table-row>
        <table:table-row table:style-name="ro27">
          <table:table-cell table:style-name="ce2" office:value-type="string">
            <text:p>sr_bandersnatchi_desc</text:p>
          </table:table-cell>
          <table:table-cell table:style-name="ce2" office:value-type="string">
            <text:p>These immense furry creatures appear to have been seeded across the stars by an unknown precursor civilization. Their genetic makeup uniquely combines artificial XNA segments with genetic material derived from over two dozen biomes. Despite showing remarkable intelligence and receptive socialization with other species, attempts at sapient-level communication has proved impossible. Given their delicious taste, high-energy fat reserves and docile nature, they are typically used as livestock, biofuel, or performance animals.</text:p>
          </table:table-cell>
          <table:table-cell table:style-name="ce2" office:value-type="string">
            <text:p>Эти огромные пушистые существа, по-видимому, были рассеяны по звездам неизвестной цивилизацией предтеч. Их генетический состав уникален - он объединяет искусственные сегменты КсНК с генетическим материалом, полученным из более чем двух десятков биомов. Несмотря на выдающийся интеллект и спокойную социализацию с другими видами, попытки наладить коммуникацию на уровне разумных существ оказались невозможными. Учитывая их потрясающий вкус, огромные высокоэнергетические запасы жира и послушный характер, они обычно используются в качестве скота, биотоплива или тягловых животных.</text:p>
          </table:table-cell>
          <table:table-cell table:style-name="ce2" office:value-type="string">
            <text:p>Diese riesigen pelzigen Kreaturen scheinen von einer unbekannten Vorläufer-Zivilisation über die Sterne gesät worden zu sein. Ihre genetische Ausstattung kombiniert auf einzigartige Weise künstliche XNA-Segmente mit genetischem Material, das aus mehr als zwei Dutzend Biomen stammt. Trotz bemerkenswerter Intelligenz und rezeptiver Sozialisation mit anderen Spezies, hat es sich als unmöglich erwiesen, eine Kommunikation auf der Ebene von Spendern zu betreiben. Angesichts ihres köstlichen Geschmacks, ihrer energiereichen Fettreserven und ihrer fügsamen Natur werden sie typischerweise als Vieh, Biokraftstoff oder Leistungstiere verwendet.</text:p>
          </table:table-cell>
          <table:table-cell table:style-name="ce2" office:value-type="string">
            <text:p>Essas imensas criaturas peludas parecem ter sido semeadas através das estrelas por uma desconhecida civilização precursora. Sua composição genética unicamente combina segmentos de XNA artificial com material genético derivado de mais de duas dúzias de biomas. Apesar de mostrar uma inteligência notável e uma socialização receptiva com outras espécies, as tentativas de comunicação em nível sapiente se mostraram impossíveis. Dado o seu sabor delicioso, reservas de gordura de alta energia e natureza dócil, eles são normalmente usados ​​como animais de criação, biocombustíveis ou animais de desempenho.</text:p>
          </table:table-cell>
          <table:table-cell table:style-name="ce2" office:value-type="string">
            <text:p>Ces immenses créatures à fourrure semblent avoir été semées à travers les étoiles par une civilisation précurseur inconnue. Leur constitution génétique combine de manière unique des segments XNA artificiels avec du matériel génétique dérivé de plus de deux douzaines de biomes. Malgré une intelligence remarquable et une socialisation réceptive avec d'autres espèces, les tentatives de communication au niveau des sapiens se sont avérées impossibles. Étant donné leur saveur délicieuse, leurs réserves de graisses à haute énergie et leur nature docile, ils sont généralement utilisés comme bétail, biocarburant ou animaux performants.</text:p>
          </table:table-cell>
          <table:table-cell table:style-name="ce2" office:value-type="string">
            <text:p>Te olbrzymie futrzane stworzenia wydają się być rozsiane po gwiazdach przez nieznaną cywilizację prekursorów. Ich skład genetyczny w unikalny sposób łączy sztuczne segmenty XNA z materiałem genetycznym pochodzącym z ponad dwóch tuzinów biomów. Pomimo wykazywania niezwykłej inteligencji i otwartej socjalizacji z innymi gatunkami, próby komunikacji na poziomie rozumu okazały się niemożliwe. Biorąc pod uwagę ich pyszny smak, wysokoenergetyczne rezerwy tłuszczu i łagodny charakter, są one zazwyczaj używane jako zwierzęta hodowlane, biopaliwa lub zwierzęta użytkowe.</text:p>
          </table:table-cell>
          <table:table-cell table:style-name="ce2" office:value-type="string">
            <text:p>Estas inmensas criaturas peludas parecen haber sido sembradas a través de las estrellas por una civilización precursora desconocida. Su composición genética combina de manera única segmentos de XNA artificiales con material genético derivado de más de dos docenas de biomas. A pesar de mostrar una notable inteligencia y socialización receptiva con otras especies, los intentos de comunicación a nivel sapiente han resultado imposibles. Dado su delicioso sabor, sus reservas de grasa de alta energía y su naturaleza dócil, se usan típicamente como ganado, biocombustible o animales de rendimiento.</text:p>
          </table:table-cell>
          <table:table-cell table:style-name="ce8" table:number-columns-repeated="18"/>
          <table:table-cell table:number-columns-repeated="998"/>
        </table:table-row>
        <table:table-row table:style-name="ro1">
          <table:table-cell table:style-name="ce2" office:value-type="string">
            <text:p>sr_betharian_stone</text:p>
          </table:table-cell>
          <table:table-cell table:style-name="ce2" office:value-type="string">
            <text:p>Betharian Stone</text:p>
          </table:table-cell>
          <table:table-cell table:style-name="ce2" office:value-type="string">
            <text:p>Бетарианский камень</text:p>
          </table:table-cell>
          <table:table-cell table:style-name="ce2" office:value-type="string">
            <text:p>Betharische Steine</text:p>
          </table:table-cell>
          <table:table-cell table:style-name="ce2" office:value-type="string">
            <text:p>Pedra Betárea</text:p>
          </table:table-cell>
          <table:table-cell table:style-name="ce2" office:value-type="string">
            <text:p>Pierre Betharian</text:p>
          </table:table-cell>
          <table:table-cell table:style-name="ce2" office:value-type="string">
            <text:p>Kamień Betharian</text:p>
          </table:table-cell>
          <table:table-cell table:style-name="ce2" office:value-type="string">
            <text:p>Piedra bethariana</text:p>
          </table:table-cell>
          <table:table-cell table:style-name="ce8" table:number-columns-repeated="18"/>
          <table:table-cell table:number-columns-repeated="998"/>
        </table:table-row>
        <table:table-row table:style-name="ro10">
          <table:table-cell table:style-name="ce2" office:value-type="string">
            <text:p>sr_betharian_stone_desc</text:p>
          </table:table-cell>
          <table:table-cell table:style-name="ce2" office:value-type="string">
            <text:p>A semi-organic oil shale formed under specific yet commonly found conditions, Betharian stone can be refined into a highly compact energy source.</text:p>
          </table:table-cell>
          <table:table-cell table:style-name="ce2" office:value-type="string">
            <text:p>Бетарианский камень - полуорганический горючий сланец, формирующийся в определённых, но часто встречающихся условиях, который может быть переработан в очень компактный источник энергии.</text:p>
          </table:table-cell>
          <table:table-cell table:style-name="ce2" office:value-type="string">
            <text:p>Ein halborganischer Ölschiefer, der unter spezifischen, aber allgemein bekannten Bedingungen gebildet wird, Betharischer Stein kann zu einer sehr kompakten Energiequelle raffiniert werden.</text:p>
          </table:table-cell>
          <table:table-cell table:style-name="ce2" office:value-type="string">
            <text:p>Um xisto betuminoso semi-orgânico formado sob condições específicas, mas comumente encontradas, a pedra Betárea pode ser refinada em uma fonte de energia altamente compacta.</text:p>
          </table:table-cell>
          <table:table-cell table:style-name="ce2" office:value-type="string">
            <text:p>Un schiste bitumineux semi-organique formé dans des conditions spécifiques mais souvent trouvées, la pierre de Betharian peut être raffinée dans une source d'énergie très compacte.</text:p>
          </table:table-cell>
          <table:table-cell table:style-name="ce2" office:value-type="string">
            <text:p>Pół-organiczny łupek naftowy uformowany w specyficznych, ale często spotykanych warunkach, kamień Betharian może być rafinowany w bardzo kompaktowe źródło energii.</text:p>
          </table:table-cell>
          <table:table-cell table:style-name="ce2" office:value-type="string">
            <text:p>Una lutita bituminosa semi-orgánica formada bajo condiciones específicas pero comúnmente encontradas, la piedra de Betharian puede ser refinada en una fuente de energía altamente compacta.</text:p>
          </table:table-cell>
          <table:table-cell table:style-name="ce8" table:number-columns-repeated="18"/>
          <table:table-cell table:number-columns-repeated="998"/>
        </table:table-row>
        <table:table-row table:style-name="ro1">
          <table:table-cell table:style-name="ce2" office:value-type="string">
            <text:p>sr_biofuels</text:p>
          </table:table-cell>
          <table:table-cell table:style-name="ce2" office:value-type="string">
            <text:p>Bio-Fuels</text:p>
          </table:table-cell>
          <table:table-cell table:style-name="ce2" office:value-type="string">
            <text:p>Биотопливо</text:p>
          </table:table-cell>
          <table:table-cell table:style-name="ce2" office:value-type="string">
            <text:p>Bio-Treibstoffe</text:p>
          </table:table-cell>
          <table:table-cell table:style-name="ce2" office:value-type="string">
            <text:p>Biocombustíveis</text:p>
          </table:table-cell>
          <table:table-cell table:style-name="ce2" office:value-type="string">
            <text:p>Biocarburants</text:p>
          </table:table-cell>
          <table:table-cell table:style-name="ce2" office:value-type="string">
            <text:p>Bio-paliwa</text:p>
          </table:table-cell>
          <table:table-cell table:style-name="ce2" office:value-type="string">
            <text:p>Biocombustibles</text:p>
          </table:table-cell>
          <table:table-cell table:style-name="ce8" table:number-columns-repeated="18"/>
          <table:table-cell table:number-columns-repeated="998"/>
        </table:table-row>
        <table:table-row table:style-name="ro9">
          <table:table-cell table:style-name="ce2" office:value-type="string">
            <text:p>sr_biofuels_desc</text:p>
          </table:table-cell>
          <table:table-cell table:style-name="ce2" office:value-type="string">
            <text:p>The indigenous vegetation in this area can be easily converted into potent bio-fuel.</text:p>
          </table:table-cell>
          <table:table-cell table:style-name="ce2" office:value-type="string">
            <text:p>Местная растительность в этой области может быть легко превращена в мощное биотопливо.</text:p>
          </table:table-cell>
          <table:table-cell table:style-name="ce2" office:value-type="string">
            <text:p>Die einheimische Vegetation in diesem Gebiet kann ohne Probleme in ergiebigen Bio-Treibstoff umgewandelt werden.</text:p>
          </table:table-cell>
          <table:table-cell table:style-name="ce2" office:value-type="string">
            <text:p>A vegetação nativa nesta área pode ser facilmente convertida em biocombustível potente.</text:p>
          </table:table-cell>
          <table:table-cell table:style-name="ce2" office:value-type="string">
            <text:p>La végétation indigène de cette zone peut facilement être convertie en biocombustible puissant.</text:p>
          </table:table-cell>
          <table:table-cell table:style-name="ce2" office:value-type="string">
            <text:p>Rdzenną roślinność na tym obszarze można łatwo przekształcić w silne biopaliwo.</text:p>
          </table:table-cell>
          <table:table-cell table:style-name="ce2" office:value-type="string">
            <text:p>La vegetación autóctona en esta área se puede convertir fácilmente en un potente biocombustible.</text:p>
          </table:table-cell>
          <table:table-cell table:style-name="ce8" table:number-columns-repeated="18"/>
          <table:table-cell table:number-columns-repeated="998"/>
        </table:table-row>
        <table:table-row table:style-name="ro1">
          <table:table-cell table:style-name="ce2" office:value-type="string">
            <text:p>sr_blooming_ore</text:p>
          </table:table-cell>
          <table:table-cell table:style-name="ce2" office:value-type="string">
            <text:p>Blooming Ore</text:p>
          </table:table-cell>
          <table:table-cell table:style-name="ce2" office:value-type="string">
            <text:p>Цветущая руда</text:p>
          </table:table-cell>
          <table:table-cell table:style-name="ce2" office:value-type="string">
            <text:p>Blütenerz</text:p>
          </table:table-cell>
          <table:table-cell table:style-name="ce2" office:value-type="string">
            <text:p>Blooming Ore</text:p>
          </table:table-cell>
          <table:table-cell table:style-name="ce2" office:value-type="string">
            <text:p>Minerai en fleurs</text:p>
          </table:table-cell>
          <table:table-cell table:style-name="ce2" office:value-type="string">
            <text:p>Kwitnąca Ruda</text:p>
          </table:table-cell>
          <table:table-cell table:style-name="ce2" office:value-type="string">
            <text:p>Blooming Ore</text:p>
          </table:table-cell>
          <table:table-cell table:style-name="ce8" table:number-columns-repeated="18"/>
          <table:table-cell table:number-columns-repeated="998"/>
        </table:table-row>
        <table:table-row table:style-name="ro14">
          <table:table-cell table:style-name="ce2" office:value-type="string">
            <text:p>sr_blooming_ore_desc</text:p>
          </table:table-cell>
          <table:table-cell table:style-name="ce2" office:value-type="string">
            <text:p>This curious metallic ore, found in flower-like formations, produces red-colored circuitry with unparalleled signal reliability and heat resistance, vastly improving robotics and AI efficiency.</text:p>
          </table:table-cell>
          <table:table-cell table:style-name="ce2" office:value-type="string">
            <text:p>Эта любопытная металлическая руда, найденная в похожих на цветочные образованиях, позволяет создавать окрашенные в красный схемы с непревзойденной надежностью сигнала и теплостойкостью, значительно улучшая робототехнику и эффективность ИИ.</text:p>
          </table:table-cell>
          <table:table-cell table:style-name="ce2" office:value-type="string">
            <text:p>Dieses seltsame Metallerz, das in blütenähnlichen Formationen gefunden wurde, erzeugt eine rot gefärbte Schaltung mit beispielloser Signalzuverlässigkeit und Hitzebeständigkeit, die die Roboter- und KI-Effizienz erheblich verbessert.</text:p>
          </table:table-cell>
          <table:table-cell table:style-name="ce2" office:value-type="string">
            <text:p>Este curioso minério metálico, encontrado em formações semelhantes a flores, produz circuitos de cor vermelha com confiabilidade de sinal e resistência ao calor incomparáveis, melhorando enormemente a robótica e a eficiência da IA.</text:p>
          </table:table-cell>
          <table:table-cell table:style-name="ce2" office:value-type="string">
            <text:p>Ce curieux minerai métallique, présent dans des formations ressemblant à des fleurs, produit des circuits de couleur rouge avec une fiabilité de signal et une résistance à la chaleur inégalées, améliorant grandement la robotique et l'efficacité de l'IA.</text:p>
          </table:table-cell>
          <table:table-cell table:style-name="ce2" office:value-type="string">
            <text:p>Ta ciekawa ruda metalu, znaleziona w kwiatostanach, wytwarza czerwoną obwód z niezrównaną niezawodnością sygnału i odpornością na ciepło, znacznie poprawiając wydajność robotyki i sztucznej inteligencji.</text:p>
          </table:table-cell>
          <table:table-cell table:style-name="ce2" office:value-type="string">
            <text:p>Este curioso mineral metálico, que se encuentra en formaciones parecidas a flores, produce circuitos de color rojo con una fiabilidad de señal y una resistencia al calor sin paralelo, mejorando enormemente la robótica y la eficacia de la inteligencia artificial.</text:p>
          </table:table-cell>
          <table:table-cell table:style-name="ce8" table:number-columns-repeated="18"/>
          <table:table-cell table:number-columns-repeated="998"/>
        </table:table-row>
        <table:table-row table:style-name="ro1">
          <table:table-cell table:style-name="ce2" office:value-type="string">
            <text:p>sr_cavorite</text:p>
          </table:table-cell>
          <table:table-cell table:style-name="ce2" office:value-type="string">
            <text:p>Cavorite Ore</text:p>
          </table:table-cell>
          <table:table-cell table:style-name="ce2" office:value-type="string">
            <text:p>Каворит</text:p>
          </table:table-cell>
          <table:table-cell table:style-name="ce2" office:value-type="string">
            <text:p>Cavorit Erz</text:p>
          </table:table-cell>
          <table:table-cell table:style-name="ce2" office:value-type="string">
            <text:p>Minério Cavorito</text:p>
          </table:table-cell>
          <table:table-cell table:style-name="ce2" office:value-type="string">
            <text:p>Minerais de Cavorite</text:p>
          </table:table-cell>
          <table:table-cell table:style-name="ce2" office:value-type="string">
            <text:p>Cavorite Ore</text:p>
          </table:table-cell>
          <table:table-cell table:style-name="ce2" office:value-type="string">
            <text:p>Mineral de cavorita</text:p>
          </table:table-cell>
          <table:table-cell table:style-name="ce8" table:number-columns-repeated="18"/>
          <table:table-cell table:number-columns-repeated="998"/>
        </table:table-row>
        <table:table-row table:style-name="ro23">
          <table:table-cell table:style-name="ce2" office:value-type="string">
            <text:p>sr_cavorite_desc</text:p>
          </table:table-cell>
          <table:table-cell table:style-name="ce2" office:value-type="string">
            <text:p>Cavorite is a semi-liquid metal that can absorb high amounts of harmful radiation, making it essential for operations in high energy environments, and an ideal fit for the shielding starbases.</text:p>
          </table:table-cell>
          <table:table-cell table:style-name="ce2" office:value-type="string">
            <text:p>Каворит - полужидкий металл, способный поглощать большое количество опасных излучений. Он широко используется в снаряжении и конструкциях, работающих в условиях высокого энергоизлучения, а также в обшивке космических станций.</text:p>
          </table:table-cell>
          <table:table-cell table:style-name="ce2" office:value-type="string">
            <text:p>Cavorit ist ein nahezu flüssiges Metall, welches hohe Mengen an schädlicher Strahlung absorbieren kann. Diese Eigenschaft macht es ideal für die Verwendung in hoch energetischen Umgebungen, wie zum Beispiel den Strahlungsschutz von Sternenbasen.</text:p>
          </table:table-cell>
          <table:table-cell table:style-name="ce2" office:value-type="string">
            <text:p>O Cavorite é um metal semilíquido que pode absorver grandes quantidades de radiação prejudicial, tornando-o essencial para operações em ambientes de alta energia e um ajuste ideal para as bases de estrela de proteção.</text:p>
          </table:table-cell>
          <table:table-cell table:style-name="ce2" office:value-type="string">
            <text:p>La cavorite est un métal semi-liquide qui peut absorber de grandes quantités de rayonnements nocifs, ce qui le rend essentiel pour les opérations dans des environnements à haute énergie, et un ajustement idéal pour les bases stellaires de blindage.</text:p>
          </table:table-cell>
          <table:table-cell table:style-name="ce2" office:value-type="string">
            <text:p>Cavorite to półpłynny metal, który pochłania duże ilości szkodliwego promieniowania, co czyni go niezbędnym do pracy w środowiskach o wysokiej energii i idealnie pasuje do ekranów gwiezdnych.</text:p>
          </table:table-cell>
          <table:table-cell table:style-name="ce2" office:value-type="string">
            <text:p>La cavorita es un metal semilíquido que puede absorber altas cantidades de radiación dañina, por lo que es esencial para operaciones en entornos de alta energía y un ajuste ideal para las bases estelares de protección.</text:p>
          </table:table-cell>
          <table:table-cell table:style-name="ce8" table:number-columns-repeated="18"/>
          <table:table-cell table:number-columns-repeated="998"/>
        </table:table-row>
        <table:table-row table:style-name="ro1">
          <table:table-cell table:style-name="ce2" office:value-type="string">
            <text:p>sr_chromium</text:p>
          </table:table-cell>
          <table:table-cell table:style-name="ce2" office:value-type="string">
            <text:p>Chromium</text:p>
          </table:table-cell>
          <table:table-cell table:style-name="ce2" office:value-type="string">
            <text:p>Хром</text:p>
          </table:table-cell>
          <table:table-cell table:style-name="ce2" office:value-type="string">
            <text:p>Chrom</text:p>
          </table:table-cell>
          <table:table-cell table:style-name="ce2" office:value-type="string">
            <text:p>Cromo</text:p>
          </table:table-cell>
          <table:table-cell table:style-name="ce2" office:value-type="string">
            <text:p>Chrome</text:p>
          </table:table-cell>
          <table:table-cell table:style-name="ce2" office:value-type="string">
            <text:p>Chrom</text:p>
          </table:table-cell>
          <table:table-cell table:style-name="ce2" office:value-type="string">
            <text:p>Cromo</text:p>
          </table:table-cell>
          <table:table-cell table:style-name="ce8" table:number-columns-repeated="18"/>
          <table:table-cell table:number-columns-repeated="998"/>
        </table:table-row>
        <table:table-row table:style-name="ro9">
          <table:table-cell table:style-name="ce2" office:value-type="string">
            <text:p>sr_chromium_desc</text:p>
          </table:table-cell>
          <table:table-cell table:style-name="ce2" office:value-type="string">
            <text:p>Chromium is an exceedingly hard metal, proving highly useful in the construction of ship hulls.</text:p>
          </table:table-cell>
          <table:table-cell table:style-name="ce2" office:value-type="string">
            <text:p>Хром - чрезвычайно твердый металл, который очень полезен при строительстве корпусов кораблей.</text:p>
          </table:table-cell>
          <table:table-cell table:style-name="ce2" office:value-type="string">
            <text:p>Chrom ist ein außergewöhnlich hartes Metall, dass sich äußerst nützlich in der Herstellung von Schiffshüllen erweist.</text:p>
          </table:table-cell>
          <table:table-cell table:style-name="ce2" office:value-type="string">
            <text:p>O cromo é um metal extremamente duro, provando ser muito útil na construção de cascos de navios.</text:p>
          </table:table-cell>
          <table:table-cell table:style-name="ce2" office:value-type="string">
            <text:p>Le chrome est un métal extrêmement dur, qui s'avère très utile dans la construction des coques de navires.</text:p>
          </table:table-cell>
          <table:table-cell table:style-name="ce2" office:value-type="string">
            <text:p>Chrom to niezwykle twardy metal, który okazuje się bardzo przydatny w konstrukcji kadłubów statków.</text:p>
          </table:table-cell>
          <table:table-cell table:style-name="ce2" office:value-type="string">
            <text:p>El cromo es un metal extremadamente duro, demostrando ser muy útil en la construcción de cascos de barcos.</text:p>
          </table:table-cell>
          <table:table-cell table:style-name="ce8" table:number-columns-repeated="18"/>
          <table:table-cell table:number-columns-repeated="998"/>
        </table:table-row>
        <table:table-row table:style-name="ro1">
          <table:table-cell table:style-name="ce2" office:value-type="string">
            <text:p>sr_cryodine</text:p>
          </table:table-cell>
          <table:table-cell table:style-name="ce2" office:value-type="string">
            <text:p>Cryodine Ice</text:p>
          </table:table-cell>
          <table:table-cell table:style-name="ce2" office:value-type="string">
            <text:p>Криодиновый лед</text:p>
          </table:table-cell>
          <table:table-cell table:style-name="ce2" office:value-type="string">
            <text:p>Kryodines Eis</text:p>
          </table:table-cell>
          <table:table-cell table:style-name="ce2" office:value-type="string">
            <text:p>Gelo de Cryodine</text:p>
          </table:table-cell>
          <table:table-cell table:style-name="ce2" office:value-type="string">
            <text:p>Cryodine Ice</text:p>
          </table:table-cell>
          <table:table-cell table:style-name="ce2" office:value-type="string">
            <text:p>Kriodyna Lodu</text:p>
          </table:table-cell>
          <table:table-cell table:style-name="ce2" office:value-type="string">
            <text:p>Hielo criodeno</text:p>
          </table:table-cell>
          <table:table-cell table:style-name="ce8" table:number-columns-repeated="18"/>
          <table:table-cell table:number-columns-repeated="998"/>
        </table:table-row>
        <table:table-row table:style-name="ro19">
          <table:table-cell table:style-name="ce2" office:value-type="string">
            <text:p>sr_cryodine_desc</text:p>
          </table:table-cell>
          <table:table-cell table:style-name="ce2" office:value-type="string">
            <text:p>This substance, upon its initial discovery, was believed to have nearly unlimited thermal capacity. It was later proven that it can somehow transfer stored energy across vast distances, even through vacuums. This makes cryodine a perfect coolant.</text:p>
          </table:table-cell>
          <table:table-cell table:style-name="ce2" office:value-type="string">
            <text:p>При его первоначальном открытии этого вещества счталось, что оно имеет почти неограниченную теплоемкость. Позднее было доказано, что оно может каким-то образом передавать накопленную энергию на огромные расстояния, даже через вакуум. Это делает криодин идеальным охладителем.</text:p>
          </table:table-cell>
          <table:table-cell table:style-name="ce2" office:value-type="string">
            <text:p>Von dieser Substanz wurde bei seiner ersten Entdeckung gedacht, sie habe nahezu unbegrenzte thermische Kapazität. Später wurde nachgewiesen, dass sie auf irgendeine Art und Weise gespeicherte Energie über enorme Entfernungen übertragen kann, sogar durch das Vakuum. Diese Eigenschaft macht es zum perfekten Kühlmittel.</text:p>
          </table:table-cell>
          <table:table-cell table:style-name="ce2" office:value-type="string">
            <text:p>Acredita-se que essa substância, após sua descoberta inicial, tenha capacidade térmica quase ilimitada. Mais tarde, foi provado que pode de alguma forma transferir energia armazenada através de grandes distâncias, mesmo através de vácuos. Isso faz do criodino um refrigerante perfeito.</text:p>
          </table:table-cell>
          <table:table-cell table:style-name="ce2" office:value-type="string">
            <text:p>Cette substance, lors de sa découverte initiale, était censée avoir une capacité thermique presque illimitée. Il a été prouvé plus tard qu'il peut en quelque sorte transférer de l'énergie stockée sur de grandes distances, même à travers les aspirateurs. Cela fait de la cryodine un liquide de refroidissement parfait.</text:p>
          </table:table-cell>
          <table:table-cell table:style-name="ce2" office:value-type="string">
            <text:p>Uważa się, że substancja ta, po wstępnym odkryciu, ma prawie nieograniczoną pojemność cieplną. Później udowodniono, że może w jakiś sposób przenieść zgromadzoną energię na duże odległości, nawet przez odkurzacze. To sprawia, że ​​kriodyna jest doskonałym chłodziwem.</text:p>
          </table:table-cell>
          <table:table-cell table:style-name="ce2" office:value-type="string">
            <text:p>Se cree que esta sustancia, después de su descubrimiento inicial, tiene una capacidad térmica casi ilimitada. Más tarde se demostró que de alguna manera puede transferir energía almacenada a través de grandes distancias, incluso a través de vacíos. Esto hace que la criodina sea un refrigerante perfecto.</text:p>
          </table:table-cell>
          <table:table-cell table:style-name="ce8" table:number-columns-repeated="18"/>
          <table:table-cell table:number-columns-repeated="998"/>
        </table:table-row>
        <table:table-row table:style-name="ro3">
          <table:table-cell table:style-name="ce2" office:value-type="string">
            <text:p>sr_dark_matter_fuel_rods</text:p>
          </table:table-cell>
          <table:table-cell table:style-name="ce2" office:value-type="string">
            <text:p>Dark Matter Fuel Rods</text:p>
          </table:table-cell>
          <table:table-cell table:style-name="ce2" office:value-type="string">
            <text:p>Топливные стержни темной материи</text:p>
          </table:table-cell>
          <table:table-cell table:style-name="ce2" office:value-type="string">
            <text:p>Brennstoffstäbe der dunklen Materie</text:p>
          </table:table-cell>
          <table:table-cell table:style-name="ce2" office:value-type="string">
            <text:p>Bastões de Combustível de Matéria Escura</text:p>
          </table:table-cell>
          <table:table-cell table:style-name="ce2" office:value-type="string">
            <text:p>Tiges de combustible de matière noire</text:p>
          </table:table-cell>
          <table:table-cell table:style-name="ce2" office:value-type="string">
            <text:p>Węże paliwowe Dark Matter</text:p>
          </table:table-cell>
          <table:table-cell table:style-name="ce2" office:value-type="string">
            <text:p>Barras de combustible de materia oscura</text:p>
          </table:table-cell>
          <table:table-cell table:style-name="ce8" table:number-columns-repeated="18"/>
          <table:table-cell table:number-columns-repeated="998"/>
        </table:table-row>
        <table:table-row table:style-name="ro28">
          <table:table-cell table:style-name="ce2" office:value-type="string">
            <text:p>sr_dark_matter_fuel_rods_desc</text:p>
          </table:table-cell>
          <table:table-cell table:style-name="ce2" office:value-type="string">
            <text:p>Extracting Dark Matter is only the first step to attaining the most powerful energy source in the galaxy. For the most advanced applications, it must first be housed and stabilized in transportable fuel rods. Once done, however, these fuel rods can power all manner of projects and buildings.</text:p>
          </table:table-cell>
          <table:table-cell table:style-name="ce2" office:value-type="string">
            <text:p>Извлечение Темной материи - это только первый шаг к созданию самого мощного источника энергии в галактике. Для самых передовых применений он должен быть сначала размещен и стабилизирован в виде топливных стержней. Однажды создав их, эти топливные стержни смогут питать все типы наших проектов и зданий.</text:p>
          </table:table-cell>
          <table:table-cell table:style-name="ce2" office:value-type="string">
            <text:p>Die Extraktion der Dunklen Materie ist nur der erste Schritt, um die stärkste Energiequelle der Galaxie zu erreichen. Für die fortschrittlichsten Anwendungen muss es zuerst in transportablen Brennstäben untergebracht und stabilisiert werden. Sobald sie fertig sind, können diese Brennstäbe jedoch alle möglichen Projekte und Gebäude antreiben.</text:p>
          </table:table-cell>
          <table:table-cell table:style-name="ce2" office:value-type="string">
            <text:p>Extrair Matéria Negra é apenas o primeiro passo para alcançar a fonte de energia mais poderosa da galáxia. Para as aplicações mais avançadas, primeiro deve ser alojado e estabilizado em barras de combustível transportáveis. Uma vez feito, no entanto, essas barras de combustível podem alimentar todos os tipos de projetos e edifícios.</text:p>
          </table:table-cell>
          <table:table-cell table:style-name="ce2" office:value-type="string">
            <text:p>L'extraction de la matière noire n'est que la première étape pour atteindre la source d'énergie la plus puissante de la galaxie. Pour les applications les plus avancées, il doit d'abord être logé et stabilisé dans des barres de combustible transportables. Une fois fait, cependant, ces barres de combustible peuvent alimenter toutes sortes de projets et de bâtiments.</text:p>
          </table:table-cell>
          <table:table-cell table:style-name="ce2" office:value-type="string">
            <text:p>Wydobywanie ciemnej materii jest tylko pierwszym krokiem do osiągnięcia najpotężniejszego źródła energii w galaktyce. W najbardziej zaawansowanych zastosowaniach musi być najpierw umieszczony i stabilizowany w przenośnych prętach paliwowych. Raz wykonane, te pręty paliwowe mogą zasilać wszystkie projekty i budynki.</text:p>
          </table:table-cell>
          <table:table-cell table:style-name="ce2" office:value-type="string">
            <text:p>Extraer materia oscura es solo el primer paso para obtener la fuente de energía más poderosa de la galaxia. Para las aplicaciones más avanzadas, primero debe alojarse y estabilizarse en barras de combustible transportables. Una vez hecho, sin embargo, estas barras de combustible pueden alimentar todo tipo de proyectos y edificios.</text:p>
          </table:table-cell>
          <table:table-cell table:style-name="ce8" table:number-columns-repeated="18"/>
          <table:table-cell table:number-columns-repeated="998"/>
        </table:table-row>
        <table:table-row table:style-name="ro2">
          <table:table-cell table:style-name="ce2" office:value-type="string">
            <text:p>sr_elder_compounds</text:p>
          </table:table-cell>
          <table:table-cell table:style-name="ce2" office:value-type="string">
            <text:p>Elder Compounds</text:p>
          </table:table-cell>
          <table:table-cell table:style-name="ce2" office:value-type="string">
            <text:p>Компоненты предтеч</text:p>
          </table:table-cell>
          <table:table-cell table:style-name="ce2" office:value-type="string">
            <text:p>Ahnen Verbundsstoffe / Antike Verbundsstoffe</text:p>
          </table:table-cell>
          <table:table-cell table:style-name="ce2" office:value-type="string">
            <text:p>Compostos Mais Antigos</text:p>
          </table:table-cell>
          <table:table-cell table:style-name="ce2" office:value-type="string">
            <text:p>Elder Compounds</text:p>
          </table:table-cell>
          <table:table-cell table:style-name="ce2" office:value-type="string">
            <text:p>Starsze Związki</text:p>
          </table:table-cell>
          <table:table-cell table:style-name="ce2" office:value-type="string">
            <text:p>Compuestos más antiguos</text:p>
          </table:table-cell>
          <table:table-cell table:style-name="ce8" table:number-columns-repeated="18"/>
          <table:table-cell table:number-columns-repeated="998"/>
        </table:table-row>
        <table:table-row table:style-name="ro14">
          <table:table-cell table:style-name="ce2" office:value-type="string">
            <text:p>sr_elder_compounds_desc</text:p>
          </table:table-cell>
          <table:table-cell table:style-name="ce2" office:value-type="string">
            <text:p>This area contains large quantities of unique compounds created by an unknown precursor species. Their fabrication technology has been utterly lost, but the priceless compounds are even now still highly durable and reusable.</text:p>
          </table:table-cell>
          <table:table-cell table:style-name="ce2" office:value-type="string">
            <text:p>Эта область содержит большое количество уникальных компонентов, созданных неизвестными предтечами. Технология их изготовления была полностью потеряна, но даже сейчас они очень долговечные и подходят для многоразового использования.</text:p>
          </table:table-cell>
          <table:table-cell table:style-name="ce2" office:value-type="string">
            <text:p>Dieser Bereich enthält große Mengen an einzigartigen Verbindungen, die durch eine unbekannte Vorläuferspezies erzeugt wurden. Ihre Herstellungstechnologie ist völlig verloren gegangen, aber die unbezahlbaren Verbindungen sind sogar jetzt noch sehr haltbar und wiederverwendbar.</text:p>
          </table:table-cell>
          <table:table-cell table:style-name="ce2" office:value-type="string">
            <text:p>Esta área contém grandes quantidades de compostos únicos criados por uma espécie precursora desconhecida. Sua tecnologia de fabricação foi totalmente perdida, mas os inestimáveis ​​compostos ainda são altamente duráveis ​​e reutilizáveis.</text:p>
          </table:table-cell>
          <table:table-cell table:style-name="ce2" office:value-type="string">
            <text:p>Cette zone contient de grandes quantités de composés uniques créés par une espèce précurseur inconnue. Leur technologie de fabrication a été complètement perdue, mais les composés inestimables sont encore aujourd'hui très durables et réutilisables.</text:p>
          </table:table-cell>
          <table:table-cell table:style-name="ce2" office:value-type="string">
            <text:p>Obszar ten zawiera duże ilości unikalnych związków stworzonych przez nieznany gatunek prekursora. Ich technologia produkcji została całkowicie utracona, ale bezcenne związki są nawet teraz bardzo trwałe i wielokrotnego użytku.</text:p>
          </table:table-cell>
          <table:table-cell table:style-name="ce2" office:value-type="string">
            <text:p>Esta área contiene grandes cantidades de compuestos únicos creados por una especie precursora desconocida. Su tecnología de fabricación se ha perdido por completo, pero los compuestos de valor incalculable son aún muy duraderos y reutilizables.</text:p>
          </table:table-cell>
          <table:table-cell table:style-name="ce8" table:number-columns-repeated="18"/>
          <table:table-cell table:number-columns-repeated="998"/>
        </table:table-row>
        <table:table-row table:style-name="ro1">
          <table:table-cell table:style-name="ce2" office:value-type="string">
            <text:p>sr_engos_vapor</text:p>
          </table:table-cell>
          <table:table-cell table:style-name="ce2" office:value-type="string">
            <text:p>Engos Vapor</text:p>
          </table:table-cell>
          <table:table-cell table:style-name="ce2" office:value-type="string">
            <text:p>Энгосские испарения</text:p>
          </table:table-cell>
          <table:table-cell table:style-name="ce2" office:value-type="string">
            <text:p>Engos Dampf</text:p>
          </table:table-cell>
          <table:table-cell table:style-name="ce2" office:value-type="string">
            <text:p>Vapor Engos</text:p>
          </table:table-cell>
          <table:table-cell table:number-columns-repeated="3" table:style-name="ce2" office:value-type="string">
            <text:p>Engos Vapor</text:p>
          </table:table-cell>
          <table:table-cell table:style-name="ce8" table:number-columns-repeated="18"/>
          <table:table-cell table:number-columns-repeated="998"/>
        </table:table-row>
        <table:table-row table:style-name="ro20">
          <table:table-cell table:style-name="ce2" office:value-type="string">
            <text:p>sr_engos_vapor_desc</text:p>
          </table:table-cell>
          <table:table-cell table:style-name="ce2" office:value-type="string">
            <text:p>Engos Vapor is the gaseous secretion of an engineered bacterium, which seems to have been intentionally seeded across worlds by an unknown precursor species. The remarkable vapor possesses unique radiation absorption properties, deeply aiding both colonization and high-radiation industrial operations.</text:p>
          </table:table-cell>
          <table:table-cell table:style-name="ce2" office:value-type="string">
            <text:p>Энгосские испарения представляют из себя газообразную секрецию искусственно спроектированной бактерии, которая, по-видимому, была преднамеренно рассеяна по всему миру неизвестными предтечами. Этот примечательный газ обладает уникальными свойствами поглощения излучения, сильно помогая как при колонизации, так и в промышленных операциях с высоким радиационным излучением.</text:p>
          </table:table-cell>
          <table:table-cell table:style-name="ce2" office:value-type="string">
            <text:p>Engos Vapor ist die gasförmige Sekretion eines gentechnisch veränderten Bakteriums, das absichtlich von einer unbekannten Vorläuferart über die Welten ausgesät wurde. Der bemerkenswerte Dampf besitzt einzigartige Strahlungsabsorptionseigenschaften und unterstützt sowohl die Kolonisierung als auch die industriellen Prozesse mit hoher Strahlung.</text:p>
          </table:table-cell>
          <table:table-cell table:style-name="ce2" office:value-type="string">
            <text:p>Engos Vapor é a secreção gasosa de uma bactéria engenheirada, que parece ter sido intencionalmente semeada por mundos de uma espécie precursora desconhecida. O notável vapor possui propriedades únicas de absorção de radiação, auxiliando profundamente tanto a colonização quanto as operações industriais de alta radiação.</text:p>
          </table:table-cell>
          <table:table-cell table:style-name="ce2" office:value-type="string">
            <text:p>Engos La vapeur est la sécrétion gazeuse d'une bactérie d'ingénierie, qui semble avoir été intentionnellement ensemencée à travers les mondes par une espèce précurseur inconnue. La vapeur remarquable possède des propriétés uniques d'absorption du rayonnement, ce qui facilite grandement la colonisation et les opérations industrielles à rayonnement élevé.</text:p>
          </table:table-cell>
          <table:table-cell table:style-name="ce2" office:value-type="string">
            <text:p>Engos Vapor to gazowa sekrecja sztucznej bakterii, która, jak się wydaje, została celowo zaszczepiona na całym świecie przez nieznany gatunek prekursora. Niezwykła para posiada unikalne właściwości pochłaniania promieniowania, co pomaga w intensywnej pracy w warunkach kolonizacji i przemysłach o wysokim stopniu promieniowania.</text:p>
          </table:table-cell>
          <table:table-cell table:style-name="ce2" office:value-type="string">
            <text:p>Engos Vapor es la secreción gaseosa de una bacteria modificada genéticamente, que parece haber sido sembrada intencionalmente en varios mundos por una especie precursora desconocida. El notable vapor posee propiedades únicas de absorción de radiación, ayudando profundamente tanto a la colonización como a las operaciones industriales de alta radiación.</text:p>
          </table:table-cell>
          <table:table-cell table:style-name="ce8" table:number-columns-repeated="18"/>
          <table:table-cell table:number-columns-repeated="998"/>
        </table:table-row>
        <table:table-row table:style-name="ro1">
          <table:table-cell table:style-name="ce2" office:value-type="string">
            <text:p>sr_euratite</text:p>
          </table:table-cell>
          <table:table-cell table:style-name="ce2" office:value-type="string">
            <text:p>Euratite</text:p>
          </table:table-cell>
          <table:table-cell table:style-name="ce2" office:value-type="string">
            <text:p>Евратит</text:p>
          </table:table-cell>
          <table:table-cell table:style-name="ce2" office:value-type="string">
            <text:p>Euratid</text:p>
          </table:table-cell>
          <table:table-cell table:number-columns-repeated="2" table:style-name="ce2" office:value-type="string">
            <text:p>Euratite</text:p>
          </table:table-cell>
          <table:table-cell table:style-name="ce2" office:value-type="string">
            <text:p>Euratyt</text:p>
          </table:table-cell>
          <table:table-cell table:style-name="ce2" office:value-type="string">
            <text:p>Euratite</text:p>
          </table:table-cell>
          <table:table-cell table:style-name="ce8" table:number-columns-repeated="18"/>
          <table:table-cell table:number-columns-repeated="998"/>
        </table:table-row>
        <table:table-row table:style-name="ro36">
          <table:table-cell table:style-name="ce2" office:value-type="string">
            <text:p>sr_euratite_desc</text:p>
          </table:table-cell>
          <table:table-cell table:style-name="ce2" office:value-type="string">
            <text:p>Somehow present solely on this planet, Euratite seems to have come from an entirely separate dimension. Its sub-spatial origins make it impossible to transport in its raw form, necessitating a complex, energy-intensive transmutative process to exploit its properties.</text:p>
          </table:table-cell>
          <table:table-cell table:style-name="ce2" office:value-type="string">
            <text:p>Почему-то присутствующий исключительно на этой планете, евратит, похоже, появился из совершенно другого измерения. Его суб-пространственное происхождение делает невозможным транспортировку в необработанном виде. Обработка же требует сложного, энергоемкого трансмутативного процесса, который позволит использовать его свойства.</text:p>
          </table:table-cell>
          <table:table-cell table:style-name="ce2" office:value-type="string">
            <text:p>Irgendwie nur auf diesem Planeten präsent, scheint Euratit aus einer völlig anderen Dimension zu kommen. Seine subräumlichen Ursprünge machen es unmöglich, in seiner rohen Form zu transportieren, was einen komplexen, energieintensiven transmutierenden Prozess erfordert, um seine Eigenschaften auszunutzen.</text:p>
          </table:table-cell>
          <table:table-cell table:style-name="ce2" office:value-type="string">
            <text:p>De alguma forma presente apenas neste planeta, Euratite parece ter vindo de uma dimensão totalmente separada. Suas origens subespaciais tornam impossível o transporte em sua forma bruta, necessitando de um processo transmutativo complexo e intensivo em energia para explorar suas propriedades.</text:p>
          </table:table-cell>
          <table:table-cell table:style-name="ce2" office:value-type="string">
            <text:p>D'une manière ou d'une autre présente uniquement sur cette planète, l'Euratite semble être venu d'une dimension entièrement séparée. Ses origines sub-spatiales rendent impossible le transport dans sa forme brute, nécessitant un processus transmutatif complexe et énergivore pour exploiter ses propriétés.</text:p>
          </table:table-cell>
          <table:table-cell table:style-name="ce2" office:value-type="string">
            <text:p>Jakoś obecna tylko na tej planecie, wydaje się, że Euratyt pochodzi z całkowicie odrębnego wymiaru. Jego sub-przestrzenne pochodzenie uniemożliwia transport w swojej surowej postaci, wymagając złożonego, energochłonnego procesu transmutacyjnego, aby wykorzystać jego właściwości.</text:p>
          </table:table-cell>
          <table:table-cell table:style-name="ce2" office:value-type="string">
            <text:p>De alguna manera presente únicamente en este planeta, Euratite parece haber venido de una dimensión completamente separada. Sus orígenes subespaciales hacen que sea imposible transportarlo en su forma cruda, lo que requiere un proceso transmutativo complejo y con uso intensivo de energía para explotar sus propiedades.</text:p>
          </table:table-cell>
          <table:table-cell table:style-name="ce8" table:number-columns-repeated="18"/>
          <table:table-cell table:number-columns-repeated="998"/>
        </table:table-row>
        <table:table-row table:style-name="ro1">
          <table:table-cell table:style-name="ce2" office:value-type="string">
            <text:p>sr_ever_blossom</text:p>
          </table:table-cell>
          <table:table-cell table:style-name="ce2" office:value-type="string">
            <text:p>Ever-Blossom</text:p>
          </table:table-cell>
          <table:table-cell table:style-name="ce2" office:value-type="string">
            <text:p>Вечноцвет</text:p>
          </table:table-cell>
          <table:table-cell table:style-name="ce2" office:value-type="string">
            <text:p>Ewigblüten</text:p>
          </table:table-cell>
          <table:table-cell table:number-columns-repeated="4" table:style-name="ce2" office:value-type="string">
            <text:p>Ever-Blossom</text:p>
          </table:table-cell>
          <table:table-cell table:style-name="ce8" table:number-columns-repeated="18"/>
          <table:table-cell table:number-columns-repeated="998"/>
        </table:table-row>
        <table:table-row table:style-name="ro17">
          <table:table-cell table:style-name="ce2" office:value-type="string">
            <text:p>sr_ever_blossom_desc</text:p>
          </table:table-cell>
          <table:table-cell table:style-name="ce2" office:value-type="string">
            <text:p>The blossoms of this mundane looking tree, found only within this particular region, possess remarkable regenerative properties that dramatically extend the life-span of complex carbon based organisms.</text:p>
          </table:table-cell>
          <table:table-cell table:style-name="ce2" office:value-type="string">
            <text:p>Цветы этого уникального дерева, найденного только в этом конкретном регионе, обладает замечательными регенеративными свойствами, которые значительно продлевают продолжительность жизни сложных углеродных организмов.</text:p>
          </table:table-cell>
          <table:table-cell table:style-name="ce2" office:value-type="string">
            <text:p>Die Blüten dieses weltlichen Baumes, die nur in dieser Region vorkommen, besitzen bemerkenswerte regenerative Eigenschaften, die die Lebensdauer von komplexen Organismen auf Kohlenstoffbasis dramatisch verlängern.</text:p>
          </table:table-cell>
          <table:table-cell table:style-name="ce2" office:value-type="string">
            <text:p>As flores dessa árvore de aparência mundana, encontradas apenas nessa região em particular, possuem propriedades regenerativas notáveis ​​que estendem drasticamente o tempo de vida de organismos complexos baseados em carbono.</text:p>
          </table:table-cell>
          <table:table-cell table:style-name="ce2" office:value-type="string">
            <text:p>Les fleurs de cet arbre d'apparence banale, que l'on trouve seulement dans cette région particulière, possèdent des propriétés régénératrices remarquables qui prolongent considérablement la durée de vie des organismes complexes à base de carbone.</text:p>
          </table:table-cell>
          <table:table-cell table:style-name="ce2" office:value-type="string">
            <text:p>Kwiaty tego przyziemnego drzewa, znajdujące się tylko w tym konkretnym regionie, mają niezwykłe właściwości regeneracyjne, które dramatycznie wydłużają żywotność złożonych organizmów opartych na węglu.</text:p>
          </table:table-cell>
          <table:table-cell table:style-name="ce2" office:value-type="string">
            <text:p>Las flores de este árbol de apariencia mundana, que se encuentran solo dentro de esta región en particular, poseen notables propiedades regenerativas que extienden dramáticamente la vida útil de organismos complejos basados ​​en el carbono.</text:p>
          </table:table-cell>
          <table:table-cell table:style-name="ce8" table:number-columns-repeated="18"/>
          <table:table-cell table:number-columns-repeated="998"/>
        </table:table-row>
        <table:table-row table:style-name="ro2">
          <table:table-cell table:style-name="ce2" office:value-type="string">
            <text:p>sr_exotic_spices</text:p>
          </table:table-cell>
          <table:table-cell table:style-name="ce2" office:value-type="string">
            <text:p>Exotic Spices</text:p>
          </table:table-cell>
          <table:table-cell table:style-name="ce2" office:value-type="string">
            <text:p>Экзотические специи</text:p>
          </table:table-cell>
          <table:table-cell table:style-name="ce2" office:value-type="string">
            <text:p>Exotische Gewürze</text:p>
          </table:table-cell>
          <table:table-cell table:style-name="ce2" office:value-type="string">
            <text:p>Especiarias exóticas</text:p>
          </table:table-cell>
          <table:table-cell table:style-name="ce2" office:value-type="string">
            <text:p>Épices exotiques</text:p>
          </table:table-cell>
          <table:table-cell table:style-name="ce2" office:value-type="string">
            <text:p>Egzotyczne przyprawy</text:p>
          </table:table-cell>
          <table:table-cell table:style-name="ce2" office:value-type="string">
            <text:p>Especias exóticas</text:p>
          </table:table-cell>
          <table:table-cell table:style-name="ce8" table:number-columns-repeated="18"/>
          <table:table-cell table:number-columns-repeated="998"/>
        </table:table-row>
        <table:table-row table:style-name="ro12">
          <table:table-cell table:style-name="ce2" office:value-type="string">
            <text:p>sr_exotic_spices_desc</text:p>
          </table:table-cell>
          <table:table-cell table:style-name="ce2" office:value-type="string">
            <text:p>The micro-climate in this area is perfect for the cultivation of rare indigenous plants that are highly profitable in trading.</text:p>
          </table:table-cell>
          <table:table-cell table:style-name="ce2" office:value-type="string">
            <text:p>Микроклимат в этой области идеально подходит для выращивания редких местных растений, которые очень выгодны в торговле.</text:p>
          </table:table-cell>
          <table:table-cell table:style-name="ce2" office:value-type="string">
            <text:p>Dieses Mikroklima eignet sich hervorragend für die Kultivierung wertvoller und seltener einheimischer Pflanzenarten.</text:p>
          </table:table-cell>
          <table:table-cell table:style-name="ce2" office:value-type="string">
            <text:p>O microclima nesta área é perfeito para o cultivo de plantas nativas raras, altamente lucrativas no comércio.</text:p>
          </table:table-cell>
          <table:table-cell table:style-name="ce2" office:value-type="string">
            <text:p>Le micro-climat dans cette zone est parfait pour la culture de plantes indigènes rares qui sont très rentables dans le commerce.</text:p>
          </table:table-cell>
          <table:table-cell table:style-name="ce2" office:value-type="string">
            <text:p>Mikroklimat w tym obszarze jest idealny do uprawy rzadkich rodzimych roślin, które są bardzo dochodowe w handlu.</text:p>
          </table:table-cell>
          <table:table-cell table:style-name="ce2" office:value-type="string">
            <text:p>El microclima en esta área es perfecto para el cultivo de plantas autóctonas raras que son altamente rentables en el comercio.</text:p>
          </table:table-cell>
          <table:table-cell table:style-name="ce8" table:number-columns-repeated="18"/>
          <table:table-cell table:number-columns-repeated="998"/>
        </table:table-row>
        <table:table-row table:style-name="ro1">
          <table:table-cell table:style-name="ce2" office:value-type="string">
            <text:p>sr_gigalife</text:p>
          </table:table-cell>
          <table:table-cell table:style-name="ce2" office:value-type="string">
            <text:p>Gigalife</text:p>
          </table:table-cell>
          <table:table-cell table:style-name="ce2" office:value-type="string">
            <text:p>Гига-сущность</text:p>
          </table:table-cell>
          <table:table-cell table:style-name="ce2" office:value-type="string">
            <text:p>Gigaorganismen</text:p>
          </table:table-cell>
          <table:table-cell table:number-columns-repeated="4" table:style-name="ce2" office:value-type="string">
            <text:p>Gigalife</text:p>
          </table:table-cell>
          <table:table-cell table:style-name="ce8" table:number-columns-repeated="18"/>
          <table:table-cell table:number-columns-repeated="998"/>
        </table:table-row>
        <table:table-row table:style-name="ro27">
          <table:table-cell table:style-name="ce2" office:value-type="string">
            <text:p>sr_gigalife_desc</text:p>
          </table:table-cell>
          <table:table-cell table:style-name="ce2" office:value-type="string">
            <text:p>A galactic marvel of unknown origins and indeterminate antiquity, Gigalife is difficult to quantify with any precision. It can be described as a highly complex ecosystem, yet its activity displays properties usually associated with a single organism; its inhabitants interact in a systematic fashion, similar to organs within a body. Whatever it's true nature, this singular 'entity' is clearly not a natural occurrence, but has been engineered through some highly-advanced civilization... or some other unnatural agency.</text:p>
          </table:table-cell>
          <table:table-cell table:style-name="ce2" office:value-type="string">
            <text:p>Галактическое чудо неизвестного происхождения и неопределенной древности, гига-сущности трудно дать какое-либо определение. Её можно охарактеризовать как очень сложную экосистему, но её активность отображает свойства, обычно связанные с одним организмом, однако его обитатели взаимодействуют систематически, подобно органам внутри тела. Независимо от того, что это истинно природная сущность, она явно не является естественным явлением, а была спроектирована какой-то высокоразвитой цивилизацией... или какой-то другой противоестественной силой.</text:p>
          </table:table-cell>
          <table:table-cell table:style-name="ce2" office:value-type="string">
            <text:p>Ein galaktisches Wunder unbekannten Ursprungs und unbestimmter Altertümlichkeit, Gigalife ist schwer mit jeder Genauigkeit zu quantifizieren. Es kann als ein hochkomplexes Ökosystem beschrieben werden, doch seine Aktivität zeigt Eigenschaften, die normalerweise mit einem einzelnen Organismus verbunden sind; seine Bewohner interagieren auf systematische Weise, ähnlich wie Organe in einem Körper. Was auch immer es wahre Natur ist, diese singuläre "Entität" ist eindeutig keine natürliche Erscheinung, sondern wurde durch eine hochentwickelte Zivilisation ... oder eine andere unnatürliche Instanz erschaffen.</text:p>
          </table:table-cell>
          <table:table-cell table:style-name="ce2" office:value-type="string">
            <text:p>Uma maravilha galáctica de origens desconhecidas e antiguidade indeterminada, Gigalife é difícil de quantificar com precisão. Pode ser descrito como um ecossistema altamente complexo, mas sua atividade exibe propriedades geralmente associadas a um único organismo; seus habitantes interagem de maneira sistemática, semelhante aos órgãos de um corpo. Seja qual for a sua natureza verdadeira, esta 'entidade' singular não é claramente uma ocorrência natural, mas foi projetada através de alguma civilização altamente avançada ... ou alguma outra agência antinatural.</text:p>
          </table:table-cell>
          <table:table-cell table:style-name="ce2" office:value-type="string">
            <text:p>Une merveille galactique d'origine inconnue et d'antiquité indéterminée, Gigalife est difficile à quantifier avec précision. Il peut être décrit comme un écosystème très complexe, mais son activité présente des propriétés habituellement associées à un seul organisme; ses habitants interagissent de manière systématique, semblable aux organes d'un corps. Quelle que soit la vraie nature, cette «entité» singulière n'est manifestement pas un phénomène naturel, mais a été façonnée par une civilisation très avancée ... ou par une autre agence non naturelle.</text:p>
          </table:table-cell>
          <table:table-cell table:style-name="ce2" office:value-type="string">
            <text:p>Galaktyczny cud o nieznanym pochodzeniu i nieokreślonej starożytności, Gigalife jest trudna do oszacowania z jakąkolwiek precyzją. Można go określić jako wysoce złożony ekosystem, jednak jego działalność wykazuje właściwości zwykle związane z pojedynczym organizmem; jego mieszkańcy wchodzą w interakcję w sposób systematyczny, podobny do organów w ciele. Niezależnie od tego, jaka jest prawdziwa natura, ta osobliwa "istota" najwyraźniej nie jest zjawiskiem naturalnym, ale została zaprojektowana przez wysoce zaawansowaną cywilizację ... lub jakąś inną nienaturalną agencję.</text:p>
          </table:table-cell>
          <table:table-cell table:style-name="ce2" office:value-type="string">
            <text:p>Una maravilla galáctica de origen desconocido y antigüedad indeterminada, Gigalife es difícil de cuantificar con precisión. Se puede describir como un ecosistema altamente complejo, sin embargo, su actividad muestra propiedades generalmente asociadas con un solo organismo; sus habitantes interactúan de manera sistemática, similar a los órganos dentro de un cuerpo. Sea lo que sea su verdadera naturaleza, esta singular "entidad" no es un acontecimiento natural, sino que ha sido diseñada a través de una civilización altamente avanzada ... o de alguna otra agencia antinatural.</text:p>
          </table:table-cell>
          <table:table-cell table:style-name="ce8" table:number-columns-repeated="18"/>
          <table:table-cell table:number-columns-repeated="998"/>
        </table:table-row>
        <table:table-row table:style-name="ro1">
          <table:table-cell table:style-name="ce2" office:value-type="string">
            <text:p>sr_helium_3</text:p>
          </table:table-cell>
          <table:table-cell table:style-name="ce2" office:value-type="string">
            <text:p>Helium-3</text:p>
          </table:table-cell>
          <table:table-cell table:style-name="ce2" office:value-type="string">
            <text:p>Гелий-3</text:p>
          </table:table-cell>
          <table:table-cell table:style-name="ce2" office:value-type="string">
            <text:p>Helium-3</text:p>
          </table:table-cell>
          <table:table-cell table:style-name="ce2" office:value-type="string">
            <text:p>Hélio-3</text:p>
          </table:table-cell>
          <table:table-cell table:style-name="ce2" office:value-type="string">
            <text:p>Hélium-3</text:p>
          </table:table-cell>
          <table:table-cell table:style-name="ce2" office:value-type="string">
            <text:p>Helium-3</text:p>
          </table:table-cell>
          <table:table-cell table:style-name="ce2" office:value-type="string">
            <text:p>Helio-3</text:p>
          </table:table-cell>
          <table:table-cell table:style-name="ce8" table:number-columns-repeated="18"/>
          <table:table-cell table:number-columns-repeated="998"/>
        </table:table-row>
        <table:table-row table:style-name="ro8">
          <table:table-cell table:style-name="ce2" office:value-type="string">
            <text:p>sr_helium_3_desc</text:p>
          </table:table-cell>
          <table:table-cell table:style-name="ce2" office:value-type="string">
            <text:p>This isotope of helium is used as a fuel in a wide variety of reactors and other energy production facilities.</text:p>
          </table:table-cell>
          <table:table-cell table:style-name="ce2" office:value-type="string">
            <text:p>Этот изотоп гелия используется в качестве топлива в самых разных реакторах и других установках по производству энергии.</text:p>
          </table:table-cell>
          <table:table-cell table:style-name="ce2" office:value-type="string">
            <text:p>Dieses Helium-Isotop wird sowohl als Treibstoff für verschiedene Reaktortypen, als auch für andere Energie produzierende Anlagen genutzt.</text:p>
          </table:table-cell>
          <table:table-cell table:style-name="ce2" office:value-type="string">
            <text:p>Este isótopo de hélio é usado como combustível em uma ampla variedade de reatores e outras instalações de produção de energia.</text:p>
          </table:table-cell>
          <table:table-cell table:style-name="ce2" office:value-type="string">
            <text:p>Cet isotope de l'hélium est utilisé comme combustible dans une grande variété de réacteurs et d'autres installations de production d'énergie.</text:p>
          </table:table-cell>
          <table:table-cell table:style-name="ce2" office:value-type="string">
            <text:p>Ten izotop helu jest stosowany jako paliwo w wielu różnych reaktorach i innych zakładach produkujących energię.</text:p>
          </table:table-cell>
          <table:table-cell table:style-name="ce2" office:value-type="string">
            <text:p>Este isótopo de helio se utiliza como combustible en una amplia variedad de reactores y otras instalaciones de producción de energía.</text:p>
          </table:table-cell>
          <table:table-cell table:style-name="ce8" table:number-columns-repeated="18"/>
          <table:table-cell table:number-columns-repeated="998"/>
        </table:table-row>
        <table:table-row table:style-name="ro1">
          <table:table-cell table:style-name="ce2" office:value-type="string">
            <text:p>sr_hivaron</text:p>
          </table:table-cell>
          <table:table-cell table:style-name="ce2" office:value-type="string">
            <text:p>Hivaron Stone</text:p>
          </table:table-cell>
          <table:table-cell table:style-name="ce2" office:value-type="string">
            <text:p>Хайваронский камень</text:p>
          </table:table-cell>
          <table:table-cell table:style-name="ce2" office:value-type="string">
            <text:p>Hivaron Steine</text:p>
          </table:table-cell>
          <table:table-cell table:style-name="ce2" office:value-type="string">
            <text:p>Hivaron Stone</text:p>
          </table:table-cell>
          <table:table-cell table:style-name="ce2" office:value-type="string">
            <text:p>Pierre Hivaron</text:p>
          </table:table-cell>
          <table:table-cell table:number-columns-repeated="2" table:style-name="ce2" office:value-type="string">
            <text:p>Hivaron Stone</text:p>
          </table:table-cell>
          <table:table-cell table:style-name="ce8" table:number-columns-repeated="18"/>
          <table:table-cell table:number-columns-repeated="998"/>
        </table:table-row>
        <table:table-row table:style-name="ro14">
          <table:table-cell table:style-name="ce2" office:value-type="string">
            <text:p>sr_hivaron_desc</text:p>
          </table:table-cell>
          <table:table-cell table:style-name="ce2" office:value-type="string">
            <text:p>This unusual mineral has found its way into a surprisingly diverse set of applications. It is most notoriously known for its use as a stimulant in laborers... and in formulating slave-driving drugs.</text:p>
          </table:table-cell>
          <table:table-cell table:style-name="ce2" office:value-type="string">
            <text:p>Этот необычный минерал нашел свой путь в удивительно разнообразных вариациях применения. Его наиболее известное использование - стимулятор для рабочих... а также производство подчиняющих сознание наркотиков.</text:p>
          </table:table-cell>
          <table:table-cell table:style-name="ce2" office:value-type="string">
            <text:p>Dieses sonderbare Mineral hat in überraschend vielen Anwendungsgebieten eine Verwendung gefunden. Am bekanntesten ist es allerdings als Stimulanz für Arbeiter, oder in der Herstellung von Drogen zur Unterdrückung von Sklaven.</text:p>
          </table:table-cell>
          <table:table-cell table:style-name="ce2" office:value-type="string">
            <text:p>Este mineral incomum encontrou seu caminho em um conjunto surpreendentemente diversificado de aplicações. É mais notoriamente conhecido por seu uso como estimulante em trabalhadores ... e na formulação de drogas dirigidas por escravos.</text:p>
          </table:table-cell>
          <table:table-cell table:style-name="ce2" office:value-type="string">
            <text:p>Ce minéral inhabituel a trouvé sa place dans un ensemble étonnamment diversifié d'applications. Il est le plus notoirement connu pour son utilisation comme stimulant chez les ouvriers ... et dans la formulation des drogues de conduite d'esclave.</text:p>
          </table:table-cell>
          <table:table-cell table:style-name="ce2" office:value-type="string">
            <text:p>Ten niezwykły minerał znalazł się w zaskakująco różnorodnym zestawie aplikacji. Znany jest przede wszystkim z używania jako środka pobudzającego u robotników ... i przy formułowaniu narkotyków napędzanych niewolnikami.</text:p>
          </table:table-cell>
          <table:table-cell table:style-name="ce2" office:value-type="string">
            <text:p>Este mineral inusual ha encontrado su camino en un conjunto sorprendentemente diverso de aplicaciones. Es muy conocido por su uso como estimulante en los trabajadores ... y en la formulación de drogas para conducir esclavos.</text:p>
          </table:table-cell>
          <table:table-cell table:style-name="ce8" table:number-columns-repeated="18"/>
          <table:table-cell table:number-columns-repeated="998"/>
        </table:table-row>
        <table:table-row table:style-name="ro1">
          <table:table-cell table:style-name="ce2" office:value-type="string">
            <text:p>sr_hyper_diamond</text:p>
          </table:table-cell>
          <table:table-cell table:style-name="ce2" office:value-type="string">
            <text:p>Hyperdiamond</text:p>
          </table:table-cell>
          <table:table-cell table:style-name="ce2" office:value-type="string">
            <text:p>Гипер-алмазы</text:p>
          </table:table-cell>
          <table:table-cell table:style-name="ce2" office:value-type="string">
            <text:p>Hyperdiamanten</text:p>
          </table:table-cell>
          <table:table-cell table:style-name="ce2" office:value-type="string">
            <text:p>Hiperdiamante</text:p>
          </table:table-cell>
          <table:table-cell table:number-columns-repeated="3" table:style-name="ce2" office:value-type="string">
            <text:p>Hyperdiamond</text:p>
          </table:table-cell>
          <table:table-cell table:style-name="ce8" table:number-columns-repeated="18"/>
          <table:table-cell table:number-columns-repeated="998"/>
        </table:table-row>
        <table:table-row table:style-name="ro5">
          <table:table-cell table:style-name="ce2" office:value-type="string">
            <text:p>sr_hyper_diamond_desc</text:p>
          </table:table-cell>
          <table:table-cell table:style-name="ce2" office:value-type="string">
            <text:p>Formed solely during supernovas, Hyperdiamond is one of the hardest known substances in the universe. It is used widely in industrial applications, as well as in stellar hull construction.</text:p>
          </table:table-cell>
          <table:table-cell table:style-name="ce2" office:value-type="string">
            <text:p>Гипер-алмаз, образующийся исключительно во время формирования сверхновых, является одним из самых твердых веществ во Вселенной. Он широко используется в промышленности, а также в обшивке кораблей.</text:p>
          </table:table-cell>
          <table:table-cell table:style-name="ce2" office:value-type="string">
            <text:p>Hyperdiamanten sind eine der härtesten im Universum bekannten Substanzen und entstehen ausschließlich innerhalb Supernovas. Wegen ihrer Härte sind sie weit verbreiten in industriellen Verfahren und dem Bau von Raumschiffsrümpfen.</text:p>
          </table:table-cell>
          <table:table-cell table:style-name="ce2" office:value-type="string">
            <text:p>Formada apenas durante supernovas, Hyperdiamond é uma das substâncias mais difíceis do universo. É amplamente utilizado em aplicações industriais, bem como na construção de cascos estelares.</text:p>
          </table:table-cell>
          <table:table-cell table:style-name="ce2" office:value-type="string">
            <text:p>Formé uniquement pendant les supernovas, Hyperdiamond est l'une des substances les plus connues de l'univers. Il est largement utilisé dans les applications industrielles, ainsi que dans la construction de la coque stellaire.</text:p>
          </table:table-cell>
          <table:table-cell table:style-name="ce2" office:value-type="string">
            <text:p>Powstały wyłącznie podczas supernowych, Hyperdiamond jest jedną z najtrudniejszych substancji we wszechświecie. Jest szeroko stosowany w zastosowaniach przemysłowych, a także w konstrukcji kadłuba gwiezdnego.</text:p>
          </table:table-cell>
          <table:table-cell table:style-name="ce2" office:value-type="string">
            <text:p>Formado únicamente durante las supernovas, Hyperdiamond es una de las sustancias más duras del universo. Se usa ampliamente en aplicaciones industriales, así como en la construcción estelar del casco.</text:p>
          </table:table-cell>
          <table:table-cell table:style-name="ce8" table:number-columns-repeated="18"/>
          <table:table-cell table:number-columns-repeated="998"/>
        </table:table-row>
        <table:table-row table:style-name="ro1">
          <table:table-cell table:style-name="ce2" office:value-type="string">
            <text:p>sr_hyperfuels</text:p>
          </table:table-cell>
          <table:table-cell table:style-name="ce2" office:value-type="string">
            <text:p>Hyperfuels</text:p>
          </table:table-cell>
          <table:table-cell table:style-name="ce2" office:value-type="string">
            <text:p>Гипертопливо</text:p>
          </table:table-cell>
          <table:table-cell table:style-name="ce2" office:value-type="string">
            <text:p>Hypertreibstoff</text:p>
          </table:table-cell>
          <table:table-cell table:number-columns-repeated="4" table:style-name="ce2" office:value-type="string">
            <text:p>Hyperfuels</text:p>
          </table:table-cell>
          <table:table-cell table:style-name="ce8" table:number-columns-repeated="18"/>
          <table:table-cell table:number-columns-repeated="998"/>
        </table:table-row>
        <table:table-row table:style-name="ro4">
          <table:table-cell table:style-name="ce2" office:value-type="string">
            <text:p>sr_hyperfuels_desc</text:p>
          </table:table-cell>
          <table:table-cell table:style-name="ce2" office:value-type="string">
            <text:p>Hyperfuels is a generic term designating a group of rare, semi-stable radioactive isotopes that make for an excellent reactor fuel source.</text:p>
          </table:table-cell>
          <table:table-cell table:style-name="ce2" office:value-type="string">
            <text:p>Гипертопливо - общий термин, обозначающий группу редких полустабильных радиоактивных изотопов, которые являются превосходным источником топлива для реакторов.</text:p>
          </table:table-cell>
          <table:table-cell table:style-name="ce2" office:value-type="string">
            <text:p>Hypertreibstoff ist ein allgemeiner Begriff für eine Gruppe von seltenen und halb-stabilen radioaktiven Isotopen, die eine hervorragende Quelle für Reaktortreibstoffe darstellen.</text:p>
          </table:table-cell>
          <table:table-cell table:style-name="ce2" office:value-type="string">
            <text:p>Hyperfuels é um termo genérico que designa um grupo de isótopos radioativos semi-estáveis, raros, que constituem uma excelente fonte de combustível para reatores.</text:p>
          </table:table-cell>
          <table:table-cell table:style-name="ce2" office:value-type="string">
            <text:p>Hyperfuels est un terme générique désignant un groupe d'isotopes radioactifs semi-stables rares qui constituent une excellente source de combustible pour les réacteurs.</text:p>
          </table:table-cell>
          <table:table-cell table:style-name="ce2" office:value-type="string">
            <text:p>Hiperuple to ogólny termin określający grupę rzadkich, półstabilnych izotopów promieniotwórczych, które stanowią doskonałe źródło paliwa reaktora.</text:p>
          </table:table-cell>
          <table:table-cell table:style-name="ce2" office:value-type="string">
            <text:p>Hyperfuels es un término genérico que designa a un grupo de isótopos radioactivos raros y semiestables que constituyen una excelente fuente de combustible para el reactor.</text:p>
          </table:table-cell>
          <table:table-cell table:style-name="ce8" table:number-columns-repeated="18"/>
          <table:table-cell table:number-columns-repeated="998"/>
        </table:table-row>
        <table:table-row table:style-name="ro1">
          <table:table-cell table:style-name="ce2" office:value-type="string">
            <text:p>sr_illum</text:p>
          </table:table-cell>
          <table:table-cell table:style-name="ce2" office:value-type="string">
            <text:p>Illum</text:p>
          </table:table-cell>
          <table:table-cell table:style-name="ce2" office:value-type="string">
            <text:p>Иллум</text:p>
          </table:table-cell>
          <table:table-cell table:style-name="ce2" office:value-type="string">
            <text:p>Luminum</text:p>
          </table:table-cell>
          <table:table-cell table:number-columns-repeated="4" table:style-name="ce2" office:value-type="string">
            <text:p>Illum</text:p>
          </table:table-cell>
          <table:table-cell table:style-name="ce8" table:number-columns-repeated="18"/>
          <table:table-cell table:number-columns-repeated="998"/>
        </table:table-row>
        <table:table-row table:style-name="ro5">
          <table:table-cell table:style-name="ce2" office:value-type="string">
            <text:p>sr_illum_desc</text:p>
          </table:table-cell>
          <table:table-cell table:style-name="ce2" office:value-type="string">
            <text:p>Illum is a luminous metallic substance that continuously distorts the surrounding space-time in its environment, causing severe sensor echoes and ghost signals.</text:p>
          </table:table-cell>
          <table:table-cell table:style-name="ce2" office:value-type="string">
            <text:p>Иллум - это светящееся металлическое вещество, которое непрерывно искажает окружающее пространство-время, вызывая сенсорные эхо и фантомные сигналы.</text:p>
          </table:table-cell>
          <table:table-cell table:style-name="ce2" office:value-type="string">
            <text:p>Luminum ist eine lumineszente metallische Substanz, welche kontinuierlich das Raumzeitgefüge um sich herum verzerrt. Dies führt zu schweren Sensorechos und Geistersignalen in seiner Nähe.</text:p>
          </table:table-cell>
          <table:table-cell table:style-name="ce2" office:value-type="string">
            <text:p>Illum é uma substância metálica luminosa que distorce continuamente o espaço-tempo circundante em seu ambiente, causando graves ecos de sensores e sinais fantasmas.</text:p>
          </table:table-cell>
          <table:table-cell table:style-name="ce2" office:value-type="string">
            <text:p>Illum est une substance métallique lumineuse qui déforme continuellement l'espace-temps environnant dans son environnement, provoquant de graves échos de capteurs et des signaux fantômes.</text:p>
          </table:table-cell>
          <table:table-cell table:style-name="ce2" office:value-type="string">
            <text:p>Illum to świetlista substancja metaliczna, która w sposób ciągły zniekształca otaczającą czasoprzestrzeń w jej otoczeniu, powodując silne echa sensorów i sygnały duchów.</text:p>
          </table:table-cell>
          <table:table-cell table:style-name="ce2" office:value-type="string">
            <text:p>Illum es una sustancia metálica luminosa que distorsiona continuamente el espacio-tiempo circundante en su entorno, causando ecos de sensor severos y señales fantasma.</text:p>
          </table:table-cell>
          <table:table-cell table:style-name="ce8" table:number-columns-repeated="18"/>
          <table:table-cell table:number-columns-repeated="998"/>
        </table:table-row>
        <table:table-row table:style-name="ro1">
          <table:table-cell table:style-name="ce2" office:value-type="string">
            <text:p>sr_iron_wood</text:p>
          </table:table-cell>
          <table:table-cell table:style-name="ce2" office:value-type="string">
            <text:p>Ironwood</text:p>
          </table:table-cell>
          <table:table-cell table:style-name="ce2" office:value-type="string">
            <text:p>Древосталь</text:p>
          </table:table-cell>
          <table:table-cell table:style-name="ce2" office:value-type="string">
            <text:p>Eisenholz</text:p>
          </table:table-cell>
          <table:table-cell table:style-name="ce2" office:value-type="string">
            <text:p>Pau de ferro</text:p>
          </table:table-cell>
          <table:table-cell table:number-columns-repeated="3" table:style-name="ce2" office:value-type="string">
            <text:p>Ironwood</text:p>
          </table:table-cell>
          <table:table-cell table:style-name="ce8" table:number-columns-repeated="18"/>
          <table:table-cell table:number-columns-repeated="998"/>
        </table:table-row>
        <table:table-row table:style-name="ro16">
          <table:table-cell table:style-name="ce2" office:value-type="string">
            <text:p>sr_iron_wood_desc</text:p>
          </table:table-cell>
          <table:table-cell table:style-name="ce2" office:value-type="string">
            <text:p>This precursor plant was seeded on different worlds sometimes during the deep past. Its wood is very pliable when wet, but once it dries it becomes as hard as industrial grade steel, providing a cheap and useful building material.</text:p>
          </table:table-cell>
          <table:table-cell table:style-name="ce2" office:value-type="string">
            <text:p>Это древнее древо было посеяно в разных мирах когда-то в глубоком прошлом. Его древесина очень податлива, когда она мокрая, но после ее высыхания она становится такой же прочной, как и промышленная сталь, обеспечивая дешевый и полезный строительный материал.</text:p>
          </table:table-cell>
          <table:table-cell table:style-name="ce2" office:value-type="string">
            <text:p>Diese Pflanze wurde in geraumer Vorzeit von einer Vorläufer-Zivilisation auf diversen Planeten angesiedelt. Das aus ihr gewonnene Holz ist nass sehr leicht biegbar, doch sobald es getrocknet ist, erreicht es eine Stabilität ähnlich herkömmlichen Baustahls. Diese Eigenschaft macht es sehr nützlich als günstige Alternative in der Konstruktion von Gebäuden.</text:p>
          </table:table-cell>
          <table:table-cell table:style-name="ce2" office:value-type="string">
            <text:p>Esta planta precursora foi semeada em diferentes mundos, por vezes, durante o passado profundo. Sua madeira é muito maleável quando molhada, mas, uma vez seca, torna-se tão dura quanto o aço de grau industrial, fornecendo um material de construção barato e útil.</text:p>
          </table:table-cell>
          <table:table-cell table:style-name="ce2" office:value-type="string">
            <text:p>Cette plante précurseur a été ensemencée sur différents mondes parfois au cours du passé profond. Son bois est très souple lorsqu'il est mouillé, mais une fois qu'il sèche, il devient aussi dur que l'acier de qualité industrielle, fournissant un matériau de construction bon marché et utile.</text:p>
          </table:table-cell>
          <table:table-cell table:style-name="ce2" office:value-type="string">
            <text:p>Ta roślina-prekursor była wysiewana na różne światy czasami podczas głębokiej przeszłości. Drewno jest bardzo giętkie, gdy jest mokre, ale po wyschnięciu staje się twarde jak stal przemysłowa, zapewniając tani i użyteczny materiał budowlany.</text:p>
          </table:table-cell>
          <table:table-cell table:style-name="ce2" office:value-type="string">
            <text:p>Esta planta precursora fue sembrada en mundos diferentes algunas veces durante el pasado profundo. Su madera es muy flexible cuando está mojada, pero una vez que se seca se vuelve tan dura como el acero de grado industrial, proporcionando un material de construcción barato y útil.</text:p>
          </table:table-cell>
          <table:table-cell table:style-name="ce8" table:number-columns-repeated="18"/>
          <table:table-cell table:number-columns-repeated="998"/>
        </table:table-row>
        <table:table-row table:style-name="ro1">
          <table:table-cell table:style-name="ce2" office:value-type="string">
            <text:p>sr_lithium</text:p>
          </table:table-cell>
          <table:table-cell table:style-name="ce2" office:value-type="string">
            <text:p>Lithium</text:p>
          </table:table-cell>
          <table:table-cell table:style-name="ce2" office:value-type="string">
            <text:p>Литий</text:p>
          </table:table-cell>
          <table:table-cell table:style-name="ce2" office:value-type="string">
            <text:p>Lithium</text:p>
          </table:table-cell>
          <table:table-cell table:style-name="ce2" office:value-type="string">
            <text:p>Lítio</text:p>
          </table:table-cell>
          <table:table-cell table:style-name="ce2" office:value-type="string">
            <text:p>Lithium</text:p>
          </table:table-cell>
          <table:table-cell table:style-name="ce2" office:value-type="string">
            <text:p>Lit</text:p>
          </table:table-cell>
          <table:table-cell table:style-name="ce2" office:value-type="string">
            <text:p>Litio</text:p>
          </table:table-cell>
          <table:table-cell table:style-name="ce8" table:number-columns-repeated="18"/>
          <table:table-cell table:number-columns-repeated="998"/>
        </table:table-row>
        <table:table-row table:style-name="ro8">
          <table:table-cell table:style-name="ce2" office:value-type="string">
            <text:p>sr_lithium_desc</text:p>
          </table:table-cell>
          <table:table-cell table:style-name="ce2" office:value-type="string">
            <text:p>Lithium has a wide range of industrial applications, but is only seldom found in deposits of significant size.</text:p>
          </table:table-cell>
          <table:table-cell table:style-name="ce2" office:value-type="string">
            <text:p>Литий имеет широкий спектр промышленных применений, но редко встречается в больших месторождениях.</text:p>
          </table:table-cell>
          <table:table-cell table:style-name="ce2" office:value-type="string">
            <text:p>Lithium kommt in allen möglichen Bereichen der Industrie zur Anwendung, wird aber nur selten in Vorkommen von bedeutsamer Größe gefunden.</text:p>
          </table:table-cell>
          <table:table-cell table:style-name="ce2" office:value-type="string">
            <text:p>O lítio tem uma ampla gama de aplicações industriais, mas raramente é encontrado em depósitos de tamanho significativo.</text:p>
          </table:table-cell>
          <table:table-cell table:style-name="ce2" office:value-type="string">
            <text:p>Le lithium a un large éventail d'applications industrielles, mais on le trouve rarement dans les gisements de taille significative.</text:p>
          </table:table-cell>
          <table:table-cell table:style-name="ce2" office:value-type="string">
            <text:p>Lit ma szeroki zakres zastosowań przemysłowych, ale rzadko występuje w złożach o znacznej wielkości.</text:p>
          </table:table-cell>
          <table:table-cell table:style-name="ce2" office:value-type="string">
            <text:p>El litio tiene una amplia gama de aplicaciones industriales, pero rara vez se encuentra en depósitos de tamaño significativo.</text:p>
          </table:table-cell>
          <table:table-cell table:style-name="ce8" table:number-columns-repeated="18"/>
          <table:table-cell table:number-columns-repeated="998"/>
        </table:table-row>
        <table:table-row table:style-name="ro2">
          <table:table-cell table:style-name="ce2" office:value-type="string">
            <text:p>sr_meta_organics</text:p>
          </table:table-cell>
          <table:table-cell table:style-name="ce2" office:value-type="string">
            <text:p>Meta-Organic Compounds</text:p>
          </table:table-cell>
          <table:table-cell table:style-name="ce2" office:value-type="string">
            <text:p>Мета-органические смеси</text:p>
          </table:table-cell>
          <table:table-cell table:style-name="ce2" office:value-type="string">
            <text:p>Meta-Organische Verbindungen</text:p>
          </table:table-cell>
          <table:table-cell table:style-name="ce2" office:value-type="string">
            <text:p>Compostos Meta-Orgânicos</text:p>
          </table:table-cell>
          <table:table-cell table:style-name="ce2" office:value-type="string">
            <text:p>Composés méta-organiques</text:p>
          </table:table-cell>
          <table:table-cell table:style-name="ce2" office:value-type="string">
            <text:p>Związki meta-organiczne</text:p>
          </table:table-cell>
          <table:table-cell table:style-name="ce2" office:value-type="string">
            <text:p>Compuestos Meta-Orgánicos</text:p>
          </table:table-cell>
          <table:table-cell table:style-name="ce8" table:number-columns-repeated="18"/>
          <table:table-cell table:number-columns-repeated="998"/>
        </table:table-row>
        <table:table-row table:style-name="ro8">
          <table:table-cell table:style-name="ce2" office:value-type="string">
            <text:p>sr_meta_organics_desc</text:p>
          </table:table-cell>
          <table:table-cell table:style-name="ce2" office:value-type="string">
            <text:p>Although not organic in and of themselves, these compounds serve as precursors for the creation of potent biofuels, as well as artificial soil.</text:p>
          </table:table-cell>
          <table:table-cell table:style-name="ce2" office:value-type="string">
            <text:p>Хотя они и не являются органическими сами по себе, эти смеси служат основой для создания мощного биотоплива, а также искусственной почвы.</text:p>
          </table:table-cell>
          <table:table-cell table:style-name="ce2" office:value-type="string">
            <text:p>Obwohl sie an sich nicht organisch sind, dienen diese Verbindungen sowohl als Ausgangsstoffe für die Herstellung von wirksamen Biotreibstoffen, als auch als künstlicher Boden.</text:p>
          </table:table-cell>
          <table:table-cell table:style-name="ce2" office:value-type="string">
            <text:p>Embora não sejam orgânicos em si e por si mesmos, esses compostos servem como precursores para a criação de biocombustíveis potentes, bem como de solo artificial.</text:p>
          </table:table-cell>
          <table:table-cell table:style-name="ce2" office:value-type="string">
            <text:p>Bien qu'ils ne soient pas organiques en eux-mêmes, ces composés servent de précurseurs pour la création de biocombustibles puissants, ainsi que de sol artificiel.</text:p>
          </table:table-cell>
          <table:table-cell table:style-name="ce2" office:value-type="string">
            <text:p>Chociaż związki te nie są organiczne same w sobie, służą jako prekursory do tworzenia silnych biopaliw, a także do sztucznej gleby.</text:p>
          </table:table-cell>
          <table:table-cell table:style-name="ce2" office:value-type="string">
            <text:p>Aunque no son orgánicos en sí mismos, estos compuestos sirven como precursores para la creación de biocombustibles potentes, así como de suelo artificial.</text:p>
          </table:table-cell>
          <table:table-cell table:style-name="ce8" table:number-columns-repeated="18"/>
          <table:table-cell table:number-columns-repeated="998"/>
        </table:table-row>
        <table:table-row table:style-name="ro1">
          <table:table-cell table:style-name="ce2" office:value-type="string">
            <text:p>sr_neodymium</text:p>
          </table:table-cell>
          <table:table-cell table:style-name="ce2" office:value-type="string">
            <text:p>Primordial Neodymium</text:p>
          </table:table-cell>
          <table:table-cell table:style-name="ce2" office:value-type="string">
            <text:p>Первородный неодим</text:p>
          </table:table-cell>
          <table:table-cell table:style-name="ce2" office:value-type="string">
            <text:p>Ur-Neodymium</text:p>
          </table:table-cell>
          <table:table-cell table:style-name="ce2" office:value-type="string">
            <text:p>Neodímio Primordial</text:p>
          </table:table-cell>
          <table:table-cell table:style-name="ce2" office:value-type="string">
            <text:p>Néodyme primordial</text:p>
          </table:table-cell>
          <table:table-cell table:style-name="ce2" office:value-type="string">
            <text:p>Pierwotny neodym</text:p>
          </table:table-cell>
          <table:table-cell table:style-name="ce2" office:value-type="string">
            <text:p>Neodimio primordial</text:p>
          </table:table-cell>
          <table:table-cell table:style-name="ce8" table:number-columns-repeated="18"/>
          <table:table-cell table:number-columns-repeated="998"/>
        </table:table-row>
        <table:table-row table:style-name="ro16">
          <table:table-cell table:style-name="ce2" office:value-type="string">
            <text:p>sr_neodymium_desc</text:p>
          </table:table-cell>
          <table:table-cell table:style-name="ce2" office:value-type="string">
            <text:p>Only found near collapsed stars, Primordial Neodymium has magnetic properties magnified many times beyond its more typical formations. It yields extremely powerful grav lifts and grav plating when used in their construction.</text:p>
          </table:table-cell>
          <table:table-cell table:style-name="ce2" office:value-type="string">
            <text:p>Обнаруженный только вблизи сколлапсировавших звезд, первородный неодим обладает магнитными свойствами, многократно более сильными, чем его обычный аналог. При использовании в строительстве он позволяет создавать мощные гравитационные подъемники. Также используется при формировании заменителей гравитации на космических объектах.</text:p>
          </table:table-cell>
          <table:table-cell table:style-name="ce2" office:value-type="string">
            <text:p>Nur in der Nähe kollabierter Sterne zu finden, besitzt Ur-Neodymium vielfach verstärkte magnetische Eigenschaften, die weit über die üblicher Strukturen hinausgehen. Wird in der Herstellung von extrem leistungsfähigen Gravitations-Aufzügen und Gravitations-Beschichtungen eingesetzt.</text:p>
          </table:table-cell>
          <table:table-cell table:style-name="ce2" office:value-type="string">
            <text:p>Apenas encontrado perto de estrelas colapsadas, o Neodímio Primordial tem propriedades magnéticas ampliadas muitas vezes além de suas formações mais típicas. Produz elevadores gravitacionais e gravuras extremamente poderosos quando usados ​​em sua construção.</text:p>
          </table:table-cell>
          <table:table-cell table:style-name="ce2" office:value-type="string">
            <text:p>Seulement trouvé près des étoiles effondrées, néodyme Primordial a des propriétés magnétiques magnifiées plusieurs fois au-delà de ses formations plus typiques. Il produit des ascenseurs gravimétriques et graviers extrêmement puissants lorsqu'il est utilisé dans leur construction.</text:p>
          </table:table-cell>
          <table:table-cell table:style-name="ce2" office:value-type="string">
            <text:p>Znajdujący się tylko w pobliżu zwiniętych gwiazd, Pierwotny Neodym posiada właściwości magnetyczne wielokrotnie powiększane ponad jego bardziej typowe formacje. Daje niezwykle potężne podnośniki grawitacyjne i grawitacyjne, gdy są stosowane w ich konstrukcji.</text:p>
          </table:table-cell>
          <table:table-cell table:style-name="ce2" office:value-type="string">
            <text:p>Solo encontrado cerca de estrellas colapsadas, el Neodimio Primordial tiene propiedades magnéticas magnificadas muchas veces más allá de sus formaciones más típicas. Produce elevaciones gravitativas extremadamente poderosas y gravicación cuando se usan en su construcción.</text:p>
          </table:table-cell>
          <table:table-cell table:style-name="ce8" table:number-columns-repeated="18"/>
          <table:table-cell table:number-columns-repeated="998"/>
        </table:table-row>
        <table:table-row table:style-name="ro1">
          <table:table-cell table:style-name="ce2" office:value-type="string">
            <text:p>sr_neorite</text:p>
          </table:table-cell>
          <table:table-cell table:style-name="ce2" office:value-type="string">
            <text:p>Neorite Crystals</text:p>
          </table:table-cell>
          <table:table-cell table:style-name="ce2" office:value-type="string">
            <text:p>Кристаллы неорита</text:p>
          </table:table-cell>
          <table:table-cell table:style-name="ce2" office:value-type="string">
            <text:p>Neorit Kristalle</text:p>
          </table:table-cell>
          <table:table-cell table:style-name="ce2" office:value-type="string">
            <text:p>Cristais Neoritos</text:p>
          </table:table-cell>
          <table:table-cell table:style-name="ce2" office:value-type="string">
            <text:p>Cristaux de néorite</text:p>
          </table:table-cell>
          <table:table-cell table:style-name="ce2" office:value-type="string">
            <text:p>Neorite Crystals</text:p>
          </table:table-cell>
          <table:table-cell table:style-name="ce2" office:value-type="string">
            <text:p>Cristales de Neorita</text:p>
          </table:table-cell>
          <table:table-cell table:style-name="ce8" table:number-columns-repeated="18"/>
          <table:table-cell table:number-columns-repeated="998"/>
        </table:table-row>
        <table:table-row table:style-name="ro6">
          <table:table-cell table:style-name="ce2" office:value-type="string">
            <text:p>sr_neorite_desc</text:p>
          </table:table-cell>
          <table:table-cell table:style-name="ce2" office:value-type="string">
            <text:p>Neorite Crystals refract EM waves perfectly. Their unique optical properties enable the construction of truly flawless sensors.</text:p>
          </table:table-cell>
          <table:table-cell table:style-name="ce2" office:value-type="string">
            <text:p>Кристаллы неорита отлично преломляют электромагнитные волны. Их уникальные оптические свойства позволяют создавать действительно безупречные датчики.</text:p>
          </table:table-cell>
          <table:table-cell table:style-name="ce2" office:value-type="string">
            <text:p>Neorit Kristalle brechen EM Wellen geradezu perfekt, diese einzigartigen optischen Eigenschaften erlauben die Herstellung von fehlerfreien Sensoren.</text:p>
          </table:table-cell>
          <table:table-cell table:style-name="ce2" office:value-type="string">
            <text:p>Os Cristais Neoritos refratam as ondas EM perfeitamente. Suas propriedades ópticas exclusivas permitem a construção de sensores realmente perfeitos.</text:p>
          </table:table-cell>
          <table:table-cell table:style-name="ce2" office:value-type="string">
            <text:p>Les cristaux de néorite réfractent parfaitement les ondes électromagnétiques. Leurs propriétés optiques uniques permettent la construction de capteurs vraiment parfaits.</text:p>
          </table:table-cell>
          <table:table-cell table:style-name="ce2" office:value-type="string">
            <text:p>Neorite Crystals doskonale załamują fale EM. Ich wyjątkowe właściwości optyczne umożliwiają konstruowanie prawdziwie bezbłędnych czujników.</text:p>
          </table:table-cell>
          <table:table-cell table:style-name="ce2" office:value-type="string">
            <text:p>Los Cristales de Neorita refractan las ondas EM perfectamente. Sus propiedades ópticas únicas permiten la construcción de sensores verdaderamente perfectos.</text:p>
          </table:table-cell>
          <table:table-cell table:style-name="ce8" table:number-columns-repeated="18"/>
          <table:table-cell table:number-columns-repeated="998"/>
        </table:table-row>
        <table:table-row table:style-name="ro1">
          <table:table-cell table:style-name="ce2" office:value-type="string">
            <text:p>sr_pitharan_dust</text:p>
          </table:table-cell>
          <table:table-cell table:style-name="ce2" office:value-type="string">
            <text:p>Pitharan</text:p>
          </table:table-cell>
          <table:table-cell table:style-name="ce2" office:value-type="string">
            <text:p>Питаран</text:p>
          </table:table-cell>
          <table:table-cell table:style-name="ce2" office:value-type="string">
            <text:p>Pitharan Staub</text:p>
          </table:table-cell>
          <table:table-cell table:number-columns-repeated="4" table:style-name="ce2" office:value-type="string">
            <text:p>Pitharan</text:p>
          </table:table-cell>
          <table:table-cell table:style-name="ce8" table:number-columns-repeated="18"/>
          <table:table-cell table:number-columns-repeated="998"/>
        </table:table-row>
        <table:table-row table:style-name="ro14">
          <table:table-cell table:style-name="ce2" office:value-type="string">
            <text:p>sr_pitharan_dust_desc</text:p>
          </table:table-cell>
          <table:table-cell table:style-name="ce2" office:value-type="string">
            <text:p>This odd stone is always found in sizable deposits containing a wealth of useful minerals. It has further been found to significantly improve crop yields when mixed into fertilizers.</text:p>
          </table:table-cell>
          <table:table-cell table:style-name="ce2" office:value-type="string">
            <text:p>Этот странный камень всегда встречается в больших месторождениях, содержащих ещё множество полезных минералов. Используя его пыль можно создавать удобрения, значительно улучшающие урожайность.</text:p>
          </table:table-cell>
          <table:table-cell table:style-name="ce2" office:value-type="string">
            <text:p>Dieser seltsame Stein befindet sich immer in großen Lagerstätten mit einer Fülle nützlicher Mineralien. Es wurde ferner gefunden, dass er die Ernteerträge, wenn er in Düngemittel gemischt wird, signifikant verbessert.</text:p>
          </table:table-cell>
          <table:table-cell table:style-name="ce2" office:value-type="string">
            <text:p>Esta pedra estranha é sempre encontrada em depósitos consideráveis ​​contendo uma riqueza de minerais úteis. Verificou-se ainda que melhora significativamente o rendimento das culturas quando misturado em fertilizantes.</text:p>
          </table:table-cell>
          <table:table-cell table:style-name="ce2" office:value-type="string">
            <text:p>Cette pierre étrange est toujours trouvée dans des dépôts considérables contenant une mine de minéraux utiles. Il a en outre été trouvé d'améliorer significativement les rendements des cultures lorsqu'ils sont mélangés aux engrais.</text:p>
          </table:table-cell>
          <table:table-cell table:style-name="ce2" office:value-type="string">
            <text:p>Ten dziwny kamień zawsze znajduje się w sporej ilości depozytów zawierających bogactwo przydatnych minerałów. Stwierdzono ponadto, że znacznie poprawia plony po zmieszaniu z nawozami.</text:p>
          </table:table-cell>
          <table:table-cell table:style-name="ce2" office:value-type="string">
            <text:p>Esta extraña piedra siempre se encuentra en grandes depósitos que contienen una gran cantidad de minerales útiles. También se ha encontrado que mejora significativamente el rendimiento de los cultivos cuando se mezcla con fertilizantes.</text:p>
          </table:table-cell>
          <table:table-cell table:style-name="ce8" table:number-columns-repeated="18"/>
          <table:table-cell table:number-columns-repeated="998"/>
        </table:table-row>
        <table:table-row table:style-name="ro1">
          <table:table-cell table:style-name="ce2" office:value-type="string">
            <text:p>sr_precious_metals</text:p>
          </table:table-cell>
          <table:table-cell table:style-name="ce2" office:value-type="string">
            <text:p>Precious Metals</text:p>
          </table:table-cell>
          <table:table-cell table:style-name="ce2" office:value-type="string">
            <text:p>Драгоценные металлы</text:p>
          </table:table-cell>
          <table:table-cell table:style-name="ce2" office:value-type="string">
            <text:p>Edelmetalle</text:p>
          </table:table-cell>
          <table:table-cell table:style-name="ce2" office:value-type="string">
            <text:p>Metais preciosos</text:p>
          </table:table-cell>
          <table:table-cell table:style-name="ce2" office:value-type="string">
            <text:p>Métaux précieux</text:p>
          </table:table-cell>
          <table:table-cell table:style-name="ce2" office:value-type="string">
            <text:p>Metale szlachetne</text:p>
          </table:table-cell>
          <table:table-cell table:style-name="ce2" office:value-type="string">
            <text:p>Metales preciosos</text:p>
          </table:table-cell>
          <table:table-cell table:style-name="ce8" table:number-columns-repeated="18"/>
          <table:table-cell table:number-columns-repeated="998"/>
        </table:table-row>
        <table:table-row table:style-name="ro11">
          <table:table-cell table:style-name="ce2" office:value-type="string">
            <text:p>sr_precious_metals_desc</text:p>
          </table:table-cell>
          <table:table-cell table:style-name="ce2" office:value-type="string">
            <text:p>This area contains large veins of precious rare metals, such as Gold and Platinum.</text:p>
          </table:table-cell>
          <table:table-cell table:style-name="ce2" office:value-type="string">
            <text:p>Эта область содержит крупные месторождения ценных и редких металлов, таких как золото и платина.</text:p>
          </table:table-cell>
          <table:table-cell table:style-name="ce2" office:value-type="string">
            <text:p>Dieses Gebiet weist große Vorkommen von wertvollen und seltenen Metallen auf, wie Gold und Platin.</text:p>
          </table:table-cell>
          <table:table-cell table:style-name="ce2" office:value-type="string">
            <text:p>Esta área contém grandes veias de metais preciosos e raros, como ouro e platina.</text:p>
          </table:table-cell>
          <table:table-cell table:style-name="ce2" office:value-type="string">
            <text:p>Cette zone contient de grandes veines de métaux rares précieux, tels que l'or et le platine.</text:p>
          </table:table-cell>
          <table:table-cell table:style-name="ce2" office:value-type="string">
            <text:p>Obszar ten zawiera duże żyły cennych metali szlachetnych, takich jak złoto i platyna.</text:p>
          </table:table-cell>
          <table:table-cell table:style-name="ce2" office:value-type="string">
            <text:p>Esta área contiene grandes vetas de metales raros preciosos, como el oro y el platino.</text:p>
          </table:table-cell>
          <table:table-cell table:style-name="ce8" table:number-columns-repeated="18"/>
          <table:table-cell table:number-columns-repeated="998"/>
        </table:table-row>
        <table:table-row table:style-name="ro2">
          <table:table-cell table:style-name="ce2" office:value-type="string">
            <text:p>sr_precursor_data_cache</text:p>
          </table:table-cell>
          <table:table-cell table:style-name="ce2" office:value-type="string">
            <text:p>Precursor Data Cache</text:p>
          </table:table-cell>
          <table:table-cell table:style-name="ce2" office:value-type="string">
            <text:p>Хранилище данных предтеч</text:p>
          </table:table-cell>
          <table:table-cell table:style-name="ce2" office:value-type="string">
            <text:p>Vorläufer Datenspeicher</text:p>
          </table:table-cell>
          <table:table-cell table:style-name="ce2" office:value-type="string">
            <text:p>Cache de Dados Precursor</text:p>
          </table:table-cell>
          <table:table-cell table:style-name="ce2" office:value-type="string">
            <text:p>Cache de données précurseur</text:p>
          </table:table-cell>
          <table:table-cell table:style-name="ce2" office:value-type="string">
            <text:p>Pamięć danych prekursorów</text:p>
          </table:table-cell>
          <table:table-cell table:style-name="ce2" office:value-type="string">
            <text:p>Caché de datos del precursor</text:p>
          </table:table-cell>
          <table:table-cell table:style-name="ce8" table:number-columns-repeated="18"/>
          <table:table-cell table:number-columns-repeated="998"/>
        </table:table-row>
        <table:table-row table:style-name="ro16">
          <table:table-cell table:style-name="ce2" office:value-type="string">
            <text:p>sr_precursor_data_cache_desc</text:p>
          </table:table-cell>
          <table:table-cell table:style-name="ce2" office:value-type="string">
            <text:p>An ancient precursor data core is buried close to the heart of this planet. Although it might take decades or even centuries to decode the entirety of its contents, this find offers a unique window into a lost galactic civilization - and its technological supremacy.</text:p>
          </table:table-cell>
          <table:table-cell table:style-name="ce2" office:value-type="string">
            <text:p>Древнее ядро данных предтеч захоронено близ ядра этой планеты. Хотя это может потребовать десятилетия или даже столетия работы для полного декодирования его содержимого, эта находка предлагает уникальное возможность узнать больше о ныне забытой галактической цивилизации - и её технологическом превосходстве.</text:p>
          </table:table-cell>
          <table:table-cell table:style-name="ce2" office:value-type="string">
            <text:p>Ein uralter Vorläufer-Datenkern ist nahe dem Herzen dieses Planeten vergraben. Obwohl es vielleicht Jahrzehnte oder sogar Jahrhunderte dauern würde, um den gesamten Inhalt zu entschlüsseln, bietet dieser Fund ein einzigartiges Fenster in eine verlorene galaktische Zivilisation - und ihre technologische Überlegenheit.</text:p>
          </table:table-cell>
          <table:table-cell table:style-name="ce2" office:value-type="string">
            <text:p>Um antigo núcleo de dados precursores está enterrado perto do coração deste planeta. Embora possa levar décadas ou mesmo séculos para decodificar a totalidade de seu conteúdo, essa descoberta oferece uma janela única para uma civilização galáctica perdida - e sua supremacia tecnológica.</text:p>
          </table:table-cell>
          <table:table-cell table:style-name="ce2" office:value-type="string">
            <text:p>Un ancien noyau de données précurseur est enterré près du cœur de cette planète. Bien que cela puisse prendre des décennies, voire des siècles, pour décoder l'intégralité de son contenu, cette découverte offre une fenêtre unique sur une civilisation galactique perdue - et sa suprématie technologique.</text:p>
          </table:table-cell>
          <table:table-cell table:style-name="ce2" office:value-type="string">
            <text:p>Starożytny rdzeń danych prekursorów jest pochowany blisko serca tej planety. Choć dekada lub nawet stulecia może dekodować całą jego zawartość, to odkrycie oferuje unikalne okno na zagubioną galaktyczną cywilizację - i jej technologiczną supremację.</text:p>
          </table:table-cell>
          <table:table-cell table:style-name="ce2" office:value-type="string">
            <text:p>Un antiguo núcleo de datos precursores está enterrado cerca del corazón de este planeta. Aunque podría llevar décadas o incluso siglos decodificar la totalidad de sus contenidos, este hallazgo ofrece una ventana única a una civilización galáctica perdida, y su supremacía tecnológica.</text:p>
          </table:table-cell>
          <table:table-cell table:style-name="ce8" table:number-columns-repeated="18"/>
          <table:table-cell table:number-columns-repeated="998"/>
        </table:table-row>
        <table:table-row table:style-name="ro1">
          <table:table-cell table:style-name="ce2" office:value-type="string">
            <text:p>sr_precursor_nanites</text:p>
          </table:table-cell>
          <table:table-cell table:style-name="ce2" office:value-type="string">
            <text:p>Precursor Nanites</text:p>
          </table:table-cell>
          <table:table-cell table:style-name="ce2" office:value-type="string">
            <text:p>Наниты предтеч</text:p>
          </table:table-cell>
          <table:table-cell table:style-name="ce2" office:value-type="string">
            <text:p>Vorläufer Naniten</text:p>
          </table:table-cell>
          <table:table-cell table:style-name="ce2" office:value-type="string">
            <text:p>Nanites precursores</text:p>
          </table:table-cell>
          <table:table-cell table:style-name="ce2" office:value-type="string">
            <text:p>Nanites précurseurs</text:p>
          </table:table-cell>
          <table:table-cell table:style-name="ce2" office:value-type="string">
            <text:p>Precyzyjne nanity</text:p>
          </table:table-cell>
          <table:table-cell table:style-name="ce2" office:value-type="string">
            <text:p>Nanitos precursores</text:p>
          </table:table-cell>
          <table:table-cell table:style-name="ce8" table:number-columns-repeated="18"/>
          <table:table-cell table:number-columns-repeated="998"/>
        </table:table-row>
        <table:table-row table:style-name="ro18">
          <table:table-cell table:style-name="ce2" office:value-type="string">
            <text:p>sr_precursor_nanites_desc</text:p>
          </table:table-cell>
          <table:table-cell table:style-name="ce2" office:value-type="string">
            <text:p>A temporally displaced chamber found in this area contains ancient nanites. The origin and intended purpose of these nanites is uncertain - they may have been a weapon or a tool, or perhaps both. Be that as it may, this cache offers an incredible find for anyone who dares unseal it.</text:p>
          </table:table-cell>
          <table:table-cell table:style-name="ce2" office:value-type="string">
            <text:p>Капсула времени, найденная в этой области, содержит древние наниты. Происхождение и назначение этих нанитов неизвестно - они, возможно, были оружием или инструментом, или, возможно, и тем, и другим. Как бы то ни было, этот тайник представляет из себя невероятную находку для тех, кто осмеливается его распечатать.</text:p>
          </table:table-cell>
          <table:table-cell table:style-name="ce2" office:value-type="string">
            <text:p>Eine zeitlich verschobene Kammer in diesem Bereich enthält antike Naniten. Der Ursprung und der beabsichtigte Zweck dieser Naniten ist ungewiss - sie könnten eine Waffe oder ein Werkzeug gewesen sein, oder vielleicht beides. Wie dem auch sei, dieser Cache bietet einen unglaublichen Fund für jeden, der es loslassen möchte.</text:p>
          </table:table-cell>
          <table:table-cell table:style-name="ce2" office:value-type="string">
            <text:p>Uma câmara temporalmente deslocada encontrada nesta área contém nanites antigos. A origem e finalidade desses nanites é incerta - eles podem ter sido uma arma ou uma ferramenta, ou talvez as duas coisas. Seja como for, esse cache oferece um achado incrível para qualquer um que se atreva a desmarcá-lo.</text:p>
          </table:table-cell>
          <table:table-cell table:style-name="ce2" office:value-type="string">
            <text:p>Une chambre temporairement déplacée dans cette zone contient des nanites antiques. L'origine et la destination de ces nanites sont incertaines - elles peuvent avoir été une arme ou un outil, ou peut-être les deux. Quoi qu'il en soit, cette cache offre une trouvaille incroyable pour quiconque ose la desceller.</text:p>
          </table:table-cell>
          <table:table-cell table:style-name="ce2" office:value-type="string">
            <text:p>W tymczasowo przemieszczonej komorze znajdującej się w tym obszarze znajdują się starożytne nanity. Pochodzenie i zamierzony cel tych nanitów jest niepewny - mogły być bronią lub narzędziem, a może i jednym i drugim. Niezależnie od tego, ten schowek oferuje niesamowite możliwości dla każdego, kto ośmieli się go otworzyć.</text:p>
          </table:table-cell>
          <table:table-cell table:style-name="ce2" office:value-type="string">
            <text:p>Una cámara temporalmente desplazada que se encuentra en esta área contiene nanites antiguos. El origen y el propósito pretendido de estos nanites es incierto: pueden haber sido un arma o una herramienta, o tal vez ambos. Sea como fuere, este caché ofrece un hallazgo increíble para cualquiera que se atreva a desbloquearlo.</text:p>
          </table:table-cell>
          <table:table-cell table:style-name="ce8" table:number-columns-repeated="18"/>
          <table:table-cell table:number-columns-repeated="998"/>
        </table:table-row>
        <table:table-row table:style-name="ro2">
          <table:table-cell table:style-name="ce2" office:value-type="string">
            <text:p>sr_pyronium</text:p>
          </table:table-cell>
          <table:table-cell table:style-name="ce2" office:value-type="string">
            <text:p>Pyronium Crystals</text:p>
          </table:table-cell>
          <table:table-cell table:style-name="ce2" office:value-type="string">
            <text:p>Пирониевые кристаллы</text:p>
          </table:table-cell>
          <table:table-cell table:style-name="ce2" office:value-type="string">
            <text:p>Pyronium Kristalle</text:p>
          </table:table-cell>
          <table:table-cell table:style-name="ce2" office:value-type="string">
            <text:p>Cristais de Pironio</text:p>
          </table:table-cell>
          <table:table-cell table:style-name="ce2" office:value-type="string">
            <text:p>Cristaux de pyronium</text:p>
          </table:table-cell>
          <table:table-cell table:style-name="ce2" office:value-type="string">
            <text:p>Kryształy Pyronium</text:p>
          </table:table-cell>
          <table:table-cell table:style-name="ce2" office:value-type="string">
            <text:p>Cristales de Pyronium</text:p>
          </table:table-cell>
          <table:table-cell table:style-name="ce8" table:number-columns-repeated="18"/>
          <table:table-cell table:number-columns-repeated="998"/>
        </table:table-row>
        <table:table-row table:style-name="ro37">
          <table:table-cell table:style-name="ce2" office:value-type="string">
            <text:p>sr_pyronium_desc</text:p>
          </table:table-cell>
          <table:table-cell table:style-name="ce2" office:value-type="string">
            <text:p>Despite its dangerous appearance and very real effectiveness as an explosive, this shimmering, fiery-tinted crystal is highly stable and remains inert in even harsh environments. Only a specific chain of chemical reactions will trigger the release of its destructive energy. Launchers using such warheads may reload and fire considerably faster, as they're safer than typical launchers.</text:p>
          </table:table-cell>
          <table:table-cell table:style-name="ce2" office:value-type="string">
            <text:p>Несмотря на его опасный внешний вид и эффективность в качестве взрывчатого вещества, этот мерцающий, огненно-оранжевый кристалл является очень стабильным и остается инертным даже в суровых условиях. Только конкретная цепочка химических реакций вызовет высвобождение его разрушительной энергии. Пусковые установки, использующие такие боеголовки, могут перезаряжаться и стрелять значительно быстрее, поскольку они более безопасны, чем обычные.</text:p>
          </table:table-cell>
          <table:table-cell table:style-name="ce2" office:value-type="string">
            <text:p>Trotz seiner bedrohlichen Erscheinung und der äußerst hohen Effizienz als Sprengstoff, ist dieser schimmernde, glutrot gefärbte Kristall sehr stabil und bleibt sogar in rauen Umgebungen inaktiv. Nur eine spezifische Kette von chemischen Reaktionen wird die Freilassung seiner zerstörerischen Energie auslösen. Raketenwerfer, die solche Sprengköpfe bestückt haben, können wesentlich schneller nachladen und feuern, da sie sicherer sind als herkömmliche Sprengköpfe.</text:p>
          </table:table-cell>
          <table:table-cell table:style-name="ce2" office:value-type="string">
            <text:p>Apesar de sua aparência perigosa e eficácia muito real como um explosivo, este cristal de cor brilhante e faiscante é altamente estável e permanece inerte em ambientes hostis. Apenas uma cadeia específica de reações químicas acionará a liberação de sua energia destrutiva. Os lançadores que usam essas ogivas podem recarregar e disparar consideravelmente mais rápido, pois são mais seguros que os lançadores comuns.</text:p>
          </table:table-cell>
          <table:table-cell table:style-name="ce2" office:value-type="string">
            <text:p>Malgré son apparence dangereuse et son efficacité très réelle en tant qu'explosif, ce cristal scintillant et teinté de feu est très stable et reste inerte dans les environnements les plus hostiles. Seule une chaîne spécifique de réactions chimiques déclenchera la libération de son énergie destructrice. Les lanceurs utilisant de telles ogives peuvent recharger et tirer beaucoup plus rapidement, car ils sont plus sûrs que les lanceurs classiques.</text:p>
          </table:table-cell>
          <table:table-cell table:style-name="ce2" office:value-type="string">
            <text:p>Pomimo swojego niebezpiecznego wyglądu i bardzo realnej skuteczności jako materiału wybuchowego, ten połyskujący, ognisty kolor kryształu jest bardzo stabilny i pozostaje obojętny nawet w trudnych warunkach. Tylko specyficzny łańcuch reakcji chemicznych wyzwoli uwolnienie jego niszczycielskiej energii. Programy uruchamiające używające takich głowic mogą się przeładować i wystrzelić znacznie szybciej, ponieważ są bezpieczniejsze niż typowe wyrzutnie.</text:p>
          </table:table-cell>
          <table:table-cell table:style-name="ce2" office:value-type="string">
            <text:p>A pesar de su apariencia peligrosa y su efectividad real como explosivo, este brillante cristal de color fuego es altamente estable y permanece inerte incluso en ambientes hostiles. Solo una cadena específica de reacciones químicas desencadenará la liberación de su energía destructiva. Los lanzadores que usan tales ojivas nucleares pueden volver a cargar y disparar considerablemente más rápido, ya que son más seguros que los lanzadores típicos.</text:p>
          </table:table-cell>
          <table:table-cell table:style-name="ce8" table:number-columns-repeated="18"/>
          <table:table-cell table:number-columns-repeated="998"/>
        </table:table-row>
        <table:table-row table:style-name="ro1">
          <table:table-cell table:style-name="ce2" office:value-type="string">
            <text:p>sr_sactajenian</text:p>
          </table:table-cell>
          <table:table-cell table:style-name="ce2" office:value-type="string">
            <text:p>Sactajenian</text:p>
          </table:table-cell>
          <table:table-cell table:style-name="ce2" office:value-type="string">
            <text:p>Сактаджен</text:p>
          </table:table-cell>
          <table:table-cell table:style-name="ce2" office:value-type="string">
            <text:p>Saktajenian</text:p>
          </table:table-cell>
          <table:table-cell table:style-name="ce2" office:value-type="string">
            <text:p>Sactajeniano</text:p>
          </table:table-cell>
          <table:table-cell table:number-columns-repeated="3" table:style-name="ce2" office:value-type="string">
            <text:p>Sactajenian</text:p>
          </table:table-cell>
          <table:table-cell table:style-name="ce8" table:number-columns-repeated="18"/>
          <table:table-cell table:number-columns-repeated="998"/>
        </table:table-row>
        <table:table-row table:style-name="ro28">
          <table:table-cell table:style-name="ce2" office:value-type="string">
            <text:p>sr_sactajenian_desc</text:p>
          </table:table-cell>
          <table:table-cell table:style-name="ce2" office:value-type="string">
            <text:p>Sactajenian is a complex organic compound that can be distilled into a potent liquid drug. This drug creates a strong euphoric feeling, and for some psychically endowed subjects, it can trigger potent psionic powers with long-lasting effects. The unique qualities of this drug fetch a very high price in galactic markets.</text:p>
          </table:table-cell>
          <table:table-cell table:style-name="ce2" office:value-type="string">
            <text:p>Сактаджен представляет из себя сложное органическое соединение, которое можно перегонять в мощный жидкий наркотик. Этот препарат создает сильное эйфорическое чувство, и у некоторых психически устойчивых существ он может выявить мощные псионические способности с длительными эффектами. Уникальные качества этого препарата влекут за собой очень высокую цену на галактических рынках.</text:p>
          </table:table-cell>
          <table:table-cell table:style-name="ce2" office:value-type="string">
            <text:p>Sactajenian ist eine komplexe organische Verbindung, die zu einem starken flüssigen Medikament destilliert werden kann. Diese Droge erzeugt ein starkes euphorisches Gefühl, und für einige psychisch begabte Subjekte kann es starke psionische Kräfte mit lang anhaltender Wirkung auslösen. Die einzigartigen Eigenschaften dieses Medikaments erzielen in galaktischen Märkten einen sehr hohen Preis.</text:p>
          </table:table-cell>
          <table:table-cell table:style-name="ce2" office:value-type="string">
            <text:p>Sactajenian é um composto orgânico complexo que pode ser destilado em uma droga líquida potente. Esta droga cria um forte sentimento de euforia e, para alguns sujeitos psiquicamente dotados, pode desencadear potentes poderes psiônicos com efeitos duradouros. As qualidades únicas dessa droga alcançam um preço muito alto nos mercados galácticos.</text:p>
          </table:table-cell>
          <table:table-cell table:style-name="ce2" office:value-type="string">
            <text:p>Sactajenian est un composé organique complexe qui peut être distillé dans un médicament liquide puissant. Ce médicament crée un fort sentiment euphorique, et pour certains sujets psychiquement dotés, il peut déclencher de puissants pouvoirs psioniques avec des effets durables. Les qualités uniques de cette drogue atteignent un prix très élevé sur les marchés galactiques.</text:p>
          </table:table-cell>
          <table:table-cell table:style-name="ce2" office:value-type="string">
            <text:p>Sactajenian jest złożonym związkiem organicznym, który może być destylowany w silny ciekły lek. Lek ten wywołuje silne uczucie euforii, a dla niektórych psychicznie obdarowanych osób może wywołać silne moce psioniczne z długotrwałymi efektami. Unikalne cechy tego leku przynoszą bardzo wysoką cenę na rynkach galaktycznych.</text:p>
          </table:table-cell>
          <table:table-cell table:style-name="ce2" office:value-type="string">
            <text:p>Sactajenian es un compuesto orgánico complejo que se puede destilar en una droga líquida potente. Esta droga crea una fuerte sensación eufórica, y para algunos sujetos dotados psíquicamente, puede desencadenar poderes psiónicos potentes con efectos duraderos. Las cualidades únicas de esta droga alcanzan un precio muy alto en los mercados galácticos.</text:p>
          </table:table-cell>
          <table:table-cell table:style-name="ce8" table:number-columns-repeated="18"/>
          <table:table-cell table:number-columns-repeated="998"/>
        </table:table-row>
        <table:table-row table:style-name="ro1">
          <table:table-cell table:style-name="ce2" office:value-type="string">
            <text:p>sr_satramene_gas</text:p>
          </table:table-cell>
          <table:table-cell table:style-name="ce2" office:value-type="string">
            <text:p>Satramene Gas</text:p>
          </table:table-cell>
          <table:table-cell table:style-name="ce2" office:value-type="string">
            <text:p>Сатраменовый газ</text:p>
          </table:table-cell>
          <table:table-cell table:style-name="ce2" office:value-type="string">
            <text:p>Satramen Gas</text:p>
          </table:table-cell>
          <table:table-cell table:style-name="ce2" office:value-type="string">
            <text:p>Gás Satramene</text:p>
          </table:table-cell>
          <table:table-cell table:style-name="ce2" office:value-type="string">
            <text:p>Satramène gazeux</text:p>
          </table:table-cell>
          <table:table-cell table:number-columns-repeated="2" table:style-name="ce2" office:value-type="string">
            <text:p>Satramene Gas</text:p>
          </table:table-cell>
          <table:table-cell table:style-name="ce8" table:number-columns-repeated="18"/>
          <table:table-cell table:number-columns-repeated="998"/>
        </table:table-row>
        <table:table-row table:style-name="ro5">
          <table:table-cell table:style-name="ce2" office:value-type="string">
            <text:p>sr_satramene_gas_desc</text:p>
          </table:table-cell>
          <table:table-cell table:style-name="ce2" office:value-type="string">
            <text:p>A highly toxic biological compound, Satramene has some industrial applications in the creation of ultra-strong solvents, but its primary use is in the creation of mind-control drugs.</text:p>
          </table:table-cell>
          <table:table-cell table:style-name="ce2" office:value-type="string">
            <text:p>Сатраменовый газ, высокотоксичное биологическое соединение, имеет промышленное применение в создании сильных растворителей, но его основное использование заключается в создании препаратов для контроля над разумом.</text:p>
          </table:table-cell>
          <table:table-cell table:style-name="ce2" office:value-type="string">
            <text:p>Satramene ist eine hochgiftige biologische Verbindung, die einige industrielle Anwendungen bei der Herstellung ultrastarker Lösungsmittel hat, aber hauptsächlich zur Herstellung von Psychopharmaka verwendet wird.</text:p>
          </table:table-cell>
          <table:table-cell table:style-name="ce2" office:value-type="string">
            <text:p>Um composto biológico altamente tóxico, o Satramene tem algumas aplicações industriais na criação de solventes ultra-fortes, mas seu principal uso é na criação de drogas para controle da mente.</text:p>
          </table:table-cell>
          <table:table-cell table:style-name="ce2" office:value-type="string">
            <text:p>Composé biologique hautement toxique, le satramène a quelques applications industrielles dans la création de solvants ultra-forts, mais son utilisation principale est dans la création de médicaments contrôlant l'esprit.</text:p>
          </table:table-cell>
          <table:table-cell table:style-name="ce2" office:value-type="string">
            <text:p>Wysoce toksyczny związek biologiczny, Satramene, ma pewne zastosowania przemysłowe w tworzeniu ultra-silnych rozpuszczalników, ale jego głównym zastosowaniem jest tworzenie leków kontrolujących umysł.</text:p>
          </table:table-cell>
          <table:table-cell table:style-name="ce2" office:value-type="string">
            <text:p>Un compuesto biológico altamente tóxico, Satramene tiene algunas aplicaciones industriales en la creación de solventes ultra fuertes, pero su uso principal está en la creación de drogas de control mental.</text:p>
          </table:table-cell>
          <table:table-cell table:style-name="ce8" table:number-columns-repeated="18"/>
          <table:table-cell table:number-columns-repeated="998"/>
        </table:table-row>
        <table:table-row table:style-name="ro1">
          <table:table-cell table:style-name="ce2" office:value-type="string">
            <text:p>sr_scritch</text:p>
          </table:table-cell>
          <table:table-cell table:style-name="ce2" office:value-type="string">
            <text:p>Scritch</text:p>
          </table:table-cell>
          <table:table-cell table:style-name="ce2" office:value-type="string">
            <text:p>Скритч</text:p>
          </table:table-cell>
          <table:table-cell table:number-columns-repeated="5" table:style-name="ce2" office:value-type="string">
            <text:p>Scritch</text:p>
          </table:table-cell>
          <table:table-cell table:style-name="ce8" table:number-columns-repeated="18"/>
          <table:table-cell table:number-columns-repeated="998"/>
        </table:table-row>
        <table:table-row table:style-name="ro21">
          <table:table-cell table:style-name="ce2" office:value-type="string">
            <text:p>sr_scritch_desc</text:p>
          </table:table-cell>
          <table:table-cell table:style-name="ce2" office:value-type="string">
            <text:p>Scritch was considered a theoretically impossible element until it was first discovered. Astonishingly, this substance possesses a tensile strength greater than that of Neutronium. Using extremely advanced gravitic funneling technologies, Scritch can be processed into a meta-liquid state, allowing it to be cast and shaped into usable forms. Once it stabilizes, it becomes exceptionally hard.</text:p>
          </table:table-cell>
          <table:table-cell table:style-name="ce2" office:value-type="string">
            <text:p>Скритч считался теоретически невозможным элементом, пока он не был впервые обнаружен. Удивительно, что это вещество своей прочностью превосходит нейтроний. Используя продвинутые технологии гравитационной воронки, скритч можно перерабатывать в мета-жидкое состояние, позволяя его отливать, придавая пригодные для использования формы. Как только он стабилизируется, он становится исключительно прочным.</text:p>
          </table:table-cell>
          <table:table-cell table:style-name="ce2" office:value-type="string">
            <text:p>Bis zu seiner Entdeckung galt Scritch als theoretisch unmögliches Element betrachtet. Erstaunlicherweise existiert es nicht nur, sondern verfügt sogar über eine größere Bruchwiderstandskraft als Neutronium. Mit hilfe von hoch entwickelter Schwerkraft basierenden Kompressionssystemen kann Scritch in einen flüssigen Aggregatzustand versetzt werden. In diesem flüssigen Zustand kann es ähnlich wie gewöhliche geschmolzene Metalle gegossen und verarbeitet werden.</text:p>
          </table:table-cell>
          <table:table-cell table:style-name="ce2" office:value-type="string">
            <text:p>Scritch foi considerado um elemento teoricamente impossível até que foi descoberto pela primeira vez. Surpreendentemente, esta substância possui uma resistência à tração maior que a do Neutrônio. Usando tecnologias de afunilamento gravíticas extremamente avançadas, o Scritch pode ser processado em um estado meta-líquido, permitindo que ele seja moldado e modelado em formas utilizáveis. Uma vez estabilizado, torna-se excepcionalmente difícil.</text:p>
          </table:table-cell>
          <table:table-cell table:style-name="ce2" office:value-type="string">
            <text:p>Scritch était considéré comme un élément théoriquement impossible jusqu'à ce qu'il ait été découvert. Étonnamment, cette substance possède une résistance à la traction supérieure à celle de Neutronium. Utilisant des technologies d'entonnoir gravitique extrêmement avancées, Scritch peut être transformé en un état méta-liquide, ce qui lui permet d'être moulé et façonné en formes utilisables. Une fois stabilisé, il devient exceptionnellement dur.</text:p>
          </table:table-cell>
          <table:table-cell table:style-name="ce2" office:value-type="string">
            <text:p>Scritch uznawany był za element teoretycznie niemożliwy, dopóki nie został odkryty. Zadziwiająco, substancja ta ma większą wytrzymałość na rozciąganie niż Neutron. Korzystając z niezwykle zaawansowanych technologii lejów grawitacyjnych, Scritch może być przetwarzany w stan meta-liquidu, umożliwiając jego odlewanie i kształtowanie w użyteczne formy. Kiedy ustabilizuje się, staje się wyjątkowo trudne.</text:p>
          </table:table-cell>
          <table:table-cell table:style-name="ce2" office:value-type="string">
            <text:p>Scritch se consideró un elemento teóricamente imposible hasta que se descubrió por primera vez. Sorprendentemente, esta sustancia posee una resistencia a la tensión mayor que la del neutronio. Utilizando tecnologías de canalización gravítica extremadamente avanzadas, Scritch puede procesarse en un estado meta-líquido, lo que le permite ser moldeado y conformado en formas utilizables. Una vez que se estabiliza, se vuelve excepcionalmente difícil.</text:p>
          </table:table-cell>
          <table:table-cell table:style-name="ce8" table:number-columns-repeated="18"/>
          <table:table-cell table:number-columns-repeated="998"/>
        </table:table-row>
        <table:table-row table:style-name="ro2">
          <table:table-cell table:style-name="ce2" office:value-type="string">
            <text:p>sr_selenemite</text:p>
          </table:table-cell>
          <table:table-cell table:style-name="ce2" office:value-type="string">
            <text:p>Selenemite Ore</text:p>
          </table:table-cell>
          <table:table-cell table:style-name="ce2" office:value-type="string">
            <text:p>Селенемитовая руда</text:p>
          </table:table-cell>
          <table:table-cell table:style-name="ce2" office:value-type="string">
            <text:p>Selenemit Erz</text:p>
          </table:table-cell>
          <table:table-cell table:style-name="ce2" office:value-type="string">
            <text:p>Minério de selenemita</text:p>
          </table:table-cell>
          <table:table-cell table:style-name="ce2" office:value-type="string">
            <text:p>Minerai de sélénémite</text:p>
          </table:table-cell>
          <table:table-cell table:style-name="ce2" office:value-type="string">
            <text:p>Ruda Selenemitu</text:p>
          </table:table-cell>
          <table:table-cell table:style-name="ce2" office:value-type="string">
            <text:p>Mineral de selenemita</text:p>
          </table:table-cell>
          <table:table-cell table:style-name="ce8" table:number-columns-repeated="18"/>
          <table:table-cell table:number-columns-repeated="998"/>
        </table:table-row>
        <table:table-row table:style-name="ro17">
          <table:table-cell table:style-name="ce2" office:value-type="string">
            <text:p>sr_selenemite_desc</text:p>
          </table:table-cell>
          <table:table-cell table:style-name="ce2" office:value-type="string">
            <text:p>A highly reliable superconductive material that preserves its qualities in any state. It's essential for energy-conductive elements in weapon systems, charging them significantly faster than typical superconductors.</text:p>
          </table:table-cell>
          <table:table-cell table:style-name="ce2" office:value-type="string">
            <text:p>Высоконадежный сверхпроводящий материал, который сохраняет свои качества в любом состоянии. Это важно для энергопроводящих элементов в системах оружия, заряжая их значительно быстрее, чем обычные сверхпроводники.</text:p>
          </table:table-cell>
          <table:table-cell table:style-name="ce2" office:value-type="string">
            <text:p>Ein höchst zuverlässiges supraleitfähiges Material, dass seine Eigenschaften in jedem Zustand beibehält. Es ist unerlässlich für energieleitende Bauteile in Waffensystemen, da sie erheblich schneller als mit herkömmlichen Supraleitern geladen werden können.</text:p>
          </table:table-cell>
          <table:table-cell table:style-name="ce2" office:value-type="string">
            <text:p>Um material supercondutor altamente confiável que preserva suas qualidades em qualquer estado. É essencial para elementos condutores de energia em sistemas de armas, cobrando-os de forma significativamente mais rápida do que os supercondutores típicos.</text:p>
          </table:table-cell>
          <table:table-cell table:style-name="ce2" office:value-type="string">
            <text:p>Un matériau supraconducteur très fiable qui préserve ses qualités dans tous les états. Il est essentiel pour les éléments conducteurs d'énergie dans les systèmes d'armes, en les chargeant significativement plus vite que les supraconducteurs typiques.</text:p>
          </table:table-cell>
          <table:table-cell table:style-name="ce2" office:value-type="string">
            <text:p>Wysoce niezawodny materiał nadprzewodzący, który zachowuje swoje właściwości w każdym stanie. Jest niezbędny dla elementów przewodzących energię w systemach uzbrojenia, ładując je znacznie szybciej niż typowe nadprzewodniki.</text:p>
          </table:table-cell>
          <table:table-cell table:style-name="ce2" office:value-type="string">
            <text:p>Un material superconductor altamente confiable que conserva sus cualidades en cualquier estado. Es esencial para los elementos que conducen la energía en los sistemas de armas, cargándolos significativamente más rápido que los superconductores típicos.</text:p>
          </table:table-cell>
          <table:table-cell table:style-name="ce8" table:number-columns-repeated="18"/>
          <table:table-cell table:number-columns-repeated="998"/>
        </table:table-row>
        <table:table-row table:style-name="ro1">
          <table:table-cell table:style-name="ce2" office:value-type="string">
            <text:p>sr_sorium_3</text:p>
          </table:table-cell>
          <table:table-cell table:style-name="ce2" office:value-type="string">
            <text:p>Sorium-3</text:p>
          </table:table-cell>
          <table:table-cell table:style-name="ce2" office:value-type="string">
            <text:p>Сорий-3</text:p>
          </table:table-cell>
          <table:table-cell table:style-name="ce2" office:value-type="string">
            <text:p>Sorium-3</text:p>
          </table:table-cell>
          <table:table-cell table:style-name="ce2" office:value-type="string">
            <text:p>Sorio-3</text:p>
          </table:table-cell>
          <table:table-cell table:number-columns-repeated="3" table:style-name="ce2" office:value-type="string">
            <text:p>Sorium-3</text:p>
          </table:table-cell>
          <table:table-cell table:style-name="ce8" table:number-columns-repeated="18"/>
          <table:table-cell table:number-columns-repeated="998"/>
        </table:table-row>
        <table:table-row table:style-name="ro12">
          <table:table-cell table:style-name="ce2" office:value-type="string">
            <text:p>sr_sorium_3_desc</text:p>
          </table:table-cell>
          <table:table-cell table:style-name="ce2" office:value-type="string">
            <text:p>Sorium-3 is a rare radioactive isotope used in high-efficiency force-field generators.</text:p>
          </table:table-cell>
          <table:table-cell table:style-name="ce2" office:value-type="string">
            <text:p>Сорий-3 - это редкий радиоактивный изотоп, используемый в высокоэффективных генераторах силовых полей.</text:p>
          </table:table-cell>
          <table:table-cell table:style-name="ce2" office:value-type="string">
            <text:p>Sorium-3 ist ein seltenes radioaktives Isotop, dass in hocheffizienten Schutzschildgeneratoren Anwendung findet.</text:p>
          </table:table-cell>
          <table:table-cell table:style-name="ce2" office:value-type="string">
            <text:p>Sorium-3 é um isótopo radioativo raro usado em geradores de campo de força de alta eficiência.</text:p>
          </table:table-cell>
          <table:table-cell table:style-name="ce2" office:value-type="string">
            <text:p>Le sorium-3 est un isotope radioactif rare utilisé dans les générateurs à champ de force à haut rendement.</text:p>
          </table:table-cell>
          <table:table-cell table:style-name="ce2" office:value-type="string">
            <text:p>Sorium-3 jest rzadkim izotopem promieniotwórczym stosowanym w wysokowydajnych generatorach pola siłowego.</text:p>
          </table:table-cell>
          <table:table-cell table:style-name="ce2" office:value-type="string">
            <text:p>Sorium-3 es un isótopo radioactivo poco común usado en generadores de campo de fuerza de alta eficiencia.</text:p>
          </table:table-cell>
          <table:table-cell table:style-name="ce8" table:number-columns-repeated="18"/>
          <table:table-cell table:number-columns-repeated="998"/>
        </table:table-row>
        <table:table-row table:style-name="ro2">
          <table:table-cell table:style-name="ce2" office:value-type="string">
            <text:p>sr_terraforming_agents</text:p>
          </table:table-cell>
          <table:table-cell table:style-name="ce2" office:value-type="string">
            <text:p>Terraforming Agents</text:p>
          </table:table-cell>
          <table:table-cell table:style-name="ce2" office:value-type="string">
            <text:p>Терраформирующие агенты</text:p>
          </table:table-cell>
          <table:table-cell table:style-name="ce2" office:value-type="string">
            <text:p>Terraform-Stoffe</text:p>
          </table:table-cell>
          <table:table-cell table:style-name="ce2" office:value-type="string">
            <text:p>Agentes Terraforming</text:p>
          </table:table-cell>
          <table:table-cell table:style-name="ce2" office:value-type="string">
            <text:p>Agents de Terraforming</text:p>
          </table:table-cell>
          <table:table-cell table:style-name="ce2" office:value-type="string">
            <text:p>Terraforming Agents</text:p>
          </table:table-cell>
          <table:table-cell table:style-name="ce2" office:value-type="string">
            <text:p>Agentes de terraformación</text:p>
          </table:table-cell>
          <table:table-cell table:style-name="ce8" table:number-columns-repeated="18"/>
          <table:table-cell table:number-columns-repeated="998"/>
        </table:table-row>
        <table:table-row table:style-name="ro33">
          <table:table-cell table:style-name="ce2" office:value-type="string">
            <text:p>sr_terraforming_agents_desc</text:p>
          </table:table-cell>
          <table:table-cell table:style-name="ce2"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2" office:value-type="string">
            <text:p>Терраформинг-агенты являются «абстрактным» стратегическим ресурсом: этот ресурс отражает количество ресурсов терраформирования, о которых идет речь в империи. Этот ресурс вообще не встречается в месторождениях, а количество этого ресурса, которое империя получает каждый месяц, рассчитывается с использованием событий. Этот ресурс затем используется для продвинутого терраформинга. Когда у игрока есть доход, равный по меньшей мере 3 единицам террарирующих агента или больше, становится возможным переработать непригодные для жизни планеты, используя здание $building_terraformer$.</text:p>
          </table:table-cell>
          <table:table-cell table:style-name="ce2" office:value-type="string">
            <text:p>Terraform-Stoffe sind eine abstrakte strategische Ressource: Diese Ressource spiegelt die Menge an Terraforming Ressourcen wieder, die das entsprechende Reich besitzt. Diese Ressource wird nicht in Vorkommen gefunden, stattdessen wird die Anzahl dieser Ressource monatlich per Event berechnet. Diese Ressource wird dann für fortgeschrittenes Terraforming verwendet. Hat ein Spieler ein Einkommen von mindestens 3 Terraform-Stoffen oder mehr, wird somit das fortgeschrittene Terraforming von üblicherweise nicht bewohnbaren Planeten mit Hilfe des $building_terraformer$ Gebäudes möglich.</text:p>
          </table:table-cell>
          <table:table-cell table:number-columns-repeated="4" table:style-name="ce2"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8" table:number-columns-repeated="18"/>
          <table:table-cell table:number-columns-repeated="998"/>
        </table:table-row>
        <table:table-row table:style-name="ro2">
          <table:table-cell table:style-name="ce2" office:value-type="string">
            <text:p>sr_terraforming_bacteria</text:p>
          </table:table-cell>
          <table:table-cell table:style-name="ce2" office:value-type="string">
            <text:p>Terraforming Bacteria</text:p>
          </table:table-cell>
          <table:table-cell table:style-name="ce2" office:value-type="string">
            <text:p>Терраформирующие бактерии</text:p>
          </table:table-cell>
          <table:table-cell table:style-name="ce2" office:value-type="string">
            <text:p>Terraforming Bakterien</text:p>
          </table:table-cell>
          <table:table-cell table:style-name="ce2" office:value-type="string">
            <text:p>Bactérias Terraforming</text:p>
          </table:table-cell>
          <table:table-cell table:style-name="ce2" office:value-type="string">
            <text:p>Bactéries terraformantes</text:p>
          </table:table-cell>
          <table:table-cell table:style-name="ce2" office:value-type="string">
            <text:p>Terraforming Bacteria</text:p>
          </table:table-cell>
          <table:table-cell table:style-name="ce2" office:value-type="string">
            <text:p>Bacterias Terraformantes</text:p>
          </table:table-cell>
          <table:table-cell table:style-name="ce8" table:number-columns-repeated="18"/>
          <table:table-cell table:number-columns-repeated="998"/>
        </table:table-row>
        <table:table-row table:style-name="ro5">
          <table:table-cell table:style-name="ce2" office:value-type="string">
            <text:p>sr_terraforming_bacteria_desc</text:p>
          </table:table-cell>
          <table:table-cell table:style-name="ce2" office:value-type="string">
            <text:p>An unknown species dispersed hardy XNA-based bacteria in this region, back when it was uninhabitable. Over the aeons, these bacteria worked tirelessly to produce this planet's current habitability.</text:p>
          </table:table-cell>
          <table:table-cell table:style-name="ce2" office:value-type="string">
            <text:p>Неизвестный вид рассеял выносливые бактерии на основе КсНК в этом регионе, когда он был непригодным для жизни. Очень долгое время эти бактерии неустанно работали, чтобы обеспечить текущую обитаемость этой планеты.</text:p>
          </table:table-cell>
          <table:table-cell table:style-name="ce2" office:value-type="string">
            <text:p>Eine unbekannte Zivilisation verstreute eine auf XNA basierende Bakterien in dieser Region. Über die Äonen erschufen diese Bakterien unermüdlich eine sich über den gesamten Planeten erstreckende bewohnbare Biosphäre.</text:p>
          </table:table-cell>
          <table:table-cell table:style-name="ce2" office:value-type="string">
            <text:p>Uma espécie desconhecida dispersou bactérias resistentes à XNA nessa região, quando era inabitável. Ao longo dos éons, essas bactérias trabalharam incansavelmente para produzir a atual habitabilidade do planeta.</text:p>
          </table:table-cell>
          <table:table-cell table:style-name="ce2" office:value-type="string">
            <text:p>Une espèce inconnue a dispersé des bactéries à base de XNA résistantes dans cette région, alors qu'elle était inhabitable. Au cours des éons, ces bactéries ont travaillé sans relâche pour produire l'habitabilité actuelle de cette planète.</text:p>
          </table:table-cell>
          <table:table-cell table:style-name="ce2" office:value-type="string">
            <text:p>Nieznany gatunek rozproszył odporne bakterie oparte na XNA w tym regionie, kiedy nie nadawały się do zamieszkania. Przez eony te bakterie pracowały bez wytchnienia, aby wytworzyć obecną zamieszkalność tej planety.</text:p>
          </table:table-cell>
          <table:table-cell table:style-name="ce2" office:value-type="string">
            <text:p>Una especie desconocida dispersó bacterias resistentes basadas en XNA en esta región, cuando era inhabitable. Durante eones, estas bacterias trabajaron incansablemente para producir la habitabilidad actual de este planeta.</text:p>
          </table:table-cell>
          <table:table-cell table:style-name="ce8" table:number-columns-repeated="18"/>
          <table:table-cell table:number-columns-repeated="998"/>
        </table:table-row>
        <table:table-row table:style-name="ro1">
          <table:table-cell table:style-name="ce2" office:value-type="string">
            <text:p>sr_thullium</text:p>
          </table:table-cell>
          <table:table-cell table:style-name="ce2" office:value-type="string">
            <text:p>Thullium Ore</text:p>
          </table:table-cell>
          <table:table-cell table:style-name="ce2" office:value-type="string">
            <text:p>Тулий</text:p>
          </table:table-cell>
          <table:table-cell table:style-name="ce2" office:value-type="string">
            <text:p>Thullium Erz</text:p>
          </table:table-cell>
          <table:table-cell table:style-name="ce2" office:value-type="string">
            <text:p>Minério de Túlio</text:p>
          </table:table-cell>
          <table:table-cell table:style-name="ce2" office:value-type="string">
            <text:p>Minerai de thulium</text:p>
          </table:table-cell>
          <table:table-cell table:style-name="ce2" office:value-type="string">
            <text:p>Ruda Ruda</text:p>
          </table:table-cell>
          <table:table-cell table:style-name="ce2" office:value-type="string">
            <text:p>Mineral de Thulium</text:p>
          </table:table-cell>
          <table:table-cell table:style-name="ce8" table:number-columns-repeated="18"/>
          <table:table-cell table:number-columns-repeated="998"/>
        </table:table-row>
        <table:table-row table:style-name="ro5">
          <table:table-cell table:style-name="ce2" office:value-type="string">
            <text:p>sr_thullium_desc</text:p>
          </table:table-cell>
          <table:table-cell table:style-name="ce2" office:value-type="string">
            <text:p>A highly versatile superconductive metal formed within the immense pressures of carbon-core planets, Thullium has many industrial applications for any spacefaring civilization.</text:p>
          </table:table-cell>
          <table:table-cell table:style-name="ce2" office:value-type="string">
            <text:p>Высокоуниверсальный сверхпроводящий металл, образованный в условиях огромного давления планет с углеродным сердечником, тулий имеет множество промышленных применений для любой цивилизации космической эры.</text:p>
          </table:table-cell>
          <table:table-cell table:style-name="ce2" office:value-type="string">
            <text:p>Ein höchst vielfältiges supraleitfähiges Metall, dass innerhalb der immensen Druckverhältnisse von Planeten mit einem Karbon-Kern geformt wurde. Thullium findet in vielen industriellen Bereichen einer weltraumfahrenden Zivilisation Anwendung.</text:p>
          </table:table-cell>
          <table:table-cell table:style-name="ce2" office:value-type="string">
            <text:p>Um metal supercondutor altamente versátil formado dentro das imensas pressões dos planetas de núcleo de carbono, o Thulium tem muitas aplicações industriais para qualquer civilização espacial.</text:p>
          </table:table-cell>
          <table:table-cell table:style-name="ce2" office:value-type="string">
            <text:p>Un métal supraconducteur très polyvalent formé dans les immenses pressions des planètes à noyau de carbone, Thulium a de nombreuses applications industrielles pour toute civilisation spatiale.</text:p>
          </table:table-cell>
          <table:table-cell table:style-name="ce2" office:value-type="string">
            <text:p>Bardzo wszechstronny metal nadprzewodzący, utworzony w ogromnym ciśnieniu planet węglowych i rdzeniowych, Thulium ma wiele zastosowań przemysłowych dla każdej cywilizacji kosmicznej.</text:p>
          </table:table-cell>
          <table:table-cell table:style-name="ce2" office:value-type="string">
            <text:p>Un metal superconductor altamente versátil que se forma dentro de las inmensas presiones de los planetas de núcleo de carbono, Tulio tiene muchas aplicaciones industriales para cualquier civilización espacial.</text:p>
          </table:table-cell>
          <table:table-cell table:style-name="ce8" table:number-columns-repeated="18"/>
          <table:table-cell table:number-columns-repeated="998"/>
        </table:table-row>
        <table:table-row table:style-name="ro1">
          <table:table-cell table:style-name="ce2" office:value-type="string">
            <text:p>sr_thybidium</text:p>
          </table:table-cell>
          <table:table-cell table:style-name="ce2" office:value-type="string">
            <text:p>Thybidium</text:p>
          </table:table-cell>
          <table:table-cell table:style-name="ce2" office:value-type="string">
            <text:p>Тайбидиум</text:p>
          </table:table-cell>
          <table:table-cell table:style-name="ce2" office:value-type="string">
            <text:p>Tybidium</text:p>
          </table:table-cell>
          <table:table-cell table:number-columns-repeated="4" table:style-name="ce2" office:value-type="string">
            <text:p>Thybidium</text:p>
          </table:table-cell>
          <table:table-cell table:style-name="ce8" table:number-columns-repeated="18"/>
          <table:table-cell table:number-columns-repeated="998"/>
        </table:table-row>
        <table:table-row table:style-name="ro36">
          <table:table-cell table:style-name="ce2" office:value-type="string">
            <text:p>sr_thybidium_desc</text:p>
          </table:table-cell>
          <table:table-cell table:style-name="ce2" office:value-type="string">
            <text:p>Generators have always had an efficiency limit in the transference of generated energy, with some inevitable loss between the primary reaction and the generator itself. Thybidium presents a solution to this problem in a nearly lossless form of shielding for our reactors, increasing energy production several-fold.</text:p>
          </table:table-cell>
          <table:table-cell table:style-name="ce2" office:value-type="string">
            <text:p>У генераторов всегда был предел эффективности при передаче генерируемой энергии - существует некоторая неизбежная потеря между первичной реакцией и самим генератором. Тайбидиум предоставляет решение этой проблемы в виде почти полного экранирования для наших реакторов, снижая потери до минимума и увеличивая производство энергии в несколько раз.</text:p>
          </table:table-cell>
          <table:table-cell table:style-name="ce2" office:value-type="string">
            <text:p>Generatoren hatten immer eine Effizienzgrenze bei der Übertragung von erzeugter Energie, mit einem unvermeidlichen Verlust zwischen der Primärreaktion und dem Generator selbst. Thybidium bietet eine Lösung für dieses Problem in einer fast verlustfreien Form der Abschirmung für unsere Reaktoren, die die Energieproduktion um ein Vielfaches erhöht.</text:p>
          </table:table-cell>
          <table:table-cell table:style-name="ce2" office:value-type="string">
            <text:p>Os geradores sempre tiveram um limite de eficiência na transferência de energia gerada, com alguma perda inevitável entre a reação primária e o próprio gerador. Thybidium apresenta uma solução para este problema em uma forma quase sem perda de blindagem para nossos reatores, aumentando a produção de energia várias vezes.</text:p>
          </table:table-cell>
          <table:table-cell table:style-name="ce2" office:value-type="string">
            <text:p>Les générateurs ont toujours eu une limite d'efficacité dans le transfert de l'énergie générée, avec une perte inévitable entre la réaction primaire et le générateur lui-même. Thybidium présente une solution à ce problème dans une forme presque sans perte de blindage pour nos réacteurs, augmentant la production d'énergie plusieurs fois.</text:p>
          </table:table-cell>
          <table:table-cell table:style-name="ce2" office:value-type="string">
            <text:p>Generatory zawsze miały ograniczenie wydajności w przenoszeniu generowanej energii, z pewną nieuniknioną stratą między reakcją pierwotną a samym generatorem. Thybidium przedstawia rozwiązanie tego problemu w niemal bezstratnej formie ekranowania naszych reaktorów, zwiększając kilkakrotnie produkcję energii.</text:p>
          </table:table-cell>
          <table:table-cell table:style-name="ce2" office:value-type="string">
            <text:p>Los generadores siempre han tenido un límite de eficiencia en la transferencia de energía generada, con algunas pérdidas inevitables entre la reacción primaria y el propio generador. Thybidium presenta una solución a este problema en una forma casi sin pérdida de protección para nuestros reactores, aumentando la producción de energía varias veces.</text:p>
          </table:table-cell>
          <table:table-cell table:style-name="ce8" table:number-columns-repeated="18"/>
          <table:table-cell table:number-columns-repeated="998"/>
        </table:table-row>
        <table:table-row table:style-name="ro2">
          <table:table-cell table:style-name="ce2" office:value-type="string">
            <text:p>sr_ventium</text:p>
          </table:table-cell>
          <table:table-cell table:style-name="ce2" office:value-type="string">
            <text:p>Ventium Ore</text:p>
          </table:table-cell>
          <table:table-cell table:style-name="ce2" office:value-type="string">
            <text:p>Вентиум</text:p>
          </table:table-cell>
          <table:table-cell table:style-name="ce2" office:value-type="string">
            <text:p>Ventium Erz</text:p>
          </table:table-cell>
          <table:table-cell table:style-name="ce2" office:value-type="string">
            <text:p>Minério de Ventilação</text:p>
          </table:table-cell>
          <table:table-cell table:style-name="ce2" office:value-type="string">
            <text:p>Minerai Ventium</text:p>
          </table:table-cell>
          <table:table-cell table:style-name="ce2" office:value-type="string">
            <text:p>Ruda Ventium</text:p>
          </table:table-cell>
          <table:table-cell table:style-name="ce2" office:value-type="string">
            <text:p>Mineral de Ventium</text:p>
          </table:table-cell>
          <table:table-cell table:style-name="ce8" table:number-columns-repeated="18"/>
          <table:table-cell table:number-columns-repeated="998"/>
        </table:table-row>
        <table:table-row table:style-name="ro10">
          <table:table-cell table:style-name="ce2" office:value-type="string">
            <text:p>sr_ventium_desc</text:p>
          </table:table-cell>
          <table:table-cell table:style-name="ce2" office:value-type="string">
            <text:p>A blue-green ore, Ventium's potent energy properties were discovered in a deadly explosion demonstrating its effectiveness at energy release.</text:p>
          </table:table-cell>
          <table:table-cell table:style-name="ce2" office:value-type="string">
            <text:p>Сине-зеленый минерал вентиум. Его мощные энергетические свойства были обнаружены во время смертоносного взрыва, продемонстрировавшего его эффективность при энерговыделении.</text:p>
          </table:table-cell>
          <table:table-cell table:style-name="ce2" office:value-type="string">
            <text:p>Diese blaugrüne Erz namens Ventium, demonstrierte seine hervorragende Umwandlungseffizienz durch eine tödliche explosionsartigen Freigabe seiner gesamten potenziellen Energie.</text:p>
          </table:table-cell>
          <table:table-cell table:style-name="ce2" office:value-type="string">
            <text:p>Um minério azul-esverdeado, as potentes propriedades energéticas do Ventium foram descobertas em uma explosão mortal, demonstrando sua eficácia na liberação de energia.</text:p>
          </table:table-cell>
          <table:table-cell table:style-name="ce2" office:value-type="string">
            <text:p>Un minerai bleu-vert, les puissantes propriétés énergétiques de Ventium ont été découvertes dans une explosion mortelle démontrant son efficacité à la libération d'énergie.</text:p>
          </table:table-cell>
          <table:table-cell table:style-name="ce2" office:value-type="string">
            <text:p>Niebiesko-zielona ruda, silne właściwości energetyczne Ventium zostały odkryte w śmiertelnej eksplozji, wykazującej skuteczność w uwalnianiu energii.</text:p>
          </table:table-cell>
          <table:table-cell table:style-name="ce2" office:value-type="string">
            <text:p>Un mineral azul verdoso, las potentes propiedades energéticas de Ventium fueron descubiertas en una explosión mortal que demuestra su efectividad en la liberación de energía.</text:p>
          </table:table-cell>
          <table:table-cell table:style-name="ce8" table:number-columns-repeated="18"/>
          <table:table-cell table:number-columns-repeated="998"/>
        </table:table-row>
        <table:table-row table:style-name="ro1">
          <table:table-cell table:style-name="ce2" office:value-type="string">
            <text:p>sr_xerodine</text:p>
          </table:table-cell>
          <table:table-cell table:style-name="ce2" office:value-type="string">
            <text:p>Xerodine</text:p>
          </table:table-cell>
          <table:table-cell table:style-name="ce2" office:value-type="string">
            <text:p>Ксеродин</text:p>
          </table:table-cell>
          <table:table-cell table:style-name="ce2" office:value-type="string">
            <text:p>Xerodin</text:p>
          </table:table-cell>
          <table:table-cell table:style-name="ce2" office:value-type="string">
            <text:p>Xerodina</text:p>
          </table:table-cell>
          <table:table-cell table:number-columns-repeated="3" table:style-name="ce2" office:value-type="string">
            <text:p>Xerodine</text:p>
          </table:table-cell>
          <table:table-cell table:style-name="ce8" table:number-columns-repeated="18"/>
          <table:table-cell table:number-columns-repeated="998"/>
        </table:table-row>
        <table:table-row table:style-name="ro16">
          <table:table-cell table:style-name="ce2" office:value-type="string">
            <text:p>sr_xerodine_desc</text:p>
          </table:table-cell>
          <table:table-cell table:style-name="ce2" office:value-type="string">
            <text:p>Xerodine has a unique molecular structure that somehow extends into 4-dimensional space. This property can be used to decrease the disruptions in regular space caused by ships moving in and out of hyperspace.</text:p>
          </table:table-cell>
          <table:table-cell table:style-name="ce2" office:value-type="string">
            <text:p>Ксеродин имеет уникальную молекулярную структуру, которая, как оказывается, распространяется на 4 измерения. Это свойство можно использовать для уменьшения повреждений в обычном пространстве, вызванных перемещениями кораблей в и из гиперпространства.</text:p>
          </table:table-cell>
          <table:table-cell table:style-name="ce2" office:value-type="string">
            <text:p>Xerodin weist eine einzigartige molekulare Struktur auf, die sich irgendwie in den 4-Dimensionalen Raum erstreckt. Diese Eigenschaft kann genutzt werden, um die Raumverzerrungen durch Hyperraumsprünge zu verringern.</text:p>
          </table:table-cell>
          <table:table-cell table:style-name="ce2" office:value-type="string">
            <text:p>Xerodina tem uma estrutura molecular única que de alguma forma se estende ao espaço de 4 dimensões. Essa propriedade pode ser usada para diminuir as interrupções no espaço regular causadas pelos navios entrando e saindo do hiperespaço.</text:p>
          </table:table-cell>
          <table:table-cell table:style-name="ce2" office:value-type="string">
            <text:p>La xérodine a une structure moléculaire unique qui s'étend en quelque sorte dans l'espace à 4 dimensions. Cette propriété peut être utilisée pour réduire les perturbations dans l'espace régulier causées par les vaisseaux entrant et sortant de l'hyperespace.</text:p>
          </table:table-cell>
          <table:table-cell table:style-name="ce2" office:value-type="string">
            <text:p>Xerodine ma unikalną strukturę molekularną, która w jakiś sposób rozciąga się na 4-wymiarową przestrzeń. Właściwość tę można wykorzystać do zmniejszenia zakłóceń w regularnej przestrzeni spowodowanych przez statki wchodzące i wychodzące z nadprzestrzeni.</text:p>
          </table:table-cell>
          <table:table-cell table:style-name="ce2" office:value-type="string">
            <text:p>Xerodine tiene una estructura molecular única que de alguna manera se extiende al espacio de 4 dimensiones. Esta propiedad se puede usar para disminuir las interrupciones en el espacio regular causadas por los barcos que entran y salen del hiperespacio.</text:p>
          </table:table-cell>
          <table:table-cell table:style-name="ce8" table:number-columns-repeated="18"/>
          <table:table-cell table:number-columns-repeated="998"/>
        </table:table-row>
        <table:table-row table:style-name="ro1">
          <table:table-cell table:style-name="ce2" office:value-type="string">
            <text:p>sr_zinorine</text:p>
          </table:table-cell>
          <table:table-cell table:style-name="ce2" office:value-type="string">
            <text:p>Zinorine</text:p>
          </table:table-cell>
          <table:table-cell table:style-name="ce2" office:value-type="string">
            <text:p>Зинорин</text:p>
          </table:table-cell>
          <table:table-cell table:style-name="ce2" office:value-type="string">
            <text:p>Zinorin</text:p>
          </table:table-cell>
          <table:table-cell table:number-columns-repeated="4" table:style-name="ce2" office:value-type="string">
            <text:p>Zinorine</text:p>
          </table:table-cell>
          <table:table-cell table:style-name="ce8" table:number-columns-repeated="18"/>
          <table:table-cell table:number-columns-repeated="998"/>
        </table:table-row>
        <table:table-row table:style-name="ro7">
          <table:table-cell table:style-name="ce2" office:value-type="string">
            <text:p>sr_zinorine_desc</text:p>
          </table:table-cell>
          <table:table-cell table:style-name="ce2" office:value-type="string">
            <text:p>This rare substance has unique ionic properties, making it an integral component in the creation of molecular computers.</text:p>
          </table:table-cell>
          <table:table-cell table:style-name="ce2" office:value-type="string">
            <text:p>Это редкое вещество обладает уникальными ионными свойствами, что делает его неотъемлемым компонентом в создании молекулярных компьютеров.</text:p>
          </table:table-cell>
          <table:table-cell table:style-name="ce2" office:value-type="string">
            <text:p>Diese seltene Substanz besitzt einzigartige ionische Eigenschaften, was es zu einer wesentlichen Komponente in der Herstellung von molekularen Recheneinheiten macht.</text:p>
          </table:table-cell>
          <table:table-cell table:style-name="ce2" office:value-type="string">
            <text:p>Esta substância rara tem propriedades iônicas únicas, tornando-se um componente integral na criação de computadores moleculares.</text:p>
          </table:table-cell>
          <table:table-cell table:style-name="ce2" office:value-type="string">
            <text:p>Cette substance rare a des propriétés ioniques uniques, ce qui en fait un élément essentiel dans la création d'ordinateurs moléculaires.</text:p>
          </table:table-cell>
          <table:table-cell table:style-name="ce2" office:value-type="string">
            <text:p>Ta rzadka substancja ma unikalne właściwości jonowe, co czyni ją integralną częścią w tworzeniu komputerów molekularnych.</text:p>
          </table:table-cell>
          <table:table-cell table:style-name="ce2" office:value-type="string">
            <text:p>Esta rara sustancia tiene propiedades iónicas únicas, por lo que es un componente integral en la creación de computadoras moleculares.</text:p>
          </table:table-cell>
          <table:table-cell table:style-name="ce8" table:number-columns-repeated="18"/>
          <table:table-cell table:number-columns-repeated="998"/>
        </table:table-row>
        <table:table-row table:style-name="ro2">
          <table:table-cell table:style-name="ce2" office:value-type="string">
            <text:p>strategic_resources</text:p>
          </table:table-cell>
          <table:table-cell table:style-name="ce2" office:value-type="string">
            <text:p>Strategic Resources</text:p>
          </table:table-cell>
          <table:table-cell table:style-name="ce2" office:value-type="string">
            <text:p>стратегические ресурсы</text:p>
          </table:table-cell>
          <table:table-cell table:style-name="ce2" office:value-type="string">
            <text:p>Strategische Ressourcen</text:p>
          </table:table-cell>
          <table:table-cell table:style-name="ce2" office:value-type="string">
            <text:p>Recursos Estratégicos</text:p>
          </table:table-cell>
          <table:table-cell table:style-name="ce2" office:value-type="string">
            <text:p>Ressources stratégiques</text:p>
          </table:table-cell>
          <table:table-cell table:style-name="ce2" office:value-type="string">
            <text:p>Zasoby strategiczne</text:p>
          </table:table-cell>
          <table:table-cell table:style-name="ce2" office:value-type="string">
            <text:p>Recursos Estratégicos</text:p>
          </table:table-cell>
          <table:table-cell table:style-name="ce8" table:number-columns-repeated="18"/>
          <table:table-cell table:number-columns-repeated="998"/>
        </table:table-row>
        <table:table-row table:style-name="ro2">
          <table:table-cell table:style-name="ce2" office:value-type="string">
            <text:p>tb_ammonia_pits</text:p>
          </table:table-cell>
          <table:table-cell table:style-name="ce2" office:value-type="string">
            <text:p>£blocker Ammonia Pits</text:p>
          </table:table-cell>
          <table:table-cell table:style-name="ce2" office:value-type="string">
            <text:p>£blocker Ямы аммиака</text:p>
          </table:table-cell>
          <table:table-cell table:number-columns-repeated="5" table:style-name="ce2" office:value-type="string">
            <text:p>£blocker Ammonia Pits</text:p>
          </table:table-cell>
          <table:table-cell table:style-name="ce8" table:number-columns-repeated="18"/>
          <table:table-cell table:number-columns-repeated="998"/>
        </table:table-row>
        <table:table-row table:style-name="ro8">
          <table:table-cell table:style-name="ce2" office:value-type="string">
            <text:p>tb_ammonia_pits_desc</text:p>
          </table:table-cell>
          <table:table-cell table:style-name="ce2" office:value-type="string">
            <text:p>A geological quirk has riddled this region with pits emitting ammonia, making it terribly toxic to most life.</text:p>
          </table:table-cell>
          <table:table-cell table:style-name="ce2" office:value-type="string">
            <text:p>Геологическая причуда пронизала этот регион ямами, испускающими аммиак, что делает его ужасно токсичным для большинства видов жизни.</text:p>
          </table:table-cell>
          <table:table-cell table:style-name="ce2" office:value-type="string">
            <text:p>Eine geologische Eigenart hat diese Region mit Gruben übersät, die Ammoniak emittieren, was sie für das meiste Leben sehr giftig macht.</text:p>
          </table:table-cell>
          <table:table-cell table:style-name="ce2" office:value-type="string">
            <text:p>Uma peculiaridade geológica atingiu essa região com poços emitindo amônia, tornando-a terrivelmente tóxica para a maior parte da vida.</text:p>
          </table:table-cell>
          <table:table-cell table:style-name="ce2" office:value-type="string">
            <text:p>Une curiosité géologique a criblé cette région de fosses émettant de l'ammoniaque, ce qui la rend terriblement toxique pour la plupart des êtres vivants.</text:p>
          </table:table-cell>
          <table:table-cell table:style-name="ce2" office:value-type="string">
            <text:p>Geologiczne dziwactwo opanowało ten region z pestkami emitującymi amoniak, czyniąc go straszliwie toksycznym dla większości ludzi.</text:p>
          </table:table-cell>
          <table:table-cell table:style-name="ce2" office:value-type="string">
            <text:p>Un capricho geológico ha acribillado esta región con pozos que emiten amoníaco, por lo que es terriblemente tóxico para la mayoría de la vida.</text:p>
          </table:table-cell>
          <table:table-cell table:style-name="ce8" table:number-columns-repeated="18"/>
          <table:table-cell table:number-columns-repeated="998"/>
        </table:table-row>
        <table:table-row table:style-name="ro2">
          <table:table-cell table:style-name="ce2" office:value-type="string">
            <text:p>tb_ancient_pillars</text:p>
          </table:table-cell>
          <table:table-cell table:style-name="ce2" office:value-type="string">
            <text:p>£blocker Ancient Pillars</text:p>
          </table:table-cell>
          <table:table-cell table:style-name="ce2" office:value-type="string">
            <text:p>£blocker Древние столпы</text:p>
          </table:table-cell>
          <table:table-cell table:number-columns-repeated="5" table:style-name="ce2" office:value-type="string">
            <text:p>£blocker Ancient Pillars</text:p>
          </table:table-cell>
          <table:table-cell table:style-name="ce8" table:number-columns-repeated="18"/>
          <table:table-cell table:number-columns-repeated="998"/>
        </table:table-row>
        <table:table-row table:style-name="ro12">
          <table:table-cell table:style-name="ce2" office:value-type="string">
            <text:p>tb_ancient_pillars_desc</text:p>
          </table:table-cell>
          <table:table-cell table:style-name="ce2" office:value-type="string">
            <text:p>These pillars stand as testament and memorial to some long extinct civilization.</text:p>
          </table:table-cell>
          <table:table-cell table:style-name="ce2" office:value-type="string">
            <text:p>Эти столбы выступают как свидетельство и мемориал какой-то давно вымершей цивилизации.</text:p>
          </table:table-cell>
          <table:table-cell table:style-name="ce2" office:value-type="string">
            <text:p>Diese Säulen stehen als Zeugnis und Erinnerung an eine lange ausgestorbene Zivilisation.</text:p>
          </table:table-cell>
          <table:table-cell table:style-name="ce2" office:value-type="string">
            <text:p>Esses pilares permanecem como testamento e memorial de alguma civilização extinta há muito tempo.</text:p>
          </table:table-cell>
          <table:table-cell table:style-name="ce2" office:value-type="string">
            <text:p>Ces piliers sont le témoignage et la mémoire d'une civilisation disparue depuis longtemps.</text:p>
          </table:table-cell>
          <table:table-cell table:style-name="ce2" office:value-type="string">
            <text:p>Te kolumny są świadectwem i pomnikiem jakiejś długo wymarłej cywilizacji.</text:p>
          </table:table-cell>
          <table:table-cell table:style-name="ce2" office:value-type="string">
            <text:p>Estos pilares se erigen como testamento y monumento a alguna civilización extinta desde hace mucho tiempo.</text:p>
          </table:table-cell>
          <table:table-cell table:style-name="ce8" table:number-columns-repeated="18"/>
          <table:table-cell table:number-columns-repeated="998"/>
        </table:table-row>
        <table:table-row table:style-name="ro2">
          <table:table-cell table:style-name="ce2" office:value-type="string">
            <text:p>tb_apocalyptic_ruins_1</text:p>
          </table:table-cell>
          <table:table-cell table:style-name="ce2" office:value-type="string">
            <text:p>£blocker Devastated Ruins</text:p>
          </table:table-cell>
          <table:table-cell table:style-name="ce2" office:value-type="string">
            <text:p>£blocker Разрушенные руины</text:p>
          </table:table-cell>
          <table:table-cell table:number-columns-repeated="5" table:style-name="ce2" office:value-type="string">
            <text:p>£blocker Devastated Ruins</text:p>
          </table:table-cell>
          <table:table-cell table:style-name="ce8" table:number-columns-repeated="18"/>
          <table:table-cell table:number-columns-repeated="998"/>
        </table:table-row>
        <table:table-row table:style-name="ro8">
          <table:table-cell table:style-name="ce2" office:value-type="string">
            <text:p>tb_apocalyptic_ruins_1_desc</text:p>
          </table:table-cell>
          <table:table-cell table:style-name="ce2" office:value-type="string">
            <text:p>Once a sprawling city built by an advanced civilization, this area is now littered with ruins, destroyed by bombardment.</text:p>
          </table:table-cell>
          <table:table-cell table:style-name="ce2" office:value-type="string">
            <text:p>Когда-то разросшийся город, построенный развитой цивилизацией, этот район теперь завален руинами, разрушенными бомбардировкой.</text:p>
          </table:table-cell>
          <table:table-cell table:style-name="ce2" office:value-type="string">
            <text:p>Einst eine ausgedehnte Stadt, die von einer fortgeschrittenen Zivilisation erbaut wurde, ist dieses Gebiet jetzt mit Ruinen übersät, die durch Bombardierung zerstört wurden.</text:p>
          </table:table-cell>
          <table:table-cell table:style-name="ce2" office:value-type="string">
            <text:p>Outrora uma cidade vasta construída por uma civilização avançada, esta área está agora repleta de ruínas, destruída pelo bombardeamento.</text:p>
          </table:table-cell>
          <table:table-cell table:style-name="ce2" office:value-type="string">
            <text:p>Autrefois une ville tentaculaire construite par une civilisation avancée, cette région est maintenant jonchée de ruines, détruites par le bombardement.</text:p>
          </table:table-cell>
          <table:table-cell table:style-name="ce2" office:value-type="string">
            <text:p>Niegdyś rozciągające się miasto zbudowane przez zaawansowaną cywilizację, obszar ten jest teraz zaśmiecony ruinami, zniszczonymi przez bombardowanie.</text:p>
          </table:table-cell>
          <table:table-cell table:style-name="ce2" office:value-type="string">
            <text:p>Una vez una ciudad extendida construida por una civilización avanzada, esta área ahora se cubre con ruinas, destruidas por el bombardeo.</text:p>
          </table:table-cell>
          <table:table-cell table:style-name="ce8" table:number-columns-repeated="18"/>
          <table:table-cell table:number-columns-repeated="998"/>
        </table:table-row>
        <table:table-row table:style-name="ro2">
          <table:table-cell table:style-name="ce2" office:value-type="string">
            <text:p>tb_apocalyptic_ruins_2</text:p>
          </table:table-cell>
          <table:table-cell table:style-name="ce2" office:value-type="string">
            <text:p>£blocker Bombarded Colony</text:p>
          </table:table-cell>
          <table:table-cell table:style-name="ce2" office:value-type="string">
            <text:p>£blocker Разбомбленная колония</text:p>
          </table:table-cell>
          <table:table-cell table:number-columns-repeated="5" table:style-name="ce2" office:value-type="string">
            <text:p>£blocker Bombarded Colony</text:p>
          </table:table-cell>
          <table:table-cell table:style-name="ce8" table:number-columns-repeated="18"/>
          <table:table-cell table:number-columns-repeated="998"/>
        </table:table-row>
        <table:table-row table:style-name="ro9">
          <table:table-cell table:style-name="ce2" office:value-type="string">
            <text:p>tb_apocalyptic_ruins_2_desc</text:p>
          </table:table-cell>
          <table:table-cell table:style-name="ce2" office:value-type="string">
            <text:p>This former xeno colony was obliterated by spacecraft in some distantly past age.</text:p>
          </table:table-cell>
          <table:table-cell table:style-name="ce2" office:value-type="string">
            <text:p>Эта бывшая колония ксеносов была уничтожена космическими кораблями когда-то очень давно.</text:p>
          </table:table-cell>
          <table:table-cell table:style-name="ce2" office:value-type="string">
            <text:p>Diese ehemalige Xenokolonie wurde in einem weit entfernten Alter von Raumfahrzeugen zerstört.</text:p>
          </table:table-cell>
          <table:table-cell table:style-name="ce2" office:value-type="string">
            <text:p>Esta antiga colônia xeno foi destruída por naves espaciais em alguma idade distante.</text:p>
          </table:table-cell>
          <table:table-cell table:style-name="ce2" office:value-type="string">
            <text:p>Cette ancienne xéno-colonie a été effacée par des engins spatiaux dans un âge lointain.</text:p>
          </table:table-cell>
          <table:table-cell table:style-name="ce2" office:value-type="string">
            <text:p>Ta dawna kolonia Xeno została zatarta przez sondę kosmiczną w pewnym odległym wieku.</text:p>
          </table:table-cell>
          <table:table-cell table:style-name="ce2" office:value-type="string">
            <text:p>Esta antigua colonia de xeno fue destruida por una nave espacial en una lejana edad.</text:p>
          </table:table-cell>
          <table:table-cell table:style-name="ce8" table:number-columns-repeated="18"/>
          <table:table-cell table:number-columns-repeated="998"/>
        </table:table-row>
        <table:table-row table:style-name="ro2">
          <table:table-cell table:style-name="ce2" office:value-type="string">
            <text:p>tb_apocalyptic_ruins_3</text:p>
          </table:table-cell>
          <table:table-cell table:style-name="ce2" office:value-type="string">
            <text:p>£blocker War-torn Ruins</text:p>
          </table:table-cell>
          <table:table-cell table:style-name="ce2" office:value-type="string">
            <text:p>£blocker Разрушенные войной руины</text:p>
          </table:table-cell>
          <table:table-cell table:number-columns-repeated="5" table:style-name="ce2" office:value-type="string">
            <text:p>£blocker War-torn Ruins</text:p>
          </table:table-cell>
          <table:table-cell table:style-name="ce8" table:number-columns-repeated="18"/>
          <table:table-cell table:number-columns-repeated="998"/>
        </table:table-row>
        <table:table-row table:style-name="ro7">
          <table:table-cell table:style-name="ce2" office:value-type="string">
            <text:p>tb_apocalyptic_ruins_3_desc</text:p>
          </table:table-cell>
          <table:table-cell table:style-name="ce2" office:value-type="string">
            <text:p>Extensive ruins show once great structures reduced to rubble by some unknown, spacefaring enemy.</text:p>
          </table:table-cell>
          <table:table-cell table:style-name="ce2" office:value-type="string">
            <text:p>Эти обширные руины показывают, как некогда большие структуры превратили в руины какие-то неизвестные космический враги.</text:p>
          </table:table-cell>
          <table:table-cell table:style-name="ce2" office:value-type="string">
            <text:p>Umfangreiche Ruinen zeigen einstmals große Strukturen, die von einem unbekannten, raumfahrenden Feind in Schutt und Asche gelegt wurden.</text:p>
          </table:table-cell>
          <table:table-cell table:style-name="ce2" office:value-type="string">
            <text:p>Extensas ruínas mostram uma vez que grandes estruturas foram reduzidas a escombros por um desconhecido inimigo espacial.</text:p>
          </table:table-cell>
          <table:table-cell table:style-name="ce2" office:value-type="string">
            <text:p>Les ruines étendues montrent une fois que de grandes structures ont été réduites en décombres par un ennemi spatial inconnu.</text:p>
          </table:table-cell>
          <table:table-cell table:style-name="ce2" office:value-type="string">
            <text:p>Rozległe ruiny pokazują, jak wielkie struktury zostały zniszczone przez nieznanego wroga.</text:p>
          </table:table-cell>
          <table:table-cell table:style-name="ce2" office:value-type="string">
            <text:p>Extensas ruinas muestran una vez grandes estructuras reducidas a escombros por algún enemigo desconocido y con capacidad espacial.</text:p>
          </table:table-cell>
          <table:table-cell table:style-name="ce8" table:number-columns-repeated="18"/>
          <table:table-cell table:number-columns-repeated="998"/>
        </table:table-row>
        <table:table-row table:style-name="ro2">
          <table:table-cell table:style-name="ce2" office:value-type="string">
            <text:p>tb_apocalyptic_ruins_4</text:p>
          </table:table-cell>
          <table:table-cell table:style-name="ce2" office:value-type="string">
            <text:p>£blocker Annihilated Ruins</text:p>
          </table:table-cell>
          <table:table-cell table:style-name="ce2" office:value-type="string">
            <text:p>£blocker Уничтоженные руины</text:p>
          </table:table-cell>
          <table:table-cell table:number-columns-repeated="5" table:style-name="ce2" office:value-type="string">
            <text:p>£blocker Annihilated Ruins</text:p>
          </table:table-cell>
          <table:table-cell table:style-name="ce8" table:number-columns-repeated="18"/>
          <table:table-cell table:number-columns-repeated="998"/>
        </table:table-row>
        <table:table-row table:style-name="ro12">
          <table:table-cell table:style-name="ce2" office:value-type="string">
            <text:p>tb_apocalyptic_ruins_4_desc</text:p>
          </table:table-cell>
          <table:table-cell table:style-name="ce2" office:value-type="string">
            <text:p>This area is littered with the debris and remnants of some ancient civilization, wiped out by powerful orbital weaponry.</text:p>
          </table:table-cell>
          <table:table-cell table:style-name="ce2" office:value-type="string">
            <text:p>Этот район завален мусором и остатками какой-то древней цивилизации, уничтоженной мощным орбитальным оружием.</text:p>
          </table:table-cell>
          <table:table-cell table:style-name="ce2" office:value-type="string">
            <text:p>Dieses Gebiet ist übersät mit den Trümmern und Überresten einer alten Zivilisation, die durch mächtige Orbitalwaffen ausgelöscht wurden.</text:p>
          </table:table-cell>
          <table:table-cell table:style-name="ce2" office:value-type="string">
            <text:p>Esta área está repleta de escombros e remanescentes de alguma civilização antiga, destruída por poderosos armamentos orbitais.</text:p>
          </table:table-cell>
          <table:table-cell table:style-name="ce2" office:value-type="string">
            <text:p>Cette zone est jonchée de débris et de vestiges d'une ancienne civilisation, anéantie par de puissantes armes orbitales.</text:p>
          </table:table-cell>
          <table:table-cell table:style-name="ce2" office:value-type="string">
            <text:p>Obszar ten jest zaśmiecony gruzami i pozostałościami jakiejś starożytnej cywilizacji, zniszczonej przez potężną orbitę.</text:p>
          </table:table-cell>
          <table:table-cell table:style-name="ce2" office:value-type="string">
            <text:p>Esta área está llena de escombros y restos de alguna antigua civilización, destruida por poderosas armas orbitales.</text:p>
          </table:table-cell>
          <table:table-cell table:style-name="ce8" table:number-columns-repeated="18"/>
          <table:table-cell table:number-columns-repeated="998"/>
        </table:table-row>
        <table:table-row table:style-name="ro2">
          <table:table-cell table:style-name="ce2" office:value-type="string">
            <text:p>tb_apocalyptic_ruins_5</text:p>
          </table:table-cell>
          <table:table-cell table:style-name="ce2" office:value-type="string">
            <text:p>£blocker Shattered City</text:p>
          </table:table-cell>
          <table:table-cell table:style-name="ce2" office:value-type="string">
            <text:p>£blocker Разрушенный город</text:p>
          </table:table-cell>
          <table:table-cell table:number-columns-repeated="5" table:style-name="ce2" office:value-type="string">
            <text:p>£blocker Shattered City</text:p>
          </table:table-cell>
          <table:table-cell table:style-name="ce8" table:number-columns-repeated="18"/>
          <table:table-cell table:number-columns-repeated="998"/>
        </table:table-row>
        <table:table-row table:style-name="ro7">
          <table:table-cell table:style-name="ce2" office:value-type="string">
            <text:p>tb_apocalyptic_ruins_5_desc</text:p>
          </table:table-cell>
          <table:table-cell table:style-name="ce2" office:value-type="string">
            <text:p>An apocalyptic blow tore this incredible apart thousands of years ago, leaving only shattered ruins.</text:p>
          </table:table-cell>
          <table:table-cell table:style-name="ce2" office:value-type="string">
            <text:p>Апокалиптический удар разорвал эту красоту на части тысячи лет назад, оставив только разрушенные руины.</text:p>
          </table:table-cell>
          <table:table-cell table:style-name="ce2" office:value-type="string">
            <text:p>Ein apokalyptischer Schlag riss das Unglaubliche vor Tausenden von Jahren auseinander und hinterließ nur zerstörte Ruinen.</text:p>
          </table:table-cell>
          <table:table-cell table:style-name="ce2" office:value-type="string">
            <text:p>Um golpe apocalíptico destruiu este incrível lugar há milhares de anos, deixando apenas ruínas destruídas.</text:p>
          </table:table-cell>
          <table:table-cell table:style-name="ce2" office:value-type="string">
            <text:p>Un coup apocalyptique déchira cette incroyable entité il y a des milliers d'années, ne laissant que des ruines brisées.</text:p>
          </table:table-cell>
          <table:table-cell table:style-name="ce2" office:value-type="string">
            <text:p>Apokaliptyczny cios rozdarł to niewiarygodne przed tysiącami lat, pozostawiając tylko zniszczone ruiny.</text:p>
          </table:table-cell>
          <table:table-cell table:style-name="ce2" office:value-type="string">
            <text:p>Un golpe apocalíptico destruyó esta increíble separación hace miles de años, dejando solo ruinas destrozadas.</text:p>
          </table:table-cell>
          <table:table-cell table:style-name="ce8" table:number-columns-repeated="18"/>
          <table:table-cell table:number-columns-repeated="998"/>
        </table:table-row>
        <table:table-row table:style-name="ro2">
          <table:table-cell table:style-name="ce2" office:value-type="string">
            <text:p>tb_catastrophe_aftermath_irradiated_desolation</text:p>
          </table:table-cell>
          <table:table-cell table:style-name="ce2" office:value-type="string">
            <text:p>£blocker Desolate Deadlands</text:p>
          </table:table-cell>
          <table:table-cell table:style-name="ce2" office:value-type="string">
            <text:p>£blocker Безлюдные пустоши</text:p>
          </table:table-cell>
          <table:table-cell table:number-columns-repeated="5" table:style-name="ce2" office:value-type="string">
            <text:p>£blocker Desolate Deadlands</text:p>
          </table:table-cell>
          <table:table-cell table:style-name="ce8" table:number-columns-repeated="18"/>
          <table:table-cell table:number-columns-repeated="998"/>
        </table:table-row>
        <table:table-row table:style-name="ro7">
          <table:table-cell table:style-name="ce2" office:value-type="string">
            <text:p>tb_catastrophe_aftermath_irradiated_desolation_desc</text:p>
          </table:table-cell>
          <table:table-cell table:style-name="ce2" office:value-type="string">
            <text:p>A radiological catastrophe eliminated all life in this area, leaving only oppresively quiet deadlands.</text:p>
          </table:table-cell>
          <table:table-cell table:style-name="ce2" office:value-type="string">
            <text:p>Радиологическая катастрофа устранила всю жизнь в этой области, оставив лишь угнетающе спокойные мертвые земли.</text:p>
          </table:table-cell>
          <table:table-cell table:style-name="ce2" office:value-type="string">
            <text:p>Eine radiologische Katastrophe beseitigte alles Leben in diesem Gebiet und ließ nur bedrückend stille Deadlands zurück.</text:p>
          </table:table-cell>
          <table:table-cell table:style-name="ce2" office:value-type="string">
            <text:p>Uma catástrofe radiológica eliminou toda a vida nessa área, deixando apenas terras silenciosas e opressivas.</text:p>
          </table:table-cell>
          <table:table-cell table:style-name="ce2" office:value-type="string">
            <text:p>Une catastrophe radiologique a éliminé toute vie dans cette zone, ne laissant que des zones mortes oppresivement calmes.</text:p>
          </table:table-cell>
          <table:table-cell table:style-name="ce2" office:value-type="string">
            <text:p>Katastrofa radiologiczna wyeliminowała całe życie na tym obszarze, pozostawiając tylko opresyjnie ciche obszary martwe.</text:p>
          </table:table-cell>
          <table:table-cell table:style-name="ce2" office:value-type="string">
            <text:p>Una catástrofe radiológica eliminó toda la vida en esta área, dejando solo tierras muertas opresivamente tranquilas.</text:p>
          </table:table-cell>
          <table:table-cell table:style-name="ce8" table:number-columns-repeated="18"/>
          <table:table-cell table:number-columns-repeated="998"/>
        </table:table-row>
        <table:table-row table:style-name="ro2">
          <table:table-cell table:style-name="ce2" office:value-type="string">
            <text:p>tb_catastrophe_aftermath_pyroclastic_terrain_1</text:p>
          </table:table-cell>
          <table:table-cell table:style-name="ce2" office:value-type="string">
            <text:p>£blocker Lava-Bathed Terrain</text:p>
          </table:table-cell>
          <table:table-cell table:style-name="ce2" office:value-type="string">
            <text:p>£blocker Лавовые земли</text:p>
          </table:table-cell>
          <table:table-cell table:number-columns-repeated="5" table:style-name="ce2" office:value-type="string">
            <text:p>£blocker Lava-Bathed Terrain</text:p>
          </table:table-cell>
          <table:table-cell table:style-name="ce8" table:number-columns-repeated="18"/>
          <table:table-cell table:number-columns-repeated="998"/>
        </table:table-row>
        <table:table-row table:style-name="ro12">
          <table:table-cell table:style-name="ce2" office:value-type="string">
            <text:p>tb_catastrophe_aftermath_pyroclastic_terrain_1_desc</text:p>
          </table:table-cell>
          <table:table-cell table:style-name="ce2" office:value-type="string">
            <text:p>Rent planetary crust has devastated this terrain, bathing it perpetually in volcanic ash and lava.</text:p>
          </table:table-cell>
          <table:table-cell table:style-name="ce2" office:value-type="string">
            <text:p>Разрыв планетарной коры опустошил эти земли, постоянно купая их в вулканическом пепле и лаве.</text:p>
          </table:table-cell>
          <table:table-cell table:style-name="ce2" office:value-type="string">
            <text:p>Die planetare Kruste hat dieses Terrain verwüstet und es fortwährend in vulkanische Asche und Lava getaucht.</text:p>
          </table:table-cell>
          <table:table-cell table:style-name="ce2" office:value-type="string">
            <text:p>O aluguel de crosta planetária devastou esse terreno, banhando-o perpetuamente em cinzas e lava vulcânicas.</text:p>
          </table:table-cell>
          <table:table-cell table:style-name="ce2" office:value-type="string">
            <text:p>La croûte planétaire du loyer a dévasté ce terrain, le baignant perpétuellement dans la cendre volcanique et la lave.</text:p>
          </table:table-cell>
          <table:table-cell table:style-name="ce2" office:value-type="string">
            <text:p>Dzierżawa skorupa planetarna zniszczyła ten teren, kąpiąc go wiecznie w popiele wulkanicznym i lawie.</text:p>
          </table:table-cell>
          <table:table-cell table:style-name="ce2" office:value-type="string">
            <text:p>Alquilar corteza planetaria ha devastado este terreno, bañándolo perpetuamente en cenizas volcánicas y lava.</text:p>
          </table:table-cell>
          <table:table-cell table:style-name="ce8" table:number-columns-repeated="18"/>
          <table:table-cell table:number-columns-repeated="998"/>
        </table:table-row>
        <table:table-row table:style-name="ro2">
          <table:table-cell table:style-name="ce2" office:value-type="string">
            <text:p>tb_catastrophe_aftermath_pyroclastic_terrain_2</text:p>
          </table:table-cell>
          <table:table-cell table:style-name="ce2" office:value-type="string">
            <text:p>£blocker Pyroclastic Aftermath</text:p>
          </table:table-cell>
          <table:table-cell table:style-name="ce2" office:value-type="string">
            <text:p>£blocker Пирокластические последствия</text:p>
          </table:table-cell>
          <table:table-cell table:number-columns-repeated="5" table:style-name="ce2" office:value-type="string">
            <text:p>£blocker Pyroclastic Aftermath</text:p>
          </table:table-cell>
          <table:table-cell table:style-name="ce8" table:number-columns-repeated="18"/>
          <table:table-cell table:number-columns-repeated="998"/>
        </table:table-row>
        <table:table-row table:style-name="ro12">
          <table:table-cell table:style-name="ce2" office:value-type="string">
            <text:p>tb_catastrophe_aftermath_pyroclastic_terrain_2_desc</text:p>
          </table:table-cell>
          <table:table-cell table:style-name="ce2" office:value-type="string">
            <text:p>The aftermath of a terrible event has rendered this region uninhabitably full of pyroclastic activity.</text:p>
          </table:table-cell>
          <table:table-cell table:style-name="ce2" office:value-type="string">
            <text:p>Последствия ужасного события сделали этот регион непригодным для жизни, полным пирокластической активности.</text:p>
          </table:table-cell>
          <table:table-cell table:style-name="ce2" office:value-type="string">
            <text:p>Die Folgen eines schrecklichen Ereignisses haben diese Region unbewohnbar voller pyroklastischer Aktivität gemacht.</text:p>
          </table:table-cell>
          <table:table-cell table:style-name="ce2" office:value-type="string">
            <text:p>O resultado de um evento terrível tornou esta região inabitavelmente cheia de atividade piroclástica.</text:p>
          </table:table-cell>
          <table:table-cell table:style-name="ce2" office:value-type="string">
            <text:p>Les suites d'un événement terrible ont rendu cette région inhabitable et pleine d'activité pyroclastique.</text:p>
          </table:table-cell>
          <table:table-cell table:style-name="ce2" office:value-type="string">
            <text:p>Następstwa strasznego wydarzenia sprawiły, że ten region stał się nie do zamieszkania z całą działalnością piroklastyczną.</text:p>
          </table:table-cell>
          <table:table-cell table:style-name="ce2" office:value-type="string">
            <text:p>Las secuelas de un terrible evento han convertido esta región en inhabitablemente llena de actividad piroclástica.</text:p>
          </table:table-cell>
          <table:table-cell table:style-name="ce8" table:number-columns-repeated="18"/>
          <table:table-cell table:number-columns-repeated="998"/>
        </table:table-row>
        <table:table-row table:style-name="ro2">
          <table:table-cell table:style-name="ce2" office:value-type="string">
            <text:p>tb_catastrophe_erupting_volcano_1</text:p>
          </table:table-cell>
          <table:table-cell table:style-name="ce2" office:value-type="string">
            <text:p>£blocker Erupting Volcano</text:p>
          </table:table-cell>
          <table:table-cell table:style-name="ce2" office:value-type="string">
            <text:p>£blocker Извергающийся вулкан</text:p>
          </table:table-cell>
          <table:table-cell table:number-columns-repeated="5" table:style-name="ce2" office:value-type="string">
            <text:p>£blocker Erupting Volcano</text:p>
          </table:table-cell>
          <table:table-cell table:style-name="ce8" table:number-columns-repeated="18"/>
          <table:table-cell table:number-columns-repeated="998"/>
        </table:table-row>
        <table:table-row table:style-name="ro12">
          <table:table-cell table:style-name="ce2" office:value-type="string">
            <text:p>tb_catastrophe_erupting_volcano_1_desc</text:p>
          </table:table-cell>
          <table:table-cell table:style-name="ce2" office:value-type="string">
            <text:p>The geological 'tap' of this land was direly mismanaged. An angry volcano has been left behind in perpetuity.</text:p>
          </table:table-cell>
          <table:table-cell table:style-name="ce2" office:value-type="string">
            <text:p>Геологический «кран» этой земли был ужасно неумело использован. Теперь лишь разгневанный вулкан остался здесь навсегда.</text:p>
          </table:table-cell>
          <table:table-cell table:style-name="ce2" office:value-type="string">
            <text:p>Der geologische "Hahn" dieses Landes war schrecklich schlecht geführt. Ein wütender Vulkan wurde auf ewig zurückgelassen.</text:p>
          </table:table-cell>
          <table:table-cell table:style-name="ce2" office:value-type="string">
            <text:p>O "toque" geológico dessa terra foi mal administrado. Um vulcão zangado foi deixado para trás em perpetuidade.</text:p>
          </table:table-cell>
          <table:table-cell table:style-name="ce2" office:value-type="string">
            <text:p>Le «robinet» géologique de cette terre a été gentiment mal géré. Un volcan en colère a été laissé à perpétuité.</text:p>
          </table:table-cell>
          <table:table-cell table:style-name="ce2" office:value-type="string">
            <text:p>Geologiczny "kran" tej ziemi był całkowicie źle zarządzany. Wściekły wulkan został pozostawiony bezterminowo.</text:p>
          </table:table-cell>
          <table:table-cell table:style-name="ce2" office:value-type="string">
            <text:p>El "toque" geológico de esta tierra fue mal administrado. Un volcán enojado ha quedado atrás a perpetuidad.</text:p>
          </table:table-cell>
          <table:table-cell table:style-name="ce8" table:number-columns-repeated="18"/>
          <table:table-cell table:number-columns-repeated="998"/>
        </table:table-row>
        <table:table-row table:style-name="ro2">
          <table:table-cell table:style-name="ce2" office:value-type="string">
            <text:p>tb_catastrophe_erupting_volcano_2</text:p>
          </table:table-cell>
          <table:table-cell table:style-name="ce2" office:value-type="string">
            <text:p>£blocker Volcanic Aftermath</text:p>
          </table:table-cell>
          <table:table-cell table:style-name="ce2" office:value-type="string">
            <text:p>£blocker Вулканические последствия</text:p>
          </table:table-cell>
          <table:table-cell table:number-columns-repeated="5" table:style-name="ce2" office:value-type="string">
            <text:p>£blocker Volcanic Aftermath</text:p>
          </table:table-cell>
          <table:table-cell table:style-name="ce8" table:number-columns-repeated="18"/>
          <table:table-cell table:number-columns-repeated="998"/>
        </table:table-row>
        <table:table-row table:style-name="ro4">
          <table:table-cell table:style-name="ce2" office:value-type="string">
            <text:p>tb_catastrophe_erupting_volcano_2_desc</text:p>
          </table:table-cell>
          <table:table-cell table:style-name="ce2" office:value-type="string">
            <text:p>Tinkering with the planet proved more risk than reward this time, tearing open a powerful volcano that shows no signs of dying anytime soon.</text:p>
          </table:table-cell>
          <table:table-cell table:style-name="ce2" office:value-type="string">
            <text:p>Манипуляции с планетой на этот раз принесли больше вреда, чем пользы. Теперь здесь мощный разрывающий землю вулкан, который не проявляет никаких признаков близкой спячки.</text:p>
          </table:table-cell>
          <table:table-cell table:style-name="ce2" office:value-type="string">
            <text:p>Das Tüfteln mit dem Planeten erwies sich dieses Mal als mehr Risiko als Belohnung und reißt einen mächtigen Vulkan auf, der in naher Zukunft keine Anzeichen von Sterben zeigt.</text:p>
          </table:table-cell>
          <table:table-cell table:style-name="ce2" office:value-type="string">
            <text:p>Mexer com o planeta provou mais risco do que recompensa desta vez, abrindo um poderoso vulcão que não mostra sinais de morte tão cedo.</text:p>
          </table:table-cell>
          <table:table-cell table:style-name="ce2" office:value-type="string">
            <text:p>Bricoler avec la planète a prouvé plus de risques que de récompenser cette fois, ouvrant un puissant volcan qui ne montre aucun signe de mort de sitôt.</text:p>
          </table:table-cell>
          <table:table-cell table:style-name="ce2" office:value-type="string">
            <text:p>Majsterkowanie z planetą okazało się tym razem bardziej ryzykowne niż wynagrodzenie, otwierając potężny wulkan, który w najbliższym czasie nie zdradza oznak śmierci.</text:p>
          </table:table-cell>
          <table:table-cell table:style-name="ce2" office:value-type="string">
            <text:p>Jugar con el planeta demostró más riesgo que recompensas esta vez, desgarrando un poderoso volcán que no muestra señales de morir pronto.</text:p>
          </table:table-cell>
          <table:table-cell table:style-name="ce8" table:number-columns-repeated="18"/>
          <table:table-cell table:number-columns-repeated="998"/>
        </table:table-row>
        <table:table-row table:style-name="ro2">
          <table:table-cell table:style-name="ce2" office:value-type="string">
            <text:p>tb_catastrophe_mega_geyser</text:p>
          </table:table-cell>
          <table:table-cell table:style-name="ce2" office:value-type="string">
            <text:p>£blocker Towering Geyser</text:p>
          </table:table-cell>
          <table:table-cell table:style-name="ce2" office:value-type="string">
            <text:p>£blocker Мощный гейзер</text:p>
          </table:table-cell>
          <table:table-cell table:number-columns-repeated="5" table:style-name="ce2" office:value-type="string">
            <text:p>£blocker Towering Geyser</text:p>
          </table:table-cell>
          <table:table-cell table:style-name="ce8" table:number-columns-repeated="18"/>
          <table:table-cell table:number-columns-repeated="998"/>
        </table:table-row>
        <table:table-row table:style-name="ro4">
          <table:table-cell table:style-name="ce2" office:value-type="string">
            <text:p>tb_catastrophe_mega_geyser_desc</text:p>
          </table:table-cell>
          <table:table-cell table:style-name="ce2" office:value-type="string">
            <text:p>An unfortunate confluence of underground water systems and terran boring created this massive geyser, slaying all typical life in the region surrounding it.</text:p>
          </table:table-cell>
          <table:table-cell table:style-name="ce2" office:value-type="string">
            <text:p>Ужасное слияние подземных водных систем и рельефа местности создало этот массивный гейзер, уничтожив всю жизнь в окружающем его регионе.</text:p>
          </table:table-cell>
          <table:table-cell table:style-name="ce2" office:value-type="string">
            <text:p>Ein unglücklicher Zusammenfluss von unterirdischen Wassersystemen und Terranerbohrungen schuf diesen gewaltigen Geysir, der alles typische Leben in der umliegenden Region tötet.</text:p>
          </table:table-cell>
          <table:table-cell table:style-name="ce2" office:value-type="string">
            <text:p>Uma infeliz confluência de sistemas de água subterrânea e perfuração terrana criou este geyser maciço, matando toda a vida típica na região em torno dela.</text:p>
          </table:table-cell>
          <table:table-cell table:style-name="ce2" office:value-type="string">
            <text:p>Une confluence malheureuse de systèmes d'eau souterrains et terran ennuyeux créé ce geyser massif, tuant toute la vie typique dans la région qui l'entoure.</text:p>
          </table:table-cell>
          <table:table-cell table:style-name="ce2" office:value-type="string">
            <text:p>Niefortunne połączenie podziemnych systemów wodnych i nudów terrańskich stworzyło ten ogromny gejzer, zabijając typowe życie w otaczającym go regionie.</text:p>
          </table:table-cell>
          <table:table-cell table:style-name="ce2" office:value-type="string">
            <text:p>Una desafortunada confluencia de sistemas de agua subterránea y terran aburrida creó este géiser masivo, matando a toda la vida típica en la región que lo rodea.</text:p>
          </table:table-cell>
          <table:table-cell table:style-name="ce8" table:number-columns-repeated="18"/>
          <table:table-cell table:number-columns-repeated="998"/>
        </table:table-row>
        <table:table-row table:style-name="ro2">
          <table:table-cell table:style-name="ce2" office:value-type="string">
            <text:p>tb_catastrophe_tectonic_fracture</text:p>
          </table:table-cell>
          <table:table-cell table:style-name="ce2" office:value-type="string">
            <text:p>£blocker Tectonic Fracture</text:p>
          </table:table-cell>
          <table:table-cell table:style-name="ce2" office:value-type="string">
            <text:p>£blocker Тектонический разлом</text:p>
          </table:table-cell>
          <table:table-cell table:number-columns-repeated="5" table:style-name="ce2" office:value-type="string">
            <text:p>£blocker Tectonic Fracture</text:p>
          </table:table-cell>
          <table:table-cell table:style-name="ce8" table:number-columns-repeated="18"/>
          <table:table-cell table:number-columns-repeated="998"/>
        </table:table-row>
        <table:table-row table:style-name="ro4">
          <table:table-cell table:style-name="ce2" office:value-type="string">
            <text:p>tb_catastrophe_tectonic_fracture_desc</text:p>
          </table:table-cell>
          <table:table-cell table:style-name="ce2" office:value-type="string">
            <text:p>Attempts to redirect an entire planet's geological systems are fraught with danger. This is only one of the calamities that can befall such hubris.</text:p>
          </table:table-cell>
          <table:table-cell table:style-name="ce2" office:value-type="string">
            <text:p>Попытки перенаправить геологические системы всей планеты чреваты опасностью. Это только одно из бедствий, которые могут постигнуть решившихся на такое высокомерие.</text:p>
          </table:table-cell>
          <table:table-cell table:style-name="ce2" office:value-type="string">
            <text:p>Versuche, die geologischen Systeme eines ganzen Planeten umzuleiten, sind mit Gefahren behaftet. Dies ist nur eines der Unglücksfälle, die solchen Hybris widerfahren können.</text:p>
          </table:table-cell>
          <table:table-cell table:style-name="ce2" office:value-type="string">
            <text:p>As tentativas de redirecionar os sistemas geológicos de todo o planeta estão repletas de perigos. Esta é apenas uma das calamidades que podem ocorrer em tal arrogância.</text:p>
          </table:table-cell>
          <table:table-cell table:style-name="ce2" office:value-type="string">
            <text:p>Les tentatives de réorienter les systèmes géologiques d'une planète entière sont dangereuses. Ce n'est que l'une des calamités qui peuvent arriver à une telle arrogance.</text:p>
          </table:table-cell>
          <table:table-cell table:style-name="ce2" office:value-type="string">
            <text:p>Próby przekierowania systemów geologicznych całej planety są obarczone niebezpieczeństwem. To tylko jedna z nieszczęść, które mogą spotkać taką pychę.</text:p>
          </table:table-cell>
          <table:table-cell table:style-name="ce2" office:value-type="string">
            <text:p>Los intentos de redirigir los sistemas geológicos de todo un planeta están plagados de peligros. Esta es solo una de las calamidades que pueden sobrevenir a esa arrogancia.</text:p>
          </table:table-cell>
          <table:table-cell table:style-name="ce8" table:number-columns-repeated="18"/>
          <table:table-cell table:number-columns-repeated="998"/>
        </table:table-row>
        <table:table-row table:style-name="ro2">
          <table:table-cell table:style-name="ce2" office:value-type="string">
            <text:p>tb_chtonian_monstrosity</text:p>
          </table:table-cell>
          <table:table-cell table:style-name="ce2" office:value-type="string">
            <text:p>£blocker Cthonian Monstrosity</text:p>
          </table:table-cell>
          <table:table-cell table:style-name="ce2" office:value-type="string">
            <text:p>£blocker Хтоническая мерзость</text:p>
          </table:table-cell>
          <table:table-cell table:number-columns-repeated="5" table:style-name="ce2" office:value-type="string">
            <text:p>£blocker Cthonian Monstrosity</text:p>
          </table:table-cell>
          <table:table-cell table:style-name="ce8" table:number-columns-repeated="18"/>
          <table:table-cell table:number-columns-repeated="998"/>
        </table:table-row>
        <table:table-row table:style-name="ro7">
          <table:table-cell table:style-name="ce2" office:value-type="string">
            <text:p>tb_chtonian_monstrosity_desc</text:p>
          </table:table-cell>
          <table:table-cell table:style-name="ce2" office:value-type="string">
            <text:p>The sole positive note in reports on this terrifying abomination is that it does not venture outside of its domain.</text:p>
          </table:table-cell>
          <table:table-cell table:style-name="ce2" office:value-type="string">
            <text:p>Единственная положительная нота в отчетах об этой ужасающей мерзости заключается в том, что она не выходит за пределы своей области.</text:p>
          </table:table-cell>
          <table:table-cell table:style-name="ce2" office:value-type="string">
            <text:p>Die einzige positive Nachricht in Berichten über diese schreckliche Abscheulichkeit ist, dass sie sich nicht außerhalb ihrer Domäne befindet.</text:p>
          </table:table-cell>
          <table:table-cell table:style-name="ce2" office:value-type="string">
            <text:p>A única nota positiva nos relatórios sobre essa terrível abominação é que ela não se aventura fora de seu domínio.</text:p>
          </table:table-cell>
          <table:table-cell table:style-name="ce2" office:value-type="string">
            <text:p>La seule note positive dans les rapports sur cette abomination terrifiante est qu'elle ne s'aventure pas en dehors de son domaine.</text:p>
          </table:table-cell>
          <table:table-cell table:style-name="ce2" office:value-type="string">
            <text:p>Jedyną pozytywną nutą w doniesieniach o tej przerażającej obrzydliwości jest to, że nie zapuszcza się poza swoją domeną.</text:p>
          </table:table-cell>
          <table:table-cell table:style-name="ce2" office:value-type="string">
            <text:p>La única nota positiva en los informes sobre esta aterradora abominación es que no se aventura fuera de su dominio.</text:p>
          </table:table-cell>
          <table:table-cell table:style-name="ce8" table:number-columns-repeated="18"/>
          <table:table-cell table:number-columns-repeated="998"/>
        </table:table-row>
        <table:table-row table:style-name="ro1">
          <table:table-cell table:style-name="ce2" office:value-type="string">
            <text:p>tb_cold_desert</text:p>
          </table:table-cell>
          <table:table-cell table:style-name="ce2" office:value-type="string">
            <text:p>£blocker Cold Desert</text:p>
          </table:table-cell>
          <table:table-cell table:style-name="ce2" office:value-type="string">
            <text:p>£blocker Меёрзлая пустыня</text:p>
          </table:table-cell>
          <table:table-cell table:number-columns-repeated="5" table:style-name="ce2" office:value-type="string">
            <text:p>£blocker Cold Desert</text:p>
          </table:table-cell>
          <table:table-cell table:style-name="ce8" table:number-columns-repeated="18"/>
          <table:table-cell table:number-columns-repeated="998"/>
        </table:table-row>
        <table:table-row table:style-name="ro10">
          <table:table-cell table:style-name="ce2" office:value-type="string">
            <text:p>tb_cold_desert_desc</text:p>
          </table:table-cell>
          <table:table-cell table:style-name="ce2" office:value-type="string">
            <text:p>A region where the air is very cold and carries little moisture, so little precipitation occurs. What snow does fall is carried along by strong winds and may form blizzards, drifts and dunes.</text:p>
          </table:table-cell>
          <table:table-cell table:style-name="ce2" office:value-type="string">
            <text:p>Область, в которой воздух очень холодный и не содержит влаги, так что здесь очень мало осадков. Падающий снег сопровождается сильными ветрами и может образовывать метели, дрифты и дюны.</text:p>
          </table:table-cell>
          <table:table-cell table:style-name="ce2" office:value-type="string">
            <text:p>Eine Region, in der die Luft sehr kalt ist und wenig Feuchtigkeit transportiert, so dass wenig Niederschlag auftritt. Welcher Schnee fällt, wird von starken Winden mitgerissen und kann Blizzards, Drifts und Dünen bilden.</text:p>
          </table:table-cell>
          <table:table-cell table:style-name="ce2" office:value-type="string">
            <text:p>Uma região onde o ar é muito frio e carrega pouca umidade, então ocorre pouca precipitação. O que a neve cai é carregado por ventos fortes e pode formar nevascas, montes e dunas.</text:p>
          </table:table-cell>
          <table:table-cell table:style-name="ce2" office:value-type="string">
            <text:p>Une région où l'air est très froid et transporte peu d'humidité, si peu de précipitations se produisent. La neige qui tombe est entraînée par des vents forts et peut former des blizzards, des dérives et des dunes.</text:p>
          </table:table-cell>
          <table:table-cell table:style-name="ce2" office:value-type="string">
            <text:p>Region, w którym powietrze jest bardzo zimne i nie zawiera zbyt dużej ilości wilgoci, więc występują niewielkie opady. Upadający śnieg niesie ze sobą silne wiatry i może zamienić się w zamiecie śnieżne, zaspy i wydmy.</text:p>
          </table:table-cell>
          <table:table-cell table:style-name="ce2" office:value-type="string">
            <text:p>Una región donde el aire es muy frío y tiene poca humedad, por lo que se produce poca precipitación. La nieve que cae es arrastrada por fuertes vientos y puede formar ventiscas, ventiscas y dunas.</text:p>
          </table:table-cell>
          <table:table-cell table:style-name="ce8" table:number-columns-repeated="18"/>
          <table:table-cell table:number-columns-repeated="998"/>
        </table:table-row>
        <table:table-row table:style-name="ro1">
          <table:table-cell table:style-name="ce2" office:value-type="string">
            <text:p>tb_dark_forest</text:p>
          </table:table-cell>
          <table:table-cell table:style-name="ce2" office:value-type="string">
            <text:p>£blocker Dark Forest</text:p>
          </table:table-cell>
          <table:table-cell table:style-name="ce2" office:value-type="string">
            <text:p>£blocker Тёмный лес</text:p>
          </table:table-cell>
          <table:table-cell table:number-columns-repeated="5" table:style-name="ce2" office:value-type="string">
            <text:p>£blocker Dark Forest</text:p>
          </table:table-cell>
          <table:table-cell table:style-name="ce8" table:number-columns-repeated="18"/>
          <table:table-cell table:number-columns-repeated="998"/>
        </table:table-row>
        <table:table-row table:style-name="ro6">
          <table:table-cell table:style-name="ce2" office:value-type="string">
            <text:p>tb_dark_forest_desc</text:p>
          </table:table-cell>
          <table:table-cell table:style-name="ce2" office:value-type="string">
            <text:p>This region is overgrown with dark forest. Vegitation on ammonia worlds recieve less light and so has evolved broad dark leaves to aid photosynthesis.</text:p>
          </table:table-cell>
          <table:table-cell table:style-name="ce2" office:value-type="string">
            <text:p>Этот регион зарос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2" office:value-type="string">
            <text:p>Diese Region ist mit dunklem Wald bewachsen. Die Vegetation auf Ammoniakwelten erhält weniger Licht und hat daher breite dunkle Blätter entwickelt, die die Photosynthese unterstützen.</text:p>
          </table:table-cell>
          <table:table-cell table:style-name="ce2" office:value-type="string">
            <text:p>Esta região é coberta de floresta escura. A vegetação nos mundos de amônia recebe menos luz e, por isso, desenvolveu folhas largas e escuras para auxiliar a fotossíntese.</text:p>
          </table:table-cell>
          <table:table-cell table:style-name="ce2" office:value-type="string">
            <text:p>Cette région est envahie par la forêt sombre. La végétation sur les mondes d'ammoniac reçoit moins de lumière et a donc évolué de larges feuilles sombres pour faciliter la photosynthèse.</text:p>
          </table:table-cell>
          <table:table-cell table:style-name="ce2" office:value-type="string">
            <text:p>Ten region jest porośnięty ciemnym lasem. Roślinność na światach amoniakalnych otrzymuje mniej światła i dlatego ewoluowała szerokimi ciemnymi liśćmi, aby wspomóc fotosyntezę.</text:p>
          </table:table-cell>
          <table:table-cell table:style-name="ce2" office:value-type="string">
            <text:p>Esta región está cubierta de bosque oscuro. La vegetación en los mundos de amoníaco recibe menos luz y, por lo tanto, ha desarrollado hojas anchas y oscuras para ayudar a la fotosíntesis.</text:p>
          </table:table-cell>
          <table:table-cell table:style-name="ce8" table:number-columns-repeated="18"/>
          <table:table-cell table:number-columns-repeated="998"/>
        </table:table-row>
        <table:table-row table:style-name="ro2">
          <table:table-cell table:style-name="ce2" office:value-type="string">
            <text:p>tb_deep_marshes</text:p>
          </table:table-cell>
          <table:table-cell table:style-name="ce2" office:value-type="string">
            <text:p>£blocker Deep Marshes</text:p>
          </table:table-cell>
          <table:table-cell table:style-name="ce2" office:value-type="string">
            <text:p>£blocker Глубокие болота</text:p>
          </table:table-cell>
          <table:table-cell table:number-columns-repeated="5" table:style-name="ce2" office:value-type="string">
            <text:p>£blocker Deep Marshes</text:p>
          </table:table-cell>
          <table:table-cell table:style-name="ce8" table:number-columns-repeated="18"/>
          <table:table-cell table:number-columns-repeated="998"/>
        </table:table-row>
        <table:table-row table:style-name="ro4">
          <table:table-cell table:style-name="ce2" office:value-type="string">
            <text:p>tb_deep_marshes_desc</text:p>
          </table:table-cell>
          <table:table-cell table:style-name="ce2" office:value-type="string">
            <text:p>Unlike most swamps, these marshes have incredible depths to them, creating an ecosystem as fascinating as it is hazardous.</text:p>
          </table:table-cell>
          <table:table-cell table:style-name="ce2" office:value-type="string">
            <text:p>В отличие от большинства болот, эти болота имеют невероятную глубину, создавая экосистему настолько захватывающую, насколько опасную.</text:p>
          </table:table-cell>
          <table:table-cell table:style-name="ce2" office:value-type="string">
            <text:p>Im Gegensatz zu den meisten Sümpfen haben diese Sümpfe unglaubliche Tiefen, wodurch ein ebenso faszinierendes wie gefährliches Ökosystem entsteht.</text:p>
          </table:table-cell>
          <table:table-cell table:style-name="ce2" office:value-type="string">
            <text:p>Ao contrário da maioria dos pântanos, esses pântanos têm profundidade incrível para eles, criando um ecossistema tão fascinante quanto perigoso.</text:p>
          </table:table-cell>
          <table:table-cell table:style-name="ce2" office:value-type="string">
            <text:p>Contrairement à la plupart des marécages, ces marais ont des profondeurs incroyables, créant un écosystème aussi fascinant que dangereux.</text:p>
          </table:table-cell>
          <table:table-cell table:style-name="ce2" office:value-type="string">
            <text:p>W przeciwieństwie do większości mokradeł, bagna mają dla nich niesamowitą głębię, tworząc ekosystem tak fascynujący, jak niebezpieczny.</text:p>
          </table:table-cell>
          <table:table-cell table:style-name="ce2" office:value-type="string">
            <text:p>A diferencia de la mayoría de los pantanos, estas marismas tienen profundidades increíbles para ellos, creando un ecosistema tan fascinante como peligroso.</text:p>
          </table:table-cell>
          <table:table-cell table:style-name="ce8" table:number-columns-repeated="18"/>
          <table:table-cell table:number-columns-repeated="998"/>
        </table:table-row>
        <table:table-row table:style-name="ro2">
          <table:table-cell table:style-name="ce2" office:value-type="string">
            <text:p>tb_dense_dark_forest</text:p>
          </table:table-cell>
          <table:table-cell table:style-name="ce2" office:value-type="string">
            <text:p>£blocker Dense Dark Forest</text:p>
          </table:table-cell>
          <table:table-cell table:style-name="ce2" office:value-type="string">
            <text:p>£blocker Густой тёмный лес</text:p>
          </table:table-cell>
          <table:table-cell table:number-columns-repeated="5" table:style-name="ce2" office:value-type="string">
            <text:p>£blocker Dense Dark Forest</text:p>
          </table:table-cell>
          <table:table-cell table:style-name="ce8" table:number-columns-repeated="18"/>
          <table:table-cell table:number-columns-repeated="998"/>
        </table:table-row>
        <table:table-row table:style-name="ro23">
          <table:table-cell table:style-name="ce2" office:value-type="string">
            <text:p>tb_dense_dark_forest_desc</text:p>
          </table:table-cell>
          <table:table-cell table:style-name="ce2" office:value-type="string">
            <text:p>This entire region is completely overgrown with thick, impassable dark forest. Vegitation on ammonia worlds recieve less light and so has evolved broad dark leaves to aid photosynthesis.</text:p>
          </table:table-cell>
          <table:table-cell table:style-name="ce2" office:value-type="string">
            <text:p>Вся эта область полностью заросла густым, непроходимым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2" office:value-type="string">
            <text:p>Die gesamte Region ist komplett mit dichtem, unpassierbarem dunklem Wald bewachsen. Die Vegetation auf Ammoniakwelten erhält weniger Licht und hat daher breite dunkle Blätter entwickelt, die die Photosynthese unterstützen.</text:p>
          </table:table-cell>
          <table:table-cell table:style-name="ce2" office:value-type="string">
            <text:p>Toda esta região está completamente coberta de floresta escura e intransponível. A vegetação nos mundos de amônia recebe menos luz e, por isso, desenvolveu amplas folhas escuras para auxiliar a fotossíntese.</text:p>
          </table:table-cell>
          <table:table-cell table:style-name="ce2" office:value-type="string">
            <text:p>Toute cette région est complètement envahie par une forêt sombre épaisse et impraticable. La végétation sur les mondes ammoniacaux reçoit moins de lumière et a donc évolué vers de larges feuilles sombres pour favoriser la photosynthèse.</text:p>
          </table:table-cell>
          <table:table-cell table:style-name="ce2" office:value-type="string">
            <text:p>Cały ten region jest całkowicie porośnięty gęstym, nieprzejezdnym ciemnym lasem. Roślinność na światach amoniakalnych uzyskuje mniej światła i dlatego ewoluowały szerokie ciemne liście, aby wspomóc fotosyntezę.</text:p>
          </table:table-cell>
          <table:table-cell table:style-name="ce2" office:value-type="string">
            <text:p>Toda esta región está completamente cubierta de bosque oscuro, denso e intransitable. La vegetación en los mundos de amoníaco recibe menos luz y, por lo tanto, ha desarrollado amplias hojas oscuras para ayudar a la fotosíntesis.</text:p>
          </table:table-cell>
          <table:table-cell table:style-name="ce8" table:number-columns-repeated="18"/>
          <table:table-cell table:number-columns-repeated="998"/>
        </table:table-row>
        <table:table-row table:style-name="ro2">
          <table:table-cell table:style-name="ce2" office:value-type="string">
            <text:p>tb_dense_forest</text:p>
          </table:table-cell>
          <table:table-cell table:style-name="ce2" office:value-type="string">
            <text:p>£blocker Dense Forest</text:p>
          </table:table-cell>
          <table:table-cell table:style-name="ce2" office:value-type="string">
            <text:p>£blocker Густой лес</text:p>
          </table:table-cell>
          <table:table-cell table:number-columns-repeated="5" table:style-name="ce2" office:value-type="string">
            <text:p>£blocker Dense Forest</text:p>
          </table:table-cell>
          <table:table-cell table:style-name="ce8" table:number-columns-repeated="18"/>
          <table:table-cell table:number-columns-repeated="998"/>
        </table:table-row>
        <table:table-row table:style-name="ro11">
          <table:table-cell table:style-name="ce2" office:value-type="string">
            <text:p>tb_dense_forest_desc</text:p>
          </table:table-cell>
          <table:table-cell table:style-name="ce2" office:value-type="string">
            <text:p>This entire region is completely overgrown with thick, impassable boreal forest.</text:p>
          </table:table-cell>
          <table:table-cell table:style-name="ce2" office:value-type="string">
            <text:p>Весь этот регион полностью зарос густым, непроходимым бореальным лесом.</text:p>
          </table:table-cell>
          <table:table-cell table:style-name="ce2" office:value-type="string">
            <text:p>Diese gesamte Region ist komplett mit dichtem, unwegsamen borealen Wald bewachsen.</text:p>
          </table:table-cell>
          <table:table-cell table:style-name="ce2" office:value-type="string">
            <text:p>Toda esta região é completamente coberta de floresta boreal espessa e intransponível.</text:p>
          </table:table-cell>
          <table:table-cell table:style-name="ce2" office:value-type="string">
            <text:p>Toute cette région est complètement envahie par une forêt boréale épaisse et infranchissable.</text:p>
          </table:table-cell>
          <table:table-cell table:style-name="ce2" office:value-type="string">
            <text:p>Cały ten region jest całkowicie zarośnięty gęstym, nieprzejezdnym lasem borealnym.</text:p>
          </table:table-cell>
          <table:table-cell table:style-name="ce2" office:value-type="string">
            <text:p>Toda esta región está completamente cubierta de bosque boreal denso e intransitable.</text:p>
          </table:table-cell>
          <table:table-cell table:style-name="ce8" table:number-columns-repeated="18"/>
          <table:table-cell table:number-columns-repeated="998"/>
        </table:table-row>
        <table:table-row table:style-name="ro2">
          <table:table-cell table:style-name="ce2" office:value-type="string">
            <text:p>tb_depleted_terrain</text:p>
          </table:table-cell>
          <table:table-cell table:style-name="ce2" office:value-type="string">
            <text:p>£blocker Depleted Terrain</text:p>
          </table:table-cell>
          <table:table-cell table:style-name="ce2" office:value-type="string">
            <text:p>£blocker Истощенный ландшафт</text:p>
          </table:table-cell>
          <table:table-cell table:number-columns-repeated="5" table:style-name="ce2" office:value-type="string">
            <text:p>£blocker Depleted Terrain</text:p>
          </table:table-cell>
          <table:table-cell table:style-name="ce8" table:number-columns-repeated="18"/>
          <table:table-cell table:number-columns-repeated="998"/>
        </table:table-row>
        <table:table-row table:style-name="ro7">
          <table:table-cell table:style-name="ce2" office:value-type="string">
            <text:p>tb_depleted_terrain_desc</text:p>
          </table:table-cell>
          <table:table-cell table:style-name="ce2" office:value-type="string">
            <text:p>Rapacious utilization of all available resources, by necessity, yields utterly depleted terrain.</text:p>
          </table:table-cell>
          <table:table-cell table:style-name="ce2" office:value-type="string">
            <text:p>Рациональное использование абсолютно всех имеющихся ресурсов, по необходимости, дает совершенно истощенный ландшафт.</text:p>
          </table:table-cell>
          <table:table-cell table:style-name="ce2" office:value-type="string">
            <text:p>Die rapide Nutzung aller verfügbaren Ressourcen führt notwendigerweise zu einem völlig erschöpften Terrain.</text:p>
          </table:table-cell>
          <table:table-cell table:style-name="ce2" office:value-type="string">
            <text:p>A utilização rápida de todos os recursos disponíveis, por necessidade, produz um terreno totalmente esgotado.</text:p>
          </table:table-cell>
          <table:table-cell table:style-name="ce2" office:value-type="string">
            <text:p>L'utilisation rapide de toutes les ressources disponibles, par nécessité, engendre un terrain complètement épuisé.</text:p>
          </table:table-cell>
          <table:table-cell table:style-name="ce2" office:value-type="string">
            <text:p>Rygorystyczne wykorzystanie wszystkich dostępnych zasobów, z konieczności, powoduje wyczerpanie terenu.</text:p>
          </table:table-cell>
          <table:table-cell table:style-name="ce2" office:value-type="string">
            <text:p>La utilización rapaz de todos los recursos disponibles, por necesidad, produce un terreno completamente agotado.</text:p>
          </table:table-cell>
          <table:table-cell table:style-name="ce8" table:number-columns-repeated="18"/>
          <table:table-cell table:number-columns-repeated="998"/>
        </table:table-row>
        <table:table-row table:style-name="ro1">
          <table:table-cell table:style-name="ce2" office:value-type="string">
            <text:p>tb_desert</text:p>
          </table:table-cell>
          <table:table-cell table:style-name="ce2" office:value-type="string">
            <text:p>£blocker Desert</text:p>
          </table:table-cell>
          <table:table-cell table:style-name="ce2" office:value-type="string">
            <text:p>£blocker Пустыня</text:p>
          </table:table-cell>
          <table:table-cell table:number-columns-repeated="5" table:style-name="ce2" office:value-type="string">
            <text:p>£blocker Desert</text:p>
          </table:table-cell>
          <table:table-cell table:style-name="ce8" table:number-columns-repeated="18"/>
          <table:table-cell table:number-columns-repeated="998"/>
        </table:table-row>
        <table:table-row table:style-name="ro7">
          <table:table-cell table:style-name="ce2" office:value-type="string">
            <text:p>tb_desert_desc</text:p>
          </table:table-cell>
          <table:table-cell table:style-name="ce2" office:value-type="string">
            <text:p>A barren area of terrain where little precipitation occurs, living conditions are hostile for plant and animal life.</text:p>
          </table:table-cell>
          <table:table-cell table:style-name="ce2" office:value-type="string">
            <text:p>Бесплодная местность, где мало осадков, а условия жизни враждебны для жизни растений и животных.</text:p>
          </table:table-cell>
          <table:table-cell table:style-name="ce2" office:value-type="string">
            <text:p>Ein karges Gelände, in dem nur wenig Niederschläge vorkommen, die Lebensbedingungen sind dem Pflanzen- und Tierleben abträglich.</text:p>
          </table:table-cell>
          <table:table-cell table:style-name="ce2" office:value-type="string">
            <text:p>Uma área estéril do terreno onde pouca precipitação ocorre, as condições de vida são hostis para a vida vegetal e animal.</text:p>
          </table:table-cell>
          <table:table-cell table:style-name="ce2" office:value-type="string">
            <text:p>Une zone aride de terrain où peu de précipitations se produisent, les conditions de vie sont hostiles à la vie végétale et animale.</text:p>
          </table:table-cell>
          <table:table-cell table:style-name="ce2" office:value-type="string">
            <text:p>Jałowy teren, na którym występują niewielkie opady, warunki życia są wrogie dla życia roślinnego i zwierzęcego.</text:p>
          </table:table-cell>
          <table:table-cell table:style-name="ce2" office:value-type="string">
            <text:p>Un área estéril de terreno donde se producen pocas precipitaciones, las condiciones de vida son hostiles para la vida animal y vegetal.</text:p>
          </table:table-cell>
          <table:table-cell table:style-name="ce8" table:number-columns-repeated="18"/>
          <table:table-cell table:number-columns-repeated="998"/>
        </table:table-row>
        <table:table-row table:style-name="ro1">
          <table:table-cell table:style-name="ce2" office:value-type="string">
            <text:p>tb_devil_weed</text:p>
          </table:table-cell>
          <table:table-cell table:style-name="ce2" office:value-type="string">
            <text:p>£blocker Devil Weed</text:p>
          </table:table-cell>
          <table:table-cell table:style-name="ce2" office:value-type="string">
            <text:p>£blocker Сорняки дьявола</text:p>
          </table:table-cell>
          <table:table-cell table:number-columns-repeated="5" table:style-name="ce2" office:value-type="string">
            <text:p>£blocker Devil Weed</text:p>
          </table:table-cell>
          <table:table-cell table:style-name="ce8" table:number-columns-repeated="18"/>
          <table:table-cell table:number-columns-repeated="998"/>
        </table:table-row>
        <table:table-row table:style-name="ro12">
          <table:table-cell table:style-name="ce2" office:value-type="string">
            <text:p>tb_devil_weed_desc</text:p>
          </table:table-cell>
          <table:table-cell table:style-name="ce2" office:value-type="string">
            <text:p>As stubborn as it is noxious, this prolific weed dominates the region, resisting all attempts at domestication.</text:p>
          </table:table-cell>
          <table:table-cell table:style-name="ce2" office:value-type="string">
            <text:p>Настолько же упрямый, насколько вредный, этот плодовитый сорняк доминирует над регионом, сопротивляясь всем попыткам одомашнивания.</text:p>
          </table:table-cell>
          <table:table-cell table:style-name="ce2" office:value-type="string">
            <text:p>So hartnäckig wie schädlich, beherrscht dieses fruchtbare Gras die Gegend und widersteht allen Domestizierungsversuchen.</text:p>
          </table:table-cell>
          <table:table-cell table:style-name="ce2" office:value-type="string">
            <text:p>Por mais teimosa que seja nociva, essa erva prolífica domina a região, resistindo a todas as tentativas de domesticação.</text:p>
          </table:table-cell>
          <table:table-cell table:style-name="ce2" office:value-type="string">
            <text:p>Aussi têtu que nocif, cette herbe prolifique domine la région, résistant à toutes les tentatives de domestication.</text:p>
          </table:table-cell>
          <table:table-cell table:style-name="ce2" office:value-type="string">
            <text:p>Uporczywy jak szkodliwy, ten płodny chwast dominuje w regionie, opierając się wszelkim próbom udomowienia.</text:p>
          </table:table-cell>
          <table:table-cell table:style-name="ce2" office:value-type="string">
            <text:p>Tan testaruda como nociva, esta prolífica hierba domina la región, resistiendo todos los intentos de domesticación.</text:p>
          </table:table-cell>
          <table:table-cell table:style-name="ce8" table:number-columns-repeated="18"/>
          <table:table-cell table:number-columns-repeated="998"/>
        </table:table-row>
        <table:table-row table:style-name="ro2">
          <table:table-cell table:style-name="ce2" office:value-type="string">
            <text:p>tb_fe_submerged_city</text:p>
          </table:table-cell>
          <table:table-cell table:style-name="ce2" office:value-type="string">
            <text:p>£blocker Submerged City</text:p>
          </table:table-cell>
          <table:table-cell table:style-name="ce2" office:value-type="string">
            <text:p>£blocker Погруженный город</text:p>
          </table:table-cell>
          <table:table-cell table:number-columns-repeated="5" table:style-name="ce2" office:value-type="string">
            <text:p>£blocker Submerged City</text:p>
          </table:table-cell>
          <table:table-cell table:style-name="ce8" table:number-columns-repeated="18"/>
          <table:table-cell table:number-columns-repeated="998"/>
        </table:table-row>
        <table:table-row table:style-name="ro7">
          <table:table-cell table:style-name="ce2" office:value-type="string">
            <text:p>tb_fe_submerged_city_desc</text:p>
          </table:table-cell>
          <table:table-cell table:style-name="ce2" office:value-type="string">
            <text:p>An ancient city constructed by a highly advanced civilization rests beneath these waves, forgotten long, long ago.</text:p>
          </table:table-cell>
          <table:table-cell table:style-name="ce2" office:value-type="string">
            <text:p>Древний город, построенный высокоразвитой цивилизацией, лежит под этими волнами, давно забытый.</text:p>
          </table:table-cell>
          <table:table-cell table:style-name="ce2" office:value-type="string">
            <text:p>Eine uralte Stadt, die von einer hoch entwickelten Zivilisation erbaut wurde, ruht unter diesen längst vergessenen Wellen.</text:p>
          </table:table-cell>
          <table:table-cell table:style-name="ce2" office:value-type="string">
            <text:p>Uma cidade antiga construída por uma civilização altamente avançada repousa sob essas ondas, esquecidas há muito tempo.</text:p>
          </table:table-cell>
          <table:table-cell table:style-name="ce2" office:value-type="string">
            <text:p>Une ville antique construite par une civilisation très avancée repose sous ces vagues, oubliées depuis longtemps.</text:p>
          </table:table-cell>
          <table:table-cell table:style-name="ce2" office:value-type="string">
            <text:p>Starożytne miasto zbudowane przez wysoko rozwiniętą cywilizację spoczywa pod tymi falami, zapomniane dawno, dawno temu.</text:p>
          </table:table-cell>
          <table:table-cell table:style-name="ce2" office:value-type="string">
            <text:p>Una ciudad antigua construida por una civilización altamente avanzada descansa bajo estas olas, olvidadas hace mucho, mucho tiempo.</text:p>
          </table:table-cell>
          <table:table-cell table:style-name="ce8" table:number-columns-repeated="18"/>
          <table:table-cell table:number-columns-repeated="998"/>
        </table:table-row>
        <table:table-row table:style-name="ro2">
          <table:table-cell table:style-name="ce2" office:value-type="string">
            <text:p>tb_flesh_freeze_topography</text:p>
          </table:table-cell>
          <table:table-cell table:style-name="ce2" office:value-type="string">
            <text:p>£blocker Flash Freeze Topography</text:p>
          </table:table-cell>
          <table:table-cell table:style-name="ce2" office:value-type="string">
            <text:p>£blocker Экстремально холодная топография</text:p>
          </table:table-cell>
          <table:table-cell table:number-columns-repeated="5" table:style-name="ce2" office:value-type="string">
            <text:p>£blocker Flash Freeze Topography</text:p>
          </table:table-cell>
          <table:table-cell table:style-name="ce8" table:number-columns-repeated="18"/>
          <table:table-cell table:number-columns-repeated="998"/>
        </table:table-row>
        <table:table-row table:style-name="ro6">
          <table:table-cell table:style-name="ce2" office:value-type="string">
            <text:p>tb_flesh_freeze_topography_desc</text:p>
          </table:table-cell>
          <table:table-cell table:style-name="ce2" office:value-type="string">
            <text:p>The topography of this region creates a phenomenon of extreme rapid freezing that overwhelms even advanced shielding, preventing habitation.</text:p>
          </table:table-cell>
          <table:table-cell table:style-name="ce2" office:value-type="string">
            <text:p>Рельеф этого региона создает феномен экстремального быстрого замораживания, который превосходит даже самую передовую защиту, предотвращая заселение.</text:p>
          </table:table-cell>
          <table:table-cell table:style-name="ce2" office:value-type="string">
            <text:p>Die Topographie dieser Region erzeugt ein Phänomen des extrem schnellen Gefrierens, das selbst fortgeschrittene Abschirmung überwältigt und die Bewohnung verhindert.</text:p>
          </table:table-cell>
          <table:table-cell table:style-name="ce2" office:value-type="string">
            <text:p>A topografia desta região cria um fenômeno de congelamento extremamente rápido que supera até mesmo a proteção avançada, impedindo a habitação.</text:p>
          </table:table-cell>
          <table:table-cell table:style-name="ce2" office:value-type="string">
            <text:p>La topographie de cette région crée un phénomène de congélation extrêmement rapide qui submerge même le blindage avancé, empêchant l'habitation.</text:p>
          </table:table-cell>
          <table:table-cell table:style-name="ce2" office:value-type="string">
            <text:p>Topografia tego regionu stwarza zjawisko ekstremalnego szybkiego zamrożenia, które przytłacza nawet zaawansowane ekranowanie, zapobiegając zamieszkaniu.</text:p>
          </table:table-cell>
          <table:table-cell table:style-name="ce2" office:value-type="string">
            <text:p>La topografía de esta región crea un fenómeno de congelación extremadamente rápida que desborda incluso el blindaje avanzado, evitando la habitación.</text:p>
          </table:table-cell>
          <table:table-cell table:style-name="ce8" table:number-columns-repeated="18"/>
          <table:table-cell table:number-columns-repeated="998"/>
        </table:table-row>
        <table:table-row table:style-name="ro1">
          <table:table-cell table:style-name="ce2" office:value-type="string">
            <text:p>tb_forest</text:p>
          </table:table-cell>
          <table:table-cell table:style-name="ce2" office:value-type="string">
            <text:p>£blocker Forest</text:p>
          </table:table-cell>
          <table:table-cell table:style-name="ce2" office:value-type="string">
            <text:p>£blocker Лес</text:p>
          </table:table-cell>
          <table:table-cell table:number-columns-repeated="5" table:style-name="ce2" office:value-type="string">
            <text:p>£blocker Forest</text:p>
          </table:table-cell>
          <table:table-cell table:style-name="ce8" table:number-columns-repeated="18"/>
          <table:table-cell table:number-columns-repeated="998"/>
        </table:table-row>
        <table:table-row table:style-name="ro3">
          <table:table-cell table:style-name="ce2" office:value-type="string">
            <text:p>tb_forest_desc</text:p>
          </table:table-cell>
          <table:table-cell table:style-name="ce2" office:value-type="string">
            <text:p>This region is overgrown with boreal forest.</text:p>
          </table:table-cell>
          <table:table-cell table:style-name="ce2" office:value-type="string">
            <text:p>Этот регион зарос бореальным лесом.</text:p>
          </table:table-cell>
          <table:table-cell table:style-name="ce2" office:value-type="string">
            <text:p>Diese Region ist mit borealen Wäldern bewachsen.</text:p>
          </table:table-cell>
          <table:table-cell table:style-name="ce2" office:value-type="string">
            <text:p>Esta região é coberta de floresta boreal.</text:p>
          </table:table-cell>
          <table:table-cell table:style-name="ce2" office:value-type="string">
            <text:p>Cette région est envahie par la forêt boréale.</text:p>
          </table:table-cell>
          <table:table-cell table:style-name="ce2" office:value-type="string">
            <text:p>Ten region porośnięty jest lasem borealnym.</text:p>
          </table:table-cell>
          <table:table-cell table:style-name="ce2" office:value-type="string">
            <text:p>Esta región está cubierta de bosques boreales.</text:p>
          </table:table-cell>
          <table:table-cell table:style-name="ce8" table:number-columns-repeated="18"/>
          <table:table-cell table:number-columns-repeated="998"/>
        </table:table-row>
        <table:table-row table:style-name="ro3">
          <table:table-cell table:style-name="ce2" office:value-type="string">
            <text:p>tb_geomorphological_fractures</text:p>
          </table:table-cell>
          <table:table-cell table:style-name="ce2" office:value-type="string">
            <text:p>£blocker Geomorphological Fractures</text:p>
          </table:table-cell>
          <table:table-cell table:style-name="ce2" office:value-type="string">
            <text:p>£blocker Геоморфологические трещины</text:p>
          </table:table-cell>
          <table:table-cell table:number-columns-repeated="5" table:style-name="ce2" office:value-type="string">
            <text:p>£blocker Geomorphological Fractures</text:p>
          </table:table-cell>
          <table:table-cell table:style-name="ce8" table:number-columns-repeated="18"/>
          <table:table-cell table:number-columns-repeated="998"/>
        </table:table-row>
        <table:table-row table:style-name="ro10">
          <table:table-cell table:style-name="ce2" office:value-type="string">
            <text:p>tb_geomorphological_fractures_desc</text:p>
          </table:table-cell>
          <table:table-cell table:style-name="ce2" office:value-type="string">
            <text:p>Extreme weather conditions in this region has created a maze-like natural structures of rock and ice, inhibiting any systematic use of the area.</text:p>
          </table:table-cell>
          <table:table-cell table:style-name="ce2" office:value-type="string">
            <text:p>Экстремальные погодные условия в этом регионе создали лабиринтные природные структуры из горных пород и льда, препятствующие систематическому использованию этого района.</text:p>
          </table:table-cell>
          <table:table-cell table:style-name="ce2" office:value-type="string">
            <text:p>Extreme Wetterbedingungen in dieser Region haben labyrinthartige natürliche Strukturen aus Fels und Eis geschaffen, die eine systematische Nutzung des Gebiets verhindern.</text:p>
          </table:table-cell>
          <table:table-cell table:style-name="ce2" office:value-type="string">
            <text:p>As condições meteorológicas extremas nesta região criaram estruturas naturais de rocha e gelo semelhantes a labirintos, inibindo qualquer uso sistemático da área.</text:p>
          </table:table-cell>
          <table:table-cell table:style-name="ce2" office:value-type="string">
            <text:p>Les conditions météorologiques extrêmes dans cette région ont créé des structures naturelles semblables à des labyrinthes de roches et de glace, empêchant toute utilisation systématique de la région.</text:p>
          </table:table-cell>
          <table:table-cell table:style-name="ce2" office:value-type="string">
            <text:p>Ekstremalne warunki pogodowe w tym regionie stworzyły labiryntowe naturalne struktury skał i lodu, uniemożliwiające systematyczne korzystanie z tego obszaru.</text:p>
          </table:table-cell>
          <table:table-cell table:style-name="ce2" office:value-type="string">
            <text:p>Las condiciones climáticas extremas en esta región han creado estructuras naturales de roca y hielo parecidas a un laberinto, que impiden cualquier uso sistemático del área.</text:p>
          </table:table-cell>
          <table:table-cell table:style-name="ce8" table:number-columns-repeated="18"/>
          <table:table-cell table:number-columns-repeated="998"/>
        </table:table-row>
        <table:table-row table:style-name="ro2">
          <table:table-cell table:style-name="ce2" office:value-type="string">
            <text:p>tb_geyser_fields</text:p>
          </table:table-cell>
          <table:table-cell table:style-name="ce2" office:value-type="string">
            <text:p>£blocker Geyser Fields</text:p>
          </table:table-cell>
          <table:table-cell table:style-name="ce2" office:value-type="string">
            <text:p>£blocker Поля гейзеров</text:p>
          </table:table-cell>
          <table:table-cell table:number-columns-repeated="5" table:style-name="ce2" office:value-type="string">
            <text:p>£blocker Geyser Fields</text:p>
          </table:table-cell>
          <table:table-cell table:style-name="ce8" table:number-columns-repeated="18"/>
          <table:table-cell table:number-columns-repeated="998"/>
        </table:table-row>
        <table:table-row table:style-name="ro12">
          <table:table-cell table:style-name="ce2" office:value-type="string">
            <text:p>tb_geyser_fields_desc</text:p>
          </table:table-cell>
          <table:table-cell table:style-name="ce2" office:value-type="string">
            <text:p>Local hydrogeological conditions make this area rich in geysers, but poor for habitation and construction.</text:p>
          </table:table-cell>
          <table:table-cell table:style-name="ce2" office:value-type="string">
            <text:p>Местные гидрогеологические условия делают эту область богатой гейзерами, но плохо пригодными для проживания и строительства.</text:p>
          </table:table-cell>
          <table:table-cell table:style-name="ce2" office:value-type="string">
            <text:p>Lokale hydrogeologische Bedingungen machen dieses Gebiet reich an Geysiren, aber arm für Wohnen und Bauen.</text:p>
          </table:table-cell>
          <table:table-cell table:style-name="ce2" office:value-type="string">
            <text:p>As condições hidrogeológicas locais tornam esta área rica em gêiseres, mas pobres em habitação e construção.</text:p>
          </table:table-cell>
          <table:table-cell table:style-name="ce2" office:value-type="string">
            <text:p>Les conditions hydrogéologiques locales rendent cette région riche en geysers, mais pauvre pour l'habitation et la construction.</text:p>
          </table:table-cell>
          <table:table-cell table:style-name="ce2" office:value-type="string">
            <text:p>Lokalne warunki hydrogeologiczne sprawiają, że obszar ten jest bogaty w gejzery, ale jest ubogi w budownictwo.</text:p>
          </table:table-cell>
          <table:table-cell table:style-name="ce2" office:value-type="string">
            <text:p>Las condiciones hidrogeológicas locales hacen que esta área sea rica en géiseres, pero pobre para la habitación y la construcción.</text:p>
          </table:table-cell>
          <table:table-cell table:style-name="ce8" table:number-columns-repeated="18"/>
          <table:table-cell table:number-columns-repeated="998"/>
        </table:table-row>
        <table:table-row table:style-name="ro1">
          <table:table-cell table:style-name="ce2" office:value-type="string">
            <text:p>tb_giant_kelp</text:p>
          </table:table-cell>
          <table:table-cell table:style-name="ce2" office:value-type="string">
            <text:p>£blocker Giant Kelp</text:p>
          </table:table-cell>
          <table:table-cell table:style-name="ce2" office:value-type="string">
            <text:p>£blocker Гигантские водоросли</text:p>
          </table:table-cell>
          <table:table-cell table:number-columns-repeated="5" table:style-name="ce2" office:value-type="string">
            <text:p>£blocker Giant Kelp</text:p>
          </table:table-cell>
          <table:table-cell table:style-name="ce8" table:number-columns-repeated="18"/>
          <table:table-cell table:number-columns-repeated="998"/>
        </table:table-row>
        <table:table-row table:style-name="ro13">
          <table:table-cell table:style-name="ce2" office:value-type="string">
            <text:p>tb_giant_kelp_desc</text:p>
          </table:table-cell>
          <table:table-cell table:style-name="ce2" office:value-type="string">
            <text:p>A thick forest of giant kelp covers the ocean in this region.</text:p>
          </table:table-cell>
          <table:table-cell table:style-name="ce2" office:value-type="string">
            <text:p>Толстый лес гигантского бурых водорослей покрывает океан в этом регионе.</text:p>
          </table:table-cell>
          <table:table-cell table:style-name="ce2" office:value-type="string">
            <text:p>Ein dichter Wald aus riesigem Seetang bedeckt den Ozean in dieser Region.</text:p>
          </table:table-cell>
          <table:table-cell table:style-name="ce2" office:value-type="string">
            <text:p>Uma densa floresta de algas gigantescas cobre o oceano nesta região.</text:p>
          </table:table-cell>
          <table:table-cell table:style-name="ce2" office:value-type="string">
            <text:p>Une épaisse forêt de varech couvre l'océan dans cette région.</text:p>
          </table:table-cell>
          <table:table-cell table:style-name="ce2" office:value-type="string">
            <text:p>Gęsty las olbrzymich wodorostów pokrywa ocean w tym regionie.</text:p>
          </table:table-cell>
          <table:table-cell table:style-name="ce2" office:value-type="string">
            <text:p>Un espeso bosque de algas gigantes cubre el océano en esta región.</text:p>
          </table:table-cell>
          <table:table-cell table:style-name="ce8" table:number-columns-repeated="18"/>
          <table:table-cell table:number-columns-repeated="998"/>
        </table:table-row>
        <table:table-row table:style-name="ro2">
          <table:table-cell table:style-name="ce2" office:value-type="string">
            <text:p>tb_grazing_wildlife</text:p>
          </table:table-cell>
          <table:table-cell table:style-name="ce2" office:value-type="string">
            <text:p>£blocker Grazing Wildlife</text:p>
          </table:table-cell>
          <table:table-cell table:style-name="ce2" office:value-type="string">
            <text:p>£blocker Пастбище диких животных</text:p>
          </table:table-cell>
          <table:table-cell table:number-columns-repeated="5" table:style-name="ce2" office:value-type="string">
            <text:p>£blocker Grazing Wildlife</text:p>
          </table:table-cell>
          <table:table-cell table:style-name="ce8" table:number-columns-repeated="18"/>
          <table:table-cell table:number-columns-repeated="998"/>
        </table:table-row>
        <table:table-row table:style-name="ro12">
          <table:table-cell table:style-name="ce2" office:value-type="string">
            <text:p>tb_grazing_wildlife_desc</text:p>
          </table:table-cell>
          <table:table-cell table:style-name="ce2" office:value-type="string">
            <text:p>There is abundant wildlife in this region, with many grazing animals and a few predators.</text:p>
          </table:table-cell>
          <table:table-cell table:style-name="ce2" office:value-type="string">
            <text:p>В этом регионе обитают дикие животные, среди которых много пасущихся животных и несколько хищников.</text:p>
          </table:table-cell>
          <table:table-cell table:style-name="ce2" office:value-type="string">
            <text:p>In dieser Region gibt es reichlich Wildtiere mit vielen grasenden Tieren und ein paar Räubern.</text:p>
          </table:table-cell>
          <table:table-cell table:style-name="ce2" office:value-type="string">
            <text:p>Há abundante vida selvagem nesta região, com muitos animais de pasto e alguns predadores.</text:p>
          </table:table-cell>
          <table:table-cell table:style-name="ce2" office:value-type="string">
            <text:p>Il y a une faune abondante dans cette région, avec de nombreux animaux de pâturage et quelques prédateurs.</text:p>
          </table:table-cell>
          <table:table-cell table:style-name="ce2" office:value-type="string">
            <text:p>W tym regionie występuje obfitość dzikiej zwierzyny, w której występuje wiele zwierząt wypasanych i kilka drapieżników.</text:p>
          </table:table-cell>
          <table:table-cell table:style-name="ce2" office:value-type="string">
            <text:p>Hay abundante vida silvestre en esta región, con muchos animales de pastoreo y algunos depredadores.</text:p>
          </table:table-cell>
          <table:table-cell table:style-name="ce8" table:number-columns-repeated="18"/>
          <table:table-cell table:number-columns-repeated="998"/>
        </table:table-row>
        <table:table-row table:style-name="ro1">
          <table:table-cell table:style-name="ce2" office:value-type="string">
            <text:p>tb_icefield</text:p>
          </table:table-cell>
          <table:table-cell table:style-name="ce2" office:value-type="string">
            <text:p>£blocker Icefield</text:p>
          </table:table-cell>
          <table:table-cell table:style-name="ce2" office:value-type="string">
            <text:p>£blocker Ледяные поля</text:p>
          </table:table-cell>
          <table:table-cell table:number-columns-repeated="5" table:style-name="ce2" office:value-type="string">
            <text:p>£blocker Icefield</text:p>
          </table:table-cell>
          <table:table-cell table:style-name="ce8" table:number-columns-repeated="18"/>
          <table:table-cell table:number-columns-repeated="998"/>
        </table:table-row>
        <table:table-row table:style-name="ro4">
          <table:table-cell table:style-name="ce2" office:value-type="string">
            <text:p>tb_icefield_desc</text:p>
          </table:table-cell>
          <table:table-cell table:style-name="ce2" office:value-type="string">
            <text:p>An Icefield has formed in this region. Uninterrupted by glacial channels, falling snow has turned into a thick sheet of ice across the landscape.</text:p>
          </table:table-cell>
          <table:table-cell table:style-name="ce2" office:value-type="string">
            <text:p>В этом регионе сформировалось ледяное поле. Непрерывно падающий снег превратился в толстый пласт льда на земле.</text:p>
          </table:table-cell>
          <table:table-cell table:style-name="ce2" office:value-type="string">
            <text:p>Ein Icefield hat sich in dieser Region gebildet. Von Gletscherkanälen unterbrochen, hat sich fallender Schnee in eine dicke Eisschicht verwandelt.</text:p>
          </table:table-cell>
          <table:table-cell table:style-name="ce2" office:value-type="string">
            <text:p>Um campo de gelo formou-se nesta região. Ininterrupta por canais glaciais, a neve caindo se transformou em uma espessa camada de gelo na paisagem.</text:p>
          </table:table-cell>
          <table:table-cell table:style-name="ce2" office:value-type="string">
            <text:p>Un champ de glace s'est formé dans cette région. Ininterrompue par les canaux glaciaires, la neige qui tombe est devenue une épaisse couche de glace à travers le paysage.</text:p>
          </table:table-cell>
          <table:table-cell table:style-name="ce2" office:value-type="string">
            <text:p>W tym regionie utworzyło się Icefield. Nieprzerwany przez kanały lodowcowe, padający śnieg zamienił się w grubą warstwę lodu w poprzek krajobrazu.</text:p>
          </table:table-cell>
          <table:table-cell table:style-name="ce2" office:value-type="string">
            <text:p>Un campo de hielo se ha formado en esta región. Ininterrumpido por los canales glaciares, la nieve que cae se ha convertido en una gruesa capa de hielo en el paisaje.</text:p>
          </table:table-cell>
          <table:table-cell table:style-name="ce8" table:number-columns-repeated="18"/>
          <table:table-cell table:number-columns-repeated="998"/>
        </table:table-row>
        <table:table-row table:style-name="ro1">
          <table:table-cell table:style-name="ce2" office:value-type="string">
            <text:p>tb_jungle</text:p>
          </table:table-cell>
          <table:table-cell table:style-name="ce2" office:value-type="string">
            <text:p>£blocker Jungle</text:p>
          </table:table-cell>
          <table:table-cell table:style-name="ce2" office:value-type="string">
            <text:p>£blocker Джунгли</text:p>
          </table:table-cell>
          <table:table-cell table:number-columns-repeated="5" table:style-name="ce2" office:value-type="string">
            <text:p>£blocker Jungle</text:p>
          </table:table-cell>
          <table:table-cell table:style-name="ce8" table:number-columns-repeated="18"/>
          <table:table-cell table:number-columns-repeated="998"/>
        </table:table-row>
        <table:table-row table:style-name="ro3">
          <table:table-cell table:style-name="ce2" office:value-type="string">
            <text:p>tb_jungle_desc</text:p>
          </table:table-cell>
          <table:table-cell table:style-name="ce2" office:value-type="string">
            <text:p>This region is overgrown with thick jungle.</text:p>
          </table:table-cell>
          <table:table-cell table:style-name="ce2" office:value-type="string">
            <text:p>Эта область заросла густыми джунглями.</text:p>
          </table:table-cell>
          <table:table-cell table:style-name="ce2" office:value-type="string">
            <text:p>Diese Region ist mit dichtem Dschungel bewachsen.</text:p>
          </table:table-cell>
          <table:table-cell table:style-name="ce2" office:value-type="string">
            <text:p>Esta região é coberta de mata grossa.</text:p>
          </table:table-cell>
          <table:table-cell table:style-name="ce2" office:value-type="string">
            <text:p>Cette région est envahie par une jungle épaisse.</text:p>
          </table:table-cell>
          <table:table-cell table:style-name="ce2" office:value-type="string">
            <text:p>Ten region jest porośnięty gęstą dżunglą.</text:p>
          </table:table-cell>
          <table:table-cell table:style-name="ce2" office:value-type="string">
            <text:p>Esta región está cubierta de espesa jungla.</text:p>
          </table:table-cell>
          <table:table-cell table:style-name="ce8" table:number-columns-repeated="18"/>
          <table:table-cell table:number-columns-repeated="998"/>
        </table:table-row>
        <table:table-row table:style-name="ro1">
          <table:table-cell table:style-name="ce2" office:value-type="string">
            <text:p>tb_lava_flows</text:p>
          </table:table-cell>
          <table:table-cell table:style-name="ce2" office:value-type="string">
            <text:p>£blocker Lava Flows</text:p>
          </table:table-cell>
          <table:table-cell table:style-name="ce2" office:value-type="string">
            <text:p>£blocker Потоки лавы</text:p>
          </table:table-cell>
          <table:table-cell table:number-columns-repeated="5" table:style-name="ce2" office:value-type="string">
            <text:p>£blocker Lava Flows</text:p>
          </table:table-cell>
          <table:table-cell table:style-name="ce8" table:number-columns-repeated="18"/>
          <table:table-cell table:number-columns-repeated="998"/>
        </table:table-row>
        <table:table-row table:style-name="ro11">
          <table:table-cell table:style-name="ce2" office:value-type="string">
            <text:p>tb_lava_flows_desc</text:p>
          </table:table-cell>
          <table:table-cell table:style-name="ce2" office:value-type="string">
            <text:p>Lava persistently flows through breaches in this region's crust.</text:p>
          </table:table-cell>
          <table:table-cell table:style-name="ce2" office:value-type="string">
            <text:p>Лава постоянно протекает через трещины в земной коре этого региона.</text:p>
          </table:table-cell>
          <table:table-cell table:style-name="ce2" office:value-type="string">
            <text:p>Lava fließt immer wieder durch Brüche in der Kruste dieser Region.</text:p>
          </table:table-cell>
          <table:table-cell table:style-name="ce2" office:value-type="string">
            <text:p>A lava persiste através de brechas na crosta da região.</text:p>
          </table:table-cell>
          <table:table-cell table:style-name="ce2" office:value-type="string">
            <text:p>La lave coule constamment à travers les brèches dans la croûte de cette région.</text:p>
          </table:table-cell>
          <table:table-cell table:style-name="ce2" office:value-type="string">
            <text:p>Lawa uporczywie przepływa przez szczeliny w skorupie tego regionu.</text:p>
          </table:table-cell>
          <table:table-cell table:style-name="ce2" office:value-type="string">
            <text:p>Lava fluye persistentemente a través de brechas en la corteza de esta región.</text:p>
          </table:table-cell>
          <table:table-cell table:style-name="ce8" table:number-columns-repeated="18"/>
          <table:table-cell table:number-columns-repeated="998"/>
        </table:table-row>
        <table:table-row table:style-name="ro2">
          <table:table-cell table:style-name="ce2" office:value-type="string">
            <text:p>tb_massive_canyons</text:p>
          </table:table-cell>
          <table:table-cell table:style-name="ce2" office:value-type="string">
            <text:p>£blocker Gargantuan Canyons</text:p>
          </table:table-cell>
          <table:table-cell table:style-name="ce2" office:value-type="string">
            <text:p>£blocker Гигантские каньоны</text:p>
          </table:table-cell>
          <table:table-cell table:number-columns-repeated="5" table:style-name="ce2" office:value-type="string">
            <text:p>£blocker Gargantuan Canyons</text:p>
          </table:table-cell>
          <table:table-cell table:style-name="ce8" table:number-columns-repeated="18"/>
          <table:table-cell table:number-columns-repeated="998"/>
        </table:table-row>
        <table:table-row table:style-name="ro9">
          <table:table-cell table:style-name="ce2" office:value-type="string">
            <text:p>tb_massive_canyons_desc</text:p>
          </table:table-cell>
          <table:table-cell table:style-name="ce2" office:value-type="string">
            <text:p>These massive canyons are utterly hostile to sensible architecture.</text:p>
          </table:table-cell>
          <table:table-cell table:style-name="ce2" office:value-type="string">
            <text:p>Эти массивные каньоны совершенно враждебны для нормальной архитектуры.</text:p>
          </table:table-cell>
          <table:table-cell table:style-name="ce2" office:value-type="string">
            <text:p>Diese massiven Canyons sind einer vernünftigen Architektur gegenüber äußerst feindselig.</text:p>
          </table:table-cell>
          <table:table-cell table:style-name="ce2" office:value-type="string">
            <text:p>Esses enormes canyons são totalmente hostis à arquitetura sensível.</text:p>
          </table:table-cell>
          <table:table-cell table:style-name="ce2" office:value-type="string">
            <text:p>Ces canyons massifs sont totalement hostiles à l'architecture sensible.</text:p>
          </table:table-cell>
          <table:table-cell table:style-name="ce2" office:value-type="string">
            <text:p>Te masywne kaniony są całkowicie wrogo nastawione do rozsądnej architektury.</text:p>
          </table:table-cell>
          <table:table-cell table:style-name="ce2" office:value-type="string">
            <text:p>Estos enormes cañones son completamente hostiles a la arquitectura sensible.</text:p>
          </table:table-cell>
          <table:table-cell table:style-name="ce8" table:number-columns-repeated="18"/>
          <table:table-cell table:number-columns-repeated="998"/>
        </table:table-row>
        <table:table-row table:style-name="ro2">
          <table:table-cell table:style-name="ce2" office:value-type="string">
            <text:p>tb_massive_cavern</text:p>
          </table:table-cell>
          <table:table-cell table:style-name="ce2" office:value-type="string">
            <text:p>£blocker Enormous Cavern</text:p>
          </table:table-cell>
          <table:table-cell table:style-name="ce2" office:value-type="string">
            <text:p>£blocker Огромная пещера</text:p>
          </table:table-cell>
          <table:table-cell table:number-columns-repeated="5" table:style-name="ce2" office:value-type="string">
            <text:p>£blocker Enormous Cavern</text:p>
          </table:table-cell>
          <table:table-cell table:style-name="ce8" table:number-columns-repeated="18"/>
          <table:table-cell table:number-columns-repeated="998"/>
        </table:table-row>
        <table:table-row table:style-name="ro7">
          <table:table-cell table:style-name="ce2" office:value-type="string">
            <text:p>tb_massive_cavern_desc</text:p>
          </table:table-cell>
          <table:table-cell table:style-name="ce2" office:value-type="string">
            <text:p>Just beneath the surface of the land here lies an enormous and structurally unsound cavern, making habitation impossible.</text:p>
          </table:table-cell>
          <table:table-cell table:style-name="ce2" office:value-type="string">
            <text:p>Прямо под землей здесь лежит огромная и структурно непрочная пещера, что делает невозможным проживание здесь.</text:p>
          </table:table-cell>
          <table:table-cell table:style-name="ce2" office:value-type="string">
            <text:p>Direkt unter der Oberfläche des Landes liegt eine riesige und strukturschwache Höhle, die das Wohnen unmöglich macht.</text:p>
          </table:table-cell>
          <table:table-cell table:style-name="ce2" office:value-type="string">
            <text:p>Logo abaixo da superfície da terra, encontra-se uma caverna enorme e estruturalmente insalubre, tornando a habitação impossível.</text:p>
          </table:table-cell>
          <table:table-cell table:style-name="ce2" office:value-type="string">
            <text:p>Juste sous la surface de la terre se trouve une caverne énorme et structurellement défectueuse, rendant l'habitation impossible.</text:p>
          </table:table-cell>
          <table:table-cell table:style-name="ce2" office:value-type="string">
            <text:p>Tuż pod powierzchnią ziemi leży olbrzymia i strukturalnie nieskazitelna jaskinia, uniemożliwiająca zamieszkiwanie.</text:p>
          </table:table-cell>
          <table:table-cell table:style-name="ce2" office:value-type="string">
            <text:p>Justo debajo de la superficie de la tierra, aquí yace una caverna enorme y estructuralmente defectuosa, que hace que la habitación sea imposible.</text:p>
          </table:table-cell>
          <table:table-cell table:style-name="ce8" table:number-columns-repeated="18"/>
          <table:table-cell table:number-columns-repeated="998"/>
        </table:table-row>
        <table:table-row table:style-name="ro2">
          <table:table-cell table:style-name="ce2" office:value-type="string">
            <text:p>tb_massive_cliffs</text:p>
          </table:table-cell>
          <table:table-cell table:style-name="ce2" office:value-type="string">
            <text:p>£blocker Towering Cliffs</text:p>
          </table:table-cell>
          <table:table-cell table:style-name="ce2" office:value-type="string">
            <text:p>£blocker Высокие скалы</text:p>
          </table:table-cell>
          <table:table-cell table:number-columns-repeated="5" table:style-name="ce2" office:value-type="string">
            <text:p>£blocker Towering Cliffs</text:p>
          </table:table-cell>
          <table:table-cell table:style-name="ce8" table:number-columns-repeated="18"/>
          <table:table-cell table:number-columns-repeated="998"/>
        </table:table-row>
        <table:table-row table:style-name="ro12">
          <table:table-cell table:style-name="ce2" office:value-type="string">
            <text:p>tb_massive_cliffs_desc</text:p>
          </table:table-cell>
          <table:table-cell table:style-name="ce2" office:value-type="string">
            <text:p>Vast and towering, these cliffs make projects of the area incredibly inefficient.</text:p>
          </table:table-cell>
          <table:table-cell table:style-name="ce2" office:value-type="string">
            <text:p>Огромные и высокие, эти скалы делают эксплуатацию района невероятно неэффективной.</text:p>
          </table:table-cell>
          <table:table-cell table:style-name="ce2" office:value-type="string">
            <text:p>Diese Klippen, gewaltig und hoch aufragend, machen die Projekte der Gegend unglaublich ineffizient.</text:p>
          </table:table-cell>
          <table:table-cell table:style-name="ce2" office:value-type="string">
            <text:p>Imponentes e imponentes, essas falésias tornam os projetos da área incrivelmente ineficientes.</text:p>
          </table:table-cell>
          <table:table-cell table:style-name="ce2" office:value-type="string">
            <text:p>Vaste et imposante, ces falaises rendent les projets de la région incroyablement inefficaces.</text:p>
          </table:table-cell>
          <table:table-cell table:style-name="ce2" office:value-type="string">
            <text:p>Rozległe i wznoszące się klify sprawiają, że projekty tego obszaru są niezwykle nieefektywne.</text:p>
          </table:table-cell>
          <table:table-cell table:style-name="ce2" office:value-type="string">
            <text:p>Extensos e imponentes, estos acantilados hacen que los proyectos de la zona sean increíblemente ineficientes.</text:p>
          </table:table-cell>
          <table:table-cell table:style-name="ce8" table:number-columns-repeated="18"/>
          <table:table-cell table:number-columns-repeated="998"/>
        </table:table-row>
        <table:table-row table:style-name="ro2">
          <table:table-cell table:style-name="ce2" office:value-type="string">
            <text:p>tb_natural_paradise_1</text:p>
          </table:table-cell>
          <table:table-cell table:style-name="ce2" office:value-type="string">
            <text:p>£blocker Ineffable Landscape</text:p>
          </table:table-cell>
          <table:table-cell table:style-name="ce2" office:value-type="string">
            <text:p>£blocker Невыразимый пейзаж</text:p>
          </table:table-cell>
          <table:table-cell table:number-columns-repeated="5" table:style-name="ce2" office:value-type="string">
            <text:p>£blocker Ineffable Landscape</text:p>
          </table:table-cell>
          <table:table-cell table:style-name="ce8" table:number-columns-repeated="18"/>
          <table:table-cell table:number-columns-repeated="998"/>
        </table:table-row>
        <table:table-row table:style-name="ro11">
          <table:table-cell table:style-name="ce2" office:value-type="string">
            <text:p>tb_natural_paradise_1_desc</text:p>
          </table:table-cell>
          <table:table-cell table:style-name="ce2" office:value-type="string">
            <text:p>Though its bounty may be quantifiable, the beauty of this land is indescribable.</text:p>
          </table:table-cell>
          <table:table-cell table:style-name="ce2" office:value-type="string">
            <text:p>Хотя его ресурсы могут поддаваться количественной оценке, красота этой земли неописуема.</text:p>
          </table:table-cell>
          <table:table-cell table:style-name="ce2" office:value-type="string">
            <text:p>Obwohl seine Prämie quantifizierbar sein mag, ist die Schönheit dieses Landes unbeschreiblich.</text:p>
          </table:table-cell>
          <table:table-cell table:style-name="ce2" office:value-type="string">
            <text:p>Embora sua recompensa possa ser quantificável, a beleza dessa terra é indescritível.</text:p>
          </table:table-cell>
          <table:table-cell table:style-name="ce2" office:value-type="string">
            <text:p>Bien que sa générosité puisse être quantifiable, la beauté de cette terre est indescriptible.</text:p>
          </table:table-cell>
          <table:table-cell table:style-name="ce2" office:value-type="string">
            <text:p>Choć jej hojność może być wymierna, piękno tej ziemi jest nie do opisania.</text:p>
          </table:table-cell>
          <table:table-cell table:style-name="ce2" office:value-type="string">
            <text:p>Aunque su recompensa puede ser cuantificable, la belleza de esta tierra es indescriptible.</text:p>
          </table:table-cell>
          <table:table-cell table:style-name="ce8" table:number-columns-repeated="18"/>
          <table:table-cell table:number-columns-repeated="998"/>
        </table:table-row>
        <table:table-row table:style-name="ro2">
          <table:table-cell table:style-name="ce2" office:value-type="string">
            <text:p>tb_natural_paradise_2</text:p>
          </table:table-cell>
          <table:table-cell table:style-name="ce2" office:value-type="string">
            <text:p>£blocker Pristine Sanctuary</text:p>
          </table:table-cell>
          <table:table-cell table:style-name="ce2" office:value-type="string">
            <text:p>£blocker Природное святилище</text:p>
          </table:table-cell>
          <table:table-cell table:number-columns-repeated="5" table:style-name="ce2" office:value-type="string">
            <text:p>£blocker Pristine Sanctuary</text:p>
          </table:table-cell>
          <table:table-cell table:style-name="ce8" table:number-columns-repeated="18"/>
          <table:table-cell table:number-columns-repeated="998"/>
        </table:table-row>
        <table:table-row table:style-name="ro3">
          <table:table-cell table:style-name="ce2" office:value-type="string">
            <text:p>tb_natural_paradise_2_desc</text:p>
          </table:table-cell>
          <table:table-cell table:style-name="ce2" office:value-type="string">
            <text:p>This untouched region glimmers with natural beauty.</text:p>
          </table:table-cell>
          <table:table-cell table:style-name="ce2" office:value-type="string">
            <text:p>Эта нетронутая область мерцает с естественной красотой.</text:p>
          </table:table-cell>
          <table:table-cell table:style-name="ce2" office:value-type="string">
            <text:p>Diese unberührte Region glänzt mit natürlicher Schönheit.</text:p>
          </table:table-cell>
          <table:table-cell table:style-name="ce2" office:value-type="string">
            <text:p>Esta região intocada brilha com beleza natural.</text:p>
          </table:table-cell>
          <table:table-cell table:style-name="ce2" office:value-type="string">
            <text:p>Cette région intacte scintille de beauté naturelle.</text:p>
          </table:table-cell>
          <table:table-cell table:style-name="ce2" office:value-type="string">
            <text:p>Ten nietknięty region mieni się naturalnym pięknem.</text:p>
          </table:table-cell>
          <table:table-cell table:style-name="ce2" office:value-type="string">
            <text:p>Esta región virgen brilla con belleza natural.</text:p>
          </table:table-cell>
          <table:table-cell table:style-name="ce8" table:number-columns-repeated="18"/>
          <table:table-cell table:number-columns-repeated="998"/>
        </table:table-row>
        <table:table-row table:style-name="ro2">
          <table:table-cell table:style-name="ce2" office:value-type="string">
            <text:p>tb_natural_paradise_3</text:p>
          </table:table-cell>
          <table:table-cell table:style-name="ce2" office:value-type="string">
            <text:p>£blocker Living Paradise</text:p>
          </table:table-cell>
          <table:table-cell table:style-name="ce2" office:value-type="string">
            <text:p>£blocker Рай на земле</text:p>
          </table:table-cell>
          <table:table-cell table:number-columns-repeated="5" table:style-name="ce2" office:value-type="string">
            <text:p>£blocker Living Paradise</text:p>
          </table:table-cell>
          <table:table-cell table:style-name="ce8" table:number-columns-repeated="18"/>
          <table:table-cell table:number-columns-repeated="998"/>
        </table:table-row>
        <table:table-row table:style-name="ro13">
          <table:table-cell table:style-name="ce2" office:value-type="string">
            <text:p>tb_natural_paradise_3_desc</text:p>
          </table:table-cell>
          <table:table-cell table:style-name="ce2" office:value-type="string">
            <text:p>Everything about this region can be described as a true paradise.</text:p>
          </table:table-cell>
          <table:table-cell table:style-name="ce2" office:value-type="string">
            <text:p>Этот регион можно описать как настоящий рай.</text:p>
          </table:table-cell>
          <table:table-cell table:style-name="ce2" office:value-type="string">
            <text:p>Alles über diese Region kann als ein wahres Paradies beschrieben werden.</text:p>
          </table:table-cell>
          <table:table-cell table:style-name="ce2" office:value-type="string">
            <text:p>Tudo sobre esta região pode ser descrito como um verdadeiro paraíso.</text:p>
          </table:table-cell>
          <table:table-cell table:style-name="ce2" office:value-type="string">
            <text:p>Tout dans cette région peut être décrit comme un véritable paradis.</text:p>
          </table:table-cell>
          <table:table-cell table:style-name="ce2" office:value-type="string">
            <text:p>Wszystko w tym regionie można opisać jako prawdziwy raj.</text:p>
          </table:table-cell>
          <table:table-cell table:style-name="ce2" office:value-type="string">
            <text:p>Todo sobre esta región se puede describir como un verdadero paraíso.</text:p>
          </table:table-cell>
          <table:table-cell table:style-name="ce8" table:number-columns-repeated="18"/>
          <table:table-cell table:number-columns-repeated="998"/>
        </table:table-row>
        <table:table-row table:style-name="ro2">
          <table:table-cell table:style-name="ce2" office:value-type="string">
            <text:p>tb_pc_asteroidal_carbometallic_rock</text:p>
          </table:table-cell>
          <table:table-cell table:style-name="ce2" office:value-type="string">
            <text:p>Carbometallic Rock</text:p>
          </table:table-cell>
          <table:table-cell table:style-name="ce2" office:value-type="string">
            <text:p>Добытая карбонометаллическая порода</text:p>
          </table:table-cell>
          <table:table-cell table:style-name="ce2" office:value-type="string">
            <text:p>Kohlenstoffmetallischer Rock</text:p>
          </table:table-cell>
          <table:table-cell table:style-name="ce2" office:value-type="string">
            <text:p>Rock Metálico Carbono</text:p>
          </table:table-cell>
          <table:table-cell table:style-name="ce2" office:value-type="string">
            <text:p>Roche métallique de carbone</text:p>
          </table:table-cell>
          <table:table-cell table:style-name="ce2" office:value-type="string">
            <text:p>Carbon Metallic Rock</text:p>
          </table:table-cell>
          <table:table-cell table:style-name="ce2" office:value-type="string">
            <text:p>Roca Metálica de Carbono</text:p>
          </table:table-cell>
          <table:table-cell table:style-name="ce8" table:number-columns-repeated="18"/>
          <table:table-cell table:number-columns-repeated="998"/>
        </table:table-row>
        <table:table-row table:style-name="ro4">
          <table:table-cell table:style-name="ce2" office:value-type="string">
            <text:p>tb_pc_asteroidal_carbometallic_rock_desc</text:p>
          </table:table-cell>
          <table:table-cell table:style-name="ce2" office:value-type="string">
            <text:p>This tile is filled with dense carbometallic rock. Mining this tile and clearing the tile blocker £blocker will increase the Asteroidal's output by §G2 Monthly Minerals§! for a 10 year period.</text:p>
          </table:table-cell>
          <table:table-cell table:style-name="ce2" office:value-type="string">
            <text:p>Эта клетка заполнена плотной углеродистой металлической породой. Добыча на этой клетке и очистка блокатора £blocker приведет к увеличению добычи на §G4 единицы минералов§! на астероиде на 10-летний период.</text:p>
          </table:table-cell>
          <table:table-cell table:number-columns-repeated="5" table:style-name="ce2" office:value-type="string">
            <text:p>This tile is filled with dense carbometallic rock. Mining this tile and clearing the tile blocker £blocker will increase the Asteroidal's output by §G2 Monthly Minerals§! for a 10 year period.</text:p>
          </table:table-cell>
          <table:table-cell table:style-name="ce8" table:number-columns-repeated="18"/>
          <table:table-cell table:number-columns-repeated="998"/>
        </table:table-row>
        <table:table-row table:style-name="ro2">
          <table:table-cell table:style-name="ce2" office:value-type="string">
            <text:p>tb_pc_asteroidal_energy_rich_rock</text:p>
          </table:table-cell>
          <table:table-cell table:style-name="ce2" office:value-type="string">
            <text:p>Energy Rich Rock</text:p>
          </table:table-cell>
          <table:table-cell table:style-name="ce2" office:value-type="string">
            <text:p>Энергообогащёная порода</text:p>
          </table:table-cell>
          <table:table-cell table:style-name="ce2" office:value-type="string">
            <text:p>Energiereicher Rock</text:p>
          </table:table-cell>
          <table:table-cell table:style-name="ce2" office:value-type="string">
            <text:p>Rocha Rica em Energia</text:p>
          </table:table-cell>
          <table:table-cell table:style-name="ce2" office:value-type="string">
            <text:p>Roche riche en énergie</text:p>
          </table:table-cell>
          <table:table-cell table:style-name="ce2" office:value-type="string">
            <text:p>Rich Rich Rock</text:p>
          </table:table-cell>
          <table:table-cell table:style-name="ce2" office:value-type="string">
            <text:p>Energy Rich Rock</text:p>
          </table:table-cell>
          <table:table-cell table:style-name="ce8" table:number-columns-repeated="18"/>
          <table:table-cell table:number-columns-repeated="998"/>
        </table:table-row>
        <table:table-row table:style-name="ro6">
          <table:table-cell table:style-name="ce2" office:value-type="string">
            <text:p>tb_pc_asteroidal_energy_rich_rock_desc</text:p>
          </table:table-cell>
          <table:table-cell table:style-name="ce2" office:value-type="string">
            <text:p>This tile is filled with energy rich carbometallic rock. Mining this tile and clearing the tile blocker £blocker will increase the Asteroidal's output by §G4 Monthly Energy§! for a 10 year period.</text:p>
          </table:table-cell>
          <table:table-cell table:style-name="ce2" office:value-type="string">
            <text:p>Эта клетка заполнена богатой на энергию углеродистой металлической породой. Добыча на этой клетке и очистка блокатора £blocker приведет к увеличению добычи на §G4 единицы энергии§! на астероиде на 10-летний период.</text:p>
          </table:table-cell>
          <table:table-cell table:number-columns-repeated="5" table:style-name="ce2" office:value-type="string">
            <text:p>This tile is filled with energy rich carbometallic rock. Mining this tile and clearing the tile blocker £blocker will increase the Asteroidal's output by §G4 Monthly Energy§! for a 10 year period.</text:p>
          </table:table-cell>
          <table:table-cell table:style-name="ce8" table:number-columns-repeated="18"/>
          <table:table-cell table:number-columns-repeated="998"/>
        </table:table-row>
        <table:table-row table:style-name="ro2">
          <table:table-cell table:style-name="ce2" office:value-type="string">
            <text:p>tb_pc_asteroidal_energy_ultra_rich_rock</text:p>
          </table:table-cell>
          <table:table-cell table:style-name="ce2" office:value-type="string">
            <text:p>Energy Ultra-Rich Rock</text:p>
          </table:table-cell>
          <table:table-cell table:style-name="ce2" office:value-type="string">
            <text:p>Энергообогащёная порода</text:p>
          </table:table-cell>
          <table:table-cell table:style-name="ce2" office:value-type="string">
            <text:p>Energie Ultra-Rich Rock</text:p>
          </table:table-cell>
          <table:table-cell table:style-name="ce2" office:value-type="string">
            <text:p>Rocha ultra-rica em energia</text:p>
          </table:table-cell>
          <table:table-cell table:style-name="ce2" office:value-type="string">
            <text:p>Energy Rock ultra-riche</text:p>
          </table:table-cell>
          <table:table-cell table:style-name="ce2" office:value-type="string">
            <text:p>Energia Ultra-Rich Rock</text:p>
          </table:table-cell>
          <table:table-cell table:style-name="ce2" office:value-type="string">
            <text:p>Energía Ultra-Rich Rock</text:p>
          </table:table-cell>
          <table:table-cell table:style-name="ce8" table:number-columns-repeated="18"/>
          <table:table-cell table:number-columns-repeated="998"/>
        </table:table-row>
        <table:table-row table:style-name="ro4">
          <table:table-cell table:style-name="ce2" office:value-type="string">
            <text:p>tb_pc_asteroidal_energy_ultra_rich_rock_desc</text:p>
          </table:table-cell>
          <table:table-cell table:style-name="ce2" office:value-type="string">
            <text:p>This tile is filled with ultra-rich energy rock. Mining this tile and clearing the tile blocker £blocker will increase the Asteroidal's output by §G8 Monthly Energy§! for a 10 year period.</text:p>
          </table:table-cell>
          <table:table-cell table:style-name="ce2" office:value-type="string">
            <text:p>Эта клетка заполнена очень богатой на энергию углеродистой металлической породой. Добыча на этой клетке и очистка блокатора £blocker приведет к увеличению добычи на §G8 единицы энергии§! на астероиде на 10-летний период.</text:p>
          </table:table-cell>
          <table:table-cell table:number-columns-repeated="5" table:style-name="ce2" office:value-type="string">
            <text:p>This tile is filled with ultra-rich energy rock. Mining this tile and clearing the tile blocker £blocker will increase the Asteroidal's output by §G8 Monthly Energy§! for a 10 year period.</text:p>
          </table:table-cell>
          <table:table-cell table:style-name="ce8" table:number-columns-repeated="18"/>
          <table:table-cell table:number-columns-repeated="998"/>
        </table:table-row>
        <table:table-row table:style-name="ro1">
          <table:table-cell table:style-name="ce2" office:value-type="string">
            <text:p>tb_pc_asteroidal_mineral_rich_rock</text:p>
          </table:table-cell>
          <table:table-cell table:style-name="ce2" office:value-type="string">
            <text:p>Mineral Rich Rock</text:p>
          </table:table-cell>
          <table:table-cell table:style-name="ce2" office:value-type="string">
            <text:p>Минеральная порода</text:p>
          </table:table-cell>
          <table:table-cell table:style-name="ce2" office:value-type="string">
            <text:p>Mineralreicher Rock</text:p>
          </table:table-cell>
          <table:table-cell table:style-name="ce2" office:value-type="string">
            <text:p>Mineral Rich Rock</text:p>
          </table:table-cell>
          <table:table-cell table:style-name="ce2" office:value-type="string">
            <text:p>Roche minérale riche</text:p>
          </table:table-cell>
          <table:table-cell table:number-columns-repeated="2" table:style-name="ce2" office:value-type="string">
            <text:p>Mineral Rich Rock</text:p>
          </table:table-cell>
          <table:table-cell table:style-name="ce8" table:number-columns-repeated="18"/>
          <table:table-cell table:number-columns-repeated="998"/>
        </table:table-row>
        <table:table-row table:style-name="ro4">
          <table:table-cell table:style-name="ce2" office:value-type="string">
            <text:p>tb_pc_asteroidal_mineral_rich_rock_desc</text:p>
          </table:table-cell>
          <table:table-cell table:style-name="ce2" office:value-type="string">
            <text:p>This tile is filled with mineral rich rock. Mining this tile and clearing the tile blocker £blocker will increase the Asteroidal's output by §G4 Monthly Minerals§! for a 10 year period.</text:p>
          </table:table-cell>
          <table:table-cell table:style-name="ce2" office:value-type="string">
            <text:p>Эта клетка заполнена богатой на минералы породой. Добыча на этой клетке и очистка блокатора £blocker приведет к увеличению добычи на §G4 единицы минералов§! на астероиде на 10-летний период.</text:p>
          </table:table-cell>
          <table:table-cell table:number-columns-repeated="5" table:style-name="ce2" office:value-type="string">
            <text:p>This tile is filled with mineral rich rock. Mining this tile and clearing the tile blocker £blocker will increase the Asteroidal's output by §G4 Monthly Minerals§! for a 10 year period.</text:p>
          </table:table-cell>
          <table:table-cell table:style-name="ce8" table:number-columns-repeated="18"/>
          <table:table-cell table:number-columns-repeated="998"/>
        </table:table-row>
        <table:table-row table:style-name="ro2">
          <table:table-cell table:style-name="ce2" office:value-type="string">
            <text:p>tb_pc_asteroidal_mineral_ultra_rich_rock</text:p>
          </table:table-cell>
          <table:table-cell table:style-name="ce2" office:value-type="string">
            <text:p>Mineral Ultra-Rich Rock</text:p>
          </table:table-cell>
          <table:table-cell table:style-name="ce2" office:value-type="string">
            <text:p>Минеральная порода</text:p>
          </table:table-cell>
          <table:table-cell table:style-name="ce2" office:value-type="string">
            <text:p>Mineral Ultra-Rich Rock</text:p>
          </table:table-cell>
          <table:table-cell table:style-name="ce2" office:value-type="string">
            <text:p>Rocha Mineral Ultra-Rica</text:p>
          </table:table-cell>
          <table:table-cell table:style-name="ce2" office:value-type="string">
            <text:p>Roche minérale ultra-riche</text:p>
          </table:table-cell>
          <table:table-cell table:style-name="ce2" office:value-type="string">
            <text:p>Mineral Ultra-Rich Rock</text:p>
          </table:table-cell>
          <table:table-cell table:style-name="ce2" office:value-type="string">
            <text:p>Roca mineral ultra-rica</text:p>
          </table:table-cell>
          <table:table-cell table:style-name="ce8" table:number-columns-repeated="18"/>
          <table:table-cell table:number-columns-repeated="998"/>
        </table:table-row>
        <table:table-row table:style-name="ro4">
          <table:table-cell table:style-name="ce2" office:value-type="string">
            <text:p>tb_pc_asteroidal_mineral_ultra_rich_rock_desc</text:p>
          </table:table-cell>
          <table:table-cell table:style-name="ce2" office:value-type="string">
            <text:p>This tile is filled with ultra-rich mineral rock. Mining this tile and clearing the tile blocker £blocker will increase the Asteroidal's output by §G8 Monthly Minerals§! for a 10 year period.</text:p>
          </table:table-cell>
          <table:table-cell table:style-name="ce2" office:value-type="string">
            <text:p>Эта клетка заполнена очень богатой на минералы породой. Добыча на этой клетке и очистка блокатора £blocker приведет к увеличению добычи на §G8 единицы минералов§! на астероиде на 10-летний период.</text:p>
          </table:table-cell>
          <table:table-cell table:number-columns-repeated="5" table:style-name="ce2" office:value-type="string">
            <text:p>This tile is filled with ultra-rich mineral rock. Mining this tile and clearing the tile blocker £blocker will increase the Asteroidal's output by §G8 Monthly Minerals§! for a 10 year period.</text:p>
          </table:table-cell>
          <table:table-cell table:style-name="ce8" table:number-columns-repeated="18"/>
          <table:table-cell table:number-columns-repeated="998"/>
        </table:table-row>
        <table:table-row table:style-name="ro2">
          <table:table-cell table:style-name="ce2" office:value-type="string">
            <text:p>tb_pc_barren_terraforming_dust_steppe</text:p>
          </table:table-cell>
          <table:table-cell table:style-name="ce2" office:value-type="string">
            <text:p>£blocker Dust Steppes</text:p>
          </table:table-cell>
          <table:table-cell table:style-name="ce2" office:value-type="string">
            <text:p>£blocker Пылевые степи</text:p>
          </table:table-cell>
          <table:table-cell table:number-columns-repeated="5" table:style-name="ce2" office:value-type="string">
            <text:p>£blocker Dust Steppes</text:p>
          </table:table-cell>
          <table:table-cell table:style-name="ce8" table:number-columns-repeated="18"/>
          <table:table-cell table:number-columns-repeated="998"/>
        </table:table-row>
        <table:table-row table:style-name="ro7">
          <table:table-cell table:style-name="ce2" office:value-type="string">
            <text:p>tb_pc_barren_terraforming_dust_steppe_desc</text:p>
          </table:table-cell>
          <table:table-cell table:style-name="ce2" office:value-type="string">
            <text:p>The soil in these steppes is broken and scattered by periodic winds; everything here is covered in thick layers of loamy dust.</text:p>
          </table:table-cell>
          <table:table-cell table:style-name="ce2" office:value-type="string">
            <text:p>Почва в этих степях разрушается и рассеивается периодическими ветрами; все здесь покрыто толстыми слоями суглинистой пыли.</text:p>
          </table:table-cell>
          <table:table-cell table:style-name="ce2" office:value-type="string">
            <text:p>Der Boden in diesen Steppen ist durch periodische Winde zerbrochen und zerstreut; hier ist alles mit dicken Lehmschichten bedeckt.</text:p>
          </table:table-cell>
          <table:table-cell table:style-name="ce2" office:value-type="string">
            <text:p>O solo nessas estepes é quebrado e espalhado por ventos periódicos; tudo aqui é coberto por grossas camadas de poeira argilosa.</text:p>
          </table:table-cell>
          <table:table-cell table:style-name="ce2" office:value-type="string">
            <text:p>Le sol de ces steppes est brisé et dispersé par des vents périodiques; tout ici est recouvert d'épaisses couches de poussière limoneuse.</text:p>
          </table:table-cell>
          <table:table-cell table:style-name="ce2" office:value-type="string">
            <text:p>Gleba na tych stepach jest zepsuta i rozproszona przez okresowe wiatry; wszystko tutaj jest pokryte grubymi warstwami gliniastego pyłu.</text:p>
          </table:table-cell>
          <table:table-cell table:style-name="ce2" office:value-type="string">
            <text:p>El suelo en estas estepas está roto y dispersado por vientos periódicos; todo aquí está cubierto de gruesas capas de polvo arcilloso.</text:p>
          </table:table-cell>
          <table:table-cell table:style-name="ce8" table:number-columns-repeated="18"/>
          <table:table-cell table:number-columns-repeated="998"/>
        </table:table-row>
        <table:table-row table:style-name="ro2">
          <table:table-cell table:style-name="ce2" office:value-type="string">
            <text:p>tb_pc_barren_terraforming_inactive_volcano</text:p>
          </table:table-cell>
          <table:table-cell table:style-name="ce2" office:value-type="string">
            <text:p>£blocker Dormant Volcano</text:p>
          </table:table-cell>
          <table:table-cell table:style-name="ce2" office:value-type="string">
            <text:p>£blocker Потухший вулкан</text:p>
          </table:table-cell>
          <table:table-cell table:number-columns-repeated="5" table:style-name="ce2" office:value-type="string">
            <text:p>£blocker Dormant Volcano</text:p>
          </table:table-cell>
          <table:table-cell table:style-name="ce8" table:number-columns-repeated="18"/>
          <table:table-cell table:number-columns-repeated="998"/>
        </table:table-row>
        <table:table-row table:style-name="ro8">
          <table:table-cell table:style-name="ce2" office:value-type="string">
            <text:p>tb_pc_barren_terraforming_inactive_volcano_desc</text:p>
          </table:table-cell>
          <table:table-cell table:style-name="ce2" office:value-type="string">
            <text:p>Geologic shifts have left this volcano dormant, but it still dominates the region and requires significant landscaping to repurpose.</text:p>
          </table:table-cell>
          <table:table-cell table:style-name="ce2" office:value-type="string">
            <text:p>Геологические сдвиги сделали этот вулкан потухщим, но он все еще доминирует над регионом и требует значительного озеленения для перепрофилирования.</text:p>
          </table:table-cell>
          <table:table-cell table:style-name="ce2" office:value-type="string">
            <text:p>Geologische Verschiebungen haben diesen Vulkan zum Erliegen gebracht, aber er dominiert immer noch die Region und erfordert eine beträchtliche Landschaftsgestaltung, um ihn wiederzuverwenden.</text:p>
          </table:table-cell>
          <table:table-cell table:style-name="ce2" office:value-type="string">
            <text:p>Mudanças geológicas deixaram este vulcão adormecido, mas ele ainda domina a região e requer paisagismo significativo para ser reutilizado.</text:p>
          </table:table-cell>
          <table:table-cell table:style-name="ce2" office:value-type="string">
            <text:p>Les changements géologiques ont laissé ce volcan en sommeil, mais il domine toujours la région et nécessite un aménagement paysager important pour se réapproprier.</text:p>
          </table:table-cell>
          <table:table-cell table:style-name="ce2" office:value-type="string">
            <text:p>Zmiany geologiczne pozostawiły ten wulkan w stanie uśpienia, ale nadal dominuje w regionie i wymaga znacznego krajobrazu w celu ponownego wykorzystania.</text:p>
          </table:table-cell>
          <table:table-cell table:style-name="ce2" office:value-type="string">
            <text:p>Los cambios geológicos han dejado dormido a este volcán, pero todavía domina la región y requiere un paisajismo significativo para reutilizar.</text:p>
          </table:table-cell>
          <table:table-cell table:style-name="ce8" table:number-columns-repeated="18"/>
          <table:table-cell table:number-columns-repeated="998"/>
        </table:table-row>
        <table:table-row table:style-name="ro2">
          <table:table-cell table:style-name="ce2" office:value-type="string">
            <text:p>tb_pc_barren_terraforming_rugged_land</text:p>
          </table:table-cell>
          <table:table-cell table:style-name="ce2" office:value-type="string">
            <text:p>£blocker Rugged Lands</text:p>
          </table:table-cell>
          <table:table-cell table:style-name="ce2" office:value-type="string">
            <text:p>£blocker Пересеченная местность</text:p>
          </table:table-cell>
          <table:table-cell table:number-columns-repeated="5" table:style-name="ce2" office:value-type="string">
            <text:p>£blocker Rugged Lands</text:p>
          </table:table-cell>
          <table:table-cell table:style-name="ce8" table:number-columns-repeated="18"/>
          <table:table-cell table:number-columns-repeated="998"/>
        </table:table-row>
        <table:table-row table:style-name="ro9">
          <table:table-cell table:style-name="ce2" office:value-type="string">
            <text:p>tb_pc_barren_terraforming_rugged_land_desc</text:p>
          </table:table-cell>
          <table:table-cell table:style-name="ce2" office:value-type="string">
            <text:p>Rugged in the extreme, these lands challenge even frontier settlers beyond all reason.</text:p>
          </table:table-cell>
          <table:table-cell table:style-name="ce2" office:value-type="string">
            <text:p>Изрезанные до ужаса, эти земли бросают вызов даже самым упорным поселенцам.</text:p>
          </table:table-cell>
          <table:table-cell table:style-name="ce2" office:value-type="string">
            <text:p>Diese Länder sind extrem robust und fordern sogar Siedler aus aller Welt heraus.</text:p>
          </table:table-cell>
          <table:table-cell table:style-name="ce2" office:value-type="string">
            <text:p>Robusto ao extremo, essas terras desafiam até mesmo os colonos fronteiriços além de qualquer razão.</text:p>
          </table:table-cell>
          <table:table-cell table:style-name="ce2" office:value-type="string">
            <text:p>Robustes à l'extrême, ces terres défient même les colons frontaliers au-delà de toute raison.</text:p>
          </table:table-cell>
          <table:table-cell table:style-name="ce2" office:value-type="string">
            <text:p>Te ekstremalne grunty stanowią wyzwanie nawet dla osadników bez granic.</text:p>
          </table:table-cell>
          <table:table-cell table:style-name="ce2" office:value-type="string">
            <text:p>Resistente en extremo, estas tierras desafían incluso a los colonos de la frontera más allá de toda razón.</text:p>
          </table:table-cell>
          <table:table-cell table:style-name="ce8" table:number-columns-repeated="18"/>
          <table:table-cell table:number-columns-repeated="998"/>
        </table:table-row>
        <table:table-row table:style-name="ro2">
          <table:table-cell table:style-name="ce2" office:value-type="string">
            <text:p>tb_pc_barren_terraforming_wind_mountains</text:p>
          </table:table-cell>
          <table:table-cell table:style-name="ce2" office:value-type="string">
            <text:p>£blocker Windy Mountains</text:p>
          </table:table-cell>
          <table:table-cell table:style-name="ce2" office:value-type="string">
            <text:p>£blocker Ветреные горы</text:p>
          </table:table-cell>
          <table:table-cell table:number-columns-repeated="5" table:style-name="ce2" office:value-type="string">
            <text:p>£blocker Windy Mountains</text:p>
          </table:table-cell>
          <table:table-cell table:style-name="ce8" table:number-columns-repeated="18"/>
          <table:table-cell table:number-columns-repeated="998"/>
        </table:table-row>
        <table:table-row table:style-name="ro7">
          <table:table-cell table:style-name="ce2" office:value-type="string">
            <text:p>tb_pc_barren_terraforming_wind_mountains_desc</text:p>
          </table:table-cell>
          <table:table-cell table:style-name="ce2" office:value-type="string">
            <text:p>Winds reach excessive speeds around these mountains, defying any attempt to colonize the area.</text:p>
          </table:table-cell>
          <table:table-cell table:style-name="ce2" office:value-type="string">
            <text:p>Ветры достигают чрезмерных скоростей вокруг этих гор, бросая вызов любой попытке колонизировать этот район.</text:p>
          </table:table-cell>
          <table:table-cell table:style-name="ce2" office:value-type="string">
            <text:p>Die Winde erreichen in diesen Bergen überhöhte Geschwindigkeiten und trotzen jedem Versuch, das Gebiet zu kolonisieren.</text:p>
          </table:table-cell>
          <table:table-cell table:style-name="ce2" office:value-type="string">
            <text:p>Os ventos atingem velocidades excessivas ao redor dessas montanhas, desafiando qualquer tentativa de colonizar a área.</text:p>
          </table:table-cell>
          <table:table-cell table:style-name="ce2" office:value-type="string">
            <text:p>Les vents atteignent des vitesses excessives autour de ces montagnes, défiant toute tentative de colonisation de la zone.</text:p>
          </table:table-cell>
          <table:table-cell table:style-name="ce2" office:value-type="string">
            <text:p>Wiatry osiągają nadmierne prędkości wokół tych gór, opierając się wszelkim próbom skolonizowania tego obszaru.</text:p>
          </table:table-cell>
          <table:table-cell table:style-name="ce2" office:value-type="string">
            <text:p>Los vientos alcanzan velocidades excesivas alrededor de estas montañas, desafiando cualquier intento de colonizar la zona.</text:p>
          </table:table-cell>
          <table:table-cell table:style-name="ce8" table:number-columns-repeated="18"/>
          <table:table-cell table:number-columns-repeated="998"/>
        </table:table-row>
        <table:table-row table:style-name="ro3">
          <table:table-cell table:style-name="ce2" office:value-type="string">
            <text:p>tb_pc_crystal_asteroidal_crystal_formation</text:p>
          </table:table-cell>
          <table:table-cell table:style-name="ce2" office:value-type="string">
            <text:p>Subspace Crystal Formation</text:p>
          </table:table-cell>
          <table:table-cell table:style-name="ce2" office:value-type="string">
            <text:p>Подпространственная кристаллическая формация</text:p>
          </table:table-cell>
          <table:table-cell table:style-name="ce2" office:value-type="string">
            <text:p>Unterraum-Kristallbildung</text:p>
          </table:table-cell>
          <table:table-cell table:style-name="ce2" office:value-type="string">
            <text:p>Formação de Cristal Subspace</text:p>
          </table:table-cell>
          <table:table-cell table:style-name="ce2" office:value-type="string">
            <text:p>Formation de cristal subspatiale</text:p>
          </table:table-cell>
          <table:table-cell table:style-name="ce2" office:value-type="string">
            <text:p>Subspace Crystal Formation</text:p>
          </table:table-cell>
          <table:table-cell table:style-name="ce2" office:value-type="string">
            <text:p>Formación de cristales subespaciales</text:p>
          </table:table-cell>
          <table:table-cell table:style-name="ce8" table:number-columns-repeated="18"/>
          <table:table-cell table:number-columns-repeated="998"/>
        </table:table-row>
        <table:table-row table:style-name="ro23">
          <table:table-cell table:style-name="ce2" office:value-type="string">
            <text:p>tb_pc_crystal_asteroidal_crystal_formation_desc</text:p>
          </table:table-cell>
          <table:table-cell table:style-name="ce2" office:value-type="string">
            <text:p>This tile is filled with exotic matter encased by primordial ice. Mining this tile and clearing the tile blocker £blocker will will increase the Asteroidal's output by §G4 Monthly Physics$ and §G4 Monthly Engineering§! for a 10 year period.</text:p>
          </table:table-cell>
          <table:table-cell table:style-name="ce2"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4 единицы физики§! и §G4 единицы инженерии§! на астероиде на 10-летний период.</text:p>
          </table:table-cell>
          <table:table-cell table:number-columns-repeated="5" table:style-name="ce2" office:value-type="string">
            <text:p>This tile is filled with exotic matter encased by primordial ice. Mining this tile and clearing the tile blocker £blocker will will increase the Asteroidal's output by §G4 Monthly Physics$ and §G4 Monthly Engineering§! for a 10 year period.</text:p>
          </table:table-cell>
          <table:table-cell table:style-name="ce8" table:number-columns-repeated="18"/>
          <table:table-cell table:number-columns-repeated="998"/>
        </table:table-row>
        <table:table-row table:style-name="ro2">
          <table:table-cell table:style-name="ce2" office:value-type="string">
            <text:p>tb_pc_crystal_asteroidal_dimensional_phenomena</text:p>
          </table:table-cell>
          <table:table-cell table:style-name="ce2" office:value-type="string">
            <text:p>Dimensional Phenomena</text:p>
          </table:table-cell>
          <table:table-cell table:style-name="ce2" office:value-type="string">
            <text:p>Межпространственный феномен</text:p>
          </table:table-cell>
          <table:table-cell table:style-name="ce2" office:value-type="string">
            <text:p>Dimensionale Phänomene</text:p>
          </table:table-cell>
          <table:table-cell table:style-name="ce2" office:value-type="string">
            <text:p>Fenômenos Dimensional</text:p>
          </table:table-cell>
          <table:table-cell table:style-name="ce2" office:value-type="string">
            <text:p>Phénomènes dimensionnels</text:p>
          </table:table-cell>
          <table:table-cell table:style-name="ce2" office:value-type="string">
            <text:p>Zjawiska wymiarowe</text:p>
          </table:table-cell>
          <table:table-cell table:style-name="ce2" office:value-type="string">
            <text:p>Fenómenos dimensionales</text:p>
          </table:table-cell>
          <table:table-cell table:style-name="ce8" table:number-columns-repeated="18"/>
          <table:table-cell table:number-columns-repeated="998"/>
        </table:table-row>
        <table:table-row table:style-name="ro10">
          <table:table-cell table:style-name="ce2" office:value-type="string">
            <text:p>tb_pc_crystal_asteroidal_dimensional_phenomena_desc</text:p>
          </table:table-cell>
          <table:table-cell table:style-name="ce2" office:value-type="string">
            <text:p>Extra-dimensional energies permeate this area and warp space and time. Extensive study of these phenomena will greatly expand our knowledge of the structure of the multiverse.</text:p>
          </table:table-cell>
          <table:table-cell table:style-name="ce2" office:value-type="string">
            <text:p>Экстрамерная энергия пронизывает эту область и пространства и времени. Обширное изучение этих явлений значительно расширит наши знания о структуре мультивселенной.</text:p>
          </table:table-cell>
          <table:table-cell table:style-name="ce2" office:value-type="string">
            <text:p>Außerdimensionale Energien durchdringen diesen Bereich und den Warpraum und die Zeit. Ein umfassendes Studium dieser Phänomene wird unser Wissen über die Struktur des Multiversums erheblich erweitern.</text:p>
          </table:table-cell>
          <table:table-cell table:style-name="ce2" office:value-type="string">
            <text:p>As energias extra-dimensionais permeiam essa área e deformam o espaço e o tempo. O estudo extensivo desses fenômenos expandirá enormemente nosso conhecimento da estrutura do multiverso.</text:p>
          </table:table-cell>
          <table:table-cell table:style-name="ce2" office:value-type="string">
            <text:p>Les énergies extradimensionnelles imprègnent cette zone et déforment l'espace et le temps. Une étude approfondie de ces phénomènes élargira considérablement notre connaissance de la structure du multivers.</text:p>
          </table:table-cell>
          <table:table-cell table:style-name="ce2" office:value-type="string">
            <text:p>Nadwymiarowe energie przenikają ten obszar i wypaczają przestrzeń i czas. Dogłębne przestudiowanie tych zjawisk znacznie poszerzy naszą wiedzę na temat struktury multiwersu.</text:p>
          </table:table-cell>
          <table:table-cell table:style-name="ce2" office:value-type="string">
            <text:p>Las energías extradimensionales impregnan esta área y deforman el espacio y el tiempo. Un amplio estudio de estos fenómenos ampliará en gran medida nuestro conocimiento de la estructura del multiverso.</text:p>
          </table:table-cell>
          <table:table-cell table:style-name="ce8" table:number-columns-repeated="18"/>
          <table:table-cell table:number-columns-repeated="998"/>
        </table:table-row>
        <table:table-row table:style-name="ro2">
          <table:table-cell table:style-name="ce2" office:value-type="string">
            <text:p>tb_pc_frozen_terraforming_deep_valley</text:p>
          </table:table-cell>
          <table:table-cell table:style-name="ce2" office:value-type="string">
            <text:p>£blocker Frozen Ravines</text:p>
          </table:table-cell>
          <table:table-cell table:style-name="ce2" office:value-type="string">
            <text:p>£blocker Ледяные ущелья</text:p>
          </table:table-cell>
          <table:table-cell table:number-columns-repeated="5" table:style-name="ce2" office:value-type="string">
            <text:p>£blocker Frozen Ravines</text:p>
          </table:table-cell>
          <table:table-cell table:style-name="ce8" table:number-columns-repeated="18"/>
          <table:table-cell table:number-columns-repeated="998"/>
        </table:table-row>
        <table:table-row table:style-name="ro12">
          <table:table-cell table:style-name="ce2" office:value-type="string">
            <text:p>tb_pc_frozen_terraforming_deep_valley_desc</text:p>
          </table:table-cell>
          <table:table-cell table:style-name="ce2" office:value-type="string">
            <text:p>These deep ravines are filled with ice; they will need to be cleared out to become usable.</text:p>
          </table:table-cell>
          <table:table-cell table:style-name="ce2" office:value-type="string">
            <text:p>Эти глубокие ущелья заполнены льдом; их нужно будет очистить, чтобы они стали пригодными для использования.</text:p>
          </table:table-cell>
          <table:table-cell table:style-name="ce2" office:value-type="string">
            <text:p>Diese tiefen Schluchten sind mit Eis gefüllt; Sie müssen gelöscht werden, um nutzbar zu werden.</text:p>
          </table:table-cell>
          <table:table-cell table:style-name="ce2" office:value-type="string">
            <text:p>Essas profundas ravinas estão cheias de gelo; eles precisarão ser liberados para se tornarem utilizáveis.</text:p>
          </table:table-cell>
          <table:table-cell table:style-name="ce2" office:value-type="string">
            <text:p>Ces ravins profonds sont remplis de glace; ils devront être nettoyés pour devenir utilisables.</text:p>
          </table:table-cell>
          <table:table-cell table:style-name="ce2" office:value-type="string">
            <text:p>Te głębokie wąwozy są wypełnione lodem; będą musiały zostać oczyszczone, aby stały się użyteczne.</text:p>
          </table:table-cell>
          <table:table-cell table:style-name="ce2" office:value-type="string">
            <text:p>Estas profundas barrancas están llenas de hielo; Tendrán que ser eliminados para que puedan ser utilizados.</text:p>
          </table:table-cell>
          <table:table-cell table:style-name="ce8" table:number-columns-repeated="18"/>
          <table:table-cell table:number-columns-repeated="998"/>
        </table:table-row>
        <table:table-row table:style-name="ro1">
          <table:table-cell table:style-name="ce2" office:value-type="string">
            <text:p>tb_pc_frozen_terraforming_frozen_desolation</text:p>
          </table:table-cell>
          <table:table-cell table:style-name="ce2" office:value-type="string">
            <text:p>£blocker Desolate Ice</text:p>
          </table:table-cell>
          <table:table-cell table:style-name="ce2" office:value-type="string">
            <text:p>£blocker Бескрайние льды</text:p>
          </table:table-cell>
          <table:table-cell table:number-columns-repeated="5" table:style-name="ce2" office:value-type="string">
            <text:p>£blocker Desolate Ice</text:p>
          </table:table-cell>
          <table:table-cell table:style-name="ce8" table:number-columns-repeated="18"/>
          <table:table-cell table:number-columns-repeated="998"/>
        </table:table-row>
        <table:table-row table:style-name="ro11">
          <table:table-cell table:style-name="ce2" office:value-type="string">
            <text:p>tb_pc_frozen_terraforming_frozen_desolation_desc</text:p>
          </table:table-cell>
          <table:table-cell table:style-name="ce2" office:value-type="string">
            <text:p>Thin ice sheets and frozen winds make this region desolate and barren.</text:p>
          </table:table-cell>
          <table:table-cell table:style-name="ce2" office:value-type="string">
            <text:p>Тонкий ледяной покров и мёрзлый ветер делают этот район пустынным и бесплодным.</text:p>
          </table:table-cell>
          <table:table-cell table:style-name="ce2" office:value-type="string">
            <text:p>Dünne Eisdecken und gefrorene Winde machen diese Region trostlos und karg.</text:p>
          </table:table-cell>
          <table:table-cell table:style-name="ce2" office:value-type="string">
            <text:p>Lençóis de gelo finos e ventos congelados tornam esta região desolada e estéril.</text:p>
          </table:table-cell>
          <table:table-cell table:style-name="ce2" office:value-type="string">
            <text:p>De minces calottes glaciaires et des vents gelés rendent cette région désolée et stérile.</text:p>
          </table:table-cell>
          <table:table-cell table:style-name="ce2" office:value-type="string">
            <text:p>Cienkie pokrywy lodowe i zamarznięte wiatry czynią ten region pustym i jałowym.</text:p>
          </table:table-cell>
          <table:table-cell table:style-name="ce2" office:value-type="string">
            <text:p>Finas capas de hielo y vientos congelados hacen que esta región sea desolada y estéril.</text:p>
          </table:table-cell>
          <table:table-cell table:style-name="ce8" table:number-columns-repeated="18"/>
          <table:table-cell table:number-columns-repeated="998"/>
        </table:table-row>
        <table:table-row table:style-name="ro2">
          <table:table-cell table:style-name="ce2" office:value-type="string">
            <text:p>tb_pc_greenhouse_cold_terraforming_rugged_land</text:p>
          </table:table-cell>
          <table:table-cell table:style-name="ce2" office:value-type="string">
            <text:p>£blocker Barren Lands</text:p>
          </table:table-cell>
          <table:table-cell table:style-name="ce2" office:value-type="string">
            <text:p>£blocker Бесплодные земли</text:p>
          </table:table-cell>
          <table:table-cell table:number-columns-repeated="5" table:style-name="ce2" office:value-type="string">
            <text:p>£blocker Barren Lands</text:p>
          </table:table-cell>
          <table:table-cell table:style-name="ce8" table:number-columns-repeated="18"/>
          <table:table-cell table:number-columns-repeated="998"/>
        </table:table-row>
        <table:table-row table:style-name="ro11">
          <table:table-cell table:style-name="ce2" office:value-type="string">
            <text:p>tb_pc_greenhouse_cold_terraforming_rugged_land_desc</text:p>
          </table:table-cell>
          <table:table-cell table:style-name="ce2" office:value-type="string">
            <text:p>Freezing winds persistently scour this stretch, preventing habitation.</text:p>
          </table:table-cell>
          <table:table-cell table:style-name="ce2" office:value-type="string">
            <text:p>Ледяные ветры настойчиво продувают этот участок, препятствуя заселению.</text:p>
          </table:table-cell>
          <table:table-cell table:style-name="ce2" office:value-type="string">
            <text:p>Einfrierender Wind durchkämmt diese Strecke ständig und verhindert so die Besiedlung.</text:p>
          </table:table-cell>
          <table:table-cell table:style-name="ce2" office:value-type="string">
            <text:p>Ventos congelantes persistentemente percorrem esse trecho, impedindo a habitação.</text:p>
          </table:table-cell>
          <table:table-cell table:style-name="ce2" office:value-type="string">
            <text:p>Les vents de gel parcourent constamment ce tronçon, empêchant l'habitation.</text:p>
          </table:table-cell>
          <table:table-cell table:style-name="ce2" office:value-type="string">
            <text:p>Zamrażające wiatry trwale przeszukują ten odcinek, zapobiegając zamieszkaniu.</text:p>
          </table:table-cell>
          <table:table-cell table:style-name="ce2" office:value-type="string">
            <text:p>Los vientos helados persisten en este tramo, impidiendo la habitación.</text:p>
          </table:table-cell>
          <table:table-cell table:style-name="ce8" table:number-columns-repeated="18"/>
          <table:table-cell table:number-columns-repeated="998"/>
        </table:table-row>
        <table:table-row table:style-name="ro1">
          <table:table-cell table:style-name="ce2" office:value-type="string">
            <text:p>tb_pc_greenhouse_cold_terraforming_sufuric_vents</text:p>
          </table:table-cell>
          <table:table-cell table:style-name="ce2" office:value-type="string">
            <text:p>£blocker Sulfur Vents</text:p>
          </table:table-cell>
          <table:table-cell table:style-name="ce2" office:value-type="string">
            <text:p>£blocker Серные вены</text:p>
          </table:table-cell>
          <table:table-cell table:number-columns-repeated="5" table:style-name="ce2" office:value-type="string">
            <text:p>£blocker Sulfur Vents</text:p>
          </table:table-cell>
          <table:table-cell table:style-name="ce8" table:number-columns-repeated="18"/>
          <table:table-cell table:number-columns-repeated="998"/>
        </table:table-row>
        <table:table-row table:style-name="ro9">
          <table:table-cell table:style-name="ce2" office:value-type="string">
            <text:p>tb_pc_greenhouse_cold_terraforming_sufuric_vents_desc</text:p>
          </table:table-cell>
          <table:table-cell table:style-name="ce2" office:value-type="string">
            <text:p>This region belches out sulfur plumes at an alarming rate, rendering it uninhabitable.</text:p>
          </table:table-cell>
          <table:table-cell table:style-name="ce2" office:value-type="string">
            <text:p>Этот регион выбрасывает шлейфы серы с угрожающей скоростью, делая их непригодными для проживания.</text:p>
          </table:table-cell>
          <table:table-cell table:style-name="ce2" office:value-type="string">
            <text:p>Diese Region spuckt Schwefelwolken mit alarmierender Geschwindigkeit aus und macht sie unbewohnbar.</text:p>
          </table:table-cell>
          <table:table-cell table:style-name="ce2" office:value-type="string">
            <text:p>Esta região arrota plumas de enxofre a um ritmo alarmante, tornando-a inabitável.</text:p>
          </table:table-cell>
          <table:table-cell table:style-name="ce2" office:value-type="string">
            <text:p>Cette région crache des panaches de soufre à un rythme alarmant, le rendant inhabitable.</text:p>
          </table:table-cell>
          <table:table-cell table:style-name="ce2" office:value-type="string">
            <text:p>Region ten w niepokojąco szybko wydobywa smugi siarki, przez co nie nadaje się do zamieszkania.</text:p>
          </table:table-cell>
          <table:table-cell table:style-name="ce2" office:value-type="string">
            <text:p>Esta región eructa penachos de azufre a un ritmo alarmante, por lo que es inhabitable.</text:p>
          </table:table-cell>
          <table:table-cell table:style-name="ce8" table:number-columns-repeated="18"/>
          <table:table-cell table:number-columns-repeated="998"/>
        </table:table-row>
        <table:table-row table:style-name="ro2">
          <table:table-cell table:style-name="ce2" office:value-type="string">
            <text:p>tb_pc_greenhouse_hot_terraforming_rugged_terrain</text:p>
          </table:table-cell>
          <table:table-cell table:style-name="ce2" office:value-type="string">
            <text:p>£blocker Rugged Lands</text:p>
          </table:table-cell>
          <table:table-cell table:style-name="ce2" office:value-type="string">
            <text:p>£blocker Пересеченная местность</text:p>
          </table:table-cell>
          <table:table-cell table:number-columns-repeated="5" table:style-name="ce2" office:value-type="string">
            <text:p>£blocker Rugged Lands</text:p>
          </table:table-cell>
          <table:table-cell table:style-name="ce8" table:number-columns-repeated="18"/>
          <table:table-cell table:number-columns-repeated="998"/>
        </table:table-row>
        <table:table-row table:style-name="ro9">
          <table:table-cell table:style-name="ce2" office:value-type="string">
            <text:p>tb_pc_greenhouse_hot_terraforming_rugged_terrain_desc</text:p>
          </table:table-cell>
          <table:table-cell table:style-name="ce2" office:value-type="string">
            <text:p>Rugged in the extreme, these lands challenge even frontier settlers beyond all reason.</text:p>
          </table:table-cell>
          <table:table-cell table:style-name="ce2" office:value-type="string">
            <text:p>Изрезанные до ужаса, эти земли бросают вызов даже самым упорным поселенцам.</text:p>
          </table:table-cell>
          <table:table-cell table:style-name="ce2" office:value-type="string">
            <text:p>Diese Länder sind extrem robust und fordern sogar Siedler aus aller Welt heraus.</text:p>
          </table:table-cell>
          <table:table-cell table:style-name="ce2" office:value-type="string">
            <text:p>Robusto ao extremo, essas terras desafiam até mesmo os colonos fronteiriços além de qualquer razão.</text:p>
          </table:table-cell>
          <table:table-cell table:style-name="ce2" office:value-type="string">
            <text:p>Robustes à l'extrême, ces terres défient même les colons frontaliers au-delà de toute raison.</text:p>
          </table:table-cell>
          <table:table-cell table:style-name="ce2" office:value-type="string">
            <text:p>Te ekstremalne grunty stanowią wyzwanie nawet dla osadników bez granic.</text:p>
          </table:table-cell>
          <table:table-cell table:style-name="ce2" office:value-type="string">
            <text:p>Resistente en extremo, estas tierras desafían incluso a los colonos de la frontera más allá de toda razón.</text:p>
          </table:table-cell>
          <table:table-cell table:style-name="ce8" table:number-columns-repeated="18"/>
          <table:table-cell table:number-columns-repeated="998"/>
        </table:table-row>
        <table:table-row table:style-name="ro1">
          <table:table-cell table:style-name="ce2" office:value-type="string">
            <text:p>tb_pc_greenhouse_hot_terraforming_stormfield</text:p>
          </table:table-cell>
          <table:table-cell table:style-name="ce2" office:value-type="string">
            <text:p>£blocker Storm Field</text:p>
          </table:table-cell>
          <table:table-cell table:style-name="ce2" office:value-type="string">
            <text:p>£blocker Штормовые поля</text:p>
          </table:table-cell>
          <table:table-cell table:number-columns-repeated="5" table:style-name="ce2" office:value-type="string">
            <text:p>£blocker Storm Field</text:p>
          </table:table-cell>
          <table:table-cell table:style-name="ce8" table:number-columns-repeated="18"/>
          <table:table-cell table:number-columns-repeated="998"/>
        </table:table-row>
        <table:table-row table:style-name="ro6">
          <table:table-cell table:style-name="ce2" office:value-type="string">
            <text:p>tb_pc_greenhouse_hot_terraforming_stormfield_desc</text:p>
          </table:table-cell>
          <table:table-cell table:style-name="ce2" office:value-type="string">
            <text:p>This mostly flat area would have been perfect for construction, if not for the constant electrical discharges at unpredictable intervals.</text:p>
          </table:table-cell>
          <table:table-cell table:style-name="ce2" office:value-type="string">
            <text:p>Это в основном плоская область была бы идеальна для строительства, если бы не постоянные электрические разряды с непредсказуемыми интервалами.</text:p>
          </table:table-cell>
          <table:table-cell table:style-name="ce2" office:value-type="string">
            <text:p>Diese meist flache Fläche wäre perfekt für den Bau gewesen, wenn nicht für die ständigen elektrischen Entladungen in unvorhersehbaren Intervallen.</text:p>
          </table:table-cell>
          <table:table-cell table:style-name="ce2" office:value-type="string">
            <text:p>Esta área basicamente plana teria sido perfeita para a construção, se não fosse pelas descargas elétricas constantes em intervalos imprevisíveis.</text:p>
          </table:table-cell>
          <table:table-cell table:style-name="ce2" office:value-type="string">
            <text:p>Cette zone essentiellement plate aurait été parfaite pour la construction, si ce n'est pour les décharges électriques constantes à des intervalles imprévisibles.</text:p>
          </table:table-cell>
          <table:table-cell table:style-name="ce2" office:value-type="string">
            <text:p>Ta w większości płaska powierzchnia byłaby idealna do budowy, gdyby nie ciągłe wyładowania elektryczne w nieprzewidywalnych odstępach czasu.</text:p>
          </table:table-cell>
          <table:table-cell table:style-name="ce2" office:value-type="string">
            <text:p>Esta área, en su mayoría plana, hubiera sido perfecta para la construcción, si no hubiera sido por las constantes descargas eléctricas a intervalos impredecibles.</text:p>
          </table:table-cell>
          <table:table-cell table:style-name="ce8" table:number-columns-repeated="18"/>
          <table:table-cell table:number-columns-repeated="998"/>
        </table:table-row>
        <table:table-row table:style-name="ro2">
          <table:table-cell table:style-name="ce2" office:value-type="string">
            <text:p>tb_pc_hot_greenhouse_terraforming_stormfield</text:p>
          </table:table-cell>
          <table:table-cell table:style-name="ce2" office:value-type="string">
            <text:p>£blocker Storm Fields</text:p>
          </table:table-cell>
          <table:table-cell table:style-name="ce2" office:value-type="string">
            <text:p>£blocker Штормовые поля</text:p>
          </table:table-cell>
          <table:table-cell table:number-columns-repeated="5" table:style-name="ce2" office:value-type="string">
            <text:p>£blocker Storm Fields</text:p>
          </table:table-cell>
          <table:table-cell table:style-name="ce8" table:number-columns-repeated="18"/>
          <table:table-cell table:number-columns-repeated="998"/>
        </table:table-row>
        <table:table-row table:style-name="ro12">
          <table:table-cell table:style-name="ce2" office:value-type="string">
            <text:p>tb_pc_hot_greenhouse_terraforming_stormfield_desc</text:p>
          </table:table-cell>
          <table:table-cell table:style-name="ce2" office:value-type="string">
            <text:p>Storms persistently ravage these fields with lightning, preventing life from taking root.</text:p>
          </table:table-cell>
          <table:table-cell table:style-name="ce2" office:value-type="string">
            <text:p>Штормы настойчиво разрушают эти поля, не позволяя жизни укореняться.</text:p>
          </table:table-cell>
          <table:table-cell table:style-name="ce2" office:value-type="string">
            <text:p>Stürme verwüsten diese Felder mit Blitzen und verhindern, dass das Leben Wurzeln schlägt.</text:p>
          </table:table-cell>
          <table:table-cell table:style-name="ce2" office:value-type="string">
            <text:p>Tempestades persistentemente devastam esses campos com raios, impedindo que a vida crie raízes.</text:p>
          </table:table-cell>
          <table:table-cell table:style-name="ce2" office:value-type="string">
            <text:p>Les tempêtes ravagent constamment ces champs par la foudre, empêchant la vie de prendre racine.</text:p>
          </table:table-cell>
          <table:table-cell table:style-name="ce2" office:value-type="string">
            <text:p>Burze uporczywie spustoszają te pola błyskawicą, uniemożliwiając korzenie życia.</text:p>
          </table:table-cell>
          <table:table-cell table:style-name="ce2" office:value-type="string">
            <text:p>Las tormentas causan estragos persistentes en estos campos con rayos, impidiendo que la vida arraigue.</text:p>
          </table:table-cell>
          <table:table-cell table:style-name="ce8" table:number-columns-repeated="18"/>
          <table:table-cell table:number-columns-repeated="998"/>
        </table:table-row>
        <table:table-row table:style-name="ro1">
          <table:table-cell table:style-name="ce2" office:value-type="string">
            <text:p>tb_pc_hot_greenhouse_terraforming_wastelands</text:p>
          </table:table-cell>
          <table:table-cell table:style-name="ce2" office:value-type="string">
            <text:p>£blocker Wastelands</text:p>
          </table:table-cell>
          <table:table-cell table:style-name="ce2" office:value-type="string">
            <text:p>£blocker Пустоши</text:p>
          </table:table-cell>
          <table:table-cell table:number-columns-repeated="5" table:style-name="ce2" office:value-type="string">
            <text:p>£blocker Wastelands</text:p>
          </table:table-cell>
          <table:table-cell table:style-name="ce8" table:number-columns-repeated="18"/>
          <table:table-cell table:number-columns-repeated="998"/>
        </table:table-row>
        <table:table-row table:style-name="ro11">
          <table:table-cell table:style-name="ce2" office:value-type="string">
            <text:p>tb_pc_hot_greenhouse_terraforming_wastelands_desc</text:p>
          </table:table-cell>
          <table:table-cell table:style-name="ce2" office:value-type="string">
            <text:p>Poor soil and toxic gases make this terrain unusable.</text:p>
          </table:table-cell>
          <table:table-cell table:style-name="ce2" office:value-type="string">
            <text:p>Плохие почвы и токсичные газы делают эти земли непригодными для использования.</text:p>
          </table:table-cell>
          <table:table-cell table:style-name="ce2" office:value-type="string">
            <text:p>Schlechter Boden und giftige Gase machen dieses Gelände unbrauchbar.</text:p>
          </table:table-cell>
          <table:table-cell table:style-name="ce2" office:value-type="string">
            <text:p>Solo pobre e gases tóxicos tornam este terreno inutilizável.</text:p>
          </table:table-cell>
          <table:table-cell table:style-name="ce2" office:value-type="string">
            <text:p>Un sol pauvre et des gaz toxiques rendent ce terrain inutilisable.</text:p>
          </table:table-cell>
          <table:table-cell table:style-name="ce2" office:value-type="string">
            <text:p>Słaba gleba i toksyczne gazy sprawiają, że teren ten nie nadaje się do użytku.</text:p>
          </table:table-cell>
          <table:table-cell table:style-name="ce2" office:value-type="string">
            <text:p>El suelo pobre y los gases tóxicos hacen que este terreno sea inutilizable.</text:p>
          </table:table-cell>
          <table:table-cell table:style-name="ce8" table:number-columns-repeated="18"/>
          <table:table-cell table:number-columns-repeated="998"/>
        </table:table-row>
        <table:table-row table:style-name="ro2">
          <table:table-cell table:style-name="ce2" office:value-type="string">
            <text:p>tb_pc_ice_asteroidal_frozen_exotic_matter</text:p>
          </table:table-cell>
          <table:table-cell table:style-name="ce2" office:value-type="string">
            <text:p>Frozen Exotic Matter</text:p>
          </table:table-cell>
          <table:table-cell table:style-name="ce2" office:value-type="string">
            <text:p>Замороженная экзотическая материя</text:p>
          </table:table-cell>
          <table:table-cell table:style-name="ce2" office:value-type="string">
            <text:p>Gefrorene exotische Materie</text:p>
          </table:table-cell>
          <table:table-cell table:style-name="ce2" office:value-type="string">
            <text:p>Matéria Exótica Congelada</text:p>
          </table:table-cell>
          <table:table-cell table:style-name="ce2" office:value-type="string">
            <text:p>Matière exotique congelée</text:p>
          </table:table-cell>
          <table:table-cell table:style-name="ce2" office:value-type="string">
            <text:p>Frozen Exotic Matter</text:p>
          </table:table-cell>
          <table:table-cell table:style-name="ce2" office:value-type="string">
            <text:p>Materia exótica congelada</text:p>
          </table:table-cell>
          <table:table-cell table:style-name="ce8" table:number-columns-repeated="18"/>
          <table:table-cell table:number-columns-repeated="998"/>
        </table:table-row>
        <table:table-row table:style-name="ro5">
          <table:table-cell table:style-name="ce2" office:value-type="string">
            <text:p>tb_pc_ice_asteroidal_frozen_exotic_matter_desc</text:p>
          </table:table-cell>
          <table:table-cell table:style-name="ce2" office:value-type="string">
            <text:p>This tile is filled with exotic matter encased by primordial ice. Mining this tile and clearing the tile blocker £blocker will will increase the Asteroidal's output by §G6 Monthly Physics$ and §G4 Monthly Energy§! for a 10 year period.</text:p>
          </table:table-cell>
          <table:table-cell table:style-name="ce2"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6 единиц физики§! и §G4 единицы энергии§! на астероиде на 10-летний период.</text:p>
          </table:table-cell>
          <table:table-cell table:number-columns-repeated="5" table:style-name="ce2" office:value-type="string">
            <text:p>This tile is filled with exotic matter encased by primordial ice. Mining this tile and clearing the tile blocker £blocker will will increase the Asteroidal's output by §G6 Monthly Physics$ and §G4 Monthly Energy§! for a 10 year period.</text:p>
          </table:table-cell>
          <table:table-cell table:style-name="ce8" table:number-columns-repeated="18"/>
          <table:table-cell table:number-columns-repeated="998"/>
        </table:table-row>
        <table:table-row table:style-name="ro1">
          <table:table-cell table:style-name="ce2" office:value-type="string">
            <text:p>tb_pc_ice_asteroidal_primordial_ice</text:p>
          </table:table-cell>
          <table:table-cell table:style-name="ce2" office:value-type="string">
            <text:p>Primordial Ice</text:p>
          </table:table-cell>
          <table:table-cell table:style-name="ce2" office:value-type="string">
            <text:p>Первородный лёд</text:p>
          </table:table-cell>
          <table:table-cell table:style-name="ce2" office:value-type="string">
            <text:p>Ureis</text:p>
          </table:table-cell>
          <table:table-cell table:style-name="ce2" office:value-type="string">
            <text:p>Gelo Primordial</text:p>
          </table:table-cell>
          <table:table-cell table:style-name="ce2" office:value-type="string">
            <text:p>Glace primordiale</text:p>
          </table:table-cell>
          <table:table-cell table:style-name="ce2" office:value-type="string">
            <text:p>Primordial Ice</text:p>
          </table:table-cell>
          <table:table-cell table:style-name="ce2" office:value-type="string">
            <text:p>Hielo primordial</text:p>
          </table:table-cell>
          <table:table-cell table:style-name="ce8" table:number-columns-repeated="18"/>
          <table:table-cell table:number-columns-repeated="998"/>
        </table:table-row>
        <table:table-row table:style-name="ro14">
          <table:table-cell table:style-name="ce2" office:value-type="string">
            <text:p>tb_pc_ice_asteroidal_primordial_ice_desc</text:p>
          </table:table-cell>
          <table:table-cell table:style-name="ce2" office:value-type="string">
            <text:p>This tile is filled with ice that formed shortly after the universe began. Mining this tile and clearing the tile blocker £blocker will will increase the Asteroidal's output by §G2 Monthly Energy§! and §G0.5 Monthly $sr_terraforming_agents$$! for a 10 year period.</text:p>
          </table:table-cell>
          <table:table-cell table:style-name="ce2" office:value-type="string">
            <text:p>Эта плитка заполнена льдом, который сформировался вскоре после начала Вселенной. Добыча этой плитки и очистка блокатора £blocker приведет к увеличению добычи на §G2 энергии§! и §G0.5 $sr_terraforming_agents $$! за 10-летний период.</text:p>
          </table:table-cell>
          <table:table-cell table:number-columns-repeated="5" table:style-name="ce2" office:value-type="string">
            <text:p>This tile is filled with ice that formed shortly after the universe began. Mining this tile and clearing the tile blocker £blocker will will increase the Asteroidal's output by §G2 Monthly Energy§! and §G0.5 Monthly $sr_terraforming_agents$$! for a 10 year period.</text:p>
          </table:table-cell>
          <table:table-cell table:style-name="ce8" table:number-columns-repeated="18"/>
          <table:table-cell table:number-columns-repeated="998"/>
        </table:table-row>
        <table:table-row table:style-name="ro2">
          <table:table-cell table:style-name="ce2" office:value-type="string">
            <text:p>tb_pc_molten_terraforming_magma_river</text:p>
          </table:table-cell>
          <table:table-cell table:style-name="ce2" office:value-type="string">
            <text:p>£blocker Magma River</text:p>
          </table:table-cell>
          <table:table-cell table:style-name="ce2" office:value-type="string">
            <text:p>£blocker Магмовая река</text:p>
          </table:table-cell>
          <table:table-cell table:number-columns-repeated="5" table:style-name="ce2" office:value-type="string">
            <text:p>£blocker Magma River</text:p>
          </table:table-cell>
          <table:table-cell table:style-name="ce8" table:number-columns-repeated="18"/>
          <table:table-cell table:number-columns-repeated="998"/>
        </table:table-row>
        <table:table-row table:style-name="ro3">
          <table:table-cell table:style-name="ce2" office:value-type="string">
            <text:p>tb_pc_molten_terraforming_magma_river_desc</text:p>
          </table:table-cell>
          <table:table-cell table:style-name="ce2" office:value-type="string">
            <text:p>An enormous river of magma continuously flows here.</text:p>
          </table:table-cell>
          <table:table-cell table:style-name="ce2" office:value-type="string">
            <text:p>Здесь постоянно протекает огромная река магмы.</text:p>
          </table:table-cell>
          <table:table-cell table:style-name="ce2" office:value-type="string">
            <text:p>Ein riesiger Fluss von Magma fließt hier kontinuierlich.</text:p>
          </table:table-cell>
          <table:table-cell table:style-name="ce2" office:value-type="string">
            <text:p>Um enorme rio de magma flui continuamente aqui.</text:p>
          </table:table-cell>
          <table:table-cell table:style-name="ce2" office:value-type="string">
            <text:p>Une énorme rivière de magma coule continuellement ici.</text:p>
          </table:table-cell>
          <table:table-cell table:style-name="ce2" office:value-type="string">
            <text:p>Ogromna rzeka magmy nieustannie płynie tutaj.</text:p>
          </table:table-cell>
          <table:table-cell table:style-name="ce2" office:value-type="string">
            <text:p>Un enorme río de magma fluye continuamente aquí.</text:p>
          </table:table-cell>
          <table:table-cell table:style-name="ce8" table:number-columns-repeated="18"/>
          <table:table-cell table:number-columns-repeated="998"/>
        </table:table-row>
        <table:table-row table:style-name="ro2">
          <table:table-cell table:style-name="ce2" office:value-type="string">
            <text:p>tb_pc_molten_terraforming_pyroclastic_terrain</text:p>
          </table:table-cell>
          <table:table-cell table:style-name="ce2" office:value-type="string">
            <text:p>£blocker Pyroclastic Fields</text:p>
          </table:table-cell>
          <table:table-cell table:style-name="ce2" office:value-type="string">
            <text:p>£blocker Пирокластические поля</text:p>
          </table:table-cell>
          <table:table-cell table:number-columns-repeated="5" table:style-name="ce2" office:value-type="string">
            <text:p>£blocker Pyroclastic Fields</text:p>
          </table:table-cell>
          <table:table-cell table:style-name="ce8" table:number-columns-repeated="18"/>
          <table:table-cell table:number-columns-repeated="998"/>
        </table:table-row>
        <table:table-row table:style-name="ro9">
          <table:table-cell table:style-name="ce2" office:value-type="string">
            <text:p>tb_pc_molten_terraforming_pyroclastic_terrain_desc</text:p>
          </table:table-cell>
          <table:table-cell table:style-name="ce2" office:value-type="string">
            <text:p>Raging tectonic turbulence keeps this region peppered with pyroclastic activity.</text:p>
          </table:table-cell>
          <table:table-cell table:style-name="ce2" office:value-type="string">
            <text:p>Яростная тектоническая турбулентность делает эту область насыщенной пирокластической активностью.</text:p>
          </table:table-cell>
          <table:table-cell table:style-name="ce2" office:value-type="string">
            <text:p>Rasende tektonische Turbulenz hält diese Region mit pyroklastischer Aktivität gespickt.</text:p>
          </table:table-cell>
          <table:table-cell table:style-name="ce2" office:value-type="string">
            <text:p>Turbulência tectônica furiosa mantém essa região salpicada com atividade piroclástica.</text:p>
          </table:table-cell>
          <table:table-cell table:style-name="ce2" office:value-type="string">
            <text:p>La turbulence tectonique qui fait rage maintient cette région parsemée d'activité pyroclastique.</text:p>
          </table:table-cell>
          <table:table-cell table:style-name="ce2" office:value-type="string">
            <text:p>Szalejąca turbulencja tektoniczna sprawia, że ​​region ten jest usiany aktywnością piroklastyczną.</text:p>
          </table:table-cell>
          <table:table-cell table:style-name="ce2" office:value-type="string">
            <text:p>La furiosa turbulencia tectónica mantiene a esta región salpicada de actividad piroclástica.</text:p>
          </table:table-cell>
          <table:table-cell table:style-name="ce8" table:number-columns-repeated="18"/>
          <table:table-cell table:number-columns-repeated="998"/>
        </table:table-row>
        <table:table-row table:style-name="ro2">
          <table:table-cell table:style-name="ce2" office:value-type="string">
            <text:p>tb_pc_toxic_sulphoric_flora</text:p>
          </table:table-cell>
          <table:table-cell table:style-name="ce2" office:value-type="string">
            <text:p>£blocker Sulphoric Flora</text:p>
          </table:table-cell>
          <table:table-cell table:style-name="ce2" office:value-type="string">
            <text:p>£blocker Серная флора</text:p>
          </table:table-cell>
          <table:table-cell table:number-columns-repeated="5" table:style-name="ce2" office:value-type="string">
            <text:p>£blocker Sulphoric Flora</text:p>
          </table:table-cell>
          <table:table-cell table:style-name="ce8" table:number-columns-repeated="18"/>
          <table:table-cell table:number-columns-repeated="998"/>
        </table:table-row>
        <table:table-row table:style-name="ro9">
          <table:table-cell table:style-name="ce2" office:value-type="string">
            <text:p>tb_pc_toxic_sulphoric_flora_desc</text:p>
          </table:table-cell>
          <table:table-cell table:style-name="ce2" office:value-type="string">
            <text:p>Flora here releases large amounts of sulphur from its metabolic activities, poisoning the air.</text:p>
          </table:table-cell>
          <table:table-cell table:style-name="ce2" office:value-type="string">
            <text:p>Флора здесь выделяет большое количество серы и-за её метаболических активностей, отравляя воздух.</text:p>
          </table:table-cell>
          <table:table-cell table:style-name="ce2" office:value-type="string">
            <text:p>Die Flora setzt hier große Mengen Schwefel aus ihren Stoffwechselaktivitäten frei und vergiftet die Luft.</text:p>
          </table:table-cell>
          <table:table-cell table:style-name="ce2" office:value-type="string">
            <text:p>Flora aqui libera grandes quantidades de enxofre de suas atividades metabólicas, envenenando o ar.</text:p>
          </table:table-cell>
          <table:table-cell table:style-name="ce2" office:value-type="string">
            <text:p>La flore libère ici de grandes quantités de soufre de ses activités métaboliques, empoisonnant l'air.</text:p>
          </table:table-cell>
          <table:table-cell table:style-name="ce2" office:value-type="string">
            <text:p>Flora uwalnia duże ilości siarki z jej aktywności metabolicznej, zatruwając powietrze.</text:p>
          </table:table-cell>
          <table:table-cell table:style-name="ce2" office:value-type="string">
            <text:p>Flora aquí libera grandes cantidades de azufre de sus actividades metabólicas, envenenando el aire.</text:p>
          </table:table-cell>
          <table:table-cell table:style-name="ce8" table:number-columns-repeated="18"/>
          <table:table-cell table:number-columns-repeated="998"/>
        </table:table-row>
        <table:table-row table:style-name="ro2">
          <table:table-cell table:style-name="ce2" office:value-type="string">
            <text:p>tb_pc_toxic_terraforming_noxious_concentrations</text:p>
          </table:table-cell>
          <table:table-cell table:style-name="ce2" office:value-type="string">
            <text:p>£blocker Noxious Concentration</text:p>
          </table:table-cell>
          <table:table-cell table:style-name="ce2" office:value-type="string">
            <text:p>£blocker Вредные соединения</text:p>
          </table:table-cell>
          <table:table-cell table:number-columns-repeated="5" table:style-name="ce2" office:value-type="string">
            <text:p>£blocker Noxious Concentration</text:p>
          </table:table-cell>
          <table:table-cell table:style-name="ce8" table:number-columns-repeated="18"/>
          <table:table-cell table:number-columns-repeated="998"/>
        </table:table-row>
        <table:table-row table:style-name="ro12">
          <table:table-cell table:style-name="ce2" office:value-type="string">
            <text:p>tb_pc_toxic_terraforming_noxious_concentrations_desc</text:p>
          </table:table-cell>
          <table:table-cell table:style-name="ce2" office:value-type="string">
            <text:p>Heavy elements have mixed into the gases in this area, rendering it utterly uninhabitable.</text:p>
          </table:table-cell>
          <table:table-cell table:style-name="ce2" office:value-type="string">
            <text:p>Тяжелые элементы смешались в газах в этой области, делая их совершенно необитаемыми.</text:p>
          </table:table-cell>
          <table:table-cell table:style-name="ce2" office:value-type="string">
            <text:p>Schwere Elemente haben sich in diesem Bereich in die Gase gemischt und sind damit völlig unbewohnbar.</text:p>
          </table:table-cell>
          <table:table-cell table:style-name="ce2" office:value-type="string">
            <text:p>Elementos pesados ​​misturaram-se nos gases nessa área, tornando-a totalmente inabitável.</text:p>
          </table:table-cell>
          <table:table-cell table:style-name="ce2" office:value-type="string">
            <text:p>Des éléments lourds se sont mélangés aux gaz dans cette zone, ce qui les rend tout à fait inhabitables.</text:p>
          </table:table-cell>
          <table:table-cell table:style-name="ce2" office:value-type="string">
            <text:p>Ciężkie pierwiastki zmieszały się z gazami w tym obszarze, czyniąc je całkowicie niezdatnymi do zamieszkania.</text:p>
          </table:table-cell>
          <table:table-cell table:style-name="ce2" office:value-type="string">
            <text:p>Los elementos pesados ​​se han mezclado en los gases en esta área, por lo que es completamente inhabitable.</text:p>
          </table:table-cell>
          <table:table-cell table:style-name="ce8" table:number-columns-repeated="18"/>
          <table:table-cell table:number-columns-repeated="998"/>
        </table:table-row>
        <table:table-row table:style-name="ro2">
          <table:table-cell table:style-name="ce2" office:value-type="string">
            <text:p>tb_persistent_volcano</text:p>
          </table:table-cell>
          <table:table-cell table:style-name="ce2" office:value-type="string">
            <text:p>£blocker Persistent Volcano</text:p>
          </table:table-cell>
          <table:table-cell table:style-name="ce2" office:value-type="string">
            <text:p>£blocker Постоянный вулкан</text:p>
          </table:table-cell>
          <table:table-cell table:number-columns-repeated="5" table:style-name="ce2" office:value-type="string">
            <text:p>£blocker Persistent Volcano</text:p>
          </table:table-cell>
          <table:table-cell table:style-name="ce8" table:number-columns-repeated="18"/>
          <table:table-cell table:number-columns-repeated="998"/>
        </table:table-row>
        <table:table-row table:style-name="ro5">
          <table:table-cell table:style-name="ce2" office:value-type="string">
            <text:p>tb_persistent_volcano_desc</text:p>
          </table:table-cell>
          <table:table-cell table:style-name="ce2" office:value-type="string">
            <text:p>There is an active volcano in this region, that is being fed from a plume above a mantle hotspot.\n\n§RDeep Crust Engineering will have no effect, only terraforming can remove this volcano.§!</text:p>
          </table:table-cell>
          <table:table-cell table:style-name="ce2" office:value-type="string">
            <text:p>В этом регионе есть активный вулкан, который возвышается из-под шлейфа над мантийной точкой.\n\n§RТектоническая инженерия не будет иметь никакого эффекта, только терраформирование может удалить этот вулкан.§!</text:p>
          </table:table-cell>
          <table:table-cell table:style-name="ce2" office:value-type="string">
            <text:p>In dieser Region gibt es einen aktiven Vulkan, der von einer Wolke oberhalb eines Mantel-Hotspots gefüttert wird.\n\n§RDeep Crust Engineering hat keine Wirkung, nur Terraforming kann diesen Vulkan entfernen.§!</text:p>
          </table:table-cell>
          <table:table-cell table:style-name="ce2" office:value-type="string">
            <text:p>Há um vulcão ativo nesta região, que está sendo alimentado por uma pluma acima do hotspot de um manto.\n\n§ A engenharia da crosta profunda não terá efeito, somente a terraformação pode remover este vulcão.</text:p>
          </table:table-cell>
          <table:table-cell table:style-name="ce2" office:value-type="string">
            <text:p>Il y a un volcan actif dans cette région, qui est alimenté par un panache au-dessus d'un point chaud du manteau.\n\n§RDeep Crust Engineering n'aura aucun effet, seul le terraforming peut enlever ce volcan.§!</text:p>
          </table:table-cell>
          <table:table-cell table:style-name="ce2" office:value-type="string">
            <text:p>W tym regionie jest aktywny wulkan, który jest podawany z chmury nad gorącym miejscem płaszcza.\n\n§Odkrywanie skorupy nie przyniesie efektu, tylko terraformacja może usunąć ten wulkan.</text:p>
          </table:table-cell>
          <table:table-cell table:style-name="ce2" office:value-type="string">
            <text:p>Hay un volcán activo en esta región, que está siendo alimentado desde una pluma sobre un punto caliente del manto.\n\n§RDeep Crust Engineering no tendrá ningún efecto, ¡solo la terraformación puede eliminar este volcán!</text:p>
          </table:table-cell>
          <table:table-cell table:style-name="ce8" table:number-columns-repeated="18"/>
          <table:table-cell table:number-columns-repeated="998"/>
        </table:table-row>
        <table:table-row table:style-name="ro2">
          <table:table-cell table:style-name="ce2" office:value-type="string">
            <text:p>tb_planetary_projects_deep_core_mining_engine</text:p>
          </table:table-cell>
          <table:table-cell table:style-name="ce2" office:value-type="string">
            <text:p>£blocker Deep Core Mining Engine</text:p>
          </table:table-cell>
          <table:table-cell table:style-name="ce2" office:value-type="string">
            <text:p>£blocker Двигатель бура глубокой добычи</text:p>
          </table:table-cell>
          <table:table-cell table:number-columns-repeated="5" table:style-name="ce2" office:value-type="string">
            <text:p>£blocker Deep Core Mining Engine</text:p>
          </table:table-cell>
          <table:table-cell table:style-name="ce8" table:number-columns-repeated="18"/>
          <table:table-cell table:number-columns-repeated="998"/>
        </table:table-row>
        <table:table-row table:style-name="ro17">
          <table:table-cell table:style-name="ce2" office:value-type="string">
            <text:p>tb_planetary_projects_deep_core_mining_engine_desc</text:p>
          </table:table-cell>
          <table:table-cell table:style-name="ce2" office:value-type="string">
            <text:p>This massive, gravitic-stabilized tower utilizes orbital arrays to power immense drilling operations on a scale previously unseen - but strip-mining of this magnitude may have catastrophic long-term side effects.</text:p>
          </table:table-cell>
          <table:table-cell table:style-name="ce2" office:value-type="string">
            <text:p>Эта массивная башня с гравитационной стабилизацией использует орбитальные решетки для мощных буровых работ в масштабах, которые ранее были невозможны, но эта добычя может иметь катастрофические долгосрочные побочные эффекты.</text:p>
          </table:table-cell>
          <table:table-cell table:style-name="ce2" office:value-type="string">
            <text:p>Dieser massive, gravitationsstabilisierte Turm nutzt Orbital-Arrays, um immense Bohroperationen in bisher unerreichter Größenordnung anzutreiben - aber Strip-Mining dieser Größenordnung kann katastrophale Langzeitnebenwirkungen haben.</text:p>
          </table:table-cell>
          <table:table-cell table:style-name="ce2" office:value-type="string">
            <text:p>Essa torre maciça, estabilizada por gravita, utiliza matrizes orbitais para impulsionar imensas operações de perfuração em uma escala nunca antes vista - mas a extração de tiras dessa magnitude pode ter efeitos colaterais catastróficos a longo prazo.</text:p>
          </table:table-cell>
          <table:table-cell table:style-name="ce2" office:value-type="string">
            <text:p>Cette tour massive, stabilisée par la gravité, utilise des réseaux orbitaux pour alimenter d'immenses opérations de forage à une échelle inédite - mais une exploitation minière de cette ampleur peut avoir des effets secondaires catastrophiques à long terme.</text:p>
          </table:table-cell>
          <table:table-cell table:style-name="ce2" office:value-type="string">
            <text:p>Ta masywna, grawitacyjno-stabilizowana wieża wykorzystuje układy orbitalne do zasilania ogromnych operacji wiercenia w skali wcześniej niewidocznej - ale wydobycie pasków tej wielkości może mieć katastrofalne długoterminowe skutki uboczne.</text:p>
          </table:table-cell>
          <table:table-cell table:style-name="ce2" office:value-type="string">
            <text:p>Esta enorme torre estabilizada gravitacional utiliza matrices orbitales para potenciar inmensas operaciones de perforación a una escala nunca antes vista, pero la extracción de esta magnitud puede tener efectos secundarios catastróficos a largo plazo.</text:p>
          </table:table-cell>
          <table:table-cell table:style-name="ce8" table:number-columns-repeated="18"/>
          <table:table-cell table:number-columns-repeated="998"/>
        </table:table-row>
        <table:table-row table:style-name="ro2">
          <table:table-cell table:style-name="ce2" office:value-type="string">
            <text:p>tb_planetary_projects_geothermal_tap_engine</text:p>
          </table:table-cell>
          <table:table-cell table:style-name="ce2" office:value-type="string">
            <text:p>£blocker Geothermal Power Uplink</text:p>
          </table:table-cell>
          <table:table-cell table:style-name="ce2" office:value-type="string">
            <text:p>£blocker Геотермальные силовые линии</text:p>
          </table:table-cell>
          <table:table-cell table:number-columns-repeated="5" table:style-name="ce2" office:value-type="string">
            <text:p>£blocker Geothermal Power Uplink</text:p>
          </table:table-cell>
          <table:table-cell table:style-name="ce8" table:number-columns-repeated="18"/>
          <table:table-cell table:number-columns-repeated="998"/>
        </table:table-row>
        <table:table-row table:style-name="ro17">
          <table:table-cell table:style-name="ce2" office:value-type="string">
            <text:p>tb_planetary_projects_geothermal_tap_engine_desc</text:p>
          </table:table-cell>
          <table:table-cell table:style-name="ce2" office:value-type="string">
            <text:p>Widescale fracking efforts of the region culminate in a specialized refinery here, where the immense power generated can be beamed wherever needed - but the region cannot sustain such invasive fracturing indefinitely.</text:p>
          </table:table-cell>
          <table:table-cell table:style-name="ce2" office:value-type="string">
            <text:p>Широкомасштабные усилия по борьбе с экстремальным воздействием в регионе завершаются на специализированном перерабатывающем заводе, где огромная сгенерированная энергия отправлется туда, где она необходима. Но регион не может поддерживать такой инвазивный разрыв на бесконечно.</text:p>
          </table:table-cell>
          <table:table-cell table:style-name="ce2" office:value-type="string">
            <text:p>Wide Scale Fracking Bemühungen der Region gipfeln in einer spezialisierten Raffinerie hier, wo die immense erzeugte Energie wo immer benötigt strahlt - aber die Region kann solche invasiven Frakturen nicht unbegrenzt aufrecht erhalten.</text:p>
          </table:table-cell>
          <table:table-cell table:style-name="ce2" office:value-type="string">
            <text:p>Esforços de fraturamento em larga escala da região culminam em uma refinaria especializada aqui, onde a imensa energia gerada pode ser transmitida onde for necessário - mas a região não pode sustentar tal fratura invasiva indefinidamente.</text:p>
          </table:table-cell>
          <table:table-cell table:style-name="ce2" office:value-type="string">
            <text:p>Les efforts de fracturation à grande échelle de la région aboutissent à une raffinerie spécialisée, où l'immense puissance générée peut être rayonnée partout où cela est nécessaire - mais la région ne peut pas indéfiniment supporter une telle fracturation invasive.</text:p>
          </table:table-cell>
          <table:table-cell table:style-name="ce2" office:value-type="string">
            <text:p>Widomowe wysiłki szczelinowania w tym regionie kończą się tutaj wyspecjalizowaną rafinerią, gdzie olbrzymią generowaną moc można przesłać tam, gdzie jest to potrzebne - ale region nie może wytrzymać takiego inwazyjnego szczelinowania w nieskończoność.</text:p>
          </table:table-cell>
          <table:table-cell table:style-name="ce2" office:value-type="string">
            <text:p>Los esfuerzos de fracking a gran escala de la región culminan en una refinería especializada aquí, donde la inmensa energía generada puede transmitirse donde sea necesario, pero la región no puede soportar tal fractura invasora indefinidamente.</text:p>
          </table:table-cell>
          <table:table-cell table:style-name="ce8" table:number-columns-repeated="18"/>
          <table:table-cell table:number-columns-repeated="998"/>
        </table:table-row>
        <table:table-row table:style-name="ro2">
          <table:table-cell table:style-name="ce2" office:value-type="string">
            <text:p>tb_planetary_projects_harvest_engine</text:p>
          </table:table-cell>
          <table:table-cell table:style-name="ce2" office:value-type="string">
            <text:p>£blocker Soil Harvester</text:p>
          </table:table-cell>
          <table:table-cell table:style-name="ce2" office:value-type="string">
            <text:p>£blocker Сборщик почвы</text:p>
          </table:table-cell>
          <table:table-cell table:number-columns-repeated="5" table:style-name="ce2" office:value-type="string">
            <text:p>£blocker Soil Harvester</text:p>
          </table:table-cell>
          <table:table-cell table:style-name="ce8" table:number-columns-repeated="18"/>
          <table:table-cell table:number-columns-repeated="998"/>
        </table:table-row>
        <table:table-row table:style-name="ro10">
          <table:table-cell table:style-name="ce2" office:value-type="string">
            <text:p>tb_planetary_projects_harvest_engine_desc</text:p>
          </table:table-cell>
          <table:table-cell table:style-name="ce2" office:value-type="string">
            <text:p>These gigantic machines harvest organic substances and liquids. They produce large amounts of $food$ as well as some degree of $sr_terraforming_agents$ but deplete the planet's soil in the process.</text:p>
          </table:table-cell>
          <table:table-cell table:style-name="ce2" office:value-type="string">
            <text:p>Эти гигантские машины собирают органические вещества и жидкости. Они производят большое количество $food$, а также некоторое количество $sr_terraforming_agents$, но истощают почву планеты в этом процессе.</text:p>
          </table:table-cell>
          <table:table-cell table:number-columns-repeated="5" table:style-name="ce2" office:value-type="string">
            <text:p>These gigantic machines harvest organic substances and liquids. They produce large amounts of $food$ as well as some degree of $sr_terraforming_agents$ but deplete the planet's soil in the process.</text:p>
          </table:table-cell>
          <table:table-cell table:style-name="ce8" table:number-columns-repeated="18"/>
          <table:table-cell table:number-columns-repeated="998"/>
        </table:table-row>
        <table:table-row table:style-name="ro2">
          <table:table-cell table:style-name="ce2" office:value-type="string">
            <text:p>tb_precursor_ruins_1</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8">
          <table:table-cell table:style-name="ce2" office:value-type="string">
            <text:p>tb_precursor_ruins_1_desc</text:p>
          </table:table-cell>
          <table:table-cell table:style-name="ce2" office:value-type="string">
            <text:p>Ancient towers dominate the skyline for miles in this region, still standing despite being built millions of years ago.</text:p>
          </table:table-cell>
          <table:table-cell table:style-name="ce2" office:value-type="string">
            <text:p>Древние башни возвышаются над горизонтом на мили вокруг в этом регионе, несмотря на то, что были построены миллионы лет назад.</text:p>
          </table:table-cell>
          <table:table-cell table:style-name="ce2" office:value-type="string">
            <text:p>Alte Türme dominieren meilenweit die Skyline in dieser Region, die trotz der Errichtung vor Millionen von Jahren immer noch steht.</text:p>
          </table:table-cell>
          <table:table-cell table:style-name="ce2" office:value-type="string">
            <text:p>Torres antigas dominam o horizonte de quilômetros nesta região, ainda em pé, apesar de ter sido construído há milhões de anos.</text:p>
          </table:table-cell>
          <table:table-cell table:style-name="ce2" office:value-type="string">
            <text:p>Les tours antiques dominent l'horizon sur des kilomètres dans cette région, toujours debout malgré leur construction il y a des millions d'années.</text:p>
          </table:table-cell>
          <table:table-cell table:style-name="ce2" office:value-type="string">
            <text:p>Starożytne wieże dominują na linii horyzontu na wiele kilometrów w tym regionie, wciąż stojąc pomimo tego, że zostały zbudowane miliony lat temu.</text:p>
          </table:table-cell>
          <table:table-cell table:style-name="ce2" office:value-type="string">
            <text:p>Las torres antiguas dominan el horizonte por millas en esta región, que aún se mantiene a pesar de haber sido construida hace millones de años.</text:p>
          </table:table-cell>
          <table:table-cell table:style-name="ce8" table:number-columns-repeated="18"/>
          <table:table-cell table:number-columns-repeated="998"/>
        </table:table-row>
        <table:table-row table:style-name="ro2">
          <table:table-cell table:style-name="ce2" office:value-type="string">
            <text:p>tb_precursor_ruins_10</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12">
          <table:table-cell table:style-name="ce2" office:value-type="string">
            <text:p>tb_precursor_ruins_10_desc</text:p>
          </table:table-cell>
          <table:table-cell table:style-name="ce2" office:value-type="string">
            <text:p>Natural processes have failed to crumble rows of massive towers left behind by an ancient civilization.</text:p>
          </table:table-cell>
          <table:table-cell table:style-name="ce2" office:value-type="string">
            <text:p>Естественные процессы не смогли разрушить ряды массивных башен, оставленных древней цивилизацией.</text:p>
          </table:table-cell>
          <table:table-cell table:style-name="ce2" office:value-type="string">
            <text:p>Natürliche Prozesse haben es nicht geschafft, Reihen von massiven Türmen zu zerstören, die von einer alten Zivilisation hinterlassen wurden.</text:p>
          </table:table-cell>
          <table:table-cell table:style-name="ce2" office:value-type="string">
            <text:p>Os processos naturais falharam em desmoronar fileiras de torres gigantescas deixadas por uma antiga civilização.</text:p>
          </table:table-cell>
          <table:table-cell table:style-name="ce2" office:value-type="string">
            <text:p>Les processus naturels ont échoué à émietter des rangées de tours massives laissées par une civilisation ancienne.</text:p>
          </table:table-cell>
          <table:table-cell table:style-name="ce2" office:value-type="string">
            <text:p>Naturalne procesy nie zdołały zniszczyć rzędów masywnych wież pozostawionych przez starożytną cywilizację.</text:p>
          </table:table-cell>
          <table:table-cell table:style-name="ce2" office:value-type="string">
            <text:p>Los procesos naturales no han podido derrumbarse filas de torres masivas dejadas atrás por una civilización antigua.</text:p>
          </table:table-cell>
          <table:table-cell table:style-name="ce8" table:number-columns-repeated="18"/>
          <table:table-cell table:number-columns-repeated="998"/>
        </table:table-row>
        <table:table-row table:style-name="ro2">
          <table:table-cell table:style-name="ce2" office:value-type="string">
            <text:p>tb_precursor_ruins_2</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10">
          <table:table-cell table:style-name="ce2" office:value-type="string">
            <text:p>tb_precursor_ruins_2_desc</text:p>
          </table:table-cell>
          <table:table-cell table:style-name="ce2" office:value-type="string">
            <text:p>Rugged canyons and jagged mountains here are riddled with structures still largely functional and habitable - even though they predate our surveys by millennia.</text:p>
          </table:table-cell>
          <table:table-cell table:style-name="ce2" office:value-type="string">
            <text:p>Рваные каньоны и зубчатые горы здесь пронизаны структурами, которые по-прежнему в значительной степени функциональны и пригодны для жилья - хотя они и существовали здесь до обнаружения нами на протяжении тысячелетий.</text:p>
          </table:table-cell>
          <table:table-cell table:style-name="ce2" office:value-type="string">
            <text:p>Schroffe Canyons und zerklüftete Berge sind hier von Strukturen übersät, die noch weitgehend funktional und bewohnbar sind - obwohl sie vor Jahrtausenden unseren Untersuchungen voraus waren.</text:p>
          </table:table-cell>
          <table:table-cell table:style-name="ce2" office:value-type="string">
            <text:p>Desfiladeiros escarpados e montanhas irregulares aqui estão crivados de estruturas ainda largamente funcionais e habitáveis ​​- apesar de serem anteriores às nossas pesquisas por milênios.</text:p>
          </table:table-cell>
          <table:table-cell table:style-name="ce2" office:value-type="string">
            <text:p>Les canyons accidentés et les montagnes déchiquetées ici sont criblés de structures encore en grande partie fonctionnelles et habitables - même si elles datent d'avant nos enquêtes depuis des millénaires.</text:p>
          </table:table-cell>
          <table:table-cell table:style-name="ce2" office:value-type="string">
            <text:p>Chropowate kaniony i postrzępione góry są tutaj pełne struktur, które są nadal w dużej mierze funkcjonalne i nadające się do zamieszkania - mimo że od tysiącleci poprzedzają nasze badania.</text:p>
          </table:table-cell>
          <table:table-cell table:style-name="ce2" office:value-type="string">
            <text:p>Los escarpados cañones y las escarpadas montañas aquí están plagados de estructuras aún en gran parte funcionales y habitables, a pesar de que son anteriores a nuestras prospecciones por milenios.</text:p>
          </table:table-cell>
          <table:table-cell table:style-name="ce8" table:number-columns-repeated="18"/>
          <table:table-cell table:number-columns-repeated="998"/>
        </table:table-row>
        <table:table-row table:style-name="ro2">
          <table:table-cell table:style-name="ce2" office:value-type="string">
            <text:p>tb_precursor_ruins_3</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8">
          <table:table-cell table:style-name="ce2" office:value-type="string">
            <text:p>tb_precursor_ruins_3_desc</text:p>
          </table:table-cell>
          <table:table-cell table:style-name="ce2" office:value-type="string">
            <text:p>Glimmering structures are glimpsable amidst the shifting sands of this desert, waiting to be excavated and restored to use.</text:p>
          </table:table-cell>
          <table:table-cell table:style-name="ce2" office:value-type="string">
            <text:p>Мерцающие структуры мерцают среди смещающихся песков этой пустыни, ожидая раскопок и восстановления.</text:p>
          </table:table-cell>
          <table:table-cell table:style-name="ce2" office:value-type="string">
            <text:p>Glitzernde Strukturen sind in den Sanddünen dieser Wüste zu sehen, die darauf warten, ausgegraben und restauriert zu werden.</text:p>
          </table:table-cell>
          <table:table-cell table:style-name="ce2" office:value-type="string">
            <text:p>Estruturas cintilantes são vislumbráveis ​​em meio às areias movediças deste deserto, esperando para serem escavadas e restauradas para uso.</text:p>
          </table:table-cell>
          <table:table-cell table:style-name="ce2" office:value-type="string">
            <text:p>Des structures scintillantes peuvent être aperçues au milieu des sables mouvants de ce désert, attendant d'être fouillées et restaurées.</text:p>
          </table:table-cell>
          <table:table-cell table:style-name="ce2" office:value-type="string">
            <text:p>Błyszczące struktury są widoczne w ruchomych piaskach tej pustyni, czekając na wydobycie i przywrócenie do użycia.</text:p>
          </table:table-cell>
          <table:table-cell table:style-name="ce2" office:value-type="string">
            <text:p>Las estructuras resplandecientes son deslizables en medio de las arenas movedizas de este desierto, esperando ser excavadas y restauradas para su uso.</text:p>
          </table:table-cell>
          <table:table-cell table:style-name="ce8" table:number-columns-repeated="18"/>
          <table:table-cell table:number-columns-repeated="998"/>
        </table:table-row>
        <table:table-row table:style-name="ro2">
          <table:table-cell table:style-name="ce2" office:value-type="string">
            <text:p>tb_precursor_ruins_4</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6">
          <table:table-cell table:style-name="ce2" office:value-type="string">
            <text:p>tb_precursor_ruins_4_desc</text:p>
          </table:table-cell>
          <table:table-cell table:style-name="ce2" office:value-type="string">
            <text:p>Ruins of an incredible city fill this region, still habitable and operational - but mysteriously empty of any sapient life forms.</text:p>
          </table:table-cell>
          <table:table-cell table:style-name="ce2" office:value-type="string">
            <text:p>Руины невероятного города наполняют этот регион, все ещё пригодного для жизни и работоспособного, но загадочно пустого на любую разумную форму жизни.</text:p>
          </table:table-cell>
          <table:table-cell table:style-name="ce2" office:value-type="string">
            <text:p>Die Ruinen einer unglaublichen Stadt füllen diese Region, die immer noch bewohnbar und funktionsfähig ist - aber auf mysteriöse Weise frei von allen erdenklichen Lebensformen.</text:p>
          </table:table-cell>
          <table:table-cell table:style-name="ce2" office:value-type="string">
            <text:p>Ruínas de uma cidade incrível preenchem esta região, ainda habitável e operacional - mas misteriosamente vazia de quaisquer formas de vida sapiente.</text:p>
          </table:table-cell>
          <table:table-cell table:style-name="ce2" office:value-type="string">
            <text:p>Les ruines d'une ville incroyable remplissent cette région, encore habitable et opérationnelle - mais mystérieusement vide de toute forme de vie sapient.</text:p>
          </table:table-cell>
          <table:table-cell table:style-name="ce2" office:value-type="string">
            <text:p>Ruiny niesamowitego miasta wypełniają ten region, nadal nadający się do zamieszkania i działający - ale w tajemniczy sposób pozbawiony wszelkich rozumnych form życia.</text:p>
          </table:table-cell>
          <table:table-cell table:style-name="ce2" office:value-type="string">
            <text:p>Las ruinas de una ciudad increíble llenan esta región, todavía habitable y operativa, pero misteriosamente vacía de cualquier forma de vida sapiente.</text:p>
          </table:table-cell>
          <table:table-cell table:style-name="ce8" table:number-columns-repeated="18"/>
          <table:table-cell table:number-columns-repeated="998"/>
        </table:table-row>
        <table:table-row table:style-name="ro2">
          <table:table-cell table:style-name="ce2" office:value-type="string">
            <text:p>tb_precursor_ruins_5</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10">
          <table:table-cell table:style-name="ce2" office:value-type="string">
            <text:p>tb_precursor_ruins_5_desc</text:p>
          </table:table-cell>
          <table:table-cell table:style-name="ce2" office:value-type="string">
            <text:p>A multi-layered city casts vast shadows across the land, culminating in an enormous disc atop an ancient pillar; it stands in defiance of the millions of years of neglect and abandonment.</text:p>
          </table:table-cell>
          <table:table-cell table:style-name="ce2" office:value-type="string">
            <text:p>Многоуровневый город отбрасывает огромные тени по всей земле, кульминацией которых является огромный диск на древней колонне; он стоит вопреки миллионам лет пренебрежения и заброшенности.</text:p>
          </table:table-cell>
          <table:table-cell table:style-name="ce2" office:value-type="string">
            <text:p>Eine vielschichtige Stadt wirft riesige Schatten über das Land und gipfelt in einer riesigen Scheibe auf einer alten Säule. Es steht im Widerspruch zu den Millionen von Jahren der Vernachlässigung und Verlassenheit.</text:p>
          </table:table-cell>
          <table:table-cell table:style-name="ce2" office:value-type="string">
            <text:p>Uma cidade de múltiplas camadas lança vastas sombras sobre a terra, culminando em um enorme disco no topo de um antigo pilar; ela desafia os milhões de anos de negligência e abandono.</text:p>
          </table:table-cell>
          <table:table-cell table:style-name="ce2" office:value-type="string">
            <text:p>Une ville à plusieurs niveaux projette de vastes ombres à travers le pays, culminant en un énorme disque au sommet d'un ancien pilier; il se dresse au mépris des millions d'années de négligence et d'abandon.</text:p>
          </table:table-cell>
          <table:table-cell table:style-name="ce2" office:value-type="string">
            <text:p>Wielowarstwowe miasto rzuca rozległe cienie na całym świecie, zakończone ogromną tarczą na szczycie starożytnego filaru; stoi w oporze przed milionami lat zaniedbań i porzucenia.</text:p>
          </table:table-cell>
          <table:table-cell table:style-name="ce2" office:value-type="string">
            <text:p>Una ciudad de varias capas arroja grandes sombras a través de la tierra, que culmina en un enorme disco encima de un antiguo pilar; desafía los millones de años de negligencia y abandono.</text:p>
          </table:table-cell>
          <table:table-cell table:style-name="ce8" table:number-columns-repeated="18"/>
          <table:table-cell table:number-columns-repeated="998"/>
        </table:table-row>
        <table:table-row table:style-name="ro2">
          <table:table-cell table:style-name="ce2" office:value-type="string">
            <text:p>tb_precursor_ruins_6</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8">
          <table:table-cell table:style-name="ce2" office:value-type="string">
            <text:p>tb_precursor_ruins_6_desc</text:p>
          </table:table-cell>
          <table:table-cell table:style-name="ce2" office:value-type="string">
            <text:p>The river-cliffs of this region have been built over by some lost civilization, their artwork and technology standing the test of time without them.</text:p>
          </table:table-cell>
          <table:table-cell table:style-name="ce2" office:value-type="string">
            <text:p>Горные реки этого региона были построены какой-то исчезнувшей цивилизацией. Их произведения и технологии выдержали испытание временем без них.</text:p>
          </table:table-cell>
          <table:table-cell table:style-name="ce2" office:value-type="string">
            <text:p>Die Flussklippen dieser Region wurden von einer verlorenen Zivilisation überbaut, deren Kunstwerke und Technologie ohne sie die Zeit überdauern.</text:p>
          </table:table-cell>
          <table:table-cell table:style-name="ce2" office:value-type="string">
            <text:p>As falésias ribeirinhas desta região foram construídas por alguma civilização perdida, suas obras de arte e tecnologia resistiram ao teste do tempo sem elas.</text:p>
          </table:table-cell>
          <table:table-cell table:style-name="ce2" office:value-type="string">
            <text:p>Les falaises fluviales de cette région ont été construites par une civilisation perdue, leur art et leur technologie ont résisté à l'épreuve du temps sans eux.</text:p>
          </table:table-cell>
          <table:table-cell table:style-name="ce2" office:value-type="string">
            <text:p>Klify tego regionu zostały zbudowane przez jakąś zaginioną cywilizację, ich dzieła i technologie stały się próbą czasu bez nich.</text:p>
          </table:table-cell>
          <table:table-cell table:style-name="ce2" office:value-type="string">
            <text:p>Los acantilados de esta región han sido construidos por alguna civilización perdida, sus obras de arte y su tecnología superan la prueba del tiempo sin ellos.</text:p>
          </table:table-cell>
          <table:table-cell table:style-name="ce8" table:number-columns-repeated="18"/>
          <table:table-cell table:number-columns-repeated="998"/>
        </table:table-row>
        <table:table-row table:style-name="ro2">
          <table:table-cell table:style-name="ce2" office:value-type="string">
            <text:p>tb_precursor_ruins_7</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4">
          <table:table-cell table:style-name="ce2" office:value-type="string">
            <text:p>tb_precursor_ruins_7_desc</text:p>
          </table:table-cell>
          <table:table-cell table:style-name="ce2" office:value-type="string">
            <text:p>Gigantic structures overlook largely barren valleys, the sole remnants of some ancient Precursor left behind on this planet.</text:p>
          </table:table-cell>
          <table:table-cell table:style-name="ce2" office:value-type="string">
            <text:p>Гигантские сооружения смотрят на почти бесплодные долины как единственные остатки каких-то древних предтеч, оставшиеся на этой планете.</text:p>
          </table:table-cell>
          <table:table-cell table:style-name="ce2" office:value-type="string">
            <text:p>Gigantische Strukturen übersehen größtenteils unfruchtbare Täler, die einzigen Überbleibsel eines alten Vorläufers, der auf diesem Planeten zurückgelassen wurde.</text:p>
          </table:table-cell>
          <table:table-cell table:style-name="ce2" office:value-type="string">
            <text:p>Estruturas gigantescas negligenciam vales amplamente estéreis, os únicos remanescentes de algum antigo Precursor deixado para trás neste planeta.</text:p>
          </table:table-cell>
          <table:table-cell table:style-name="ce2" office:value-type="string">
            <text:p>Des structures gigantesques surplombent des vallées en grande partie stériles, restes uniques de quelques précurseurs anciens laissés sur cette planète.</text:p>
          </table:table-cell>
          <table:table-cell table:style-name="ce2" office:value-type="string">
            <text:p>Gigantyczne budowle wychodzą w przeważającej mierze z jałowych dolin, jedynych pozostałości jakiegoś starożytnego Prekursora pozostawionego na tej planecie.</text:p>
          </table:table-cell>
          <table:table-cell table:style-name="ce2" office:value-type="string">
            <text:p>Las estructuras gigantescas pasan por alto valles en gran parte estériles, los únicos remanentes de algún precursor antiguo dejado en este planeta.</text:p>
          </table:table-cell>
          <table:table-cell table:style-name="ce8" table:number-columns-repeated="18"/>
          <table:table-cell table:number-columns-repeated="998"/>
        </table:table-row>
        <table:table-row table:style-name="ro2">
          <table:table-cell table:style-name="ce2" office:value-type="string">
            <text:p>tb_precursor_ruins_8</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4">
          <table:table-cell table:style-name="ce2" office:value-type="string">
            <text:p>tb_precursor_ruins_8_desc</text:p>
          </table:table-cell>
          <table:table-cell table:style-name="ce2" office:value-type="string">
            <text:p>A small, ancient city surrounds a singular tower reaching toward the atmosphere, its walls unphased by the immense span of time following its abandonment.</text:p>
          </table:table-cell>
          <table:table-cell table:style-name="ce2" office:value-type="string">
            <text:p>Маленький и древний город окружает особую башню, приближающуюся к атмосфере. Ёе стены не подверглись влиянию тысячелетий после того, как её забросили.</text:p>
          </table:table-cell>
          <table:table-cell table:style-name="ce2" office:value-type="string">
            <text:p>Eine kleine, antike Stadt umgibt einen einzigartigen Turm, der sich in Richtung der Atmosphäre erstreckt, dessen Wände von der immensen Zeitspanne, die seiner Aufgabe folgt, unbeteiligt sind.</text:p>
          </table:table-cell>
          <table:table-cell table:style-name="ce2" office:value-type="string">
            <text:p>Uma pequena e antiga cidade circunda uma torre singular que se estende em direção à atmosfera, suas paredes despontam no imenso espaço de tempo após seu abandono.</text:p>
          </table:table-cell>
          <table:table-cell table:style-name="ce2" office:value-type="string">
            <text:p>Une petite ville antique entoure une tour singulière qui se dirige vers l'atmosphère, ses murs n'étant pas envahis par l'immense période qui suit son abandon.</text:p>
          </table:table-cell>
          <table:table-cell table:style-name="ce2" office:value-type="string">
            <text:p>Małe, starożytne miasto otacza pojedynczą wieżę sięgającą do atmosfery, której mury nie były przesłonięte ogromnym upływem czasu po jej porzuceniu.</text:p>
          </table:table-cell>
          <table:table-cell table:style-name="ce2" office:value-type="string">
            <text:p>Una pequeña y antigua ciudad rodea una singular torre que se extiende hacia la atmósfera, cuyas paredes se han visto afectadas por el inmenso lapso de tiempo que siguió a su abandono.</text:p>
          </table:table-cell>
          <table:table-cell table:style-name="ce8" table:number-columns-repeated="18"/>
          <table:table-cell table:number-columns-repeated="998"/>
        </table:table-row>
        <table:table-row table:style-name="ro2">
          <table:table-cell table:style-name="ce2" office:value-type="string">
            <text:p>tb_precursor_ruins_9</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4">
          <table:table-cell table:style-name="ce2" office:value-type="string">
            <text:p>tb_precursor_ruins_9_desc</text:p>
          </table:table-cell>
          <table:table-cell table:style-name="ce2" office:value-type="string">
            <text:p>Strange Precursor ruins populate this region of the planet, somehow surviving whatever catastrophe led to their creators' demise.</text:p>
          </table:table-cell>
          <table:table-cell table:style-name="ce2" office:value-type="string">
            <text:p>Странные руины тредтеч заполняют этот регион планеты, как-то пережив катастрофу, которая привела к кончине их создателей.</text:p>
          </table:table-cell>
          <table:table-cell table:style-name="ce2" office:value-type="string">
            <text:p>Strange Precursor Ruinen bevölkern diese Region des Planeten und überleben irgendwie die Katastrophe, die zum Tod ihrer Schöpfer führte.</text:p>
          </table:table-cell>
          <table:table-cell table:style-name="ce2" office:value-type="string">
            <text:p>Estranhas ruínas precursoras povoam esta região do planeta, sobrevivendo de alguma forma a qualquer catástrofe que levou à morte de seus criadores.</text:p>
          </table:table-cell>
          <table:table-cell table:style-name="ce2" office:value-type="string">
            <text:p>D'étranges ruines précurseurs peuplent cette région de la planète, survivant en quelque sorte à la catastrophe qui a conduit à la disparition de leurs créateurs.</text:p>
          </table:table-cell>
          <table:table-cell table:style-name="ce2" office:value-type="string">
            <text:p>Dziwne ruiny Precursor zaludniają ten region planety, w jakiś sposób przetrwały wszelkie katastrofy doprowadziły do ​​śmierci ich twórców.</text:p>
          </table:table-cell>
          <table:table-cell table:style-name="ce2" office:value-type="string">
            <text:p>Extrañas ruinas precursoras pueblan esta región del planeta, sobreviviendo de algún modo a cualquier catástrofe que condujera a la desaparición de sus creadores.</text:p>
          </table:table-cell>
          <table:table-cell table:style-name="ce8" table:number-columns-repeated="18"/>
          <table:table-cell table:number-columns-repeated="998"/>
        </table:table-row>
        <table:table-row table:style-name="ro2">
          <table:table-cell table:style-name="ce2" office:value-type="string">
            <text:p>tb_precursor_sunflower_field</text:p>
          </table:table-cell>
          <table:table-cell table:style-name="ce2" office:value-type="string">
            <text:p>£blocker Deadly Sunflower Fields</text:p>
          </table:table-cell>
          <table:table-cell table:style-name="ce2" office:value-type="string">
            <text:p>£blocker Смертоносные поля подсолнуха</text:p>
          </table:table-cell>
          <table:table-cell table:number-columns-repeated="5" table:style-name="ce2" office:value-type="string">
            <text:p>£blocker Deadly Sunflower Fields</text:p>
          </table:table-cell>
          <table:table-cell table:style-name="ce8" table:number-columns-repeated="18"/>
          <table:table-cell table:number-columns-repeated="998"/>
        </table:table-row>
        <table:table-row table:style-name="ro7">
          <table:table-cell table:style-name="ce2" office:value-type="string">
            <text:p>tb_precursor_sunflower_field_desc</text:p>
          </table:table-cell>
          <table:table-cell table:style-name="ce2" office:value-type="string">
            <text:p>Flowers with the literal capacity to wield sunlight as a weapon, these fields naturally assault any intruders.</text:p>
          </table:table-cell>
          <table:table-cell table:style-name="ce2" office:value-type="string">
            <text:p>Цветы с буквальной способностью накапливать солнечный свет как оружие, эти поля нападают на любых злоумышленников.</text:p>
          </table:table-cell>
          <table:table-cell table:style-name="ce2" office:value-type="string">
            <text:p>Blumen mit der wörtlichen Fähigkeit, Sonnenlicht als Waffe zu benutzen, diese Felder greifen natürlich alle Eindringlinge an.</text:p>
          </table:table-cell>
          <table:table-cell table:style-name="ce2" office:value-type="string">
            <text:p>Flores com a capacidade literal de usar a luz do sol como uma arma, esses campos naturalmente atacam qualquer intruso.</text:p>
          </table:table-cell>
          <table:table-cell table:style-name="ce2" office:value-type="string">
            <text:p>Fleurs avec la capacité littérale de brandir la lumière du soleil comme une arme, ces champs agressent naturellement les intrus.</text:p>
          </table:table-cell>
          <table:table-cell table:style-name="ce2" office:value-type="string">
            <text:p>Kwiaty z dosłowną mocą do noszenia światła słonecznego jako broni, pola te atakują oczywiście wszystkich intruzów.</text:p>
          </table:table-cell>
          <table:table-cell table:style-name="ce2" office:value-type="string">
            <text:p>Flores con la capacidad literal de empuñar la luz del sol como arma, estos campos asaltan naturalmente a cualquier intruso.</text:p>
          </table:table-cell>
          <table:table-cell table:style-name="ce8" table:number-columns-repeated="18"/>
          <table:table-cell table:number-columns-repeated="998"/>
        </table:table-row>
        <table:table-row table:style-name="ro2">
          <table:table-cell table:style-name="ce2" office:value-type="string">
            <text:p>tb_precursor_trading_outpost</text:p>
          </table:table-cell>
          <table:table-cell table:style-name="ce2" office:value-type="string">
            <text:p>£blocker Precursor Trading Outpost</text:p>
          </table:table-cell>
          <table:table-cell table:style-name="ce2" office:value-type="string">
            <text:p>£blocker Торговый пост предтеч</text:p>
          </table:table-cell>
          <table:table-cell table:number-columns-repeated="5" table:style-name="ce2" office:value-type="string">
            <text:p>£blocker Precursor Trading Outpost</text:p>
          </table:table-cell>
          <table:table-cell table:style-name="ce8" table:number-columns-repeated="18"/>
          <table:table-cell table:number-columns-repeated="998"/>
        </table:table-row>
        <table:table-row table:style-name="ro6">
          <table:table-cell table:style-name="ce2" office:value-type="string">
            <text:p>tb_precursor_trading_outpost_desc</text:p>
          </table:table-cell>
          <table:table-cell table:style-name="ce2" office:value-type="string">
            <text:p>Found mostly intact, this outpost was optimized for trading by some precursor civilization, making it a valuable complex for the planet.</text:p>
          </table:table-cell>
          <table:table-cell table:style-name="ce2" office:value-type="string">
            <text:p>Найденный в основном нетронутым, этот пост был оптимизирован для торговли между некоторыми цивилизациями предтеч, что делает его ценным комплексом для планеты.</text:p>
          </table:table-cell>
          <table:table-cell table:style-name="ce2" office:value-type="string">
            <text:p>Dieser Außenposten wurde größtenteils intakt gefunden und wurde für den Handel mit einer Vorläuferzivilisation optimiert, was ihn zu einem wertvollen Komplex für den Planeten macht.</text:p>
          </table:table-cell>
          <table:table-cell table:style-name="ce2" office:value-type="string">
            <text:p>Encontrado na maior parte intacto, este posto avançado foi otimizado para negociação por alguma civilização precursora, tornando-se um valioso complexo para o planeta.</text:p>
          </table:table-cell>
          <table:table-cell table:style-name="ce2" office:value-type="string">
            <text:p>Trouvant la plupart du temps intact, cet avant-poste a été optimisé pour le commerce par une civilisation précurseur, ce qui en fait un complexe précieux pour la planète.</text:p>
          </table:table-cell>
          <table:table-cell table:style-name="ce2" office:value-type="string">
            <text:p>Znaleziona w większości nietknięta, ta placówka została zoptymalizowana do handlu przez jakąś cywilizację prekursorów, czyniąc ją cennym kompleksem dla planety.</text:p>
          </table:table-cell>
          <table:table-cell table:style-name="ce2" office:value-type="string">
            <text:p>Encontrado en su mayoría intacto, este puesto avanzado fue optimizado para el comercio por alguna civilización precursora, por lo que es un complejo valioso para el planeta.</text:p>
          </table:table-cell>
          <table:table-cell table:style-name="ce8" table:number-columns-repeated="18"/>
          <table:table-cell table:number-columns-repeated="998"/>
        </table:table-row>
        <table:table-row table:style-name="ro2">
          <table:table-cell table:style-name="ce2" office:value-type="string">
            <text:p>tb_primitive_necropolis</text:p>
          </table:table-cell>
          <table:table-cell table:style-name="ce2" office:value-type="string">
            <text:p>£blocker Primitive Necropolis</text:p>
          </table:table-cell>
          <table:table-cell table:style-name="ce2" office:value-type="string">
            <text:p>£blocker Примитивный некрополь</text:p>
          </table:table-cell>
          <table:table-cell table:number-columns-repeated="5" table:style-name="ce2" office:value-type="string">
            <text:p>£blocker Primitive Necropolis</text:p>
          </table:table-cell>
          <table:table-cell table:style-name="ce8" table:number-columns-repeated="18"/>
          <table:table-cell table:number-columns-repeated="998"/>
        </table:table-row>
        <table:table-row table:style-name="ro2">
          <table:table-cell table:style-name="ce2" office:value-type="string">
            <text:p>tb_primitive_necropolis_2</text:p>
          </table:table-cell>
          <table:table-cell table:style-name="ce2" office:value-type="string">
            <text:p>£blocker Primitive Necropolis</text:p>
          </table:table-cell>
          <table:table-cell table:style-name="ce2" office:value-type="string">
            <text:p>£blocker Примитивный некрополь</text:p>
          </table:table-cell>
          <table:table-cell table:number-columns-repeated="5" table:style-name="ce2" office:value-type="string">
            <text:p>£blocker Primitive Necropolis</text:p>
          </table:table-cell>
          <table:table-cell table:style-name="ce8" table:number-columns-repeated="18"/>
          <table:table-cell table:number-columns-repeated="998"/>
        </table:table-row>
        <table:table-row table:style-name="ro8">
          <table:table-cell table:style-name="ce2" office:value-type="string">
            <text:p>tb_primitive_necropolis_2_desc</text:p>
          </table:table-cell>
          <table:table-cell table:style-name="ce2" office:value-type="string">
            <text:p>The cemetery here is unusually decorated and stored its deceased with great care, yielding a trove of unique research material.</text:p>
          </table:table-cell>
          <table:table-cell table:style-name="ce2" office:value-type="string">
            <text:p>Кладбище здесь необычно оформлено и хорошо сохранило умерших, что дает уникальные исследовательские материалы для нас.</text:p>
          </table:table-cell>
          <table:table-cell table:style-name="ce2" office:value-type="string">
            <text:p>Der Friedhof hier ist ungewöhnlich dekoriert und verstaubt seine Verstorbenen mit großer Sorgfalt, so dass eine Fülle von einzigartigem Forschungsmaterial entsteht.</text:p>
          </table:table-cell>
          <table:table-cell table:style-name="ce2" office:value-type="string">
            <text:p>O cemitério aqui é decorado de forma incomum e armazena seus mortos com grande cuidado, produzindo um tesouro de material de pesquisa exclusivo.</text:p>
          </table:table-cell>
          <table:table-cell table:style-name="ce2" office:value-type="string">
            <text:p>Le cimetière ici est exceptionnellement décoré et stocké ses défunts avec beaucoup de soin, ce qui donne un trésor de matériel de recherche unique.</text:p>
          </table:table-cell>
          <table:table-cell table:style-name="ce2" office:value-type="string">
            <text:p>Cmentarz jest tutaj niezwykle urządzony i przechowywany zmarłego z wielką starannością, dostarczając skarb unikalnego materiału badawczego.</text:p>
          </table:table-cell>
          <table:table-cell table:style-name="ce2" office:value-type="string">
            <text:p>El cementerio está inusualmente decorado y almacena a sus difuntos con gran cuidado, ofreciendo un tesoro de material de investigación único.</text:p>
          </table:table-cell>
          <table:table-cell table:style-name="ce8" table:number-columns-repeated="18"/>
          <table:table-cell table:number-columns-repeated="998"/>
        </table:table-row>
        <table:table-row table:style-name="ro4">
          <table:table-cell table:style-name="ce2" office:value-type="string">
            <text:p>tb_primitive_necropolis_desc</text:p>
          </table:table-cell>
          <table:table-cell table:style-name="ce2" office:value-type="string">
            <text:p>A vast graveyard has been constructed here with a morbid, yet peculiarly singular aesthetic, resonating strongly with viewers across species.</text:p>
          </table:table-cell>
          <table:table-cell table:style-name="ce2" office:value-type="string">
            <text:p>Огромное кладбище было построено здесь с болезненной, но своеобразной особой эстетикой, сильно резонирующей со зрителями разных видов.</text:p>
          </table:table-cell>
          <table:table-cell table:style-name="ce2" office:value-type="string">
            <text:p>Ein riesiger Friedhof wurde hier mit einer morbiden, doch eigentümlich einzigartigen Ästhetik errichtet, die bei den Betrachtern über die Arten stark mitschwingt.</text:p>
          </table:table-cell>
          <table:table-cell table:style-name="ce2" office:value-type="string">
            <text:p>Um vasto cemitério foi construído aqui com uma estética mórbida, ainda que peculiarmente singular, ressoando fortemente com os espectadores através das espécies.</text:p>
          </table:table-cell>
          <table:table-cell table:style-name="ce2" office:value-type="string">
            <text:p>Un vaste cimetière a été construit ici avec une esthétique morbide, mais singulièrement singulière, résonnant fortement avec les téléspectateurs à travers les espèces.</text:p>
          </table:table-cell>
          <table:table-cell table:style-name="ce2" office:value-type="string">
            <text:p>Rozbudowano tu rozległy cmentarz z chorobliwą, a zarazem wyjątkowo osobliwą estetyką, silnie rezonującą z widzami różnych gatunków.</text:p>
          </table:table-cell>
          <table:table-cell table:style-name="ce2" office:value-type="string">
            <text:p>Aquí se ha construido un vasto cementerio con una estética mórbida, pero singularmente singular, que resuena fuertemente entre los espectadores de todas las especies.</text:p>
          </table:table-cell>
          <table:table-cell table:style-name="ce8" table:number-columns-repeated="18"/>
          <table:table-cell table:number-columns-repeated="998"/>
        </table:table-row>
        <table:table-row table:style-name="ro2">
          <table:table-cell table:style-name="ce2" office:value-type="string">
            <text:p>tb_radium_hot_springs</text:p>
          </table:table-cell>
          <table:table-cell table:style-name="ce2" office:value-type="string">
            <text:p>£blocker Radium Hot Springs</text:p>
          </table:table-cell>
          <table:table-cell table:style-name="ce2" office:value-type="string">
            <text:p>£blocker Радиальные горячие источники</text:p>
          </table:table-cell>
          <table:table-cell table:number-columns-repeated="5" table:style-name="ce2" office:value-type="string">
            <text:p>£blocker Radium Hot Springs</text:p>
          </table:table-cell>
          <table:table-cell table:style-name="ce8" table:number-columns-repeated="18"/>
          <table:table-cell table:number-columns-repeated="998"/>
        </table:table-row>
        <table:table-row table:style-name="ro4">
          <table:table-cell table:style-name="ce2" office:value-type="string">
            <text:p>tb_radium_hot_springs_desc</text:p>
          </table:table-cell>
          <table:table-cell table:style-name="ce2" office:value-type="string">
            <text:p>Though locally full of deadly radiation, these hot springs provide an abundant source of fuel for nearby operations.</text:p>
          </table:table-cell>
          <table:table-cell table:style-name="ce2" office:value-type="string">
            <text:p>Хотя они полны смертельной радиации, эти горячие источники обеспечивают обильный источник топлива для близлежащих операций.</text:p>
          </table:table-cell>
          <table:table-cell table:style-name="ce2" office:value-type="string">
            <text:p>Diese heißen Quellen, die lokal mit tödlicher Strahlung gefüllt sind, bieten eine reichliche Quelle von Treibstoff für den nahe gelegenen Betrieb.</text:p>
          </table:table-cell>
          <table:table-cell table:style-name="ce2" office:value-type="string">
            <text:p>Embora localmente cheias de radiação mortal, estas fontes termais fornecem uma fonte abundante de combustível para operações próximas.</text:p>
          </table:table-cell>
          <table:table-cell table:style-name="ce2" office:value-type="string">
            <text:p>Bien que localement remplies de radiations mortelles, ces sources chaudes fournissent une source abondante de carburant pour les opérations à proximité.</text:p>
          </table:table-cell>
          <table:table-cell table:style-name="ce2" office:value-type="string">
            <text:p>Choć te gorące źródła są lokalnie pełne śmiercionośnego promieniowania, stanowią obfite źródło paliwa dla pobliskich operacji.</text:p>
          </table:table-cell>
          <table:table-cell table:style-name="ce2" office:value-type="string">
            <text:p>Aunque localmente están llenos de radiación mortal, estas fuentes termales proporcionan una fuente abundante de combustible para las operaciones cercanas.</text:p>
          </table:table-cell>
          <table:table-cell table:style-name="ce8" table:number-columns-repeated="18"/>
          <table:table-cell table:number-columns-repeated="998"/>
        </table:table-row>
        <table:table-row table:style-name="ro1">
          <table:table-cell table:style-name="ce2" office:value-type="string">
            <text:p>tb_salt_flat</text:p>
          </table:table-cell>
          <table:table-cell table:style-name="ce2" office:value-type="string">
            <text:p>£blocker Salt Flat</text:p>
          </table:table-cell>
          <table:table-cell table:style-name="ce2" office:value-type="string">
            <text:p>£blocker Cолончаки</text:p>
          </table:table-cell>
          <table:table-cell table:number-columns-repeated="5" table:style-name="ce2" office:value-type="string">
            <text:p>£blocker Salt Flat</text:p>
          </table:table-cell>
          <table:table-cell table:style-name="ce8" table:number-columns-repeated="18"/>
          <table:table-cell table:number-columns-repeated="998"/>
        </table:table-row>
        <table:table-row table:style-name="ro3">
          <table:table-cell table:style-name="ce2" office:value-type="string">
            <text:p>tb_salt_flat_desc</text:p>
          </table:table-cell>
          <table:table-cell table:style-name="ce2" office:value-type="string">
            <text:p>This region is covered by a salt flat.</text:p>
          </table:table-cell>
          <table:table-cell table:style-name="ce2" office:value-type="string">
            <text:p>Эта область покрыта солончаками.</text:p>
          </table:table-cell>
          <table:table-cell table:style-name="ce2" office:value-type="string">
            <text:p>Diese Region ist von einer Salzwüste bedeckt.</text:p>
          </table:table-cell>
          <table:table-cell table:style-name="ce2" office:value-type="string">
            <text:p>Esta região é coberta por um salar.</text:p>
          </table:table-cell>
          <table:table-cell table:style-name="ce2" office:value-type="string">
            <text:p>Cette région est couverte par un plat de sel.</text:p>
          </table:table-cell>
          <table:table-cell table:style-name="ce2" office:value-type="string">
            <text:p>Ten region jest pokryty solą.</text:p>
          </table:table-cell>
          <table:table-cell table:style-name="ce2" office:value-type="string">
            <text:p>Esta región está cubierta por un salar.</text:p>
          </table:table-cell>
          <table:table-cell table:style-name="ce8" table:number-columns-repeated="18"/>
          <table:table-cell table:number-columns-repeated="998"/>
        </table:table-row>
        <table:table-row table:style-name="ro1">
          <table:table-cell table:style-name="ce2" office:value-type="string">
            <text:p>tb_salt_pan</text:p>
          </table:table-cell>
          <table:table-cell table:style-name="ce2" office:value-type="string">
            <text:p>£blocker Salt Pan</text:p>
          </table:table-cell>
          <table:table-cell table:style-name="ce2" office:value-type="string">
            <text:p>£blocker Солевые озёра</text:p>
          </table:table-cell>
          <table:table-cell table:number-columns-repeated="5" table:style-name="ce2" office:value-type="string">
            <text:p>£blocker Salt Pan</text:p>
          </table:table-cell>
          <table:table-cell table:style-name="ce8" table:number-columns-repeated="18"/>
          <table:table-cell table:number-columns-repeated="998"/>
        </table:table-row>
        <table:table-row table:style-name="ro9">
          <table:table-cell table:style-name="ce2" office:value-type="string">
            <text:p>tb_salt_pan_desc</text:p>
          </table:table-cell>
          <table:table-cell table:style-name="ce2" office:value-type="string">
            <text:p>This entire region is completely covered by a salt pan. The crust of salt conceals a quagmire of mud.</text:p>
          </table:table-cell>
          <table:table-cell table:style-name="ce2" office:value-type="string">
            <text:p>Вся эта область полностью покрыта соляными озёрами. Корка соли скрывает грязь.</text:p>
          </table:table-cell>
          <table:table-cell table:style-name="ce2" office:value-type="string">
            <text:p>Diese gesamte Region ist komplett von einer Salzpfanne bedeckt. Die Salzkruste verbirgt einen Schlammschlamm.</text:p>
          </table:table-cell>
          <table:table-cell table:style-name="ce2" office:value-type="string">
            <text:p>Toda esta região é completamente coberta por uma panela de sal. A crosta de sal esconde um atoleiro de lama.</text:p>
          </table:table-cell>
          <table:table-cell table:style-name="ce2" office:value-type="string">
            <text:p>Toute cette région est entièrement recouverte d'une casserole de sel. La croûte de sel cache un bourbier de boue.</text:p>
          </table:table-cell>
          <table:table-cell table:style-name="ce2" office:value-type="string">
            <text:p>Cały ten region jest całkowicie pokryty solą. Skorupa soli kryje w sobie bagno błota.</text:p>
          </table:table-cell>
          <table:table-cell table:style-name="ce2" office:value-type="string">
            <text:p>Toda esta región está completamente cubierta por una salina. La corteza de sal oculta un atolladero de barro.</text:p>
          </table:table-cell>
          <table:table-cell table:style-name="ce8" table:number-columns-repeated="18"/>
          <table:table-cell table:number-columns-repeated="998"/>
        </table:table-row>
        <table:table-row table:style-name="ro1">
          <table:table-cell table:style-name="ce2" office:value-type="string">
            <text:p>tb_sinkhole</text:p>
          </table:table-cell>
          <table:table-cell table:style-name="ce2" office:value-type="string">
            <text:p>£blocker Sinkhole</text:p>
          </table:table-cell>
          <table:table-cell table:style-name="ce2" office:value-type="string">
            <text:p>£blocker Карстовая воронка</text:p>
          </table:table-cell>
          <table:table-cell table:number-columns-repeated="5" table:style-name="ce2" office:value-type="string">
            <text:p>£blocker Sinkhole</text:p>
          </table:table-cell>
          <table:table-cell table:style-name="ce8" table:number-columns-repeated="18"/>
          <table:table-cell table:number-columns-repeated="998"/>
        </table:table-row>
        <table:table-row table:style-name="ro2">
          <table:table-cell table:style-name="ce2" office:value-type="string">
            <text:p>tb_sinkhole_desc</text:p>
          </table:table-cell>
          <table:table-cell table:style-name="ce2" office:value-type="string">
            <text:p>There is a sinkhole in this region.</text:p>
          </table:table-cell>
          <table:table-cell table:style-name="ce2" office:value-type="string">
            <text:p>В этом регионе есть карстовая воронка.</text:p>
          </table:table-cell>
          <table:table-cell table:style-name="ce2" office:value-type="string">
            <text:p>In dieser Region gibt es eine Doline.</text:p>
          </table:table-cell>
          <table:table-cell table:style-name="ce2" office:value-type="string">
            <text:p>Há um sumidouro nesta região.</text:p>
          </table:table-cell>
          <table:table-cell table:style-name="ce2" office:value-type="string">
            <text:p>Il y a un gouffre dans cette région.</text:p>
          </table:table-cell>
          <table:table-cell table:style-name="ce2" office:value-type="string">
            <text:p>W tym regionie znajduje się przełom.</text:p>
          </table:table-cell>
          <table:table-cell table:style-name="ce2" office:value-type="string">
            <text:p>Hay un sumidero en esta región.</text:p>
          </table:table-cell>
          <table:table-cell table:style-name="ce8" table:number-columns-repeated="18"/>
          <table:table-cell table:number-columns-repeated="998"/>
        </table:table-row>
        <table:table-row table:style-name="ro3">
          <table:table-cell table:style-name="ce2" office:value-type="string">
            <text:p>tb_subterranean_ecosystem</text:p>
          </table:table-cell>
          <table:table-cell table:style-name="ce2" office:value-type="string">
            <text:p>£blocker Subterranean Ecosystem</text:p>
          </table:table-cell>
          <table:table-cell table:style-name="ce2" office:value-type="string">
            <text:p>£blocker Подземная экосистема</text:p>
          </table:table-cell>
          <table:table-cell table:number-columns-repeated="5" table:style-name="ce2" office:value-type="string">
            <text:p>£blocker Subterranean Ecosystem</text:p>
          </table:table-cell>
          <table:table-cell table:style-name="ce8" table:number-columns-repeated="18"/>
          <table:table-cell table:number-columns-repeated="998"/>
        </table:table-row>
        <table:table-row table:style-name="ro7">
          <table:table-cell table:style-name="ce2" office:value-type="string">
            <text:p>tb_subterranean_ecosystem_desc</text:p>
          </table:table-cell>
          <table:table-cell table:style-name="ce2" office:value-type="string">
            <text:p>An ecosystem has flourished underground here, showcasing divergent, specialized evolution not seen elsewhere.</text:p>
          </table:table-cell>
          <table:table-cell table:style-name="ce2" office:value-type="string">
            <text:p>Экосистема процветала под землей здесь, демонстрируя дивергентную, специализированную эволюцию, не наблюдаемую в других местах.</text:p>
          </table:table-cell>
          <table:table-cell table:style-name="ce2" office:value-type="string">
            <text:p>Ein Ökosystem hat hier im Untergrund geblüht und eine divergierende, spezialisierte Evolution gezeigt, die anderswo nicht zu sehen ist.</text:p>
          </table:table-cell>
          <table:table-cell table:style-name="ce2" office:value-type="string">
            <text:p>Um ecossistema floresceu no subsolo aqui, apresentando uma evolução divergente e especializada, não vista em outros lugares.</text:p>
          </table:table-cell>
          <table:table-cell table:style-name="ce2" office:value-type="string">
            <text:p>Un écosystème a prospéré sous terre, présentant une évolution divergente et spécialisée que l'on ne voit nulle part ailleurs.</text:p>
          </table:table-cell>
          <table:table-cell table:style-name="ce2" office:value-type="string">
            <text:p>Ekosystem rozkwitł w podziemiach, pokazując rozbieżne, wyspecjalizowane ewolucje, których nie widać gdzie indziej.</text:p>
          </table:table-cell>
          <table:table-cell table:style-name="ce2" office:value-type="string">
            <text:p>Un ecosistema ha florecido bajo tierra aquí, mostrando una evolución divergente y especializada que no se ve en otros lugares.</text:p>
          </table:table-cell>
          <table:table-cell table:style-name="ce8" table:number-columns-repeated="18"/>
          <table:table-cell table:number-columns-repeated="998"/>
        </table:table-row>
        <table:table-row table:style-name="ro3">
          <table:table-cell table:style-name="ce2" office:value-type="string">
            <text:p>tb_subterranean_lush_ecosystem</text:p>
          </table:table-cell>
          <table:table-cell table:style-name="ce2" office:value-type="string">
            <text:p>£blocker Lush Subterranean Ecosystem</text:p>
          </table:table-cell>
          <table:table-cell table:style-name="ce2" office:value-type="string">
            <text:p>£blocker Пышная подземная экосистема</text:p>
          </table:table-cell>
          <table:table-cell table:number-columns-repeated="5" table:style-name="ce2" office:value-type="string">
            <text:p>£blocker Lush Subterranean Ecosystem</text:p>
          </table:table-cell>
          <table:table-cell table:style-name="ce8" table:number-columns-repeated="18"/>
          <table:table-cell table:number-columns-repeated="998"/>
        </table:table-row>
        <table:table-row table:style-name="ro7">
          <table:table-cell table:style-name="ce2" office:value-type="string">
            <text:p>tb_subterranean_lush_ecosystem_desc</text:p>
          </table:table-cell>
          <table:table-cell table:style-name="ce2" office:value-type="string">
            <text:p>The subterranean caverns here are home to a vast, flourishing ecosystem, full of uniquely specialized organisms.</text:p>
          </table:table-cell>
          <table:table-cell table:style-name="ce2" office:value-type="string">
            <text:p>Подземные пещеры здесь являются домом для обширной, процветающей экосистемы, полной уникально специализированных организмов.</text:p>
          </table:table-cell>
          <table:table-cell table:style-name="ce2" office:value-type="string">
            <text:p>Die unterirdischen Höhlen beherbergen ein riesiges, blühendes Ökosystem voller einzigartiger Spezialorganismen.</text:p>
          </table:table-cell>
          <table:table-cell table:style-name="ce2" office:value-type="string">
            <text:p>As cavernas subterrâneas aqui abrigam um ecossistema vasto e florescente, cheio de organismos exclusivamente especializados.</text:p>
          </table:table-cell>
          <table:table-cell table:style-name="ce2" office:value-type="string">
            <text:p>Les cavernes souterraines abritent ici un vaste écosystème florissant, plein d'organismes uniques et spécialisés.</text:p>
          </table:table-cell>
          <table:table-cell table:style-name="ce2" office:value-type="string">
            <text:p>Podziemne jaskinie są domem dla rozległego, kwitnącego ekosystemu, pełnego wyjątkowo wyspecjalizowanych organizmów.</text:p>
          </table:table-cell>
          <table:table-cell table:style-name="ce2" office:value-type="string">
            <text:p>Aquí las cavernas subterráneas albergan un vasto y floreciente ecosistema, lleno de organismos especializados únicos.</text:p>
          </table:table-cell>
          <table:table-cell table:style-name="ce8" table:number-columns-repeated="18"/>
          <table:table-cell table:number-columns-repeated="998"/>
        </table:table-row>
        <table:table-row table:style-name="ro3">
          <table:table-cell table:style-name="ce2" office:value-type="string">
            <text:p>tb_subterranean_river_network</text:p>
          </table:table-cell>
          <table:table-cell table:style-name="ce2" office:value-type="string">
            <text:p>£blocker Subterranean River Network</text:p>
          </table:table-cell>
          <table:table-cell table:style-name="ce2" office:value-type="string">
            <text:p>£blocker Сеть подземных рек</text:p>
          </table:table-cell>
          <table:table-cell table:number-columns-repeated="5" table:style-name="ce2" office:value-type="string">
            <text:p>£blocker Subterranean River Network</text:p>
          </table:table-cell>
          <table:table-cell table:style-name="ce8" table:number-columns-repeated="18"/>
          <table:table-cell table:number-columns-repeated="998"/>
        </table:table-row>
        <table:table-row table:style-name="ro8">
          <table:table-cell table:style-name="ce2" office:value-type="string">
            <text:p>tb_subterranean_river_network_desc</text:p>
          </table:table-cell>
          <table:table-cell table:style-name="ce2" office:value-type="string">
            <text:p>A sprawling network of underground rivers flows through the area in a fortuitously easy-to-exploit design - almost as if it was engineered.</text:p>
          </table:table-cell>
          <table:table-cell table:style-name="ce2" office:value-type="string">
            <text:p>Раздробленная сеть подземных рек протекает через территорию с дизайном для легкого использования - почти как если бы она была спроектирована.</text:p>
          </table:table-cell>
          <table:table-cell table:style-name="ce2" office:value-type="string">
            <text:p>Ein weitläufiges Netz von unterirdischen Flüssen fließt durch das Gebiet in einem zufällig einfach zu nutzenden Design - fast so, als ob es konstruiert worden wäre.</text:p>
          </table:table-cell>
          <table:table-cell table:style-name="ce2" office:value-type="string">
            <text:p>Uma extensa rede de rios subterrâneos flui através da área em um projeto fortuitamente fácil de explorar - quase como se tivesse sido projetado.</text:p>
          </table:table-cell>
          <table:table-cell table:style-name="ce2" office:value-type="string">
            <text:p>Un réseau tentaculaire de rivières souterraines traverse la zone dans une conception fortuitement facile à exploiter - presque comme si elle était conçue.</text:p>
          </table:table-cell>
          <table:table-cell table:style-name="ce2" office:value-type="string">
            <text:p>Rozległa sieć podziemnych rzek przepływa przez obszar w wyjątkowo łatwym do wykorzystania projekcie - prawie tak, jakby został zaprojektowany.</text:p>
          </table:table-cell>
          <table:table-cell table:style-name="ce2" office:value-type="string">
            <text:p>Una extensa red de ríos subterráneos fluye a través del área en un diseño fortuitamente fácil de explotar, casi como si hubiera sido diseñado.</text:p>
          </table:table-cell>
          <table:table-cell table:style-name="ce8" table:number-columns-repeated="18"/>
          <table:table-cell table:number-columns-repeated="998"/>
        </table:table-row>
        <table:table-row table:style-name="ro2">
          <table:table-cell table:style-name="ce2" office:value-type="string">
            <text:p>tb_super_magma_chamber</text:p>
          </table:table-cell>
          <table:table-cell table:style-name="ce2" office:value-type="string">
            <text:p>£blocker Massive Magma Chamber</text:p>
          </table:table-cell>
          <table:table-cell table:style-name="ce2" office:value-type="string">
            <text:p>£blocker Массивная магмовая камера</text:p>
          </table:table-cell>
          <table:table-cell table:number-columns-repeated="5" table:style-name="ce2" office:value-type="string">
            <text:p>£blocker Massive Magma Chamber</text:p>
          </table:table-cell>
          <table:table-cell table:style-name="ce8" table:number-columns-repeated="18"/>
          <table:table-cell table:number-columns-repeated="998"/>
        </table:table-row>
        <table:table-row table:style-name="ro4">
          <table:table-cell table:style-name="ce2" office:value-type="string">
            <text:p>tb_super_magma_chamber_desc</text:p>
          </table:table-cell>
          <table:table-cell table:style-name="ce2" office:value-type="string">
            <text:p>A massive pool of molten rock has formed a large chamber under great pressure. There is risk of fracturing to the surounding rock that could lead to a volcanic eruption.</text:p>
          </table:table-cell>
          <table:table-cell table:style-name="ce2" office:value-type="string">
            <text:p>Огромный бассейн расплавленной породы сформировал большую камеру под большим давлением. Существует риск разрушения окружающей породы, что может привести к извержению вулканов.</text:p>
          </table:table-cell>
          <table:table-cell table:style-name="ce2" office:value-type="string">
            <text:p>Ein massives Becken aus geschmolzenem Gestein hat unter großem Druck eine große Kammer gebildet. Es besteht die Gefahr des Brechens des umgebenden Gesteins, was zu einem Vulkanausbruch führen könnte.</text:p>
          </table:table-cell>
          <table:table-cell table:style-name="ce2" office:value-type="string">
            <text:p>Uma enorme piscina de rocha derretida formou uma grande câmara sob grande pressão. Há risco de fraturar a rocha que pode levar a uma erupção vulcânica.</text:p>
          </table:table-cell>
          <table:table-cell table:style-name="ce2" office:value-type="string">
            <text:p>Une masse massive de roches en fusion a formé une grande chambre sous une forte pression. Il y a un risque de fracture de la roche environnante qui pourrait mener à une éruption volcanique.</text:p>
          </table:table-cell>
          <table:table-cell table:style-name="ce2" office:value-type="string">
            <text:p>Ogromna kałuża stopionej skały utworzyła dużą komorę pod dużym ciśnieniem. Istnieje ryzyko pęknięcia skały otaczającej, która może doprowadzić do erupcji wulkanu.</text:p>
          </table:table-cell>
          <table:table-cell table:style-name="ce2" office:value-type="string">
            <text:p>Un grupo masivo de roca fundida ha formado una cámara grande bajo gran presión. Existe el riesgo de fracturarse en la roca circundante que podría conducir a una erupción volcánica.</text:p>
          </table:table-cell>
          <table:table-cell table:style-name="ce8" table:number-columns-repeated="18"/>
          <table:table-cell table:number-columns-repeated="998"/>
        </table:table-row>
        <table:table-row table:style-name="ro2">
          <table:table-cell table:style-name="ce2" office:value-type="string">
            <text:p>tb_super_tornado_plains</text:p>
          </table:table-cell>
          <table:table-cell table:style-name="ce2" office:value-type="string">
            <text:p>£blocker Tornado Alley</text:p>
          </table:table-cell>
          <table:table-cell table:style-name="ce2" office:value-type="string">
            <text:p>£blocker Аллея торнадо</text:p>
          </table:table-cell>
          <table:table-cell table:number-columns-repeated="5" table:style-name="ce2" office:value-type="string">
            <text:p>£blocker Tornado Alley</text:p>
          </table:table-cell>
          <table:table-cell table:style-name="ce8" table:number-columns-repeated="18"/>
          <table:table-cell table:number-columns-repeated="998"/>
        </table:table-row>
        <table:table-row table:style-name="ro7">
          <table:table-cell table:style-name="ce2" office:value-type="string">
            <text:p>tb_super_tornado_plains_desc</text:p>
          </table:table-cell>
          <table:table-cell table:style-name="ce2" office:value-type="string">
            <text:p>Massive tornadoes regularly form and ravage this region, making it unsuited to any long-term use.</text:p>
          </table:table-cell>
          <table:table-cell table:style-name="ce2" office:value-type="string">
            <text:p>Массивные торнадо регулярно формируют и разрушают этот регион, делая его непригодным к любому долгосрочному использованию.</text:p>
          </table:table-cell>
          <table:table-cell table:style-name="ce2" office:value-type="string">
            <text:p>Massive Tornados bilden und verwüsten diese Region regelmäßig und sind daher für eine langfristige Nutzung ungeeignet.</text:p>
          </table:table-cell>
          <table:table-cell table:style-name="ce2" office:value-type="string">
            <text:p>Tornados maciços regularmente formam e devastam esta região, tornando-a imprópria para qualquer uso a longo prazo.</text:p>
          </table:table-cell>
          <table:table-cell table:style-name="ce2" office:value-type="string">
            <text:p>Des tornades massives se forment et ravagent régulièrement cette région, la rendant impropre à toute utilisation à long terme.</text:p>
          </table:table-cell>
          <table:table-cell table:style-name="ce2" office:value-type="string">
            <text:p>Masywne tornada regularnie formują i niszczą ten region, przez co nie nadają się do długotrwałego użytku.</text:p>
          </table:table-cell>
          <table:table-cell table:style-name="ce2" office:value-type="string">
            <text:p>Los tornados masivos regularmente forman y asolan esta región, por lo que es inadecuada para cualquier uso a largo plazo.</text:p>
          </table:table-cell>
          <table:table-cell table:style-name="ce8" table:number-columns-repeated="18"/>
          <table:table-cell table:number-columns-repeated="998"/>
        </table:table-row>
        <table:table-row table:style-name="ro2">
          <table:table-cell table:style-name="ce2" office:value-type="string">
            <text:p>tb_unique_sr_altair_stone</text:p>
          </table:table-cell>
          <table:table-cell table:style-name="ce2" office:value-type="string">
            <text:p>£blocker Altair Stones</text:p>
          </table:table-cell>
          <table:table-cell table:style-name="ce2" office:value-type="string">
            <text:p>£blocker Камни Альтаира</text:p>
          </table:table-cell>
          <table:table-cell table:number-columns-repeated="5" table:style-name="ce2" office:value-type="string">
            <text:p>£blocker Altair Stones</text:p>
          </table:table-cell>
          <table:table-cell table:style-name="ce8" table:number-columns-repeated="18"/>
          <table:table-cell table:number-columns-repeated="998"/>
        </table:table-row>
        <table:table-row table:style-name="ro8">
          <table:table-cell table:style-name="ce2" office:value-type="string">
            <text:p>tb_unique_sr_altair_stone_desc</text:p>
          </table:table-cell>
          <table:table-cell table:style-name="ce2" office:value-type="string">
            <text:p>Understood and harnessed, the gravity-defying Altair Stones can now be put to use and share their extraordinary properties.</text:p>
          </table:table-cell>
          <table:table-cell table:style-name="ce2" office:value-type="string">
            <text:p>Обследованные и пригодные к использованию, антигравитационные Камни Альтаира теперь можно использовать и исследовать их необычные свойства.</text:p>
          </table:table-cell>
          <table:table-cell table:style-name="ce2" office:value-type="string">
            <text:p>Verstanden und nutzbar, können die Schwerkraft-trotzen Altair Stones jetzt genutzt werden und teilen ihre außergewöhnlichen Eigenschaften.</text:p>
          </table:table-cell>
          <table:table-cell table:style-name="ce2" office:value-type="string">
            <text:p>Entendido e aproveitado, os Altair Stones, que desafiam a gravidade, podem agora ser usados ​​e compartilhar suas propriedades extraordinárias.</text:p>
          </table:table-cell>
          <table:table-cell table:style-name="ce2" office:value-type="string">
            <text:p>Compris et harnachés, les pierres Altair défiant la gravité peuvent désormais être utilisées et partager leurs propriétés extraordinaires.</text:p>
          </table:table-cell>
          <table:table-cell table:style-name="ce2" office:value-type="string">
            <text:p>Zrozumiane i zaprzężone kamienie Altaira mogą być teraz używane i dzielić się swoimi niezwykłymi właściwościami.</text:p>
          </table:table-cell>
          <table:table-cell table:style-name="ce2" office:value-type="string">
            <text:p>Entendido y aprovechado, las Altair Stones que desafían la gravedad ahora pueden usarse y compartir sus extraordinarias propiedades.</text:p>
          </table:table-cell>
          <table:table-cell table:style-name="ce8" table:number-columns-repeated="18"/>
          <table:table-cell table:number-columns-repeated="998"/>
        </table:table-row>
        <table:table-row table:style-name="ro2">
          <table:table-cell table:style-name="ce2" office:value-type="string">
            <text:p>tb_unique_sr_altair_stone_locked</text:p>
          </table:table-cell>
          <table:table-cell table:style-name="ce2" office:value-type="string">
            <text:p>£blocker Altair Stone Mountain Range</text:p>
          </table:table-cell>
          <table:table-cell table:style-name="ce2" office:value-type="string">
            <text:p>£blocker Горные Камни Альтаира</text:p>
          </table:table-cell>
          <table:table-cell table:number-columns-repeated="5" table:style-name="ce2" office:value-type="string">
            <text:p>£blocker Altair Stone Mountain Range</text:p>
          </table:table-cell>
          <table:table-cell table:style-name="ce8" table:number-columns-repeated="18"/>
          <table:table-cell table:number-columns-repeated="998"/>
        </table:table-row>
        <table:table-row table:style-name="ro8">
          <table:table-cell table:style-name="ce2" office:value-type="string">
            <text:p>tb_unique_sr_altair_stone_locked_desc</text:p>
          </table:table-cell>
          <table:table-cell table:style-name="ce2" office:value-type="string">
            <text:p>This mountain range is filled with the strange, gravity-defying Altair Stones, casting long shadows over the surrounding area.</text:p>
          </table:table-cell>
          <table:table-cell table:style-name="ce2" office:value-type="string">
            <text:p>Этот горный хребет наполнен странными, антигравитационными Камнями Альтаир, бросающими длинные тени по окрестностям.</text:p>
          </table:table-cell>
          <table:table-cell table:style-name="ce2" office:value-type="string">
            <text:p>Diese Bergkette ist gefüllt mit den seltsamen, die Schwerkraft unterdrückenden Altair Stones, die lange Schatten über die Umgebung werfen.</text:p>
          </table:table-cell>
          <table:table-cell table:style-name="ce2" office:value-type="string">
            <text:p>Esta cordilheira está repleta das estranhas Altair Stones, que desafiam a gravidade, lançando longas sombras sobre a área circundante.</text:p>
          </table:table-cell>
          <table:table-cell table:style-name="ce2" office:value-type="string">
            <text:p>Cette chaîne de montagnes est remplie d'étranges pierres d'Altair défiant la gravité, projetant de longues ombres sur les environs.</text:p>
          </table:table-cell>
          <table:table-cell table:style-name="ce2" office:value-type="string">
            <text:p>Ten pasmo górskie jest wypełnione dziwnymi kamieniami Altaira, które rzucają cień, rzucając długie cienie na otaczający obszar.</text:p>
          </table:table-cell>
          <table:table-cell table:style-name="ce2" office:value-type="string">
            <text:p>Esta cadena montañosa está llena de las extrañas piedras Altair Stones, que desafían la gravedad, proyectando largas sombras sobre el área circundante.</text:p>
          </table:table-cell>
          <table:table-cell table:style-name="ce8" table:number-columns-repeated="18"/>
          <table:table-cell table:number-columns-repeated="998"/>
        </table:table-row>
        <table:table-row table:style-name="ro2">
          <table:table-cell table:style-name="ce2" office:value-type="string">
            <text:p>tb_unique_sr_aurantiacum_x</text:p>
          </table:table-cell>
          <table:table-cell table:style-name="ce2" office:value-type="string">
            <text:p>£blocker Aurantiacum-X</text:p>
          </table:table-cell>
          <table:table-cell table:style-name="ce2" office:value-type="string">
            <text:p>£blocker Аурантикум-X</text:p>
          </table:table-cell>
          <table:table-cell table:number-columns-repeated="5" table:style-name="ce2" office:value-type="string">
            <text:p>£blocker Aurantiacum-X</text:p>
          </table:table-cell>
          <table:table-cell table:style-name="ce8" table:number-columns-repeated="18"/>
          <table:table-cell table:number-columns-repeated="998"/>
        </table:table-row>
        <table:table-row table:style-name="ro7">
          <table:table-cell table:style-name="ce2" office:value-type="string">
            <text:p>tb_unique_sr_aurantiacum_x_desc</text:p>
          </table:table-cell>
          <table:table-cell table:style-name="ce2" office:value-type="string">
            <text:p>Despite its likely otherworldly origins, Aurantiacum-X can be taken; it can be harvested; and it is now ours.</text:p>
          </table:table-cell>
          <table:table-cell table:style-name="ce2" office:value-type="string">
            <text:p>Несмотря на его вероятное потустороннее происхождение, Аурантикум-X можно взять; его можно собрать; и теперь он наш.</text:p>
          </table:table-cell>
          <table:table-cell table:style-name="ce2" office:value-type="string">
            <text:p>Trotz seiner wahrscheinlichen jenseitigen Herkunft kann Aurantiacum-X eingenommen werden; es kann geerntet werden; und es ist jetzt unser.</text:p>
          </table:table-cell>
          <table:table-cell table:style-name="ce2" office:value-type="string">
            <text:p>Apesar de suas prováveis ​​origens de outro mundo, o Aurantiacum-X pode ser tomado; pode ser colhido; e agora é nosso.</text:p>
          </table:table-cell>
          <table:table-cell table:style-name="ce2" office:value-type="string">
            <text:p>En dépit de ses origines d'un autre monde, Aurantiacum-X peut être pris; il peut être récolté; et c'est maintenant le nôtre.</text:p>
          </table:table-cell>
          <table:table-cell table:style-name="ce2" office:value-type="string">
            <text:p>Pomimo swoich nieziemskich początków, Aurantiacum-X może być wzięty; można go zebrać; i to jest teraz nasze.</text:p>
          </table:table-cell>
          <table:table-cell table:style-name="ce2" office:value-type="string">
            <text:p>A pesar de sus posibles orígenes de otro mundo, se puede tomar Aurantiacum-X; puede ser cosechado; y ahora es nuestro</text:p>
          </table:table-cell>
          <table:table-cell table:style-name="ce8" table:number-columns-repeated="18"/>
          <table:table-cell table:number-columns-repeated="998"/>
        </table:table-row>
        <table:table-row table:style-name="ro3">
          <table:table-cell table:style-name="ce2" office:value-type="string">
            <text:p>tb_unique_sr_aurantiacum_x_locked</text:p>
          </table:table-cell>
          <table:table-cell table:style-name="ce2" office:value-type="string">
            <text:p>£blocker Aurantiacum-X Caverns</text:p>
          </table:table-cell>
          <table:table-cell table:style-name="ce2" office:value-type="string">
            <text:p>£blocker Пещеры Аурантикума-X</text:p>
          </table:table-cell>
          <table:table-cell table:number-columns-repeated="5" table:style-name="ce2" office:value-type="string">
            <text:p>£blocker Aurantiacum-X Caverns</text:p>
          </table:table-cell>
          <table:table-cell table:style-name="ce8" table:number-columns-repeated="18"/>
          <table:table-cell table:number-columns-repeated="998"/>
        </table:table-row>
        <table:table-row table:style-name="ro6">
          <table:table-cell table:style-name="ce2" office:value-type="string">
            <text:p>tb_unique_sr_aurantiacum_x_locked_desc</text:p>
          </table:table-cell>
          <table:table-cell table:style-name="ce2" office:value-type="string">
            <text:p>From their bizarre energy readings, these caverns have been found to contain Aurantiacum-X, a substance that defies many expectations of conventional physics.</text:p>
          </table:table-cell>
          <table:table-cell table:style-name="ce2" office:value-type="string">
            <text:p>Из-за их странных показаний энергии, эти пещеры, как было обнаружено, содержат Аурантикум-X, вещество, которое бросает вызов физике.</text:p>
          </table:table-cell>
          <table:table-cell table:style-name="ce2" office:value-type="string">
            <text:p>Von ihren bizarren Energiemessungen wurde festgestellt, dass diese Kavernen Aurantiacum-X enthalten, eine Substanz, die viele Erwartungen der konventionellen Physik nicht erfüllt.</text:p>
          </table:table-cell>
          <table:table-cell table:style-name="ce2" office:value-type="string">
            <text:p>De suas leituras de energia bizarra, estas cavernas foram encontrados para conter Aurantiacum-X, uma substância que desafia muitas expectativas da física convencional.</text:p>
          </table:table-cell>
          <table:table-cell table:style-name="ce2" office:value-type="string">
            <text:p>De leurs lectures d'énergie bizarres, ces cavernes ont été trouvés pour contenir Aurantiacum-X, une substance qui défie de nombreuses attentes de la physique conventionnelle.</text:p>
          </table:table-cell>
          <table:table-cell table:style-name="ce2" office:value-type="string">
            <text:p>Z ich dziwacznych odczytów energetycznych odkryto, że te jaskinie zawierają Aurantiacum-X, substancję, która nie spełnia wielu oczekiwań konwencjonalnej fizyki.</text:p>
          </table:table-cell>
          <table:table-cell table:style-name="ce2" office:value-type="string">
            <text:p>A partir de sus extrañas lecturas de energía, se descubrió que estas cavernas contienen Aurantiacum-X, una sustancia que desafía muchas expectativas de la física convencional.</text:p>
          </table:table-cell>
          <table:table-cell table:style-name="ce8" table:number-columns-repeated="18"/>
          <table:table-cell table:number-columns-repeated="998"/>
        </table:table-row>
        <table:table-row table:style-name="ro2">
          <table:table-cell table:style-name="ce2" office:value-type="string">
            <text:p>tb_unique_sr_elder_compounds</text:p>
          </table:table-cell>
          <table:table-cell table:style-name="ce2" office:value-type="string">
            <text:p>£blocker Elder Compounds</text:p>
          </table:table-cell>
          <table:table-cell table:style-name="ce2" office:value-type="string">
            <text:p>£blocker Компоненты предтеч</text:p>
          </table:table-cell>
          <table:table-cell table:number-columns-repeated="5" table:style-name="ce2" office:value-type="string">
            <text:p>£blocker Elder Compounds</text:p>
          </table:table-cell>
          <table:table-cell table:style-name="ce8" table:number-columns-repeated="18"/>
          <table:table-cell table:number-columns-repeated="998"/>
        </table:table-row>
        <table:table-row table:style-name="ro7">
          <table:table-cell table:style-name="ce2" office:value-type="string">
            <text:p>tb_unique_sr_elder_compounds_desc</text:p>
          </table:table-cell>
          <table:table-cell table:style-name="ce2" office:value-type="string">
            <text:p>With understanding comes mastery - these Elder Compounds may not be reproducible, but they can be extracted and put to use.</text:p>
          </table:table-cell>
          <table:table-cell table:style-name="ce2" office:value-type="string">
            <text:p>С пониманием приходит мастерство - эти компоненты предтеч не могут быть произведены, но уже существующие можно извлечь и использовать.</text:p>
          </table:table-cell>
          <table:table-cell table:style-name="ce2" office:value-type="string">
            <text:p>Mit Verständnis kommt Meisterschaft - diese Elder Compounds sind möglicherweise nicht reproduzierbar, aber sie können extrahiert und verwendet werden.</text:p>
          </table:table-cell>
          <table:table-cell table:style-name="ce2" office:value-type="string">
            <text:p>Com o entendimento vem a maestria - esses Elder Compounds podem não ser reproduzíveis, mas podem ser extraídos e colocados em uso.</text:p>
          </table:table-cell>
          <table:table-cell table:style-name="ce2" office:value-type="string">
            <text:p>Avec la compréhension vient la maîtrise - ces composés des aînés peuvent ne pas être reproductibles, mais ils peuvent être extraits et utilisés.</text:p>
          </table:table-cell>
          <table:table-cell table:style-name="ce2" office:value-type="string">
            <text:p>Ze zrozumieniem przychodzi opanowanie - te Starsze Związki mogą nie być powtarzalne, ale można je wydobywać i wykorzystywać.</text:p>
          </table:table-cell>
          <table:table-cell table:style-name="ce2" office:value-type="string">
            <text:p>Con la comprensión viene el dominio: estos compuestos antiguos pueden no ser reproducibles, pero pueden extraerse y ponerse en uso.</text:p>
          </table:table-cell>
          <table:table-cell table:style-name="ce8" table:number-columns-repeated="18"/>
          <table:table-cell table:number-columns-repeated="998"/>
        </table:table-row>
        <table:table-row table:style-name="ro2">
          <table:table-cell table:style-name="ce2" office:value-type="string">
            <text:p>tb_unique_sr_elder_compounds_locked</text:p>
          </table:table-cell>
          <table:table-cell table:style-name="ce2" office:value-type="string">
            <text:p>£blocker Ancient Precursor Quarries</text:p>
          </table:table-cell>
          <table:table-cell table:style-name="ce2" office:value-type="string">
            <text:p>£blocker Каменоломни древних предтеч</text:p>
          </table:table-cell>
          <table:table-cell table:number-columns-repeated="5" table:style-name="ce2" office:value-type="string">
            <text:p>£blocker Ancient Precursor Quarries</text:p>
          </table:table-cell>
          <table:table-cell table:style-name="ce8" table:number-columns-repeated="18"/>
          <table:table-cell table:number-columns-repeated="998"/>
        </table:table-row>
        <table:table-row table:style-name="ro10">
          <table:table-cell table:style-name="ce2" office:value-type="string">
            <text:p>tb_unique_sr_elder_compounds_locked_desc</text:p>
          </table:table-cell>
          <table:table-cell table:style-name="ce2" office:value-type="string">
            <text:p>Left behind by some long lost civilization, these open quarries are brimming with Elder Compounds that have no direct analogue to anything currently known to us.</text:p>
          </table:table-cell>
          <table:table-cell table:style-name="ce2" office:value-type="string">
            <text:p>Оставленные позади давно исчезнувшей цивилизацией, эти открытые карьеры заполнены компонентами предтеч, которые не имеют прямого аналога с тем, что в настоящее время известно нам.</text:p>
          </table:table-cell>
          <table:table-cell table:style-name="ce2" office:value-type="string">
            <text:p>Diese offenen Steinbrüche, hinter denen eine lange verlorene Zivilisation zurückgeblieben ist, strotzen nur so vor Elder Compounds, die keine direkte Analogie zu dem haben, was uns derzeit bekannt ist.</text:p>
          </table:table-cell>
          <table:table-cell table:style-name="ce2" office:value-type="string">
            <text:p>Deixadas para trás por uma civilização há muito perdida, essas pedreiras abertas estão cheias de Elder Compounds que não têm analogia direta com nada que nos seja conhecido atualmente.</text:p>
          </table:table-cell>
          <table:table-cell table:style-name="ce2" office:value-type="string">
            <text:p>Laissés à la traîne par une civilisation perdue depuis longtemps, ces carrières ouvertes regorgent d'Elder Compounds qui n'ont aucun équivalent direct de ce que nous connaissons actuellement.</text:p>
          </table:table-cell>
          <table:table-cell table:style-name="ce2" office:value-type="string">
            <text:p>Pozostawione przez jakąś dawno zaginioną cywilizację, te otwarte kopalnie pełne są Starych Związków, które nie mają bezpośredniego odpowiednika do niczego, co obecnie nam znane.</text:p>
          </table:table-cell>
          <table:table-cell table:style-name="ce2" office:value-type="string">
            <text:p>Dejados atrás por una civilización perdida hace mucho tiempo, estas canteras abiertas están llenas de compuestos antiguos que no tienen analogía directa con nada que conozcamos actualmente.</text:p>
          </table:table-cell>
          <table:table-cell table:style-name="ce8" table:number-columns-repeated="18"/>
          <table:table-cell table:number-columns-repeated="998"/>
        </table:table-row>
        <table:table-row table:style-name="ro1">
          <table:table-cell table:style-name="ce2" office:value-type="string">
            <text:p>tb_unique_sr_euratite</text:p>
          </table:table-cell>
          <table:table-cell table:style-name="ce2" office:value-type="string">
            <text:p>£blocker Euratite Ore</text:p>
          </table:table-cell>
          <table:table-cell table:style-name="ce2" office:value-type="string">
            <text:p>£blocker Евратит</text:p>
          </table:table-cell>
          <table:table-cell table:number-columns-repeated="5" table:style-name="ce2" office:value-type="string">
            <text:p>£blocker Euratite Ore</text:p>
          </table:table-cell>
          <table:table-cell table:style-name="ce8" table:number-columns-repeated="18"/>
          <table:table-cell table:number-columns-repeated="998"/>
        </table:table-row>
        <table:table-row table:style-name="ro8">
          <table:table-cell table:style-name="ce2" office:value-type="string">
            <text:p>tb_unique_sr_euratite_desc</text:p>
          </table:table-cell>
          <table:table-cell table:style-name="ce2" office:value-type="string">
            <text:p>The singular nature of Euratite has been studied and contained, at last allowing its harvesting and use for stellar applications.</text:p>
          </table:table-cell>
          <table:table-cell table:style-name="ce2" office:value-type="string">
            <text:p>Исключительный характер евратита изучен и, наконец, мы можем его собирать и использовать для межзвездных структур .</text:p>
          </table:table-cell>
          <table:table-cell table:style-name="ce2" office:value-type="string">
            <text:p>Die einzigartige Natur von Euratit wurde untersucht und enthalten, um seine Gewinnung und Verwendung für stellare Anwendungen zu ermöglichen.</text:p>
          </table:table-cell>
          <table:table-cell table:style-name="ce2" office:value-type="string">
            <text:p>A natureza singular da Euratite foi estudada e contida, permitindo finalmente a sua colheita e uso para aplicações estelares.</text:p>
          </table:table-cell>
          <table:table-cell table:style-name="ce2" office:value-type="string">
            <text:p>La nature singulière d'Euratite a été étudiée et contenue, permettant enfin sa récolte et son utilisation pour des applications stellaires.</text:p>
          </table:table-cell>
          <table:table-cell table:style-name="ce2" office:value-type="string">
            <text:p>Szczególny charakter Euratytu został zbadany i zawarty, co pozwoliło mu na zbieranie i wykorzystywanie do zastosowań gwiezdnych.</text:p>
          </table:table-cell>
          <table:table-cell table:style-name="ce2" office:value-type="string">
            <text:p>La naturaleza singular de Euratite ha sido estudiada y contenida, permitiendo finalmente su recolección y uso para aplicaciones estelares.</text:p>
          </table:table-cell>
          <table:table-cell table:style-name="ce8" table:number-columns-repeated="18"/>
          <table:table-cell table:number-columns-repeated="998"/>
        </table:table-row>
        <table:table-row table:style-name="ro2">
          <table:table-cell table:style-name="ce2" office:value-type="string">
            <text:p>tb_unique_sr_euratite_locked</text:p>
          </table:table-cell>
          <table:table-cell table:style-name="ce2" office:value-type="string">
            <text:p>£blocker Euratite Nodes</text:p>
          </table:table-cell>
          <table:table-cell table:style-name="ce2" office:value-type="string">
            <text:p>£blocker Узлы евратита</text:p>
          </table:table-cell>
          <table:table-cell table:number-columns-repeated="5" table:style-name="ce2" office:value-type="string">
            <text:p>£blocker Euratite Nodes</text:p>
          </table:table-cell>
          <table:table-cell table:style-name="ce8" table:number-columns-repeated="18"/>
          <table:table-cell table:number-columns-repeated="998"/>
        </table:table-row>
        <table:table-row table:style-name="ro10">
          <table:table-cell table:style-name="ce2" office:value-type="string">
            <text:p>tb_unique_sr_euratite_locked_desc</text:p>
          </table:table-cell>
          <table:table-cell table:style-name="ce2" office:value-type="string">
            <text:p>Nonsensical readings in subterranean caverns led to the discovery of the space-defying Euratite, but its properties remain as much a mystery as its origins.</text:p>
          </table:table-cell>
          <table:table-cell table:style-name="ce2" office:value-type="string">
            <text:p>Необычные показания в подземных пещерах привели к открытию межпространственного евратита, но его свойства остаются тайной, как и его истоки.</text:p>
          </table:table-cell>
          <table:table-cell table:style-name="ce2" office:value-type="string">
            <text:p>Unsinnige Lesungen in unterirdischen Höhlen führten zur Entdeckung des Weltraum-trotzen Euratiten, aber seine Eigenschaften bleiben ebenso ein Geheimnis wie seine Ursprünge.</text:p>
          </table:table-cell>
          <table:table-cell table:style-name="ce2" office:value-type="string">
            <text:p>Leituras absurdas em cavernas subterrâneas levaram à descoberta da Euratita que desafia o espaço, mas suas propriedades permanecem tão misteriosas quanto suas origens.</text:p>
          </table:table-cell>
          <table:table-cell table:style-name="ce2" office:value-type="string">
            <text:p>Des lectures absurdes dans des cavernes souterraines ont conduit à la découverte de l'Euratite défiant l'espace, mais ses propriétés restent autant un mystère que ses origines.</text:p>
          </table:table-cell>
          <table:table-cell table:style-name="ce2" office:value-type="string">
            <text:p>Nonsensyczne odczyty w podziemnych jaskiniach doprowadziły do ​​odkrycia przeciwstawnych przestrzeni Euratytu, ale jego właściwości pozostają równie tajemnicze jak jego początki.</text:p>
          </table:table-cell>
          <table:table-cell table:style-name="ce2" office:value-type="string">
            <text:p>Lecturas sin sentido en cavernas subterráneas llevaron al descubrimiento de Euratite que desafía el espacio, pero sus propiedades siguen siendo tan misteriosas como sus orígenes.</text:p>
          </table:table-cell>
          <table:table-cell table:style-name="ce8" table:number-columns-repeated="18"/>
          <table:table-cell table:number-columns-repeated="998"/>
        </table:table-row>
        <table:table-row table:style-name="ro2">
          <table:table-cell table:style-name="ce2" office:value-type="string">
            <text:p>tb_unique_sr_ever_blossom</text:p>
          </table:table-cell>
          <table:table-cell table:style-name="ce2" office:value-type="string">
            <text:p>£blocker Ever-Blossoms</text:p>
          </table:table-cell>
          <table:table-cell table:style-name="ce2" office:value-type="string">
            <text:p>£blocker Вечноцвет</text:p>
          </table:table-cell>
          <table:table-cell table:number-columns-repeated="5" table:style-name="ce2" office:value-type="string">
            <text:p>£blocker Ever-Blossoms</text:p>
          </table:table-cell>
          <table:table-cell table:style-name="ce8" table:number-columns-repeated="18"/>
          <table:table-cell table:number-columns-repeated="998"/>
        </table:table-row>
        <table:table-row table:style-name="ro7">
          <table:table-cell table:style-name="ce2" office:value-type="string">
            <text:p>tb_unique_sr_ever_blossom_desc</text:p>
          </table:table-cell>
          <table:table-cell table:style-name="ce2" office:value-type="string">
            <text:p>Once the nature of the Ever-Blossoms became known, safeguarding became just as important as projects of the incredible plants.</text:p>
          </table:table-cell>
          <table:table-cell table:style-name="ce2" office:value-type="string">
            <text:p>Как только стало известно о природе Вечноцвета, охрана стала столь же важной, как и эксплуатация невероятных растений.</text:p>
          </table:table-cell>
          <table:table-cell table:style-name="ce2" office:value-type="string">
            <text:p>Sobald die Natur der Ever-Blossoms bekannt wurde, wurde der Schutz genauso wichtig wie Projekte der unglaublichen Pflanzen.</text:p>
          </table:table-cell>
          <table:table-cell table:style-name="ce2" office:value-type="string">
            <text:p>Uma vez que a natureza das Ever-Blossoms se tornou conhecida, a salvaguarda tornou-se tão importante quanto os projetos das incríveis plantas.</text:p>
          </table:table-cell>
          <table:table-cell table:style-name="ce2" office:value-type="string">
            <text:p>Une fois la nature des Ever-Blossoms connue, la sauvegarde devint tout aussi importante que les projets de plantes incroyables.</text:p>
          </table:table-cell>
          <table:table-cell table:style-name="ce2" office:value-type="string">
            <text:p>Kiedy natura Ever-Blossoms stała się znana, ochrona stała się równie ważna jak projekty niesamowitych roślin.</text:p>
          </table:table-cell>
          <table:table-cell table:style-name="ce2" office:value-type="string">
            <text:p>Una vez que se conoció la naturaleza de las Ever-Blossoms, la protección se volvió tan importante como los proyectos de las plantas increíbles.</text:p>
          </table:table-cell>
          <table:table-cell table:style-name="ce8" table:number-columns-repeated="18"/>
          <table:table-cell table:number-columns-repeated="998"/>
        </table:table-row>
        <table:table-row table:style-name="ro2">
          <table:table-cell table:style-name="ce2" office:value-type="string">
            <text:p>tb_unique_sr_ever_blossom_locked</text:p>
          </table:table-cell>
          <table:table-cell table:style-name="ce2" office:value-type="string">
            <text:p>£blocker Ever-Blossom Fields</text:p>
          </table:table-cell>
          <table:table-cell table:style-name="ce2" office:value-type="string">
            <text:p>£blocker Поля Вечноцвета</text:p>
          </table:table-cell>
          <table:table-cell table:number-columns-repeated="5" table:style-name="ce2" office:value-type="string">
            <text:p>£blocker Ever-Blossom Fields</text:p>
          </table:table-cell>
          <table:table-cell table:style-name="ce8" table:number-columns-repeated="18"/>
          <table:table-cell table:number-columns-repeated="998"/>
        </table:table-row>
        <table:table-row table:style-name="ro8">
          <table:table-cell table:style-name="ce2" office:value-type="string">
            <text:p>tb_unique_sr_ever_blossom_locked_desc</text:p>
          </table:table-cell>
          <table:table-cell table:style-name="ce2" office:value-type="string">
            <text:p>Preliminary scans report a most unnatural set of qualities within these flowers; with study, they might be put to use.</text:p>
          </table:table-cell>
          <table:table-cell table:style-name="ce2" office:value-type="string">
            <text:p>Предварительное сканирование сообщает о самом неестественном наборе качеств этих цветов; с изучением мы сможем их использовать.</text:p>
          </table:table-cell>
          <table:table-cell table:style-name="ce2" office:value-type="string">
            <text:p>Vorläufige Scans zeigen eine höchst unnatürliche Menge von Qualitäten innerhalb dieser Blumen; mit dem Studium könnten sie genutzt werden.</text:p>
          </table:table-cell>
          <table:table-cell table:style-name="ce2" office:value-type="string">
            <text:p>Varreduras preliminares relatam um conjunto de qualidades não naturais dentro dessas flores; com o estudo, eles podem ser colocados em uso.</text:p>
          </table:table-cell>
          <table:table-cell table:style-name="ce2" office:value-type="string">
            <text:p>Les balayages préliminaires rapportent un ensemble de qualités non naturelles parmi ces fleurs; avec l'étude, ils pourraient être mis à profit.</text:p>
          </table:table-cell>
          <table:table-cell table:style-name="ce2" office:value-type="string">
            <text:p>Wstępne skany opisują najbardziej nienaturalny zestaw cech w tych kwiatach; z nauką mogą zostać wykorzystane.</text:p>
          </table:table-cell>
          <table:table-cell table:style-name="ce2" office:value-type="string">
            <text:p>Los escaneos preliminares informan un conjunto de cualidades poco natural dentro de estas flores; con estudio, podrían usarse.</text:p>
          </table:table-cell>
          <table:table-cell table:style-name="ce8" table:number-columns-repeated="18"/>
          <table:table-cell table:number-columns-repeated="998"/>
        </table:table-row>
        <table:table-row table:style-name="ro1">
          <table:table-cell table:style-name="ce2" office:value-type="string">
            <text:p>tb_unique_sr_gigalife</text:p>
          </table:table-cell>
          <table:table-cell table:style-name="ce2" office:value-type="string">
            <text:p>£blocker Gigalife</text:p>
          </table:table-cell>
          <table:table-cell table:style-name="ce2" office:value-type="string">
            <text:p>£blocker Гига-сущность</text:p>
          </table:table-cell>
          <table:table-cell table:number-columns-repeated="5" table:style-name="ce2" office:value-type="string">
            <text:p>£blocker Gigalife</text:p>
          </table:table-cell>
          <table:table-cell table:style-name="ce8" table:number-columns-repeated="18"/>
          <table:table-cell table:number-columns-repeated="998"/>
        </table:table-row>
        <table:table-row table:style-name="ro5">
          <table:table-cell table:style-name="ce2" office:value-type="string">
            <text:p>tb_unique_sr_gigalife_desc</text:p>
          </table:table-cell>
          <table:table-cell table:style-name="ce2" office:value-type="string">
            <text:p>Exhaustive analysis has indeed revealed that the organisms making up this ecosystem actually form 'organ systems' for the super-organism encompassing this area, aptly named the 'Gigalife'.</text:p>
          </table:table-cell>
          <table:table-cell table:style-name="ce2" office:value-type="string">
            <text:p>Исчерпывающий анализ действительно показал, что организмы, составляющие эту экосистему, фактически образуют «системы органов» для суперорганизма, охватывающего эту область, который мы назвали «Гига-сущность».</text:p>
          </table:table-cell>
          <table:table-cell table:style-name="ce2" office:value-type="string">
            <text:p>Eine erschöpfende Analyse hat tatsächlich gezeigt, dass die Organismen, aus denen dieses Ökosystem besteht, tatsächlich "Organsysteme" für den diesen Bereich umfassenden Superorganismus bilden, der treffend als "Gigalife" bezeichnet wird.</text:p>
          </table:table-cell>
          <table:table-cell table:style-name="ce2" office:value-type="string">
            <text:p>A análise exaustiva revelou, de fato, que os organismos que compõem esse ecossistema formam, de fato, "sistemas orgânicos" para o superorganismo que abrange essa área, apropriadamente denominada "Gigalife".</text:p>
          </table:table-cell>
          <table:table-cell table:style-name="ce2" office:value-type="string">
            <text:p>Une analyse exhaustive a en effet révélé que les organismes qui composent cet écosystème forment en réalité des «systèmes d'organes» pour le super-organisme englobant cette zone, appelé à juste titre le «Gigalife».</text:p>
          </table:table-cell>
          <table:table-cell table:style-name="ce2" office:value-type="string">
            <text:p>Wyczerpująca analiza rzeczywiście wykazała, że ​​organizmy tworzące ten ekosystem faktycznie tworzą "systemy narządów" dla superorganizmu obejmującego ten obszar, trafnie nazwanego "Gigalife".</text:p>
          </table:table-cell>
          <table:table-cell table:style-name="ce2" office:value-type="string">
            <text:p>El análisis exhaustivo ha revelado que los organismos que componen este ecosistema en realidad forman 'sistemas de órganos' para el superorganismo que abarca esta área, acertadamente llamado 'Gigalife'.</text:p>
          </table:table-cell>
          <table:table-cell table:style-name="ce8" table:number-columns-repeated="18"/>
          <table:table-cell table:number-columns-repeated="998"/>
        </table:table-row>
        <table:table-row table:style-name="ro2">
          <table:table-cell table:style-name="ce2" office:value-type="string">
            <text:p>tb_unique_sr_gigalife_locked</text:p>
          </table:table-cell>
          <table:table-cell table:style-name="ce2" office:value-type="string">
            <text:p>£blocker Perplexing Forest</text:p>
          </table:table-cell>
          <table:table-cell table:style-name="ce2" office:value-type="string">
            <text:p>£blocker Загадочный лес</text:p>
          </table:table-cell>
          <table:table-cell table:number-columns-repeated="5" table:style-name="ce2" office:value-type="string">
            <text:p>£blocker Perplexing Forest</text:p>
          </table:table-cell>
          <table:table-cell table:style-name="ce8" table:number-columns-repeated="18"/>
          <table:table-cell table:number-columns-repeated="998"/>
        </table:table-row>
        <table:table-row table:style-name="ro10">
          <table:table-cell table:style-name="ce2" office:value-type="string">
            <text:p>tb_unique_sr_gigalife_locked_desc</text:p>
          </table:table-cell>
          <table:table-cell table:style-name="ce2" office:value-type="string">
            <text:p>Studies on this forest return wildly differing conclusions regarding its nature, origins, and evolution; this mystery requires deeper study to unravel.</text:p>
          </table:table-cell>
          <table:table-cell table:style-name="ce2" office:value-type="string">
            <text:p>Исследования этого леса дают диверсивные выводы относительно его природы, происхождения и эволюции; эта тайна требует более глубокого изучения для разгадки.</text:p>
          </table:table-cell>
          <table:table-cell table:style-name="ce2" office:value-type="string">
            <text:p>Studien über diesen Wald ergeben völlig unterschiedliche Schlussfolgerungen hinsichtlich seiner Natur, seiner Herkunft und seiner Entwicklung; Dieses Mysterium erfordert ein tieferes Studium, um es zu entwirren.</text:p>
          </table:table-cell>
          <table:table-cell table:style-name="ce2" office:value-type="string">
            <text:p>Estudos sobre esta floresta retornam conclusões completamente divergentes sobre sua natureza, origens e evolução; Este mistério requer um estudo mais profundo para desvendar.</text:p>
          </table:table-cell>
          <table:table-cell table:style-name="ce2" office:value-type="string">
            <text:p>Les études sur cette forêt renvoient des conclusions radicalement différentes quant à sa nature, ses origines et son évolution; ce mystère nécessite une étude plus approfondie pour se démêler.</text:p>
          </table:table-cell>
          <table:table-cell table:style-name="ce2" office:value-type="string">
            <text:p>Badania nad tym lasem zwracają szalenie odmienne wnioski dotyczące jego natury, pochodzenia i ewolucji; ta tajemnica wymaga głębszego studiowania, aby rozwikłać.</text:p>
          </table:table-cell>
          <table:table-cell table:style-name="ce2" office:value-type="string">
            <text:p>Los estudios sobre este bosque arrojan conclusiones muy diferentes sobre su naturaleza, origen y evolución; este misterio requiere un estudio más profundo para desentrañar.</text:p>
          </table:table-cell>
          <table:table-cell table:style-name="ce8" table:number-columns-repeated="18"/>
          <table:table-cell table:number-columns-repeated="998"/>
        </table:table-row>
        <table:table-row table:style-name="ro2">
          <table:table-cell table:style-name="ce2" office:value-type="string">
            <text:p>tb_unique_sr_precursor_data_cache</text:p>
          </table:table-cell>
          <table:table-cell table:style-name="ce2" office:value-type="string">
            <text:p>£blocker Precursor Data Cache</text:p>
          </table:table-cell>
          <table:table-cell table:style-name="ce2" office:value-type="string">
            <text:p>£blocker Хранилище данных предтеч</text:p>
          </table:table-cell>
          <table:table-cell table:number-columns-repeated="5" table:style-name="ce2" office:value-type="string">
            <text:p>£blocker Precursor Data Cache</text:p>
          </table:table-cell>
          <table:table-cell table:style-name="ce8" table:number-columns-repeated="18"/>
          <table:table-cell table:number-columns-repeated="998"/>
        </table:table-row>
        <table:table-row table:style-name="ro19">
          <table:table-cell table:style-name="ce2" office:value-type="string">
            <text:p>tb_unique_sr_precursor_data_cache_desc</text:p>
          </table:table-cell>
          <table:table-cell table:style-name="ce2" office:value-type="string">
            <text:p>Decoding the tower's systems has revealed a massive data cache at the center of the planet, supplied and maintained through the planet's deepest minerals and geothermal energies; it will provide an untold wealth of data on the Precursors who built it.</text:p>
          </table:table-cell>
          <table:table-cell table:style-name="ce2" office:value-type="string">
            <text:p>Расшифровка систем башни выявила массивное хранилище данных в центре планеты, которое снабжается и поддерживается через самые глубокие минералы планеты и геотермальную энергию; оно предоставит неисчислимое богатство данных о предтечах, которые его построили.</text:p>
          </table:table-cell>
          <table:table-cell table:style-name="ce2" office:value-type="string">
            <text:p>Die Entschlüsselung der Systeme des Turms hat einen riesigen Datencache in der Mitte des Planeten aufgedeckt, der durch die tiefsten Mineralien und geothermischen Energien des Planeten gespeist wird. es wird eine unermessliche Fülle von Daten über die Vorläufer liefern, die es gebaut haben.</text:p>
          </table:table-cell>
          <table:table-cell table:style-name="ce2" office:value-type="string">
            <text:p>Decodificar os sistemas da torre revelou um enorme cache de dados no centro do planeta, suprido e mantido através dos mais profundos minerais e energias geotérmicas do planeta; Ele fornecerá uma riqueza inestimável de dados sobre os precursores que o construíram.</text:p>
          </table:table-cell>
          <table:table-cell table:style-name="ce2" office:value-type="string">
            <text:p>Le décodage des systèmes de la tour a révélé une cache de données massive au centre de la planète, fournie et entretenue à travers les minéraux et les énergies géothermiques les plus profondes de la planète; il fournira une quantité incalculable de données sur les précurseurs qui l'ont construit.</text:p>
          </table:table-cell>
          <table:table-cell table:style-name="ce2" office:value-type="string">
            <text:p>Dekodowanie systemów wieży ujawniło masywny bufor danych w centrum planety, dostarczany i utrzymywany przez najgłębsze minerały planety i energię geotermalną; zapewni niezliczone bogactwo danych na temat prekursorów, którzy go zbudowali.</text:p>
          </table:table-cell>
          <table:table-cell table:style-name="ce2" office:value-type="string">
            <text:p>La descodificación de los sistemas de la torre ha revelado una gran cantidad de memoria caché de datos en el centro del planeta, suministrada y mantenida a través de los minerales y energías geotérmicas más profundos del planeta; proporcionará una riqueza incalculable de datos sobre los precursores que lo construyeron.</text:p>
          </table:table-cell>
          <table:table-cell table:style-name="ce8" table:number-columns-repeated="18"/>
          <table:table-cell table:number-columns-repeated="998"/>
        </table:table-row>
        <table:table-row table:style-name="ro2">
          <table:table-cell table:style-name="ce2" office:value-type="string">
            <text:p>tb_unique_sr_precursor_data_cache_locked</text:p>
          </table:table-cell>
          <table:table-cell table:style-name="ce2" office:value-type="string">
            <text:p>£blocker Precursor Core Tap</text:p>
          </table:table-cell>
          <table:table-cell table:style-name="ce2" office:value-type="string">
            <text:p>£blocker Экстрактор ядра предтеч</text:p>
          </table:table-cell>
          <table:table-cell table:number-columns-repeated="5" table:style-name="ce2" office:value-type="string">
            <text:p>£blocker Precursor Core Tap</text:p>
          </table:table-cell>
          <table:table-cell table:style-name="ce8" table:number-columns-repeated="18"/>
          <table:table-cell table:number-columns-repeated="998"/>
        </table:table-row>
        <table:table-row table:style-name="ro10">
          <table:table-cell table:style-name="ce2" office:value-type="string">
            <text:p>tb_unique_sr_precursor_data_cache_locked_desc</text:p>
          </table:table-cell>
          <table:table-cell table:style-name="ce2" office:value-type="string">
            <text:p>A massive structure towers almost to the heights of mountains here, but even more curiously, it stretches deep down toward the planet's core - its purpose is yet unknown.</text:p>
          </table:table-cell>
          <table:table-cell table:style-name="ce2" office:value-type="string">
            <text:p>Здесь массивная структура возвышается почти до гор, но, что еще более любопытно, она простирается глубоко в направлении ядра планеты - ее цель пока неизвестна.</text:p>
          </table:table-cell>
          <table:table-cell table:style-name="ce2" office:value-type="string">
            <text:p>Eine massive Struktur ragt hier fast in die Höhe der Berge, aber noch seltsamer erstreckt sie sich tief in Richtung des Kerns des Planeten - ihr Zweck ist noch unbekannt.</text:p>
          </table:table-cell>
          <table:table-cell table:style-name="ce2" office:value-type="string">
            <text:p>Uma estrutura maciça eleva-se quase até as alturas das montanhas aqui, mas ainda mais curiosamente, ela se estende profundamente em direção ao núcleo do planeta - sua finalidade ainda é desconhecida.</text:p>
          </table:table-cell>
          <table:table-cell table:style-name="ce2" office:value-type="string">
            <text:p>Une structure massive domine presque les sommets des montagnes, mais plus curieusement encore, elle s'étend au plus profond de la planète - son but est encore inconnu.</text:p>
          </table:table-cell>
          <table:table-cell table:style-name="ce2" office:value-type="string">
            <text:p>Masywna konstrukcja wznosi się niemal na szczyty gór, ale jeszcze ciekawiej rozciąga się głęboko w kierunku jądra planety - jej cel jeszcze nie jest znany.</text:p>
          </table:table-cell>
          <table:table-cell table:style-name="ce2" office:value-type="string">
            <text:p>Una estructura masiva se eleva casi hasta las alturas de las montañas aquí, pero, lo que es más curioso, se extiende hacia el núcleo del planeta: su propósito es desconocido.</text:p>
          </table:table-cell>
          <table:table-cell table:style-name="ce8" table:number-columns-repeated="18"/>
          <table:table-cell table:number-columns-repeated="998"/>
        </table:table-row>
        <table:table-row table:style-name="ro2">
          <table:table-cell table:style-name="ce2" office:value-type="string">
            <text:p>tb_unique_sr_precursor_nanites</text:p>
          </table:table-cell>
          <table:table-cell table:style-name="ce2" office:value-type="string">
            <text:p>£blocker Precursor Nanite Vault</text:p>
          </table:table-cell>
          <table:table-cell table:style-name="ce2" office:value-type="string">
            <text:p>£blocker Хранилище нанитов предтеч</text:p>
          </table:table-cell>
          <table:table-cell table:number-columns-repeated="5" table:style-name="ce2" office:value-type="string">
            <text:p>£blocker Precursor Nanite Vault</text:p>
          </table:table-cell>
          <table:table-cell table:style-name="ce8" table:number-columns-repeated="18"/>
          <table:table-cell table:number-columns-repeated="998"/>
        </table:table-row>
        <table:table-row table:style-name="ro4">
          <table:table-cell table:style-name="ce2" office:value-type="string">
            <text:p>tb_unique_sr_precursor_nanites_desc</text:p>
          </table:table-cell>
          <table:table-cell table:style-name="ce2" office:value-type="string">
            <text:p>Highly-advanced Nanites fill the stores of this Precursor vault, supplying our scientists with a tool as useful as it is ancient.</text:p>
          </table:table-cell>
          <table:table-cell table:style-name="ce2" office:value-type="string">
            <text:p>Высокотехнологичные наниты заполняют это хранилище предтеч, предоставляя нашим ученым инструмент, столь же полезный, как и древний.</text:p>
          </table:table-cell>
          <table:table-cell table:style-name="ce2" office:value-type="string">
            <text:p>Hoch entwickelte Naniten füllen die Vorräte dieser Vorkammer und versorgen unsere Wissenschaftler mit einem Werkzeug, das so nützlich wie alt ist.</text:p>
          </table:table-cell>
          <table:table-cell table:style-name="ce2" office:value-type="string">
            <text:p>Nanites altamente avançados preenchem as lojas deste cofre Precursor, fornecendo aos nossos cientistas uma ferramenta tão útil quanto antiga.</text:p>
          </table:table-cell>
          <table:table-cell table:style-name="ce2" office:value-type="string">
            <text:p>Nanites très avancés remplissent les réserves de cette voûte précurseur, fournissant à nos scientifiques un outil aussi utile qu'ancien.</text:p>
          </table:table-cell>
          <table:table-cell table:style-name="ce2" office:value-type="string">
            <text:p>Wysoko zaawansowane nanity wypełniają sklepy tego skarbca Prekursorów, dostarczając naszym naukowcom narzędzia równie użyteczne, co starożytne.</text:p>
          </table:table-cell>
          <table:table-cell table:style-name="ce2" office:value-type="string">
            <text:p>Nanitos altamente avanzados llenan las tiendas de esta bóveda de precursores, proporcionando a nuestros científicos una herramienta tan útil como antigua.</text:p>
          </table:table-cell>
          <table:table-cell table:style-name="ce8" table:number-columns-repeated="18"/>
          <table:table-cell table:number-columns-repeated="998"/>
        </table:table-row>
        <table:table-row table:style-name="ro2">
          <table:table-cell table:style-name="ce2" office:value-type="string">
            <text:p>tb_unique_sr_precursor_nanites_locked</text:p>
          </table:table-cell>
          <table:table-cell table:style-name="ce2" office:value-type="string">
            <text:p>£blocker Imposing Vault</text:p>
          </table:table-cell>
          <table:table-cell table:style-name="ce2" office:value-type="string">
            <text:p>£blocker Внушительное хранилище</text:p>
          </table:table-cell>
          <table:table-cell table:number-columns-repeated="5" table:style-name="ce2" office:value-type="string">
            <text:p>£blocker Imposing Vault</text:p>
          </table:table-cell>
          <table:table-cell table:style-name="ce8" table:number-columns-repeated="18"/>
          <table:table-cell table:number-columns-repeated="998"/>
        </table:table-row>
        <table:table-row table:style-name="ro5">
          <table:table-cell table:style-name="ce2" office:value-type="string">
            <text:p>tb_unique_sr_precursor_nanites_locked_desc</text:p>
          </table:table-cell>
          <table:table-cell table:style-name="ce2" office:value-type="string">
            <text:p>Ancient in terms of millions of years, this vault has somehow stood the test of time, its origin clearly linked to highly advanced precursors. Opening it will prove a difficult undertaking.</text:p>
          </table:table-cell>
          <table:table-cell table:style-name="ce2" office:value-type="string">
            <text:p>Древнее с точки зрения миллионов лет, это хранилище каким-то образом выдержало испытание временем, его происхождение явно связано с высокоразвитыми предтечами. Его открытие явно окажется трудным делом.</text:p>
          </table:table-cell>
          <table:table-cell table:style-name="ce2" office:value-type="string">
            <text:p>In Jahrmillionen uralt, hat dieses Gewölbe den Test der Zeit bestanden, dessen Ursprung eindeutig mit hochentwickelten Vorläufern verbunden ist. Die Eröffnung wird sich als schwieriges Unterfangen erweisen.</text:p>
          </table:table-cell>
          <table:table-cell table:style-name="ce2" office:value-type="string">
            <text:p>Antigo em termos de milhões de anos, este cofre de alguma forma resistiu ao teste do tempo, sua origem claramente ligada a precursores altamente avançados. A abertura será uma tarefa difícil.</text:p>
          </table:table-cell>
          <table:table-cell table:style-name="ce2" office:value-type="string">
            <text:p>Antique en termes de millions d'années, cette voûte a résisté à l'épreuve du temps, son origine clairement liée à des précurseurs très avancés. L'ouvrir sera une entreprise difficile.</text:p>
          </table:table-cell>
          <table:table-cell table:style-name="ce2" office:value-type="string">
            <text:p>Pradawny w terminach milionów lat, ta krypta przetrwała próbę czasu, jej pochodzenie jest wyraźnie powiązane z wysoce zaawansowanymi prekursorami. Otwarcie go okaże się trudnym przedsięwzięciem.</text:p>
          </table:table-cell>
          <table:table-cell table:style-name="ce2" office:value-type="string">
            <text:p>Antigua en términos de millones de años, esta bóveda de alguna manera ha resistido la prueba del tiempo, su origen está claramente vinculado a precursores altamente avanzados. Abrirlo será una tarea difícil.</text:p>
          </table:table-cell>
          <table:table-cell table:style-name="ce8" table:number-columns-repeated="18"/>
          <table:table-cell table:number-columns-repeated="998"/>
        </table:table-row>
        <table:table-row table:style-name="ro2">
          <table:table-cell table:style-name="ce2" office:value-type="string">
            <text:p>tb_unique_sr_thybidium</text:p>
          </table:table-cell>
          <table:table-cell table:style-name="ce2" office:value-type="string">
            <text:p>£blocker Thybidium Deposits</text:p>
          </table:table-cell>
          <table:table-cell table:style-name="ce2" office:value-type="string">
            <text:p>£blocker Месторождения тайбидиума</text:p>
          </table:table-cell>
          <table:table-cell table:number-columns-repeated="5" table:style-name="ce2" office:value-type="string">
            <text:p>£blocker Thybidium Deposits</text:p>
          </table:table-cell>
          <table:table-cell table:style-name="ce8" table:number-columns-repeated="18"/>
          <table:table-cell table:number-columns-repeated="998"/>
        </table:table-row>
        <table:table-row table:style-name="ro6">
          <table:table-cell table:style-name="ce2" office:value-type="string">
            <text:p>tb_unique_sr_thybidium_desc</text:p>
          </table:table-cell>
          <table:table-cell table:style-name="ce2" office:value-type="string">
            <text:p>Once separated from the unique geological processes giving rise to this compound, Thybidium's uses in energy technology became abundantly clear - and exploitable.</text:p>
          </table:table-cell>
          <table:table-cell table:style-name="ce2" office:value-type="string">
            <text:p>После определения уникальных геологических процессов, порождающих это соединение, использование тайбидиума в энергетических технологиях стало совершенно простым и доступным.</text:p>
          </table:table-cell>
          <table:table-cell table:style-name="ce2" office:value-type="string">
            <text:p>Nach der Trennung von den einzigartigen geologischen Prozessen, die diese Verbindung hervorbrachten, wurde Thybidiums Verwendung in der Energietechnologie deutlich - und ausnutzbar.</text:p>
          </table:table-cell>
          <table:table-cell table:style-name="ce2" office:value-type="string">
            <text:p>Uma vez separados dos processos geológicos únicos que deram origem a este composto, os usos do Thybidium na tecnologia energética tornaram-se abundantemente claros - e exploráveis.</text:p>
          </table:table-cell>
          <table:table-cell table:style-name="ce2" office:value-type="string">
            <text:p>Une fois séparé des processus géologiques uniques donnant lieu à ce composé, les utilisations de Thybidium dans la technologie de l'énergie sont devenues très claires - et exploitables.</text:p>
          </table:table-cell>
          <table:table-cell table:style-name="ce2" office:value-type="string">
            <text:p>Po oddzieleniu od unikalnych procesów geologicznych, które doprowadziły do ​​powstania tego związku, zastosowania Thybidium w technologii energetycznej stały się jasne i użyteczne.</text:p>
          </table:table-cell>
          <table:table-cell table:style-name="ce2" office:value-type="string">
            <text:p>Una vez separados de los procesos geológicos únicos que dieron lugar a este compuesto, los usos de Thybidium en la tecnología energética se volvieron abundantemente claros y explotables.</text:p>
          </table:table-cell>
          <table:table-cell table:style-name="ce8" table:number-columns-repeated="18"/>
          <table:table-cell table:number-columns-repeated="998"/>
        </table:table-row>
        <table:table-row table:style-name="ro2">
          <table:table-cell table:style-name="ce2" office:value-type="string">
            <text:p>tb_unique_sr_thybidium_locked</text:p>
          </table:table-cell>
          <table:table-cell table:style-name="ce2" office:value-type="string">
            <text:p>£blocker Gaseous Morass</text:p>
          </table:table-cell>
          <table:table-cell table:style-name="ce2" office:value-type="string">
            <text:p>£blocker Газовые трясины</text:p>
          </table:table-cell>
          <table:table-cell table:number-columns-repeated="5" table:style-name="ce2" office:value-type="string">
            <text:p>£blocker Gaseous Morass</text:p>
          </table:table-cell>
          <table:table-cell table:style-name="ce8" table:number-columns-repeated="18"/>
          <table:table-cell table:number-columns-repeated="998"/>
        </table:table-row>
        <table:table-row table:style-name="ro6">
          <table:table-cell table:style-name="ce2" office:value-type="string">
            <text:p>tb_unique_sr_thybidium_locked_desc</text:p>
          </table:table-cell>
          <table:table-cell table:style-name="ce2" office:value-type="string">
            <text:p>Strange vent-like openings in this area hold dense, odd-spectrum gaseous mixtures; scientists are eager to study this unique phenomenon.</text:p>
          </table:table-cell>
          <table:table-cell table:style-name="ce2" office:value-type="string">
            <text:p>Странные похожие на вентиляционные отверстия в этой области содержат плотные газовые смеси; ученые стремятся изучить это уникальное явление.</text:p>
          </table:table-cell>
          <table:table-cell table:style-name="ce2" office:value-type="string">
            <text:p>Strange vent-like Öffnungen in diesem Bereich halten dichte, ungeradzahlige Gasgemische; Wissenschaftler sind begierig darauf, dieses einzigartige Phänomen zu studieren.</text:p>
          </table:table-cell>
          <table:table-cell table:style-name="ce2" office:value-type="string">
            <text:p>Aberturas estranhas semelhantes a respiradouros nessa área contêm misturas gasosas de espectro estranho e denso; os cientistas estão ansiosos para estudar esse fenômeno único.</text:p>
          </table:table-cell>
          <table:table-cell table:style-name="ce2" office:value-type="string">
            <text:p>Des ouvertures similaires à des évents dans cette zone contiennent des mélanges gazeux denses et à spectre impair; Les scientifiques sont impatients d'étudier ce phénomène unique.</text:p>
          </table:table-cell>
          <table:table-cell table:style-name="ce2" office:value-type="string">
            <text:p>Dziwne, podobne do otworu otwory w tym obszarze zawierają gęste mieszaniny gazów o dziwnym spektrum; naukowcy chętnie badają to wyjątkowe zjawisko.</text:p>
          </table:table-cell>
          <table:table-cell table:style-name="ce2" office:value-type="string">
            <text:p>Extrañas aberturas similares a respiraderos en esta área contienen densas mezclas gaseosas de espectro extraño; los científicos están ansiosos por estudiar este fenómeno único.</text:p>
          </table:table-cell>
          <table:table-cell table:style-name="ce8" table:number-columns-repeated="18"/>
          <table:table-cell table:number-columns-repeated="998"/>
        </table:table-row>
        <table:table-row table:style-name="ro2">
          <table:table-cell table:style-name="ce2" office:value-type="string">
            <text:p>tb_vicious_flora</text:p>
          </table:table-cell>
          <table:table-cell table:style-name="ce2" office:value-type="string">
            <text:p>£blocker Vicious Flora</text:p>
          </table:table-cell>
          <table:table-cell table:style-name="ce2" office:value-type="string">
            <text:p>£blocker Злобная флора</text:p>
          </table:table-cell>
          <table:table-cell table:number-columns-repeated="5" table:style-name="ce2" office:value-type="string">
            <text:p>£blocker Vicious Flora</text:p>
          </table:table-cell>
          <table:table-cell table:style-name="ce8" table:number-columns-repeated="18"/>
          <table:table-cell table:number-columns-repeated="998"/>
        </table:table-row>
        <table:table-row table:style-name="ro12">
          <table:table-cell table:style-name="ce2" office:value-type="string">
            <text:p>tb_vicious_flora_desc</text:p>
          </table:table-cell>
          <table:table-cell table:style-name="ce2" office:value-type="string">
            <text:p>Evolution on this planet has created large thickets of flora whose design and habits are inimical to peaceful life.</text:p>
          </table:table-cell>
          <table:table-cell table:style-name="ce2" office:value-type="string">
            <text:p>Эволюция на этой планете создала большие заросли флоры, чьи формы и привычки враждебны мирной жизни.</text:p>
          </table:table-cell>
          <table:table-cell table:style-name="ce2" office:value-type="string">
            <text:p>Die Evolution auf diesem Planeten hat große Pflanzenvegetation geschaffen, deren Design und Gewohnheiten dem friedlichen Leben abträglich sind.</text:p>
          </table:table-cell>
          <table:table-cell table:style-name="ce2" office:value-type="string">
            <text:p>A evolução neste planeta criou grandes moitas de flora cujo design e hábitos são hostis à vida pacífica.</text:p>
          </table:table-cell>
          <table:table-cell table:style-name="ce2" office:value-type="string">
            <text:p>L'évolution sur cette planète a créé de grands fourrés de flore dont le design et les habitudes sont hostiles à la vie paisible.</text:p>
          </table:table-cell>
          <table:table-cell table:style-name="ce2" office:value-type="string">
            <text:p>Ewolucja na tej planecie stworzyła wielkie zarośla flory, których konstrukcja i nawyki są szkodliwe dla spokojnego życia.</text:p>
          </table:table-cell>
          <table:table-cell table:style-name="ce2" office:value-type="string">
            <text:p>La evolución en este planeta ha creado grandes matorrales de flora cuyo diseño y hábitos son enemigos de la vida pacífica.</text:p>
          </table:table-cell>
          <table:table-cell table:style-name="ce8" table:number-columns-repeated="18"/>
          <table:table-cell table:number-columns-repeated="998"/>
        </table:table-row>
        <table:table-row table:style-name="ro1">
          <table:table-cell table:style-name="ce2" office:value-type="string">
            <text:p>tb_water_mass</text:p>
          </table:table-cell>
          <table:table-cell table:style-name="ce2" office:value-type="string">
            <text:p>£blocker Water body</text:p>
          </table:table-cell>
          <table:table-cell table:style-name="ce2" office:value-type="string">
            <text:p>£blocker Водоем</text:p>
          </table:table-cell>
          <table:table-cell table:number-columns-repeated="5" table:style-name="ce2" office:value-type="string">
            <text:p>£blocker Water body</text:p>
          </table:table-cell>
          <table:table-cell table:style-name="ce8" table:number-columns-repeated="18"/>
          <table:table-cell table:number-columns-repeated="998"/>
        </table:table-row>
        <table:table-row table:style-name="ro13">
          <table:table-cell table:style-name="ce2" office:value-type="string">
            <text:p>tb_water_mass_desc</text:p>
          </table:table-cell>
          <table:table-cell table:style-name="ce2" office:value-type="string">
            <text:p>A body of water covers most of the land in this region.</text:p>
          </table:table-cell>
          <table:table-cell table:style-name="ce2" office:value-type="string">
            <text:p>В этом регионе содержится много воды.</text:p>
          </table:table-cell>
          <table:table-cell table:style-name="ce2" office:value-type="string">
            <text:p>Ein Gewässer bedeckt den größten Teil des Landes in dieser Region.</text:p>
          </table:table-cell>
          <table:table-cell table:style-name="ce2" office:value-type="string">
            <text:p>Um corpo de água cobre a maior parte da terra nesta região.</text:p>
          </table:table-cell>
          <table:table-cell table:style-name="ce2" office:value-type="string">
            <text:p>Un plan d'eau couvre la plupart des terres de cette région.</text:p>
          </table:table-cell>
          <table:table-cell table:style-name="ce2" office:value-type="string">
            <text:p>Zbiornik wodny pokrywa większość gruntów w tym regionie.</text:p>
          </table:table-cell>
          <table:table-cell table:style-name="ce2" office:value-type="string">
            <text:p>Un cuerpo de agua cubre la mayor parte de la tierra en esta región.</text:p>
          </table:table-cell>
          <table:table-cell table:style-name="ce8" table:number-columns-repeated="18"/>
          <table:table-cell table:number-columns-repeated="998"/>
        </table:table-row>
        <table:table-row table:style-name="ro1">
          <table:table-cell table:style-name="ce2" office:value-type="string">
            <text:p>tb_wetlands</text:p>
          </table:table-cell>
          <table:table-cell table:style-name="ce2" office:value-type="string">
            <text:p>£blocker Wetlands</text:p>
          </table:table-cell>
          <table:table-cell table:style-name="ce2" office:value-type="string">
            <text:p>£blocker Болота</text:p>
          </table:table-cell>
          <table:table-cell table:number-columns-repeated="5" table:style-name="ce2" office:value-type="string">
            <text:p>£blocker Wetlands</text:p>
          </table:table-cell>
          <table:table-cell table:style-name="ce8" table:number-columns-repeated="18"/>
          <table:table-cell table:number-columns-repeated="998"/>
        </table:table-row>
        <table:table-row table:style-name="ro7">
          <table:table-cell table:style-name="ce2" office:value-type="string">
            <text:p>tb_wetlands_desc</text:p>
          </table:table-cell>
          <table:table-cell table:style-name="ce2" office:value-type="string">
            <text:p>A region with a high water table creating marshes, swamps, and bogs, with uniquely suited plants and wildlife.</text:p>
          </table:table-cell>
          <table:table-cell table:style-name="ce2" office:value-type="string">
            <text:p>Регион с высоким уровнем воды, создающий болота с уникальными растениями и дикой природой.</text:p>
          </table:table-cell>
          <table:table-cell table:style-name="ce2" office:value-type="string">
            <text:p>Eine Region mit einem hohen Grundwasserspiegel, die Sümpfe, Sümpfe und Moore mit einzigartigen Pflanzen und Wildtieren schafft.</text:p>
          </table:table-cell>
          <table:table-cell table:style-name="ce2" office:value-type="string">
            <text:p>Uma região com um lençol freático alto, criando pântanos, pântanos e brejos, com plantas e animais silvestres perfeitamente adequados.</text:p>
          </table:table-cell>
          <table:table-cell table:style-name="ce2" office:value-type="string">
            <text:p>Une région avec une nappe phréatique élevée créant des marais, des marécages et des tourbières, avec des plantes et une faune uniques.</text:p>
          </table:table-cell>
          <table:table-cell table:style-name="ce2" office:value-type="string">
            <text:p>Region z wysokim poziomem wody tworzący bagna, bagna i mokradła, z wyjątkowo dobranymi roślinami i dziką przyrodą.</text:p>
          </table:table-cell>
          <table:table-cell table:style-name="ce2" office:value-type="string">
            <text:p>Una región con un nivel freático elevado que crea marismas, pantanos y ciénagas, con plantas y fauna únicas.</text:p>
          </table:table-cell>
          <table:table-cell table:style-name="ce8" table:number-columns-repeated="18"/>
          <table:table-cell table:number-columns-repeated="998"/>
        </table:table-row>
        <table:table-row table:style-name="ro3">
          <table:table-cell table:style-name="ce2" office:value-type="string">
            <text:p>tech_advanced_deep_core_mining</text:p>
          </table:table-cell>
          <table:table-cell table:style-name="ce2" office:value-type="string">
            <text:p>Advanced Deep Core Mining</text:p>
          </table:table-cell>
          <table:table-cell table:style-name="ce2" office:value-type="string">
            <text:p>Продвинутая глубокое бурение</text:p>
          </table:table-cell>
          <table:table-cell table:style-name="ce2" office:value-type="string">
            <text:p>Fortgeschrittener tiefer Kernabbau</text:p>
          </table:table-cell>
          <table:table-cell table:style-name="ce2" office:value-type="string">
            <text:p>Mineração avançada de núcleo profundo</text:p>
          </table:table-cell>
          <table:table-cell table:style-name="ce2" office:value-type="string">
            <text:p>Exploitation minière avancée</text:p>
          </table:table-cell>
          <table:table-cell table:style-name="ce2" office:value-type="string">
            <text:p>Zaawansowane wydobycie głębinowe</text:p>
          </table:table-cell>
          <table:table-cell table:style-name="ce2" office:value-type="string">
            <text:p>Minería avanzada de núcleos profundos</text:p>
          </table:table-cell>
          <table:table-cell table:style-name="ce8" table:number-columns-repeated="18"/>
          <table:table-cell table:number-columns-repeated="998"/>
        </table:table-row>
        <table:table-row table:style-name="ro10">
          <table:table-cell table:style-name="ce2" office:value-type="string">
            <text:p>tech_advanced_deep_core_mining_desc</text:p>
          </table:table-cell>
          <table:table-cell table:style-name="ce2" office:value-type="string">
            <text:p>Employing tectonic and geothermal stabilization technology has significantly reduced the incidence of catastrophic geological activity in our core drilling.</text:p>
          </table:table-cell>
          <table:table-cell table:style-name="ce2" office:value-type="string">
            <text:p>Использование технологии тектонической и геотермальной стабилизации значительно сократило масштабы катастрофической геологической активности в нашем бурении.</text:p>
          </table:table-cell>
          <table:table-cell table:style-name="ce2" office:value-type="string">
            <text:p>Der Einsatz tektonischer und geothermischer Stabilisierungstechniken hat das Auftreten katastrophaler geologischer Aktivitäten in unseren Kernbohrungen deutlich reduziert.</text:p>
          </table:table-cell>
          <table:table-cell table:style-name="ce2" office:value-type="string">
            <text:p>O emprego de tecnologia de estabilização tectônica e geotérmica reduziu significativamente a incidência de atividade geológica catastrófica em nossa perfuração principal.</text:p>
          </table:table-cell>
          <table:table-cell table:style-name="ce2" office:value-type="string">
            <text:p>L'utilisation de la technologie de stabilisation tectonique et géothermique a considérablement réduit l'incidence de l'activité géologique catastrophique dans notre carottage.</text:p>
          </table:table-cell>
          <table:table-cell table:style-name="ce2" office:value-type="string">
            <text:p>Zastosowanie technologii stabilizacji tektonicznej i geotermalnej znacznie ograniczyło występowanie katastroficznej aktywności geologicznej w naszych wierceniach rdzeniowych.</text:p>
          </table:table-cell>
          <table:table-cell table:style-name="ce2" office:value-type="string">
            <text:p>El empleo de tecnología de estabilización tectónica y geotérmica ha reducido significativamente la incidencia de actividad geológica catastrófica en nuestra perforación de testigos.</text:p>
          </table:table-cell>
          <table:table-cell table:style-name="ce8" table:number-columns-repeated="18"/>
          <table:table-cell table:number-columns-repeated="998"/>
        </table:table-row>
        <table:table-row table:style-name="ro3">
          <table:table-cell table:style-name="ce2" office:value-type="string">
            <text:p>tech_advanced_geothermal_tap</text:p>
          </table:table-cell>
          <table:table-cell table:style-name="ce2" office:value-type="string">
            <text:p>Advanced Geothermal Tap</text:p>
          </table:table-cell>
          <table:table-cell table:style-name="ce2" office:value-type="string">
            <text:p>Улучшенный геотермальный экстрактор</text:p>
          </table:table-cell>
          <table:table-cell table:style-name="ce2" office:value-type="string">
            <text:p>Fortgeschrittener geothermischer Hahn</text:p>
          </table:table-cell>
          <table:table-cell table:style-name="ce2" office:value-type="string">
            <text:p>Torneira geotérmica avançada</text:p>
          </table:table-cell>
          <table:table-cell table:style-name="ce2" office:value-type="string">
            <text:p>Robinet géothermique avancé</text:p>
          </table:table-cell>
          <table:table-cell table:style-name="ce2" office:value-type="string">
            <text:p>Advanced Geothermal Tap</text:p>
          </table:table-cell>
          <table:table-cell table:style-name="ce2" office:value-type="string">
            <text:p>Grifo geotérmico avanzado</text:p>
          </table:table-cell>
          <table:table-cell table:style-name="ce8" table:number-columns-repeated="18"/>
          <table:table-cell table:number-columns-repeated="998"/>
        </table:table-row>
        <table:table-row table:style-name="ro7">
          <table:table-cell table:style-name="ce2" office:value-type="string">
            <text:p>tech_advanced_geothermal_tap_desc</text:p>
          </table:table-cell>
          <table:table-cell table:style-name="ce2" office:value-type="string">
            <text:p>Micro-pressurization breakthroughs have enabled high effectiveness of fracking with only a fraction of the ecological impact.</text:p>
          </table:table-cell>
          <table:table-cell table:style-name="ce2" office:value-type="string">
            <text:p>Прорывы с помощью микронасосов позволили обеспечить высокую эффективность извлечения ресурсов с лишь незначительным воздействием на окружающую среду.</text:p>
          </table:table-cell>
          <table:table-cell table:style-name="ce2" office:value-type="string">
            <text:p>Mikrodruckdurchbrüche haben eine hohe Wirksamkeit des Frackings mit nur einem Bruchteil der ökologischen Auswirkungen ermöglicht.</text:p>
          </table:table-cell>
          <table:table-cell table:style-name="ce2" office:value-type="string">
            <text:p>Avanços de micro pressurização permitiram alta eficácia do fracking com apenas uma fração do impacto ecológico.</text:p>
          </table:table-cell>
          <table:table-cell table:style-name="ce2" office:value-type="string">
            <text:p>Les percées de micro-pressurisation ont permis une grande efficacité de la fracturation avec seulement une fraction de l'impact écologique.</text:p>
          </table:table-cell>
          <table:table-cell table:style-name="ce2" office:value-type="string">
            <text:p>Przełomy mikro-ciśnieniowe umożliwiły wysoką efektywność szczelinowania przy tylko ułamku wpływu ekologicznego.</text:p>
          </table:table-cell>
          <table:table-cell table:style-name="ce2" office:value-type="string">
            <text:p>Los avances de la micropresurización han permitido una alta efectividad del fracking con solo una fracción del impacto ecológico.</text:p>
          </table:table-cell>
          <table:table-cell table:style-name="ce8" table:number-columns-repeated="18"/>
          <table:table-cell table:number-columns-repeated="998"/>
        </table:table-row>
        <table:table-row table:style-name="ro2">
          <table:table-cell table:style-name="ce2" office:value-type="string">
            <text:p>tech_advanced_soil_harvesting</text:p>
          </table:table-cell>
          <table:table-cell table:style-name="ce2" office:value-type="string">
            <text:p>Advanced Soil Harvesting</text:p>
          </table:table-cell>
          <table:table-cell table:style-name="ce2" office:value-type="string">
            <text:p>Усовершенствованная сбор почвы</text:p>
          </table:table-cell>
          <table:table-cell table:style-name="ce2" office:value-type="string">
            <text:p>Fortgeschrittene Bodenernte</text:p>
          </table:table-cell>
          <table:table-cell table:style-name="ce2" office:value-type="string">
            <text:p>Colheita Avançada de Solo</text:p>
          </table:table-cell>
          <table:table-cell table:style-name="ce2" office:value-type="string">
            <text:p>Récolte de sol avancée</text:p>
          </table:table-cell>
          <table:table-cell table:style-name="ce2" office:value-type="string">
            <text:p>Zaawansowane zbieranie gleby</text:p>
          </table:table-cell>
          <table:table-cell table:style-name="ce2" office:value-type="string">
            <text:p>Cosecha de suelo avanzada</text:p>
          </table:table-cell>
          <table:table-cell table:style-name="ce8" table:number-columns-repeated="18"/>
          <table:table-cell table:number-columns-repeated="998"/>
        </table:table-row>
        <table:table-row table:style-name="ro10">
          <table:table-cell table:style-name="ce2" office:value-type="string">
            <text:p>tech_advanced_soil_harvesting_desc</text:p>
          </table:table-cell>
          <table:table-cell table:style-name="ce2" office:value-type="string">
            <text:p>Fine-tuning mixtures for soil enrichment to the local micro-ecosystems and biomes has greatly improved the long-term viability of our crop projects programs.</text:p>
          </table:table-cell>
          <table:table-cell table:style-name="ce2" office:value-type="string">
            <text:p>Тонкая настройка смесей для обогащения почв местных микроэкосистемам и биомамов значительно улучшила долгосрочную жизнеспособность наших программы эксплуатации сельскохозяйственных культур.</text:p>
          </table:table-cell>
          <table:table-cell table:style-name="ce2" office:value-type="string">
            <text:p>Feinabstimmungsmischungen für die Bodenanreicherung in die lokalen Mikroökosysteme und Biome haben die langfristige Lebensfähigkeit unserer Programme für Pflanzenschutzprojekte erheblich verbessert.</text:p>
          </table:table-cell>
          <table:table-cell table:style-name="ce2" office:value-type="string">
            <text:p>O ajuste fino das misturas para o enriquecimento do solo para os micro-ecossistemas e biomas locais melhorou muito a viabilidade de longo prazo de nossos programas de projetos agrícolas.</text:p>
          </table:table-cell>
          <table:table-cell table:style-name="ce2" office:value-type="string">
            <text:p>Le réglage fin des mélanges pour l'enrichissement du sol en micro-écosystèmes et en biomes locaux a grandement amélioré la viabilité à long terme de nos programmes de projets de cultures.</text:p>
          </table:table-cell>
          <table:table-cell table:style-name="ce2" office:value-type="string">
            <text:p>Dopracowane mieszanki do wzbogacania gleby w lokalne mikroekosystemy i biomy znacznie poprawiły długoterminową rentowność naszych programów projektów upraw.</text:p>
          </table:table-cell>
          <table:table-cell table:style-name="ce2" office:value-type="string">
            <text:p>La puesta a punto de mezclas para el enriquecimiento del suelo de los microecosistemas y biomas locales ha mejorado enormemente la viabilidad a largo plazo de nuestros programas de proyectos de cultivo.</text:p>
          </table:table-cell>
          <table:table-cell table:style-name="ce8" table:number-columns-repeated="18"/>
          <table:table-cell table:number-columns-repeated="998"/>
        </table:table-row>
        <table:table-row table:style-name="ro3">
          <table:table-cell table:style-name="ce2" office:value-type="string">
            <text:p>tech_advanced_tectonic_engineering</text:p>
          </table:table-cell>
          <table:table-cell table:style-name="ce2" office:value-type="string">
            <text:p>Advanced Tectonic Engineering</text:p>
          </table:table-cell>
          <table:table-cell table:style-name="ce2" office:value-type="string">
            <text:p>Продвинутая тектоническая инженерия</text:p>
          </table:table-cell>
          <table:table-cell table:style-name="ce2" office:value-type="string">
            <text:p>Fortgeschrittene Tektonik</text:p>
          </table:table-cell>
          <table:table-cell table:style-name="ce2" office:value-type="string">
            <text:p>Engenharia Tectônica Avançada</text:p>
          </table:table-cell>
          <table:table-cell table:style-name="ce2" office:value-type="string">
            <text:p>Ingénierie Tectonique Avancée</text:p>
          </table:table-cell>
          <table:table-cell table:style-name="ce2" office:value-type="string">
            <text:p>Zaawansowana inżynieria tektoniczna</text:p>
          </table:table-cell>
          <table:table-cell table:style-name="ce2" office:value-type="string">
            <text:p>Ingeniería Tectónica Avanzada</text:p>
          </table:table-cell>
          <table:table-cell table:style-name="ce8" table:number-columns-repeated="18"/>
          <table:table-cell table:number-columns-repeated="998"/>
        </table:table-row>
        <table:table-row table:style-name="ro6">
          <table:table-cell table:style-name="ce2" office:value-type="string">
            <text:p>tech_advanced_tectonic_engineering_desc</text:p>
          </table:table-cell>
          <table:table-cell table:style-name="ce2" office:value-type="string">
            <text:p>Careful study and exhaustive experimentation with tectonics greatly increases the probability of successful land-engineering with our planets.</text:p>
          </table:table-cell>
          <table:table-cell table:style-name="ce2" office:value-type="string">
            <text:p>Тщательное изучение и исчерпывающие эксперименты с тектоникой значительно увеличивают вероятность успешных тектонических изменений с нашими планетами.</text:p>
          </table:table-cell>
          <table:table-cell table:style-name="ce2" office:value-type="string">
            <text:p>Sorgfältiges Studium und gründliche Experimente mit der Tektonik erhöhen die Wahrscheinlichkeit einer erfolgreichen Landtechnik mit unseren Planeten erheblich.</text:p>
          </table:table-cell>
          <table:table-cell table:style-name="ce2" office:value-type="string">
            <text:p>Um estudo cuidadoso e uma exaustiva experimentação com a tectônica aumentam enormemente a probabilidade de sucesso da engenharia de terras com nossos planetas.</text:p>
          </table:table-cell>
          <table:table-cell table:style-name="ce2" office:value-type="string">
            <text:p>Une étude minutieuse et une expérimentation exhaustive de la tectonique augmentent considérablement la probabilité d'une ingénierie foncière réussie avec nos planètes.</text:p>
          </table:table-cell>
          <table:table-cell table:style-name="ce2" office:value-type="string">
            <text:p>Dogłębna analiza i wyczerpujące eksperymenty z tektoniką znacznie zwiększają prawdopodobieństwo pomyślnej inżynierii lądowej z naszymi planetami.</text:p>
          </table:table-cell>
          <table:table-cell table:style-name="ce2" office:value-type="string">
            <text:p>El estudio cuidadoso y la experimentación exhaustiva con la tectónica aumentan enormemente la probabilidad de una ingeniería de tierra exitosa con nuestros planetas.</text:p>
          </table:table-cell>
          <table:table-cell table:style-name="ce8" table:number-columns-repeated="18"/>
          <table:table-cell table:number-columns-repeated="998"/>
        </table:table-row>
        <table:table-row table:style-name="ro2">
          <table:table-cell table:style-name="ce2" office:value-type="string">
            <text:p>tech_advanced_terraforming</text:p>
          </table:table-cell>
          <table:table-cell table:style-name="ce2" office:value-type="string">
            <text:p>Advanced Terraforming</text:p>
          </table:table-cell>
          <table:table-cell table:style-name="ce2" office:value-type="string">
            <text:p>Улучшенное терраформирование</text:p>
          </table:table-cell>
          <table:table-cell table:style-name="ce2" office:value-type="string">
            <text:p>Fortgeschrittene Terraforming</text:p>
          </table:table-cell>
          <table:table-cell table:style-name="ce2" office:value-type="string">
            <text:p>Terraforming avançado</text:p>
          </table:table-cell>
          <table:table-cell table:style-name="ce2" office:value-type="string">
            <text:p>Terraforming avancée</text:p>
          </table:table-cell>
          <table:table-cell table:style-name="ce2" office:value-type="string">
            <text:p>Zaawansowane Terraformowanie</text:p>
          </table:table-cell>
          <table:table-cell table:style-name="ce2" office:value-type="string">
            <text:p>Terraformado avanzado</text:p>
          </table:table-cell>
          <table:table-cell table:style-name="ce8" table:number-columns-repeated="18"/>
          <table:table-cell table:number-columns-repeated="998"/>
        </table:table-row>
        <table:table-row table:style-name="ro16">
          <table:table-cell table:style-name="ce2" office:value-type="string">
            <text:p>tech_advanced_terraforming_desc</text:p>
          </table:table-cell>
          <table:table-cell table:style-name="ce2" office:value-type="string">
            <text:p>Using a combination of advanced technologies, including magnetic field stabilization, fusion based atmospheric generation, and artifical soil creation, we will be able to transform hostile uninhabitable planets into more hospitable enviornments.</text:p>
          </table:table-cell>
          <table:table-cell table:style-name="ce2" office:value-type="string">
            <text:p>Используя комбинацию из передовых технологий, включая стабилизацию магнитного поля, генерацию атмосферы на основе слияния и воспроизведение искусственной почвы, мы сможем трансформировать непригодные для существования планеты в благоприятную среду обитания.</text:p>
          </table:table-cell>
          <table:table-cell table:style-name="ce2" office:value-type="string">
            <text:p>Mit einer Kombination von fortschrittlichen Technologien, einschließlich der Magnetfeldstabilisierung, der auf der Fusion basierenden atmosphärischen Erzeugung und der künstlichen Bodenbildung, werden wir in der Lage sein, feindliche unbewohnbare Planeten in gastfreundlichere Umgebungen zu verwandeln.</text:p>
          </table:table-cell>
          <table:table-cell table:style-name="ce2" office:value-type="string">
            <text:p>Usando uma combinação de tecnologias avançadas, incluindo a estabilização do campo magnético, a geração atmosférica baseada na fusão e a criação artificial de solos, poderemos transformar planetas hostis e inabitáveis ​​em ambientes mais hospitaleiros.</text:p>
          </table:table-cell>
          <table:table-cell table:style-name="ce2" office:value-type="string">
            <text:p>En utilisant une combinaison de technologies de pointe, y compris la stabilisation du champ magnétique, la génération atmosphérique basée sur la fusion, et la création de sol artificielle, nous serons en mesure de transformer des planètes hostiles inhabitables en environnements plus hospitaliers.</text:p>
          </table:table-cell>
          <table:table-cell table:style-name="ce2" office:value-type="string">
            <text:p>Wykorzystując połączenie zaawansowanych technologii, w tym stabilizacji pola magnetycznego, generowania atmosfery opartej na syntezie jądrowej i sztucznego tworzenia gleby, będziemy w stanie przekształcić wrogie, nienadające się do zamieszkania planety w bardziej gościnne środowiska.</text:p>
          </table:table-cell>
          <table:table-cell table:style-name="ce2" office:value-type="string">
            <text:p>Usando una combinación de tecnologías avanzadas, incluida la estabilización del campo magnético, la generación atmosférica basada en la fusión y la creación artificial de suelos, seremos capaces de transformar planetas hostiles e inhabitables en entornos más hospitalarios.</text:p>
          </table:table-cell>
          <table:table-cell table:style-name="ce8" table:number-columns-repeated="18"/>
          <table:table-cell table:number-columns-repeated="998"/>
        </table:table-row>
        <table:table-row table:style-name="ro1">
          <table:table-cell table:style-name="ce2" office:value-type="string">
            <text:p>tech_astrocartography_1</text:p>
          </table:table-cell>
          <table:table-cell table:style-name="ce2" office:value-type="string">
            <text:p>Astrocartography I</text:p>
          </table:table-cell>
          <table:table-cell table:style-name="ce2" office:value-type="string">
            <text:p>Астрокартография I</text:p>
          </table:table-cell>
          <table:table-cell table:style-name="ce2" office:value-type="string">
            <text:p>Astrokartographie I</text:p>
          </table:table-cell>
          <table:table-cell table:style-name="ce2" office:value-type="string">
            <text:p>Astrocartografia I</text:p>
          </table:table-cell>
          <table:table-cell table:style-name="ce2" office:value-type="string">
            <text:p>Astrocartographie I</text:p>
          </table:table-cell>
          <table:table-cell table:style-name="ce2" office:value-type="string">
            <text:p>Astrokartografia I</text:p>
          </table:table-cell>
          <table:table-cell table:style-name="ce2" office:value-type="string">
            <text:p>Astrocartografía I</text:p>
          </table:table-cell>
          <table:table-cell table:style-name="ce8" table:number-columns-repeated="18"/>
          <table:table-cell table:number-columns-repeated="998"/>
        </table:table-row>
        <table:table-row table:style-name="ro4">
          <table:table-cell table:style-name="ce2" office:value-type="string">
            <text:p>tech_astrocartography_1_desc</text:p>
          </table:table-cell>
          <table:table-cell table:style-name="ce2" office:value-type="string">
            <text:p>Advances in sensor arrays and large-scale data analysis will enable easy detection of unusual substances via their anomalous readings.</text:p>
          </table:table-cell>
          <table:table-cell table:style-name="ce2" office:value-type="string">
            <text:p>Достижения в массивах датчиков и крупномасштабный анализ данных позволят легко обнаружить необычные вещества через их аномальные показания.</text:p>
          </table:table-cell>
          <table:table-cell table:style-name="ce2" office:value-type="string">
            <text:p>Fortschritte bei Sensor-Arrays und groß angelegte Datenanalysen ermöglichen die einfache Erkennung ungewöhnlicher Substanzen durch ihre anomalen Messwerte.</text:p>
          </table:table-cell>
          <table:table-cell table:style-name="ce2" office:value-type="string">
            <text:p>Avanços em matrizes de sensores e análise de dados em grande escala permitirão a detecção fácil de substâncias incomuns através de suas leituras anômalas.</text:p>
          </table:table-cell>
          <table:table-cell table:style-name="ce2" office:value-type="string">
            <text:p>Les progrès dans les réseaux de capteurs et l'analyse de données à grande échelle permettront une détection facile des substances inhabituelles par leurs lectures anormales.</text:p>
          </table:table-cell>
          <table:table-cell table:style-name="ce2" office:value-type="string">
            <text:p>Postępy w dziedzinie matryc czujników i analiza danych na dużą skalę pozwolą na łatwe wykrywanie nietypowych substancji poprzez anomalne odczyty.</text:p>
          </table:table-cell>
          <table:table-cell table:style-name="ce2" office:value-type="string">
            <text:p>Los avances en las matrices de sensores y el análisis de datos a gran escala permitirán la fácil detección de sustancias inusuales a través de sus lecturas anómalas.</text:p>
          </table:table-cell>
          <table:table-cell table:style-name="ce8" table:number-columns-repeated="18"/>
          <table:table-cell table:number-columns-repeated="998"/>
        </table:table-row>
        <table:table-row table:style-name="ro1">
          <table:table-cell table:style-name="ce2" office:value-type="string">
            <text:p>tech_astrocartography_2</text:p>
          </table:table-cell>
          <table:table-cell table:style-name="ce2" office:value-type="string">
            <text:p>Astrocartography II</text:p>
          </table:table-cell>
          <table:table-cell table:style-name="ce2" office:value-type="string">
            <text:p>Астрокартография II</text:p>
          </table:table-cell>
          <table:table-cell table:style-name="ce2" office:value-type="string">
            <text:p>Astrokartographie II</text:p>
          </table:table-cell>
          <table:table-cell table:style-name="ce2" office:value-type="string">
            <text:p>Astrocartografia II</text:p>
          </table:table-cell>
          <table:table-cell table:style-name="ce2" office:value-type="string">
            <text:p>Astrocartographie II</text:p>
          </table:table-cell>
          <table:table-cell table:style-name="ce2" office:value-type="string">
            <text:p>Astrokartografia II</text:p>
          </table:table-cell>
          <table:table-cell table:style-name="ce2" office:value-type="string">
            <text:p>Astrocartografía II</text:p>
          </table:table-cell>
          <table:table-cell table:style-name="ce8" table:number-columns-repeated="18"/>
          <table:table-cell table:number-columns-repeated="998"/>
        </table:table-row>
        <table:table-row table:style-name="ro12">
          <table:table-cell table:style-name="ce2" office:value-type="string">
            <text:p>tech_astrocartography_2_desc</text:p>
          </table:table-cell>
          <table:table-cell table:style-name="ce2" office:value-type="string">
            <text:p>More exactingly calibrated sensors and databases will reveal even more mysteries of the galaxy to our ships.</text:p>
          </table:table-cell>
          <table:table-cell table:style-name="ce2" office:value-type="string">
            <text:p>Более тщательно откалиброванные датчики и базы данных откроют еще больше загадок галактики для наших кораблей.</text:p>
          </table:table-cell>
          <table:table-cell table:style-name="ce2" office:value-type="string">
            <text:p>Genauere kalibrierte Sensoren und Datenbanken werden unseren Schiffen noch mehr Geheimnisse der Galaxie enthüllen.</text:p>
          </table:table-cell>
          <table:table-cell table:style-name="ce2" office:value-type="string">
            <text:p>Sensores e bancos de dados mais precisamente calibrados revelarão ainda mais mistérios da galáxia para nossos navios.</text:p>
          </table:table-cell>
          <table:table-cell table:style-name="ce2" office:value-type="string">
            <text:p>Des capteurs et des bases de données plus rigoureusement calibrés dévoileront encore plus de mystères de la galaxie à nos navires.</text:p>
          </table:table-cell>
          <table:table-cell table:style-name="ce2" office:value-type="string">
            <text:p>Dokładniej wyskalowane czujniki i bazy danych ujawnią naszym statkom jeszcze więcej tajemnic galaktyki.</text:p>
          </table:table-cell>
          <table:table-cell table:style-name="ce2" office:value-type="string">
            <text:p>Los sensores y bases de datos más exactos calibrados revelarán aún más misterios de la galaxia a nuestros barcos.</text:p>
          </table:table-cell>
          <table:table-cell table:style-name="ce8" table:number-columns-repeated="18"/>
          <table:table-cell table:number-columns-repeated="998"/>
        </table:table-row>
        <table:table-row table:style-name="ro1">
          <table:table-cell table:style-name="ce2" office:value-type="string">
            <text:p>tech_astrocartography_3</text:p>
          </table:table-cell>
          <table:table-cell table:style-name="ce2" office:value-type="string">
            <text:p>Astrocartography III</text:p>
          </table:table-cell>
          <table:table-cell table:style-name="ce2" office:value-type="string">
            <text:p>Астрокартография III</text:p>
          </table:table-cell>
          <table:table-cell table:style-name="ce2" office:value-type="string">
            <text:p>Astrokartographie III</text:p>
          </table:table-cell>
          <table:table-cell table:style-name="ce2" office:value-type="string">
            <text:p>Astrocartografia III</text:p>
          </table:table-cell>
          <table:table-cell table:style-name="ce2" office:value-type="string">
            <text:p>Astrocartographie III</text:p>
          </table:table-cell>
          <table:table-cell table:style-name="ce2" office:value-type="string">
            <text:p>Astrokartografia III</text:p>
          </table:table-cell>
          <table:table-cell table:style-name="ce2" office:value-type="string">
            <text:p>Astrocartografía III</text:p>
          </table:table-cell>
          <table:table-cell table:style-name="ce8" table:number-columns-repeated="18"/>
          <table:table-cell table:number-columns-repeated="998"/>
        </table:table-row>
        <table:table-row table:style-name="ro8">
          <table:table-cell table:style-name="ce2" office:value-type="string">
            <text:p>tech_astrocartography_3_desc</text:p>
          </table:table-cell>
          <table:table-cell table:style-name="ce2" office:value-type="string">
            <text:p>Breakthroughs in sensor technology make even the most bizarre, alien, or stealthy compounds visible to our scans.</text:p>
          </table:table-cell>
          <table:table-cell table:style-name="ce2" office:value-type="string">
            <text:p>Прорывы в сенсорных технологиях делают даже самые причудливые, чуждые или скрытые соединения видимыми для наших сканирований.</text:p>
          </table:table-cell>
          <table:table-cell table:style-name="ce2" office:value-type="string">
            <text:p>Durchbrüche in der Sensortechnologie machen selbst die bizarrsten, fremdartigsten oder verstohlensten Verbindungen für unsere Scans sichtbar.</text:p>
          </table:table-cell>
          <table:table-cell table:style-name="ce2" office:value-type="string">
            <text:p>Avanços na tecnologia de sensores tornam até mesmo os compostos mais bizarros, alienígenas ou furtivos visíveis aos nossos scans.</text:p>
          </table:table-cell>
          <table:table-cell table:style-name="ce2" office:value-type="string">
            <text:p>Des percées dans la technologie des capteurs rendent même les composés les plus bizarres, extraterrestres ou furtifs visibles à nos scans.</text:p>
          </table:table-cell>
          <table:table-cell table:style-name="ce2" office:value-type="string">
            <text:p>Przełom w technologii czujników sprawia, że ​​nawet najbardziej dziwaczne, obce lub ukradkowe związki są widoczne dla naszych skanów.</text:p>
          </table:table-cell>
          <table:table-cell table:style-name="ce2" office:value-type="string">
            <text:p>Los avances en la tecnología de sensores hacen que incluso los compuestos más extraños, extraños o sigilosos sean visibles para nuestros escaneos.</text:p>
          </table:table-cell>
          <table:table-cell table:style-name="ce8" table:number-columns-repeated="18"/>
          <table:table-cell table:number-columns-repeated="998"/>
        </table:table-row>
        <table:table-row table:style-name="ro2">
          <table:table-cell table:style-name="ce2" office:value-type="string">
            <text:p>tech_aurantiacum_x_stabilization</text:p>
          </table:table-cell>
          <table:table-cell table:style-name="ce2" office:value-type="string">
            <text:p>Aurantiacum-X Stabilization</text:p>
          </table:table-cell>
          <table:table-cell table:style-name="ce2" office:value-type="string">
            <text:p>Стабилизация Аурантикума-X</text:p>
          </table:table-cell>
          <table:table-cell table:style-name="ce2" office:value-type="string">
            <text:p>Aurantiacum-X-Stabilisierung</text:p>
          </table:table-cell>
          <table:table-cell table:style-name="ce2" office:value-type="string">
            <text:p>Estabilização de Aurantiacum-X</text:p>
          </table:table-cell>
          <table:table-cell table:style-name="ce2" office:value-type="string">
            <text:p>Stabilisation Aurantiacum-X</text:p>
          </table:table-cell>
          <table:table-cell table:style-name="ce2" office:value-type="string">
            <text:p>Stabilizacja Aurantiacum-X</text:p>
          </table:table-cell>
          <table:table-cell table:style-name="ce2" office:value-type="string">
            <text:p>Estabilización Aurantiacum-X</text:p>
          </table:table-cell>
          <table:table-cell table:style-name="ce8" table:number-columns-repeated="18"/>
          <table:table-cell table:number-columns-repeated="998"/>
        </table:table-row>
        <table:table-row table:style-name="ro12">
          <table:table-cell table:style-name="ce2" office:value-type="string">
            <text:p>tech_aurantiacum_x_stabilization_desc</text:p>
          </table:table-cell>
          <table:table-cell table:style-name="ce2" office:value-type="string">
            <text:p>As tricky as it is exotic, stabilization is critical to any practical use of Aurantiacum-X.</text:p>
          </table:table-cell>
          <table:table-cell table:style-name="ce2" office:value-type="string">
            <text:p>Будучи сложным и экзотическим, Аурантикум-Х требует стабилизации, чтобы как-либо его использовать.</text:p>
          </table:table-cell>
          <table:table-cell table:style-name="ce2" office:value-type="string">
            <text:p>So schwierig wie exotisch ist auch die Stabilisierung für den praktischen Einsatz von Aurantiacum-X.</text:p>
          </table:table-cell>
          <table:table-cell table:style-name="ce2" office:value-type="string">
            <text:p>Por mais difícil que seja exótica, a estabilização é fundamental para qualquer uso prático do Aurantiacum-X.</text:p>
          </table:table-cell>
          <table:table-cell table:style-name="ce2" office:value-type="string">
            <text:p>Aussi difficile qu'exotique, la stabilisation est essentielle à toute utilisation pratique d'Aurantiacum-X.</text:p>
          </table:table-cell>
          <table:table-cell table:style-name="ce2" office:value-type="string">
            <text:p>Trudna, jak i egzotyczna, stabilizacja ma kluczowe znaczenie dla praktycznego wykorzystania Aurantiacum-X.</text:p>
          </table:table-cell>
          <table:table-cell table:style-name="ce2" office:value-type="string">
            <text:p>Tan complicado como exótico, la estabilización es crítica para cualquier uso práctico de Aurantiacum-X.</text:p>
          </table:table-cell>
          <table:table-cell table:style-name="ce8" table:number-columns-repeated="18"/>
          <table:table-cell table:number-columns-repeated="998"/>
        </table:table-row>
        <table:table-row table:style-name="ro3">
          <table:table-cell table:style-name="ce2" office:value-type="string">
            <text:p>tech_bandersnatchi_herding</text:p>
          </table:table-cell>
          <table:table-cell table:style-name="ce2" office:value-type="string">
            <text:p>Bandersnatchi Training Programs</text:p>
          </table:table-cell>
          <table:table-cell table:style-name="ce2" office:value-type="string">
            <text:p>Тренировочные программы брандашмыгов</text:p>
          </table:table-cell>
          <table:table-cell table:style-name="ce2" office:value-type="string">
            <text:p>Bandersnatchi Trainingsprogramme</text:p>
          </table:table-cell>
          <table:table-cell table:style-name="ce2" office:value-type="string">
            <text:p>Programas de Treinamento Bandersnatchi</text:p>
          </table:table-cell>
          <table:table-cell table:style-name="ce2" office:value-type="string">
            <text:p>Bandersnatchi Programmes de formation</text:p>
          </table:table-cell>
          <table:table-cell table:style-name="ce2" office:value-type="string">
            <text:p>Programy szkoleniowe Bandersnatchi</text:p>
          </table:table-cell>
          <table:table-cell table:style-name="ce2" office:value-type="string">
            <text:p>Programas de entrenamiento de Bandersnatchi</text:p>
          </table:table-cell>
          <table:table-cell table:style-name="ce8" table:number-columns-repeated="18"/>
          <table:table-cell table:number-columns-repeated="998"/>
        </table:table-row>
        <table:table-row table:style-name="ro6">
          <table:table-cell table:style-name="ce2" office:value-type="string">
            <text:p>tech_bandersnatchi_herding_desc</text:p>
          </table:table-cell>
          <table:table-cell table:style-name="ce2" office:value-type="string">
            <text:p>Though they are docile, Bandersnatchi's social habits necessitate particular training programs to use - and harvest - without incident.</text:p>
          </table:table-cell>
          <table:table-cell table:style-name="ce2" office:value-type="string">
            <text:p>Пускай они и послушны, социальные привычки брандашмыгов требуют определённых тренировочных программ для работы и сбора урожая без происшествий.</text:p>
          </table:table-cell>
          <table:table-cell table:style-name="ce2" office:value-type="string">
            <text:p>Obwohl sie fügsam sind, erfordern Bandersnatchis soziale Gewohnheiten besondere Trainingsprogramme, um ohne Zwischenfälle zu benutzen - und zu ernten.</text:p>
          </table:table-cell>
          <table:table-cell table:style-name="ce2" office:value-type="string">
            <text:p>Embora sejam dóceis, os hábitos sociais de Bandersnatchi exigem programas de treinamento específicos para usar - e colher - sem incidentes.</text:p>
          </table:table-cell>
          <table:table-cell table:style-name="ce2" office:value-type="string">
            <text:p>Bien qu'ils soient dociles, les habitudes sociales de Bandersnatchi nécessitent des programmes d'entraînement particuliers à utiliser - et à récolter - sans incident.</text:p>
          </table:table-cell>
          <table:table-cell table:style-name="ce2" office:value-type="string">
            <text:p>Mimo że są posłuszni, nawyki społeczne Bandersnatchi wymagają konkretnych programów szkoleniowych do wykorzystania - i zbiorów - bez incydentów.</text:p>
          </table:table-cell>
          <table:table-cell table:style-name="ce2" office:value-type="string">
            <text:p>Aunque son dóciles, los hábitos sociales de Bandersnatchi requieren programas de entrenamiento particulares para usar, y cosechar, sin incidentes.</text:p>
          </table:table-cell>
          <table:table-cell table:style-name="ce8" table:number-columns-repeated="18"/>
          <table:table-cell table:number-columns-repeated="998"/>
        </table:table-row>
        <table:table-row table:style-name="ro2">
          <table:table-cell table:style-name="ce2" office:value-type="string">
            <text:p>tech_blooming_ore_refining</text:p>
          </table:table-cell>
          <table:table-cell table:style-name="ce2" office:value-type="string">
            <text:p>Blooming Ore Refining</text:p>
          </table:table-cell>
          <table:table-cell table:style-name="ce2" office:value-type="string">
            <text:p>Очистка цветущей руды</text:p>
          </table:table-cell>
          <table:table-cell table:style-name="ce2" office:value-type="string">
            <text:p>Blooming Ore Verfeinerung</text:p>
          </table:table-cell>
          <table:table-cell table:style-name="ce2" office:value-type="string">
            <text:p>Blooming Ore Refining</text:p>
          </table:table-cell>
          <table:table-cell table:style-name="ce2" office:value-type="string">
            <text:p>Raffinage du minerai en floraison</text:p>
          </table:table-cell>
          <table:table-cell table:style-name="ce2" office:value-type="string">
            <text:p>Kwitnienie Rudy Rafinacji</text:p>
          </table:table-cell>
          <table:table-cell table:style-name="ce2" office:value-type="string">
            <text:p>Florecimiento del mineral floreciente</text:p>
          </table:table-cell>
          <table:table-cell table:style-name="ce8" table:number-columns-repeated="18"/>
          <table:table-cell table:number-columns-repeated="998"/>
        </table:table-row>
        <table:table-row table:style-name="ro9">
          <table:table-cell table:style-name="ce2" office:value-type="string">
            <text:p>tech_blooming_ore_refining_desc</text:p>
          </table:table-cell>
          <table:table-cell table:style-name="ce2" office:value-type="string">
            <text:p>Blooming Ore's signature properties make it as difficult to smelt as it is helpful.</text:p>
          </table:table-cell>
          <table:table-cell table:style-name="ce2" office:value-type="string">
            <text:p>Характерные свойства цветущей руды усложняют плавку, но являются очень полезными.</text:p>
          </table:table-cell>
          <table:table-cell table:style-name="ce2" office:value-type="string">
            <text:p>Blooming Ores Signatureigenschaften machen es so schwierig zu riechen, wie es hilfreich ist.</text:p>
          </table:table-cell>
          <table:table-cell table:style-name="ce2" office:value-type="string">
            <text:p>As propriedades exclusivas do Blooming Ore tornam difícil de fundir, pois é útil.</text:p>
          </table:table-cell>
          <table:table-cell table:style-name="ce2" office:value-type="string">
            <text:p>Les propriétés de signature de Blooming Ore rendent aussi difficile à fondre que bénéfique.</text:p>
          </table:table-cell>
          <table:table-cell table:style-name="ce2" office:value-type="string">
            <text:p>Właściwości sygnowane Blooming Ore sprawiają, że trudno go wytapiać, ponieważ jest to pomocne.</text:p>
          </table:table-cell>
          <table:table-cell table:style-name="ce2" office:value-type="string">
            <text:p>Las propiedades distintivas de Blooming Ore lo hacen tan difícil de oler como útil.</text:p>
          </table:table-cell>
          <table:table-cell table:style-name="ce8" table:number-columns-repeated="18"/>
          <table:table-cell table:number-columns-repeated="998"/>
        </table:table-row>
        <table:table-row table:style-name="ro2">
          <table:table-cell table:style-name="ce2" office:value-type="string">
            <text:p>tech_cavorite_amalgamator</text:p>
          </table:table-cell>
          <table:table-cell table:style-name="ce2" office:value-type="string">
            <text:p>Cavorite Ore Harvesting</text:p>
          </table:table-cell>
          <table:table-cell table:style-name="ce2" office:value-type="string">
            <text:p>Добыча каворитовой руды</text:p>
          </table:table-cell>
          <table:table-cell table:style-name="ce2" office:value-type="string">
            <text:p>Cavorite Erzernte</text:p>
          </table:table-cell>
          <table:table-cell table:style-name="ce2" office:value-type="string">
            <text:p>Colheita de Minério Cavorita</text:p>
          </table:table-cell>
          <table:table-cell table:style-name="ce2" office:value-type="string">
            <text:p>Récolte de minerai de cavorite</text:p>
          </table:table-cell>
          <table:table-cell table:number-columns-repeated="2" table:style-name="ce2" office:value-type="string">
            <text:p>Cavorite Ore Harvesting</text:p>
          </table:table-cell>
          <table:table-cell table:style-name="ce8" table:number-columns-repeated="18"/>
          <table:table-cell table:number-columns-repeated="998"/>
        </table:table-row>
        <table:table-row table:style-name="ro8">
          <table:table-cell table:style-name="ce2" office:value-type="string">
            <text:p>tech_cavorite_amalgamator_desc</text:p>
          </table:table-cell>
          <table:table-cell table:style-name="ce2" office:value-type="string">
            <text:p>The semi-liquid state of Cavorite Ore makes its harvesting as tricky as it is useful in radiation-shielding applications.</text:p>
          </table:table-cell>
          <table:table-cell table:style-name="ce2" office:value-type="string">
            <text:p>Полужидкое состояние каворитовой руды делает её добычу такой же сложной, насколько она полезна для защиты от радиации.</text:p>
          </table:table-cell>
          <table:table-cell table:style-name="ce2" office:value-type="string">
            <text:p>Der halbflüssige Zustand von Cavorite Ore macht seine Ernte so schwierig, wie es in Strahlenschutzanwendungen nützlich ist.</text:p>
          </table:table-cell>
          <table:table-cell table:style-name="ce2" office:value-type="string">
            <text:p>O estado semi-líquido do minério Cavorite torna sua colheita tão complicada quanto útil em aplicações de proteção contra radiação.</text:p>
          </table:table-cell>
          <table:table-cell table:style-name="ce2" office:value-type="string">
            <text:p>L'état semi-liquide de Cavorite Ore rend sa récolte aussi difficile que utile dans les applications de protection contre les rayonnements.</text:p>
          </table:table-cell>
          <table:table-cell table:style-name="ce2" office:value-type="string">
            <text:p>Półpłynny stan Cavorite Ore sprawia, że ​​jego zbieranie jest tak trudne, jak to jest przydatne w zastosowaniach do ochrony przed promieniowaniem.</text:p>
          </table:table-cell>
          <table:table-cell table:style-name="ce2" office:value-type="string">
            <text:p>El estado semilíquido de Cavorite Ore hace que su cosecha sea tan difícil como útil en aplicaciones de protección contra la radiación.</text:p>
          </table:table-cell>
          <table:table-cell table:style-name="ce8" table:number-columns-repeated="18"/>
          <table:table-cell table:number-columns-repeated="998"/>
        </table:table-row>
        <table:table-row table:style-name="ro2">
          <table:table-cell table:style-name="ce2" office:value-type="string">
            <text:p>tech_cgm_asteroid_colonization</text:p>
          </table:table-cell>
          <table:table-cell table:style-name="ce2" office:value-type="string">
            <text:p>Asteroid Colonization</text:p>
          </table:table-cell>
          <table:table-cell table:style-name="ce2" office:value-type="string">
            <text:p>Колонизация астероидов</text:p>
          </table:table-cell>
          <table:table-cell table:style-name="ce2" office:value-type="string">
            <text:p>Asteroidenkolonisation</text:p>
          </table:table-cell>
          <table:table-cell table:style-name="ce2" office:value-type="string">
            <text:p>Colonização de asteróides</text:p>
          </table:table-cell>
          <table:table-cell table:style-name="ce2" office:value-type="string">
            <text:p>Colonisation des astéroïdes</text:p>
          </table:table-cell>
          <table:table-cell table:style-name="ce2" office:value-type="string">
            <text:p>Kolonizacja asteroidów</text:p>
          </table:table-cell>
          <table:table-cell table:style-name="ce2" office:value-type="string">
            <text:p>Colonización de asteroides</text:p>
          </table:table-cell>
          <table:table-cell table:style-name="ce8" table:number-columns-repeated="18"/>
          <table:table-cell table:number-columns-repeated="998"/>
        </table:table-row>
        <table:table-row table:style-name="ro8">
          <table:table-cell table:style-name="ce2" office:value-type="string">
            <text:p>tech_cgm_asteroid_colonization_desc</text:p>
          </table:table-cell>
          <table:table-cell table:style-name="ce2" office:value-type="string">
            <text:p>Improved zero-G stabilization and habitability systems will enable colonization of the harsh and sterile environments of asteroids.</text:p>
          </table:table-cell>
          <table:table-cell table:style-name="ce2" office:value-type="string">
            <text:p>Улучшенные системы стабилизации гравитации и жизнеобеспечения позволят колонизировать суровые и стерильные среды астероидов.</text:p>
          </table:table-cell>
          <table:table-cell table:style-name="ce2" office:value-type="string">
            <text:p>Verbesserte Zero-G-Stabilisierungs- und Bewohnbarkeitssysteme werden die Kolonisierung der harten und sterilen Umgebungen von Asteroiden ermöglichen.</text:p>
          </table:table-cell>
          <table:table-cell table:style-name="ce2" office:value-type="string">
            <text:p>A melhoria dos sistemas de estabilização e habitabilidade zero-G permitirá a colonização dos ambientes severos e estéreis dos asteróides.</text:p>
          </table:table-cell>
          <table:table-cell table:style-name="ce2" office:value-type="string">
            <text:p>Improved zero-G stabilization and habitability systems will enable colonization of the harsh and sterile environments of asteroids.</text:p>
          </table:table-cell>
          <table:table-cell table:style-name="ce2" office:value-type="string">
            <text:p>Ulepszone systemy stabilizacji zerowej i stabilności biologicznej umożliwią kolonizację surowych i sterylnych środowisk asteroid.</text:p>
          </table:table-cell>
          <table:table-cell table:style-name="ce2" office:value-type="string">
            <text:p>Los sistemas mejorados de estabilización cero-G y de habitabilidad permitirán la colonización de los ambientes ásperos y estériles de los asteroides.</text:p>
          </table:table-cell>
          <table:table-cell table:style-name="ce8" table:number-columns-repeated="18"/>
          <table:table-cell table:number-columns-repeated="998"/>
        </table:table-row>
        <table:table-row table:style-name="ro2">
          <table:table-cell table:style-name="ce2" office:value-type="string">
            <text:p>tech_cgm_automated_exploration</text:p>
          </table:table-cell>
          <table:table-cell table:number-columns-repeated="7" table:style-name="ce2" office:value-type="string">
            <text:p>$tech_automated_exploration$</text:p>
          </table:table-cell>
          <table:table-cell table:style-name="ce8" table:number-columns-repeated="18"/>
          <table:table-cell table:number-columns-repeated="998"/>
        </table:table-row>
        <table:table-row table:style-name="ro2">
          <table:table-cell table:style-name="ce2" office:value-type="string">
            <text:p>tech_cgm_automated_exploration_desc</text:p>
          </table:table-cell>
          <table:table-cell table:number-columns-repeated="7" table:style-name="ce2" office:value-type="string">
            <text:p>$tech_automated_exploration_desc$</text:p>
          </table:table-cell>
          <table:table-cell table:style-name="ce8" table:number-columns-repeated="18"/>
          <table:table-cell table:number-columns-repeated="998"/>
        </table:table-row>
        <table:table-row table:style-name="ro3">
          <table:table-cell table:style-name="ce2" office:value-type="string">
            <text:p>tech_cgm_automated_exploration_feature</text:p>
          </table:table-cell>
          <table:table-cell table:style-name="ce2" office:value-type="string">
            <text:p>Auto-Exploration Feature</text:p>
          </table:table-cell>
          <table:table-cell table:style-name="ce2" office:value-type="string">
            <text:p>Функция автоисследования</text:p>
          </table:table-cell>
          <table:table-cell table:style-name="ce2" office:value-type="string">
            <text:p>Auto-Explorationsfunktion</text:p>
          </table:table-cell>
          <table:table-cell table:style-name="ce2" office:value-type="string">
            <text:p>Recurso de Exploração Automática</text:p>
          </table:table-cell>
          <table:table-cell table:style-name="ce2" office:value-type="string">
            <text:p>Fonction d'exploration automatique</text:p>
          </table:table-cell>
          <table:table-cell table:style-name="ce2" office:value-type="string">
            <text:p>Funkcja automatycznej eksploracji</text:p>
          </table:table-cell>
          <table:table-cell table:style-name="ce2" office:value-type="string">
            <text:p>Característica de auto-exploración</text:p>
          </table:table-cell>
          <table:table-cell table:style-name="ce8" table:number-columns-repeated="18"/>
          <table:table-cell table:number-columns-repeated="998"/>
        </table:table-row>
        <table:table-row table:style-name="ro11">
          <table:table-cell table:style-name="ce2" office:value-type="string">
            <text:p>tech_cgm_automated_exploration_feature_desc</text:p>
          </table:table-cell>
          <table:table-cell table:style-name="ce2" office:value-type="string">
            <text:p>This tech enables game start auto-exploration.</text:p>
          </table:table-cell>
          <table:table-cell table:style-name="ce2" office:value-type="string">
            <text:p>Эта функция включает автоисследование на старте игры.</text:p>
          </table:table-cell>
          <table:table-cell table:style-name="ce2" office:value-type="string">
            <text:p>Diese Technologie ermöglicht das automatische Starten des Spiels.</text:p>
          </table:table-cell>
          <table:table-cell table:style-name="ce2" office:value-type="string">
            <text:p>Essa tecnologia permite a exploração automática do início do jogo.</text:p>
          </table:table-cell>
          <table:table-cell table:style-name="ce2" office:value-type="string">
            <text:p>Cette technologie permet l'exploration automatique du démarrage du jeu.</text:p>
          </table:table-cell>
          <table:table-cell table:style-name="ce2" office:value-type="string">
            <text:p>Ta technika umożliwia automatyczne eksplorowanie gry.</text:p>
          </table:table-cell>
          <table:table-cell table:style-name="ce2" office:value-type="string">
            <text:p>Esta tecnología permite la exploración automática del juego.</text:p>
          </table:table-cell>
          <table:table-cell table:style-name="ce8" table:number-columns-repeated="18"/>
          <table:table-cell table:number-columns-repeated="998"/>
        </table:table-row>
        <table:table-row table:style-name="ro2">
          <table:table-cell table:style-name="ce2" office:value-type="string">
            <text:p>tech_cryodine_purifier</text:p>
          </table:table-cell>
          <table:table-cell table:style-name="ce2" office:value-type="string">
            <text:p>Cryodine Ice Harvesting</text:p>
          </table:table-cell>
          <table:table-cell table:style-name="ce2" office:value-type="string">
            <text:p>Добыча криодинового льда</text:p>
          </table:table-cell>
          <table:table-cell table:style-name="ce2" office:value-type="string">
            <text:p>Cryodine Ice Harvesting</text:p>
          </table:table-cell>
          <table:table-cell table:style-name="ce2" office:value-type="string">
            <text:p>Colheita de gelo de criodina</text:p>
          </table:table-cell>
          <table:table-cell table:style-name="ce2" office:value-type="string">
            <text:p>Récolte de glace au Cryodine</text:p>
          </table:table-cell>
          <table:table-cell table:style-name="ce2" office:value-type="string">
            <text:p>Kriodyna do zbioru lodu</text:p>
          </table:table-cell>
          <table:table-cell table:style-name="ce2" office:value-type="string">
            <text:p>Cryodine Ice Harvesting</text:p>
          </table:table-cell>
          <table:table-cell table:style-name="ce8" table:number-columns-repeated="18"/>
          <table:table-cell table:number-columns-repeated="998"/>
        </table:table-row>
        <table:table-row table:style-name="ro9">
          <table:table-cell table:style-name="ce2" office:value-type="string">
            <text:p>tech_cryodine_purifier_desc</text:p>
          </table:table-cell>
          <table:table-cell table:style-name="ce2" office:value-type="string">
            <text:p>Stable in a narrow temperature range, Cryodine Ice must be carefully harvested.</text:p>
          </table:table-cell>
          <table:table-cell table:style-name="ce2" office:value-type="string">
            <text:p>Будучи стабильным только в определённом температурном диапазоне, криодиновый лёд должен добываться с особенной осторожностью.</text:p>
          </table:table-cell>
          <table:table-cell table:style-name="ce2" office:value-type="string">
            <text:p>Stabil in einem engen Temperaturbereich muss Cryodine Ice sorgfältig geerntet werden.</text:p>
          </table:table-cell>
          <table:table-cell table:style-name="ce2" office:value-type="string">
            <text:p>Estável em uma faixa estreita de temperatura, o Cryodine Ice deve ser cuidadosamente colhido.</text:p>
          </table:table-cell>
          <table:table-cell table:style-name="ce2" office:value-type="string">
            <text:p>Stable dans une gamme de température étroite, Cryodine Ice doit être récolté avec précaution.</text:p>
          </table:table-cell>
          <table:table-cell table:style-name="ce2" office:value-type="string">
            <text:p>Stabilny w wąskim zakresie temperatur, Cryodine Ice musi być starannie zebrany.</text:p>
          </table:table-cell>
          <table:table-cell table:style-name="ce2" office:value-type="string">
            <text:p>Estable en un rango de temperatura estrecho, Cryodine Ice debe ser cuidadosamente cosechado.</text:p>
          </table:table-cell>
          <table:table-cell table:style-name="ce8" table:number-columns-repeated="18"/>
          <table:table-cell table:number-columns-repeated="998"/>
        </table:table-row>
        <table:table-row table:style-name="ro2">
          <table:table-cell table:style-name="ce2" office:value-type="string">
            <text:p>tech_deep_core_mining</text:p>
          </table:table-cell>
          <table:table-cell table:style-name="ce2" office:value-type="string">
            <text:p>Deep Core Mining</text:p>
          </table:table-cell>
          <table:table-cell table:style-name="ce2" office:value-type="string">
            <text:p>Глубокое бурение</text:p>
          </table:table-cell>
          <table:table-cell table:style-name="ce2" office:value-type="string">
            <text:p>Tiefes Kern-Mining</text:p>
          </table:table-cell>
          <table:table-cell table:style-name="ce2" office:value-type="string">
            <text:p>Mineração Profunda</text:p>
          </table:table-cell>
          <table:table-cell table:style-name="ce2" office:value-type="string">
            <text:p>Exploitation minière profonde</text:p>
          </table:table-cell>
          <table:table-cell table:number-columns-repeated="2" table:style-name="ce2" office:value-type="string">
            <text:p>Deep Core Mining</text:p>
          </table:table-cell>
          <table:table-cell table:style-name="ce8" table:number-columns-repeated="18"/>
          <table:table-cell table:number-columns-repeated="998"/>
        </table:table-row>
        <table:table-row table:style-name="ro23">
          <table:table-cell table:style-name="ce2" office:value-type="string">
            <text:p>tech_deep_core_mining_desc</text:p>
          </table:table-cell>
          <table:table-cell table:style-name="ce2" office:value-type="string">
            <text:p>Combining gravitic stabilizers and solar beaming have enabled the construction of massive planetary drills that can mine to any depth, exploiting a planet to its core</text:p>
          </table:table-cell>
          <table:table-cell table:style-name="ce2" office:value-type="string">
            <text:p>Объединение гравитационных стабилизаторов и солнечного излучения позволило построить массивные планетарные сверла, которые могут добывать на любой глубине, эксплуатируя всю планету вплоть до её ядра.</text:p>
          </table:table-cell>
          <table:table-cell table:style-name="ce2" office:value-type="string">
            <text:p>Die Kombination von Gravitationsstabilisatoren und Sonnenstrahlen ermöglichte den Bau massiver Planetenbohrer, die in jede Tiefe bohren und einen Planeten bis zu seinem Kern ausbeuten können</text:p>
          </table:table-cell>
          <table:table-cell table:style-name="ce2" office:value-type="string">
            <text:p>A combinação de estabilizadores gravitacionais e de irradiação solar permitiu a construção de enormes furadeiras planetárias que podem minerar a qualquer profundidade, explorando um planeta até seu núcleo</text:p>
          </table:table-cell>
          <table:table-cell table:style-name="ce2" office:value-type="string">
            <text:p>La combinaison de stabilisateurs gravitiques et de faisceaux solaires a permis la construction de foreuses planétaires massives qui peuvent exploiter n'importe quelle profondeur, exploitant une planète jusqu'à son noyau</text:p>
          </table:table-cell>
          <table:table-cell table:style-name="ce2" office:value-type="string">
            <text:p>Połączenie stabilizatorów grawitacyjnych i promieniowania słonecznego umożliwiło budowę ogromnych planetarnych wiertarek, które mogą kopać na dowolną głębokość, wykorzystując planetę do jej jądra</text:p>
          </table:table-cell>
          <table:table-cell table:style-name="ce2" office:value-type="string">
            <text:p>La combinación de estabilizadores gravíticos y rayos solares ha permitido la construcción de perforaciones planetarias masivas que pueden extraer minas a cualquier profundidad, explotando un planeta hasta su núcleo.</text:p>
          </table:table-cell>
          <table:table-cell table:style-name="ce8" table:number-columns-repeated="18"/>
          <table:table-cell table:number-columns-repeated="998"/>
        </table:table-row>
        <table:table-row table:style-name="ro3">
          <table:table-cell table:style-name="ce2" office:value-type="string">
            <text:p>tech_elder_compounds_extraction</text:p>
          </table:table-cell>
          <table:table-cell table:style-name="ce2" office:value-type="string">
            <text:p>Elder Compounds Extraction</text:p>
          </table:table-cell>
          <table:table-cell table:style-name="ce2" office:value-type="string">
            <text:p>Извлечение компонентов предтеч</text:p>
          </table:table-cell>
          <table:table-cell table:style-name="ce2" office:value-type="string">
            <text:p>Elder Compounds Extraktion</text:p>
          </table:table-cell>
          <table:table-cell table:style-name="ce2" office:value-type="string">
            <text:p>Extração de Compostos Mais Antigos</text:p>
          </table:table-cell>
          <table:table-cell table:style-name="ce2" office:value-type="string">
            <text:p>Extraction de composés de personnes âgées</text:p>
          </table:table-cell>
          <table:table-cell table:style-name="ce2" office:value-type="string">
            <text:p>Ekstrakcja starszych związków</text:p>
          </table:table-cell>
          <table:table-cell table:style-name="ce2" office:value-type="string">
            <text:p>Extracción de compuestos antiguos</text:p>
          </table:table-cell>
          <table:table-cell table:style-name="ce8" table:number-columns-repeated="18"/>
          <table:table-cell table:number-columns-repeated="998"/>
        </table:table-row>
        <table:table-row table:style-name="ro4">
          <table:table-cell table:style-name="ce2" office:value-type="string">
            <text:p>tech_elder_compounds_extraction_desc</text:p>
          </table:table-cell>
          <table:table-cell table:style-name="ce2" office:value-type="string">
            <text:p>The creation process of the highly resilient Elder Compounds has left a quandary in their viable extraction, necessitating specialized processes.</text:p>
          </table:table-cell>
          <table:table-cell table:style-name="ce2" office:value-type="string">
            <text:p>Процесс создания очень устойчивых компонентов предтеч заставляет задуматься над их безопасным извлечением, что требует спеализированных методов.</text:p>
          </table:table-cell>
          <table:table-cell table:style-name="ce2" office:value-type="string">
            <text:p>Der Herstellungsprozess der hochelastischen Elder Compounds hat bei der exakten Extraktion ein Problem hinterlassen und erfordert spezialisierte Prozesse.</text:p>
          </table:table-cell>
          <table:table-cell table:style-name="ce2" office:value-type="string">
            <text:p>O processo de criação dos Compostos Elder altamente resilientes deixou um dilema em sua extração viável, necessitando de processos especializados.</text:p>
          </table:table-cell>
          <table:table-cell table:style-name="ce2" office:value-type="string">
            <text:p>Le processus de création des Elder Compounds hautement résilients a laissé un dilemme dans leur extraction viable, nécessitant des processus spécialisés.</text:p>
          </table:table-cell>
          <table:table-cell table:style-name="ce2" office:value-type="string">
            <text:p>Proces tworzenia wysoce sprężystych Elder Compounds pozostawił dylematy w ich żywotnej ekstrakcji, wymagając wyspecjalizowanych procesów.</text:p>
          </table:table-cell>
          <table:table-cell table:style-name="ce2" office:value-type="string">
            <text:p>El proceso de creación de los compuestos antiguos más resistentes ha dejado un dilema en su extracción viable, lo que exige procesos especializados.</text:p>
          </table:table-cell>
          <table:table-cell table:style-name="ce8" table:number-columns-repeated="18"/>
          <table:table-cell table:number-columns-repeated="998"/>
        </table:table-row>
        <table:table-row table:style-name="ro2">
          <table:table-cell table:style-name="ce2" office:value-type="string">
            <text:p>tech_euratite_transmutation</text:p>
          </table:table-cell>
          <table:table-cell table:style-name="ce2" office:value-type="string">
            <text:p>Euratite Transmutation</text:p>
          </table:table-cell>
          <table:table-cell table:style-name="ce2" office:value-type="string">
            <text:p>Трансмутация эвратита</text:p>
          </table:table-cell>
          <table:table-cell table:style-name="ce2" office:value-type="string">
            <text:p>Euratit Transmutation</text:p>
          </table:table-cell>
          <table:table-cell table:style-name="ce2" office:value-type="string">
            <text:p>Transmutação Euratite</text:p>
          </table:table-cell>
          <table:table-cell table:style-name="ce2" office:value-type="string">
            <text:p>Transmutation d'Euratite</text:p>
          </table:table-cell>
          <table:table-cell table:style-name="ce2" office:value-type="string">
            <text:p>Transmutacja Euratytu</text:p>
          </table:table-cell>
          <table:table-cell table:style-name="ce2" office:value-type="string">
            <text:p>Transmutación euratita</text:p>
          </table:table-cell>
          <table:table-cell table:style-name="ce8" table:number-columns-repeated="18"/>
          <table:table-cell table:number-columns-repeated="998"/>
        </table:table-row>
        <table:table-row table:style-name="ro6">
          <table:table-cell table:style-name="ce2" office:value-type="string">
            <text:p>tech_euratite_transmutation_desc</text:p>
          </table:table-cell>
          <table:table-cell table:style-name="ce2" office:value-type="string">
            <text:p>Presenting a unique challenge in actual use and transport, Euratite is transmuted into a stable state solely through a complex, energy-intensive process.</text:p>
          </table:table-cell>
          <table:table-cell table:style-name="ce2" office:value-type="string">
            <text:p>Использование и даже сама перевозка эвратита уже является серьёзным испытанием; его превращение в стабильное состояние требует серию исключительно энергоёмких обработок.</text:p>
          </table:table-cell>
          <table:table-cell table:style-name="ce2" office:value-type="string">
            <text:p>Da Euratit eine einzigartige Herausforderung bei der tatsächlichen Nutzung und beim Transport darstellt, wird es nur durch einen komplexen, energieintensiven Prozess in einen stabilen Zustand umgewandelt.</text:p>
          </table:table-cell>
          <table:table-cell table:style-name="ce2" office:value-type="string">
            <text:p>Apresentando um desafio único na utilização e transporte reais, a Euratite transmuta-se para um estado estável apenas através de um processo complexo e intensivo em termos de energia.</text:p>
          </table:table-cell>
          <table:table-cell table:style-name="ce2" office:value-type="string">
            <text:p>Présentant un défi unique dans l'utilisation et le transport réels, Euratite est transmuté dans un état stable uniquement à travers un processus complexe et énergivore.</text:p>
          </table:table-cell>
          <table:table-cell table:style-name="ce2" office:value-type="string">
            <text:p>Prezentując wyjątkowe wyzwanie w zakresie rzeczywistego użytkowania i transportu, Euratyt przechodzi w stan stabilny wyłącznie w złożonym, energochłonnym procesie.</text:p>
          </table:table-cell>
          <table:table-cell table:style-name="ce2" office:value-type="string">
            <text:p>Al presentar un desafío único en el uso y el transporte reales, Euratite se transmuta en un estado estable únicamente a través de un proceso complejo que consume mucha energía.</text:p>
          </table:table-cell>
          <table:table-cell table:style-name="ce8" table:number-columns-repeated="18"/>
          <table:table-cell table:number-columns-repeated="998"/>
        </table:table-row>
        <table:table-row table:style-name="ro2">
          <table:table-cell table:style-name="ce2" office:value-type="string">
            <text:p>tech_geothermal_tap</text:p>
          </table:table-cell>
          <table:table-cell table:style-name="ce2" office:value-type="string">
            <text:p>Geothermal Tap</text:p>
          </table:table-cell>
          <table:table-cell table:style-name="ce2" office:value-type="string">
            <text:p>Геотермальный экстрактор</text:p>
          </table:table-cell>
          <table:table-cell table:style-name="ce2" office:value-type="string">
            <text:p>Geothermischer Wasserhahn</text:p>
          </table:table-cell>
          <table:table-cell table:style-name="ce2" office:value-type="string">
            <text:p>Torneira geotérmica</text:p>
          </table:table-cell>
          <table:table-cell table:style-name="ce2" office:value-type="string">
            <text:p>Robinet géothermique</text:p>
          </table:table-cell>
          <table:table-cell table:style-name="ce2" office:value-type="string">
            <text:p>Kran geotermalny</text:p>
          </table:table-cell>
          <table:table-cell table:style-name="ce2" office:value-type="string">
            <text:p>Grifo geotérmico</text:p>
          </table:table-cell>
          <table:table-cell table:style-name="ce8" table:number-columns-repeated="18"/>
          <table:table-cell table:number-columns-repeated="998"/>
        </table:table-row>
        <table:table-row table:style-name="ro10">
          <table:table-cell table:style-name="ce2" office:value-type="string">
            <text:p>tech_geothermal_tap_desc</text:p>
          </table:table-cell>
          <table:table-cell table:style-name="ce2" office:value-type="string">
            <text:p>Large-scale infrastructure innovations that can frack, harvest, and then refine oils and gases has streamlined geothermal projects of entire regions of planets.</text:p>
          </table:table-cell>
          <table:table-cell table:style-name="ce2" office:value-type="string">
            <text:p>Крупномасштабные инновации в области инфраструктуры, которые помогают извлекать, собирать, а затем очищать нефть и газы, упростили геотермальную эксплуатацию целых регионов планет.</text:p>
          </table:table-cell>
          <table:table-cell table:style-name="ce2" office:value-type="string">
            <text:p>Große Infrastruktur-Innovationen, die Öle und Gase frackieren, ernten und dann raffinieren können, haben geothermische Projekte ganzer Regionen von Planeten rationalisiert.</text:p>
          </table:table-cell>
          <table:table-cell table:style-name="ce2" office:value-type="string">
            <text:p>Inovações de infra-estrutura em larga escala que podem frear, colher e refinar óleos e gases têm projetos geotérmicos simplificados de regiões inteiras de planetas.</text:p>
          </table:table-cell>
          <table:table-cell table:style-name="ce2" office:value-type="string">
            <text:p>Les innovations d'infrastructure à grande échelle qui permettent de fracturer, de récolter et d'affiner les huiles et les gaz ont permis de rationaliser les projets géothermiques de régions entières de planètes.</text:p>
          </table:table-cell>
          <table:table-cell table:style-name="ce2" office:value-type="string">
            <text:p>Wielkoskalowe innowacje infrastrukturalne, które mogą frackować, zbierać, a następnie oczyszczać oleje i gazy, usprawniają projekty geotermiczne całych regionów planet.</text:p>
          </table:table-cell>
          <table:table-cell table:style-name="ce2" office:value-type="string">
            <text:p>Las innovaciones de infraestructura a gran escala que pueden frack, cosechar y luego refinar aceites y gases han simplificado los proyectos geotérmicos de regiones enteras de planetas.</text:p>
          </table:table-cell>
          <table:table-cell table:style-name="ce8" table:number-columns-repeated="18"/>
          <table:table-cell table:number-columns-repeated="998"/>
        </table:table-row>
        <table:table-row table:style-name="ro3">
          <table:table-cell table:style-name="ce2" office:value-type="string">
            <text:p>tech_gigalife_processing</text:p>
          </table:table-cell>
          <table:table-cell table:style-name="ce2" office:value-type="string">
            <text:p>Gigalife Understanding Theorems</text:p>
          </table:table-cell>
          <table:table-cell table:style-name="ce2" office:value-type="string">
            <text:p>Теоремы понимания гига-сущности</text:p>
          </table:table-cell>
          <table:table-cell table:style-name="ce2" office:value-type="string">
            <text:p>Gigalife Verstehen von Theoremen</text:p>
          </table:table-cell>
          <table:table-cell table:style-name="ce2" office:value-type="string">
            <text:p>Teoremas de compreensão de Gigalife</text:p>
          </table:table-cell>
          <table:table-cell table:style-name="ce2" office:value-type="string">
            <text:p>Gigalife Comprendre les théorèmes</text:p>
          </table:table-cell>
          <table:table-cell table:style-name="ce2" office:value-type="string">
            <text:p>Twierdzenia Gigalife Understanding</text:p>
          </table:table-cell>
          <table:table-cell table:style-name="ce2" office:value-type="string">
            <text:p>Gigalife Comprensión de los teoremas</text:p>
          </table:table-cell>
          <table:table-cell table:style-name="ce8" table:number-columns-repeated="18"/>
          <table:table-cell table:number-columns-repeated="998"/>
        </table:table-row>
        <table:table-row table:style-name="ro4">
          <table:table-cell table:style-name="ce2" office:value-type="string">
            <text:p>tech_gigalife_processing_desc</text:p>
          </table:table-cell>
          <table:table-cell table:style-name="ce2" office:value-type="string">
            <text:p>Dedicated study has enabled true understanding of the Gigalife entity and given rise to many new perspectives on life, itself.</text:p>
          </table:table-cell>
          <table:table-cell table:style-name="ce2" office:value-type="string">
            <text:p>Внимательное изучение дало полное понимание сути гига-сущностей и положило начало множеству новых перспектив на саму жизнь.</text:p>
          </table:table-cell>
          <table:table-cell table:style-name="ce2" office:value-type="string">
            <text:p>Eine dedizierte Studie hat das wahre Verständnis der Gigalife-Einheit ermöglicht und viele neue Perspektiven auf das Leben selbst eröffnet.</text:p>
          </table:table-cell>
          <table:table-cell table:style-name="ce2" office:value-type="string">
            <text:p>Um estudo dedicado permitiu a verdadeira compreensão da entidade Gigalife e deu origem a muitas novas perspectivas sobre a própria vida.</text:p>
          </table:table-cell>
          <table:table-cell table:style-name="ce2" office:value-type="string">
            <text:p>Une étude spécifique a permis une véritable compréhension de l'entité Gigalife et a donné lieu à de nombreuses nouvelles perspectives sur la vie, elle-même.</text:p>
          </table:table-cell>
          <table:table-cell table:style-name="ce2" office:value-type="string">
            <text:p>Dedykowane badania umożliwiły prawdziwe zrozumienie istoty Gigalife i dały początek wielu nowym perspektywom życia.</text:p>
          </table:table-cell>
          <table:table-cell table:style-name="ce2" office:value-type="string">
            <text:p>El estudio dedicado ha permitido la verdadera comprensión de la entidad Gigalife y ha dado lugar a muchas nuevas perspectivas sobre la vida en sí misma.</text:p>
          </table:table-cell>
          <table:table-cell table:style-name="ce8" table:number-columns-repeated="18"/>
          <table:table-cell table:number-columns-repeated="998"/>
        </table:table-row>
        <table:table-row table:style-name="ro2">
          <table:table-cell table:style-name="ce2" office:value-type="string">
            <text:p>tech_gravitronic_manipulation</text:p>
          </table:table-cell>
          <table:table-cell table:style-name="ce2" office:value-type="string">
            <text:p>Gravitronic Manipulation</text:p>
          </table:table-cell>
          <table:table-cell table:style-name="ce2" office:value-type="string">
            <text:p>Гравитонная манипуляция</text:p>
          </table:table-cell>
          <table:table-cell table:style-name="ce2" office:value-type="string">
            <text:p>Gravitronische Manipulation</text:p>
          </table:table-cell>
          <table:table-cell table:style-name="ce2" office:value-type="string">
            <text:p>Manipulação Gravitronica</text:p>
          </table:table-cell>
          <table:table-cell table:style-name="ce2" office:value-type="string">
            <text:p>Manipulation gravitronique</text:p>
          </table:table-cell>
          <table:table-cell table:style-name="ce2" office:value-type="string">
            <text:p>Manipulacja grawitroniczna</text:p>
          </table:table-cell>
          <table:table-cell table:style-name="ce2" office:value-type="string">
            <text:p>Manipulación gravitrónica</text:p>
          </table:table-cell>
          <table:table-cell table:style-name="ce8" table:number-columns-repeated="18"/>
          <table:table-cell table:number-columns-repeated="998"/>
        </table:table-row>
        <table:table-row table:style-name="ro7">
          <table:table-cell table:style-name="ce2" office:value-type="string">
            <text:p>tech_gravitronic_manipulation_desc</text:p>
          </table:table-cell>
          <table:table-cell table:style-name="ce2" office:value-type="string">
            <text:p>Studying the mysterious Altair Stone will advance the field of gravitronics from the largely theoretical to the real.</text:p>
          </table:table-cell>
          <table:table-cell table:style-name="ce2" office:value-type="string">
            <text:p>Изучение мистического камня Альтаира продвинет научную область гравитоники от «в основном теоретической» к реальной.</text:p>
          </table:table-cell>
          <table:table-cell table:style-name="ce2" office:value-type="string">
            <text:p>Die Erforschung des mysteriösen Altair-Steins wird das Gebiet der Gravitronik von der Theorie bis zur Realität voranbringen.</text:p>
          </table:table-cell>
          <table:table-cell table:style-name="ce2" office:value-type="string">
            <text:p>Estudar a misteriosa Altair Stone avançará o campo da gravitronica, da maior parte teórica para o real.</text:p>
          </table:table-cell>
          <table:table-cell table:style-name="ce2" office:value-type="string">
            <text:p>L'étude de la mystérieuse pierre d'Altair fera avancer le domaine de la gravitronique du plus théorique au plus réel.</text:p>
          </table:table-cell>
          <table:table-cell table:style-name="ce2" office:value-type="string">
            <text:p>Studiowanie tajemniczego Kamienia Altaira przyspieszy dziedzinę grawitroniki od teorii w dużej mierze do rzeczywistości.</text:p>
          </table:table-cell>
          <table:table-cell table:style-name="ce2" office:value-type="string">
            <text:p>Estudiar el misterioso Altair Stone hará avanzar el campo de la gravitronía de lo más teórico a lo real.</text:p>
          </table:table-cell>
          <table:table-cell table:style-name="ce8" table:number-columns-repeated="18"/>
          <table:table-cell table:number-columns-repeated="998"/>
        </table:table-row>
        <table:table-row table:style-name="ro2">
          <table:table-cell table:style-name="ce2" office:value-type="string">
            <text:p>tech_helium_power</text:p>
          </table:table-cell>
          <table:table-cell table:style-name="ce2" office:value-type="string">
            <text:p>Helium-3 Conversion</text:p>
          </table:table-cell>
          <table:table-cell table:style-name="ce2" office:value-type="string">
            <text:p>Преобразования гелия-3</text:p>
          </table:table-cell>
          <table:table-cell table:style-name="ce2" office:value-type="string">
            <text:p>Helium-3-Umwandlung</text:p>
          </table:table-cell>
          <table:table-cell table:style-name="ce2" office:value-type="string">
            <text:p>Conversão de hélio-3</text:p>
          </table:table-cell>
          <table:table-cell table:style-name="ce2" office:value-type="string">
            <text:p>Conversion de l'hélium-3</text:p>
          </table:table-cell>
          <table:table-cell table:style-name="ce2" office:value-type="string">
            <text:p>Konwersja helu-3</text:p>
          </table:table-cell>
          <table:table-cell table:style-name="ce2" office:value-type="string">
            <text:p>Conversión de helio-3</text:p>
          </table:table-cell>
          <table:table-cell table:style-name="ce8" table:number-columns-repeated="18"/>
          <table:table-cell table:number-columns-repeated="998"/>
        </table:table-row>
        <table:table-row table:style-name="ro8">
          <table:table-cell table:style-name="ce2" office:value-type="string">
            <text:p>tech_helium_power_desc</text:p>
          </table:table-cell>
          <table:table-cell table:style-name="ce2" office:value-type="string">
            <text:p>Adapting reactors to accept Helium-3 as fuel will significantly enhance Energy production.</text:p>
          </table:table-cell>
          <table:table-cell table:style-name="ce2" office:value-type="string">
            <text:p>Приспособление реакторов к гелию-3 значительно усилит производство энергии.</text:p>
          </table:table-cell>
          <table:table-cell table:style-name="ce2" office:value-type="string">
            <text:p>Die Anpassung von Reaktoren zur Aufnahme von Helium-3 als Brennstoff wird die Energieproduktion erheblich verbessern.</text:p>
          </table:table-cell>
          <table:table-cell table:style-name="ce2" office:value-type="string">
            <text:p>Adaptar reatores para aceitar o Hélio-3 como combustível aumentará significativamente a produção de energia.</text:p>
          </table:table-cell>
          <table:table-cell table:style-name="ce2" office:value-type="string">
            <text:p>L'adaptation des réacteurs pour accepter l'hélium-3 en tant que combustible améliorera considérablement la production d'énergie.</text:p>
          </table:table-cell>
          <table:table-cell table:style-name="ce2" office:value-type="string">
            <text:p>Przystosowanie reaktorów do przyjęcia Helium-3 jako paliwa znacznie zwiększy produkcję energii.</text:p>
          </table:table-cell>
          <table:table-cell table:style-name="ce2" office:value-type="string">
            <text:p>La adaptación de reactores para aceptar Helium-3 como combustible mejorará significativamente la producción de energía.</text:p>
          </table:table-cell>
          <table:table-cell table:style-name="ce8" table:number-columns-repeated="18"/>
          <table:table-cell table:number-columns-repeated="998"/>
        </table:table-row>
        <table:table-row table:style-name="ro2">
          <table:table-cell table:style-name="ce2" office:value-type="string">
            <text:p>tech_hivaron_purification</text:p>
          </table:table-cell>
          <table:table-cell table:style-name="ce2" office:value-type="string">
            <text:p>Hivaron Stone Purification</text:p>
          </table:table-cell>
          <table:table-cell table:style-name="ce2" office:value-type="string">
            <text:p>Очищение хайваронского камня</text:p>
          </table:table-cell>
          <table:table-cell table:style-name="ce2" office:value-type="string">
            <text:p>Hivaron Steinreinigung</text:p>
          </table:table-cell>
          <table:table-cell table:style-name="ce2" office:value-type="string">
            <text:p>Purificação de Pedra Hivaron</text:p>
          </table:table-cell>
          <table:table-cell table:style-name="ce2" office:value-type="string">
            <text:p>Purification de la pierre Hivaron</text:p>
          </table:table-cell>
          <table:table-cell table:style-name="ce2" office:value-type="string">
            <text:p>Oczyszczanie kamienia Hivaron</text:p>
          </table:table-cell>
          <table:table-cell table:style-name="ce2" office:value-type="string">
            <text:p>Purificación de piedra Hivaron</text:p>
          </table:table-cell>
          <table:table-cell table:style-name="ce8" table:number-columns-repeated="18"/>
          <table:table-cell table:number-columns-repeated="998"/>
        </table:table-row>
        <table:table-row table:style-name="ro12">
          <table:table-cell table:style-name="ce2" office:value-type="string">
            <text:p>tech_hivaron_purification_desc</text:p>
          </table:table-cell>
          <table:table-cell table:style-name="ce2" office:value-type="string">
            <text:p>Purifying Hivaron Stone is essential to utilizing its potent physical and psychological properties.</text:p>
          </table:table-cell>
          <table:table-cell table:style-name="ce2" office:value-type="string">
            <text:p>Очищение хайваронского камня необходимо для использования его мощных физических и психотропных свойств.</text:p>
          </table:table-cell>
          <table:table-cell table:style-name="ce2" office:value-type="string">
            <text:p>Purifying Hivaron Stone ist wesentlich für die Nutzung seiner starken physikalischen und psychologischen Eigenschaften.</text:p>
          </table:table-cell>
          <table:table-cell table:style-name="ce2" office:value-type="string">
            <text:p>Purifying Hivaron Stone é essencial para a utilização de suas propriedades físicas e psicológicas potentes.</text:p>
          </table:table-cell>
          <table:table-cell table:style-name="ce2" office:value-type="string">
            <text:p>Purifier Hivaron Stone est essentiel à l'utilisation de ses puissantes propriétés physiques et psychologiques.</text:p>
          </table:table-cell>
          <table:table-cell table:style-name="ce2" office:value-type="string">
            <text:p>Oczyszczanie kamienia Hivaron jest niezbędne do wykorzystania jego silnych właściwości fizycznych i psychicznych.</text:p>
          </table:table-cell>
          <table:table-cell table:style-name="ce2" office:value-type="string">
            <text:p>Purificar Hivaron Stone es esencial para utilizar sus potentes propiedades físicas y psicológicas.</text:p>
          </table:table-cell>
          <table:table-cell table:style-name="ce8" table:number-columns-repeated="18"/>
          <table:table-cell table:number-columns-repeated="998"/>
        </table:table-row>
        <table:table-row table:style-name="ro2">
          <table:table-cell table:style-name="ce2" office:value-type="string">
            <text:p>tech_hyperdiamond_lapidary</text:p>
          </table:table-cell>
          <table:table-cell table:style-name="ce2" office:value-type="string">
            <text:p>Hyperdiamond Finding</text:p>
          </table:table-cell>
          <table:table-cell table:style-name="ce2" office:value-type="string">
            <text:p>Поиск гипер-алмазов</text:p>
          </table:table-cell>
          <table:table-cell table:style-name="ce2" office:value-type="string">
            <text:p>Hyperdiamond-Suche</text:p>
          </table:table-cell>
          <table:table-cell table:style-name="ce2" office:value-type="string">
            <text:p>Hyperdiamond Finding</text:p>
          </table:table-cell>
          <table:table-cell table:style-name="ce2" office:value-type="string">
            <text:p>Hyperdiamond Trouver</text:p>
          </table:table-cell>
          <table:table-cell table:style-name="ce2" office:value-type="string">
            <text:p>Hyperdiamond Finding</text:p>
          </table:table-cell>
          <table:table-cell table:style-name="ce2" office:value-type="string">
            <text:p>Hallazgo de Hyperdiamond</text:p>
          </table:table-cell>
          <table:table-cell table:style-name="ce8" table:number-columns-repeated="18"/>
          <table:table-cell table:number-columns-repeated="998"/>
        </table:table-row>
        <table:table-row table:style-name="ro12">
          <table:table-cell table:style-name="ce2" office:value-type="string">
            <text:p>tech_hyperdiamond_lapidary_desc</text:p>
          </table:table-cell>
          <table:table-cell table:style-name="ce2" office:value-type="string">
            <text:p>Formed via rare supernovas, Hyperdiamonds are as elusive as they are valuable.</text:p>
          </table:table-cell>
          <table:table-cell table:style-name="ce2" office:value-type="string">
            <text:p>Гипер-алмазы формируется только от редких вспышек сверхновой, что делает их настолько же полезными, насколько и редкими.</text:p>
          </table:table-cell>
          <table:table-cell table:style-name="ce2" office:value-type="string">
            <text:p>Über seltene Supernovae gebildet, Hyperdiamanten sind so schwer wie sie wertvoll sind.</text:p>
          </table:table-cell>
          <table:table-cell table:style-name="ce2" office:value-type="string">
            <text:p>Formados por supernovas raras, os hiperdiamantes são tão ilusórios quanto valiosos.</text:p>
          </table:table-cell>
          <table:table-cell table:style-name="ce2" office:value-type="string">
            <text:p>Formés via des supernovas rares, les Hyperdiamonds sont aussi insaisissables que précieux.</text:p>
          </table:table-cell>
          <table:table-cell table:style-name="ce2" office:value-type="string">
            <text:p>Powstałe za pośrednictwem rzadkich supernowych, hiperdiamenty są tak nieuchwytne, jak cenne.</text:p>
          </table:table-cell>
          <table:table-cell table:style-name="ce2" office:value-type="string">
            <text:p>Formado a través de supernovas raras, los hiperdiamantes son tan elusivos como valiosos.</text:p>
          </table:table-cell>
          <table:table-cell table:style-name="ce8" table:number-columns-repeated="18"/>
          <table:table-cell table:number-columns-repeated="998"/>
        </table:table-row>
        <table:table-row table:style-name="ro1">
          <table:table-cell table:style-name="ce2" office:value-type="string">
            <text:p>tech_hyperfuel_reactor</text:p>
          </table:table-cell>
          <table:table-cell table:style-name="ce2" office:value-type="string">
            <text:p>Hyperfuel Refining</text:p>
          </table:table-cell>
          <table:table-cell table:style-name="ce2" office:value-type="string">
            <text:p>Очистка гипертоплива</text:p>
          </table:table-cell>
          <table:table-cell table:style-name="ce2" office:value-type="string">
            <text:p>Hyperfuel-Raffination</text:p>
          </table:table-cell>
          <table:table-cell table:style-name="ce2" office:value-type="string">
            <text:p>Refino de hiperfuel</text:p>
          </table:table-cell>
          <table:table-cell table:style-name="ce2" office:value-type="string">
            <text:p>Raffinage Hyperfuel</text:p>
          </table:table-cell>
          <table:table-cell table:number-columns-repeated="2" table:style-name="ce2" office:value-type="string">
            <text:p>Hyperfuel Refining</text:p>
          </table:table-cell>
          <table:table-cell table:style-name="ce8" table:number-columns-repeated="18"/>
          <table:table-cell table:number-columns-repeated="998"/>
        </table:table-row>
        <table:table-row table:style-name="ro9">
          <table:table-cell table:style-name="ce2" office:value-type="string">
            <text:p>tech_hyperfuel_reactor_desc</text:p>
          </table:table-cell>
          <table:table-cell table:style-name="ce2" office:value-type="string">
            <text:p>Though rare, Hyperfuels make for impressive fuel admixtures.</text:p>
          </table:table-cell>
          <table:table-cell table:style-name="ce2" office:value-type="string">
            <text:p>Пускай и редкое, гипертопливо является отличной примесью.</text:p>
          </table:table-cell>
          <table:table-cell table:style-name="ce2" office:value-type="string">
            <text:p>Obwohl Hyperfuels selten sind, sorgen sie für beeindruckende Kraftstoffbeimischungen.</text:p>
          </table:table-cell>
          <table:table-cell table:style-name="ce2" office:value-type="string">
            <text:p>Apesar de raros, os Hyperfuels produzem misturas de combustível impressionantes.</text:p>
          </table:table-cell>
          <table:table-cell table:style-name="ce2" office:value-type="string">
            <text:p>Bien que rares, les Hyperfuels constituent des adjuvants de carburant impressionnants.</text:p>
          </table:table-cell>
          <table:table-cell table:style-name="ce2" office:value-type="string">
            <text:p>Choć rzadkie, Hyperflaki tworzą imponujące domieszki paliwowe.</text:p>
          </table:table-cell>
          <table:table-cell table:style-name="ce2" office:value-type="string">
            <text:p>Aunque son raros, los hiperfueles producen impresionantes mezclas de combustible.</text:p>
          </table:table-cell>
          <table:table-cell table:style-name="ce8" table:number-columns-repeated="18"/>
          <table:table-cell table:number-columns-repeated="998"/>
        </table:table-row>
        <table:table-row table:style-name="ro1">
          <table:table-cell table:style-name="ce2" office:value-type="string">
            <text:p>tech_illum_spectral_emitters</text:p>
          </table:table-cell>
          <table:table-cell table:style-name="ce2" office:value-type="string">
            <text:p>Illum Extraction</text:p>
          </table:table-cell>
          <table:table-cell table:style-name="ce2" office:value-type="string">
            <text:p>Извлечение иллума</text:p>
          </table:table-cell>
          <table:table-cell table:style-name="ce2" office:value-type="string">
            <text:p>Illum Extraktion</text:p>
          </table:table-cell>
          <table:table-cell table:style-name="ce2" office:value-type="string">
            <text:p>Extração de Illum</text:p>
          </table:table-cell>
          <table:table-cell table:style-name="ce2" office:value-type="string">
            <text:p>Illum Extraction</text:p>
          </table:table-cell>
          <table:table-cell table:style-name="ce2" office:value-type="string">
            <text:p>Ekstrakcja Illum</text:p>
          </table:table-cell>
          <table:table-cell table:style-name="ce2" office:value-type="string">
            <text:p>Extracción de Illum</text:p>
          </table:table-cell>
          <table:table-cell table:style-name="ce8" table:number-columns-repeated="18"/>
          <table:table-cell table:number-columns-repeated="998"/>
        </table:table-row>
        <table:table-row table:style-name="ro9">
          <table:table-cell table:style-name="ce2" office:value-type="string">
            <text:p>tech_illum_spectral_emitters_desc</text:p>
          </table:table-cell>
          <table:table-cell table:style-name="ce2" office:value-type="string">
            <text:p>As it disrupts local space-time, Illum extraction is exceedingly complicated.</text:p>
          </table:table-cell>
          <table:table-cell table:style-name="ce2" office:value-type="string">
            <text:p>Поскольку иллум разрывает локальные пространственно-временные рамки, его добыча сильно усложняется.</text:p>
          </table:table-cell>
          <table:table-cell table:style-name="ce2" office:value-type="string">
            <text:p>Da es die lokale Raumzeit zerstört, ist die Illum-Extraktion äußerst kompliziert.</text:p>
          </table:table-cell>
          <table:table-cell table:style-name="ce2" office:value-type="string">
            <text:p>Ao interromper o espaço-tempo local, a extração de Illum é extremamente complicada.</text:p>
          </table:table-cell>
          <table:table-cell table:style-name="ce2" office:value-type="string">
            <text:p>Comme il perturbe l'espace-temps local, l'extraction d'Illum est extrêmement compliquée.</text:p>
          </table:table-cell>
          <table:table-cell table:style-name="ce2" office:value-type="string">
            <text:p>Ponieważ zakłóca to lokalną czasoprzestrzeń, ekstrakcja Illum jest niezwykle skomplikowana.</text:p>
          </table:table-cell>
          <table:table-cell table:style-name="ce2" office:value-type="string">
            <text:p>Como interrumpe el espacio-tiempo local, la extracción de Illum es extremadamente complicada.</text:p>
          </table:table-cell>
          <table:table-cell table:style-name="ce8" table:number-columns-repeated="18"/>
          <table:table-cell table:number-columns-repeated="998"/>
        </table:table-row>
        <table:table-row table:style-name="ro2">
          <table:table-cell table:style-name="ce2" office:value-type="string">
            <text:p>tech_ironwood_tempering</text:p>
          </table:table-cell>
          <table:table-cell table:style-name="ce2" office:value-type="string">
            <text:p>Ironwood Tempering</text:p>
          </table:table-cell>
          <table:table-cell table:style-name="ce2" office:value-type="string">
            <text:p>Закаливание древостали</text:p>
          </table:table-cell>
          <table:table-cell table:style-name="ce2" office:value-type="string">
            <text:p>Temperierung von Eisenholz</text:p>
          </table:table-cell>
          <table:table-cell table:style-name="ce2" office:value-type="string">
            <text:p>Revenimento de pau-ferro</text:p>
          </table:table-cell>
          <table:table-cell table:style-name="ce2" office:value-type="string">
            <text:p>Tempérage Ironwood</text:p>
          </table:table-cell>
          <table:table-cell table:style-name="ce2" office:value-type="string">
            <text:p>Hartowanie Ironwood</text:p>
          </table:table-cell>
          <table:table-cell table:style-name="ce2" office:value-type="string">
            <text:p>Temple de Ironwood</text:p>
          </table:table-cell>
          <table:table-cell table:style-name="ce8" table:number-columns-repeated="18"/>
          <table:table-cell table:number-columns-repeated="998"/>
        </table:table-row>
        <table:table-row table:style-name="ro12">
          <table:table-cell table:style-name="ce2" office:value-type="string">
            <text:p>tech_ironwood_tempering_desc</text:p>
          </table:table-cell>
          <table:table-cell table:style-name="ce2" office:value-type="string">
            <text:p>Tempering models and specifically-designed workshops make use of Ironwood highly efficient.</text:p>
          </table:table-cell>
          <table:table-cell table:style-name="ce2" office:value-type="string">
            <text:p>Модели закаливания и специальные мастерские позволяют получить максимальную выгоду от использованя древостали.</text:p>
          </table:table-cell>
          <table:table-cell table:style-name="ce2" office:value-type="string">
            <text:p>Temperiermodelle und speziell konzipierte Werkstätten machen Ironwood hocheffizient.</text:p>
          </table:table-cell>
          <table:table-cell table:style-name="ce2" office:value-type="string">
            <text:p>Modelos de temperamento e oficinas especialmente projetadas fazem uso do Ironwood altamente eficiente.</text:p>
          </table:table-cell>
          <table:table-cell table:style-name="ce2" office:value-type="string">
            <text:p>Les modèles de trempe et les ateliers spécialement conçus utilisent Ironwood de manière très efficace.</text:p>
          </table:table-cell>
          <table:table-cell table:style-name="ce2" office:value-type="string">
            <text:p>Hartowanie modeli i specjalnie zaprojektowane warsztaty sprawiają, że Ironwood jest bardzo wydajny.</text:p>
          </table:table-cell>
          <table:table-cell table:style-name="ce2" office:value-type="string">
            <text:p>Los modelos de templado y los talleres específicamente diseñados hacen uso de Ironwood altamente eficiente.</text:p>
          </table:table-cell>
          <table:table-cell table:style-name="ce8" table:number-columns-repeated="18"/>
          <table:table-cell table:number-columns-repeated="998"/>
        </table:table-row>
        <table:table-row table:style-name="ro1">
          <table:table-cell table:style-name="ce2" office:value-type="string">
            <text:p>tech_lifetap</text:p>
          </table:table-cell>
          <table:table-cell table:style-name="ce2" office:value-type="string">
            <text:p>Life Tap</text:p>
          </table:table-cell>
          <table:table-cell table:style-name="ce2" office:value-type="string">
            <text:p>Жизнеотвод</text:p>
          </table:table-cell>
          <table:table-cell table:style-name="ce2" office:value-type="string">
            <text:p>Leben Tippen</text:p>
          </table:table-cell>
          <table:table-cell table:number-columns-repeated="4" table:style-name="ce2" office:value-type="string">
            <text:p>Life Tap</text:p>
          </table:table-cell>
          <table:table-cell table:style-name="ce8" table:number-columns-repeated="18"/>
          <table:table-cell table:number-columns-repeated="998"/>
        </table:table-row>
        <table:table-row table:style-name="ro8">
          <table:table-cell table:style-name="ce2" office:value-type="string">
            <text:p>tech_lifetap_desc</text:p>
          </table:table-cell>
          <table:table-cell table:style-name="ce2" office:value-type="string">
            <text:p>A processing systematization for the potent Ever-Blossom, making the most of its unique properties.</text:p>
          </table:table-cell>
          <table:table-cell table:style-name="ce2" office:value-type="string">
            <text:p>Систематизация обработки для вечноцвета, благодаря которой можно наиболее эффективно использовать его уникальные свойства.</text:p>
          </table:table-cell>
          <table:table-cell table:style-name="ce2" office:value-type="string">
            <text:p>Eine Verarbeitungssystematik für den potenten Ever-Blossom, der seine einzigartigen Eigenschaften optimal nutzt.</text:p>
          </table:table-cell>
          <table:table-cell table:style-name="ce2" office:value-type="string">
            <text:p>Uma sistematização de processamento para o potente Ever-Blossom, aproveitando ao máximo as suas propriedades únicas.</text:p>
          </table:table-cell>
          <table:table-cell table:style-name="ce2" office:value-type="string">
            <text:p>Une systématisation de traitement pour le puissant Ever-Blossom, tirant le meilleur parti de ses propriétés uniques.</text:p>
          </table:table-cell>
          <table:table-cell table:style-name="ce2" office:value-type="string">
            <text:p>Systematyzacja procesu przetwarzania dla silnego Ever-Blossom, wykorzystującego w pełni jego wyjątkowe właściwości.</text:p>
          </table:table-cell>
          <table:table-cell table:style-name="ce2" office:value-type="string">
            <text:p>Una sistematización de procesamiento para el potente Ever-Blossom, aprovechando al máximo sus propiedades únicas.</text:p>
          </table:table-cell>
          <table:table-cell table:style-name="ce8" table:number-columns-repeated="18"/>
          <table:table-cell table:number-columns-repeated="998"/>
        </table:table-row>
        <table:table-row table:style-name="ro2">
          <table:table-cell table:style-name="ce2" office:value-type="string">
            <text:p>tech_lythuric_reactor</text:p>
          </table:table-cell>
          <table:table-cell table:style-name="ce2" office:value-type="string">
            <text:p>Lythuric Reactors</text:p>
          </table:table-cell>
          <table:table-cell table:style-name="ce2" office:value-type="string">
            <text:p>Реакторы на литурическом газе</text:p>
          </table:table-cell>
          <table:table-cell table:style-name="ce2" office:value-type="string">
            <text:p>Lythurische Reaktoren</text:p>
          </table:table-cell>
          <table:table-cell table:style-name="ce2" office:value-type="string">
            <text:p>Reatores Lythuric</text:p>
          </table:table-cell>
          <table:table-cell table:style-name="ce2" office:value-type="string">
            <text:p>Réacteurs lythuriques</text:p>
          </table:table-cell>
          <table:table-cell table:style-name="ce2" office:value-type="string">
            <text:p>Reaktory Lythuric</text:p>
          </table:table-cell>
          <table:table-cell table:style-name="ce2" office:value-type="string">
            <text:p>Reactores Lythuric</text:p>
          </table:table-cell>
          <table:table-cell table:style-name="ce8" table:number-columns-repeated="18"/>
          <table:table-cell table:number-columns-repeated="998"/>
        </table:table-row>
        <table:table-row table:style-name="ro4">
          <table:table-cell table:style-name="ce2" office:value-type="string">
            <text:p>tech_lythuric_reactor_desc</text:p>
          </table:table-cell>
          <table:table-cell table:style-name="ce2" office:value-type="string">
            <text:p>Experimenting with Lythuric Gas' properties led to a stellar reactor design with intriguing results for further Physics research.</text:p>
          </table:table-cell>
          <table:table-cell table:style-name="ce2" office:value-type="string">
            <text:p>Эксперименты с свойствами литурического газа привели к созданию звездного реактора с интригующими результатами для дальнейших исследований физики.</text:p>
          </table:table-cell>
          <table:table-cell table:style-name="ce2" office:value-type="string">
            <text:p>Das Experimentieren mit den Eigenschaften von Lythuric Gas führte zu einem stellaren Reaktordesign mit faszinierenden Ergebnissen für die weitere Physikforschung.</text:p>
          </table:table-cell>
          <table:table-cell table:style-name="ce2" office:value-type="string">
            <text:p>Experiências com as propriedades do gás de Lythuric 'levou a um projeto de reator estelar com resultados intrigantes para futuras pesquisas de física.</text:p>
          </table:table-cell>
          <table:table-cell table:style-name="ce2" office:value-type="string">
            <text:p>L'expérimentation des propriétés de Lythuric Gas a conduit à une conception de réacteur stellaire avec des résultats intrigants pour d'autres recherches en physique.</text:p>
          </table:table-cell>
          <table:table-cell table:style-name="ce2" office:value-type="string">
            <text:p>Eksperymenty z właściwościami Lythuric Gas doprowadziły do ​​zaprojektowania gwiezdnego reaktora z intrygującymi wynikami dla dalszych badań w dziedzinie fizyki.</text:p>
          </table:table-cell>
          <table:table-cell table:style-name="ce2" office:value-type="string">
            <text:p>La experimentación con las propiedades de Lythuric Gas condujo a un diseño de reactor estelar con resultados intrigantes para la investigación de Física adicional.</text:p>
          </table:table-cell>
          <table:table-cell table:style-name="ce8" table:number-columns-repeated="18"/>
          <table:table-cell table:number-columns-repeated="998"/>
        </table:table-row>
        <table:table-row table:style-name="ro2">
          <table:table-cell table:style-name="ce2" office:value-type="string">
            <text:p>tech_mine_engos_vapor</text:p>
          </table:table-cell>
          <table:table-cell table:style-name="ce2" office:value-type="string">
            <text:p>Engos Vapor Processing</text:p>
          </table:table-cell>
          <table:table-cell table:style-name="ce2" office:value-type="string">
            <text:p>Обработка паров энгоса</text:p>
          </table:table-cell>
          <table:table-cell table:style-name="ce2" office:value-type="string">
            <text:p>Engos Dampfverarbeitung</text:p>
          </table:table-cell>
          <table:table-cell table:style-name="ce2" office:value-type="string">
            <text:p>Processamento de Vapor Engos</text:p>
          </table:table-cell>
          <table:table-cell table:style-name="ce2" office:value-type="string">
            <text:p>Traitement de vapeur Engos</text:p>
          </table:table-cell>
          <table:table-cell table:style-name="ce2" office:value-type="string">
            <text:p>Przetwarzanie pary Engosa</text:p>
          </table:table-cell>
          <table:table-cell table:style-name="ce2" office:value-type="string">
            <text:p>Procesamiento de vapor Engos</text:p>
          </table:table-cell>
          <table:table-cell table:style-name="ce8" table:number-columns-repeated="18"/>
          <table:table-cell table:number-columns-repeated="998"/>
        </table:table-row>
        <table:table-row table:style-name="ro4">
          <table:table-cell table:style-name="ce2" office:value-type="string">
            <text:p>tech_mine_engos_vapor_desc</text:p>
          </table:table-cell>
          <table:table-cell table:style-name="ce2" office:value-type="string">
            <text:p>Processing technology removes the redundant elements and contaminants in Engos Vapor, yielding a concentrated product.</text:p>
          </table:table-cell>
          <table:table-cell table:style-name="ce2" office:value-type="string">
            <text:p>Технология обработки избавляет пары энгоса от загрязнителей и излишних элементов для получения концентрированный продукт.</text:p>
          </table:table-cell>
          <table:table-cell table:style-name="ce2" office:value-type="string">
            <text:p>Die Verarbeitungstechnologie entfernt die überflüssigen Elemente und Verunreinigungen in Engos Vapor und ergibt ein konzentriertes Produkt.</text:p>
          </table:table-cell>
          <table:table-cell table:style-name="ce2" office:value-type="string">
            <text:p>A tecnologia de processamento remove os elementos redundantes e contaminantes no Engos Vapor, produzindo um produto concentrado.</text:p>
          </table:table-cell>
          <table:table-cell table:style-name="ce2" office:value-type="string">
            <text:p>La technologie de traitement élimine les éléments redondants et les contaminants dans Engos Vapor, ce qui donne un produit concentré.</text:p>
          </table:table-cell>
          <table:table-cell table:style-name="ce2" office:value-type="string">
            <text:p>Technologia przetwarzania usuwa zbędne pierwiastki i zanieczyszczenia z parownika Engos, dając skoncentrowany produkt.</text:p>
          </table:table-cell>
          <table:table-cell table:style-name="ce2" office:value-type="string">
            <text:p>La tecnología de procesamiento elimina los elementos redundantes y contaminantes en Engos Vapor, produciendo un producto concentrado.</text:p>
          </table:table-cell>
          <table:table-cell table:style-name="ce8" table:number-columns-repeated="18"/>
          <table:table-cell table:number-columns-repeated="998"/>
        </table:table-row>
        <table:table-row table:style-name="ro3">
          <table:table-cell table:style-name="ce2" office:value-type="string">
            <text:p>tech_mine_pitharan_dust</text:p>
          </table:table-cell>
          <table:table-cell table:style-name="ce2" office:value-type="string">
            <text:p>Pitharan Dust Harvesting</text:p>
          </table:table-cell>
          <table:table-cell table:style-name="ce2" office:value-type="string">
            <text:p>Добыча питаранской пыли</text:p>
          </table:table-cell>
          <table:table-cell table:style-name="ce2" office:value-type="string">
            <text:p>Pitharan Dust Harvesting</text:p>
          </table:table-cell>
          <table:table-cell table:style-name="ce2" office:value-type="string">
            <text:p>Colheita de poeira de Pitharan</text:p>
          </table:table-cell>
          <table:table-cell table:style-name="ce2" office:value-type="string">
            <text:p>La récolte de poussière de Pitharan</text:p>
          </table:table-cell>
          <table:table-cell table:style-name="ce2" office:value-type="string">
            <text:p>Pitharan Dust Harvesting</text:p>
          </table:table-cell>
          <table:table-cell table:style-name="ce2" office:value-type="string">
            <text:p>Cosecha de polvo de Pitharan</text:p>
          </table:table-cell>
          <table:table-cell table:style-name="ce8" table:number-columns-repeated="18"/>
          <table:table-cell table:number-columns-repeated="998"/>
        </table:table-row>
        <table:table-row table:style-name="ro12">
          <table:table-cell table:style-name="ce2" office:value-type="string">
            <text:p>tech_mine_pitharan_dust_desc</text:p>
          </table:table-cell>
          <table:table-cell table:style-name="ce2" office:value-type="string">
            <text:p>Stratified throughout other rock layers and deposits, Pitharan 'Dust' requires specific harvesting techniques.</text:p>
          </table:table-cell>
          <table:table-cell table:style-name="ce2" office:value-type="string">
            <text:p>Существующая в виде слоёв внутри камней и отложений породы, питаранская пыль требует специальных методов добычи.</text:p>
          </table:table-cell>
          <table:table-cell table:style-name="ce2" office:value-type="string">
            <text:p>Der Pitharan 'Dust', der in anderen Gesteinsschichten und Lagerstätten stratifiziert ist, erfordert spezifische Erntetechniken.</text:p>
          </table:table-cell>
          <table:table-cell table:style-name="ce2" office:value-type="string">
            <text:p>Estratificado através de outras camadas e depósitos rochosos, o Pitharan 'Dust' requer técnicas específicas de colheita.</text:p>
          </table:table-cell>
          <table:table-cell table:style-name="ce2" office:value-type="string">
            <text:p>Stratifié à travers d'autres couches de roches et de dépôts, Pitharan 'Dust' nécessite des techniques de récolte spécifiques.</text:p>
          </table:table-cell>
          <table:table-cell table:style-name="ce2" office:value-type="string">
            <text:p>Uwarstwiony w innych warstwach skał i osadach, Pitharan "Dust" wymaga specyficznych technik zbioru.</text:p>
          </table:table-cell>
          <table:table-cell table:style-name="ce2" office:value-type="string">
            <text:p>Estratificado a través de otras capas de roca y depósitos, Pitharan 'Dust' requiere técnicas de cosecha específicas.</text:p>
          </table:table-cell>
          <table:table-cell table:style-name="ce8" table:number-columns-repeated="18"/>
          <table:table-cell table:number-columns-repeated="998"/>
        </table:table-row>
        <table:table-row table:style-name="ro2">
          <table:table-cell table:style-name="ce2" office:value-type="string">
            <text:p>tech_mine_satramene_gas</text:p>
          </table:table-cell>
          <table:table-cell table:style-name="ce2" office:value-type="string">
            <text:p>Satramene Gas Refining</text:p>
          </table:table-cell>
          <table:table-cell table:style-name="ce2" office:value-type="string">
            <text:p>Очистка сатраменового газа</text:p>
          </table:table-cell>
          <table:table-cell table:style-name="ce2" office:value-type="string">
            <text:p>Satramene Gasveredelung</text:p>
          </table:table-cell>
          <table:table-cell table:style-name="ce2" office:value-type="string">
            <text:p>Refinação de Gás Satramene</text:p>
          </table:table-cell>
          <table:table-cell table:style-name="ce2" office:value-type="string">
            <text:p>Raffinage au gaz de satramène</text:p>
          </table:table-cell>
          <table:table-cell table:number-columns-repeated="2" table:style-name="ce2" office:value-type="string">
            <text:p>Satramene Gas Refining</text:p>
          </table:table-cell>
          <table:table-cell table:style-name="ce8" table:number-columns-repeated="18"/>
          <table:table-cell table:number-columns-repeated="998"/>
        </table:table-row>
        <table:table-row table:style-name="ro7">
          <table:table-cell table:style-name="ce2" office:value-type="string">
            <text:p>tech_mine_satramene_gas_desc</text:p>
          </table:table-cell>
          <table:table-cell table:style-name="ce2" office:value-type="string">
            <text:p>Highly toxic in its natural state, refinement renders Satramene Gas' less helpful elements inert.</text:p>
          </table:table-cell>
          <table:table-cell table:style-name="ce2" office:value-type="string">
            <text:p>Высокотоксичен в естественном состоянии; очистка сатраменового газа делает наименее полезные элементы инертными.</text:p>
          </table:table-cell>
          <table:table-cell table:style-name="ce2" office:value-type="string">
            <text:p>Die in ihrem natürlichen Zustand sehr giftige Raffination macht Satramene Gas 'weniger nützliche Elemente inert.</text:p>
          </table:table-cell>
          <table:table-cell table:style-name="ce2" office:value-type="string">
            <text:p>Altamente tóxico em seu estado natural, o refinamento torna os elementos menos úteis da Satramene Gas inertes.</text:p>
          </table:table-cell>
          <table:table-cell table:style-name="ce2" office:value-type="string">
            <text:p>Très toxique dans son état naturel, le raffinement rend inertes les éléments moins utiles de Satramene Gas.</text:p>
          </table:table-cell>
          <table:table-cell table:style-name="ce2" office:value-type="string">
            <text:p>Wysoce toksyczny w swoim naturalnym stanie, udoskonalenie sprawia, że ​​mniej pomocne elementy Satramene Gas są obojętne.</text:p>
          </table:table-cell>
          <table:table-cell table:style-name="ce2" office:value-type="string">
            <text:p>Altamente tóxico en su estado natural, el refinamiento hace que los elementos menos útiles de Satramene Gas sean inertes.</text:p>
          </table:table-cell>
          <table:table-cell table:style-name="ce8" table:number-columns-repeated="18"/>
          <table:table-cell table:number-columns-repeated="998"/>
        </table:table-row>
        <table:table-row table:style-name="ro2">
          <table:table-cell table:style-name="ce2" office:value-type="string">
            <text:p>tech_molecular_computing</text:p>
          </table:table-cell>
          <table:table-cell table:style-name="ce2" office:value-type="string">
            <text:p>Molecular Computing</text:p>
          </table:table-cell>
          <table:table-cell table:style-name="ce2" office:value-type="string">
            <text:p>Молекулярные вычисления</text:p>
          </table:table-cell>
          <table:table-cell table:style-name="ce2" office:value-type="string">
            <text:p>Molecular Computing</text:p>
          </table:table-cell>
          <table:table-cell table:style-name="ce2" office:value-type="string">
            <text:p>Computação Molecular</text:p>
          </table:table-cell>
          <table:table-cell table:style-name="ce2" office:value-type="string">
            <text:p>Calcul moléculaire</text:p>
          </table:table-cell>
          <table:table-cell table:style-name="ce2" office:value-type="string">
            <text:p>Obliczenia molekularne</text:p>
          </table:table-cell>
          <table:table-cell table:style-name="ce2" office:value-type="string">
            <text:p>Computación molecular</text:p>
          </table:table-cell>
          <table:table-cell table:style-name="ce8" table:number-columns-repeated="18"/>
          <table:table-cell table:number-columns-repeated="998"/>
        </table:table-row>
        <table:table-row table:style-name="ro7">
          <table:table-cell table:style-name="ce2" office:value-type="string">
            <text:p>tech_molecular_computing_desc</text:p>
          </table:table-cell>
          <table:table-cell table:style-name="ce2" office:value-type="string">
            <text:p>Zinorine's unique ionic properties have enabled the construction of molecular computers when condensed.</text:p>
          </table:table-cell>
          <table:table-cell table:style-name="ce2" office:value-type="string">
            <text:p>Уникальные ионные свойства сконцентрированного зинорина дали нам возможность создавать молекулярные компьютеры.</text:p>
          </table:table-cell>
          <table:table-cell table:style-name="ce2" office:value-type="string">
            <text:p>Zinorines einzigartige ionische Eigenschaften haben den Aufbau molekularer Computer ermöglicht, wenn sie kondensiert sind.</text:p>
          </table:table-cell>
          <table:table-cell table:style-name="ce2" office:value-type="string">
            <text:p>As propriedades iônicas únicas da Zinorine permitiram a construção de computadores moleculares quando condensados.</text:p>
          </table:table-cell>
          <table:table-cell table:style-name="ce2" office:value-type="string">
            <text:p>Les propriétés ioniques uniques de Zinorine ont permis la construction d'ordinateurs moléculaires lorsqu'ils sont condensés.</text:p>
          </table:table-cell>
          <table:table-cell table:style-name="ce2" office:value-type="string">
            <text:p>Wyjątkowe właściwości jonowe Zinorine umożliwiły budowę skondensowanych komputerów molekularnych.</text:p>
          </table:table-cell>
          <table:table-cell table:style-name="ce2" office:value-type="string">
            <text:p>Las propiedades iónicas únicas de Zinorine han permitido la construcción de computadoras moleculares cuando se condensan.</text:p>
          </table:table-cell>
          <table:table-cell table:style-name="ce8" table:number-columns-repeated="18"/>
          <table:table-cell table:number-columns-repeated="998"/>
        </table:table-row>
        <table:table-row table:style-name="ro2">
          <table:table-cell table:style-name="ce2" office:value-type="string">
            <text:p>tech_neodymium_integrity_field_generator</text:p>
          </table:table-cell>
          <table:table-cell table:style-name="ce2" office:value-type="string">
            <text:p>Primordial Neodymium Harvesting</text:p>
          </table:table-cell>
          <table:table-cell table:style-name="ce2" office:value-type="string">
            <text:p>Добыча первородного неодима</text:p>
          </table:table-cell>
          <table:table-cell table:style-name="ce2" office:value-type="string">
            <text:p>Primordiale Neodym-Ernte</text:p>
          </table:table-cell>
          <table:table-cell table:style-name="ce2" office:value-type="string">
            <text:p>Colheita Primordial de Neodímio</text:p>
          </table:table-cell>
          <table:table-cell table:style-name="ce2" office:value-type="string">
            <text:p>Récolte au néodyme primordiale</text:p>
          </table:table-cell>
          <table:table-cell table:style-name="ce2" office:value-type="string">
            <text:p>Pierwotne zbieranie neodymów</text:p>
          </table:table-cell>
          <table:table-cell table:style-name="ce2" office:value-type="string">
            <text:p>Cosecha primordial de neodimio</text:p>
          </table:table-cell>
          <table:table-cell table:style-name="ce8" table:number-columns-repeated="18"/>
          <table:table-cell table:number-columns-repeated="998"/>
        </table:table-row>
        <table:table-row table:style-name="ro12">
          <table:table-cell table:style-name="ce2" office:value-type="string">
            <text:p>tech_neodymium_integrity_field_generator_desc</text:p>
          </table:table-cell>
          <table:table-cell table:style-name="ce2" office:value-type="string">
            <text:p>Magnetic applications of Primordial Neodymium exceed those of any other known substance.</text:p>
          </table:table-cell>
          <table:table-cell table:style-name="ce2" office:value-type="string">
            <text:p>Магнетические свойства первородного неодима превосходят таковые у любого другого известного вещества.</text:p>
          </table:table-cell>
          <table:table-cell table:style-name="ce2" office:value-type="string">
            <text:p>Magnetische Anwendungen von Primordial-Neodym übertreffen diejenigen anderer bekannter Substanzen.</text:p>
          </table:table-cell>
          <table:table-cell table:style-name="ce2" office:value-type="string">
            <text:p>As aplicações magnéticas do Neodímio Primordial excedem as de qualquer outra substância conhecida.</text:p>
          </table:table-cell>
          <table:table-cell table:style-name="ce2" office:value-type="string">
            <text:p>Les applications magnétiques du Néodyme Primordial dépassent celles de toute autre substance connue.</text:p>
          </table:table-cell>
          <table:table-cell table:style-name="ce2" office:value-type="string">
            <text:p>Magnetyczne zastosowania Pierwotnego Neodymu przewyższają inne znane substancje.</text:p>
          </table:table-cell>
          <table:table-cell table:style-name="ce2" office:value-type="string">
            <text:p>Las aplicaciones magnéticas de Neodimio Primordial superan las de cualquier otra sustancia conocida.</text:p>
          </table:table-cell>
          <table:table-cell table:style-name="ce8" table:number-columns-repeated="18"/>
          <table:table-cell table:number-columns-repeated="998"/>
        </table:table-row>
        <table:table-row table:style-name="ro2">
          <table:table-cell table:style-name="ce2" office:value-type="string">
            <text:p>tech_neorite_targeting_array</text:p>
          </table:table-cell>
          <table:table-cell table:style-name="ce2" office:value-type="string">
            <text:p>Neorite Crystal Finding</text:p>
          </table:table-cell>
          <table:table-cell table:style-name="ce2" office:value-type="string">
            <text:p>Поиск неоритовых кристаллов</text:p>
          </table:table-cell>
          <table:table-cell table:style-name="ce2" office:value-type="string">
            <text:p>Neorite Kristall Finden</text:p>
          </table:table-cell>
          <table:table-cell table:style-name="ce2" office:value-type="string">
            <text:p>Cristal de Neorito</text:p>
          </table:table-cell>
          <table:table-cell table:style-name="ce2" office:value-type="string">
            <text:p>Cristal de Neorite</text:p>
          </table:table-cell>
          <table:table-cell table:number-columns-repeated="2" table:style-name="ce2" office:value-type="string">
            <text:p>Neorite Crystal Finding</text:p>
          </table:table-cell>
          <table:table-cell table:style-name="ce8" table:number-columns-repeated="18"/>
          <table:table-cell table:number-columns-repeated="998"/>
        </table:table-row>
        <table:table-row table:style-name="ro7">
          <table:table-cell table:style-name="ce2" office:value-type="string">
            <text:p>tech_neorite_targeting_array_desc</text:p>
          </table:table-cell>
          <table:table-cell table:style-name="ce2" office:value-type="string">
            <text:p>The unique refraction properties of Neorite Crystals require specialized detection tools to locate them.</text:p>
          </table:table-cell>
          <table:table-cell table:style-name="ce2" office:value-type="string">
            <text:p>Уникальные свойства преломления у неоритовых кристаллов требуют специализированных устройств для их обнаружения.</text:p>
          </table:table-cell>
          <table:table-cell table:style-name="ce2" office:value-type="string">
            <text:p>Die einzigartigen Refraktionseigenschaften von Neorite-Kristallen erfordern spezielle Detektionswerkzeuge, um sie zu lokalisieren.</text:p>
          </table:table-cell>
          <table:table-cell table:style-name="ce2" office:value-type="string">
            <text:p>As propriedades exclusivas de refração do Neorite Crystals exigem ferramentas de detecção especializadas para localizá-las.</text:p>
          </table:table-cell>
          <table:table-cell table:style-name="ce2" office:value-type="string">
            <text:p>Les propriétés de réfraction uniques des cristaux de Neorite nécessitent des outils de détection spécialisés pour les localiser.</text:p>
          </table:table-cell>
          <table:table-cell table:style-name="ce2" office:value-type="string">
            <text:p>Unikalne właściwości refrakcji Neorite Crystals wymagają wyspecjalizowanych narzędzi do wykrywania, aby je zlokalizować.</text:p>
          </table:table-cell>
          <table:table-cell table:style-name="ce2" office:value-type="string">
            <text:p>Las propiedades de refracción únicas de Neorite Crystals requieren herramientas de detección especializadas para localizarlas.</text:p>
          </table:table-cell>
          <table:table-cell table:style-name="ce8" table:number-columns-repeated="18"/>
          <table:table-cell table:number-columns-repeated="998"/>
        </table:table-row>
        <table:table-row table:style-name="ro2">
          <table:table-cell table:style-name="ce2" office:value-type="string">
            <text:p>tech_precursor_data_protocols</text:p>
          </table:table-cell>
          <table:table-cell table:style-name="ce2" office:value-type="string">
            <text:p>Precursor Data Protocols</text:p>
          </table:table-cell>
          <table:table-cell table:style-name="ce2" office:value-type="string">
            <text:p>Протоколы данных предтеч</text:p>
          </table:table-cell>
          <table:table-cell table:style-name="ce2" office:value-type="string">
            <text:p>Vorläufer-Datenprotokolle</text:p>
          </table:table-cell>
          <table:table-cell table:style-name="ce2" office:value-type="string">
            <text:p>Protocolos de Dados Precursores</text:p>
          </table:table-cell>
          <table:table-cell table:style-name="ce2" office:value-type="string">
            <text:p>Protocoles de données précurseurs</text:p>
          </table:table-cell>
          <table:table-cell table:style-name="ce2" office:value-type="string">
            <text:p>Protokoły danych prekursorów</text:p>
          </table:table-cell>
          <table:table-cell table:style-name="ce2" office:value-type="string">
            <text:p>Protocolos de datos precursores</text:p>
          </table:table-cell>
          <table:table-cell table:style-name="ce8" table:number-columns-repeated="18"/>
          <table:table-cell table:number-columns-repeated="998"/>
        </table:table-row>
        <table:table-row table:style-name="ro10">
          <table:table-cell table:style-name="ce2" office:value-type="string">
            <text:p>tech_precursor_data_protocols_desc</text:p>
          </table:table-cell>
          <table:table-cell table:style-name="ce2" office:value-type="string">
            <text:p>Examination and decoding of the Precursor Data Core with any efficiency will require an intimate understanding of their civilization's data protocols.</text:p>
          </table:table-cell>
          <table:table-cell table:style-name="ce2" office:value-type="string">
            <text:p>Изучение и расшифровка ядра данных предтеч в любом случае потребует более глубокого понимания протоколов данных их цивилизации.</text:p>
          </table:table-cell>
          <table:table-cell table:style-name="ce2" office:value-type="string">
            <text:p>Die Untersuchung und Decodierung des Precursor Data Core mit jeder Effizienz erfordert ein eingehendes Verständnis der Datenprotokolle ihrer Zivilisation.</text:p>
          </table:table-cell>
          <table:table-cell table:style-name="ce2" office:value-type="string">
            <text:p>O exame e a decodificação do Precursor Data Core com qualquer eficiência exigirão um entendimento profundo dos protocolos de dados de sua civilização.</text:p>
          </table:table-cell>
          <table:table-cell table:style-name="ce2" office:value-type="string">
            <text:p>L'examen et le décodage du noyau de données précurseur avec une efficacité quelconque nécessitera une compréhension intime des protocoles de données de leur civilisation.</text:p>
          </table:table-cell>
          <table:table-cell table:style-name="ce2" office:value-type="string">
            <text:p>Badanie i dekodowanie Precursor Data Core z dowolną wydajnością będzie wymagało dogłębnego zrozumienia protokołów danych ich cywilizacji.</text:p>
          </table:table-cell>
          <table:table-cell table:style-name="ce2" office:value-type="string">
            <text:p>El examen y la decodificación del Núcleo de Datos del Precursor con cualquier eficiencia requerirán una comprensión íntima de los protocolos de datos de su civilización.</text:p>
          </table:table-cell>
          <table:table-cell table:style-name="ce8" table:number-columns-repeated="18"/>
          <table:table-cell table:number-columns-repeated="998"/>
        </table:table-row>
        <table:table-row table:style-name="ro2">
          <table:table-cell table:style-name="ce2" office:value-type="string">
            <text:p>tech_precursor_nanonics</text:p>
          </table:table-cell>
          <table:table-cell table:style-name="ce2" office:value-type="string">
            <text:p>Precursor Nanonics</text:p>
          </table:table-cell>
          <table:table-cell table:style-name="ce2" office:value-type="string">
            <text:p>Нанотехнологии предтеч</text:p>
          </table:table-cell>
          <table:table-cell table:style-name="ce2" office:value-type="string">
            <text:p>Vorläufer Nanonics</text:p>
          </table:table-cell>
          <table:table-cell table:style-name="ce2" office:value-type="string">
            <text:p>Precursor Nanonics</text:p>
          </table:table-cell>
          <table:table-cell table:style-name="ce2" office:value-type="string">
            <text:p>Précurseur Nanonics</text:p>
          </table:table-cell>
          <table:table-cell table:style-name="ce2" office:value-type="string">
            <text:p>Nanonika prekursorowa</text:p>
          </table:table-cell>
          <table:table-cell table:style-name="ce2" office:value-type="string">
            <text:p>Precursor Nanonics</text:p>
          </table:table-cell>
          <table:table-cell table:style-name="ce8" table:number-columns-repeated="18"/>
          <table:table-cell table:number-columns-repeated="998"/>
        </table:table-row>
        <table:table-row table:style-name="ro4">
          <table:table-cell table:style-name="ce2" office:value-type="string">
            <text:p>tech_precursor_nanonics_desc</text:p>
          </table:table-cell>
          <table:table-cell table:style-name="ce2" office:value-type="string">
            <text:p>Studying the Precursor Nanites has yielded an entirely novel approach to nanonics, deeply expanding our nanite capabilities.</text:p>
          </table:table-cell>
          <table:table-cell table:style-name="ce2" office:value-type="string">
            <text:p>Изучение нанитов предтеч дало совершенно новый подход в нанотехнологиях, глубоко расширив наши возможности в этой сфере.</text:p>
          </table:table-cell>
          <table:table-cell table:style-name="ce2" office:value-type="string">
            <text:p>Das Studium der Nanit-Vorläufer hat zu einem völlig neuen Ansatz in der Nanonik geführt, der unsere Nanit-Fähigkeiten stark erweitert.</text:p>
          </table:table-cell>
          <table:table-cell table:style-name="ce2" office:value-type="string">
            <text:p>Estudar o Precursor Nanites produziu uma abordagem inteiramente nova para os nanônicos, expandindo profundamente nossas capacidades de nanite.</text:p>
          </table:table-cell>
          <table:table-cell table:style-name="ce2" office:value-type="string">
            <text:p>L'étude des nanites précurseurs a abouti à une approche entièrement nouvelle de la nanotechnologie, qui a considérablement élargi nos capacités nanométriques.</text:p>
          </table:table-cell>
          <table:table-cell table:style-name="ce2" office:value-type="string">
            <text:p>Studiowanie nanocząstek prekursorów przyniosło zupełnie nowe podejście do nanoniki, głęboko rozszerzając nasze możliwości nanometryczne.</text:p>
          </table:table-cell>
          <table:table-cell table:style-name="ce2" office:value-type="string">
            <text:p>El estudio de los Nanitos Precursores ha producido un enfoque totalmente novedoso de la nanotecnología, ampliando profundamente nuestras capacidades nanitarias.</text:p>
          </table:table-cell>
          <table:table-cell table:style-name="ce8" table:number-columns-repeated="18"/>
          <table:table-cell table:number-columns-repeated="998"/>
        </table:table-row>
        <table:table-row table:style-name="ro2">
          <table:table-cell table:style-name="ce2" office:value-type="string">
            <text:p>tech_programmed_xna</text:p>
          </table:table-cell>
          <table:table-cell table:style-name="ce2" office:value-type="string">
            <text:p>Programmed XNA</text:p>
          </table:table-cell>
          <table:table-cell table:style-name="ce2" office:value-type="string">
            <text:p>Запрограммированный КсНК</text:p>
          </table:table-cell>
          <table:table-cell table:style-name="ce2" office:value-type="string">
            <text:p>Programmierte XNA</text:p>
          </table:table-cell>
          <table:table-cell table:style-name="ce2" office:value-type="string">
            <text:p>XNA programado</text:p>
          </table:table-cell>
          <table:table-cell table:style-name="ce2" office:value-type="string">
            <text:p>XNA programmé</text:p>
          </table:table-cell>
          <table:table-cell table:style-name="ce2" office:value-type="string">
            <text:p>Zaprogramowane XNA</text:p>
          </table:table-cell>
          <table:table-cell table:style-name="ce2" office:value-type="string">
            <text:p>XNA programado</text:p>
          </table:table-cell>
          <table:table-cell table:style-name="ce8" table:number-columns-repeated="18"/>
          <table:table-cell table:number-columns-repeated="998"/>
        </table:table-row>
        <table:table-row table:style-name="ro12">
          <table:table-cell table:style-name="ce2" office:value-type="string">
            <text:p>tech_programmed_xna_desc</text:p>
          </table:table-cell>
          <table:table-cell table:style-name="ce2" office:value-type="string">
            <text:p>Harnesses the XNA-based 'Terraforming Bacteria' to improve our own Terraforming operations.</text:p>
          </table:table-cell>
          <table:table-cell table:style-name="ce2" office:value-type="string">
            <text:p>Контролирует созданную на основе КсНК 'Терраформирующую Бактерию' для усовершенствования наших собственных операций по терраформированию.</text:p>
          </table:table-cell>
          <table:table-cell table:style-name="ce2" office:value-type="string">
            <text:p>Schöpft die XNA-basierten "Terraforming Bacteria", um unsere eigenen Terraforming-Operationen zu verbessern.</text:p>
          </table:table-cell>
          <table:table-cell table:style-name="ce2" office:value-type="string">
            <text:p>Aproveita o 'Terraforming Bacteria' baseado em XNA para melhorar nossas próprias operações de Terraforming.</text:p>
          </table:table-cell>
          <table:table-cell table:style-name="ce2" office:value-type="string">
            <text:p>Exploite la «Terraforming Bacteria» basée sur XNA pour améliorer nos propres opérations de Terraforming.</text:p>
          </table:table-cell>
          <table:table-cell table:style-name="ce2" office:value-type="string">
            <text:p>Wykorzystuje oparte na XNA 'Terraforming Bacteria', aby ulepszyć nasze własne operacje Terraformingu.</text:p>
          </table:table-cell>
          <table:table-cell table:style-name="ce2" office:value-type="string">
            <text:p>Aprovecha las 'Bacterias Terraformantes' basadas en XNA para mejorar nuestras propias operaciones de Terraformación.</text:p>
          </table:table-cell>
          <table:table-cell table:style-name="ce8" table:number-columns-repeated="18"/>
          <table:table-cell table:number-columns-repeated="998"/>
        </table:table-row>
        <table:table-row table:style-name="ro2">
          <table:table-cell table:style-name="ce2" office:value-type="string">
            <text:p>tech_pyronium_experimental_lab</text:p>
          </table:table-cell>
          <table:table-cell table:style-name="ce2" office:value-type="string">
            <text:p>Pyronium Crystal Mining</text:p>
          </table:table-cell>
          <table:table-cell table:style-name="ce2" office:value-type="string">
            <text:p>Добыча пирониевых кристаллов</text:p>
          </table:table-cell>
          <table:table-cell table:style-name="ce2" office:value-type="string">
            <text:p>Pyronium Kristallbergbau</text:p>
          </table:table-cell>
          <table:table-cell table:style-name="ce2" office:value-type="string">
            <text:p>Mineração de cristal de pirônio</text:p>
          </table:table-cell>
          <table:table-cell table:number-columns-repeated="3" table:style-name="ce2" office:value-type="string">
            <text:p>Pyronium Crystal Mining</text:p>
          </table:table-cell>
          <table:table-cell table:style-name="ce8" table:number-columns-repeated="18"/>
          <table:table-cell table:number-columns-repeated="998"/>
        </table:table-row>
        <table:table-row table:style-name="ro9">
          <table:table-cell table:style-name="ce2" office:value-type="string">
            <text:p>tech_pyronium_experimental_lab_desc</text:p>
          </table:table-cell>
          <table:table-cell table:style-name="ce2" office:value-type="string">
            <text:p>The highly explosive properties of Pyronium Crystals make for difficult mining practices.</text:p>
          </table:table-cell>
          <table:table-cell table:style-name="ce2" office:value-type="string">
            <text:p>Крайне взрывоопасные свойства пирониевых кристаллов делают их добычу достаточно сложной.</text:p>
          </table:table-cell>
          <table:table-cell table:style-name="ce2" office:value-type="string">
            <text:p>Die hochexplosiven Eigenschaften von Pyronium-Kristallen machen schwierige Abbaupraktiken erforderlich.</text:p>
          </table:table-cell>
          <table:table-cell table:style-name="ce2" office:value-type="string">
            <text:p>As propriedades altamente explosivas dos cristais de pirônio dificultam as práticas de mineração.</text:p>
          </table:table-cell>
          <table:table-cell table:style-name="ce2" office:value-type="string">
            <text:p>Les propriétés hautement explosives des cristaux de Pyronium rendent difficiles les pratiques minières.</text:p>
          </table:table-cell>
          <table:table-cell table:style-name="ce2" office:value-type="string">
            <text:p>Wysoce wybuchowe właściwości kryształów pyronium powodują trudne praktyki wydobywcze.</text:p>
          </table:table-cell>
          <table:table-cell table:style-name="ce2" office:value-type="string">
            <text:p>Las propiedades altamente explosivas de Pyronium Crystals crean prácticas mineras difíciles.</text:p>
          </table:table-cell>
          <table:table-cell table:style-name="ce8" table:number-columns-repeated="18"/>
          <table:table-cell table:number-columns-repeated="998"/>
        </table:table-row>
        <table:table-row table:style-name="ro2">
          <table:table-cell table:style-name="ce2" office:value-type="string">
            <text:p>tech_sactajenian_purification</text:p>
          </table:table-cell>
          <table:table-cell table:style-name="ce2" office:value-type="string">
            <text:p>Sactajenian Purification</text:p>
          </table:table-cell>
          <table:table-cell table:style-name="ce2" office:value-type="string">
            <text:p>Очищение сактаджена</text:p>
          </table:table-cell>
          <table:table-cell table:style-name="ce2" office:value-type="string">
            <text:p>Saktajenische Reinigung</text:p>
          </table:table-cell>
          <table:table-cell table:style-name="ce2" office:value-type="string">
            <text:p>Purificação Sactajeniana</text:p>
          </table:table-cell>
          <table:table-cell table:style-name="ce2" office:value-type="string">
            <text:p>Purification Sactajenienne</text:p>
          </table:table-cell>
          <table:table-cell table:style-name="ce2" office:value-type="string">
            <text:p>Sactajenian Oczyszczanie</text:p>
          </table:table-cell>
          <table:table-cell table:style-name="ce2" office:value-type="string">
            <text:p>Purificación sactajense</text:p>
          </table:table-cell>
          <table:table-cell table:style-name="ce8" table:number-columns-repeated="18"/>
          <table:table-cell table:number-columns-repeated="998"/>
        </table:table-row>
        <table:table-row table:style-name="ro7">
          <table:table-cell table:style-name="ce2" office:value-type="string">
            <text:p>tech_sactajenian_purification_desc</text:p>
          </table:table-cell>
          <table:table-cell table:style-name="ce2" office:value-type="string">
            <text:p>Distillation of Sactajenian is fraught with pitfalls, requiring dedicated purification apparatuses.</text:p>
          </table:table-cell>
          <table:table-cell table:style-name="ce2" office:value-type="string">
            <text:p>Дистилляция сактаджена сопровождается различными проблемами, поэтому требует определённых очистительных устройств.</text:p>
          </table:table-cell>
          <table:table-cell table:style-name="ce2" office:value-type="string">
            <text:p>Die Destillation von Sactajenian ist mit Fallstricken behaftet und erfordert spezielle Reinigungsvorrichtungen.</text:p>
          </table:table-cell>
          <table:table-cell table:style-name="ce2" office:value-type="string">
            <text:p>Destilação de Sactajenian é repleta de armadilhas, exigindo aparelhos de purificação dedicados.</text:p>
          </table:table-cell>
          <table:table-cell table:style-name="ce2" office:value-type="string">
            <text:p>Distillation de Sactajenian est lourde de pièges, nécessitant des appareils de purification dédiés.</text:p>
          </table:table-cell>
          <table:table-cell table:style-name="ce2" office:value-type="string">
            <text:p>Destylacja Saktajenian jest obarczona pułapkami, wymagającymi dedykowanych urządzeń oczyszczających.</text:p>
          </table:table-cell>
          <table:table-cell table:style-name="ce2" office:value-type="string">
            <text:p>La destilación de Sactajenian está plagada de dificultades, que requieren aparatos de purificación dedicados.</text:p>
          </table:table-cell>
          <table:table-cell table:style-name="ce8" table:number-columns-repeated="18"/>
          <table:table-cell table:number-columns-repeated="998"/>
        </table:table-row>
        <table:table-row table:style-name="ro2">
          <table:table-cell table:style-name="ce2" office:value-type="string">
            <text:p>tech_scritch_gravity_forge</text:p>
          </table:table-cell>
          <table:table-cell table:style-name="ce2" office:value-type="string">
            <text:p>Scritch Gravitic Processing</text:p>
          </table:table-cell>
          <table:table-cell table:style-name="ce2" office:value-type="string">
            <text:p>Гравитационная обработка скритча</text:p>
          </table:table-cell>
          <table:table-cell table:style-name="ce2" office:value-type="string">
            <text:p>Scritch Gravitic Verarbeitung</text:p>
          </table:table-cell>
          <table:table-cell table:style-name="ce2" office:value-type="string">
            <text:p>Processamento Gravítico Scritch</text:p>
          </table:table-cell>
          <table:table-cell table:style-name="ce2" office:value-type="string">
            <text:p>Scritch traitement gravitationnel</text:p>
          </table:table-cell>
          <table:table-cell table:number-columns-repeated="2" table:style-name="ce2" office:value-type="string">
            <text:p>Scritch Gravitic Processing</text:p>
          </table:table-cell>
          <table:table-cell table:style-name="ce8" table:number-columns-repeated="18"/>
          <table:table-cell table:number-columns-repeated="998"/>
        </table:table-row>
        <table:table-row table:style-name="ro4">
          <table:table-cell table:style-name="ce2" office:value-type="string">
            <text:p>tech_scritch_gravity_forge_desc</text:p>
          </table:table-cell>
          <table:table-cell table:style-name="ce2" office:value-type="string">
            <text:p>Extremely advanced gravitic funneling techniques are necessary for even the most feeble use of the fantastic element, Scritch.</text:p>
          </table:table-cell>
          <table:table-cell table:style-name="ce2" office:value-type="string">
            <text:p>Даже для добычи совсем маленького количества такого фантастического вещества, как скритч, требуются крайне продвинутые технологии гравитационного стягивания.</text:p>
          </table:table-cell>
          <table:table-cell table:style-name="ce2" office:value-type="string">
            <text:p>Extrem fortgeschrittene Gravitations-Trichter-Techniken sind sogar für den schwächsten Gebrauch des fantastischen Elements Scritch notwendig.</text:p>
          </table:table-cell>
          <table:table-cell table:style-name="ce2" office:value-type="string">
            <text:p>Técnicas de canalização gravítica extremamente avançadas são necessárias até para o uso mais fraco do elemento fantástico, Scritch.</text:p>
          </table:table-cell>
          <table:table-cell table:style-name="ce2" office:value-type="string">
            <text:p>Des techniques d'entonnoir gravitique extrêmement poussées sont nécessaires pour l'utilisation même la plus faible de l'élément fantastique, Scritch.</text:p>
          </table:table-cell>
          <table:table-cell table:style-name="ce2" office:value-type="string">
            <text:p>Niezwykle zaawansowane techniki lejowania grawitacyjnego są niezbędne nawet dla najsłabszego użycia fantastycznego elementu, Scritch.</text:p>
          </table:table-cell>
          <table:table-cell table:style-name="ce2" office:value-type="string">
            <text:p>Las técnicas de canalización gravítica extremadamente avanzadas son necesarias incluso para el uso más débil del elemento fantástico, Scritch.</text:p>
          </table:table-cell>
          <table:table-cell table:style-name="ce8" table:number-columns-repeated="18"/>
          <table:table-cell table:number-columns-repeated="998"/>
        </table:table-row>
        <table:table-row table:style-name="ro3">
          <table:table-cell table:style-name="ce2" office:value-type="string">
            <text:p>tech_selenemite_foundry</text:p>
          </table:table-cell>
          <table:table-cell table:style-name="ce2" office:value-type="string">
            <text:p>Selenemite Ore Isolation</text:p>
          </table:table-cell>
          <table:table-cell table:style-name="ce2" office:value-type="string">
            <text:p>Изоляция селенемитовой руды</text:p>
          </table:table-cell>
          <table:table-cell table:style-name="ce2" office:value-type="string">
            <text:p>Selenemit-Erz-Isolierung</text:p>
          </table:table-cell>
          <table:table-cell table:style-name="ce2" office:value-type="string">
            <text:p>Isolamento de minério de selenemita</text:p>
          </table:table-cell>
          <table:table-cell table:style-name="ce2" office:value-type="string">
            <text:p>Isolation du minerai de sélénémite</text:p>
          </table:table-cell>
          <table:table-cell table:style-name="ce2" office:value-type="string">
            <text:p>Izolacja rud selenu</text:p>
          </table:table-cell>
          <table:table-cell table:style-name="ce2" office:value-type="string">
            <text:p>Aislamiento de mineral de selenemita</text:p>
          </table:table-cell>
          <table:table-cell table:style-name="ce8" table:number-columns-repeated="18"/>
          <table:table-cell table:number-columns-repeated="998"/>
        </table:table-row>
        <table:table-row table:style-name="ro8">
          <table:table-cell table:style-name="ce2" office:value-type="string">
            <text:p>tech_selenemite_foundry_desc</text:p>
          </table:table-cell>
          <table:table-cell table:style-name="ce2" office:value-type="string">
            <text:p>Selenemite Ore presents solely within other dense rock deposits, necessitating isolation to utilize.</text:p>
          </table:table-cell>
          <table:table-cell table:style-name="ce2" office:value-type="string">
            <text:p>Селенемитовая руда встречается только в плотных каменных залежах, делая необходимым его изоляцию для использования.</text:p>
          </table:table-cell>
          <table:table-cell table:style-name="ce2" office:value-type="string">
            <text:p>Selenemit-Erz kommt nur in anderen dichten Gesteinsablagerungen vor und erfordert eine Isolierung, um es nutzen zu können.</text:p>
          </table:table-cell>
          <table:table-cell table:style-name="ce2" office:value-type="string">
            <text:p>O minério de selenemito apresenta-se somente dentro de outros depósitos de rochas densas, necessitando de isolamento para utilização.</text:p>
          </table:table-cell>
          <table:table-cell table:style-name="ce2" office:value-type="string">
            <text:p>Le minerai de sélénémite se présente uniquement dans d'autres dépôts rocheux denses, ce qui nécessite un isolement à utiliser.</text:p>
          </table:table-cell>
          <table:table-cell table:style-name="ce2" office:value-type="string">
            <text:p>Ruda Selenemitowa występuje wyłącznie w innych gęstych osadach skalnych, co wymaga izolacji do wykorzystania.</text:p>
          </table:table-cell>
          <table:table-cell table:style-name="ce2" office:value-type="string">
            <text:p>El mineral de selenemita se presenta únicamente dentro de otros depósitos de roca densa, lo que requiere aislamiento para su utilización.</text:p>
          </table:table-cell>
          <table:table-cell table:style-name="ce8" table:number-columns-repeated="18"/>
          <table:table-cell table:number-columns-repeated="998"/>
        </table:table-row>
        <table:table-row table:style-name="ro1">
          <table:table-cell table:style-name="ce2" office:value-type="string">
            <text:p>tech_soil_harvesting</text:p>
          </table:table-cell>
          <table:table-cell table:style-name="ce2" office:value-type="string">
            <text:p>Soil Harvesting</text:p>
          </table:table-cell>
          <table:table-cell table:style-name="ce2" office:value-type="string">
            <text:p>Сбор почвы</text:p>
          </table:table-cell>
          <table:table-cell table:style-name="ce2" office:value-type="string">
            <text:p>Bodenernte</text:p>
          </table:table-cell>
          <table:table-cell table:style-name="ce2" office:value-type="string">
            <text:p>Colheita do Solo</text:p>
          </table:table-cell>
          <table:table-cell table:style-name="ce2" office:value-type="string">
            <text:p>Récolte de sol</text:p>
          </table:table-cell>
          <table:table-cell table:style-name="ce2" office:value-type="string">
            <text:p>Zbieranie gleby</text:p>
          </table:table-cell>
          <table:table-cell table:style-name="ce2" office:value-type="string">
            <text:p>Cosecha de suelo</text:p>
          </table:table-cell>
          <table:table-cell table:style-name="ce8" table:number-columns-repeated="18"/>
          <table:table-cell table:number-columns-repeated="998"/>
        </table:table-row>
        <table:table-row table:style-name="ro4">
          <table:table-cell table:style-name="ce2" office:value-type="string">
            <text:p>tech_soil_harvesting_desc</text:p>
          </table:table-cell>
          <table:table-cell table:style-name="ce2" office:value-type="string">
            <text:p>Breakthroughs in genetic and chemical technology have unlocked a powerful new ability to invigorate soil and fertilize crop production.</text:p>
          </table:table-cell>
          <table:table-cell table:style-name="ce2" office:value-type="string">
            <text:p>Прорывы в генетической и химической технологиях открыли новые мощные способности по улучшению почвы и удобрению растений.</text:p>
          </table:table-cell>
          <table:table-cell table:style-name="ce2" office:value-type="string">
            <text:p>Durchbrüche in der genetischen und chemischen Technologie haben eine mächtige neue Fähigkeit freigesetzt, den Boden zu beleben und die Pflanzenproduktion zu befruchten.</text:p>
          </table:table-cell>
          <table:table-cell table:style-name="ce2" office:value-type="string">
            <text:p>Avanços na tecnologia genética e química abriram uma nova e poderosa capacidade de revigorar o solo e fertilizar a produção agrícola.</text:p>
          </table:table-cell>
          <table:table-cell table:style-name="ce2" office:value-type="string">
            <text:p>Des percées dans la technologie génétique et chimique ont débloqué une puissante nouvelle capacité à revigorer le sol et à fertiliser la production agricole.</text:p>
          </table:table-cell>
          <table:table-cell table:style-name="ce2" office:value-type="string">
            <text:p>Przełom w technologii genetycznej i chemicznej odblokował nową potężną zdolność do ożywienia gleby i nawożenia produkcji roślinnej.</text:p>
          </table:table-cell>
          <table:table-cell table:style-name="ce2" office:value-type="string">
            <text:p>Los avances en la tecnología genética y química han desbloqueado una poderosa nueva capacidad para vigorizar el suelo y fertilizar la producción de cultivos.</text:p>
          </table:table-cell>
          <table:table-cell table:style-name="ce8" table:number-columns-repeated="18"/>
          <table:table-cell table:number-columns-repeated="998"/>
        </table:table-row>
        <table:table-row table:style-name="ro2">
          <table:table-cell table:style-name="ce2" office:value-type="string">
            <text:p>tech_sorium_shield_multiplexer</text:p>
          </table:table-cell>
          <table:table-cell table:style-name="ce2" office:value-type="string">
            <text:p>Sorium-3 Isolation</text:p>
          </table:table-cell>
          <table:table-cell table:style-name="ce2" office:value-type="string">
            <text:p>Изоляция сория-3</text:p>
          </table:table-cell>
          <table:table-cell table:style-name="ce2" office:value-type="string">
            <text:p>Sorium-3-Isolierung</text:p>
          </table:table-cell>
          <table:table-cell table:style-name="ce2" office:value-type="string">
            <text:p>Isolamento de Sorio-3</text:p>
          </table:table-cell>
          <table:table-cell table:number-columns-repeated="2" table:style-name="ce2" office:value-type="string">
            <text:p>Sorium-3 Isolation</text:p>
          </table:table-cell>
          <table:table-cell table:style-name="ce2" office:value-type="string">
            <text:p>Sorium-3 Aislamiento</text:p>
          </table:table-cell>
          <table:table-cell table:style-name="ce8" table:number-columns-repeated="18"/>
          <table:table-cell table:number-columns-repeated="998"/>
        </table:table-row>
        <table:table-row table:style-name="ro9">
          <table:table-cell table:style-name="ce2" office:value-type="string">
            <text:p>tech_sorium_shield_multiplexer_desc</text:p>
          </table:table-cell>
          <table:table-cell table:style-name="ce2" office:value-type="string">
            <text:p>Force-field generators are intensely enhanced with the introduction of Sorium-3.</text:p>
          </table:table-cell>
          <table:table-cell table:style-name="ce2" office:value-type="string">
            <text:p>Генераторы силовых полей серьёзно усиливаются при использовании сория-3.</text:p>
          </table:table-cell>
          <table:table-cell table:style-name="ce2" office:value-type="string">
            <text:p>Kraftfeldgeneratoren werden intensiv mit der Einführung von Sorium-3 verstärkt.</text:p>
          </table:table-cell>
          <table:table-cell table:style-name="ce2" office:value-type="string">
            <text:p>Os geradores de campo de força são intensamente aprimorados com a introdução do Sorium-3.</text:p>
          </table:table-cell>
          <table:table-cell table:style-name="ce2" office:value-type="string">
            <text:p>Les générateurs de champ de force sont intensément améliorés avec l'introduction de Sorium-3.</text:p>
          </table:table-cell>
          <table:table-cell table:style-name="ce2" office:value-type="string">
            <text:p>Generatory pola siłowego są intensywnie wzmacniane przez wprowadzenie Sorium-3.</text:p>
          </table:table-cell>
          <table:table-cell table:style-name="ce2" office:value-type="string">
            <text:p>Los generadores de campo de fuerza se potencian intensamente con la introducción de Sorium-3.</text:p>
          </table:table-cell>
          <table:table-cell table:style-name="ce8" table:number-columns-repeated="18"/>
          <table:table-cell table:number-columns-repeated="998"/>
        </table:table-row>
        <table:table-row table:style-name="ro2">
          <table:table-cell table:style-name="ce2" office:value-type="string">
            <text:p>tech_tectonic_engineering</text:p>
          </table:table-cell>
          <table:table-cell table:style-name="ce2" office:value-type="string">
            <text:p>Tectonic Engineering</text:p>
          </table:table-cell>
          <table:table-cell table:style-name="ce2" office:value-type="string">
            <text:p>Тектоническая инженерия</text:p>
          </table:table-cell>
          <table:table-cell table:style-name="ce2" office:value-type="string">
            <text:p>Tektonik</text:p>
          </table:table-cell>
          <table:table-cell table:style-name="ce2" office:value-type="string">
            <text:p>Engenharia Tectônica</text:p>
          </table:table-cell>
          <table:table-cell table:style-name="ce2" office:value-type="string">
            <text:p>Ingénierie tectonique</text:p>
          </table:table-cell>
          <table:table-cell table:style-name="ce2" office:value-type="string">
            <text:p>Inżynieria tektoniczna</text:p>
          </table:table-cell>
          <table:table-cell table:style-name="ce2" office:value-type="string">
            <text:p>Ingeniería Tectónica</text:p>
          </table:table-cell>
          <table:table-cell table:style-name="ce8" table:number-columns-repeated="18"/>
          <table:table-cell table:number-columns-repeated="998"/>
        </table:table-row>
        <table:table-row table:style-name="ro8">
          <table:table-cell table:style-name="ce2" office:value-type="string">
            <text:p>tech_tectonic_engineering_desc</text:p>
          </table:table-cell>
          <table:table-cell table:style-name="ce2" office:value-type="string">
            <text:p>Through extensive manipulation of tectonic forces and implants into tectonic plates, we can increase available land mass on our planets.</text:p>
          </table:table-cell>
          <table:table-cell table:style-name="ce2" office:value-type="string">
            <text:p>Благодаря обширной манипуляции с тектоническими силами и имплантатами в тектонические плиты, мы можем увеличить доступную массу суши на наших планетах.</text:p>
          </table:table-cell>
          <table:table-cell table:style-name="ce2" office:value-type="string">
            <text:p>Durch umfangreiche Manipulation tektonischer Kräfte und Implantate in tektonische Platten können wir die verfügbare Landmasse auf unseren Planeten erhöhen.</text:p>
          </table:table-cell>
          <table:table-cell table:style-name="ce2" office:value-type="string">
            <text:p>Através da manipulação extensiva de forças tectônicas e implantes em placas tectônicas, podemos aumentar a massa de terra disponível em nossos planetas.</text:p>
          </table:table-cell>
          <table:table-cell table:style-name="ce2" office:value-type="string">
            <text:p>Grâce à une vaste manipulation des forces tectoniques et des implants dans les plaques tectoniques, nous pouvons augmenter la masse terrestre disponible sur nos planètes.</text:p>
          </table:table-cell>
          <table:table-cell table:style-name="ce2" office:value-type="string">
            <text:p>Poprzez szeroką manipulację sił tektonicznych i implantów w płyty tektoniczne, możemy zwiększyć dostępną masę ziemi na naszych planetach.</text:p>
          </table:table-cell>
          <table:table-cell table:style-name="ce2" office:value-type="string">
            <text:p>Mediante una amplia manipulación de fuerzas tectónicas e implantes en placas tectónicas, podemos aumentar la masa de tierra disponible en nuestros planetas.</text:p>
          </table:table-cell>
          <table:table-cell table:style-name="ce8" table:number-columns-repeated="18"/>
          <table:table-cell table:number-columns-repeated="998"/>
        </table:table-row>
        <table:table-row table:style-name="ro2">
          <table:table-cell table:style-name="ce2" office:value-type="string">
            <text:p>tech_thullium_energy_processor</text:p>
          </table:table-cell>
          <table:table-cell table:style-name="ce2" office:value-type="string">
            <text:p>Thullium Ore Mining</text:p>
          </table:table-cell>
          <table:table-cell table:style-name="ce2" office:value-type="string">
            <text:p>Добыча тулиевой руды</text:p>
          </table:table-cell>
          <table:table-cell table:style-name="ce2" office:value-type="string">
            <text:p>Thuliumerzbergbau</text:p>
          </table:table-cell>
          <table:table-cell table:style-name="ce2" office:value-type="string">
            <text:p>Mineração de minério de túlio</text:p>
          </table:table-cell>
          <table:table-cell table:style-name="ce2" office:value-type="string">
            <text:p>Mine de minerai de Thulium</text:p>
          </table:table-cell>
          <table:table-cell table:style-name="ce2" office:value-type="string">
            <text:p>Ruda Rudowa</text:p>
          </table:table-cell>
          <table:table-cell table:style-name="ce2" office:value-type="string">
            <text:p>Mineral de Thulium Mining</text:p>
          </table:table-cell>
          <table:table-cell table:style-name="ce8" table:number-columns-repeated="18"/>
          <table:table-cell table:number-columns-repeated="998"/>
        </table:table-row>
        <table:table-row table:style-name="ro7">
          <table:table-cell table:style-name="ce2" office:value-type="string">
            <text:p>tech_thullium_energy_processor_desc</text:p>
          </table:table-cell>
          <table:table-cell table:style-name="ce2" office:value-type="string">
            <text:p>Given the specialized conditions of its creation, Thullium Ore is only accessible with specialized mining equipment.</text:p>
          </table:table-cell>
          <table:table-cell table:style-name="ce2" office:value-type="string">
            <text:p>Порождаемая только при определённых окружающих условиях, тулиевая руда может быть добыта только со специализированным оборудованием.</text:p>
          </table:table-cell>
          <table:table-cell table:style-name="ce2" office:value-type="string">
            <text:p>Aufgrund der besonderen Bedingungen seiner Entstehung ist Thullium Ore nur mit speziellen Bergbaumaschinen zugänglich.</text:p>
          </table:table-cell>
          <table:table-cell table:style-name="ce2" office:value-type="string">
            <text:p>Dadas as condições especializadas de sua criação, o Thullium Ore só é acessível com equipamentos de mineração especializados.</text:p>
          </table:table-cell>
          <table:table-cell table:style-name="ce2" office:value-type="string">
            <text:p>Compte tenu des conditions particulières de sa création, Thullium Ore n'est accessible qu'avec des équipements miniers spécialisés.</text:p>
          </table:table-cell>
          <table:table-cell table:style-name="ce2" office:value-type="string">
            <text:p>Biorąc pod uwagę wyspecjalizowane warunki jego powstania, Ruda Thullium jest dostępna tylko ze specjalistycznym sprzętem górniczym.</text:p>
          </table:table-cell>
          <table:table-cell table:style-name="ce2" office:value-type="string">
            <text:p>Dadas las condiciones especializadas de su creación, Thullium Ore solo es accesible con equipos de minería especializados.</text:p>
          </table:table-cell>
          <table:table-cell table:style-name="ce8" table:number-columns-repeated="18"/>
          <table:table-cell table:number-columns-repeated="998"/>
        </table:table-row>
        <table:table-row table:style-name="ro2">
          <table:table-cell table:style-name="ce2" office:value-type="string">
            <text:p>tech_thybidium_refining</text:p>
          </table:table-cell>
          <table:table-cell table:style-name="ce2" office:value-type="string">
            <text:p>Thybidium Refining</text:p>
          </table:table-cell>
          <table:table-cell table:style-name="ce2" office:value-type="string">
            <text:p>Очистка тайбидиума</text:p>
          </table:table-cell>
          <table:table-cell table:style-name="ce2" office:value-type="string">
            <text:p>Thybidium-Raffination</text:p>
          </table:table-cell>
          <table:table-cell table:style-name="ce2" office:value-type="string">
            <text:p>Refinação de Thybidium</text:p>
          </table:table-cell>
          <table:table-cell table:style-name="ce2" office:value-type="string">
            <text:p>Thybidium Raffinage</text:p>
          </table:table-cell>
          <table:table-cell table:style-name="ce2" office:value-type="string">
            <text:p>Rafinacja Thybidium</text:p>
          </table:table-cell>
          <table:table-cell table:style-name="ce2" office:value-type="string">
            <text:p>Refinación de Thybidium</text:p>
          </table:table-cell>
          <table:table-cell table:style-name="ce8" table:number-columns-repeated="18"/>
          <table:table-cell table:number-columns-repeated="998"/>
        </table:table-row>
        <table:table-row table:style-name="ro7">
          <table:table-cell table:style-name="ce2" office:value-type="string">
            <text:p>tech_thybidium_refining_desc</text:p>
          </table:table-cell>
          <table:table-cell table:style-name="ce2" office:value-type="string">
            <text:p>Refining Thybidium has proven quite difficult, but the end result has revolutionized reactor construction.</text:p>
          </table:table-cell>
          <table:table-cell table:style-name="ce2" office:value-type="string">
            <text:p>Очистка тайбидиума является довольно сложным процессом, но конечный результат устроил революцию в конструировании реакторов.</text:p>
          </table:table-cell>
          <table:table-cell table:style-name="ce2" office:value-type="string">
            <text:p>Die Raffination von Thybidium erwies sich als ziemlich schwierig, aber das Endergebnis hat den Reaktorbau revolutioniert.</text:p>
          </table:table-cell>
          <table:table-cell table:style-name="ce2" office:value-type="string">
            <text:p>O refino de Thybidium provou ser bastante difícil, mas o resultado final revolucionou a construção do reator.</text:p>
          </table:table-cell>
          <table:table-cell table:style-name="ce2" office:value-type="string">
            <text:p>Le raffinage du Thybidium s'est révélé assez difficile, mais le résultat final a révolutionné la construction des réacteurs.</text:p>
          </table:table-cell>
          <table:table-cell table:style-name="ce2" office:value-type="string">
            <text:p>Rafinacja Thybidium okazała się dość trudna, ale efekt końcowy zrewolucjonizował konstrukcję reaktora.</text:p>
          </table:table-cell>
          <table:table-cell table:style-name="ce2" office:value-type="string">
            <text:p>El Thybidium de refinación ha demostrado ser bastante difícil, pero el resultado final ha revolucionado la construcción del reactor.</text:p>
          </table:table-cell>
          <table:table-cell table:style-name="ce8" table:number-columns-repeated="18"/>
          <table:table-cell table:number-columns-repeated="998"/>
        </table:table-row>
        <table:table-row table:style-name="ro2">
          <table:table-cell table:style-name="ce2" office:value-type="string">
            <text:p>tech_ventium_enrichment</text:p>
          </table:table-cell>
          <table:table-cell table:style-name="ce2" office:value-type="string">
            <text:p>Ventium Enrichment</text:p>
          </table:table-cell>
          <table:table-cell table:style-name="ce2" office:value-type="string">
            <text:p>Обогащение вентия</text:p>
          </table:table-cell>
          <table:table-cell table:style-name="ce2" office:value-type="string">
            <text:p>Veniumanreicherung</text:p>
          </table:table-cell>
          <table:table-cell table:style-name="ce2" office:value-type="string">
            <text:p>Enriquecimento do Ventium</text:p>
          </table:table-cell>
          <table:table-cell table:style-name="ce2" office:value-type="string">
            <text:p>Ventium Enrichment</text:p>
          </table:table-cell>
          <table:table-cell table:style-name="ce2" office:value-type="string">
            <text:p>Wzbogacanie Ventium</text:p>
          </table:table-cell>
          <table:table-cell table:style-name="ce2" office:value-type="string">
            <text:p>Enriquecimiento de Ventium</text:p>
          </table:table-cell>
          <table:table-cell table:style-name="ce8" table:number-columns-repeated="18"/>
          <table:table-cell table:number-columns-repeated="998"/>
        </table:table-row>
        <table:table-row table:style-name="ro8">
          <table:table-cell table:style-name="ce2" office:value-type="string">
            <text:p>tech_ventium_enrichment_desc</text:p>
          </table:table-cell>
          <table:table-cell table:style-name="ce2" office:value-type="string">
            <text:p>Ventium's excellent properties can only be fully harnessed with proper enrichment of its Ore.</text:p>
          </table:table-cell>
          <table:table-cell table:style-name="ce2" office:value-type="string">
            <text:p>Великолепные свойства вентия могут быть полностью контролируемыми только при достаточном обогащении руды.</text:p>
          </table:table-cell>
          <table:table-cell table:style-name="ce2" office:value-type="string">
            <text:p>Die ausgezeichneten Eigenschaften von Ventium können nur dann voll ausgenutzt werden, wenn das Erz richtig angereichert wird.</text:p>
          </table:table-cell>
          <table:table-cell table:style-name="ce2" office:value-type="string">
            <text:p>As excelentes propriedades do Ventium só podem ser aproveitadas com o enriquecimento adequado de seu minério.</text:p>
          </table:table-cell>
          <table:table-cell table:style-name="ce2" office:value-type="string">
            <text:p>Les excellentes propriétés de Ventium ne peuvent être pleinement exploitées qu'avec un enrichissement adéquat de son minerai.</text:p>
          </table:table-cell>
          <table:table-cell table:style-name="ce2" office:value-type="string">
            <text:p>Doskonałe właściwości Ventium można w pełni wykorzystać tylko przy odpowiednim wzbogaceniu jego rudy.</text:p>
          </table:table-cell>
          <table:table-cell table:style-name="ce2" office:value-type="string">
            <text:p>Las excelentes propiedades de Ventium solo pueden aprovecharse completamente con el enriquecimiento adecuado de su mineral.</text:p>
          </table:table-cell>
          <table:table-cell table:style-name="ce8" table:number-columns-repeated="18"/>
          <table:table-cell table:number-columns-repeated="998"/>
        </table:table-row>
        <table:table-row table:style-name="ro1">
          <table:table-cell table:style-name="ce2" office:value-type="string">
            <text:p>tech_xeno_archaeology</text:p>
          </table:table-cell>
          <table:table-cell table:style-name="ce2" office:value-type="string">
            <text:p>Xeno Archaeology</text:p>
          </table:table-cell>
          <table:table-cell table:style-name="ce2" office:value-type="string">
            <text:p>Ксено-археология</text:p>
          </table:table-cell>
          <table:table-cell table:style-name="ce2" office:value-type="string">
            <text:p>Xeno Archäologie</text:p>
          </table:table-cell>
          <table:table-cell table:style-name="ce2" office:value-type="string">
            <text:p>Arqueologia Xeno</text:p>
          </table:table-cell>
          <table:table-cell table:style-name="ce2" office:value-type="string">
            <text:p>Xeno Archéologie</text:p>
          </table:table-cell>
          <table:table-cell table:style-name="ce2" office:value-type="string">
            <text:p>Archeologia Xeno</text:p>
          </table:table-cell>
          <table:table-cell table:style-name="ce2" office:value-type="string">
            <text:p>Arqueología Xeno</text:p>
          </table:table-cell>
          <table:table-cell table:style-name="ce8" table:number-columns-repeated="18"/>
          <table:table-cell table:number-columns-repeated="998"/>
        </table:table-row>
        <table:table-row table:style-name="ro8">
          <table:table-cell table:style-name="ce2" office:value-type="string">
            <text:p>tech_xeno_archaeology_desc</text:p>
          </table:table-cell>
          <table:table-cell table:style-name="ce2" office:value-type="string">
            <text:p>Dedicated study of alien Archaeological Remains will grant deeper insights into their societies and technologies.</text:p>
          </table:table-cell>
          <table:table-cell table:style-name="ce2" office:value-type="string">
            <text:p>Тщательное изучение инопланетных археологических реликвий даст более глубокое понимание технологий предтеч и их социального устройства.</text:p>
          </table:table-cell>
          <table:table-cell table:style-name="ce2" office:value-type="string">
            <text:p>Dedicated Studie von Alien Archaeological Remains gewähren tiefere Einblicke in ihre Gesellschaften und Technologien.</text:p>
          </table:table-cell>
          <table:table-cell table:style-name="ce2" office:value-type="string">
            <text:p>O estudo dedicado de Restos Arqueológicos alienígenas fornecerá insights mais profundos sobre suas sociedades e tecnologias.</text:p>
          </table:table-cell>
          <table:table-cell table:style-name="ce2" office:value-type="string">
            <text:p>Une étude spécifique des restes archéologiques aliens permettra de mieux comprendre leurs sociétés et leurs technologies.</text:p>
          </table:table-cell>
          <table:table-cell table:style-name="ce2" office:value-type="string">
            <text:p>Dedykowane badanie obcych pozostałości archeologicznych zapewni głębszy wgląd w ich społeczeństwa i technologie.</text:p>
          </table:table-cell>
          <table:table-cell table:style-name="ce2" office:value-type="string">
            <text:p>El estudio dedicado de restos arqueológicos extraterrestres proporcionará una visión más profunda de sus sociedades y tecnologías.</text:p>
          </table:table-cell>
          <table:table-cell table:style-name="ce8" table:number-columns-repeated="18"/>
          <table:table-cell table:number-columns-repeated="998"/>
        </table:table-row>
        <table:table-row table:style-name="ro2">
          <table:table-cell table:style-name="ce2" office:value-type="string">
            <text:p>tech_xerodine_hyperlane_stabilisation</text:p>
          </table:table-cell>
          <table:table-cell table:style-name="ce2" office:value-type="string">
            <text:p>Xerodine Containment</text:p>
          </table:table-cell>
          <table:table-cell table:style-name="ce2" office:value-type="string">
            <text:p>Сдерживание ксеродина</text:p>
          </table:table-cell>
          <table:table-cell table:style-name="ce2" office:value-type="string">
            <text:p>Xerodin-Eindämmung</text:p>
          </table:table-cell>
          <table:table-cell table:style-name="ce2" office:value-type="string">
            <text:p>Contenção de Xerodina</text:p>
          </table:table-cell>
          <table:table-cell table:style-name="ce2" office:value-type="string">
            <text:p>Confinement de la xérodine</text:p>
          </table:table-cell>
          <table:table-cell table:style-name="ce2" office:value-type="string">
            <text:p>Zabezpieczenie Xerodine</text:p>
          </table:table-cell>
          <table:table-cell table:style-name="ce2" office:value-type="string">
            <text:p>Contención de Xerodine</text:p>
          </table:table-cell>
          <table:table-cell table:style-name="ce8" table:number-columns-repeated="18"/>
          <table:table-cell table:number-columns-repeated="998"/>
        </table:table-row>
        <table:table-row table:style-name="ro9">
          <table:table-cell table:style-name="ce2" office:value-type="string">
            <text:p>tech_xerodine_hyperlane_stabilisation_desc</text:p>
          </table:table-cell>
          <table:table-cell table:style-name="ce2" office:value-type="string">
            <text:p>Harnessing Xerodine will enable faster hyperspeed travel throughout our systems.</text:p>
          </table:table-cell>
          <table:table-cell table:style-name="ce2" office:value-type="string">
            <text:p>Подавление ксеродина позволит совершать более быстрые гиперскоростные путешествия по нашим системам.</text:p>
          </table:table-cell>
          <table:table-cell table:style-name="ce2" office:value-type="string">
            <text:p>Der Einsatz von Xerodine ermöglicht schnellere Fahrten mit Hypergeschwindigkeiten in allen unseren Systemen.</text:p>
          </table:table-cell>
          <table:table-cell table:style-name="ce2" office:value-type="string">
            <text:p>O uso do Xerodine possibilitará viagens mais rápidas por hiper-velocidade em todos os nossos sistemas.</text:p>
          </table:table-cell>
          <table:table-cell table:style-name="ce2" office:value-type="string">
            <text:p>L'exploitation de la Xerodine accélérera les déplacements hyperspeeds dans tous nos systèmes.</text:p>
          </table:table-cell>
          <table:table-cell table:style-name="ce2" office:value-type="string">
            <text:p>Wykorzystanie Xerodine umożliwi szybsze podróżowanie hiperpeedem w naszych systemach.</text:p>
          </table:table-cell>
          <table:table-cell table:style-name="ce2" office:value-type="string">
            <text:p>El uso de Xerodine permitirá un viaje más rápido de alta velocidad a través de nuestros sistemas.</text:p>
          </table:table-cell>
          <table:table-cell table:style-name="ce8" table:number-columns-repeated="18"/>
          <table:table-cell table:number-columns-repeated="998"/>
        </table:table-row>
        <table:table-row table:style-name="ro2">
          <table:table-cell table:style-name="ce2" office:value-type="string">
            <text:p>tectonic_engineering</text:p>
          </table:table-cell>
          <table:table-cell table:style-name="ce2" office:value-type="string">
            <text:p>Tectonic Engineering</text:p>
          </table:table-cell>
          <table:table-cell table:style-name="ce2" office:value-type="string">
            <text:p>Тектоническая инженерия</text:p>
          </table:table-cell>
          <table:table-cell table:style-name="ce2" office:value-type="string">
            <text:p>Tektonik</text:p>
          </table:table-cell>
          <table:table-cell table:style-name="ce2" office:value-type="string">
            <text:p>Engenharia Tectônica</text:p>
          </table:table-cell>
          <table:table-cell table:style-name="ce2" office:value-type="string">
            <text:p>Ingénierie tectonique</text:p>
          </table:table-cell>
          <table:table-cell table:style-name="ce2" office:value-type="string">
            <text:p>Inżynieria tektoniczna</text:p>
          </table:table-cell>
          <table:table-cell table:style-name="ce2" office:value-type="string">
            <text:p>Ingeniería Tectónica</text:p>
          </table:table-cell>
          <table:table-cell table:style-name="ce8" table:number-columns-repeated="18"/>
          <table:table-cell table:number-columns-repeated="998"/>
        </table:table-row>
        <table:table-row table:style-name="ro13">
          <table:table-cell table:style-name="ce2" office:value-type="string">
            <text:p>tectonic_engineering_cannot_be_performed_more_than_5_times</text:p>
          </table:table-cell>
          <table:table-cell table:style-name="ce2" office:value-type="string">
            <text:p>$tectonic_engineering$ cannot be performed more than 5 times.</text:p>
          </table:table-cell>
          <table:table-cell table:style-name="ce2" office:value-type="string">
            <text:p>$tectonic_engineering$ не может быть выполнена более 5 раз.</text:p>
          </table:table-cell>
          <table:table-cell table:number-columns-repeated="5" table:style-name="ce2" office:value-type="string">
            <text:p>$tectonic_engineering$ cannot be performed more than 5 times.</text:p>
          </table:table-cell>
          <table:table-cell table:style-name="ce8" table:number-columns-repeated="18"/>
          <table:table-cell table:number-columns-repeated="998"/>
        </table:table-row>
        <table:table-row table:style-name="ro7">
          <table:table-cell table:style-name="ce2" office:value-type="string">
            <text:p>tectonic_engineering_desc</text:p>
          </table:table-cell>
          <table:table-cell table:style-name="ce2" office:value-type="string">
            <text:p>$tectonic_engineering$ is a $planetary_projects$ project. $planetary_projects_desc$\n\n$tech_tectonic_engineering_desc$</text:p>
          </table:table-cell>
          <table:table-cell table:style-name="ce2" office:value-type="string">
            <text:p>$tectonic_engineering$ это проект типа $planetary_projects$. $planetary_projects_desc$\n\n$tech_tectonic_engineering_desc$</text:p>
          </table:table-cell>
          <table:table-cell table:number-columns-repeated="5" table:style-name="ce2" office:value-type="string">
            <text:p>$tectonic_engineering$ is a $planetary_projects$ project. $planetary_projects_desc$\n\n$tech_tectonic_engineering_desc$</text:p>
          </table:table-cell>
          <table:table-cell table:style-name="ce8" table:number-columns-repeated="18"/>
          <table:table-cell table:number-columns-repeated="998"/>
        </table:table-row>
        <table:table-row table:style-name="ro3">
          <table:table-cell table:style-name="ce2" office:value-type="string">
            <text:p>teldar_discovered_country</text:p>
          </table:table-cell>
          <table:table-cell table:number-columns-repeated="7" table:style-name="ce2" office:value-type="string">
            <text:p>\n£sr_teldar §H$sr_teldar$§!\n$sr_teldar_desc$\n\n</text:p>
          </table:table-cell>
          <table:table-cell table:style-name="ce8" table:number-columns-repeated="18"/>
          <table:table-cell table:number-columns-repeated="998"/>
        </table:table-row>
        <table:table-row table:style-name="ro2">
          <table:table-cell table:style-name="ce2" office:value-type="string">
            <text:p>teldar_discovered_ship</text:p>
          </table:table-cell>
          <table:table-cell table:number-columns-repeated="7" table:style-name="ce2" office:value-type="string">
            <text:p>$teldar_discovered_country$</text:p>
          </table:table-cell>
          <table:table-cell table:style-name="ce8" table:number-columns-repeated="18"/>
          <table:table-cell table:number-columns-repeated="998"/>
        </table:table-row>
        <table:table-row table:style-name="ro2">
          <table:table-cell table:style-name="ce2" office:value-type="string">
            <text:p>terraformed</text:p>
          </table:table-cell>
          <table:table-cell table:style-name="ce2" office:value-type="string">
            <text:p>§GTerraformed Planet§!</text:p>
          </table:table-cell>
          <table:table-cell table:style-name="ce2" office:value-type="string">
            <text:p>§GТерраформированная планета§!</text:p>
          </table:table-cell>
          <table:table-cell table:style-name="ce2" office:value-type="string">
            <text:p>§Terraformed Planet§!</text:p>
          </table:table-cell>
          <table:table-cell table:style-name="ce2" office:value-type="string">
            <text:p>Terraformed Planet!</text:p>
          </table:table-cell>
          <table:table-cell table:style-name="ce2" office:value-type="string">
            <text:p>§ Planète terrifiée§!</text:p>
          </table:table-cell>
          <table:table-cell table:number-columns-repeated="2" table:style-name="ce2" office:value-type="string">
            <text:p>§Terraformed Planet§!</text:p>
          </table:table-cell>
          <table:table-cell table:style-name="ce8" table:number-columns-repeated="18"/>
          <table:table-cell table:number-columns-repeated="998"/>
        </table:table-row>
        <table:table-row table:style-name="ro11">
          <table:table-cell table:style-name="ce2" office:value-type="string">
            <text:p>terraformed_desc</text:p>
          </table:table-cell>
          <table:table-cell table:style-name="ce2" office:value-type="string">
            <text:p>This planet has been terraformed and its environment optimized.</text:p>
          </table:table-cell>
          <table:table-cell table:style-name="ce2" office:value-type="string">
            <text:p>Эта планета была терраформирована и ее окружающая среда оптимизирована.</text:p>
          </table:table-cell>
          <table:table-cell table:style-name="ce2" office:value-type="string">
            <text:p>Dieser Planet wurde terraformiert und seine Umgebung optimiert.</text:p>
          </table:table-cell>
          <table:table-cell table:style-name="ce2" office:value-type="string">
            <text:p>Este planeta foi terraformado e seu ambiente otimizado.</text:p>
          </table:table-cell>
          <table:table-cell table:style-name="ce2" office:value-type="string">
            <text:p>Cette planète a été terraformée et son environnement optimisé.</text:p>
          </table:table-cell>
          <table:table-cell table:style-name="ce2" office:value-type="string">
            <text:p>Ta planeta została przerobiona na terraformy i jej otoczenie zostało zoptymalizowane.</text:p>
          </table:table-cell>
          <table:table-cell table:style-name="ce2" office:value-type="string">
            <text:p>Este planeta ha sido terraformado y su entorno optimizado.</text:p>
          </table:table-cell>
          <table:table-cell table:style-name="ce8" table:number-columns-repeated="18"/>
          <table:table-cell table:number-columns-repeated="998"/>
        </table:table-row>
        <table:table-row table:style-name="ro30">
          <table:table-cell table:style-name="ce2" office:value-type="string">
            <text:p>terraformer_deactivation_warning</text:p>
          </table:table-cell>
          <table:table-cell table:style-name="ce2"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2" office:value-type="string">
            <text:p>§RВнимание§ !: Когда $building_terraformer$ отключён, есть шанс катастрофы, происходящий каждый год. Шанс увеличивается на §R2.5%§! каждый год. Кроме того, $building_terraformer$ не очистит клетки-блокираторы или терраформирует планету при деактивации - на самом деле количество времени, необходимое для успешного терраформирования, увеличится на 1 год за каждый год в автономном режиме.</text:p>
          </table:table-cell>
          <table:table-cell table:number-columns-repeated="5" table:style-name="ce2"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8" table:number-columns-repeated="18"/>
          <table:table-cell table:number-columns-repeated="998"/>
        </table:table-row>
        <table:table-row table:style-name="ro2">
          <table:table-cell table:style-name="ce2" office:value-type="string">
            <text:p>terraforming_candidate_category_ai</text:p>
          </table:table-cell>
          <table:table-cell table:number-columns-repeated="6" table:style-name="ce2" office:value-type="string">
            <text:p>$terraforming_candidate_category$</text:p>
          </table:table-cell>
          <table:table-cell table:style-name="ce6"/>
          <table:table-cell table:style-name="ce8" table:number-columns-repeated="18"/>
          <table:table-cell table:number-columns-repeated="998"/>
        </table:table-row>
        <table:table-row table:style-name="ro13">
          <table:table-cell table:style-name="ce2" office:value-type="string">
            <text:p>terraforming_candidate_discovery_chance</text:p>
          </table:table-cell>
          <table:table-cell table:style-name="ce2" office:value-type="string">
            <text:p>Terraforming Candidate Discovery Chance</text:p>
          </table:table-cell>
          <table:table-cell table:style-name="ce2" office:value-type="string">
            <text:p>шанс открытия кандидата на терраформирование</text:p>
          </table:table-cell>
          <table:table-cell table:style-name="ce2" office:value-type="string">
            <text:p>Terraforming Candidate Discovery Chance</text:p>
          </table:table-cell>
          <table:table-cell table:style-name="ce2" office:value-type="string">
            <text:p>Possibilidade de Descoberta de Candidato Terraforming</text:p>
          </table:table-cell>
          <table:table-cell table:style-name="ce2" office:value-type="string">
            <text:p>Terraforming Chances de découverte du candidat</text:p>
          </table:table-cell>
          <table:table-cell table:number-columns-repeated="2" table:style-name="ce2" office:value-type="string">
            <text:p>Terraforming Candidate Discovery Chance</text:p>
          </table:table-cell>
          <table:table-cell table:style-name="ce8" table:number-columns-repeated="18"/>
          <table:table-cell table:number-columns-repeated="998"/>
        </table:table-row>
        <table:table-row table:style-name="ro13">
          <table:table-cell table:style-name="ce2" office:value-type="string">
            <text:p>thullium_discovered_country</text:p>
          </table:table-cell>
          <table:table-cell table:number-columns-repeated="7" table:style-name="ce2" office:value-type="string">
            <text:p>\n£sr_thullium §H$sr_thullium$§!\n$sr_thullium_desc$\n\n</text:p>
          </table:table-cell>
          <table:table-cell table:style-name="ce8" table:number-columns-repeated="18"/>
          <table:table-cell table:number-columns-repeated="998"/>
        </table:table-row>
        <table:table-row table:style-name="ro2">
          <table:table-cell table:style-name="ce2" office:value-type="string">
            <text:p>thullium_discovered_ship</text:p>
          </table:table-cell>
          <table:table-cell table:number-columns-repeated="7" table:style-name="ce2" office:value-type="string">
            <text:p>$thullium_discovered_country$</text:p>
          </table:table-cell>
          <table:table-cell table:style-name="ce8" table:number-columns-repeated="18"/>
          <table:table-cell table:number-columns-repeated="998"/>
        </table:table-row>
        <table:table-row table:style-name="ro2">
          <table:table-cell table:style-name="ce2" office:value-type="string">
            <text:p>thybidium_project</text:p>
          </table:table-cell>
          <table:table-cell table:style-name="ce2" office:value-type="string">
            <text:p>Investigate Thybidium Deposits</text:p>
          </table:table-cell>
          <table:table-cell table:style-name="ce2" office:value-type="string">
            <text:p>Исследовать месторождения тайбидиума</text:p>
          </table:table-cell>
          <table:table-cell table:style-name="ce2" office:value-type="string">
            <text:p>Untersuchen Sie Thybidium-Ablagerungen</text:p>
          </table:table-cell>
          <table:table-cell table:style-name="ce2" office:value-type="string">
            <text:p>Investigue depósitos de thybidium</text:p>
          </table:table-cell>
          <table:table-cell table:style-name="ce2" office:value-type="string">
            <text:p>Enquêter sur les dépôts de thybidium</text:p>
          </table:table-cell>
          <table:table-cell table:style-name="ce2" office:value-type="string">
            <text:p>Zbadaj depozyty Thybidium</text:p>
          </table:table-cell>
          <table:table-cell table:style-name="ce2" office:value-type="string">
            <text:p>Investigar depósitos de Thybidium</text:p>
          </table:table-cell>
          <table:table-cell table:style-name="ce8" table:number-columns-repeated="18"/>
          <table:table-cell table:number-columns-repeated="998"/>
        </table:table-row>
        <table:table-row table:style-name="ro8">
          <table:table-cell table:style-name="ce2" office:value-type="string">
            <text:p>thybidium_project_DESC</text:p>
          </table:table-cell>
          <table:table-cell table:style-name="ce2" office:value-type="string">
            <text:p>Specialized exhumation gear will be necessary to safely extract and study the Thybidium deposits on [From.GetName].</text:p>
          </table:table-cell>
          <table:table-cell table:style-name="ce2" office:value-type="string">
            <text:p>Для безопасного извлечения и изучения месторождений тибидиума на [From.GetName] необходимо специальное снаряжение для эксгумации.</text:p>
          </table:table-cell>
          <table:table-cell table:style-name="ce2" office:value-type="string">
            <text:p>Spezialisierte Exhumierungsausrüstung wird notwendig sein, um die Thybidium-Ablagerungen auf [From.GetName] sicher zu extrahieren und zu untersuchen.</text:p>
          </table:table-cell>
          <table:table-cell table:style-name="ce2" office:value-type="string">
            <text:p>Equipamento de exumação especializado será necessário para extrair e estudar com segurança os depósitos de Thybidium em [From.GetName].</text:p>
          </table:table-cell>
          <table:table-cell table:style-name="ce2" office:value-type="string">
            <text:p>Un équipement d'exhumation spécialisé sera nécessaire pour extraire et étudier en toute sécurité les dépôts de Thybidium sur [From.GetName].</text:p>
          </table:table-cell>
          <table:table-cell table:style-name="ce2" office:value-type="string">
            <text:p>Specjalistyczna ekshumacja będzie niezbędna do bezpiecznego wydobycia i zbadania złóż Thybidium na [From.GetName].</text:p>
          </table:table-cell>
          <table:table-cell table:style-name="ce2" office:value-type="string">
            <text:p>Será necesario un equipo de exhumación especializado para extraer y estudiar de forma segura los depósitos de Thybidium en [From.GetName].</text:p>
          </table:table-cell>
          <table:table-cell table:style-name="ce8" table:number-columns-repeated="18"/>
          <table:table-cell table:number-columns-repeated="998"/>
        </table:table-row>
        <table:table-row table:style-name="ro2">
          <table:table-cell table:style-name="ce2" office:value-type="string">
            <text:p>tile_blockers</text:p>
          </table:table-cell>
          <table:table-cell table:style-name="ce2" office:value-type="string">
            <text:p>Tile-Blockers</text:p>
          </table:table-cell>
          <table:table-cell table:style-name="ce2" office:value-type="string">
            <text:p>клетки-блокираторы</text:p>
          </table:table-cell>
          <table:table-cell table:style-name="ce2" office:value-type="string">
            <text:p>Tile-Blocker</text:p>
          </table:table-cell>
          <table:table-cell table:style-name="ce2" office:value-type="string">
            <text:p>Bloqueadores de azulejos</text:p>
          </table:table-cell>
          <table:table-cell table:style-name="ce2" office:value-type="string">
            <text:p>Bloqueurs de tuiles</text:p>
          </table:table-cell>
          <table:table-cell table:style-name="ce2" office:value-type="string">
            <text:p>Płytka-blokery</text:p>
          </table:table-cell>
          <table:table-cell table:style-name="ce2" office:value-type="string">
            <text:p>Tile-Blockers</text:p>
          </table:table-cell>
          <table:table-cell table:style-name="ce8" table:number-columns-repeated="18"/>
          <table:table-cell table:number-columns-repeated="998"/>
        </table:table-row>
        <table:table-row table:style-name="ro2">
          <table:table-cell table:style-name="ce2" office:value-type="string">
            <text:p>tile_building_resource_unity_add</text:p>
          </table:table-cell>
          <table:table-cell table:number-columns-repeated="7" table:style-name="ce2" office:value-type="string">
            <text:p>$tile_resource_unity_add$</text:p>
          </table:table-cell>
          <table:table-cell table:style-name="ce8" table:number-columns-repeated="18"/>
          <table:table-cell table:number-columns-repeated="998"/>
        </table:table-row>
        <table:table-row table:style-name="ro1">
          <table:table-cell table:style-name="ce2" office:value-type="string">
            <text:p>tile_building_resource_unity_add_desc</text:p>
          </table:table-cell>
          <table:table-cell table:style-name="ce2" office:value-type="string">
            <text:p>Unity Output</text:p>
          </table:table-cell>
          <table:table-cell table:style-name="ce2" office:value-type="string">
            <text:p>Производство единства</text:p>
          </table:table-cell>
          <table:table-cell table:style-name="ce2" office:value-type="string">
            <text:p>Unity-Ausgabe</text:p>
          </table:table-cell>
          <table:table-cell table:style-name="ce2" office:value-type="string">
            <text:p>Saída Unity</text:p>
          </table:table-cell>
          <table:table-cell table:style-name="ce2" office:value-type="string">
            <text:p>Sortie d'unité</text:p>
          </table:table-cell>
          <table:table-cell table:style-name="ce2" office:value-type="string">
            <text:p>Wyjście jedności</text:p>
          </table:table-cell>
          <table:table-cell table:style-name="ce2" office:value-type="string">
            <text:p>Unidad de salida</text:p>
          </table:table-cell>
          <table:table-cell table:style-name="ce8" table:number-columns-repeated="18"/>
          <table:table-cell table:number-columns-repeated="998"/>
        </table:table-row>
        <table:table-row table:style-name="ro2">
          <table:table-cell table:style-name="ce2" office:value-type="string">
            <text:p>trait_pc_asteroidal_planetoid_preference</text:p>
          </table:table-cell>
          <table:table-cell table:style-name="ce2" office:value-type="string">
            <text:p>Voidhome $preference$</text:p>
          </table:table-cell>
          <table:table-cell table:style-name="ce2" office:value-type="string">
            <text:p>Адаптация: Вакуумная среда</text:p>
          </table:table-cell>
          <table:table-cell table:number-columns-repeated="5" table:style-name="ce2" office:value-type="string">
            <text:p>Voidhome $preference$</text:p>
          </table:table-cell>
          <table:table-cell table:style-name="ce8" table:number-columns-repeated="18"/>
          <table:table-cell table:number-columns-repeated="998"/>
        </table:table-row>
        <table:table-row table:style-name="ro2">
          <table:table-cell table:style-name="ce2" office:value-type="string">
            <text:p>trait_pc_asteroidal_planetoid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3">
          <table:table-cell table:style-name="ce2" office:value-type="string">
            <text:p>trait_pc_barren_cold_terraforming_preference</text:p>
          </table:table-cell>
          <table:table-cell table:style-name="ce2" office:value-type="string">
            <text:p>$pc_barren_cold_terraforming$ $preference$</text:p>
          </table:table-cell>
          <table:table-cell table:style-name="ce2" office:value-type="string">
            <text:p>Адаптация: $pc_barren_cold_terraforming$</text:p>
          </table:table-cell>
          <table:table-cell table:number-columns-repeated="5" table:style-name="ce2" office:value-type="string">
            <text:p>$pc_barren_cold_terraforming$ $preference$</text:p>
          </table:table-cell>
          <table:table-cell table:style-name="ce8" table:number-columns-repeated="18"/>
          <table:table-cell table:number-columns-repeated="998"/>
        </table:table-row>
        <table:table-row table:style-name="ro2">
          <table:table-cell table:style-name="ce2" office:value-type="string">
            <text:p>trait_pc_barren_cold_terraforming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barren_terraforming_preference</text:p>
          </table:table-cell>
          <table:table-cell table:style-name="ce2" office:value-type="string">
            <text:p>$pc_barren_terraforming$ $preference$</text:p>
          </table:table-cell>
          <table:table-cell table:style-name="ce2" office:value-type="string">
            <text:p>Адаптация: $pc_barren_terraforming$</text:p>
          </table:table-cell>
          <table:table-cell table:number-columns-repeated="5" table:style-name="ce2" office:value-type="string">
            <text:p>$pc_barren_terraforming$ $preference$</text:p>
          </table:table-cell>
          <table:table-cell table:style-name="ce8" table:number-columns-repeated="18"/>
          <table:table-cell table:number-columns-repeated="998"/>
        </table:table-row>
        <table:table-row table:style-name="ro2">
          <table:table-cell table:style-name="ce2" office:value-type="string">
            <text:p>trait_pc_barren_terraforming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crystal_asteroidal_planetoid_preference</text:p>
          </table:table-cell>
          <table:table-cell table:style-name="ce2" office:value-type="string">
            <text:p>Subspace Voidhome $preference$</text:p>
          </table:table-cell>
          <table:table-cell table:style-name="ce2" office:value-type="string">
            <text:p>Адаптация: Подпространственная вакуумная среда</text:p>
          </table:table-cell>
          <table:table-cell table:number-columns-repeated="5" table:style-name="ce2" office:value-type="string">
            <text:p>Subspace Voidhome $preference$</text:p>
          </table:table-cell>
          <table:table-cell table:style-name="ce8" table:number-columns-repeated="18"/>
          <table:table-cell table:number-columns-repeated="998"/>
        </table:table-row>
        <table:table-row table:style-name="ro2">
          <table:table-cell table:style-name="ce2" office:value-type="string">
            <text:p>trait_pc_crystal_asteroidal_planetoid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dwarf_planet_asteroid_terraforming_preference</text:p>
          </table:table-cell>
          <table:table-cell table:style-name="ce2" office:value-type="string">
            <text:p>Dwarf Planetoid World $preference$</text:p>
          </table:table-cell>
          <table:table-cell table:style-name="ce2" office:value-type="string">
            <text:p>Адаптация: Карликовый планетоид</text:p>
          </table:table-cell>
          <table:table-cell table:number-columns-repeated="5" table:style-name="ce2" office:value-type="string">
            <text:p>Dwarf Planetoid World $preference$</text:p>
          </table:table-cell>
          <table:table-cell table:style-name="ce8" table:number-columns-repeated="18"/>
          <table:table-cell table:number-columns-repeated="998"/>
        </table:table-row>
        <table:table-row table:style-name="ro2">
          <table:table-cell table:style-name="ce2" office:value-type="string">
            <text:p>trait_pc_dwarf_planet_asteroid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dwarf_planetoid_preference</text:p>
          </table:table-cell>
          <table:table-cell table:style-name="ce2" office:value-type="string">
            <text:p>Voidhome $preference$</text:p>
          </table:table-cell>
          <table:table-cell table:style-name="ce2" office:value-type="string">
            <text:p>Адаптация: Вакуумная среда</text:p>
          </table:table-cell>
          <table:table-cell table:number-columns-repeated="5" table:style-name="ce2" office:value-type="string">
            <text:p>Voidhome $preference$</text:p>
          </table:table-cell>
          <table:table-cell table:style-name="ce8" table:number-columns-repeated="18"/>
          <table:table-cell table:number-columns-repeated="998"/>
        </table:table-row>
        <table:table-row table:style-name="ro2">
          <table:table-cell table:style-name="ce2" office:value-type="string">
            <text:p>trait_pc_dwarf_planetoid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frozen_terraforming_preference</text:p>
          </table:table-cell>
          <table:table-cell table:style-name="ce2" office:value-type="string">
            <text:p>$pc_frozen_terraforming$ $preference$</text:p>
          </table:table-cell>
          <table:table-cell table:style-name="ce2" office:value-type="string">
            <text:p>Адаптация: $pc_frozen_terraforming$</text:p>
          </table:table-cell>
          <table:table-cell table:number-columns-repeated="5" table:style-name="ce2" office:value-type="string">
            <text:p>$pc_frozen_terraforming$ $preference$</text:p>
          </table:table-cell>
          <table:table-cell table:style-name="ce8" table:number-columns-repeated="18"/>
          <table:table-cell table:number-columns-repeated="998"/>
        </table:table-row>
        <table:table-row table:style-name="ro2">
          <table:table-cell table:style-name="ce2" office:value-type="string">
            <text:p>trait_pc_frozen_terraforming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geocrystalline_preference</text:p>
          </table:table-cell>
          <table:table-cell table:style-name="ce2" office:value-type="string">
            <text:p>Cambrian World $preference$</text:p>
          </table:table-cell>
          <table:table-cell table:style-name="ce2" office:value-type="string">
            <text:p>Адаптация: Кембрийский мир</text:p>
          </table:table-cell>
          <table:table-cell table:number-columns-repeated="5" table:style-name="ce2" office:value-type="string">
            <text:p>Cambrian World $preference$</text:p>
          </table:table-cell>
          <table:table-cell table:style-name="ce8" table:number-columns-repeated="18"/>
          <table:table-cell table:number-columns-repeated="998"/>
        </table:table-row>
        <table:table-row table:style-name="ro2">
          <table:table-cell table:style-name="ce2" office:value-type="string">
            <text:p>trait_pc_geocrystalline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geometallic_terraforming_preference</text:p>
          </table:table-cell>
          <table:table-cell table:style-name="ce2" office:value-type="string">
            <text:p>Geometallic World $preference$</text:p>
          </table:table-cell>
          <table:table-cell table:style-name="ce2" office:value-type="string">
            <text:p>Адаптация: Геометаллический мир</text:p>
          </table:table-cell>
          <table:table-cell table:number-columns-repeated="5" table:style-name="ce2" office:value-type="string">
            <text:p>Geometallic World $preference$</text:p>
          </table:table-cell>
          <table:table-cell table:style-name="ce8" table:number-columns-repeated="18"/>
          <table:table-cell table:number-columns-repeated="998"/>
        </table:table-row>
        <table:table-row table:style-name="ro2">
          <table:table-cell table:style-name="ce2" office:value-type="string">
            <text:p>trait_pc_geometallic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geomorteus_terraforming_preference</text:p>
          </table:table-cell>
          <table:table-cell table:style-name="ce2" office:value-type="string">
            <text:p>Geomorteus World $preference$</text:p>
          </table:table-cell>
          <table:table-cell table:style-name="ce2" office:value-type="string">
            <text:p>Адаптация: Геомортный мир</text:p>
          </table:table-cell>
          <table:table-cell table:number-columns-repeated="5" table:style-name="ce2" office:value-type="string">
            <text:p>Geomorteus World $preference$</text:p>
          </table:table-cell>
          <table:table-cell table:style-name="ce8" table:number-columns-repeated="18"/>
          <table:table-cell table:number-columns-repeated="998"/>
        </table:table-row>
        <table:table-row table:style-name="ro2">
          <table:table-cell table:style-name="ce2" office:value-type="string">
            <text:p>trait_pc_geomorteus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greenhouse_cold_terraforming_preference</text:p>
          </table:table-cell>
          <table:table-cell table:style-name="ce2" office:value-type="string">
            <text:p>Cold Reducing World $preference$</text:p>
          </table:table-cell>
          <table:table-cell table:style-name="ce2" office:value-type="string">
            <text:p>Адаптация: Холодный редуцированный мир</text:p>
          </table:table-cell>
          <table:table-cell table:number-columns-repeated="5" table:style-name="ce2" office:value-type="string">
            <text:p>Cold Reducing World $preference$</text:p>
          </table:table-cell>
          <table:table-cell table:style-name="ce8" table:number-columns-repeated="18"/>
          <table:table-cell table:number-columns-repeated="998"/>
        </table:table-row>
        <table:table-row table:style-name="ro2">
          <table:table-cell table:style-name="ce2" office:value-type="string">
            <text:p>trait_pc_greenhouse_cold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greenhouse_hot_terraforming_preference</text:p>
          </table:table-cell>
          <table:table-cell table:style-name="ce2" office:value-type="string">
            <text:p>Hot Reducing World $preference$</text:p>
          </table:table-cell>
          <table:table-cell table:style-name="ce2" office:value-type="string">
            <text:p>Адаптация: Горячий редуцированный мир</text:p>
          </table:table-cell>
          <table:table-cell table:number-columns-repeated="5" table:style-name="ce2" office:value-type="string">
            <text:p>Hot Reducing World $preference$</text:p>
          </table:table-cell>
          <table:table-cell table:style-name="ce8" table:number-columns-repeated="18"/>
          <table:table-cell table:number-columns-repeated="998"/>
        </table:table-row>
        <table:table-row table:style-name="ro2">
          <table:table-cell table:style-name="ce2" office:value-type="string">
            <text:p>trait_pc_greenhouse_hot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ice_asteroidal_planetoid_preference</text:p>
          </table:table-cell>
          <table:table-cell table:style-name="ce2" office:value-type="string">
            <text:p>Frozen Voidhome $preference$</text:p>
          </table:table-cell>
          <table:table-cell table:style-name="ce2" office:value-type="string">
            <text:p>Адаптация: Ледяная вакуумная среда</text:p>
          </table:table-cell>
          <table:table-cell table:number-columns-repeated="5" table:style-name="ce2" office:value-type="string">
            <text:p>Frozen Voidhome $preference$</text:p>
          </table:table-cell>
          <table:table-cell table:style-name="ce8" table:number-columns-repeated="18"/>
          <table:table-cell table:number-columns-repeated="998"/>
        </table:table-row>
        <table:table-row table:style-name="ro2">
          <table:table-cell table:style-name="ce2" office:value-type="string">
            <text:p>trait_pc_ice_asteroidal_planetoid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irradiated_marginal_preference</text:p>
          </table:table-cell>
          <table:table-cell table:style-name="ce2" office:value-type="string">
            <text:p>Irradiated Marginal World $preference$</text:p>
          </table:table-cell>
          <table:table-cell table:style-name="ce2" office:value-type="string">
            <text:p>Адаптация: Облучённый маргинальный мир</text:p>
          </table:table-cell>
          <table:table-cell table:number-columns-repeated="5" table:style-name="ce2" office:value-type="string">
            <text:p>Irradiated Marginal World $preference$</text:p>
          </table:table-cell>
          <table:table-cell table:style-name="ce8" table:number-columns-repeated="18"/>
          <table:table-cell table:number-columns-repeated="998"/>
        </table:table-row>
        <table:table-row table:style-name="ro2">
          <table:table-cell table:style-name="ce2" office:value-type="string">
            <text:p>trait_pc_irradiated_marginal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irradiated_terrestrial_preference</text:p>
          </table:table-cell>
          <table:table-cell table:style-name="ce2" office:value-type="string">
            <text:p>Irradiated Terrestrial World $preference$</text:p>
          </table:table-cell>
          <table:table-cell table:style-name="ce2" office:value-type="string">
            <text:p>Адаптация: Облученный земноподобный мир</text:p>
          </table:table-cell>
          <table:table-cell table:number-columns-repeated="5" table:style-name="ce2" office:value-type="string">
            <text:p>Irradiated Terrestrial World $preference$</text:p>
          </table:table-cell>
          <table:table-cell table:style-name="ce8" table:number-columns-repeated="18"/>
          <table:table-cell table:number-columns-repeated="998"/>
        </table:table-row>
        <table:table-row table:style-name="ro2">
          <table:table-cell table:style-name="ce2" office:value-type="string">
            <text:p>trait_pc_irradiated_terrestrial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large_asteroid_moon_terraforming_preference</text:p>
          </table:table-cell>
          <table:table-cell table:style-name="ce2" office:value-type="string">
            <text:p>Asteroidal Moon $preference$</text:p>
          </table:table-cell>
          <table:table-cell table:style-name="ce2" office:value-type="string">
            <text:p>Адаптация: Астероидоподобные луны</text:p>
          </table:table-cell>
          <table:table-cell table:number-columns-repeated="5" table:style-name="ce2" office:value-type="string">
            <text:p>Asteroidal Moon $preference$</text:p>
          </table:table-cell>
          <table:table-cell table:style-name="ce8" table:number-columns-repeated="18"/>
          <table:table-cell table:number-columns-repeated="998"/>
        </table:table-row>
        <table:table-row table:style-name="ro2">
          <table:table-cell table:style-name="ce2" office:value-type="string">
            <text:p>trait_pc_large_asteroid_moon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lush_preference</text:p>
          </table:table-cell>
          <table:table-cell table:style-name="ce2" office:value-type="string">
            <text:p>Lush World $preference$</text:p>
          </table:table-cell>
          <table:table-cell table:style-name="ce2" office:value-type="string">
            <text:p>Адаптация: Пышный мир</text:p>
          </table:table-cell>
          <table:table-cell table:number-columns-repeated="5" table:style-name="ce2" office:value-type="string">
            <text:p>Lush World $preference$</text:p>
          </table:table-cell>
          <table:table-cell table:style-name="ce8" table:number-columns-repeated="18"/>
          <table:table-cell table:number-columns-repeated="998"/>
        </table:table-row>
        <table:table-row table:style-name="ro2">
          <table:table-cell table:style-name="ce2" office:value-type="string">
            <text:p>trait_pc_lush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marginal_cold_preference</text:p>
          </table:table-cell>
          <table:table-cell table:style-name="ce2" office:value-type="string">
            <text:p>Cold Marginal World $preference$</text:p>
          </table:table-cell>
          <table:table-cell table:style-name="ce2" office:value-type="string">
            <text:p>Адаптация: Холодный маргинальный мир</text:p>
          </table:table-cell>
          <table:table-cell table:number-columns-repeated="5" table:style-name="ce2" office:value-type="string">
            <text:p>Cold Marginal World $preference$</text:p>
          </table:table-cell>
          <table:table-cell table:style-name="ce8" table:number-columns-repeated="18"/>
          <table:table-cell table:number-columns-repeated="998"/>
        </table:table-row>
        <table:table-row table:style-name="ro2">
          <table:table-cell table:style-name="ce2" office:value-type="string">
            <text:p>trait_pc_marginal_cold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marginal_preference</text:p>
          </table:table-cell>
          <table:table-cell table:style-name="ce2" office:value-type="string">
            <text:p>Warm Marginal World $preference$</text:p>
          </table:table-cell>
          <table:table-cell table:style-name="ce2" office:value-type="string">
            <text:p>Адаптация: Тёплый маргинальный мир</text:p>
          </table:table-cell>
          <table:table-cell table:number-columns-repeated="5" table:style-name="ce2" office:value-type="string">
            <text:p>Warm Marginal World $preference$</text:p>
          </table:table-cell>
          <table:table-cell table:style-name="ce8" table:number-columns-repeated="18"/>
          <table:table-cell table:number-columns-repeated="998"/>
        </table:table-row>
        <table:table-row table:style-name="ro2">
          <table:table-cell table:style-name="ce2" office:value-type="string">
            <text:p>trait_pc_marginal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molten_terraforming_preference</text:p>
          </table:table-cell>
          <table:table-cell table:style-name="ce2" office:value-type="string">
            <text:p>$pc_molten_terraforming$ $preference$</text:p>
          </table:table-cell>
          <table:table-cell table:style-name="ce2" office:value-type="string">
            <text:p>Адаптация: $pc_molten_terraforming$</text:p>
          </table:table-cell>
          <table:table-cell table:number-columns-repeated="5" table:style-name="ce2" office:value-type="string">
            <text:p>$pc_molten_terraforming$ $preference$</text:p>
          </table:table-cell>
          <table:table-cell table:style-name="ce8" table:number-columns-repeated="18"/>
          <table:table-cell table:number-columns-repeated="998"/>
        </table:table-row>
        <table:table-row table:style-name="ro2">
          <table:table-cell table:style-name="ce2" office:value-type="string">
            <text:p>trait_pc_molten_terraforming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retinal_preference</text:p>
          </table:table-cell>
          <table:table-cell table:style-name="ce2" office:value-type="string">
            <text:p>Retinal World $preference$</text:p>
          </table:table-cell>
          <table:table-cell table:style-name="ce2" office:value-type="string">
            <text:p>Адаптация: Ретинальный мир</text:p>
          </table:table-cell>
          <table:table-cell table:number-columns-repeated="5" table:style-name="ce2" office:value-type="string">
            <text:p>Retinal World $preference$</text:p>
          </table:table-cell>
          <table:table-cell table:style-name="ce8" table:number-columns-repeated="18"/>
          <table:table-cell table:number-columns-repeated="998"/>
        </table:table-row>
        <table:table-row table:style-name="ro2">
          <table:table-cell table:style-name="ce2" office:value-type="string">
            <text:p>trait_pc_retinal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number-columns-repeated="5"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toxic_terraforming_preference</text:p>
          </table:table-cell>
          <table:table-cell table:style-name="ce2" office:value-type="string">
            <text:p>$pc_toxic_terraforming$ $preference$</text:p>
          </table:table-cell>
          <table:table-cell table:style-name="ce2" office:value-type="string">
            <text:p>Адаптация: $pc_toxic_terraforming$</text:p>
          </table:table-cell>
          <table:table-cell table:number-columns-repeated="5" table:style-name="ce2" office:value-type="string">
            <text:p>$pc_toxic_terraforming$ $preference$</text:p>
          </table:table-cell>
          <table:table-cell table:style-name="ce8" table:number-columns-repeated="18"/>
          <table:table-cell table:number-columns-repeated="998"/>
        </table:table-row>
        <table:table-row table:style-name="ro2">
          <table:table-cell table:style-name="ce2" office:value-type="string">
            <text:p>trait_pc_toxic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number-columns-repeated="5"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welcome_message_off</text:p>
          </table:table-cell>
          <table:table-cell table:style-name="ce2" office:value-type="string">
            <text:p>§GCurrent Settings§!:\n</text:p>
          </table:table-cell>
          <table:table-cell table:style-name="ce2" office:value-type="string">
            <text:p>§GТекущие настройки§!:\n</text:p>
          </table:table-cell>
          <table:table-cell table:style-name="ce2" office:value-type="string">
            <text:p>§Aktuelle Einstellungen§!:</text:p>
          </table:table-cell>
          <table:table-cell table:style-name="ce2" office:value-type="string">
            <text:p>§Configurações atuais§!:</text:p>
          </table:table-cell>
          <table:table-cell table:style-name="ce2" office:value-type="string">
            <text:p>§Paramètres actuels§!:</text:p>
          </table:table-cell>
          <table:table-cell table:style-name="ce2" office:value-type="string">
            <text:p>§Obecne ustawienia§!:</text:p>
          </table:table-cell>
          <table:table-cell table:style-name="ce2" office:value-type="string">
            <text:p>§Configuraciones actuales§!:</text:p>
          </table:table-cell>
          <table:table-cell table:style-name="ce8" table:number-columns-repeated="18"/>
          <table:table-cell table:number-columns-repeated="998"/>
        </table:table-row>
        <table:table-row table:style-name="ro23">
          <table:table-cell table:style-name="ce2" office:value-type="string">
            <text:p>welcome_message_on</text:p>
          </table:table-cell>
          <table:table-cell table:style-name="ce2"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2"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number-columns-repeated="5" table:style-name="ce2"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8" table:number-columns-repeated="18"/>
          <table:table-cell table:number-columns-repeated="998"/>
        </table:table-row>
        <table:table-row table:style-name="ro13">
          <table:table-cell table:style-name="ce2" office:value-type="string">
            <text:p>xerodine_discovered_country</text:p>
          </table:table-cell>
          <table:table-cell table:style-name="ce2" office:value-type="string">
            <text:p>\n£sr_xerodine §H$sr_xerodine$§!\n$sr_xerodine_desc$\n\n</text:p>
          </table:table-cell>
          <table:table-cell table:style-name="ce2" office:value-type="string">
            <text:p>\n£sr_xerodine §H$sr_xerodine$§!\n$sr_xerodine_desc$\n\n</text:p>
          </table:table-cell>
          <table:table-cell table:number-columns-repeated="5" table:style-name="ce2" office:value-type="string">
            <text:p>\n£sr_xerodine §H$sr_xerodine$§!\n$sr_xerodine_desc$\n\n</text:p>
          </table:table-cell>
          <table:table-cell table:style-name="ce8" table:number-columns-repeated="18"/>
          <table:table-cell table:number-columns-repeated="998"/>
        </table:table-row>
        <table:table-row table:style-name="ro2">
          <table:table-cell table:style-name="ce2" office:value-type="string">
            <text:p>xerodine_discovered_ship</text:p>
          </table:table-cell>
          <table:table-cell table:style-name="ce2" office:value-type="string">
            <text:p>$xerodine_discovered_country$</text:p>
          </table:table-cell>
          <table:table-cell table:style-name="ce2" office:value-type="string">
            <text:p>$xerodine_discovered_country$</text:p>
          </table:table-cell>
          <table:table-cell table:number-columns-repeated="5" table:style-name="ce2" office:value-type="string">
            <text:p>$xerodine_discovered_country$</text:p>
          </table:table-cell>
          <table:table-cell table:style-name="ce8" table:number-columns-repeated="18"/>
          <table:table-cell table:number-columns-repeated="998"/>
        </table:table-row>
        <table:table-row table:style-name="ro2">
          <table:table-cell table:style-name="ce2" office:value-type="string">
            <text:p>XERODINE_HYPERLANE_STABILIZER</text:p>
          </table:table-cell>
          <table:table-cell table:style-name="ce2" office:value-type="string">
            <text:p>$xerodine_hyperlane_stabilizer$ Aura</text:p>
          </table:table-cell>
          <table:table-cell table:style-name="ce2" office:value-type="string">
            <text:p>Аура - $xerodine_hyperlane_stabilizer$</text:p>
          </table:table-cell>
          <table:table-cell table:number-columns-repeated="5" table:style-name="ce2" office:value-type="string">
            <text:p>$xerodine_hyperlane_stabilizer$ Aura</text:p>
          </table:table-cell>
          <table:table-cell table:style-name="ce8" table:number-columns-repeated="18"/>
          <table:table-cell table:number-columns-repeated="998"/>
        </table:table-row>
        <table:table-row table:style-name="ro2">
          <table:table-cell table:style-name="ce2" office:value-type="string">
            <text:p>xerodine_hyperlane_stabilizer</text:p>
          </table:table-cell>
          <table:table-cell table:style-name="ce2" office:value-type="string">
            <text:p>Xerodine Hyperlane Stabilizer</text:p>
          </table:table-cell>
          <table:table-cell table:style-name="ce2" office:value-type="string">
            <text:p>Ксеродиновый стабилизатор гиперкоридоров</text:p>
          </table:table-cell>
          <table:table-cell table:style-name="ce2" office:value-type="string">
            <text:p>Xerodine Hyperlane Stabilisator</text:p>
          </table:table-cell>
          <table:table-cell table:style-name="ce2" office:value-type="string">
            <text:p>Estabilizador de Hyperlane Xerodine</text:p>
          </table:table-cell>
          <table:table-cell table:style-name="ce2" office:value-type="string">
            <text:p>Xerodine Hyperlane Stabilisateur</text:p>
          </table:table-cell>
          <table:table-cell table:number-columns-repeated="2" table:style-name="ce2" office:value-type="string">
            <text:p>Xerodine Hyperlane Stabilizer</text:p>
          </table:table-cell>
          <table:table-cell table:style-name="ce8" table:number-columns-repeated="18"/>
          <table:table-cell table:number-columns-repeated="998"/>
        </table:table-row>
        <table:table-row table:style-name="ro13">
          <table:table-cell table:style-name="ce2" office:value-type="string">
            <text:p>yurantic_discovered_country</text:p>
          </table:table-cell>
          <table:table-cell table:style-name="ce2" office:value-type="string">
            <text:p>\n£sr_yurantic §H$sr_yurantic$§!\n$sr_yurantic_desc$\n\n</text:p>
          </table:table-cell>
          <table:table-cell table:style-name="ce2" office:value-type="string">
            <text:p>\n£sr_yurantic §H$sr_yurantic$§!\n$sr_yurantic_desc$\n\n</text:p>
          </table:table-cell>
          <table:table-cell table:number-columns-repeated="5" table:style-name="ce2" office:value-type="string">
            <text:p>\n£sr_yurantic §H$sr_yurantic$§!\n$sr_yurantic_desc$\n\n</text:p>
          </table:table-cell>
          <table:table-cell table:style-name="ce8" table:number-columns-repeated="18"/>
          <table:table-cell table:number-columns-repeated="998"/>
        </table:table-row>
        <table:table-row table:style-name="ro2">
          <table:table-cell table:style-name="ce2" office:value-type="string">
            <text:p>yurantic_discovered_ship</text:p>
          </table:table-cell>
          <table:table-cell table:style-name="ce2" office:value-type="string">
            <text:p>$yurantic_discovered_country$</text:p>
          </table:table-cell>
          <table:table-cell table:style-name="ce2" office:value-type="string">
            <text:p>$yurantic_discovered_country$</text:p>
          </table:table-cell>
          <table:table-cell table:number-columns-repeated="5" table:style-name="ce2" office:value-type="string">
            <text:p>$yurantic_discovered_country$</text:p>
          </table:table-cell>
          <table:table-cell table:style-name="ce8" table:number-columns-repeated="18"/>
          <table:table-cell table:number-columns-repeated="998"/>
        </table:table-row>
        <table:table-row table:style-name="ro3">
          <table:table-cell table:style-name="ce2" office:value-type="string">
            <text:p>zro_discovered_country</text:p>
          </table:table-cell>
          <table:table-cell table:style-name="ce2" office:value-type="string">
            <text:p>\n£sr_zro §H$sr_zro$§!\n$sr_zro_desc$\n\n</text:p>
          </table:table-cell>
          <table:table-cell table:style-name="ce2" office:value-type="string">
            <text:p>\n£sr_zro §H$sr_zro$§!\n$sr_zro_desc$\n\n</text:p>
          </table:table-cell>
          <table:table-cell table:number-columns-repeated="5" table:style-name="ce2" office:value-type="string">
            <text:p>\n£sr_zro §H$sr_zro$§!\n$sr_zro_desc$\n\n</text:p>
          </table:table-cell>
          <table:table-cell table:style-name="ce8" table:number-columns-repeated="18"/>
          <table:table-cell table:number-columns-repeated="998"/>
        </table:table-row>
        <table:table-row table:style-name="ro2">
          <table:table-cell table:style-name="ce2" office:value-type="string">
            <text:p>zro_discovered_ship</text:p>
          </table:table-cell>
          <table:table-cell table:style-name="ce2" office:value-type="string">
            <text:p>$zro_discovered_country$</text:p>
          </table:table-cell>
          <table:table-cell table:style-name="ce2" office:value-type="string">
            <text:p>$zro_discovered_country$</text:p>
          </table:table-cell>
          <table:table-cell table:number-columns-repeated="5" table:style-name="ce2" office:value-type="string">
            <text:p>$zro_discovered_country$</text:p>
          </table:table-cell>
          <table:table-cell table:style-name="ce8" table:number-columns-repeated="18"/>
          <table:table-cell table:number-columns-repeated="998"/>
        </table:table-row>
        <table:table-row table:style-name="ro1">
          <table:table-cell table:style-name="ce2" office:value-type="string">
            <text:p>building_asteroidal_capital</text:p>
          </table:table-cell>
          <table:table-cell table:style-name="ce2" office:value-type="string">
            <text:p>Asteroidal Capital</text:p>
          </table:table-cell>
          <table:table-cell table:style-name="ce2" office:value-type="string">
            <text:p>Столица астероида</text:p>
          </table:table-cell>
          <table:table-cell table:style-name="ce2" office:value-type="string">
            <text:p>Asteroidales Kapital</text:p>
          </table:table-cell>
          <table:table-cell table:style-name="ce2" office:value-type="string">
            <text:p>Capital Asteroidal</text:p>
          </table:table-cell>
          <table:table-cell table:style-name="ce2" office:value-type="string">
            <text:p>Capitale astéroïdale</text:p>
          </table:table-cell>
          <table:table-cell table:style-name="ce2" office:value-type="string">
            <text:p>Kapitał asteroidalny</text:p>
          </table:table-cell>
          <table:table-cell table:style-name="ce6"/>
          <table:table-cell table:style-name="ce8" table:number-columns-repeated="18"/>
          <table:table-cell table:number-columns-repeated="998"/>
        </table:table-row>
        <table:table-row table:style-name="ro13">
          <table:table-cell table:style-name="ce2" office:value-type="string">
            <text:p>building_asteroidal_capital_desc</text:p>
          </table:table-cell>
          <table:table-cell table:style-name="ce2" office:value-type="string">
            <text:p>This is the administrative and economic hub of the Asteroid.</text:p>
          </table:table-cell>
          <table:table-cell table:style-name="ce2" office:value-type="string">
            <text:p>Это административный и экономический центр астероида.</text:p>
          </table:table-cell>
          <table:table-cell table:style-name="ce2" office:value-type="string">
            <text:p>Dies ist das administrative und wirtschaftliche Zentrum des Asteroiden.</text:p>
          </table:table-cell>
          <table:table-cell table:style-name="ce2" office:value-type="string">
            <text:p>Este é o centro administrativo e econômico do Asteróide.</text:p>
          </table:table-cell>
          <table:table-cell table:style-name="ce2" office:value-type="string">
            <text:p>C'est le centre administratif et économique de l'astéroïde.</text:p>
          </table:table-cell>
          <table:table-cell table:style-name="ce2" office:value-type="string">
            <text:p>To jest administracyjne i ekonomiczne centrum Asteroid.</text:p>
          </table:table-cell>
          <table:table-cell table:style-name="ce6"/>
          <table:table-cell table:style-name="ce8" table:number-columns-repeated="18"/>
          <table:table-cell table:number-columns-repeated="998"/>
        </table:table-row>
        <table:table-row table:style-name="ro3">
          <table:table-cell table:style-name="ce2" office:value-type="string">
            <text:p>building_asteroidal_aeroponic_complex</text:p>
          </table:table-cell>
          <table:table-cell table:style-name="ce2" office:value-type="string">
            <text:p>Aeroponic Farming Facility</text:p>
          </table:table-cell>
          <table:table-cell table:style-name="ce2" office:value-type="string">
            <text:p>Аэропонный сельскохозяйственный комплекс</text:p>
          </table:table-cell>
          <table:table-cell table:style-name="ce2" office:value-type="string">
            <text:p>Aeroponische Landwirtschaftseinrichtung</text:p>
          </table:table-cell>
          <table:table-cell table:style-name="ce2" office:value-type="string">
            <text:p>Instalação de Agricultura Aeropônica</text:p>
          </table:table-cell>
          <table:table-cell table:style-name="ce2" office:value-type="string">
            <text:p>Installation agricole aéroponique</text:p>
          </table:table-cell>
          <table:table-cell table:style-name="ce2" office:value-type="string">
            <text:p>Aeroponic Farming Facility</text:p>
          </table:table-cell>
          <table:table-cell table:style-name="ce6"/>
          <table:table-cell table:style-name="ce8" table:number-columns-repeated="18"/>
          <table:table-cell table:number-columns-repeated="998"/>
        </table:table-row>
        <table:table-row table:style-name="ro8">
          <table:table-cell table:style-name="ce2" office:value-type="string">
            <text:p>building_asteroidal_aeroponic_complex_desc</text:p>
          </table:table-cell>
          <table:table-cell table:style-name="ce2" office:value-type="string">
            <text:p>This facility utilizes advanced aerophonic techniques to grow various genetically optimized cultivars.</text:p>
          </table:table-cell>
          <table:table-cell table:style-name="ce2" office:value-type="string">
            <text:p>Этот объект использует современные аэропонные методы выращивания различных генетически модифицированных сортов.</text:p>
          </table:table-cell>
          <table:table-cell table:style-name="ce2" office:value-type="string">
            <text:p>Diese Anlage nutzt fortschrittliche aerophonische Techniken, um verschiedene genetisch optimierte Sorten zu züchten.</text:p>
          </table:table-cell>
          <table:table-cell table:style-name="ce2" office:value-type="string">
            <text:p>Esta instalação utiliza técnicas avançadas de aerofonia para cultivar vários cultivares geneticamente otimizados.</text:p>
          </table:table-cell>
          <table:table-cell table:style-name="ce2" office:value-type="string">
            <text:p>Cette installation utilise des techniques aérophoniques avancées pour cultiver divers cultivars génétiquement optimisés.</text:p>
          </table:table-cell>
          <table:table-cell table:style-name="ce2" office:value-type="string">
            <text:p>Ten obiekt wykorzystuje zaawansowane techniki aerofoniczne do hodowli różnych odmian genetycznie zoptymalizowanych.</text:p>
          </table:table-cell>
          <table:table-cell table:style-name="ce6"/>
          <table:table-cell table:style-name="ce8" table:number-columns-repeated="18"/>
          <table:table-cell table:number-columns-repeated="998"/>
        </table:table-row>
        <table:table-row table:style-name="ro3">
          <table:table-cell table:style-name="ce2" office:value-type="string">
            <text:p>building_asteroidal_generator_complex</text:p>
          </table:table-cell>
          <table:table-cell table:style-name="ce2" office:value-type="string">
            <text:p>Asteroidal Generator Complex</text:p>
          </table:table-cell>
          <table:table-cell table:style-name="ce2" office:value-type="string">
            <text:p>Генераторный комплекс астероида</text:p>
          </table:table-cell>
          <table:table-cell table:style-name="ce2" office:value-type="string">
            <text:p>Asteroidengenerator-Komplex</text:p>
          </table:table-cell>
          <table:table-cell table:style-name="ce2" office:value-type="string">
            <text:p>Complexo de Gerador Asteroidal</text:p>
          </table:table-cell>
          <table:table-cell table:style-name="ce2" office:value-type="string">
            <text:p>Complexe de générateur astéroïdal</text:p>
          </table:table-cell>
          <table:table-cell table:style-name="ce2" office:value-type="string">
            <text:p>Asteroidal Generator Complex</text:p>
          </table:table-cell>
          <table:table-cell table:style-name="ce6"/>
          <table:table-cell table:style-name="ce8" table:number-columns-repeated="18"/>
          <table:table-cell table:number-columns-repeated="998"/>
        </table:table-row>
        <table:table-row table:style-name="ro12">
          <table:table-cell table:style-name="ce2" office:value-type="string">
            <text:p>building_asteroidal_generator_complex_desc</text:p>
          </table:table-cell>
          <table:table-cell table:style-name="ce2" office:value-type="string">
            <text:p>This complex uses technologies often seen in voidcraft to generate vast amounts of energy. </text:p>
          </table:table-cell>
          <table:table-cell table:style-name="ce2" office:value-type="string">
            <text:p>Этот комплекс использует технологии, которые часто применяются при строительстве космических кораблей для получения огромного количества энергии.</text:p>
          </table:table-cell>
          <table:table-cell table:style-name="ce2" office:value-type="string">
            <text:p>Dieser Komplex nutzt Technologien, die oft in voiccraft verwendet werden, um große Mengen an Energie zu erzeugen.</text:p>
          </table:table-cell>
          <table:table-cell table:style-name="ce2" office:value-type="string">
            <text:p>Esse complexo usa tecnologias frequentemente vistas em voidcraft para gerar grandes quantidades de energia.</text:p>
          </table:table-cell>
          <table:table-cell table:style-name="ce2" office:value-type="string">
            <text:p>Ce complexe utilise des technologies souvent vues dans les voidcraft pour générer de grandes quantités d'énergie.</text:p>
          </table:table-cell>
          <table:table-cell table:style-name="ce2" office:value-type="string">
            <text:p>Ten kompleks wykorzystuje technologie często spotykane w pustkach, aby generować ogromne ilości energii.</text:p>
          </table:table-cell>
          <table:table-cell table:style-name="ce6"/>
          <table:table-cell table:style-name="ce8" table:number-columns-repeated="18"/>
          <table:table-cell table:number-columns-repeated="998"/>
        </table:table-row>
        <table:table-row table:style-name="ro2">
          <table:table-cell table:style-name="ce2" office:value-type="string">
            <text:p>building_asteroidal_mining_bay</text:p>
          </table:table-cell>
          <table:table-cell table:style-name="ce2" office:value-type="string">
            <text:p>Astroidal Mining Bay</text:p>
          </table:table-cell>
          <table:table-cell table:style-name="ce2" office:value-type="string">
            <text:p>Горнодобывающий отсек астероида</text:p>
          </table:table-cell>
          <table:table-cell table:style-name="ce2" office:value-type="string">
            <text:p>Astroiden Mining Bay</text:p>
          </table:table-cell>
          <table:table-cell table:style-name="ce2" office:value-type="string">
            <text:p>Baía de Mineração Astroidal</text:p>
          </table:table-cell>
          <table:table-cell table:style-name="ce2" office:value-type="string">
            <text:p>Baie minière astroïdale</text:p>
          </table:table-cell>
          <table:table-cell table:style-name="ce2" office:value-type="string">
            <text:p>Astroidal Mining Bay</text:p>
          </table:table-cell>
          <table:table-cell table:style-name="ce6"/>
          <table:table-cell table:style-name="ce8" table:number-columns-repeated="18"/>
          <table:table-cell table:number-columns-repeated="998"/>
        </table:table-row>
        <table:table-row table:style-name="ro12">
          <table:table-cell table:style-name="ce2" office:value-type="string">
            <text:p>building_asteroidal_mining_bay_desc</text:p>
          </table:table-cell>
          <table:table-cell table:style-name="ce2" office:value-type="string">
            <text:p>This complex is dedicated to astro-mining operations, both inside the asteroid and in the surrounding space.</text:p>
          </table:table-cell>
          <table:table-cell table:style-name="ce2" office:value-type="string">
            <text:p>Этот комплекс предназначен для операций по астродобыче как внутри астероида, так и в окружающем его пространстве.</text:p>
          </table:table-cell>
          <table:table-cell table:style-name="ce2" office:value-type="string">
            <text:p>Dieser Komplex ist Astro-Mining-Operationen sowohl innerhalb des Asteroiden als auch im umgebenden Raum gewidmet.</text:p>
          </table:table-cell>
          <table:table-cell table:style-name="ce2" office:value-type="string">
            <text:p>Este complexo é dedicado às operações de astro-mineração, tanto dentro do asteróide como no espaço circundante.</text:p>
          </table:table-cell>
          <table:table-cell table:style-name="ce2" office:value-type="string">
            <text:p>Ce complexe est dédié aux opérations d'astro-minage, à la fois à l'intérieur de l'astéroïde et dans l'espace environnant.</text:p>
          </table:table-cell>
          <table:table-cell table:style-name="ce2" office:value-type="string">
            <text:p>Kompleks ten przeznaczony jest do prac wydobywczych, zarówno wewnątrz asteroidy, jak i w otaczającej przestrzeni.</text:p>
          </table:table-cell>
          <table:table-cell table:style-name="ce6"/>
          <table:table-cell table:style-name="ce8" table:number-columns-repeated="18"/>
          <table:table-cell table:number-columns-repeated="998"/>
        </table:table-row>
        <table:table-row table:style-name="ro2">
          <table:table-cell table:style-name="ce2" office:value-type="string">
            <text:p>building_asteroidal_research_complex</text:p>
          </table:table-cell>
          <table:table-cell table:style-name="ce2" office:value-type="string">
            <text:p>Astroidal Research District</text:p>
          </table:table-cell>
          <table:table-cell table:style-name="ce2" office:value-type="string">
            <text:p>Научный район астероида</text:p>
          </table:table-cell>
          <table:table-cell table:style-name="ce2" office:value-type="string">
            <text:p>Astroidal Forschungsbezirk</text:p>
          </table:table-cell>
          <table:table-cell table:style-name="ce2" office:value-type="string">
            <text:p>Distrito de Pesquisa Astroidal</text:p>
          </table:table-cell>
          <table:table-cell table:style-name="ce2" office:value-type="string">
            <text:p>District de recherche astroïdal</text:p>
          </table:table-cell>
          <table:table-cell table:style-name="ce2" office:value-type="string">
            <text:p>Astroidal Research District</text:p>
          </table:table-cell>
          <table:table-cell table:style-name="ce6"/>
          <table:table-cell table:style-name="ce8" table:number-columns-repeated="18"/>
          <table:table-cell table:number-columns-repeated="998"/>
        </table:table-row>
        <table:table-row table:style-name="ro13">
          <table:table-cell table:style-name="ce2" office:value-type="string">
            <text:p>building_asteroidal_research_complex_desc</text:p>
          </table:table-cell>
          <table:table-cell table:style-name="ce2" office:value-type="string">
            <text:p>This is an advanced science and research district.</text:p>
          </table:table-cell>
          <table:table-cell table:style-name="ce2" office:value-type="string">
            <text:p>Это передовой научно-исследовательский район.</text:p>
          </table:table-cell>
          <table:table-cell table:style-name="ce2" office:value-type="string">
            <text:p>Dies ist ein fortschrittlicher Wissenschafts- und Forschungsbezirk.</text:p>
          </table:table-cell>
          <table:table-cell table:style-name="ce2" office:value-type="string">
            <text:p>Este é um distrito avançado de ciência e pesquisa.</text:p>
          </table:table-cell>
          <table:table-cell table:style-name="ce2" office:value-type="string">
            <text:p>C'est un district de science et de recherche avancé.</text:p>
          </table:table-cell>
          <table:table-cell table:style-name="ce2" office:value-type="string">
            <text:p>Jest to zaawansowana dzielnica naukowo-badawcza.</text:p>
          </table:table-cell>
          <table:table-cell table:style-name="ce6"/>
          <table:table-cell table:style-name="ce8" table:number-columns-repeated="18"/>
          <table:table-cell table:number-columns-repeated="998"/>
        </table:table-row>
        <table:table-row table:style-name="ro1">
          <table:table-cell table:style-name="ce2" office:value-type="string">
            <text:p><text:s/>color_unique_resource</text:p>
          </table:table-cell>
          <table:table-cell table:style-name="ce2" office:value-type="string">
            <text:p>£unique_strategic_resource §H[This.GetName]§!</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color_precusor_blocker</text:p>
          </table:table-cell>
          <table:table-cell table:style-name="ce2" office:value-type="string">
            <text:p>£precursor_tile_blocker §B[This.GetName]§!</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edict_cgm_terraforming_menu</text:p>
          </table:table-cell>
          <table:table-cell table:style-name="ce2" office:value-type="string">
            <text:p>Advanced Terraforming Menu</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edict_cgm_terraforming_menu_desc</text:p>
          </table:table-cell>
          <table:table-cell table:style-name="ce2" office:value-type="string">
            <text:p>Activate this edit to open the CGM Advanced Terraforming Menu</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cgm_terraforming_menu.title</text:p>
          </table:table-cell>
          <table:table-cell table:style-name="ce2" office:value-type="string">
            <text:p>CGM Advanced Terraforming Menu </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cgm_terraforming_menu_terraformer_deactivated.desc</text:p>
          </table:table-cell>
          <table:table-cell table:style-name="ce2" office:value-type="string">
            <text:p>[root.GetCGMTerraformerDesc]\n\n$terraformer_deactivation_warning$</text:p>
          </table:table-cell>
          <table:table-cell table:number-columns-repeated="6"/>
          <table:table-cell table:style-name="ce8" table:number-columns-repeated="18"/>
          <table:table-cell table:number-columns-repeated="998"/>
        </table:table-row>
        <table:table-row table:style-name="ro2">
          <table:table-cell table:style-name="ce2" office:value-type="string">
            <text:p><text:s/>cgm_terraforming_menu_terraformer_activate.desc</text:p>
          </table:table-cell>
          <table:table-cell table:style-name="ce2" office:value-type="string">
            <text:p>[root.GetCGMTerraformerDesc]\n\n§GRemaining Terraforming Time§!: §Y[root.remaining_terraforming_time]§! Years</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deactivate_terraformer</text:p>
          </table:table-cell>
          <table:table-cell table:style-name="ce2" office:value-type="string">
            <text:p>§RDeactivate§! Terraformer</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baseline_terraformer_speed</text:p>
          </table:table-cell>
          <table:table-cell table:style-name="ce2" office:value-type="string">
            <text:p>Baseline Terraformer Speed</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increased_terraformer_speed</text:p>
          </table:table-cell>
          <table:table-cell table:style-name="ce2" office:value-type="string">
            <text:p>§HIncreased§! Terraformer Speed</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maximal_terraformer_speed</text:p>
          </table:table-cell>
          <table:table-cell table:style-name="ce2" office:value-type="string">
            <text:p>§BMaximal§! Terraformer Speed</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deactivated_terraformer</text:p>
          </table:table-cell>
          <table:table-cell table:style-name="ce2" office:value-type="string">
            <text:p>The $building_terraformer$ is §Rdeactivated§!.</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baseline_terraformer_speed_desc</text:p>
          </table:table-cell>
          <table:table-cell table:style-name="ce2" office:value-type="string">
            <text:p>The operation speed of the $building_terraformer$ is at baseline.</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increased_terraformer_speed_desc</text:p>
          </table:table-cell>
          <table:table-cell table:style-name="ce2" office:value-type="string">
            <text:p>The operation speed of the $building_terraformer$ is at §Hncreased§!.</text:p>
          </table:table-cell>
          <table:table-cell table:number-columns-repeated="6"/>
          <table:table-cell table:style-name="ce8" table:number-columns-repeated="18"/>
          <table:table-cell table:number-columns-repeated="998"/>
        </table:table-row>
        <table:table-row table:style-name="ro1">
          <table:table-cell table:style-name="ce2" office:value-type="string">
            <text:p><text:s/>maximal_terraformer_speed_desc</text:p>
          </table:table-cell>
          <table:table-cell table:style-name="ce2" office:value-type="string">
            <text:p>The operation speed of the $building_terraformer$ is at §Hmaximum§!.</text:p>
          </table:table-cell>
          <table:table-cell table:number-columns-repeated="6"/>
          <table:table-cell table:style-name="ce8" table:number-columns-repeated="18"/>
          <table:table-cell table:number-columns-repeated="998"/>
        </table:table-row>
        <table:table-row table:style-name="ro1">
          <table:table-cell table:style-name="ce3" office:value-type="string">
            <text:p>trait_pc_molten_terraforming_preference_desc</text:p>
          </table:table-cell>
          <table:table-cell table:style-name="ce3" office:value-type="string">
            <text:p>$trait_pc_continental_preference_desc$</text:p>
          </table:table-cell>
          <table:table-cell table:style-name="ce3" office:value-type="string">
            <text:p>$trait_pc_continental_preference_desc$</text:p>
          </table:table-cell>
          <table:table-cell table:style-name="ce6"/>
          <table:table-cell table:style-name="ce8" table:number-columns-repeated="22"/>
          <table:table-cell table:number-columns-repeated="998"/>
        </table:table-row>
        <table:table-row table:style-name="ro1">
          <table:table-cell table:style-name="ce3" office:value-type="string">
            <text:p>trait_pc_retinal_preference</text:p>
          </table:table-cell>
          <table:table-cell table:style-name="ce3" office:value-type="string">
            <text:p>Retinal World $preference$</text:p>
          </table:table-cell>
          <table:table-cell table:style-name="ce3" office:value-type="string">
            <text:p>Адаптация: Ретинальный мир</text:p>
          </table:table-cell>
          <table:table-cell table:style-name="ce6"/>
          <table:table-cell table:style-name="ce8" table:number-columns-repeated="22"/>
          <table:table-cell table:number-columns-repeated="998"/>
        </table:table-row>
        <table:table-row table:style-name="ro1">
          <table:table-cell table:style-name="ce3" office:value-type="string">
            <text:p>trait_pc_retinal_preference_desc</text:p>
          </table:table-cell>
          <table:table-cell table:style-name="ce3" office:value-type="string">
            <text:p>$trait_pc_arctic_preference_desc$</text:p>
          </table:table-cell>
          <table:table-cell table:style-name="ce3" office:value-type="string">
            <text:p>$trait_pc_arctic_preference_desc$</text:p>
          </table:table-cell>
          <table:table-cell table:style-name="ce6"/>
          <table:table-cell table:style-name="ce8" table:number-columns-repeated="22"/>
          <table:table-cell table:number-columns-repeated="998"/>
        </table:table-row>
        <table:table-row table:style-name="ro1">
          <table:table-cell table:style-name="ce3" office:value-type="string">
            <text:p>trait_pc_toxic_terraforming_preference</text:p>
          </table:table-cell>
          <table:table-cell table:style-name="ce3" office:value-type="string">
            <text:p>$pc_toxic_terraforming$ $preference$</text:p>
          </table:table-cell>
          <table:table-cell table:style-name="ce3" office:value-type="string">
            <text:p>Адаптация: $pc_toxic_terraforming$</text:p>
          </table:table-cell>
          <table:table-cell table:style-name="ce6"/>
          <table:table-cell table:style-name="ce8" table:number-columns-repeated="22"/>
          <table:table-cell table:number-columns-repeated="998"/>
        </table:table-row>
        <table:table-row table:style-name="ro1">
          <table:table-cell table:style-name="ce3" office:value-type="string">
            <text:p>trait_pc_toxic_terraforming_preference_desc</text:p>
          </table:table-cell>
          <table:table-cell table:style-name="ce3" office:value-type="string">
            <text:p>$trait_pc_continental_preference_desc$</text:p>
          </table:table-cell>
          <table:table-cell table:style-name="ce3" office:value-type="string">
            <text:p>$trait_pc_continental_preference_desc$</text:p>
          </table:table-cell>
          <table:table-cell table:style-name="ce6"/>
          <table:table-cell table:style-name="ce8" table:number-columns-repeated="22"/>
          <table:table-cell table:number-columns-repeated="998"/>
        </table:table-row>
        <table:table-row table:style-name="ro1">
          <table:table-cell table:style-name="ce3" office:value-type="string">
            <text:p>welcome_message_off</text:p>
          </table:table-cell>
          <table:table-cell table:style-name="ce3" office:value-type="string">
            <text:p>§GCurrent Settings§!:\n</text:p>
          </table:table-cell>
          <table:table-cell table:style-name="ce3" office:value-type="string">
            <text:p>§GТекущие настройки§!:\n</text:p>
          </table:table-cell>
          <table:table-cell table:style-name="ce6"/>
          <table:table-cell table:style-name="ce8" table:number-columns-repeated="22"/>
          <table:table-cell table:number-columns-repeated="998"/>
        </table:table-row>
        <table:table-row table:style-name="ro3">
          <table:table-cell table:style-name="ce3" office:value-type="string">
            <text:p>welcome_message_on</text:p>
          </table:table-cell>
          <table:table-cell table:style-name="ce3"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3"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style-name="ce6"/>
          <table:table-cell table:style-name="ce8" table:number-columns-repeated="22"/>
          <table:table-cell table:number-columns-repeated="998"/>
        </table:table-row>
        <table:table-row table:style-name="ro1">
          <table:table-cell table:style-name="ce3" office:value-type="string">
            <text:p>xerodine_discovered_country</text:p>
          </table:table-cell>
          <table:table-cell table:style-name="ce3" office:value-type="string">
            <text:p>\n£sr_xerodine §H$sr_xerodine$§!\n$sr_xerodine_desc$\n\n</text:p>
          </table:table-cell>
          <table:table-cell table:style-name="ce3" office:value-type="string">
            <text:p>\n£sr_xerodine §H$sr_xerodine$§!\n$sr_xerodine_desc$\n\n</text:p>
          </table:table-cell>
          <table:table-cell table:style-name="ce6"/>
          <table:table-cell table:style-name="ce8" table:number-columns-repeated="22"/>
          <table:table-cell table:number-columns-repeated="998"/>
        </table:table-row>
        <table:table-row table:style-name="ro1">
          <table:table-cell table:style-name="ce3" office:value-type="string">
            <text:p>xerodine_discovered_ship</text:p>
          </table:table-cell>
          <table:table-cell table:style-name="ce3" office:value-type="string">
            <text:p>$xerodine_discovered_country$</text:p>
          </table:table-cell>
          <table:table-cell table:style-name="ce3" office:value-type="string">
            <text:p>$xerodine_discovered_country$</text:p>
          </table:table-cell>
          <table:table-cell table:style-name="ce6"/>
          <table:table-cell table:style-name="ce8" table:number-columns-repeated="22"/>
          <table:table-cell table:number-columns-repeated="998"/>
        </table:table-row>
        <table:table-row table:style-name="ro1">
          <table:table-cell table:style-name="ce3" office:value-type="string">
            <text:p>XERODINE_HYPERLANE_STABILIZER</text:p>
          </table:table-cell>
          <table:table-cell table:style-name="ce3" office:value-type="string">
            <text:p>$xerodine_hyperlane_stabilizer$ Aura</text:p>
          </table:table-cell>
          <table:table-cell table:style-name="ce3" office:value-type="string">
            <text:p>Аура - $xerodine_hyperlane_stabilizer$</text:p>
          </table:table-cell>
          <table:table-cell table:style-name="ce6"/>
          <table:table-cell table:style-name="ce8" table:number-columns-repeated="22"/>
          <table:table-cell table:number-columns-repeated="998"/>
        </table:table-row>
        <table:table-row table:style-name="ro1">
          <table:table-cell table:style-name="ce3" office:value-type="string">
            <text:p>xerodine_hyperlane_stabilizer</text:p>
          </table:table-cell>
          <table:table-cell table:style-name="ce3" office:value-type="string">
            <text:p>Xerodine Hyperlane Stabilizer</text:p>
          </table:table-cell>
          <table:table-cell table:style-name="ce3" office:value-type="string">
            <text:p>Ксеродиновый стабилизатор гиперкоридоров</text:p>
          </table:table-cell>
          <table:table-cell table:style-name="ce6"/>
          <table:table-cell table:style-name="ce8" table:number-columns-repeated="22"/>
          <table:table-cell table:number-columns-repeated="998"/>
        </table:table-row>
        <table:table-row table:style-name="ro1">
          <table:table-cell table:style-name="ce3" office:value-type="string">
            <text:p>yurantic_discovered_country</text:p>
          </table:table-cell>
          <table:table-cell table:style-name="ce3" office:value-type="string">
            <text:p>\n£sr_yurantic §H$sr_yurantic$§!\n$sr_yurantic_desc$\n\n</text:p>
          </table:table-cell>
          <table:table-cell table:style-name="ce3" office:value-type="string">
            <text:p>\n£sr_yurantic §H$sr_yurantic$§!\n$sr_yurantic_desc$\n\n</text:p>
          </table:table-cell>
          <table:table-cell table:style-name="ce6"/>
          <table:table-cell table:style-name="ce8" table:number-columns-repeated="22"/>
          <table:table-cell table:number-columns-repeated="998"/>
        </table:table-row>
        <table:table-row table:style-name="ro1">
          <table:table-cell table:style-name="ce3" office:value-type="string">
            <text:p>yurantic_discovered_ship</text:p>
          </table:table-cell>
          <table:table-cell table:style-name="ce3" office:value-type="string">
            <text:p>$yurantic_discovered_country$</text:p>
          </table:table-cell>
          <table:table-cell table:style-name="ce3" office:value-type="string">
            <text:p>$yurantic_discovered_country$</text:p>
          </table:table-cell>
          <table:table-cell table:style-name="ce6"/>
          <table:table-cell table:style-name="ce8" table:number-columns-repeated="22"/>
          <table:table-cell table:number-columns-repeated="998"/>
        </table:table-row>
        <table:table-row table:style-name="ro1">
          <table:table-cell table:style-name="ce3" office:value-type="string">
            <text:p>zro_discovered_country</text:p>
          </table:table-cell>
          <table:table-cell table:style-name="ce3" office:value-type="string">
            <text:p>\n£sr_zro §H$sr_zro$§!\n$sr_zro_desc$\n\n</text:p>
          </table:table-cell>
          <table:table-cell table:style-name="ce3" office:value-type="string">
            <text:p>\n£sr_zro §H$sr_zro$§!\n$sr_zro_desc$\n\n</text:p>
          </table:table-cell>
          <table:table-cell table:style-name="ce6"/>
          <table:table-cell table:style-name="ce8" table:number-columns-repeated="22"/>
          <table:table-cell table:number-columns-repeated="998"/>
        </table:table-row>
        <table:table-row table:style-name="ro1">
          <table:table-cell table:style-name="ce3" office:value-type="string">
            <text:p>zro_discovered_ship</text:p>
          </table:table-cell>
          <table:table-cell table:style-name="ce3" office:value-type="string">
            <text:p>$zro_discovered_country$</text:p>
          </table:table-cell>
          <table:table-cell table:style-name="ce3" office:value-type="string">
            <text:p>$zro_discovered_country$</text:p>
          </table:table-cell>
          <table:table-cell table:style-name="ce6"/>
          <table:table-cell table:style-name="ce8" table:number-columns-repeated="22"/>
          <table:table-cell table:number-columns-repeated="998"/>
        </table:table-row>
        <table:table-row table:style-name="ro1">
          <table:table-cell table:style-name="ce3" office:value-type="string">
            <text:p>building_asteroidal_capital</text:p>
          </table:table-cell>
          <table:table-cell table:style-name="ce3" office:value-type="string">
            <text:p>Asteroidal Capital</text:p>
          </table:table-cell>
          <table:table-cell table:style-name="ce3" office:value-type="string">
            <text:p>Столица астероида</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capital_desc</text:p>
          </table:table-cell>
          <table:table-cell table:style-name="ce3" office:value-type="string">
            <text:p>This is the administrative and economic hub of the Asteroid.</text:p>
          </table:table-cell>
          <table:table-cell table:style-name="ce3" office:value-type="string">
            <text:p>Это административный и экономический центр астероида.</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aeroponic_complex</text:p>
          </table:table-cell>
          <table:table-cell table:style-name="ce3" office:value-type="string">
            <text:p>Aeroponic Farming Facility</text:p>
          </table:table-cell>
          <table:table-cell table:style-name="ce3" office:value-type="string">
            <text:p>Аэропонный сельскохозяйственный комплекс</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aeroponic_complex_desc</text:p>
          </table:table-cell>
          <table:table-cell table:style-name="ce3" office:value-type="string">
            <text:p>This facility utilizes advanced aerophonic techniques to grow various genetically optimized cultivars.</text:p>
          </table:table-cell>
          <table:table-cell table:style-name="ce3" office:value-type="string">
            <text:p>Этот объект использует современные аэропонные методы выращивания различных генетически модифицированных сортов.</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generator_complex</text:p>
          </table:table-cell>
          <table:table-cell table:style-name="ce3" office:value-type="string">
            <text:p>Asteroidal Generator Complex</text:p>
          </table:table-cell>
          <table:table-cell table:style-name="ce3" office:value-type="string">
            <text:p>Генераторный комплекс астероида</text:p>
          </table:table-cell>
          <table:table-cell table:style-name="ce7"/>
          <table:table-cell table:style-name="ce8" table:number-columns-repeated="22"/>
          <table:table-cell table:number-columns-repeated="998"/>
        </table:table-row>
        <table:table-row table:style-name="ro2">
          <table:table-cell table:style-name="ce3" office:value-type="string">
            <text:p>building_asteroidal_generator_complex_desc</text:p>
          </table:table-cell>
          <table:table-cell table:style-name="ce3" office:value-type="string">
            <text:p>This complex uses technologies often seen in voidcraft to generate vast amounts of energy. </text:p>
          </table:table-cell>
          <table:table-cell table:style-name="ce3" office:value-type="string">
            <text:p>Этот комплекс использует технологии, которые часто применяются при строительстве космических кораблей для получения огромного количества энергии.</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mining_bay</text:p>
          </table:table-cell>
          <table:table-cell table:style-name="ce3" office:value-type="string">
            <text:p>Astroidal Mining Bay</text:p>
          </table:table-cell>
          <table:table-cell table:style-name="ce3" office:value-type="string">
            <text:p>Горнодобывающий отсек астероида</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mining_bay_desc</text:p>
          </table:table-cell>
          <table:table-cell table:style-name="ce3" office:value-type="string">
            <text:p>This complex is dedicated to astro-mining operations, both inside the asteroid and in the surrounding space.</text:p>
          </table:table-cell>
          <table:table-cell table:style-name="ce3" office:value-type="string">
            <text:p>Этот комплекс предназначен для операций по астродобыче как внутри астероида, так и в окружающем его пространстве.</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research_complex</text:p>
          </table:table-cell>
          <table:table-cell table:style-name="ce3" office:value-type="string">
            <text:p>Astroidal Research District</text:p>
          </table:table-cell>
          <table:table-cell table:style-name="ce3" office:value-type="string">
            <text:p>Научный район астероида</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research_complex_desc</text:p>
          </table:table-cell>
          <table:table-cell table:style-name="ce3" office:value-type="string">
            <text:p>This is an advanced science and research district.</text:p>
          </table:table-cell>
          <table:table-cell table:style-name="ce3" office:value-type="string">
            <text:p>Это передовой научно-исследовательский район.</text:p>
          </table:table-cell>
          <table:table-cell table:style-name="ce7"/>
          <table:table-cell table:style-name="ce8" table:number-columns-repeated="22"/>
          <table:table-cell table:number-columns-repeated="998"/>
        </table:table-row>
        <table:table-row table:style-name="ro38" table:number-rows-repeated="113">
          <table:table-cell table:style-name="ce4"/>
          <table:table-cell table:style-name="ce7" table:number-columns-repeated="3"/>
          <table:table-cell table:style-name="ce8" table:number-columns-repeated="22"/>
          <table:table-cell table:number-columns-repeated="998"/>
        </table:table-row>
        <table:table-row table:style-name="ro39" table:number-rows-repeated="1046896">
          <table:table-cell table:number-columns-repeated="1024"/>
        </table:table-row>
        <table:table-row table:style-name="ro39">
          <table:table-cell table:number-columns-repeated="1024"/>
        </table:table-row>
        <table:named-expressions>
          <table:named-range table:name="_xlnm._FilterDatabase" table:base-cell-address="$Localisations.$A$1" table:cell-range-address="$Localisations.$A$1:.$D$1279"/>
        </table:named-expressions>
      </table:table>
      <table:named-expressions/>
      <table:database-ranges>
        <table:database-range table:name="__Anonymous_Sheet_DB__4" table:target-range-address="Localisations.A1:Localisations.D156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fe599"/>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ce8b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2">07/22/2018</text:date>, <text:time>12:39:25</text:time></text:p>
        </style:region-right>
      </style:header>
      <style:header-left style:display="false"/>
      <style:footer>
        <text:p>Page <text:page-number>1</text:page-number> / <text:page-count>99</text:page-count></text:p>
      </style:footer>
      <style:footer-left style:display="false"/>
    </style:master-page>
    <style:master-page style:name="PageStyle_5f_Strategic_20_Resources" style:display-name="PageStyle_Strategic Resources" style:page-layout-name="Mpm3">
      <style:header style:display="false"/>
      <style:header-left style:display="false"/>
      <style:footer style:display="false"/>
      <style:footer-left style:display="false"/>
    </style:master-page>
    <style:master-page style:name="PageStyle_5f_Buildings" style:display-name="PageStyle_Buildings" style:page-layout-name="Mpm3">
      <style:header style:display="false"/>
      <style:header-left style:display="false"/>
      <style:footer style:display="false"/>
      <style:footer-left style:display="false"/>
    </style:master-page>
    <style:master-page style:name="PageStyle_5f_Tile_20_Blockers" style:display-name="PageStyle_Tile Blockers" style:page-layout-name="Mpm3">
      <style:header style:display="false"/>
      <style:header-left style:display="false"/>
      <style:footer style:display="false"/>
      <style:footer-left style:display="false"/>
    </style:master-page>
    <style:master-page style:name="PageStyle_5f_Planetary_20_Projects" style:display-name="PageStyle_Planetary Projects" style:page-layout-name="Mpm3">
      <style:header style:display="false"/>
      <style:header-left style:display="false"/>
      <style:footer style:display="false"/>
      <style:footer-left style:display="false"/>
    </style:master-page>
    <style:master-page style:name="PageStyle_5f_Localisations" style:display-name="PageStyle_Local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4$Win32 OpenOffice.org_project/414m5$Build-9788</meta:generator>
    <dc:date>2018-07-22T12:39:24.72</dc:date>
    <meta:editing-duration>P1DT2H20M58S</meta:editing-duration>
    <meta:editing-cycles>15</meta:editing-cycles>
    <meta:document-statistic meta:table-count="1" meta:cell-count="12287" meta:object-count="0"/>
  </office:meta>
</office:document-meta>
</file>